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楷体_GB2312" svg:font-family="楷体_GB2312" style:font-family-generic="modern" style:font-pitch="fixed"/>
    <style:font-face style:name="隶书" svg:font-family="隶书" style:font-family-generic="modern" style:font-pitch="fixed"/>
    <style:font-face style:name="华文宋体" svg:font-family="华文宋体" style:font-pitch="variable"/>
    <style:font-face style:name="华文楷体" svg:font-family="华文楷体" style:font-pitch="variable"/>
    <style:font-face style:name="华文隶书" svg:font-family="华文隶书" style:font-pitch="variable"/>
    <style:font-face style:name="宋体" svg:font-family="宋体" style:font-pitch="variable"/>
    <style:font-face style:name="方正舒体" svg:font-family="方正舒体" style:font-pitch="variable"/>
    <style:font-face style:name="黑体" svg:font-family="黑体" style:font-pitch="variable"/>
    <style:font-face style:name="Gungsuh" svg:font-family="Gungsu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000099" presentation:display-footer="true" presentation:display-page-number="false" presentation:display-date-time="tru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000066" presentation:display-footer="true" presentation:display-page-number="false" presentation:display-date-time="true" smil:type="slideWipe" smil:subtype="fromBottomRight" smil:direction="reverse"/>
    </style:style>
    <style:style style:name="dp4" style:family="drawing-page">
      <style:drawing-page-properties presentation:transition-type="semi-automatic" presentation:transition-speed="fast" presentation:background-visible="true" presentation:background-objects-visible="true" draw:fill="solid" draw:fill-color="#000066" presentation:display-footer="true" presentation:display-page-number="false" presentation:display-date-time="true" smil:type="irisWipe" smil:subtype="rectangle"/>
    </style:style>
    <style:style style:name="gr1" style:family="graphic">
      <style:graphic-properties style:protect="size"/>
    </style:style>
    <style:style style:name="gr2" style:family="graphic" style:parent-style-name="standard">
      <style:graphic-properties draw:stroke="solid" svg:stroke-width="0.026cm" svg:stroke-color="#ffff00" draw:stroke-linejoin="miter" svg:stroke-linecap="square" draw:fill="solid" draw:fill-color="#000066" draw:textarea-horizontal-align="justify"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none" draw:fill="none" draw:fill-color="#00cc99" draw:textarea-horizontal-align="right" draw:textarea-vertical-align="top" draw:auto-grow-height="true" fo:padding-top="0.13cm" fo:padding-bottom="0.13cm" fo:padding-left="0.25cm" fo:padding-right="0.25cm" fo:wrap-option="no-wrap" draw:shadow-color="#808080"/>
      <style:paragraph-properties style:writing-mode="tb-rl"/>
    </style:style>
    <style:style style:name="gr4" style:family="graphic" style:parent-style-name="standard">
      <style:graphic-properties draw:stroke="solid" svg:stroke-width="0.026cm" svg:stroke-color="#000066" draw:stroke-linejoin="miter" svg:stroke-linecap="square" draw:fill="solid" draw:fill-color="#000066" draw:textarea-horizontal-align="justify" draw:textarea-vertical-align="middle" draw:auto-grow-height="false" fo:padding-top="0.13cm" fo:padding-bottom="0.13cm" fo:padding-left="0.25cm" fo:padding-right="0.25cm" fo:wrap-option="no-wrap" draw:shadow-color="#808080"/>
    </style:style>
    <style:style style:name="gr5" style:family="graphic" style:parent-style-name="standard">
      <style:graphic-properties draw:stroke="solid" svg:stroke-width="0.026cm" svg:stroke-color="#ffff00" draw:stroke-linejoin="miter" svg:stroke-linecap="square" draw:fill="none" draw:fill-color="#00cc99" draw:textarea-horizontal-align="left"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solid" svg:stroke-width="0.026cm" svg:stroke-color="#ffff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standard">
      <style:graphic-properties draw:stroke="solid" svg:stroke-width="0.026cm" svg:stroke-color="#ff3300" draw:stroke-linejoin="miter" svg:stroke-linecap="square" draw:fill="solid" draw:fill-color="#000066" draw:textarea-horizontal-align="justify" draw:textarea-vertical-align="middle" draw:auto-grow-height="false" fo:padding-top="0.13cm" fo:padding-bottom="0.13cm" fo:padding-left="0.25cm" fo:padding-right="0.25cm" fo:wrap-option="no-wrap" draw:shadow-color="#808080"/>
    </style:style>
    <style:style style:name="gr8" style:family="graphic" style:parent-style-name="standard">
      <style:graphic-properties draw:stroke="solid" svg:stroke-width="0.026cm" svg:stroke-color="#ffff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 style:family="graphic" style:parent-style-name="standard">
      <style:graphic-properties draw:stroke="solid" svg:stroke-width="0.026cm" svg:stroke-color="#ffff00" draw:stroke-linejoin="miter" svg:stroke-linecap="square" draw:fill="solid" draw:fill-color="#000066" draw:textarea-horizontal-align="left" draw:textarea-vertical-align="middle" draw:auto-grow-height="false" fo:padding-top="0.13cm" fo:padding-bottom="0.13cm" fo:padding-left="0.25cm" fo:padding-right="0.25cm" fo:wrap-option="no-wrap" draw:shadow-color="#808080"/>
    </style:style>
    <style:style style:name="gr10" style:family="graphic" style:parent-style-name="standard">
      <style:graphic-properties draw:stroke="none" draw:fill="none" draw:fill-color="#000000" draw:textarea-horizontal-align="left" draw:textarea-vertical-align="top" draw:auto-grow-height="true" fo:padding-top="0.13cm" fo:padding-bottom="0.13cm" fo:padding-left="0.25cm" fo:padding-right="0.25cm" fo:wrap-option="wrap" draw:shadow-color="#808080"/>
    </style:style>
    <style:style style:name="gr11"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wrap" draw:shadow-color="#808080"/>
    </style:style>
    <style:style style:name="gr12"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no-wrap" draw:shadow-color="#808080"/>
    </style:style>
    <style:style style:name="gr13" style:family="graphic" style:parent-style-name="standard">
      <style:graphic-properties draw:stroke="solid" svg:stroke-width="0.026cm" svg:stroke-color="#ff3300" draw:stroke-linejoin="miter" svg:stroke-linecap="square" draw:fill="solid" draw:fill-color="#000066" draw:textarea-horizontal-align="left" draw:textarea-vertical-align="middle" draw:auto-grow-height="false" fo:padding-top="0.13cm" fo:padding-bottom="0.13cm" fo:padding-left="0.25cm" fo:padding-right="0.25cm" fo:wrap-option="no-wrap" draw:shadow-color="#808080"/>
    </style:style>
    <style:style style:name="gr14" style:family="graphic" style:parent-style-name="standard">
      <style:graphic-properties draw:stroke="none" draw:fill="solid" draw:fill-color="#ffcc99" draw:textarea-horizontal-align="justify" draw:textarea-vertical-align="top" draw:auto-grow-height="true" fo:padding-top="0.13cm" fo:padding-bottom="0.13cm" fo:padding-left="0.25cm" fo:padding-right="0.25cm" fo:wrap-option="wrap" draw:shadow-color="#808080"/>
    </style:style>
    <style:style style:name="gr15" style:family="graphic" style:parent-style-name="standard">
      <style:graphic-properties draw:stroke="none" draw:fill="solid" draw:fill-color="#ffcc99" draw:textarea-horizontal-align="left" draw:textarea-vertical-align="top" draw:auto-grow-height="true" fo:padding-top="0.13cm" fo:padding-bottom="0.13cm" fo:padding-left="0.25cm" fo:padding-right="0.25cm" fo:wrap-option="wrap" draw:shadow-color="#808080"/>
    </style:style>
    <style:style style:name="gr16" style:family="graphic" style:parent-style-name="standard">
      <style:graphic-properties draw:stroke="solid" svg:stroke-width="0.026cm" svg:stroke-color="#ffcc99" draw:stroke-linejoin="miter" svg:stroke-linecap="square" draw:fill="solid" draw:fill-color="#000066" draw:textarea-horizontal-align="left" draw:textarea-vertical-align="middle" draw:auto-grow-height="false" fo:padding-top="0.13cm" fo:padding-bottom="0.13cm" fo:padding-left="0.25cm" fo:padding-right="0.25cm" fo:wrap-option="no-wrap" draw:shadow-color="#808080"/>
    </style:style>
    <style:style style:name="gr17" style:family="graphic" style:parent-style-name="standard">
      <style:graphic-properties draw:stroke="solid" svg:stroke-width="0.026cm" svg:stroke-color="#ffcc99"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 style:family="graphic" style:parent-style-name="standard">
      <style:graphic-properties draw:stroke="solid" svg:stroke-width="0.026cm" svg:stroke-color="#ffcc99" draw:stroke-linejoin="miter" svg:stroke-linecap="square" draw:fill="solid" draw:fill-color="#000066" draw:textarea-horizontal-align="justify" draw:textarea-vertical-align="middle" draw:auto-grow-height="false" fo:padding-top="0.13cm" fo:padding-bottom="0.13cm" fo:padding-left="0.25cm" fo:padding-right="0.25cm" fo:wrap-option="no-wrap" draw:shadow-color="#808080"/>
    </style:style>
    <style:style style:name="gr19" style:family="graphic" style:parent-style-name="standard">
      <style:graphic-properties draw:stroke="none" draw:fill="solid" draw:fill-color="#ccffff" draw:textarea-horizontal-align="right" draw:textarea-vertical-align="top" draw:auto-grow-height="true" fo:padding-top="0.13cm" fo:padding-bottom="0.13cm" fo:padding-left="0.25cm" fo:padding-right="0.25cm" fo:wrap-option="no-wrap" draw:shadow-color="#808080"/>
      <style:paragraph-properties style:writing-mode="tb-rl"/>
    </style:style>
    <style:style style:name="gr20" style:family="graphic" style:parent-style-name="standard">
      <style:graphic-properties draw:stroke="dash" draw:stroke-dash="Dashed_20__28_var_29__20_4" svg:stroke-width="0.026cm" svg:stroke-color="#ffff00" draw:stroke-linejoin="miter" svg:stroke-linecap="round" draw:fill="solid" draw:fill-color="#000066" draw:textarea-horizontal-align="left" draw:textarea-vertical-align="middle" draw:auto-grow-height="false" fo:padding-top="0.13cm" fo:padding-bottom="0.13cm" fo:padding-left="0.25cm" fo:padding-right="0.25cm" fo:wrap-option="no-wrap" draw:shadow-color="#808080"/>
    </style:style>
    <style:style style:name="gr21"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no-wrap" draw:shadow-color="#808080"/>
    </style:style>
    <style:style style:name="gr22" style:family="graphic" style:parent-style-name="standard">
      <style:graphic-properties draw:stroke="dash" draw:stroke-dash="Dashed_20__28_var_29__20_4" svg:stroke-width="0.026cm" svg:stroke-color="#ffff00" draw:stroke-linejoin="miter" svg:stroke-linecap="round" draw:fill="solid" draw:fill-color="#000066" draw:textarea-horizontal-align="justify" draw:textarea-vertical-align="middle" draw:auto-grow-height="false" fo:padding-top="0.13cm" fo:padding-bottom="0.13cm" fo:padding-left="0.25cm" fo:padding-right="0.25cm" fo:wrap-option="no-wrap" draw:shadow-color="#808080"/>
    </style:style>
    <style:style style:name="gr23" style:family="graphic" style:parent-style-name="standard">
      <style:graphic-properties draw:stroke="none" draw:fill="none" draw:fill-color="#00cc99" draw:textarea-horizontal-align="right" draw:textarea-vertical-align="top" draw:auto-grow-height="true" fo:padding-top="0.13cm" fo:padding-bottom="0.13cm" fo:padding-left="0.25cm" fo:padding-right="0.25cm" fo:wrap-option="wrap" draw:shadow-color="#808080"/>
      <style:paragraph-properties style:writing-mode="tb-rl"/>
    </style:style>
    <style:style style:name="gr24" style:family="graphic" style:parent-style-name="standard">
      <style:graphic-properties draw:stroke="solid" svg:stroke-width="0.026cm" svg:stroke-color="#000000" draw:stroke-linejoin="miter" svg:stroke-linecap="square" draw:fill="solid" draw:fill-color="#ccffcc" draw:textarea-horizontal-align="justify" draw:textarea-vertical-align="middle" draw:auto-grow-height="false" fo:padding-top="0.13cm" fo:padding-bottom="0.13cm" fo:padding-left="0.25cm" fo:padding-right="0.25cm" fo:wrap-option="no-wrap" draw:shadow-color="#808080"/>
    </style:style>
    <style:style style:name="gr25" style:family="graphic" style:parent-style-name="standard">
      <style:graphic-properties draw:stroke="solid" svg:stroke-width="0.026cm" svg:stroke-color="#ff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solid" svg:stroke-width="0.026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 style:family="graphic" style:parent-style-name="standard">
      <style:graphic-properties draw:stroke="solid" svg:stroke-width="0.026cm" svg:stroke-color="#ff99ff"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graphic-properties draw:stroke="solid" svg:stroke-width="0.026cm" svg:stroke-color="#000000" draw:stroke-linejoin="miter" svg:stroke-linecap="square" draw:fill="solid" draw:fill-color="#ccffff" draw:textarea-horizontal-align="justify" draw:textarea-vertical-align="middle" draw:auto-grow-height="false" fo:padding-top="0.13cm" fo:padding-bottom="0.13cm" fo:padding-left="0.25cm" fo:padding-right="0.25cm" fo:wrap-option="no-wrap" draw:shadow-color="#808080"/>
    </style:style>
    <style:style style:name="gr29"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graphic-properties draw:stroke="solid" svg:stroke-width="0.026cm" svg:stroke-color="#000066" draw:stroke-linejoin="miter" svg:stroke-linecap="square" draw:fill="solid" draw:fill-color="#000066" draw:textarea-horizontal-align="justify" draw:textarea-vertical-align="top" draw:auto-grow-height="false" fo:padding-top="0.13cm" fo:padding-bottom="0.13cm" fo:padding-left="0.25cm" fo:padding-right="0.25cm" fo:wrap-option="wrap" draw:shadow-color="#808080"/>
    </style:style>
    <style:style style:name="gr31" style:family="graphic" style:parent-style-name="standard">
      <style:graphic-properties draw:stroke="solid" svg:stroke-width="0.026cm" svg:stroke-color="#000066" draw:stroke-linejoin="miter" svg:stroke-linecap="square" draw:fill="solid" draw:fill-color="#000066" draw:textarea-horizontal-align="left" draw:textarea-vertical-align="top" draw:auto-grow-height="true" fo:padding-top="0.13cm" fo:padding-bottom="0.13cm" fo:padding-left="0.25cm" fo:padding-right="0.25cm" fo:wrap-option="wrap" draw:shadow-color="#808080"/>
    </style:style>
    <style:style style:name="gr32" style:family="graphic" style:parent-style-name="standard">
      <style:graphic-properties draw:stroke="solid" svg:stroke-width="0.026cm" svg:stroke-color="#ff99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 style:family="graphic" style:parent-style-name="standard">
      <style:graphic-properties draw:stroke="solid" svg:stroke-width="0.026cm" svg:stroke-color="#000066" draw:stroke-linejoin="miter" svg:stroke-linecap="square" draw:fill="solid" draw:fill-color="#000066" draw:textarea-horizontal-align="left" draw:textarea-vertical-align="top" draw:auto-grow-height="true" fo:padding-top="0.13cm" fo:padding-bottom="0.13cm" fo:padding-left="0.25cm" fo:padding-right="0.25cm" fo:wrap-option="no-wrap" draw:shadow-color="#808080"/>
    </style:style>
    <style:style style:name="gr34" style:family="graphic" style:parent-style-name="standard">
      <style:graphic-properties draw:stroke="solid" svg:stroke-width="0.026cm" svg:stroke-color="#ffffff"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5" style:family="graphic" style:parent-style-name="standard">
      <style:graphic-properties draw:stroke="solid" svg:stroke-width="0.026cm" svg:stroke-color="#000000" draw:stroke-linejoin="miter" svg:stroke-linecap="square" draw:fill="solid" draw:fill-color="#ccffff" draw:textarea-horizontal-align="left" draw:textarea-vertical-align="middle" draw:auto-grow-height="false" fo:padding-top="0.13cm" fo:padding-bottom="0.13cm" fo:padding-left="0.25cm" fo:padding-right="0.25cm" fo:wrap-option="no-wrap" draw:shadow-color="#808080"/>
    </style:style>
    <style:style style:name="gr36" style:family="graphic" style:parent-style-name="standard">
      <style:graphic-properties draw:stroke="solid" svg:stroke-width="0.026cm" svg:stroke-color="#ff9966"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wrap" draw:shadow-color="#808080"/>
    </style:style>
    <style:style style:name="gr38"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color="#808080"/>
    </style:style>
    <style:style style:name="gr39"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color="#808080"/>
    </style:style>
    <style:style style:name="gr40" style:family="graphic" style:parent-style-name="standard">
      <style:graphic-properties draw:stroke="solid" svg:stroke-width="0.026cm" svg:stroke-color="#808000" draw:stroke-linejoin="miter" svg:stroke-linecap="square" draw:fill="none" draw:fill-color="#00cc99" draw:textarea-horizontal-align="left" draw:textarea-vertical-align="top" draw:auto-grow-height="true" fo:padding-top="0.13cm" fo:padding-bottom="0.13cm" fo:padding-left="0.25cm" fo:padding-right="0.25cm" fo:wrap-option="no-wrap" draw:shadow-color="#808080"/>
    </style:style>
    <style:style style:name="gr41" style:family="graphic" style:parent-style-name="standard">
      <style:graphic-properties draw:stroke="solid" svg:stroke-width="0.026cm" svg:stroke-color="#808000" draw:stroke-linejoin="miter" svg:stroke-linecap="square" draw:fill="none" draw:fill-color="#00cc99" draw:textarea-horizontal-align="left" draw:textarea-vertical-align="top" draw:auto-grow-height="true" fo:padding-top="0.13cm" fo:padding-bottom="0.13cm" fo:padding-left="0.25cm" fo:padding-right="0.25cm" fo:wrap-option="wrap" draw:shadow-color="#808080"/>
    </style:style>
    <style:style style:name="gr42" style:family="graphic" style:parent-style-name="standard">
      <style:graphic-properties draw:stroke="solid" svg:stroke-width="0.026cm" svg:stroke-color="#ff9900" draw:stroke-linejoin="miter" svg:stroke-linecap="square" draw:fill="solid" draw:fill-color="#003366" draw:textarea-horizontal-align="justify" draw:textarea-vertical-align="top" draw:auto-grow-height="true" fo:padding-top="0.13cm" fo:padding-bottom="0.13cm" fo:padding-left="0.25cm" fo:padding-right="0.25cm" fo:wrap-option="wrap" draw:shadow-color="#808080"/>
    </style:style>
    <style:style style:name="gr4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color="#808080"/>
    </style:style>
    <style:style style:name="gr44" style:family="graphic" style:parent-style-name="standard">
      <style:graphic-properties draw:stroke="solid" svg:stroke-width="0.026cm" svg:stroke-color="#ffffff" draw:stroke-linejoin="miter" svg:stroke-linecap="square" draw:fill="solid" draw:fill-color="#000066" draw:textarea-horizontal-align="justify" draw:textarea-vertical-align="middle" draw:auto-grow-height="false" fo:padding-top="0.13cm" fo:padding-bottom="0.13cm" fo:padding-left="0.25cm" fo:padding-right="0.25cm" fo:wrap-option="no-wrap" draw:shadow-color="#808080"/>
    </style:style>
    <style:style style:name="gr45" style:family="graphic" style:parent-style-name="standard">
      <style:graphic-properties draw:stroke="solid" svg:stroke-width="0.026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 style:family="graphic" style:parent-style-name="standard">
      <style:graphic-properties draw:stroke="solid" svg:stroke-width="0.026cm" svg:stroke-color="#ffffff"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7" style:family="graphic" style:parent-style-name="standard">
      <style:graphic-properties draw:stroke="solid" svg:stroke-width="0.026cm" svg:stroke-color="#000066" draw:stroke-linejoin="miter" svg:stroke-linecap="square" draw:fill="none" draw:fill-color="#00cc99" draw:textarea-horizontal-align="justify" draw:textarea-vertical-align="top" draw:auto-grow-height="true" fo:padding-top="0.13cm" fo:padding-bottom="0.13cm" fo:padding-left="0.25cm" fo:padding-right="0.25cm" fo:wrap-option="wrap" draw:shadow-color="#808080"/>
    </style:style>
    <style:style style:name="gr48" style:family="graphic" style:parent-style-name="standard">
      <style:graphic-properties draw:stroke="solid" svg:stroke-width="0.026cm" svg:stroke-color="#ffff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9" style:family="graphic" style:parent-style-name="standard">
      <style:graphic-properties draw:stroke="solid" svg:stroke-width="0.026cm" svg:stroke-color="#ffffff" draw:stroke-linejoin="miter" svg:stroke-linecap="square" draw:fill="none" draw:fill-color="#00cc99" draw:textarea-horizontal-align="left" draw:textarea-vertical-align="top" draw:auto-grow-height="true" fo:padding-top="0.13cm" fo:padding-bottom="0.13cm" fo:padding-left="0.25cm" fo:padding-right="0.25cm" fo:wrap-option="wrap" draw:shadow-color="#808080"/>
    </style:style>
    <style:style style:name="gr50" style:family="graphic" style:parent-style-name="standard">
      <style:graphic-properties draw:stroke="solid" svg:stroke-width="0.026cm" svg:stroke-color="#ffffff" draw:stroke-linejoin="miter" svg:stroke-linecap="square" draw:fill="none" draw:fill-color="#00cc99" draw:textarea-horizontal-align="justify" draw:textarea-vertical-align="top" draw:auto-grow-height="true" fo:padding-top="0.13cm" fo:padding-bottom="0.13cm" fo:padding-left="0.25cm" fo:padding-right="0.25cm" fo:wrap-option="wrap" draw:shadow-color="#808080"/>
    </style:style>
    <style:style style:name="gr51" style:family="graphic" style:parent-style-name="standard">
      <style:graphic-properties draw:stroke="solid" svg:stroke-width="0.026cm" svg:stroke-color="#ffffff" draw:stroke-linejoin="miter" svg:stroke-linecap="square" draw:fill="solid" draw:fill-color="#000066" draw:textarea-horizontal-align="left" draw:textarea-vertical-align="middle" draw:auto-grow-height="false" fo:padding-top="0.13cm" fo:padding-bottom="0.13cm" fo:padding-left="0.25cm" fo:padding-right="0.25cm" fo:wrap-option="no-wrap" draw:shadow-color="#808080"/>
    </style:style>
    <style:style style:name="gr52" style:family="graphic" style:parent-style-name="standard">
      <style:graphic-properties draw:stroke="solid" svg:stroke-width="0.026cm" svg:stroke-color="#ffffff" draw:stroke-linejoin="miter" svg:stroke-linecap="square" draw:fill="solid" draw:fill-color="#000066" draw:textarea-horizontal-align="justify" draw:textarea-vertical-align="top" draw:auto-grow-height="false" fo:padding-top="0.13cm" fo:padding-bottom="0.13cm" fo:padding-left="0.25cm" fo:padding-right="0.25cm" fo:wrap-option="wrap" draw:shadow-color="#808080"/>
    </style:style>
    <style:style style:name="gr53"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4" style:family="graphic" style:parent-style-name="standard">
      <style:graphic-properties draw:stroke="solid" svg:stroke-width="0.026cm" svg:stroke-color="#ff9999"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 style:family="graphic" style:parent-style-name="standard">
      <style:graphic-properties draw:stroke="none" draw:fill="solid" draw:fill-color="#000066" draw:textarea-horizontal-align="left" draw:textarea-vertical-align="top" draw:auto-grow-height="true" fo:padding-top="0.13cm" fo:padding-bottom="0.13cm" fo:padding-left="0.25cm" fo:padding-right="0.25cm" fo:wrap-option="no-wrap" draw:shadow-color="#808080"/>
    </style:style>
    <style:style style:name="gr56" style:family="graphic" style:parent-style-name="standard">
      <style:graphic-properties draw:stroke="none" draw:fill="solid" draw:fill-color="#000066" draw:textarea-horizontal-align="left" draw:textarea-vertical-align="top" draw:auto-grow-height="true" fo:padding-top="0.13cm" fo:padding-bottom="0.13cm" fo:padding-left="0.25cm" fo:padding-right="0.25cm" fo:wrap-option="wrap" draw:shadow-color="#808080"/>
    </style:style>
    <style:style style:name="gr57" style:family="graphic" style:parent-style-name="standard">
      <style:graphic-properties draw:stroke="solid" svg:stroke-width="0.026cm" svg:stroke-color="#ffff00" draw:stroke-linejoin="miter" svg:stroke-linecap="square" draw:fill="solid" draw:fill-color="#000066" draw:textarea-horizontal-align="justify" draw:textarea-vertical-align="top" draw:auto-grow-height="false" fo:padding-top="0.13cm" fo:padding-bottom="0.13cm" fo:padding-left="0.25cm" fo:padding-right="0.25cm" fo:wrap-option="wrap" draw:shadow-color="#808080"/>
    </style:style>
    <style:style style:name="gr58" style:family="graphic" style:parent-style-name="standard">
      <style:graphic-properties draw:stroke="none" draw:fill="solid" draw:fill-color="#000066" draw:textarea-horizontal-align="justify"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color="#808080"/>
    </style:style>
    <style:style style:name="gr60" style:family="graphic" style:parent-style-name="standard">
      <style:graphic-properties draw:stroke="none" draw:fill="none" draw:fill-color="#00cc99" draw:textarea-horizontal-align="left" draw:textarea-vertical-align="top" draw:auto-grow-height="true" fo:padding-top="0cm" fo:padding-bottom="0cm" fo:padding-left="0cm" fo:padding-right="0cm" fo:wrap-option="wrap" draw:shadow-color="#808080"/>
    </style:style>
    <style:style style:name="gr61" style:family="graphic" style:parent-style-name="standard">
      <style:graphic-properties draw:stroke="solid" svg:stroke-width="0.026cm" svg:stroke-color="#ffffff"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2" style:family="graphic" style:parent-style-name="standard">
      <style:graphic-properties draw:stroke="solid" svg:stroke-width="0.026cm" svg:stroke-color="#000066" draw:stroke-linejoin="miter" svg:stroke-linecap="square" draw:fill="none" draw:fill-color="#000066" draw:textarea-horizontal-align="justify" draw:textarea-vertical-align="top" draw:auto-grow-height="false" fo:padding-top="0.13cm" fo:padding-bottom="0.13cm" fo:padding-left="0.25cm" fo:padding-right="0.25cm" fo:wrap-option="wrap" draw:shadow-color="#808080"/>
    </style:style>
    <style:style style:name="gr63" style:family="graphic" style:parent-style-name="standard">
      <style:graphic-properties draw:stroke="solid" svg:stroke-width="0.026cm" svg:stroke-color="#ffff00" draw:stroke-linejoin="round" svg:stroke-linecap="square" draw:fill="none" draw:fill-color="#00cc99" draw:textarea-horizontal-align="left" draw:textarea-vertical-align="top" draw:auto-grow-height="false" fo:padding-top="0.13cm" fo:padding-bottom="0.13cm" fo:padding-left="0.25cm" fo:padding-right="0.25cm" fo:wrap-option="wrap" draw:shadow-color="#808080"/>
    </style:style>
    <style:style style:name="gr64" style:family="graphic" style:parent-style-name="standard">
      <style:graphic-properties draw:stroke="solid" svg:stroke-width="0.026cm" svg:stroke-color="#ff99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graphic-properties draw:stroke="none" draw:fill="none" draw:fill-color="#ffff99" draw:textarea-horizontal-align="left" draw:textarea-vertical-align="top" draw:auto-grow-height="true" fo:padding-top="0.13cm" fo:padding-bottom="0.13cm" fo:padding-left="0.25cm" fo:padding-right="0.25cm" fo:wrap-option="wrap" draw:shadow-color="#808080"/>
    </style:style>
    <style:style style:name="gr66" style:family="graphic" style:parent-style-name="standard">
      <style:graphic-properties draw:stroke="none" draw:fill="none" draw:fill-color="#ffff99" draw:textarea-horizontal-align="justify" draw:textarea-vertical-align="top" draw:auto-grow-height="true" fo:padding-top="0.13cm" fo:padding-bottom="0.13cm" fo:padding-left="0.25cm" fo:padding-right="0.25cm" fo:wrap-option="wrap" draw:shadow-color="#808080"/>
    </style:style>
    <style:style style:name="gr67" style:family="graphic" style:parent-style-name="standard">
      <style:graphic-properties draw:stroke="solid" svg:stroke-width="0.026cm" svg:stroke-color="#ff9933"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 style:family="graphic" style:parent-style-name="standard">
      <style:graphic-properties draw:stroke="solid" svg:stroke-width="0.026cm" svg:stroke-color="#ffccff"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 style:family="graphic" style:parent-style-name="standard">
      <style:graphic-properties draw:stroke="none" draw:fill="none" draw:fill-color="#ffff99" draw:textarea-horizontal-align="justify" draw:textarea-vertical-align="top" draw:auto-grow-height="true" fo:padding-top="0.13cm" fo:padding-bottom="0.13cm" fo:padding-left="0.25cm" fo:padding-right="0.25cm" fo:wrap-option="no-wrap" draw:shadow-color="#808080"/>
    </style:style>
    <style:style style:name="gr70" style:family="graphic" style:parent-style-name="standard">
      <style:graphic-properties draw:stroke="solid" svg:stroke-width="0.026cm" svg:stroke-color="#ccffcc" draw:marker-end="msArrowEnd_20_5" draw:marker-end-width="0.21cm" draw:marker-end-center="false" draw:stroke-linejoin="miter" svg:stroke-linecap="square" draw:fill="none" draw:fill-color="#ffffff" draw:textarea-horizontal-align="center" draw:textarea-vertical-align="top" draw:auto-grow-height="false" fo:padding-top="0.13cm" fo:padding-bottom="0.13cm" fo:padding-left="0.25cm" fo:padding-right="0.25cm" fo:wrap-option="no-wrap" draw:shadow-color="#808080"/>
    </style:style>
    <style:style style:name="gr71" style:family="graphic" style:parent-style-name="standard">
      <style:graphic-properties draw:stroke="none" draw:fill="solid" draw:fill-color="#000064" draw:textarea-horizontal-align="left" draw:textarea-vertical-align="top" draw:auto-grow-height="true" fo:padding-top="0.13cm" fo:padding-bottom="0.13cm" fo:padding-left="0.25cm" fo:padding-right="0.25cm" fo:wrap-option="wrap" draw:shadow-color="#808080"/>
    </style:style>
    <style:style style:name="gr72" style:family="graphic" style:parent-style-name="standard">
      <style:graphic-properties draw:stroke="none" draw:fill="solid" draw:fill-color="#000064" draw:textarea-horizontal-align="justify" draw:textarea-vertical-align="top" draw:auto-grow-height="true" fo:padding-top="0.13cm" fo:padding-bottom="0.13cm" fo:padding-left="0.25cm" fo:padding-right="0.25cm" fo:wrap-option="wrap" draw:shadow-color="#808080"/>
    </style:style>
    <style:style style:name="gr73" style:family="graphic" style:parent-style-name="standard">
      <style:graphic-properties draw:stroke="none" draw:fill="none" draw:fill-color="#ffff99" draw:textarea-horizontal-align="left" draw:textarea-vertical-align="top" draw:auto-grow-height="true" fo:padding-top="0.13cm" fo:padding-bottom="0.13cm" fo:padding-left="0.25cm" fo:padding-right="0.25cm" fo:wrap-option="no-wrap" draw:shadow-color="#808080"/>
    </style:style>
    <style:style style:name="gr74" style:family="graphic" style:parent-style-name="standard">
      <style:graphic-properties draw:stroke="solid" svg:stroke-width="0.026cm" svg:stroke-color="#000000" draw:stroke-linejoin="miter" svg:stroke-linecap="square" draw:fill="solid" draw:fill-color="#ffff99" draw:textarea-horizontal-align="justify" draw:textarea-vertical-align="middle" draw:auto-grow-height="false" fo:padding-top="0.13cm" fo:padding-bottom="0.13cm" fo:padding-left="0.25cm" fo:padding-right="0.25cm" fo:wrap-option="no-wrap" draw:shadow-color="#808080"/>
    </style:style>
    <style:style style:name="gr75" style:family="graphic" style:parent-style-name="standard">
      <style:graphic-properties draw:stroke="solid" svg:stroke-width="0.026cm" svg:stroke-color="#000000" draw:stroke-linejoin="miter" svg:stroke-linecap="square" draw:fill="solid" draw:fill-color="#00cc99" draw:textarea-horizontal-align="justify" draw:textarea-vertical-align="middle" draw:auto-grow-height="false" fo:padding-top="0.13cm" fo:padding-bottom="0.13cm" fo:padding-left="0.25cm" fo:padding-right="0.25cm" fo:wrap-option="no-wrap" draw:shadow-color="#808080"/>
    </style:style>
    <style:style style:name="gr76" style:family="graphic" style:parent-style-name="standard">
      <style:graphic-properties draw:stroke="solid" svg:stroke-width="0.026cm" svg:stroke-color="#ffff00" draw:stroke-linejoin="miter" svg:stroke-linecap="square" draw:fill="none" draw:fill-color="#ffffff" draw:textarea-horizontal-align="center" draw:textarea-vertical-align="top" draw:auto-grow-height="false" fo:padding-top="0.13cm" fo:padding-bottom="0.13cm" fo:padding-left="0.25cm" fo:padding-right="0.25cm" fo:wrap-option="no-wrap" draw:shadow-color="#808080"/>
    </style:style>
    <style:style style:name="gr77" style:family="graphic" style:parent-style-name="standard">
      <style:graphic-properties draw:stroke="none" draw:fill="solid" draw:fill-color="#000064" draw:textarea-horizontal-align="justify" draw:textarea-vertical-align="top" draw:auto-grow-height="true" fo:padding-top="0.13cm" fo:padding-bottom="0.13cm" fo:padding-left="0.25cm" fo:padding-right="0.25cm" fo:wrap-option="no-wrap" draw:shadow-color="#808080"/>
    </style:style>
    <style:style style:name="gr78" style:family="graphic" style:parent-style-name="standard">
      <style:graphic-properties draw:stroke="none" draw:fill="solid" draw:fill-color="#000064" draw:textarea-horizontal-align="left" draw:textarea-vertical-align="top" draw:auto-grow-height="true" fo:padding-top="0.13cm" fo:padding-bottom="0.13cm" fo:padding-left="0.25cm" fo:padding-right="0.25cm" fo:wrap-option="no-wrap" draw:shadow-color="#808080"/>
    </style:style>
    <style:style style:name="gr79" style:family="graphic" style:parent-style-name="standard">
      <style:graphic-properties draw:stroke="solid" svg:stroke-width="0.026cm" svg:stroke-color="#000000" draw:stroke-linejoin="miter" svg:stroke-linecap="square" draw:fill="solid" draw:fill-color="#ffff99" draw:textarea-horizontal-align="center" draw:textarea-vertical-align="justify" draw:auto-grow-height="false" fo:padding-top="0.13cm" fo:padding-bottom="0.13cm" fo:padding-left="0.25cm" fo:padding-right="0.25cm" fo:wrap-option="no-wrap" draw:shadow-color="#808080"/>
      <style:paragraph-properties style:writing-mode="tb-rl"/>
    </style:style>
    <style:style style:name="gr80" style:family="graphic" style:parent-style-name="standard">
      <style:graphic-properties draw:stroke="solid" svg:stroke-width="0.026cm" svg:stroke-color="#000000" draw:stroke-linejoin="miter" svg:stroke-linecap="square" draw:fill="solid" draw:fill-color="#00cc99" draw:textarea-horizontal-align="center" draw:textarea-vertical-align="top" draw:auto-grow-height="false" fo:padding-top="0.13cm" fo:padding-bottom="0.13cm" fo:padding-left="0.25cm" fo:padding-right="0.25cm" fo:wrap-option="no-wrap" draw:shadow-color="#808080"/>
    </style:style>
    <style:style style:name="gr81" style:family="graphic" style:parent-style-name="standard">
      <style:graphic-properties draw:stroke="solid" svg:stroke-width="0.026cm" svg:stroke-color="#ff9966" draw:marker-end="msArrowEnd_20_5" draw:marker-end-width="0.21cm" draw:marker-end-center="false" draw:stroke-linejoin="miter" svg:stroke-linecap="square" draw:fill="none" draw:fill-color="#ffffff" draw:textarea-horizontal-align="center" draw:textarea-vertical-align="top" draw:auto-grow-height="false" fo:padding-top="0.13cm" fo:padding-bottom="0.13cm" fo:padding-left="0.25cm" fo:padding-right="0.25cm" fo:wrap-option="no-wrap" draw:shadow-color="#808080"/>
    </style:style>
    <style:style style:name="gr82" style:family="graphic" style:parent-style-name="standard">
      <style:graphic-properties draw:stroke="solid" svg:stroke-width="0.026cm" svg:stroke-color="#66ff66" draw:marker-end="msArrowEnd_20_5" draw:marker-end-width="0.21cm" draw:marker-end-center="false" draw:stroke-linejoin="miter" svg:stroke-linecap="square" draw:fill="none" draw:fill-color="#ffffff" draw:textarea-horizontal-align="center" draw:textarea-vertical-align="top" draw:auto-grow-height="false" fo:padding-top="0.13cm" fo:padding-bottom="0.13cm" fo:padding-left="0.25cm" fo:padding-right="0.25cm" fo:wrap-option="no-wrap" draw:shadow-color="#808080"/>
    </style:style>
    <style:style style:name="gr83" style:family="graphic" style:parent-style-name="standard">
      <style:graphic-properties draw:stroke="solid" svg:stroke-width="0.026cm" svg:stroke-color="#ffff99" draw:stroke-linejoin="miter" svg:stroke-linecap="square" draw:fill="none" draw:fill-color="#ffffff" draw:textarea-horizontal-align="center" draw:textarea-vertical-align="top" draw:auto-grow-height="false" fo:padding-top="0.13cm" fo:padding-bottom="0.13cm" fo:padding-left="0.25cm" fo:padding-right="0.25cm" fo:wrap-option="no-wrap" draw:shadow-color="#808080"/>
    </style:style>
    <style:style style:name="gr84" style:family="graphic" style:parent-style-name="standard">
      <style:graphic-properties draw:stroke="solid" svg:stroke-width="0.026cm" svg:stroke-color="#ccffcc" draw:stroke-linejoin="miter" svg:stroke-linecap="square" draw:fill="none" draw:fill-color="#ffffff" draw:textarea-horizontal-align="center" draw:textarea-vertical-align="top" draw:auto-grow-height="false" fo:padding-top="0.13cm" fo:padding-bottom="0.13cm" fo:padding-left="0.25cm" fo:padding-right="0.25cm" fo:wrap-option="no-wrap" draw:shadow-color="#808080"/>
    </style:style>
    <style:style style:name="gr85" style:family="graphic" style:parent-style-name="standard">
      <style:graphic-properties draw:stroke="solid" svg:stroke-width="0.026cm" svg:stroke-color="#ff9900" draw:stroke-linejoin="miter" svg:stroke-linecap="square" draw:fill="none" draw:fill-color="#ffffff" draw:textarea-horizontal-align="center" draw:textarea-vertical-align="top" draw:auto-grow-height="false" fo:padding-top="0.13cm" fo:padding-bottom="0.13cm" fo:padding-left="0.25cm" fo:padding-right="0.25cm" fo:wrap-option="no-wrap" draw:shadow-color="#808080"/>
    </style:style>
    <style:style style:name="gr86" style:family="graphic" style:parent-style-name="standard">
      <style:graphic-properties draw:stroke="solid" svg:stroke-width="0.026cm" svg:stroke-color="#66ff66" draw:stroke-linejoin="miter" svg:stroke-linecap="square" draw:fill="none" draw:fill-color="#ffffff" draw:textarea-horizontal-align="center" draw:textarea-vertical-align="top" draw:auto-grow-height="false" fo:padding-top="0.13cm" fo:padding-bottom="0.13cm" fo:padding-left="0.25cm" fo:padding-right="0.25cm" fo:wrap-option="no-wrap" draw:shadow-color="#808080"/>
    </style:style>
    <style:style style:name="gr87" style:family="graphic" style:parent-style-name="standard">
      <style:graphic-properties draw:stroke="solid" svg:stroke-width="0.026cm" svg:stroke-color="#ffffff" draw:stroke-linejoin="miter" svg:stroke-linecap="square" draw:fill="none" draw:fill-color="#ffffff" draw:textarea-horizontal-align="center" draw:textarea-vertical-align="top" draw:auto-grow-height="false" fo:padding-top="0.13cm" fo:padding-bottom="0.13cm" fo:padding-left="0.25cm" fo:padding-right="0.25cm" fo:wrap-option="no-wrap" draw:shadow-color="#808080"/>
    </style:style>
    <style:style style:name="gr88" style:family="graphic" style:parent-style-name="standard">
      <style:graphic-properties draw:stroke="solid" svg:stroke-width="0.026cm" svg:stroke-color="#00cc99"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9" style:family="graphic" style:parent-style-name="standard">
      <style:graphic-properties draw:stroke="solid" svg:stroke-width="0.026cm" svg:stroke-color="#ffffff" draw:stroke-linejoin="miter" svg:stroke-linecap="square" draw:fill="none" draw:fill-color="#00cc99" draw:textarea-horizontal-align="justify" draw:textarea-vertical-align="middle" draw:auto-grow-height="false" fo:padding-top="0.13cm" fo:padding-bottom="0.13cm" fo:padding-left="0.25cm" fo:padding-right="0.25cm" fo:wrap-option="no-wrap" draw:shadow-color="#808080"/>
    </style:style>
    <style:style style:name="gr90" style:family="graphic" style:parent-style-name="standard">
      <style:graphic-properties draw:stroke="solid" svg:stroke-width="0.026cm" svg:stroke-color="#ff33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1" style:family="graphic" style:parent-style-name="standard">
      <style:graphic-properties draw:stroke="solid" svg:stroke-width="0.026cm" svg:stroke-color="#ff33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2" style:family="graphic" style:parent-style-name="standard">
      <style:graphic-properties draw:stroke="solid" svg:stroke-width="0.026cm" svg:stroke-color="#99ff3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3" style:family="graphic" style:parent-style-name="standard">
      <style:graphic-properties draw:stroke="solid" svg:stroke-width="0.026cm" svg:stroke-color="#ffcc99" draw:stroke-linejoin="miter" svg:stroke-linecap="square" draw:fill="none" draw:fill-color="#00cc99" draw:textarea-horizontal-align="left" draw:textarea-vertical-align="top" draw:auto-grow-height="true" fo:padding-top="0.13cm" fo:padding-bottom="0.13cm" fo:padding-left="0.25cm" fo:padding-right="0.25cm" fo:wrap-option="no-wrap" draw:shadow-color="#808080"/>
    </style:style>
    <style:style style:name="gr94" style:family="graphic" style:parent-style-name="standard">
      <style:graphic-properties draw:stroke="solid" svg:stroke-width="0.026cm" svg:stroke-color="#ff9900" draw:stroke-linejoin="miter" svg:stroke-linecap="square" draw:fill="solid" draw:fill-color="#000066" draw:textarea-horizontal-align="left" draw:textarea-vertical-align="top" draw:auto-grow-height="true" fo:padding-top="0.13cm" fo:padding-bottom="0.13cm" fo:padding-left="0.25cm" fo:padding-right="0.25cm" fo:wrap-option="wrap" draw:shadow-color="#808080"/>
    </style:style>
    <style:style style:name="gr95" style:family="graphic" style:parent-style-name="standard">
      <style:graphic-properties draw:stroke="none" draw:fill="none" draw:fill-color="#003366" draw:textarea-horizontal-align="left" draw:textarea-vertical-align="top" draw:auto-grow-height="true" fo:padding-top="0.13cm" fo:padding-bottom="0.13cm" fo:padding-left="0.25cm" fo:padding-right="0.25cm" fo:wrap-option="wrap" draw:shadow-color="#808080"/>
    </style:style>
    <style:style style:name="gr96" style:family="graphic" style:parent-style-name="standard">
      <style:graphic-properties draw:stroke="solid" svg:stroke-width="0.026cm" svg:stroke-color="#ff9900" draw:stroke-linejoin="miter" svg:stroke-linecap="square" draw:fill="none" draw:fill-color="#00cc99" draw:textarea-horizontal-align="left" draw:textarea-vertical-align="top" draw:auto-grow-height="true" fo:padding-top="0.13cm" fo:padding-bottom="0.13cm" fo:padding-left="0.25cm" fo:padding-right="0.25cm" fo:wrap-option="no-wrap" draw:shadow-color="#808080"/>
    </style:style>
    <style:style style:name="gr97" style:family="graphic" style:parent-style-name="standard">
      <style:graphic-properties draw:stroke="solid" svg:stroke-width="0.026cm" svg:stroke-color="#ff9900" draw:stroke-linejoin="miter" svg:stroke-linecap="square" draw:fill="none" draw:fill-color="#00cc99" draw:textarea-horizontal-align="justify" draw:textarea-vertical-align="top" draw:auto-grow-height="false" fo:padding-top="0.13cm" fo:padding-bottom="0.13cm" fo:padding-left="0.25cm" fo:padding-right="0.25cm" fo:wrap-option="wrap" draw:shadow-color="#808080"/>
    </style:style>
    <style:style style:name="gr98" style:family="graphic" style:parent-style-name="standard">
      <style:graphic-properties draw:stroke="solid" svg:stroke-width="0.026cm" svg:stroke-color="#ff9900" draw:stroke-linejoin="miter" svg:stroke-linecap="square" draw:fill="none" draw:fill-color="#00cc99" draw:textarea-horizontal-align="justify" draw:textarea-vertical-align="top" draw:auto-grow-height="true" fo:padding-top="0.13cm" fo:padding-bottom="0.13cm" fo:padding-left="0.25cm" fo:padding-right="0.25cm" fo:wrap-option="wrap" draw:shadow-color="#808080"/>
    </style:style>
    <style:style style:name="gr99" style:family="graphic" style:parent-style-name="standard">
      <style:graphic-properties draw:stroke="solid" svg:stroke-width="0.026cm" svg:stroke-color="#ffffff" draw:stroke-linejoin="miter" svg:stroke-linecap="square" draw:fill="none" draw:fill-color="#00cc99" draw:textarea-horizontal-align="left" draw:textarea-vertical-align="top" draw:auto-grow-height="false" fo:padding-top="0.13cm" fo:padding-bottom="0.13cm" fo:padding-left="0.25cm" fo:padding-right="0.25cm" fo:wrap-option="wrap" draw:shadow-color="#808080"/>
    </style:style>
    <style:style style:name="gr100" style:family="graphic" style:parent-style-name="standard">
      <style:graphic-properties draw:stroke="solid" svg:stroke-width="0.026cm" svg:stroke-color="#ffff99" draw:stroke-linejoin="miter" svg:stroke-linecap="square" draw:fill="none" draw:fill-color="#00cc99" draw:textarea-horizontal-align="justify" draw:textarea-vertical-align="top" draw:auto-grow-height="true" fo:padding-top="0.13cm" fo:padding-bottom="0.13cm" fo:padding-left="0.25cm" fo:padding-right="0.25cm" fo:wrap-option="wrap" draw:shadow-color="#808080"/>
    </style:style>
    <style:style style:name="gr101" style:family="graphic" style:parent-style-name="standard">
      <style:graphic-properties draw:stroke="solid" svg:stroke-width="0.026cm" svg:stroke-color="#ffcc00" draw:stroke-linejoin="miter" svg:stroke-linecap="square" draw:fill="none" draw:fill-color="#00cc99" draw:textarea-horizontal-align="left" draw:textarea-vertical-align="top" draw:auto-grow-height="true" fo:padding-top="0.13cm" fo:padding-bottom="0.13cm" fo:padding-left="0.25cm" fo:padding-right="0.25cm" fo:wrap-option="no-wrap" draw:shadow-color="#808080"/>
    </style:style>
    <style:style style:name="gr102" style:family="graphic" style:parent-style-name="standard">
      <style:graphic-properties draw:stroke="solid" svg:stroke-width="0.026cm" svg:stroke-color="#ffffff" draw:stroke-linejoin="miter" svg:stroke-linecap="square" draw:fill="solid" draw:fill-color="#ffffff" draw:textarea-horizontal-align="justify" draw:textarea-vertical-align="top" draw:auto-grow-height="false" fo:padding-top="0.13cm" fo:padding-bottom="0.13cm" fo:padding-left="0.25cm" fo:padding-right="0.25cm" fo:wrap-option="wrap" draw:shadow-color="#808080"/>
    </style:style>
    <style:style style:name="gr103"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color="#808080"/>
    </style:style>
    <style:style style:name="gr104" style:family="graphic" style:parent-style-name="standard">
      <style:graphic-properties draw:stroke="solid" svg:stroke-width="0.026cm" svg:stroke-color="#ffcccc"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5" style:family="graphic" style:parent-style-name="standard">
      <style:graphic-properties draw:stroke="solid" svg:stroke-width="0.026cm" svg:stroke-color="#ffcccc"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6" style:family="graphic" style:parent-style-name="standard">
      <style:graphic-properties draw:stroke="solid" svg:stroke-width="0.026cm" svg:stroke-color="#00006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7" style:family="graphic" style:parent-style-name="standard">
      <style:graphic-properties draw:stroke="none" draw:fill="solid" draw:fill-color="#800080" draw:textarea-horizontal-align="left" draw:textarea-vertical-align="top" draw:auto-grow-height="true" fo:padding-top="0.13cm" fo:padding-bottom="0.13cm" fo:padding-left="0.25cm" fo:padding-right="0.25cm" fo:wrap-option="wrap" draw:shadow-color="#808080"/>
    </style:style>
    <style:style style:name="gr108" style:family="graphic" style:parent-style-name="standard">
      <style:graphic-properties draw:stroke="solid" svg:stroke-width="0.026cm" svg:stroke-color="#ffcc99" draw:stroke-linejoin="miter" svg:stroke-linecap="square" draw:fill="none" draw:fill-color="#00cc99" draw:textarea-horizontal-align="justify" draw:textarea-vertical-align="top" draw:auto-grow-height="true" fo:padding-top="0.13cm" fo:padding-bottom="0.13cm" fo:padding-left="0.25cm" fo:padding-right="0.25cm" fo:wrap-option="wrap" draw:shadow-color="#808080"/>
    </style:style>
    <style:style style:name="gr109" style:family="graphic" style:parent-style-name="standard">
      <style:graphic-properties draw:stroke="solid" svg:stroke-width="0.026cm" svg:stroke-color="#ffcccc" draw:stroke-linejoin="miter" svg:stroke-linecap="square" draw:fill="none" draw:fill-color="#00cc99" draw:textarea-horizontal-align="justify" draw:textarea-vertical-align="top" draw:auto-grow-height="true" fo:padding-top="0.13cm" fo:padding-bottom="0.13cm" fo:padding-left="0.25cm" fo:padding-right="0.25cm" fo:wrap-option="wrap" draw:shadow-color="#808080"/>
    </style:style>
    <style:style style:name="gr110" style:family="graphic" style:parent-style-name="standard">
      <style:graphic-properties draw:stroke="solid" svg:stroke-width="0.026cm" svg:stroke-color="#ffcccc" draw:stroke-linejoin="miter" svg:stroke-linecap="square" draw:fill="none" draw:fill-color="#00cc99" draw:textarea-horizontal-align="justify" draw:textarea-vertical-align="top" draw:auto-grow-height="true" fo:padding-top="0.13cm" fo:padding-bottom="0.13cm" fo:padding-left="0.25cm" fo:padding-right="0.25cm" fo:wrap-option="no-wrap" draw:shadow-color="#808080"/>
    </style:style>
    <style:style style:name="gr111" style:family="graphic" style:parent-style-name="standard">
      <style:graphic-properties draw:stroke="solid" svg:stroke-width="0.026cm" svg:stroke-color="#00ffff" draw:stroke-linejoin="miter" svg:stroke-linecap="square" draw:fill="none" draw:fill-color="#00cc99" draw:textarea-horizontal-align="left" draw:textarea-vertical-align="top" draw:auto-grow-height="true" fo:padding-top="0.13cm" fo:padding-bottom="0.13cm" fo:padding-left="0.25cm" fo:padding-right="0.25cm" fo:wrap-option="wrap" draw:shadow-color="#808080"/>
    </style:style>
    <style:style style:name="gr112" style:family="graphic" style:parent-style-name="standard">
      <style:graphic-properties draw:stroke="solid" svg:stroke-width="0.026cm" svg:stroke-color="#66ff66"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3" style:family="graphic" style:parent-style-name="standard">
      <style:graphic-properties draw:stroke="solid" svg:stroke-width="0.026cm" svg:stroke-color="#ff66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4" style:family="graphic" style:parent-style-name="standard">
      <style:graphic-properties draw:stroke="solid" svg:stroke-width="0.026cm" svg:stroke-color="#ff9900" draw:stroke-linejoin="miter" svg:stroke-linecap="square" draw:fill="none" draw:fill-color="#00cc99" draw:textarea-horizontal-align="left" draw:textarea-vertical-align="top" draw:auto-grow-height="true" fo:padding-top="0.13cm" fo:padding-bottom="0.13cm" fo:padding-left="0.25cm" fo:padding-right="0.25cm" fo:wrap-option="wrap" draw:shadow-color="#808080"/>
    </style:style>
    <style:style style:name="gr115" style:family="graphic" style:parent-style-name="standard">
      <style:graphic-properties draw:stroke="solid" svg:stroke-width="0.026cm" svg:stroke-color="#ff6600" draw:stroke-linejoin="miter" svg:stroke-linecap="square" draw:fill="solid" draw:fill-color="#ccffcc" draw:textarea-horizontal-align="justify" draw:textarea-vertical-align="middle" draw:auto-grow-height="false" fo:padding-top="0.13cm" fo:padding-bottom="0.13cm" fo:padding-left="0.25cm" fo:padding-right="0.25cm" fo:wrap-option="no-wrap" draw:shadow-color="#808080"/>
    </style:style>
    <style:style style:name="gr116" style:family="graphic" style:parent-style-name="standard">
      <style:graphic-properties draw:stroke="none" draw:fill="solid" draw:fill-color="#000066" draw:textarea-horizontal-align="justify" draw:textarea-vertical-align="middle" draw:auto-grow-height="false" fo:padding-top="0.13cm" fo:padding-bottom="0.13cm" fo:padding-left="0.25cm" fo:padding-right="0.25cm" fo:wrap-option="no-wrap" draw:shadow-color="#808080"/>
    </style:style>
    <style:style style:name="gr117" style:family="graphic" style:parent-style-name="standard">
      <style:graphic-properties draw:stroke="none" draw:fill="solid" draw:fill-color="#ccffcc" draw:textarea-horizontal-align="left" draw:textarea-vertical-align="top" draw:auto-grow-height="true" fo:padding-top="0.13cm" fo:padding-bottom="0.13cm" fo:padding-left="0.25cm" fo:padding-right="0.25cm" fo:wrap-option="no-wrap" draw:shadow-color="#808080"/>
    </style:style>
    <style:style style:name="gr118" style:family="graphic" style:parent-style-name="standard">
      <style:graphic-properties draw:stroke="solid" svg:stroke-width="0.026cm" svg:stroke-color="#ff66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9" style:family="graphic" style:parent-style-name="standard">
      <style:graphic-properties draw:stroke="solid" svg:stroke-width="0.026cm" svg:stroke-color="#ffcc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0" style:family="graphic" style:parent-style-name="standard">
      <style:graphic-properties draw:stroke="solid" svg:stroke-width="0.026cm" svg:stroke-color="#ffffff" draw:stroke-linejoin="miter" svg:stroke-linecap="square" draw:fill="solid" draw:fill-color="#800080" draw:textarea-horizontal-align="justify" draw:textarea-vertical-align="top" draw:auto-grow-height="false" fo:padding-top="0.13cm" fo:padding-bottom="0.13cm" fo:padding-left="0.25cm" fo:padding-right="0.25cm" fo:wrap-option="wrap" draw:shadow-color="#808080"/>
    </style:style>
    <style:style style:name="gr121" style:family="graphic" style:parent-style-name="standard">
      <style:graphic-properties draw:stroke="solid" svg:stroke-width="0.026cm" svg:stroke-color="#ffffff" draw:stroke-linejoin="miter" svg:stroke-linecap="square" draw:fill="solid" draw:fill-color="#000066" draw:textarea-horizontal-align="justify" draw:textarea-vertical-align="top" draw:auto-grow-height="true" fo:padding-top="0.13cm" fo:padding-bottom="0.13cm" fo:padding-left="0.25cm" fo:padding-right="0.25cm" fo:wrap-option="wrap" draw:shadow-color="#808080"/>
    </style:style>
    <style:style style:name="gr122" style:family="graphic" style:parent-style-name="standard">
      <style:graphic-properties draw:stroke="solid" svg:stroke-width="0.026cm" svg:stroke-color="#ffffff" draw:stroke-linejoin="miter" svg:stroke-linecap="square" draw:fill="solid" draw:fill-color="#000066" draw:textarea-horizontal-align="left" draw:textarea-vertical-align="top" draw:auto-grow-height="true" fo:padding-top="0.13cm" fo:padding-bottom="0.13cm" fo:padding-left="0.25cm" fo:padding-right="0.25cm" fo:wrap-option="wrap" draw:shadow-color="#808080"/>
    </style:style>
    <style:style style:name="pr1" style:family="presentation" style:parent-style-name="Default-subtitle">
      <style:graphic-properties draw:stroke="none" draw:fill="none" draw:fill-color="#00cc99" draw:textarea-horizontal-align="justify" draw:textarea-vertical-align="top" draw:auto-grow-height="false" draw:auto-grow-width="false" fo:min-height="16.045cm" fo:min-width="0cm" fo:padding-top="0.127cm" fo:padding-bottom="0.127cm" fo:padding-left="0.254cm" fo:padding-right="0.254cm" fo:wrap-option="wrap" draw:shadow-color="#808080"/>
    </style:style>
    <style:style style:name="pr2" style:family="presentation" style:parent-style-name="Default-notes">
      <style:graphic-properties draw:fill-color="#ffffff" fo:min-height="11.43cm"/>
    </style:style>
    <style:style style:name="pr3" style:family="presentation" style:parent-style-name="Default-title">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4" style:family="presentation" style:parent-style-name="Default-subtitle">
      <style:graphic-properties draw:stroke="none" draw:fill="none" draw:fill-color="#00cc99" draw:textarea-horizontal-align="justify" draw:textarea-vertical-align="top" draw:auto-grow-height="false" draw:auto-grow-width="false" fo:min-height="12.864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039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463cm" fo:min-width="0cm" fo:padding-top="0.13cm" fo:padding-bottom="0.13cm" fo:padding-left="0.25cm" fo:padding-right="0.25cm" fo:wrap-option="wrap" draw:shadow-color="#808080"/>
    </style:style>
    <style:style style:name="pr7" style:family="presentation" style:parent-style-name="Default-subtitle">
      <style:graphic-properties draw:stroke="none" draw:fill="none" draw:fill-color="#00cc99" draw:textarea-horizontal-align="justify" draw:textarea-vertical-align="top" draw:auto-grow-height="false" draw:auto-grow-width="false" fo:min-height="16.886cm" fo:min-width="0cm" fo:padding-top="0.13cm" fo:padding-bottom="0.13cm" fo:padding-left="0.25cm" fo:padding-right="0.25cm" fo:wrap-option="wrap" draw:shadow-color="#808080"/>
    </style:style>
    <style:style style:name="pr8"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7.098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5.193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00cc99" draw:textarea-horizontal-align="left" draw:textarea-vertical-align="top" draw:auto-grow-height="false" draw:auto-grow-width="false" draw:fit-to-size="shrink-to-fit" fo:min-height="17.098cm" fo:min-width="0cm" fo:padding-top="0.13cm" fo:padding-bottom="0.13cm" fo:padding-left="0.25cm" fo:padding-right="0.25cm" fo:wrap-option="wrap" draw:shadow-color="#808080"/>
    </style:style>
    <style:style style:name="pr11"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251cm" fo:min-width="0cm" fo:padding-top="0.13cm" fo:padding-bottom="0.13cm" fo:padding-left="0.25cm" fo:padding-right="0.25cm" fo:wrap-option="wrap" draw:shadow-color="#808080"/>
    </style:style>
    <style:style style:name="pr12"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7.097cm" fo:min-width="0cm" fo:padding-top="0.13cm" fo:padding-bottom="0.13cm" fo:padding-left="0.25cm" fo:padding-right="0.25cm" fo:wrap-option="wrap" draw:shadow-color="#808080"/>
    </style:style>
    <style:style style:name="pr1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4.981cm" fo:min-width="0cm" fo:padding-top="0.13cm" fo:padding-bottom="0.13cm" fo:padding-left="0.25cm" fo:padding-right="0.25cm" fo:wrap-option="wrap" draw:shadow-color="#808080"/>
    </style:style>
    <style:style style:name="pr14" style:family="presentation" style:parent-style-name="Default-outline1">
      <style:graphic-properties draw:stroke="none" draw:fill="none" draw:fill-color="#00cc99" draw:textarea-horizontal-align="left" draw:textarea-vertical-align="top" draw:auto-grow-height="false" draw:auto-grow-width="false" draw:fit-to-size="shrink-to-fit" fo:min-height="14.981cm" fo:min-width="0cm" fo:padding-top="0.13cm" fo:padding-bottom="0.13cm" fo:padding-left="0.25cm" fo:padding-right="0.25cm" fo:wrap-option="wrap" draw:shadow-color="#808080"/>
    </style:style>
    <style:style style:name="pr15" style:family="presentation" style:parent-style-name="Default-title">
      <style:graphic-properties draw:stroke="none" draw:fill="none" draw:fill-color="#00cc99" draw:textarea-horizontal-align="justify" draw:textarea-vertical-align="middle" fo:min-height="0.636cm" draw:shadow-color="#808080"/>
    </style:style>
    <style:style style:name="pr16" style:family="presentation" style:parent-style-name="Default-subtitle">
      <style:graphic-properties draw:stroke="none" draw:fill="none" draw:fill-color="#00cc99" draw:textarea-horizontal-align="left" draw:textarea-vertical-align="top" draw:auto-grow-height="false" draw:auto-grow-width="false" fo:min-height="11.383cm" fo:min-width="0cm" fo:padding-top="0.13cm" fo:padding-bottom="0.13cm" fo:padding-left="0.25cm" fo:padding-right="0.25cm" fo:wrap-option="wrap" draw:shadow-color="#808080"/>
    </style:style>
    <style:style style:name="pr17"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886cm" fo:min-width="0cm" fo:padding-top="0.13cm" fo:padding-bottom="0.13cm" fo:padding-left="0.25cm" fo:padding-right="0.25cm" fo:wrap-option="wrap" draw:shadow-color="#808080"/>
    </style:style>
    <style:style style:name="pr18" style:family="presentation" style:parent-style-name="Default-subtitle">
      <style:graphic-properties draw:stroke="none" draw:fill="none" draw:fill-color="#00cc99" draw:textarea-horizontal-align="left" draw:textarea-vertical-align="top" draw:auto-grow-height="false" draw:auto-grow-width="false" fo:min-height="14.775cm" fo:min-width="0cm" fo:padding-top="0.127cm" fo:padding-bottom="0.127cm" fo:padding-left="0.254cm" fo:padding-right="0.254cm" fo:wrap-option="wrap" draw:shadow-color="#808080"/>
    </style:style>
    <style:style style:name="pr19"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5.405cm" fo:min-width="0cm" fo:padding-top="0.13cm" fo:padding-bottom="0.13cm" fo:padding-left="0.25cm" fo:padding-right="0.25cm" fo:wrap-option="wrap" draw:shadow-color="#808080"/>
    </style:style>
    <style:style style:name="pr20" style:family="presentation" style:parent-style-name="Default-outline1">
      <style:graphic-properties draw:stroke="none" draw:fill="none" draw:fill-color="#00cc99" draw:textarea-horizontal-align="left" draw:textarea-vertical-align="top" draw:auto-grow-height="false" draw:auto-grow-width="false" draw:fit-to-size="shrink-to-fit" fo:min-height="16.886cm" fo:min-width="0cm" fo:padding-top="0.13cm" fo:padding-bottom="0.13cm" fo:padding-left="0.25cm" fo:padding-right="0.25cm" fo:wrap-option="wrap" draw:shadow-color="#808080"/>
    </style:style>
    <style:style style:name="pr21" style:family="presentation" style:parent-style-name="Default-outline1">
      <style:graphic-properties draw:stroke="none" draw:fill="none" draw:fill-color="#00cc99" draw:textarea-horizontal-align="left" draw:textarea-vertical-align="top" draw:auto-grow-height="false" draw:auto-grow-width="false" draw:fit-to-size="shrink-to-fit" fo:min-height="16.674cm" fo:min-width="0cm" fo:padding-top="0.13cm" fo:padding-bottom="0.13cm" fo:padding-left="0.25cm" fo:padding-right="0.25cm" fo:wrap-option="wrap" draw:shadow-color="#808080"/>
    </style:style>
    <style:style style:name="pr22" style:family="presentation" style:parent-style-name="Default-outline1">
      <style:graphic-properties draw:stroke="none" draw:fill="none" draw:fill-color="#00cc99" draw:textarea-horizontal-align="left" draw:textarea-vertical-align="top" draw:auto-grow-height="false" draw:auto-grow-width="false" draw:fit-to-size="shrink-to-fit" fo:min-height="13.287cm" fo:min-width="0cm" fo:padding-top="0.13cm" fo:padding-bottom="0.13cm" fo:padding-left="0.25cm" fo:padding-right="0.25cm" fo:wrap-option="wrap" draw:shadow-color="#808080"/>
    </style:style>
    <style:style style:name="pr23" style:family="presentation" style:parent-style-name="Default-outline1">
      <style:graphic-properties draw:stroke="none" draw:fill="none" draw:fill-color="#00cc99" draw:textarea-horizontal-align="left" draw:textarea-vertical-align="top" draw:auto-grow-height="false" draw:auto-grow-width="false" draw:fit-to-size="shrink-to-fit" fo:min-height="17.733cm" fo:min-width="0cm" fo:padding-top="0.13cm" fo:padding-bottom="0.13cm" fo:padding-left="0.25cm" fo:padding-right="0.25cm" fo:wrap-option="wrap" draw:shadow-color="#808080"/>
    </style:style>
    <style:style style:name="pr24" style:family="presentation" style:parent-style-name="Default-title">
      <style:graphic-properties draw:stroke="none" draw:fill="none" draw:fill-color="#00cc99" draw:textarea-horizontal-align="left" draw:textarea-vertical-align="middle" draw:auto-grow-height="false" draw:auto-grow-width="false" fo:min-height="17.521cm" fo:min-width="0cm" fo:padding-top="0.13cm" fo:padding-bottom="0.13cm" fo:padding-left="0.25cm" fo:padding-right="0.25cm" fo:wrap-option="wrap" draw:shadow-color="#808080"/>
    </style:style>
    <style:style style:name="pr25" style:family="presentation" style:parent-style-name="Default-subtitle">
      <style:graphic-properties draw:stroke="none" draw:fill="none" draw:fill-color="#00cc99" draw:textarea-horizontal-align="justify" draw:textarea-vertical-align="top" draw:auto-grow-height="false" draw:auto-grow-width="false" fo:min-height="15.405cm" fo:min-width="0cm" fo:padding-top="0.13cm" fo:padding-bottom="0.13cm" fo:padding-left="0.25cm" fo:padding-right="0.25cm" fo:wrap-option="wrap" draw:shadow-color="#808080"/>
    </style:style>
    <style:style style:name="pr26" style:family="presentation" style:parent-style-name="Default-subtitle">
      <style:graphic-properties draw:stroke="none" draw:fill="none" draw:fill-color="#00cc99" draw:textarea-horizontal-align="justify" draw:textarea-vertical-align="top" draw:auto-grow-height="false" draw:auto-grow-width="false" fo:min-height="16.674cm" fo:min-width="0cm" fo:padding-top="0.13cm" fo:padding-bottom="0.13cm" fo:padding-left="0.25cm" fo:padding-right="0.25cm" fo:wrap-option="wrap" draw:shadow-color="#808080"/>
    </style:style>
    <style:style style:name="pr27" style:family="presentation" style:parent-style-name="Default-subtitle">
      <style:graphic-properties draw:stroke="none" draw:fill="none" draw:fill-color="#00cc99" draw:textarea-horizontal-align="justify" draw:textarea-vertical-align="top" draw:auto-grow-height="false" draw:auto-grow-width="false" fo:min-height="17.104cm" fo:min-width="0cm" fo:padding-top="0.127cm" fo:padding-bottom="0.127cm" fo:padding-left="0.254cm" fo:padding-right="0.254cm" fo:wrap-option="wrap" draw:shadow-color="#808080"/>
    </style:style>
    <style:style style:name="pr28" style:family="presentation" style:parent-style-name="Default-subtitle">
      <style:graphic-properties draw:stroke="none" draw:fill="none" draw:fill-color="#00cc99" draw:textarea-horizontal-align="justify" draw:textarea-vertical-align="top" draw:auto-grow-height="false" draw:auto-grow-width="false" fo:min-height="15.616cm" fo:min-width="0cm" fo:padding-top="0.13cm" fo:padding-bottom="0.13cm" fo:padding-left="0.25cm" fo:padding-right="0.25cm" fo:wrap-option="wrap" draw:shadow-color="#808080"/>
    </style:style>
    <style:style style:name="pr29" style:family="presentation" style:parent-style-name="Default-subtitle">
      <style:graphic-properties draw:stroke="none" draw:fill="none" draw:fill-color="#00cc99" draw:textarea-horizontal-align="justify" draw:textarea-vertical-align="top" draw:auto-grow-height="false" draw:auto-grow-width="false" fo:min-height="17.309cm" fo:min-width="0cm" fo:padding-top="0.13cm" fo:padding-bottom="0.13cm" fo:padding-left="0.25cm" fo:padding-right="0.25cm" fo:wrap-option="wrap" draw:shadow-color="#808080"/>
    </style:style>
    <style:style style:name="pr30" style:family="presentation" style:parent-style-name="Default-subtitle">
      <style:graphic-properties draw:stroke="none" draw:fill="none" draw:fill-color="#00cc99" draw:textarea-horizontal-align="justify" draw:textarea-vertical-align="top" draw:auto-grow-height="false" draw:auto-grow-width="false" fo:min-height="17.733cm" fo:min-width="0cm" fo:padding-top="0.13cm" fo:padding-bottom="0.13cm" fo:padding-left="0.25cm" fo:padding-right="0.25cm" fo:wrap-option="wrap" draw:shadow-color="#808080"/>
    </style:style>
    <style:style style:name="pr31" style:family="presentation" style:parent-style-name="Default-subtitle">
      <style:graphic-properties draw:stroke="none" draw:fill="none" draw:fill-color="#00cc99" draw:textarea-horizontal-align="justify" draw:textarea-vertical-align="top" draw:auto-grow-height="false" draw:auto-grow-width="false" fo:min-height="14.77cm" fo:min-width="0cm" fo:padding-top="0.13cm" fo:padding-bottom="0.13cm" fo:padding-left="0.25cm" fo:padding-right="0.25cm" fo:wrap-option="wrap" draw:shadow-color="#808080"/>
    </style:style>
    <style:style style:name="pr32" style:family="presentation" style:parent-style-name="Default-subtitle">
      <style:graphic-properties draw:stroke="none" draw:fill="none" draw:fill-color="#00cc99" draw:textarea-horizontal-align="justify" draw:textarea-vertical-align="top" draw:auto-grow-height="false" draw:auto-grow-width="false" fo:min-height="17.097cm" fo:min-width="0cm" fo:padding-top="0.13cm" fo:padding-bottom="0.13cm" fo:padding-left="0.25cm" fo:padding-right="0.25cm" fo:wrap-option="wrap" draw:shadow-color="#808080"/>
    </style:style>
    <style:style style:name="pr33" style:family="presentation" style:parent-style-name="Default-subtitle">
      <style:graphic-properties draw:stroke="none" draw:fill="none" draw:fill-color="#00cc99" draw:textarea-horizontal-align="justify" draw:textarea-vertical-align="top" draw:auto-grow-height="false" draw:auto-grow-width="false" fo:min-height="17.098cm" fo:min-width="0cm" fo:padding-top="0.13cm" fo:padding-bottom="0.13cm" fo:padding-left="0.25cm" fo:padding-right="0.25cm" fo:wrap-option="wrap" draw:shadow-color="#808080"/>
    </style:style>
    <style:style style:name="pr34" style:family="presentation" style:parent-style-name="Default-subtitle">
      <style:graphic-properties draw:stroke="none" draw:fill="none" draw:fill-color="#00cc99" draw:textarea-horizontal-align="justify" draw:textarea-vertical-align="top" draw:auto-grow-height="false" draw:auto-grow-width="false" fo:min-height="17.527cm" fo:min-width="0cm" fo:padding-top="0.127cm" fo:padding-bottom="0.127cm" fo:padding-left="0.254cm" fo:padding-right="0.254cm" fo:wrap-option="wrap" draw:shadow-color="#808080"/>
    </style:style>
    <style:style style:name="pr35" style:family="presentation" style:parent-style-name="Default-subtitle">
      <style:graphic-properties draw:stroke="none" draw:fill="none" draw:fill-color="#00cc99" draw:textarea-horizontal-align="justify" draw:textarea-vertical-align="top" draw:auto-grow-height="false" draw:auto-grow-width="false" fo:min-height="16.68cm" fo:min-width="0cm" fo:padding-top="0.127cm" fo:padding-bottom="0.127cm" fo:padding-left="0.254cm" fo:padding-right="0.254cm" fo:wrap-option="wrap" draw:shadow-color="#808080"/>
    </style:style>
    <style:style style:name="pr36" style:family="presentation" style:parent-style-name="Default-subtitle">
      <style:graphic-properties draw:stroke="none" draw:fill="none" draw:fill-color="#00cc99" draw:textarea-horizontal-align="justify" draw:textarea-vertical-align="top" draw:auto-grow-height="false" draw:auto-grow-width="false" fo:min-height="17.521cm" fo:min-width="0cm" fo:padding-top="0.13cm" fo:padding-bottom="0.13cm" fo:padding-left="0.25cm" fo:padding-right="0.25cm" fo:wrap-option="wrap" draw:shadow-color="#808080"/>
    </style:style>
    <style:style style:name="pr37" style:family="presentation" style:parent-style-name="Default-subtitle">
      <style:graphic-properties draw:stroke="none" draw:fill="none" draw:fill-color="#00cc99" draw:textarea-horizontal-align="justify" draw:textarea-vertical-align="top" draw:auto-grow-height="false" draw:auto-grow-width="false" fo:min-height="18.791cm" fo:min-width="0cm" fo:padding-top="0.13cm" fo:padding-bottom="0.13cm" fo:padding-left="0.25cm" fo:padding-right="0.25cm" fo:wrap-option="wrap" draw:shadow-color="#808080"/>
    </style:style>
    <style:style style:name="pr38" style:family="presentation" style:parent-style-name="Default-subtitle">
      <style:graphic-properties draw:stroke="none" draw:fill="none" draw:fill-color="#00cc99" draw:textarea-horizontal-align="justify" draw:textarea-vertical-align="top" draw:auto-grow-height="false" draw:auto-grow-width="false" fo:min-height="16.463cm" fo:min-width="0cm" fo:padding-top="0.13cm" fo:padding-bottom="0.13cm" fo:padding-left="0.25cm" fo:padding-right="0.25cm" fo:wrap-option="wrap" draw:shadow-color="#808080"/>
    </style:style>
    <style:style style:name="pr39" style:family="presentation" style:parent-style-name="Default-subtitle">
      <style:graphic-properties draw:stroke="none" draw:fill="none" draw:fill-color="#00cc99" draw:textarea-horizontal-align="justify" draw:textarea-vertical-align="top" draw:auto-grow-height="false" draw:auto-grow-width="false" fo:min-height="17.945cm" fo:min-width="0cm" fo:padding-top="0.13cm" fo:padding-bottom="0.13cm" fo:padding-left="0.25cm" fo:padding-right="0.25cm" fo:wrap-option="wrap" draw:shadow-color="#808080"/>
    </style:style>
    <style:style style:name="pr40" style:family="presentation" style:parent-style-name="Default-title">
      <style:graphic-properties draw:stroke="none" draw:fill="solid" draw:fill-color="#000066"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41" style:family="presentation" style:parent-style-name="Default-subtitle">
      <style:graphic-properties draw:stroke="none" draw:fill="none" draw:fill-color="#00cc99" draw:textarea-horizontal-align="justify" draw:textarea-vertical-align="top" draw:auto-grow-height="false" draw:auto-grow-width="false" fo:min-height="9.901cm" fo:min-width="0cm" fo:padding-top="0.13cm" fo:padding-bottom="0.13cm" fo:padding-left="0.25cm" fo:padding-right="0.25cm" fo:wrap-option="wrap" draw:shadow-color="#808080"/>
    </style:style>
    <style:style style:name="pr42" style:family="presentation" style:parent-style-name="Default-subtitle">
      <style:graphic-properties draw:stroke="solid" svg:stroke-width="0.026cm" svg:stroke-color="#000066" draw:stroke-linejoin="miter" svg:stroke-linecap="square" draw:fill="none" draw:fill-color="#00cc99" draw:textarea-horizontal-align="justify" draw:textarea-vertical-align="top" draw:auto-grow-height="false" draw:auto-grow-width="false" fo:min-height="16.039cm" fo:min-width="0cm" fo:padding-top="0.13cm" fo:padding-bottom="0.13cm" fo:padding-left="0.25cm" fo:padding-right="0.25cm" fo:wrap-option="wrap" draw:shadow-color="#808080"/>
    </style:style>
    <style:style style:name="pr4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7.521cm" fo:min-width="0cm" fo:padding-top="0.13cm" fo:padding-bottom="0.13cm" fo:padding-left="0.25cm" fo:padding-right="0.25cm" fo:wrap-option="wrap" draw:shadow-color="#808080"/>
    </style:style>
    <style:style style:name="pr44" style:family="presentation" style:parent-style-name="Default-subtitle">
      <style:graphic-properties draw:stroke="none" draw:fill="none" draw:fill-color="#00cc99" draw:textarea-horizontal-align="justify" draw:textarea-vertical-align="top" draw:auto-grow-height="false" draw:auto-grow-width="false" fo:min-height="18.156cm" fo:min-width="0cm" fo:padding-top="0.13cm" fo:padding-bottom="0.13cm" fo:padding-left="0.25cm" fo:padding-right="0.25cm" fo:wrap-option="wrap" draw:shadow-color="#808080"/>
    </style:style>
    <style:style style:name="pr45" style:family="presentation" style:parent-style-name="Default-subtitle">
      <style:graphic-properties draw:stroke="none" draw:fill="none" draw:fill-color="#00cc99" draw:textarea-horizontal-align="justify" draw:textarea-vertical-align="top" draw:auto-grow-height="false" draw:auto-grow-width="false" fo:min-height="16.468cm" fo:min-width="0cm" fo:padding-top="0.127cm" fo:padding-bottom="0.127cm" fo:padding-left="0.254cm" fo:padding-right="0.254cm" fo:wrap-option="wrap" draw:shadow-color="#808080"/>
    </style:style>
    <style:style style:name="pr46" style:family="presentation" style:parent-style-name="Default-subtitle">
      <style:graphic-properties draw:stroke="none" draw:fill="none" draw:fill-color="#00cc99" draw:textarea-horizontal-align="justify" draw:textarea-vertical-align="top" draw:auto-grow-height="false" draw:auto-grow-width="false" fo:min-height="15.827cm" fo:min-width="0cm" fo:padding-top="0.13cm" fo:padding-bottom="0.13cm" fo:padding-left="0.25cm" fo:padding-right="0.25cm" fo:wrap-option="wrap" draw:shadow-color="#808080"/>
    </style:style>
    <style:style style:name="pr47"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5.404cm" fo:min-width="0cm" fo:padding-top="0.13cm" fo:padding-bottom="0.13cm" fo:padding-left="0.25cm" fo:padding-right="0.25cm" fo:wrap-option="wrap" draw:shadow-color="#808080"/>
    </style:style>
    <style:style style:name="pr48" style:family="presentation" style:parent-style-name="Default-subtitle">
      <style:graphic-properties draw:stroke="none" draw:fill="none" draw:fill-color="#00cc99" draw:textarea-horizontal-align="justify" draw:textarea-vertical-align="top" draw:auto-grow-height="false" draw:auto-grow-width="false" fo:min-height="16.039cm" fo:min-width="0cm" fo:padding-top="0.13cm" fo:padding-bottom="0.13cm" fo:padding-left="0.25cm" fo:padding-right="0.25cm" fo:wrap-option="wrap" draw:shadow-color="#808080"/>
    </style:style>
    <style:style style:name="pr49" style:family="presentation" style:parent-style-name="Default-title">
      <style:graphic-properties draw:stroke="none" draw:fill="none" draw:fill-color="#00cc99" draw:textarea-horizontal-align="justify" draw:textarea-vertical-align="middle" draw:auto-grow-height="false" draw:auto-grow-width="false" fo:min-height="1.941cm" fo:min-width="0cm" fo:padding-top="0.13cm" fo:padding-bottom="0.13cm" fo:padding-left="0.25cm" fo:padding-right="0.25cm" fo:wrap-option="wrap" draw:shadow-color="#808080"/>
    </style:style>
    <style:style style:name="pr50"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2.944cm" fo:min-width="0cm" fo:padding-top="0.13cm" fo:padding-bottom="0.13cm" fo:padding-left="0.25cm" fo:padding-right="0.25cm" fo:wrap-option="wrap" draw:shadow-color="#808080"/>
    </style:style>
    <style:style style:name="pr51" style:family="presentation" style:parent-style-name="Default-title">
      <style:graphic-properties draw:stroke="none" draw:fill="none" draw:fill-color="#00cc99" draw:textarea-horizontal-align="justify" draw:textarea-vertical-align="middle" draw:auto-grow-height="false" draw:auto-grow-width="false" fo:min-height="2.281cm" fo:min-width="0cm" fo:padding-top="0.13cm" fo:padding-bottom="0.13cm" fo:padding-left="0.25cm" fo:padding-right="0.25cm" fo:wrap-option="wrap" draw:shadow-color="#808080"/>
    </style:style>
    <style:style style:name="pr52" style:family="presentation" style:parent-style-name="Default-subtitle">
      <style:graphic-properties draw:stroke="none" draw:fill="none" draw:fill-color="#00cc99" draw:textarea-horizontal-align="justify" draw:textarea-vertical-align="top" draw:auto-grow-height="false" draw:auto-grow-width="false" fo:min-height="14.981cm" fo:min-width="0cm" fo:padding-top="0.13cm" fo:padding-bottom="0.13cm" fo:padding-left="0.25cm" fo:padding-right="0.25cm" fo:wrap-option="wrap" draw:shadow-color="#808080"/>
    </style:style>
    <style:style style:name="pr53" style:family="presentation" style:parent-style-name="Default-subtitle">
      <style:graphic-properties draw:stroke="none" draw:fill="none" draw:fill-color="#00cc99" draw:textarea-horizontal-align="justify" draw:textarea-vertical-align="top" draw:auto-grow-height="false" draw:auto-grow-width="false" fo:min-height="14.346cm" fo:min-width="0cm" fo:padding-top="0.13cm" fo:padding-bottom="0.13cm" fo:padding-left="0.25cm" fo:padding-right="0.25cm" fo:wrap-option="wrap" draw:shadow-color="#808080"/>
    </style:style>
    <style:style style:name="pr54" style:family="presentation" style:parent-style-name="Default-subtitle">
      <style:graphic-properties draw:stroke="none" draw:fill="none" draw:fill-color="#00cc99" draw:textarea-horizontal-align="justify" draw:textarea-vertical-align="top" draw:auto-grow-height="false" draw:auto-grow-width="false" fo:min-height="15.404cm" fo:min-width="0cm" fo:padding-top="0.13cm" fo:padding-bottom="0.13cm" fo:padding-left="0.25cm" fo:padding-right="0.25cm" fo:wrap-option="wrap" draw:shadow-color="#808080"/>
    </style:style>
    <style:style style:name="pr55" style:family="presentation" style:parent-style-name="Default-title">
      <style:graphic-properties draw:stroke="none" draw:fill="none" draw:fill-color="#00cc99" draw:textarea-horizontal-align="left" draw:textarea-vertical-align="middle" draw:auto-grow-height="false" draw:auto-grow-width="false" fo:min-height="2.07cm" fo:min-width="0cm" fo:padding-top="0.13cm" fo:padding-bottom="0.13cm" fo:padding-left="0.25cm" fo:padding-right="0.25cm" fo:wrap-option="wrap" draw:shadow-color="#808080"/>
    </style:style>
    <style:style style:name="pr56" style:family="presentation" style:parent-style-name="Default-subtitle">
      <style:graphic-properties draw:stroke="none" draw:fill="none" draw:fill-color="#00cc99" draw:textarea-horizontal-align="left" draw:textarea-vertical-align="top" draw:auto-grow-height="false" draw:auto-grow-width="false" fo:min-height="14.135cm" fo:min-width="0cm" fo:padding-top="0.13cm" fo:padding-bottom="0.13cm" fo:padding-left="0.25cm" fo:padding-right="0.25cm" fo:wrap-option="wrap" draw:shadow-color="#808080"/>
    </style:style>
    <style:style style:name="pr57" style:family="presentation" style:parent-style-name="Default-title">
      <style:graphic-properties draw:stroke="none" draw:fill="none" draw:fill-color="#00cc99" draw:textarea-horizontal-align="left" draw:textarea-vertical-align="middle" draw:auto-grow-height="false" draw:auto-grow-width="false" fo:min-height="2.069cm" fo:min-width="0cm" fo:padding-top="0.13cm" fo:padding-bottom="0.13cm" fo:padding-left="0.25cm" fo:padding-right="0.25cm" fo:wrap-option="wrap" draw:shadow-color="#808080"/>
    </style:style>
    <style:style style:name="pr58" style:family="presentation" style:parent-style-name="Default-subtitle">
      <style:graphic-properties draw:stroke="none" draw:fill="none" draw:fill-color="#00cc99" draw:textarea-horizontal-align="justify" draw:textarea-vertical-align="top" draw:auto-grow-height="false" draw:auto-grow-width="false" fo:min-height="11.595cm" fo:min-width="0cm" fo:padding-top="0.13cm" fo:padding-bottom="0.13cm" fo:padding-left="0.25cm" fo:padding-right="0.25cm" fo:wrap-option="wrap" draw:shadow-color="#808080"/>
    </style:style>
    <style:style style:name="pr59" style:family="presentation" style:parent-style-name="Default-title">
      <style:graphic-properties draw:stroke="none" draw:fill="none" draw:fill-color="#00cc99" draw:textarea-horizontal-align="left" draw:textarea-vertical-align="middle" draw:auto-grow-height="false" draw:auto-grow-width="false" fo:min-height="14.775cm" fo:min-width="0cm" fo:padding-top="0.127cm" fo:padding-bottom="0.127cm" fo:padding-left="0.254cm" fo:padding-right="0.254cm" fo:wrap-option="wrap" draw:shadow-color="#808080"/>
    </style:style>
    <style:style style:name="pr60"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61"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4.769cm" fo:min-width="0cm" fo:padding-top="0.13cm" fo:padding-bottom="0.13cm" fo:padding-left="0.25cm" fo:padding-right="0.25cm" fo:wrap-option="wrap" draw:shadow-color="#808080"/>
    </style:style>
    <style:style style:name="pr62"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3.711cm" fo:min-width="0cm" fo:padding-top="0.13cm" fo:padding-bottom="0.13cm" fo:padding-left="0.25cm" fo:padding-right="0.25cm" fo:wrap-option="wrap" draw:shadow-color="#808080"/>
    </style:style>
    <style:style style:name="pr63" style:family="presentation" style:parent-style-name="Default-subtitle">
      <style:graphic-properties draw:stroke="none" draw:fill="none" draw:fill-color="#00cc99" draw:textarea-horizontal-align="justify" draw:textarea-vertical-align="top" draw:auto-grow-height="false" draw:auto-grow-width="false" fo:min-height="15.193cm" fo:min-width="0cm" fo:padding-top="0.13cm" fo:padding-bottom="0.13cm" fo:padding-left="0.25cm" fo:padding-right="0.25cm" fo:wrap-option="wrap" draw:shadow-color="#808080"/>
    </style:style>
    <style:style style:name="pr64"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4.346cm" fo:min-width="0cm" fo:padding-top="0.13cm" fo:padding-bottom="0.13cm" fo:padding-left="0.25cm" fo:padding-right="0.25cm" fo:wrap-option="wrap" draw:shadow-color="#808080"/>
    </style:style>
    <style:style style:name="pr65" style:family="presentation" style:parent-style-name="Default-subtitle">
      <style:graphic-properties draw:stroke="solid" svg:stroke-width="0.026cm" svg:stroke-color="#000066" draw:stroke-linejoin="miter" svg:stroke-linecap="square" draw:fill="none" draw:fill-color="#00cc99" draw:textarea-horizontal-align="justify" draw:textarea-vertical-align="top" draw:auto-grow-height="false" draw:auto-grow-width="false" fo:min-height="16.886cm" fo:min-width="0cm" fo:padding-top="0.13cm" fo:padding-bottom="0.13cm" fo:padding-left="0.25cm" fo:padding-right="0.25cm" fo:wrap-option="wrap" draw:shadow-color="#808080"/>
    </style:style>
    <style:style style:name="pr66" style:family="presentation" style:parent-style-name="Default-subtitle">
      <style:graphic-properties draw:stroke="none" draw:fill="none" draw:fill-color="#00cc99" draw:textarea-horizontal-align="justify" draw:textarea-vertical-align="top" draw:auto-grow-height="false" draw:auto-grow-width="false" fo:min-height="17.316cm" fo:min-width="0cm" fo:padding-top="0.127cm" fo:padding-bottom="0.127cm" fo:padding-left="0.254cm" fo:padding-right="0.254cm" fo:wrap-option="wrap" draw:shadow-color="#808080"/>
    </style:style>
    <style:style style:name="pr67" style:family="presentation" style:parent-style-name="Default-subtitle">
      <style:graphic-properties draw:stroke="none" draw:fill="none" draw:fill-color="#00cc99" draw:textarea-horizontal-align="justify" draw:textarea-vertical-align="top" draw:auto-grow-height="false" draw:auto-grow-width="false" fo:min-height="13.711cm" fo:min-width="0cm" fo:padding-top="0.13cm" fo:padding-bottom="0.13cm" fo:padding-left="0.25cm" fo:padding-right="0.25cm" fo:wrap-option="wrap" draw:shadow-color="#808080"/>
    </style:style>
    <style:style style:name="pr68" style:family="presentation" style:parent-style-name="Default-subtitle">
      <style:graphic-properties draw:stroke="none" draw:fill="none" draw:fill-color="#00cc99" draw:textarea-horizontal-align="justify" draw:textarea-vertical-align="top" draw:auto-grow-height="false" draw:auto-grow-width="false" fo:min-height="12.441cm" fo:min-width="0cm" fo:padding-top="0.13cm" fo:padding-bottom="0.13cm" fo:padding-left="0.25cm" fo:padding-right="0.25cm" fo:wrap-option="wrap" draw:shadow-color="#808080"/>
    </style:style>
    <style:style style:name="pr69" style:family="presentation" style:parent-style-name="Default-subtitle">
      <style:graphic-properties draw:stroke="none" draw:fill="none" draw:fill-color="#00cc99" draw:textarea-horizontal-align="justify" draw:textarea-vertical-align="top" draw:auto-grow-height="false" draw:auto-grow-width="false" fo:min-height="18.374cm" fo:min-width="0cm" fo:padding-top="0.127cm" fo:padding-bottom="0.127cm" fo:padding-left="0.254cm" fo:padding-right="0.254cm" fo:wrap-option="wrap" draw:shadow-color="#808080"/>
    </style:style>
    <style:style style:name="pr70" style:family="presentation" style:parent-style-name="Default-subtitle">
      <style:graphic-properties draw:stroke="none" draw:fill="none" draw:fill-color="#00cc99" draw:textarea-horizontal-align="justify" draw:textarea-vertical-align="top" draw:auto-grow-height="false" draw:auto-grow-width="false" fo:min-height="2.493cm" fo:min-width="0cm" fo:padding-top="0.13cm" fo:padding-bottom="0.13cm" fo:padding-left="0.25cm" fo:padding-right="0.25cm" fo:wrap-option="wrap" draw:shadow-color="#808080"/>
    </style:style>
    <style:style style:name="pr71" style:family="presentation" style:parent-style-name="Default-subtitle">
      <style:graphic-properties draw:stroke="none" draw:fill="none" draw:fill-color="#00cc99" draw:textarea-horizontal-align="justify" draw:textarea-vertical-align="top" draw:auto-grow-height="false" draw:auto-grow-width="false" fo:min-height="16.462cm" fo:min-width="0cm" fo:padding-top="0.13cm" fo:padding-bottom="0.13cm" fo:padding-left="0.25cm" fo:padding-right="0.25cm" fo:wrap-option="wrap" draw:shadow-color="#808080"/>
    </style:style>
    <style:style style:name="pr72" style:family="presentation" style:parent-style-name="Default-subtitle">
      <style:graphic-properties draw:stroke="none" draw:fill="none" draw:fill-color="#00cc99" draw:textarea-horizontal-align="justify" draw:textarea-vertical-align="top" draw:auto-grow-height="false" draw:auto-grow-width="false" fo:min-height="17.739cm" fo:min-width="0cm" fo:padding-top="0.127cm" fo:padding-bottom="0.127cm" fo:padding-left="0.254cm" fo:padding-right="0.254cm" fo:wrap-option="wrap" draw:shadow-color="#808080"/>
    </style:style>
    <style:style style:name="pr73" style:family="presentation" style:parent-style-name="Default-subtitle">
      <style:graphic-properties draw:stroke="none" draw:fill="none" draw:fill-color="#00cc99" draw:textarea-horizontal-align="justify" draw:textarea-vertical-align="top" draw:auto-grow-height="false" draw:auto-grow-width="false" fo:min-height="16.892cm" fo:min-width="0cm" fo:padding-top="0.127cm" fo:padding-bottom="0.127cm" fo:padding-left="0.254cm" fo:padding-right="0.254cm" fo:wrap-option="wrap" draw:shadow-color="#808080"/>
    </style:style>
    <style:style style:name="pr74" style:family="presentation" style:parent-style-name="Default-subtitle">
      <style:graphic-properties draw:stroke="none" draw:fill="none" draw:fill-color="#00cc99" draw:textarea-horizontal-align="justify" draw:textarea-vertical-align="top" draw:auto-grow-height="false" draw:auto-grow-width="false" fo:min-height="16.675cm" fo:min-width="0cm" fo:padding-top="0.13cm" fo:padding-bottom="0.13cm" fo:padding-left="0.25cm" fo:padding-right="0.25cm" fo:wrap-option="wrap" draw:shadow-color="#808080"/>
    </style:style>
    <style:style style:name="pr75" style:family="presentation" style:parent-style-name="Default-subtitle">
      <style:graphic-properties draw:stroke="none" draw:fill="none" draw:fill-color="#00cc99" draw:textarea-horizontal-align="justify" draw:textarea-vertical-align="top" draw:auto-grow-height="false" draw:auto-grow-width="false" fo:min-height="18.797cm" fo:min-width="0cm" fo:padding-top="0.127cm" fo:padding-bottom="0.127cm" fo:padding-left="0.254cm" fo:padding-right="0.254cm" fo:wrap-option="wrap" draw:shadow-color="#808080"/>
    </style:style>
    <style:style style:name="pr76"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7.309cm" fo:min-width="0cm" fo:padding-top="0.13cm" fo:padding-bottom="0.13cm" fo:padding-left="0.25cm" fo:padding-right="0.25cm" fo:wrap-option="wrap" draw:shadow-color="#808080"/>
    </style:style>
    <style:style style:name="pr77" style:family="presentation" style:parent-style-name="Default-subtitle">
      <style:graphic-properties draw:stroke="none" draw:fill="none" draw:fill-color="#00cc99" draw:textarea-horizontal-align="justify" draw:textarea-vertical-align="top" draw:auto-grow-height="false" draw:auto-grow-width="false" fo:min-height="16.251cm" fo:min-width="0cm" fo:padding-top="0.13cm" fo:padding-bottom="0.13cm" fo:padding-left="0.25cm" fo:padding-right="0.25cm" fo:wrap-option="wrap" draw:shadow-color="#808080"/>
    </style:style>
    <style:style style:name="pr78" style:family="presentation" style:parent-style-name="Default-subtitle">
      <style:graphic-properties draw:stroke="none" draw:fill="none" draw:fill-color="#00cc99" draw:textarea-horizontal-align="justify" draw:textarea-vertical-align="top" fo:min-height="17.993cm" draw:shadow-color="#808080"/>
    </style:style>
    <style:style style:name="pr79" style:family="presentation" style:parent-style-name="Default-subtitle">
      <style:graphic-properties draw:stroke="none" draw:fill="none" draw:fill-color="#00cc99" draw:textarea-horizontal-align="justify" draw:textarea-vertical-align="top" draw:auto-grow-height="false" draw:auto-grow-width="false" fo:min-height="12.017cm" fo:min-width="0cm" fo:padding-top="0.13cm" fo:padding-bottom="0.13cm" fo:padding-left="0.25cm" fo:padding-right="0.25cm" fo:wrap-option="wrap" draw:shadow-color="#808080"/>
    </style:style>
    <style:style style:name="pr80" style:family="presentation" style:parent-style-name="Default-subtitle">
      <style:graphic-properties draw:stroke="solid" svg:stroke-width="0.026cm" svg:stroke-color="#000066" draw:stroke-linejoin="miter" svg:stroke-linecap="square" draw:fill="none" draw:fill-color="#00cc99" draw:textarea-horizontal-align="justify" draw:textarea-vertical-align="top" draw:auto-grow-height="false" draw:auto-grow-width="false" fo:min-height="17.098cm" fo:min-width="0cm" fo:padding-top="0.13cm" fo:padding-bottom="0.13cm" fo:padding-left="0.25cm" fo:padding-right="0.25cm" fo:wrap-option="wrap" draw:shadow-color="#808080"/>
    </style:style>
    <style:style style:name="pr81" style:family="presentation" style:parent-style-name="Default-subtitle">
      <style:graphic-properties draw:stroke="none" draw:fill="none" draw:fill-color="#00cc99" draw:textarea-horizontal-align="justify" draw:textarea-vertical-align="top" draw:auto-grow-height="false" draw:auto-grow-width="false" fo:min-height="17.31cm" fo:min-width="0cm" fo:padding-top="0.13cm" fo:padding-bottom="0.13cm" fo:padding-left="0.25cm" fo:padding-right="0.25cm" fo:wrap-option="wrap" draw:shadow-color="#808080"/>
    </style:style>
    <style:style style:name="pr82"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8.156cm" fo:min-width="0cm" fo:padding-top="0.13cm" fo:padding-bottom="0.13cm" fo:padding-left="0.25cm" fo:padding-right="0.25cm" fo:wrap-option="wrap" draw:shadow-color="#808080"/>
    </style:style>
    <style:style style:name="pr8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5.14cm" fo:min-width="0cm" fo:padding-top="0.13cm" fo:padding-bottom="0.13cm" fo:padding-left="0.25cm" fo:padding-right="0.25cm" fo:wrap-option="wrap" draw:shadow-color="#808080"/>
    </style:style>
    <style:style style:name="pr84"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8.368cm" fo:min-width="0cm" fo:padding-top="0.13cm" fo:padding-bottom="0.13cm" fo:padding-left="0.25cm" fo:padding-right="0.25cm" fo:wrap-option="wrap" draw:shadow-color="#808080"/>
    </style:style>
    <style:style style:name="pr85"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7.944cm" fo:min-width="0cm" fo:padding-top="0.13cm" fo:padding-bottom="0.13cm" fo:padding-left="0.25cm" fo:padding-right="0.25cm" fo:wrap-option="wrap" draw:shadow-color="#808080"/>
    </style:style>
    <style:style style:name="pr86"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8.791cm" fo:min-width="0cm" fo:padding-top="0.13cm" fo:padding-bottom="0.13cm" fo:padding-left="0.25cm" fo:padding-right="0.25cm" fo:wrap-option="wrap" draw:shadow-color="#808080"/>
    </style:style>
    <style:style style:name="pr87" style:family="presentation" style:parent-style-name="Default-outline1">
      <style:graphic-properties draw:stroke="none" draw:fill="none" draw:fill-color="#00cc99" draw:textarea-horizontal-align="left" draw:textarea-vertical-align="top" draw:auto-grow-height="false" draw:auto-grow-width="false" draw:fit-to-size="shrink-to-fit" fo:min-height="18.156cm" fo:min-width="0cm" fo:padding-top="0.13cm" fo:padding-bottom="0.13cm" fo:padding-left="0.25cm" fo:padding-right="0.25cm" fo:wrap-option="wrap" draw:shadow-color="#808080"/>
    </style:style>
    <style:style style:name="pr88" style:family="presentation" style:parent-style-name="Default-outline1">
      <style:graphic-properties draw:stroke="none" draw:fill="none" draw:fill-color="#00cc99" draw:textarea-horizontal-align="left" draw:textarea-vertical-align="top" draw:auto-grow-height="false" draw:auto-grow-width="false" draw:fit-to-size="shrink-to-fit" fo:min-height="17.945cm" fo:min-width="0cm" fo:padding-top="0.13cm" fo:padding-bottom="0.13cm" fo:padding-left="0.25cm" fo:padding-right="0.25cm" fo:wrap-option="wrap" draw:shadow-color="#808080"/>
    </style:style>
    <style:style style:name="pr89" style:family="presentation" style:parent-style-name="Default-outline1">
      <style:graphic-properties draw:stroke="solid" svg:stroke-width="0.026cm" svg:stroke-color="#000066" draw:stroke-linejoin="miter" svg:stroke-linecap="square" draw:fill="none" draw:fill-color="#00cc99" draw:textarea-horizontal-align="justify" draw:textarea-vertical-align="top" draw:auto-grow-height="false" draw:auto-grow-width="false" draw:fit-to-size="shrink-to-fit" fo:min-height="18.156cm" fo:min-width="0cm" fo:padding-top="0.13cm" fo:padding-bottom="0.13cm" fo:padding-left="0.25cm" fo:padding-right="0.25cm" fo:wrap-option="wrap" draw:shadow-color="#808080"/>
    </style:style>
    <style:style style:name="pr90"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7.733cm" fo:min-width="0cm" fo:padding-top="0.13cm" fo:padding-bottom="0.13cm" fo:padding-left="0.25cm" fo:padding-right="0.25cm" fo:wrap-option="wrap" draw:shadow-color="#808080"/>
    </style:style>
    <style:style style:name="pr91" style:family="presentation" style:parent-style-name="Default-outline1">
      <style:graphic-properties draw:stroke="none" draw:fill="none" draw:fill-color="#00cc99" draw:textarea-horizontal-align="left" draw:textarea-vertical-align="top" draw:auto-grow-height="false" draw:auto-grow-width="false" draw:fit-to-size="shrink-to-fit" fo:min-height="17.521cm" fo:min-width="0cm" fo:padding-top="0.13cm" fo:padding-bottom="0.13cm" fo:padding-left="0.25cm" fo:padding-right="0.25cm" fo:wrap-option="wrap" draw:shadow-color="#808080"/>
    </style:style>
    <style:style style:name="pr92" style:family="presentation" style:parent-style-name="Default-title">
      <style:graphic-properties draw:stroke="none" draw:fill="none" draw:fill-color="#00cc99" draw:textarea-horizontal-align="justify" draw:textarea-vertical-align="middle" fo:min-height="0.425cm" draw:shadow-color="#808080"/>
    </style:style>
    <style:style style:name="pr93" style:family="presentation" style:parent-style-name="Default-subtitle">
      <style:graphic-properties draw:stroke="none" draw:fill="none" draw:fill-color="#00cc99" draw:textarea-horizontal-align="justify" draw:textarea-vertical-align="top" draw:auto-grow-height="false" draw:auto-grow-width="false" fo:min-height="11.383cm" fo:min-width="0cm" fo:padding-top="0.13cm" fo:padding-bottom="0.13cm" fo:padding-left="0.25cm" fo:padding-right="0.25cm" fo:wrap-option="wrap" draw:shadow-color="#808080"/>
    </style:style>
    <style:style style:name="pr94" style:family="presentation" style:parent-style-name="Default-subtitle">
      <style:graphic-properties draw:stroke="solid" svg:stroke-width="0.026cm" svg:stroke-color="#ff9900" draw:stroke-linejoin="miter" svg:stroke-linecap="square" draw:fill="none" draw:fill-color="#00cc99" draw:textarea-horizontal-align="left" draw:textarea-vertical-align="top" draw:auto-grow-height="false" draw:auto-grow-width="false" fo:min-height="14.563cm" fo:min-width="0cm" fo:padding-top="0.127cm" fo:padding-bottom="0.127cm" fo:padding-left="0.254cm" fo:padding-right="0.254cm" fo:wrap-option="wrap" draw:shadow-color="#808080"/>
    </style:style>
    <style:style style:name="pr95" style:family="presentation" style:parent-style-name="Default-subtitle">
      <style:graphic-properties draw:stroke="none" draw:fill="none" draw:fill-color="#00cc99" draw:textarea-horizontal-align="justify" draw:textarea-vertical-align="top" fo:min-height="17.569cm" draw:shadow-color="#808080"/>
    </style:style>
    <style:style style:name="pr96" style:family="presentation" style:parent-style-name="Default-subtitle">
      <style:graphic-properties draw:stroke="none" draw:fill="none" draw:fill-color="#00cc99" draw:textarea-horizontal-align="justify" draw:textarea-vertical-align="top" draw:auto-grow-height="false" draw:auto-grow-width="false" fo:min-height="18.368cm" fo:min-width="0cm" fo:padding-top="0.13cm" fo:padding-bottom="0.13cm" fo:padding-left="0.25cm" fo:padding-right="0.25cm" fo:wrap-option="wrap" draw:shadow-color="#808080"/>
    </style:style>
    <style:style style:name="pr97" style:family="presentation" style:parent-style-name="Default-subtitle">
      <style:graphic-properties draw:stroke="none" draw:fill="none" draw:fill-color="#00cc99" draw:textarea-horizontal-align="justify" draw:textarea-vertical-align="top" draw:auto-grow-height="false" draw:auto-grow-width="false" fo:min-height="16.04cm" fo:min-width="0cm" fo:padding-top="0.13cm" fo:padding-bottom="0.13cm" fo:padding-left="0.25cm" fo:padding-right="0.25cm" fo:wrap-option="wrap" draw:shadow-color="#808080"/>
    </style:style>
    <style:style style:name="pr98" style:family="presentation" style:parent-style-name="Default-subtitle">
      <style:graphic-properties draw:stroke="solid" svg:stroke-width="0.026cm" svg:stroke-color="#ffffff" draw:stroke-linejoin="miter" svg:stroke-linecap="square" draw:fill="none" draw:fill-color="#00cc99" draw:textarea-horizontal-align="left" draw:textarea-vertical-align="top" draw:auto-grow-height="false" draw:auto-grow-width="false" fo:min-height="13.294cm" fo:min-width="0cm" fo:padding-top="0.127cm" fo:padding-bottom="0.127cm" fo:padding-left="0.254cm" fo:padding-right="0.254cm" fo:wrap-option="wrap" draw:shadow-color="#808080"/>
    </style:style>
    <style:style style:name="pr99" style:family="presentation" style:parent-style-name="Default-subtitle">
      <style:graphic-properties draw:stroke="solid" svg:stroke-width="0.026cm" svg:stroke-color="#ffcc99" draw:stroke-linejoin="miter" svg:stroke-linecap="square" draw:fill="none" draw:fill-color="#00cc99" draw:textarea-horizontal-align="left" draw:textarea-vertical-align="top" draw:auto-grow-height="false" draw:auto-grow-width="false" fo:min-height="15.622cm" fo:min-width="0cm" fo:padding-top="0.127cm" fo:padding-bottom="0.127cm" fo:padding-left="0.254cm" fo:padding-right="0.254cm" fo:wrap-option="wrap" draw:shadow-color="#808080"/>
    </style:style>
    <style:style style:name="pr100" style:family="presentation" style:parent-style-name="Default-subtitle">
      <style:graphic-properties draw:stroke="none" draw:fill="none" draw:fill-color="#00cc99" draw:textarea-horizontal-align="justify" draw:textarea-vertical-align="top" draw:auto-grow-height="false" draw:auto-grow-width="false" fo:min-height="19.855cm" fo:min-width="0cm" fo:padding-top="0.127cm" fo:padding-bottom="0.127cm" fo:padding-left="0.254cm" fo:padding-right="0.254cm" fo:wrap-option="wrap" draw:shadow-color="#808080"/>
    </style:style>
    <style:style style:name="pr101" style:family="presentation" style:parent-style-name="Default-subtitle">
      <style:graphic-properties draw:stroke="none" draw:fill="none" draw:fill-color="#00cc99" draw:textarea-horizontal-align="justify" draw:textarea-vertical-align="top" draw:auto-grow-height="false" draw:auto-grow-width="false" fo:min-height="17.951cm" fo:min-width="0cm" fo:padding-top="0.127cm" fo:padding-bottom="0.127cm" fo:padding-left="0.254cm" fo:padding-right="0.254cm" fo:wrap-option="wrap" draw:shadow-color="#808080"/>
    </style:style>
    <style:style style:name="pr102" style:family="presentation" style:parent-style-name="Default-subtitle">
      <style:graphic-properties draw:stroke="none" draw:fill="none" draw:fill-color="#00cc99" draw:textarea-horizontal-align="justify" draw:textarea-vertical-align="top" draw:auto-grow-height="false" draw:auto-grow-width="false" fo:min-height="14.558cm" fo:min-width="0cm" fo:padding-top="0.13cm" fo:padding-bottom="0.13cm" fo:padding-left="0.25cm" fo:padding-right="0.25cm" fo:wrap-option="wrap" draw:shadow-color="#808080"/>
    </style:style>
    <style:style style:name="pr103" style:family="presentation" style:parent-style-name="Default-subtitle">
      <style:graphic-properties draw:stroke="none" draw:fill="none" draw:fill-color="#00cc99" draw:textarea-horizontal-align="justify" draw:textarea-vertical-align="top" draw:auto-grow-height="false" draw:auto-grow-width="false" fo:min-height="15.199cm" fo:min-width="0cm" fo:padding-top="0.127cm" fo:padding-bottom="0.127cm" fo:padding-left="0.254cm" fo:padding-right="0.254cm" fo:wrap-option="wrap" draw:shadow-color="#808080"/>
    </style:style>
    <style:style style:name="pr104" style:family="presentation" style:parent-style-name="Default-subtitle">
      <style:graphic-properties draw:stroke="none" draw:fill="none" draw:fill-color="#00cc99" draw:textarea-horizontal-align="justify" draw:textarea-vertical-align="top" draw:auto-grow-height="false" draw:auto-grow-width="false" fo:min-height="13.5cm" fo:min-width="0cm" fo:padding-top="0.13cm" fo:padding-bottom="0.13cm" fo:padding-left="0.25cm" fo:padding-right="0.25cm" fo:wrap-option="wrap" draw:shadow-color="#808080"/>
    </style:style>
    <style:style style:name="pr105" style:family="presentation" style:parent-style-name="Default-subtitle">
      <style:graphic-properties draw:stroke="none" draw:fill="none" draw:fill-color="#00cc99" draw:textarea-horizontal-align="justify" draw:textarea-vertical-align="top" draw:auto-grow-height="false" draw:auto-grow-width="false" fo:min-height="13.922cm" fo:min-width="0cm" fo:padding-top="0.13cm" fo:padding-bottom="0.13cm" fo:padding-left="0.25cm" fo:padding-right="0.25cm" fo:wrap-option="wrap" draw:shadow-color="#808080"/>
    </style:style>
    <style:style style:name="pr106" style:family="presentation" style:parent-style-name="Default-subtitle">
      <style:graphic-properties draw:stroke="none" draw:fill="none" draw:fill-color="#00cc99" draw:textarea-horizontal-align="justify" draw:textarea-vertical-align="top" draw:auto-grow-height="false" draw:auto-grow-width="false" fo:min-height="15.828cm" fo:min-width="0cm" fo:padding-top="0.13cm" fo:padding-bottom="0.13cm" fo:padding-left="0.25cm" fo:padding-right="0.25cm" fo:wrap-option="wrap" draw:shadow-color="#808080"/>
    </style:style>
    <style:style style:name="pr107" style:family="presentation" style:parent-style-name="Default-subtitle">
      <style:graphic-properties draw:stroke="none" draw:fill="none" draw:fill-color="#00cc99" draw:textarea-horizontal-align="justify" draw:textarea-vertical-align="top" draw:auto-grow-height="false" draw:auto-grow-width="false" fo:min-height="18.162cm" fo:min-width="0cm" fo:padding-top="0.127cm" fo:padding-bottom="0.127cm" fo:padding-left="0.254cm" fo:padding-right="0.254cm" fo:wrap-option="wrap" draw:shadow-color="#808080"/>
    </style:style>
    <style:style style:name="pr108" style:family="presentation" style:parent-style-name="Default-subtitle">
      <style:graphic-properties draw:stroke="none" draw:fill="none" draw:fill-color="#00cc99" draw:textarea-horizontal-align="left" draw:textarea-vertical-align="top" draw:auto-grow-height="false" draw:auto-grow-width="false" fo:min-height="13.287cm" fo:min-width="0cm" fo:padding-top="0.13cm" fo:padding-bottom="0.13cm" fo:padding-left="0.25cm" fo:padding-right="0.25cm" fo:wrap-option="wrap" draw:shadow-color="#808080"/>
    </style:style>
    <style:style style:name="pr109" style:family="presentation" style:parent-style-name="Default-subtitle">
      <style:graphic-properties draw:stroke="none" draw:fill="none" draw:fill-color="#00cc99" draw:textarea-horizontal-align="left" draw:textarea-vertical-align="top" draw:auto-grow-height="false" draw:auto-grow-width="false" fo:min-height="16.251cm" fo:min-width="0cm" fo:padding-top="0.13cm" fo:padding-bottom="0.13cm" fo:padding-left="0.25cm" fo:padding-right="0.25cm" fo:wrap-option="wrap" draw:shadow-color="#808080"/>
    </style:style>
    <style:style style:name="pr110" style:family="presentation" style:parent-style-name="Default-subtitle">
      <style:graphic-properties draw:stroke="none" draw:fill="none" draw:fill-color="#00cc99" draw:textarea-horizontal-align="left" draw:textarea-vertical-align="top" draw:auto-grow-height="false" draw:auto-grow-width="false" fo:min-height="18.791cm" fo:min-width="0cm" fo:padding-top="0.13cm" fo:padding-bottom="0.13cm" fo:padding-left="0.25cm" fo:padding-right="0.25cm" fo:wrap-option="wrap" draw:shadow-color="#808080"/>
    </style:style>
    <style:style style:name="pr111" style:family="presentation" style:parent-style-name="Default-subtitle">
      <style:graphic-properties draw:stroke="none" draw:fill="none" draw:fill-color="#00cc99" draw:textarea-horizontal-align="justify" draw:textarea-vertical-align="top" draw:auto-grow-height="false" draw:auto-grow-width="false" fo:min-height="13.923cm" fo:min-width="0cm" fo:padding-top="0.13cm" fo:padding-bottom="0.13cm" fo:padding-left="0.25cm" fo:padding-right="0.25cm" fo:wrap-option="wrap" draw:shadow-color="#808080"/>
    </style:style>
    <style:style style:name="pr112" style:family="presentation" style:parent-style-name="Default-title">
      <style:graphic-properties draw:stroke="none" draw:fill="none" draw:fill-color="#00cc99" draw:textarea-horizontal-align="justify" draw:textarea-vertical-align="middle" fo:min-height="0.424cm" draw:shadow-color="#808080"/>
    </style:style>
    <style:style style:name="pr11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462cm" fo:min-width="0cm" fo:padding-top="0.13cm" fo:padding-bottom="0.13cm" fo:padding-left="0.25cm" fo:padding-right="0.25cm" fo:wrap-option="wrap" draw:shadow-color="#808080"/>
    </style:style>
    <style:style style:name="pr114" style:family="presentation" style:parent-style-name="Default-subtitle">
      <style:graphic-properties draw:stroke="none" draw:fill="none" draw:fill-color="#00cc99" draw:textarea-horizontal-align="left" draw:textarea-vertical-align="top" draw:auto-grow-height="false" draw:auto-grow-width="false" fo:min-height="14.134cm" fo:min-width="0cm" fo:padding-top="0.13cm" fo:padding-bottom="0.13cm" fo:padding-left="0.25cm" fo:padding-right="0.25cm" fo:wrap-option="wrap" draw:shadow-color="#808080"/>
    </style:style>
    <style:style style:name="pr115" style:family="presentation" style:parent-style-name="Default-subtitle">
      <style:graphic-properties draw:stroke="none" draw:fill="none" draw:fill-color="#00cc99" draw:textarea-horizontal-align="justify" draw:textarea-vertical-align="top" draw:auto-grow-height="false" draw:auto-grow-width="false" fo:min-height="13.499cm" fo:min-width="0cm" fo:padding-top="0.13cm" fo:padding-bottom="0.13cm" fo:padding-left="0.25cm" fo:padding-right="0.25cm" fo:wrap-option="wrap" draw:shadow-color="#808080"/>
    </style:style>
    <style:style style:name="pr116" style:family="presentation" style:parent-style-name="Default-title">
      <style:graphic-properties draw:stroke="none" draw:fill="none" draw:fill-color="#00cc99" draw:textarea-horizontal-align="left" draw:textarea-vertical-align="middle" draw:auto-grow-height="false" draw:auto-grow-width="false" fo:min-height="14.77cm" fo:min-width="0cm" fo:padding-top="0.13cm" fo:padding-bottom="0.13cm" fo:padding-left="0.25cm" fo:padding-right="0.25cm" fo:wrap-option="wrap" draw:shadow-color="#808080"/>
    </style:style>
    <style:style style:name="pr117" style:family="presentation" style:parent-style-name="Default-subtitle">
      <style:graphic-properties draw:stroke="none" draw:fill="none" draw:fill-color="#00cc99" draw:textarea-horizontal-align="justify" draw:textarea-vertical-align="top" draw:auto-grow-height="false" draw:auto-grow-width="false" fo:min-height="12.652cm" fo:min-width="0cm" fo:padding-top="0.13cm" fo:padding-bottom="0.13cm" fo:padding-left="0.25cm" fo:padding-right="0.25cm" fo:wrap-option="wrap" draw:shadow-color="#808080"/>
    </style:style>
    <style:style style:name="pr118" style:family="presentation" style:parent-style-name="Default-title">
      <style:graphic-properties draw:stroke="none" draw:fill="none" draw:fill-color="#00cc99" draw:textarea-horizontal-align="left" draw:textarea-vertical-align="middle" draw:auto-grow-height="false" draw:auto-grow-width="false" fo:min-height="16.251cm" fo:min-width="0cm" fo:padding-top="0.13cm" fo:padding-bottom="0.13cm" fo:padding-left="0.25cm" fo:padding-right="0.25cm" fo:wrap-option="wrap" draw:shadow-color="#808080"/>
    </style:style>
    <style:style style:name="pr119" style:family="presentation" style:parent-style-name="Default-title">
      <style:graphic-properties draw:stroke="none" draw:fill="none" draw:fill-color="#00cc99" draw:textarea-horizontal-align="left" draw:textarea-vertical-align="middle" draw:auto-grow-height="false" draw:auto-grow-width="false" fo:min-height="16.886cm" fo:min-width="0cm" fo:padding-top="0.13cm" fo:padding-bottom="0.13cm" fo:padding-left="0.25cm" fo:padding-right="0.25cm" fo:wrap-option="wrap" draw:shadow-color="#808080"/>
    </style:style>
    <style:style style:name="P1" style:family="paragraph">
      <style:paragraph-properties fo:margin-left="0cm" fo:margin-right="0cm" fo:margin-top="0.352cm" fo:margin-bottom="0cm" fo:line-height="100%" fo:text-indent="0cm"/>
    </style:style>
    <style:style style:name="P2" style:family="paragraph">
      <style:paragraph-properties fo:margin-left="0cm" fo:margin-right="0cm" fo:margin-top="0.582cm" fo:margin-bottom="0cm" fo:line-height="100%" fo:text-indent="0cm"/>
    </style:style>
    <style:style style:name="P3" style:family="paragraph">
      <style:paragraph-properties fo:margin-left="0cm" fo:margin-right="0cm" fo:margin-top="0.317cm" fo:margin-bottom="0cm" fo:line-height="100%" fo:text-align="start" fo:text-indent="0cm"/>
    </style:style>
    <style:style style:name="P4" style:family="paragraph">
      <style:paragraph-properties fo:margin-left="0cm" fo:margin-right="0cm" fo:margin-top="0.317cm" fo:margin-bottom="0cm" fo:line-height="100%" fo:text-indent="0cm"/>
    </style:style>
    <style:style style:name="P5" style:family="paragraph">
      <style:paragraph-properties style:writing-mode="lr-tb" style:font-independent-line-spacing="true"/>
    </style:style>
    <style:style style:name="P6" style:family="paragraph">
      <style:paragraph-properties fo:margin-left="0cm" fo:margin-right="0cm" fo:line-height="100%" fo:text-indent="0cm"/>
    </style:style>
    <style:style style:name="P7" style:family="paragraph">
      <style:paragraph-properties fo:margin-left="0cm" fo:margin-right="0cm" fo:margin-top="0.352cm" fo:margin-bottom="0cm" fo:line-height="100%" fo:text-align="justify" fo:text-indent="0cm"/>
    </style:style>
    <style:style style:name="P8" style:family="paragraph">
      <style:paragraph-properties fo:margin-left="0cm" fo:margin-right="0cm" fo:margin-top="0.352cm" fo:margin-bottom="0cm" fo:line-height="100%" fo:text-align="start" fo:text-indent="0cm"/>
    </style:style>
    <style:style style:name="P9" style:family="paragraph">
      <style:paragraph-properties fo:margin-left="0.952cm" fo:margin-right="0cm" fo:margin-top="0.352cm" fo:margin-bottom="0cm" fo:line-height="100%" fo:text-align="justify" fo:text-indent="-0.952cm"/>
    </style:style>
    <style:style style:name="P10" style:family="paragraph">
      <style:paragraph-properties fo:margin-left="0.952cm" fo:margin-right="0cm" fo:margin-top="0.246cm" fo:margin-bottom="0cm" fo:text-indent="-0.952cm"/>
    </style:style>
    <style:style style:name="P11" style:family="paragraph">
      <style:paragraph-properties fo:margin-left="0.952cm" fo:margin-right="0cm" fo:margin-top="0.246cm" fo:margin-bottom="0cm" fo:line-height="100%" fo:text-indent="-0.952cm"/>
    </style:style>
    <style:style style:name="P12" style:family="paragraph">
      <style:paragraph-properties fo:margin-left="0cm" fo:margin-right="0cm" fo:text-indent="0cm"/>
    </style:style>
    <style:style style:name="P13" style:family="paragraph">
      <style:paragraph-properties style:writing-mode="tb-rl" style:font-independent-line-spacing="true"/>
    </style:style>
    <style:style style:name="P14" style:family="paragraph">
      <style:paragraph-properties fo:margin-left="0cm" fo:margin-right="0cm" fo:text-align="center" fo:text-indent="0cm"/>
    </style:style>
    <style:style style:name="P15" style:family="paragraph">
      <style:paragraph-properties fo:margin-left="0.952cm" fo:margin-right="0cm" fo:margin-top="0.317cm" fo:margin-bottom="0cm" fo:line-height="100%" fo:text-align="justify" fo:text-indent="-0.952cm"/>
    </style:style>
    <style:style style:name="P16" style:family="paragraph">
      <style:paragraph-properties fo:margin-left="0.952cm" fo:margin-right="0cm" fo:margin-top="0.282cm" fo:margin-bottom="0cm" fo:line-height="100%" fo:text-indent="-0.952cm"/>
    </style:style>
    <style:style style:name="P17" style:family="paragraph">
      <style:paragraph-properties fo:margin-left="0cm" fo:margin-right="0cm" fo:margin-top="0.317cm" fo:margin-bottom="0cm" fo:line-height="100%" fo:text-align="justify" fo:text-indent="0cm"/>
    </style:style>
    <style:style style:name="P18" style:family="paragraph">
      <style:paragraph-properties fo:margin-left="0cm" fo:margin-right="0cm" fo:margin-top="0.317cm" fo:margin-bottom="0cm" fo:text-align="start" fo:text-indent="0cm"/>
    </style:style>
    <style:style style:name="P19" style:family="paragraph">
      <style:paragraph-properties fo:margin-left="0.952cm" fo:margin-right="0cm" fo:margin-top="0.317cm" fo:margin-bottom="0cm" fo:line-height="90%" fo:text-align="justify" fo:text-indent="-0.952cm"/>
    </style:style>
    <style:style style:name="P20" style:family="paragraph">
      <style:paragraph-properties fo:margin-left="0.952cm" fo:margin-right="0cm" fo:margin-top="0.282cm" fo:margin-bottom="0cm" fo:line-height="90%" fo:text-align="justify" fo:text-indent="-0.952cm"/>
    </style:style>
    <style:style style:name="P21" style:family="paragraph">
      <style:paragraph-properties fo:margin-left="0.952cm" fo:margin-right="0cm" fo:margin-top="0.246cm" fo:margin-bottom="0cm" fo:line-height="90%" fo:text-align="justify" fo:text-indent="-0.952cm"/>
    </style:style>
    <style:style style:name="P22" style:family="paragraph">
      <style:paragraph-properties fo:margin-left="0cm" fo:margin-right="0cm" fo:margin-top="0.246cm" fo:margin-bottom="0cm" fo:line-height="90%" fo:text-align="justify" fo:text-indent="0cm"/>
    </style:style>
    <style:style style:name="P23" style:family="paragraph">
      <style:paragraph-properties fo:margin-left="0.952cm" fo:margin-right="0cm" fo:margin-top="0.282cm" fo:margin-bottom="0cm" fo:line-height="90%" fo:text-indent="-0.952cm"/>
    </style:style>
    <style:style style:name="P24" style:family="paragraph">
      <style:paragraph-properties fo:margin-left="0cm" fo:margin-right="0cm" fo:line-height="100%" fo:text-align="center" fo:text-indent="0cm"/>
    </style:style>
    <style:style style:name="P25" style:family="paragraph">
      <style:paragraph-properties fo:text-align="center" style:writing-mode="lr-tb"/>
    </style:style>
    <style:style style:name="P26" style:family="paragraph">
      <style:paragraph-properties fo:margin-left="0.952cm" fo:margin-right="0cm" fo:margin-top="0.282cm" fo:margin-bottom="0cm" fo:text-indent="-0.952cm"/>
    </style:style>
    <style:style style:name="P27" style:family="paragraph">
      <style:paragraph-properties fo:margin-left="0.952cm" fo:margin-right="0cm" fo:margin-top="0.352cm" fo:margin-bottom="0cm" fo:line-height="100%" fo:text-indent="-0.952cm"/>
    </style:style>
    <style:style style:name="P28" style:family="paragraph">
      <style:paragraph-properties fo:margin-left="0.952cm" fo:margin-right="0cm" fo:margin-top="0.211cm" fo:margin-bottom="0cm" fo:line-height="100%" fo:text-indent="-0.952cm"/>
    </style:style>
    <style:style style:name="P29" style:family="paragraph">
      <style:paragraph-properties fo:margin-left="0.952cm" fo:margin-right="0cm" fo:margin-top="0.317cm" fo:margin-bottom="0cm" fo:line-height="100%" fo:text-indent="-0.952cm"/>
    </style:style>
    <style:style style:name="P30" style:family="paragraph">
      <style:paragraph-properties fo:margin-left="0.952cm" fo:margin-right="0cm" fo:margin-top="0.317cm" fo:margin-bottom="0cm" fo:text-indent="-0.952cm"/>
    </style:style>
    <style:style style:name="P31" style:family="paragraph">
      <style:paragraph-properties fo:margin-left="0.952cm" fo:margin-right="0cm" fo:margin-top="0.282cm" fo:margin-bottom="0cm" fo:text-align="justify" fo:text-indent="-0.952cm"/>
    </style:style>
    <style:style style:name="P32" style:family="paragraph">
      <style:paragraph-properties fo:margin-left="0.952cm" fo:margin-right="0cm" fo:margin-top="0.317cm" fo:margin-bottom="0cm" fo:text-align="justify" fo:text-indent="-0.952cm"/>
    </style:style>
    <style:style style:name="P33" style:family="paragraph">
      <style:paragraph-properties fo:margin-left="0.952cm" fo:margin-right="0cm" fo:margin-top="0.141cm" fo:margin-bottom="0cm" fo:line-height="100%" fo:text-align="justify" fo:text-indent="-0.952cm"/>
    </style:style>
    <style:style style:name="P34" style:family="paragraph">
      <style:paragraph-properties fo:margin-left="0.952cm" fo:margin-right="0cm" fo:margin-top="0.211cm" fo:margin-bottom="0cm" fo:text-align="justify" fo:text-indent="-0.952cm"/>
    </style:style>
    <style:style style:name="P35" style:family="paragraph">
      <style:paragraph-properties fo:margin-left="0cm" fo:margin-right="0cm" fo:margin-top="0.211cm" fo:margin-bottom="0cm" fo:line-height="100%" fo:text-indent="0cm"/>
    </style:style>
    <style:style style:name="P36" style:family="paragraph">
      <style:paragraph-properties fo:margin-left="0.952cm" fo:margin-right="0cm" fo:margin-top="0.282cm" fo:margin-bottom="0cm" fo:line-height="150%" fo:text-indent="-0.952cm"/>
    </style:style>
    <style:style style:name="P37" style:family="paragraph">
      <style:paragraph-properties fo:margin-left="0.952cm" fo:margin-right="0cm" fo:margin-top="0.282cm" fo:margin-bottom="0cm" fo:line-height="140%" fo:text-indent="-0.952cm"/>
    </style:style>
    <style:style style:name="P38" style:family="paragraph">
      <style:paragraph-properties fo:margin-left="0cm" fo:margin-right="0cm" fo:margin-top="0.282cm" fo:margin-bottom="0cm" fo:line-height="140%" fo:text-align="start" fo:text-indent="0cm"/>
    </style:style>
    <style:style style:name="P39" style:family="paragraph">
      <style:paragraph-properties fo:margin-left="0.952cm" fo:margin-right="0cm" fo:margin-top="0.282cm" fo:margin-bottom="0cm" fo:line-height="100%" fo:text-align="justify" fo:text-indent="-0.952cm"/>
    </style:style>
    <style:style style:name="P40" style:family="paragraph">
      <style:paragraph-properties fo:margin-left="0cm" fo:margin-right="0cm" fo:margin-top="0.282cm" fo:margin-bottom="0cm" fo:line-height="100%" fo:text-align="start" fo:text-indent="0cm"/>
    </style:style>
    <style:style style:name="P41" style:family="paragraph">
      <style:paragraph-properties fo:margin-left="0cm" fo:margin-right="0cm" fo:margin-top="0.282cm" fo:margin-bottom="0cm" fo:line-height="100%" fo:text-indent="0cm"/>
    </style:style>
    <style:style style:name="P42" style:family="paragraph">
      <style:paragraph-properties fo:margin-left="0.952cm" fo:margin-right="0cm" fo:margin-top="0.246cm" fo:margin-bottom="0cm" fo:line-height="90%" fo:text-indent="-0.952cm"/>
    </style:style>
    <style:style style:name="P43" style:family="paragraph">
      <style:paragraph-properties fo:margin-left="0.952cm" fo:margin-right="0cm" fo:margin-top="0.211cm" fo:margin-bottom="0cm" fo:text-indent="-0.952cm"/>
    </style:style>
    <style:style style:name="P44" style:family="paragraph">
      <style:paragraph-properties fo:margin-left="0.952cm" fo:margin-right="0cm" fo:margin-top="0.211cm" fo:margin-bottom="0cm" fo:line-height="100%" fo:text-align="justify" fo:text-indent="-0.952cm"/>
    </style:style>
    <style:style style:name="P45" style:family="paragraph">
      <style:paragraph-properties fo:margin-left="0.952cm" fo:margin-right="0cm" fo:margin-top="0.176cm" fo:margin-bottom="0cm" fo:line-height="90%" fo:text-indent="-0.952cm"/>
    </style:style>
    <style:style style:name="P46" style:family="paragraph">
      <style:paragraph-properties fo:margin-left="0cm" fo:margin-right="0cm" fo:text-align="start" fo:text-indent="0cm"/>
    </style:style>
    <style:style style:name="P47" style:family="paragraph">
      <style:paragraph-properties fo:margin-left="0cm" fo:margin-right="0cm" fo:margin-top="0.282cm" fo:margin-bottom="0cm" fo:line-height="100%" fo:text-align="justify" fo:text-indent="0cm"/>
    </style:style>
    <style:style style:name="P48" style:family="paragraph">
      <style:paragraph-properties fo:margin-left="0cm" fo:margin-right="0cm" fo:margin-top="0cm" fo:margin-bottom="0cm" fo:line-height="100%" fo:text-align="justify" fo:text-indent="0cm" style:punctuation-wrap="simple" style:line-break="normal"/>
    </style:style>
    <style:style style:name="P49" style:family="paragraph">
      <style:paragraph-properties fo:margin-left="0cm" fo:margin-right="0cm" fo:margin-top="0cm" fo:margin-bottom="0cm" fo:text-align="justify" fo:text-indent="0cm" style:punctuation-wrap="simple" style:line-break="normal"/>
    </style:style>
    <style:style style:name="P50" style:family="paragraph">
      <style:paragraph-properties fo:margin-left="0cm" fo:margin-right="0cm" fo:margin-top="0.282cm" fo:margin-bottom="0cm" fo:text-align="justify" fo:text-indent="0cm"/>
    </style:style>
    <style:style style:name="P51" style:family="paragraph">
      <style:paragraph-properties fo:margin-left="0cm" fo:margin-right="0cm" fo:margin-top="0.282cm" fo:margin-bottom="0cm" fo:text-indent="0cm"/>
    </style:style>
    <style:style style:name="P52" style:family="paragraph">
      <style:paragraph-properties fo:margin-left="0cm" fo:margin-right="0cm" fo:margin-top="0.282cm" fo:margin-bottom="0cm" fo:line-height="140%" fo:text-align="justify" fo:text-indent="0cm"/>
    </style:style>
    <style:style style:name="P53" style:family="paragraph">
      <style:paragraph-properties fo:margin-left="0cm" fo:margin-right="0cm" fo:margin-top="0.246cm" fo:margin-bottom="0cm" fo:line-height="100%" fo:text-align="justify" fo:text-indent="0cm"/>
    </style:style>
    <style:style style:name="P54" style:family="paragraph">
      <style:paragraph-properties fo:margin-left="0cm" fo:margin-right="0cm" fo:margin-top="0.246cm" fo:margin-bottom="0cm" fo:line-height="100%" fo:text-indent="0cm"/>
    </style:style>
    <style:style style:name="P55" style:family="paragraph">
      <style:paragraph-properties fo:margin-left="0cm" fo:margin-right="0cm" fo:text-align="justify" fo:text-indent="0cm" style:punctuation-wrap="simple" style:line-break="normal"/>
    </style:style>
    <style:style style:name="P56" style:family="paragraph">
      <style:paragraph-properties fo:margin-left="0cm" fo:margin-right="0cm" fo:margin-top="0.282cm" fo:margin-bottom="0cm" fo:line-height="130%" fo:text-align="start" fo:text-indent="0cm"/>
    </style:style>
    <style:style style:name="P57" style:family="paragraph">
      <style:paragraph-properties fo:margin-left="0cm" fo:margin-right="0cm" fo:margin-top="0.282cm" fo:margin-bottom="0cm" fo:line-height="130%" fo:text-align="justify" fo:text-indent="0cm"/>
    </style:style>
    <style:style style:name="P58" style:family="paragraph">
      <style:paragraph-properties fo:margin-left="0cm" fo:margin-right="0cm" fo:margin-top="0.282cm" fo:margin-bottom="0cm" fo:line-height="130%" fo:text-indent="0cm"/>
    </style:style>
    <style:style style:name="P59" style:family="paragraph">
      <style:paragraph-properties fo:margin-left="0cm" fo:margin-right="0cm" fo:margin-top="0.211cm" fo:margin-bottom="0cm" fo:line-height="100%" fo:text-align="justify" fo:text-indent="0cm"/>
    </style:style>
    <style:style style:name="P60" style:family="paragraph">
      <style:paragraph-properties fo:margin-left="0.952cm" fo:margin-right="0cm" fo:margin-top="0.282cm" fo:margin-bottom="0cm" fo:line-height="130%" fo:text-align="justify" fo:text-indent="-0.952cm"/>
    </style:style>
    <style:style style:name="P61" style:family="paragraph">
      <style:paragraph-properties fo:margin-left="0cm" fo:margin-right="0cm" fo:margin-top="0.282cm" fo:margin-bottom="0cm" fo:line-height="120%" fo:text-align="justify" fo:text-indent="0cm"/>
    </style:style>
    <style:style style:name="P62" style:family="paragraph">
      <style:paragraph-properties fo:margin-left="0.952cm" fo:margin-right="0cm" fo:margin-top="0.282cm" fo:margin-bottom="0cm" fo:line-height="120%" fo:text-align="justify" fo:text-indent="-0.952cm"/>
    </style:style>
    <style:style style:name="P63" style:family="paragraph">
      <style:paragraph-properties fo:margin-left="0cm" fo:margin-right="0cm" fo:margin-top="0.282cm" fo:margin-bottom="0cm" fo:line-height="120%" fo:text-indent="0cm"/>
    </style:style>
    <style:style style:name="P64" style:family="paragraph">
      <style:paragraph-properties fo:margin-left="0cm" fo:margin-right="0cm" fo:margin-top="0.352cm" fo:margin-bottom="0cm" fo:line-height="120%" fo:text-align="justify" fo:text-indent="0cm"/>
    </style:style>
    <style:style style:name="P65" style:family="paragraph">
      <style:paragraph-properties fo:margin-left="0cm" fo:margin-right="0cm" fo:margin-top="0.352cm" fo:margin-bottom="0cm" fo:line-height="120%" fo:text-indent="0cm"/>
    </style:style>
    <style:style style:name="P66" style:family="paragraph">
      <style:paragraph-properties fo:margin-left="0cm" fo:margin-right="0cm" fo:margin-top="0.282cm" fo:margin-bottom="0cm" fo:text-align="start" fo:text-indent="0cm"/>
    </style:style>
    <style:style style:name="P67" style:family="paragraph">
      <style:paragraph-properties fo:margin-left="0cm" fo:margin-right="0cm" fo:margin-top="0.246cm" fo:margin-bottom="0cm" fo:text-align="start" fo:text-indent="0cm"/>
    </style:style>
    <style:style style:name="P68" style:family="paragraph">
      <style:paragraph-properties fo:margin-left="0cm" fo:margin-right="0cm" fo:margin-top="0.705cm" fo:margin-bottom="0cm" fo:line-height="100%" fo:text-indent="0cm"/>
    </style:style>
    <style:style style:name="P69" style:family="paragraph">
      <style:paragraph-properties fo:margin-left="0cm" fo:margin-right="0cm" fo:margin-top="0.705cm" fo:margin-bottom="0cm" fo:line-height="100%" fo:text-align="justify" fo:text-indent="0cm"/>
    </style:style>
    <style:style style:name="P70" style:family="paragraph">
      <style:paragraph-properties fo:margin-left="0cm" fo:margin-right="0cm" fo:line-height="100%" fo:text-align="justify" fo:text-indent="0.987cm"/>
    </style:style>
    <style:style style:name="P71" style:family="paragraph">
      <style:paragraph-properties fo:margin-left="0cm" fo:margin-right="0cm" fo:line-height="100%" fo:text-align="justify" fo:text-indent="0.987cm" style:punctuation-wrap="simple" style:line-break="normal"/>
    </style:style>
    <style:style style:name="P72" style:family="paragraph">
      <style:paragraph-properties fo:margin-left="0cm" fo:margin-right="0cm" fo:line-height="100%" fo:text-indent="0.987cm" style:punctuation-wrap="simple" style:line-break="normal"/>
    </style:style>
    <style:style style:name="P73" style:family="paragraph">
      <style:paragraph-properties fo:margin-left="0cm" fo:margin-right="0cm" fo:line-height="130%" fo:text-align="justify" fo:text-indent="0.493cm"/>
    </style:style>
    <style:style style:name="P74" style:family="paragraph">
      <style:paragraph-properties fo:margin-left="0cm" fo:margin-right="0cm" fo:line-height="130%" fo:text-align="justify" fo:text-indent="0.493cm" style:punctuation-wrap="simple" style:line-break="normal"/>
    </style:style>
    <style:style style:name="P75" style:family="paragraph">
      <style:paragraph-properties fo:margin-left="0cm" fo:margin-right="0cm" fo:line-height="100%" fo:text-indent="0.493cm" style:punctuation-wrap="simple" style:line-break="normal"/>
    </style:style>
    <style:style style:name="P76" style:family="paragraph">
      <style:paragraph-properties fo:margin-left="0cm" fo:margin-right="0cm" fo:line-height="100%" fo:text-align="justify" fo:text-indent="0.493cm"/>
    </style:style>
    <style:style style:name="P77" style:family="paragraph">
      <style:paragraph-properties fo:margin-left="0cm" fo:margin-right="0cm" fo:line-height="100%" fo:text-align="justify" fo:text-indent="0.493cm" style:punctuation-wrap="simple" style:line-break="normal"/>
    </style:style>
    <style:style style:name="P78" style:family="paragraph">
      <style:paragraph-properties fo:margin-left="0cm" fo:margin-right="0cm" fo:line-height="120%" fo:text-align="justify" fo:text-indent="1.481cm"/>
    </style:style>
    <style:style style:name="P79" style:family="paragraph">
      <style:paragraph-properties fo:margin-left="0cm" fo:margin-right="0cm" fo:line-height="120%" fo:text-align="justify" fo:text-indent="1.481cm" style:punctuation-wrap="simple" style:line-break="normal"/>
    </style:style>
    <style:style style:name="P80" style:family="paragraph">
      <style:paragraph-properties fo:margin-left="0cm" fo:margin-right="0cm" fo:line-height="100%" fo:text-indent="1.481cm" style:punctuation-wrap="simple" style:line-break="normal"/>
    </style:style>
    <style:style style:name="P81" style:family="paragraph">
      <style:paragraph-properties fo:margin-left="0cm" fo:margin-right="0cm" fo:line-height="120%" fo:text-align="justify" fo:text-indent="2.469cm"/>
    </style:style>
    <style:style style:name="P82" style:family="paragraph">
      <style:paragraph-properties fo:margin-left="0cm" fo:margin-right="0cm" fo:line-height="120%" fo:text-align="justify" fo:text-indent="2.469cm" style:punctuation-wrap="simple" style:line-break="normal"/>
    </style:style>
    <style:style style:name="P83" style:family="paragraph">
      <style:paragraph-properties fo:margin-left="0cm" fo:margin-right="0cm" fo:line-height="100%" fo:text-indent="2.469cm" style:punctuation-wrap="simple" style:line-break="normal"/>
    </style:style>
    <style:style style:name="P84" style:family="paragraph">
      <style:paragraph-properties fo:margin-left="0cm" fo:margin-right="0cm" fo:line-height="100%" fo:text-align="justify" fo:text-indent="0cm"/>
    </style:style>
    <style:style style:name="P85" style:family="paragraph">
      <style:paragraph-properties fo:margin-left="0cm" fo:margin-right="0cm" fo:line-height="100%" fo:text-align="justify" fo:text-indent="1.975cm"/>
    </style:style>
    <style:style style:name="P86" style:family="paragraph">
      <style:paragraph-properties fo:margin-left="0cm" fo:margin-right="0cm" fo:line-height="100%" fo:text-align="justify" fo:text-indent="1.975cm" style:punctuation-wrap="simple" style:line-break="normal"/>
    </style:style>
    <style:style style:name="P87" style:family="paragraph">
      <style:paragraph-properties fo:margin-left="0cm" fo:margin-right="0cm" fo:line-height="120%" fo:text-align="justify" fo:text-indent="1.975cm" style:punctuation-wrap="simple" style:line-break="normal"/>
    </style:style>
    <style:style style:name="P88" style:family="paragraph">
      <style:paragraph-properties fo:margin-left="0cm" fo:margin-right="0cm" fo:line-height="120%" fo:text-align="justify" fo:text-indent="3.457cm"/>
    </style:style>
    <style:style style:name="P89" style:family="paragraph">
      <style:paragraph-properties fo:margin-left="0cm" fo:margin-right="0cm" fo:line-height="120%" fo:text-align="justify" fo:text-indent="3.457cm" style:punctuation-wrap="simple" style:line-break="normal"/>
    </style:style>
    <style:style style:name="P90" style:family="paragraph">
      <style:paragraph-properties fo:margin-left="0cm" fo:margin-right="0cm" fo:line-height="100%" fo:text-indent="3.457cm" style:punctuation-wrap="simple" style:line-break="normal"/>
    </style:style>
    <style:style style:name="P91" style:family="paragraph">
      <style:paragraph-properties fo:margin-left="0cm" fo:margin-right="0cm" fo:line-height="120%" fo:text-align="justify" fo:text-indent="0.987cm"/>
    </style:style>
    <style:style style:name="P92" style:family="paragraph">
      <style:paragraph-properties fo:margin-left="0cm" fo:margin-right="0cm" fo:line-height="120%" fo:text-align="justify" fo:text-indent="0.987cm" style:punctuation-wrap="simple" style:line-break="normal"/>
    </style:style>
    <style:style style:name="P93" style:family="paragraph">
      <style:paragraph-properties fo:margin-left="0cm" fo:margin-right="0cm" fo:line-height="130%" fo:text-align="start" fo:text-indent="0.987cm" style:punctuation-wrap="simple" style:line-break="normal"/>
    </style:style>
    <style:style style:name="P94" style:family="paragraph">
      <style:paragraph-properties fo:margin-left="0.952cm" fo:margin-right="0cm" fo:margin-top="0cm" fo:margin-bottom="0cm" fo:line-height="140%" fo:text-align="justify" fo:text-indent="-0.952cm"/>
    </style:style>
    <style:style style:name="P95" style:family="paragraph">
      <style:paragraph-properties fo:margin-left="0.952cm" fo:margin-right="0cm" fo:margin-top="0cm" fo:margin-bottom="0cm" fo:line-height="140%" fo:text-align="justify" fo:text-indent="-0.952cm" style:punctuation-wrap="simple" style:line-break="normal"/>
    </style:style>
    <style:style style:name="P96" style:family="paragraph">
      <style:paragraph-properties fo:margin-left="0.952cm" fo:margin-right="0cm" fo:margin-top="0cm" fo:margin-bottom="0cm" fo:line-height="100%" fo:text-align="justify" fo:text-indent="-0.952cm" style:punctuation-wrap="simple" style:line-break="normal"/>
    </style:style>
    <style:style style:name="P97" style:family="paragraph">
      <style:paragraph-properties fo:margin-left="0cm" fo:margin-right="0cm" fo:line-height="120%" fo:text-indent="1.481cm" style:punctuation-wrap="simple" style:line-break="normal"/>
    </style:style>
    <style:style style:name="P98" style:family="paragraph">
      <style:paragraph-properties fo:margin-left="0cm" fo:margin-right="0cm" fo:line-height="130%" fo:text-align="justify" fo:text-indent="0.987cm" style:punctuation-wrap="simple" style:line-break="normal"/>
    </style:style>
    <style:style style:name="P99" style:family="paragraph">
      <style:paragraph-properties fo:margin-left="0cm" fo:margin-right="0cm" fo:text-align="justify" fo:text-indent="0cm"/>
    </style:style>
    <style:style style:name="P100" style:family="paragraph">
      <style:paragraph-properties fo:margin-left="0cm" fo:margin-right="0cm" fo:line-height="100%" fo:text-align="justify" fo:text-indent="0cm" style:punctuation-wrap="simple" style:line-break="normal"/>
    </style:style>
    <style:style style:name="P101" style:family="paragraph">
      <style:paragraph-properties fo:margin-left="0cm" fo:margin-right="0cm" fo:line-height="100%" fo:text-indent="0cm" style:punctuation-wrap="simple" style:line-break="normal"/>
    </style:style>
    <style:style style:name="P102" style:family="paragraph">
      <style:paragraph-properties fo:margin-left="0cm" fo:margin-right="0cm" fo:text-indent="0cm" style:punctuation-wrap="simple" style:line-break="normal"/>
    </style:style>
    <style:style style:name="P103" style:family="paragraph">
      <style:paragraph-properties fo:margin-left="0cm" fo:margin-right="0cm" fo:margin-top="0.705cm" fo:margin-bottom="0cm" fo:text-indent="0cm" style:punctuation-wrap="simple" style:line-break="normal"/>
    </style:style>
    <style:style style:name="P104" style:family="paragraph">
      <style:paragraph-properties fo:margin-left="0cm" fo:margin-right="0cm" fo:margin-top="0.705cm" fo:margin-bottom="0cm" fo:line-height="100%" fo:text-indent="0cm" style:punctuation-wrap="simple" style:line-break="normal"/>
    </style:style>
    <style:style style:name="P105" style:family="paragraph">
      <style:paragraph-properties fo:margin-left="0cm" fo:margin-right="0cm" fo:line-height="110%" fo:text-align="justify" fo:text-indent="0.987cm"/>
    </style:style>
    <style:style style:name="P106" style:family="paragraph">
      <style:paragraph-properties fo:margin-left="0cm" fo:margin-right="0cm" fo:line-height="120%" fo:text-indent="0.987cm" style:punctuation-wrap="simple" style:line-break="normal"/>
    </style:style>
    <style:style style:name="P107" style:family="paragraph">
      <style:paragraph-properties fo:margin-left="0cm" fo:margin-right="0cm" fo:line-height="120%" fo:text-align="justify" fo:text-indent="1.199cm"/>
    </style:style>
    <style:style style:name="P108" style:family="paragraph">
      <style:paragraph-properties fo:margin-left="0cm" fo:margin-right="0cm" fo:line-height="120%" fo:text-align="justify" fo:text-indent="1.199cm" style:punctuation-wrap="simple" style:line-break="normal"/>
    </style:style>
    <style:style style:name="P109" style:family="paragraph">
      <style:paragraph-properties fo:margin-left="0cm" fo:margin-right="0cm" fo:line-height="120%" fo:text-indent="1.199cm" style:punctuation-wrap="simple" style:line-break="normal"/>
    </style:style>
    <style:style style:name="P110" style:family="paragraph">
      <style:paragraph-properties fo:margin-left="0cm" fo:margin-right="0cm" fo:line-height="130%" fo:text-align="justify" fo:text-indent="0cm"/>
    </style:style>
    <style:style style:name="P111" style:family="paragraph">
      <style:paragraph-properties fo:margin-left="0cm" fo:margin-right="0cm" fo:line-height="130%" fo:text-align="justify" fo:text-indent="0cm" style:punctuation-wrap="simple" style:line-break="normal"/>
    </style:style>
    <style:style style:name="P112" style:family="paragraph">
      <style:paragraph-properties fo:margin-left="0cm" fo:margin-right="0cm" fo:line-height="130%" fo:text-indent="0cm" style:punctuation-wrap="simple" style:line-break="normal"/>
    </style:style>
    <style:style style:name="P113" style:family="paragraph">
      <style:paragraph-properties fo:margin-left="0cm" fo:margin-right="0cm" fo:line-height="120%" fo:text-align="justify" fo:text-indent="0.705cm"/>
    </style:style>
    <style:style style:name="P114" style:family="paragraph">
      <style:paragraph-properties fo:margin-left="0cm" fo:margin-right="0cm" fo:line-height="120%" fo:text-align="justify" fo:text-indent="0.705cm" style:punctuation-wrap="simple" style:line-break="normal"/>
    </style:style>
    <style:style style:name="P115" style:family="paragraph">
      <style:paragraph-properties fo:margin-left="0cm" fo:margin-right="0cm" fo:line-height="120%" fo:text-indent="0.705cm" style:punctuation-wrap="simple" style:line-break="normal"/>
    </style:style>
    <style:style style:name="P116" style:family="paragraph">
      <style:paragraph-properties fo:margin-left="0cm" fo:margin-right="0cm" fo:line-height="120%" fo:text-align="justify" fo:text-indent="1.763cm"/>
    </style:style>
    <style:style style:name="P117" style:family="paragraph">
      <style:paragraph-properties fo:margin-left="0cm" fo:margin-right="0cm" fo:line-height="120%" fo:text-align="justify" fo:text-indent="1.763cm" style:punctuation-wrap="simple" style:line-break="normal"/>
    </style:style>
    <style:style style:name="P118" style:family="paragraph">
      <style:paragraph-properties fo:margin-left="0cm" fo:margin-right="0cm" fo:line-height="120%" fo:text-indent="1.763cm" style:punctuation-wrap="simple" style:line-break="normal"/>
    </style:style>
    <style:style style:name="P119" style:family="paragraph">
      <style:paragraph-properties fo:margin-left="0cm" fo:margin-right="0cm" fo:line-height="120%" fo:text-align="justify" fo:text-indent="0.992cm"/>
    </style:style>
    <style:style style:name="P120" style:family="paragraph">
      <style:paragraph-properties fo:margin-left="0cm" fo:margin-right="0cm" fo:line-height="120%" fo:text-align="justify" fo:text-indent="0.992cm" style:punctuation-wrap="simple" style:line-break="normal"/>
    </style:style>
    <style:style style:name="P121" style:family="paragraph">
      <style:paragraph-properties fo:margin-left="0cm" fo:margin-right="0cm" fo:line-height="100%" fo:text-indent="0.992cm" style:punctuation-wrap="simple" style:line-break="normal"/>
    </style:style>
    <style:style style:name="P122" style:family="paragraph">
      <style:paragraph-properties fo:margin-left="0cm" fo:margin-right="0cm" fo:text-align="justify" fo:text-indent="0.493cm"/>
    </style:style>
    <style:style style:name="P123" style:family="paragraph">
      <style:paragraph-properties fo:margin-left="0cm" fo:margin-right="0cm" fo:text-align="justify" fo:text-indent="0.493cm" style:punctuation-wrap="simple" style:line-break="normal"/>
    </style:style>
    <style:style style:name="P124" style:family="paragraph">
      <style:paragraph-properties fo:margin-left="0cm" fo:margin-right="0cm" fo:text-indent="0.493cm" style:punctuation-wrap="simple" style:line-break="normal"/>
    </style:style>
    <style:style style:name="P125" style:family="paragraph">
      <style:paragraph-properties fo:margin-left="0cm" fo:margin-right="0cm" fo:text-align="justify" fo:text-indent="0.987cm"/>
    </style:style>
    <style:style style:name="P126" style:family="paragraph">
      <style:paragraph-properties fo:margin-left="0cm" fo:margin-right="0cm" fo:line-height="100%" fo:text-align="justify" fo:text-indent="1.481cm"/>
    </style:style>
    <style:style style:name="P127" style:family="paragraph">
      <style:paragraph-properties fo:margin-left="0cm" fo:margin-right="0cm" fo:line-height="100%" fo:text-align="justify" fo:text-indent="1.481cm" style:punctuation-wrap="simple" style:line-break="normal"/>
    </style:style>
    <style:style style:name="P128" style:family="paragraph">
      <style:paragraph-properties fo:margin-left="0.952cm" fo:margin-right="0cm" fo:margin-top="0cm" fo:margin-bottom="0cm" fo:line-height="120%" fo:text-align="justify" fo:text-indent="-0.952cm" style:punctuation-wrap="simple" style:line-break="normal"/>
    </style:style>
    <style:style style:name="P129" style:family="paragraph">
      <style:paragraph-properties fo:margin-left="0cm" fo:margin-right="0cm" fo:line-height="120%" fo:text-align="justify" fo:text-indent="0.493cm"/>
    </style:style>
    <style:style style:name="P130" style:family="paragraph">
      <style:paragraph-properties fo:margin-left="0cm" fo:margin-right="0cm" fo:line-height="120%" fo:text-align="justify" fo:text-indent="0.493cm" style:punctuation-wrap="simple" style:line-break="normal"/>
    </style:style>
    <style:style style:name="P131" style:family="paragraph">
      <style:paragraph-properties fo:margin-left="0cm" fo:margin-right="0cm" fo:line-height="120%" fo:text-indent="0.493cm" style:punctuation-wrap="simple" style:line-break="normal"/>
    </style:style>
    <style:style style:name="P132" style:family="paragraph">
      <style:paragraph-properties fo:margin-left="0cm" fo:margin-right="0cm" fo:margin-top="0.529cm" fo:margin-bottom="0cm" fo:line-height="100%" fo:text-align="center" fo:text-indent="0cm"/>
    </style:style>
    <style:style style:name="P133" style:family="paragraph">
      <style:paragraph-properties fo:margin-left="0cm" fo:margin-right="0cm" fo:line-height="130%" fo:text-align="center" fo:text-indent="0.987cm"/>
    </style:style>
    <style:style style:name="P134" style:family="paragraph">
      <style:paragraph-properties fo:margin-left="0cm" fo:margin-right="0cm" fo:line-height="130%" fo:text-align="center" fo:text-indent="0.987cm" style:punctuation-wrap="simple" style:line-break="normal"/>
    </style:style>
    <style:style style:name="P135" style:family="paragraph">
      <style:paragraph-properties fo:margin-left="0cm" fo:margin-right="0cm" fo:line-height="100%" fo:text-align="center" fo:text-indent="0.987cm" style:punctuation-wrap="simple" style:line-break="normal"/>
    </style:style>
    <style:style style:name="P136" style:family="paragraph">
      <style:paragraph-properties fo:margin-left="0cm" fo:margin-right="0cm" fo:text-align="justify" fo:text-indent="0.987cm" style:punctuation-wrap="simple" style:line-break="normal"/>
    </style:style>
    <style:style style:name="P137" style:family="paragraph">
      <style:paragraph-properties fo:margin-left="0cm" fo:margin-right="0cm" fo:text-indent="0.987cm" style:punctuation-wrap="simple" style:line-break="normal"/>
    </style:style>
    <style:style style:name="P138" style:family="paragraph">
      <style:paragraph-properties fo:margin-left="0cm" fo:margin-right="0cm" fo:margin-top="0.388cm" fo:margin-bottom="0cm" fo:line-height="120%" fo:text-indent="0cm"/>
    </style:style>
    <style:style style:name="P139" style:family="paragraph">
      <style:paragraph-properties fo:margin-left="0cm" fo:margin-right="0cm" fo:margin-top="0.282cm" fo:margin-bottom="0cm" fo:line-height="120%" fo:text-align="start" fo:text-indent="0cm"/>
    </style:style>
    <style:style style:name="P140" style:family="paragraph">
      <style:paragraph-properties fo:margin-left="0cm" fo:margin-right="0cm" fo:line-height="100%" fo:text-indent="2.257cm"/>
    </style:style>
    <style:style style:name="P141" style:family="paragraph">
      <style:paragraph-properties fo:margin-left="0cm" fo:margin-right="0cm" fo:line-height="100%" fo:text-align="justify" fo:text-indent="2.257cm"/>
    </style:style>
    <style:style style:name="P142" style:family="paragraph">
      <style:paragraph-properties fo:margin-left="0cm" fo:margin-right="0cm" fo:margin-top="0.529cm" fo:margin-bottom="0cm" fo:line-height="100%" fo:text-indent="0cm"/>
    </style:style>
    <style:style style:name="P143" style:family="paragraph">
      <style:paragraph-properties fo:margin-left="0cm" fo:margin-right="0cm" fo:margin-top="0.529cm" fo:margin-bottom="0cm" fo:line-height="100%" fo:text-align="justify" fo:text-indent="0cm"/>
    </style:style>
    <style:style style:name="P144" style:family="paragraph">
      <style:paragraph-properties fo:margin-left="0cm" fo:margin-right="0cm" fo:line-height="100%" fo:text-indent="0.352cm"/>
    </style:style>
    <style:style style:name="P145" style:family="paragraph">
      <style:paragraph-properties fo:margin-left="0cm" fo:margin-right="0cm" fo:line-height="100%" fo:text-align="justify" fo:text-indent="0.352cm" style:punctuation-wrap="simple" style:line-break="normal"/>
    </style:style>
    <style:style style:name="P146" style:family="paragraph">
      <style:paragraph-properties fo:margin-left="0cm" fo:margin-right="0cm" fo:text-indent="0.352cm" style:punctuation-wrap="simple" style:line-break="normal"/>
    </style:style>
    <style:style style:name="P147" style:family="paragraph">
      <style:paragraph-properties fo:margin-left="0cm" fo:margin-right="0cm" fo:line-height="100%" fo:text-indent="0.352cm" style:punctuation-wrap="simple" style:line-break="normal"/>
    </style:style>
    <style:style style:name="P148" style:family="paragraph">
      <style:paragraph-properties fo:margin-left="0cm" fo:margin-right="0cm" fo:margin-top="0.529cm" fo:margin-bottom="0cm" fo:text-align="center" fo:text-indent="0cm"/>
    </style:style>
    <style:style style:name="P149" style:family="paragraph">
      <style:paragraph-properties fo:margin-left="0cm" fo:margin-right="0cm" fo:text-align="center" fo:text-indent="0cm" style:punctuation-wrap="simple" style:line-break="normal"/>
    </style:style>
    <style:style style:name="P150" style:family="paragraph">
      <style:paragraph-properties fo:margin-left="0cm" fo:margin-right="0cm" fo:margin-top="0.529cm" fo:margin-bottom="0cm" fo:text-indent="0cm"/>
    </style:style>
    <style:style style:name="P151" style:family="paragraph">
      <style:paragraph-properties fo:margin-left="0cm" fo:margin-right="0cm" fo:line-height="100%" fo:text-indent="0.493cm"/>
    </style:style>
    <style:style style:name="P152" style:family="paragraph">
      <style:paragraph-properties fo:margin-left="0cm" fo:margin-right="0cm" fo:margin-top="0.396cm" fo:margin-bottom="0cm" fo:text-indent="0cm"/>
    </style:style>
    <style:style style:name="P153" style:family="paragraph">
      <style:paragraph-properties fo:margin-left="0cm" fo:margin-right="0cm" fo:line-height="100%" fo:text-align="center" fo:text-indent="0cm" style:punctuation-wrap="simple" style:line-break="normal"/>
    </style:style>
    <style:style style:name="P154" style:family="paragraph">
      <style:paragraph-properties fo:margin-left="0cm" fo:margin-right="0cm" fo:margin-top="0.617cm" fo:margin-bottom="0cm" fo:line-height="100%" fo:text-indent="0cm" style:punctuation-wrap="simple" style:line-break="normal"/>
    </style:style>
    <style:style style:name="P155" style:family="paragraph">
      <style:paragraph-properties fo:margin-left="0cm" fo:margin-right="0cm" fo:margin-top="0.396cm" fo:margin-bottom="0cm" fo:line-height="100%" fo:text-indent="0cm"/>
    </style:style>
    <style:style style:name="P156" style:family="paragraph">
      <style:paragraph-properties fo:margin-left="0cm" fo:margin-right="0cm" fo:line-height="120%" fo:text-align="justify" fo:text-indent="0cm"/>
    </style:style>
    <style:style style:name="P157" style:family="paragraph">
      <style:paragraph-properties fo:margin-left="0cm" fo:margin-right="0cm" fo:margin-top="0.705cm" fo:margin-bottom="0cm" fo:line-height="120%" fo:text-indent="0cm" style:punctuation-wrap="simple" style:line-break="normal"/>
    </style:style>
    <style:style style:name="P158" style:family="paragraph">
      <style:paragraph-properties fo:margin-left="0cm" fo:margin-right="0cm" fo:margin-top="0.705cm" fo:margin-bottom="0cm" fo:text-indent="0cm"/>
    </style:style>
    <style:style style:name="P159" style:family="paragraph">
      <style:paragraph-properties fo:margin-left="0.952cm" fo:margin-right="0cm" fo:margin-top="0cm" fo:margin-bottom="0cm" fo:line-height="90%" fo:text-align="justify" fo:text-indent="-0.952cm"/>
    </style:style>
    <style:style style:name="P160" style:family="paragraph">
      <style:paragraph-properties fo:margin-left="0.952cm" fo:margin-right="0cm" fo:margin-top="0cm" fo:margin-bottom="0cm" fo:line-height="90%" fo:text-align="justify" fo:text-indent="-0.952cm" style:punctuation-wrap="simple" style:line-break="normal"/>
    </style:style>
    <style:style style:name="P161" style:family="paragraph">
      <style:paragraph-properties fo:margin-left="0cm" fo:margin-right="0cm" fo:line-height="120%" fo:text-align="justify" fo:text-indent="0cm" style:punctuation-wrap="simple" style:line-break="normal"/>
    </style:style>
    <style:style style:name="P162" style:family="paragraph">
      <style:paragraph-properties fo:margin-left="0cm" fo:margin-right="0cm" fo:line-height="120%" fo:text-indent="0cm" style:punctuation-wrap="simple" style:line-break="normal"/>
    </style:style>
    <style:style style:name="P163" style:family="paragraph">
      <style:paragraph-properties fo:margin-left="0cm" fo:margin-right="0cm" fo:line-height="100%" fo:text-indent="0.705cm" style:punctuation-wrap="simple" style:line-break="normal"/>
    </style:style>
    <style:style style:name="P164" style:family="paragraph">
      <style:paragraph-properties fo:margin-left="0cm" fo:margin-right="0cm" fo:line-height="100%" fo:text-align="justify" fo:text-indent="2.469cm"/>
    </style:style>
    <style:style style:name="P165" style:family="paragraph">
      <style:paragraph-properties fo:margin-left="0cm" fo:margin-right="0cm" fo:line-height="100%" fo:text-align="justify" fo:text-indent="2.469cm" style:punctuation-wrap="simple" style:line-break="normal"/>
    </style:style>
    <style:style style:name="P166" style:family="paragraph">
      <style:paragraph-properties fo:margin-left="0cm" fo:margin-right="0cm" fo:line-height="100%" fo:text-align="justify" fo:text-indent="2.963cm"/>
    </style:style>
    <style:style style:name="P167" style:family="paragraph">
      <style:paragraph-properties fo:margin-left="0cm" fo:margin-right="0cm" fo:text-align="justify" fo:text-indent="1.693cm" style:punctuation-wrap="simple" style:line-break="normal"/>
    </style:style>
    <style:style style:name="P168" style:family="paragraph">
      <style:paragraph-properties fo:margin-left="0cm" fo:margin-right="0cm" fo:margin-top="0.705cm" fo:margin-bottom="0cm" fo:text-indent="1.693cm" style:punctuation-wrap="simple" style:line-break="normal"/>
    </style:style>
    <style:style style:name="P169" style:family="paragraph">
      <style:paragraph-properties fo:margin-left="0cm" fo:margin-right="0cm" fo:margin-top="0cm" fo:margin-bottom="0cm" fo:line-height="100%" fo:text-align="justify" fo:text-indent="0cm"/>
    </style:style>
    <style:style style:name="P170" style:family="paragraph">
      <style:paragraph-properties fo:margin-left="0cm" fo:margin-right="0cm" fo:margin-top="0cm" fo:margin-bottom="0cm" fo:line-height="100%" fo:text-align="start" fo:text-indent="0cm" style:punctuation-wrap="simple" style:line-break="normal"/>
    </style:style>
    <style:style style:name="P171" style:family="paragraph">
      <style:paragraph-properties fo:margin-left="0cm" fo:margin-right="0cm" fo:margin-top="0.317cm" fo:margin-bottom="0cm" fo:text-indent="0cm"/>
    </style:style>
    <style:style style:name="P172" style:family="paragraph">
      <style:paragraph-properties fo:margin-left="0cm" fo:margin-right="0cm" fo:margin-top="0.317cm" fo:margin-bottom="0cm" fo:text-align="justify" fo:text-indent="0cm"/>
    </style:style>
    <style:style style:name="P173" style:family="paragraph">
      <style:paragraph-properties fo:text-align="center" style:writing-mode="tb-rl"/>
    </style:style>
    <style:style style:name="P174" style:family="paragraph">
      <style:paragraph-properties fo:margin-left="0cm" fo:margin-right="0cm" fo:margin-top="0.388cm" fo:margin-bottom="0cm" fo:line-height="100%" fo:text-align="start" fo:text-indent="0cm"/>
    </style:style>
    <style:style style:name="P175" style:family="paragraph">
      <style:paragraph-properties fo:margin-left="0cm" fo:margin-right="0cm" fo:margin-top="0.388cm" fo:margin-bottom="0cm" fo:text-align="start" fo:text-indent="0cm"/>
    </style:style>
    <style:style style:name="P176" style:family="paragraph">
      <style:paragraph-properties fo:margin-left="1.693cm" fo:margin-right="0cm" fo:margin-top="0.282cm" fo:margin-bottom="0cm" fo:text-align="justify" fo:text-indent="-1.693cm"/>
    </style:style>
    <style:style style:name="P177" style:family="paragraph">
      <style:paragraph-properties fo:margin-left="1.693cm" fo:margin-right="0cm" fo:margin-top="0.282cm" fo:margin-bottom="0cm" fo:line-height="100%" fo:text-align="justify" fo:text-indent="-1.693cm"/>
    </style:style>
    <style:style style:name="P178" style:family="paragraph">
      <style:paragraph-properties fo:margin-left="1.693cm" fo:margin-right="0cm" fo:margin-top="0.282cm" fo:margin-bottom="0cm" fo:text-indent="-1.693cm"/>
    </style:style>
    <style:style style:name="P179" style:family="paragraph">
      <style:text-properties fo:color="#000066" fo:language="en" fo:country="US" style:language-asian="zh" style:country-asian="CN"/>
    </style:style>
    <style:style style:name="P180" style:family="paragraph">
      <style:paragraph-properties fo:margin-left="0cm" fo:margin-right="0cm" fo:margin-top="0.352cm" fo:margin-bottom="0cm" fo:text-align="justify" fo:text-indent="0cm"/>
    </style:style>
    <style:style style:name="P181" style:family="paragraph">
      <style:paragraph-properties fo:margin-left="1.27cm" fo:margin-right="0cm" fo:text-indent="-1.27cm"/>
    </style:style>
    <style:style style:name="P182" style:family="paragraph">
      <style:paragraph-properties fo:margin-left="0cm" fo:margin-right="0cm" fo:margin-top="0.176cm" fo:margin-bottom="0cm" fo:line-height="100%" fo:text-align="start" fo:text-indent="0cm"/>
    </style:style>
    <style:style style:name="P183" style:family="paragraph">
      <style:paragraph-properties fo:margin-left="0cm" fo:margin-right="0cm" fo:margin-top="0.211cm" fo:margin-bottom="0cm" fo:line-height="100%" fo:text-align="start" fo:text-indent="0cm"/>
    </style:style>
    <style:style style:name="P184" style:family="paragraph">
      <style:paragraph-properties fo:margin-left="0.952cm" fo:margin-right="0cm" fo:margin-top="0.388cm" fo:margin-bottom="0cm" fo:line-height="100%" fo:text-align="center" fo:text-indent="-0.952cm"/>
    </style:style>
    <style:style style:name="P185" style:family="paragraph">
      <style:paragraph-properties fo:margin-left="0.952cm" fo:margin-right="0cm" fo:margin-top="0.246cm" fo:margin-bottom="0cm" fo:line-height="100%" fo:text-align="justify" fo:text-indent="-0.952cm"/>
    </style:style>
    <style:style style:name="P186" style:family="paragraph">
      <style:paragraph-properties fo:margin-left="0.952cm" fo:margin-right="0cm" fo:margin-top="0.282cm" fo:margin-bottom="0cm" fo:line-height="100%" fo:text-align="justify"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87" style:family="paragraph">
      <style:paragraph-properties fo:margin-left="2.063cm" fo:margin-right="0cm" fo:margin-top="0.282cm" fo:margin-bottom="0cm" fo:line-height="100%" fo:text-align="justify" fo:text-indent="-0.793cm"/>
    </style:style>
    <style:style style:name="P188" style:family="paragraph">
      <style:paragraph-properties fo:margin-left="0.952cm" fo:margin-right="0cm" fo:margin-top="0.282cm" fo:margin-bottom="0cm" fo:line-height="120%" fo:text-indent="-0.952cm"/>
    </style:style>
    <style:style style:name="P189" style:family="paragraph">
      <style:paragraph-properties fo:margin-left="0.952cm" fo:margin-right="0cm" fo:margin-top="0.246cm" fo:margin-bottom="0cm" fo:text-align="justify" fo:text-indent="-0.952cm"/>
    </style:style>
    <style:style style:name="P190" style:family="paragraph">
      <style:paragraph-properties fo:margin-left="0cm" fo:margin-right="0cm" fo:margin-top="0.211cm" fo:margin-bottom="0cm" fo:text-align="justify" fo:text-indent="0cm"/>
    </style:style>
    <style:style style:name="P191" style:family="paragraph">
      <style:paragraph-properties fo:margin-left="0cm" fo:margin-right="0cm" fo:margin-top="0.211cm" fo:margin-bottom="0cm" fo:text-align="start" fo:text-indent="0cm"/>
    </style:style>
    <style:style style:name="P192" style:family="paragraph">
      <style:paragraph-properties fo:margin-left="0cm" fo:margin-right="0cm" fo:margin-top="0cm" fo:margin-bottom="0cm" fo:text-align="start" fo:text-indent="0cm"/>
    </style:style>
    <style:style style:name="P193" style:family="paragraph">
      <style:paragraph-properties fo:margin-left="0cm" fo:margin-right="0cm" fo:margin-top="0.388cm" fo:margin-bottom="0cm" fo:line-height="140%" fo:text-indent="0cm"/>
    </style:style>
    <style:style style:name="P194" style:family="paragraph">
      <style:paragraph-properties fo:margin-left="0cm" fo:margin-right="0cm" fo:margin-top="0.246cm" fo:margin-bottom="0cm" fo:text-align="justify" fo:text-indent="0cm"/>
    </style:style>
    <style:style style:name="P195" style:family="paragraph">
      <style:paragraph-properties fo:margin-left="0cm" fo:margin-right="0cm" fo:margin-top="0.282cm" fo:margin-bottom="0cm" fo:line-height="140%" fo:text-indent="0cm"/>
    </style:style>
    <style:style style:name="P196" style:family="paragraph">
      <style:paragraph-properties fo:margin-left="0cm" fo:margin-right="0cm" fo:margin-top="0.246cm" fo:margin-bottom="0cm" fo:text-indent="0cm"/>
    </style:style>
    <style:style style:name="P197" style:family="paragraph">
      <style:paragraph-properties fo:margin-left="0cm" fo:margin-right="0cm" fo:margin-top="0.211cm" fo:margin-bottom="0cm" fo:text-indent="0cm"/>
    </style:style>
    <style:style style:name="P198" style:family="paragraph">
      <style:paragraph-properties fo:margin-left="0cm" fo:margin-right="0cm" fo:margin-top="0.246cm" fo:margin-bottom="0cm" fo:line-height="100%" fo:text-align="start" fo:text-indent="0cm"/>
    </style:style>
    <style:style style:name="P199" style:family="paragraph">
      <style:paragraph-properties fo:margin-left="0cm" fo:margin-right="0cm" fo:margin-top="0.282cm" fo:margin-bottom="0cm" fo:line-height="120%" fo:text-align="justify"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0" style:family="paragraph">
      <style:paragraph-properties fo:margin-left="0cm" fo:margin-right="0cm" fo:margin-top="0.246cm" fo:margin-bottom="0cm" fo:line-height="120%" fo:text-align="justify" fo:text-indent="0cm"/>
    </style:style>
    <style:style style:name="P201" style:family="paragraph">
      <style:paragraph-properties fo:margin-left="0cm" fo:margin-right="0cm" fo:margin-top="0.246cm" fo:margin-bottom="0cm" fo:line-height="120%" fo:text-align="start" fo:text-indent="0cm"/>
    </style:style>
    <style:style style:name="P202" style:family="paragraph">
      <style:paragraph-properties fo:margin-left="0cm" fo:margin-right="0cm" fo:margin-top="0.282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3"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4" style:family="paragraph">
      <style:paragraph-properties fo:margin-left="0cm" fo:margin-right="0cm" fo:margin-top="0.282cm" fo:margin-bottom="0cm" fo:line-height="120%" fo:text-align="start" fo:text-indent="0cm" style:punctuation-wrap="simple" style:line-break="normal"/>
    </style:style>
    <style:style style:name="P205" style:family="paragraph">
      <style:paragraph-properties fo:margin-left="0cm" fo:margin-right="0cm" fo:margin-top="0.246cm" fo:margin-bottom="0cm" fo:text-align="justify"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6" style:family="paragraph">
      <style:paragraph-properties fo:margin-left="0cm" fo:margin-right="0cm" fo:line-height="120%" fo:text-align="center" fo:text-indent="0.493cm"/>
    </style:style>
    <style:style style:name="P207" style:family="paragraph">
      <style:paragraph-properties fo:margin-left="0cm" fo:margin-right="0cm" fo:margin-top="0cm" fo:margin-bottom="0cm" fo:text-align="justify" fo:text-indent="0cm"/>
    </style:style>
    <style:style style:name="P208" style:family="paragraph">
      <style:paragraph-properties fo:margin-left="0cm" fo:margin-right="0cm" fo:line-height="120%" fo:text-align="start" fo:text-indent="0cm"/>
    </style:style>
    <style:style style:name="P209" style:family="paragraph">
      <style:paragraph-properties fo:margin-left="0cm" fo:margin-right="0cm" fo:text-align="justify" fo:text-indent="0.705cm"/>
    </style:style>
    <style:style style:name="P210" style:family="paragraph">
      <style:paragraph-properties fo:margin-left="0cm" fo:margin-right="0cm" fo:text-align="justify" fo:text-indent="0.705cm" style:punctuation-wrap="simple" style:line-break="normal"/>
    </style:style>
    <style:style style:name="P211" style:family="paragraph">
      <style:paragraph-properties fo:margin-left="0cm" fo:margin-right="0cm" fo:line-height="100%" fo:text-align="justify" fo:text-indent="0.705cm" style:punctuation-wrap="simple" style:line-break="normal"/>
    </style:style>
    <style:style style:name="P212" style:family="paragraph">
      <style:paragraph-properties fo:margin-left="0cm" fo:margin-right="0cm" fo:text-indent="0.705cm" style:punctuation-wrap="simple" style:line-break="normal"/>
    </style:style>
    <style:style style:name="P213" style:family="paragraph">
      <style:paragraph-properties fo:margin-left="0cm" fo:margin-right="0cm" fo:line-height="120%" fo:text-align="center" fo:text-indent="0cm"/>
    </style:style>
    <style:style style:name="P214" style:family="paragraph">
      <style:paragraph-properties fo:margin-left="0cm" fo:margin-right="0cm" fo:line-height="120%" fo:text-align="center" fo:text-indent="0.987cm"/>
    </style:style>
    <style:style style:name="P215" style:family="paragraph">
      <style:paragraph-properties fo:margin-left="0cm" fo:margin-right="0cm" fo:text-align="justify" fo:text-indent="1.975cm"/>
    </style:style>
    <style:style style:name="P216" style:family="paragraph">
      <style:paragraph-properties fo:margin-left="0cm" fo:margin-right="0cm" fo:line-height="100%" fo:text-indent="1.975cm" style:punctuation-wrap="simple" style:line-break="normal"/>
    </style:style>
    <style:style style:name="P217" style:family="paragraph">
      <style:paragraph-properties fo:margin-left="0cm" fo:margin-right="0cm" fo:margin-top="0.529cm" fo:margin-bottom="0cm" fo:line-height="100%" fo:text-indent="0cm" style:punctuation-wrap="simple" style:line-break="normal"/>
    </style:style>
    <style:style style:name="P218" style:family="paragraph">
      <style:paragraph-properties fo:margin-left="0cm" fo:margin-right="0cm" fo:margin-top="0.705cm" fo:margin-bottom="0cm" fo:text-align="justify" fo:text-indent="0cm" style:punctuation-wrap="simple" style:line-break="normal"/>
    </style:style>
    <style:style style:name="P219" style:family="paragraph">
      <style:paragraph-properties fo:margin-left="0cm" fo:margin-right="0cm" fo:text-align="justify" fo:text-indent="1.481cm"/>
    </style:style>
    <style:style style:name="P220" style:family="paragraph">
      <style:paragraph-properties fo:margin-left="0cm" fo:margin-right="0cm" fo:text-align="justify" fo:text-indent="1.481cm" style:punctuation-wrap="simple" style:line-break="normal"/>
    </style:style>
    <style:style style:name="P221" style:family="paragraph">
      <style:paragraph-properties fo:margin-left="0cm" fo:margin-right="0cm" fo:margin-top="0cm" fo:margin-bottom="0cm" fo:line-height="120%" fo:text-align="justify" fo:text-indent="0cm" style:punctuation-wrap="simple" style:line-break="normal"/>
    </style:style>
    <style:style style:name="P222" style:family="paragraph">
      <style:paragraph-properties fo:margin-left="0cm" fo:margin-right="0cm" fo:margin-top="0.617cm" fo:margin-bottom="0cm" fo:line-height="120%" fo:text-align="start" fo:text-indent="0cm" style:punctuation-wrap="simple" style:line-break="normal"/>
    </style:style>
    <style:style style:name="T1" style:family="text">
      <style:text-properties fo:color="#ff6600" style:font-name="隶书" fo:font-size="40pt" fo:language="en" fo:country="US" style:font-name-asian="隶书" style:font-size-asian="40pt" style:language-asian="zh" style:country-asian="CN" style:font-name-complex="隶书" style:font-size-complex="40pt"/>
    </style:style>
    <style:style style:name="T2" style:family="text">
      <style:text-properties fo:color="#ffffff" style:font-name="华文隶书" fo:font-size="96pt" fo:language="en" fo:country="US" fo:text-shadow="1pt 1pt" fo:font-weight="bold" style:font-name-asian="华文隶书" style:font-size-asian="96pt" style:language-asian="zh" style:country-asian="CN" style:font-weight-asian="bold" style:font-name-complex="华文隶书" style:font-size-complex="96pt" style:font-weight-complex="bold"/>
    </style:style>
    <style:style style:name="T3" style:family="text">
      <style:text-properties fo:color="#ffffff" style:font-name="华文隶书" fo:font-size="66pt" fo:language="en" fo:country="US" fo:text-shadow="1pt 1pt" fo:font-weight="bold" style:font-name-asian="华文隶书" style:font-size-asian="66pt" style:language-asian="zh" style:country-asian="CN" style:font-weight-asian="bold" style:font-name-complex="华文隶书" style:font-size-complex="66pt" style:font-weight-complex="bold"/>
    </style:style>
    <style:style style:name="T4" style:family="text">
      <style:text-properties fo:color="#ffff99" style:font-name="华文隶书" fo:font-size="36pt" fo:language="en" fo:country="US" fo:font-weight="bold" style:font-name-asian="华文隶书" style:font-size-asian="36pt" style:language-asian="zh" style:country-asian="CN" style:font-weight-asian="bold" style:font-name-complex="华文隶书" style:font-size-complex="36pt" style:font-weight-complex="bold"/>
    </style:style>
    <style:style style:name="T5" style:family="text">
      <style:text-properties fo:color="#ffffff" style:font-name="Gungsuh" fo:font-size="36pt" fo:language="en" fo:country="US" fo:text-shadow="1pt 1pt" fo:font-weight="bold" style:font-name-asian="Gungsuh" style:font-size-asian="36pt" style:language-asian="zh" style:country-asian="CN" style:font-weight-asian="bold" style:font-name-complex="Gungsuh" style:font-size-complex="36pt" style:font-weight-complex="bold"/>
    </style:style>
    <style:style style:name="T6" style:family="text">
      <style:text-properties fo:color="#ffffff" style:font-name="楷体_GB2312" fo:font-size="36pt" fo:language="en" fo:country="US" fo:text-shadow="1pt 1pt" fo:font-weight="bold" style:font-name-asian="楷体_GB2312" style:font-size-asian="36pt" style:language-asian="zh" style:country-asian="CN" style:font-weight-asian="bold" style:font-name-complex="楷体_GB2312" style:font-size-complex="36pt" style:font-weight-complex="bold"/>
    </style:style>
    <style:style style:name="T7" style:family="text">
      <style:text-properties fo:color="#ffff00" style:font-name="方正舒体" fo:language="en" fo:country="US" fo:font-weight="bold" style:font-name-asian="方正舒体" style:language-asian="zh" style:country-asian="CN" style:font-weight-asian="bold" style:font-name-complex="方正舒体" style:font-weight-complex="bold"/>
    </style:style>
    <style:style style:name="T8" style:family="text">
      <style:text-properties fo:color="#ffff00" fo:language="en" fo:country="US" style:language-asian="zh" style:country-asian="CN"/>
    </style:style>
    <style:style style:name="T9" style:family="text">
      <style:text-properties fo:color="#ffff00" style:font-name="楷体_GB2312" fo:font-size="40pt" fo:language="en" fo:country="US" fo:font-weight="bold" style:font-name-asian="楷体_GB2312" style:font-size-asian="40pt" style:language-asian="zh" style:country-asian="CN" style:font-weight-asian="bold" style:font-name-complex="楷体_GB2312" style:font-size-complex="40pt" style:font-weight-complex="bold"/>
    </style:style>
    <style:style style:name="T10" style:family="text">
      <style:text-properties fo:color="#ff6699" style:font-name="楷体_GB2312" fo:font-size="40pt" fo:language="en" fo:country="US" fo:font-weight="bold" style:font-name-asian="楷体_GB2312" style:font-size-asian="40pt" style:language-asian="zh" style:country-asian="CN" style:font-weight-asian="bold" style:font-name-complex="楷体_GB2312" style:font-size-complex="40pt" style:font-weight-complex="bold"/>
    </style:style>
    <style:style style:name="T11" style:family="text">
      <style:text-properties fo:color="#ffcccc" style:font-name="华文楷体" fo:font-size="40pt" fo:language="en" fo:country="US" fo:font-weight="bold" style:font-name-asian="华文楷体" style:font-size-asian="40pt" style:language-asian="zh" style:country-asian="CN" style:font-weight-asian="bold" style:font-name-complex="华文楷体" style:font-size-complex="40pt" style:font-weight-complex="bold"/>
    </style:style>
    <style:style style:name="T12" style:family="text">
      <style:text-properties fo:color="#ffffff" style:font-name="华文楷体" fo:font-size="40pt" fo:language="en" fo:country="US" fo:font-weight="bold" style:font-name-asian="华文楷体" style:font-size-asian="40pt" style:language-asian="zh" style:country-asian="CN" style:font-weight-asian="bold" style:font-name-complex="华文楷体" style:font-size-complex="40pt" style:font-weight-complex="bold"/>
    </style:style>
    <style:style style:name="T13" style:family="text">
      <style:text-properties fo:color="#ff3300" style:font-name="楷体_GB2312" fo:font-size="36pt" fo:language="en" fo:country="US" style:font-name-asian="楷体_GB2312" style:font-size-asian="36pt" style:language-asian="zh" style:country-asian="CN" style:font-name-complex="楷体_GB2312" style:font-size-complex="36pt"/>
    </style:style>
    <style:style style:name="T14" style:family="text">
      <style:text-properties fo:color="#ff6699" style:font-name="楷体_GB2312" fo:font-size="36pt" fo:language="en" fo:country="US" fo:font-weight="bold" style:font-name-asian="楷体_GB2312" style:font-size-asian="36pt" style:language-asian="zh" style:country-asian="CN" style:font-weight-asian="bold" style:font-name-complex="楷体_GB2312" style:font-size-complex="36pt" style:font-weight-complex="bold"/>
    </style:style>
    <style:style style:name="T15" style:family="text">
      <style:text-properties fo:color="#ffcccc" style:font-name="楷体_GB2312" fo:font-size="40pt" fo:language="en" fo:country="US" fo:font-weight="bold" style:font-name-asian="楷体_GB2312" style:font-size-asian="40pt" style:language-asian="zh" style:country-asian="CN" style:font-weight-asian="bold" style:font-name-complex="楷体_GB2312" style:font-size-complex="40pt" style:font-weight-complex="bold"/>
    </style:style>
    <style:style style:name="T16" style:family="text">
      <style:text-properties fo:color="#ffff00" fo:language="en" fo:country="US" fo:font-weight="bold" style:language-asian="zh" style:country-asian="CN" style:font-weight-asian="bold" style:font-weight-complex="bold"/>
    </style:style>
    <style:style style:name="T17" style:family="text">
      <style:text-properties fo:color="#ffffff" fo:font-size="28pt" fo:language="en" fo:country="US" fo:font-weight="bold" style:font-name-asian="楷体_GB2312" style:font-size-asian="28pt" style:language-asian="zh" style:country-asian="CN" style:font-weight-asian="bold" style:font-name-complex="楷体_GB2312" style:font-size-complex="28pt" style:font-weight-complex="bold"/>
    </style:style>
    <style:style style:name="T18" style:family="text">
      <style:text-properties fo:color="#ffffff" style:font-name="楷体_GB2312" fo:font-size="28pt" fo:language="en" fo:country="US" fo:font-weight="bold" style:font-name-asian="楷体_GB2312" style:font-size-asian="28pt" style:language-asian="zh" style:country-asian="CN" style:font-weight-asian="bold" style:font-name-complex="楷体_GB2312" style:font-size-complex="28pt" style:font-weight-complex="bold"/>
    </style:style>
    <style:style style:name="T19" style:family="text">
      <style:text-properties fo:color="#ffff00" style:font-name="楷体_GB2312" fo:font-size="28pt" fo:language="en" fo:country="US" fo:font-weight="bold" style:font-name-asian="楷体_GB2312" style:font-size-asian="28pt" style:language-asian="zh" style:country-asian="CN" style:font-weight-asian="bold" style:font-name-complex="楷体_GB2312" style:font-size-complex="28pt" style:font-weight-complex="bold"/>
    </style:style>
    <style:style style:name="T20" style:family="text">
      <style:text-properties fo:font-size="28pt" fo:language="en" fo:country="US" fo:font-weight="bold" style:font-size-asian="28pt" style:language-asian="zh" style:country-asian="CN" style:font-weight-asian="bold" style:font-size-complex="28pt" style:font-weight-complex="bold"/>
    </style:style>
    <style:style style:name="T21" style:family="text">
      <style:text-properties fo:color="#ffff99" fo:font-size="28pt" fo:language="en" fo:country="US" fo:font-weight="bold" style:font-size-asian="28pt" style:language-asian="zh" style:country-asian="CN" style:font-weight-asian="bold" style:font-size-complex="28pt" style:font-weight-complex="bold"/>
    </style:style>
    <style:style style:name="T22" style:family="text">
      <style:text-properties fo:color="#ffff99" fo:font-size="24pt" fo:language="en" fo:country="US" fo:font-weight="bold" style:font-name-asian="楷体_GB2312" style:font-size-asian="24pt" style:language-asian="zh" style:country-asian="CN" style:font-weight-asian="bold" style:font-name-complex="楷体_GB2312" style:font-size-complex="24pt" style:font-weight-complex="bold"/>
    </style:style>
    <style:style style:name="T23" style:family="text">
      <style:text-properties fo:color="#ffff99" fo:font-size="24pt" fo:language="en" fo:country="US" fo:font-weight="bold" style:font-size-asian="24pt" style:language-asian="zh" style:country-asian="CN" style:font-weight-asian="bold" style:font-size-complex="24pt" style:font-weight-complex="bold"/>
    </style:style>
    <style:style style:name="T24" style:family="text">
      <style:text-properties fo:color="#ffff00" fo:font-size="28pt" fo:language="en" fo:country="US" fo:font-weight="bold" style:font-size-asian="28pt" style:language-asian="zh" style:country-asian="CN" style:font-weight-asian="bold" style:font-size-complex="28pt" style:font-weight-complex="bold"/>
    </style:style>
    <style:style style:name="T25" style:family="text">
      <style:text-properties fo:color="#ffffff" fo:font-size="28pt" fo:language="en" fo:country="US" fo:font-weight="bold" style:font-size-asian="28pt" style:language-asian="zh" style:country-asian="CN" style:font-weight-asian="bold" style:font-size-complex="28pt" style:font-weight-complex="bold"/>
    </style:style>
    <style:style style:name="T26" style:family="text">
      <style:text-properties fo:color="#ffff99" style:font-name="楷体_GB2312" fo:font-size="28pt" fo:language="en" fo:country="US" fo:font-weight="bold" style:font-name-asian="楷体_GB2312" style:font-size-asian="28pt" style:language-asian="zh" style:country-asian="CN" style:font-weight-asian="bold" style:font-name-complex="楷体_GB2312" style:font-size-complex="28pt" style:font-weight-complex="bold"/>
    </style:style>
    <style:style style:name="T27" style:family="text">
      <style:text-properties fo:color="#ff0000" style:font-name="宋体" fo:font-size="28pt" fo:language="en" fo:country="US" fo:font-weight="bold" style:font-size-asian="28pt" style:language-asian="zh" style:country-asian="CN" style:font-weight-asian="bold" style:font-size-complex="28pt" style:font-weight-complex="bold"/>
    </style:style>
    <style:style style:name="T28" style:family="text">
      <style:text-properties fo:color="#ffff99" style:font-name="宋体" fo:font-size="28pt" fo:language="en" fo:country="US" fo:font-weight="bold" style:font-size-asian="28pt" style:language-asian="zh" style:country-asian="CN" style:font-weight-asian="bold" style:font-size-complex="28pt" style:font-weight-complex="bold"/>
    </style:style>
    <style:style style:name="T29" style:family="text">
      <style:text-properties fo:color="#ffff99" style:font-name="楷体_GB2312" fo:font-size="24pt" fo:language="en" fo:country="US" fo:font-weight="bold" style:font-name-asian="楷体_GB2312" style:font-size-asian="24pt" style:language-asian="zh" style:country-asian="CN" style:font-weight-asian="bold" style:font-name-complex="楷体_GB2312" style:font-size-complex="24pt" style:font-weight-complex="bold"/>
    </style:style>
    <style:style style:name="T30" style:family="text">
      <style:text-properties fo:font-size="24pt" fo:language="en" fo:country="US" fo:font-weight="bold" style:font-size-asian="24pt" style:language-asian="zh" style:country-asian="CN" style:font-weight-asian="bold" style:font-size-complex="24pt" style:font-weight-complex="bold"/>
    </style:style>
    <style:style style:name="T31" style:family="text">
      <style:text-properties fo:color="#ffffff" fo:font-size="32pt" fo:language="en" fo:country="US" style:font-name-asian="楷体_GB2312" style:font-size-asian="32pt" style:language-asian="zh" style:country-asian="CN" style:font-name-complex="楷体_GB2312" style:font-size-complex="32pt"/>
    </style:style>
    <style:style style:name="T32" style:family="text">
      <style:text-properties fo:color="#ffffff" fo:font-size="44pt" style:font-name-asian="Times New Roman" style:font-size-asian="44pt" style:font-name-complex="Times New Roman" style:font-size-complex="44pt"/>
    </style:style>
    <style:style style:name="T33" style:family="text">
      <style:text-properties fo:color="#ff7c80" style:font-name="楷体_GB2312" fo:font-size="36pt" fo:language="en" fo:country="US" fo:font-weight="bold" style:font-name-asian="楷体_GB2312" style:font-size-asian="36pt" style:language-asian="zh" style:country-asian="CN" style:font-weight-asian="bold" style:font-name-complex="楷体_GB2312" style:font-size-complex="36pt" style:font-weight-complex="bold"/>
    </style:style>
    <style:style style:name="T34" style:family="text">
      <style:text-properties fo:color="#ffff00" style:font-name="楷体_GB2312" fo:font-size="36pt" fo:language="en" fo:country="US" fo:font-weight="bold" style:font-name-asian="楷体_GB2312" style:font-size-asian="36pt" style:language-asian="zh" style:country-asian="CN" style:font-weight-asian="bold" style:font-name-complex="楷体_GB2312" style:font-size-complex="36pt" style:font-weight-complex="bold"/>
    </style:style>
    <style:style style:name="T35" style:family="text">
      <style:text-properties fo:color="#ffffff" style:font-name="楷体_GB2312" fo:font-size="36pt" fo:language="en" fo:country="US" fo:font-weight="bold" style:font-name-asian="楷体_GB2312" style:font-size-asian="36pt" style:language-asian="zh" style:country-asian="CN" style:font-weight-asian="bold" style:font-name-complex="楷体_GB2312" style:font-size-complex="36pt" style:font-weight-complex="bold"/>
    </style:style>
    <style:style style:name="T36" style:family="text">
      <style:text-properties fo:color="#ffcccc" style:font-name="楷体_GB2312" fo:font-size="36pt" fo:language="en" fo:country="US" fo:font-weight="bold" style:font-name-asian="楷体_GB2312" style:font-size-asian="36pt" style:language-asian="zh" style:country-asian="CN" style:font-weight-asian="bold" style:font-name-complex="楷体_GB2312" style:font-size-complex="36pt" style:font-weight-complex="bold"/>
    </style:style>
    <style:style style:name="T37" style:family="text">
      <style:text-properties fo:color="#ffcccc" style:text-position="30% 58%" style:font-name="楷体_GB2312" fo:font-size="36pt" fo:language="en" fo:country="US" fo:font-weight="bold" style:font-name-asian="楷体_GB2312" style:font-size-asian="36pt" style:language-asian="zh" style:country-asian="CN" style:font-weight-asian="bold" style:font-name-complex="楷体_GB2312" style:font-size-complex="36pt" style:font-weight-complex="bold"/>
    </style:style>
    <style:style style:name="T38" style:family="text">
      <style:text-properties fo:color="#ffffff" style:font-name="楷体_GB2312" fo:language="en" fo:country="US" style:font-name-asian="楷体_GB2312" style:language-asian="zh" style:country-asian="CN" style:font-name-complex="楷体_GB2312"/>
    </style:style>
    <style:style style:name="T39" style:family="text">
      <style:text-properties fo:color="#ffcc00" style:font-name="楷体_GB2312" fo:font-size="36pt" fo:language="en" fo:country="US" fo:font-weight="bold" style:font-name-asian="楷体_GB2312" style:font-size-asian="36pt" style:language-asian="zh" style:country-asian="CN" style:font-weight-asian="bold" style:font-name-complex="楷体_GB2312" style:font-size-complex="36pt" style:font-weight-complex="bold"/>
    </style:style>
    <style:style style:name="T40" style:family="text">
      <style:text-properties fo:color="#ffffff" style:font-name="楷体_GB2312" fo:font-size="36pt" fo:language="en" fo:country="US" style:font-name-asian="楷体_GB2312" style:font-size-asian="36pt" style:language-asian="zh" style:country-asian="CN" style:font-name-complex="楷体_GB2312" style:font-size-complex="36pt"/>
    </style:style>
    <style:style style:name="T41" style:family="text">
      <style:text-properties fo:color="#ffcc00" style:font-name="楷体_GB2312" fo:font-size="36pt" fo:language="en" fo:country="US" style:font-name-asian="楷体_GB2312" style:font-size-asian="36pt" style:language-asian="zh" style:country-asian="CN" style:font-name-complex="楷体_GB2312" style:font-size-complex="36pt"/>
    </style:style>
    <style:style style:name="T42" style:family="text">
      <style:text-properties fo:color="#ffcc00" style:text-position="30% 58%" style:font-name="楷体_GB2312" fo:font-size="36pt" fo:language="en" fo:country="US" style:font-name-asian="楷体_GB2312" style:font-size-asian="36pt" style:language-asian="zh" style:country-asian="CN" style:font-name-complex="楷体_GB2312" style:font-size-complex="36pt"/>
    </style:style>
    <style:style style:name="T43" style:family="text">
      <style:text-properties fo:color="#ffffff" fo:font-size="36pt" fo:language="en" fo:country="US" style:font-name-asian="楷体_GB2312" style:font-size-asian="36pt" style:language-asian="zh" style:country-asian="CN" style:font-name-complex="楷体_GB2312" style:font-size-complex="36pt"/>
    </style:style>
    <style:style style:name="T44" style:family="text">
      <style:text-properties fo:color="#ffffff" style:font-name="宋体" fo:font-size="36pt" fo:language="en" fo:country="US" style:font-name-asian="楷体_GB2312" style:font-size-asian="36pt" style:language-asian="zh" style:country-asian="CN" style:font-name-complex="楷体_GB2312" style:font-size-complex="36pt"/>
    </style:style>
    <style:style style:name="T45" style:family="text">
      <style:text-properties fo:color="#ffff00" style:font-name="楷体_GB2312" fo:font-size="36pt" fo:language="en" fo:country="US" style:font-name-asian="楷体_GB2312" style:font-size-asian="36pt" style:language-asian="zh" style:country-asian="CN" style:font-name-complex="楷体_GB2312" style:font-size-complex="36pt"/>
    </style:style>
    <style:style style:name="T46" style:family="text">
      <style:text-properties fo:color="#ffccff" style:font-name="楷体_GB2312" fo:font-size="36pt" fo:language="en" fo:country="US" style:font-name-asian="楷体_GB2312" style:font-size-asian="36pt" style:language-asian="zh" style:country-asian="CN" style:font-name-complex="楷体_GB2312" style:font-size-complex="36pt"/>
    </style:style>
    <style:style style:name="T47" style:family="text">
      <style:text-properties fo:color="#ffff00" style:font-name="宋体" fo:language="en" fo:country="US" style:language-asian="zh" style:country-asian="CN"/>
    </style:style>
    <style:style style:name="T48" style:family="text">
      <style:text-properties fo:color="#ffff00" style:font-name="宋体" fo:font-size="28pt" fo:language="en" fo:country="US" style:font-size-asian="28pt" style:language-asian="zh" style:country-asian="CN" style:font-size-complex="28pt"/>
    </style:style>
    <style:style style:name="T49" style:family="text">
      <style:text-properties fo:color="#ffccff" style:font-name="宋体" fo:font-size="28pt" fo:language="en" fo:country="US" style:font-size-asian="28pt" style:language-asian="zh" style:country-asian="CN" style:font-size-complex="28pt"/>
    </style:style>
    <style:style style:name="T50" style:family="text">
      <style:text-properties fo:color="#ff7c80" style:font-name="宋体" fo:font-size="28pt" fo:language="en" fo:country="US" style:font-size-asian="28pt" style:language-asian="zh" style:country-asian="CN" style:font-size-complex="28pt"/>
    </style:style>
    <style:style style:name="T51" style:family="text">
      <style:text-properties fo:color="#ffff00" fo:font-size="28pt" fo:language="en" fo:country="US" style:font-size-asian="28pt" style:language-asian="zh" style:country-asian="CN" style:font-size-complex="28pt"/>
    </style:style>
    <style:style style:name="T52" style:family="text">
      <style:text-properties fo:color="#ffffff" fo:language="en" fo:country="US" style:font-name-asian="楷体_GB2312" style:language-asian="zh" style:country-asian="CN" style:font-name-complex="楷体_GB2312"/>
    </style:style>
    <style:style style:name="T53" style:family="text">
      <style:text-properties fo:color="#ffffff" style:font-name="宋体" fo:language="en" fo:country="US" style:font-name-asian="楷体_GB2312" style:language-asian="zh" style:country-asian="CN" style:font-name-complex="楷体_GB2312"/>
    </style:style>
    <style:style style:name="T54" style:family="text">
      <style:text-properties fo:language="en" fo:country="US" style:language-asian="zh" style:country-asian="CN"/>
    </style:style>
    <style:style style:name="T55" style:family="text">
      <style:text-properties fo:color="#ffff00" style:font-name="宋体" fo:font-size="20pt" fo:language="en" fo:country="US" style:font-size-asian="20pt" style:language-asian="zh" style:country-asian="CN" style:font-size-complex="20pt"/>
    </style:style>
    <style:style style:name="T56" style:family="text">
      <style:text-properties fo:font-size="44pt" fo:language="en" fo:country="US" style:font-size-asian="44pt" style:language-asian="zh" style:country-asian="CN" style:font-size-complex="44pt"/>
    </style:style>
    <style:style style:name="T57" style:family="text">
      <style:text-properties fo:color="#ffcc00" style:font-name="楷体_GB2312" fo:language="en" fo:country="US" style:font-name-asian="楷体_GB2312" style:language-asian="zh" style:country-asian="CN" style:font-name-complex="楷体_GB2312"/>
    </style:style>
    <style:style style:name="T58" style:family="text">
      <style:text-properties fo:color="#ff6600" style:font-name="楷体_GB2312" fo:language="en" fo:country="US" style:font-name-asian="楷体_GB2312" style:language-asian="zh" style:country-asian="CN" style:font-name-complex="楷体_GB2312"/>
    </style:style>
    <style:style style:name="T59" style:family="text">
      <style:text-properties fo:color="#ffff00" style:font-name="楷体_GB2312" fo:language="en" fo:country="US" style:font-name-asian="楷体_GB2312" style:language-asian="zh" style:country-asian="CN" style:font-name-complex="楷体_GB2312"/>
    </style:style>
    <style:style style:name="T60" style:family="text">
      <style:text-properties fo:color="#ffcc00" style:font-name="楷体_GB2312" fo:font-size="24pt" fo:language="en" fo:country="US" style:font-name-asian="楷体_GB2312" style:font-size-asian="24pt" style:language-asian="zh" style:country-asian="CN" style:font-name-complex="楷体_GB2312" style:font-size-complex="24pt"/>
    </style:style>
    <style:style style:name="T61" style:family="text">
      <style:text-properties fo:color="#ffffff" style:font-name="楷体_GB2312" fo:language="en" fo:country="US" fo:font-weight="bold" style:font-name-asian="楷体_GB2312" style:language-asian="zh" style:country-asian="CN" style:font-weight-asian="bold" style:font-name-complex="楷体_GB2312" style:font-weight-complex="bold"/>
    </style:style>
    <style:style style:name="T62" style:family="text">
      <style:text-properties fo:color="#ff9900" style:font-name="楷体_GB2312" fo:language="en" fo:country="US" style:font-name-asian="楷体_GB2312" style:language-asian="zh" style:country-asian="CN" style:font-name-complex="楷体_GB2312"/>
    </style:style>
    <style:style style:name="T63" style:family="text">
      <style:text-properties fo:color="#ff66cc" style:font-name="楷体_GB2312" fo:language="en" fo:country="US" style:font-name-asian="楷体_GB2312" style:language-asian="zh" style:country-asian="CN" style:font-name-complex="楷体_GB2312"/>
    </style:style>
    <style:style style:name="T64" style:family="text">
      <style:text-properties fo:color="#ffffff" fo:language="en" fo:country="US" style:language-asian="zh" style:country-asian="CN"/>
    </style:style>
    <style:style style:name="T65" style:family="text">
      <style:text-properties fo:color="#ffffff" fo:font-size="36pt" fo:language="en" fo:country="US" fo:font-weight="bold" style:font-size-asian="36pt" style:language-asian="zh" style:country-asian="CN" style:font-weight-asian="bold" style:font-size-complex="36pt" style:font-weight-complex="bold"/>
    </style:style>
    <style:style style:name="T66" style:family="text">
      <style:text-properties fo:color="#ff3300" fo:language="en" fo:country="US" style:language-asian="zh" style:country-asian="CN"/>
    </style:style>
    <style:style style:name="T67" style:family="text">
      <style:text-properties fo:color="#ffffff" fo:font-size="36pt" fo:language="en" fo:country="US" style:font-size-asian="36pt" style:language-asian="zh" style:country-asian="CN" style:font-size-complex="36pt"/>
    </style:style>
    <style:style style:name="T68" style:family="text">
      <style:text-properties fo:color="#ffff00" style:font-name="楷体_GB2312" fo:language="en" fo:country="US" fo:font-weight="bold" style:font-name-asian="楷体_GB2312" style:language-asian="zh" style:country-asian="CN" style:font-weight-asian="bold" style:font-name-complex="楷体_GB2312" style:font-weight-complex="bold"/>
    </style:style>
    <style:style style:name="T69" style:family="text">
      <style:text-properties fo:color="#ffffff" style:font-name="楷体_GB2312" fo:font-size="16pt" fo:language="en" fo:country="US" fo:font-weight="bold" style:font-name-asian="楷体_GB2312" style:font-size-asian="16pt" style:language-asian="zh" style:country-asian="CN" style:font-weight-asian="bold" style:font-name-complex="楷体_GB2312" style:font-size-complex="16pt" style:font-weight-complex="bold"/>
    </style:style>
    <style:style style:name="T70" style:family="text">
      <style:text-properties fo:color="#ff0000" fo:language="en" fo:country="US" style:language-asian="zh" style:country-asian="CN"/>
    </style:style>
    <style:style style:name="T71" style:family="text">
      <style:text-properties fo:color="#ff99ff" fo:language="en" fo:country="US" style:language-asian="zh" style:country-asian="CN"/>
    </style:style>
    <style:style style:name="T72" style:family="text">
      <style:text-properties fo:color="#ff9900" fo:language="en" fo:country="US" style:language-asian="zh" style:country-asian="CN"/>
    </style:style>
    <style:style style:name="T73" style:family="text">
      <style:text-properties fo:color="#ffccff" fo:language="en" fo:country="US" style:language-asian="zh" style:country-asian="CN"/>
    </style:style>
    <style:style style:name="T74" style:family="text">
      <style:text-properties fo:color="#ff0000" fo:font-size="24pt" fo:language="en" fo:country="US" style:font-size-asian="24pt" style:language-asian="zh" style:country-asian="CN" style:font-size-complex="24pt"/>
    </style:style>
    <style:style style:name="T75" style:family="text">
      <style:text-properties fo:color="#ffcc00" fo:font-size="24pt" fo:language="en" fo:country="US" style:font-size-asian="24pt" style:language-asian="zh" style:country-asian="CN" style:font-size-complex="24pt"/>
    </style:style>
    <style:style style:name="T76" style:family="text">
      <style:text-properties fo:color="#ffffff" style:font-name="楷体_GB2312" fo:font-size="24pt" fo:language="en" fo:country="US" style:font-name-asian="楷体_GB2312" style:font-size-asian="24pt" style:language-asian="zh" style:country-asian="CN" style:font-name-complex="楷体_GB2312" style:font-size-complex="24pt"/>
    </style:style>
    <style:style style:name="T77" style:family="text">
      <style:text-properties fo:color="#ffffff" fo:font-size="16pt" style:font-size-asian="16pt" style:font-size-complex="16pt"/>
    </style:style>
    <style:style style:name="T78" style:family="text">
      <style:text-properties fo:color="#ff7c80" style:font-name="楷体_GB2312" fo:language="en" fo:country="US" style:font-name-asian="楷体_GB2312" style:language-asian="zh" style:country-asian="CN" style:font-name-complex="楷体_GB2312"/>
    </style:style>
    <style:style style:name="T79" style:family="text">
      <style:text-properties fo:color="#ffcc00" style:font-name="楷体_GB2312" fo:language="en" fo:country="US" fo:font-weight="bold" style:font-name-asian="楷体_GB2312" style:language-asian="zh" style:country-asian="CN" style:font-weight-asian="bold" style:font-name-complex="楷体_GB2312" style:font-weight-complex="bold"/>
    </style:style>
    <style:style style:name="T80" style:family="text">
      <style:text-properties fo:color="#ffff99" style:font-name="楷体_GB2312" fo:language="en" fo:country="US" fo:font-weight="bold" style:font-name-asian="楷体_GB2312" style:language-asian="zh" style:country-asian="CN" style:font-weight-asian="bold" style:font-name-complex="楷体_GB2312" style:font-weight-complex="bold"/>
    </style:style>
    <style:style style:name="T81" style:family="text">
      <style:text-properties style:font-name="宋体" fo:language="en" fo:country="US" fo:font-weight="bold" style:language-asian="zh" style:country-asian="CN" style:font-weight-asian="bold" style:font-weight-complex="bold"/>
    </style:style>
    <style:style style:name="T82" style:family="text">
      <style:text-properties fo:language="en" fo:country="US" fo:font-weight="bold" style:language-asian="zh" style:country-asian="CN" style:font-weight-asian="bold" style:font-weight-complex="bold"/>
    </style:style>
    <style:style style:name="T83" style:family="text">
      <style:text-properties fo:color="#ffff00" fo:font-size="44pt" fo:language="en" fo:country="US" fo:font-weight="bold" style:font-name-asian="隶书" style:font-size-asian="44pt" style:language-asian="zh" style:country-asian="CN" style:font-weight-asian="bold" style:font-name-complex="隶书" style:font-size-complex="44pt" style:font-weight-complex="bold"/>
    </style:style>
    <style:style style:name="T84" style:family="text">
      <style:text-properties fo:color="#ffff00" style:font-name="黑体" fo:font-size="44pt" fo:language="en" fo:country="US" fo:font-weight="bold" style:font-name-asian="黑体" style:font-size-asian="44pt" style:language-asian="zh" style:country-asian="CN" style:font-weight-asian="bold" style:font-name-complex="黑体" style:font-size-complex="44pt" style:font-weight-complex="bold"/>
    </style:style>
    <style:style style:name="T85" style:family="text">
      <style:text-properties fo:color="#ffff00" style:font-name="宋体" fo:language="en" fo:country="US" fo:font-weight="bold" style:language-asian="zh" style:country-asian="CN" style:font-weight-asian="bold" style:font-weight-complex="bold"/>
    </style:style>
    <style:style style:name="T86" style:family="text">
      <style:text-properties fo:color="#ffffff" style:font-name="楷体_GB2312" fo:language="en" fo:country="US" fo:font-style="italic" style:text-underline-style="solid" style:text-underline-width="auto" style:text-underline-color="font-color" fo:font-weight="bold" style:font-name-asian="楷体_GB2312" style:language-asian="zh" style:country-asian="CN" style:font-style-asian="italic" style:font-weight-asian="bold" style:font-name-complex="楷体_GB2312" style:font-style-complex="italic" style:font-weight-complex="bold"/>
    </style:style>
    <style:style style:name="T87" style:family="text">
      <style:text-properties fo:color="#ffffff" style:font-name="楷体_GB2312" fo:language="en" fo:country="US" fo:font-style="italic" fo:font-weight="bold" style:font-name-asian="楷体_GB2312" style:language-asian="zh" style:country-asian="CN" style:font-style-asian="italic" style:font-weight-asian="bold" style:font-name-complex="楷体_GB2312" style:font-style-complex="italic" style:font-weight-complex="bold"/>
    </style:style>
    <style:style style:name="T88" style:family="text">
      <style:text-properties fo:color="#ff9966" style:font-name="楷体_GB2312" fo:language="en" fo:country="US" fo:font-weight="bold" style:font-name-asian="楷体_GB2312" style:language-asian="zh" style:country-asian="CN" style:font-weight-asian="bold" style:font-name-complex="楷体_GB2312" style:font-weight-complex="bold"/>
    </style:style>
    <style:style style:name="T89" style:family="text">
      <style:text-properties style:font-name="楷体_GB2312" fo:language="en" fo:country="US" fo:font-weight="bold" style:font-name-asian="楷体_GB2312" style:language-asian="zh" style:country-asian="CN" style:font-weight-asian="bold" style:font-name-complex="楷体_GB2312" style:font-weight-complex="bold"/>
    </style:style>
    <style:style style:name="T90" style:family="text">
      <style:text-properties style:font-name="宋体" fo:language="en" fo:country="US" style:language-asian="zh" style:country-asian="CN"/>
    </style:style>
    <style:style style:name="T91" style:family="text">
      <style:text-properties fo:color="#ff99ff" style:font-name="楷体_GB2312" fo:language="en" fo:country="US" style:font-name-asian="楷体_GB2312" style:language-asian="zh" style:country-asian="CN" style:font-name-complex="楷体_GB2312"/>
    </style:style>
    <style:style style:name="T92" style:family="text">
      <style:text-properties fo:color="#ff9966" style:font-name="楷体_GB2312" fo:language="en" fo:country="US" style:font-name-asian="楷体_GB2312" style:language-asian="zh" style:country-asian="CN" style:font-name-complex="楷体_GB2312"/>
    </style:style>
    <style:style style:name="T93" style:family="text">
      <style:text-properties fo:color="#ff9966" style:font-name="楷体_GB2312" fo:font-size="36pt" fo:language="en" fo:country="US" style:font-name-asian="楷体_GB2312" style:font-size-asian="36pt" style:language-asian="zh" style:country-asian="CN" style:font-name-complex="楷体_GB2312" style:font-size-complex="36pt"/>
    </style:style>
    <style:style style:name="T94" style:family="text">
      <style:text-properties fo:color="#ffff00" fo:font-size="32pt" fo:language="en" fo:country="US" style:font-name-asian="楷体_GB2312" style:font-size-asian="32pt" style:language-asian="zh" style:country-asian="CN" style:font-name-complex="楷体_GB2312" style:font-size-complex="32pt"/>
    </style:style>
    <style:style style:name="T95" style:family="text">
      <style:text-properties fo:color="#ffffff" style:font-name="楷体_GB2312" fo:font-size="36pt" style:font-name-asian="楷体_GB2312" style:font-size-asian="36pt" style:font-name-complex="楷体_GB2312" style:font-size-complex="36pt"/>
    </style:style>
    <style:style style:name="T96" style:family="text">
      <style:text-properties fo:color="#ffffff" fo:font-size="36pt" style:font-size-asian="36pt" style:font-size-complex="36pt"/>
    </style:style>
    <style:style style:name="T97" style:family="text">
      <style:text-properties fo:color="#ffffff" fo:font-size="28pt" style:font-size-asian="28pt" style:font-size-complex="28pt"/>
    </style:style>
    <style:style style:name="T98" style:family="text">
      <style:text-properties fo:color="#ffff00" style:font-name="楷体_GB2312" fo:font-size="24pt" fo:language="en" fo:country="US" style:font-name-asian="楷体_GB2312" style:font-size-asian="24pt" style:language-asian="zh" style:country-asian="CN" style:font-name-complex="楷体_GB2312" style:font-size-complex="24pt"/>
    </style:style>
    <style:style style:name="T99" style:family="text">
      <style:text-properties fo:color="#ffffff" style:font-name="宋体" fo:language="en" fo:country="US" style:language-asian="zh" style:country-asian="CN"/>
    </style:style>
    <style:style style:name="T100" style:family="text">
      <style:text-properties fo:color="#000066"/>
    </style:style>
    <style:style style:name="T101" style:family="text">
      <style:text-properties fo:font-size="32pt" fo:language="en" fo:country="US" style:font-name-asian="楷体_GB2312" style:font-size-asian="32pt" style:language-asian="zh" style:country-asian="CN" style:font-name-complex="楷体_GB2312" style:font-size-complex="32pt"/>
    </style:style>
    <style:style style:name="T102" style:family="text">
      <style:text-properties fo:color="#ffffff" fo:language="en" fo:country="US" fo:font-weight="bold" style:font-name-asian="楷体_GB2312" style:language-asian="zh" style:country-asian="CN" style:font-weight-asian="bold" style:font-name-complex="楷体_GB2312" style:font-weight-complex="bold"/>
    </style:style>
    <style:style style:name="T103" style:family="text">
      <style:text-properties fo:color="#ffffff" style:font-name="宋体" fo:language="en" fo:country="US" fo:font-weight="bold" style:language-asian="zh" style:country-asian="CN" style:font-weight-asian="bold" style:font-weight-complex="bold"/>
    </style:style>
    <style:style style:name="T104" style:family="text">
      <style:text-properties style:font-name="楷体_GB2312" fo:language="en" fo:country="US" style:font-name-asian="楷体_GB2312" style:language-asian="zh" style:country-asian="CN" style:font-name-complex="楷体_GB2312"/>
    </style:style>
    <style:style style:name="T105" style:family="text">
      <style:text-properties style:font-name="楷体_GB2312" fo:font-size="28pt" fo:language="en" fo:country="US" style:font-name-asian="楷体_GB2312" style:font-size-asian="28pt" style:language-asian="zh" style:country-asian="CN" style:font-name-complex="楷体_GB2312" style:font-size-complex="28pt"/>
    </style:style>
    <style:style style:name="T106" style:family="text">
      <style:text-properties style:font-name="宋体" fo:font-size="28pt" fo:language="en" fo:country="US" style:font-size-asian="28pt" style:language-asian="zh" style:country-asian="CN" style:font-size-complex="28pt"/>
    </style:style>
    <style:style style:name="T107" style:family="text">
      <style:text-properties fo:font-size="28pt" fo:language="en" fo:country="US" style:font-size-asian="28pt" style:language-asian="zh" style:country-asian="CN" style:font-size-complex="28pt"/>
    </style:style>
    <style:style style:name="T108" style:family="text">
      <style:text-properties fo:color="#ffcc99" style:font-name="楷体_GB2312" fo:language="en" fo:country="US" style:font-name-asian="楷体_GB2312" style:language-asian="zh" style:country-asian="CN" style:font-name-complex="楷体_GB2312"/>
    </style:style>
    <style:style style:name="T109" style:family="text">
      <style:text-properties fo:color="#ffff00"/>
    </style:style>
    <style:style style:name="T110" style:family="text">
      <style:text-properties fo:color="#ffff00" style:font-name="宋体"/>
    </style:style>
    <style:style style:name="T111" style:family="text">
      <style:text-properties fo:font-size="12pt" style:font-size-asian="12pt" style:font-size-complex="12pt"/>
    </style:style>
    <style:style style:name="T112" style:family="text">
      <style:text-properties style:font-name="宋体" fo:font-size="12pt" style:font-size-asian="12pt" style:font-size-complex="12pt"/>
    </style:style>
    <style:style style:name="T113" style:family="text">
      <style:text-properties fo:font-size="11pt" style:font-size-asian="11pt" style:font-size-complex="11pt"/>
    </style:style>
    <style:style style:name="T114" style:family="text">
      <style:text-properties style:font-name="楷体_GB2312" fo:font-size="32pt" fo:language="en" fo:country="US" style:font-name-asian="楷体_GB2312" style:font-size-asian="32pt" style:language-asian="zh" style:country-asian="CN" style:font-name-complex="楷体_GB2312" style:font-size-complex="32pt"/>
    </style:style>
    <style:style style:name="T115" style:family="text">
      <style:text-properties fo:color="#ffffff"/>
    </style:style>
    <style:style style:name="T116" style:family="text">
      <style:text-properties fo:color="#ffff00" fo:language="en" fo:country="US" fo:font-weight="bold" style:font-name-asian="Times New Roman" style:language-asian="zh" style:country-asian="CN" style:font-weight-asian="bold" style:font-name-complex="Times New Roman" style:font-weight-complex="bold"/>
    </style:style>
    <style:style style:name="T117" style:family="text">
      <style:text-properties fo:color="#ffffff" fo:font-size="32pt" style:font-size-asian="32pt" style:font-size-complex="32pt"/>
    </style:style>
    <style:style style:name="T118" style:family="text">
      <style:text-properties fo:color="#ffffff" fo:font-size="32pt" fo:font-weight="bold" style:font-size-asian="32pt" style:font-weight-asian="bold" style:font-size-complex="32pt" style:font-weight-complex="bold"/>
    </style:style>
    <style:style style:name="T119" style:family="text">
      <style:text-properties fo:color="#ff9966" fo:font-size="32pt" style:font-size-asian="32pt" style:font-size-complex="32pt"/>
    </style:style>
    <style:style style:name="T120" style:family="text">
      <style:text-properties fo:language="en" fo:country="US" style:font-name-asian="Times New Roman" style:language-asian="zh" style:country-asian="CN" style:font-name-complex="Times New Roman"/>
    </style:style>
    <style:style style:name="T121" style:family="text">
      <style:text-properties fo:color="#ffff00" fo:language="en" fo:country="US" style:font-name-asian="楷体_GB2312" style:language-asian="zh" style:country-asian="CN" style:font-name-complex="楷体_GB2312"/>
    </style:style>
    <style:style style:name="T122" style:family="text">
      <style:text-properties fo:color="#ff3300" fo:font-size="24pt" fo:language="en" fo:country="US" style:font-size-asian="24pt" style:language-asian="zh" style:country-asian="CN" style:font-size-complex="24pt"/>
    </style:style>
    <style:style style:name="T123" style:family="text">
      <style:text-properties fo:color="#ffff00" fo:font-size="24pt" fo:language="en" fo:country="US" style:font-size-asian="24pt" style:language-asian="zh" style:country-asian="CN" style:font-size-complex="24pt"/>
    </style:style>
    <style:style style:name="T124" style:family="text">
      <style:text-properties fo:color="#ffff00" style:font-name="宋体" fo:font-size="24pt" fo:language="en" fo:country="US" style:font-size-asian="24pt" style:language-asian="zh" style:country-asian="CN" style:font-size-complex="24pt"/>
    </style:style>
    <style:style style:name="T125" style:family="text">
      <style:text-properties fo:color="#ffffff" fo:font-size="20pt" fo:language="en" fo:country="US" style:font-size-asian="20pt" style:language-asian="zh" style:country-asian="CN" style:font-size-complex="20pt"/>
    </style:style>
    <style:style style:name="T126" style:family="text">
      <style:text-properties fo:color="#ff99ff" style:font-name="宋体" fo:font-size="24pt" fo:language="en" fo:country="US" style:font-size-asian="24pt" style:language-asian="zh" style:country-asian="CN" style:font-size-complex="24pt"/>
    </style:style>
    <style:style style:name="T127" style:family="text">
      <style:text-properties fo:color="#ffffff" style:font-name="宋体"/>
    </style:style>
    <style:style style:name="T128" style:family="text">
      <style:text-properties fo:color="#ff9966"/>
    </style:style>
    <style:style style:name="T129" style:family="text">
      <style:text-properties fo:color="#ff3300" style:font-name="宋体" fo:language="en" fo:country="US" style:language-asian="zh" style:country-asian="CN"/>
    </style:style>
    <style:style style:name="T130" style:family="text">
      <style:text-properties fo:color="#ff3300" style:font-name="楷体_GB2312" fo:language="en" fo:country="US" style:font-name-asian="楷体_GB2312" style:language-asian="zh" style:country-asian="CN" style:font-name-complex="楷体_GB2312"/>
    </style:style>
    <style:style style:name="T131" style:family="text">
      <style:text-properties fo:color="#ff99ff" fo:language="en" fo:country="US" style:font-name-asian="楷体_GB2312" style:language-asian="zh" style:country-asian="CN" style:font-name-complex="楷体_GB2312"/>
    </style:style>
    <style:style style:name="T132" style:family="text">
      <style:text-properties fo:color="#ffffff" style:font-name="楷体_GB2312" fo:font-size="28pt" fo:language="en" fo:country="US" style:font-name-asian="楷体_GB2312" style:font-size-asian="28pt" style:language-asian="zh" style:country-asian="CN" style:font-name-complex="楷体_GB2312" style:font-size-complex="28pt"/>
    </style:style>
    <style:style style:name="T133" style:family="text">
      <style:text-properties fo:color="#ff3300" style:font-name="楷体_GB2312" fo:font-size="28pt" fo:language="en" fo:country="US" style:font-name-asian="楷体_GB2312" style:font-size-asian="28pt" style:language-asian="zh" style:country-asian="CN" style:font-name-complex="楷体_GB2312" style:font-size-complex="28pt"/>
    </style:style>
    <style:style style:name="T134" style:family="text">
      <style:text-properties fo:color="#ff3300" style:font-name="宋体" fo:font-size="28pt" fo:language="en" fo:country="US" style:font-size-asian="28pt" style:language-asian="zh" style:country-asian="CN" style:font-size-complex="28pt"/>
    </style:style>
    <style:style style:name="T135" style:family="text">
      <style:text-properties fo:color="#ffffff" fo:font-weight="bold" style:font-weight-asian="bold" style:font-weight-complex="bold"/>
    </style:style>
    <style:style style:name="T136" style:family="text">
      <style:text-properties fo:color="#ffffff" style:font-name-asian="楷体_GB2312" style:font-name-complex="楷体_GB2312"/>
    </style:style>
    <style:style style:name="T137" style:family="text">
      <style:text-properties fo:color="#ff9966" style:font-name="楷体_GB2312" fo:font-size="28pt" fo:language="en" fo:country="US" style:font-name-asian="楷体_GB2312" style:font-size-asian="28pt" style:language-asian="zh" style:country-asian="CN" style:font-name-complex="楷体_GB2312" style:font-size-complex="28pt"/>
    </style:style>
    <style:style style:name="T138" style:family="text">
      <style:text-properties fo:color="#ff9966" fo:language="en" fo:country="US" style:language-asian="zh" style:country-asian="CN"/>
    </style:style>
    <style:style style:name="T139" style:family="text">
      <style:text-properties fo:color="#ff9966" style:font-name="宋体"/>
    </style:style>
    <style:style style:name="T140" style:family="text">
      <style:text-properties fo:color="#ffff00" style:font-name="楷体_GB2312" fo:font-size="28pt" fo:language="en" fo:country="US" style:font-name-asian="楷体_GB2312" style:font-size-asian="28pt" style:language-asian="zh" style:country-asian="CN" style:font-name-complex="楷体_GB2312" style:font-size-complex="28pt"/>
    </style:style>
    <style:style style:name="T141" style:family="text">
      <style:text-properties fo:color="#ffffff" style:font-name="宋体" fo:font-size="20pt" fo:language="en" fo:country="US" style:font-size-asian="20pt" style:language-asian="zh" style:country-asian="CN" style:font-size-complex="20pt"/>
    </style:style>
    <style:style style:name="T142" style:family="text">
      <style:text-properties fo:color="#ffffff" style:font-name="宋体" fo:font-size="28pt" fo:language="en" fo:country="US" style:font-size-asian="28pt" style:language-asian="zh" style:country-asian="CN" style:font-size-complex="28pt"/>
    </style:style>
    <style:style style:name="T143" style:family="text">
      <style:text-properties fo:color="#ffffff" style:font-name="楷体_GB2312" fo:font-size="20pt" fo:language="en" fo:country="US" style:font-name-asian="楷体_GB2312" style:font-size-asian="20pt" style:language-asian="zh" style:country-asian="CN" style:font-name-complex="楷体_GB2312" style:font-size-complex="20pt"/>
    </style:style>
    <style:style style:name="T144" style:family="text">
      <style:text-properties fo:color="#ffff00" style:font-name="宋体" fo:font-size="28pt" fo:language="en" fo:country="US" style:font-name-asian="Times New Roman" style:font-size-asian="28pt" style:language-asian="zh" style:country-asian="CN" style:font-name-complex="Times New Roman" style:font-size-complex="28pt"/>
    </style:style>
    <style:style style:name="T145" style:family="text">
      <style:text-properties fo:color="#ff99ff" style:font-name="宋体" fo:font-size="28pt" fo:language="en" fo:country="US" style:font-name-asian="楷体_GB2312" style:font-size-asian="28pt" style:language-asian="zh" style:country-asian="CN" style:font-name-complex="楷体_GB2312" style:font-size-complex="28pt"/>
    </style:style>
    <style:style style:name="T146" style:family="text">
      <style:text-properties fo:color="#ff99ff" style:font-name="楷体_GB2312" fo:font-size="28pt" fo:language="en" fo:country="US" style:font-name-asian="楷体_GB2312" style:font-size-asian="28pt" style:language-asian="zh" style:country-asian="CN" style:font-name-complex="楷体_GB2312" style:font-size-complex="28pt"/>
    </style:style>
    <style:style style:name="T147" style:family="text">
      <style:text-properties fo:color="#ffff00" fo:language="en" fo:country="US" fo:font-weight="bold" style:font-name-asian="隶书" style:language-asian="zh" style:country-asian="CN" style:font-weight-asian="bold" style:font-name-complex="隶书" style:font-weight-complex="bold"/>
    </style:style>
    <style:style style:name="T148" style:family="text">
      <style:text-properties fo:color="#ffff00" style:font-name="黑体" fo:language="en" fo:country="US" fo:font-weight="bold" style:font-name-asian="黑体" style:language-asian="zh" style:country-asian="CN" style:font-weight-asian="bold" style:font-name-complex="黑体" style:font-weight-complex="bold"/>
    </style:style>
    <style:style style:name="T149" style:family="text">
      <style:text-properties fo:color="#ff9900" style:font-name="黑体" fo:language="en" fo:country="US" fo:font-weight="bold" style:font-name-asian="黑体" style:language-asian="zh" style:country-asian="CN" style:font-weight-asian="bold" style:font-name-complex="黑体" style:font-weight-complex="bold"/>
    </style:style>
    <style:style style:name="T150" style:family="text">
      <style:text-properties fo:color="#ffff00"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151" style:family="text">
      <style:text-properties fo:color="#ff0000"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152" style:family="text">
      <style:text-properties fo:color="#ff9900" fo:font-size="32pt" fo:language="en" fo:country="US" style:font-name-asian="楷体_GB2312" style:font-size-asian="32pt" style:language-asian="zh" style:country-asian="CN" style:font-name-complex="楷体_GB2312" style:font-size-complex="32pt"/>
    </style:style>
    <style:style style:name="T153" style:family="text">
      <style:text-properties fo:color="#ff9900" fo:font-size="32pt" fo:language="en" fo:country="US" fo:font-weight="bold" style:font-name-asian="隶书" style:font-size-asian="32pt" style:language-asian="zh" style:country-asian="CN" style:font-weight-asian="bold" style:font-name-complex="隶书" style:font-size-complex="32pt" style:font-weight-complex="bold"/>
    </style:style>
    <style:style style:name="T154" style:family="text">
      <style:text-properties fo:color="#ff9900"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155" style:family="text">
      <style:text-properties fo:color="#ffffff"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156" style:family="text">
      <style:text-properties fo:color="#ff0000" style:font-name="楷体_GB2312" fo:language="en" fo:country="US" fo:font-weight="bold" style:font-name-asian="楷体_GB2312" style:language-asian="zh" style:country-asian="CN" style:font-weight-asian="bold" style:font-name-complex="楷体_GB2312" style:font-weight-complex="bold"/>
    </style:style>
    <style:style style:name="T157" style:family="text">
      <style:text-properties fo:color="#ff99ff" style:font-name="楷体_GB2312" fo:language="en" fo:country="US" fo:font-weight="bold" style:font-name-asian="楷体_GB2312" style:language-asian="zh" style:country-asian="CN" style:font-weight-asian="bold" style:font-name-complex="楷体_GB2312" style:font-weight-complex="bold"/>
    </style:style>
    <style:style style:name="T158" style:family="text">
      <style:text-properties fo:color="#ffff66" style:font-name="宋体" fo:font-size="36pt" fo:language="en" fo:country="US" fo:font-weight="bold" style:font-size-asian="36pt" style:language-asian="zh" style:country-asian="CN" style:font-weight-asian="bold" style:font-size-complex="36pt" style:font-weight-complex="bold"/>
    </style:style>
    <style:style style:name="T159" style:family="text">
      <style:text-properties fo:color="#ff5050" style:font-name="楷体_GB2312" fo:font-size="36pt" fo:language="en" fo:country="US" style:font-name-asian="楷体_GB2312" style:font-size-asian="36pt" style:language-asian="zh" style:country-asian="CN" style:font-name-complex="楷体_GB2312" style:font-size-complex="36pt"/>
    </style:style>
    <style:style style:name="T160" style:family="text">
      <style:text-properties fo:color="#ffcc99" style:font-name="楷体_GB2312" fo:font-size="36pt" fo:language="en" fo:country="US" fo:font-weight="bold" style:font-name-asian="楷体_GB2312" style:font-size-asian="36pt" style:language-asian="zh" style:country-asian="CN" style:font-weight-asian="bold" style:font-name-complex="楷体_GB2312" style:font-size-complex="36pt" style:font-weight-complex="bold"/>
    </style:style>
    <style:style style:name="T161" style:family="text">
      <style:text-properties fo:color="#ffffff" style:font-name="宋体" fo:font-size="36pt" fo:language="en" fo:country="US" fo:font-weight="bold" style:font-size-asian="36pt" style:language-asian="zh" style:country-asian="CN" style:font-weight-asian="bold" style:font-size-complex="36pt" style:font-weight-complex="bold"/>
    </style:style>
    <style:style style:name="T162" style:family="text">
      <style:text-properties fo:color="#ffcc99" style:font-name="宋体" fo:font-size="36pt" fo:language="en" fo:country="US" fo:font-weight="bold" style:font-size-asian="36pt" style:language-asian="zh" style:country-asian="CN" style:font-weight-asian="bold" style:font-size-complex="36pt" style:font-weight-complex="bold"/>
    </style:style>
    <style:style style:name="T163" style:family="text">
      <style:text-properties fo:color="#ffff00" style:font-name="宋体" fo:font-size="36pt" fo:language="en" fo:country="US" fo:font-weight="bold" style:font-size-asian="36pt" style:language-asian="zh" style:country-asian="CN" style:font-weight-asian="bold" style:font-size-complex="36pt" style:font-weight-complex="bold"/>
    </style:style>
    <style:style style:name="T164" style:family="text">
      <style:text-properties fo:color="#ff9900" fo:language="en" fo:country="US" style:font-name-asian="楷体_GB2312" style:language-asian="zh" style:country-asian="CN" style:font-name-complex="楷体_GB2312"/>
    </style:style>
    <style:style style:name="T165" style:family="text">
      <style:text-properties fo:color="#ff9900" style:font-name="楷体_GB2312" fo:language="en" fo:country="US" fo:font-weight="bold" style:font-name-asian="楷体_GB2312" style:language-asian="zh" style:country-asian="CN" style:font-weight-asian="bold" style:font-name-complex="楷体_GB2312" style:font-weight-complex="bold"/>
    </style:style>
    <style:style style:name="T166" style:family="text">
      <style:text-properties fo:color="#ffff66" style:font-name="楷体_GB2312" fo:language="en" fo:country="US" fo:font-weight="bold" style:font-name-asian="楷体_GB2312" style:language-asian="zh" style:country-asian="CN" style:font-weight-asian="bold" style:font-name-complex="楷体_GB2312" style:font-weight-complex="bold"/>
    </style:style>
    <style:style style:name="T167" style:family="text">
      <style:text-properties style:font-name="宋体" fo:font-size="36pt" fo:language="en" fo:country="US" style:font-size-asian="36pt" style:language-asian="zh" style:country-asian="CN" style:font-size-complex="36pt"/>
    </style:style>
    <style:style style:name="T168" style:family="text">
      <style:text-properties fo:color="#ffff66" style:font-name="楷体_GB2312" fo:font-size="36pt" fo:language="en" fo:country="US" fo:font-weight="bold" style:font-name-asian="楷体_GB2312" style:font-size-asian="36pt" style:language-asian="zh" style:country-asian="CN" style:font-weight-asian="bold" style:font-name-complex="楷体_GB2312" style:font-size-complex="36pt" style:font-weight-complex="bold"/>
    </style:style>
    <style:style style:name="T169" style:family="text">
      <style:text-properties fo:color="#ff99ff" style:font-name="楷体_GB2312" fo:font-size="36pt" fo:language="en" fo:country="US" fo:font-weight="bold" style:font-name-asian="楷体_GB2312" style:font-size-asian="36pt" style:language-asian="zh" style:country-asian="CN" style:font-weight-asian="bold" style:font-name-complex="楷体_GB2312" style:font-size-complex="36pt" style:font-weight-complex="bold"/>
    </style:style>
    <style:style style:name="T170" style:family="text">
      <style:text-properties fo:color="#ffff66" style:font-name="宋体" fo:language="en" fo:country="US" fo:font-weight="bold" style:language-asian="zh" style:country-asian="CN" style:font-weight-asian="bold" style:font-weight-complex="bold"/>
    </style:style>
    <style:style style:name="T171" style:family="text">
      <style:text-properties fo:color="#ffff66" fo:language="en" fo:country="US" fo:font-weight="bold" style:language-asian="zh" style:country-asian="CN" style:font-weight-asian="bold" style:font-weight-complex="bold"/>
    </style:style>
    <style:style style:name="T172" style:family="text">
      <style:text-properties fo:color="#ff99ff" style:font-name="宋体" fo:language="en" fo:country="US" fo:font-weight="bold" style:font-name-asian="楷体_GB2312" style:language-asian="zh" style:country-asian="CN" style:font-weight-asian="bold" style:font-name-complex="楷体_GB2312" style:font-weight-complex="bold"/>
    </style:style>
    <style:style style:name="T173" style:family="text">
      <style:text-properties fo:color="#ffff66" style:font-name="宋体" fo:language="en" fo:country="US" fo:font-weight="bold" style:font-name-asian="楷体_GB2312" style:language-asian="zh" style:country-asian="CN" style:font-weight-asian="bold" style:font-name-complex="楷体_GB2312" style:font-weight-complex="bold"/>
    </style:style>
    <style:style style:name="T174" style:family="text">
      <style:text-properties fo:color="#ffffff" style:font-name="宋体" fo:language="en" fo:country="US" fo:font-weight="bold" style:font-name-asian="楷体_GB2312" style:language-asian="zh" style:country-asian="CN" style:font-weight-asian="bold" style:font-name-complex="楷体_GB2312" style:font-weight-complex="bold"/>
    </style:style>
    <style:style style:name="T175" style:family="text">
      <style:text-properties fo:color="#ffffff" style:text-position="-30% 58%" style:font-name="楷体_GB2312" fo:language="en" fo:country="US" fo:font-weight="bold" style:font-name-asian="楷体_GB2312" style:language-asian="zh" style:country-asian="CN" style:font-weight-asian="bold" style:font-name-complex="楷体_GB2312" style:font-weight-complex="bold"/>
    </style:style>
    <style:style style:name="T176" style:family="text">
      <style:text-properties fo:color="#ff99ff" style:font-name="宋体" fo:language="en" fo:country="US" fo:font-weight="bold" style:language-asian="zh" style:country-asian="CN" style:font-weight-asian="bold" style:font-weight-complex="bold"/>
    </style:style>
    <style:style style:name="T177" style:family="text">
      <style:text-properties fo:color="#ff0000" style:font-name="宋体" fo:language="en" fo:country="US" fo:font-weight="bold" style:language-asian="zh" style:country-asian="CN" style:font-weight-asian="bold" style:font-weight-complex="bold"/>
    </style:style>
    <style:style style:name="T178" style:family="text">
      <style:text-properties fo:color="#ff0000" style:font-name="楷体_GB2312" fo:language="en" fo:country="US" style:font-name-asian="楷体_GB2312" style:language-asian="zh" style:country-asian="CN" style:font-name-complex="楷体_GB2312"/>
    </style:style>
    <style:style style:name="T179" style:family="text">
      <style:text-properties fo:color="#ff5050" style:font-name="楷体_GB2312" fo:language="en" fo:country="US" fo:font-weight="bold" style:font-name-asian="楷体_GB2312" style:language-asian="zh" style:country-asian="CN" style:font-weight-asian="bold" style:font-name-complex="楷体_GB2312" style:font-weight-complex="bold"/>
    </style:style>
    <style:style style:name="T180" style:family="text">
      <style:text-properties fo:color="#ffffff" style:font-name="宋体" fo:font-size="28pt" fo:language="en" fo:country="US" fo:font-weight="bold" style:font-size-asian="28pt" style:language-asian="zh" style:country-asian="CN" style:font-weight-asian="bold" style:font-size-complex="28pt" style:font-weight-complex="bold"/>
    </style:style>
    <style:style style:name="T181" style:family="text">
      <style:text-properties fo:color="#ff99ff" style:font-name="宋体" fo:language="en" fo:country="US" style:text-underline-style="solid" style:text-underline-width="auto" style:text-underline-color="font-color" style:font-name-asian="楷体_GB2312" style:language-asian="zh" style:country-asian="CN" style:font-name-complex="楷体_GB2312"/>
    </style:style>
    <style:style style:name="T182" style:family="text">
      <style:text-properties fo:color="#ffff00" style:font-name="楷体_GB2312" fo:language="en" fo:country="US" style:text-underline-style="solid" style:text-underline-width="auto" style:text-underline-color="font-color" style:font-name-asian="楷体_GB2312" style:language-asian="zh" style:country-asian="CN" style:font-name-complex="楷体_GB2312"/>
    </style:style>
    <style:style style:name="T183" style:family="text">
      <style:text-properties fo:color="#ffff00" style:font-name="楷体_GB2312" fo:language="en" fo:country="US" style:text-underline-style="solid" style:text-underline-width="auto" style:text-underline-color="font-color" fo:font-weight="bold" style:font-name-asian="楷体_GB2312" style:language-asian="zh" style:country-asian="CN" style:font-weight-asian="bold" style:font-name-complex="楷体_GB2312" style:font-weight-complex="bold"/>
    </style:style>
    <style:style style:name="T184" style:family="text">
      <style:text-properties fo:color="#ffffff" fo:language="en" fo:country="US" fo:font-weight="bold" style:language-asian="zh" style:country-asian="CN" style:font-weight-asian="bold" style:font-weight-complex="bold"/>
    </style:style>
    <style:style style:name="T185" style:family="text">
      <style:text-properties fo:color="#ff5050" style:font-name="楷体_GB2312" fo:language="en" fo:country="US" style:font-name-asian="楷体_GB2312" style:language-asian="zh" style:country-asian="CN" style:font-name-complex="楷体_GB2312"/>
    </style:style>
    <style:style style:name="T186" style:family="text">
      <style:text-properties fo:color="#ff5050" style:font-name="宋体" fo:language="en" fo:country="US" fo:font-weight="bold" style:language-asian="zh" style:country-asian="CN" style:font-weight-asian="bold" style:font-weight-complex="bold"/>
    </style:style>
    <style:style style:name="T187" style:family="text">
      <style:text-properties fo:color="#ffff00" style:text-position="30% 58%" style:font-name="宋体" fo:language="en" fo:country="US" fo:font-weight="bold" style:language-asian="zh" style:country-asian="CN" style:font-weight-asian="bold" style:font-weight-complex="bold"/>
    </style:style>
    <style:style style:name="T188" style:family="text">
      <style:text-properties fo:color="#ff5050" fo:language="en" fo:country="US" fo:font-weight="bold" style:language-asian="zh" style:country-asian="CN" style:font-weight-asian="bold" style:font-weight-complex="bold"/>
    </style:style>
    <style:style style:name="T189" style:family="text">
      <style:text-properties fo:color="#000000" fo:font-size="28pt" style:font-size-asian="28pt" style:font-size-complex="28pt"/>
    </style:style>
    <style:style style:name="T190" style:family="text">
      <style:text-properties fo:color="#000000" fo:font-size="28pt" style:text-underline-style="solid" style:text-underline-width="auto" style:text-underline-color="font-color" style:font-size-asian="28pt" style:font-size-complex="28pt"/>
    </style:style>
    <style:style style:name="T191" style:family="text">
      <style:text-properties fo:color="#ffff00" fo:font-size="28pt" style:text-underline-style="solid" style:text-underline-width="auto" style:text-underline-color="font-color" style:font-size-asian="28pt" style:font-size-complex="28pt"/>
    </style:style>
    <style:style style:name="T192" style:family="text">
      <style:text-properties fo:color="#ffff00" fo:font-size="28pt" style:font-size-asian="28pt" style:font-size-complex="28pt"/>
    </style:style>
    <style:style style:name="T193" style:family="text">
      <style:text-properties fo:font-size="28pt" style:text-underline-style="solid" style:text-underline-width="auto" style:text-underline-color="font-color" style:font-size-asian="28pt" style:font-size-complex="28pt"/>
    </style:style>
    <style:style style:name="T194" style:family="text">
      <style:text-properties fo:font-size="15pt" style:font-size-asian="15pt" style:font-size-complex="15pt"/>
    </style:style>
    <style:style style:name="T195" style:family="text">
      <style:text-properties fo:font-size="15pt" style:text-underline-style="solid" style:text-underline-width="auto" style:text-underline-color="font-color" style:font-size-asian="15pt" style:font-size-complex="15pt"/>
    </style:style>
    <style:style style:name="T196" style:family="text">
      <style:text-properties fo:color="#ffff00" fo:font-size="15pt" style:font-size-asian="15pt" style:font-size-complex="15pt"/>
    </style:style>
    <style:style style:name="T197" style:family="text">
      <style:text-properties fo:color="#ffff00" fo:font-size="15pt" style:text-underline-style="solid" style:text-underline-width="auto" style:text-underline-color="font-color" style:font-size-asian="15pt" style:font-size-complex="15pt"/>
    </style:style>
    <style:style style:name="T198" style:family="text">
      <style:text-properties fo:color="#ff9900" fo:font-size="32pt" style:font-size-asian="32pt" style:font-size-complex="32pt"/>
    </style:style>
    <style:style style:name="T199" style:family="text">
      <style:text-properties fo:color="#ffffff" fo:font-size="32pt" fo:language="en" fo:country="US" style:font-size-asian="32pt" style:language-asian="zh" style:country-asian="CN" style:font-size-complex="32pt"/>
    </style:style>
    <style:style style:name="T200" style:family="text">
      <style:text-properties fo:color="#ff9900" fo:font-size="32pt" fo:language="en" fo:country="US" style:font-size-asian="32pt" style:language-asian="zh" style:country-asian="CN" style:font-size-complex="32pt"/>
    </style:style>
    <style:style style:name="T201" style:family="text">
      <style:text-properties fo:color="#ff99ff" fo:font-size="32pt" style:font-size-asian="32pt" style:font-size-complex="32pt"/>
    </style:style>
    <style:style style:name="T202" style:family="text">
      <style:text-properties fo:color="#ffff66" style:font-name="楷体_GB2312" fo:language="en" fo:country="US" style:font-name-asian="楷体_GB2312" style:language-asian="zh" style:country-asian="CN" style:font-name-complex="楷体_GB2312"/>
    </style:style>
    <style:style style:name="T203" style:family="text">
      <style:text-properties fo:color="#ffff66" fo:font-size="32pt" style:font-size-asian="32pt" style:font-size-complex="32pt"/>
    </style:style>
    <style:style style:name="T204" style:family="text">
      <style:text-properties fo:color="#000000" fo:language="en" fo:country="US" style:font-name-asian="隶书" style:language-asian="zh" style:country-asian="CN" style:font-name-complex="隶书"/>
    </style:style>
    <style:style style:name="T205" style:family="text">
      <style:text-properties fo:color="#000000" style:font-name="黑体" fo:language="en" fo:country="US" fo:font-weight="bold" style:font-name-asian="黑体" style:language-asian="zh" style:country-asian="CN" style:font-weight-asian="bold" style:font-name-complex="黑体" style:font-weight-complex="bold"/>
    </style:style>
    <style:style style:name="T206" style:family="text">
      <style:text-properties fo:color="#ccecff" style:font-name="宋体" fo:language="en" fo:country="US" style:language-asian="zh" style:country-asian="CN"/>
    </style:style>
    <style:style style:name="T207" style:family="text">
      <style:text-properties fo:color="#ffffcc" style:font-name="楷体_GB2312" fo:language="en" fo:country="US" fo:font-weight="bold" style:font-name-asian="楷体_GB2312" style:language-asian="zh" style:country-asian="CN" style:font-weight-asian="bold" style:font-name-complex="楷体_GB2312" style:font-weight-complex="bold"/>
    </style:style>
    <style:style style:name="T208" style:family="text">
      <style:text-properties fo:color="#ffffcc" style:font-name="隶书" fo:language="en" fo:country="US" fo:font-weight="bold" style:font-name-asian="隶书" style:language-asian="zh" style:country-asian="CN" style:font-weight-asian="bold" style:font-name-complex="隶书" style:font-weight-complex="bold"/>
    </style:style>
    <style:style style:name="T209" style:family="text">
      <style:text-properties fo:color="#ff0066" style:font-name="宋体" fo:font-size="20pt" fo:language="en" fo:country="US" fo:font-weight="bold" style:font-size-asian="20pt" style:language-asian="zh" style:country-asian="CN" style:font-weight-asian="bold" style:font-size-complex="20pt" style:font-weight-complex="bold"/>
    </style:style>
    <style:style style:name="T210" style:family="text">
      <style:text-properties fo:color="#ff9966" style:font-name="宋体" fo:language="en" fo:country="US" fo:font-weight="bold" style:language-asian="zh" style:country-asian="CN" style:font-weight-asian="bold" style:font-weight-complex="bold"/>
    </style:style>
    <style:style style:name="T211" style:family="text">
      <style:text-properties fo:color="#ffcc99" style:font-name="楷体_GB2312" fo:language="en" fo:country="US" fo:font-weight="bold" style:font-name-asian="楷体_GB2312" style:language-asian="zh" style:country-asian="CN" style:font-weight-asian="bold" style:font-name-complex="楷体_GB2312" style:font-weight-complex="bold"/>
    </style:style>
    <style:style style:name="T212" style:family="text">
      <style:text-properties fo:color="#ffff00" style:font-name="隶书" fo:language="en" fo:country="US" fo:font-weight="bold" style:font-name-asian="隶书" style:language-asian="zh" style:country-asian="CN" style:font-weight-asian="bold" style:font-name-complex="隶书" style:font-weight-complex="bold"/>
    </style:style>
    <style:style style:name="T213" style:family="text">
      <style:text-properties fo:color="#ffffff" style:font-name="Trebuchet MS" fo:language="en" fo:country="US" fo:font-weight="bold" style:font-name-asian="楷体_GB2312" style:language-asian="zh" style:country-asian="CN" style:font-weight-asian="bold" style:font-name-complex="楷体_GB2312" style:font-weight-complex="bold"/>
    </style:style>
    <style:style style:name="T214" style:family="text">
      <style:text-properties fo:color="#ffffcc" style:font-name="隶书" fo:language="en" fo:country="US" style:font-name-asian="隶书" style:language-asian="zh" style:country-asian="CN" style:font-name-complex="隶书"/>
    </style:style>
    <style:style style:name="T215" style:family="text">
      <style:text-properties fo:color="#ffff00" style:font-name="隶书" fo:language="en" fo:country="US" fo:font-weight="bold" style:font-name-asian="楷体_GB2312" style:language-asian="zh" style:country-asian="CN" style:font-weight-asian="bold" style:font-name-complex="楷体_GB2312" style:font-weight-complex="bold"/>
    </style:style>
    <style:style style:name="T216" style:family="text">
      <style:text-properties fo:color="#ffffff" style:font-name="Trebuchet MS" fo:language="en" fo:country="US" fo:font-weight="bold" style:font-name-asian="隶书" style:language-asian="zh" style:country-asian="CN" style:font-weight-asian="bold" style:font-name-complex="隶书" style:font-weight-complex="bold"/>
    </style:style>
    <style:style style:name="T217" style:family="text">
      <style:text-properties fo:color="#ff9966" style:font-name="Trebuchet MS" fo:language="en" fo:country="US" fo:font-weight="bold" style:font-name-asian="隶书" style:language-asian="zh" style:country-asian="CN" style:font-weight-asian="bold" style:font-name-complex="隶书" style:font-weight-complex="bold"/>
    </style:style>
    <style:style style:name="T218" style:family="text">
      <style:text-properties fo:color="#ffcc99" style:font-name="隶书" fo:font-size="36pt" fo:language="en" fo:country="US" fo:font-weight="bold" style:font-name-asian="隶书" style:font-size-asian="36pt" style:language-asian="zh" style:country-asian="CN" style:font-weight-asian="bold" style:font-name-complex="隶书" style:font-size-complex="36pt" style:font-weight-complex="bold"/>
    </style:style>
    <style:style style:name="T219" style:family="text">
      <style:text-properties fo:color="#ff9966" style:font-name="隶书" fo:language="en" fo:country="US" fo:font-weight="bold" style:font-name-asian="隶书" style:language-asian="zh" style:country-asian="CN" style:font-weight-asian="bold" style:font-name-complex="隶书" style:font-weight-complex="bold"/>
    </style:style>
    <style:style style:name="T220" style:family="text">
      <style:text-properties fo:color="#ccffff" style:font-name="隶书" fo:font-size="36pt" fo:language="en" fo:country="US" fo:font-weight="bold" style:font-name-asian="隶书" style:font-size-asian="36pt" style:language-asian="zh" style:country-asian="CN" style:font-weight-asian="bold" style:font-name-complex="隶书" style:font-size-complex="36pt" style:font-weight-complex="bold"/>
    </style:style>
    <style:style style:name="T221" style:family="text">
      <style:text-properties fo:color="#ccffff" style:font-name="隶书" fo:language="en" fo:country="US" fo:font-weight="bold" style:font-name-asian="隶书" style:language-asian="zh" style:country-asian="CN" style:font-weight-asian="bold" style:font-name-complex="隶书" style:font-weight-complex="bold"/>
    </style:style>
    <style:style style:name="T222" style:family="text">
      <style:text-properties fo:color="#ffffcc" style:font-name="宋体" fo:language="en" fo:country="US" fo:font-weight="bold" style:language-asian="zh" style:country-asian="CN" style:font-weight-asian="bold" style:font-weight-complex="bold"/>
    </style:style>
    <style:style style:name="T223" style:family="text">
      <style:text-properties fo:color="#ffcc99" style:font-name="宋体" fo:language="en" fo:country="US" fo:font-weight="bold" style:language-asian="zh" style:country-asian="CN" style:font-weight-asian="bold" style:font-weight-complex="bold"/>
    </style:style>
    <style:style style:name="T224" style:family="text">
      <style:text-properties fo:color="#ccffff" style:font-name="宋体" fo:language="en" fo:country="US" fo:font-weight="bold" style:language-asian="zh" style:country-asian="CN" style:font-weight-asian="bold" style:font-weight-complex="bold"/>
    </style:style>
    <style:style style:name="T225" style:family="text">
      <style:text-properties fo:color="#ffcc99" style:font-name="宋体" fo:font-size="28pt" fo:language="en" fo:country="US" fo:font-weight="bold" style:font-size-asian="28pt" style:language-asian="zh" style:country-asian="CN" style:font-weight-asian="bold" style:font-size-complex="28pt" style:font-weight-complex="bold"/>
    </style:style>
    <style:style style:name="T226" style:family="text">
      <style:text-properties fo:color="#ffcc99" style:font-name="楷体_GB2312" fo:font-size="28pt" fo:language="en" fo:country="US" fo:font-weight="bold" style:font-name-asian="楷体_GB2312" style:font-size-asian="28pt" style:language-asian="zh" style:country-asian="CN" style:font-weight-asian="bold" style:font-name-complex="楷体_GB2312" style:font-size-complex="28pt" style:font-weight-complex="bold"/>
    </style:style>
    <style:style style:name="T227" style:family="text">
      <style:text-properties fo:color="#00cc99" style:font-name="楷体_GB2312" fo:font-size="28pt" fo:language="en" fo:country="US" fo:font-weight="bold" style:font-name-asian="楷体_GB2312" style:font-size-asian="28pt" style:language-asian="zh" style:country-asian="CN" style:font-weight-asian="bold" style:font-name-complex="楷体_GB2312" style:font-size-complex="28pt" style:font-weight-complex="bold"/>
    </style:style>
    <style:style style:name="T228" style:family="text">
      <style:text-properties fo:color="#ffffcc" fo:font-size="40pt" fo:language="en" fo:country="US" fo:font-weight="bold" style:font-size-asian="40pt" style:language-asian="zh" style:country-asian="CN" style:font-weight-asian="bold" style:font-size-complex="40pt" style:font-weight-complex="bold"/>
    </style:style>
    <style:style style:name="T229" style:family="text">
      <style:text-properties fo:color="#ffffcc" fo:language="en" fo:country="US" fo:font-weight="bold" style:font-name-asian="楷体_GB2312" style:language-asian="zh" style:country-asian="CN" style:font-weight-asian="bold" style:font-name-complex="楷体_GB2312" style:font-weight-complex="bold"/>
    </style:style>
    <style:style style:name="T230" style:family="text">
      <style:text-properties fo:color="#ffffff" style:font-name="楷体_GB2312" fo:font-size="24pt" fo:language="en" fo:country="US" fo:font-weight="bold" style:font-name-asian="楷体_GB2312" style:font-size-asian="24pt" style:language-asian="zh" style:country-asian="CN" style:font-weight-asian="bold" style:font-name-complex="楷体_GB2312" style:font-size-complex="24pt" style:font-weight-complex="bold"/>
    </style:style>
    <style:style style:name="T231" style:family="text">
      <style:text-properties fo:color="#ff9966" style:font-name="楷体_GB2312" fo:font-size="24pt" fo:language="en" fo:country="US" fo:font-weight="bold" style:font-name-asian="楷体_GB2312" style:font-size-asian="24pt" style:language-asian="zh" style:country-asian="CN" style:font-weight-asian="bold" style:font-name-complex="楷体_GB2312" style:font-size-complex="24pt" style:font-weight-complex="bold"/>
    </style:style>
    <style:style style:name="T232" style:family="text">
      <style:text-properties fo:color="#ff9966" style:font-name="宋体" fo:language="en" fo:country="US" fo:font-weight="bold" style:font-name-asian="隶书" style:language-asian="zh" style:country-asian="CN" style:font-weight-asian="bold" style:font-name-complex="隶书" style:font-weight-complex="bold"/>
    </style:style>
    <style:style style:name="T233" style:family="text">
      <style:text-properties fo:color="#ff9966" style:font-name="宋体" fo:language="en" fo:country="US" fo:font-weight="bold" style:font-name-asian="楷体_GB2312" style:language-asian="zh" style:country-asian="CN" style:font-weight-asian="bold" style:font-name-complex="楷体_GB2312" style:font-weight-complex="bold"/>
    </style:style>
    <style:style style:name="T234" style:family="text">
      <style:text-properties fo:color="#ccecff" style:font-name="宋体" fo:font-size="48pt" fo:language="en" fo:country="US" style:font-size-asian="48pt" style:language-asian="zh" style:country-asian="CN" style:font-size-complex="48pt"/>
    </style:style>
    <style:style style:name="T235" style:family="text">
      <style:text-properties fo:color="#ffffff" style:font-name="隶书" fo:language="en" fo:country="US" fo:font-weight="bold" style:font-name-asian="隶书" style:language-asian="zh" style:country-asian="CN" style:font-weight-asian="bold" style:font-name-complex="隶书" style:font-weight-complex="bold"/>
    </style:style>
    <style:style style:name="T236" style:family="text">
      <style:text-properties fo:color="#ffcc99" fo:language="en" fo:country="US" fo:font-weight="bold" style:language-asian="zh" style:country-asian="CN" style:font-weight-asian="bold" style:font-weight-complex="bold"/>
    </style:style>
    <style:style style:name="T237" style:family="text">
      <style:text-properties fo:color="#ffcc99" style:font-name="宋体" fo:font-size="40pt" fo:language="en" fo:country="US" style:font-size-asian="40pt" style:language-asian="zh" style:country-asian="CN" style:font-size-complex="40pt"/>
    </style:style>
    <style:style style:name="T238" style:family="text">
      <style:text-properties fo:color="#ffff00" style:font-name="宋体" fo:language="en" fo:country="US" fo:font-weight="bold" style:font-name-asian="楷体_GB2312" style:language-asian="zh" style:country-asian="CN" style:font-weight-asian="bold" style:font-name-complex="楷体_GB2312" style:font-weight-complex="bold"/>
    </style:style>
    <style:style style:name="T239" style:family="text">
      <style:text-properties fo:color="#ccffff" fo:language="en" fo:country="US" fo:font-weight="bold" style:language-asian="zh" style:country-asian="CN" style:font-weight-asian="bold" style:font-weight-complex="bold"/>
    </style:style>
    <style:style style:name="T240" style:family="text">
      <style:text-properties fo:color="#ffffff" style:font-name="宋体" fo:language="en" fo:country="US" fo:font-weight="bold" style:font-name-asian="Times New Roman" style:language-asian="zh" style:country-asian="CN" style:font-weight-asian="bold" style:font-name-complex="Times New Roman" style:font-weight-complex="bold"/>
    </style:style>
    <style:style style:name="T241" style:family="text">
      <style:text-properties fo:color="#ff0066" style:font-name="楷体_GB2312" fo:language="en" fo:country="US" fo:font-weight="bold" style:font-name-asian="楷体_GB2312" style:language-asian="zh" style:country-asian="CN" style:font-weight-asian="bold" style:font-name-complex="楷体_GB2312" style:font-weight-complex="bold"/>
    </style:style>
    <style:style style:name="T242" style:family="text">
      <style:text-properties fo:color="#ff9966" style:font-name="宋体" fo:language="en" fo:country="US" style:language-asian="zh" style:country-asian="CN"/>
    </style:style>
    <style:style style:name="T243" style:family="text">
      <style:text-properties fo:color="#ccffff" style:font-name="宋体" fo:font-size="40pt" fo:language="en" fo:country="US" fo:font-weight="bold" style:font-size-asian="40pt" style:language-asian="zh" style:country-asian="CN" style:font-weight-asian="bold" style:font-size-complex="40pt" style:font-weight-complex="bold"/>
    </style:style>
    <style:style style:name="T244" style:family="text">
      <style:text-properties fo:color="#ff9966"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245" style:family="text">
      <style:text-properties fo:color="#000000" fo:language="en" fo:country="US" style:language-asian="zh" style:country-asian="CN"/>
    </style:style>
    <style:style style:name="T246" style:family="text">
      <style:text-properties fo:color="#ccffff" style:font-name="宋体" fo:language="en" fo:country="US" style:language-asian="zh" style:country-asian="CN"/>
    </style:style>
    <style:style style:name="T247" style:family="text">
      <style:text-properties fo:color="#ccffff" fo:language="en" fo:country="US" style:language-asian="zh" style:country-asian="CN"/>
    </style:style>
    <style:style style:name="T248" style:family="text">
      <style:text-properties fo:color="#ccffff"/>
    </style:style>
    <style:style style:name="T249" style:family="text">
      <style:text-properties fo:color="#ffffff" style:font-name="宋体" fo:font-size="32pt" fo:font-weight="bold" style:font-size-asian="32pt" style:font-weight-asian="bold" style:font-size-complex="32pt" style:font-weight-complex="bold"/>
    </style:style>
    <style:style style:name="T250" style:family="text">
      <style:text-properties fo:color="#ffffff" style:font-name="宋体" fo:font-size="32pt" fo:language="en" fo:country="US" fo:font-weight="bold" style:font-size-asian="32pt" style:language-asian="zh" style:country-asian="CN" style:font-weight-asian="bold" style:font-size-complex="32pt" style:font-weight-complex="bold"/>
    </style:style>
    <style:style style:name="T251" style:family="text">
      <style:text-properties fo:color="#ffff00" fo:language="en" fo:country="US" fo:font-weight="bold" style:font-name-asian="楷体_GB2312" style:language-asian="zh" style:country-asian="CN" style:font-weight-asian="bold" style:font-name-complex="楷体_GB2312" style:font-weight-complex="bold"/>
    </style:style>
    <style:style style:name="T252" style:family="text">
      <style:text-properties fo:color="#ffffcc" fo:font-size="44pt" fo:language="en" fo:country="US" style:font-size-asian="44pt" style:language-asian="zh" style:country-asian="CN" style:font-size-complex="44pt"/>
    </style:style>
    <style:style style:name="T253" style:family="text">
      <style:text-properties fo:color="#66ffff" style:font-name="隶书" fo:language="en" fo:country="US" style:font-name-asian="隶书" style:language-asian="zh" style:country-asian="CN" style:font-name-complex="隶书"/>
    </style:style>
    <style:style style:name="T254" style:family="text">
      <style:text-properties fo:color="#ffff00" style:font-name="隶书" fo:font-size="32pt" fo:language="en" fo:country="US" fo:font-weight="bold" style:font-name-asian="隶书" style:font-size-asian="32pt" style:language-asian="zh" style:country-asian="CN" style:font-weight-asian="bold" style:font-name-complex="隶书" style:font-size-complex="32pt" style:font-weight-complex="bold"/>
    </style:style>
    <style:style style:name="T255" style:family="text">
      <style:text-properties fo:color="#ff9966" style:font-name="楷体_GB2312" fo:font-size="32pt" fo:language="en" fo:country="US" style:font-name-asian="楷体_GB2312" style:font-size-asian="32pt" style:language-asian="zh" style:country-asian="CN" style:font-name-complex="楷体_GB2312" style:font-size-complex="32pt"/>
    </style:style>
    <style:style style:name="T256" style:family="text">
      <style:text-properties fo:color="#66ffff" style:font-name="楷体_GB2312" fo:language="en" fo:country="US" fo:font-weight="bold" style:font-name-asian="楷体_GB2312" style:language-asian="zh" style:country-asian="CN" style:font-weight-asian="bold" style:font-name-complex="楷体_GB2312" style:font-weight-complex="bold"/>
    </style:style>
    <style:style style:name="T257" style:family="text">
      <style:text-properties fo:color="#66ffff" style:font-name="宋体" fo:font-size="24pt" fo:language="en" fo:country="US" fo:font-weight="bold" style:font-size-asian="24pt" style:language-asian="zh" style:country-asian="CN" style:font-weight-asian="bold" style:font-size-complex="24pt" style:font-weight-complex="bold"/>
    </style:style>
    <style:style style:name="T258" style:family="text">
      <style:text-properties fo:color="#66ffff" style:font-name="隶书" fo:font-size="44pt" fo:language="en" fo:country="US" fo:font-weight="bold" style:font-name-asian="隶书" style:font-size-asian="44pt" style:language-asian="zh" style:country-asian="CN" style:font-weight-asian="bold" style:font-name-complex="隶书" style:font-size-complex="44pt" style:font-weight-complex="bold"/>
    </style:style>
    <style:style style:name="T259" style:family="text">
      <style:text-properties fo:color="#66ffff" style:font-name="隶书" fo:language="en" fo:country="US" fo:font-weight="bold" style:font-name-asian="隶书" style:language-asian="zh" style:country-asian="CN" style:font-weight-asian="bold" style:font-name-complex="隶书" style:font-weight-complex="bold"/>
    </style:style>
    <style:style style:name="T260" style:family="text">
      <style:text-properties fo:color="#ccecff" style:font-name="宋体" fo:font-size="36pt" fo:language="en" fo:country="US" style:font-size-asian="36pt" style:language-asian="zh" style:country-asian="CN" style:font-size-complex="36pt"/>
    </style:style>
    <style:style style:name="T261" style:family="text">
      <style:text-properties fo:color="#ffffcc" style:font-name="楷体_GB2312" fo:language="en" fo:country="US" style:font-name-asian="楷体_GB2312" style:language-asian="zh" style:country-asian="CN" style:font-name-complex="楷体_GB2312"/>
    </style:style>
    <style:style style:name="T262" style:family="text">
      <style:text-properties fo:color="#ffff00" fo:font-size="32pt" fo:language="en" fo:country="US" fo:font-weight="bold" style:font-size-asian="32pt" style:language-asian="zh" style:country-asian="CN" style:font-weight-asian="bold" style:font-size-complex="32pt" style:font-weight-complex="bold"/>
    </style:style>
    <style:style style:name="T263" style:family="text">
      <style:text-properties fo:color="#ffcc66" fo:language="en" fo:country="US" style:language-asian="zh" style:country-asian="CN"/>
    </style:style>
    <style:style style:name="T264" style:family="text">
      <style:text-properties fo:color="#ffff00" fo:font-size="32pt" fo:language="en" fo:country="US" style:font-size-asian="32pt" style:language-asian="zh" style:country-asian="CN" style:font-size-complex="32pt"/>
    </style:style>
    <style:style style:name="T265" style:family="text">
      <style:text-properties fo:color="#ff9933"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266" style:family="text">
      <style:text-properties fo:color="#ffcc66"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267" style:family="text">
      <style:text-properties fo:color="#ffcc00"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268" style:family="text">
      <style:text-properties fo:color="#ff9933" style:font-name="楷体_GB2312" fo:language="en" fo:country="US" fo:font-weight="bold" style:font-name-asian="楷体_GB2312" style:language-asian="zh" style:country-asian="CN" style:font-weight-asian="bold" style:font-name-complex="楷体_GB2312" style:font-weight-complex="bold"/>
    </style:style>
    <style:style style:name="T269" style:family="text">
      <style:text-properties fo:color="#ffff00" style:font-name="楷体_GB2312" fo:font-size="32pt" fo:font-weight="bold" style:font-name-asian="楷体_GB2312" style:font-size-asian="32pt" style:font-weight-asian="bold" style:font-name-complex="楷体_GB2312" style:font-size-complex="32pt" style:font-weight-complex="bold"/>
    </style:style>
    <style:style style:name="T270" style:family="text">
      <style:text-properties fo:color="#ff9933" style:font-name="楷体_GB2312" fo:font-size="32pt" fo:font-weight="bold" style:font-name-asian="楷体_GB2312" style:font-size-asian="32pt" style:font-weight-asian="bold" style:font-name-complex="楷体_GB2312" style:font-size-complex="32pt" style:font-weight-complex="bold"/>
    </style:style>
    <style:style style:name="T271" style:family="text">
      <style:text-properties fo:color="#ffff00" fo:font-size="32pt" style:font-size-asian="32pt" style:font-size-complex="32pt"/>
    </style:style>
    <style:style style:name="T272" style:family="text">
      <style:text-properties fo:color="#ffffff" style:font-name="楷体_GB2312" fo:font-size="14pt" fo:language="en" fo:country="US" fo:font-weight="bold" style:font-name-asian="楷体_GB2312" style:font-size-asian="14pt" style:language-asian="zh" style:country-asian="CN" style:font-weight-asian="bold" style:font-name-complex="楷体_GB2312" style:font-size-complex="14pt" style:font-weight-complex="bold"/>
    </style:style>
    <style:style style:name="T273" style:family="text">
      <style:text-properties fo:color="#ffffff" style:font-name="楷体_GB2312" fo:font-size="11pt" fo:language="en" fo:country="US" style:font-name-asian="楷体_GB2312" style:font-size-asian="11pt" style:language-asian="zh" style:country-asian="CN" style:font-name-complex="楷体_GB2312" style:font-size-complex="11pt"/>
    </style:style>
    <style:style style:name="T274" style:family="text">
      <style:text-properties fo:color="#ffff00" style:font-name="宋体" fo:font-size="32pt" fo:language="en" fo:country="US" style:font-size-asian="32pt" style:language-asian="zh" style:country-asian="CN" style:font-size-complex="32pt"/>
    </style:style>
    <style:style style:name="T275" style:family="text">
      <style:text-properties fo:color="#ffffff" style:font-name="楷体_GB2312" fo:font-size="32pt" fo:language="en" fo:country="US" style:font-name-asian="楷体_GB2312" style:font-size-asian="32pt" style:language-asian="zh" style:country-asian="CN" style:font-name-complex="楷体_GB2312" style:font-size-complex="32pt"/>
    </style:style>
    <style:style style:name="T276" style:family="text">
      <style:text-properties style:font-name="宋体" fo:font-size="14pt" fo:language="en" fo:country="US" style:font-size-asian="14pt" style:language-asian="zh" style:country-asian="CN" style:font-size-complex="14pt"/>
    </style:style>
    <style:style style:name="T277" style:family="text">
      <style:text-properties fo:color="#ffffff"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278" style:family="text">
      <style:text-properties fo:color="#ffff00" style:font-name="宋体" fo:font-size="32pt" fo:language="en" fo:country="US" fo:font-weight="bold" style:font-size-asian="32pt" style:language-asian="zh" style:country-asian="CN" style:font-weight-asian="bold" style:font-size-complex="32pt" style:font-weight-complex="bold"/>
    </style:style>
    <style:style style:name="T279" style:family="text">
      <style:text-properties fo:color="#ffff99"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280" style:family="text">
      <style:text-properties fo:color="#ffffff" style:font-name="楷体_GB2312" fo:font-size="32pt" fo:font-weight="bold" style:font-name-asian="楷体_GB2312" style:font-size-asian="32pt" style:font-weight-asian="bold" style:font-name-complex="楷体_GB2312" style:font-size-complex="32pt" style:font-weight-complex="bold"/>
    </style:style>
    <style:style style:name="T281" style:family="text">
      <style:text-properties fo:color="#ffff99" style:font-name="楷体_GB2312" fo:font-size="32pt" fo:font-weight="bold" style:font-name-asian="楷体_GB2312" style:font-size-asian="32pt" style:font-weight-asian="bold" style:font-name-complex="楷体_GB2312" style:font-size-complex="32pt" style:font-weight-complex="bold"/>
    </style:style>
    <style:style style:name="T282" style:family="text">
      <style:text-properties fo:color="#ffff00" style:font-name="宋体" fo:font-size="32pt" style:font-size-asian="32pt" style:font-size-complex="32pt"/>
    </style:style>
    <style:style style:name="T283" style:family="text">
      <style:text-properties fo:color="#ffff00" fo:font-size="32pt" fo:font-weight="bold" style:font-size-asian="32pt" style:font-weight-asian="bold" style:font-size-complex="32pt" style:font-weight-complex="bold"/>
    </style:style>
    <style:style style:name="T284" style:family="text">
      <style:text-properties fo:color="#ffff00" style:font-name="宋体" fo:font-size="32pt" fo:font-weight="bold" style:font-size-asian="32pt" style:font-weight-asian="bold" style:font-size-complex="32pt" style:font-weight-complex="bold"/>
    </style:style>
    <style:style style:name="T285" style:family="text">
      <style:text-properties fo:font-size="14pt" fo:language="en" fo:country="US" style:font-size-asian="14pt" style:language-asian="zh" style:country-asian="CN" style:font-size-complex="14pt"/>
    </style:style>
    <style:style style:name="T286" style:family="text">
      <style:text-properties fo:color="#ff9933"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287" style:family="text">
      <style:text-properties fo:color="#ffff00" style:font-name-asian="楷体_GB2312" style:font-name-complex="楷体_GB2312"/>
    </style:style>
    <style:style style:name="T288" style:family="text">
      <style:text-properties fo:color="#ccccff"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289" style:family="text">
      <style:text-properties fo:color="#ffcc66" style:font-name="楷体_GB2312" fo:font-size="28pt" fo:language="en" fo:country="US" fo:font-weight="bold" style:font-name-asian="楷体_GB2312" style:font-size-asian="28pt" style:language-asian="zh" style:country-asian="CN" style:font-weight-asian="bold" style:font-name-complex="楷体_GB2312" style:font-size-complex="28pt" style:font-weight-complex="bold"/>
    </style:style>
    <style:style style:name="T290" style:family="text">
      <style:text-properties fo:color="#ff9933" style:font-name="楷体_GB2312" fo:font-size="28pt" fo:language="en" fo:country="US" fo:font-weight="bold" style:font-name-asian="楷体_GB2312" style:font-size-asian="28pt" style:language-asian="zh" style:country-asian="CN" style:font-weight-asian="bold" style:font-name-complex="楷体_GB2312" style:font-size-complex="28pt" style:font-weight-complex="bold"/>
    </style:style>
    <style:style style:name="T291" style:family="text">
      <style:text-properties fo:color="#ff9933" fo:language="en" fo:country="US" fo:font-weight="bold" style:language-asian="zh" style:country-asian="CN" style:font-weight-asian="bold" style:font-weight-complex="bold"/>
    </style:style>
    <style:style style:name="T292" style:family="text">
      <style:text-properties fo:color="#ff9933" style:font-name="宋体" fo:language="en" fo:country="US" fo:font-weight="bold" style:language-asian="zh" style:country-asian="CN" style:font-weight-asian="bold" style:font-weight-complex="bold"/>
    </style:style>
    <style:style style:name="T293" style:family="text">
      <style:text-properties fo:color="#ffff00" style:font-name="宋体" fo:font-weight="bold" style:font-weight-asian="bold" style:font-weight-complex="bold"/>
    </style:style>
    <style:style style:name="T294" style:family="text">
      <style:text-properties fo:color="#ffffff" style:text-position="30% 58%" style:font-name="宋体" fo:font-size="32pt" fo:font-weight="bold" style:font-size-asian="32pt" style:font-weight-asian="bold" style:font-size-complex="32pt" style:font-weight-complex="bold"/>
    </style:style>
    <style:style style:name="T295" style:family="text">
      <style:text-properties fo:color="#ffff00" style:font-name="黑体" fo:font-size="44pt" fo:language="en" fo:country="US" style:font-name-asian="黑体" style:font-size-asian="44pt" style:language-asian="zh" style:country-asian="CN" style:font-name-complex="黑体" style:font-size-complex="44pt"/>
    </style:style>
    <style:style style:name="T296" style:family="text">
      <style:text-properties fo:color="#ffffff" fo:font-size="32pt" fo:language="en" fo:country="US" fo:font-weight="bold" style:font-size-asian="32pt" style:language-asian="zh" style:country-asian="CN" style:font-weight-asian="bold" style:font-size-complex="32pt" style:font-weight-complex="bold"/>
    </style:style>
    <style:style style:name="T297" style:family="text">
      <style:text-properties fo:color="#ff9966" style:font-name="宋体" fo:font-size="32pt" fo:language="en" fo:country="US" fo:font-weight="bold" style:font-size-asian="32pt" style:language-asian="zh" style:country-asian="CN" style:font-weight-asian="bold" style:font-size-complex="32pt" style:font-weight-complex="bold"/>
    </style:style>
    <style:style style:name="T298" style:family="text">
      <style:text-properties fo:color="#ff9999" fo:language="en" fo:country="US" style:font-name-asian="楷体_GB2312" style:language-asian="zh" style:country-asian="CN" style:font-name-complex="楷体_GB2312"/>
    </style:style>
    <style:style style:name="T299" style:family="text">
      <style:text-properties fo:color="#ff9999" style:font-name="楷体_GB2312" fo:language="en" fo:country="US" style:font-name-asian="楷体_GB2312" style:language-asian="zh" style:country-asian="CN" style:font-name-complex="楷体_GB2312"/>
    </style:style>
    <style:style style:name="T300" style:family="text">
      <style:text-properties fo:color="#ff9999"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301" style:family="text">
      <style:text-properties fo:color="#ffffff" fo:font-size="18pt" fo:language="en" fo:country="US" style:font-size-asian="18pt" style:language-asian="zh" style:country-asian="CN" style:font-size-complex="18pt"/>
    </style:style>
    <style:style style:name="T302" style:family="text">
      <style:text-properties fo:color="#ffffff" fo:font-size="18pt" style:font-size-asian="18pt" style:font-size-complex="18pt"/>
    </style:style>
    <style:style style:name="T303" style:family="text">
      <style:text-properties fo:color="#ffff00" style:font-name="宋体" fo:font-size="26pt" fo:language="en" fo:country="US" fo:font-weight="bold" style:font-size-asian="26pt" style:language-asian="zh" style:country-asian="CN" style:font-weight-asian="bold" style:font-size-complex="26pt" style:font-weight-complex="bold"/>
    </style:style>
    <style:style style:name="T304" style:family="text">
      <style:text-properties fo:color="#ffffff" style:font-name="楷体_GB2312" fo:font-size="26pt" fo:language="en" fo:country="US" fo:font-weight="bold" style:font-name-asian="楷体_GB2312" style:font-size-asian="26pt" style:language-asian="zh" style:country-asian="CN" style:font-weight-asian="bold" style:font-name-complex="楷体_GB2312" style:font-size-complex="26pt" style:font-weight-complex="bold"/>
    </style:style>
    <style:style style:name="T305" style:family="text">
      <style:text-properties fo:color="#ff9999" style:font-name="楷体_GB2312" fo:font-size="26pt" fo:language="en" fo:country="US" fo:font-weight="bold" style:font-name-asian="楷体_GB2312" style:font-size-asian="26pt" style:language-asian="zh" style:country-asian="CN" style:font-weight-asian="bold" style:font-name-complex="楷体_GB2312" style:font-size-complex="26pt" style:font-weight-complex="bold"/>
    </style:style>
    <style:style style:name="T306" style:family="text">
      <style:text-properties fo:color="#ffff00" style:font-name="楷体_GB2312" fo:font-size="26pt" fo:language="en" fo:country="US" fo:font-weight="bold" style:font-name-asian="楷体_GB2312" style:font-size-asian="26pt" style:language-asian="zh" style:country-asian="CN" style:font-weight-asian="bold" style:font-name-complex="楷体_GB2312" style:font-size-complex="26pt" style:font-weight-complex="bold"/>
    </style:style>
    <style:style style:name="T307" style:family="text">
      <style:text-properties fo:color="#ffffff" style:font-name="宋体" fo:font-size="26pt" fo:language="en" fo:country="US" fo:font-weight="bold" style:font-size-asian="26pt" style:language-asian="zh" style:country-asian="CN" style:font-weight-asian="bold" style:font-size-complex="26pt" style:font-weight-complex="bold"/>
    </style:style>
    <style:style style:name="T308" style:family="text">
      <style:text-properties fo:color="#ff9999" style:font-name="楷体_GB2312" fo:font-size="28pt" fo:language="en" fo:country="US" fo:font-weight="bold" style:font-name-asian="楷体_GB2312" style:font-size-asian="28pt" style:language-asian="zh" style:country-asian="CN" style:font-weight-asian="bold" style:font-name-complex="楷体_GB2312" style:font-size-complex="28pt" style:font-weight-complex="bold"/>
    </style:style>
    <style:style style:name="T309" style:family="text">
      <style:text-properties fo:color="#ffff00" style:font-name="宋体" fo:font-size="18pt" fo:language="en" fo:country="US" style:font-size-asian="18pt" style:language-asian="zh" style:country-asian="CN" style:font-size-complex="18pt"/>
    </style:style>
    <style:style style:name="T310" style:family="text">
      <style:text-properties fo:color="#ffff00" fo:font-size="18pt" fo:language="en" fo:country="US" style:font-size-asian="18pt" style:language-asian="zh" style:country-asian="CN" style:font-size-complex="18pt"/>
    </style:style>
    <style:style style:name="T311" style:family="text">
      <style:text-properties fo:color="#cc9900" style:font-name="楷体_GB2312" fo:font-size="28pt" fo:language="en" fo:country="US" fo:font-weight="bold" style:font-name-asian="楷体_GB2312" style:font-size-asian="28pt" style:language-asian="zh" style:country-asian="CN" style:font-weight-asian="bold" style:font-name-complex="楷体_GB2312" style:font-size-complex="28pt" style:font-weight-complex="bold"/>
    </style:style>
    <style:style style:name="T312" style:family="text">
      <style:text-properties fo:color="#ff9999" style:font-name="楷体_GB2312" fo:language="en" fo:country="US" fo:font-weight="bold" style:font-name-asian="楷体_GB2312" style:language-asian="zh" style:country-asian="CN" style:font-weight-asian="bold" style:font-name-complex="楷体_GB2312" style:font-weight-complex="bold"/>
    </style:style>
    <style:style style:name="T313" style:family="text">
      <style:text-properties fo:color="#ff9999" style:font-name="宋体" fo:language="en" fo:country="US" fo:font-weight="bold" style:font-name-asian="楷体_GB2312" style:language-asian="zh" style:country-asian="CN" style:font-weight-asian="bold" style:font-name-complex="楷体_GB2312" style:font-weight-complex="bold"/>
    </style:style>
    <style:style style:name="T314" style:family="text">
      <style:text-properties fo:color="#ccccff" style:font-name="宋体" fo:language="en" fo:country="US" fo:font-weight="bold" style:font-name-asian="楷体_GB2312" style:language-asian="zh" style:country-asian="CN" style:font-weight-asian="bold" style:font-name-complex="楷体_GB2312" style:font-weight-complex="bold"/>
    </style:style>
    <style:style style:name="T315" style:family="text">
      <style:text-properties fo:color="#cc9900"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316" style:family="text">
      <style:text-properties fo:color="#ffff00" style:text-position="30% 58%"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317" style:family="text">
      <style:text-properties fo:color="#ff9966" style:font-name="楷体_GB2312" fo:font-size="32pt" fo:font-weight="bold" style:font-name-asian="楷体_GB2312" style:font-size-asian="32pt" style:font-weight-asian="bold" style:font-name-complex="楷体_GB2312" style:font-size-complex="32pt" style:font-weight-complex="bold"/>
    </style:style>
    <style:style style:name="T318" style:family="text">
      <style:text-properties fo:color="#ffff00" style:text-position="-25% 58%"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319" style:family="text">
      <style:text-properties fo:color="#ffff00" style:text-position="-25% 58%" fo:font-size="32pt" style:font-size-asian="32pt" style:font-size-complex="32pt"/>
    </style:style>
    <style:style style:name="T320" style:family="text">
      <style:text-properties fo:color="#ffffff" style:font-name="宋体" fo:font-size="32pt" fo:language="en" fo:country="US" style:text-underline-style="solid" style:text-underline-width="auto" style:text-underline-color="font-color" fo:font-weight="bold" style:font-size-asian="32pt" style:language-asian="zh" style:country-asian="CN" style:font-weight-asian="bold" style:font-size-complex="32pt" style:font-weight-complex="bold"/>
    </style:style>
    <style:style style:name="T321" style:family="text">
      <style:text-properties fo:color="#ffffff" style:font-name="宋体" fo:font-size="36pt" fo:font-weight="bold" style:font-size-asian="36pt" style:font-weight-asian="bold" style:font-size-complex="36pt" style:font-weight-complex="bold"/>
    </style:style>
    <style:style style:name="T322" style:family="text">
      <style:text-properties fo:color="#ffffff" fo:font-size="36pt" style:font-name-asian="Times New Roman" style:font-size-asian="36pt" style:font-name-complex="Times New Roman" style:font-size-complex="36pt"/>
    </style:style>
    <style:style style:name="T323" style:family="text">
      <style:text-properties fo:color="#ffffff" fo:font-size="32pt" style:font-name-asian="Times New Roman" style:font-size-asian="32pt" style:font-name-complex="Times New Roman" style:font-size-complex="32pt"/>
    </style:style>
    <style:style style:name="T324" style:family="text">
      <style:text-properties fo:color="#ffffff" style:font-name-asian="Times New Roman" style:font-name-complex="Times New Roman"/>
    </style:style>
    <style:style style:name="T325" style:family="text">
      <style:text-properties fo:color="#ffffff" style:text-position="-30% 58%" style:font-name="宋体" fo:font-size="32pt" fo:language="en" fo:country="US" fo:font-weight="bold" style:font-size-asian="32pt" style:language-asian="zh" style:country-asian="CN" style:font-weight-asian="bold" style:font-size-complex="32pt" style:font-weight-complex="bold"/>
    </style:style>
    <style:style style:name="T326" style:family="text">
      <style:text-properties fo:color="#ffffff" style:text-position="-30% 58%" style:font-name="宋体" fo:font-size="32pt" fo:language="en" fo:country="US" fo:font-weight="bold" style:font-name-asian="黑体" style:font-size-asian="32pt" style:language-asian="zh" style:country-asian="CN" style:font-weight-asian="bold" style:font-name-complex="黑体" style:font-size-complex="32pt" style:font-weight-complex="bold"/>
    </style:style>
    <style:style style:name="T327" style:family="text">
      <style:text-properties fo:color="#ffffff" style:text-position="-30% 58%"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328" style:family="text">
      <style:text-properties fo:color="#ffffff" style:text-position="30% 58%"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329" style:family="text">
      <style:text-properties fo:color="#ffff00" style:text-position="-25% 58%" style:font-name="宋体"/>
    </style:style>
    <style:style style:name="T330" style:family="text">
      <style:text-properties fo:color="#ffffff" style:font-name="宋体" fo:font-size="20pt" style:font-size-asian="20pt" style:font-size-complex="20pt"/>
    </style:style>
    <style:style style:name="T331" style:family="text">
      <style:text-properties fo:color="#ffff00" style:font-name="宋体" fo:font-size="20pt" style:font-size-asian="20pt" style:font-size-complex="20pt"/>
    </style:style>
    <style:style style:name="T332" style:family="text">
      <style:text-properties fo:color="#ffff00" style:text-position="-25% 58%" style:font-name="宋体" fo:font-size="20pt" style:font-size-asian="20pt" style:font-size-complex="20pt"/>
    </style:style>
    <style:style style:name="T333" style:family="text">
      <style:text-properties fo:color="#ffff00" style:font-name="宋体" fo:font-size="14pt" fo:language="en" fo:country="US" style:font-size-asian="14pt" style:language-asian="zh" style:country-asian="CN" style:font-size-complex="14pt"/>
    </style:style>
    <style:style style:name="T334" style:family="text">
      <style:text-properties fo:color="#ffff00" style:text-position="-25% 58%" style:font-name="宋体" fo:font-size="14pt" fo:language="en" fo:country="US" style:font-size-asian="14pt" style:language-asian="zh" style:country-asian="CN" style:font-size-complex="14pt"/>
    </style:style>
    <style:style style:name="T335" style:family="text">
      <style:text-properties fo:color="#ffff00" style:font-name="宋体" fo:font-size="40pt" fo:language="en" fo:country="US" fo:font-weight="bold" style:font-size-asian="40pt" style:language-asian="zh" style:country-asian="CN" style:font-weight-asian="bold" style:font-size-complex="40pt" style:font-weight-complex="bold"/>
    </style:style>
    <style:style style:name="T336" style:family="text">
      <style:text-properties fo:color="#ff0000" style:font-name="宋体" fo:font-size="32pt" fo:language="en" fo:country="US" fo:font-weight="bold" style:font-size-asian="32pt" style:language-asian="zh" style:country-asian="CN" style:font-weight-asian="bold" style:font-size-complex="32pt" style:font-weight-complex="bold"/>
    </style:style>
    <style:style style:name="T337" style:family="text">
      <style:text-properties fo:color="#ffff00" style:font-name="宋体" fo:font-size="28pt" fo:language="en" fo:country="US" fo:font-weight="bold" style:font-size-asian="28pt" style:language-asian="zh" style:country-asian="CN" style:font-weight-asian="bold" style:font-size-complex="28pt" style:font-weight-complex="bold"/>
    </style:style>
    <style:style style:name="T338" style:family="text">
      <style:text-properties fo:color="#ffff00" fo:font-size="20pt" style:font-size-asian="20pt" style:font-size-complex="20pt"/>
    </style:style>
    <style:style style:name="T339" style:family="text">
      <style:text-properties fo:color="#ffffff" fo:font-size="44pt" style:font-size-asian="44pt" style:font-size-complex="44pt"/>
    </style:style>
    <style:style style:name="T340" style:family="text">
      <style:text-properties fo:color="#ffffff" fo:font-size="54pt" style:font-name-asian="Times New Roman" style:font-size-asian="54pt" style:font-name-complex="Times New Roman" style:font-size-complex="54pt"/>
    </style:style>
    <style:style style:name="T341" style:family="text">
      <style:text-properties fo:color="#ffff00" fo:font-size="48pt" style:font-name-asian="Times New Roman" style:font-size-asian="48pt" style:font-name-complex="Times New Roman" style:font-size-complex="48pt"/>
    </style:style>
    <style:style style:name="T342" style:family="text">
      <style:text-properties fo:color="#ffff00" style:font-name="楷体_GB2312" fo:font-size="32pt" fo:language="en" fo:country="US" style:font-name-asian="楷体_GB2312" style:font-size-asian="32pt" style:language-asian="zh" style:country-asian="CN" style:font-name-complex="楷体_GB2312" style:font-size-complex="32pt"/>
    </style:style>
    <style:style style:name="T343" style:family="text">
      <style:text-properties style:font-name="Trebuchet MS" fo:language="en" fo:country="US" fo:font-weight="bold" style:language-asian="zh" style:country-asian="CN" style:font-weight-asian="bold" style:font-weight-complex="bold"/>
    </style:style>
    <style:style style:name="T344" style:family="text">
      <style:text-properties fo:color="#ffff99" style:font-name="Trebuchet MS" fo:font-size="40pt" fo:language="en" fo:country="US" style:font-name-asian="隶书" style:font-size-asian="40pt" style:language-asian="zh" style:country-asian="CN" style:font-name-complex="隶书" style:font-size-complex="40pt"/>
    </style:style>
    <style:style style:name="T345" style:family="text">
      <style:text-properties fo:color="#ff9966" fo:language="en" fo:country="US" fo:font-weight="bold" style:font-name-asian="楷体_GB2312" style:language-asian="zh" style:country-asian="CN" style:font-weight-asian="bold" style:font-name-complex="楷体_GB2312" style:font-weight-complex="bold"/>
    </style:style>
    <style:style style:name="T346" style:family="text">
      <style:text-properties fo:color="#ff9966" fo:language="en" fo:country="US" style:font-name-asian="楷体_GB2312" style:language-asian="zh" style:country-asian="CN" style:font-name-complex="楷体_GB2312"/>
    </style:style>
    <style:style style:name="T347" style:family="text">
      <style:text-properties fo:color="#ffff99" fo:font-size="36pt" fo:language="en" fo:country="US" style:font-size-asian="36pt" style:language-asian="zh" style:country-asian="CN" style:font-size-complex="36pt"/>
    </style:style>
    <style:style style:name="T348" style:family="text">
      <style:text-properties fo:color="#ff9966" style:font-name="隶书" fo:language="en" fo:country="US" fo:font-weight="bold" style:font-name-asian="楷体_GB2312" style:language-asian="zh" style:country-asian="CN" style:font-weight-asian="bold" style:font-name-complex="楷体_GB2312" style:font-weight-complex="bold"/>
    </style:style>
    <style:style style:name="T349" style:family="text">
      <style:text-properties fo:color="#ffffff" style:font-name="隶书" fo:language="en" fo:country="US" fo:font-weight="bold" style:font-name-asian="楷体_GB2312" style:language-asian="zh" style:country-asian="CN" style:font-weight-asian="bold" style:font-name-complex="楷体_GB2312" style:font-weight-complex="bold"/>
    </style:style>
    <style:style style:name="T350" style:family="text">
      <style:text-properties fo:color="#ffccff" style:font-name="楷体_GB2312" fo:font-size="32pt" fo:language="en" fo:country="US" style:font-name-asian="楷体_GB2312" style:font-size-asian="32pt" style:language-asian="zh" style:country-asian="CN" style:font-name-complex="楷体_GB2312" style:font-size-complex="32pt"/>
    </style:style>
    <style:style style:name="T351" style:family="text">
      <style:text-properties fo:color="#cccc00" style:font-name="楷体_GB2312" fo:font-size="32pt" fo:language="en" fo:country="US" style:font-name-asian="楷体_GB2312" style:font-size-asian="32pt" style:language-asian="zh" style:country-asian="CN" style:font-name-complex="楷体_GB2312" style:font-size-complex="32pt"/>
    </style:style>
    <style:style style:name="T352" style:family="text">
      <style:text-properties fo:color="#ccffcc" style:font-name="隶书" fo:font-size="44pt" fo:language="en" fo:country="US" fo:font-weight="bold" style:font-name-asian="隶书" style:font-size-asian="44pt" style:language-asian="zh" style:country-asian="CN" style:font-weight-asian="bold" style:font-name-complex="隶书" style:font-size-complex="44pt" style:font-weight-complex="bold"/>
    </style:style>
    <style:style style:name="T353" style:family="text">
      <style:text-properties fo:color="#ff9900" fo:font-size="44pt" fo:language="en" fo:country="US" style:font-size-asian="44pt" style:language-asian="zh" style:country-asian="CN" style:font-size-complex="44pt"/>
    </style:style>
    <style:style style:name="T354" style:family="text">
      <style:text-properties fo:color="#ffff99" fo:font-size="44pt" fo:language="en" fo:country="US" style:font-size-asian="44pt" style:language-asian="zh" style:country-asian="CN" style:font-size-complex="44pt"/>
    </style:style>
    <style:style style:name="T355" style:family="text">
      <style:text-properties fo:color="#ffffff" fo:font-size="44pt" fo:language="en" fo:country="US" style:font-size-asian="44pt" style:language-asian="zh" style:country-asian="CN" style:font-size-complex="44pt"/>
    </style:style>
    <style:style style:name="T356" style:family="text">
      <style:text-properties fo:color="#ff9966" fo:font-size="44pt" fo:language="en" fo:country="US" style:font-size-asian="44pt" style:language-asian="zh" style:country-asian="CN" style:font-size-complex="44pt"/>
    </style:style>
    <style:style style:name="T357" style:family="text">
      <style:text-properties fo:color="#ffff99" style:font-name="楷体_GB2312" fo:language="en" fo:country="US" style:font-name-asian="楷体_GB2312" style:language-asian="zh" style:country-asian="CN" style:font-name-complex="楷体_GB2312"/>
    </style:style>
    <style:style style:name="T358" style:family="text">
      <style:text-properties fo:color="#ffffff" style:font-name="隶书" fo:font-size="20pt" fo:language="en" fo:country="US" fo:font-weight="bold" style:font-name-asian="楷体_GB2312" style:font-size-asian="20pt" style:language-asian="zh" style:country-asian="CN" style:font-weight-asian="bold" style:font-name-complex="楷体_GB2312" style:font-size-complex="20pt" style:font-weight-complex="bold"/>
    </style:style>
    <style:style style:name="T359" style:family="text">
      <style:text-properties fo:color="#996633" style:font-name="楷体_GB2312" fo:language="en" fo:country="US" fo:font-weight="bold" style:font-name-asian="楷体_GB2312" style:language-asian="zh" style:country-asian="CN" style:font-weight-asian="bold" style:font-name-complex="楷体_GB2312" style:font-weight-complex="bold"/>
    </style:style>
    <style:style style:name="T360" style:family="text">
      <style:text-properties fo:color="#cccc00" style:font-name="楷体_GB2312" fo:language="en" fo:country="US" fo:font-weight="bold" style:font-name-asian="楷体_GB2312" style:language-asian="zh" style:country-asian="CN" style:font-weight-asian="bold" style:font-name-complex="楷体_GB2312" style:font-weight-complex="bold"/>
    </style:style>
    <style:style style:name="T361" style:family="text">
      <style:text-properties fo:color="#ffffff" style:font-name="隶书" fo:font-size="28pt" fo:language="en" fo:country="US" fo:font-weight="bold" style:font-name-asian="隶书" style:font-size-asian="28pt" style:language-asian="zh" style:country-asian="CN" style:font-weight-asian="bold" style:font-name-complex="隶书" style:font-size-complex="28pt" style:font-weight-complex="bold"/>
    </style:style>
    <style:style style:name="T362" style:family="text">
      <style:text-properties fo:color="#ffff00" style:font-name="隶书" fo:font-size="28pt" fo:language="en" fo:country="US" fo:font-weight="bold" style:font-name-asian="隶书" style:font-size-asian="28pt" style:language-asian="zh" style:country-asian="CN" style:font-weight-asian="bold" style:font-name-complex="隶书" style:font-size-complex="28pt" style:font-weight-complex="bold"/>
    </style:style>
    <style:style style:name="T363" style:family="text">
      <style:text-properties fo:color="#ffff00" style:font-name="楷体_GB2312" fo:font-size="28pt" fo:font-weight="bold" style:font-name-asian="楷体_GB2312" style:font-size-asian="28pt" style:font-weight-asian="bold" style:font-name-complex="楷体_GB2312" style:font-size-complex="28pt" style:font-weight-complex="bold"/>
    </style:style>
    <style:style style:name="T364" style:family="text">
      <style:text-properties fo:color="#ff6699" style:font-name="隶书" fo:language="en" fo:country="US" fo:font-weight="bold" style:font-name-asian="隶书" style:language-asian="zh" style:country-asian="CN" style:font-weight-asian="bold" style:font-name-complex="隶书" style:font-weight-complex="bold"/>
    </style:style>
    <style:style style:name="T365" style:family="text">
      <style:text-properties fo:color="#ff9966" style:font-name="隶书" fo:language="en" fo:country="US" style:font-name-asian="隶书" style:language-asian="zh" style:country-asian="CN" style:font-name-complex="隶书"/>
    </style:style>
    <style:style style:name="T366" style:family="text">
      <style:text-properties fo:color="#ffffff" fo:language="en" fo:country="US" style:font-name-asian="Times New Roman" style:language-asian="zh" style:country-asian="CN" style:font-name-complex="Times New Roman"/>
    </style:style>
    <style:style style:name="T367" style:family="text">
      <style:text-properties fo:color="#ffffff" style:font-name="隶书" fo:font-size="32pt" fo:language="en" fo:country="US" fo:font-weight="bold" style:font-name-asian="隶书" style:font-size-asian="32pt" style:language-asian="zh" style:country-asian="CN" style:font-weight-asian="bold" style:font-name-complex="隶书" style:font-size-complex="32pt" style:font-weight-complex="bold"/>
    </style:style>
    <style:style style:name="T368" style:family="text">
      <style:text-properties fo:color="#ffffff" style:font-name="隶书" fo:font-size="32pt" fo:font-weight="bold" style:font-name-asian="隶书" style:font-size-asian="32pt" style:font-weight-asian="bold" style:font-name-complex="隶书" style:font-size-complex="32pt" style:font-weight-complex="bold"/>
    </style:style>
    <style:style style:name="T369" style:family="text">
      <style:text-properties fo:color="#ffff00" style:font-name="隶书" fo:font-size="32pt" fo:font-weight="bold" style:font-name-asian="隶书" style:font-size-asian="32pt" style:font-weight-asian="bold" style:font-name-complex="隶书" style:font-size-complex="32pt" style:font-weight-complex="bold"/>
    </style:style>
    <style:style style:name="T370" style:family="text">
      <style:text-properties fo:font-size="36pt" fo:language="en" fo:country="US" style:font-size-asian="36pt" style:language-asian="zh" style:country-asian="CN" style:font-size-complex="36pt"/>
    </style:style>
    <style:style style:name="T371" style:family="text">
      <style:text-properties fo:color="#ffff00" fo:font-size="36pt" fo:language="en" fo:country="US" style:font-size-asian="36pt" style:language-asian="zh" style:country-asian="CN" style:font-size-complex="36pt"/>
    </style:style>
    <style:style style:name="T372" style:family="text">
      <style:text-properties fo:color="#66ff66" fo:language="en" fo:country="US" fo:font-weight="bold" style:font-name-asian="隶书" style:language-asian="zh" style:country-asian="CN" style:font-weight-asian="bold" style:font-name-complex="隶书" style:font-weight-complex="bold"/>
    </style:style>
    <style:style style:name="T373" style:family="text">
      <style:text-properties fo:color="#ffff99" fo:language="en" fo:country="US" style:language-asian="zh" style:country-asian="CN"/>
    </style:style>
    <style:style style:name="T374" style:family="text">
      <style:text-properties fo:color="#ffff00" fo:font-size="36pt" style:font-size-asian="36pt" style:font-size-complex="36pt"/>
    </style:style>
    <style:style style:name="T375" style:family="text">
      <style:text-properties fo:color="#ccffcc" style:font-name="楷体_GB2312" fo:language="en" fo:country="US" style:font-name-asian="楷体_GB2312" style:language-asian="zh" style:country-asian="CN" style:font-name-complex="楷体_GB2312"/>
    </style:style>
    <style:style style:name="T376" style:family="text">
      <style:text-properties fo:color="#ffff99" style:font-name="隶书" fo:font-size="40pt" fo:language="en" fo:country="US" style:font-size-asian="40pt" style:language-asian="zh" style:country-asian="CN" style:font-size-complex="40pt"/>
    </style:style>
    <style:style style:name="T377" style:family="text">
      <style:text-properties fo:color="#ffff99" style:font-name="隶书" fo:font-size="40pt" fo:language="en" fo:country="US" style:font-name-asian="隶书" style:font-size-asian="40pt" style:language-asian="zh" style:country-asian="CN" style:font-name-complex="隶书" style:font-size-complex="40pt"/>
    </style:style>
    <style:style style:name="T378" style:family="text">
      <style:text-properties fo:color="#ffffff" style:font-name="华文宋体" fo:language="en" fo:country="US" fo:font-weight="bold" style:font-name-asian="华文宋体" style:language-asian="zh" style:country-asian="CN" style:font-weight-asian="bold" style:font-name-complex="华文宋体" style:font-weight-complex="bold"/>
    </style:style>
    <style:style style:name="T379" style:family="text">
      <style:text-properties fo:color="#ff9900" fo:font-size="36pt" fo:language="en" fo:country="US" style:font-size-asian="36pt" style:language-asian="zh" style:country-asian="CN" style:font-size-complex="36pt"/>
    </style:style>
    <style:style style:name="T380" style:family="text">
      <style:text-properties fo:color="#ffffff" style:font-name="楷体_GB2312" fo:font-size="28pt" fo:font-weight="bold" style:font-name-asian="楷体_GB2312" style:font-size-asian="28pt" style:font-weight-asian="bold" style:font-name-complex="楷体_GB2312" style:font-size-complex="28pt" style:font-weight-complex="bold"/>
    </style:style>
    <style:style style:name="T381" style:family="text">
      <style:text-properties fo:color="#ffff00" fo:font-size="28pt" fo:font-weight="bold" style:font-size-asian="28pt" style:font-weight-asian="bold" style:font-size-complex="28pt" style:font-weight-complex="bold"/>
    </style:style>
    <style:style style:name="T382" style:family="text">
      <style:text-properties fo:color="#ffffff" fo:font-size="40pt" fo:language="en" fo:country="US" fo:font-weight="bold" style:font-name-asian="隶书" style:font-size-asian="40pt" style:language-asian="zh" style:country-asian="CN" style:font-weight-asian="bold" style:font-name-complex="隶书" style:font-size-complex="40pt" style:font-weight-complex="bold"/>
    </style:style>
    <style:style style:name="T383" style:family="text">
      <style:text-properties fo:color="#ccff99" fo:language="en" fo:country="US" style:language-asian="zh" style:country-asian="CN"/>
    </style:style>
    <style:style style:name="T384" style:family="text">
      <style:text-properties fo:color="#ffff00" fo:font-size="36pt" fo:language="en" fo:country="US" style:font-name-asian="隶书" style:font-size-asian="36pt" style:language-asian="zh" style:country-asian="CN" style:font-name-complex="隶书" style:font-size-complex="36pt"/>
    </style:style>
    <style:style style:name="T385" style:family="text">
      <style:text-properties fo:color="#ccffcc" fo:font-size="36pt" fo:language="en" fo:country="US" fo:font-weight="bold" style:font-name-asian="隶书" style:font-size-asian="36pt" style:language-asian="zh" style:country-asian="CN" style:font-weight-asian="bold" style:font-name-complex="隶书" style:font-size-complex="36pt" style:font-weight-complex="bold"/>
    </style:style>
    <style:style style:name="T386" style:family="text">
      <style:text-properties fo:color="#ff3300" fo:font-size="32pt" style:font-size-asian="32pt" style:font-size-complex="32pt"/>
    </style:style>
    <style:style style:name="T387" style:family="text">
      <style:text-properties fo:color="#ccffcc" style:font-name="隶书" fo:font-size="40pt" fo:language="en" fo:country="US" style:font-name-asian="隶书" style:font-size-asian="40pt" style:language-asian="zh" style:country-asian="CN" style:font-name-complex="隶书" style:font-size-complex="40pt"/>
    </style:style>
    <style:style style:name="T388" style:family="text">
      <style:text-properties fo:color="#ff9900" style:font-name="楷体_GB2312" fo:font-size="28pt" fo:language="en" fo:country="US" fo:font-weight="bold" style:font-name-asian="楷体_GB2312" style:font-size-asian="28pt" style:language-asian="zh" style:country-asian="CN" style:font-weight-asian="bold" style:font-name-complex="楷体_GB2312" style:font-size-complex="28pt" style:font-weight-complex="bold"/>
    </style:style>
    <style:style style:name="T389" style:family="text">
      <style:text-properties fo:color="#ccffcc" style:font-name="楷体_GB2312" fo:language="en" fo:country="US" fo:font-weight="bold" style:font-name-asian="楷体_GB2312" style:language-asian="zh" style:country-asian="CN" style:font-weight-asian="bold" style:font-name-complex="楷体_GB2312" style:font-weight-complex="bold"/>
    </style:style>
    <style:style style:name="T390" style:family="text">
      <style:text-properties fo:color="#ffff00" style:text-position="-25% 58%" fo:font-size="32pt" fo:language="en" fo:country="US" fo:font-weight="bold" style:font-size-asian="32pt" style:language-asian="zh" style:country-asian="CN" style:font-weight-asian="bold" style:font-size-complex="32pt" style:font-weight-complex="bold"/>
    </style:style>
    <style:style style:name="T391" style:family="text">
      <style:text-properties fo:color="#ffff00" fo:font-size="32pt" fo:language="en" fo:country="US" fo:font-weight="bold" style:font-name-asian="Times New Roman" style:font-size-asian="32pt" style:language-asian="zh" style:country-asian="CN" style:font-weight-asian="bold" style:font-name-complex="Times New Roman" style:font-size-complex="32pt" style:font-weight-complex="bold"/>
    </style:style>
    <style:style style:name="T392" style:family="text">
      <style:text-properties fo:color="#ff9933" style:font-name="楷体_GB2312" fo:language="en" fo:country="US" style:font-name-asian="楷体_GB2312" style:language-asian="zh" style:country-asian="CN" style:font-name-complex="楷体_GB2312"/>
    </style:style>
    <style:style style:name="T393" style:family="text">
      <style:text-properties fo:color="#ffff00" style:text-position="-30% 58%" style:font-name="楷体_GB2312" fo:language="en" fo:country="US" fo:font-weight="bold" style:font-name-asian="楷体_GB2312" style:language-asian="zh" style:country-asian="CN" style:font-weight-asian="bold" style:font-name-complex="楷体_GB2312" style:font-weight-complex="bold"/>
    </style:style>
    <style:style style:name="T394" style:family="text">
      <style:text-properties fo:color="#ff9900"/>
    </style:style>
    <style:style style:name="T395" style:family="text">
      <style:text-properties fo:color="#ff9933"/>
    </style:style>
    <style:style style:name="T396" style:family="text">
      <style:text-properties fo:color="#66ff66" fo:language="en" fo:country="US" fo:font-weight="bold" style:language-asian="zh" style:country-asian="CN" style:font-weight-asian="bold" style:font-weight-complex="bold"/>
    </style:style>
    <style:style style:name="T397" style:family="text">
      <style:text-properties fo:color="#ffff00" style:font-name="楷体_GB2312" fo:font-size="20pt" fo:language="en" fo:country="US" fo:font-weight="bold" style:font-name-asian="楷体_GB2312" style:font-size-asian="20pt" style:language-asian="zh" style:country-asian="CN" style:font-weight-asian="bold" style:font-name-complex="楷体_GB2312" style:font-size-complex="20pt" style:font-weight-complex="bold"/>
    </style:style>
    <style:style style:name="T398" style:family="text">
      <style:text-properties fo:color="#ff9933" style:font-name="楷体_GB2312" fo:font-size="24pt" fo:language="en" fo:country="US" fo:font-weight="bold" style:font-name-asian="楷体_GB2312" style:font-size-asian="24pt" style:language-asian="zh" style:country-asian="CN" style:font-weight-asian="bold" style:font-name-complex="楷体_GB2312" style:font-size-complex="24pt" style:font-weight-complex="bold"/>
    </style:style>
    <style:style style:name="T399" style:family="text">
      <style:text-properties fo:color="#ff3399" style:font-name="楷体_GB2312" fo:language="en" fo:country="US" fo:font-weight="bold" style:font-name-asian="楷体_GB2312" style:language-asian="zh" style:country-asian="CN" style:font-weight-asian="bold" style:font-name-complex="楷体_GB2312" style:font-weight-complex="bold"/>
    </style:style>
    <style:style style:name="T400" style:family="text">
      <style:text-properties fo:color="#ff9900" fo:font-size="28pt" fo:language="en" fo:country="US" style:font-size-asian="28pt" style:language-asian="zh" style:country-asian="CN" style:font-size-complex="28pt"/>
    </style:style>
    <style:style style:name="T401" style:family="text">
      <style:text-properties fo:color="#ff9900" fo:language="en" fo:country="US" fo:font-weight="bold" style:language-asian="zh" style:country-asian="CN" style:font-weight-asian="bold" style:font-weight-complex="bold"/>
    </style:style>
    <style:style style:name="T402" style:family="text">
      <style:text-properties fo:color="#ffff00" fo:font-size="20pt" fo:language="en" fo:country="US" style:font-size-asian="20pt" style:language-asian="zh" style:country-asian="CN" style:font-size-complex="20pt"/>
    </style:style>
    <style:style style:name="T403" style:family="text">
      <style:text-properties fo:color="#ff9900" style:font-name="宋体" fo:font-size="20pt" fo:language="en" fo:country="US" style:font-size-asian="20pt" style:language-asian="zh" style:country-asian="CN" style:font-size-complex="20pt"/>
    </style:style>
    <style:style style:name="T404" style:family="text">
      <style:text-properties fo:color="#ffcc66"/>
    </style:style>
    <style:style style:name="T405" style:family="text">
      <style:text-properties fo:color="#ff9900" fo:font-size="28pt" fo:font-weight="bold" style:font-size-asian="28pt" style:font-weight-asian="bold" style:font-size-complex="28pt" style:font-weight-complex="bold"/>
    </style:style>
    <style:style style:name="T406" style:family="text">
      <style:text-properties fo:color="#ff9900" fo:font-size="28pt" style:font-size-asian="28pt" style:font-size-complex="28pt"/>
    </style:style>
    <style:style style:name="T407" style:family="text">
      <style:text-properties fo:color="#ffffff" fo:font-size="20pt" style:font-size-asian="20pt" style:font-size-complex="20pt"/>
    </style:style>
    <style:style style:name="T408" style:family="text">
      <style:text-properties fo:color="#ff9900" style:font-name="宋体" fo:language="en" fo:country="US" fo:font-weight="bold" style:language-asian="zh" style:country-asian="CN" style:font-weight-asian="bold" style:font-weight-complex="bold"/>
    </style:style>
    <style:style style:name="T409" style:family="text">
      <style:text-properties fo:color="#ff9900" style:font-name="宋体" fo:font-size="28pt" fo:language="en" fo:country="US" fo:font-weight="bold" style:font-size-asian="28pt" style:language-asian="zh" style:country-asian="CN" style:font-weight-asian="bold" style:font-size-complex="28pt" style:font-weight-complex="bold"/>
    </style:style>
    <style:style style:name="T410" style:family="text">
      <style:text-properties fo:color="#ff9900" style:font-name="宋体" fo:language="en" fo:country="US" style:language-asian="zh" style:country-asian="CN"/>
    </style:style>
    <style:style style:name="T411" style:family="text">
      <style:text-properties fo:color="#ff9900" style:font-name="宋体" fo:font-size="24pt" fo:language="en" fo:country="US" fo:font-weight="bold" style:font-size-asian="24pt" style:language-asian="zh" style:country-asian="CN" style:font-weight-asian="bold" style:font-size-complex="24pt" style:font-weight-complex="bold"/>
    </style:style>
    <style:style style:name="T412" style:family="text">
      <style:text-properties fo:color="#ffffff" style:font-name="宋体" fo:font-size="24pt" fo:language="en" fo:country="US" fo:font-weight="bold" style:font-size-asian="24pt" style:language-asian="zh" style:country-asian="CN" style:font-weight-asian="bold" style:font-size-complex="24pt" style:font-weight-complex="bold"/>
    </style:style>
    <style:style style:name="T413" style:family="text">
      <style:text-properties fo:color="#ffffff" fo:font-size="24pt" fo:language="en" fo:country="US" fo:font-weight="bold" style:font-size-asian="24pt" style:language-asian="zh" style:country-asian="CN" style:font-weight-asian="bold" style:font-size-complex="24pt" style:font-weight-complex="bold"/>
    </style:style>
    <style:style style:name="T414" style:family="text">
      <style:text-properties fo:color="#ffff00" fo:font-size="24pt" fo:language="en" fo:country="US" fo:font-weight="bold" style:font-size-asian="24pt" style:language-asian="zh" style:country-asian="CN" style:font-weight-asian="bold" style:font-size-complex="24pt" style:font-weight-complex="bold"/>
    </style:style>
    <style:style style:name="T415" style:family="text">
      <style:text-properties fo:color="#ffff00" style:font-name="楷体_GB2312" fo:font-size="24pt" fo:language="en" fo:country="US" fo:font-weight="bold" style:font-name-asian="楷体_GB2312" style:font-size-asian="24pt" style:language-asian="zh" style:country-asian="CN" style:font-weight-asian="bold" style:font-name-complex="楷体_GB2312" style:font-size-complex="24pt" style:font-weight-complex="bold"/>
    </style:style>
    <style:style style:name="T416" style:family="text">
      <style:text-properties fo:color="#ff3300"/>
    </style:style>
    <style:style style:name="T417" style:family="text">
      <style:text-properties fo:color="#ffcc66" style:font-name="楷体_GB2312" fo:language="en" fo:country="US" fo:font-weight="bold" style:font-name-asian="楷体_GB2312" style:language-asian="zh" style:country-asian="CN" style:font-weight-asian="bold" style:font-name-complex="楷体_GB2312" style:font-weight-complex="bold"/>
    </style:style>
    <style:style style:name="T418" style:family="text">
      <style:text-properties fo:color="#ffcc66" fo:font-size="18pt" fo:language="en" fo:country="US" style:font-size-asian="18pt" style:language-asian="zh" style:country-asian="CN" style:font-size-complex="18pt"/>
    </style:style>
    <style:style style:name="T419" style:family="text">
      <style:text-properties fo:color="#ffcc66" style:font-name="宋体" fo:font-size="18pt" fo:language="en" fo:country="US" style:font-size-asian="18pt" style:language-asian="zh" style:country-asian="CN" style:font-size-complex="18pt"/>
    </style:style>
    <style:style style:name="T420" style:family="text">
      <style:text-properties fo:language="en" fo:country="US" fo:font-weight="bold" style:font-name-asian="Times New Roman" style:language-asian="zh" style:country-asian="CN" style:font-weight-asian="bold" style:font-name-complex="Times New Roman" style:font-weight-complex="bold"/>
    </style:style>
    <style:style style:name="T421" style:family="text">
      <style:text-properties fo:color="#ffffff" fo:language="en" fo:country="US" fo:font-weight="bold" style:font-name-asian="Times New Roman" style:language-asian="zh" style:country-asian="CN" style:font-weight-asian="bold" style:font-name-complex="Times New Roman" style:font-weight-complex="bold"/>
    </style:style>
    <style:style style:name="T422" style:family="text">
      <style:text-properties fo:color="#ff9900" fo:language="en" fo:country="US" fo:font-weight="bold" style:font-name-asian="楷体_GB2312" style:language-asian="zh" style:country-asian="CN" style:font-weight-asian="bold" style:font-name-complex="楷体_GB2312" style:font-weight-complex="bold"/>
    </style:style>
    <style:style style:name="T423" style:family="text">
      <style:text-properties fo:color="#ffff00" fo:font-weight="bold" style:font-weight-asian="bold" style:font-weight-complex="bold"/>
    </style:style>
    <style:style style:name="T424" style:family="text">
      <style:text-properties fo:color="#ffffff" fo:font-size="60pt" style:font-size-asian="60pt" style:font-size-complex="60pt"/>
    </style:style>
    <style:style style:name="T425" style:family="text">
      <style:text-properties fo:color="#ff9933" fo:font-size="28pt" style:font-size-asian="28pt" style:font-size-complex="28pt"/>
    </style:style>
    <style:style style:name="T426" style:family="text">
      <style:text-properties fo:color="#ff6600" style:font-name="楷体_GB2312" fo:language="en" fo:country="US" fo:font-weight="bold" style:font-name-asian="楷体_GB2312" style:language-asian="zh" style:country-asian="CN" style:font-weight-asian="bold" style:font-name-complex="楷体_GB2312" style:font-weight-complex="bold"/>
    </style:style>
    <style:style style:name="T427" style:family="text">
      <style:text-properties fo:color="#ffcccc" fo:font-size="28pt" fo:language="en" fo:country="US" style:font-name-asian="楷体_GB2312" style:font-size-asian="28pt" style:language-asian="zh" style:country-asian="CN" style:font-name-complex="楷体_GB2312" style:font-size-complex="28pt"/>
    </style:style>
    <style:style style:name="T428" style:family="text">
      <style:text-properties fo:font-size="32pt" fo:language="en" fo:country="US" fo:font-weight="bold" style:font-size-asian="32pt" style:language-asian="zh" style:country-asian="CN" style:font-weight-asian="bold" style:font-size-complex="32pt" style:font-weight-complex="bold"/>
    </style:style>
    <style:style style:name="T429" style:family="text">
      <style:text-properties fo:font-size="28pt" fo:language="en" fo:country="US" fo:font-weight="bold" style:font-name-asian="楷体_GB2312" style:font-size-asian="28pt" style:language-asian="zh" style:country-asian="CN" style:font-weight-asian="bold" style:font-name-complex="楷体_GB2312" style:font-size-complex="28pt" style:font-weight-complex="bold"/>
    </style:style>
    <style:style style:name="T430" style:family="text">
      <style:text-properties fo:color="#ffff66" fo:language="en" fo:country="US" style:language-asian="zh" style:country-asian="CN"/>
    </style:style>
    <style:style style:name="T431" style:family="text">
      <style:text-properties fo:color="#ffcccc" style:font-name="楷体_GB2312" fo:language="en" fo:country="US" fo:font-weight="bold" style:font-name-asian="楷体_GB2312" style:language-asian="zh" style:country-asian="CN" style:font-weight-asian="bold" style:font-name-complex="楷体_GB2312" style:font-weight-complex="bold"/>
    </style:style>
    <style:style style:name="T432" style:family="text">
      <style:text-properties fo:color="#ff6600" fo:language="en" fo:country="US" style:language-asian="zh" style:country-asian="CN"/>
    </style:style>
    <style:style style:name="T433" style:family="text">
      <style:text-properties fo:color="#ff6600" fo:language="en" fo:country="US" fo:font-weight="bold" style:language-asian="zh" style:country-asian="CN" style:font-weight-asian="bold" style:font-weight-complex="bold"/>
    </style:style>
    <style:style style:name="T434" style:family="text">
      <style:text-properties fo:color="#ff6600" fo:language="en" fo:country="US" fo:font-weight="bold" style:font-name-asian="楷体_GB2312" style:language-asian="zh" style:country-asian="CN" style:font-weight-asian="bold" style:font-name-complex="楷体_GB2312" style:font-weight-complex="bold"/>
    </style:style>
    <style:style style:name="T435" style:family="text">
      <style:text-properties style:font-name="楷体_GB2312" fo:font-size="28pt" fo:language="en" fo:country="US" fo:font-weight="bold" style:font-name-asian="楷体_GB2312" style:font-size-asian="28pt" style:language-asian="zh" style:country-asian="CN" style:font-weight-asian="bold" style:font-name-complex="楷体_GB2312" style:font-size-complex="28pt" style:font-weight-complex="bold"/>
    </style:style>
    <style:style style:name="T436" style:family="text">
      <style:text-properties fo:color="#ff9966" fo:font-size="28pt" fo:language="en" fo:country="US" style:font-name-asian="楷体_GB2312" style:font-size-asian="28pt" style:language-asian="zh" style:country-asian="CN" style:font-name-complex="楷体_GB2312" style:font-size-complex="28pt"/>
    </style:style>
    <style:style style:name="T437" style:family="text">
      <style:text-properties fo:color="#ffffff" fo:font-size="28pt" fo:font-weight="bold" style:font-size-asian="28pt" style:font-weight-asian="bold" style:font-size-complex="28pt" style:font-weight-complex="bold"/>
    </style:style>
    <style:style style:name="T438" style:family="text">
      <style:text-properties fo:color="#ff0000" fo:font-size="28pt" fo:language="en" fo:country="US" fo:font-weight="bold" style:font-size-asian="28pt" style:language-asian="zh" style:country-asian="CN" style:font-weight-asian="bold" style:font-size-complex="28pt" style:font-weight-complex="bold"/>
    </style:style>
    <style:style style:name="T439" style:family="text">
      <style:text-properties fo:color="#ff9966" fo:font-size="28pt" style:font-size-asian="28pt" style:font-size-complex="28pt"/>
    </style:style>
    <style:style style:name="T440" style:family="text">
      <style:text-properties fo:color="#ff9966" fo:font-size="28pt" fo:language="en" fo:country="US" style:font-size-asian="28pt" style:language-asian="zh" style:country-asian="CN" style:font-size-complex="28pt"/>
    </style:style>
    <style:style style:name="T441" style:family="text">
      <style:text-properties fo:color="#ff9900" fo:font-size="28pt" fo:language="en" fo:country="US" fo:font-weight="bold" style:font-size-asian="28pt" style:language-asian="zh" style:country-asian="CN" style:font-weight-asian="bold" style:font-size-complex="28pt" style:font-weight-complex="bold"/>
    </style:style>
    <style:style style:name="T442" style:family="text">
      <style:text-properties fo:color="#ffff66" fo:language="en" fo:country="US" fo:font-weight="bold" style:font-name-asian="楷体_GB2312" style:language-asian="zh" style:country-asian="CN" style:font-weight-asian="bold" style:font-name-complex="楷体_GB2312" style:font-weight-complex="bold"/>
    </style:style>
    <style:style style:name="T443" style:family="text">
      <style:text-properties fo:color="#ff6600" style:font-name="宋体" fo:language="en" fo:country="US" fo:font-weight="bold" style:language-asian="zh" style:country-asian="CN" style:font-weight-asian="bold" style:font-weight-complex="bold"/>
    </style:style>
    <style:style style:name="T444" style:family="text">
      <style:text-properties fo:color="#ff6600" style:font-name="宋体" fo:font-size="36pt" fo:language="en" fo:country="US" fo:font-weight="bold" style:font-size-asian="36pt" style:language-asian="zh" style:country-asian="CN" style:font-weight-asian="bold" style:font-size-complex="36pt" style:font-weight-complex="bold"/>
    </style:style>
    <style:style style:name="T445" style:family="text">
      <style:text-properties fo:color="#ff9900" fo:font-size="28pt" fo:language="en" fo:country="US" fo:font-weight="bold" style:font-name-asian="楷体_GB2312" style:font-size-asian="28pt" style:language-asian="zh" style:country-asian="CN" style:font-weight-asian="bold" style:font-name-complex="楷体_GB2312" style:font-size-complex="28pt" style:font-weight-complex="bold"/>
    </style:style>
    <style:style style:name="T446" style:family="text">
      <style:text-properties fo:color="#ff9900" fo:font-size="28pt" fo:language="en" fo:country="US" style:font-name-asian="楷体_GB2312" style:font-size-asian="28pt" style:language-asian="zh" style:country-asian="CN" style:font-name-complex="楷体_GB2312" style:font-size-complex="28pt"/>
    </style:style>
    <style:style style:name="T447" style:family="text">
      <style:text-properties fo:color="#ffcccc" style:font-name="楷体_GB2312" fo:font-size="24pt" fo:language="en" fo:country="US" style:font-name-asian="楷体_GB2312" style:font-size-asian="24pt" style:language-asian="zh" style:country-asian="CN" style:font-name-complex="楷体_GB2312" style:font-size-complex="24pt"/>
    </style:style>
    <style:style style:name="T448" style:family="text">
      <style:text-properties fo:color="#ff9966" style:font-name="楷体_GB2312" fo:font-size="24pt" fo:language="en" fo:country="US" style:font-name-asian="楷体_GB2312" style:font-size-asian="24pt" style:language-asian="zh" style:country-asian="CN" style:font-name-complex="楷体_GB2312" style:font-size-complex="24pt"/>
    </style:style>
    <style:style style:name="T449" style:family="text">
      <style:text-properties fo:color="#ff9966" fo:language="en" fo:country="US" fo:font-weight="bold" style:language-asian="zh" style:country-asian="CN" style:font-weight-asian="bold" style:font-weight-complex="bold"/>
    </style:style>
    <style:style style:name="T450" style:family="text">
      <style:text-properties fo:color="#ff9966" fo:font-size="28pt" fo:font-weight="bold" style:font-size-asian="28pt" style:font-weight-asian="bold" style:font-size-complex="28pt" style:font-weight-complex="bold"/>
    </style:style>
    <style:style style:name="T451" style:family="text">
      <style:text-properties fo:color="#ffff00" fo:font-size="28pt" fo:language="en" fo:country="US" fo:font-weight="bold" style:font-name-asian="楷体_GB2312" style:font-size-asian="28pt" style:language-asian="zh" style:country-asian="CN" style:font-weight-asian="bold" style:font-name-complex="楷体_GB2312" style:font-size-complex="28pt" style:font-weight-complex="bold"/>
    </style:style>
    <style:style style:name="T452" style:family="text">
      <style:text-properties fo:color="#ffcccc" style:font-name="楷体_GB2312" fo:language="en" fo:country="US" style:font-name-asian="楷体_GB2312" style:language-asian="zh" style:country-asian="CN" style:font-name-complex="楷体_GB2312"/>
    </style:style>
    <style:style style:name="T453" style:family="text">
      <style:text-properties fo:color="#ffffff" style:font-name="楷体_GB2312" fo:language="en" fo:country="US" style:language-asian="zh" style:country-asian="CN"/>
    </style:style>
    <style:style style:name="T454" style:family="text">
      <style:text-properties fo:color="#ffff00" style:font-name="楷体_GB2312" fo:language="en" fo:country="US" style:language-asian="zh" style:country-asian="CN"/>
    </style:style>
    <style:style style:name="T455" style:family="text">
      <style:text-properties fo:color="#ffff00"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456" style:family="text">
      <style:text-properties fo:color="#ffcccc" fo:language="en" fo:country="US" fo:font-weight="bold" style:language-asian="zh" style:country-asian="CN" style:font-weight-asian="bold" style:font-weight-complex="bold"/>
    </style:style>
    <style:style style:name="T457" style:family="text">
      <style:text-properties fo:color="#ffff00" style:font-name="楷体_GB2312" fo:language="en" fo:country="US" fo:font-weight="bold" style:language-asian="zh" style:country-asian="CN" style:font-weight-asian="bold" style:font-weight-complex="bold"/>
    </style:style>
    <style:style style:name="T458" style:family="text">
      <style:text-properties fo:color="#ffffff" style:font-name="楷体_GB2312" fo:language="en" fo:country="US" fo:font-weight="bold" style:language-asian="zh" style:country-asian="CN" style:font-weight-asian="bold" style:font-weight-complex="bold"/>
    </style:style>
    <style:style style:name="T459" style:family="text">
      <style:text-properties fo:color="#ffffff" style:font-name="楷体_GB2312" fo:font-size="28pt" fo:language="en" fo:country="US" fo:font-weight="bold" style:font-size-asian="28pt" style:language-asian="zh" style:country-asian="CN" style:font-weight-asian="bold" style:font-size-complex="28pt" style:font-weight-complex="bold"/>
    </style:style>
    <style:style style:name="T460" style:family="text">
      <style:text-properties fo:color="#ffff00" style:font-name="楷体_GB2312" fo:font-size="28pt" fo:language="en" fo:country="US" fo:font-weight="bold" style:font-size-asian="28pt" style:language-asian="zh" style:country-asian="CN" style:font-weight-asian="bold" style:font-size-complex="28pt" style:font-weight-complex="bold"/>
    </style:style>
    <style:style style:name="T461" style:family="text">
      <style:text-properties fo:color="#ff0000" style:font-name="楷体_GB2312" fo:font-size="28pt" fo:language="en" fo:country="US" fo:font-weight="bold" style:font-size-asian="28pt" style:language-asian="zh" style:country-asian="CN" style:font-weight-asian="bold" style:font-size-complex="28pt" style:font-weight-complex="bold"/>
    </style:style>
    <style:style style:name="T462" style:family="text">
      <style:text-properties fo:color="#ffff00" fo:font-size="24pt" fo:language="en" fo:country="US" fo:font-weight="bold" style:font-name-asian="楷体_GB2312" style:font-size-asian="24pt" style:language-asian="zh" style:country-asian="CN" style:font-weight-asian="bold" style:font-name-complex="楷体_GB2312" style:font-size-complex="24pt" style:font-weight-complex="bold"/>
    </style:style>
    <style:style style:name="T463" style:family="text">
      <style:text-properties fo:color="#ff9900" fo:font-weight="bold" style:font-weight-asian="bold" style:font-weight-complex="bold"/>
    </style:style>
    <style:style style:name="T464" style:family="text">
      <style:text-properties fo:color="#ffcccc" fo:font-size="28pt" fo:font-weight="bold" style:font-size-asian="28pt" style:font-weight-asian="bold" style:font-size-complex="28pt" style:font-weight-complex="bold"/>
    </style:style>
    <style:style style:name="T465" style:family="text">
      <style:text-properties fo:color="#66ff66" fo:font-size="24pt" fo:language="en" fo:country="US" style:font-size-asian="24pt" style:language-asian="zh" style:country-asian="CN" style:font-size-complex="24pt"/>
    </style:style>
    <style:style style:name="T466" style:family="text">
      <style:text-properties fo:color="#ffffff" fo:font-size="24pt" fo:language="en" fo:country="US" fo:font-weight="bold" style:font-name-asian="楷体_GB2312" style:font-size-asian="24pt" style:language-asian="zh" style:country-asian="CN" style:font-weight-asian="bold" style:font-name-complex="楷体_GB2312" style:font-size-complex="24pt" style:font-weight-complex="bold"/>
    </style:style>
    <style:style style:name="T467" style:family="text">
      <style:text-properties fo:color="#ffccff" fo:language="en" fo:country="US" fo:font-weight="bold" style:font-name-asian="楷体_GB2312" style:language-asian="zh" style:country-asian="CN" style:font-weight-asian="bold" style:font-name-complex="楷体_GB2312" style:font-weight-complex="bold"/>
    </style:style>
    <style:style style:name="T468" style:family="text">
      <style:text-properties fo:color="#66ff66" fo:language="en" fo:country="US" fo:font-weight="bold" style:font-name-asian="楷体_GB2312" style:language-asian="zh" style:country-asian="CN" style:font-weight-asian="bold" style:font-name-complex="楷体_GB2312" style:font-weight-complex="bold"/>
    </style:style>
    <style:style style:name="T469" style:family="text">
      <style:text-properties fo:color="#ff6699" style:font-name="楷体_GB2312" fo:language="en" fo:country="US" fo:font-weight="bold" style:font-name-asian="楷体_GB2312" style:language-asian="zh" style:country-asian="CN" style:font-weight-asian="bold" style:font-name-complex="楷体_GB2312" style:font-weight-complex="bold"/>
    </style:style>
    <style:style style:name="T470" style:family="text">
      <style:text-properties fo:color="#ff6600"/>
    </style:style>
    <style:style style:name="T471" style:family="text">
      <style:text-properties fo:color="#ffccff" style:font-name="楷体_GB2312" fo:language="en" fo:country="US" fo:font-weight="bold" style:font-name-asian="楷体_GB2312" style:language-asian="zh" style:country-asian="CN" style:font-weight-asian="bold" style:font-name-complex="楷体_GB2312" style:font-weight-complex="bold"/>
    </style:style>
    <style:style style:name="T472" style:family="text">
      <style:text-properties fo:color="#66ff66" fo:language="en" fo:country="US" style:language-asian="zh" style:country-asian="CN"/>
    </style:style>
    <style:style style:name="T473" style:family="text">
      <style:text-properties fo:color="#ff66cc" style:font-name="楷体_GB2312" fo:language="en" fo:country="US" fo:font-weight="bold" style:font-name-asian="楷体_GB2312" style:language-asian="zh" style:country-asian="CN" style:font-weight-asian="bold" style:font-name-complex="楷体_GB2312" style:font-weight-complex="bold"/>
    </style:style>
    <style:style style:name="T474" style:family="text">
      <style:text-properties fo:color="#ffccff" style:font-name="楷体_GB2312" fo:font-size="28pt" fo:language="en" fo:country="US" style:font-name-asian="楷体_GB2312" style:font-size-asian="28pt" style:language-asian="zh" style:country-asian="CN" style:font-name-complex="楷体_GB2312" style:font-size-complex="28pt"/>
    </style:style>
    <style:style style:name="T475" style:family="text">
      <style:text-properties fo:color="#66ff66" style:font-name="楷体_GB2312" fo:language="en" fo:country="US" fo:font-weight="bold" style:font-name-asian="楷体_GB2312" style:language-asian="zh" style:country-asian="CN" style:font-weight-asian="bold" style:font-name-complex="楷体_GB2312" style:font-weight-complex="bold"/>
    </style:style>
    <style:style style:name="T476" style:family="text">
      <style:text-properties fo:color="#ff6600" style:font-name="楷体_GB2312" fo:font-size="28pt" fo:language="en" fo:country="US" fo:font-weight="bold" style:font-name-asian="楷体_GB2312" style:font-size-asian="28pt" style:language-asian="zh" style:country-asian="CN" style:font-weight-asian="bold" style:font-name-complex="楷体_GB2312" style:font-size-complex="28pt" style:font-weight-complex="bold"/>
    </style:style>
    <style:style style:name="T477" style:family="text">
      <style:text-properties fo:color="#ffff00" fo:font-size="44pt" fo:language="en" fo:country="US" fo:font-weight="bold" style:font-size-asian="44pt" style:language-asian="zh" style:country-asian="CN" style:font-weight-asian="bold" style:font-size-complex="44pt" style:font-weight-complex="bold"/>
    </style:style>
    <style:style style:name="T478" style:family="text">
      <style:text-properties fo:color="#ffccff"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479" style:family="text">
      <style:text-properties fo:color="#66ff66" fo:font-size="40pt" fo:language="en" fo:country="US" fo:font-weight="bold" style:font-size-asian="40pt" style:language-asian="zh" style:country-asian="CN" style:font-weight-asian="bold" style:font-size-complex="40pt" style:font-weight-complex="bold"/>
    </style:style>
    <style:style style:name="T480" style:family="text">
      <style:text-properties fo:color="#ff0000" fo:language="en" fo:country="US" fo:font-weight="bold" style:language-asian="zh" style:country-asian="CN" style:font-weight-asian="bold" style:font-weight-complex="bold"/>
    </style:style>
    <style:style style:name="T481" style:family="text">
      <style:text-properties fo:color="#ff0000" fo:language="en" fo:country="US" fo:font-weight="bold" style:font-name-asian="楷体_GB2312" style:language-asian="zh" style:country-asian="CN" style:font-weight-asian="bold" style:font-name-complex="楷体_GB2312" style:font-weight-complex="bold"/>
    </style:style>
    <style:style style:name="T482" style:family="text">
      <style:text-properties fo:color="#000000"/>
    </style:style>
    <style:style style:name="T483" style:family="text">
      <style:text-properties fo:color="#ffffff" fo:font-size="20pt" fo:language="en" fo:country="US" style:font-name-asian="楷体_GB2312" style:font-size-asian="20pt" style:language-asian="zh" style:country-asian="CN" style:font-name-complex="楷体_GB2312" style:font-size-complex="20pt"/>
    </style:style>
    <style:style style:name="T484" style:family="text">
      <style:text-properties fo:color="#ff3300" style:font-name="楷体_GB2312"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485" style:family="text">
      <style:text-properties fo:color="#ffffff" style:font-name="宋体"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486" style:family="text">
      <style:text-properties fo:color="#ffff00" style:font-name="宋体"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487" style:family="text">
      <style:text-properties fo:color="#ff3300" style:font-name="楷体_GB2312" fo:language="en" fo:country="US" fo:font-weight="bold" style:font-name-asian="楷体_GB2312" style:language-asian="zh" style:country-asian="CN" style:font-weight-asian="bold" style:font-name-complex="楷体_GB2312" style:font-weight-complex="bold"/>
    </style:style>
    <style:style style:name="T488" style:family="text">
      <style:text-properties fo:color="#ff9933" fo:language="en" fo:country="US" fo:font-weight="bold" style:font-name-asian="楷体_GB2312" style:language-asian="zh" style:country-asian="CN" style:font-weight-asian="bold" style:font-name-complex="楷体_GB2312" style:font-weight-complex="bold"/>
    </style:style>
    <style:style style:name="T489" style:family="text">
      <style:text-properties fo:color="#ffff00" fo:font-size="32pt" fo:language="en" fo:country="US" fo:font-weight="bold" style:font-name-asian="华文楷体" style:font-size-asian="32pt" style:language-asian="zh" style:country-asian="CN" style:font-weight-asian="bold" style:font-name-complex="华文楷体" style:font-size-complex="32pt" style:font-weight-complex="bold"/>
    </style:style>
    <style:style style:name="T490" style:family="text">
      <style:text-properties fo:color="#ffffff" fo:font-size="32pt" fo:language="en" fo:country="US" fo:font-weight="bold" style:font-name-asian="华文楷体" style:font-size-asian="32pt" style:language-asian="zh" style:country-asian="CN" style:font-weight-asian="bold" style:font-name-complex="华文楷体" style:font-size-complex="32pt" style:font-weight-complex="bold"/>
    </style:style>
    <style:style style:name="T491" style:family="text">
      <style:text-properties fo:color="#ff9933" style:font-name="楷体_GB2312" fo:font-size="36pt" fo:language="en" fo:country="US" fo:font-weight="bold" style:font-name-asian="楷体_GB2312" style:font-size-asian="36pt" style:language-asian="zh" style:country-asian="CN" style:font-weight-asian="bold" style:font-name-complex="楷体_GB2312" style:font-size-complex="36pt" style:font-weight-complex="bold"/>
    </style:style>
    <style:style style:name="T492" style:family="text">
      <style:text-properties fo:color="#ff9999" fo:font-size="32pt" fo:language="en" fo:country="US" fo:font-weight="bold" style:font-name-asian="楷体_GB2312" style:font-size-asian="32pt" style:language-asian="zh" style:country-asian="CN" style:font-weight-asian="bold" style:font-name-complex="楷体_GB2312" style:font-size-complex="32pt" style:font-weight-complex="bold"/>
    </style:style>
    <style:style style:name="T493" style:family="text">
      <style:text-properties fo:color="#ffff00" fo:font-size="40pt" fo:language="en" fo:country="US" fo:font-weight="bold" style:font-size-asian="40pt" style:language-asian="zh" style:country-asian="CN" style:font-weight-asian="bold" style:font-size-complex="40pt" style:font-weight-complex="bold"/>
    </style:style>
    <style:style style:name="T494" style:family="text">
      <style:text-properties fo:color="#ff9999" fo:font-size="32pt" fo:language="en" fo:country="US" fo:font-weight="bold" style:font-size-asian="32pt" style:language-asian="zh" style:country-asian="CN" style:font-weight-asian="bold" style:font-size-complex="32pt" style:font-weight-complex="bold"/>
    </style:style>
    <style:style style:name="T495" style:family="text">
      <style:text-properties fo:color="#ff9999" style:font-name="楷体_GB2312" fo:font-size="40pt" fo:language="en" fo:country="US" fo:font-weight="bold" style:font-name-asian="楷体_GB2312" style:font-size-asian="40pt" style:language-asian="zh" style:country-asian="CN" style:font-weight-asian="bold" style:font-name-complex="楷体_GB2312" style:font-size-complex="40pt" style:font-weight-complex="bold"/>
    </style:style>
    <style:style style:name="T496" style:family="text">
      <style:text-properties fo:color="#ffffff" fo:font-size="28pt" fo:language="en" fo:country="US" style:font-size-asian="28pt" style:language-asian="zh" style:country-asian="CN" style:font-size-complex="28pt"/>
    </style:style>
    <style:style style:name="T497" style:family="text">
      <style:text-properties fo:color="#ff9999" fo:font-size="28pt" fo:language="en" fo:country="US" fo:font-weight="bold" style:font-size-asian="28pt" style:language-asian="zh" style:country-asian="CN" style:font-weight-asian="bold" style:font-size-complex="28pt" style:font-weight-complex="bold"/>
    </style:style>
    <style:style style:name="T498" style:family="text">
      <style:text-properties fo:color="#ffff00" fo:font-size="36pt" fo:language="en" fo:country="US" fo:font-weight="bold" style:font-size-asian="36pt" style:language-asian="zh" style:country-asian="CN" style:font-weight-asian="bold" style:font-size-complex="36pt" style:font-weight-complex="bold"/>
    </style:style>
    <text:list-style style:name="L1">
      <text:list-level-style-number text:level="1" style:num-format="">
        <style:list-level-properties/>
        <style:text-properties fo:color="#ff66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format="">
        <style:list-level-properties/>
        <style:text-properties fo:color="#ffff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ffff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number text:level="1" style:num-format="">
        <style:list-level-properties/>
        <style:text-properties fo:color="#ffff00" fo:font-size="100%"/>
      </text:list-level-style-number>
    </text:list-style>
    <text:list-style style:name="L6">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ffff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
      <text:list-level-style-number text:level="1" style:num-format="">
        <style:list-level-properties/>
        <style:text-properties fo:color="#ff7c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number text:level="1" style:num-format="">
        <style:list-level-properties/>
        <style:text-properties fo:color="#ffff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ff7c8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7">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8">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9">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0">
      <text:list-level-style-number text:level="1" style:num-format="">
        <style:list-level-properties/>
        <style:text-properties fo:color="#ffff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min-label-width="0.952cm"/>
        <style:text-properties style:font-name="宋体" fo:color="#ffccff"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min-label-width="0.952cm"/>
        <style:text-properties style:font-name="宋体" fo:color="#ffff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4">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5">
      <text:list-level-style-number text:level="1" style:num-format="">
        <style:list-level-properties/>
        <style:text-properties fo:color="#ff99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number text:level="1" style:num-format="">
        <style:list-level-properties/>
        <style:text-properties fo:color="#ff66c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min-label-width="0.952cm"/>
        <style:text-properties style:font-name="楷体_GB2312" fo:color="#ffffff"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number text:level="1" style:num-format="">
        <style:list-level-properties/>
        <style:text-properties fo:color="#ff99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number text:level="1" style:num-format="">
        <style:list-level-properties/>
        <style:text-properties fo:color="#ff99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number text:level="1" style:num-format="">
        <style:list-level-properties/>
        <style:text-properties fo:color="#0000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number text:level="1" style:num-format="">
        <style:list-level-properties/>
        <style:text-properties fo:color="#ffcc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1">
      <text:list-level-style-number text:level="1" style:num-format="">
        <style:list-level-properties/>
        <style:text-properties fo:color="#ff99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2">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4">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number text:level="1" style:num-format="">
        <style:list-level-properties/>
        <style:text-properties fo:color="#ff99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6">
      <text:list-level-style-number text:level="1" style:num-format="">
        <style:list-level-properties/>
        <style:text-properties fo:color="#ff99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7">
      <text:list-level-style-bullet text:level="1" text:bullet-char="•">
        <style:list-level-properties text:min-label-width="0.952cm"/>
        <style:text-properties style:font-name="楷体_GB2312" fo:color="#ffff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9">
      <text:list-level-style-number text:level="1" style:num-format="">
        <style:list-level-properties/>
        <style:text-properties fo:color="#ffff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0">
      <text:list-level-style-number text:level="1" style:num-format="">
        <style:list-level-properties/>
        <style:text-properties fo:color="#ff505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3">
      <text:list-level-style-number text:level="1" style:num-format="">
        <style:list-level-properties/>
        <style:text-properties fo:color="#ff99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4">
      <text:list-level-style-number text:level="1" style:num-format="">
        <style:list-level-properties/>
        <style:text-properties fo:color="#ff99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6">
      <text:list-level-style-number text:level="1" style:num-format="">
        <style:list-level-properties/>
        <style:text-properties fo:color="#ffff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7">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8">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9">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0">
      <text:list-level-style-number text:level="1" style:num-format="">
        <style:list-level-properties/>
        <style:text-properties fo:color="#ffff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1">
      <text:list-level-style-number text:level="1" style:num-format="">
        <style:list-level-properties/>
        <style:text-properties fo:color="#ff99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2">
      <text:list-level-style-number text:level="1" style:num-format="">
        <style:list-level-properties/>
        <style:text-properties fo:color="#ff505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3">
      <text:list-level-style-number text:level="1" style:num-format="">
        <style:list-level-properties/>
        <style:text-properties fo:color="#ffff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4">
      <text:list-level-style-number text:level="1" style:num-format="">
        <style:list-level-properties/>
        <style:text-properties fo:color="#ccec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5">
      <text:list-level-style-number text:level="1" style:num-format="">
        <style:list-level-properties/>
        <style:text-properties fo:color="#ffff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6">
      <text:list-level-style-number text:level="1" style:num-format="">
        <style:list-level-properties/>
        <style:text-properties fo:color="#ffff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7">
      <text:list-level-style-number text:level="1" style:num-format="">
        <style:list-level-properties/>
        <style:text-properties fo:color="#ff00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8">
      <text:list-level-style-number text:level="1" style:num-format="">
        <style:list-level-properties/>
        <style:text-properties fo:color="#ffcc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9">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0">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1">
      <text:list-level-style-number text:level="1" style:num-format="">
        <style:list-level-properties/>
        <style:text-properties fo:color="#ffcc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2">
      <text:list-level-style-number text:level="1" style:num-format="">
        <style:list-level-properties/>
        <style:text-properties fo:color="#cc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3">
      <text:list-level-style-number text:level="1" style:num-format="">
        <style:list-level-properties/>
        <style:text-properties fo:color="#ffff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4">
      <text:list-level-style-number text:level="1" style:num-format="">
        <style:list-level-properties/>
        <style:text-properties fo:color="#ffcc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5">
      <text:list-level-style-number text:level="1" style:num-format="">
        <style:list-level-properties/>
        <style:text-properties fo:color="#ffff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6">
      <text:list-level-style-number text:level="1" style:num-format="">
        <style:list-level-properties/>
        <style:text-properties fo:color="#ffcc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7">
      <text:list-level-style-number text:level="1" style:num-format="">
        <style:list-level-properties/>
        <style:text-properties fo:color="#ffffc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8">
      <text:list-level-style-number text:level="1" style:num-format="">
        <style:list-level-properties/>
        <style:text-properties fo:color="#ff99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9">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0">
      <text:list-level-style-number text:level="1" style:num-format="">
        <style:list-level-properties/>
        <style:text-properties fo:color="#ffcc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1">
      <text:list-level-style-number text:level="1" style:num-format="">
        <style:list-level-properties/>
        <style:text-properties fo:color="#cc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2">
      <text:list-level-style-number text:level="1" style:num-format="">
        <style:list-level-properties/>
        <style:text-properties fo:color="#cc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3">
      <text:list-level-style-number text:level="1" style:num-format="">
        <style:list-level-properties/>
        <style:text-properties fo:color="#ff00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4">
      <text:list-level-style-number text:level="1" style:num-format="">
        <style:list-level-properties/>
        <style:text-properties fo:color="#cc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5">
      <text:list-level-style-number text:level="1" style:num-format="">
        <style:list-level-properties/>
        <style:text-properties fo:color="#cc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6">
      <text:list-level-style-number text:level="1" style:num-format="">
        <style:list-level-properties/>
        <style:text-properties fo:color="#66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7">
      <text:list-level-style-number text:level="1" style:num-format="">
        <style:list-level-properties/>
        <style:text-properties fo:color="#66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8">
      <text:list-level-style-number text:level="1" style:num-format="">
        <style:list-level-properties/>
        <style:text-properties fo:color="#66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9">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0">
      <text:list-level-style-number text:level="1" style:num-format="">
        <style:list-level-properties/>
        <style:text-properties fo:color="#ffff00" fo:font-size="100%"/>
      </text:list-level-style-number>
    </text:list-style>
    <text:list-style style:name="L91">
      <text:list-level-style-number text:level="1" style:num-format="">
        <style:list-level-properties/>
        <style:text-properties fo:color="#ffcc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2">
      <text:list-level-style-number text:level="1" style:num-format="">
        <style:list-level-properties/>
        <style:text-properties fo:color="#ff9933"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3">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4">
      <text:list-level-style-number text:level="1" style:num-format="">
        <style:list-level-properties/>
        <style:text-properties fo:color="#ffcc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5">
      <text:list-level-style-number text:level="1" style:num-format="">
        <style:list-level-properties/>
        <style:text-properties fo:color="#ff99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7">
      <text:list-level-style-number text:level="1" style:num-format="">
        <style:list-level-properties/>
        <style:text-properties fo:color="#ffff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8">
      <text:list-level-style-number text:level="1" style:num-format="">
        <style:list-level-properties/>
        <style:text-properties fo:color="#ff9933"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9">
      <text:list-level-style-number text:level="1" style:num-format="">
        <style:list-level-properties/>
        <style:text-properties fo:color="#cccc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0">
      <text:list-level-style-number text:level="1" style:num-format="">
        <style:list-level-properties/>
        <style:text-properties fo:color="#ff99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1">
      <text:list-level-style-number text:level="1" style:num-format="">
        <style:list-level-properties/>
        <style:text-properties fo:color="#ff99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2">
      <text:list-level-style-number text:level="1" style:num-format="">
        <style:list-level-properties/>
        <style:text-properties fo:color="#cc99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3">
      <text:list-level-style-number text:level="1" style:num-format="">
        <style:list-level-properties/>
        <style:text-properties fo:color="#ff99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4">
      <text:list-level-style-number text:level="1" style:num-format="">
        <style:list-level-properties/>
        <style:text-properties fo:color="#cccc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5">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6">
      <text:list-level-style-number text:level="1" style:num-format="">
        <style:list-level-properties/>
        <style:text-properties fo:color="#ffff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7">
      <text:list-level-style-number text:level="1" style:num-format="">
        <style:list-level-properties/>
        <style:text-properties fo:color="#ff99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8">
      <text:list-level-style-number text:level="1" style:num-format="">
        <style:list-level-properties/>
        <style:text-properties fo:color="#ffff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9">
      <text:list-level-style-number text:level="1" style:num-format="">
        <style:list-level-properties/>
        <style:text-properties fo:color="#ff99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0">
      <text:list-level-style-number text:level="1" style:num-format="">
        <style:list-level-properties/>
        <style:text-properties fo:color="#ffcc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1">
      <text:list-level-style-number text:level="1" style:num-format="">
        <style:list-level-properties/>
        <style:text-properties fo:color="#cccc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2">
      <text:list-level-style-number text:level="1" style:num-format="">
        <style:list-level-properties/>
        <style:text-properties fo:color="#ccff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3">
      <text:list-level-style-number text:level="1" style:num-format="">
        <style:list-level-properties/>
        <style:text-properties fo:color="#ffff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4">
      <text:list-level-style-number text:level="1" style:num-format="">
        <style:list-level-properties/>
        <style:text-properties fo:color="#cccc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5">
      <text:list-level-style-number text:level="1" style:num-format="">
        <style:list-level-properties/>
        <style:text-properties fo:color="#ff99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6">
      <text:list-level-style-number text:level="1" style:num-format="">
        <style:list-level-properties/>
        <style:text-properties fo:color="#ff66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7">
      <text:list-level-style-number text:level="1" style:num-format="">
        <style:list-level-properties/>
        <style:text-properties fo:color="#ff99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8">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9">
      <text:list-level-style-number text:level="1" style:num-format="">
        <style:list-level-properties/>
        <style:text-properties fo:color="#66ff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0">
      <text:list-level-style-number text:level="1" style:num-format="">
        <style:list-level-properties/>
        <style:text-properties fo:color="#ccff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1">
      <text:list-level-style-number text:level="1" style:num-format="">
        <style:list-level-properties/>
        <style:text-properties fo:color="#ffff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3">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4">
      <text:list-level-style-number text:level="1" style:num-format="">
        <style:list-level-properties/>
        <style:text-properties fo:color="#ccff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5">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6">
      <text:list-level-style-number text:level="1" style:num-format="">
        <style:list-level-properties/>
        <style:text-properties fo:color="#ff9933"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7">
      <text:list-level-style-number text:level="1" style:num-format="1" text:start-value="9">
        <style:list-level-properties text:min-label-width="1.27cm"/>
        <style:text-properties fo:color="#ff99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8">
      <text:list-level-style-number text:level="1" style:num-format="">
        <style:list-level-properties/>
        <style:text-properties fo:color="#ff99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9">
      <text:list-level-style-number text:level="1" style:num-format="">
        <style:list-level-properties/>
        <style:text-properties fo:color="#ff99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0">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1">
      <text:list-level-style-bullet text:level="1" text:bullet-char="•">
        <style:list-level-properties text:min-label-width="0.952cm"/>
        <style:text-properties style:font-name="Times New Roman" fo:color="#ffff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2">
      <text:list-level-style-number text:level="1" style:num-format="">
        <style:list-level-properties/>
        <style:text-properties fo:color="#ff99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3">
      <text:list-level-style-number text:level="1" style:num-format="">
        <style:list-level-properties/>
        <style:text-properties fo:color="#ff99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4">
      <text:list-level-style-number text:level="1" style:num-format="">
        <style:list-level-properties/>
        <style:text-properties fo:color="#ff99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5">
      <text:list-level-style-bullet text:level="1" text:bullet-char="•">
        <style:list-level-properties text:min-label-width="0.952cm"/>
        <style:text-properties style:font-name="Times New Roman" fo:color="#ffffff"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6">
      <text:list-level-style-number text:level="1" style:num-format="">
        <style:list-level-properties/>
        <style:text-properties fo:color="#ffcc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7">
      <text:list-level-style-number text:level="1" style:num-format="">
        <style:list-level-properties/>
        <style:text-properties fo:color="#ffcc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8">
      <text:list-level-style-number text:level="1" style:num-format="">
        <style:list-level-properties/>
        <style:text-properties fo:color="#ffcc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9">
      <text:list-level-style-number text:level="1" style:num-format="">
        <style:list-level-properties/>
        <style:text-properties fo:color="#ff99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0">
      <text:list-level-style-number text:level="1" style:num-format="">
        <style:list-level-properties/>
        <style:text-properties fo:color="#ff66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1">
      <text:list-level-style-number text:level="1" style:num-format="">
        <style:list-level-properties/>
        <style:text-properties fo:color="#ffcc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2">
      <text:list-level-style-number text:level="1" style:num-format="">
        <style:list-level-properties/>
        <style:text-properties fo:color="#ff66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3">
      <text:list-level-style-number text:level="1" style:num-format="">
        <style:list-level-properties/>
        <style:text-properties fo:color="#ff66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4">
      <text:list-level-style-number text:level="1" style:num-format="">
        <style:list-level-properties/>
        <style:text-properties fo:color="#ffcc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5">
      <text:list-level-style-number text:level="1" style:num-format="">
        <style:list-level-properties/>
        <style:text-properties fo:color="#66ff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6">
      <text:list-level-style-number text:level="1" style:num-format="">
        <style:list-level-properties/>
        <style:text-properties fo:color="#ffcc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7">
      <text:list-level-style-number text:level="1" style:num-format="">
        <style:list-level-properties/>
        <style:text-properties fo:color="#66ff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8">
      <text:list-level-style-number text:level="1" style:num-format="">
        <style:list-level-properties/>
        <style:text-properties fo:color="#ff66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9">
      <text:list-level-style-number text:level="1" style:num-format="">
        <style:list-level-properties/>
        <style:text-properties fo:color="#ff66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50">
      <text:list-level-style-number text:level="1" style:num-format="">
        <style:list-level-properties/>
        <style:text-properties fo:color="#ff9933"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51">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52">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xml:id="id1" draw:id="id1">
        <draw:frame presentation:style-name="pr1" draw:text-style-name="P5" draw:layer="layout" svg:width="22.86cm" svg:height="16.298cm" svg:x="1.27cm" svg:y="0.635cm" presentation:class="subtitle" presentation:user-transformed="true">
          <draw:text-box>
            <text:list text:style-name="L1">
              <text:list-header>
                <text:p text:style-name="P1"><text:span text:style-name="T1"/></text:p>
              </text:list-header>
            </text:list>
            <text:list text:style-name="L2">
              <text:list-header>
                <text:p text:style-name="P2"><text:span text:style-name="T2">C</text:span><text:span text:style-name="T3">语言程序设计</text:span></text:p>
              </text:list-header>
            </text:list>
            <text:list text:style-name="L3">
              <text:list-header>
                <text:p text:style-name="P3"><text:span text:style-name="T4"/></text:p>
              </text:list-header>
            </text:list>
            <text:list text:style-name="L4">
              <text:list-header>
                <text:p text:style-name="P4"><text:span text:style-name="T5"><text:s/></text:span><text:span text:style-name="T6"><text:s text:c="19"/></text:span></text:p>
              </text:list-header>
            </text:list>
          </draw:text-box>
        </draw:frame>
        <anim:par smil:dur="indefinite" smil:restart="never" presentation:node-type="timing-root">
          <anim:par smil:begin="id1.begin">
            <anim:transitionFilter smil:dur="1s" smil:type="irisWipe" smil:subtype="rectangle"/>
          </anim:par>
          <anim:seq smil:dur="0s" presentation:node-type="main-sequence"/>
        </anim:par>
        <presentation:notes draw:style-name="dp2">
          <draw:page-thumbnail draw:style-name="gr1"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page2" draw:style-name="dp3" draw:master-page-name="Default" presentation:presentation-page-layout-name="AL1T0" xml:id="id2" draw:id="id2">
        <draw:frame presentation:style-name="pr3" draw:text-style-name="P5" draw:layer="layout" svg:width="24.553cm" svg:height="3.175cm" svg:x="-0.001cm" svg:y="0.422cm" presentation:class="title" presentation:user-transformed="true">
          <draw:text-box>
            <text:list text:style-name="L5">
              <text:list-header>
                <text:p text:style-name="P6"><text:span text:style-name="T7">第一章 <text:s/>计算机语言与</text:span><text:span text:style-name="T7">C</text:span><text:span text:style-name="T7">语言概述</text:span><text:span text:style-name="T8"> </text:span></text:p>
              </text:list-header>
            </text:list>
          </draw:text-box>
        </draw:frame>
        <draw:frame presentation:style-name="pr4" draw:text-style-name="P5" draw:layer="layout" svg:width="23.071cm" svg:height="13.123cm" svg:x="1.481cm" svg:y="4.444cm" presentation:class="subtitle" presentation:user-transformed="true">
          <draw:text-box>
            <text:list text:style-name="L6">
              <text:list-header>
                <text:p text:style-name="P7"><text:span text:style-name="T9">1.1 </text:span><text:span text:style-name="T9">计算机语言概念</text:span></text:p>
                <text:p text:style-name="P7"><text:span text:style-name="T9"><text:s text:c="2"/></text:span><text:span text:style-name="T10">■</text:span><text:span text:style-name="T11">计算机语言定义</text:span></text:p>
              </text:list-header>
            </text:list>
            <text:list text:style-name="L7">
              <text:list-header>
                <text:p text:style-name="P8"><text:span text:style-name="T12"><text:s text:c="3"/></text:span><text:span text:style-name="T12">计算机能够识别和接受的语言。</text:span></text:p>
                <text:p text:style-name="P8"><text:span text:style-name="T12"><text:s text:c="2"/></text:span><text:span text:style-name="T12">要使计算机按自己的意图工作，必须使用计算机所能接受、理解和执行的指令指挥计算机工作。</text:span></text:p>
              </text:list-header>
            </text:list>
          </draw:text-box>
        </draw:frame>
        <anim:par smil:dur="indefinite" smil:restart="never" presentation:node-type="timing-root">
          <anim:par smil:begin="id2.begin">
            <anim:transitionFilter smil:dur="1s" smil:type="slideWipe" smil:subtype="fromBottomRight" smil:direction="reverse"/>
          </anim:par>
          <anim:seq smil:dur="0s" presentation:node-type="main-sequence"/>
        </anim:par>
        <presentation:notes draw:style-name="dp2">
          <draw:page-thumbnail draw:style-name="gr1" draw:layer="layout" svg:width="7.142cm" svg:height="9.524cm" svg:x="5.953cm" svg:y="1.93cm" draw:page-number="2" presentation:class="page"/>
          <draw:frame presentation:style-name="pr2" draw:layer="layout" svg:width="15.239cm" svg:height="11.43cm" svg:x="1.905cm" svg:y="12.065cm" presentation:class="notes" presentation:placeholder="true">
            <draw:text-box/>
          </draw:frame>
        </presentation:notes>
      </draw:page>
      <draw:page draw:name="page3" draw:style-name="dp3" draw:master-page-name="Default" presentation:presentation-page-layout-name="AL2T1" xml:id="id3" draw:id="id3">
        <draw:frame presentation:style-name="pr5" draw:text-style-name="P5" draw:layer="layout" svg:width="22.436cm" svg:height="16.298cm" svg:x="1.482cm" svg:y="1.482cm" presentation:class="outline" presentation:user-transformed="true">
          <draw:text-box>
            <text:list text:style-name="L8">
              <text:list-header>
                <text:p text:style-name="P9"><text:span text:style-name="T13"><text:s text:c="2"/></text:span><text:span text:style-name="T14">■</text:span><text:span text:style-name="T15">计算机语言的种类</text:span></text:p>
              </text:list-header>
            </text:list>
            <text:list text:style-name="L9">
              <text:list-header>
                <text:p text:style-name="P10"><text:span text:style-name="T16"><text:s text:c="49"/></text:span><text:span text:style-name="T17">机器语言</text:span></text:p>
                <text:p text:style-name="P10"><text:span text:style-name="T16"><text:s text:c="28"/></text:span><text:span text:style-name="T18">低级语言</text:span><text:span text:style-name="T19"> <text:s text:c="4"/></text:span><text:span text:style-name="T18">汇编语言</text:span></text:p>
              </text:list-header>
            </text:list>
            <text:list text:style-name="L10">
              <text:list-header>
                <text:p text:style-name="P10"><text:span text:style-name="T20"><text:s text:c="28"/></text:span><text:span text:style-name="T21">（</text:span><text:span text:style-name="T22">面向计算机</text:span><text:span text:style-name="T23">）</text:span><text:span text:style-name="T20"> <text:s/></text:span></text:p>
              </text:list-header>
            </text:list>
            <text:list text:style-name="L9">
              <text:list-header>
                <text:p text:style-name="P10"><text:span text:style-name="T24"><text:s text:c="55"/></text:span><text:span text:style-name="T25">BASIC</text:span><text:span text:style-name="T20"> <text:s/></text:span><text:span text:style-name="T26">入门语言</text:span><text:span text:style-name="T20"> </text:span></text:p>
              </text:list-header>
            </text:list>
            <text:list text:style-name="L10">
              <text:list-header>
                <text:p text:style-name="P10"><text:span text:style-name="T20"><text:s text:c="55"/></text:span><text:span text:style-name="T25">F77</text:span><text:span text:style-name="T24"> </text:span><text:span text:style-name="T20"><text:s text:c="4"/></text:span><text:span text:style-name="T26">科学计算</text:span><text:span text:style-name="T20"> <text:s text:c="60"/></text:span></text:p>
                <text:p text:style-name="P10"><text:span text:style-name="T20"><text:s text:c="32"/></text:span><text:span text:style-name="T17">高级语言</text:span><text:span text:style-name="T24"> <text:s text:c="5"/></text:span><text:span text:style-name="T25">Foxpro</text:span><text:span text:style-name="T20"> <text:s/></text:span><text:span text:style-name="T26">数据库管理</text:span></text:p>
              </text:list-header>
            </text:list>
            <text:list text:style-name="L11">
              <text:list-header>
                <text:p text:style-name="P11"><text:span text:style-name="T27"><text:s text:c="14"/></text:span><text:span text:style-name="T28">（</text:span><text:span text:style-name="T29">面向问题</text:span><text:span text:style-name="T23"> ）</text:span><text:span text:style-name="T30"> </text:span><text:span text:style-name="T20"><text:s text:c="5"/></text:span><text:span text:style-name="T25">C</text:span><text:span text:style-name="T24"> </text:span><text:span text:style-name="T20"><text:s text:c="5"/></text:span><text:span text:style-name="T26">多用途</text:span><text:span text:style-name="T20"> <text:s text:c="44"/></text:span></text:p>
              </text:list-header>
            </text:list>
          </draw:text-box>
        </draw:frame>
        <draw:custom-shape draw:style-name="gr2" draw:text-style-name="P5" draw:layer="layout" svg:width="1.905cm" svg:height="6.773cm" svg:x="3.598cm" svg:y="5.715cm">
          <text:list text:style-name="L36">
            <text:list-header>
              <text:p text:style-name="P14"><text:span text:style-name="T56"/></text:p>
            </text:list-header>
          </text:list>
          <draw:enhanced-geometry svg:viewBox="0 0 21600 21600" draw:type="rectangle" draw:enhanced-path="M 0 0 L 21600 0 21600 21600 0 21600 0 0 Z N"/>
        </draw:custom-shape>
        <draw:custom-shape draw:style-name="gr3" draw:text-style-name="P13" draw:layer="layout" svg:width="1.855cm" svg:height="5.914cm" svg:x="3.82cm" svg:y="5.927cm">
          <text:list text:style-name="L12">
            <text:list-header>
              <text:p text:style-name="P12"><text:span text:style-name="T31">计算机语言</text:span></text:p>
            </text:list-header>
          </text:list>
          <draw:enhanced-geometry svg:viewBox="0 0 21600 21600" draw:type="mso-spt202" draw:enhanced-path="M 0 0 L 21600 0 21600 21600 0 21600 0 0 Z N"/>
        </draw:custom-shape>
        <draw:custom-shape draw:style-name="gr4" draw:text-style-name="P5" draw:layer="layout" svg:width="2.329cm" svg:height="1.27cm" svg:x="16.298cm" svg:y="13.758cm">
          <text:list text:style-name="L12">
            <text:list-header>
              <text:p text:style-name="P14"><text:span text:style-name="T32">……</text:span></text:p>
            </text:list-header>
          </text:list>
          <draw:enhanced-geometry svg:viewBox="0 0 21600 21600" draw:type="rectangle" draw:enhanced-path="M 0 0 L 21600 0 21600 21600 0 21600 0 0 Z N"/>
        </draw:custom-shape>
        <draw:custom-shape draw:style-name="gr4" draw:text-style-name="P5" draw:layer="layout" svg:width="2.329cm" svg:height="1.27cm" svg:x="16.298cm" svg:y="15.875cm">
          <text:list text:style-name="L12">
            <text:list-header>
              <text:p text:style-name="P14"><text:span text:style-name="T32">……</text:span></text:p>
            </text:list-header>
          </text:list>
          <draw:enhanced-geometry svg:viewBox="0 0 21600 21600" draw:type="rectangle" draw:enhanced-path="M 0 0 L 21600 0 21600 21600 0 21600 0 0 Z N"/>
        </draw:custom-shape>
        <draw:custom-shape draw:style-name="gr5" draw:text-style-name="P5" draw:layer="layout" svg:width="2.54cm" svg:height="6.138cm" svg:x="6.35cm" svg:y="5.7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5" draw:layer="layout" svg:width="1.27cm" svg:height="2.117cm" svg:x="14.182cm" svg:y="4.2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5" draw:layer="layout" svg:width="1.058cm" svg:height="8.044cm" svg:x="13.97cm" svg:y="8.6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anim:par presentation:node-type="timing-root">
          <anim:par smil:begin="id3.begin">
            <anim:transitionFilter smil:dur="1s" smil:type="slideWipe" smil:subtype="fromBottomRight" smil:direction="reverse"/>
          </anim:par>
        </anim:par>
        <presentation:notes draw:style-name="dp2">
          <draw:page-thumbnail draw:style-name="gr1" draw:layer="layout" svg:width="7.142cm" svg:height="9.524cm" svg:x="5.953cm" svg:y="1.93cm" draw:page-number="3" presentation:class="page"/>
          <draw:frame presentation:style-name="pr2" draw:layer="layout" svg:width="15.239cm" svg:height="11.43cm" svg:x="1.905cm" svg:y="12.065cm" presentation:class="notes" presentation:placeholder="true">
            <draw:text-box/>
          </draw:frame>
        </presentation:notes>
      </draw:page>
      <draw:page draw:name="page4" draw:style-name="dp3" draw:master-page-name="Default" presentation:presentation-page-layout-name="AL2T1" xml:id="id4" draw:id="id4">
        <draw:frame presentation:style-name="pr6" draw:text-style-name="P5" draw:layer="layout" svg:width="23.707cm" svg:height="16.722cm" svg:x="1.057cm" svg:y="1.058cm" presentation:class="outline" presentation:user-transformed="true">
          <draw:text-box>
            <text:list text:style-name="L13">
              <text:list-header>
                <text:p text:style-name="P15"><text:span text:style-name="T33">•</text:span><text:span text:style-name="T34">机器语言</text:span></text:p>
              </text:list-header>
            </text:list>
            <text:list text:style-name="L14">
              <text:list-header>
                <text:p text:style-name="P15"><text:span text:style-name="T34"><text:s text:c="3"/></text:span><text:span text:style-name="T35">最早问世，用二进制代码构成指令。</text:span></text:p>
              </text:list-header>
            </text:list>
            <text:list text:style-name="L15">
              <text:list-header>
                <text:p text:style-name="P15"><text:span text:style-name="T35"><text:s/></text:span><text:span text:style-name="T35">如： <text:s/></text:span><text:span text:style-name="T35">100000 <text:s/></text:span><text:span text:style-name="T35">（</text:span><text:span text:style-name="T35">+</text:span><text:span text:style-name="T35">） <text:s text:c="2"/></text:span><text:span text:style-name="T35">110000 </text:span><text:span text:style-name="T35">（</text:span><text:span text:style-name="T35">-</text:span><text:span text:style-name="T35">）</text:span></text:p>
                <text:p text:style-name="P15"><text:span text:style-name="T35"><text:s/></text:span><text:span text:style-name="T36">用机器语言编程的缺点：</text:span></text:p>
              </text:list-header>
            </text:list>
            <text:list text:style-name="L14">
              <text:list-header>
                <text:p text:style-name="P15"><text:span text:style-name="T34"><text:s/></text:span><text:span text:style-name="T33">─</text:span><text:span text:style-name="T35">繁琐、不直观、不易调试。</text:span></text:p>
              </text:list-header>
            </text:list>
            <text:list text:style-name="L15">
              <text:list-header>
                <text:p text:style-name="P15"><text:span text:style-name="T35"><text:s text:c="2"/></text:span><text:span text:style-name="T36">如计算</text:span><text:span text:style-name="T36">y=2x</text:span><text:span text:style-name="T37">2</text:span><text:span text:style-name="T36">+3x-1</text:span><text:span text:style-name="T36">需要七八条指令。</text:span></text:p>
              </text:list-header>
            </text:list>
            <text:list text:style-name="L14">
              <text:list-header>
                <text:p text:style-name="P16"><text:span text:style-name="T34"><text:s/></text:span><text:span text:style-name="T33">─</text:span><text:span text:style-name="T35">移植性差。 依赖于计算机。</text:span><text:span text:style-name="T38"> </text:span></text:p>
              </text:list-header>
            </text:list>
          </draw:text-box>
        </draw:frame>
        <anim:par presentation:node-type="timing-root">
          <anim:par smil:begin="id4.begin">
            <anim:transitionFilter smil:dur="1s" smil:type="slideWipe" smil:subtype="fromBottomRight" smil:direction="reverse"/>
          </anim:par>
        </anim:par>
        <presentation:notes draw:style-name="dp2">
          <draw:page-thumbnail draw:style-name="gr1" draw:layer="layout" svg:width="7.142cm" svg:height="9.524cm" svg:x="5.953cm" svg:y="1.93cm" draw:page-number="4" presentation:class="page"/>
          <draw:frame presentation:style-name="pr2" draw:layer="layout" svg:width="15.239cm" svg:height="11.43cm" svg:x="1.905cm" svg:y="12.065cm" presentation:class="notes" presentation:placeholder="true">
            <draw:text-box/>
          </draw:frame>
        </presentation:notes>
      </draw:page>
      <draw:page draw:name="page5" draw:style-name="dp3" draw:master-page-name="Default" presentation:presentation-page-layout-name="AL2T1" xml:id="id5" draw:id="id5">
        <draw:frame presentation:style-name="pr5" draw:text-style-name="P5" draw:layer="layout" svg:width="22.649cm" svg:height="16.298cm" svg:x="1.692cm" svg:y="0.847cm" presentation:class="outline" presentation:user-transformed="true">
          <draw:text-box>
            <text:list text:style-name="L13">
              <text:list-header>
                <text:p text:style-name="P15"><text:span text:style-name="T33">•</text:span><text:span text:style-name="T34">汇编语言</text:span></text:p>
              </text:list-header>
            </text:list>
            <text:list text:style-name="L14">
              <text:list-header>
                <text:p text:style-name="P15"><text:span text:style-name="T34"><text:s/></text:span><text:span text:style-name="T35">用符号构成指令，如：</text:span><text:span text:style-name="T36">MOV</text:span><text:span text:style-name="T36">、</text:span><text:span text:style-name="T36">ADD</text:span></text:p>
              </text:list-header>
            </text:list>
            <text:list text:style-name="L15">
              <text:list-header>
                <text:p text:style-name="P15"><text:span text:style-name="T35"><text:s/></text:span><text:span text:style-name="T39">用汇编语言编程：</text:span><text:span text:style-name="T35"> </text:span></text:p>
                <text:p text:style-name="P15"><text:span text:style-name="T35"><text:s/></text:span><text:span text:style-name="T35">相对直观，但仍繁琐，仍是面向计算机的语言。</text:span></text:p>
                <text:p text:style-name="P15"><text:span text:style-name="T35"/></text:p>
              </text:list-header>
            </text:list>
            <text:list text:style-name="L13">
              <text:list-header>
                <text:p text:style-name="P15"><text:span text:style-name="T33"><text:s text:c="2"/></text:span><text:span text:style-name="T39">汇编语言是计算机间接接受的语言</text:span></text:p>
              </text:list-header>
            </text:list>
          </draw:text-box>
        </draw:frame>
        <anim:par presentation:node-type="timing-root">
          <anim:par smil:begin="id5.begin">
            <anim:transitionFilter smil:dur="1s" smil:type="slideWipe" smil:subtype="fromBottomRight" smil:direction="reverse"/>
          </anim:par>
        </anim:par>
        <presentation:notes draw:style-name="dp2">
          <draw:page-thumbnail draw:style-name="gr1" draw:layer="layout" svg:width="7.142cm" svg:height="9.524cm" svg:x="5.953cm" svg:y="1.93cm" draw:page-number="5" presentation:class="page"/>
          <draw:frame presentation:style-name="pr2" draw:layer="layout" svg:width="15.239cm" svg:height="11.43cm" svg:x="1.905cm" svg:y="12.065cm" presentation:class="notes" presentation:placeholder="true">
            <draw:text-box/>
          </draw:frame>
        </presentation:notes>
      </draw:page>
      <draw:page draw:name="page6" draw:style-name="dp3" draw:master-page-name="Default" presentation:presentation-page-layout-name="AL1T0" xml:id="id6" draw:id="id6">
        <draw:frame presentation:style-name="pr7" draw:text-style-name="P5" draw:layer="layout" svg:width="24.342cm" svg:height="17.145cm" svg:x="0.635cm" svg:y="0.846cm" presentation:class="subtitle" presentation:user-transformed="true">
          <draw:text-box>
            <text:list text:style-name="L16">
              <text:list-header>
                <text:p text:style-name="P17"><text:span text:style-name="T33">•</text:span><text:span text:style-name="T34">高级语言</text:span></text:p>
              </text:list-header>
            </text:list>
            <text:list text:style-name="L17">
              <text:list-header>
                <text:p text:style-name="P17"><text:span text:style-name="T40">与低级语言相比，有根本性的区别：</text:span></text:p>
                <text:p text:style-name="P17"><text:span text:style-name="T40"><text:s text:c="3"/></text:span><text:span text:style-name="T41">是面向问题的语言。</text:span></text:p>
                <text:p text:style-name="P17"><text:span text:style-name="T40">高级语言的一条指令（语句）：</text:span></text:p>
                <text:p text:style-name="P17"><text:span text:style-name="T40"><text:s text:c="2"/></text:span><text:span text:style-name="T40">y=2*x*x+3*x-1; <text:s text:c="2"/></text:span><text:span text:style-name="T41">对应于：</text:span><text:span text:style-name="T41">y=2x</text:span><text:span text:style-name="T42">2</text:span><text:span text:style-name="T41">+3x-1</text:span></text:p>
                <text:p text:style-name="P17"><text:span text:style-name="T40"><text:s text:c="2"/></text:span><text:span text:style-name="T40">y=sin(x); <text:s text:c="7"/></text:span><text:span text:style-name="T41">对应于：</text:span><text:span text:style-name="T41">y=sinx</text:span></text:p>
              </text:list-header>
            </text:list>
            <text:list text:style-name="L18">
              <text:list-header>
                <text:p text:style-name="P3"><text:span text:style-name="T39">用高级语言编程：</text:span></text:p>
              </text:list-header>
            </text:list>
            <text:list text:style-name="L19">
              <text:list-header>
                <text:p text:style-name="P18"><text:span text:style-name="T43">直观</text:span><text:span text:style-name="T44">、易懂、移植性好（不依赖于具体计算机）</text:span></text:p>
              </text:list-header>
            </text:list>
          </draw:text-box>
        </draw:frame>
        <anim:par presentation:node-type="timing-root">
          <anim:par smil:begin="id6.begin">
            <anim:transitionFilter smil:dur="1s" smil:type="slideWipe" smil:subtype="fromBottomRight" smil:direction="reverse"/>
          </anim:par>
        </anim:par>
        <presentation:notes draw:style-name="dp2">
          <draw:page-thumbnail draw:style-name="gr1" draw:layer="layout" svg:width="7.142cm" svg:height="9.524cm" svg:x="5.953cm" svg:y="1.93cm" draw:page-number="6" presentation:class="page"/>
          <draw:frame presentation:style-name="pr2" draw:layer="layout" svg:width="15.239cm" svg:height="11.43cm" svg:x="1.905cm" svg:y="12.065cm" presentation:class="notes" presentation:placeholder="true">
            <draw:text-box/>
          </draw:frame>
        </presentation:notes>
      </draw:page>
      <draw:page draw:name="page7" draw:style-name="dp3" draw:master-page-name="Default" presentation:presentation-page-layout-name="AL2T1" xml:id="id7" draw:id="id7">
        <draw:frame presentation:style-name="pr8" draw:text-style-name="P5" draw:layer="layout" svg:width="23.495cm" svg:height="17.357cm" svg:x="0.846cm" svg:y="1.692cm" presentation:class="outline" presentation:user-transformed="true">
          <draw:text-box>
            <text:list text:style-name="L14">
              <text:list-header>
                <text:p text:style-name="P19"><text:span text:style-name="T45">上机运行高级语言程序需经过</text:span><text:span text:style-name="T46">编译</text:span><text:span text:style-name="T45">：</text:span></text:p>
              </text:list-header>
            </text:list>
            <text:list text:style-name="L20">
              <text:list-header>
                <text:p text:style-name="P20"><text:span text:style-name="T47"/></text:p>
                <text:p text:style-name="P21"><text:span text:style-name="T48"><text:s text:c="14"/></text:span><text:span text:style-name="T49">编译</text:span><text:span text:style-name="T50"> <text:s text:c="11"/></text:span><text:span text:style-name="T49">执行</text:span></text:p>
              </text:list-header>
            </text:list>
            <text:list text:style-name="L21">
              <text:list-header>
                <text:p text:style-name="P22"><text:span text:style-name="T49"/></text:p>
              </text:list-header>
            </text:list>
            <text:list text:style-name="L22">
              <text:list-header>
                <text:p text:style-name="P22"><text:span text:style-name="T48"/></text:p>
              </text:list-header>
            </text:list>
            <text:list text:style-name="L9">
              <text:list-header>
                <text:p text:style-name="P21"><text:span text:style-name="T51"/></text:p>
                <text:p text:style-name="P21"><text:span text:style-name="T51"/></text:p>
                <text:p text:style-name="P20"><text:span text:style-name="T8"/></text:p>
                <text:p text:style-name="P20"><text:span text:style-name="T8"><text:s text:c="3"/></text:span><text:span text:style-name="T52">要上机完成一个计算问题，主要的任务就是用高级语言编写出相应的</text:span><text:span text:style-name="T53">源程序。即至少要学会一种计算机语言。</text:span></text:p>
              </text:list-header>
            </text:list>
            <text:list text:style-name="L10">
              <text:list-header>
                <text:p text:style-name="P23"><text:span text:style-name="T54"><text:s/></text:span></text:p>
              </text:list-header>
            </text:list>
          </draw:text-box>
        </draw:frame>
        <draw:custom-shape draw:style-name="gr2" draw:text-style-name="P5" draw:layer="layout" svg:width="5.291cm" svg:height="2.117cm" svg:x="2.117cm" svg:y="5.503cm">
          <text:list text:style-name="L23">
            <text:list-header>
              <text:p text:style-name="P24"><text:span text:style-name="T55">高级语言源程序</text:span><text:span text:style-name="T56"> </text:span></text:p>
            </text:list-header>
          </text:list>
          <draw:enhanced-geometry svg:viewBox="0 0 21600 21600" draw:type="rectangle" draw:enhanced-path="M 0 0 L 21600 0 21600 21600 0 21600 0 0 Z N"/>
        </draw:custom-shape>
        <draw:line draw:style-name="gr6" draw:text-style-name="P25" draw:layer="layout" svg:x1="7.408cm" svg:y1="6.562cm" svg:x2="10.372cm" svg:y2="6.562cm">
          <text:p/>
        </draw:line>
        <draw:custom-shape draw:style-name="gr2" draw:text-style-name="P5" draw:layer="layout" svg:width="5.291cm" svg:height="4.022cm" svg:x="10.372cm" svg:y="5.503cm">
          <text:list text:style-name="L24">
            <text:list-header>
              <text:p text:style-name="P14"><text:span text:style-name="T8">机器指令</text:span></text:p>
              <text:p text:style-name="P14"><text:span text:style-name="T8">目的程序</text:span></text:p>
            </text:list-header>
          </text:list>
          <draw:enhanced-geometry svg:viewBox="0 0 21600 21600" draw:type="rectangle" draw:enhanced-path="M 0 0 L 21600 0 21600 21600 0 21600 0 0 Z N"/>
        </draw:custom-shape>
        <draw:line draw:style-name="gr6" draw:text-style-name="P25" draw:layer="layout" svg:x1="15.663cm" svg:y1="6.562cm" svg:x2="17.78cm" svg:y2="6.562cm">
          <text:p/>
        </draw:line>
        <draw:custom-shape draw:style-name="gr2" draw:text-style-name="P5" draw:layer="layout" svg:width="4.233cm" svg:height="2.752cm" svg:x="17.78cm" svg:y="5.715cm">
          <text:list text:style-name="L24">
            <text:list-header>
              <text:p text:style-name="P14"><text:span text:style-name="T8">结果</text:span></text:p>
            </text:list-header>
          </text:list>
          <draw:enhanced-geometry svg:viewBox="0 0 21600 21600" draw:type="rectangle" draw:enhanced-path="M 0 0 L 21600 0 21600 21600 0 21600 0 0 Z N"/>
        </draw:custom-shape>
        <draw:line draw:style-name="gr6" draw:text-style-name="P25" draw:layer="layout" svg:x1="8.678cm" svg:y1="6.562cm" svg:x2="8.678cm" svg:y2="8.678cm">
          <text:p/>
        </draw:line>
        <draw:custom-shape draw:style-name="gr7" draw:text-style-name="P5" draw:layer="layout" svg:width="4.445cm" svg:height="2.54cm" svg:x="5.927cm" svg:y="8.678cm">
          <text:list text:style-name="L24">
            <text:list-header>
              <text:p text:style-name="P14"><text:span text:style-name="T8">编译程序</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7.begin">
            <anim:transitionFilter smil:dur="1s" smil:type="slideWipe" smil:subtype="fromBottomRight" smil:direction="reverse"/>
          </anim:par>
        </anim:par>
        <presentation:notes draw:style-name="dp2">
          <draw:page-thumbnail draw:style-name="gr1" draw:layer="layout" svg:width="7.142cm" svg:height="9.524cm" svg:x="5.953cm" svg:y="1.93cm" draw:page-number="7" presentation:class="page"/>
          <draw:frame presentation:style-name="pr2" draw:layer="layout" svg:width="15.239cm" svg:height="11.43cm" svg:x="1.905cm" svg:y="12.065cm" presentation:class="notes" presentation:placeholder="true">
            <draw:text-box/>
          </draw:frame>
        </presentation:notes>
      </draw:page>
      <draw:page draw:name="page8" draw:style-name="dp3" draw:master-page-name="Default" presentation:presentation-page-layout-name="AL2T1" xml:id="id8" draw:id="id8">
        <draw:frame presentation:style-name="pr9" draw:text-style-name="P5" draw:layer="layout" svg:width="22.225cm" svg:height="15.452cm" svg:x="1.904cm" svg:y="1.693cm" presentation:class="outline" presentation:user-transformed="true">
          <draw:text-box>
            <text:list text:style-name="L14">
              <text:list-header>
                <text:p text:style-name="P9"><text:span text:style-name="T9">1.2 <text:s/>C</text:span><text:span text:style-name="T9">语言的特点</text:span></text:p>
              </text:list-header>
            </text:list>
            <text:list text:style-name="L9">
              <text:list-header>
                <text:p text:style-name="P26"><text:span text:style-name="T8"><text:s text:c="5"/></text:span><text:span text:style-name="T57">集高级语言和低级语言的优点于一身</text:span><text:span text:style-name="T38">： <text:s text:c="15"/></text:span></text:p>
              </text:list-header>
            </text:list>
            <text:list text:style-name="L15">
              <text:list-header>
                <text:p text:style-name="P16"><text:span text:style-name="T38"><text:s/></text:span><text:span text:style-name="T58">●</text:span><text:span text:style-name="T38">能实现低级语言的大部分功能（如直接访问内存物理地址、进行位操作等）。</text:span></text:p>
                <text:p text:style-name="P16"><text:span text:style-name="T38"><text:s/></text:span><text:span text:style-name="T58">●</text:span><text:span text:style-name="T38">图形功能强。</text:span></text:p>
                <text:p text:style-name="P16"><text:span text:style-name="T38"><text:s/></text:span><text:span text:style-name="T58">●</text:span><text:span text:style-name="T38">运算符和数据结构丰富。</text:span><text:span text:style-name="T8"> </text:span></text:p>
                <text:p text:style-name="P16"><text:span text:style-name="T38"><text:s/></text:span><text:span text:style-name="T58">●</text:span><text:span text:style-name="T38">语法限制不太严格，程序设计自由度大。</text:span></text:p>
                <text:p text:style-name="P16"><text:span text:style-name="T38"><text:s/></text:span><text:span text:style-name="T58">●</text:span><text:span text:style-name="T38">生成目标代码质量高，程序执行效率高。 </text:span></text:p>
                <text:p text:style-name="P16"><text:span text:style-name="T38"/></text:p>
              </text:list-header>
            </text:list>
          </draw:text-box>
        </draw:frame>
        <anim:par presentation:node-type="timing-root">
          <anim:par smil:begin="id8.begin">
            <anim:transitionFilter smil:dur="1s" smil:type="slideWipe" smil:subtype="fromBottomRight" smil:direction="reverse"/>
          </anim:par>
        </anim:par>
        <presentation:notes draw:style-name="dp2">
          <draw:page-thumbnail draw:style-name="gr1" draw:layer="layout" svg:width="7.142cm" svg:height="9.524cm" svg:x="5.953cm" svg:y="1.93cm" draw:page-number="8" presentation:class="page"/>
          <draw:frame presentation:style-name="pr2" draw:layer="layout" svg:width="15.239cm" svg:height="11.43cm" svg:x="1.905cm" svg:y="12.065cm" presentation:class="notes" presentation:placeholder="true">
            <draw:text-box/>
          </draw:frame>
        </presentation:notes>
      </draw:page>
      <draw:page draw:name="page9" draw:style-name="dp3" draw:master-page-name="Default" presentation:presentation-page-layout-name="AL2T1" xml:id="id9" draw:id="id9">
        <draw:frame presentation:style-name="pr10" draw:text-style-name="P5" draw:layer="layout" svg:width="23.283cm" svg:height="17.357cm" svg:x="1.269cm" svg:y="1.057cm" presentation:class="outline" presentation:user-transformed="true">
          <draw:text-box>
            <text:list text:style-name="L14">
              <text:list-header>
                <text:p text:style-name="P27"><text:span text:style-name="T9">1.3 <text:s/></text:span><text:span text:style-name="T9">简单的</text:span><text:span text:style-name="T9">C</text:span><text:span text:style-name="T9">程序介绍</text:span></text:p>
                <text:p text:style-name="P16"><text:span text:style-name="T59"/></text:p>
                <text:p text:style-name="P16"><text:span text:style-name="T59"><text:s text:c="2"/></text:span><text:span text:style-name="T57">例</text:span><text:span text:style-name="T57">1</text:span><text:span text:style-name="T57">：</text:span></text:p>
                <text:p text:style-name="P28"><text:span text:style-name="T59"><text:s text:c="2"/></text:span><text:span text:style-name="T35">main()</text:span><text:span text:style-name="T38"> <text:s text:c="13"/></text:span><text:span text:style-name="T60">主函数说明</text:span></text:p>
              </text:list-header>
            </text:list>
            <text:list text:style-name="L15">
              <text:list-header>
                <text:p text:style-name="P28"><text:span text:style-name="T38"><text:s/></text:span><text:span text:style-name="T35">{ </text:span><text:span text:style-name="T61"><text:s/></text:span><text:span text:style-name="T38"><text:s text:c="19"/></text:span><text:span text:style-name="T60">程序框架</text:span></text:p>
                <text:p text:style-name="P28"><text:span text:style-name="T38"><text:s text:c="4"/></text:span><text:span text:style-name="T35">printf(“abcdef”);</text:span><text:span text:style-name="T38"> <text:s text:c="5"/></text:span><text:span text:style-name="T60">函数体</text:span></text:p>
                <text:p text:style-name="P28"><text:span text:style-name="T38"><text:s/></text:span><text:span text:style-name="T40"><text:s/></text:span><text:span text:style-name="T35">} </text:span><text:span text:style-name="T40"><text:s text:c="3"/></text:span><text:span text:style-name="T38"><text:s text:c="17"/></text:span><text:span text:style-name="T60">语句</text:span></text:p>
              </text:list-header>
            </text:list>
            <text:list text:style-name="L25">
              <text:list-header>
                <text:p text:style-name="P16"><text:span text:style-name="T62"/></text:p>
              </text:list-header>
            </text:list>
            <text:list text:style-name="L14">
              <text:list-header>
                <text:p text:style-name="P16"><text:span text:style-name="T59"><text:s text:c="2"/></text:span><text:span text:style-name="T63">程序的功能是输出字符串：</text:span><text:span text:style-name="T38">abcdef</text:span><text:span text:style-name="T64"> </text:span></text:p>
              </text:list-header>
            </text:list>
          </draw:text-box>
        </draw:frame>
        <draw:line draw:style-name="gr8" draw:text-style-name="P25" draw:layer="layout" svg:x1="14.392cm" svg:y1="7.62cm" svg:x2="6.561cm" svg:y2="7.62cm">
          <text:p/>
        </draw:line>
        <draw:line draw:style-name="gr8" draw:text-style-name="P25" draw:layer="layout" svg:x1="14.392cm" svg:y1="9.525cm" svg:x2="4.021cm" svg:y2="9.313cm">
          <text:p/>
        </draw:line>
        <draw:line draw:style-name="gr8" draw:text-style-name="P25" draw:layer="layout" svg:x1="15.028cm" svg:y1="13.123cm" svg:x2="11.218cm" svg:y2="11.853cm">
          <text:p/>
        </draw:line>
        <anim:par presentation:node-type="timing-root">
          <anim:par smil:begin="id9.begin">
            <anim:transitionFilter smil:dur="1s" smil:type="slideWipe" smil:subtype="fromBottomRight" smil:direction="reverse"/>
          </anim:par>
        </anim:par>
        <presentation:notes draw:style-name="dp2">
          <draw:page-thumbnail draw:style-name="gr1" draw:layer="layout" svg:width="7.142cm" svg:height="9.524cm" svg:x="5.953cm" svg:y="1.93cm" draw:page-number="9" presentation:class="page"/>
          <draw:frame presentation:style-name="pr2" draw:layer="layout" svg:width="15.239cm" svg:height="11.43cm" svg:x="1.905cm" svg:y="12.065cm" presentation:class="notes" presentation:placeholder="true">
            <draw:text-box/>
          </draw:frame>
        </presentation:notes>
      </draw:page>
      <draw:page draw:name="page10" draw:style-name="dp3" draw:master-page-name="Default" presentation:presentation-page-layout-name="AL2T1" xml:id="id10" draw:id="id10">
        <draw:frame presentation:style-name="pr11" draw:text-style-name="P5" draw:layer="layout" svg:width="21.59cm" svg:height="16.51cm" svg:x="1.905cm" svg:y="1.058cm" presentation:class="outline" presentation:user-transformed="true">
          <draw:text-box>
            <text:list text:style-name="L14">
              <text:list-header>
                <text:p text:style-name="P29"><text:span text:style-name="T45">例</text:span><text:span text:style-name="T45">2</text:span><text:span text:style-name="T45">：求两数之和。</text:span></text:p>
              </text:list-header>
            </text:list>
            <text:list text:style-name="L26">
              <text:list-header>
                <text:p text:style-name="P30"><text:span text:style-name="T65">main()</text:span></text:p>
                <text:p text:style-name="P26"><text:span text:style-name="T65">{ <text:s/>int <text:s/>a,b,c;</text:span><text:span text:style-name="T64"> <text:s text:c="26"/></text:span><text:span text:style-name="T66">a</text:span><text:span text:style-name="T64"> <text:s text:c="2"/></text:span></text:p>
                <text:p text:style-name="P26"><text:span text:style-name="T64"><text:s text:c="3"/></text:span><text:span text:style-name="T67">a=100; <text:s/>b=50;</text:span><text:span text:style-name="T64"> <text:s text:c="20"/></text:span><text:span text:style-name="T66">b</text:span></text:p>
                <text:p text:style-name="P31"><text:span text:style-name="T65"><text:s text:c="3"/></text:span><text:span text:style-name="T65">c=a+b;</text:span><text:span text:style-name="T64"> <text:s text:c="31"/></text:span><text:span text:style-name="T66">c</text:span></text:p>
                <text:p text:style-name="P32"><text:span text:style-name="T65"><text:s text:c="3"/></text:span><text:span text:style-name="T65">printf(“\n c=%d”,c);</text:span></text:p>
                <text:p text:style-name="P32"><text:span text:style-name="T65">}</text:span></text:p>
              </text:list-header>
            </text:list>
            <text:list text:style-name="L27">
              <text:list-header>
                <text:p text:style-name="P16"><text:span text:style-name="T63">程序运行结果：</text:span><text:span text:style-name="T64">c=150</text:span><text:span text:style-name="T8"> </text:span></text:p>
              </text:list-header>
            </text:list>
          </draw:text-box>
        </draw:frame>
        <draw:custom-shape draw:style-name="gr9" draw:text-style-name="P5" draw:layer="layout" svg:width="3.386cm" svg:height="4.869cm" svg:x="16.722cm" svg:y="4.868cm">
          <text:p/>
          <draw:enhanced-geometry svg:viewBox="0 0 21600 21600" draw:type="rectangle" draw:enhanced-path="M 0 0 L 21600 0 21600 21600 0 21600 0 0 Z N"/>
        </draw:custom-shape>
        <draw:line draw:style-name="gr6" draw:text-style-name="P25" draw:layer="layout" svg:x1="16.722cm" svg:y1="6.35cm" svg:x2="20.108cm" svg:y2="6.35cm">
          <text:p/>
        </draw:line>
        <draw:line draw:style-name="gr6" draw:text-style-name="P25" draw:layer="layout" svg:x1="16.722cm" svg:y1="8.043cm" svg:x2="20.108cm" svg:y2="8.043cm">
          <text:p/>
        </draw:line>
        <anim:par presentation:node-type="timing-root">
          <anim:par smil:begin="id10.begin">
            <anim:transitionFilter smil:dur="1s" smil:type="slideWipe" smil:subtype="fromBottomRight" smil:direction="reverse"/>
          </anim:par>
        </anim:par>
        <presentation:notes draw:style-name="dp2">
          <draw:page-thumbnail draw:style-name="gr1" draw:layer="layout" svg:width="7.142cm" svg:height="9.524cm" svg:x="5.953cm" svg:y="1.93cm" draw:page-number="10" presentation:class="page"/>
          <draw:frame presentation:style-name="pr2" draw:layer="layout" svg:width="15.239cm" svg:height="11.43cm" svg:x="1.905cm" svg:y="12.065cm" presentation:class="notes" presentation:placeholder="true">
            <draw:text-box/>
          </draw:frame>
        </presentation:notes>
      </draw:page>
      <draw:page draw:name="page11" draw:style-name="dp3" draw:master-page-name="Default" presentation:presentation-page-layout-name="AL2T1" xml:id="id11" draw:id="id11">
        <draw:frame presentation:style-name="pr12" draw:text-style-name="P5" draw:layer="layout" svg:width="23.707cm" svg:height="17.356cm" svg:x="1.269cm" svg:y="0.847cm" presentation:class="outline" presentation:user-transformed="true">
          <draw:text-box>
            <text:list text:style-name="L14">
              <text:list-header>
                <text:p text:style-name="P33"><text:span text:style-name="T68">例</text:span><text:span text:style-name="T68">3</text:span><text:span text:style-name="T68">：求两数中的最大值。</text:span><text:span text:style-name="T59"> </text:span><text:span text:style-name="T69">函数类型 <text:s text:c="2"/>函数名 <text:s text:c="2"/>形参</text:span></text:p>
              </text:list-header>
            </text:list>
            <text:list text:style-name="L9">
              <text:list-header>
                <text:p text:style-name="P31"><text:span text:style-name="T8">main()</text:span><text:span text:style-name="T70"> <text:s text:c="33"/></text:span><text:span text:style-name="T71">int <text:s text:c="3"/>max <text:s text:c="2"/>(int x,int y)</text:span></text:p>
                <text:p text:style-name="P31"><text:span text:style-name="T8">{</text:span><text:span text:style-name="T72"> </text:span><text:span text:style-name="T8"><text:s/></text:span><text:span text:style-name="T64">int <text:s/>a,b,c;</text:span><text:span text:style-name="T8"> <text:s text:c="25"/></text:span><text:span text:style-name="T71">{</text:span><text:span text:style-name="T8"> <text:s text:c="2"/>int <text:s/>z;</text:span></text:p>
                <text:p text:style-name="P31"><text:span text:style-name="T8"><text:s text:c="4"/></text:span><text:span text:style-name="T64">scanf(“%d,%d”,&amp;a,&amp;b);</text:span><text:span text:style-name="T8"> <text:s text:c="5"/>if(x&gt;y) <text:s text:c="2"/>z=x;</text:span></text:p>
                <text:p text:style-name="P31"><text:span text:style-name="T8"><text:s text:c="4"/></text:span><text:span text:style-name="T64">c=</text:span><text:span text:style-name="T73">max(a,b)</text:span><text:span text:style-name="T64">;</text:span><text:span text:style-name="T8"> <text:s text:c="25"/>else <text:s text:c="6"/>z=y;</text:span></text:p>
                <text:p text:style-name="P31"><text:span text:style-name="T8"><text:s text:c="3"/></text:span><text:span text:style-name="T64">printf(“\nmax is:%d”,c);</text:span><text:span text:style-name="T8"> <text:s text:c="6"/>return(z);</text:span></text:p>
                <text:p text:style-name="P31"><text:span text:style-name="T8">} </text:span><text:span text:style-name="T70"><text:s text:c="42"/></text:span><text:span text:style-name="T71">}</text:span></text:p>
              </text:list-header>
            </text:list>
            <text:list text:style-name="L28">
              <text:list-header>
                <text:p text:style-name="P34"><text:span text:style-name="T74"/></text:p>
                <text:p text:style-name="P34"><text:span text:style-name="T74"><text:s text:c="10"/></text:span><text:span text:style-name="T75">a</text:span><text:span text:style-name="T74"> <text:s text:c="40"/></text:span><text:span text:style-name="T75">x</text:span><text:span text:style-name="T74"> <text:s text:c="4"/></text:span></text:p>
                <text:p text:style-name="P34"><text:span text:style-name="T74"><text:s text:c="10"/></text:span><text:span text:style-name="T75">b</text:span><text:span text:style-name="T74"> <text:s text:c="40"/></text:span><text:span text:style-name="T75">y</text:span></text:p>
                <text:p text:style-name="P34"><text:span text:style-name="T74"><text:s text:c="9"/></text:span><text:span text:style-name="T75"><text:s/></text:span><text:span text:style-name="T75">c</text:span><text:span text:style-name="T74"> <text:s text:c="39"/></text:span><text:span text:style-name="T75"><text:s/>z <text:s text:c="2"/></text:span><text:span text:style-name="T74"><text:s text:c="19"/></text:span><text:span text:style-name="T76">（两个函数组成）</text:span></text:p>
              </text:list-header>
            </text:list>
            <text:list text:style-name="L29">
              <text:list-header>
                <text:p text:style-name="P35"><text:span text:style-name="T76"/></text:p>
              </text:list-header>
            </text:list>
          </draw:text-box>
        </draw:frame>
        <draw:custom-shape draw:style-name="gr9" draw:text-style-name="P5" draw:layer="layout" svg:width="2.117cm" svg:height="0.847cm" svg:x="4.233cm" svg:y="13.335cm">
          <text:p/>
          <draw:enhanced-geometry svg:viewBox="0 0 21600 21600" draw:type="rectangle" draw:enhanced-path="M 0 0 L 21600 0 21600 21600 0 21600 0 0 Z N"/>
        </draw:custom-shape>
        <draw:custom-shape draw:style-name="gr9" draw:text-style-name="P5" draw:layer="layout" svg:width="2.116cm" svg:height="0.847cm" svg:x="13.547cm" svg:y="13.335cm">
          <text:p/>
          <draw:enhanced-geometry svg:viewBox="0 0 21600 21600" draw:type="rectangle" draw:enhanced-path="M 0 0 L 21600 0 21600 21600 0 21600 0 0 Z N"/>
        </draw:custom-shape>
        <draw:custom-shape draw:style-name="gr9" draw:text-style-name="P5" draw:layer="layout" svg:width="2.117cm" svg:height="0.847cm" svg:x="4.233cm" svg:y="14.605cm">
          <text:p/>
          <draw:enhanced-geometry svg:viewBox="0 0 21600 21600" draw:type="rectangle" draw:enhanced-path="M 0 0 L 21600 0 21600 21600 0 21600 0 0 Z N"/>
        </draw:custom-shape>
        <draw:custom-shape draw:style-name="gr9" draw:text-style-name="P5" draw:layer="layout" svg:width="2.116cm" svg:height="0.847cm" svg:x="13.547cm" svg:y="15.875cm">
          <text:p/>
          <draw:enhanced-geometry svg:viewBox="0 0 21600 21600" draw:type="rectangle" draw:enhanced-path="M 0 0 L 21600 0 21600 21600 0 21600 0 0 Z N"/>
        </draw:custom-shape>
        <draw:custom-shape draw:style-name="gr9" draw:text-style-name="P5" draw:layer="layout" svg:width="2.116cm" svg:height="0.847cm" svg:x="13.547cm" svg:y="14.605cm">
          <text:p/>
          <draw:enhanced-geometry svg:viewBox="0 0 21600 21600" draw:type="rectangle" draw:enhanced-path="M 0 0 L 21600 0 21600 21600 0 21600 0 0 Z N"/>
        </draw:custom-shape>
        <draw:custom-shape draw:style-name="gr9" draw:text-style-name="P5" draw:layer="layout" svg:width="2.117cm" svg:height="0.847cm" svg:x="4.233cm" svg:y="15.875cm">
          <text:p/>
          <draw:enhanced-geometry svg:viewBox="0 0 21600 21600" draw:type="rectangle" draw:enhanced-path="M 0 0 L 21600 0 21600 21600 0 21600 0 0 Z N"/>
        </draw:custom-shape>
        <draw:line draw:style-name="gr8" draw:text-style-name="P25" draw:layer="layout" svg:x1="6.562cm" svg:y1="13.758cm" svg:x2="11.642cm" svg:y2="13.758cm">
          <text:p/>
        </draw:line>
        <draw:line draw:style-name="gr8" draw:text-style-name="P25" draw:layer="layout" svg:x1="6.562cm" svg:y1="15.028cm" svg:x2="11.853cm" svg:y2="15.028cm">
          <text:p/>
        </draw:line>
        <draw:line draw:style-name="gr8" draw:text-style-name="P25" draw:layer="layout" svg:x1="11.642cm" svg:y1="16.298cm" svg:x2="6.562cm" svg:y2="16.298cm">
          <text:p/>
        </draw:line>
        <draw:custom-shape draw:style-name="gr10" draw:text-style-name="P5" xml:id="id12" draw:id="id12" draw:layer="layout" svg:width="1.058cm" svg:height="0.937cm" svg:x="4.657cm" svg:y="13.335cm">
          <text:list text:style-name="L12">
            <text:list-header>
              <text:p text:style-name="P12"><text:span text:style-name="T77">3</text:span></text:p>
            </text:list-header>
          </text:list>
          <draw:enhanced-geometry svg:viewBox="0 0 21600 21600" draw:type="mso-spt202" draw:enhanced-path="M 0 0 L 21600 0 21600 21600 0 21600 0 0 Z N"/>
        </draw:custom-shape>
        <draw:custom-shape draw:style-name="gr10" draw:text-style-name="P5" xml:id="id13" draw:id="id13" draw:layer="layout" svg:width="1.058cm" svg:height="0.937cm" svg:x="4.657cm" svg:y="14.605cm">
          <text:list text:style-name="L12">
            <text:list-header>
              <text:p text:style-name="P12"><text:span text:style-name="T77">5</text:span></text:p>
            </text:list-header>
          </text:list>
          <draw:enhanced-geometry svg:viewBox="0 0 21600 21600" draw:type="mso-spt202" draw:enhanced-path="M 0 0 L 21600 0 21600 21600 0 21600 0 0 Z N"/>
        </draw:custom-shape>
        <draw:custom-shape draw:style-name="gr10" draw:text-style-name="P5" xml:id="id14" draw:id="id14" draw:layer="layout" svg:width="1.058cm" svg:height="0.937cm" svg:x="13.97cm" svg:y="13.335cm">
          <text:list text:style-name="L12">
            <text:list-header>
              <text:p text:style-name="P12"><text:span text:style-name="T77">3</text:span></text:p>
            </text:list-header>
          </text:list>
          <draw:enhanced-geometry svg:viewBox="0 0 21600 21600" draw:type="mso-spt202" draw:enhanced-path="M 0 0 L 21600 0 21600 21600 0 21600 0 0 Z N"/>
        </draw:custom-shape>
        <draw:custom-shape draw:style-name="gr10" draw:text-style-name="P5" xml:id="id15" draw:id="id15" draw:layer="layout" svg:width="1.058cm" svg:height="0.937cm" svg:x="13.97cm" svg:y="14.605cm">
          <text:list text:style-name="L12">
            <text:list-header>
              <text:p text:style-name="P12"><text:span text:style-name="T77">5</text:span></text:p>
            </text:list-header>
          </text:list>
          <draw:enhanced-geometry svg:viewBox="0 0 21600 21600" draw:type="mso-spt202" draw:enhanced-path="M 0 0 L 21600 0 21600 21600 0 21600 0 0 Z N"/>
        </draw:custom-shape>
        <draw:custom-shape draw:style-name="gr10" draw:text-style-name="P5" xml:id="id16" draw:id="id16" draw:layer="layout" svg:width="1.058cm" svg:height="0.937cm" svg:x="13.97cm" svg:y="15.875cm">
          <text:list text:style-name="L12">
            <text:list-header>
              <text:p text:style-name="P12"><text:span text:style-name="T77">5</text:span></text:p>
            </text:list-header>
          </text:list>
          <draw:enhanced-geometry svg:viewBox="0 0 21600 21600" draw:type="mso-spt202" draw:enhanced-path="M 0 0 L 21600 0 21600 21600 0 21600 0 0 Z N"/>
        </draw:custom-shape>
        <draw:custom-shape draw:style-name="gr10" draw:text-style-name="P5" xml:id="id17" draw:id="id17" draw:layer="layout" svg:width="1.058cm" svg:height="0.937cm" svg:x="4.657cm" svg:y="15.875cm">
          <text:list text:style-name="L12">
            <text:list-header>
              <text:p text:style-name="P12"><text:span text:style-name="T77">5</text:span></text:p>
            </text:list-header>
          </text:list>
          <draw:enhanced-geometry svg:viewBox="0 0 21600 21600" draw:type="mso-spt202" draw:enhanced-path="M 0 0 L 21600 0 21600 21600 0 21600 0 0 Z N"/>
        </draw:custom-shape>
        <anim:par smil:dur="indefinite" smil:restart="never" presentation:node-type="timing-root">
          <anim:par smil:begin="id11.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peek-in" presentation:preset-sub-type="from-left">
                  <anim:set smil:begin="0s" smil:dur="0.001s" smil:fill="hold" smil:targetElement="id12" smil:attributeName="visibility" smil:to="visible"/>
                  <anim:transitionFilter smil:dur="0.5s" smil:targetElement="id12" smil:type="slideWipe" smil:subtype="fromLeft"/>
                </anim:par>
              </anim:par>
            </anim:par>
            <anim:par smil:begin="next" smil:fill="hold">
              <anim:par smil:begin="0s" smil:fill="hold">
                <anim:par smil:begin="0s" smil:fill="hold" presentation:node-type="on-click" presentation:group-id="0" presentation:preset-class="entrance" presentation:preset-id="ooo-entrance-peek-in" presentation:preset-sub-type="from-left">
                  <anim:set smil:begin="0s" smil:dur="0.001s" smil:fill="hold" smil:targetElement="id13" smil:attributeName="visibility" smil:to="visible"/>
                  <anim:transitionFilter smil:dur="0.5s" smil:targetElement="id13" smil:type="slideWipe" smil:subtype="fromLeft"/>
                </anim:par>
              </anim:par>
            </anim:par>
            <anim:par smil:begin="next" smil:fill="hold">
              <anim:par smil:begin="0s" smil:fill="hold">
                <anim:par smil:begin="0s" smil:fill="hold" presentation:node-type="on-click" presentation:group-id="0" presentation:preset-class="entrance" presentation:preset-id="ooo-entrance-peek-in" presentation:preset-sub-type="from-left">
                  <anim:set smil:begin="0s" smil:dur="0.001s" smil:fill="hold" smil:targetElement="id14" smil:attributeName="visibility" smil:to="visible"/>
                  <anim:transitionFilter smil:dur="0.5s" smil:targetElement="id14" smil:type="slideWipe" smil:subtype="fromLeft"/>
                </anim:par>
              </anim:par>
            </anim:par>
            <anim:par smil:begin="next" smil:fill="hold">
              <anim:par smil:begin="0s" smil:fill="hold">
                <anim:par smil:begin="0s" smil:fill="hold" presentation:node-type="on-click" presentation:group-id="0" presentation:preset-class="entrance" presentation:preset-id="ooo-entrance-peek-in" presentation:preset-sub-type="from-left">
                  <anim:set smil:begin="0s" smil:dur="0.001s" smil:fill="hold" smil:targetElement="id15" smil:attributeName="visibility" smil:to="visible"/>
                  <anim:transitionFilter smil:dur="0.5s" smil:targetElement="id15" smil:type="slideWipe" smil:subtype="fromLeft"/>
                </anim:par>
              </anim:par>
            </anim:par>
            <anim:par smil:begin="next" smil:fill="hold">
              <anim:par smil:begin="0s" smil:fill="hold">
                <anim:par smil:begin="0s" smil:fill="hold" presentation:node-type="on-click" presentation:group-id="0" presentation:preset-class="entrance" presentation:preset-id="ooo-entrance-peek-in" presentation:preset-sub-type="from-top">
                  <anim:set smil:begin="0s" smil:dur="0.001s" smil:fill="hold" smil:targetElement="id16" smil:attributeName="visibility" smil:to="visible"/>
                  <anim:transitionFilter smil:dur="0.5s" smil:targetElement="id16" smil:type="slideWipe" smil:subtype="fromTop"/>
                </anim:par>
              </anim:par>
            </anim:par>
            <anim:par smil:begin="next" smil:fill="hold">
              <anim:par smil:begin="0s" smil:fill="hold">
                <anim:par smil:begin="0s" smil:fill="hold" presentation:node-type="on-click" presentation:group-id="0" presentation:preset-class="entrance" presentation:preset-id="ooo-entrance-peek-in" presentation:preset-sub-type="from-right">
                  <anim:set smil:begin="0s" smil:dur="0.001s" smil:fill="hold" smil:targetElement="id17" smil:attributeName="visibility" smil:to="visible"/>
                  <anim:transitionFilter smil:dur="0.5s" smil:targetElement="id17" smil:type="slideWipe" smil:subtype="fromRight"/>
                </anim:par>
              </anim:par>
            </anim:par>
          </anim:seq>
        </anim:par>
        <presentation:notes draw:style-name="dp2">
          <draw:page-thumbnail draw:style-name="gr1" draw:layer="layout" svg:width="7.142cm" svg:height="9.524cm" svg:x="5.953cm" svg:y="1.93cm" draw:page-number="11" presentation:class="page"/>
          <draw:frame presentation:style-name="pr2" draw:layer="layout" svg:width="15.239cm" svg:height="11.43cm" svg:x="1.905cm" svg:y="12.065cm" presentation:class="notes" presentation:placeholder="true">
            <draw:text-box/>
          </draw:frame>
        </presentation:notes>
      </draw:page>
      <draw:page draw:name="page12" draw:style-name="dp3" draw:master-page-name="Default" presentation:presentation-page-layout-name="AL2T1" xml:id="id18" draw:id="id18">
        <draw:frame presentation:style-name="pr13" draw:text-style-name="P5" draw:layer="layout" svg:width="21.59cm" svg:height="15.24cm" svg:x="1.905cm" svg:y="1.27cm" presentation:class="outline" presentation:user-transformed="true">
          <draw:text-box>
            <text:list text:style-name="L13">
              <text:list-header>
                <text:p text:style-name="P23"><text:span text:style-name="T78"><text:s text:c="2"/></text:span><text:span text:style-name="T68">总结上例可知：</text:span></text:p>
              </text:list-header>
            </text:list>
            <text:list text:style-name="L15">
              <text:list-header>
                <text:p text:style-name="P20"><text:span text:style-name="T61">（</text:span><text:span text:style-name="T61">1</text:span><text:span text:style-name="T61">） </text:span><text:span text:style-name="T61">C</text:span><text:span text:style-name="T61">程序</text:span><text:span text:style-name="T79">由函数构成</text:span><text:span text:style-name="T61">。</text:span></text:p>
                <text:p text:style-name="P20"><text:span text:style-name="T61">（</text:span><text:span text:style-name="T61">2</text:span><text:span text:style-name="T61">） 函数由两部分组成：</text:span></text:p>
                <text:p text:style-name="P20"><text:span text:style-name="T61"><text:s text:c="2"/></text:span><text:span text:style-name="T80">函数说明</text:span><text:span text:style-name="T61">部分：函数名、函数类型、形参名、形参类型。</text:span></text:p>
                <text:p text:style-name="P20"><text:span text:style-name="T61"><text:s text:c="2"/></text:span><text:span text:style-name="T80">函数体</text:span><text:span text:style-name="T61">：实现函数的具体操作；由语句构成。</text:span></text:p>
                <text:p text:style-name="P20"><text:span text:style-name="T61">（</text:span><text:span text:style-name="T61">3</text:span><text:span text:style-name="T61">） 程序总是</text:span><text:span text:style-name="T79">从</text:span><text:span text:style-name="T79">main</text:span><text:span text:style-name="T79">函数</text:span><text:span text:style-name="T61">开始执行。</text:span></text:p>
                <text:p text:style-name="P20"><text:span text:style-name="T61">（</text:span><text:span text:style-name="T61">4</text:span><text:span text:style-name="T61">） 书写格式自由。</text:span></text:p>
                <text:p text:style-name="P23"><text:span text:style-name="T61">（</text:span><text:span text:style-name="T61">5</text:span><text:span text:style-name="T61">）语句必须有分号。</text:span><text:span text:style-name="T81"> ：</text:span><text:span text:style-name="T82"> </text:span></text:p>
              </text:list-header>
            </text:list>
          </draw:text-box>
        </draw:frame>
        <anim:par presentation:node-type="timing-root">
          <anim:par smil:begin="id18.begin">
            <anim:transitionFilter smil:dur="1s" smil:type="slideWipe" smil:subtype="fromBottomRight" smil:direction="reverse"/>
          </anim:par>
        </anim:par>
        <presentation:notes draw:style-name="dp2">
          <draw:page-thumbnail draw:style-name="gr1" draw:layer="layout" svg:width="7.142cm" svg:height="9.524cm" svg:x="5.953cm" svg:y="1.93cm" draw:page-number="12" presentation:class="page"/>
          <draw:frame presentation:style-name="pr2" draw:layer="layout" svg:width="15.239cm" svg:height="11.43cm" svg:x="1.905cm" svg:y="12.065cm" presentation:class="notes" presentation:placeholder="true">
            <draw:text-box/>
          </draw:frame>
        </presentation:notes>
      </draw:page>
      <draw:page draw:name="page13" draw:style-name="dp4" draw:master-page-name="Default" presentation:presentation-page-layout-name="AL2T1" xml:id="id19" draw:id="id19">
        <draw:frame presentation:style-name="pr14" draw:text-style-name="P5" draw:layer="layout" svg:width="21.59cm" svg:height="15.24cm" svg:x="1.905cm" svg:y="1.693cm" presentation:class="outline" presentation:user-transformed="true">
          <draw:text-box>
            <text:list text:style-name="L9">
              <text:list-header>
                <text:p text:style-name="P36"><text:span text:style-name="T83"><text:s text:c="12"/></text:span><text:span text:style-name="T84">第二章 <text:s/>算法</text:span><text:span text:style-name="T54"> </text:span></text:p>
              </text:list-header>
            </text:list>
            <text:list text:style-name="L20">
              <text:list-header>
                <text:p text:style-name="P37"><text:span text:style-name="T85"><text:s text:c="2"/></text:span><text:span text:style-name="T85">2</text:span><text:span text:style-name="T68">.1 </text:span><text:span text:style-name="T68">算法的概念</text:span><text:span text:style-name="T59"> </text:span></text:p>
              </text:list-header>
            </text:list>
            <text:list text:style-name="L14">
              <text:list-header>
                <text:p text:style-name="P37"><text:span text:style-name="T59"><text:s text:c="5"/></text:span><text:span text:style-name="T61">要利用计算机处理问题，光学习语言的语法规则还不够，最重要的是要学会针对各类型的问题，拟定出有效的解题方法和步骤。</text:span><text:span text:style-name="T68">解题方法和步骤就是算法</text:span><text:span text:style-name="T61">。</text:span></text:p>
              </text:list-header>
            </text:list>
          </draw:text-box>
        </draw:frame>
        <anim:par presentation:node-type="timing-root">
          <anim:par smil:begin="id19.begin">
            <anim:transitionFilter smil:dur="1s" smil:type="irisWipe" smil:subtype="rectangle"/>
          </anim:par>
        </anim:par>
        <presentation:notes draw:style-name="dp2">
          <draw:page-thumbnail draw:style-name="gr1" draw:layer="layout" svg:width="7.142cm" svg:height="9.524cm" svg:x="5.953cm" svg:y="1.93cm" draw:page-number="13" presentation:class="page"/>
          <draw:frame presentation:style-name="pr2" draw:layer="layout" svg:width="15.239cm" svg:height="11.43cm" svg:x="1.905cm" svg:y="12.065cm" presentation:class="notes" presentation:placeholder="true">
            <draw:text-box/>
          </draw:frame>
        </presentation:notes>
      </draw:page>
      <draw:page draw:name="page14" draw:style-name="dp3" draw:master-page-name="Default" presentation:presentation-page-layout-name="AL1T0" xml:id="id20" draw:id="id20">
        <draw:frame presentation:style-name="pr15" draw:layer="layout" svg:width="2.117cm" svg:height="15.157cm" svg:x="0.634cm" svg:y="-6.415cm" presentation:class="title" presentation:placeholder="true" presentation:user-transformed="true">
          <draw:text-box/>
        </draw:frame>
        <draw:frame presentation:style-name="pr16" draw:text-style-name="P5" draw:layer="layout" svg:width="23.495cm" svg:height="11.642cm" svg:x="1.481cm" svg:y="2.328cm" presentation:class="subtitle" presentation:user-transformed="true">
          <draw:text-box>
            <text:list text:style-name="L17">
              <text:list-header>
                <text:p text:style-name="P38"><text:span text:style-name="T86">算法</text:span><text:span text:style-name="T87">：</text:span></text:p>
              </text:list-header>
            </text:list>
            <text:list text:style-name="L30">
              <text:list-header>
                <text:p text:style-name="P38"><text:span text:style-name="T88"><text:s text:c="2"/></text:span><text:span text:style-name="T68">为了解决一个问题而采取的有限步骤。</text:span><text:span text:style-name="T89"> </text:span></text:p>
              </text:list-header>
            </text:list>
            <text:list text:style-name="L17">
              <text:list-header>
                <text:p text:style-name="P38"><text:span text:style-name="T86">计算机算法</text:span><text:span text:style-name="T61">：</text:span></text:p>
              </text:list-header>
            </text:list>
            <text:list text:style-name="L30">
              <text:list-header>
                <text:p text:style-name="P38"><text:span text:style-name="T88"><text:s text:c="2"/></text:span><text:span text:style-name="T68">如何使计算机一步一步地工作的具体过程。 <text:s/></text:span></text:p>
              </text:list-header>
            </text:list>
            <text:list text:style-name="L6">
              <text:list-header>
                <text:p text:style-name="P38"><text:span text:style-name="T68"/></text:p>
              </text:list-header>
            </text:list>
          </draw:text-box>
        </draw:frame>
        <anim:par presentation:node-type="timing-root">
          <anim:par smil:begin="id20.begin">
            <anim:transitionFilter smil:dur="1s" smil:type="slideWipe" smil:subtype="fromBottomRight" smil:direction="reverse"/>
          </anim:par>
        </anim:par>
        <presentation:notes draw:style-name="dp2">
          <draw:page-thumbnail draw:style-name="gr1" draw:layer="layout" svg:width="7.142cm" svg:height="9.524cm" svg:x="5.953cm" svg:y="1.93cm" draw:page-number="14" presentation:class="page"/>
          <draw:frame presentation:style-name="pr2" draw:layer="layout" svg:width="15.239cm" svg:height="11.43cm" svg:x="1.905cm" svg:y="12.065cm" presentation:class="notes" presentation:placeholder="true">
            <draw:text-box/>
          </draw:frame>
        </presentation:notes>
      </draw:page>
      <draw:page draw:name="page15" draw:style-name="dp3" draw:master-page-name="Default" presentation:presentation-page-layout-name="AL2T1" xml:id="id21" draw:id="id21">
        <draw:frame presentation:style-name="pr17" draw:text-style-name="P5" draw:layer="layout" svg:width="22.648cm" svg:height="17.145cm" svg:x="1.482cm" svg:y="0.846cm" presentation:class="outline" presentation:user-transformed="true">
          <draw:text-box>
            <text:list text:style-name="L31">
              <text:list-header>
                <text:p text:style-name="P16"><text:span text:style-name="T90"><text:s text:c="2"/></text:span><text:span text:style-name="T91">利用计算机处理问题的步骤：</text:span></text:p>
              </text:list-header>
            </text:list>
            <text:list text:style-name="L14">
              <text:list-header>
                <text:p text:style-name="P16"><text:span text:style-name="T59"><text:s text:c="2"/></text:span><text:span text:style-name="T38">1</text:span><text:span text:style-name="T38">）设计好算法——</text:span><text:span text:style-name="T59">算法设计</text:span><text:span text:style-name="T38">；</text:span></text:p>
              </text:list-header>
            </text:list>
            <text:list text:style-name="L15">
              <text:list-header>
                <text:p text:style-name="P16"><text:span text:style-name="T38"><text:s text:c="2"/></text:span><text:span text:style-name="T38">2</text:span><text:span text:style-name="T38">）用计算机语言实现算法——</text:span><text:span text:style-name="T59">程序设计</text:span><text:span text:style-name="T38">。</text:span></text:p>
              </text:list-header>
            </text:list>
            <text:list text:style-name="L14">
              <text:list-header>
                <text:p text:style-name="P16"><text:span text:style-name="T59"><text:s text:c="2"/></text:span><text:span text:style-name="T59">算法必须是“有效”的。</text:span></text:p>
                <text:p text:style-name="P39"><text:span text:style-name="T59"><text:s text:c="2"/></text:span><text:span text:style-name="T59">算法设计还要充分考虑算法的好坏。</text:span></text:p>
                <text:p text:style-name="P39"><text:span text:style-name="T59"><text:s text:c="2"/></text:span><text:span text:style-name="T59">衡量算法好坏的主要标准： </text:span></text:p>
                <text:p text:style-name="P39"><text:span text:style-name="T59"><text:s text:c="4"/></text:span><text:span text:style-name="T92">① </text:span><text:span text:style-name="T92">程序简练。</text:span></text:p>
              </text:list-header>
            </text:list>
            <text:list text:style-name="L32">
              <text:list-header>
                <text:p text:style-name="P39"><text:span text:style-name="T92"><text:s text:c="4"/>② </text:span><text:span text:style-name="T92">执行速度快。</text:span></text:p>
                <text:p text:style-name="P39"><text:span text:style-name="T92"><text:s text:c="4"/>③ </text:span><text:span text:style-name="T92">占空间少。</text:span><text:span text:style-name="T47"> <text:s/></text:span><text:span text:style-name="T54"><text:s/></text:span></text:p>
              </text:list-header>
            </text:list>
          </draw:text-box>
        </draw:frame>
        <anim:par presentation:node-type="timing-root">
          <anim:par smil:begin="id21.begin">
            <anim:transitionFilter smil:dur="1s" smil:type="slideWipe" smil:subtype="fromBottomRight" smil:direction="reverse"/>
          </anim:par>
        </anim:par>
        <presentation:notes draw:style-name="dp2">
          <draw:page-thumbnail draw:style-name="gr1" draw:layer="layout" svg:width="7.142cm" svg:height="9.524cm" svg:x="5.953cm" svg:y="1.93cm" draw:page-number="15" presentation:class="page"/>
          <draw:frame presentation:style-name="pr2" draw:layer="layout" svg:width="15.239cm" svg:height="11.43cm" svg:x="1.905cm" svg:y="12.065cm" presentation:class="notes" presentation:placeholder="true">
            <draw:text-box/>
          </draw:frame>
        </presentation:notes>
      </draw:page>
      <draw:page draw:name="page16" draw:style-name="dp3" draw:master-page-name="Default" presentation:presentation-page-layout-name="AL1T0" xml:id="id22" draw:id="id22">
        <draw:frame presentation:style-name="pr18" draw:text-style-name="P5" draw:layer="layout" svg:width="22.014cm" svg:height="15.028cm" svg:x="1.693cm" svg:y="1.482cm" presentation:class="subtitle" presentation:user-transformed="true">
          <draw:text-box>
            <text:list text:style-name="L6">
              <text:list-header>
                <text:p text:style-name="P40"><text:span text:style-name="T59"/></text:p>
                <text:p text:style-name="P3"><text:span text:style-name="T45">例：考虑 <text:s text:c="7"/>的算法。</text:span></text:p>
              </text:list-header>
            </text:list>
            <text:list text:style-name="L17">
              <text:list-header>
                <text:p text:style-name="P3"><text:span text:style-name="T40"/></text:p>
                <text:p text:style-name="P3"><text:span text:style-name="T40">算法</text:span><text:span text:style-name="T93">①</text:span><text:span text:style-name="T45">：</text:span><text:span text:style-name="T40">直接表达。</text:span></text:p>
                <text:p text:style-name="P3"><text:span text:style-name="T40">直接用语句 </text:span><text:span text:style-name="T40">s=1+2+3+4+5+6+7+8+9+10</text:span></text:p>
              </text:list-header>
            </text:list>
          </draw:text-box>
        </draw:frame>
        <draw:custom-shape draw:style-name="gr11" draw:text-style-name="P5" xml:id="id23" draw:id="id23" draw:layer="layout" svg:width="14.394cm" svg:height="1.615cm" svg:x="3.598cm" svg:y="13.123cm">
          <text:list text:style-name="L24">
            <text:list-header>
              <text:p text:style-name="P12"><text:span text:style-name="T94">当项数较多时该算法不适用</text:span></text:p>
            </text:list-header>
          </text:list>
          <draw:enhanced-geometry svg:viewBox="0 0 21600 21600" draw:type="mso-spt202" draw:enhanced-path="M 0 0 L 21600 0 21600 21600 0 21600 0 0 Z N"/>
        </draw:custom-shape>
        <draw:custom-shape draw:style-name="gr12" draw:text-style-name="P5" draw:layer="layout" svg:width="3.291cm" svg:height="1.785cm" svg:x="7.197cm" svg:y="3.387cm">
          <text:list text:style-name="L33">
            <text:list-header>
              <text:p text:style-name="P6"><text:span text:style-name="T95">s=</text:span><text:span text:style-name="T96">∑i</text:span></text:p>
            </text:list-header>
          </text:list>
          <draw:enhanced-geometry svg:viewBox="0 0 21600 21600" draw:type="mso-spt202" draw:enhanced-path="M 0 0 L 21600 0 21600 21600 0 21600 0 0 Z N"/>
        </draw:custom-shape>
        <draw:custom-shape draw:style-name="gr12" draw:text-style-name="P5" draw:layer="layout" svg:width="0.997cm" svg:height="1.446cm" svg:x="8.89cm" svg:y="4.485cm">
          <text:list text:style-name="L12">
            <text:list-header>
              <text:p text:style-name="P12"><text:span text:style-name="T97">1</text:span></text:p>
            </text:list-header>
          </text:list>
          <draw:enhanced-geometry svg:viewBox="0 0 21600 21600" draw:type="mso-spt202" draw:enhanced-path="M 0 0 L 21600 0 21600 21600 0 21600 0 0 Z N"/>
        </draw:custom-shape>
        <draw:custom-shape draw:style-name="gr12" draw:text-style-name="P5" draw:layer="layout" svg:width="1.493cm" svg:height="1.446cm" svg:x="8.872cm" svg:y="2.328cm">
          <text:list text:style-name="L12">
            <text:list-header>
              <text:p text:style-name="P12"><text:span text:style-name="T97">10</text:span></text:p>
            </text:list-header>
          </text:list>
          <draw:enhanced-geometry svg:viewBox="0 0 21600 21600" draw:type="mso-spt202" draw:enhanced-path="M 0 0 L 21600 0 21600 21600 0 21600 0 0 Z N"/>
        </draw:custom-shape>
        <anim:par smil:dur="indefinite" smil:restart="never" presentation:node-type="timing-root">
          <anim:par smil:begin="id22.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3" smil:attributeName="visibility" smil:to="visible"/>
                  <anim:animate smil:dur="0.5s" smil:fill="hold" smil:targetElement="id23" smil:attributeName="x" smil:values="0-width/2;x" smil:keyTimes="0;1" smil:additive="base"/>
                  <anim:animate smil:dur="0.5s" smil:fill="hold" smil:targetElement="id23" smil:attributeName="y" smil:values="y;y" smil:keyTimes="0;1" smil:additive="base"/>
                </anim:par>
              </anim:par>
            </anim:par>
          </anim:seq>
        </anim:par>
        <presentation:notes draw:style-name="dp2">
          <draw:page-thumbnail draw:style-name="gr1" draw:layer="layout" svg:width="7.142cm" svg:height="9.524cm" svg:x="5.953cm" svg:y="1.93cm" draw:page-number="16" presentation:class="page"/>
          <draw:frame presentation:style-name="pr2" draw:layer="layout" svg:width="15.239cm" svg:height="11.43cm" svg:x="1.905cm" svg:y="12.065cm" presentation:class="notes" presentation:placeholder="true">
            <draw:text-box/>
          </draw:frame>
        </presentation:notes>
      </draw:page>
      <draw:page draw:name="page17" draw:style-name="dp3" draw:master-page-name="Default" presentation:presentation-page-layout-name="AL2T1" xml:id="id24" draw:id="id24">
        <draw:frame presentation:style-name="pr13" draw:text-style-name="P5" draw:layer="layout" svg:width="21.59cm" svg:height="15.24cm" svg:x="1.905cm" svg:y="1.693cm" presentation:class="outline" presentation:user-transformed="true">
          <draw:text-box>
            <text:list text:style-name="L15">
              <text:list-header>
                <text:p text:style-name="P16"><text:span text:style-name="T38">算法</text:span><text:span text:style-name="T92">②</text:span><text:span text:style-name="T59">：</text:span><text:span text:style-name="T38">迭代法（累加求和法）</text:span><text:span text:style-name="T59"> </text:span></text:p>
              </text:list-header>
            </text:list>
            <text:list text:style-name="L14">
              <text:list-header>
                <text:p text:style-name="P16"><text:span text:style-name="T59"><text:s text:c="5"/></text:span><text:span text:style-name="T38">s=1+2+3+4+5+6+7+8+9+10</text:span><text:span text:style-name="T59"> </text:span></text:p>
                <text:p text:style-name="P28"><text:span text:style-name="T59">算法步骤： <text:s text:c="8"/></text:span><text:span text:style-name="T98">s <text:s text:c="9"/>i</text:span></text:p>
                <text:p text:style-name="P16"><text:span text:style-name="T59"> </text:span><text:span text:style-name="T38">① </text:span><text:span text:style-name="T38">使</text:span><text:span text:style-name="T38">s=0</text:span><text:span text:style-name="T59"> <text:s text:c="13"/>+</text:span></text:p>
              </text:list-header>
            </text:list>
            <text:list text:style-name="L15">
              <text:list-header>
                <text:p text:style-name="P28"><text:span text:style-name="T38">② </text:span><text:span text:style-name="T38">使</text:span><text:span text:style-name="T38">i=1</text:span><text:span text:style-name="T59"> <text:s text:c="8"/></text:span><text:span text:style-name="T98">累加器 <text:s text:c="4"/>记数器</text:span></text:p>
              </text:list-header>
            </text:list>
            <text:list text:style-name="L34">
              <text:list-header>
                <text:p text:style-name="P16"><text:span text:style-name="T99">③ </text:span><text:span text:style-name="T99">s+i→s</text:span></text:p>
                <text:p text:style-name="P39"><text:span text:style-name="T99">④ </text:span><text:span text:style-name="T99">i+1→i</text:span></text:p>
              </text:list-header>
            </text:list>
            <text:list text:style-name="L15">
              <text:list-header>
                <text:p text:style-name="P16"><text:span text:style-name="T38">⑤ </text:span><text:span text:style-name="T38">若</text:span><text:span text:style-name="T38">i≤10</text:span><text:span text:style-name="T38">转③，否则转⑥</text:span></text:p>
                <text:p text:style-name="P16"><text:span text:style-name="T38">⑥ </text:span><text:span text:style-name="T38">输出</text:span><text:span text:style-name="T38">s</text:span></text:p>
              </text:list-header>
            </text:list>
          </draw:text-box>
        </draw:frame>
        <draw:custom-shape draw:style-name="gr13" draw:text-style-name="P5" draw:layer="layout" svg:width="2.963cm" svg:height="1.694cm" svg:x="11.43cm" svg:y="6.773cm">
          <text:p/>
          <draw:enhanced-geometry svg:viewBox="0 0 21600 21600" draw:type="rectangle" draw:enhanced-path="M 0 0 L 21600 0 21600 21600 0 21600 0 0 Z N"/>
        </draw:custom-shape>
        <draw:custom-shape draw:style-name="gr13" draw:text-style-name="P5" draw:layer="layout" svg:width="2.963cm" svg:height="1.694cm" svg:x="16.087cm" svg:y="6.773cm">
          <text:p/>
          <draw:enhanced-geometry svg:viewBox="0 0 21600 21600" draw:type="rectangle" draw:enhanced-path="M 0 0 L 21600 0 21600 21600 0 21600 0 0 Z N"/>
        </draw:custom-shape>
        <draw:custom-shape draw:style-name="gr14" draw:text-style-name="P5" xml:id="id25" draw:id="id25" draw:layer="layout" svg:width="2.54cm" svg:height="1.277cm" svg:x="11.642cm" svg:y="6.985cm">
          <text:list text:style-name="L35">
            <text:list-header>
              <text:p text:style-name="P14"><text:span text:style-name="T100">0</text:span></text:p>
            </text:list-header>
          </text:list>
          <draw:enhanced-geometry svg:viewBox="0 0 21600 21600" draw:type="mso-spt202" draw:enhanced-path="M 0 0 L 21600 0 21600 21600 0 21600 0 0 Z N"/>
        </draw:custom-shape>
        <draw:custom-shape draw:style-name="gr14" draw:text-style-name="P5" xml:id="id26" draw:id="id26" draw:layer="layout" svg:width="2.54cm" svg:height="1.277cm" svg:x="16.298cm" svg:y="6.985cm">
          <text:list text:style-name="L35">
            <text:list-header>
              <text:p text:style-name="P14"><text:span text:style-name="T100">1</text:span></text:p>
            </text:list-header>
          </text:list>
          <draw:enhanced-geometry svg:viewBox="0 0 21600 21600" draw:type="mso-spt202" draw:enhanced-path="M 0 0 L 21600 0 21600 21600 0 21600 0 0 Z N"/>
        </draw:custom-shape>
        <draw:custom-shape draw:style-name="gr14" draw:text-style-name="P5" xml:id="id27" draw:id="id27" draw:layer="layout" svg:width="2.54cm" svg:height="1.277cm" svg:x="11.642cm" svg:y="6.985cm">
          <text:list text:style-name="L35">
            <text:list-header>
              <text:p text:style-name="P14"><text:span text:style-name="T100">1</text:span></text:p>
            </text:list-header>
          </text:list>
          <draw:enhanced-geometry svg:viewBox="0 0 21600 21600" draw:type="mso-spt202" draw:enhanced-path="M 0 0 L 21600 0 21600 21600 0 21600 0 0 Z N"/>
        </draw:custom-shape>
        <draw:custom-shape draw:style-name="gr14" draw:text-style-name="P5" xml:id="id28" draw:id="id28" draw:layer="layout" svg:width="2.54cm" svg:height="1.277cm" svg:x="16.298cm" svg:y="6.985cm">
          <text:list text:style-name="L35">
            <text:list-header>
              <text:p text:style-name="P14"><text:span text:style-name="T100">2</text:span></text:p>
            </text:list-header>
          </text:list>
          <draw:enhanced-geometry svg:viewBox="0 0 21600 21600" draw:type="mso-spt202" draw:enhanced-path="M 0 0 L 21600 0 21600 21600 0 21600 0 0 Z N"/>
        </draw:custom-shape>
        <draw:custom-shape draw:style-name="gr14" draw:text-style-name="P5" xml:id="id29" draw:id="id29" draw:layer="layout" svg:width="2.54cm" svg:height="1.277cm" svg:x="11.642cm" svg:y="6.985cm">
          <text:list text:style-name="L35">
            <text:list-header>
              <text:p text:style-name="P14"><text:span text:style-name="T100">3</text:span></text:p>
            </text:list-header>
          </text:list>
          <draw:enhanced-geometry svg:viewBox="0 0 21600 21600" draw:type="mso-spt202" draw:enhanced-path="M 0 0 L 21600 0 21600 21600 0 21600 0 0 Z N"/>
        </draw:custom-shape>
        <draw:custom-shape draw:style-name="gr14" draw:text-style-name="P5" xml:id="id30" draw:id="id30" draw:layer="layout" svg:width="2.54cm" svg:height="1.277cm" svg:x="16.298cm" svg:y="6.985cm">
          <text:list text:style-name="L35">
            <text:list-header>
              <text:p text:style-name="P14"><text:span text:style-name="T100">3</text:span></text:p>
            </text:list-header>
          </text:list>
          <draw:enhanced-geometry svg:viewBox="0 0 21600 21600" draw:type="mso-spt202" draw:enhanced-path="M 0 0 L 21600 0 21600 21600 0 21600 0 0 Z N"/>
        </draw:custom-shape>
        <draw:custom-shape draw:style-name="gr14" draw:text-style-name="P5" xml:id="id31" draw:id="id31" draw:layer="layout" svg:width="2.54cm" svg:height="1.277cm" svg:x="11.642cm" svg:y="6.985cm">
          <text:list text:style-name="L35">
            <text:list-header>
              <text:p text:style-name="P14"><text:span text:style-name="T100">6</text:span></text:p>
            </text:list-header>
          </text:list>
          <draw:enhanced-geometry svg:viewBox="0 0 21600 21600" draw:type="mso-spt202" draw:enhanced-path="M 0 0 L 21600 0 21600 21600 0 21600 0 0 Z N"/>
        </draw:custom-shape>
        <draw:custom-shape draw:style-name="gr14" draw:text-style-name="P5" xml:id="id32" draw:id="id32" draw:layer="layout" svg:width="2.54cm" svg:height="1.277cm" svg:x="16.298cm" svg:y="6.985cm">
          <text:list text:style-name="L35">
            <text:list-header>
              <text:p text:style-name="P14"><text:span text:style-name="T100">4</text:span></text:p>
            </text:list-header>
          </text:list>
          <draw:enhanced-geometry svg:viewBox="0 0 21600 21600" draw:type="mso-spt202" draw:enhanced-path="M 0 0 L 21600 0 21600 21600 0 21600 0 0 Z N"/>
        </draw:custom-shape>
        <draw:custom-shape draw:style-name="gr14" draw:text-style-name="P5" xml:id="id33" draw:id="id33" draw:layer="layout" svg:width="2.54cm" svg:height="1.277cm" svg:x="11.642cm" svg:y="6.985cm">
          <text:list text:style-name="L35">
            <text:list-header>
              <text:p text:style-name="P14"><text:span text:style-name="T100">10</text:span></text:p>
            </text:list-header>
          </text:list>
          <draw:enhanced-geometry svg:viewBox="0 0 21600 21600" draw:type="mso-spt202" draw:enhanced-path="M 0 0 L 21600 0 21600 21600 0 21600 0 0 Z N"/>
        </draw:custom-shape>
        <draw:custom-shape draw:style-name="gr14" draw:text-style-name="P5" xml:id="id34" draw:id="id34" draw:layer="layout" svg:width="2.54cm" svg:height="1.277cm" svg:x="16.298cm" svg:y="6.985cm">
          <text:list text:style-name="L35">
            <text:list-header>
              <text:p text:style-name="P14"><text:span text:style-name="T100">5</text:span></text:p>
            </text:list-header>
          </text:list>
          <draw:enhanced-geometry svg:viewBox="0 0 21600 21600" draw:type="mso-spt202" draw:enhanced-path="M 0 0 L 21600 0 21600 21600 0 21600 0 0 Z N"/>
        </draw:custom-shape>
        <draw:custom-shape draw:style-name="gr15" draw:text-style-name="P5" xml:id="id35" draw:id="id35" draw:layer="layout" svg:width="11.853cm" svg:height="1.615cm" svg:x="9.525cm" svg:y="11.218cm">
          <text:list text:style-name="L36">
            <text:list-header>
              <text:p text:style-name="P12"><text:span text:style-name="T101">该算法通用，是好算法</text:span></text:p>
            </text:list-header>
          </text:list>
          <draw:enhanced-geometry svg:viewBox="0 0 21600 21600" draw:type="mso-spt202" draw:enhanced-path="M 0 0 L 21600 0 21600 21600 0 21600 0 0 Z N"/>
        </draw:custom-shape>
        <anim:par smil:dur="indefinite" smil:restart="never" presentation:node-type="timing-root">
          <anim:par smil:begin="id24.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split" presentation:preset-sub-type="horizontal-out">
                  <anim:set smil:begin="0s" smil:dur="0.001s" smil:fill="hold" smil:targetElement="id25" smil:attributeName="visibility" smil:to="visible"/>
                  <anim:transitionFilter smil:dur="0.5s" smil:targetElement="id25" smil:type="barnDoorWipe" smil:subtype="horizontal"/>
                </anim:par>
              </anim:par>
            </anim:par>
            <anim:par smil:begin="next" smil:fill="hold">
              <anim:par smil:begin="0s" smil:fill="hold">
                <anim:par smil:begin="0s" smil:fill="hold" presentation:node-type="on-click" presentation:group-id="0" presentation:preset-class="entrance" presentation:preset-id="ooo-entrance-split" presentation:preset-sub-type="horizontal-out">
                  <anim:set smil:begin="0s" smil:dur="0.001s" smil:fill="hold" smil:targetElement="id26" smil:attributeName="visibility" smil:to="visible"/>
                  <anim:transitionFilter smil:dur="0.5s" smil:targetElement="id26" smil:type="barnDoorWipe" smil:subtype="horizontal"/>
                </anim:par>
              </anim:par>
            </anim:par>
            <anim:par smil:begin="next" smil:fill="hold">
              <anim:par smil:begin="0s" smil:fill="hold">
                <anim:par smil:begin="0s" smil:fill="hold" presentation:node-type="on-click" presentation:group-id="0" presentation:preset-class="entrance" presentation:preset-id="ooo-entrance-split" presentation:preset-sub-type="horizontal-out">
                  <anim:set smil:begin="0s" smil:dur="0.001s" smil:fill="hold" smil:targetElement="id27" smil:attributeName="visibility" smil:to="visible"/>
                  <anim:transitionFilter smil:dur="0.5s" smil:targetElement="id27" smil:type="barnDoorWipe" smil:subtype="horizontal"/>
                </anim:par>
              </anim:par>
            </anim:par>
            <anim:par smil:begin="next" smil:fill="hold">
              <anim:par smil:begin="0s" smil:fill="hold">
                <anim:par smil:begin="0s" smil:fill="hold" presentation:node-type="on-click" presentation:group-id="0" presentation:preset-class="entrance" presentation:preset-id="ooo-entrance-split" presentation:preset-sub-type="horizontal-out">
                  <anim:set smil:begin="0s" smil:dur="0.001s" smil:fill="hold" smil:targetElement="id28" smil:attributeName="visibility" smil:to="visible"/>
                  <anim:transitionFilter smil:dur="0.5s" smil:targetElement="id28" smil:type="barnDoorWipe" smil:subtype="horizontal"/>
                </anim:par>
              </anim:par>
            </anim:par>
            <anim:par smil:begin="next" smil:fill="hold">
              <anim:par smil:begin="0s" smil:fill="hold">
                <anim:par smil:begin="0s" smil:fill="hold" presentation:node-type="on-click" presentation:group-id="0" presentation:preset-class="entrance" presentation:preset-id="ooo-entrance-split" presentation:preset-sub-type="horizontal-out">
                  <anim:set smil:begin="0s" smil:dur="0.001s" smil:fill="hold" smil:targetElement="id29" smil:attributeName="visibility" smil:to="visible"/>
                  <anim:transitionFilter smil:dur="0.5s" smil:targetElement="id29" smil:type="barnDoorWipe" smil:subtype="horizontal"/>
                </anim:par>
              </anim:par>
            </anim:par>
            <anim:par smil:begin="next" smil:fill="hold">
              <anim:par smil:begin="0s" smil:fill="hold">
                <anim:par smil:begin="0s" smil:fill="hold" presentation:node-type="on-click" presentation:group-id="0" presentation:preset-class="entrance" presentation:preset-id="ooo-entrance-split" presentation:preset-sub-type="horizontal-out">
                  <anim:set smil:begin="0s" smil:dur="0.001s" smil:fill="hold" smil:targetElement="id30" smil:attributeName="visibility" smil:to="visible"/>
                  <anim:transitionFilter smil:dur="0.5s" smil:targetElement="id30" smil:type="barnDoorWipe" smil:subtype="horizontal"/>
                </anim:par>
              </anim:par>
            </anim:par>
            <anim:par smil:begin="next" smil:fill="hold">
              <anim:par smil:begin="0s" smil:fill="hold">
                <anim:par smil:begin="0s" smil:fill="hold" presentation:node-type="on-click" presentation:group-id="0" presentation:preset-class="entrance" presentation:preset-id="ooo-entrance-split" presentation:preset-sub-type="horizontal-out">
                  <anim:set smil:begin="0s" smil:dur="0.001s" smil:fill="hold" smil:targetElement="id31" smil:attributeName="visibility" smil:to="visible"/>
                  <anim:transitionFilter smil:dur="0.5s" smil:targetElement="id31" smil:type="barnDoorWipe" smil:subtype="horizontal"/>
                </anim:par>
              </anim:par>
            </anim:par>
            <anim:par smil:begin="next" smil:fill="hold">
              <anim:par smil:begin="0s" smil:fill="hold">
                <anim:par smil:begin="0s" smil:fill="hold" presentation:node-type="on-click" presentation:group-id="0" presentation:preset-class="entrance" presentation:preset-id="ooo-entrance-split" presentation:preset-sub-type="horizontal-out">
                  <anim:set smil:begin="0s" smil:dur="0.001s" smil:fill="hold" smil:targetElement="id32" smil:attributeName="visibility" smil:to="visible"/>
                  <anim:transitionFilter smil:dur="0.5s" smil:targetElement="id32" smil:type="barnDoorWipe" smil:subtype="horizontal"/>
                </anim:par>
              </anim:par>
            </anim:par>
            <anim:par smil:begin="next" smil:fill="hold">
              <anim:par smil:begin="0s" smil:fill="hold">
                <anim:par smil:begin="0s" smil:fill="hold" presentation:node-type="on-click" presentation:group-id="0" presentation:preset-class="entrance" presentation:preset-id="ooo-entrance-split" presentation:preset-sub-type="horizontal-out">
                  <anim:set smil:begin="0s" smil:dur="0.001s" smil:fill="hold" smil:targetElement="id33" smil:attributeName="visibility" smil:to="visible"/>
                  <anim:transitionFilter smil:dur="0.5s" smil:targetElement="id33" smil:type="barnDoorWipe" smil:subtype="horizontal"/>
                </anim:par>
              </anim:par>
            </anim:par>
            <anim:par smil:begin="next" smil:fill="hold">
              <anim:par smil:begin="0s" smil:fill="hold">
                <anim:par smil:begin="0s" smil:fill="hold" presentation:node-type="on-click" presentation:group-id="0" presentation:preset-class="entrance" presentation:preset-id="ooo-entrance-split" presentation:preset-sub-type="horizontal-out">
                  <anim:set smil:begin="0s" smil:dur="0.001s" smil:fill="hold" smil:targetElement="id34" smil:attributeName="visibility" smil:to="visible"/>
                  <anim:transitionFilter smil:dur="0.5s" smil:targetElement="id34" smil:type="barnDoorWipe" smil:subtype="horizontal"/>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5" smil:attributeName="visibility" smil:to="visible"/>
                  <anim:animate smil:dur="0.5s" smil:fill="hold" smil:targetElement="id35" smil:attributeName="x" smil:values="0-width/2;x" smil:keyTimes="0;1" smil:additive="base"/>
                  <anim:animate smil:dur="0.5s" smil:fill="hold" smil:targetElement="id35" smil:attributeName="y" smil:values="y;y" smil:keyTimes="0;1" smil:additive="base"/>
                </anim:par>
              </anim:par>
            </anim:par>
          </anim:seq>
        </anim:par>
        <presentation:notes draw:style-name="dp2">
          <draw:page-thumbnail draw:style-name="gr1" draw:layer="layout" svg:width="7.142cm" svg:height="9.524cm" svg:x="5.953cm" svg:y="1.93cm" draw:page-number="17" presentation:class="page"/>
          <draw:frame presentation:style-name="pr2" draw:layer="layout" svg:width="15.239cm" svg:height="11.43cm" svg:x="1.905cm" svg:y="12.065cm" presentation:class="notes" presentation:placeholder="true">
            <draw:text-box/>
          </draw:frame>
        </presentation:notes>
      </draw:page>
      <draw:page draw:name="page18" draw:style-name="dp3" draw:master-page-name="Default" presentation:presentation-page-layout-name="AL2T1" xml:id="id36" draw:id="id36">
        <draw:frame presentation:style-name="pr17" draw:text-style-name="P5" draw:layer="layout" svg:width="23.072cm" svg:height="17.145cm" svg:x="1.058cm" svg:y="1.057cm" presentation:class="outline" presentation:user-transformed="true">
          <draw:text-box>
            <text:list text:style-name="L20">
              <text:list-header>
                <text:p text:style-name="P39"><text:span text:style-name="T47"/></text:p>
              </text:list-header>
            </text:list>
            <text:list text:style-name="L14">
              <text:list-header>
                <text:p text:style-name="P39"><text:span text:style-name="T68">2.2 <text:s/></text:span><text:span text:style-name="T68">算法的表示</text:span></text:p>
                <text:p text:style-name="P39"><text:span text:style-name="T68"><text:s text:c="2"/></text:span></text:p>
                <text:p text:style-name="P39"><text:span text:style-name="T68"><text:s text:c="2"/></text:span><text:span text:style-name="T61">算法需要有统一的表示方法</text:span></text:p>
                <text:p text:style-name="P39"><text:span text:style-name="T68"><text:s text:c="2"/></text:span><text:span text:style-name="T88">常用的表示方法有：</text:span></text:p>
                <text:p text:style-name="P39"><text:span text:style-name="T68"><text:s text:c="7"/></text:span><text:span text:style-name="T61">自然语言</text:span></text:p>
              </text:list-header>
            </text:list>
            <text:list text:style-name="L15">
              <text:list-header>
                <text:p text:style-name="P39"><text:span text:style-name="T61"><text:s text:c="7"/></text:span><text:span text:style-name="T61">流程图</text:span></text:p>
                <text:p text:style-name="P39"><text:span text:style-name="T61"><text:s text:c="7"/></text:span><text:span text:style-name="T61">结构化流程图</text:span></text:p>
                <text:p text:style-name="P39"><text:span text:style-name="T61"><text:s text:c="7"/></text:span><text:span text:style-name="T61">N-S</text:span><text:span text:style-name="T61">流程图</text:span><text:span text:style-name="T61">.</text:span><text:span text:style-name="T38"> </text:span></text:p>
              </text:list-header>
            </text:list>
            <text:list text:style-name="L29">
              <text:list-header>
                <text:p text:style-name="P41"><text:span text:style-name="T38"/></text:p>
              </text:list-header>
            </text:list>
          </draw:text-box>
        </draw:frame>
        <anim:par presentation:node-type="timing-root">
          <anim:par smil:begin="id36.begin">
            <anim:transitionFilter smil:dur="1s" smil:type="slideWipe" smil:subtype="fromBottomRight" smil:direction="reverse"/>
          </anim:par>
        </anim:par>
        <presentation:notes draw:style-name="dp2">
          <draw:page-thumbnail draw:style-name="gr1" draw:layer="layout" svg:width="7.142cm" svg:height="9.524cm" svg:x="5.953cm" svg:y="1.93cm" draw:page-number="18" presentation:class="page"/>
          <draw:frame presentation:style-name="pr2" draw:layer="layout" svg:width="15.239cm" svg:height="11.43cm" svg:x="1.905cm" svg:y="12.065cm" presentation:class="notes" presentation:placeholder="true">
            <draw:text-box/>
          </draw:frame>
        </presentation:notes>
      </draw:page>
      <draw:page draw:name="page19" draw:style-name="dp3" draw:master-page-name="Default" presentation:presentation-page-layout-name="AL2T1" xml:id="id37" draw:id="id37">
        <draw:frame presentation:style-name="pr11" draw:text-style-name="P5" draw:layer="layout" svg:width="23.072cm" svg:height="16.51cm" svg:x="1.27cm" svg:y="1.058cm" presentation:class="outline" presentation:user-transformed="true">
          <draw:text-box>
            <text:list text:style-name="L9">
              <text:list-header>
                <text:p text:style-name="P26"><text:span text:style-name="T8">1</text:span><text:span text:style-name="T8">、</text:span><text:span text:style-name="T68">自然语言</text:span></text:p>
                <text:p text:style-name="P31"><text:span text:style-name="T16"><text:s text:c="3"/></text:span><text:span text:style-name="T102">对于计算</text:span><text:span text:style-name="T103"> <text:s/></text:span><text:span text:style-name="T103">s=1+2+3+4+5+6+7+8+9+10</text:span></text:p>
              </text:list-header>
            </text:list>
            <text:list text:style-name="L20">
              <text:list-header>
                <text:p text:style-name="P16"><text:span text:style-name="T85"><text:s/></text:span><text:span text:style-name="T68">用自然语言表示为：</text:span></text:p>
                <text:p text:style-name="P39"><text:span text:style-name="T85"><text:s/></text:span><text:span text:style-name="T88">①</text:span><text:span text:style-name="T68">     </text:span><text:span text:style-name="T61">使</text:span><text:span text:style-name="T61">s=0</text:span><text:span text:style-name="T68"> <text:s text:c="6"/></text:span><text:span text:style-name="T88">（</text:span><text:span text:style-name="T88">s</text:span><text:span text:style-name="T88">为累加器）</text:span></text:p>
              </text:list-header>
            </text:list>
            <text:list text:style-name="L14">
              <text:list-header>
                <text:p text:style-name="P39"><text:span text:style-name="T68"><text:s/></text:span><text:span text:style-name="T88">②</text:span><text:span text:style-name="T68">     </text:span><text:span text:style-name="T61">使</text:span><text:span text:style-name="T61">i=1</text:span><text:span text:style-name="T68"> <text:s text:c="6"/></text:span><text:span text:style-name="T88">（</text:span><text:span text:style-name="T88">i</text:span><text:span text:style-name="T88">为计数器）</text:span></text:p>
                <text:p text:style-name="P39"><text:span text:style-name="T68"><text:s/></text:span><text:span text:style-name="T88">③</text:span><text:span text:style-name="T68">     </text:span><text:span text:style-name="T61">s+i→s</text:span><text:span text:style-name="T68"> <text:s text:c="5"/></text:span><text:span text:style-name="T88">（累加求和公式）</text:span></text:p>
                <text:p text:style-name="P39"><text:span text:style-name="T68"><text:s/></text:span><text:span text:style-name="T88">④  </text:span><text:span text:style-name="T68">   </text:span><text:span text:style-name="T61">i+1→i</text:span><text:span text:style-name="T68"> <text:s text:c="4"/></text:span><text:span text:style-name="T88">（计数器加</text:span><text:span text:style-name="T88">1</text:span><text:span text:style-name="T88">）</text:span></text:p>
                <text:p text:style-name="P39"><text:span text:style-name="T68"><text:s/></text:span><text:span text:style-name="T88">⑤</text:span><text:span text:style-name="T68">     </text:span><text:span text:style-name="T61">若</text:span><text:span text:style-name="T61">i≤10</text:span><text:span text:style-name="T61">转③</text:span><text:span text:style-name="T61">,</text:span><text:span text:style-name="T61">否则转⑥</text:span></text:p>
                <text:p text:style-name="P16"><text:span text:style-name="T68"><text:s/></text:span><text:span text:style-name="T88">⑥</text:span><text:span text:style-name="T68"> <text:s/></text:span><text:span text:style-name="T61">输出</text:span><text:span text:style-name="T61">s</text:span><text:span text:style-name="T61">的值</text:span><text:span text:style-name="T68"> <text:s/></text:span><text:span text:style-name="T104"><text:s/></text:span></text:p>
                <text:p text:style-name="P16"><text:span text:style-name="T59">特点：通俗易懂、文字冗长、含义不大严格。</text:span><text:span text:style-name="T54"> </text:span></text:p>
              </text:list-header>
            </text:list>
          </draw:text-box>
        </draw:frame>
        <anim:par presentation:node-type="timing-root">
          <anim:par smil:begin="id37.begin">
            <anim:transitionFilter smil:dur="1s" smil:type="slideWipe" smil:subtype="fromBottomRight" smil:direction="reverse"/>
          </anim:par>
        </anim:par>
        <presentation:notes draw:style-name="dp2">
          <draw:page-thumbnail draw:style-name="gr1" draw:layer="layout" svg:width="7.142cm" svg:height="9.524cm" svg:x="5.953cm" svg:y="1.93cm" draw:page-number="19" presentation:class="page"/>
          <draw:frame presentation:style-name="pr2" draw:layer="layout" svg:width="15.239cm" svg:height="11.43cm" svg:x="1.905cm" svg:y="12.065cm" presentation:class="notes" presentation:placeholder="true">
            <draw:text-box/>
          </draw:frame>
        </presentation:notes>
      </draw:page>
      <draw:page draw:name="page20" draw:style-name="dp3" draw:master-page-name="Default" presentation:presentation-page-layout-name="AL2T1" xml:id="id38" draw:id="id38">
        <draw:frame presentation:style-name="pr19" draw:text-style-name="P5" draw:layer="layout" svg:width="23.495cm" svg:height="15.664cm" svg:x="0.634cm" svg:y="1.058cm" presentation:class="outline" presentation:user-transformed="true">
          <draw:text-box>
            <text:list text:style-name="L14">
              <text:list-header>
                <text:p text:style-name="P23"><text:span text:style-name="T59">2</text:span><text:span text:style-name="T59">、</text:span><text:span text:style-name="T68">流程图</text:span><text:span text:style-name="T59"> </text:span></text:p>
                <text:p text:style-name="P20"><text:span text:style-name="T59"><text:s text:c="3"/></text:span><text:span text:style-name="T38">用流程图符号表示算法。</text:span></text:p>
                <text:p text:style-name="P23"><text:span text:style-name="T59"><text:s text:c="3"/></text:span><text:span text:style-name="T59">常用的流程图符号</text:span></text:p>
                <text:p text:style-name="P23"><text:span text:style-name="T59"/></text:p>
                <text:p text:style-name="P23"><text:span text:style-name="T59"><text:s text:c="11"/></text:span><text:span text:style-name="T38">起止框</text:span><text:span text:style-name="T59"> <text:s text:c="11"/></text:span><text:span text:style-name="T38">输入输出框</text:span></text:p>
                <text:p text:style-name="P23"><text:span text:style-name="T59"/></text:p>
                <text:p text:style-name="P23"><text:span text:style-name="T59"><text:s text:c="11"/></text:span><text:span text:style-name="T38">处理框</text:span><text:span text:style-name="T59"> <text:s text:c="11"/></text:span><text:span text:style-name="T38">流程线</text:span></text:p>
                <text:p text:style-name="P23"><text:span text:style-name="T59"><text:s text:c="4"/></text:span></text:p>
                <text:p text:style-name="P23"><text:span text:style-name="T59"><text:s text:c="11"/></text:span><text:span text:style-name="T38">判断框</text:span></text:p>
                <text:p text:style-name="P23"><text:span text:style-name="T59"/></text:p>
              </text:list-header>
            </text:list>
            <text:list text:style-name="L37">
              <text:list-header>
                <text:p text:style-name="P42"><text:span text:style-name="T105"/></text:p>
              </text:list-header>
            </text:list>
            <text:list text:style-name="L31">
              <text:list-header>
                <text:p text:style-name="P42"><text:span text:style-name="T106"><text:s/></text:span><text:span text:style-name="T107"><text:s/></text:span></text:p>
              </text:list-header>
            </text:list>
          </draw:text-box>
        </draw:frame>
        <draw:custom-shape draw:style-name="gr16" draw:text-style-name="P5" draw:layer="layout" svg:width="4.022cm" svg:height="1.27cm" svg:x="2.328cm" svg:y="7.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5" draw:layer="layout" svg:width="4.22cm" svg:height="1.482cm" svg:x="12.7cm" svg:y="6.98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3.81cm" svg:height="1.482cm" svg:x="2.54cm" svg:y="9.525cm">
          <text:p/>
          <draw:enhanced-geometry svg:viewBox="0 0 21600 21600" draw:type="rectangle" draw:enhanced-path="M 0 0 L 21600 0 21600 21600 0 21600 0 0 Z N"/>
        </draw:custom-shape>
        <draw:custom-shape draw:style-name="gr16" draw:text-style-name="P5" draw:layer="layout" svg:width="4.644cm" svg:height="1.905cm" svg:x="1.693cm" svg:y="12.488cm">
          <text:p/>
          <draw:enhanced-geometry svg:viewBox="0 0 21600 21600" draw:glue-points="10800 0 0 10800 10800 21600 21600 10800" draw:text-areas="5400 5400 16200 16200" draw:type="diamond" draw:enhanced-path="M 10800 0 L 21600 10800 10800 21600 0 10800 10800 0 Z N"/>
        </draw:custom-shape>
        <draw:line draw:style-name="gr17" draw:text-style-name="P25" draw:layer="layout" svg:x1="13.123cm" svg:y1="10.16cm" svg:x2="16.298cm" svg:y2="10.16cm">
          <text:p/>
        </draw:line>
        <draw:line draw:style-name="gr17" draw:text-style-name="P25" draw:layer="layout" svg:x1="14.605cm" svg:y1="10.583cm" svg:x2="14.605cm" svg:y2="12.7cm">
          <text:p/>
        </draw:line>
        <anim:par presentation:node-type="timing-root">
          <anim:par smil:begin="id38.begin">
            <anim:transitionFilter smil:dur="1s" smil:type="slideWipe" smil:subtype="fromBottomRight" smil:direction="reverse"/>
          </anim:par>
        </anim:par>
        <presentation:notes draw:style-name="dp2">
          <draw:page-thumbnail draw:style-name="gr1" draw:layer="layout" svg:width="7.142cm" svg:height="9.524cm" svg:x="5.953cm" svg:y="1.93cm" draw:page-number="20" presentation:class="page"/>
          <draw:frame presentation:style-name="pr2" draw:layer="layout" svg:width="15.239cm" svg:height="11.43cm" svg:x="1.905cm" svg:y="12.065cm" presentation:class="notes" presentation:placeholder="true">
            <draw:text-box/>
          </draw:frame>
        </presentation:notes>
      </draw:page>
      <draw:page draw:name="page21" draw:style-name="dp3" draw:master-page-name="Default" presentation:presentation-page-layout-name="AL2T1" xml:id="id39" draw:id="id39">
        <draw:frame presentation:style-name="pr20" draw:text-style-name="P5" draw:layer="layout" svg:width="21.802cm" svg:height="17.145cm" svg:x="1.905cm" svg:y="1.057cm" presentation:class="outline" presentation:user-transformed="true">
          <draw:text-box>
            <text:list text:style-name="L9">
              <text:list-header>
                <text:p text:style-name="P26"><text:span text:style-name="T8"><text:s text:c="2"/></text:span><text:span text:style-name="T38">对于计算 <text:s/></text:span><text:span text:style-name="T38">s=1+2+3+4+5+6+7+8+9+10</text:span></text:p>
              </text:list-header>
            </text:list>
            <text:list text:style-name="L14">
              <text:list-header>
                <text:p text:style-name="P16"><text:span text:style-name="T59"><text:s/></text:span><text:span text:style-name="T108">用流程图表示为：</text:span></text:p>
              </text:list-header>
            </text:list>
            <text:list text:style-name="L38">
              <text:list-header>
                <text:p text:style-name="P16"><text:span text:style-name="T108"/></text:p>
              </text:list-header>
            </text:list>
          </draw:text-box>
        </draw:frame>
        <draw:custom-shape draw:style-name="gr16" draw:text-style-name="P5" draw:layer="layout" svg:width="4.021cm" svg:height="1.481cm" svg:x="3.387cm" svg:y="5.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5" draw:layer="layout" svg:width="4.233cm" svg:height="1.27cm" svg:x="15.875cm" svg:y="5.292cm">
          <text:list text:style-name="L24">
            <text:list-header>
              <text:p text:style-name="P14"><text:span text:style-name="T109">s+i </text:span><text:span text:style-name="T110">→ s</text:span> </text:p>
            </text:list-header>
          </text:list>
          <draw:enhanced-geometry svg:viewBox="0 0 21600 21600" draw:type="rectangle" draw:enhanced-path="M 0 0 L 21600 0 21600 21600 0 21600 0 0 Z N"/>
        </draw:custom-shape>
        <draw:line draw:style-name="gr8" draw:text-style-name="P25" draw:layer="layout" svg:x1="17.992cm" svg:y1="9.102cm" svg:x2="17.992cm" svg:y2="10.16cm">
          <text:p/>
        </draw:line>
        <draw:custom-shape draw:style-name="gr18" draw:text-style-name="P5" draw:layer="layout" svg:width="4.233cm" svg:height="1.482cm" svg:x="15.875cm" svg:y="7.62cm">
          <text:list text:style-name="L24">
            <text:list-header>
              <text:p text:style-name="P14"><text:span text:style-name="T109">i+1 </text:span><text:span text:style-name="T110">→ i</text:span> </text:p>
            </text:list-header>
          </text:list>
          <draw:enhanced-geometry svg:viewBox="0 0 21600 21600" draw:type="rectangle" draw:enhanced-path="M 0 0 L 21600 0 21600 21600 0 21600 0 0 Z N"/>
        </draw:custom-shape>
        <draw:custom-shape draw:style-name="gr11" draw:text-style-name="P5" draw:layer="layout" svg:width="25.4cm" svg:height="0.768cm" svg:x="0cm" svg:y="9.146cm">
          <text:list text:style-name="L36">
            <text:list-header>
              <text:p text:style-name="P12"><text:span text:style-name="T111">S+i </text:span><text:span text:style-name="T112">→ s</text:span><text:span text:style-name="T113"> </text:span></text:p>
            </text:list-header>
          </text:list>
          <draw:enhanced-geometry svg:viewBox="0 0 21600 21600" draw:type="rectangle" draw:enhanced-path="M 0 0 L 21600 0 21600 21600 0 21600 0 0 Z N"/>
        </draw:custom-shape>
        <draw:custom-shape draw:style-name="gr11" draw:text-style-name="P5" draw:layer="layout" svg:width="25.4cm" svg:height="0.768cm" svg:x="0cm" svg:y="9.146cm">
          <text:list text:style-name="L36">
            <text:list-header>
              <text:p text:style-name="P12"><text:span text:style-name="T111">S+i </text:span><text:span text:style-name="T112">→ s</text:span><text:span text:style-name="T113"> </text:span></text:p>
            </text:list-header>
          </text:list>
          <draw:enhanced-geometry svg:viewBox="0 0 21600 21600" draw:type="rectangle" draw:enhanced-path="M 0 0 L 21600 0 21600 21600 0 21600 0 0 Z N"/>
        </draw:custom-shape>
        <draw:line draw:style-name="gr8" draw:text-style-name="P25" draw:layer="layout" svg:x1="17.992cm" svg:y1="6.562cm" svg:x2="17.992cm" svg:y2="7.62cm">
          <text:p/>
        </draw:line>
        <draw:custom-shape draw:style-name="gr18" draw:text-style-name="P5" draw:layer="layout" svg:width="5.08cm" svg:height="2.117cm" svg:x="15.452cm" svg:y="10.16cm">
          <text:list text:style-name="L23">
            <text:list-header>
              <text:p text:style-name="P24"><text:span text:style-name="T110">i≤</text:span><text:span text:style-name="T109">10</text:span> </text:p>
            </text:list-header>
          </text:list>
          <draw:enhanced-geometry svg:viewBox="0 0 21600 21600" draw:glue-points="10800 0 0 10800 10800 21600 21600 10800" draw:text-areas="5400 5400 16200 16200" draw:type="diamond" draw:enhanced-path="M 10800 0 L 21600 10800 10800 21600 0 10800 10800 0 Z N"/>
        </draw:custom-shape>
        <draw:line draw:style-name="gr8" draw:text-style-name="P25" draw:layer="layout" svg:x1="17.992cm" svg:y1="12.277cm" svg:x2="17.992cm" svg:y2="13.335cm">
          <text:p/>
        </draw:line>
        <draw:custom-shape draw:style-name="gr18" draw:text-style-name="P5" draw:layer="layout" svg:width="6.35cm" svg:height="1.693cm" svg:x="14.817cm" svg:y="13.335cm">
          <text:list text:style-name="L39">
            <text:list-header>
              <text:p text:style-name="P24"><text:span text:style-name="T59">输出</text:span><text:span text:style-name="T59">s</text:span><text:span text:style-name="T54"> </text:span></text:p>
            </text:list-header>
          </text:list>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3.81cm" svg:height="1.693cm" svg:x="16.087cm" svg:y="16.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25" draw:layer="layout" svg:x1="17.992cm" svg:y1="15.028cm" svg:x2="17.992cm" svg:y2="16.087cm">
          <text:p/>
        </draw:line>
        <draw:line draw:style-name="gr8" draw:text-style-name="P25" draw:layer="layout" svg:x1="5.503cm" svg:y1="6.773cm" svg:x2="5.503cm" svg:y2="7.832cm">
          <text:p/>
        </draw:line>
        <draw:line draw:style-name="gr8" draw:text-style-name="P25" draw:layer="layout" svg:x1="5.503cm" svg:y1="9.737cm" svg:x2="5.503cm" svg:y2="10.795cm">
          <text:p/>
        </draw:line>
        <draw:custom-shape draw:style-name="gr18" draw:text-style-name="P5" draw:layer="layout" svg:width="4.445cm" svg:height="1.482cm" svg:x="3.387cm" svg:y="8.043cm">
          <text:list text:style-name="L24">
            <text:list-header>
              <text:p text:style-name="P14"><text:span text:style-name="T109">0 </text:span><text:span text:style-name="T110">→ </text:span><text:span text:style-name="T109">s</text:span> </text:p>
            </text:list-header>
          </text:list>
          <draw:enhanced-geometry svg:viewBox="0 0 21600 21600" draw:type="rectangle" draw:enhanced-path="M 0 0 L 21600 0 21600 21600 0 21600 0 0 Z N"/>
        </draw:custom-shape>
        <draw:custom-shape draw:style-name="gr18" draw:text-style-name="P5" draw:layer="layout" svg:width="4.445cm" svg:height="1.481cm" svg:x="3.387cm" svg:y="11.007cm">
          <text:list text:style-name="L24">
            <text:list-header>
              <text:p text:style-name="P14"><text:span text:style-name="T109">1 </text:span><text:span text:style-name="T110">→ i</text:span> </text:p>
            </text:list-header>
          </text:list>
          <draw:enhanced-geometry svg:viewBox="0 0 21600 21600" draw:type="rectangle" draw:enhanced-path="M 0 0 L 21600 0 21600 21600 0 21600 0 0 Z N"/>
        </draw:custom-shape>
        <draw:line draw:style-name="gr6" draw:text-style-name="P25" draw:layer="layout" svg:x1="5.503cm" svg:y1="12.488cm" svg:x2="5.503cm" svg:y2="14.393cm">
          <text:p/>
        </draw:line>
        <draw:line draw:style-name="gr6" draw:text-style-name="P25" draw:layer="layout" svg:x1="5.503cm" svg:y1="14.393cm" svg:x2="12.277cm" svg:y2="14.393cm">
          <text:p/>
        </draw:line>
        <draw:line draw:style-name="gr6" draw:text-style-name="P25" draw:layer="layout" svg:x1="12.277cm" svg:y1="14.392cm" svg:x2="12.277cm" svg:y2="4.867cm">
          <text:p/>
        </draw:line>
        <draw:line draw:style-name="gr6" draw:text-style-name="P25" draw:layer="layout" svg:x1="12.277cm" svg:y1="4.868cm" svg:x2="17.992cm" svg:y2="4.868cm">
          <text:p/>
        </draw:line>
        <draw:line draw:style-name="gr8" draw:text-style-name="P25" draw:layer="layout" svg:x1="17.992cm" svg:y1="4.868cm" svg:x2="17.992cm" svg:y2="5.292cm">
          <text:p/>
        </draw:line>
        <draw:line draw:style-name="gr6" draw:text-style-name="P25" draw:layer="layout" svg:x1="15.452cm" svg:y1="11.218cm" svg:x2="13.758cm" svg:y2="11.218cm">
          <text:p/>
        </draw:line>
        <draw:line draw:style-name="gr8" draw:text-style-name="P25" draw:layer="layout" svg:x1="13.758cm" svg:y1="11.218cm" svg:x2="13.758cm" svg:y2="4.868cm">
          <text:p/>
        </draw:line>
        <draw:custom-shape draw:style-name="gr3" draw:text-style-name="P13" draw:layer="layout" svg:width="1.525cm" svg:height="0.256cm" svg:x="22.437cm" svg:y="3.81cm">
          <text:list text:style-name="L12">
            <text:list-header>
              <text:p text:style-name="P12"><text:span text:style-name="T64"/></text:p>
            </text:list-header>
          </text:list>
          <draw:enhanced-geometry svg:viewBox="0 0 21600 21600" draw:type="mso-spt202" draw:enhanced-path="M 0 0 L 21600 0 21600 21600 0 21600 0 0 Z N"/>
        </draw:custom-shape>
        <draw:custom-shape draw:style-name="gr19" draw:text-style-name="P13" draw:layer="layout" svg:width="1.855cm" svg:height="16.086cm" svg:x="22.024cm" svg:y="1.905cm">
          <text:list text:style-name="L40">
            <text:list-header>
              <text:p text:style-name="P6"><text:span text:style-name="T114">直观形象，易于理解，次序清楚</text:span></text:p>
            </text:list-header>
          </text:list>
          <draw:enhanced-geometry svg:viewBox="0 0 21600 21600" draw:type="mso-spt202" draw:enhanced-path="M 0 0 L 21600 0 21600 21600 0 21600 0 0 Z N"/>
        </draw:custom-shape>
        <draw:custom-shape draw:style-name="gr12" draw:text-style-name="P5" draw:layer="layout" svg:width="1.112cm" svg:height="1.277cm" svg:x="14.182cm" svg:y="10.16cm">
          <text:list text:style-name="L12">
            <text:list-header>
              <text:p text:style-name="P12"><text:span text:style-name="T115">Y</text:span></text:p>
            </text:list-header>
          </text:list>
          <draw:enhanced-geometry svg:viewBox="0 0 21600 21600" draw:type="mso-spt202" draw:enhanced-path="M 0 0 L 21600 0 21600 21600 0 21600 0 0 Z N"/>
        </draw:custom-shape>
        <draw:custom-shape draw:style-name="gr12" draw:text-style-name="P5" draw:layer="layout" svg:width="1.112cm" svg:height="1.277cm" svg:x="17.992cm" svg:y="12.277cm">
          <text:list text:style-name="L12">
            <text:list-header>
              <text:p text:style-name="P12"><text:span text:style-name="T115">N</text:span></text:p>
            </text:list-header>
          </text:list>
          <draw:enhanced-geometry svg:viewBox="0 0 21600 21600" draw:type="mso-spt202" draw:enhanced-path="M 0 0 L 21600 0 21600 21600 0 21600 0 0 Z N"/>
        </draw:custom-shape>
        <anim:par presentation:node-type="timing-root">
          <anim:par smil:begin="id39.begin">
            <anim:transitionFilter smil:dur="1s" smil:type="slideWipe" smil:subtype="fromBottomRight" smil:direction="reverse"/>
          </anim:par>
        </anim:par>
        <presentation:notes draw:style-name="dp2">
          <draw:page-thumbnail draw:style-name="gr1" draw:layer="layout" svg:width="7.142cm" svg:height="9.524cm" svg:x="5.953cm" svg:y="1.93cm" draw:page-number="21" presentation:class="page"/>
          <draw:frame presentation:style-name="pr2" draw:layer="layout" svg:width="15.239cm" svg:height="11.43cm" svg:x="1.905cm" svg:y="12.065cm" presentation:class="notes" presentation:placeholder="true">
            <draw:text-box/>
          </draw:frame>
        </presentation:notes>
      </draw:page>
      <draw:page draw:name="page22" draw:style-name="dp3" draw:master-page-name="Default" presentation:presentation-page-layout-name="AL2T1" xml:id="id40" draw:id="id40">
        <draw:frame presentation:style-name="pr21" draw:text-style-name="P5" draw:layer="layout" svg:width="21.802cm" svg:height="16.933cm" svg:x="1.905cm" svg:y="0.846cm" presentation:class="outline" presentation:user-transformed="true">
          <draw:text-box>
            <text:list text:style-name="L14">
              <text:list-header>
                <text:p text:style-name="P16"><text:span text:style-name="T59">3</text:span><text:span text:style-name="T59">、</text:span><text:span text:style-name="T68">结构化流程图</text:span><text:span text:style-name="T59"> </text:span></text:p>
                <text:p text:style-name="P16"><text:span text:style-name="T59"/></text:p>
              </text:list-header>
            </text:list>
            <text:list text:style-name="L20">
              <text:list-header>
                <text:p text:style-name="P16"><text:span text:style-name="T47"><text:s text:c="2"/></text:span><text:span text:style-name="T38">传统的流程图有一个弊端：对流程线没有严格的限制，对于较复杂的算法可能会变成乱麻一般（</text:span><text:span text:style-name="T38">BS</text:span><text:span text:style-name="T38">型算法）。 <text:s text:c="9"/>为克服这一弊端，提出了由三个基本结构组成算法流程图的思想：</text:span></text:p>
              </text:list-header>
            </text:list>
            <text:list text:style-name="L15">
              <text:list-header>
                <text:p text:style-name="P16"><text:span text:style-name="T38"><text:s text:c="6"/></text:span><text:span text:style-name="T92">结构化流程图</text:span></text:p>
              </text:list-header>
            </text:list>
            <text:list text:style-name="L10">
              <text:list-header>
                <text:p text:style-name="P26"><text:span text:style-name="T54"><text:s/></text:span></text:p>
              </text:list-header>
            </text:list>
          </draw:text-box>
        </draw:frame>
        <anim:par presentation:node-type="timing-root">
          <anim:par smil:begin="id40.begin">
            <anim:transitionFilter smil:dur="1s" smil:type="slideWipe" smil:subtype="fromBottomRight" smil:direction="reverse"/>
          </anim:par>
        </anim:par>
        <presentation:notes draw:style-name="dp2">
          <draw:page-thumbnail draw:style-name="gr1" draw:layer="layout" svg:width="7.142cm" svg:height="9.524cm" svg:x="5.953cm" svg:y="1.93cm" draw:page-number="22" presentation:class="page"/>
          <draw:frame presentation:style-name="pr2" draw:layer="layout" svg:width="15.239cm" svg:height="11.43cm" svg:x="1.905cm" svg:y="12.065cm" presentation:class="notes" presentation:placeholder="true">
            <draw:text-box/>
          </draw:frame>
        </presentation:notes>
      </draw:page>
      <draw:page draw:name="page23" draw:style-name="dp3" draw:master-page-name="Default" presentation:presentation-page-layout-name="AL2T1" xml:id="id41" draw:id="id41">
        <draw:frame presentation:style-name="pr6" draw:text-style-name="P5" draw:layer="layout" svg:width="21.802cm" svg:height="16.722cm" svg:x="1.905cm" svg:y="1.693cm" presentation:class="outline" presentation:user-transformed="true">
          <draw:text-box>
            <text:list text:style-name="L20">
              <text:list-header>
                <text:p text:style-name="P16"><text:span text:style-name="T47"><text:s/></text:span><text:span text:style-name="T38">三个基本结构：</text:span></text:p>
                <text:p text:style-name="P16"><text:span text:style-name="T85">①</text:span><text:span text:style-name="T116"> </text:span><text:span text:style-name="T59">顺序结构</text:span><text:span text:style-name="T54"> <text:s/></text:span></text:p>
              </text:list-header>
            </text:list>
            <text:list text:style-name="L9">
              <text:list-header>
                <text:p text:style-name="P31"><text:span text:style-name="T8"><text:s text:c="3"/></text:span><text:span text:style-name="T52">按固定顺序（从上到下或从左到右）执行的结构。</text:span></text:p>
                <text:p text:style-name="P31"><text:span text:style-name="T8"><text:s text:c="71"/></text:span></text:p>
                <text:p text:style-name="P26"><text:span text:style-name="T8"/></text:p>
              </text:list-header>
            </text:list>
          </draw:text-box>
        </draw:frame>
        <draw:custom-shape draw:style-name="gr9" draw:text-style-name="P5" draw:layer="layout" svg:width="4.445cm" svg:height="1.905cm" svg:x="9.525cm" svg:y="9.313cm">
          <text:p/>
          <draw:enhanced-geometry svg:viewBox="0 0 21600 21600" draw:type="rectangle" draw:enhanced-path="M 0 0 L 21600 0 21600 21600 0 21600 0 0 Z N"/>
        </draw:custom-shape>
        <draw:custom-shape draw:style-name="gr9" draw:text-style-name="P5" draw:layer="layout" svg:width="4.445cm" svg:height="1.905cm" svg:x="9.525cm" svg:y="13.123cm">
          <text:p/>
          <draw:enhanced-geometry svg:viewBox="0 0 21600 21600" draw:type="rectangle" draw:enhanced-path="M 0 0 L 21600 0 21600 21600 0 21600 0 0 Z N"/>
        </draw:custom-shape>
        <draw:custom-shape draw:style-name="gr20" draw:text-style-name="P5" draw:layer="layout" svg:width="9.101cm" svg:height="8.255cm" svg:x="7.197cm" svg:y="8.467cm">
          <text:p/>
          <draw:enhanced-geometry svg:viewBox="0 0 21600 21600" draw:type="rectangle" draw:enhanced-path="M 0 0 L 21600 0 21600 21600 0 21600 0 0 Z N"/>
        </draw:custom-shape>
        <draw:custom-shape draw:style-name="gr2" draw:text-style-name="P5" draw:layer="layout" svg:width="5.292cm" svg:height="2.117cm" svg:x="8.89cm" svg:y="9.525cm">
          <text:list text:style-name="L12">
            <text:list-header>
              <text:p text:style-name="P14"><text:span text:style-name="T117">A</text:span></text:p>
            </text:list-header>
          </text:list>
          <draw:enhanced-geometry svg:viewBox="0 0 21600 21600" draw:type="rectangle" draw:enhanced-path="M 0 0 L 21600 0 21600 21600 0 21600 0 0 Z N"/>
        </draw:custom-shape>
        <draw:custom-shape draw:style-name="gr2" draw:text-style-name="P5" draw:layer="layout" svg:width="5.292cm" svg:height="2.116cm" svg:x="8.89cm" svg:y="13.547cm">
          <text:list text:style-name="L12">
            <text:list-header>
              <text:p text:style-name="P14"><text:span text:style-name="T118">B</text:span></text:p>
            </text:list-header>
          </text:list>
          <draw:enhanced-geometry svg:viewBox="0 0 21600 21600" draw:type="rectangle" draw:enhanced-path="M 0 0 L 21600 0 21600 21600 0 21600 0 0 Z N"/>
        </draw:custom-shape>
        <draw:line draw:style-name="gr8" draw:text-style-name="P25" draw:layer="layout" svg:x1="11.642cm" svg:y1="7.197cm" svg:x2="11.642cm" svg:y2="9.525cm">
          <text:p/>
        </draw:line>
        <draw:line draw:style-name="gr8" draw:text-style-name="P25" draw:layer="layout" svg:x1="11.642cm" svg:y1="11.642cm" svg:x2="11.642cm" svg:y2="13.547cm">
          <text:p/>
        </draw:line>
        <draw:line draw:style-name="gr8" draw:text-style-name="P25" draw:layer="layout" svg:x1="11.642cm" svg:y1="15.663cm" svg:x2="11.642cm" svg:y2="17.992cm">
          <text:p/>
        </draw:line>
        <draw:custom-shape draw:style-name="gr21" draw:text-style-name="P5" draw:layer="layout" svg:width="0.512cm" svg:height="1.27cm" svg:x="23.283cm" svg:y="15.028cm">
          <text:p/>
          <draw:enhanced-geometry svg:viewBox="0 0 21600 21600" draw:type="mso-spt202" draw:enhanced-path="M 0 0 L 21600 0 21600 21600 0 21600 0 0 Z N"/>
        </draw:custom-shape>
        <draw:custom-shape draw:style-name="gr12" draw:text-style-name="P5" draw:layer="layout" svg:width="1.006cm" svg:height="1.615cm" svg:x="10.583cm" svg:y="6.773cm">
          <text:list text:style-name="L41">
            <text:list-header>
              <text:p text:style-name="P12"><text:span text:style-name="T119">a</text:span></text:p>
            </text:list-header>
          </text:list>
          <draw:enhanced-geometry svg:viewBox="0 0 21600 21600" draw:type="mso-spt202" draw:enhanced-path="M 0 0 L 21600 0 21600 21600 0 21600 0 0 Z N"/>
        </draw:custom-shape>
        <draw:custom-shape draw:style-name="gr12" draw:text-style-name="P5" draw:layer="layout" svg:width="1.069cm" svg:height="1.615cm" svg:x="11.853cm" svg:y="16.51cm">
          <text:list text:style-name="L41">
            <text:list-header>
              <text:p text:style-name="P12"><text:span text:style-name="T119">b</text:span></text:p>
            </text:list-header>
          </text:list>
          <draw:enhanced-geometry svg:viewBox="0 0 21600 21600" draw:type="mso-spt202" draw:enhanced-path="M 0 0 L 21600 0 21600 21600 0 21600 0 0 Z N"/>
        </draw:custom-shape>
        <anim:par presentation:node-type="timing-root">
          <anim:par smil:begin="id41.begin">
            <anim:transitionFilter smil:dur="1s" smil:type="slideWipe" smil:subtype="fromBottomRight" smil:direction="reverse"/>
          </anim:par>
        </anim:par>
        <presentation:notes draw:style-name="dp2">
          <draw:page-thumbnail draw:style-name="gr1" draw:layer="layout" svg:width="7.142cm" svg:height="9.524cm" svg:x="5.953cm" svg:y="1.93cm" draw:page-number="23" presentation:class="page"/>
          <draw:frame presentation:style-name="pr2" draw:layer="layout" svg:width="15.239cm" svg:height="11.43cm" svg:x="1.905cm" svg:y="12.065cm" presentation:class="notes" presentation:placeholder="true">
            <draw:text-box/>
          </draw:frame>
        </presentation:notes>
      </draw:page>
      <draw:page draw:name="page24" draw:style-name="dp3" draw:master-page-name="Default" presentation:presentation-page-layout-name="AL2T1" xml:id="id42" draw:id="id42">
        <draw:frame presentation:style-name="pr13" draw:text-style-name="P5" draw:layer="layout" svg:width="21.59cm" svg:height="15.24cm" svg:x="1.905cm" svg:y="1.482cm" presentation:class="outline" presentation:user-transformed="true">
          <draw:text-box>
            <text:list text:style-name="L10">
              <text:list-header>
                <text:p text:style-name="P31"><text:span text:style-name="T120">   </text:span><text:span text:style-name="T16">②</text:span><text:span text:style-name="T116"> </text:span><text:span text:style-name="T121">选择结构</text:span></text:p>
              </text:list-header>
            </text:list>
            <text:list text:style-name="L20">
              <text:list-header>
                <text:p text:style-name="P16"><text:span text:style-name="T47"><text:s text:c="3"/></text:span><text:span text:style-name="T38">根据条件</text:span><text:span text:style-name="T38">P</text:span><text:span text:style-name="T38">选择执行哪一个分支。</text:span></text:p>
                <text:p text:style-name="P16"><text:span text:style-name="T47"><text:s text:c="8"/></text:span><text:span text:style-name="T54"><text:s text:c="22"/></text:span></text:p>
              </text:list-header>
            </text:list>
            <text:list text:style-name="L9">
              <text:list-header>
                <text:p text:style-name="P43"><text:span text:style-name="T8"><text:s text:c="19"/></text:span><text:span text:style-name="T122">成立</text:span><text:span text:style-name="T123"> <text:s text:c="25"/></text:span><text:span text:style-name="T122">不成立</text:span></text:p>
              </text:list-header>
            </text:list>
            <text:list text:style-name="L42">
              <text:list-header>
                <text:p text:style-name="P43"><text:span text:style-name="T122"/></text:p>
                <text:p text:style-name="P43"><text:span text:style-name="T122"/></text:p>
                <text:p text:style-name="P43"><text:span text:style-name="T122"/></text:p>
                <text:p text:style-name="P43"><text:span text:style-name="T122"/></text:p>
                <text:p text:style-name="P43"><text:span text:style-name="T122"><text:s text:c="51"/></text:span></text:p>
              </text:list-header>
            </text:list>
            <text:list text:style-name="L20">
              <text:list-header>
                <text:p text:style-name="P28"><text:span text:style-name="T124"><text:s text:c="2"/></text:span></text:p>
              </text:list-header>
            </text:list>
          </draw:text-box>
        </draw:frame>
        <draw:custom-shape draw:style-name="gr20" draw:text-style-name="P5" draw:layer="layout" svg:width="17.569cm" svg:height="8.255cm" svg:x="3.598cm" svg:y="6.35cm">
          <text:p/>
          <draw:enhanced-geometry svg:viewBox="0 0 21600 21600" draw:type="rectangle" draw:enhanced-path="M 0 0 L 21600 0 21600 21600 0 21600 0 0 Z N"/>
        </draw:custom-shape>
        <draw:line draw:style-name="gr8" draw:text-style-name="P25" draw:layer="layout" svg:x1="12.277cm" svg:y1="5.08cm" svg:x2="12.277cm" svg:y2="7.408cm">
          <text:p/>
        </draw:line>
        <draw:custom-shape draw:style-name="gr2" draw:text-style-name="P5" draw:layer="layout" svg:width="5.066cm" svg:height="2.54cm" svg:x="9.737cm" svg:y="7.408cm">
          <text:list text:style-name="L12">
            <text:list-header>
              <text:p text:style-name="P14"><text:span text:style-name="T115">p</text:span></text:p>
            </text:list-header>
          </text:list>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5" draw:layer="layout" svg:x1="8.678cm" svg:y1="8.678cm" svg:x2="9.737cm" svg:y2="8.678cm">
          <text:p/>
        </draw:line>
        <draw:line draw:style-name="gr6" draw:text-style-name="P25" draw:layer="layout" svg:x1="14.817cm" svg:y1="8.678cm" svg:x2="15.875cm" svg:y2="8.678cm">
          <text:p/>
        </draw:line>
        <draw:line draw:style-name="gr8" draw:text-style-name="P25" draw:layer="layout" svg:x1="8.678cm" svg:y1="8.678cm" svg:x2="8.678cm" svg:y2="10.372cm">
          <text:p/>
        </draw:line>
        <draw:line draw:style-name="gr8" draw:text-style-name="P25" draw:layer="layout" svg:x1="15.875cm" svg:y1="8.678cm" svg:x2="15.875cm" svg:y2="10.372cm">
          <text:p/>
        </draw:line>
        <draw:custom-shape draw:style-name="gr2" draw:text-style-name="P5" draw:layer="layout" svg:width="3.175cm" svg:height="1.693cm" svg:x="7.197cm" svg:y="10.372cm">
          <text:list text:style-name="L12">
            <text:list-header>
              <text:p text:style-name="P14"><text:span text:style-name="T115">A</text:span></text:p>
            </text:list-header>
          </text:list>
          <draw:enhanced-geometry svg:viewBox="0 0 21600 21600" draw:type="rectangle" draw:enhanced-path="M 0 0 L 21600 0 21600 21600 0 21600 0 0 Z N"/>
        </draw:custom-shape>
        <draw:custom-shape draw:style-name="gr2" draw:text-style-name="P5" draw:layer="layout" svg:width="3.175cm" svg:height="1.693cm" svg:x="14.393cm" svg:y="10.372cm">
          <text:list text:style-name="L12">
            <text:list-header>
              <text:p text:style-name="P14"><text:span text:style-name="T115">B</text:span></text:p>
            </text:list-header>
          </text:list>
          <draw:enhanced-geometry svg:viewBox="0 0 21600 21600" draw:type="rectangle" draw:enhanced-path="M 0 0 L 21600 0 21600 21600 0 21600 0 0 Z N"/>
        </draw:custom-shape>
        <draw:line draw:style-name="gr6" draw:text-style-name="P25" draw:layer="layout" svg:x1="8.678cm" svg:y1="12.065cm" svg:x2="8.678cm" svg:y2="13.123cm">
          <text:p/>
        </draw:line>
        <draw:line draw:style-name="gr6" draw:text-style-name="P25" draw:layer="layout" svg:x1="15.875cm" svg:y1="12.065cm" svg:x2="15.875cm" svg:y2="13.123cm">
          <text:p/>
        </draw:line>
        <draw:line draw:style-name="gr6" draw:text-style-name="P25" draw:layer="layout" svg:x1="8.678cm" svg:y1="13.123cm" svg:x2="15.875cm" svg:y2="13.123cm">
          <text:p/>
        </draw:line>
        <draw:line draw:style-name="gr8" draw:text-style-name="P25" draw:layer="layout" svg:x1="12.277cm" svg:y1="13.123cm" svg:x2="12.277cm" svg:y2="15.663cm">
          <text:p/>
        </draw:line>
        <draw:custom-shape draw:style-name="gr12" draw:text-style-name="P5" draw:layer="layout" svg:width="1.006cm" svg:height="1.615cm" svg:x="11.218cm" svg:y="4.868cm">
          <text:list text:style-name="L41">
            <text:list-header>
              <text:p text:style-name="P12"><text:span text:style-name="T119">a</text:span></text:p>
            </text:list-header>
          </text:list>
          <draw:enhanced-geometry svg:viewBox="0 0 21600 21600" draw:type="mso-spt202" draw:enhanced-path="M 0 0 L 21600 0 21600 21600 0 21600 0 0 Z N"/>
        </draw:custom-shape>
        <draw:custom-shape draw:style-name="gr12" draw:text-style-name="P5" draw:layer="layout" svg:width="1.069cm" svg:height="1.615cm" svg:x="12.488cm" svg:y="14.477cm">
          <text:list text:style-name="L41">
            <text:list-header>
              <text:p text:style-name="P12"><text:span text:style-name="T119">b</text:span></text:p>
            </text:list-header>
          </text:list>
          <draw:enhanced-geometry svg:viewBox="0 0 21600 21600" draw:type="mso-spt202" draw:enhanced-path="M 0 0 L 21600 0 21600 21600 0 21600 0 0 Z N"/>
        </draw:custom-shape>
        <draw:custom-shape draw:style-name="gr12" draw:text-style-name="P5" draw:layer="layout" svg:width="1.916cm" svg:height="1.108cm" svg:x="8.043cm" svg:y="7.408cm">
          <text:list text:style-name="L12">
            <text:list-header>
              <text:p text:style-name="P12"><text:span text:style-name="T125">成立</text:span></text:p>
            </text:list-header>
          </text:list>
          <draw:enhanced-geometry svg:viewBox="0 0 21600 21600" draw:type="mso-spt202" draw:enhanced-path="M 0 0 L 21600 0 21600 21600 0 21600 0 0 Z N"/>
        </draw:custom-shape>
        <draw:custom-shape draw:style-name="gr11" draw:text-style-name="P5" draw:layer="layout" svg:width="2.964cm" svg:height="1.108cm" svg:x="14.393cm" svg:y="7.408cm">
          <text:list text:style-name="L12">
            <text:list-header>
              <text:p text:style-name="P12"><text:span text:style-name="T125">不成立</text:span></text:p>
            </text:list-header>
          </text:list>
          <draw:enhanced-geometry svg:viewBox="0 0 21600 21600" draw:type="mso-spt202" draw:enhanced-path="M 0 0 L 21600 0 21600 21600 0 21600 0 0 Z N"/>
        </draw:custom-shape>
        <anim:par presentation:node-type="timing-root">
          <anim:par smil:begin="id42.begin">
            <anim:transitionFilter smil:dur="1s" smil:type="slideWipe" smil:subtype="fromBottomRight" smil:direction="reverse"/>
          </anim:par>
        </anim:par>
        <presentation:notes draw:style-name="dp2">
          <draw:page-thumbnail draw:style-name="gr1" draw:layer="layout" svg:width="7.142cm" svg:height="9.524cm" svg:x="5.953cm" svg:y="1.93cm" draw:page-number="24" presentation:class="page"/>
          <draw:frame presentation:style-name="pr2" draw:layer="layout" svg:width="15.239cm" svg:height="11.43cm" svg:x="1.905cm" svg:y="12.065cm" presentation:class="notes" presentation:placeholder="true">
            <draw:text-box/>
          </draw:frame>
        </presentation:notes>
      </draw:page>
      <draw:page draw:name="page25" draw:style-name="dp3" draw:master-page-name="Default" presentation:presentation-page-layout-name="AL2T1" xml:id="id43" draw:id="id43">
        <draw:frame presentation:style-name="pr6" draw:text-style-name="P5" draw:layer="layout" svg:width="22.225cm" svg:height="16.722cm" svg:x="1.904cm" svg:y="0.635cm" presentation:class="outline" presentation:user-transformed="true">
          <draw:text-box>
            <text:list text:style-name="L14">
              <text:list-header>
                <text:p text:style-name="P39"><text:span text:style-name="T59">例：</text:span><text:span text:style-name="T38">计算</text:span></text:p>
              </text:list-header>
            </text:list>
            <text:list text:style-name="L15">
              <text:list-header>
                <text:p text:style-name="P44"><text:span text:style-name="T76"><text:s text:c="4"/></text:span><text:span text:style-name="T76">y= 1/x <text:s text:c="6"/></text:span><text:span text:style-name="T76">当</text:span><text:span text:style-name="T76">x≠0</text:span><text:span text:style-name="T76">时</text:span></text:p>
                <text:p text:style-name="P44"><text:span text:style-name="T76"><text:s text:c="4"/></text:span><text:span text:style-name="T76">y= 10000 <text:s text:c="4"/></text:span><text:span text:style-name="T76">当</text:span><text:span text:style-name="T76">x=0</text:span><text:span text:style-name="T76">时 的算法流程图图：</text:span></text:p>
              </text:list-header>
            </text:list>
            <text:list text:style-name="L14">
              <text:list-header>
                <text:p text:style-name="P44"><text:span text:style-name="T98"/></text:p>
                <text:p text:style-name="P44"><text:span text:style-name="T98"/></text:p>
              </text:list-header>
            </text:list>
            <text:list text:style-name="L20">
              <text:list-header>
                <text:p text:style-name="P44"><text:span text:style-name="T124"><text:s text:c="4"/></text:span><text:span text:style-name="T126">选择结构</text:span></text:p>
              </text:list-header>
            </text:list>
            <text:list text:style-name="L9">
              <text:list-header>
                <text:p text:style-name="P34"><text:span text:style-name="T8"><text:s text:c="15"/></text:span><text:span text:style-name="T123"><text:s text:c="21"/></text:span></text:p>
              </text:list-header>
            </text:list>
          </draw:text-box>
        </draw:frame>
        <draw:custom-shape draw:style-name="gr9" draw:text-style-name="P5" draw:layer="layout" svg:width="3.386cm" svg:height="1.27cm" svg:x="9.102cm" svg:y="5.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25" draw:layer="layout" svg:x1="10.795cm" svg:y1="6.773cm" svg:x2="10.795cm" svg:y2="7.62cm">
          <text:p/>
        </draw:line>
        <draw:custom-shape draw:style-name="gr2" draw:text-style-name="P5" draw:layer="layout" svg:width="3.598cm" svg:height="1.27cm" svg:x="8.89cm" svg:y="7.62cm">
          <text:list text:style-name="L33">
            <text:list-header>
              <text:p text:style-name="P24"><text:span text:style-name="T38">输入</text:span><text:span text:style-name="T64">x</text:span><text:span text:style-name="T54"> </text:span></text:p>
            </text:list-header>
          </text:list>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8" draw:text-style-name="P25" draw:layer="layout" svg:x1="9.948cm" svg:y1="11.853cm" svg:x2="9.948cm" svg:y2="12.7cm">
          <text:p/>
        </draw:line>
        <draw:custom-shape draw:style-name="gr20" draw:text-style-name="P5" draw:layer="layout" svg:width="11.641cm" svg:height="5.503cm" svg:x="4.657cm" svg:y="9.737cm">
          <text:p/>
          <draw:enhanced-geometry svg:viewBox="0 0 21600 21600" draw:type="rectangle" draw:enhanced-path="M 0 0 L 21600 0 21600 21600 0 21600 0 0 Z N"/>
        </draw:custom-shape>
        <draw:line draw:style-name="gr8" draw:text-style-name="P25" draw:layer="layout" svg:x1="10.583cm" svg:y1="8.89cm" svg:x2="10.583cm" svg:y2="10.372cm">
          <text:p/>
        </draw:line>
        <draw:custom-shape draw:style-name="gr2" draw:text-style-name="P5" draw:layer="layout" svg:width="3.598cm" svg:height="2.116cm" svg:x="8.89cm" svg:y="10.372cm">
          <text:list text:style-name="L12">
            <text:list-header>
              <text:p text:style-name="P14"><text:span text:style-name="T115">X=0?</text:span> </text:p>
            </text:list-header>
          </text:list>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5" draw:layer="layout" svg:x1="8.89cm" svg:y1="11.43cm" svg:x2="7.62cm" svg:y2="11.43cm">
          <text:p/>
        </draw:line>
        <draw:line draw:style-name="gr6" draw:text-style-name="P25" draw:layer="layout" svg:x1="13.758cm" svg:y1="11.43cm" svg:x2="12.488cm" svg:y2="11.43cm">
          <text:p/>
        </draw:line>
        <draw:line draw:style-name="gr8" draw:text-style-name="P25" draw:layer="layout" svg:x1="7.62cm" svg:y1="11.43cm" svg:x2="7.62cm" svg:y2="12.7cm">
          <text:p/>
        </draw:line>
        <draw:line draw:style-name="gr8" draw:text-style-name="P25" draw:layer="layout" svg:x1="13.758cm" svg:y1="11.43cm" svg:x2="13.758cm" svg:y2="12.7cm">
          <text:p/>
        </draw:line>
        <draw:custom-shape draw:style-name="gr2" draw:text-style-name="P5" draw:layer="layout" svg:width="3.81cm" svg:height="1.482cm" svg:x="5.715cm" svg:y="12.7cm">
          <text:list text:style-name="L12">
            <text:list-header>
              <text:p text:style-name="P14"><text:span text:style-name="T115">10000</text:span><text:span text:style-name="T127">→</text:span><text:span text:style-name="T115">y</text:span> </text:p>
            </text:list-header>
          </text:list>
          <draw:enhanced-geometry svg:viewBox="0 0 21600 21600" draw:type="rectangle" draw:enhanced-path="M 0 0 L 21600 0 21600 21600 0 21600 0 0 Z N"/>
        </draw:custom-shape>
        <draw:custom-shape draw:style-name="gr2" draw:text-style-name="P5" draw:layer="layout" svg:width="3.81cm" svg:height="1.482cm" svg:x="11.853cm" svg:y="12.7cm">
          <text:list text:style-name="L43">
            <text:list-header>
              <text:p text:style-name="P24"><text:span text:style-name="T127">1/x→</text:span><text:span text:style-name="T115">y</text:span> </text:p>
            </text:list-header>
          </text:list>
          <draw:enhanced-geometry svg:viewBox="0 0 21600 21600" draw:type="rectangle" draw:enhanced-path="M 0 0 L 21600 0 21600 21600 0 21600 0 0 Z N"/>
        </draw:custom-shape>
        <draw:line draw:style-name="gr6" draw:text-style-name="P25" draw:layer="layout" svg:x1="7.62cm" svg:y1="14.182cm" svg:x2="7.62cm" svg:y2="14.817cm">
          <text:p/>
        </draw:line>
        <draw:line draw:style-name="gr6" draw:text-style-name="P25" draw:layer="layout" svg:x1="13.758cm" svg:y1="14.182cm" svg:x2="13.758cm" svg:y2="14.817cm">
          <text:p/>
        </draw:line>
        <draw:line draw:style-name="gr6" draw:text-style-name="P25" draw:layer="layout" svg:x1="7.62cm" svg:y1="14.817cm" svg:x2="13.758cm" svg:y2="14.817cm">
          <text:p/>
        </draw:line>
        <draw:line draw:style-name="gr8" draw:text-style-name="P25" draw:layer="layout" svg:x1="10.583cm" svg:y1="14.817cm" svg:x2="10.583cm" svg:y2="15.663cm">
          <text:p/>
        </draw:line>
        <draw:custom-shape draw:style-name="gr2" draw:text-style-name="P5" draw:layer="layout" svg:width="4.445cm" svg:height="1.27cm" svg:x="8.467cm" svg:y="15.663cm">
          <text:list text:style-name="L33">
            <text:list-header>
              <text:p text:style-name="P24"><text:span text:style-name="T38">输出</text:span><text:span text:style-name="T64">y</text:span><text:span text:style-name="T54"> </text:span></text:p>
            </text:list-header>
          </text:list>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8" draw:text-style-name="P25" draw:layer="layout" svg:x1="12.488cm" svg:y1="16.298cm" svg:x2="14.182cm" svg:y2="16.298cm">
          <text:p/>
        </draw:line>
        <draw:custom-shape draw:style-name="gr9" draw:text-style-name="P5" draw:layer="layout" svg:width="3.175cm" svg:height="1.482cm" svg:x="14.182cm" svg:y="15.6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draw:layer="layout" svg:width="1.112cm" svg:height="1.277cm" svg:x="7.554cm" svg:y="10.372cm">
          <text:list text:style-name="L41">
            <text:list-header>
              <text:p text:style-name="P12"><text:span text:style-name="T128">Y</text:span></text:p>
            </text:list-header>
          </text:list>
          <draw:enhanced-geometry svg:viewBox="0 0 21600 21600" draw:type="mso-spt202" draw:enhanced-path="M 0 0 L 21600 0 21600 21600 0 21600 0 0 Z N"/>
        </draw:custom-shape>
        <draw:custom-shape draw:style-name="gr12" draw:text-style-name="P5" draw:layer="layout" svg:width="1.112cm" svg:height="1.277cm" svg:x="12.912cm" svg:y="10.372cm">
          <text:list text:style-name="L41">
            <text:list-header>
              <text:p text:style-name="P12"><text:span text:style-name="T128">N</text:span></text:p>
            </text:list-header>
          </text:list>
          <draw:enhanced-geometry svg:viewBox="0 0 21600 21600" draw:type="mso-spt202" draw:enhanced-path="M 0 0 L 21600 0 21600 21600 0 21600 0 0 Z N"/>
        </draw:custom-shape>
        <anim:par presentation:node-type="timing-root">
          <anim:par smil:begin="id43.begin">
            <anim:transitionFilter smil:dur="1s" smil:type="slideWipe" smil:subtype="fromBottomRight" smil:direction="reverse"/>
          </anim:par>
        </anim:par>
        <presentation:notes draw:style-name="dp2">
          <draw:page-thumbnail draw:style-name="gr1" draw:layer="layout" svg:width="7.142cm" svg:height="9.524cm" svg:x="5.953cm" svg:y="1.93cm" draw:page-number="25" presentation:class="page"/>
          <draw:frame presentation:style-name="pr2" draw:layer="layout" svg:width="15.239cm" svg:height="11.43cm" svg:x="1.905cm" svg:y="12.065cm" presentation:class="notes" presentation:placeholder="true">
            <draw:text-box/>
          </draw:frame>
        </presentation:notes>
      </draw:page>
      <draw:page draw:name="page26" draw:style-name="dp3" draw:master-page-name="Default" presentation:presentation-page-layout-name="AL2T1" xml:id="id44" draw:id="id44">
        <draw:frame presentation:style-name="pr12" draw:text-style-name="P5" draw:layer="layout" svg:width="22.014cm" svg:height="17.356cm" svg:x="1.693cm" svg:y="0.847cm" presentation:class="outline" presentation:user-transformed="true">
          <draw:text-box>
            <text:list text:style-name="L9">
              <text:list-header>
                <text:p text:style-name="P31"><text:span text:style-name="T8"><text:s text:c="4"/></text:span><text:span text:style-name="T16">③</text:span><text:span text:style-name="T116"> </text:span><text:span text:style-name="T59">循环结构</text:span></text:p>
              </text:list-header>
            </text:list>
            <text:list text:style-name="L14">
              <text:list-header>
                <text:p text:style-name="P39"><text:span text:style-name="T59"><text:s text:c="4"/></text:span><text:span text:style-name="T38">重复执行某些操作的结构。</text:span></text:p>
                <text:p text:style-name="P16"><text:span text:style-name="T59"><text:s/></text:span><text:span text:style-name="T59">分为两种： </text:span><text:span text:style-name="T92">当型循环</text:span><text:span text:style-name="T59">和</text:span><text:span text:style-name="T92">直到型循环</text:span><text:span text:style-name="T59">。</text:span></text:p>
              </text:list-header>
            </text:list>
            <text:list text:style-name="L10">
              <text:list-header>
                <text:p text:style-name="P26"><text:span text:style-name="T54"><text:s text:c="15"/></text:span><text:span text:style-name="T8"><text:s text:c="36"/></text:span></text:p>
              </text:list-header>
            </text:list>
            <text:list text:style-name="L9">
              <text:list-header>
                <text:p text:style-name="P26"><text:span text:style-name="T8"/></text:p>
                <text:p text:style-name="P26"><text:span text:style-name="T8"/></text:p>
                <text:p text:style-name="P26"><text:span text:style-name="T8"/></text:p>
                <text:p text:style-name="P26"><text:span text:style-name="T8"/></text:p>
                <text:p text:style-name="P26"><text:span text:style-name="T8"><text:s text:c="14"/></text:span></text:p>
              </text:list-header>
            </text:list>
            <text:list text:style-name="L44">
              <text:list-header>
                <text:p text:style-name="P16"><text:span text:style-name="T129"><text:s text:c="4"/></text:span><text:span text:style-name="T91">当型循环</text:span><text:span text:style-name="T130"> <text:s text:c="9"/></text:span><text:span text:style-name="T91">直到型循环</text:span><text:span text:style-name="T59"> <text:s text:c="33"/></text:span></text:p>
              </text:list-header>
            </text:list>
          </draw:text-box>
        </draw:frame>
        <draw:custom-shape draw:style-name="gr20" draw:text-style-name="P5" draw:layer="layout" svg:width="6.774cm" svg:height="6.985cm" svg:x="3.598cm" svg:y="7.832cm">
          <text:p/>
          <draw:enhanced-geometry svg:viewBox="0 0 21600 21600" draw:type="rectangle" draw:enhanced-path="M 0 0 L 21600 0 21600 21600 0 21600 0 0 Z N"/>
        </draw:custom-shape>
        <draw:custom-shape draw:style-name="gr20" draw:text-style-name="P5" draw:layer="layout" svg:width="6.774cm" svg:height="6.985cm" svg:x="14.393cm" svg:y="7.832cm">
          <text:p/>
          <draw:enhanced-geometry svg:viewBox="0 0 21600 21600" draw:type="rectangle" draw:enhanced-path="M 0 0 L 21600 0 21600 21600 0 21600 0 0 Z N"/>
        </draw:custom-shape>
        <draw:line draw:style-name="gr8" draw:text-style-name="P25" draw:layer="layout" svg:x1="5.927cm" svg:y1="6.562cm" svg:x2="5.927cm" svg:y2="10.583cm">
          <text:p/>
        </draw:line>
        <draw:line draw:style-name="gr8" draw:text-style-name="P25" draw:layer="layout" svg:x1="16.933cm" svg:y1="6.562cm" svg:x2="16.933cm" svg:y2="8.678cm">
          <text:p/>
        </draw:line>
        <draw:custom-shape draw:style-name="gr2" draw:text-style-name="P5" draw:layer="layout" svg:width="3.81cm" svg:height="2.117cm" svg:x="4.022cm" svg:y="10.583cm">
          <text:list text:style-name="L12">
            <text:list-header>
              <text:p text:style-name="P14"><text:span text:style-name="T115">P1</text:span></text:p>
            </text:list-header>
          </text:list>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5" draw:layer="layout" svg:x1="7.832cm" svg:y1="11.642cm" svg:x2="9.102cm" svg:y2="11.642cm">
          <text:p/>
        </draw:line>
        <draw:line draw:style-name="gr8" draw:text-style-name="P25" draw:layer="layout" svg:x1="9.102cm" svg:y1="11.642cm" svg:x2="9.102cm" svg:y2="10.16cm">
          <text:p/>
        </draw:line>
        <draw:custom-shape draw:style-name="gr2" draw:text-style-name="P5" draw:layer="layout" svg:width="2.328cm" svg:height="1.27cm" svg:x="7.832cm" svg:y="8.89cm">
          <text:list text:style-name="L12">
            <text:list-header>
              <text:p text:style-name="P14"><text:span text:style-name="T115">A</text:span></text:p>
            </text:list-header>
          </text:list>
          <draw:enhanced-geometry svg:viewBox="0 0 21600 21600" draw:type="rectangle" draw:enhanced-path="M 0 0 L 21600 0 21600 21600 0 21600 0 0 Z N"/>
        </draw:custom-shape>
        <draw:line draw:style-name="gr6" draw:text-style-name="P25" draw:layer="layout" svg:x1="9.102cm" svg:y1="8.889cm" svg:x2="9.102cm" svg:y2="8.466cm">
          <text:p/>
        </draw:line>
        <draw:line draw:style-name="gr8" draw:text-style-name="P25" draw:layer="layout" svg:x1="9.101cm" svg:y1="8.467cm" svg:x2="5.926cm" svg:y2="8.467cm">
          <text:p/>
        </draw:line>
        <draw:line draw:style-name="gr8" draw:text-style-name="P25" draw:layer="layout" svg:x1="5.927cm" svg:y1="12.7cm" svg:x2="5.927cm" svg:y2="15.663cm">
          <text:p/>
        </draw:line>
        <draw:custom-shape draw:style-name="gr2" draw:text-style-name="P5" draw:layer="layout" svg:width="2.752cm" svg:height="1.27cm" svg:x="15.663cm" svg:y="8.678cm">
          <text:list text:style-name="L12">
            <text:list-header>
              <text:p text:style-name="P14"><text:span text:style-name="T115">A</text:span></text:p>
            </text:list-header>
          </text:list>
          <draw:enhanced-geometry svg:viewBox="0 0 21600 21600" draw:type="rectangle" draw:enhanced-path="M 0 0 L 21600 0 21600 21600 0 21600 0 0 Z N"/>
        </draw:custom-shape>
        <draw:line draw:style-name="gr8" draw:text-style-name="P25" draw:layer="layout" svg:x1="16.933cm" svg:y1="9.948cm" svg:x2="16.933cm" svg:y2="10.795cm">
          <text:p/>
        </draw:line>
        <draw:custom-shape draw:style-name="gr2" draw:text-style-name="P5" draw:layer="layout" svg:width="3.373cm" svg:height="2.117cm" svg:x="15.24cm" svg:y="10.795cm">
          <text:list text:style-name="L12">
            <text:list-header>
              <text:p text:style-name="P14"><text:span text:style-name="T115">P2</text:span></text:p>
            </text:list-header>
          </text:list>
          <draw:enhanced-geometry svg:viewBox="0 0 21600 21600" draw:glue-points="10800 0 0 10800 10800 21600 21600 10800" draw:text-areas="5400 5400 16200 16200" draw:type="diamond" draw:enhanced-path="M 10800 0 L 21600 10800 10800 21600 0 10800 10800 0 Z N"/>
        </draw:custom-shape>
        <draw:line draw:style-name="gr8" draw:text-style-name="P25" draw:layer="layout" svg:x1="16.933cm" svg:y1="12.912cm" svg:x2="16.933cm" svg:y2="15.663cm">
          <text:p/>
        </draw:line>
        <draw:line draw:style-name="gr6" draw:text-style-name="P25" draw:layer="layout" svg:x1="18.627cm" svg:y1="11.853cm" svg:x2="19.897cm" svg:y2="11.853cm">
          <text:p/>
        </draw:line>
        <draw:line draw:style-name="gr6" draw:text-style-name="P25" draw:layer="layout" svg:x1="19.897cm" svg:y1="11.853cm" svg:x2="19.897cm" svg:y2="8.255cm">
          <text:p/>
        </draw:line>
        <draw:line draw:style-name="gr8" draw:text-style-name="P25" draw:layer="layout" svg:x1="19.897cm" svg:y1="8.255cm" svg:x2="16.933cm" svg:y2="8.255cm">
          <text:p/>
        </draw:line>
        <draw:custom-shape draw:style-name="gr12" draw:text-style-name="P5" draw:layer="layout" svg:width="0.879cm" svg:height="1.277cm" svg:x="5.08cm" svg:y="6.773cm">
          <text:list text:style-name="L12">
            <text:list-header>
              <text:p text:style-name="P12"><text:span text:style-name="T115">a</text:span></text:p>
            </text:list-header>
          </text:list>
          <draw:enhanced-geometry svg:viewBox="0 0 21600 21600" draw:type="mso-spt202" draw:enhanced-path="M 0 0 L 21600 0 21600 21600 0 21600 0 0 Z N"/>
        </draw:custom-shape>
        <draw:custom-shape draw:style-name="gr12" draw:text-style-name="P5" draw:layer="layout" svg:width="0.879cm" svg:height="1.277cm" svg:x="16.047cm" svg:y="6.562cm">
          <text:list text:style-name="L12">
            <text:list-header>
              <text:p text:style-name="P12"><text:span text:style-name="T115">a</text:span></text:p>
            </text:list-header>
          </text:list>
          <draw:enhanced-geometry svg:viewBox="0 0 21600 21600" draw:type="mso-spt202" draw:enhanced-path="M 0 0 L 21600 0 21600 21600 0 21600 0 0 Z N"/>
        </draw:custom-shape>
        <draw:custom-shape draw:style-name="gr12" draw:text-style-name="P5" draw:layer="layout" svg:width="0.925cm" svg:height="1.277cm" svg:x="5.927cm" svg:y="14.393cm">
          <text:list text:style-name="L12">
            <text:list-header>
              <text:p text:style-name="P12"><text:span text:style-name="T115">b</text:span></text:p>
            </text:list-header>
          </text:list>
          <draw:enhanced-geometry svg:viewBox="0 0 21600 21600" draw:type="mso-spt202" draw:enhanced-path="M 0 0 L 21600 0 21600 21600 0 21600 0 0 Z N"/>
        </draw:custom-shape>
        <draw:custom-shape draw:style-name="gr12" draw:text-style-name="P5" draw:layer="layout" svg:width="0.925cm" svg:height="1.277cm" svg:x="17.145cm" svg:y="14.605cm">
          <text:list text:style-name="L12">
            <text:list-header>
              <text:p text:style-name="P12"><text:span text:style-name="T115">b</text:span></text:p>
            </text:list-header>
          </text:list>
          <draw:enhanced-geometry svg:viewBox="0 0 21600 21600" draw:type="mso-spt202" draw:enhanced-path="M 0 0 L 21600 0 21600 21600 0 21600 0 0 Z N"/>
        </draw:custom-shape>
        <draw:custom-shape draw:style-name="gr12" draw:text-style-name="P5" draw:layer="layout" svg:width="1.112cm" svg:height="1.277cm" svg:x="8.043cm" svg:y="10.795cm">
          <text:list text:style-name="L41">
            <text:list-header>
              <text:p text:style-name="P12"><text:span text:style-name="T128">Y</text:span></text:p>
            </text:list-header>
          </text:list>
          <draw:enhanced-geometry svg:viewBox="0 0 21600 21600" draw:type="mso-spt202" draw:enhanced-path="M 0 0 L 21600 0 21600 21600 0 21600 0 0 Z N"/>
        </draw:custom-shape>
        <draw:custom-shape draw:style-name="gr12" draw:text-style-name="P5" draw:layer="layout" svg:width="1.112cm" svg:height="1.277cm" svg:x="16.087cm" svg:y="13.123cm">
          <text:list text:style-name="L41">
            <text:list-header>
              <text:p text:style-name="P12"><text:span text:style-name="T128">Y</text:span></text:p>
            </text:list-header>
          </text:list>
          <draw:enhanced-geometry svg:viewBox="0 0 21600 21600" draw:type="mso-spt202" draw:enhanced-path="M 0 0 L 21600 0 21600 21600 0 21600 0 0 Z N"/>
        </draw:custom-shape>
        <draw:custom-shape draw:style-name="gr12" draw:text-style-name="P5" draw:layer="layout" svg:width="1.112cm" svg:height="1.277cm" svg:x="18.627cm" svg:y="10.795cm">
          <text:list text:style-name="L41">
            <text:list-header>
              <text:p text:style-name="P12"><text:span text:style-name="T128">N</text:span></text:p>
            </text:list-header>
          </text:list>
          <draw:enhanced-geometry svg:viewBox="0 0 21600 21600" draw:type="mso-spt202" draw:enhanced-path="M 0 0 L 21600 0 21600 21600 0 21600 0 0 Z N"/>
        </draw:custom-shape>
        <draw:custom-shape draw:style-name="gr12" draw:text-style-name="P5" draw:layer="layout" svg:width="1.112cm" svg:height="1.277cm" svg:x="5.927cm" svg:y="12.912cm">
          <text:list text:style-name="L41">
            <text:list-header>
              <text:p text:style-name="P12"><text:span text:style-name="T128">N</text:span></text:p>
            </text:list-header>
          </text:list>
          <draw:enhanced-geometry svg:viewBox="0 0 21600 21600" draw:type="mso-spt202" draw:enhanced-path="M 0 0 L 21600 0 21600 21600 0 21600 0 0 Z N"/>
        </draw:custom-shape>
        <anim:par presentation:node-type="timing-root">
          <anim:par smil:begin="id44.begin">
            <anim:transitionFilter smil:dur="1s" smil:type="slideWipe" smil:subtype="fromBottomRight" smil:direction="reverse"/>
          </anim:par>
        </anim:par>
        <presentation:notes draw:style-name="dp2">
          <draw:page-thumbnail draw:style-name="gr1" draw:layer="layout" svg:width="7.142cm" svg:height="9.524cm" svg:x="5.953cm" svg:y="1.93cm" draw:page-number="26" presentation:class="page"/>
          <draw:frame presentation:style-name="pr2" draw:layer="layout" svg:width="15.239cm" svg:height="11.43cm" svg:x="1.905cm" svg:y="12.065cm" presentation:class="notes" presentation:placeholder="true">
            <draw:text-box/>
          </draw:frame>
        </presentation:notes>
      </draw:page>
      <draw:page draw:name="page27" draw:style-name="dp3" draw:master-page-name="Default" presentation:presentation-page-layout-name="AL2T1" xml:id="id45" draw:id="id45">
        <draw:frame presentation:style-name="pr22" draw:text-style-name="P5" draw:layer="layout" svg:width="21.379cm" svg:height="13.546cm" svg:x="2.327cm" svg:y="2.117cm" presentation:class="outline" presentation:user-transformed="true">
          <draw:text-box>
            <text:list text:style-name="L31">
              <text:list-header>
                <text:p text:style-name="P29"><text:span text:style-name="T90"><text:s text:c="4"/></text:span><text:span text:style-name="T40">可以看出，每个基本结构都只有一个入口和一个出口，因此，用三个基本结构构成的流程图不会象乱麻一般，用三个基本结构构成的流程图就成为</text:span><text:span text:style-name="T45">结构化流程图</text:span><text:span text:style-name="T40">，用结构化流程图描述的算法称为</text:span><text:span text:style-name="T45">结构化算法</text:span><text:span text:style-name="T40">，相应的程序设计就称为</text:span><text:span text:style-name="T45">结构化程序设计</text:span><text:span text:style-name="T40">。</text:span><text:span text:style-name="T67"> </text:span></text:p>
              </text:list-header>
            </text:list>
          </draw:text-box>
        </draw:frame>
        <anim:par presentation:node-type="timing-root">
          <anim:par smil:begin="id45.begin">
            <anim:transitionFilter smil:dur="1s" smil:type="slideWipe" smil:subtype="fromBottomRight" smil:direction="reverse"/>
          </anim:par>
        </anim:par>
        <presentation:notes draw:style-name="dp2">
          <draw:page-thumbnail draw:style-name="gr1" draw:layer="layout" svg:width="7.142cm" svg:height="9.524cm" svg:x="5.953cm" svg:y="1.93cm" draw:page-number="27" presentation:class="page"/>
          <draw:frame presentation:style-name="pr2" draw:layer="layout" svg:width="15.239cm" svg:height="11.43cm" svg:x="1.905cm" svg:y="12.065cm" presentation:class="notes" presentation:placeholder="true">
            <draw:text-box/>
          </draw:frame>
        </presentation:notes>
      </draw:page>
      <draw:page draw:name="page28" draw:style-name="dp3" draw:master-page-name="Default" presentation:presentation-page-layout-name="AL2T1" xml:id="id46" draw:id="id46">
        <draw:frame presentation:style-name="pr23" draw:text-style-name="P5" draw:layer="layout" svg:width="22.86cm" svg:height="17.992cm" svg:x="0.847cm" svg:y="0.423cm" presentation:class="outline" presentation:user-transformed="true">
          <draw:text-box>
            <text:list text:style-name="L15">
              <text:list-header>
                <text:p text:style-name="P16"><text:span text:style-name="T38">观察前例</text:span><text:span text:style-name="T99">：</text:span></text:p>
              </text:list-header>
            </text:list>
            <text:list text:style-name="L20">
              <text:list-header>
                <text:p text:style-name="P16"><text:span text:style-name="T47"/></text:p>
                <text:p text:style-name="P16"><text:span text:style-name="T47"><text:s text:c="2"/></text:span></text:p>
              </text:list-header>
            </text:list>
            <text:list text:style-name="L10">
              <text:list-header>
                <text:p text:style-name="P26"><text:span text:style-name="T54"><text:s/></text:span></text:p>
              </text:list-header>
            </text:list>
          </draw:text-box>
        </draw:frame>
        <draw:custom-shape draw:style-name="gr9" draw:text-style-name="P5" draw:layer="layout" svg:width="3.175cm" svg:height="1.482cm" svg:x="4.868cm" svg:y="3.5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5" draw:layer="layout" svg:width="6.773cm" svg:height="6.35cm" svg:x="3.387cm" svg:y="6.35cm">
          <text:p/>
          <draw:enhanced-geometry svg:viewBox="0 0 21600 21600" draw:type="rectangle" draw:enhanced-path="M 0 0 L 21600 0 21600 21600 0 21600 0 0 Z N"/>
        </draw:custom-shape>
        <draw:custom-shape draw:style-name="gr22" draw:text-style-name="P5" draw:layer="layout" svg:width="8.043cm" svg:height="8.467cm" svg:x="14.182cm" svg:y="6.35cm">
          <text:list text:style-name="L36">
            <text:list-header>
              <text:p text:style-name="P14"/>
              <text:p text:style-name="P14"/>
              <text:p text:style-name="P14"/>
              <text:p text:style-name="P14"/>
              <text:p text:style-name="P14"><text:s/></text:p>
            </text:list-header>
          </text:list>
          <draw:enhanced-geometry svg:viewBox="0 0 21600 21600" draw:type="rectangle" draw:enhanced-path="M 0 0 L 21600 0 21600 21600 0 21600 0 0 Z N"/>
        </draw:custom-shape>
        <draw:line draw:style-name="gr8" draw:text-style-name="P25" draw:layer="layout" svg:x1="6.562cm" svg:y1="5.08cm" svg:x2="6.562cm" svg:y2="7.408cm">
          <text:p/>
        </draw:line>
        <draw:custom-shape draw:style-name="gr2" draw:text-style-name="P5" draw:layer="layout" svg:width="3.81cm" svg:height="1.482cm" svg:x="4.657cm" svg:y="7.408cm">
          <text:list text:style-name="L12">
            <text:list-header>
              <text:p text:style-name="P14"><text:span text:style-name="T115">0 </text:span><text:span text:style-name="T127">→ </text:span><text:span text:style-name="T115">s</text:span> </text:p>
            </text:list-header>
          </text:list>
          <draw:enhanced-geometry svg:viewBox="0 0 21600 21600" draw:type="rectangle" draw:enhanced-path="M 0 0 L 21600 0 21600 21600 0 21600 0 0 Z N"/>
        </draw:custom-shape>
        <draw:custom-shape draw:style-name="gr2" draw:text-style-name="P5" draw:layer="layout" svg:width="3.81cm" svg:height="1.482cm" svg:x="4.657cm" svg:y="9.948cm">
          <text:list text:style-name="L12">
            <text:list-header>
              <text:p text:style-name="P14"><text:span text:style-name="T115">1 </text:span><text:span text:style-name="T127">→ i</text:span> </text:p>
            </text:list-header>
          </text:list>
          <draw:enhanced-geometry svg:viewBox="0 0 21600 21600" draw:type="rectangle" draw:enhanced-path="M 0 0 L 21600 0 21600 21600 0 21600 0 0 Z N"/>
        </draw:custom-shape>
        <draw:custom-shape draw:style-name="gr2" draw:text-style-name="P5" draw:layer="layout" svg:width="3.81cm" svg:height="1.481cm" svg:x="16.298cm" svg:y="7.197cm">
          <text:list text:style-name="L12">
            <text:list-header>
              <text:p text:style-name="P14"><text:span text:style-name="T115">S+i </text:span><text:span text:style-name="T127">→ s</text:span> </text:p>
            </text:list-header>
          </text:list>
          <draw:enhanced-geometry svg:viewBox="0 0 21600 21600" draw:type="rectangle" draw:enhanced-path="M 0 0 L 21600 0 21600 21600 0 21600 0 0 Z N"/>
        </draw:custom-shape>
        <draw:custom-shape draw:style-name="gr2" draw:text-style-name="P5" draw:layer="layout" svg:width="3.81cm" svg:height="1.481cm" svg:x="16.298cm" svg:y="9.737cm">
          <text:list text:style-name="L12">
            <text:list-header>
              <text:p text:style-name="P14"><text:span text:style-name="T115">i+1 </text:span><text:span text:style-name="T127">→ i</text:span> </text:p>
            </text:list-header>
          </text:list>
          <draw:enhanced-geometry svg:viewBox="0 0 21600 21600" draw:type="rectangle" draw:enhanced-path="M 0 0 L 21600 0 21600 21600 0 21600 0 0 Z N"/>
        </draw:custom-shape>
        <draw:line draw:style-name="gr8" draw:text-style-name="P25" draw:layer="layout" svg:x1="6.562cm" svg:y1="8.89cm" svg:x2="6.562cm" svg:y2="9.948cm">
          <text:p/>
        </draw:line>
        <draw:line draw:style-name="gr6" draw:text-style-name="P25" draw:layer="layout" svg:x1="6.562cm" svg:y1="11.43cm" svg:x2="6.562cm" svg:y2="13.547cm">
          <text:p/>
        </draw:line>
        <draw:line draw:style-name="gr6" draw:text-style-name="P25" draw:layer="layout" svg:x1="6.562cm" svg:y1="13.547cm" svg:x2="12.488cm" svg:y2="13.547cm">
          <text:p/>
        </draw:line>
        <draw:line draw:style-name="gr6" draw:text-style-name="P25" draw:layer="layout" svg:x1="12.488cm" svg:y1="5.715cm" svg:x2="12.488cm" svg:y2="13.547cm">
          <text:p/>
        </draw:line>
        <draw:line draw:style-name="gr8" draw:text-style-name="P25" draw:layer="layout" svg:x1="18.203cm" svg:y1="5.715cm" svg:x2="18.203cm" svg:y2="7.197cm">
          <text:p/>
        </draw:line>
        <draw:line draw:style-name="gr6" draw:text-style-name="P25" draw:layer="layout" svg:x1="12.488cm" svg:y1="5.715cm" svg:x2="18.203cm" svg:y2="5.715cm">
          <text:p/>
        </draw:line>
        <draw:line draw:style-name="gr8" draw:text-style-name="P25" draw:layer="layout" svg:x1="18.203cm" svg:y1="8.678cm" svg:x2="18.203cm" svg:y2="9.737cm">
          <text:p/>
        </draw:line>
        <draw:line draw:style-name="gr8" draw:text-style-name="P25" draw:layer="layout" svg:x1="18.203cm" svg:y1="11.218cm" svg:x2="18.203cm" svg:y2="12.277cm">
          <text:p/>
        </draw:line>
        <draw:custom-shape draw:style-name="gr2" draw:text-style-name="P5" draw:layer="layout" svg:width="3.598cm" svg:height="1.905cm" svg:x="16.51cm" svg:y="12.277cm">
          <text:list text:style-name="L43">
            <text:list-header>
              <text:p text:style-name="P24"><text:span text:style-name="T127">i≤</text:span><text:span text:style-name="T115">10</text:span> </text:p>
            </text:list-header>
          </text:list>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5" draw:layer="layout" svg:x1="16.51cm" svg:y1="13.123cm" svg:x2="15.24cm" svg:y2="13.123cm">
          <text:p/>
        </draw:line>
        <draw:line draw:style-name="gr6" draw:text-style-name="P25" draw:layer="layout" svg:x1="15.24cm" svg:y1="6.985cm" svg:x2="15.24cm" svg:y2="13.123cm">
          <text:p/>
        </draw:line>
        <draw:line draw:style-name="gr8" draw:text-style-name="P25" draw:layer="layout" svg:x1="15.24cm" svg:y1="6.985cm" svg:x2="18.203cm" svg:y2="6.985cm">
          <text:p/>
        </draw:line>
        <draw:line draw:style-name="gr8" draw:text-style-name="P25" draw:layer="layout" svg:x1="18.203cm" svg:y1="14.182cm" svg:x2="18.203cm" svg:y2="15.452cm">
          <text:p/>
        </draw:line>
        <draw:custom-shape draw:style-name="gr2" draw:text-style-name="P5" draw:layer="layout" svg:width="3.797cm" svg:height="1.481cm" svg:x="16.298cm" svg:y="15.452cm">
          <text:list text:style-name="L33">
            <text:list-header>
              <text:p text:style-name="P24"><text:span text:style-name="T38">输出</text:span><text:span text:style-name="T64">s </text:span></text:p>
            </text:list-header>
          </text:list>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8" draw:text-style-name="P25" draw:layer="layout" svg:x1="16.721cm" svg:y1="16.087cm" svg:x2="13.546cm" svg:y2="16.087cm">
          <text:p/>
        </draw:line>
        <draw:custom-shape draw:style-name="gr9" draw:text-style-name="P5" draw:layer="layout" svg:width="3.387cm" svg:height="1.482cm" svg:x="10.16cm" svg:y="15.6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3" draw:layer="layout" svg:width="1.517cm" svg:height="3.649cm" svg:x="2.081cm" svg:y="7.62cm">
          <text:list text:style-name="L45">
            <text:list-header>
              <text:p text:style-name="P12"><text:span text:style-name="T131">顺序结构</text:span></text:p>
            </text:list-header>
          </text:list>
          <draw:enhanced-geometry svg:viewBox="0 0 21600 21600" draw:type="mso-spt202" draw:enhanced-path="M 0 0 L 21600 0 21600 21600 0 21600 0 0 Z N"/>
        </draw:custom-shape>
        <draw:custom-shape draw:style-name="gr3" draw:text-style-name="P13" draw:layer="layout" svg:width="1.517cm" svg:height="3.649cm" svg:x="22.445cm" svg:y="8.043cm">
          <text:list text:style-name="L45">
            <text:list-header>
              <text:p text:style-name="P12"><text:span text:style-name="T131">循环结构</text:span></text:p>
            </text:list-header>
          </text:list>
          <draw:enhanced-geometry svg:viewBox="0 0 21600 21600" draw:type="mso-spt202" draw:enhanced-path="M 0 0 L 21600 0 21600 21600 0 21600 0 0 Z N"/>
        </draw:custom-shape>
        <draw:custom-shape draw:style-name="gr12" draw:text-style-name="P5" draw:layer="layout" svg:width="0.925cm" svg:height="1.277cm" svg:x="15.452cm" svg:y="11.853cm">
          <text:list text:style-name="L12">
            <text:list-header>
              <text:p text:style-name="P12"><text:span text:style-name="T115">y</text:span></text:p>
            </text:list-header>
          </text:list>
          <draw:enhanced-geometry svg:viewBox="0 0 21600 21600" draw:type="mso-spt202" draw:enhanced-path="M 0 0 L 21600 0 21600 21600 0 21600 0 0 Z N"/>
        </draw:custom-shape>
        <draw:custom-shape draw:style-name="gr12" draw:text-style-name="P5" draw:layer="layout" svg:width="0.925cm" svg:height="1.277cm" svg:x="18.203cm" svg:y="13.758cm">
          <text:list text:style-name="L12">
            <text:list-header>
              <text:p text:style-name="P12"><text:span text:style-name="T115">n</text:span></text:p>
            </text:list-header>
          </text:list>
          <draw:enhanced-geometry svg:viewBox="0 0 21600 21600" draw:type="mso-spt202" draw:enhanced-path="M 0 0 L 21600 0 21600 21600 0 21600 0 0 Z N"/>
        </draw:custom-shape>
        <anim:par presentation:node-type="timing-root">
          <anim:par smil:begin="id46.begin">
            <anim:transitionFilter smil:dur="1s" smil:type="slideWipe" smil:subtype="fromBottomRight" smil:direction="reverse"/>
          </anim:par>
        </anim:par>
        <presentation:notes draw:style-name="dp2">
          <draw:page-thumbnail draw:style-name="gr1" draw:layer="layout" svg:width="7.142cm" svg:height="9.524cm" svg:x="5.953cm" svg:y="1.93cm" draw:page-number="28" presentation:class="page"/>
          <draw:frame presentation:style-name="pr2" draw:layer="layout" svg:width="15.239cm" svg:height="11.43cm" svg:x="1.905cm" svg:y="12.065cm" presentation:class="notes" presentation:placeholder="true">
            <draw:text-box/>
          </draw:frame>
        </presentation:notes>
      </draw:page>
      <draw:page draw:name="page29" draw:style-name="dp3" draw:master-page-name="Default" presentation:presentation-page-layout-name="AL2T1" xml:id="id47" draw:id="id47">
        <draw:frame presentation:style-name="pr14" draw:text-style-name="P5" draw:layer="layout" svg:width="22.437cm" svg:height="15.24cm" svg:x="1.057cm" svg:y="1.693cm" presentation:class="outline" presentation:user-transformed="true">
          <draw:text-box>
            <text:list text:style-name="L9">
              <text:list-header>
                <text:p text:style-name="P23"><text:span text:style-name="T8">4</text:span><text:span text:style-name="T16"> </text:span><text:span text:style-name="T116"><text:s/></text:span><text:span text:style-name="T68">N-S</text:span><text:span text:style-name="T68">流程图</text:span></text:p>
              </text:list-header>
            </text:list>
            <text:list text:style-name="L15">
              <text:list-header>
                <text:p text:style-name="P42"><text:span text:style-name="T132"/></text:p>
                <text:p text:style-name="P42"><text:span text:style-name="T132">N-S</text:span><text:span text:style-name="T132">流程图的三个基本结构：</text:span></text:p>
              </text:list-header>
            </text:list>
            <text:list text:style-name="L8">
              <text:list-header>
                <text:p text:style-name="P42"><text:span text:style-name="T133"/></text:p>
              </text:list-header>
            </text:list>
            <text:list text:style-name="L31">
              <text:list-header>
                <text:p text:style-name="P42"><text:span text:style-name="T106"/></text:p>
                <text:p text:style-name="P42"><text:span text:style-name="T106"/></text:p>
              </text:list-header>
            </text:list>
            <text:list text:style-name="L44">
              <text:list-header>
                <text:p text:style-name="P42"><text:span text:style-name="T134"/></text:p>
                <text:p text:style-name="P42"><text:span text:style-name="T134"/></text:p>
              </text:list-header>
            </text:list>
            <text:list text:style-name="L31">
              <text:list-header>
                <text:p text:style-name="P42"><text:span text:style-name="T106"/></text:p>
                <text:p text:style-name="P42"><text:span text:style-name="T106"><text:s/></text:span></text:p>
                <text:p text:style-name="P42"><text:span text:style-name="T106"/></text:p>
                <text:p text:style-name="P42"><text:span text:style-name="T106"/></text:p>
                <text:p text:style-name="P42"><text:span text:style-name="T106"/></text:p>
                <text:p text:style-name="P42"><text:span text:style-name="T106"/></text:p>
              </text:list-header>
            </text:list>
            <text:list text:style-name="L10">
              <text:list-header>
                <text:p text:style-name="P42"><text:span text:style-name="T107"><text:s/></text:span></text:p>
              </text:list-header>
            </text:list>
          </draw:text-box>
        </draw:frame>
        <draw:custom-shape draw:style-name="gr2" draw:text-style-name="P5" draw:layer="layout" svg:width="5.927cm" svg:height="1.693cm" svg:x="3.175cm" svg:y="6.985cm">
          <text:list text:style-name="L12">
            <text:list-header>
              <text:p text:style-name="P14"><text:span text:style-name="T115">A</text:span></text:p>
            </text:list-header>
          </text:list>
          <draw:enhanced-geometry svg:viewBox="0 0 21600 21600" draw:type="rectangle" draw:enhanced-path="M 0 0 L 21600 0 21600 21600 0 21600 0 0 Z N"/>
        </draw:custom-shape>
        <draw:custom-shape draw:style-name="gr2" draw:text-style-name="P5" draw:layer="layout" svg:width="5.927cm" svg:height="1.694cm" svg:x="3.175cm" svg:y="8.678cm">
          <text:list text:style-name="L12">
            <text:list-header>
              <text:p text:style-name="P14"><text:span text:style-name="T115">B</text:span></text:p>
            </text:list-header>
          </text:list>
          <draw:enhanced-geometry svg:viewBox="0 0 21600 21600" draw:type="rectangle" draw:enhanced-path="M 0 0 L 21600 0 21600 21600 0 21600 0 0 Z N"/>
        </draw:custom-shape>
        <draw:custom-shape draw:style-name="gr2" draw:text-style-name="P5" draw:layer="layout" svg:width="6.985cm" svg:height="1.905cm" svg:x="12.912cm" svg:y="6.771cm">
          <text:list text:style-name="L12">
            <text:list-header>
              <text:p text:style-name="P14"><text:span text:style-name="T115">P</text:span></text:p>
            </text:list-header>
          </text:list>
          <draw:enhanced-geometry draw:text-rotate-angle="-180"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5" draw:layer="layout" svg:width="3.598cm" svg:height="1.905cm" svg:x="12.912cm" svg:y="6.773cm">
          <text:list text:style-name="L12">
            <text:list-header>
              <text:p text:style-name="P14"><text:span text:style-name="T52">成立</text:span></text:p>
            </text:list-header>
          </text:list>
          <draw:enhanced-geometry svg:viewBox="0 0 21600 21600" draw:glue-points="0 0 0 10800 0 21600 10800 21600 21600 21600 10800 10800" draw:text-areas="1900 12700 12700 19700" draw:type="right-triangle" draw:enhanced-path="M 0 0 L 21600 21600 0 21600 0 0 Z N"/>
        </draw:custom-shape>
        <draw:custom-shape draw:style-name="gr2" draw:text-style-name="P5" draw:layer="layout" svg:width="3.599cm" svg:height="1.905cm" svg:x="16.296cm" svg:y="6.773cm">
          <text:list text:style-name="L12">
            <text:list-header>
              <text:p text:style-name="P14"><text:span text:style-name="T52">不成立</text:span></text:p>
            </text:list-header>
          </text:list>
          <draw:enhanced-geometry svg:viewBox="0 0 21600 21600" draw:glue-points="0 0 0 10800 0 21600 10800 21600 21600 21600 10800 10800" draw:text-areas="1900 12700 12700 19700" draw:mirror-horizontal="true" draw:type="right-triangle" draw:enhanced-path="M 0 0 L 21600 21600 0 21600 0 0 Z N"/>
        </draw:custom-shape>
        <draw:custom-shape draw:style-name="gr2" draw:text-style-name="P5" draw:layer="layout" svg:width="3.598cm" svg:height="1.905cm" svg:x="12.912cm" svg:y="8.678cm">
          <text:list text:style-name="L12">
            <text:list-header>
              <text:p text:style-name="P14"><text:span text:style-name="T115">A</text:span></text:p>
            </text:list-header>
          </text:list>
          <draw:enhanced-geometry svg:viewBox="0 0 21600 21600" draw:type="rectangle" draw:enhanced-path="M 0 0 L 21600 0 21600 21600 0 21600 0 0 Z N"/>
        </draw:custom-shape>
        <draw:custom-shape draw:style-name="gr2" draw:text-style-name="P5" draw:layer="layout" svg:width="3.387cm" svg:height="1.905cm" svg:x="16.51cm" svg:y="8.678cm">
          <text:list text:style-name="L12">
            <text:list-header>
              <text:p text:style-name="P14"><text:span text:style-name="T135">B</text:span></text:p>
            </text:list-header>
          </text:list>
          <draw:enhanced-geometry svg:viewBox="0 0 21600 21600" draw:type="rectangle" draw:enhanced-path="M 0 0 L 21600 0 21600 21600 0 21600 0 0 Z N"/>
        </draw:custom-shape>
        <draw:custom-shape draw:style-name="gr2" draw:text-style-name="P5" draw:layer="layout" svg:width="3.175cm" svg:height="2.328cm" svg:x="6.138cm" svg:y="14.182cm">
          <text:list text:style-name="L12">
            <text:list-header>
              <text:p text:style-name="P14"><text:span text:style-name="T115">A</text:span></text:p>
            </text:list-header>
          </text:list>
          <draw:enhanced-geometry svg:viewBox="0 0 21600 21600" draw:type="rectangle" draw:enhanced-path="M 0 0 L 21600 0 21600 21600 0 21600 0 0 Z N"/>
        </draw:custom-shape>
        <draw:custom-shape draw:style-name="gr2" draw:text-style-name="P5" draw:layer="layout" svg:width="3.175cm" svg:height="2.329cm" svg:x="16.298cm" svg:y="11.853cm">
          <text:list text:style-name="L12">
            <text:list-header>
              <text:p text:style-name="P14"><text:span text:style-name="T115">B</text:span></text:p>
            </text:list-header>
          </text:list>
          <draw:enhanced-geometry svg:viewBox="0 0 21600 21600" draw:type="rectangle" draw:enhanced-path="M 0 0 L 21600 0 21600 21600 0 21600 0 0 Z N"/>
        </draw:custom-shape>
        <draw:custom-shape draw:style-name="gr4" draw:text-style-name="P5" draw:layer="layout" svg:width="6.35cm" svg:height="1.905cm" svg:x="2.963cm" svg:y="12.277cm">
          <text:list text:style-name="L12">
            <text:list-header>
              <text:p text:style-name="P14"><text:span text:style-name="T136">当</text:span><text:span text:style-name="T115">P1</text:span></text:p>
            </text:list-header>
          </text:list>
          <draw:enhanced-geometry svg:viewBox="0 0 21600 21600" draw:type="rectangle" draw:enhanced-path="M 0 0 L 21600 0 21600 21600 0 21600 0 0 Z N"/>
        </draw:custom-shape>
        <draw:custom-shape draw:style-name="gr4" draw:text-style-name="P5" draw:layer="layout" svg:width="6.35cm" svg:height="1.905cm" svg:x="13.123cm" svg:y="14.182cm">
          <text:list text:style-name="L12">
            <text:list-header>
              <text:p text:style-name="P14"><text:span text:style-name="T52">直到</text:span><text:span text:style-name="T64">P2</text:span></text:p>
            </text:list-header>
          </text:list>
          <draw:enhanced-geometry svg:viewBox="0 0 21600 21600" draw:type="rectangle" draw:enhanced-path="M 0 0 L 21600 0 21600 21600 0 21600 0 0 Z N"/>
        </draw:custom-shape>
        <draw:line draw:style-name="gr6" draw:text-style-name="P25" draw:layer="layout" svg:x1="6.138cm" svg:y1="16.51cm" svg:x2="2.752cm" svg:y2="16.51cm">
          <text:p/>
        </draw:line>
        <draw:line draw:style-name="gr6" draw:text-style-name="P25" draw:layer="layout" svg:x1="2.752cm" svg:y1="12.065cm" svg:x2="2.752cm" svg:y2="16.51cm">
          <text:p/>
        </draw:line>
        <draw:line draw:style-name="gr6" draw:text-style-name="P25" draw:layer="layout" svg:x1="2.752cm" svg:y1="12.065cm" svg:x2="9.313cm" svg:y2="12.065cm">
          <text:p/>
        </draw:line>
        <draw:line draw:style-name="gr6" draw:text-style-name="P25" draw:layer="layout" svg:x1="9.313cm" svg:y1="14.181cm" svg:x2="9.313cm" svg:y2="12.064cm">
          <text:p/>
        </draw:line>
        <draw:line draw:style-name="gr6" draw:text-style-name="P25" draw:layer="layout" svg:x1="6.138cm" svg:y1="14.182cm" svg:x2="9.313cm" svg:y2="14.182cm">
          <text:p/>
        </draw:line>
        <draw:line draw:style-name="gr6" draw:text-style-name="P25" draw:layer="layout" svg:x1="12.912cm" svg:y1="16.298cm" svg:x2="19.473cm" svg:y2="16.298cm">
          <text:p/>
        </draw:line>
        <draw:line draw:style-name="gr6" draw:text-style-name="P25" draw:layer="layout" svg:x1="19.473cm" svg:y1="14.182cm" svg:x2="19.473cm" svg:y2="16.298cm">
          <text:p/>
        </draw:line>
        <draw:line draw:style-name="gr6" draw:text-style-name="P25" draw:layer="layout" svg:x1="16.298cm" svg:y1="14.182cm" svg:x2="19.473cm" svg:y2="14.182cm">
          <text:p/>
        </draw:line>
        <draw:line draw:style-name="gr6" draw:text-style-name="P25" draw:layer="layout" svg:x1="12.912cm" svg:y1="11.853cm" svg:x2="12.912cm" svg:y2="16.298cm">
          <text:p/>
        </draw:line>
        <draw:line draw:style-name="gr6" draw:text-style-name="P25" draw:layer="layout" svg:x1="12.912cm" svg:y1="11.853cm" svg:x2="16.51cm" svg:y2="11.853cm">
          <text:p/>
        </draw:line>
        <draw:custom-shape draw:style-name="gr23" draw:text-style-name="P13" draw:layer="layout" svg:width="1.686cm" svg:height="4.445cm" svg:x="1.493cm" svg:y="6.35cm">
          <text:list text:style-name="L46">
            <text:list-header>
              <text:p text:style-name="P6"><text:span text:style-name="T137">顺序结构</text:span></text:p>
            </text:list-header>
          </text:list>
          <draw:enhanced-geometry svg:viewBox="0 0 21600 21600" draw:type="mso-spt202" draw:enhanced-path="M 0 0 L 21600 0 21600 21600 0 21600 0 0 Z N"/>
        </draw:custom-shape>
        <draw:custom-shape draw:style-name="gr23" draw:text-style-name="P13" draw:layer="layout" svg:width="1.686cm" svg:height="4.445cm" svg:x="19.908cm" svg:y="6.562cm">
          <text:list text:style-name="L46">
            <text:list-header>
              <text:p text:style-name="P6"><text:span text:style-name="T137">选择结构</text:span></text:p>
            </text:list-header>
          </text:list>
          <draw:enhanced-geometry svg:viewBox="0 0 21600 21600" draw:type="mso-spt202" draw:enhanced-path="M 0 0 L 21600 0 21600 21600 0 21600 0 0 Z N"/>
        </draw:custom-shape>
        <draw:custom-shape draw:style-name="gr23" draw:text-style-name="P13" draw:layer="layout" svg:width="1.686cm" svg:height="4.445cm" svg:x="1.276cm" svg:y="12.065cm">
          <text:list text:style-name="L46">
            <text:list-header>
              <text:p text:style-name="P6"><text:span text:style-name="T137">循环结构</text:span></text:p>
            </text:list-header>
          </text:list>
          <draw:enhanced-geometry svg:viewBox="0 0 21600 21600" draw:mirror-horizontal="true" draw:type="mso-spt202" draw:enhanced-path="M 0 0 L 21600 0 21600 21600 0 21600 0 0 Z N"/>
        </draw:custom-shape>
        <anim:par presentation:node-type="timing-root">
          <anim:par smil:begin="id47.begin">
            <anim:transitionFilter smil:dur="1s" smil:type="slideWipe" smil:subtype="fromBottomRight" smil:direction="reverse"/>
          </anim:par>
        </anim:par>
        <presentation:notes draw:style-name="dp2">
          <draw:page-thumbnail draw:style-name="gr1" draw:layer="layout" svg:width="7.142cm" svg:height="9.524cm" svg:x="5.953cm" svg:y="1.93cm" draw:page-number="29" presentation:class="page"/>
          <draw:frame presentation:style-name="pr2" draw:layer="layout" svg:width="15.239cm" svg:height="11.43cm" svg:x="1.905cm" svg:y="12.065cm" presentation:class="notes" presentation:placeholder="true">
            <draw:text-box/>
          </draw:frame>
        </presentation:notes>
      </draw:page>
      <draw:page draw:name="page30" draw:style-name="dp3" draw:master-page-name="Default" presentation:presentation-page-layout-name="AL2T1" xml:id="id48" draw:id="id48">
        <draw:frame presentation:style-name="pr13" draw:text-style-name="P5" draw:layer="layout" svg:width="21.59cm" svg:height="15.24cm" svg:x="1.482cm" svg:y="1.693cm" presentation:class="outline" presentation:user-transformed="true">
          <draw:text-box>
            <text:list text:style-name="L9">
              <text:list-header>
                <text:p text:style-name="P31"><text:span text:style-name="T121">例：</text:span><text:span text:style-name="T52">计算</text:span></text:p>
              </text:list-header>
            </text:list>
            <text:list text:style-name="L26">
              <text:list-header>
                <text:p text:style-name="P31"><text:span text:style-name="T64"><text:s text:c="6"/></text:span><text:span text:style-name="T38">y= 1/x <text:s text:c="8"/></text:span><text:span text:style-name="T38">当</text:span><text:span text:style-name="T38">x≠0</text:span><text:span text:style-name="T38">时</text:span></text:p>
              </text:list-header>
            </text:list>
            <text:list text:style-name="L15">
              <text:list-header>
                <text:p text:style-name="P39"><text:span text:style-name="T38"><text:s text:c="3"/></text:span><text:span text:style-name="T38">y= 10000 <text:s text:c="6"/></text:span><text:span text:style-name="T38">当</text:span><text:span text:style-name="T38">x=0</text:span><text:span text:style-name="T38">时</text:span></text:p>
                <text:p text:style-name="P39"><text:span text:style-name="T38"><text:s text:c="2"/></text:span><text:span text:style-name="T38">的</text:span><text:span text:style-name="T38">N-S</text:span><text:span text:style-name="T38">流程图：</text:span></text:p>
              </text:list-header>
            </text:list>
            <text:list text:style-name="L14">
              <text:list-header>
                <text:p text:style-name="P39"><text:span text:style-name="T59"/></text:p>
              </text:list-header>
            </text:list>
            <text:list text:style-name="L47">
              <text:list-header>
                <text:p text:style-name="P41"><text:span text:style-name="T59"/></text:p>
              </text:list-header>
            </text:list>
          </draw:text-box>
        </draw:frame>
        <draw:custom-shape draw:style-name="gr2" draw:text-style-name="P5" draw:layer="layout" svg:width="9.525cm" svg:height="1.482cm" svg:x="6.138cm" svg:y="8.678cm">
          <text:list text:style-name="L46">
            <text:list-header>
              <text:p text:style-name="P24"><text:span text:style-name="T92">输入</text:span><text:span text:style-name="T138">x</text:span><text:span text:style-name="T54"> </text:span></text:p>
            </text:list-header>
          </text:list>
          <draw:enhanced-geometry svg:viewBox="0 0 21600 21600" draw:type="rectangle" draw:enhanced-path="M 0 0 L 21600 0 21600 21600 0 21600 0 0 Z N"/>
        </draw:custom-shape>
        <draw:custom-shape draw:style-name="gr2" draw:text-style-name="P5" draw:layer="layout" svg:width="9.525cm" svg:height="2.328cm" svg:x="6.138cm" svg:y="10.16cm">
          <text:list text:style-name="L41">
            <text:list-header>
              <text:p text:style-name="P14"><text:span text:style-name="T128">X=0?</text:span></text:p>
            </text:list-header>
          </text:list>
          <draw:enhanced-geometry draw:text-rotate-angle="-180"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5" draw:layer="layout" svg:width="4.869cm" svg:height="2.328cm" svg:x="6.138cm" svg:y="10.16cm">
          <text:list text:style-name="L24">
            <text:list-header>
              <text:p text:style-name="P14"><text:span text:style-name="T8">是</text:span></text:p>
            </text:list-header>
          </text:list>
          <draw:enhanced-geometry svg:viewBox="0 0 21600 21600" draw:glue-points="0 0 0 10800 0 21600 10800 21600 21600 21600 10800 10800" draw:text-areas="1900 12700 12700 19700" draw:type="right-triangle" draw:enhanced-path="M 0 0 L 21600 21600 0 21600 0 0 Z N"/>
        </draw:custom-shape>
        <draw:custom-shape draw:style-name="gr2" draw:text-style-name="P5" draw:layer="layout" svg:width="4.656cm" svg:height="2.328cm" svg:x="11.007cm" svg:y="10.16cm">
          <text:list text:style-name="L24">
            <text:list-header>
              <text:p text:style-name="P14"><text:span text:style-name="T109">否</text:span></text:p>
            </text:list-header>
          </text:list>
          <draw:enhanced-geometry svg:viewBox="0 0 21600 21600" draw:glue-points="0 0 0 10800 0 21600 10800 21600 21600 21600 10800 10800" draw:text-areas="1900 12700 12700 19700" draw:mirror-horizontal="true" draw:type="right-triangle" draw:enhanced-path="M 0 0 L 21600 21600 0 21600 0 0 Z N"/>
        </draw:custom-shape>
        <draw:custom-shape draw:style-name="gr2" draw:text-style-name="P5" draw:layer="layout" svg:width="9.525cm" svg:height="1.694cm" svg:x="6.138cm" svg:y="12.488cm">
          <text:list text:style-name="L41">
            <text:list-header>
              <text:p text:style-name="P14"><text:span text:style-name="T128">10000</text:span><text:span text:style-name="T139">→</text:span><text:span text:style-name="T128">y <text:s text:c="6"/></text:span><text:span text:style-name="T139">1/x→</text:span><text:span text:style-name="T128">y</text:span> </text:p>
            </text:list-header>
          </text:list>
          <draw:enhanced-geometry svg:viewBox="0 0 21600 21600" draw:type="rectangle" draw:enhanced-path="M 0 0 L 21600 0 21600 21600 0 21600 0 0 Z N"/>
        </draw:custom-shape>
        <draw:custom-shape draw:style-name="gr2" draw:text-style-name="P5" draw:layer="layout" svg:width="9.525cm" svg:height="1.693cm" svg:x="6.138cm" svg:y="14.182cm">
          <text:list text:style-name="L46">
            <text:list-header>
              <text:p text:style-name="P24"><text:span text:style-name="T92">输出</text:span><text:span text:style-name="T138">y</text:span><text:span text:style-name="T54"> </text:span></text:p>
            </text:list-header>
          </text:list>
          <draw:enhanced-geometry svg:viewBox="0 0 21600 21600" draw:type="rectangle" draw:enhanced-path="M 0 0 L 21600 0 21600 21600 0 21600 0 0 Z N"/>
        </draw:custom-shape>
        <draw:line draw:style-name="gr6" draw:text-style-name="P25" draw:layer="layout" svg:x1="11.007cm" svg:y1="12.488cm" svg:x2="11.007cm" svg:y2="14.182cm">
          <text:p/>
        </draw:line>
        <anim:par presentation:node-type="timing-root">
          <anim:par smil:begin="id48.begin">
            <anim:transitionFilter smil:dur="1s" smil:type="slideWipe" smil:subtype="fromBottomRight" smil:direction="reverse"/>
          </anim:par>
        </anim:par>
        <presentation:notes draw:style-name="dp2">
          <draw:page-thumbnail draw:style-name="gr1" draw:layer="layout" svg:width="7.142cm" svg:height="9.524cm" svg:x="5.953cm" svg:y="1.93cm" draw:page-number="30" presentation:class="page"/>
          <draw:frame presentation:style-name="pr2" draw:layer="layout" svg:width="15.239cm" svg:height="11.43cm" svg:x="1.905cm" svg:y="12.065cm" presentation:class="notes" presentation:placeholder="true">
            <draw:text-box/>
          </draw:frame>
        </presentation:notes>
      </draw:page>
      <draw:page draw:name="page31" draw:style-name="dp3" draw:master-page-name="Default" presentation:presentation-page-layout-name="AL2T1" xml:id="id49" draw:id="id49">
        <draw:frame presentation:style-name="pr3" draw:text-style-name="P5" draw:layer="layout" svg:width="21.59cm" svg:height="3.175cm" svg:x="1.905cm" svg:y="1.692cm" presentation:class="title" presentation:user-transformed="true">
          <draw:text-box>
            <text:list text:style-name="L10">
              <text:list-header>
                <text:p text:style-name="P12"><text:s/></text:p>
              </text:list-header>
            </text:list>
          </draw:text-box>
        </draw:frame>
        <draw:frame presentation:style-name="pr13" draw:text-style-name="P5" draw:layer="layout" svg:width="21.59cm" svg:height="15.24cm" svg:x="1.905cm" svg:y="1.693cm" presentation:class="outline" presentation:user-transformed="true">
          <draw:text-box>
            <text:list text:style-name="L14">
              <text:list-header>
                <text:p text:style-name="P21"><text:span text:style-name="T140">例： 计算 <text:s/></text:span><text:span text:style-name="T140">s=1+2+3+4+5+6+7+8+9+10</text:span></text:p>
                <text:p text:style-name="P42"><text:span text:style-name="T140"><text:s text:c="5"/></text:span><text:span text:style-name="T140">的</text:span><text:span text:style-name="T140">N-S</text:span><text:span text:style-name="T140">流程图：</text:span></text:p>
                <text:p text:style-name="P42"><text:span text:style-name="T140"/></text:p>
              </text:list-header>
            </text:list>
            <text:list text:style-name="L20">
              <text:list-header>
                <text:p text:style-name="P42"><text:span text:style-name="T48"/></text:p>
                <text:p text:style-name="P42"><text:span text:style-name="T48"><text:s text:c="27"/></text:span></text:p>
                <text:p text:style-name="P45"><text:span text:style-name="T48"><text:s text:c="30"/></text:span><text:span text:style-name="T141">i≤10</text:span></text:p>
              </text:list-header>
            </text:list>
            <text:list text:style-name="L34">
              <text:list-header>
                <text:p text:style-name="P42"><text:span text:style-name="T142"/></text:p>
              </text:list-header>
            </text:list>
            <text:list text:style-name="L20">
              <text:list-header>
                <text:p text:style-name="P42"><text:span text:style-name="T48"><text:s text:c="3"/></text:span></text:p>
                <text:p text:style-name="P45"><text:span text:style-name="T48"><text:s text:c="5"/></text:span><text:span text:style-name="T143">直到</text:span><text:span text:style-name="T141">i&gt;10</text:span></text:p>
                <text:p text:style-name="P45"><text:span text:style-name="T55"/></text:p>
                <text:p text:style-name="P42"><text:span text:style-name="T144"><text:s text:c="6"/></text:span></text:p>
                <text:p text:style-name="P42"><text:span text:style-name="T144"><text:s text:c="5"/></text:span><text:span text:style-name="T145">直到型</text:span><text:span text:style-name="T134"> <text:s text:c="16"/></text:span><text:span text:style-name="T146">当型</text:span></text:p>
              </text:list-header>
            </text:list>
            <text:list text:style-name="L10">
              <text:list-header>
                <text:p text:style-name="P42"><text:span text:style-name="T107"><text:s/></text:span></text:p>
              </text:list-header>
            </text:list>
          </draw:text-box>
        </draw:frame>
        <draw:custom-shape draw:style-name="gr2" draw:text-style-name="P5" draw:layer="layout" svg:width="5.08cm" svg:height="1.481cm" svg:x="3.387cm" svg:y="5.927cm">
          <text:list text:style-name="L12">
            <text:list-header>
              <text:p text:style-name="P14"><text:span text:style-name="T115">0 </text:span><text:span text:style-name="T127">→ </text:span><text:span text:style-name="T115">s</text:span> </text:p>
            </text:list-header>
          </text:list>
          <draw:enhanced-geometry svg:viewBox="0 0 21600 21600" draw:type="rectangle" draw:enhanced-path="M 0 0 L 21600 0 21600 21600 0 21600 0 0 Z N"/>
        </draw:custom-shape>
        <draw:custom-shape draw:style-name="gr2" draw:text-style-name="P5" draw:layer="layout" svg:width="5.08cm" svg:height="1.482cm" svg:x="3.387cm" svg:y="7.408cm">
          <text:list text:style-name="L12">
            <text:list-header>
              <text:p text:style-name="P14"><text:span text:style-name="T115">1 </text:span><text:span text:style-name="T127">→ i</text:span> </text:p>
            </text:list-header>
          </text:list>
          <draw:enhanced-geometry svg:viewBox="0 0 21600 21600" draw:type="rectangle" draw:enhanced-path="M 0 0 L 21600 0 21600 21600 0 21600 0 0 Z N"/>
        </draw:custom-shape>
        <draw:custom-shape draw:style-name="gr2" draw:text-style-name="P5" draw:layer="layout" svg:width="5.08cm" svg:height="1.481cm" svg:x="3.387cm" svg:y="13.547cm">
          <text:list text:style-name="L33">
            <text:list-header>
              <text:p text:style-name="P24"><text:span text:style-name="T38">输出</text:span><text:span text:style-name="T64">s </text:span></text:p>
            </text:list-header>
          </text:list>
          <draw:enhanced-geometry svg:viewBox="0 0 21600 21600" draw:type="rectangle" draw:enhanced-path="M 0 0 L 21600 0 21600 21600 0 21600 0 0 Z N"/>
        </draw:custom-shape>
        <draw:custom-shape draw:style-name="gr2" draw:text-style-name="P5" draw:layer="layout" svg:width="5.08cm" svg:height="1.481cm" svg:x="15.452cm" svg:y="7.197cm">
          <text:list text:style-name="L12">
            <text:list-header>
              <text:p text:style-name="P14"><text:span text:style-name="T115">1 </text:span><text:span text:style-name="T127">→ i</text:span><text:span text:style-name="T115"> </text:span></text:p>
            </text:list-header>
          </text:list>
          <draw:enhanced-geometry svg:viewBox="0 0 21600 21600" draw:type="rectangle" draw:enhanced-path="M 0 0 L 21600 0 21600 21600 0 21600 0 0 Z N"/>
        </draw:custom-shape>
        <draw:custom-shape draw:style-name="gr2" draw:text-style-name="P5" draw:layer="layout" svg:width="5.08cm" svg:height="1.482cm" svg:x="15.452cm" svg:y="5.715cm">
          <text:list text:style-name="L12">
            <text:list-header>
              <text:p text:style-name="P14"><text:span text:style-name="T115">0 </text:span><text:span text:style-name="T127">→ </text:span><text:span text:style-name="T115">s </text:span></text:p>
            </text:list-header>
          </text:list>
          <draw:enhanced-geometry svg:viewBox="0 0 21600 21600" draw:type="rectangle" draw:enhanced-path="M 0 0 L 21600 0 21600 21600 0 21600 0 0 Z N"/>
        </draw:custom-shape>
        <draw:custom-shape draw:style-name="gr2" draw:text-style-name="P5" draw:layer="layout" svg:width="3.387cm" svg:height="1.482cm" svg:x="5.08cm" svg:y="8.89cm">
          <text:list text:style-name="L12">
            <text:list-header>
              <text:p text:style-name="P14"><text:span text:style-name="T115">s+i </text:span><text:span text:style-name="T127">→ s</text:span> </text:p>
            </text:list-header>
          </text:list>
          <draw:enhanced-geometry svg:viewBox="0 0 21600 21600" draw:type="rectangle" draw:enhanced-path="M 0 0 L 21600 0 21600 21600 0 21600 0 0 Z N"/>
        </draw:custom-shape>
        <draw:custom-shape draw:style-name="gr2" draw:text-style-name="P5" draw:layer="layout" svg:width="3.387cm" svg:height="1.481cm" svg:x="5.08cm" svg:y="10.372cm">
          <text:list text:style-name="L12">
            <text:list-header>
              <text:p text:style-name="P14"><text:span text:style-name="T115">i+1 </text:span><text:span text:style-name="T127">→ i</text:span> </text:p>
            </text:list-header>
          </text:list>
          <draw:enhanced-geometry svg:viewBox="0 0 21600 21600" draw:type="rectangle" draw:enhanced-path="M 0 0 L 21600 0 21600 21600 0 21600 0 0 Z N"/>
        </draw:custom-shape>
        <draw:custom-shape draw:style-name="gr2" draw:text-style-name="P5" draw:layer="layout" svg:width="3.387cm" svg:height="1.481cm" svg:x="17.145cm" svg:y="10.372cm">
          <text:list text:style-name="L12">
            <text:list-header>
              <text:p text:style-name="P14"><text:span text:style-name="T115">s+i </text:span><text:span text:style-name="T127">→ s</text:span> </text:p>
            </text:list-header>
          </text:list>
          <draw:enhanced-geometry svg:viewBox="0 0 21600 21600" draw:type="rectangle" draw:enhanced-path="M 0 0 L 21600 0 21600 21600 0 21600 0 0 Z N"/>
        </draw:custom-shape>
        <draw:custom-shape draw:style-name="gr2" draw:text-style-name="P5" draw:layer="layout" svg:width="3.387cm" svg:height="1.482cm" svg:x="17.145cm" svg:y="11.853cm">
          <text:list text:style-name="L12">
            <text:list-header>
              <text:p text:style-name="P14"><text:span text:style-name="T115">i+1 </text:span><text:span text:style-name="T127">→ i</text:span> </text:p>
            </text:list-header>
          </text:list>
          <draw:enhanced-geometry svg:viewBox="0 0 21600 21600" draw:type="rectangle" draw:enhanced-path="M 0 0 L 21600 0 21600 21600 0 21600 0 0 Z N"/>
        </draw:custom-shape>
        <draw:line draw:style-name="gr6" draw:text-style-name="P25" draw:layer="layout" svg:x1="3.387cm" svg:y1="8.89cm" svg:x2="3.387cm" svg:y2="13.547cm">
          <text:p/>
        </draw:line>
        <draw:line draw:style-name="gr6" draw:text-style-name="P25" draw:layer="layout" svg:x1="3.387cm" svg:y1="13.547cm" svg:x2="8.467cm" svg:y2="13.547cm">
          <text:p/>
        </draw:line>
        <draw:line draw:style-name="gr6" draw:text-style-name="P25" draw:layer="layout" svg:x1="8.467cm" svg:y1="11.853cm" svg:x2="8.467cm" svg:y2="13.547cm">
          <text:p/>
        </draw:line>
        <draw:line draw:style-name="gr6" draw:text-style-name="P25" draw:layer="layout" svg:x1="20.532cm" svg:y1="8.678cm" svg:x2="20.532cm" svg:y2="10.372cm">
          <text:p/>
        </draw:line>
        <draw:line draw:style-name="gr6" draw:text-style-name="P25" draw:layer="layout" svg:x1="15.452cm" svg:y1="8.678cm" svg:x2="15.452cm" svg:y2="13.335cm">
          <text:p/>
        </draw:line>
        <draw:line draw:style-name="gr6" draw:text-style-name="P25" draw:layer="layout" svg:x1="15.452cm" svg:y1="13.335cm" svg:x2="17.357cm" svg:y2="13.335cm">
          <text:p/>
        </draw:line>
        <draw:custom-shape draw:style-name="gr2" draw:text-style-name="P5" draw:layer="layout" svg:width="5.08cm" svg:height="1.482cm" svg:x="15.452cm" svg:y="13.335cm">
          <text:list text:style-name="L33">
            <text:list-header>
              <text:p text:style-name="P24"><text:span text:style-name="T38">输出</text:span><text:span text:style-name="T64">s </text:span></text:p>
            </text:list-header>
          </text:list>
          <draw:enhanced-geometry svg:viewBox="0 0 21600 21600" draw:type="rectangle" draw:enhanced-path="M 0 0 L 21600 0 21600 21600 0 21600 0 0 Z N"/>
        </draw:custom-shape>
        <anim:par presentation:node-type="timing-root">
          <anim:par smil:begin="id49.begin">
            <anim:transitionFilter smil:dur="1s" smil:type="slideWipe" smil:subtype="fromBottomRight" smil:direction="reverse"/>
          </anim:par>
        </anim:par>
        <presentation:notes draw:style-name="dp2">
          <draw:page-thumbnail draw:style-name="gr1" draw:layer="layout" svg:width="7.142cm" svg:height="9.524cm" svg:x="5.953cm" svg:y="1.93cm" draw:page-number="31" presentation:class="page"/>
          <draw:frame presentation:style-name="pr2" draw:layer="layout" svg:width="15.239cm" svg:height="11.43cm" svg:x="1.905cm" svg:y="12.065cm" presentation:class="notes" presentation:placeholder="true">
            <draw:text-box/>
          </draw:frame>
        </presentation:notes>
      </draw:page>
      <draw:page draw:name="page32" draw:style-name="dp4" draw:master-page-name="Default" presentation:presentation-page-layout-name="AL1T0" xml:id="id50" draw:id="id50">
        <draw:frame presentation:style-name="pr24" draw:text-style-name="P5" draw:layer="layout" svg:width="24.13cm" svg:height="17.78cm" svg:x="0.635cm" svg:y="0.635cm" presentation:class="title" presentation:user-transformed="true">
          <draw:text-box>
            <text:list text:style-name="L9">
              <text:list-header>
                <text:p text:style-name="P46"><text:span text:style-name="T147"><text:s text:c="6"/></text:span><text:span text:style-name="T148">第三章 <text:s text:c="2"/>数据类型</text:span><text:span text:style-name="T149">、</text:span><text:span text:style-name="T148">运算符</text:span><text:span text:style-name="T147"> </text:span><text:span text:style-name="T147"><text:line-break/></text:span><text:span text:style-name="T147"> <text:s text:c="24"/></text:span><text:span text:style-name="T149">与</text:span><text:span text:style-name="T148"> 表达式</text:span><text:span text:style-name="T148"><text:line-break/></text:span><text:span text:style-name="T8"> <text:s text:c="3"/></text:span><text:span text:style-name="T150">3.1 <text:s/>C </text:span><text:span text:style-name="T150">的数据类型</text:span><text:span text:style-name="T150"><text:line-break/></text:span><text:span text:style-name="T150"><text:line-break/></text:span><text:span text:style-name="T151">●</text:span><text:span text:style-name="T31">基本类型 </text:span><text:span text:style-name="T152">（整型</text:span><text:span text:style-name="T153">、</text:span><text:span text:style-name="T154">实型</text:span><text:span text:style-name="T153">、</text:span><text:span text:style-name="T154">字符型</text:span><text:span text:style-name="T153">、</text:span><text:span text:style-name="T154">枚举型）</text:span><text:span text:style-name="T150"><text:line-break/></text:span><text:span text:style-name="T150"><text:line-break/></text:span><text:span text:style-name="T151">●</text:span><text:span text:style-name="T31">构造类型 </text:span><text:span text:style-name="T152">（略）</text:span><text:span text:style-name="T31"><text:line-break/></text:span><text:span text:style-name="T31"><text:line-break/></text:span><text:span text:style-name="T151">●</text:span><text:span text:style-name="T31">指针类型 </text:span><text:span text:style-name="T152">（略）</text:span><text:span text:style-name="T152"><text:line-break/></text:span><text:span text:style-name="T31"> </text:span><text:span text:style-name="T31"><text:line-break/></text:span><text:span text:style-name="T151">●</text:span><text:span text:style-name="T31">空类型 <text:s text:c="16"/>各类型包含</text:span><text:span text:style-name="T150">常量</text:span><text:span text:style-name="T155">与</text:span><text:span text:style-name="T150">变量</text:span></text:p>
              </text:list-header>
            </text:list>
          </draw:text-box>
        </draw:frame>
        <anim:par presentation:node-type="timing-root">
          <anim:par smil:begin="id50.begin">
            <anim:transitionFilter smil:dur="1s" smil:type="irisWipe" smil:subtype="rectangle"/>
          </anim:par>
        </anim:par>
        <presentation:notes draw:style-name="dp2">
          <draw:page-thumbnail draw:style-name="gr1" draw:layer="layout" svg:width="7.142cm" svg:height="9.524cm" svg:x="5.953cm" svg:y="1.93cm" draw:page-number="32" presentation:class="page"/>
          <draw:frame presentation:style-name="pr2" draw:layer="layout" svg:width="15.239cm" svg:height="11.43cm" svg:x="1.905cm" svg:y="12.065cm" presentation:class="notes" presentation:placeholder="true">
            <draw:text-box/>
          </draw:frame>
        </presentation:notes>
      </draw:page>
      <draw:page draw:name="page33" draw:style-name="dp3" draw:master-page-name="Default" presentation:presentation-page-layout-name="AL1T0" xml:id="id51" draw:id="id51">
        <draw:frame presentation:style-name="pr7" draw:text-style-name="P5" draw:layer="layout" svg:width="23.918cm" svg:height="17.145cm" svg:x="0.847cm" svg:y="0.846cm" presentation:class="subtitle" presentation:user-transformed="true">
          <draw:text-box>
            <text:list text:style-name="L6">
              <text:list-header>
                <text:p text:style-name="P3"><text:span text:style-name="T34"><text:s text:c="3"/></text:span><text:span text:style-name="T34">3.2 <text:s/></text:span><text:span text:style-name="T34">常量与变量</text:span></text:p>
              </text:list-header>
            </text:list>
            <text:list text:style-name="L48">
              <text:list-header>
                <text:p text:style-name="P40"><text:span text:style-name="T156"><text:s text:c="5"/>■</text:span><text:span text:style-name="T157">常量与符号常量</text:span></text:p>
              </text:list-header>
            </text:list>
            <text:list text:style-name="L17">
              <text:list-header>
                <text:p text:style-name="P40"><text:span text:style-name="T61"><text:s text:c="4"/></text:span><text:span text:style-name="T68">常量</text:span></text:p>
                <text:p text:style-name="P47"><text:span text:style-name="T61"><text:s text:c="4"/></text:span><text:span text:style-name="T61">在程序运行过程中其值保持不变的量。</text:span></text:p>
              </text:list-header>
            </text:list>
            <text:list text:style-name="L6">
              <text:list-header>
                <text:p text:style-name="P47"><text:span text:style-name="T68"><text:s text:c="4"/></text:span><text:span text:style-name="T68">符号常量</text:span></text:p>
              </text:list-header>
            </text:list>
            <text:list text:style-name="L17">
              <text:list-header>
                <text:p text:style-name="P17"><text:span text:style-name="T40"><text:s text:c="4"/></text:span><text:span text:style-name="T40">用来代表一个常量的标识符。</text:span></text:p>
                <text:p text:style-name="P47"><text:span text:style-name="T61"><text:s text:c="4"/></text:span></text:p>
                <text:p text:style-name="P17"><text:span text:style-name="T61"><text:s text:c="4"/></text:span><text:span text:style-name="T158">#define <text:s text:c="2"/>PI <text:s text:c="3"/>3.1415926</text:span></text:p>
              </text:list-header>
            </text:list>
            <text:list text:style-name="L49">
              <text:list-header>
                <text:p text:style-name="P4"><text:span text:style-name="T158"/></text:p>
              </text:list-header>
            </text:list>
          </draw:text-box>
        </draw:frame>
        <anim:par presentation:node-type="timing-root">
          <anim:par smil:begin="id51.begin">
            <anim:transitionFilter smil:dur="1s" smil:type="slideWipe" smil:subtype="fromBottomRight" smil:direction="reverse"/>
          </anim:par>
        </anim:par>
        <presentation:notes draw:style-name="dp2">
          <draw:page-thumbnail draw:style-name="gr1" draw:layer="layout" svg:width="7.142cm" svg:height="9.524cm" svg:x="5.953cm" svg:y="1.93cm" draw:page-number="33" presentation:class="page"/>
          <draw:frame presentation:style-name="pr2" draw:layer="layout" svg:width="15.239cm" svg:height="11.43cm" svg:x="1.905cm" svg:y="12.065cm" presentation:class="notes" presentation:placeholder="true">
            <draw:text-box/>
          </draw:frame>
        </presentation:notes>
      </draw:page>
      <draw:page draw:name="page34" draw:style-name="dp3" draw:master-page-name="Default" presentation:presentation-page-layout-name="AL1T0" xml:id="id52" draw:id="id52">
        <draw:frame presentation:style-name="pr25" draw:text-style-name="P5" draw:layer="layout" svg:width="21.167cm" svg:height="15.664cm" svg:x="1.692cm" svg:y="1.058cm" presentation:class="subtitle" presentation:user-transformed="true">
          <draw:text-box>
            <text:list text:style-name="L50">
              <text:list-header>
                <text:p text:style-name="P3"><text:span text:style-name="T159"><text:s/></text:span><text:span text:style-name="T160">例：</text:span></text:p>
              </text:list-header>
            </text:list>
            <text:list text:style-name="L51">
              <text:list-header>
                <text:p text:style-name="P3"><text:span text:style-name="T161"><text:s/></text:span><text:span text:style-name="T161">#define <text:s text:c="2"/></text:span><text:span text:style-name="T162">PI</text:span><text:span text:style-name="T161"> <text:s text:c="3"/>3.1415926</text:span></text:p>
                <text:p text:style-name="P3"><text:span text:style-name="T161"><text:s/></text:span><text:span text:style-name="T161">main()</text:span></text:p>
                <text:p text:style-name="P48"><text:span text:style-name="T161"><text:s/></text:span><text:span text:style-name="T161">{</text:span></text:p>
                <text:p text:style-name="P48"><text:span text:style-name="T161"><text:s text:c="4"/></text:span><text:span text:style-name="T161">float <text:s/></text:span><text:span text:style-name="T163">r</text:span><text:span text:style-name="T161">=2,</text:span><text:span text:style-name="T163">c</text:span><text:span text:style-name="T161">;</text:span></text:p>
                <text:p text:style-name="P48"><text:span text:style-name="T161"><text:s text:c="4"/></text:span><text:span text:style-name="T163">c</text:span><text:span text:style-name="T161">=2*</text:span><text:span text:style-name="T162">PI</text:span><text:span text:style-name="T161">*</text:span><text:span text:style-name="T163">r</text:span><text:span text:style-name="T161">;</text:span></text:p>
                <text:p text:style-name="P48"><text:span text:style-name="T161"><text:s text:c="4"/></text:span><text:span text:style-name="T161">printf(“%f”,</text:span><text:span text:style-name="T163">c</text:span><text:span text:style-name="T161">);</text:span></text:p>
                <text:p text:style-name="P48"><text:span text:style-name="T161"><text:s text:c="2"/></text:span><text:span text:style-name="T161">}</text:span></text:p>
              </text:list-header>
            </text:list>
            <text:list text:style-name="L19">
              <text:list-header>
                <text:p text:style-name="P49"><text:span text:style-name="T65"/></text:p>
                <text:p text:style-name="P49"><text:span text:style-name="T65"/></text:p>
              </text:list-header>
            </text:list>
          </draw:text-box>
        </draw:frame>
        <anim:par presentation:node-type="timing-root">
          <anim:par smil:begin="id52.begin">
            <anim:transitionFilter smil:dur="1s" smil:type="slideWipe" smil:subtype="fromBottomRight" smil:direction="reverse"/>
          </anim:par>
        </anim:par>
        <presentation:notes draw:style-name="dp2">
          <draw:page-thumbnail draw:style-name="gr1" draw:layer="layout" svg:width="7.142cm" svg:height="9.524cm" svg:x="5.953cm" svg:y="1.93cm" draw:page-number="34" presentation:class="page"/>
          <draw:frame presentation:style-name="pr2" draw:layer="layout" svg:width="15.239cm" svg:height="11.43cm" svg:x="1.905cm" svg:y="12.065cm" presentation:class="notes" presentation:placeholder="true">
            <draw:text-box/>
          </draw:frame>
        </presentation:notes>
      </draw:page>
      <draw:page draw:name="page35" draw:style-name="dp3" draw:master-page-name="Default" presentation:presentation-page-layout-name="AL1T0" xml:id="id53" draw:id="id53">
        <draw:frame presentation:style-name="pr26" draw:text-style-name="P5" draw:layer="layout" svg:width="22.014cm" svg:height="16.933cm" svg:x="1.693cm" svg:y="0.846cm" presentation:class="subtitle" presentation:user-transformed="true">
          <draw:text-box>
            <text:list text:style-name="L48">
              <text:list-header>
                <text:p text:style-name="P47"><text:span text:style-name="T156"><text:s text:c="4"/>■</text:span><text:span text:style-name="T157">变量</text:span></text:p>
              </text:list-header>
            </text:list>
            <text:list text:style-name="L17">
              <text:list-header>
                <text:p text:style-name="P47"><text:span text:style-name="T38"><text:s text:c="2"/></text:span><text:span text:style-name="T61">其值可以改变的量。</text:span></text:p>
              </text:list-header>
            </text:list>
            <text:list text:style-name="L6">
              <text:list-header>
                <text:p text:style-name="P47"><text:span text:style-name="T59"><text:s text:c="2"/></text:span><text:span text:style-name="T68">变量的三要素</text:span><text:span text:style-name="T68">:</text:span></text:p>
              </text:list-header>
            </text:list>
            <text:list text:style-name="L17">
              <text:list-header>
                <text:p text:style-name="P47"><text:span text:style-name="T38">  </text:span><text:span text:style-name="T61">①  </text:span><text:span text:style-name="T157">变量名</text:span></text:p>
                <text:p text:style-name="P47"><text:span text:style-name="T61">每个变量有一个名字，作为识别该变量的标识符。</text:span></text:p>
                <text:p text:style-name="P47"><text:span text:style-name="T61"><text:s/>② </text:span><text:span text:style-name="T157">变量的值</text:span></text:p>
                <text:p text:style-name="P47"><text:span text:style-name="T61"><text:s text:c="4"/></text:span><text:span text:style-name="T61">每个变量有一个值，变量的值是随时可以改变的。</text:span></text:p>
              </text:list-header>
            </text:list>
            <text:list text:style-name="L51">
              <text:list-header>
                <text:p text:style-name="P47"><text:span text:style-name="T99"> </text:span></text:p>
              </text:list-header>
            </text:list>
          </draw:text-box>
        </draw:frame>
        <anim:par presentation:node-type="timing-root">
          <anim:par smil:begin="id53.begin">
            <anim:transitionFilter smil:dur="1s" smil:type="slideWipe" smil:subtype="fromBottomRight" smil:direction="reverse"/>
          </anim:par>
        </anim:par>
        <presentation:notes draw:style-name="dp2">
          <draw:page-thumbnail draw:style-name="gr1" draw:layer="layout" svg:width="7.142cm" svg:height="9.524cm" svg:x="5.953cm" svg:y="1.93cm" draw:page-number="35" presentation:class="page"/>
          <draw:frame presentation:style-name="pr2" draw:layer="layout" svg:width="15.239cm" svg:height="11.43cm" svg:x="1.905cm" svg:y="12.065cm" presentation:class="notes" presentation:placeholder="true">
            <draw:text-box/>
          </draw:frame>
        </presentation:notes>
      </draw:page>
      <draw:page draw:name="page36" draw:style-name="dp3" draw:master-page-name="Default" presentation:presentation-page-layout-name="AL1T0" xml:id="id54" draw:id="id54">
        <draw:frame presentation:style-name="pr27" draw:text-style-name="P5" draw:layer="layout" svg:width="22.86cm" svg:height="17.357cm" svg:x="1.693cm" svg:y="0.634cm" presentation:class="subtitle" presentation:user-transformed="true">
          <draw:text-box>
            <text:list text:style-name="L51">
              <text:list-header>
                <text:p text:style-name="P47"><text:span text:style-name="T99"><text:s text:c="3"/></text:span></text:p>
                <text:p text:style-name="P47"><text:span text:style-name="T103"><text:s text:c="3"/>③</text:span><text:span text:style-name="T157">变量的存储单元</text:span></text:p>
                <text:p text:style-name="P47"><text:span text:style-name="T103"><text:s/></text:span><text:span text:style-name="T61">每个变量占据一个内存单元，用于存放变量的值</text:span><text:span text:style-name="T103">。</text:span></text:p>
                <text:p text:style-name="P47"><text:span text:style-name="T103"/></text:p>
              </text:list-header>
            </text:list>
            <text:list text:style-name="L19">
              <text:list-header>
                <text:p text:style-name="P50"><text:span text:style-name="T64"><text:s text:c="40"/></text:span><text:span text:style-name="T62">变量名</text:span></text:p>
                <text:p text:style-name="P50"><text:span text:style-name="T64"><text:s text:c="16"/></text:span><text:span text:style-name="T64">a <text:s text:c="23"/></text:span></text:p>
                <text:p text:style-name="P50"><text:span text:style-name="T64"><text:s text:c="40"/></text:span><text:span text:style-name="T164">变量值</text:span></text:p>
                <text:p text:style-name="P50"><text:span text:style-name="T64"><text:s text:c="40"/></text:span></text:p>
                <text:p text:style-name="P50"><text:span text:style-name="T64"><text:s text:c="40"/></text:span><text:span text:style-name="T164">存储单元</text:span></text:p>
              </text:list-header>
            </text:list>
            <text:list text:style-name="L51">
              <text:list-header>
                <text:p text:style-name="P47"><text:span text:style-name="T99"> </text:span></text:p>
              </text:list-header>
            </text:list>
          </draw:text-box>
        </draw:frame>
        <draw:custom-shape draw:style-name="gr24" draw:text-style-name="P5" draw:layer="layout" svg:width="2.963cm" svg:height="1.905cm" svg:x="5.715cm" svg:y="12.7cm">
          <text:list text:style-name="L36">
            <text:list-header>
              <text:p text:style-name="P14">3</text:p>
            </text:list-header>
          </text:list>
          <draw:enhanced-geometry svg:viewBox="0 0 21600 21600" draw:type="rectangle" draw:enhanced-path="M 0 0 L 21600 0 21600 21600 0 21600 0 0 Z N"/>
        </draw:custom-shape>
        <draw:line draw:style-name="gr25" draw:text-style-name="P25" draw:layer="layout" svg:x1="12.7cm" svg:y1="9.737cm" svg:x2="7.832cm" svg:y2="11.007cm">
          <text:p/>
        </draw:line>
        <draw:line draw:style-name="gr25" draw:text-style-name="P25" draw:layer="layout" svg:x1="12.277cm" svg:y1="12.488cm" svg:x2="8.043cm" svg:y2="13.758cm">
          <text:p/>
        </draw:line>
        <draw:line draw:style-name="gr26" draw:text-style-name="P25" draw:layer="layout" svg:x1="12.911cm" svg:y1="15.663cm" svg:x2="8.466cm" svg:y2="15.663cm">
          <text:p/>
        </draw:line>
        <draw:line draw:style-name="gr25" draw:text-style-name="P25" draw:layer="layout" svg:x1="8.466cm" svg:y1="15.663cm" svg:x2="7.831cm" svg:y2="14.605cm">
          <text:p/>
        </draw:line>
        <anim:par presentation:node-type="timing-root">
          <anim:par smil:begin="id54.begin">
            <anim:transitionFilter smil:dur="1s" smil:type="slideWipe" smil:subtype="fromBottomRight" smil:direction="reverse"/>
          </anim:par>
        </anim:par>
        <presentation:notes draw:style-name="dp2">
          <draw:page-thumbnail draw:style-name="gr1" draw:layer="layout" svg:width="7.142cm" svg:height="9.524cm" svg:x="5.953cm" svg:y="1.93cm" draw:page-number="36" presentation:class="page"/>
          <draw:frame presentation:style-name="pr2" draw:layer="layout" svg:width="15.239cm" svg:height="11.43cm" svg:x="1.905cm" svg:y="12.065cm" presentation:class="notes" presentation:placeholder="true">
            <draw:text-box/>
          </draw:frame>
        </presentation:notes>
      </draw:page>
      <draw:page draw:name="page37" draw:style-name="dp3" draw:master-page-name="Default" presentation:presentation-page-layout-name="AL1T0" xml:id="id55" draw:id="id55">
        <draw:frame presentation:style-name="pr28" draw:text-style-name="P5" draw:layer="layout" svg:width="22.436cm" svg:height="15.875cm" svg:x="1.482cm" svg:y="1.269cm" presentation:class="subtitle" presentation:user-transformed="true">
          <draw:text-box>
            <text:list text:style-name="L52">
              <text:list-header>
                <text:p text:style-name="P47"><text:span text:style-name="T90"><text:s text:c="5"/></text:span><text:span text:style-name="T68">变量的命名规则：</text:span></text:p>
              </text:list-header>
            </text:list>
            <text:list text:style-name="L17">
              <text:list-header>
                <text:p text:style-name="P47"><text:span text:style-name="T61"><text:s text:c="3"/></text:span><text:span text:style-name="T61">由字母、数字和下划线组成</text:span></text:p>
                <text:p text:style-name="P47"><text:span text:style-name="T61"><text:s text:c="3"/></text:span><text:span text:style-name="T61">以字母或下划线开头</text:span></text:p>
                <text:p text:style-name="P47"><text:span text:style-name="T61"/></text:p>
                <text:p text:style-name="P47"><text:span text:style-name="T61"><text:s text:c="2"/></text:span><text:span text:style-name="T165">a</text:span><text:span text:style-name="T165">、</text:span><text:span text:style-name="T165">x1</text:span><text:span text:style-name="T165">、</text:span><text:span text:style-name="T165">y_2</text:span><text:span text:style-name="T165">、</text:span><text:span text:style-name="T165">_b1</text:span><text:span text:style-name="T165">、</text:span><text:span text:style-name="T165">_1c <text:s text:c="2"/></text:span><text:span text:style-name="T165">合法</text:span></text:p>
              </text:list-header>
            </text:list>
            <text:list text:style-name="L53">
              <text:list-header>
                <text:p text:style-name="P47"><text:span text:style-name="T165"><text:s text:c="2"/></text:span><text:span text:style-name="T157">1x</text:span><text:span text:style-name="T157">、</text:span><text:span text:style-name="T157">a+2</text:span><text:span text:style-name="T157">、</text:span><text:span text:style-name="T157">Ф</text:span><text:span text:style-name="T157">、</text:span><text:span text:style-name="T157">Ω <text:s text:c="7"/></text:span><text:span text:style-name="T157">不合法</text:span></text:p>
              </text:list-header>
            </text:list>
            <text:list text:style-name="L54">
              <text:list-header>
                <text:p text:style-name="P47"><text:span text:style-name="T157"/></text:p>
              </text:list-header>
            </text:list>
            <text:list text:style-name="L17">
              <text:list-header>
                <text:p text:style-name="P47"><text:span text:style-name="T61"><text:s text:c="2"/></text:span><text:span text:style-name="T68">变量必须先定义后使用。</text:span></text:p>
                <text:p text:style-name="P47"><text:span text:style-name="T61"><text:s text:c="2"/></text:span><text:span text:style-name="T61">程序中何时使用常量？何时使用变量？</text:span></text:p>
              </text:list-header>
            </text:list>
          </draw:text-box>
        </draw:frame>
        <anim:par presentation:node-type="timing-root">
          <anim:par smil:begin="id55.begin">
            <anim:transitionFilter smil:dur="1s" smil:type="slideWipe" smil:subtype="fromBottomRight" smil:direction="reverse"/>
          </anim:par>
        </anim:par>
        <presentation:notes draw:style-name="dp2">
          <draw:page-thumbnail draw:style-name="gr1" draw:layer="layout" svg:width="7.142cm" svg:height="9.524cm" svg:x="5.953cm" svg:y="1.93cm" draw:page-number="37" presentation:class="page"/>
          <draw:frame presentation:style-name="pr2" draw:layer="layout" svg:width="15.239cm" svg:height="11.43cm" svg:x="1.905cm" svg:y="12.065cm" presentation:class="notes" presentation:placeholder="true">
            <draw:text-box/>
          </draw:frame>
        </presentation:notes>
      </draw:page>
      <draw:page draw:name="page38" draw:style-name="dp3" draw:master-page-name="Default" presentation:presentation-page-layout-name="AL1T0" xml:id="id56" draw:id="id56">
        <draw:frame presentation:style-name="pr29" draw:text-style-name="P5" draw:layer="layout" svg:width="24.13cm" svg:height="17.568cm" svg:x="0.635cm" svg:y="0.847cm" presentation:class="subtitle" presentation:user-transformed="true">
          <draw:text-box>
            <text:list text:style-name="L51">
              <text:list-header>
                <text:p text:style-name="P40"><text:span text:style-name="T103"><text:s text:c="4"/></text:span><text:span text:style-name="T68">3.3 </text:span><text:span text:style-name="T68">整型数据</text:span></text:p>
              </text:list-header>
            </text:list>
            <text:list text:style-name="L17">
              <text:list-header>
                <text:p text:style-name="P47"><text:span text:style-name="T61"><text:s text:c="5"/></text:span><text:span text:style-name="T156">■</text:span><text:span text:style-name="T157">整型常量</text:span></text:p>
                <text:p text:style-name="P47"><text:span text:style-name="T38"><text:s text:c="3"/></text:span><text:span text:style-name="T61">即整常数，</text:span><text:span text:style-name="T61">c</text:span><text:span text:style-name="T61">的整常数有三种形式：</text:span></text:p>
                <text:p text:style-name="P47"><text:span text:style-name="T61"><text:s text:c="3"/></text:span><text:span text:style-name="T68">①</text:span><text:span text:style-name="T68">十进制整数</text:span></text:p>
                <text:p text:style-name="P47"><text:span text:style-name="T61"><text:s text:c="3"/></text:span><text:span text:style-name="T61">与数学中的整数一致，如：</text:span><text:span text:style-name="T61">100</text:span><text:span text:style-name="T61">，</text:span><text:span text:style-name="T61">123</text:span><text:span text:style-name="T61">，</text:span><text:span text:style-name="T61">15</text:span><text:span text:style-name="T61">等。</text:span></text:p>
                <text:p text:style-name="P47"><text:span text:style-name="T61">  <text:s text:c="2"/></text:span><text:span text:style-name="T68">②</text:span><text:span text:style-name="T68">八进制整数</text:span></text:p>
                <text:p text:style-name="P47"><text:span text:style-name="T61"><text:s text:c="3"/></text:span><text:span text:style-name="T61">以</text:span><text:span text:style-name="T61">0</text:span><text:span text:style-name="T61">开头的整数，如：</text:span><text:span text:style-name="T61">010,07,020</text:span><text:span text:style-name="T61">等。</text:span></text:p>
                <text:p text:style-name="P47"><text:span text:style-name="T61">  <text:s text:c="2"/></text:span><text:span text:style-name="T68">③</text:span><text:span text:style-name="T68">十六进制整数</text:span></text:p>
                <text:p text:style-name="P47"><text:span text:style-name="T61"><text:s text:c="3"/></text:span><text:span text:style-name="T61">以</text:span><text:span text:style-name="T61">0x</text:span><text:span text:style-name="T61">开头的整数，如：</text:span><text:span text:style-name="T61">0x10,0xff,0x2a</text:span><text:span text:style-name="T61">等。</text:span></text:p>
              </text:list-header>
            </text:list>
          </draw:text-box>
        </draw:frame>
        <anim:par presentation:node-type="timing-root">
          <anim:par smil:begin="id56.begin">
            <anim:transitionFilter smil:dur="1s" smil:type="slideWipe" smil:subtype="fromBottomRight" smil:direction="reverse"/>
          </anim:par>
        </anim:par>
        <presentation:notes draw:style-name="dp2">
          <draw:page-thumbnail draw:style-name="gr1" draw:layer="layout" svg:width="7.142cm" svg:height="9.524cm" svg:x="5.953cm" svg:y="1.93cm" draw:page-number="38" presentation:class="page"/>
          <draw:frame presentation:style-name="pr2" draw:layer="layout" svg:width="15.239cm" svg:height="11.43cm" svg:x="1.905cm" svg:y="12.065cm" presentation:class="notes" presentation:placeholder="true">
            <draw:text-box/>
          </draw:frame>
        </presentation:notes>
      </draw:page>
      <draw:page draw:name="page39" draw:style-name="dp3" draw:master-page-name="Default" presentation:presentation-page-layout-name="AL1T0" xml:id="id57" draw:id="id57">
        <draw:frame presentation:style-name="pr30" draw:text-style-name="P5" draw:layer="layout" svg:width="24.13cm" svg:height="17.992cm" svg:x="0.635cm" svg:y="0.423cm" presentation:class="subtitle" presentation:user-transformed="true">
          <draw:text-box>
            <text:list text:style-name="L17">
              <text:list-header>
                <text:p text:style-name="P47"><text:span text:style-name="T61"><text:s text:c="5"/></text:span><text:span text:style-name="T156">■</text:span><text:span text:style-name="T157">整型变量</text:span></text:p>
                <text:p text:style-name="P47"><text:span text:style-name="T38"><text:s text:c="2"/></text:span><text:span text:style-name="T166">用于存放整数的变量。</text:span></text:p>
                <text:p text:style-name="P47"><text:span text:style-name="T61"><text:s text:c="2"/></text:span><text:span text:style-name="T61">分</text:span><text:span text:style-name="T61">4</text:span><text:span text:style-name="T61">种类型：</text:span></text:p>
                <text:p text:style-name="P47"><text:span text:style-name="T61"><text:s/></text:span><text:span text:style-name="T166">①</text:span><text:span text:style-name="T166">基本型：</text:span><text:span text:style-name="T166">int <text:s/>a</text:span></text:p>
                <text:p text:style-name="P47"><text:span text:style-name="T61"><text:s text:c="2"/></text:span><text:span text:style-name="T61">16</text:span><text:span text:style-name="T61">位，可表示的数值范围：</text:span><text:span text:style-name="T61">-32768—32767</text:span></text:p>
                <text:p text:style-name="P47"><text:span text:style-name="T61"><text:s/></text:span><text:span text:style-name="T166">②</text:span><text:span text:style-name="T166">短整型：</text:span><text:span text:style-name="T166">short int <text:s/>b</text:span></text:p>
                <text:p text:style-name="P47"><text:span text:style-name="T61"><text:s text:c="2"/></text:span><text:span text:style-name="T61">16</text:span><text:span text:style-name="T61">位，可表示的数值范围：</text:span><text:span text:style-name="T61">-32768—32767</text:span></text:p>
                <text:p text:style-name="P47"><text:span text:style-name="T61"><text:s/></text:span><text:span text:style-name="T166">③</text:span><text:span text:style-name="T166">长整型：</text:span><text:span text:style-name="T166">long int <text:s/>c</text:span></text:p>
                <text:p text:style-name="P47"><text:span text:style-name="T61"><text:s text:c="2"/></text:span><text:span text:style-name="T61">32</text:span><text:span text:style-name="T61">位，数值范围：</text:span><text:span text:style-name="T61">-2147483648—2147483647</text:span></text:p>
              </text:list-header>
            </text:list>
          </draw:text-box>
        </draw:frame>
        <anim:par presentation:node-type="timing-root">
          <anim:par smil:begin="id57.begin">
            <anim:transitionFilter smil:dur="1s" smil:type="slideWipe" smil:subtype="fromBottomRight" smil:direction="reverse"/>
          </anim:par>
        </anim:par>
        <presentation:notes draw:style-name="dp2">
          <draw:page-thumbnail draw:style-name="gr1" draw:layer="layout" svg:width="7.142cm" svg:height="9.524cm" svg:x="5.953cm" svg:y="1.93cm" draw:page-number="39" presentation:class="page"/>
          <draw:frame presentation:style-name="pr2" draw:layer="layout" svg:width="15.239cm" svg:height="11.43cm" svg:x="1.905cm" svg:y="12.065cm" presentation:class="notes" presentation:placeholder="true">
            <draw:text-box/>
          </draw:frame>
        </presentation:notes>
      </draw:page>
      <draw:page draw:name="page40" draw:style-name="dp3" draw:master-page-name="Default" presentation:presentation-page-layout-name="AL1T0" xml:id="id58" draw:id="id58">
        <draw:frame presentation:style-name="pr28" draw:text-style-name="P5" draw:layer="layout" svg:width="24.13cm" svg:height="15.875cm" svg:x="0.847cm" svg:y="1.057cm" presentation:class="subtitle" presentation:user-transformed="true">
          <draw:text-box>
            <text:list text:style-name="L52">
              <text:list-header>
                <text:p text:style-name="P17"><text:span text:style-name="T167"><text:s text:c="2"/></text:span><text:span text:style-name="T168">④</text:span><text:span text:style-name="T168">无符号型：加上 </text:span><text:span text:style-name="T168">unsigned</text:span></text:p>
              </text:list-header>
            </text:list>
            <text:list text:style-name="L17">
              <text:list-header>
                <text:p text:style-name="P17"><text:span text:style-name="T35"><text:s text:c="3"/></text:span><text:span text:style-name="T169">只存放正数。</text:span></text:p>
                <text:p text:style-name="P17"><text:span text:style-name="T35"><text:s/></text:span><text:span text:style-name="T35">如：</text:span><text:span text:style-name="T168">unsigned <text:s/>int <text:s/>x</text:span></text:p>
                <text:p text:style-name="P17"><text:span text:style-name="T35"><text:s/></text:span><text:span text:style-name="T35">变量</text:span><text:span text:style-name="T35">x</text:span><text:span text:style-name="T35">为无符号整数，</text:span><text:span text:style-name="T35">16</text:span><text:span text:style-name="T35">位全表示数码，</text:span></text:p>
                <text:p text:style-name="P17"><text:span text:style-name="T35"><text:s/></text:span><text:span text:style-name="T35">数值范围：</text:span><text:span text:style-name="T35">0—65535</text:span></text:p>
                <text:p text:style-name="P17"><text:span text:style-name="T35"><text:s text:c="6"/></text:span><text:span text:style-name="T35">在程序设计中，如果要使用整型变量，必须首先选择以上类型符来定义变量，然后才能使用； </text:span></text:p>
              </text:list-header>
            </text:list>
          </draw:text-box>
        </draw:frame>
        <anim:par presentation:node-type="timing-root">
          <anim:par smil:begin="id58.begin">
            <anim:transitionFilter smil:dur="1s" smil:type="slideWipe" smil:subtype="fromBottomRight" smil:direction="reverse"/>
          </anim:par>
        </anim:par>
        <presentation:notes draw:style-name="dp2">
          <draw:page-thumbnail draw:style-name="gr1" draw:layer="layout" svg:width="7.142cm" svg:height="9.524cm" svg:x="5.953cm" svg:y="1.93cm" draw:page-number="40" presentation:class="page"/>
          <draw:frame presentation:style-name="pr2" draw:layer="layout" svg:width="15.239cm" svg:height="11.43cm" svg:x="1.905cm" svg:y="12.065cm" presentation:class="notes" presentation:placeholder="true">
            <draw:text-box/>
          </draw:frame>
        </presentation:notes>
      </draw:page>
      <draw:page draw:name="page41" draw:style-name="dp3" draw:master-page-name="Default" presentation:presentation-page-layout-name="AL1T0" xml:id="id59" draw:id="id59">
        <draw:frame presentation:style-name="pr30" draw:text-style-name="P5" draw:layer="layout" svg:width="24.342cm" svg:height="17.992cm" svg:x="0.423cm" svg:y="0.423cm" presentation:class="subtitle" presentation:user-transformed="true">
          <draw:text-box>
            <text:list text:style-name="L55">
              <text:list-header>
                <text:p text:style-name="P50"><text:span text:style-name="T54"><text:s text:c="7"/></text:span><text:span text:style-name="T102">例：</text:span></text:p>
              </text:list-header>
            </text:list>
            <text:list text:style-name="L51">
              <text:list-header>
                <text:p text:style-name="P47"><text:span text:style-name="T103"><text:s text:c="7"/></text:span><text:span text:style-name="T170">main() <text:s text:c="17"/></text:span><text:span text:style-name="T157">定义</text:span></text:p>
              </text:list-header>
            </text:list>
            <text:list text:style-name="L56">
              <text:list-header>
                <text:p text:style-name="P50"><text:span text:style-name="T171"><text:s text:c="12"/></text:span><text:span text:style-name="T170">{ <text:s/>int a,b,c; <text:s text:c="13"/></text:span></text:p>
              </text:list-header>
            </text:list>
            <text:list text:style-name="L49">
              <text:list-header>
                <text:p text:style-name="P47"><text:span text:style-name="T170"><text:s text:c="9"/></text:span><text:span text:style-name="T170">a=100; <text:s/>b=50; <text:s text:c="8"/></text:span><text:span text:style-name="T172">使用</text:span></text:p>
                <text:p text:style-name="P47"><text:span text:style-name="T170"><text:s text:c="9"/></text:span><text:span text:style-name="T170">c=a+b;</text:span></text:p>
                <text:p text:style-name="P47"><text:span text:style-name="T170"><text:s text:c="9"/></text:span><text:span text:style-name="T170">printf(“%d”,c);</text:span></text:p>
                <text:p text:style-name="P47"><text:span text:style-name="T170"><text:s text:c="7"/></text:span><text:span text:style-name="T170">}</text:span></text:p>
                <text:p text:style-name="P47"><text:span text:style-name="T173"/></text:p>
              </text:list-header>
            </text:list>
            <text:list text:style-name="L51">
              <text:list-header>
                <text:p text:style-name="P47"><text:span text:style-name="T174"><text:s text:c="4"/></text:span><text:span text:style-name="T174">一般根据什么原则选择变量的类型？</text:span></text:p>
              </text:list-header>
            </text:list>
            <text:list text:style-name="L19">
              <text:list-header>
                <text:p text:style-name="P50"><text:span text:style-name="T52"/></text:p>
                <text:p text:style-name="P51"><text:span text:style-name="T52"/></text:p>
              </text:list-header>
            </text:list>
          </draw:text-box>
        </draw:frame>
        <draw:line draw:style-name="gr27" draw:text-style-name="P25" draw:layer="layout" svg:x1="17.356cm" svg:y1="3.175cm" svg:x2="12.699cm" svg:y2="4.233cm">
          <text:p/>
        </draw:line>
        <draw:line draw:style-name="gr27" draw:text-style-name="P25" draw:layer="layout" svg:x1="18.202cm" svg:y1="5.927cm" svg:x2="13.757cm" svg:y2="6.985cm">
          <text:p/>
        </draw:line>
        <anim:par presentation:node-type="timing-root">
          <anim:par smil:begin="id59.begin">
            <anim:transitionFilter smil:dur="1s" smil:type="slideWipe" smil:subtype="fromBottomRight" smil:direction="reverse"/>
          </anim:par>
        </anim:par>
        <presentation:notes draw:style-name="dp2">
          <draw:page-thumbnail draw:style-name="gr1" draw:layer="layout" svg:width="7.142cm" svg:height="9.524cm" svg:x="5.953cm" svg:y="1.93cm" draw:page-number="41" presentation:class="page"/>
          <draw:frame presentation:style-name="pr2" draw:layer="layout" svg:width="15.239cm" svg:height="11.43cm" svg:x="1.905cm" svg:y="12.065cm" presentation:class="notes" presentation:placeholder="true">
            <draw:text-box/>
          </draw:frame>
        </presentation:notes>
      </draw:page>
      <draw:page draw:name="page42" draw:style-name="dp3" draw:master-page-name="Default" presentation:presentation-page-layout-name="AL1T0" xml:id="id60" draw:id="id60">
        <draw:frame presentation:style-name="pr31" draw:text-style-name="P5" draw:layer="layout" svg:width="22.86cm" svg:height="15.029cm" svg:x="1.27cm" svg:y="1.057cm" presentation:class="subtitle" presentation:user-transformed="true">
          <draw:text-box>
            <text:list text:style-name="L6">
              <text:list-header>
                <text:p text:style-name="P40"><text:span text:style-name="T68"><text:s text:c="4"/></text:span><text:span text:style-name="T68">3.4 <text:s/></text:span><text:span text:style-name="T68">实型数据</text:span></text:p>
                <text:p text:style-name="P47"><text:span text:style-name="T59"/></text:p>
              </text:list-header>
            </text:list>
            <text:list text:style-name="L17">
              <text:list-header>
                <text:p text:style-name="P47"><text:span text:style-name="T61"><text:s text:c="5"/></text:span><text:span text:style-name="T156">■</text:span><text:span text:style-name="T157">实型常量</text:span></text:p>
                <text:p text:style-name="P52"><text:span text:style-name="T38"><text:s/></text:span><text:span text:style-name="T61">可使用两种形式表示：</text:span></text:p>
                <text:p text:style-name="P52"><text:span text:style-name="T61"><text:s/>①</text:span><text:span text:style-name="T68">小数形式：</text:span><text:span text:style-name="T61">如 </text:span><text:span text:style-name="T61">1.23, 3.1415926 <text:s/>15.48</text:span></text:p>
                <text:p text:style-name="P52"><text:span text:style-name="T61"><text:s/>②</text:span><text:span text:style-name="T68">指数形式：</text:span><text:span text:style-name="T61">如 <text:s/></text:span><text:span text:style-name="T61">1e-20 <text:s/>1.23e5 </text:span></text:p>
                <text:p text:style-name="P52"><text:span text:style-name="T61"><text:s/></text:span></text:p>
              </text:list-header>
            </text:list>
          </draw:text-box>
        </draw:frame>
        <anim:par presentation:node-type="timing-root">
          <anim:par smil:begin="id60.begin">
            <anim:transitionFilter smil:dur="1s" smil:type="slideWipe" smil:subtype="fromBottomRight" smil:direction="reverse"/>
          </anim:par>
        </anim:par>
        <presentation:notes draw:style-name="dp2">
          <draw:page-thumbnail draw:style-name="gr1" draw:layer="layout" svg:width="7.142cm" svg:height="9.524cm" svg:x="5.953cm" svg:y="1.93cm" draw:page-number="42" presentation:class="page"/>
          <draw:frame presentation:style-name="pr2" draw:layer="layout" svg:width="15.239cm" svg:height="11.43cm" svg:x="1.905cm" svg:y="12.065cm" presentation:class="notes" presentation:placeholder="true">
            <draw:text-box/>
          </draw:frame>
        </presentation:notes>
      </draw:page>
      <draw:page draw:name="page43" draw:style-name="dp3" draw:master-page-name="Default" presentation:presentation-page-layout-name="AL1T0" xml:id="id61" draw:id="id61">
        <draw:frame presentation:style-name="pr32" draw:text-style-name="P5" draw:layer="layout" svg:width="23.707cm" svg:height="17.356cm" svg:x="1.057cm" svg:y="0.847cm" presentation:class="subtitle" presentation:user-transformed="true">
          <draw:text-box>
            <text:list text:style-name="L48">
              <text:list-header>
                <text:p text:style-name="P47"><text:span text:style-name="T156"><text:s text:c="6"/>■</text:span><text:span text:style-name="T157">实型变量</text:span></text:p>
              </text:list-header>
            </text:list>
            <text:list text:style-name="L17">
              <text:list-header>
                <text:p text:style-name="P47"><text:span text:style-name="T38"><text:s text:c="2"/></text:span><text:span text:style-name="T68">用于存放实数的变量</text:span></text:p>
                <text:p text:style-name="P47"><text:span text:style-name="T61"><text:s text:c="2"/></text:span><text:span text:style-name="T61">分单精度和双精度两种：</text:span></text:p>
                <text:p text:style-name="P47"><text:span text:style-name="T61"><text:s text:c="2"/></text:span><text:span text:style-name="T68">float <text:s/>a,b</text:span><text:span text:style-name="T61"> <text:s text:c="2"/></text:span></text:p>
                <text:p text:style-name="P47"><text:span text:style-name="T61"><text:s text:c="4"/></text:span><text:span text:style-name="T61">定义</text:span><text:span text:style-name="T61">a</text:span><text:span text:style-name="T61">和</text:span><text:span text:style-name="T61">b</text:span><text:span text:style-name="T61">为单精度型变量</text:span></text:p>
                <text:p text:style-name="P47"><text:span text:style-name="T61"><text:s text:c="4"/></text:span><text:span text:style-name="T61">32</text:span><text:span text:style-name="T61">位，</text:span><text:span text:style-name="T61">7</text:span><text:span text:style-name="T61">位有效数字，</text:span><text:span text:style-name="T175">10</text:span><text:span text:style-name="T61">-38—</text:span><text:span text:style-name="T175">10</text:span><text:span text:style-name="T61">38</text:span></text:p>
                <text:p text:style-name="P47"><text:span text:style-name="T61"><text:s text:c="2"/></text:span><text:span text:style-name="T68">double <text:s/>x,y</text:span><text:span text:style-name="T61"> <text:s/></text:span></text:p>
                <text:p text:style-name="P47"><text:span text:style-name="T61"><text:s text:c="4"/></text:span><text:span text:style-name="T61">定义</text:span><text:span text:style-name="T61">x</text:span><text:span text:style-name="T61">和</text:span><text:span text:style-name="T61">y</text:span><text:span text:style-name="T61">为双精度型变量</text:span></text:p>
                <text:p text:style-name="P47"><text:span text:style-name="T61"><text:s text:c="4"/></text:span><text:span text:style-name="T61">64</text:span><text:span text:style-name="T61">位，</text:span><text:span text:style-name="T61">15</text:span><text:span text:style-name="T61">位有效数字，</text:span><text:span text:style-name="T175">10</text:span><text:span text:style-name="T61">-308—</text:span><text:span text:style-name="T175">10</text:span><text:span text:style-name="T61">308</text:span></text:p>
              </text:list-header>
            </text:list>
          </draw:text-box>
        </draw:frame>
        <anim:par presentation:node-type="timing-root">
          <anim:par smil:begin="id61.begin">
            <anim:transitionFilter smil:dur="1s" smil:type="slideWipe" smil:subtype="fromBottomRight" smil:direction="reverse"/>
          </anim:par>
        </anim:par>
        <presentation:notes draw:style-name="dp2">
          <draw:page-thumbnail draw:style-name="gr1" draw:layer="layout" svg:width="7.142cm" svg:height="9.524cm" svg:x="5.953cm" svg:y="1.93cm" draw:page-number="43" presentation:class="page"/>
          <draw:frame presentation:style-name="pr2" draw:layer="layout" svg:width="15.239cm" svg:height="11.43cm" svg:x="1.905cm" svg:y="12.065cm" presentation:class="notes" presentation:placeholder="true">
            <draw:text-box/>
          </draw:frame>
        </presentation:notes>
      </draw:page>
      <draw:page draw:name="page44" draw:style-name="dp3" draw:master-page-name="Default" presentation:presentation-page-layout-name="AL1T0" xml:id="id62" draw:id="id62">
        <draw:frame presentation:style-name="pr33" draw:text-style-name="P5" draw:layer="layout" svg:width="22.014cm" svg:height="17.357cm" svg:x="1.693cm" svg:y="0.422cm" presentation:class="subtitle" presentation:user-transformed="true">
          <draw:text-box>
            <text:list text:style-name="L17">
              <text:list-header>
                <text:p text:style-name="P47"><text:span text:style-name="T38"><text:s text:c="6"/></text:span><text:span text:style-name="T61">例：</text:span></text:p>
              </text:list-header>
            </text:list>
            <text:list text:style-name="L51">
              <text:list-header>
                <text:p text:style-name="P47"><text:span text:style-name="T103"><text:s text:c="6"/></text:span><text:span text:style-name="T85">main()</text:span></text:p>
              </text:list-header>
            </text:list>
            <text:list text:style-name="L57">
              <text:list-header>
                <text:p text:style-name="P47"><text:span text:style-name="T85"><text:s text:c="6"/></text:span><text:span text:style-name="T85">{ <text:s text:c="2"/>float <text:s/>r,c; <text:s text:c="3"/></text:span><text:span text:style-name="T176">double <text:s/>r,c;</text:span></text:p>
                <text:p text:style-name="P47"><text:span text:style-name="T85"><text:s text:c="10"/></text:span><text:span text:style-name="T85">r=5;</text:span></text:p>
                <text:p text:style-name="P47"><text:span text:style-name="T85"><text:s text:c="10"/></text:span><text:span text:style-name="T85">c=2*3.1415926*r;</text:span></text:p>
                <text:p text:style-name="P47"><text:span text:style-name="T85"><text:s text:c="10"/></text:span><text:span text:style-name="T85">printf(“%f”,c); </text:span></text:p>
                <text:p text:style-name="P47"><text:span text:style-name="T85"><text:s text:c="7"/></text:span><text:span text:style-name="T85">}</text:span></text:p>
              </text:list-header>
            </text:list>
            <text:list text:style-name="L51">
              <text:list-header>
                <text:p text:style-name="P47"><text:span text:style-name="T99"><text:s text:c="4"/></text:span></text:p>
              </text:list-header>
            </text:list>
          </draw:text-box>
        </draw:frame>
        <anim:par presentation:node-type="timing-root">
          <anim:par smil:begin="id62.begin">
            <anim:transitionFilter smil:dur="1s" smil:type="slideWipe" smil:subtype="fromBottomRight" smil:direction="reverse"/>
          </anim:par>
        </anim:par>
        <presentation:notes draw:style-name="dp2">
          <draw:page-thumbnail draw:style-name="gr1" draw:layer="layout" svg:width="7.142cm" svg:height="9.524cm" svg:x="5.953cm" svg:y="1.93cm" draw:page-number="44" presentation:class="page"/>
          <draw:frame presentation:style-name="pr2" draw:layer="layout" svg:width="15.239cm" svg:height="11.43cm" svg:x="1.905cm" svg:y="12.065cm" presentation:class="notes" presentation:placeholder="true">
            <draw:text-box/>
          </draw:frame>
        </presentation:notes>
      </draw:page>
      <draw:page draw:name="page45" draw:style-name="dp3" draw:master-page-name="Default" presentation:presentation-page-layout-name="AL1T0" xml:id="id63" draw:id="id63">
        <draw:frame presentation:style-name="pr30" draw:text-style-name="P5" draw:layer="layout" svg:width="23.284cm" svg:height="17.992cm" svg:x="1.058cm" svg:y="0.423cm" presentation:class="subtitle" presentation:user-transformed="true">
          <draw:text-box>
            <text:list text:style-name="L52">
              <text:list-header>
                <text:p text:style-name="P47"><text:span text:style-name="T90"><text:s/></text:span></text:p>
              </text:list-header>
            </text:list>
            <text:list text:style-name="L6">
              <text:list-header>
                <text:p text:style-name="P40"><text:span text:style-name="T68"><text:s text:c="5"/></text:span><text:span text:style-name="T68">3.5 <text:s/></text:span><text:span text:style-name="T68">字符型数据</text:span></text:p>
              </text:list-header>
            </text:list>
            <text:list text:style-name="L48">
              <text:list-header>
                <text:p text:style-name="P47"><text:span text:style-name="T156"/></text:p>
              </text:list-header>
            </text:list>
            <text:list text:style-name="L54">
              <text:list-header>
                <text:p text:style-name="P47"><text:span text:style-name="T157"><text:s text:c="6"/></text:span><text:span text:style-name="T156">■</text:span><text:span text:style-name="T157">字符常量</text:span></text:p>
              </text:list-header>
            </text:list>
            <text:list text:style-name="L17">
              <text:list-header>
                <text:p text:style-name="P47"><text:span text:style-name="T38"><text:s/></text:span></text:p>
                <text:p text:style-name="P47"><text:span text:style-name="T38"><text:s text:c="2"/></text:span><text:span text:style-name="T68">用单引号括起来的一个字符。</text:span></text:p>
                <text:p text:style-name="P47"><text:span text:style-name="T61"><text:s text:c="4"/>’</text:span><text:span text:style-name="T61">a’,’x’,’*’,’1’</text:span><text:span text:style-name="T61">等</text:span></text:p>
                <text:p text:style-name="P47"><text:span text:style-name="T61"/></text:p>
                <text:p text:style-name="P47"><text:span text:style-name="T61"><text:s text:c="3"/></text:span><text:span text:style-name="T61">除此外，以’</text:span><text:span text:style-name="T61">\’</text:span><text:span text:style-name="T61">开头的字符如’</text:span><text:span text:style-name="T61">\n’,’\t’</text:span><text:span text:style-name="T61">等</text:span></text:p>
                <text:p text:style-name="P47"><text:span text:style-name="T61"><text:s text:c="3"/></text:span><text:span text:style-name="T61">称为转义字符，祥见书表</text:span><text:span text:style-name="T61">3.3</text:span></text:p>
                <text:p text:style-name="P47"><text:span text:style-name="T61"/></text:p>
              </text:list-header>
            </text:list>
          </draw:text-box>
        </draw:frame>
        <anim:par presentation:node-type="timing-root">
          <anim:par smil:begin="id63.begin">
            <anim:transitionFilter smil:dur="1s" smil:type="slideWipe" smil:subtype="fromBottomRight" smil:direction="reverse"/>
          </anim:par>
        </anim:par>
        <presentation:notes draw:style-name="dp2">
          <draw:page-thumbnail draw:style-name="gr1" draw:layer="layout" svg:width="7.142cm" svg:height="9.524cm" svg:x="5.953cm" svg:y="1.93cm" draw:page-number="45" presentation:class="page"/>
          <draw:frame presentation:style-name="pr2" draw:layer="layout" svg:width="15.239cm" svg:height="11.43cm" svg:x="1.905cm" svg:y="12.065cm" presentation:class="notes" presentation:placeholder="true">
            <draw:text-box/>
          </draw:frame>
        </presentation:notes>
      </draw:page>
      <draw:page draw:name="page46" draw:style-name="dp3" draw:master-page-name="Default" presentation:presentation-page-layout-name="AL1T0" xml:id="id64" draw:id="id64">
        <draw:frame presentation:style-name="pr30" draw:text-style-name="P5" draw:layer="layout" svg:width="23.495cm" svg:height="17.992cm" svg:x="1.057cm" svg:y="0.423cm" presentation:class="subtitle" presentation:user-transformed="true">
          <draw:text-box>
            <text:list text:style-name="L58">
              <text:list-header>
                <text:p text:style-name="P47"><text:span text:style-name="T177"/></text:p>
                <text:p text:style-name="P47"><text:span text:style-name="T177"><text:s text:c="7"/></text:span><text:span text:style-name="T156">■</text:span><text:span text:style-name="T157">字符型变量</text:span></text:p>
              </text:list-header>
            </text:list>
            <text:list text:style-name="L59">
              <text:list-header>
                <text:p text:style-name="P47"><text:span text:style-name="T104"><text:s/></text:span></text:p>
              </text:list-header>
            </text:list>
            <text:list text:style-name="L17">
              <text:list-header>
                <text:p text:style-name="P47"><text:span text:style-name="T38"><text:s text:c="4"/></text:span><text:span text:style-name="T68">用于存放字符的变量。</text:span></text:p>
              </text:list-header>
            </text:list>
            <text:list text:style-name="L6">
              <text:list-header>
                <text:p text:style-name="P47"><text:span text:style-name="T68"/></text:p>
              </text:list-header>
            </text:list>
            <text:list text:style-name="L17">
              <text:list-header>
                <text:p text:style-name="P47"><text:span text:style-name="T61"><text:s text:c="4"/></text:span><text:span text:style-name="T61">char <text:s/>c1,c2 <text:s text:c="2"/></text:span><text:span text:style-name="T165">定义</text:span><text:span text:style-name="T165">c1</text:span><text:span text:style-name="T165">和</text:span><text:span text:style-name="T165">c2</text:span><text:span text:style-name="T165">为字符型变量</text:span></text:p>
                <text:p text:style-name="P47"><text:span text:style-name="T61"><text:s text:c="4"/></text:span><text:span text:style-name="T61">c1=’a’; <text:s text:c="2"/>c2=’b’; <text:s/></text:span><text:span text:style-name="T165">字符赋值</text:span></text:p>
              </text:list-header>
            </text:list>
            <text:list text:style-name="L53">
              <text:list-header>
                <text:p text:style-name="P47"><text:span text:style-name="T165"/></text:p>
              </text:list-header>
            </text:list>
            <text:list text:style-name="L17">
              <text:list-header>
                <text:p text:style-name="P47"><text:span text:style-name="T61"><text:s text:c="3"/></text:span><text:span text:style-name="T61">字符型变量存放一个字符，占据一个字节</text:span></text:p>
                <text:p text:style-name="P41"><text:span text:style-name="T61"/></text:p>
              </text:list-header>
            </text:list>
          </draw:text-box>
        </draw:frame>
        <anim:par presentation:node-type="timing-root">
          <anim:par smil:begin="id64.begin">
            <anim:transitionFilter smil:dur="1s" smil:type="slideWipe" smil:subtype="fromBottomRight" smil:direction="reverse"/>
          </anim:par>
        </anim:par>
        <presentation:notes draw:style-name="dp2">
          <draw:page-thumbnail draw:style-name="gr1" draw:layer="layout" svg:width="7.142cm" svg:height="9.524cm" svg:x="5.953cm" svg:y="1.93cm" draw:page-number="46" presentation:class="page"/>
          <draw:frame presentation:style-name="pr2" draw:layer="layout" svg:width="15.239cm" svg:height="11.43cm" svg:x="1.905cm" svg:y="12.065cm" presentation:class="notes" presentation:placeholder="true">
            <draw:text-box/>
          </draw:frame>
        </presentation:notes>
      </draw:page>
      <draw:page draw:name="page47" draw:style-name="dp3" draw:master-page-name="Default" presentation:presentation-page-layout-name="AL1T0" xml:id="id65" draw:id="id65">
        <draw:frame presentation:style-name="pr34" draw:text-style-name="P5" draw:layer="layout" svg:width="23.284cm" svg:height="17.78cm" svg:x="1.058cm" svg:y="0.423cm" presentation:class="subtitle" presentation:user-transformed="true">
          <draw:text-box>
            <text:list text:style-name="L6">
              <text:list-header>
                <text:p text:style-name="P47"><text:span text:style-name="T68"><text:s text:c="7"/></text:span><text:span text:style-name="T156">■</text:span><text:span text:style-name="T157">字符型数据的存储形式</text:span></text:p>
              </text:list-header>
            </text:list>
            <text:list text:style-name="L17">
              <text:list-header>
                <text:p text:style-name="P47"><text:span text:style-name="T38"><text:s text:c="3"/></text:span><text:span text:style-name="T59">存放</text:span><text:span text:style-name="T59">ASCII</text:span><text:span text:style-name="T59">码 <text:s text:c="2"/></text:span><text:span text:style-name="T178">不是 <text:s text:c="7"/>而是</text:span></text:p>
                <text:p text:style-name="P47"><text:span text:style-name="T38"><text:s text:c="3"/></text:span><text:span text:style-name="T61">如字符’</text:span><text:span text:style-name="T61">a’</text:span><text:span text:style-name="T61">在内存中存放</text:span><text:span text:style-name="T165">97</text:span><text:span text:style-name="T61">，’</text:span><text:span text:style-name="T61">b’ </text:span><text:span text:style-name="T61">存放</text:span><text:span text:style-name="T165">98</text:span><text:span text:style-name="T61">。</text:span></text:p>
                <text:p text:style-name="P47"><text:span text:style-name="T61"><text:s text:c="3"/></text:span><text:span text:style-name="T61">与整数的存储形式一致，它们之间可以通用</text:span></text:p>
                <text:p text:style-name="P47"><text:span text:style-name="T61"><text:s text:c="3"/></text:span><text:span text:style-name="T61">一个字符数据既可以作字符用，也可以作整数用（取其</text:span><text:span text:style-name="T61">ASCII</text:span><text:span text:style-name="T61">代码）。</text:span></text:p>
                <text:p text:style-name="P47"><text:span text:style-name="T61"><text:s text:c="3"/></text:span><text:span text:style-name="T61">如：</text:span><text:span text:style-name="T61">32+’a’</text:span><text:span text:style-name="T61">相当于 </text:span><text:span text:style-name="T61">32+97</text:span></text:p>
                <text:p text:style-name="P47"><text:span text:style-name="T61"><text:s text:c="3"/></text:span><text:span text:style-name="T61">若 <text:s/></text:span><text:span text:style-name="T61">int <text:s/>x; char <text:s/>c;</text:span></text:p>
                <text:p text:style-name="P41"><text:span text:style-name="T61">则 <text:s/></text:span><text:span text:style-name="T61">x=’a’; <text:s/>c=97; x=97; c=’a’; </text:span><text:span text:style-name="T61">都允许</text:span><text:span text:style-name="T54"> </text:span></text:p>
              </text:list-header>
            </text:list>
          </draw:text-box>
        </draw:frame>
        <draw:custom-shape draw:style-name="gr28" draw:text-style-name="P5" draw:layer="layout" svg:width="2.752cm" svg:height="1.27cm" svg:x="13.758cm" svg:y="2.117cm">
          <text:list text:style-name="L36">
            <text:list-header>
              <text:p text:style-name="P14">a</text:p>
            </text:list-header>
          </text:list>
          <draw:enhanced-geometry svg:viewBox="0 0 21600 21600" draw:type="rectangle" draw:enhanced-path="M 0 0 L 21600 0 21600 21600 0 21600 0 0 Z N"/>
        </draw:custom-shape>
        <draw:custom-shape draw:style-name="gr28" draw:text-style-name="P5" draw:layer="layout" svg:width="2.329cm" svg:height="1.27cm" svg:x="20.108cm" svg:y="2.117cm">
          <text:list text:style-name="L36">
            <text:list-header>
              <text:p text:style-name="P14">97</text:p>
            </text:list-header>
          </text:list>
          <draw:enhanced-geometry svg:viewBox="0 0 21600 21600" draw:type="rectangle" draw:enhanced-path="M 0 0 L 21600 0 21600 21600 0 21600 0 0 Z N"/>
        </draw:custom-shape>
        <anim:par presentation:node-type="timing-root">
          <anim:par smil:begin="id65.begin">
            <anim:transitionFilter smil:dur="1s" smil:type="slideWipe" smil:subtype="fromBottomRight" smil:direction="reverse"/>
          </anim:par>
        </anim:par>
        <presentation:notes draw:style-name="dp2">
          <draw:page-thumbnail draw:style-name="gr1" draw:layer="layout" svg:width="7.142cm" svg:height="9.524cm" svg:x="5.953cm" svg:y="1.93cm" draw:page-number="47" presentation:class="page"/>
          <draw:frame presentation:style-name="pr2" draw:layer="layout" svg:width="15.239cm" svg:height="11.43cm" svg:x="1.905cm" svg:y="12.065cm" presentation:class="notes" presentation:placeholder="true">
            <draw:text-box/>
          </draw:frame>
        </presentation:notes>
      </draw:page>
      <draw:page draw:name="page48" draw:style-name="dp3" draw:master-page-name="Default" presentation:presentation-page-layout-name="AL1T0" xml:id="id66" draw:id="id66">
        <draw:frame presentation:style-name="pr35" draw:text-style-name="P5" draw:layer="layout" svg:width="21.59cm" svg:height="16.933cm" svg:x="1.905cm" svg:y="0.634cm" presentation:class="subtitle" presentation:user-transformed="true">
          <draw:text-box>
            <text:list text:style-name="L52">
              <text:list-header>
                <text:p text:style-name="P47"><text:span text:style-name="T90"><text:s text:c="6"/></text:span><text:span text:style-name="T156">■</text:span><text:span text:style-name="T157">字符串常量</text:span></text:p>
              </text:list-header>
            </text:list>
            <text:list text:style-name="L17">
              <text:list-header>
                <text:p text:style-name="P47"><text:span text:style-name="T38"><text:s text:c="2"/></text:span><text:span text:style-name="T68">用双引号括起来的字符序列。</text:span></text:p>
              </text:list-header>
            </text:list>
            <text:list text:style-name="L6">
              <text:list-header>
                <text:p text:style-name="P47"><text:span text:style-name="T59"/></text:p>
              </text:list-header>
            </text:list>
            <text:list text:style-name="L17">
              <text:list-header>
                <text:p text:style-name="P47"><text:span text:style-name="T38"><text:s text:c="2"/></text:span><text:span text:style-name="T61">如：</text:span><text:span text:style-name="T165">”</text:span><text:span text:style-name="T165">abcde”</text:span><text:span text:style-name="T61">,</text:span><text:span text:style-name="T165">”china”</text:span></text:p>
                <text:p text:style-name="P47"><text:span text:style-name="T61"><text:s text:c="2"/>”</text:span><text:span text:style-name="T165">a</text:span><text:span text:style-name="T61">”</text:span><text:span text:style-name="T61">也属字符串。 注意</text:span><text:span text:style-name="T165">”</text:span><text:span text:style-name="T165">a”</text:span><text:span text:style-name="T61">与</text:span><text:span text:style-name="T157">’</text:span><text:span text:style-name="T157">a’</text:span><text:span text:style-name="T61">的区别。</text:span></text:p>
                <text:p text:style-name="P47"><text:span text:style-name="T61"><text:s/></text:span><text:span text:style-name="T61">对于：</text:span></text:p>
                <text:p text:style-name="P47"><text:span text:style-name="T61"><text:s text:c="8"/></text:span><text:span text:style-name="T166">char <text:s/>c;</text:span></text:p>
              </text:list-header>
            </text:list>
            <text:list text:style-name="L60">
              <text:list-header>
                <text:p text:style-name="P47"><text:span text:style-name="T166"><text:s text:c="8"/></text:span><text:span text:style-name="T166">c=”a”;</text:span><text:span text:style-name="T61"> <text:s text:c="5"/></text:span><text:span text:style-name="T61">用法错误</text:span></text:p>
              </text:list-header>
            </text:list>
            <text:list text:style-name="L17">
              <text:list-header>
                <text:p text:style-name="P47"><text:span text:style-name="T61"/></text:p>
              </text:list-header>
            </text:list>
          </draw:text-box>
        </draw:frame>
        <anim:par presentation:node-type="timing-root">
          <anim:par smil:begin="id66.begin">
            <anim:transitionFilter smil:dur="1s" smil:type="slideWipe" smil:subtype="fromBottomRight" smil:direction="reverse"/>
          </anim:par>
        </anim:par>
        <presentation:notes draw:style-name="dp2">
          <draw:page-thumbnail draw:style-name="gr1" draw:layer="layout" svg:width="7.142cm" svg:height="9.524cm" svg:x="5.953cm" svg:y="1.93cm" draw:page-number="48" presentation:class="page"/>
          <draw:frame presentation:style-name="pr2" draw:layer="layout" svg:width="15.239cm" svg:height="11.43cm" svg:x="1.905cm" svg:y="12.065cm" presentation:class="notes" presentation:placeholder="true">
            <draw:text-box/>
          </draw:frame>
        </presentation:notes>
      </draw:page>
      <draw:page draw:name="page49" draw:style-name="dp3" draw:master-page-name="Default" presentation:presentation-page-layout-name="AL1T0" xml:id="id67" draw:id="id67">
        <draw:frame presentation:style-name="pr29" draw:text-style-name="P5" draw:layer="layout" svg:width="22.86cm" svg:height="17.568cm" svg:x="0.847cm" svg:y="0.635cm" presentation:class="subtitle" presentation:user-transformed="true">
          <draw:text-box>
            <text:list text:style-name="L17">
              <text:list-header>
                <text:p text:style-name="P47"><text:span text:style-name="T38"><text:s text:c="3"/></text:span><text:span text:style-name="T61">字符串中每个字符各占一个字节，并且在字符串结尾加上一个结束标记</text:span><text:span text:style-name="T157">’</text:span><text:span text:style-name="T157">\0’</text:span></text:p>
              </text:list-header>
            </text:list>
            <text:list text:style-name="L51">
              <text:list-header>
                <text:p text:style-name="P47"><text:span text:style-name="T103"/></text:p>
              </text:list-header>
            </text:list>
            <text:list text:style-name="L17">
              <text:list-header>
                <text:p text:style-name="P47"><text:span text:style-name="T61"><text:s/></text:span><text:span text:style-name="T61">如：</text:span><text:span text:style-name="T68">”</text:span><text:span text:style-name="T68">china”</text:span><text:span text:style-name="T61"> </text:span><text:span text:style-name="T61">在内存中占</text:span><text:span text:style-name="T61">6</text:span><text:span text:style-name="T61">个字节。</text:span></text:p>
                <text:p text:style-name="P47"><text:span text:style-name="T38">  </text:span></text:p>
                <text:p text:style-name="P47"><text:span text:style-name="T38"><text:s text:c="11"/></text:span><text:span text:style-name="T38">c <text:s text:c="2"/>h <text:s/>i <text:s text:c="2"/>n <text:s text:c="2"/>a <text:s/>\0</text:span></text:p>
                <text:p text:style-name="P41"><text:span text:style-name="T38"/></text:p>
                <text:p text:style-name="P41"><text:span text:style-name="T38"/></text:p>
                <text:p text:style-name="P47"><text:span text:style-name="T38"><text:s text:c="3"/></text:span><text:span text:style-name="T61">C</text:span><text:span text:style-name="T61">语言中专门的字符串变量，可用字符数组存放（以后介绍）。</text:span></text:p>
                <text:p text:style-name="P41"><text:span text:style-name="T61"/></text:p>
              </text:list-header>
            </text:list>
          </draw:text-box>
        </draw:frame>
        <draw:line draw:style-name="gr26" draw:text-style-name="P25" draw:layer="layout" svg:x1="6.35cm" svg:y1="8.678cm" svg:x2="6.35cm" svg:y2="10.16cm">
          <text:p/>
        </draw:line>
        <draw:line draw:style-name="gr26" draw:text-style-name="P25" draw:layer="layout" svg:x1="8.678cm" svg:y1="8.678cm" svg:x2="8.678cm" svg:y2="10.16cm">
          <text:p/>
        </draw:line>
        <draw:line draw:style-name="gr26" draw:text-style-name="P25" draw:layer="layout" svg:x1="10.795cm" svg:y1="8.678cm" svg:x2="10.795cm" svg:y2="10.16cm">
          <text:p/>
        </draw:line>
        <draw:line draw:style-name="gr26" draw:text-style-name="P25" draw:layer="layout" svg:x1="12.488cm" svg:y1="8.678cm" svg:x2="12.488cm" svg:y2="10.16cm">
          <text:p/>
        </draw:line>
        <draw:line draw:style-name="gr29" draw:text-style-name="P25" draw:layer="layout" svg:x1="13.97cm" svg:y1="3.387cm" svg:x2="13.97cm" svg:y2="3.387cm">
          <text:p/>
        </draw:line>
        <draw:line draw:style-name="gr26" draw:text-style-name="P25" draw:layer="layout" svg:x1="14.817cm" svg:y1="8.678cm" svg:x2="14.817cm" svg:y2="10.16cm">
          <text:p/>
        </draw:line>
        <draw:line draw:style-name="gr26" draw:text-style-name="P25" draw:layer="layout" svg:x1="16.933cm" svg:y1="8.678cm" svg:x2="16.933cm" svg:y2="10.16cm">
          <text:p/>
        </draw:line>
        <draw:line draw:style-name="gr26" draw:text-style-name="P25" draw:layer="layout" svg:x1="19.05cm" svg:y1="8.467cm" svg:x2="19.05cm" svg:y2="10.16cm">
          <text:p/>
        </draw:line>
        <draw:line draw:style-name="gr29" draw:text-style-name="P25" draw:layer="layout" svg:x1="17.992cm" svg:y1="3.387cm" svg:x2="17.78cm" svg:y2="3.387cm">
          <text:p/>
        </draw:line>
        <draw:line draw:style-name="gr26" draw:text-style-name="P25" draw:layer="layout" svg:x1="6.35cm" svg:y1="8.467cm" svg:x2="19.05cm" svg:y2="8.467cm">
          <text:p/>
        </draw:line>
        <draw:line draw:style-name="gr26" draw:text-style-name="P25" draw:layer="layout" svg:x1="6.35cm" svg:y1="10.16cm" svg:x2="19.05cm" svg:y2="10.16cm">
          <text:p/>
        </draw:line>
        <draw:line draw:style-name="gr29" draw:text-style-name="P25" draw:layer="layout" svg:x1="6.138cm" svg:y1="3.81cm" svg:x2="6.138cm" svg:y2="3.81cm">
          <text:p/>
        </draw:line>
        <draw:line draw:style-name="gr29" draw:text-style-name="P25" draw:layer="layout" svg:x1="6.773cm" svg:y1="4.022cm" svg:x2="6.773cm" svg:y2="4.022cm">
          <text:p/>
        </draw:line>
        <anim:par presentation:node-type="timing-root">
          <anim:par smil:begin="id67.begin">
            <anim:transitionFilter smil:dur="1s" smil:type="slideWipe" smil:subtype="fromBottomRight" smil:direction="reverse"/>
          </anim:par>
        </anim:par>
        <presentation:notes draw:style-name="dp2">
          <draw:page-thumbnail draw:style-name="gr1" draw:layer="layout" svg:width="7.142cm" svg:height="9.524cm" svg:x="5.953cm" svg:y="1.93cm" draw:page-number="49" presentation:class="page"/>
          <draw:frame presentation:style-name="pr2" draw:layer="layout" svg:width="15.239cm" svg:height="11.43cm" svg:x="1.905cm" svg:y="12.065cm" presentation:class="notes" presentation:placeholder="true">
            <draw:text-box/>
          </draw:frame>
        </presentation:notes>
      </draw:page>
      <draw:page draw:name="page50" draw:style-name="dp3" draw:master-page-name="Default" presentation:presentation-page-layout-name="AL1T0" xml:id="id68" draw:id="id68">
        <draw:frame presentation:style-name="pr36" draw:text-style-name="P5" draw:layer="layout" svg:width="23.072cm" svg:height="17.78cm" svg:x="1.693cm" svg:y="0.423cm" presentation:class="subtitle" presentation:user-transformed="true">
          <draw:text-box>
            <text:list text:style-name="L6">
              <text:list-header>
                <text:p text:style-name="P40"><text:span text:style-name="T68"><text:s text:c="4"/></text:span><text:span text:style-name="T68">3.6 <text:s/></text:span><text:span text:style-name="T68">变量赋初值</text:span></text:p>
              </text:list-header>
            </text:list>
            <text:list text:style-name="L17">
              <text:list-header>
                <text:p text:style-name="P47"><text:span text:style-name="T38"><text:s text:c="2"/></text:span><text:span text:style-name="T61">在定义变量的同时给相应的变量赋初值。</text:span></text:p>
                <text:p text:style-name="P47"><text:span text:style-name="T61"><text:s text:c="2"/></text:span><text:span text:style-name="T61">如： <text:s text:c="7"/></text:span></text:p>
                <text:p text:style-name="P47"><text:span text:style-name="T61"><text:s text:c="8"/></text:span><text:span text:style-name="T68">int <text:s/>a=3;</text:span><text:span text:style-name="T179"> <text:s text:c="9"/></text:span><text:span text:style-name="T156">a</text:span><text:span text:style-name="T179"> <text:s text:c="6"/></text:span></text:p>
              </text:list-header>
            </text:list>
            <text:list text:style-name="L50">
              <text:list-header>
                <text:p text:style-name="P47"><text:span text:style-name="T179"><text:s text:c="8"/></text:span><text:span text:style-name="T68">float <text:s/>b=5.2;</text:span></text:p>
              </text:list-header>
            </text:list>
            <text:list text:style-name="L6">
              <text:list-header>
                <text:p text:style-name="P47"><text:span text:style-name="T68"><text:s text:c="8"/></text:span><text:span text:style-name="T68">char <text:s/>c=’a’;</text:span></text:p>
                <text:p text:style-name="P47"><text:span text:style-name="T68"><text:s text:c="8"/></text:span><text:span text:style-name="T68">int <text:s/>x=y=z=6;</text:span></text:p>
              </text:list-header>
            </text:list>
            <text:list text:style-name="L17">
              <text:list-header>
                <text:p text:style-name="P40"><text:span text:style-name="T61"><text:s text:c="2"/></text:span><text:span text:style-name="T61">效果：</text:span></text:p>
                <text:p text:style-name="P40"><text:span text:style-name="T61"><text:s text:c="3"/></text:span><text:span text:style-name="T61">在给变量分配内存单元的同时在相应的单 <text:s/>元中存放初值。</text:span><text:span text:style-name="T89"> </text:span></text:p>
              </text:list-header>
            </text:list>
            <text:list text:style-name="L59">
              <text:list-header>
                <text:p text:style-name="P41"><text:span text:style-name="T89"/></text:p>
              </text:list-header>
            </text:list>
          </draw:text-box>
        </draw:frame>
        <draw:custom-shape draw:style-name="gr28" draw:text-style-name="P5" draw:layer="layout" svg:width="2.117cm" svg:height="1.27cm" svg:x="18.415cm" svg:y="5.715cm">
          <text:list text:style-name="L36">
            <text:list-header>
              <text:p text:style-name="P14">3</text:p>
            </text:list-header>
          </text:list>
          <draw:enhanced-geometry svg:viewBox="0 0 21600 21600" draw:type="rectangle" draw:enhanced-path="M 0 0 L 21600 0 21600 21600 0 21600 0 0 Z N"/>
        </draw:custom-shape>
        <anim:par presentation:node-type="timing-root">
          <anim:par smil:begin="id68.begin">
            <anim:transitionFilter smil:dur="1s" smil:type="slideWipe" smil:subtype="fromBottomRight" smil:direction="reverse"/>
          </anim:par>
        </anim:par>
        <presentation:notes draw:style-name="dp2">
          <draw:page-thumbnail draw:style-name="gr1" draw:layer="layout" svg:width="7.142cm" svg:height="9.524cm" svg:x="5.953cm" svg:y="1.93cm" draw:page-number="50" presentation:class="page"/>
          <draw:frame presentation:style-name="pr2" draw:layer="layout" svg:width="15.239cm" svg:height="11.43cm" svg:x="1.905cm" svg:y="12.065cm" presentation:class="notes" presentation:placeholder="true">
            <draw:text-box/>
          </draw:frame>
        </presentation:notes>
      </draw:page>
      <draw:page draw:name="page51" draw:style-name="dp3" draw:master-page-name="Default" presentation:presentation-page-layout-name="AL1T0" xml:id="id69" draw:id="id69">
        <draw:frame presentation:style-name="pr36" draw:text-style-name="P5" draw:layer="layout" svg:width="24.13cm" svg:height="17.78cm" svg:x="0.423cm" svg:y="0.423cm" presentation:class="subtitle" presentation:user-transformed="true">
          <draw:text-box>
            <text:list text:style-name="L6">
              <text:list-header>
                <text:p text:style-name="P40"><text:span text:style-name="T68"><text:s text:c="4"/></text:span><text:span text:style-name="T68">3.7 <text:s/></text:span><text:span text:style-name="T68">各数值型数据间的混合运算</text:span></text:p>
                <text:p text:style-name="P47"><text:span text:style-name="T59"/></text:p>
              </text:list-header>
            </text:list>
            <text:list text:style-name="L59">
              <text:list-header>
                <text:p text:style-name="P47"><text:span text:style-name="T104"><text:s text:c="3"/></text:span><text:span text:style-name="T61">整型、实型、字符型数据间可以进行混合运算，如：</text:span></text:p>
              </text:list-header>
            </text:list>
            <text:list text:style-name="L17">
              <text:list-header>
                <text:p text:style-name="P47"><text:span text:style-name="T61"><text:s text:c="8"/></text:span><text:span text:style-name="T157">10-‘a’*1.5</text:span></text:p>
                <text:p text:style-name="P47"><text:span text:style-name="T61"><text:s text:c="3"/></text:span><text:span text:style-name="T61">运算时，参加运算的两个数据如果类型不同，则首先将其类型转换成一致再运算，转换规则是：</text:span></text:p>
                <text:p text:style-name="P47"><text:span text:style-name="T38"><text:s text:c="3"/></text:span><text:span text:style-name="T165">将优先级低的类型转换到优先级高的类型</text:span></text:p>
              </text:list-header>
            </text:list>
            <text:list text:style-name="L53">
              <text:list-header>
                <text:p text:style-name="P47"><text:span text:style-name="T165"/></text:p>
              </text:list-header>
            </text:list>
          </draw:text-box>
        </draw:frame>
        <anim:par presentation:node-type="timing-root">
          <anim:par smil:begin="id69.begin">
            <anim:transitionFilter smil:dur="1s" smil:type="slideWipe" smil:subtype="fromBottomRight" smil:direction="reverse"/>
          </anim:par>
        </anim:par>
        <presentation:notes draw:style-name="dp2">
          <draw:page-thumbnail draw:style-name="gr1" draw:layer="layout" svg:width="7.142cm" svg:height="9.524cm" svg:x="5.953cm" svg:y="1.93cm" draw:page-number="51" presentation:class="page"/>
          <draw:frame presentation:style-name="pr2" draw:layer="layout" svg:width="15.239cm" svg:height="11.43cm" svg:x="1.905cm" svg:y="12.065cm" presentation:class="notes" presentation:placeholder="true">
            <draw:text-box/>
          </draw:frame>
        </presentation:notes>
      </draw:page>
      <draw:page draw:name="page52" draw:style-name="dp3" draw:master-page-name="Default" presentation:presentation-page-layout-name="AL1T0" xml:id="id70" draw:id="id70">
        <draw:frame presentation:style-name="pr37" draw:text-style-name="P5" draw:layer="layout" svg:width="25.4cm" svg:height="19.05cm" svg:x="0cm" svg:y="0cm" presentation:class="subtitle" presentation:user-transformed="true">
          <draw:text-box>
            <text:list text:style-name="L51">
              <text:list-header>
                <text:p text:style-name="P53"><text:span text:style-name="T180"><text:s text:c="13"/></text:span></text:p>
              </text:list-header>
            </text:list>
            <text:list text:style-name="L6">
              <text:list-header>
                <text:p text:style-name="P53"><text:span text:style-name="T19"><text:s text:c="11"/></text:span><text:span text:style-name="T19">数据类型的优先级：</text:span></text:p>
              </text:list-header>
            </text:list>
            <text:list text:style-name="L51">
              <text:list-header>
                <text:p text:style-name="P47"><text:span text:style-name="T103"><text:s text:c="10"/></text:span><text:span text:style-name="T103">高</text:span></text:p>
                <text:p text:style-name="P53"><text:span text:style-name="T180"><text:s text:c="24"/></text:span><text:span text:style-name="T180">double <text:s text:c="7"/>float</text:span></text:p>
                <text:p text:style-name="P53"><text:span text:style-name="T180"/></text:p>
                <text:p text:style-name="P53"><text:span text:style-name="T180"><text:s text:c="24"/></text:span><text:span text:style-name="T180">long</text:span></text:p>
                <text:p text:style-name="P53"><text:span text:style-name="T180"/></text:p>
                <text:p text:style-name="P53"><text:span text:style-name="T180"><text:s text:c="24"/></text:span><text:span text:style-name="T180">unsignde</text:span></text:p>
                <text:p text:style-name="P53"><text:span text:style-name="T180"><text:s text:c="12"/></text:span><text:span text:style-name="T180">低</text:span></text:p>
                <text:p text:style-name="P53"><text:span text:style-name="T180"><text:s text:c="24"/></text:span><text:span text:style-name="T180">int <text:s text:c="10"/>char</text:span></text:p>
                <text:p text:style-name="P53"><text:span text:style-name="T180"/></text:p>
                <text:p text:style-name="P54"><text:span text:style-name="T180"/></text:p>
              </text:list-header>
            </text:list>
          </draw:text-box>
        </draw:frame>
        <draw:line draw:style-name="gr26" draw:text-style-name="P25" draw:layer="layout" svg:x1="7.62cm" svg:y1="11.218cm" svg:x2="7.62cm" svg:y2="4.868cm">
          <text:p/>
        </draw:line>
        <draw:line draw:style-name="gr25" draw:text-style-name="P25" draw:layer="layout" svg:x1="7.62cm" svg:y1="6.35cm" svg:x2="7.62cm" svg:y2="4.868cm">
          <text:p/>
        </draw:line>
        <draw:line draw:style-name="gr25" draw:text-style-name="P25" draw:layer="layout" svg:x1="18.202cm" svg:y1="5.292cm" svg:x2="15.239cm" svg:y2="5.292cm">
          <text:p/>
        </draw:line>
        <draw:line draw:style-name="gr25" draw:text-style-name="P25" draw:layer="layout" svg:x1="17.992cm" svg:y1="13.758cm" svg:x2="13.97cm" svg:y2="13.758cm">
          <text:p/>
        </draw:line>
        <draw:line draw:style-name="gr25" draw:text-style-name="P25" draw:layer="layout" svg:x1="12.277cm" svg:y1="13.122cm" svg:x2="12.277cm" svg:y2="11.641cm">
          <text:p/>
        </draw:line>
        <draw:line draw:style-name="gr25" draw:text-style-name="P25" draw:layer="layout" svg:x1="12.277cm" svg:y1="10.372cm" svg:x2="12.277cm" svg:y2="8.678cm">
          <text:p/>
        </draw:line>
        <draw:line draw:style-name="gr25" draw:text-style-name="P25" draw:layer="layout" svg:x1="12.277cm" svg:y1="7.407cm" svg:x2="12.277cm" svg:y2="5.926cm">
          <text:p/>
        </draw:line>
        <anim:par presentation:node-type="timing-root">
          <anim:par smil:begin="id70.begin">
            <anim:transitionFilter smil:dur="1s" smil:type="slideWipe" smil:subtype="fromBottomRight" smil:direction="reverse"/>
          </anim:par>
        </anim:par>
        <presentation:notes draw:style-name="dp2">
          <draw:page-thumbnail draw:style-name="gr1" draw:layer="layout" svg:width="7.142cm" svg:height="9.524cm" svg:x="5.953cm" svg:y="1.93cm" draw:page-number="52" presentation:class="page"/>
          <draw:frame presentation:style-name="pr2" draw:layer="layout" svg:width="15.239cm" svg:height="11.43cm" svg:x="1.905cm" svg:y="12.065cm" presentation:class="notes" presentation:placeholder="true">
            <draw:text-box/>
          </draw:frame>
        </presentation:notes>
      </draw:page>
      <draw:page draw:name="page53" draw:style-name="dp3" draw:master-page-name="Default" presentation:presentation-page-layout-name="AL1T0" xml:id="id71" draw:id="id71">
        <draw:frame presentation:style-name="pr33" draw:text-style-name="P5" draw:layer="layout" svg:width="23.284cm" svg:height="17.357cm" svg:x="1.058cm" svg:y="1.057cm" presentation:class="subtitle" presentation:user-transformed="true">
          <draw:text-box>
            <text:list text:style-name="L60">
              <text:list-header>
                <text:p text:style-name="P40"><text:span text:style-name="T166"><text:s text:c="3"/></text:span><text:span text:style-name="T166">3.8 <text:s/></text:span><text:span text:style-name="T166">算术运算符与算术表达式</text:span></text:p>
                <text:p text:style-name="P47"><text:span text:style-name="T166"><text:s text:c="7"/></text:span><text:span text:style-name="T156">■</text:span><text:span text:style-name="T157">基本的算术运算符</text:span></text:p>
              </text:list-header>
            </text:list>
            <text:list text:style-name="L17">
              <text:list-header>
                <text:p text:style-name="P47"><text:span text:style-name="T38"><text:s text:c="8"/></text:span><text:span text:style-name="T38">+ <text:s text:c="3"/>- <text:s text:c="2"/>* <text:s text:c="3"/>/ <text:s text:c="2"/>%</text:span><text:span text:style-name="T104"> </text:span></text:p>
              </text:list-header>
            </text:list>
            <text:list text:style-name="L49">
              <text:list-header>
                <text:p text:style-name="P47"><text:span text:style-name="T170"><text:s text:c="7"/></text:span><text:span text:style-name="T156">■</text:span><text:span text:style-name="T157">算术表达式</text:span></text:p>
              </text:list-header>
            </text:list>
            <text:list text:style-name="L17">
              <text:list-header>
                <text:p text:style-name="P47"><text:span text:style-name="T38"><text:s text:c="3"/></text:span><text:span text:style-name="T68">用算术运算符将运算对象连接起来的式子</text:span></text:p>
                <text:p text:style-name="P47"><text:span text:style-name="T61"><text:s text:c="3"/></text:span><text:span text:style-name="T68">用于表达数学公式的式子</text:span></text:p>
              </text:list-header>
            </text:list>
            <text:list text:style-name="L51">
              <text:list-header>
                <text:p text:style-name="P47"><text:span text:style-name="T103"><text:s text:c="3"/></text:span><text:span text:style-name="T103">如：</text:span><text:span text:style-name="T103">2*x+y-1/a</text:span></text:p>
              </text:list-header>
            </text:list>
            <text:list text:style-name="L17">
              <text:list-header>
                <text:p text:style-name="P47"><text:span text:style-name="T61"><text:s text:c="3"/></text:span><text:span text:style-name="T61">表达式经过运算最终得到一个值：</text:span></text:p>
                <text:p text:style-name="P47"><text:span text:style-name="T61"><text:s text:c="5"/></text:span><text:span text:style-name="T68">算术表达式的值</text:span></text:p>
              </text:list-header>
            </text:list>
            <text:list text:style-name="L6">
              <text:list-header>
                <text:p text:style-name="P41"><text:span text:style-name="T68"/></text:p>
              </text:list-header>
            </text:list>
          </draw:text-box>
        </draw:frame>
        <anim:par presentation:node-type="timing-root">
          <anim:par smil:begin="id71.begin">
            <anim:transitionFilter smil:dur="1s" smil:type="slideWipe" smil:subtype="fromBottomRight" smil:direction="reverse"/>
          </anim:par>
        </anim:par>
        <presentation:notes draw:style-name="dp2">
          <draw:page-thumbnail draw:style-name="gr1" draw:layer="layout" svg:width="7.142cm" svg:height="9.524cm" svg:x="5.953cm" svg:y="1.93cm" draw:page-number="53" presentation:class="page"/>
          <draw:frame presentation:style-name="pr2" draw:layer="layout" svg:width="15.239cm" svg:height="11.43cm" svg:x="1.905cm" svg:y="12.065cm" presentation:class="notes" presentation:placeholder="true">
            <draw:text-box/>
          </draw:frame>
        </presentation:notes>
      </draw:page>
      <draw:page draw:name="page54" draw:style-name="dp3" draw:master-page-name="Default" presentation:presentation-page-layout-name="AL1T0" xml:id="id72" draw:id="id72">
        <draw:frame presentation:style-name="pr37" draw:text-style-name="P5" draw:layer="layout" svg:width="25.4cm" svg:height="19.05cm" svg:x="0cm" svg:y="0cm" presentation:class="subtitle" presentation:user-transformed="true">
          <draw:text-box>
            <text:list text:style-name="L48">
              <text:list-header>
                <text:p text:style-name="P47"><text:span text:style-name="T156"><text:s text:c="7"/>■</text:span><text:span text:style-name="T172">运算符的优先级与结合性</text:span></text:p>
              </text:list-header>
            </text:list>
            <text:list text:style-name="L61">
              <text:list-header>
                <text:p text:style-name="P47"><text:span text:style-name="T181"/></text:p>
              </text:list-header>
            </text:list>
            <text:list text:style-name="L6">
              <text:list-header>
                <text:p text:style-name="P47"><text:span text:style-name="T59"><text:s text:c="3"/></text:span><text:span text:style-name="T182"><text:s/></text:span><text:span text:style-name="T183">优先级：</text:span></text:p>
              </text:list-header>
            </text:list>
            <text:list text:style-name="L17">
              <text:list-header>
                <text:p text:style-name="P47"><text:span text:style-name="T61"><text:s text:c="2"/></text:span><text:span text:style-name="T61">在对表达式求值时，如果存在多个运算符，则运算的先后次序按运算符的优先级别从高到底进行。</text:span></text:p>
                <text:p text:style-name="P47"><text:span text:style-name="T61"><text:s text:c="2"/></text:span><text:span text:style-name="T165">运算符的优先级关系为：</text:span></text:p>
                <text:p text:style-name="P47"><text:span text:style-name="T61"><text:s text:c="3"/></text:span><text:span text:style-name="T61">高：</text:span><text:span text:style-name="T61">* / %</text:span></text:p>
                <text:p text:style-name="P47"><text:span text:style-name="T61"><text:s text:c="3"/></text:span><text:span text:style-name="T61">低：</text:span><text:span text:style-name="T61">+ -</text:span></text:p>
                <text:p text:style-name="P47"><text:span text:style-name="T61"><text:s text:c="4"/></text:span><text:span text:style-name="T61">如：</text:span><text:span text:style-name="T61">a-2*x <text:s text:c="4"/></text:span><text:span text:style-name="T61">先算 </text:span><text:span text:style-name="T61">*</text:span></text:p>
                <text:p text:style-name="P47"><text:span text:style-name="T61"><text:s text:c="8"/></text:span><text:span text:style-name="T61">2*(a+2) <text:s text:c="2"/></text:span><text:span text:style-name="T61">有括号的情况？</text:span><text:span text:style-name="T184"> </text:span></text:p>
              </text:list-header>
            </text:list>
            <text:list text:style-name="L19">
              <text:list-header>
                <text:p text:style-name="P51"><text:span text:style-name="T184"/></text:p>
              </text:list-header>
            </text:list>
          </draw:text-box>
        </draw:frame>
        <anim:par presentation:node-type="timing-root">
          <anim:par smil:begin="id72.begin">
            <anim:transitionFilter smil:dur="1s" smil:type="slideWipe" smil:subtype="fromBottomRight" smil:direction="reverse"/>
          </anim:par>
        </anim:par>
        <presentation:notes draw:style-name="dp2">
          <draw:page-thumbnail draw:style-name="gr1" draw:layer="layout" svg:width="7.142cm" svg:height="9.524cm" svg:x="5.953cm" svg:y="1.93cm" draw:page-number="54" presentation:class="page"/>
          <draw:frame presentation:style-name="pr2" draw:layer="layout" svg:width="15.239cm" svg:height="11.43cm" svg:x="1.905cm" svg:y="12.065cm" presentation:class="notes" presentation:placeholder="true">
            <draw:text-box/>
          </draw:frame>
        </presentation:notes>
      </draw:page>
      <draw:page draw:name="page55" draw:style-name="dp3" draw:master-page-name="Default" presentation:presentation-page-layout-name="AL1T0" xml:id="id73" draw:id="id73">
        <draw:frame presentation:style-name="pr36" draw:text-style-name="P5" draw:layer="layout" svg:width="24.13cm" svg:height="17.78cm" svg:x="0.635cm" svg:y="0.423cm" presentation:class="subtitle" presentation:user-transformed="true">
          <draw:text-box>
            <text:list text:style-name="L50">
              <text:list-header>
                <text:p text:style-name="P47"><text:span text:style-name="T185"><text:s text:c="2"/></text:span><text:span text:style-name="T183">结合性：</text:span></text:p>
              </text:list-header>
            </text:list>
            <text:list text:style-name="L59">
              <text:list-header>
                <text:p text:style-name="P47"><text:span text:style-name="T89"><text:s/></text:span><text:span text:style-name="T61">如果在一个运算对象两边的运算符的优先级相同，则按规定的“结合方向”处理。</text:span></text:p>
              </text:list-header>
            </text:list>
            <text:list text:style-name="L17">
              <text:list-header>
                <text:p text:style-name="P47"><text:span text:style-name="T61"><text:s text:c="2"/></text:span><text:span text:style-name="T61">如：</text:span><text:span text:style-name="T157">a-b+c</text:span></text:p>
                <text:p text:style-name="P47"><text:span text:style-name="T61"><text:s text:c="2"/></text:span><text:span text:style-name="T61">b</text:span><text:span text:style-name="T61">与</text:span><text:span text:style-name="T157">-</text:span><text:span text:style-name="T61">结合是从左到右，称“</text:span><text:span text:style-name="T68">左结合性</text:span><text:span text:style-name="T61">”。</text:span></text:p>
                <text:p text:style-name="P47"><text:span text:style-name="T61"><text:s text:c="2"/></text:span><text:span text:style-name="T61">b</text:span><text:span text:style-name="T61">与</text:span><text:span text:style-name="T61">+</text:span><text:span text:style-name="T61">结合是从右到左，称“</text:span><text:span text:style-name="T68">右结合性</text:span><text:span text:style-name="T61">”。</text:span></text:p>
                <text:p text:style-name="P47"><text:span text:style-name="T61"/></text:p>
                <text:p text:style-name="P47"><text:span text:style-name="T61"><text:s text:c="2"/></text:span><text:span text:style-name="T61">每个运算符都有相应的优先级和结合性。</text:span></text:p>
                <text:p text:style-name="P47"><text:span text:style-name="T61"><text:s text:c="2"/></text:span><text:span text:style-name="T61">基本算术运算符都是</text:span><text:span text:style-name="T165">左结合性</text:span><text:span text:style-name="T61">。</text:span><text:span text:style-name="T38"> </text:span></text:p>
                <text:p text:style-name="P41"><text:span text:style-name="T38"/></text:p>
              </text:list-header>
            </text:list>
          </draw:text-box>
        </draw:frame>
        <anim:par presentation:node-type="timing-root">
          <anim:par smil:begin="id73.begin">
            <anim:transitionFilter smil:dur="1s" smil:type="slideWipe" smil:subtype="fromBottomRight" smil:direction="reverse"/>
          </anim:par>
        </anim:par>
        <presentation:notes draw:style-name="dp2">
          <draw:page-thumbnail draw:style-name="gr1" draw:layer="layout" svg:width="7.142cm" svg:height="9.524cm" svg:x="5.953cm" svg:y="1.93cm" draw:page-number="55" presentation:class="page"/>
          <draw:frame presentation:style-name="pr2" draw:layer="layout" svg:width="15.239cm" svg:height="11.43cm" svg:x="1.905cm" svg:y="12.065cm" presentation:class="notes" presentation:placeholder="true">
            <draw:text-box/>
          </draw:frame>
        </presentation:notes>
      </draw:page>
      <draw:page draw:name="page56" draw:style-name="dp3" draw:master-page-name="Default" presentation:presentation-page-layout-name="AL1T0" xml:id="id74" draw:id="id74">
        <draw:frame presentation:style-name="pr26" draw:text-style-name="P5" draw:layer="layout" svg:width="23.495cm" svg:height="16.933cm" svg:x="1.057cm" svg:y="0.634cm" presentation:class="subtitle" presentation:user-transformed="true">
          <draw:text-box>
            <text:list text:style-name="L51">
              <text:list-header>
                <text:p text:style-name="P41"><text:span text:style-name="T174">计算表达式例：</text:span></text:p>
              </text:list-header>
            </text:list>
            <text:list text:style-name="L62">
              <text:list-header>
                <text:p text:style-name="P47"><text:span text:style-name="T186"><text:s text:c="3"/></text:span><text:span text:style-name="T85">2+’A’-1/2.0 <text:s text:c="14"/>1+3/2-1</text:span></text:p>
              </text:list-header>
            </text:list>
            <text:list text:style-name="L17">
              <text:list-header>
                <text:p text:style-name="P41"><text:span text:style-name="T61">构造表达式例</text:span></text:p>
              </text:list-header>
            </text:list>
            <text:list text:style-name="L52">
              <text:list-header>
                <text:p text:style-name="P47"><text:span text:style-name="T81"><text:s text:c="2"/></text:span><text:span text:style-name="T85">2x</text:span><text:span text:style-name="T187">2</text:span><text:span text:style-name="T85">+3x-1</text:span><text:span text:style-name="T188">  <text:s text:c="44"/></text:span></text:p>
              </text:list-header>
            </text:list>
            <text:list text:style-name="L62">
              <text:list-header>
                <text:p text:style-name="P47"><text:span text:style-name="T186"> </text:span></text:p>
                <text:p text:style-name="P41"><text:span text:style-name="T186"/></text:p>
              </text:list-header>
            </text:list>
          </draw:text-box>
        </draw:frame>
        <draw:custom-shape draw:style-name="gr30" draw:text-style-name="P5" draw:layer="layout" svg:width="2.751cm" svg:height="2.963cm" svg:x="9.737cm" svg:y="5.927cm">
          <text:list text:style-name="L36">
            <text:list-header>
              <text:p text:style-name="P55"><text:span text:style-name="T189"><text:s/></text:span><text:span text:style-name="T190"><text:s/></text:span><text:span text:style-name="T191">a+b <text:s/></text:span></text:p>
            </text:list-header>
          </text:list>
          <text:list text:style-name="L24">
            <text:list-header>
              <text:p text:style-name="P55"><text:span text:style-name="T192"><text:s text:c="2"/></text:span><text:span text:style-name="T192">a-b</text:span><text:span text:style-name="T193"> <text:s text:c="2"/></text:span></text:p>
            </text:list-header>
          </text:list>
          <text:list text:style-name="L36">
            <text:list-header>
              <text:p text:style-name="P55"><text:span text:style-name="T193"/></text:p>
            </text:list-header>
          </text:list>
          <draw:enhanced-geometry svg:viewBox="0 0 21600 21600" draw:type="mso-spt202" draw:enhanced-path="M 0 0 L 21600 0 21600 21600 0 21600 0 0 Z N"/>
        </draw:custom-shape>
        <draw:custom-shape draw:style-name="gr30" draw:text-style-name="P5" draw:layer="layout" svg:width="3.81cm" svg:height="5.503cm" svg:x="18.203cm" svg:y="5.715cm">
          <text:list text:style-name="L36">
            <text:list-header>
              <text:p text:style-name="P55"><text:span text:style-name="T194"><text:s text:c="2"/></text:span><text:span text:style-name="T195"><text:s text:c="2"/></text:span><text:span text:style-name="T191">a+b</text:span></text:p>
            </text:list-header>
          </text:list>
          <text:list text:style-name="L24">
            <text:list-header>
              <text:p text:style-name="P55"><text:span text:style-name="T191"><text:s text:c="3"/></text:span><text:span text:style-name="T191">a-b <text:s text:c="4"/></text:span></text:p>
              <text:p text:style-name="P55"><text:span text:style-name="T196"><text:s text:c="2"/></text:span><text:span text:style-name="T197"><text:s text:c="2"/></text:span><text:span text:style-name="T191">x+y</text:span></text:p>
              <text:p text:style-name="P55"><text:span text:style-name="T192"><text:s text:c="3"/></text:span><text:span text:style-name="T192">x-y</text:span></text:p>
              <text:p text:style-name="P55"><text:span text:style-name="T192"/></text:p>
            </text:list-header>
          </text:list>
          <draw:enhanced-geometry svg:viewBox="0 0 21600 21600" draw:type="mso-spt202" draw:enhanced-path="M 0 0 L 21600 0 21600 21600 0 21600 0 0 Z N"/>
        </draw:custom-shape>
        <draw:custom-shape draw:style-name="gr31" draw:text-style-name="P5" xml:id="id76" draw:id="id76" draw:layer="layout" svg:width="9.313cm" svg:height="1.615cm" svg:x="1.905cm" svg:y="11.853cm">
          <text:list text:style-name="L12">
            <text:list-header>
              <text:p text:style-name="P12"><text:span text:style-name="T117">a+b/a-b <text:s text:c="5"/></text:span><text:span text:style-name="T198">?</text:span></text:p>
            </text:list-header>
          </text:list>
          <draw:enhanced-geometry svg:viewBox="0 0 21600 21600" draw:type="mso-spt202" draw:enhanced-path="M 0 0 L 21600 0 21600 21600 0 21600 0 0 Z N"/>
        </draw:custom-shape>
        <draw:custom-shape draw:style-name="gr31" draw:text-style-name="P5" xml:id="id77" draw:id="id77" draw:layer="layout" svg:width="10.795cm" svg:height="1.615cm" svg:x="1.693cm" svg:y="11.642cm">
          <text:list text:style-name="L12">
            <text:list-header>
              <text:p text:style-name="P12"><text:span text:style-name="T117">(a+b)/(a-b)</text:span></text:p>
            </text:list-header>
          </text:list>
          <draw:enhanced-geometry svg:viewBox="0 0 21600 21600" draw:type="mso-spt202" draw:enhanced-path="M 0 0 L 21600 0 21600 21600 0 21600 0 0 Z N"/>
        </draw:custom-shape>
        <draw:custom-shape draw:style-name="gr31" draw:text-style-name="P5" xml:id="id75" draw:id="id75" draw:layer="layout" svg:width="13.759cm" svg:height="2.969cm" svg:x="1.693cm" svg:y="9.525cm">
          <text:list text:style-name="L12">
            <text:list-header>
              <text:p text:style-name="P12"><text:span text:style-name="T199">2*x*x+3*x-1 <text:s text:c="6"/></text:span><text:span text:style-name="T200">(*</text:span><text:span text:style-name="T152">不能省</text:span><text:span text:style-name="T200">）</text:span></text:p>
            </text:list-header>
          </text:list>
          <draw:enhanced-geometry svg:viewBox="0 0 21600 21600" draw:type="mso-spt202" draw:enhanced-path="M 0 0 L 21600 0 21600 21600 0 21600 0 0 Z N"/>
        </draw:custom-shape>
        <draw:custom-shape draw:style-name="gr31" draw:text-style-name="P5" xml:id="id78" draw:id="id78" draw:layer="layout" svg:width="13.758cm" svg:height="1.615cm" svg:x="1.482cm" svg:y="13.758cm">
          <text:list text:style-name="L12">
            <text:list-header>
              <text:p text:style-name="P12"><text:span text:style-name="T117">(a+b)/(a-b)/(x+y)/(x-y)</text:span></text:p>
            </text:list-header>
          </text:list>
          <draw:enhanced-geometry svg:viewBox="0 0 21600 21600" draw:type="mso-spt202" draw:enhanced-path="M 0 0 L 21600 0 21600 21600 0 21600 0 0 Z N"/>
        </draw:custom-shape>
        <draw:custom-shape draw:style-name="gr31" draw:text-style-name="P5" xml:id="id79" draw:id="id79" draw:layer="layout" svg:width="12.911cm" svg:height="1.615cm" svg:x="1.482cm" svg:y="13.97cm">
          <text:list text:style-name="L12">
            <text:list-header>
              <text:p text:style-name="P12"><text:span text:style-name="T117">(a+b)/(a-b)/((x+y)/(x-y))</text:span></text:p>
            </text:list-header>
          </text:list>
          <draw:enhanced-geometry svg:viewBox="0 0 21600 21600" draw:type="mso-spt202" draw:enhanced-path="M 0 0 L 21600 0 21600 21600 0 21600 0 0 Z N"/>
        </draw:custom-shape>
        <draw:custom-shape draw:style-name="gr12" draw:text-style-name="P5" xml:id="id80" draw:id="id80" draw:layer="layout" svg:width="11.153cm" svg:height="1.615cm" svg:x="1.693cm" svg:y="16.087cm">
          <text:list text:style-name="L12">
            <text:list-header>
              <text:p text:style-name="P12"><text:span text:style-name="T117">(a+b)/(a-b)/(x+y)*(x-y)</text:span></text:p>
            </text:list-header>
          </text:list>
          <draw:enhanced-geometry svg:viewBox="0 0 21600 21600" draw:type="rectangle" draw:enhanced-path="M 0 0 L 21600 0 21600 21600 0 21600 0 0 Z N"/>
        </draw:custom-shape>
        <anim:par smil:dur="indefinite" smil:restart="never" presentation:node-type="timing-root">
          <anim:par smil:begin="id74.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5" smil:attributeName="visibility" smil:to="visible"/>
                  <anim:animate smil:dur="0.5s" smil:fill="hold" smil:targetElement="id75" smil:attributeName="x" smil:values="0-width/2;x" smil:keyTimes="0;1" smil:additive="base"/>
                  <anim:animate smil:dur="0.5s" smil:fill="hold" smil:targetElement="id75"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6" smil:attributeName="visibility" smil:to="visible"/>
                  <anim:animate smil:dur="0.5s" smil:fill="hold" smil:targetElement="id76" smil:attributeName="x" smil:values="0-width/2;x" smil:keyTimes="0;1" smil:additive="base"/>
                  <anim:animate smil:dur="0.5s" smil:fill="hold" smil:targetElement="id7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7" smil:attributeName="visibility" smil:to="visible"/>
                  <anim:animate smil:dur="0.5s" smil:fill="hold" smil:targetElement="id77" smil:attributeName="x" smil:values="0-width/2;x" smil:keyTimes="0;1" smil:additive="base"/>
                  <anim:animate smil:dur="0.5s" smil:fill="hold" smil:targetElement="id7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8" smil:attributeName="visibility" smil:to="visible"/>
                  <anim:animate smil:dur="0.5s" smil:fill="hold" smil:targetElement="id78" smil:attributeName="x" smil:values="0-width/2;x" smil:keyTimes="0;1" smil:additive="base"/>
                  <anim:animate smil:dur="0.5s" smil:fill="hold" smil:targetElement="id7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9" smil:attributeName="visibility" smil:to="visible"/>
                  <anim:animate smil:dur="0.5s" smil:fill="hold" smil:targetElement="id79" smil:attributeName="x" smil:values="0-width/2;x" smil:keyTimes="0;1" smil:additive="base"/>
                  <anim:animate smil:dur="0.5s" smil:fill="hold" smil:targetElement="id79"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0" smil:attributeName="visibility" smil:to="visible"/>
                  <anim:animate smil:dur="0.5s" smil:fill="hold" smil:targetElement="id80" smil:attributeName="x" smil:values="0-width/2;x" smil:keyTimes="0;1" smil:additive="base"/>
                  <anim:animate smil:dur="0.5s" smil:fill="hold" smil:targetElement="id80" smil:attributeName="y" smil:values="y;y" smil:keyTimes="0;1" smil:additive="base"/>
                </anim:par>
              </anim:par>
            </anim:par>
          </anim:seq>
        </anim:par>
        <presentation:notes draw:style-name="dp2">
          <draw:page-thumbnail draw:style-name="gr1" draw:layer="layout" svg:width="7.142cm" svg:height="9.524cm" svg:x="5.953cm" svg:y="1.93cm" draw:page-number="56" presentation:class="page"/>
          <draw:frame presentation:style-name="pr2" draw:layer="layout" svg:width="15.239cm" svg:height="11.43cm" svg:x="1.905cm" svg:y="12.065cm" presentation:class="notes" presentation:placeholder="true">
            <draw:text-box/>
          </draw:frame>
        </presentation:notes>
      </draw:page>
      <draw:page draw:name="page57" draw:style-name="dp3" draw:master-page-name="Default" presentation:presentation-page-layout-name="AL1T0" xml:id="id81" draw:id="id81">
        <draw:frame presentation:style-name="pr27" draw:text-style-name="P5" draw:layer="layout" svg:width="21.166cm" svg:height="17.357cm" svg:x="2.117cm" svg:y="0.634cm" presentation:class="subtitle" presentation:user-transformed="true">
          <draw:text-box>
            <text:list text:style-name="L57">
              <text:list-header>
                <text:p text:style-name="P47"><text:span text:style-name="T85"/></text:p>
              </text:list-header>
            </text:list>
            <text:list text:style-name="L48">
              <text:list-header>
                <text:p text:style-name="P47"><text:span text:style-name="T156"><text:s text:c="4"/>■</text:span><text:span text:style-name="T157">强制类型转换</text:span></text:p>
              </text:list-header>
            </text:list>
            <text:list text:style-name="L17">
              <text:list-header>
                <text:p text:style-name="P47"><text:span text:style-name="T38"/></text:p>
                <text:p text:style-name="P47"><text:span text:style-name="T61">可以用强制类型转换运算符将一个表达式的值转换成所需类型：</text:span></text:p>
                <text:p text:style-name="P47"><text:span text:style-name="T61">如：</text:span></text:p>
              </text:list-header>
            </text:list>
            <text:list text:style-name="L59">
              <text:list-header>
                <text:p text:style-name="P47"><text:span text:style-name="T89"><text:s text:c="4"/></text:span><text:span text:style-name="T166">(int)(x+y)</text:span></text:p>
              </text:list-header>
            </text:list>
            <text:list text:style-name="L60">
              <text:list-header>
                <text:p text:style-name="P47"><text:span text:style-name="T166"><text:s text:c="4"/></text:span><text:span text:style-name="T166">(float)(7%3)</text:span></text:p>
                <text:p text:style-name="P41"><text:span text:style-name="T166"/></text:p>
              </text:list-header>
            </text:list>
          </draw:text-box>
        </draw:frame>
        <anim:par presentation:node-type="timing-root">
          <anim:par smil:begin="id81.begin">
            <anim:transitionFilter smil:dur="1s" smil:type="slideWipe" smil:subtype="fromBottomRight" smil:direction="reverse"/>
          </anim:par>
        </anim:par>
        <presentation:notes draw:style-name="dp2">
          <draw:page-thumbnail draw:style-name="gr1" draw:layer="layout" svg:width="7.142cm" svg:height="9.524cm" svg:x="5.953cm" svg:y="1.93cm" draw:page-number="57" presentation:class="page"/>
          <draw:frame presentation:style-name="pr2" draw:layer="layout" svg:width="15.239cm" svg:height="11.43cm" svg:x="1.905cm" svg:y="12.065cm" presentation:class="notes" presentation:placeholder="true">
            <draw:text-box/>
          </draw:frame>
        </presentation:notes>
      </draw:page>
      <draw:page draw:name="page58" draw:style-name="dp3" draw:master-page-name="Default" presentation:presentation-page-layout-name="AL1T0" xml:id="id82" draw:id="id82">
        <draw:frame presentation:style-name="pr33" draw:text-style-name="P5" draw:layer="layout" svg:width="23.284cm" svg:height="17.357cm" svg:x="1.058cm" svg:y="0.634cm" presentation:class="subtitle" presentation:user-transformed="true">
          <draw:text-box>
            <text:list text:style-name="L52">
              <text:list-header>
                <text:p text:style-name="P47"><text:span text:style-name="T90"><text:s/></text:span></text:p>
              </text:list-header>
            </text:list>
            <text:list text:style-name="L60">
              <text:list-header>
                <text:p text:style-name="P41"><text:span text:style-name="T166">应用举例：</text:span></text:p>
              </text:list-header>
            </text:list>
            <text:list text:style-name="L59">
              <text:list-header>
                <text:p text:style-name="P47"><text:span text:style-name="T89"><text:s text:c="4"/></text:span></text:p>
                <text:p text:style-name="P47"><text:span text:style-name="T89"><text:s text:c="4"/></text:span><text:span text:style-name="T61">int a=200,b=300,c;</text:span></text:p>
              </text:list-header>
            </text:list>
            <text:list text:style-name="L17">
              <text:list-header>
                <text:p text:style-name="P47"><text:span text:style-name="T61"><text:s text:c="4"/></text:span><text:span text:style-name="T61">c=a*b/100; <text:s text:c="4"/></text:span><text:span text:style-name="T156">?</text:span></text:p>
                <text:p text:style-name="P47"><text:span text:style-name="T61"><text:s text:c="4"/></text:span></text:p>
              </text:list-header>
            </text:list>
            <text:list text:style-name="L59">
              <text:list-header>
                <text:p text:style-name="P47"><text:span text:style-name="T89"><text:s text:c="3"/></text:span></text:p>
                <text:p text:style-name="P47"><text:span text:style-name="T89"><text:s text:c="3"/></text:span><text:span text:style-name="T165">可知，有自动转换和强制转换，</text:span></text:p>
              </text:list-header>
            </text:list>
            <text:list text:style-name="L53">
              <text:list-header>
                <text:p text:style-name="P47"><text:span text:style-name="T165"><text:s text:c="3"/></text:span><text:span text:style-name="T165">当自动转换达不到目的时，可用强制转换。</text:span></text:p>
                <text:p text:style-name="P41"><text:span text:style-name="T165"/></text:p>
              </text:list-header>
            </text:list>
          </draw:text-box>
        </draw:frame>
        <draw:custom-shape draw:style-name="gr31" draw:text-style-name="P5" xml:id="id83" draw:id="id83" draw:layer="layout" svg:width="10.372cm" svg:height="1.615cm" svg:x="2.963cm" svg:y="7.197cm">
          <text:list text:style-name="L12">
            <text:list-header>
              <text:p text:style-name="P12"><text:span text:style-name="T117">c=(long)a*b/100;</text:span></text:p>
            </text:list-header>
          </text:list>
          <draw:enhanced-geometry svg:viewBox="0 0 21600 21600" draw:mirror-horizontal="true" draw:type="mso-spt202" draw:enhanced-path="M 0 0 L 21600 0 21600 21600 0 21600 0 0 Z N"/>
        </draw:custom-shape>
        <draw:custom-shape draw:style-name="gr31" draw:text-style-name="P5" xml:id="id84" draw:id="id84" draw:layer="layout" svg:width="10.372cm" svg:height="1.615cm" svg:x="13.123cm" svg:y="7.408cm">
          <text:list text:style-name="L45">
            <text:list-header>
              <text:p text:style-name="P12"><text:span text:style-name="T201">c=(long)(a*b)/100;</text:span></text:p>
            </text:list-header>
          </text:list>
          <draw:enhanced-geometry svg:viewBox="0 0 21600 21600" draw:mirror-horizontal="true" draw:type="mso-spt202" draw:enhanced-path="M 0 0 L 21600 0 21600 21600 0 21600 0 0 Z N"/>
        </draw:custom-shape>
        <anim:par smil:dur="indefinite" smil:restart="never" presentation:node-type="timing-root">
          <anim:par smil:begin="id82.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3" smil:attributeName="visibility" smil:to="visible"/>
                  <anim:animate smil:dur="0.5s" smil:fill="hold" smil:targetElement="id83" smil:attributeName="x" smil:values="0-width/2;x" smil:keyTimes="0;1" smil:additive="base"/>
                  <anim:animate smil:dur="0.5s" smil:fill="hold" smil:targetElement="id83"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84" smil:attributeName="visibility" smil:to="visible"/>
                  <anim:animate smil:dur="0.5s" smil:fill="hold" smil:targetElement="id84" smil:attributeName="x" smil:values="1+width/2;x" smil:keyTimes="0;1" smil:additive="base"/>
                  <anim:animate smil:dur="0.5s" smil:fill="hold" smil:targetElement="id84" smil:attributeName="y" smil:values="y;y" smil:keyTimes="0;1" smil:additive="base"/>
                </anim:par>
              </anim:par>
            </anim:par>
          </anim:seq>
        </anim:par>
        <presentation:notes draw:style-name="dp2">
          <draw:page-thumbnail draw:style-name="gr1" draw:layer="layout" svg:width="7.142cm" svg:height="9.524cm" svg:x="5.953cm" svg:y="1.93cm" draw:page-number="58" presentation:class="page"/>
          <draw:frame presentation:style-name="pr2" draw:layer="layout" svg:width="15.239cm" svg:height="11.43cm" svg:x="1.905cm" svg:y="12.065cm" presentation:class="notes" presentation:placeholder="true">
            <draw:text-box/>
          </draw:frame>
        </presentation:notes>
      </draw:page>
      <draw:page draw:name="page59" draw:style-name="dp3" draw:master-page-name="Default" presentation:presentation-page-layout-name="AL1T0" xml:id="id85" draw:id="id85">
        <draw:frame presentation:style-name="pr27" draw:text-style-name="P5" draw:layer="layout" svg:width="23.283cm" svg:height="17.357cm" svg:x="1.269cm" svg:y="0.634cm" presentation:class="subtitle" presentation:user-transformed="true">
          <draw:text-box>
            <text:list text:style-name="L48">
              <text:list-header>
                <text:p text:style-name="P47"><text:span text:style-name="T156"><text:s text:c="2"/>■</text:span><text:span text:style-name="T157">自增、自减运算符</text:span></text:p>
              </text:list-header>
            </text:list>
            <text:list text:style-name="L17">
              <text:list-header>
                <text:p text:style-name="P47"><text:span text:style-name="T38"><text:s/></text:span><text:span text:style-name="T61">自增运算符：</text:span><text:span text:style-name="T166">++</text:span><text:span text:style-name="T61"> <text:s text:c="4"/></text:span><text:span text:style-name="T165">使变量值加</text:span><text:span text:style-name="T165">1</text:span></text:p>
                <text:p text:style-name="P47"><text:span text:style-name="T61"><text:s/></text:span><text:span text:style-name="T61">自减运算符：</text:span><text:span text:style-name="T166">--</text:span><text:span text:style-name="T61"> <text:s text:c="4"/></text:span><text:span text:style-name="T165">使变量值减</text:span><text:span text:style-name="T165">1</text:span></text:p>
                <text:p text:style-name="P47"><text:span text:style-name="T61"><text:s/></text:span><text:span text:style-name="T166">两种用法：</text:span></text:p>
                <text:p text:style-name="P47"><text:span text:style-name="T61"><text:s text:c="2"/></text:span><text:span text:style-name="T61">++i, <text:s/>--i <text:s text:c="3"/></text:span><text:span text:style-name="T165">先加（减）后用</text:span></text:p>
                <text:p text:style-name="P47"><text:span text:style-name="T61"><text:s text:c="2"/></text:span><text:span text:style-name="T61">i++, <text:s/>i-- <text:s text:c="3"/></text:span><text:span text:style-name="T165">先用后加（减）</text:span></text:p>
                <text:p text:style-name="P47"><text:span text:style-name="T61"><text:s/></text:span><text:span text:style-name="T61">两种用法对</text:span><text:span text:style-name="T61">i</text:span><text:span text:style-name="T61">效果一样，但表达式的值不同。</text:span></text:p>
              </text:list-header>
            </text:list>
            <text:list text:style-name="L50">
              <text:list-header>
                <text:p text:style-name="P47"><text:span text:style-name="T179">例</text:span><text:span text:style-name="T61">：假设</text:span><text:span text:style-name="T61">i</text:span><text:span text:style-name="T61">的原值为</text:span><text:span text:style-name="T61">5</text:span><text:span text:style-name="T61">：</text:span></text:p>
              </text:list-header>
            </text:list>
            <text:list text:style-name="L17">
              <text:list-header>
                <text:p text:style-name="P47"><text:span text:style-name="T61"><text:s text:c="2"/></text:span><text:span text:style-name="T165">j=++i; <text:s text:c="3"/>j=?</text:span><text:span text:style-name="T61"> <text:s text:c="3"/></text:span><text:span text:style-name="T166">j=i++; <text:s text:c="3"/>j=?</text:span></text:p>
              </text:list-header>
            </text:list>
            <text:list text:style-name="L60">
              <text:list-header>
                <text:p text:style-name="P47"><text:span text:style-name="T166"/></text:p>
              </text:list-header>
            </text:list>
          </draw:text-box>
        </draw:frame>
        <anim:par presentation:node-type="timing-root">
          <anim:par smil:begin="id85.begin">
            <anim:transitionFilter smil:dur="1s" smil:type="slideWipe" smil:subtype="fromBottomRight" smil:direction="reverse"/>
          </anim:par>
        </anim:par>
        <presentation:notes draw:style-name="dp2">
          <draw:page-thumbnail draw:style-name="gr1" draw:layer="layout" svg:width="7.142cm" svg:height="9.524cm" svg:x="5.953cm" svg:y="1.93cm" draw:page-number="59" presentation:class="page"/>
          <draw:frame presentation:style-name="pr2" draw:layer="layout" svg:width="15.239cm" svg:height="11.43cm" svg:x="1.905cm" svg:y="12.065cm" presentation:class="notes" presentation:placeholder="true">
            <draw:text-box/>
          </draw:frame>
        </presentation:notes>
      </draw:page>
      <draw:page draw:name="page60" draw:style-name="dp3" draw:master-page-name="Default" presentation:presentation-page-layout-name="AL1T0" xml:id="id86" draw:id="id86">
        <draw:frame presentation:style-name="pr33" draw:text-style-name="P5" draw:layer="layout" svg:width="21.802cm" svg:height="17.357cm" svg:x="2.328cm" svg:y="0.634cm" presentation:class="subtitle" presentation:user-transformed="true">
          <draw:text-box>
            <text:list text:style-name="L60">
              <text:list-header>
                <text:p text:style-name="P47"><text:span text:style-name="T202"><text:s text:c="3"/></text:span><text:span text:style-name="T166">注意：</text:span></text:p>
              </text:list-header>
            </text:list>
            <text:list text:style-name="L48">
              <text:list-header>
                <text:p text:style-name="P47"><text:span text:style-name="T156">●</text:span><text:span text:style-name="T61">++</text:span><text:span text:style-name="T61">和</text:span><text:span text:style-name="T61">--</text:span><text:span text:style-name="T61">只能用于变量。</text:span></text:p>
              </text:list-header>
            </text:list>
            <text:list text:style-name="L17">
              <text:list-header>
                <text:p text:style-name="P47"><text:span text:style-name="T61"><text:s text:c="5"/></text:span><text:span text:style-name="T165">如：</text:span><text:span text:style-name="T165">3++</text:span><text:span text:style-name="T165">和（</text:span><text:span text:style-name="T165">a+1</text:span><text:span text:style-name="T165">）</text:span><text:span text:style-name="T165">++</text:span><text:span text:style-name="T61"> <text:s/></text:span><text:span text:style-name="T166">不合法</text:span></text:p>
              </text:list-header>
            </text:list>
            <text:list text:style-name="L48">
              <text:list-header>
                <text:p text:style-name="P47"><text:span text:style-name="T156">●</text:span><text:span text:style-name="T61">++</text:span><text:span text:style-name="T61">和</text:span><text:span text:style-name="T61">--</text:span><text:span text:style-name="T61">为右结合性。</text:span></text:p>
              </text:list-header>
            </text:list>
            <text:list text:style-name="L59">
              <text:list-header>
                <text:p text:style-name="P47"><text:span text:style-name="T89"><text:s text:c="15"/></text:span><text:span text:style-name="T166">(-i)++</text:span></text:p>
              </text:list-header>
            </text:list>
            <text:list text:style-name="L50">
              <text:list-header>
                <text:p text:style-name="P47"><text:span text:style-name="T179"><text:s text:c="4"/></text:span><text:span text:style-name="T166">-i++</text:span></text:p>
              </text:list-header>
            </text:list>
            <text:list text:style-name="L59">
              <text:list-header>
                <text:p text:style-name="P47"><text:span text:style-name="T89"><text:s text:c="15"/></text:span><text:span text:style-name="T166">-(i++)</text:span></text:p>
                <text:p text:style-name="P47"><text:span text:style-name="T89"> </text:span></text:p>
                <text:p text:style-name="P47"><text:span text:style-name="T89"> </text:span><text:span text:style-name="T61">若</text:span><text:span text:style-name="T61">i</text:span><text:span text:style-name="T61">的原值是</text:span><text:span text:style-name="T61">5</text:span><text:span text:style-name="T61">，则该表达式的值是多少？</text:span></text:p>
              </text:list-header>
            </text:list>
            <text:list text:style-name="L17">
              <text:list-header>
                <text:p text:style-name="P41"><text:span text:style-name="T61"/></text:p>
              </text:list-header>
            </text:list>
          </draw:text-box>
        </draw:frame>
        <draw:line draw:style-name="gr27" draw:text-style-name="P25" draw:layer="layout" svg:x1="7.832cm" svg:y1="9.101cm" svg:x2="10.16cm" svg:y2="8.042cm">
          <text:p/>
        </draw:line>
        <draw:line draw:style-name="gr27" draw:text-style-name="P25" draw:layer="layout" svg:x1="8.043cm" svg:y1="10.16cm" svg:x2="9.948cm" svg:y2="10.795cm">
          <text:p/>
        </draw:line>
        <anim:par presentation:node-type="timing-root">
          <anim:par smil:begin="id86.begin">
            <anim:transitionFilter smil:dur="1s" smil:type="slideWipe" smil:subtype="fromBottomRight" smil:direction="reverse"/>
          </anim:par>
        </anim:par>
        <presentation:notes draw:style-name="dp2">
          <draw:page-thumbnail draw:style-name="gr1" draw:layer="layout" svg:width="7.142cm" svg:height="9.524cm" svg:x="5.953cm" svg:y="1.93cm" draw:page-number="60" presentation:class="page"/>
          <draw:frame presentation:style-name="pr2" draw:layer="layout" svg:width="15.239cm" svg:height="11.43cm" svg:x="1.905cm" svg:y="12.065cm" presentation:class="notes" presentation:placeholder="true">
            <draw:text-box/>
          </draw:frame>
        </presentation:notes>
      </draw:page>
      <draw:page draw:name="page61" draw:style-name="dp3" draw:master-page-name="Default" presentation:presentation-page-layout-name="AL1T0" xml:id="id87" draw:id="id87">
        <draw:frame presentation:style-name="pr29" draw:text-style-name="P5" draw:layer="layout" svg:width="23.283cm" svg:height="17.568cm" svg:x="1.269cm" svg:y="0.635cm" presentation:class="subtitle" presentation:user-transformed="true">
          <draw:text-box>
            <text:list text:style-name="L52">
              <text:list-header>
                <text:p text:style-name="P47"><text:span text:style-name="T90"/></text:p>
              </text:list-header>
            </text:list>
            <text:list text:style-name="L60">
              <text:list-header>
                <text:p text:style-name="P47"><text:span text:style-name="T202"><text:s text:c="5"/></text:span><text:span text:style-name="T166">例：分析执行下列语句后的结果：</text:span></text:p>
              </text:list-header>
            </text:list>
            <text:list text:style-name="L55">
              <text:list-header>
                <text:p text:style-name="P50"><text:span text:style-name="T82"><text:s text:c="2"/></text:span></text:p>
                <text:p text:style-name="P50"><text:span text:style-name="T82"><text:s text:c="4"/></text:span><text:span text:style-name="T103">a=5; <text:s text:c="15"/></text:span><text:span text:style-name="T176">a <text:s text:c="2"/>b <text:s text:c="2"/>c <text:s text:c="2"/>d</text:span></text:p>
              </text:list-header>
            </text:list>
            <text:list text:style-name="L19">
              <text:list-header>
                <text:p text:style-name="P50"><text:span text:style-name="T184">  <text:s text:c="2"/></text:span><text:span text:style-name="T103">b=a++;</text:span></text:p>
              </text:list-header>
            </text:list>
            <text:list text:style-name="L51">
              <text:list-header>
                <text:p text:style-name="P47"><text:span text:style-name="T103"><text:s text:c="2"/></text:span><text:span text:style-name="T103">c=--a-b++;</text:span></text:p>
                <text:p text:style-name="P47"><text:span text:style-name="T103"><text:s text:c="2"/></text:span><text:span text:style-name="T103">d=(a++)-(++b)+c--;</text:span></text:p>
              </text:list-header>
            </text:list>
            <text:list text:style-name="L19">
              <text:list-header>
                <text:p text:style-name="P50"><text:span text:style-name="T184"/></text:p>
              </text:list-header>
            </text:list>
            <text:list text:style-name="L52">
              <text:list-header>
                <text:p text:style-name="P47"><text:span text:style-name="T90"> </text:span></text:p>
                <text:p text:style-name="P41"><text:span text:style-name="T90"/></text:p>
              </text:list-header>
            </text:list>
          </draw:text-box>
        </draw:frame>
        <draw:line draw:style-name="gr32" draw:text-style-name="P25" draw:layer="layout" svg:x1="12.912cm" svg:y1="6.773cm" svg:x2="22.225cm" svg:y2="6.773cm">
          <text:p/>
        </draw:line>
        <draw:line draw:style-name="gr32" draw:text-style-name="P25" draw:layer="layout" svg:x1="22.225cm" svg:y1="6.773cm" svg:x2="22.225cm" svg:y2="9.313cm">
          <text:p/>
        </draw:line>
        <draw:line draw:style-name="gr32" draw:text-style-name="P25" draw:layer="layout" svg:x1="12.912cm" svg:y1="9.313cm" svg:x2="22.225cm" svg:y2="9.313cm">
          <text:p/>
        </draw:line>
        <draw:custom-shape draw:style-name="gr33" draw:text-style-name="P5" xml:id="id88" draw:id="id88" draw:layer="layout" svg:width="1.069cm" svg:height="1.615cm" svg:x="13.547cm" svg:y="7.197cm">
          <text:list text:style-name="L63">
            <text:list-header>
              <text:p text:style-name="P12"><text:span text:style-name="T203">5</text:span></text:p>
            </text:list-header>
          </text:list>
          <draw:enhanced-geometry svg:viewBox="0 0 21600 21600" draw:type="mso-spt202" draw:enhanced-path="M 0 0 L 21600 0 21600 21600 0 21600 0 0 Z N"/>
        </draw:custom-shape>
        <draw:custom-shape draw:style-name="gr31" draw:text-style-name="P5" xml:id="id89" draw:id="id89" draw:layer="layout" svg:width="1.058cm" svg:height="1.615cm" svg:x="15.875cm" svg:y="7.197cm">
          <text:list text:style-name="L63">
            <text:list-header>
              <text:p text:style-name="P12"><text:span text:style-name="T203">5</text:span></text:p>
            </text:list-header>
          </text:list>
          <draw:enhanced-geometry svg:viewBox="0 0 21600 21600" draw:type="mso-spt202" draw:enhanced-path="M 0 0 L 21600 0 21600 21600 0 21600 0 0 Z N"/>
        </draw:custom-shape>
        <draw:custom-shape draw:style-name="gr33" draw:text-style-name="P5" xml:id="id90" draw:id="id90" draw:layer="layout" svg:width="1.069cm" svg:height="1.615cm" svg:x="13.547cm" svg:y="7.197cm">
          <text:list text:style-name="L63">
            <text:list-header>
              <text:p text:style-name="P12"><text:span text:style-name="T203">6</text:span></text:p>
            </text:list-header>
          </text:list>
          <draw:enhanced-geometry svg:viewBox="0 0 21600 21600" draw:type="mso-spt202" draw:enhanced-path="M 0 0 L 21600 0 21600 21600 0 21600 0 0 Z N"/>
        </draw:custom-shape>
        <draw:custom-shape draw:style-name="gr33" draw:text-style-name="P5" xml:id="id91" draw:id="id91" draw:layer="layout" svg:width="1.069cm" svg:height="1.615cm" svg:x="13.547cm" svg:y="7.197cm">
          <text:list text:style-name="L63">
            <text:list-header>
              <text:p text:style-name="P12"><text:span text:style-name="T203">5</text:span></text:p>
            </text:list-header>
          </text:list>
          <draw:enhanced-geometry svg:viewBox="0 0 21600 21600" draw:type="mso-spt202" draw:enhanced-path="M 0 0 L 21600 0 21600 21600 0 21600 0 0 Z N"/>
        </draw:custom-shape>
        <draw:custom-shape draw:style-name="gr33" draw:text-style-name="P5" xml:id="id92" draw:id="id92" draw:layer="layout" svg:width="1.069cm" svg:height="1.615cm" svg:x="18.159cm" svg:y="7.197cm">
          <text:list text:style-name="L63">
            <text:list-header>
              <text:p text:style-name="P12"><text:span text:style-name="T203">0</text:span></text:p>
            </text:list-header>
          </text:list>
          <draw:enhanced-geometry svg:viewBox="0 0 21600 21600" draw:type="mso-spt202" draw:enhanced-path="M 0 0 L 21600 0 21600 21600 0 21600 0 0 Z N"/>
        </draw:custom-shape>
        <draw:custom-shape draw:style-name="gr33" draw:text-style-name="P5" xml:id="id93" draw:id="id93" draw:layer="layout" svg:width="1.069cm" svg:height="1.615cm" svg:x="15.875cm" svg:y="7.197cm">
          <text:list text:style-name="L63">
            <text:list-header>
              <text:p text:style-name="P12"><text:span text:style-name="T203">6</text:span></text:p>
            </text:list-header>
          </text:list>
          <draw:enhanced-geometry svg:viewBox="0 0 21600 21600" draw:type="mso-spt202" draw:enhanced-path="M 0 0 L 21600 0 21600 21600 0 21600 0 0 Z N"/>
        </draw:custom-shape>
        <draw:custom-shape draw:style-name="gr33" draw:text-style-name="P5" xml:id="id94" draw:id="id94" draw:layer="layout" svg:width="1.069cm" svg:height="1.615cm" svg:x="15.875cm" svg:y="7.197cm">
          <text:list text:style-name="L63">
            <text:list-header>
              <text:p text:style-name="P12"><text:span text:style-name="T203">7</text:span></text:p>
            </text:list-header>
          </text:list>
          <draw:enhanced-geometry svg:viewBox="0 0 21600 21600" draw:type="mso-spt202" draw:enhanced-path="M 0 0 L 21600 0 21600 21600 0 21600 0 0 Z N"/>
        </draw:custom-shape>
        <draw:custom-shape draw:style-name="gr33" draw:text-style-name="P5" xml:id="id95" draw:id="id95" draw:layer="layout" svg:width="1.446cm" svg:height="1.615cm" svg:x="20.32cm" svg:y="7.197cm">
          <text:list text:style-name="L63">
            <text:list-header>
              <text:p text:style-name="P12"><text:span text:style-name="T203">-2</text:span></text:p>
            </text:list-header>
          </text:list>
          <draw:enhanced-geometry svg:viewBox="0 0 21600 21600" draw:type="mso-spt202" draw:enhanced-path="M 0 0 L 21600 0 21600 21600 0 21600 0 0 Z N"/>
        </draw:custom-shape>
        <draw:custom-shape draw:style-name="gr33" draw:text-style-name="P5" xml:id="id96" draw:id="id96" draw:layer="layout" svg:width="1.069cm" svg:height="1.615cm" svg:x="13.547cm" svg:y="7.197cm">
          <text:list text:style-name="L63">
            <text:list-header>
              <text:p text:style-name="P12"><text:span text:style-name="T203">6</text:span></text:p>
            </text:list-header>
          </text:list>
          <draw:enhanced-geometry svg:viewBox="0 0 21600 21600" draw:type="mso-spt202" draw:enhanced-path="M 0 0 L 21600 0 21600 21600 0 21600 0 0 Z N"/>
        </draw:custom-shape>
        <draw:custom-shape draw:style-name="gr33" draw:text-style-name="P5" xml:id="id97" draw:id="id97" draw:layer="layout" svg:width="1.446cm" svg:height="1.615cm" svg:x="17.992cm" svg:y="7.197cm">
          <text:list text:style-name="L63">
            <text:list-header>
              <text:p text:style-name="P12"><text:span text:style-name="T203">-1</text:span></text:p>
            </text:list-header>
          </text:list>
          <draw:enhanced-geometry svg:viewBox="0 0 21600 21600" draw:type="mso-spt202" draw:enhanced-path="M 0 0 L 21600 0 21600 21600 0 21600 0 0 Z N"/>
        </draw:custom-shape>
        <draw:line draw:style-name="gr32" draw:text-style-name="P25" draw:layer="layout" svg:x1="19.897cm" svg:y1="6.773cm" svg:x2="19.897cm" svg:y2="9.313cm">
          <text:p/>
        </draw:line>
        <draw:line draw:style-name="gr32" draw:text-style-name="P25" draw:layer="layout" svg:x1="17.568cm" svg:y1="6.773cm" svg:x2="17.568cm" svg:y2="9.313cm">
          <text:p/>
        </draw:line>
        <draw:line draw:style-name="gr32" draw:text-style-name="P25" draw:layer="layout" svg:x1="15.028cm" svg:y1="6.773cm" svg:x2="15.028cm" svg:y2="9.313cm">
          <text:p/>
        </draw:line>
        <draw:line draw:style-name="gr32" draw:text-style-name="P25" draw:layer="layout" svg:x1="12.912cm" svg:y1="6.773cm" svg:x2="12.912cm" svg:y2="9.313cm">
          <text:p/>
        </draw:line>
        <anim:par smil:dur="indefinite" smil:restart="never" presentation:node-type="timing-root">
          <anim:par smil:begin="id87.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88" smil:attributeName="visibility" smil:to="visible"/>
                  <anim:transitionFilter smil:dur="0.5s" smil:targetElement="id88"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89" smil:attributeName="visibility" smil:to="visible"/>
                  <anim:transitionFilter smil:dur="0.5s" smil:targetElement="id89"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90" smil:attributeName="visibility" smil:to="visible"/>
                  <anim:transitionFilter smil:dur="0.5s" smil:targetElement="id90"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91" smil:attributeName="visibility" smil:to="visible"/>
                  <anim:transitionFilter smil:dur="0.5s" smil:targetElement="id91"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92" smil:attributeName="visibility" smil:to="visible"/>
                  <anim:transitionFilter smil:dur="0.5s" smil:targetElement="id92"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93" smil:attributeName="visibility" smil:to="visible"/>
                  <anim:transitionFilter smil:dur="0.5s" smil:targetElement="id93"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94" smil:attributeName="visibility" smil:to="visible"/>
                  <anim:transitionFilter smil:dur="0.5s" smil:targetElement="id94"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95" smil:attributeName="visibility" smil:to="visible"/>
                  <anim:transitionFilter smil:dur="0.5s" smil:targetElement="id95"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96" smil:attributeName="visibility" smil:to="visible"/>
                  <anim:transitionFilter smil:dur="0.5s" smil:targetElement="id96"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97" smil:attributeName="visibility" smil:to="visible"/>
                  <anim:transitionFilter smil:dur="0.5s" smil:targetElement="id97" smil:type="slideWipe" smil:subtype="fromBottom"/>
                </anim:par>
              </anim:par>
            </anim:par>
          </anim:seq>
        </anim:par>
        <presentation:notes draw:style-name="dp2">
          <draw:page-thumbnail draw:style-name="gr1" draw:layer="layout" svg:width="7.142cm" svg:height="9.524cm" svg:x="5.953cm" svg:y="1.93cm" draw:page-number="61" presentation:class="page"/>
          <draw:frame presentation:style-name="pr2" draw:layer="layout" svg:width="15.239cm" svg:height="11.43cm" svg:x="1.905cm" svg:y="12.065cm" presentation:class="notes" presentation:placeholder="true">
            <draw:text-box/>
          </draw:frame>
        </presentation:notes>
      </draw:page>
      <draw:page draw:name="page62" draw:style-name="dp3" draw:master-page-name="Default" presentation:presentation-page-layout-name="AL1T0" xml:id="id98" draw:id="id98">
        <draw:frame presentation:style-name="pr7" draw:text-style-name="P5" draw:layer="layout" svg:width="22.437cm" svg:height="17.145cm" svg:x="1.692cm" svg:y="0.634cm" presentation:class="subtitle" presentation:user-transformed="true">
          <draw:text-box>
            <text:list text:style-name="L60">
              <text:list-header>
                <text:p text:style-name="P47"><text:span text:style-name="T202"><text:s text:c="2"/></text:span><text:span text:style-name="T166">两种特殊情况：</text:span></text:p>
              </text:list-header>
            </text:list>
            <text:list text:style-name="L17">
              <text:list-header>
                <text:p text:style-name="P47"><text:span text:style-name="T61"><text:s/>① <text:s/></text:span><text:span text:style-name="T61">k=(i++)+(i++)+(i++)</text:span></text:p>
                <text:p text:style-name="P47"><text:span text:style-name="T61"><text:s text:c="3"/></text:span></text:p>
                <text:p text:style-name="P47"><text:span text:style-name="T61"><text:s/>② <text:s/></text:span><text:span text:style-name="T61">i+++j</text:span></text:p>
                <text:p text:style-name="P47"><text:span text:style-name="T61"/></text:p>
                <text:p text:style-name="P47"><text:span text:style-name="T61"><text:s/></text:span><text:span text:style-name="T61">是 </text:span><text:span text:style-name="T165">i+(++j)</text:span><text:span text:style-name="T61"> </text:span><text:span text:style-name="T61">还是 </text:span><text:span text:style-name="T165">(i++)+j</text:span><text:span text:style-name="T61"> <text:s/>?</text:span></text:p>
                <text:p text:style-name="P47"><text:span text:style-name="T61"><text:s text:c="3"/></text:span></text:p>
                <text:p text:style-name="P47"><text:span text:style-name="T61"><text:s text:c="3"/></text:span><text:span text:style-name="T61">i++</text:span><text:span text:style-name="T61">虽然与</text:span><text:span text:style-name="T61">i=i+1</text:span><text:span text:style-name="T61">等效，但使用自增自减运算符的代码优化程度好，因而经常使用；但用时需特别小心。</text:span></text:p>
                <text:p text:style-name="P41"><text:span text:style-name="T61"/></text:p>
              </text:list-header>
            </text:list>
          </draw:text-box>
        </draw:frame>
        <anim:par presentation:node-type="timing-root">
          <anim:par smil:begin="id98.begin">
            <anim:transitionFilter smil:dur="1s" smil:type="slideWipe" smil:subtype="fromBottomRight" smil:direction="reverse"/>
          </anim:par>
        </anim:par>
        <presentation:notes draw:style-name="dp2">
          <draw:page-thumbnail draw:style-name="gr1" draw:layer="layout" svg:width="7.142cm" svg:height="9.524cm" svg:x="5.953cm" svg:y="1.93cm" draw:page-number="62" presentation:class="page"/>
          <draw:frame presentation:style-name="pr2" draw:layer="layout" svg:width="15.239cm" svg:height="11.43cm" svg:x="1.905cm" svg:y="12.065cm" presentation:class="notes" presentation:placeholder="true">
            <draw:text-box/>
          </draw:frame>
        </presentation:notes>
      </draw:page>
      <draw:page draw:name="page63" draw:style-name="dp3" draw:master-page-name="Default" presentation:presentation-page-layout-name="AL1T0" xml:id="id99" draw:id="id99">
        <draw:frame presentation:style-name="pr38" draw:text-style-name="P5" draw:layer="layout" svg:width="23.072cm" svg:height="16.722cm" svg:x="1.27cm" svg:y="1.058cm" presentation:class="subtitle" presentation:user-transformed="true">
          <draw:text-box>
            <text:list text:style-name="L6">
              <text:list-header>
                <text:p text:style-name="P56"><text:span text:style-name="T68"><text:s text:c="3"/></text:span><text:span text:style-name="T68">3.9 </text:span><text:span text:style-name="T68">赋值运算符和赋值表达式</text:span></text:p>
              </text:list-header>
            </text:list>
            <text:list text:style-name="L48">
              <text:list-header>
                <text:p text:style-name="P57"><text:span text:style-name="T156"><text:s text:c="6"/>■</text:span><text:span text:style-name="T157">赋值运算符</text:span></text:p>
              </text:list-header>
            </text:list>
            <text:list text:style-name="L17">
              <text:list-header>
                <text:p text:style-name="P57"><text:span text:style-name="T38"><text:s text:c="2"/></text:span><text:span text:style-name="T61">“</text:span><text:span text:style-name="T61">=”</text:span><text:span text:style-name="T61">称赋值运算符，其作用是将一个数据赋给一个变量。</text:span></text:p>
                <text:p text:style-name="P57"><text:span text:style-name="T61"><text:s text:c="2"/></text:span><text:span text:style-name="T61">如： </text:span><text:span text:style-name="T166">a=5</text:span></text:p>
                <text:p text:style-name="P57"><text:span text:style-name="T61"><text:s text:c="2"/></text:span><text:span text:style-name="T61">不要理解为“等号”。</text:span></text:p>
              </text:list-header>
            </text:list>
            <text:list text:style-name="L53">
              <text:list-header>
                <text:p text:style-name="P57"><text:span text:style-name="T165"><text:s text:c="2"/></text:span><text:span text:style-name="T165">执行赋值运算的结果，是将右边的数据存入左边变量所对应的内存单元中。</text:span></text:p>
              </text:list-header>
            </text:list>
          </draw:text-box>
        </draw:frame>
        <anim:par presentation:node-type="timing-root">
          <anim:par smil:begin="id99.begin">
            <anim:transitionFilter smil:dur="1s" smil:type="slideWipe" smil:subtype="fromBottomRight" smil:direction="reverse"/>
          </anim:par>
        </anim:par>
        <presentation:notes draw:style-name="dp2">
          <draw:page-thumbnail draw:style-name="gr1" draw:layer="layout" svg:width="7.142cm" svg:height="9.524cm" svg:x="5.953cm" svg:y="1.93cm" draw:page-number="63" presentation:class="page"/>
          <draw:frame presentation:style-name="pr2" draw:layer="layout" svg:width="15.239cm" svg:height="11.43cm" svg:x="1.905cm" svg:y="12.065cm" presentation:class="notes" presentation:placeholder="true">
            <draw:text-box/>
          </draw:frame>
        </presentation:notes>
      </draw:page>
      <draw:page draw:name="page64" draw:style-name="dp3" draw:master-page-name="Default" presentation:presentation-page-layout-name="AL1T0" xml:id="id100" draw:id="id100">
        <draw:frame presentation:style-name="pr30" draw:text-style-name="P5" draw:layer="layout" svg:width="23.495cm" svg:height="17.992cm" svg:x="1.057cm" svg:y="0.423cm" presentation:class="subtitle" presentation:user-transformed="true">
          <draw:text-box>
            <text:list text:style-name="L6">
              <text:list-header>
                <text:p text:style-name="P47"><text:span text:style-name="T68"><text:s text:c="4"/></text:span><text:span text:style-name="T156">■</text:span><text:span text:style-name="T157">赋值规则</text:span></text:p>
              </text:list-header>
            </text:list>
            <text:list text:style-name="L17">
              <text:list-header>
                <text:p text:style-name="P47"><text:span text:style-name="T38"><text:s text:c="2"/></text:span><text:span text:style-name="T61">如果赋值运算符两侧的类型不一致，则在赋值时要进行类型转换，转换规则为：</text:span></text:p>
              </text:list-header>
            </text:list>
            <text:list text:style-name="L48">
              <text:list-header>
                <text:p text:style-name="P47"><text:span text:style-name="T156"><text:s/>●</text:span><text:span text:style-name="T166">实型→整变量</text:span></text:p>
              </text:list-header>
            </text:list>
            <text:list text:style-name="L17">
              <text:list-header>
                <text:p text:style-name="P47"><text:span text:style-name="T61"><text:s text:c="3"/></text:span><text:span text:style-name="T61">舍去小数部分。</text:span></text:p>
                <text:p text:style-name="P47"><text:span text:style-name="T61"><text:s text:c="4"/></text:span><text:span text:style-name="T61">int <text:s/>a=5.5; <text:s/>a</text:span><text:span text:style-name="T61">中为</text:span><text:span text:style-name="T61">5</text:span><text:span text:style-name="T61">。</text:span></text:p>
              </text:list-header>
            </text:list>
            <text:list text:style-name="L48">
              <text:list-header>
                <text:p text:style-name="P47"><text:span text:style-name="T156"><text:s/>●</text:span><text:span text:style-name="T166">整型→实变量</text:span></text:p>
              </text:list-header>
            </text:list>
            <text:list text:style-name="L17">
              <text:list-header>
                <text:p text:style-name="P47"><text:span text:style-name="T61"><text:s text:c="3"/></text:span><text:span text:style-name="T61">数值不变，以浮点形式存储。</text:span></text:p>
              </text:list-header>
            </text:list>
            <text:list text:style-name="L48">
              <text:list-header>
                <text:p text:style-name="P47"><text:span text:style-name="T156"><text:s/>●</text:span><text:span text:style-name="T166">字符型→整变量</text:span></text:p>
              </text:list-header>
            </text:list>
            <text:list text:style-name="L17">
              <text:list-header>
                <text:p text:style-name="P47"><text:span text:style-name="T61"><text:s text:c="3"/></text:span><text:span text:style-name="T61">放在整形变量低</text:span><text:span text:style-name="T61">8</text:span><text:span text:style-name="T61">位。保持原值不变原则。</text:span></text:p>
                <text:p text:style-name="P47"><text:span text:style-name="T61"><text:s text:c="3"/></text:span><text:span text:style-name="T61">int <text:s/>a=‘A’;</text:span></text:p>
              </text:list-header>
            </text:list>
          </draw:text-box>
        </draw:frame>
        <anim:par presentation:node-type="timing-root">
          <anim:par smil:begin="id100.begin">
            <anim:transitionFilter smil:dur="1s" smil:type="slideWipe" smil:subtype="fromBottomRight" smil:direction="reverse"/>
          </anim:par>
        </anim:par>
        <presentation:notes draw:style-name="dp2">
          <draw:page-thumbnail draw:style-name="gr1" draw:layer="layout" svg:width="7.142cm" svg:height="9.524cm" svg:x="5.953cm" svg:y="1.93cm" draw:page-number="64" presentation:class="page"/>
          <draw:frame presentation:style-name="pr2" draw:layer="layout" svg:width="15.239cm" svg:height="11.43cm" svg:x="1.905cm" svg:y="12.065cm" presentation:class="notes" presentation:placeholder="true">
            <draw:text-box/>
          </draw:frame>
        </presentation:notes>
      </draw:page>
      <draw:page draw:name="page65" draw:style-name="dp3" draw:master-page-name="Default" presentation:presentation-page-layout-name="AL1T0" xml:id="id101" draw:id="id101">
        <draw:frame presentation:style-name="pr36" draw:text-style-name="P5" draw:layer="layout" svg:width="23.284cm" svg:height="17.78cm" svg:x="1.058cm" svg:y="0.423cm" presentation:class="subtitle" presentation:user-transformed="true">
          <draw:text-box>
            <text:list text:style-name="L48">
              <text:list-header>
                <text:p text:style-name="P47"><text:span text:style-name="T156"><text:s text:c="5"/>■</text:span><text:span text:style-name="T157">复合赋值运算符</text:span></text:p>
              </text:list-header>
            </text:list>
            <text:list text:style-name="L17">
              <text:list-header>
                <text:p text:style-name="P47"><text:span text:style-name="T38"><text:s/></text:span><text:span text:style-name="T166">在赋值运算符前加上其它运算符，可以构成复合赋值运算符。 </text:span></text:p>
                <text:p text:style-name="P47"><text:span text:style-name="T61"><text:s text:c="4"/></text:span><text:span text:style-name="T61">a+=3 <text:s text:c="2"/></text:span><text:span text:style-name="T179">——</text:span><text:span text:style-name="T61"> a=a+3</text:span></text:p>
                <text:p text:style-name="P47"><text:span text:style-name="T61"><text:s text:c="4"/></text:span><text:span text:style-name="T61">b-=x+5 </text:span><text:span text:style-name="T179">——</text:span><text:span text:style-name="T61"> b=b-(x+5)</text:span></text:p>
                <text:p text:style-name="P47"><text:span text:style-name="T61"><text:s text:c="4"/></text:span><text:span text:style-name="T61">x*=c-6 </text:span><text:span text:style-name="T179">——</text:span><text:span text:style-name="T61"> x=x*(c-6)</text:span></text:p>
                <text:p text:style-name="P47"><text:span text:style-name="T61"><text:s text:c="4"/></text:span><text:span text:style-name="T61">y/=a*4 </text:span><text:span text:style-name="T179">——</text:span><text:span text:style-name="T61"> y=y/(a*4)</text:span></text:p>
                <text:p text:style-name="P47"><text:span text:style-name="T61"><text:s text:c="4"/></text:span><text:span text:style-name="T61">k%=b-2 </text:span><text:span text:style-name="T179">——</text:span><text:span text:style-name="T61"> k=k%(b-2)</text:span></text:p>
                <text:p text:style-name="P47"><text:span text:style-name="T61"><text:s text:c="3"/></text:span></text:p>
                <text:p text:style-name="P47"><text:span text:style-name="T61"><text:s text:c="2"/></text:span><text:span text:style-name="T166">属于高效率运算符。</text:span></text:p>
              </text:list-header>
            </text:list>
            <text:list text:style-name="L60">
              <text:list-header>
                <text:p text:style-name="P41"><text:span text:style-name="T166"/></text:p>
              </text:list-header>
            </text:list>
          </draw:text-box>
        </draw:frame>
        <anim:par presentation:node-type="timing-root">
          <anim:par smil:begin="id101.begin">
            <anim:transitionFilter smil:dur="1s" smil:type="slideWipe" smil:subtype="fromBottomRight" smil:direction="reverse"/>
          </anim:par>
        </anim:par>
        <presentation:notes draw:style-name="dp2">
          <draw:page-thumbnail draw:style-name="gr1" draw:layer="layout" svg:width="7.142cm" svg:height="9.524cm" svg:x="5.953cm" svg:y="1.93cm" draw:page-number="65" presentation:class="page"/>
          <draw:frame presentation:style-name="pr2" draw:layer="layout" svg:width="15.239cm" svg:height="11.43cm" svg:x="1.905cm" svg:y="12.065cm" presentation:class="notes" presentation:placeholder="true">
            <draw:text-box/>
          </draw:frame>
        </presentation:notes>
      </draw:page>
      <draw:page draw:name="page66" draw:style-name="dp3" draw:master-page-name="Default" presentation:presentation-page-layout-name="AL1T0" xml:id="id102" draw:id="id102">
        <draw:frame presentation:style-name="pr33" draw:text-style-name="P5" draw:layer="layout" svg:width="22.437cm" svg:height="17.357cm" svg:x="1.692cm" svg:y="0.634cm" presentation:class="subtitle" presentation:user-transformed="true">
          <draw:text-box>
            <text:list text:style-name="L48">
              <text:list-header>
                <text:p text:style-name="P47"><text:span text:style-name="T156"><text:s text:c="5"/>■</text:span><text:span text:style-name="T157">赋值表达式</text:span></text:p>
              </text:list-header>
            </text:list>
            <text:list text:style-name="L17">
              <text:list-header>
                <text:p text:style-name="P47"><text:span text:style-name="T38"><text:s text:c="2"/></text:span><text:span text:style-name="T166">主要实现赋值运算的表达式。</text:span></text:p>
                <text:p text:style-name="P47"><text:span text:style-name="T61"><text:s text:c="2"/></text:span></text:p>
                <text:p text:style-name="P47"><text:span text:style-name="T61"><text:s text:c="2"/></text:span><text:span text:style-name="T61">一般形式：</text:span></text:p>
                <text:p text:style-name="P47"><text:span text:style-name="T61"><text:s text:c="4"/></text:span><text:span text:style-name="T166">&lt;</text:span><text:span text:style-name="T166">变量</text:span><text:span text:style-name="T166">&gt;=&lt;</text:span><text:span text:style-name="T166">表达式</text:span><text:span text:style-name="T166">&gt;</text:span></text:p>
                <text:p text:style-name="P47"><text:span text:style-name="T61"><text:s text:c="2"/></text:span><text:span text:style-name="T61">如： </text:span><text:span text:style-name="T61">a=5 <text:s/>y=2*x+3 <text:s/>a=a+1</text:span><text:span text:style-name="T89"> <text:s text:c="2"/></text:span><text:span text:style-name="T156">不是衡等</text:span></text:p>
              </text:list-header>
            </text:list>
            <text:list text:style-name="L59">
              <text:list-header>
                <text:p text:style-name="P41"><text:span text:style-name="T89"/></text:p>
              </text:list-header>
            </text:list>
            <text:list text:style-name="L53">
              <text:list-header>
                <text:p text:style-name="P41"><text:span text:style-name="T165">作用：</text:span><text:span text:style-name="T61">将右边表达式的值赋给左边的变量</text:span><text:span text:style-name="T89">。 </text:span></text:p>
              </text:list-header>
            </text:list>
            <text:list text:style-name="L17">
              <text:list-header>
                <text:p text:style-name="P40"><text:span text:style-name="T61"><text:s text:c="2"/></text:span><text:span text:style-name="T61">赋值表达式的值取左边变量的值。</text:span></text:p>
              </text:list-header>
            </text:list>
          </draw:text-box>
        </draw:frame>
        <anim:par presentation:node-type="timing-root">
          <anim:par smil:begin="id102.begin">
            <anim:transitionFilter smil:dur="1s" smil:type="slideWipe" smil:subtype="fromBottomRight" smil:direction="reverse"/>
          </anim:par>
        </anim:par>
        <presentation:notes draw:style-name="dp2">
          <draw:page-thumbnail draw:style-name="gr1" draw:layer="layout" svg:width="7.142cm" svg:height="9.524cm" svg:x="5.953cm" svg:y="1.93cm" draw:page-number="66" presentation:class="page"/>
          <draw:frame presentation:style-name="pr2" draw:layer="layout" svg:width="15.239cm" svg:height="11.43cm" svg:x="1.905cm" svg:y="12.065cm" presentation:class="notes" presentation:placeholder="true">
            <draw:text-box/>
          </draw:frame>
        </presentation:notes>
      </draw:page>
      <draw:page draw:name="page67" draw:style-name="dp3" draw:master-page-name="Default" presentation:presentation-page-layout-name="AL1T0" xml:id="id103" draw:id="id103">
        <draw:frame presentation:style-name="pr33" draw:text-style-name="P5" draw:layer="layout" svg:width="22.649cm" svg:height="17.357cm" svg:x="1.692cm" svg:y="0.634cm" presentation:class="subtitle" presentation:user-transformed="true">
          <draw:text-box>
            <text:list text:style-name="L17">
              <text:list-header>
                <text:p text:style-name="P57"><text:span text:style-name="T38"><text:s text:c="2"/></text:span><text:span text:style-name="T61">赋值表达式右边的</text:span><text:span text:style-name="T61">&lt;</text:span><text:span text:style-name="T61">表达式</text:span><text:span text:style-name="T61">&gt;</text:span><text:span text:style-name="T61">可以是任何表达式，如：</text:span></text:p>
                <text:p text:style-name="P57"><text:span text:style-name="T61"><text:s text:c="3"/></text:span><text:span text:style-name="T166">a=(b=5) <text:s/></text:span><text:span text:style-name="T165">赋值表达式中包含赋值表达式</text:span></text:p>
                <text:p text:style-name="P57"><text:span text:style-name="T61"/></text:p>
                <text:p text:style-name="P57"><text:span text:style-name="T61"><text:s text:c="2"/></text:span><text:span text:style-name="T61">赋值运算符的优先级低于所有算术运算符，且是右结合性。</text:span></text:p>
                <text:p text:style-name="P57"><text:span text:style-name="T61"><text:s text:c="4"/></text:span><text:span text:style-name="T166">a=(b=5)</text:span><text:span text:style-name="T61"> </text:span><text:span text:style-name="T61">与 </text:span><text:span text:style-name="T166">a=b=5</text:span><text:span text:style-name="T61"> </text:span><text:span text:style-name="T61">等效。</text:span><text:span text:style-name="T184"> </text:span></text:p>
              </text:list-header>
            </text:list>
            <text:list text:style-name="L19">
              <text:list-header>
                <text:p text:style-name="P58"><text:span text:style-name="T184"/></text:p>
              </text:list-header>
            </text:list>
          </draw:text-box>
        </draw:frame>
        <anim:par presentation:node-type="timing-root">
          <anim:par smil:begin="id103.begin">
            <anim:transitionFilter smil:dur="1s" smil:type="slideWipe" smil:subtype="fromBottomRight" smil:direction="reverse"/>
          </anim:par>
        </anim:par>
        <presentation:notes draw:style-name="dp2">
          <draw:page-thumbnail draw:style-name="gr1" draw:layer="layout" svg:width="7.142cm" svg:height="9.524cm" svg:x="5.953cm" svg:y="1.93cm" draw:page-number="67" presentation:class="page"/>
          <draw:frame presentation:style-name="pr2" draw:layer="layout" svg:width="15.239cm" svg:height="11.43cm" svg:x="1.905cm" svg:y="12.065cm" presentation:class="notes" presentation:placeholder="true">
            <draw:text-box/>
          </draw:frame>
        </presentation:notes>
      </draw:page>
      <draw:page draw:name="page68" draw:style-name="dp3" draw:master-page-name="Default" presentation:presentation-page-layout-name="AL1T0" xml:id="id104" draw:id="id104">
        <draw:frame presentation:style-name="pr29" draw:text-style-name="P5" draw:layer="layout" svg:width="23.919cm" svg:height="17.568cm" svg:x="1.057cm" svg:y="0.635cm" presentation:class="subtitle" presentation:user-transformed="true">
          <draw:text-box>
            <text:list text:style-name="L60">
              <text:list-header>
                <text:p text:style-name="P57"><text:span text:style-name="T202"><text:s text:c="4"/></text:span><text:span text:style-name="T166">例：计算以下表达式的值：</text:span></text:p>
              </text:list-header>
            </text:list>
            <text:list text:style-name="L17">
              <text:list-header>
                <text:p text:style-name="P57"><text:span text:style-name="T61"/></text:p>
                <text:p text:style-name="P57"><text:span text:style-name="T61"><text:s text:c="2"/></text:span><text:span text:style-name="T61">a=b=c=5</text:span></text:p>
                <text:p text:style-name="P57"><text:span text:style-name="T61"><text:s text:c="2"/></text:span><text:span text:style-name="T61">a=5+(c=6)</text:span></text:p>
                <text:p text:style-name="P57"><text:span text:style-name="T61"><text:s text:c="2"/></text:span><text:span text:style-name="T61">a=(b=4)+(c=6)</text:span></text:p>
                <text:p text:style-name="P57"><text:span text:style-name="T61"><text:s text:c="2"/></text:span><text:span text:style-name="T61">a=(b=4.5)+(c=6.5) </text:span><text:span text:style-name="T165">（</text:span><text:span text:style-name="T165">a</text:span><text:span text:style-name="T165">、</text:span><text:span text:style-name="T165">b</text:span><text:span text:style-name="T165">、</text:span><text:span text:style-name="T165">c</text:span><text:span text:style-name="T165">为整型变量）</text:span></text:p>
                <text:p text:style-name="P57"><text:span text:style-name="T61"><text:s text:c="2"/></text:span><text:span text:style-name="T61">a+=a-=a*a <text:s text:c="3"/></text:span><text:span text:style-name="T165">(</text:span><text:span text:style-name="T165">设</text:span><text:span text:style-name="T165">a</text:span><text:span text:style-name="T165">的原值为</text:span><text:span text:style-name="T165">3)</text:span></text:p>
                <text:p text:style-name="P57"><text:span text:style-name="T61"/></text:p>
                <text:p text:style-name="P41"><text:span text:style-name="T61"/></text:p>
              </text:list-header>
            </text:list>
          </draw:text-box>
        </draw:frame>
        <anim:par presentation:node-type="timing-root">
          <anim:par smil:begin="id104.begin">
            <anim:transitionFilter smil:dur="1s" smil:type="slideWipe" smil:subtype="fromBottomRight" smil:direction="reverse"/>
          </anim:par>
        </anim:par>
        <presentation:notes draw:style-name="dp2">
          <draw:page-thumbnail draw:style-name="gr1" draw:layer="layout" svg:width="7.142cm" svg:height="9.524cm" svg:x="5.953cm" svg:y="1.93cm" draw:page-number="68" presentation:class="page"/>
          <draw:frame presentation:style-name="pr2" draw:layer="layout" svg:width="15.239cm" svg:height="11.43cm" svg:x="1.905cm" svg:y="12.065cm" presentation:class="notes" presentation:placeholder="true">
            <draw:text-box/>
          </draw:frame>
        </presentation:notes>
      </draw:page>
      <draw:page draw:name="page69" draw:style-name="dp3" draw:master-page-name="Default" presentation:presentation-page-layout-name="AL1T0" xml:id="id105" draw:id="id105">
        <draw:frame presentation:style-name="pr36" draw:text-style-name="P5" draw:layer="layout" svg:width="22.225cm" svg:height="17.78cm" svg:x="1.692cm" svg:y="0.423cm" presentation:class="subtitle" presentation:user-transformed="true">
          <draw:text-box>
            <text:list text:style-name="L52">
              <text:list-header>
                <text:p text:style-name="P47"><text:span text:style-name="T90"><text:s/></text:span></text:p>
                <text:p text:style-name="P57"><text:span text:style-name="T90"><text:s text:c="3"/></text:span><text:span text:style-name="T61">赋值表达式是</text:span><text:span text:style-name="T61">C</text:span><text:span text:style-name="T61">语言中的一个重要成分，在赋值表达式后加一分号就成为常用的赋值语句。如 </text:span><text:span text:style-name="T166">y=2*x+1;</text:span></text:p>
              </text:list-header>
            </text:list>
            <text:list text:style-name="L17">
              <text:list-header>
                <text:p text:style-name="P57"><text:span text:style-name="T61"><text:s text:c="3"/></text:span><text:span text:style-name="T61">赋值表达式作为表达式的一种，可以出现在任何表达式中，如：</text:span></text:p>
                <text:p text:style-name="P57"><text:span text:style-name="T61"><text:s text:c="2"/></text:span><text:span text:style-name="T61">x+2-(b/3-(</text:span><text:span text:style-name="T166">a=k-5</text:span><text:span text:style-name="T61">)+’b’</text:span></text:p>
                <text:p text:style-name="P41"><text:span text:style-name="T61"/></text:p>
              </text:list-header>
            </text:list>
          </draw:text-box>
        </draw:frame>
        <anim:par presentation:node-type="timing-root">
          <anim:par smil:begin="id105.begin">
            <anim:transitionFilter smil:dur="1s" smil:type="slideWipe" smil:subtype="fromBottomRight" smil:direction="reverse"/>
          </anim:par>
        </anim:par>
        <presentation:notes draw:style-name="dp2">
          <draw:page-thumbnail draw:style-name="gr1" draw:layer="layout" svg:width="7.142cm" svg:height="9.524cm" svg:x="5.953cm" svg:y="1.93cm" draw:page-number="69" presentation:class="page"/>
          <draw:frame presentation:style-name="pr2" draw:layer="layout" svg:width="15.239cm" svg:height="11.43cm" svg:x="1.905cm" svg:y="12.065cm" presentation:class="notes" presentation:placeholder="true">
            <draw:text-box/>
          </draw:frame>
        </presentation:notes>
      </draw:page>
      <draw:page draw:name="page70" draw:style-name="dp3" draw:master-page-name="Default" presentation:presentation-page-layout-name="AL1T0" xml:id="id106" draw:id="id106">
        <draw:frame presentation:style-name="pr32" draw:text-style-name="P5" draw:layer="layout" svg:width="23.071cm" svg:height="17.356cm" svg:x="1.481cm" svg:y="0.847cm" presentation:class="subtitle" presentation:user-transformed="true">
          <draw:text-box>
            <text:list text:style-name="L57">
              <text:list-header>
                <text:p text:style-name="P56"><text:span text:style-name="T85"><text:s text:c="3"/></text:span><text:span text:style-name="T68">3.10 <text:s/></text:span><text:span text:style-name="T68">逗号表达式</text:span></text:p>
              </text:list-header>
            </text:list>
            <text:list text:style-name="L17">
              <text:list-header>
                <text:p text:style-name="P57"><text:span text:style-name="T38"><text:s text:c="2"/></text:span><text:span text:style-name="T61">逗号也是一种运算符，用它对两个表达式实现连接运算。</text:span></text:p>
                <text:p text:style-name="P47"><text:span text:style-name="T61"><text:s text:c="5"/></text:span><text:span text:style-name="T166">3+5,6+8 <text:s text:c="3"/></text:span><text:span text:style-name="T61">称</text:span><text:span text:style-name="T165">逗号表达式</text:span><text:span text:style-name="T61">。 </text:span></text:p>
                <text:p text:style-name="P47"><text:span text:style-name="T61"><text:s text:c="2"/></text:span><text:span text:style-name="T61">逗号表达式的一般形式：</text:span></text:p>
                <text:p text:style-name="P47"><text:span text:style-name="T61"><text:s text:c="4"/></text:span><text:span text:style-name="T166">表达式</text:span><text:span text:style-name="T166">1</text:span><text:span text:style-name="T166">，表达式</text:span><text:span text:style-name="T166">2</text:span></text:p>
                <text:p text:style-name="P47"><text:span text:style-name="T61"><text:s text:c="2"/></text:span><text:span text:style-name="T61">取</text:span><text:span text:style-name="T166">表达式</text:span><text:span text:style-name="T166">2</text:span><text:span text:style-name="T61">的值作为整个逗号表达式的值。</text:span></text:p>
                <text:p text:style-name="P47"><text:span text:style-name="T61"><text:s text:c="3"/></text:span><text:span text:style-name="T61">如： </text:span><text:span text:style-name="T166">a=3*5,a*4</text:span></text:p>
                <text:p text:style-name="P47"><text:span text:style-name="T61"><text:s text:c="3"/></text:span><text:span text:style-name="T61">逗号表达式的值为：</text:span><text:span text:style-name="T166">60</text:span></text:p>
              </text:list-header>
            </text:list>
            <text:list text:style-name="L60">
              <text:list-header>
                <text:p text:style-name="P47"><text:span text:style-name="T166"/></text:p>
              </text:list-header>
            </text:list>
          </draw:text-box>
        </draw:frame>
        <anim:par presentation:node-type="timing-root">
          <anim:par smil:begin="id106.begin">
            <anim:transitionFilter smil:dur="1s" smil:type="slideWipe" smil:subtype="fromBottomRight" smil:direction="reverse"/>
          </anim:par>
        </anim:par>
        <presentation:notes draw:style-name="dp2">
          <draw:page-thumbnail draw:style-name="gr1" draw:layer="layout" svg:width="7.142cm" svg:height="9.524cm" svg:x="5.953cm" svg:y="1.93cm" draw:page-number="70" presentation:class="page"/>
          <draw:frame presentation:style-name="pr2" draw:layer="layout" svg:width="15.239cm" svg:height="11.43cm" svg:x="1.905cm" svg:y="12.065cm" presentation:class="notes" presentation:placeholder="true">
            <draw:text-box/>
          </draw:frame>
        </presentation:notes>
      </draw:page>
      <draw:page draw:name="page71" draw:style-name="dp3" draw:master-page-name="Default" presentation:presentation-page-layout-name="AL1T0" xml:id="id107" draw:id="id107">
        <draw:frame presentation:style-name="pr39" draw:text-style-name="P5" draw:layer="layout" svg:width="24.13cm" svg:height="18.204cm" svg:x="0.635cm" svg:y="0.423cm" presentation:class="subtitle" presentation:user-transformed="true">
          <draw:text-box>
            <text:list text:style-name="L17">
              <text:list-header>
                <text:p text:style-name="P47"><text:span text:style-name="T38"><text:s text:c="2"/></text:span><text:span text:style-name="T61">一个逗号表达式又可以与另一个表达式组成一个新的逗号表达式，如：</text:span></text:p>
              </text:list-header>
            </text:list>
            <text:list text:style-name="L59">
              <text:list-header>
                <text:p text:style-name="P47"><text:span text:style-name="T89"><text:s text:c="3"/></text:span><text:span text:style-name="T166">(a=3*5,a*4),a+5</text:span></text:p>
              </text:list-header>
            </text:list>
            <text:list text:style-name="L17">
              <text:list-header>
                <text:p text:style-name="P47"><text:span text:style-name="T61"><text:s text:c="2"/></text:span><text:span text:style-name="T61">因此，逗号表达式的一般形式可以扩展为：</text:span></text:p>
                <text:p text:style-name="P47"><text:span text:style-name="T61"><text:s/></text:span><text:span text:style-name="T166">表达式</text:span><text:span text:style-name="T166">1</text:span><text:span text:style-name="T166">，表达式</text:span><text:span text:style-name="T166">2</text:span><text:span text:style-name="T166">，表达式</text:span><text:span text:style-name="T166">3</text:span><text:span text:style-name="T166">，……</text:span><text:span text:style-name="T166">, </text:span><text:span text:style-name="T166">表达式</text:span><text:span text:style-name="T166">n</text:span></text:p>
                <text:p text:style-name="P47"><text:span text:style-name="T61"><text:s text:c="2"/></text:span><text:span text:style-name="T61">取</text:span><text:span text:style-name="T166">表达式</text:span><text:span text:style-name="T166">n</text:span><text:span text:style-name="T61">的值作为整个逗号表达式的值。</text:span></text:p>
                <text:p text:style-name="P47"><text:span text:style-name="T61"/></text:p>
                <text:p text:style-name="P47"><text:span text:style-name="T61"><text:s text:c="3"/></text:span><text:span text:style-name="T165">逗号运算符的优先级最低</text:span><text:span text:style-name="T165">,</text:span><text:span text:style-name="T165">且是左结合性。</text:span></text:p>
                <text:p text:style-name="P41"><text:span text:style-name="T61"/></text:p>
              </text:list-header>
            </text:list>
            <text:list text:style-name="L51">
              <text:list-header>
                <text:p text:style-name="P41"><text:span text:style-name="T103"><text:s text:c="2"/></text:span><text:span text:style-name="T61">逗号运算符只起到连接作用，没有实际操作</text:span><text:span text:style-name="T103">。</text:span><text:span text:style-name="T184"> </text:span></text:p>
              </text:list-header>
            </text:list>
          </draw:text-box>
        </draw:frame>
        <anim:par presentation:node-type="timing-root">
          <anim:par smil:begin="id107.begin">
            <anim:transitionFilter smil:dur="1s" smil:type="slideWipe" smil:subtype="fromBottomRight" smil:direction="reverse"/>
          </anim:par>
        </anim:par>
        <presentation:notes draw:style-name="dp2">
          <draw:page-thumbnail draw:style-name="gr1" draw:layer="layout" svg:width="7.142cm" svg:height="9.524cm" svg:x="5.953cm" svg:y="1.93cm" draw:page-number="71" presentation:class="page"/>
          <draw:frame presentation:style-name="pr2" draw:layer="layout" svg:width="15.239cm" svg:height="11.43cm" svg:x="1.905cm" svg:y="12.065cm" presentation:class="notes" presentation:placeholder="true">
            <draw:text-box/>
          </draw:frame>
        </presentation:notes>
      </draw:page>
      <draw:page draw:name="page72" draw:style-name="dp4" draw:master-page-name="Default" presentation:presentation-page-layout-name="AL1T0" xml:id="id108" draw:id="id108">
        <draw:frame presentation:style-name="pr40" draw:text-style-name="P5" draw:layer="layout" svg:width="21.59cm" svg:height="3.175cm" svg:x="1.693cm" svg:y="1.692cm" presentation:class="title" presentation:user-transformed="true">
          <draw:text-box>
            <text:list text:style-name="L10">
              <text:list-header>
                <text:p text:style-name="P12"><text:span text:style-name="T204"><text:line-break/></text:span><text:span text:style-name="T148">第四章 <text:s/>最简单的</text:span><text:span text:style-name="T148">C</text:span><text:span text:style-name="T148">程序设计</text:span><text:span text:style-name="T205"><text:line-break/></text:span><text:span text:style-name="T205"/></text:p>
              </text:list-header>
            </text:list>
          </draw:text-box>
        </draw:frame>
        <draw:frame presentation:style-name="pr41" draw:text-style-name="P5" draw:layer="layout" svg:width="20.955cm" svg:height="10.16cm" svg:x="1.692cm" svg:y="5.503cm" presentation:class="subtitle" presentation:user-transformed="true">
          <draw:text-box>
            <text:list text:style-name="L64">
              <text:list-header>
                <text:p text:style-name="P57"><text:span text:style-name="T206"><text:s text:c="3"/></text:span><text:span text:style-name="T61">C </text:span><text:span text:style-name="T61">程序最基本的成分是语句</text:span></text:p>
              </text:list-header>
            </text:list>
            <text:list text:style-name="L17">
              <text:list-header>
                <text:p text:style-name="P57"><text:span text:style-name="T61"><text:s text:c="2"/></text:span><text:span text:style-name="T61">目前我们已掌握的语句：</text:span></text:p>
              </text:list-header>
            </text:list>
            <text:list text:style-name="L65">
              <text:list-header>
                <text:p text:style-name="P57"><text:span text:style-name="T207"><text:s text:c="2"/></text:span><text:span text:style-name="T61">变量说明语句</text:span><text:span text:style-name="T61">:</text:span><text:span text:style-name="T207"> </text:span><text:span text:style-name="T68">int a,b,c;</text:span></text:p>
                <text:p text:style-name="P57"><text:span text:style-name="T207"><text:s text:c="2"/></text:span><text:span text:style-name="T61">表达式语句：</text:span><text:span text:style-name="T207"> <text:s/></text:span><text:span text:style-name="T68">x+y;</text:span></text:p>
                <text:p text:style-name="P57"><text:span text:style-name="T207"><text:s text:c="2"/></text:span><text:span text:style-name="T61">特别地：</text:span><text:span text:style-name="T207"> </text:span><text:span text:style-name="T68">a=5;</text:span><text:span text:style-name="T207"> <text:s/></text:span><text:span text:style-name="T88">赋值语句</text:span></text:p>
              </text:list-header>
            </text:list>
          </draw:text-box>
        </draw:frame>
        <anim:par presentation:node-type="timing-root">
          <anim:par smil:begin="id108.begin">
            <anim:transitionFilter smil:dur="1s" smil:type="irisWipe" smil:subtype="rectangle"/>
          </anim:par>
        </anim:par>
        <presentation:notes draw:style-name="dp2">
          <draw:page-thumbnail draw:style-name="gr1" draw:layer="layout" svg:width="7.142cm" svg:height="9.524cm" svg:x="5.953cm" svg:y="1.93cm" draw:page-number="72" presentation:class="page"/>
          <draw:frame presentation:style-name="pr2" draw:layer="layout" svg:width="15.239cm" svg:height="11.43cm" svg:x="1.905cm" svg:y="12.065cm" presentation:class="notes" presentation:placeholder="true">
            <draw:text-box/>
          </draw:frame>
        </presentation:notes>
      </draw:page>
      <draw:page draw:name="page73" draw:style-name="dp3" draw:master-page-name="Default" presentation:presentation-page-layout-name="AL1T0" xml:id="id109" draw:id="id109">
        <draw:frame presentation:style-name="pr7" draw:text-style-name="P5" draw:layer="layout" svg:width="23.072cm" svg:height="17.145cm" svg:x="1.693cm" svg:y="1.269cm" presentation:class="subtitle" presentation:user-transformed="true">
          <draw:text-box>
            <text:list text:style-name="L6">
              <text:list-header>
                <text:p text:style-name="P47"><text:span text:style-name="T68"><text:s/></text:span><text:span text:style-name="T68">可以编写简单程序如：</text:span></text:p>
              </text:list-header>
            </text:list>
            <text:list text:style-name="L66">
              <text:list-header>
                <text:p text:style-name="P57"><text:span text:style-name="T208"><text:s text:c="2"/></text:span><text:span text:style-name="T61">main()</text:span></text:p>
              </text:list-header>
            </text:list>
            <text:list text:style-name="L17">
              <text:list-header>
                <text:p text:style-name="P57"><text:span text:style-name="T61"><text:s text:c="2"/></text:span><text:span text:style-name="T61">{ int <text:s/>x,y;</text:span></text:p>
                <text:p text:style-name="P57"><text:span text:style-name="T61"><text:s text:c="5"/></text:span><text:span text:style-name="T61">x=5;</text:span></text:p>
                <text:p text:style-name="P57"><text:span text:style-name="T61"><text:s text:c="5"/></text:span><text:span text:style-name="T61">y=2*x*x+3*x-1;</text:span></text:p>
                <text:p text:style-name="P57"><text:span text:style-name="T61"><text:s text:c="3"/></text:span><text:span text:style-name="T61">}</text:span></text:p>
                <text:p text:style-name="P47"><text:span text:style-name="T61"/></text:p>
                <text:p text:style-name="P47"><text:span text:style-name="T61"><text:s text:c="2"/></text:span><text:span text:style-name="T88">该程序语法上完整，但还缺少输出。</text:span><text:span text:style-name="T208"> </text:span></text:p>
              </text:list-header>
            </text:list>
          </draw:text-box>
        </draw:frame>
        <anim:par presentation:node-type="timing-root">
          <anim:par smil:begin="id109.begin">
            <anim:transitionFilter smil:dur="1s" smil:type="slideWipe" smil:subtype="fromBottomRight" smil:direction="reverse"/>
          </anim:par>
        </anim:par>
        <presentation:notes draw:style-name="dp2">
          <draw:page-thumbnail draw:style-name="gr1" draw:layer="layout" svg:width="7.142cm" svg:height="9.524cm" svg:x="5.953cm" svg:y="1.93cm" draw:page-number="73" presentation:class="page"/>
          <draw:frame presentation:style-name="pr2" draw:layer="layout" svg:width="15.239cm" svg:height="11.43cm" svg:x="1.905cm" svg:y="12.065cm" presentation:class="notes" presentation:placeholder="true">
            <draw:text-box/>
          </draw:frame>
        </presentation:notes>
      </draw:page>
      <draw:page draw:name="page74" draw:style-name="dp3" draw:master-page-name="Default" presentation:presentation-page-layout-name="AL1T0" xml:id="id110" draw:id="id110">
        <draw:frame presentation:style-name="pr42" draw:text-style-name="P5" draw:layer="layout" svg:width="23.706cm" svg:height="16.298cm" svg:x="0.847cm" svg:y="0.847cm" presentation:class="subtitle" presentation:user-transformed="true">
          <draw:text-box>
            <text:list text:style-name="L67">
              <text:list-header>
                <text:p text:style-name="P47"><text:span text:style-name="T209"><text:s text:c="14"/></text:span><text:span text:style-name="T210">■</text:span><text:span text:style-name="T68">数据的输出</text:span></text:p>
              </text:list-header>
            </text:list>
            <text:list text:style-name="L17">
              <text:list-header>
                <text:p text:style-name="P47"><text:span text:style-name="T61"><text:s text:c="2"/></text:span></text:p>
              </text:list-header>
            </text:list>
            <text:list text:style-name="L68">
              <text:list-header>
                <text:p text:style-name="P47"><text:span text:style-name="T211"><text:s text:c="2"/></text:span><text:span text:style-name="T61">用输出函数实现</text:span><text:span text:style-name="T61">,</text:span><text:span text:style-name="T61">其中的两种输出函数：</text:span></text:p>
              </text:list-header>
            </text:list>
            <text:list text:style-name="L17">
              <text:list-header>
                <text:p text:style-name="P40"><text:span text:style-name="T61"><text:s text:c="2"/></text:span><text:span text:style-name="T88">1.putchar </text:span><text:span text:style-name="T88">函数</text:span><text:span text:style-name="T61"> <text:s/>（字符输出函数）</text:span></text:p>
                <text:p text:style-name="P40"><text:span text:style-name="T61"><text:s text:c="4"/></text:span><text:span text:style-name="T61">用于输出一个字符。</text:span></text:p>
              </text:list-header>
            </text:list>
            <text:list text:style-name="L69">
              <text:list-header>
                <text:p text:style-name="P40"><text:span text:style-name="T212"><text:s text:c="2"/></text:span><text:span text:style-name="T68">如</text:span><text:span text:style-name="T68">:</text:span></text:p>
              </text:list-header>
            </text:list>
            <text:list text:style-name="L17">
              <text:list-header>
                <text:p text:style-name="P40"><text:span text:style-name="T61"><text:s text:c="4"/></text:span><text:span text:style-name="T213">putchar (‘a’); </text:span></text:p>
              </text:list-header>
            </text:list>
            <text:list text:style-name="L70">
              <text:list-header>
                <text:p text:style-name="P40"><text:span text:style-name="T213"><text:s text:c="6"/></text:span><text:span text:style-name="T213">putchar (100);</text:span></text:p>
                <text:p text:style-name="P40"><text:span text:style-name="T213"><text:s text:c="6"/></text:span><text:span text:style-name="T213">char <text:s/>c=’b’; <text:s text:c="3"/>putchar (c);</text:span></text:p>
                <text:p text:style-name="P40"><text:span text:style-name="T213"/></text:p>
              </text:list-header>
            </text:list>
          </draw:text-box>
        </draw:frame>
        <anim:par presentation:node-type="timing-root">
          <anim:par smil:begin="id110.begin">
            <anim:transitionFilter smil:dur="1s" smil:type="slideWipe" smil:subtype="fromBottomRight" smil:direction="reverse"/>
          </anim:par>
        </anim:par>
        <presentation:notes draw:style-name="dp2">
          <draw:page-thumbnail draw:style-name="gr1" draw:layer="layout" svg:width="7.142cm" svg:height="9.524cm" svg:x="5.953cm" svg:y="1.93cm" draw:page-number="74" presentation:class="page"/>
          <draw:frame presentation:style-name="pr2" draw:layer="layout" svg:width="15.239cm" svg:height="11.43cm" svg:x="1.905cm" svg:y="12.065cm" presentation:class="notes" presentation:placeholder="true">
            <draw:text-box/>
          </draw:frame>
        </presentation:notes>
      </draw:page>
      <draw:page draw:name="page75" draw:style-name="dp3" draw:master-page-name="Default" presentation:presentation-page-layout-name="AL1T0" xml:id="id111" draw:id="id111">
        <draw:frame presentation:style-name="pr39" draw:text-style-name="P5" draw:layer="layout" svg:width="23.284cm" svg:height="18.204cm" svg:x="1.058cm" svg:y="0.423cm" presentation:class="subtitle" presentation:user-transformed="true">
          <draw:text-box>
            <text:list text:style-name="L66">
              <text:list-header>
                <text:p text:style-name="P57"><text:span text:style-name="T214">  <text:s/></text:span><text:span text:style-name="T215">例</text:span><text:span text:style-name="T68">：输出单词</text:span><text:span text:style-name="T68">Boy</text:span><text:span text:style-name="T68">的完整程序：</text:span></text:p>
                <text:p text:style-name="P57"><text:span text:style-name="T214"><text:s/></text:span><text:span text:style-name="T216">#include “stdio.h” <text:s/></text:span><text:span text:style-name="T217">注意该语句的作用</text:span></text:p>
              </text:list-header>
            </text:list>
            <text:list text:style-name="L70">
              <text:list-header>
                <text:p text:style-name="P57"><text:span text:style-name="T216"><text:s text:c="2"/></text:span><text:span text:style-name="T216">main()</text:span></text:p>
                <text:p text:style-name="P57"><text:span text:style-name="T216"><text:s text:c="2"/></text:span><text:span text:style-name="T216">{ <text:s text:c="2"/>char <text:s/>a, b, c;</text:span></text:p>
                <text:p text:style-name="P57"><text:span text:style-name="T216"><text:s text:c="6"/></text:span><text:span text:style-name="T216">a=’B’; <text:s/>b=’o’; <text:s/>c=’y’; <text:s/></text:span></text:p>
                <text:p text:style-name="P57"><text:span text:style-name="T216"><text:s text:c="6"/></text:span><text:span text:style-name="T216">putchar (a); </text:span></text:p>
                <text:p text:style-name="P57"><text:span text:style-name="T216"><text:s text:c="6"/></text:span><text:span text:style-name="T216">putchar (b);</text:span></text:p>
                <text:p text:style-name="P57"><text:span text:style-name="T216"><text:s text:c="6"/></text:span><text:span text:style-name="T216">putchar (c);</text:span></text:p>
                <text:p text:style-name="P57"><text:span text:style-name="T216"><text:s text:c="3"/></text:span><text:span text:style-name="T216">}</text:span></text:p>
              </text:list-header>
            </text:list>
          </draw:text-box>
        </draw:frame>
        <anim:par presentation:node-type="timing-root">
          <anim:par smil:begin="id111.begin">
            <anim:transitionFilter smil:dur="1s" smil:type="slideWipe" smil:subtype="fromBottomRight" smil:direction="reverse"/>
          </anim:par>
        </anim:par>
        <presentation:notes draw:style-name="dp2">
          <draw:page-thumbnail draw:style-name="gr1" draw:layer="layout" svg:width="7.142cm" svg:height="9.524cm" svg:x="5.953cm" svg:y="1.93cm" draw:page-number="75" presentation:class="page"/>
          <draw:frame presentation:style-name="pr2" draw:layer="layout" svg:width="15.239cm" svg:height="11.43cm" svg:x="1.905cm" svg:y="12.065cm" presentation:class="notes" presentation:placeholder="true">
            <draw:text-box/>
          </draw:frame>
        </presentation:notes>
      </draw:page>
      <draw:page draw:name="page76" draw:style-name="dp3" draw:master-page-name="Default" presentation:presentation-page-layout-name="AL1T0" xml:id="id112" draw:id="id112">
        <draw:frame presentation:style-name="pr36" draw:text-style-name="P5" draw:layer="layout" svg:width="24.342cm" svg:height="17.78cm" svg:x="0.635cm" svg:y="0.423cm" presentation:class="subtitle" presentation:user-transformed="true">
          <draw:text-box>
            <text:list text:style-name="L71">
              <text:list-header>
                <text:p text:style-name="P47"><text:span text:style-name="T218"><text:s text:c="2"/></text:span><text:span text:style-name="T219">2. printf</text:span><text:span text:style-name="T88">函数</text:span><text:span text:style-name="T207">（格式输出函数）</text:span></text:p>
              </text:list-header>
            </text:list>
            <text:list text:style-name="L72">
              <text:list-header>
                <text:p text:style-name="P47"><text:span text:style-name="T220"><text:s text:c="2"/></text:span><text:span text:style-name="T61">任意类型、任意格式、任意个数。</text:span></text:p>
              </text:list-header>
            </text:list>
            <text:list text:style-name="L17">
              <text:list-header>
                <text:p text:style-name="P47"><text:span text:style-name="T61"><text:s text:c="2"/></text:span><text:span text:style-name="T61">例如：</text:span></text:p>
                <text:p text:style-name="P47"><text:span text:style-name="T61"><text:s text:c="3"/></text:span><text:span text:style-name="T61">int <text:s/>a=100,b=56;</text:span></text:p>
              </text:list-header>
            </text:list>
            <text:list text:style-name="L72">
              <text:list-header>
                <text:p text:style-name="P47"><text:span text:style-name="T221"><text:s text:c="3"/></text:span><text:span text:style-name="T103">printf</text:span><text:span text:style-name="T222">(</text:span><text:span text:style-name="T223">“a=%d,b=%d”</text:span><text:span text:style-name="T224">,</text:span><text:span text:style-name="T85">a,b</text:span><text:span text:style-name="T222">);</text:span></text:p>
              </text:list-header>
            </text:list>
            <text:list text:style-name="L73">
              <text:list-header>
                <text:p text:style-name="P47"><text:span text:style-name="T222"><text:s text:c="4"/></text:span></text:p>
              </text:list-header>
            </text:list>
            <text:list text:style-name="L74">
              <text:list-header>
                <text:p text:style-name="P53"><text:span text:style-name="T225"><text:s text:c="2"/></text:span><text:span text:style-name="T18">普通字符 <text:s/>格式说明</text:span><text:span text:style-name="T226"> <text:s/>格式控制</text:span><text:span text:style-name="T227"> </text:span><text:span text:style-name="T19">输出表列</text:span></text:p>
              </text:list-header>
            </text:list>
            <text:list text:style-name="L75">
              <text:list-header>
                <text:p text:style-name="P50"><text:span text:style-name="T228"><text:s text:c="4"/></text:span><text:span text:style-name="T229">输出结果：</text:span><text:span text:style-name="T208">a=100,b=56</text:span></text:p>
              </text:list-header>
            </text:list>
            <text:list text:style-name="L17">
              <text:list-header>
                <text:p text:style-name="P59"><text:span text:style-name="T230"/></text:p>
              </text:list-header>
            </text:list>
            <text:list text:style-name="L30">
              <text:list-header>
                <text:p text:style-name="P59"><text:span text:style-name="T231">“</text:span><text:span text:style-name="T231">%” </text:span><text:span text:style-name="T231">后的字符称格式字符，不同格式字符对应不同的数据类型。</text:span></text:p>
              </text:list-header>
            </text:list>
          </draw:text-box>
        </draw:frame>
        <draw:line draw:style-name="gr34" draw:text-style-name="P25" draw:layer="layout" svg:x1="5.503cm" svg:y1="10.583cm" svg:x2="7.62cm" svg:y2="8.255cm">
          <text:p/>
        </draw:line>
        <draw:line draw:style-name="gr34" draw:text-style-name="P25" draw:layer="layout" svg:x1="10.371cm" svg:y1="10.795cm" svg:x2="9.312cm" svg:y2="8.043cm">
          <text:p/>
        </draw:line>
        <draw:line draw:style-name="gr34" draw:text-style-name="P25" draw:layer="layout" svg:x1="15.028cm" svg:y1="10.371cm" svg:x2="11.218cm" svg:y2="8.254cm">
          <text:p/>
        </draw:line>
        <draw:line draw:style-name="gr34" draw:text-style-name="P25" draw:layer="layout" svg:x1="18.837cm" svg:y1="10.583cm" svg:x2="14.816cm" svg:y2="8.255cm">
          <text:p/>
        </draw:line>
        <anim:par presentation:node-type="timing-root">
          <anim:par smil:begin="id112.begin">
            <anim:transitionFilter smil:dur="1s" smil:type="slideWipe" smil:subtype="fromBottomRight" smil:direction="reverse"/>
          </anim:par>
        </anim:par>
        <presentation:notes draw:style-name="dp2">
          <draw:page-thumbnail draw:style-name="gr1" draw:layer="layout" svg:width="7.142cm" svg:height="9.524cm" svg:x="5.953cm" svg:y="1.93cm" draw:page-number="76" presentation:class="page"/>
          <draw:frame presentation:style-name="pr2" draw:layer="layout" svg:width="15.239cm" svg:height="11.43cm" svg:x="1.905cm" svg:y="12.065cm" presentation:class="notes" presentation:placeholder="true">
            <draw:text-box/>
          </draw:frame>
        </presentation:notes>
      </draw:page>
      <draw:page draw:name="page77" draw:style-name="dp3" draw:master-page-name="Default" presentation:presentation-page-layout-name="AL2T1" xml:id="id113" draw:id="id113">
        <draw:frame presentation:style-name="pr43" draw:text-style-name="P5" draw:layer="layout" svg:width="23.918cm" svg:height="17.78cm" svg:x="0.847cm" svg:y="0.635cm" presentation:class="outline" presentation:user-transformed="true">
          <draw:text-box>
            <text:list text:style-name="L76">
              <text:list-header>
                <text:p text:style-name="P39"><text:span text:style-name="T223"><text:s text:c="2"/></text:span><text:span text:style-name="T85">d</text:span><text:span text:style-name="T68">格式符：</text:span><text:span text:style-name="T88">按整数格式输出</text:span></text:p>
              </text:list-header>
            </text:list>
            <text:list text:style-name="L38">
              <text:list-header>
                <text:p text:style-name="P39"><text:span text:style-name="T211"><text:s/></text:span></text:p>
                <text:p text:style-name="P60"><text:span text:style-name="T211">几种用法：</text:span></text:p>
              </text:list-header>
            </text:list>
            <text:list text:style-name="L77">
              <text:list-header>
                <text:p text:style-name="P60"><text:span text:style-name="T207"><text:s/></text:span><text:span text:style-name="T68">%d</text:span><text:span text:style-name="T61"> </text:span><text:span text:style-name="T61">不指定宽度，按实际宽度输出</text:span></text:p>
              </text:list-header>
            </text:list>
            <text:list text:style-name="L15">
              <text:list-header>
                <text:p text:style-name="P60"><text:span text:style-name="T61"><text:s/></text:span><text:span text:style-name="T68">%md</text:span><text:span text:style-name="T61"> </text:span><text:span text:style-name="T61">按指定宽度输出，</text:span><text:span text:style-name="T61">m</text:span><text:span text:style-name="T61">为宽度</text:span></text:p>
                <text:p text:style-name="P60"><text:span text:style-name="T61"><text:s/></text:span><text:span text:style-name="T68">%ld</text:span><text:span text:style-name="T61"> </text:span><text:span text:style-name="T61">用于输出长整型数</text:span></text:p>
                <text:p text:style-name="P39"><text:span text:style-name="T61"/></text:p>
              </text:list-header>
            </text:list>
          </draw:text-box>
        </draw:frame>
        <anim:par presentation:node-type="timing-root">
          <anim:par smil:begin="id113.begin">
            <anim:transitionFilter smil:dur="1s" smil:type="slideWipe" smil:subtype="fromBottomRight" smil:direction="reverse"/>
          </anim:par>
        </anim:par>
        <presentation:notes draw:style-name="dp2">
          <draw:page-thumbnail draw:style-name="gr1" draw:layer="layout" svg:width="7.142cm" svg:height="9.524cm" svg:x="5.953cm" svg:y="1.93cm" draw:page-number="77" presentation:class="page"/>
          <draw:frame presentation:style-name="pr2" draw:layer="layout" svg:width="15.239cm" svg:height="11.43cm" svg:x="1.905cm" svg:y="12.065cm" presentation:class="notes" presentation:placeholder="true">
            <draw:text-box/>
          </draw:frame>
        </presentation:notes>
      </draw:page>
      <draw:page draw:name="page78" draw:style-name="dp3" draw:master-page-name="Default" presentation:presentation-page-layout-name="AL1T0" xml:id="id114" draw:id="id114">
        <draw:frame presentation:style-name="pr29" draw:text-style-name="P5" draw:layer="layout" svg:width="24.554cm" svg:height="17.568cm" svg:x="0.423cm" svg:y="0.635cm" presentation:class="subtitle" presentation:user-transformed="true">
          <draw:text-box>
            <text:list text:style-name="L30">
              <text:list-header>
                <text:p text:style-name="P57"><text:span text:style-name="T92"><text:s text:c="2"/></text:span><text:span text:style-name="T88">例：</text:span></text:p>
              </text:list-header>
            </text:list>
            <text:list text:style-name="L51">
              <text:list-header>
                <text:p text:style-name="P57"><text:span text:style-name="T103"><text:s/></text:span><text:span text:style-name="T103">int <text:s/>a=125,b=453;</text:span></text:p>
                <text:p text:style-name="P57"><text:span text:style-name="T103"><text:s/></text:span><text:span text:style-name="T103">long <text:s/>c=65535;</text:span></text:p>
                <text:p text:style-name="P57"><text:span text:style-name="T103"><text:s/></text:span><text:span text:style-name="T103">printf(“a=%d,b=%5d,c=%ld”,a,b,c);</text:span></text:p>
                <text:p text:style-name="P57"><text:span text:style-name="T103"/></text:p>
              </text:list-header>
            </text:list>
            <text:list text:style-name="L78">
              <text:list-header>
                <text:p text:style-name="P57"><text:span text:style-name="T232"><text:s/></text:span><text:span text:style-name="T233">输出结果：</text:span></text:p>
              </text:list-header>
            </text:list>
            <text:list text:style-name="L51">
              <text:list-header>
                <text:p text:style-name="P57"><text:span text:style-name="T103"><text:s/></text:span><text:span text:style-name="T103">a=125,b= <text:s/>453,c=65535</text:span></text:p>
                <text:p text:style-name="P58"><text:span text:style-name="T103"/></text:p>
              </text:list-header>
            </text:list>
          </draw:text-box>
        </draw:frame>
        <anim:par presentation:node-type="timing-root">
          <anim:par smil:begin="id114.begin">
            <anim:transitionFilter smil:dur="1s" smil:type="slideWipe" smil:subtype="fromBottomRight" smil:direction="reverse"/>
          </anim:par>
        </anim:par>
        <presentation:notes draw:style-name="dp2">
          <draw:page-thumbnail draw:style-name="gr1" draw:layer="layout" svg:width="7.142cm" svg:height="9.524cm" svg:x="5.953cm" svg:y="1.93cm" draw:page-number="78" presentation:class="page"/>
          <draw:frame presentation:style-name="pr2" draw:layer="layout" svg:width="15.239cm" svg:height="11.43cm" svg:x="1.905cm" svg:y="12.065cm" presentation:class="notes" presentation:placeholder="true">
            <draw:text-box/>
          </draw:frame>
        </presentation:notes>
      </draw:page>
      <draw:page draw:name="page79" draw:style-name="dp3" draw:master-page-name="Default" presentation:presentation-page-layout-name="AL1T0" xml:id="id115" draw:id="id115">
        <draw:frame presentation:style-name="pr44" draw:text-style-name="P5" draw:layer="layout" svg:width="23.072cm" svg:height="18.415cm" svg:x="1.27cm" svg:y="0.634cm" presentation:class="subtitle" presentation:user-transformed="true">
          <draw:text-box>
            <text:list text:style-name="L64">
              <text:list-header>
                <text:p text:style-name="P47"><text:span text:style-name="T234"><text:s/></text:span><text:span text:style-name="T68">%ld</text:span><text:span text:style-name="T68">也可以按指定宽度输出：</text:span></text:p>
              </text:list-header>
            </text:list>
            <text:list text:style-name="L57">
              <text:list-header>
                <text:p text:style-name="P47"><text:span text:style-name="T85"><text:s/></text:span></text:p>
              </text:list-header>
            </text:list>
            <text:list text:style-name="L73">
              <text:list-header>
                <text:p text:style-name="P47"><text:span text:style-name="T222"><text:s text:c="2"/></text:span><text:span text:style-name="T235">printf(“c=%8ld”,c);</text:span></text:p>
              </text:list-header>
            </text:list>
            <text:list text:style-name="L79">
              <text:list-header>
                <text:p text:style-name="P47"><text:span text:style-name="T235"><text:s text:c="2"/></text:span></text:p>
              </text:list-header>
            </text:list>
            <text:list text:style-name="L65">
              <text:list-header>
                <text:p text:style-name="P47"><text:span text:style-name="T207"><text:s text:c="2"/></text:span><text:span text:style-name="T207">输出结果：</text:span><text:span text:style-name="T235">c = <text:s text:c="2"/>65535</text:span></text:p>
              </text:list-header>
            </text:list>
            <text:list text:style-name="L79">
              <text:list-header>
                <text:p text:style-name="P47"><text:span text:style-name="T235"/></text:p>
              </text:list-header>
            </text:list>
            <text:list text:style-name="L68">
              <text:list-header>
                <text:p text:style-name="P61"><text:span text:style-name="T211">注意：格式字符的类型要与对应的输出对象的类型一致。</text:span><text:span text:style-name="T236"> </text:span></text:p>
              </text:list-header>
            </text:list>
            <text:list text:style-name="L80">
              <text:list-header>
                <text:p text:style-name="P51"><text:span text:style-name="T236"/></text:p>
              </text:list-header>
            </text:list>
          </draw:text-box>
        </draw:frame>
        <anim:par presentation:node-type="timing-root">
          <anim:par smil:begin="id115.begin">
            <anim:transitionFilter smil:dur="1s" smil:type="slideWipe" smil:subtype="fromBottomRight" smil:direction="reverse"/>
          </anim:par>
        </anim:par>
        <presentation:notes draw:style-name="dp2">
          <draw:page-thumbnail draw:style-name="gr1" draw:layer="layout" svg:width="7.142cm" svg:height="9.524cm" svg:x="5.953cm" svg:y="1.93cm" draw:page-number="79" presentation:class="page"/>
          <draw:frame presentation:style-name="pr2" draw:layer="layout" svg:width="15.239cm" svg:height="11.43cm" svg:x="1.905cm" svg:y="12.065cm" presentation:class="notes" presentation:placeholder="true">
            <draw:text-box/>
          </draw:frame>
        </presentation:notes>
      </draw:page>
      <draw:page draw:name="page80" draw:style-name="dp3" draw:master-page-name="Default" presentation:presentation-page-layout-name="AL1T0" xml:id="id116" draw:id="id116">
        <draw:frame presentation:style-name="pr7" draw:text-style-name="P5" draw:layer="layout" svg:width="23.707cm" svg:height="17.145cm" svg:x="0.634cm" svg:y="0.634cm" presentation:class="subtitle" presentation:user-transformed="true">
          <draw:text-box>
            <text:list text:style-name="L6">
              <text:list-header>
                <text:p text:style-name="P47"><text:span text:style-name="T68"><text:s/></text:span><text:span text:style-name="T68">c</text:span><text:span text:style-name="T68">格式符：</text:span><text:span text:style-name="T88">用于输出字符</text:span></text:p>
              </text:list-header>
            </text:list>
            <text:list text:style-name="L19">
              <text:list-header>
                <text:p text:style-name="P50"><text:span text:style-name="T64"/></text:p>
              </text:list-header>
            </text:list>
            <text:list text:style-name="L51">
              <text:list-header>
                <text:p text:style-name="P47"><text:span text:style-name="T99"><text:s text:c="3"/></text:span><text:span text:style-name="T103">char c=’A’;</text:span></text:p>
                <text:p text:style-name="P47"><text:span text:style-name="T103"><text:s text:c="3"/></text:span><text:span text:style-name="T103">printf(“c=%c,%c”,c,’B’);</text:span></text:p>
                <text:p text:style-name="P47"><text:span text:style-name="T103"/></text:p>
                <text:p text:style-name="P47"><text:span text:style-name="T103"><text:s text:c="2"/></text:span><text:span text:style-name="T207">输出结果</text:span><text:span text:style-name="T222">：</text:span><text:span text:style-name="T103">c=A,B</text:span></text:p>
              </text:list-header>
            </text:list>
            <text:list text:style-name="L19">
              <text:list-header>
                <text:p text:style-name="P50"><text:span text:style-name="T184"/></text:p>
              </text:list-header>
            </text:list>
            <text:list text:style-name="L64">
              <text:list-header>
                <text:p text:style-name="P47"><text:span text:style-name="T206"><text:s text:c="2"/></text:span><text:span text:style-name="T211">输出对象既可以是字符变量、字符常量，还可以是整型表达式。</text:span></text:p>
                <text:p text:style-name="P47"><text:span text:style-name="T206"> </text:span></text:p>
              </text:list-header>
            </text:list>
          </draw:text-box>
        </draw:frame>
        <anim:par presentation:node-type="timing-root">
          <anim:par smil:begin="id116.begin">
            <anim:transitionFilter smil:dur="1s" smil:type="slideWipe" smil:subtype="fromBottomRight" smil:direction="reverse"/>
          </anim:par>
        </anim:par>
        <presentation:notes draw:style-name="dp2">
          <draw:page-thumbnail draw:style-name="gr1" draw:layer="layout" svg:width="7.142cm" svg:height="9.524cm" svg:x="5.953cm" svg:y="1.93cm" draw:page-number="80" presentation:class="page"/>
          <draw:frame presentation:style-name="pr2" draw:layer="layout" svg:width="15.239cm" svg:height="11.43cm" svg:x="1.905cm" svg:y="12.065cm" presentation:class="notes" presentation:placeholder="true">
            <draw:text-box/>
          </draw:frame>
        </presentation:notes>
      </draw:page>
      <draw:page draw:name="page81" draw:style-name="dp3" draw:master-page-name="Default" presentation:presentation-page-layout-name="AL1T0" xml:id="id117" draw:id="id117">
        <draw:frame presentation:style-name="pr45" draw:text-style-name="P5" draw:layer="layout" svg:width="23.495cm" svg:height="16.721cm" svg:x="1.057cm" svg:y="0.846cm" presentation:class="subtitle" presentation:user-transformed="true">
          <draw:text-box>
            <text:list text:style-name="L74">
              <text:list-header>
                <text:p text:style-name="P57"><text:span text:style-name="T237"><text:s text:c="2"/></text:span><text:span text:style-name="T211">如：</text:span></text:p>
                <text:p text:style-name="P57"><text:span text:style-name="T223"><text:s text:c="5"/></text:span><text:span text:style-name="T103">int <text:s/>a=100;</text:span></text:p>
              </text:list-header>
            </text:list>
            <text:list text:style-name="L51">
              <text:list-header>
                <text:p text:style-name="P57"><text:span text:style-name="T103"><text:s text:c="5"/></text:span><text:span text:style-name="T103">char <text:s/>b=’A’;</text:span></text:p>
                <text:p text:style-name="P57"><text:span text:style-name="T103"><text:s text:c="5"/></text:span><text:span text:style-name="T103">printf(“\n%d,%c”,a,a);</text:span></text:p>
                <text:p text:style-name="P57"><text:span text:style-name="T103"><text:s text:c="5"/></text:span><text:span text:style-name="T103">printf(“\n%c,%d”,b,b);</text:span></text:p>
              </text:list-header>
            </text:list>
            <text:list text:style-name="L74">
              <text:list-header>
                <text:p text:style-name="P57"><text:span text:style-name="T223"><text:s text:c="2"/></text:span><text:span text:style-name="T238">输出结果：</text:span></text:p>
              </text:list-header>
            </text:list>
            <text:list text:style-name="L57">
              <text:list-header>
                <text:p text:style-name="P57"><text:span text:style-name="T85"><text:s text:c="5"/></text:span><text:span text:style-name="T85">100,d</text:span></text:p>
                <text:p text:style-name="P57"><text:span text:style-name="T85"><text:s text:c="5"/></text:span><text:span text:style-name="T85">A,65</text:span></text:p>
              </text:list-header>
            </text:list>
          </draw:text-box>
        </draw:frame>
        <anim:par presentation:node-type="timing-root">
          <anim:par smil:begin="id117.begin">
            <anim:transitionFilter smil:dur="1s" smil:type="slideWipe" smil:subtype="fromBottomRight" smil:direction="reverse"/>
          </anim:par>
        </anim:par>
        <presentation:notes draw:style-name="dp2">
          <draw:page-thumbnail draw:style-name="gr1" draw:layer="layout" svg:width="7.142cm" svg:height="9.524cm" svg:x="5.953cm" svg:y="1.93cm" draw:page-number="81" presentation:class="page"/>
          <draw:frame presentation:style-name="pr2" draw:layer="layout" svg:width="15.239cm" svg:height="11.43cm" svg:x="1.905cm" svg:y="12.065cm" presentation:class="notes" presentation:placeholder="true">
            <draw:text-box/>
          </draw:frame>
        </presentation:notes>
      </draw:page>
      <draw:page draw:name="page82" draw:style-name="dp3" draw:master-page-name="Default" presentation:presentation-page-layout-name="AL2T1" xml:id="id118" draw:id="id118">
        <draw:frame presentation:style-name="pr17" draw:text-style-name="P5" draw:layer="layout" svg:width="23.918cm" svg:height="17.145cm" svg:x="0.635cm" svg:y="0.634cm" presentation:class="outline" presentation:user-transformed="true">
          <draw:text-box>
            <text:list text:style-name="L14">
              <text:list-header>
                <text:p text:style-name="P39"><text:span text:style-name="T68"><text:s text:c="2"/></text:span><text:span text:style-name="T68">s</text:span><text:span text:style-name="T68">格式符：</text:span><text:span text:style-name="T88">用于输出字符串</text:span></text:p>
              </text:list-header>
            </text:list>
            <text:list text:style-name="L81">
              <text:list-header>
                <text:p text:style-name="P39"><text:span text:style-name="T221"/></text:p>
                <text:p text:style-name="P62"><text:span text:style-name="T221"><text:s text:c="2"/></text:span><text:span text:style-name="T68">%s</text:span><text:span text:style-name="T61"> <text:s text:c="4"/></text:span><text:span text:style-name="T61">不指定宽度</text:span></text:p>
              </text:list-header>
            </text:list>
            <text:list text:style-name="L15">
              <text:list-header>
                <text:p text:style-name="P62"><text:span text:style-name="T61"><text:s text:c="2"/></text:span><text:span text:style-name="T68">%-ms</text:span><text:span text:style-name="T61"> <text:s text:c="2"/></text:span><text:span text:style-name="T61">指定宽度，左靠齐</text:span></text:p>
                <text:p text:style-name="P62"><text:span text:style-name="T61"><text:s text:c="2"/></text:span><text:span text:style-name="T68">%ms</text:span><text:span text:style-name="T61"> <text:s text:c="3"/></text:span><text:span text:style-name="T61">指定宽度，右靠齐</text:span></text:p>
                <text:p text:style-name="P62"><text:span text:style-name="T61"><text:s text:c="2"/></text:span><text:span text:style-name="T68">%m.ns</text:span><text:span text:style-name="T61"> <text:s/></text:span><text:span text:style-name="T61">指定宽度</text:span><text:span text:style-name="T61">m</text:span><text:span text:style-name="T61">，只取左端</text:span><text:span text:style-name="T61">n</text:span><text:span text:style-name="T61">个字符，</text:span></text:p>
                <text:p text:style-name="P62"><text:span text:style-name="T61"><text:s text:c="9"/></text:span><text:span text:style-name="T61">右靠齐</text:span></text:p>
                <text:p text:style-name="P62"><text:span text:style-name="T61"><text:s text:c="2"/></text:span><text:span text:style-name="T68">%-m.ns</text:span><text:span text:style-name="T61"> </text:span><text:span text:style-name="T61">指定宽度</text:span><text:span text:style-name="T61">m</text:span><text:span text:style-name="T61">，只取左端</text:span><text:span text:style-name="T61">n</text:span><text:span text:style-name="T61">个字符，</text:span></text:p>
                <text:p text:style-name="P62"><text:span text:style-name="T61"><text:s text:c="9"/></text:span><text:span text:style-name="T61">左靠齐</text:span></text:p>
              </text:list-header>
            </text:list>
          </draw:text-box>
        </draw:frame>
        <anim:par presentation:node-type="timing-root">
          <anim:par smil:begin="id118.begin">
            <anim:transitionFilter smil:dur="1s" smil:type="slideWipe" smil:subtype="fromBottomRight" smil:direction="reverse"/>
          </anim:par>
        </anim:par>
        <presentation:notes draw:style-name="dp2">
          <draw:page-thumbnail draw:style-name="gr1" draw:layer="layout" svg:width="7.142cm" svg:height="9.524cm" svg:x="5.953cm" svg:y="1.93cm" draw:page-number="82" presentation:class="page"/>
          <draw:frame presentation:style-name="pr2" draw:layer="layout" svg:width="15.239cm" svg:height="11.43cm" svg:x="1.905cm" svg:y="12.065cm" presentation:class="notes" presentation:placeholder="true">
            <draw:text-box/>
          </draw:frame>
        </presentation:notes>
      </draw:page>
      <draw:page draw:name="page83" draw:style-name="dp3" draw:master-page-name="Default" presentation:presentation-page-layout-name="AL1T0" xml:id="id119" draw:id="id119">
        <draw:frame presentation:style-name="pr46" draw:text-style-name="P5" draw:layer="layout" svg:width="24.553cm" svg:height="16.086cm" svg:x="0.846cm" svg:y="0.847cm" presentation:class="subtitle" presentation:user-transformed="true">
          <draw:text-box>
            <text:list text:style-name="L6">
              <text:list-header>
                <text:p text:style-name="P61"><text:span text:style-name="T68">例：</text:span></text:p>
              </text:list-header>
            </text:list>
            <text:list text:style-name="L82">
              <text:list-header>
                <text:p text:style-name="P61"><text:span text:style-name="T239"><text:s text:c="4"/></text:span><text:span text:style-name="T103">printf(“1:%s”,”abcd”);</text:span></text:p>
              </text:list-header>
            </text:list>
            <text:list text:style-name="L51">
              <text:list-header>
                <text:p text:style-name="P61"><text:span text:style-name="T103"><text:s text:c="2"/></text:span><text:span text:style-name="T223">printf(“2:%8s”,”abcd”);</text:span></text:p>
                <text:p text:style-name="P61"><text:span text:style-name="T103"><text:s text:c="2"/></text:span><text:span text:style-name="T103">printf(“3:%-8s”,”abcd”);</text:span></text:p>
                <text:p text:style-name="P61"><text:span text:style-name="T103"><text:s text:c="2"/></text:span><text:span text:style-name="T223">printf(“4:%8.3s”,”abcd”);</text:span></text:p>
                <text:p text:style-name="P61"><text:span text:style-name="T103"><text:s text:c="2"/></text:span><text:span text:style-name="T103">printf(“5:%-8.3s”,”abcd”);</text:span></text:p>
                <text:p text:style-name="P63"><text:span text:style-name="T240"/></text:p>
                <text:p text:style-name="P63"><text:span text:style-name="T240">1:abcd2: <text:s text:c="3"/>abcd3:abcd <text:s text:c="3"/>4: <text:s text:c="4"/>abc5:abc </text:span></text:p>
              </text:list-header>
            </text:list>
          </draw:text-box>
        </draw:frame>
        <anim:par presentation:node-type="timing-root">
          <anim:par smil:begin="id119.begin">
            <anim:transitionFilter smil:dur="1s" smil:type="slideWipe" smil:subtype="fromBottomRight" smil:direction="reverse"/>
          </anim:par>
        </anim:par>
        <presentation:notes draw:style-name="dp2">
          <draw:page-thumbnail draw:style-name="gr1" draw:layer="layout" svg:width="7.142cm" svg:height="9.524cm" svg:x="5.953cm" svg:y="1.93cm" draw:page-number="83" presentation:class="page"/>
          <draw:frame presentation:style-name="pr2" draw:layer="layout" svg:width="15.239cm" svg:height="11.43cm" svg:x="1.905cm" svg:y="12.065cm" presentation:class="notes" presentation:placeholder="true">
            <draw:text-box/>
          </draw:frame>
        </presentation:notes>
      </draw:page>
      <draw:page draw:name="page84" draw:style-name="dp3" draw:master-page-name="Default" presentation:presentation-page-layout-name="AL2T1" xml:id="id120" draw:id="id120">
        <draw:frame presentation:style-name="pr47" draw:text-style-name="P5" draw:layer="layout" svg:width="23.495cm" svg:height="15.663cm" svg:x="0.846cm" svg:y="1.269cm" presentation:class="outline" presentation:user-transformed="true">
          <draw:text-box>
            <text:list text:style-name="L14">
              <text:list-header>
                <text:p text:style-name="P39"><text:span text:style-name="T68"><text:s/></text:span><text:span text:style-name="T68">f</text:span><text:span text:style-name="T68">格式符：</text:span><text:span text:style-name="T88">按小数形式输出实数</text:span></text:p>
              </text:list-header>
            </text:list>
            <text:list text:style-name="L77">
              <text:list-header>
                <text:p text:style-name="P39"><text:span text:style-name="T207"/></text:p>
              </text:list-header>
            </text:list>
            <text:list text:style-name="L15">
              <text:list-header>
                <text:p text:style-name="P62"><text:span text:style-name="T61"><text:s/></text:span><text:span text:style-name="T61">%f <text:s/></text:span><text:span text:style-name="T61">由系统指定宽度（</text:span><text:span text:style-name="T61">6</text:span><text:span text:style-name="T61">位小数）</text:span></text:p>
                <text:p text:style-name="P62"><text:span text:style-name="T61"><text:s/></text:span><text:span text:style-name="T61">%m.nf <text:s/></text:span><text:span text:style-name="T61">指定宽度</text:span><text:span text:style-name="T61">m</text:span><text:span text:style-name="T61">，小数位数</text:span><text:span text:style-name="T61">n</text:span><text:span text:style-name="T61">，右靠齐</text:span></text:p>
                <text:p text:style-name="P62"><text:span text:style-name="T61"><text:s/></text:span><text:span text:style-name="T61">%-m.nf </text:span><text:span text:style-name="T61">指定宽度</text:span><text:span text:style-name="T61">m</text:span><text:span text:style-name="T61">，小数位数</text:span><text:span text:style-name="T61">n</text:span><text:span text:style-name="T61">，左靠齐</text:span><text:span text:style-name="T104"> </text:span></text:p>
              </text:list-header>
            </text:list>
            <text:list text:style-name="L83">
              <text:list-header>
                <text:p text:style-name="P62"><text:span text:style-name="T241"/></text:p>
              </text:list-header>
            </text:list>
            <text:list text:style-name="L32">
              <text:list-header>
                <text:p text:style-name="P39"><text:span text:style-name="T88">注意：宽度包括符号和小数点</text:span><text:span text:style-name="T242">。</text:span><text:span text:style-name="T138"> </text:span></text:p>
              </text:list-header>
            </text:list>
          </draw:text-box>
        </draw:frame>
        <anim:par presentation:node-type="timing-root">
          <anim:par smil:begin="id120.begin">
            <anim:transitionFilter smil:dur="1s" smil:type="slideWipe" smil:subtype="fromBottomRight" smil:direction="reverse"/>
          </anim:par>
        </anim:par>
        <presentation:notes draw:style-name="dp2">
          <draw:page-thumbnail draw:style-name="gr1" draw:layer="layout" svg:width="7.142cm" svg:height="9.524cm" svg:x="5.953cm" svg:y="1.93cm" draw:page-number="84" presentation:class="page"/>
          <draw:frame presentation:style-name="pr2" draw:layer="layout" svg:width="15.239cm" svg:height="11.43cm" svg:x="1.905cm" svg:y="12.065cm" presentation:class="notes" presentation:placeholder="true">
            <draw:text-box/>
          </draw:frame>
        </presentation:notes>
      </draw:page>
      <draw:page draw:name="page85" draw:style-name="dp3" draw:master-page-name="Default" presentation:presentation-page-layout-name="AL1T0" xml:id="id121" draw:id="id121">
        <draw:frame presentation:style-name="pr48" draw:text-style-name="P5" draw:layer="layout" svg:width="24.13cm" svg:height="16.298cm" svg:x="0.635cm" svg:y="0.635cm" presentation:class="subtitle" presentation:user-transformed="true">
          <draw:text-box>
            <text:list text:style-name="L57">
              <text:list-header>
                <text:p text:style-name="P61"><text:span text:style-name="T238">例：</text:span></text:p>
              </text:list-header>
            </text:list>
            <text:list text:style-name="L51">
              <text:list-header>
                <text:p text:style-name="P61"><text:span text:style-name="T103"><text:s text:c="2"/></text:span><text:span text:style-name="T103">float a=3.141592654,b=14.326795,</text:span></text:p>
                <text:p text:style-name="P61"><text:span text:style-name="T103"><text:s text:c="8"/></text:span><text:span text:style-name="T103">c=-125.2468;</text:span></text:p>
              </text:list-header>
            </text:list>
            <text:list text:style-name="L84">
              <text:list-header>
                <text:p text:style-name="P61"><text:span text:style-name="T224"><text:s/></text:span><text:span text:style-name="T85">printf(“\na=%f,b=%8.3f,c=%-10.2f”,a,b,c);</text:span></text:p>
              </text:list-header>
            </text:list>
            <text:list text:style-name="L57">
              <text:list-header>
                <text:p text:style-name="P61"><text:span text:style-name="T85"/></text:p>
              </text:list-header>
            </text:list>
            <text:list text:style-name="L6">
              <text:list-header>
                <text:p text:style-name="P61"><text:span text:style-name="T68"><text:s/></text:span><text:span text:style-name="T88">输出结果：</text:span></text:p>
              </text:list-header>
            </text:list>
            <text:list text:style-name="L84">
              <text:list-header>
                <text:p text:style-name="P64"><text:span text:style-name="T224"><text:s text:c="2"/></text:span><text:span text:style-name="T103">a=3.141592,b= <text:s/>14.326,c=-125.24</text:span><text:span text:style-name="T243"> <text:s/></text:span></text:p>
                <text:p text:style-name="P65"><text:span text:style-name="T243"/></text:p>
              </text:list-header>
            </text:list>
          </draw:text-box>
        </draw:frame>
        <anim:par presentation:node-type="timing-root">
          <anim:par smil:begin="id121.begin">
            <anim:transitionFilter smil:dur="1s" smil:type="slideWipe" smil:subtype="fromBottomRight" smil:direction="reverse"/>
          </anim:par>
        </anim:par>
        <presentation:notes draw:style-name="dp2">
          <draw:page-thumbnail draw:style-name="gr1" draw:layer="layout" svg:width="7.142cm" svg:height="9.524cm" svg:x="5.953cm" svg:y="1.93cm" draw:page-number="85" presentation:class="page"/>
          <draw:frame presentation:style-name="pr2" draw:layer="layout" svg:width="15.239cm" svg:height="11.43cm" svg:x="1.905cm" svg:y="12.065cm" presentation:class="notes" presentation:placeholder="true">
            <draw:text-box/>
          </draw:frame>
        </presentation:notes>
      </draw:page>
      <draw:page draw:name="page86" draw:style-name="dp3" draw:master-page-name="Default" presentation:presentation-page-layout-name="AL2T1" xml:id="id122" draw:id="id122">
        <draw:frame presentation:style-name="pr49" draw:text-style-name="P5" draw:layer="layout" svg:width="10.394cm" svg:height="2.2cm" svg:x="1.098cm" svg:y="1.323cm" presentation:class="title" presentation:user-transformed="true">
          <draw:text-box>
            <text:list text:style-name="L9">
              <text:list-header>
                <text:p text:style-name="P12"><text:span text:style-name="T24">完整前面的程序：</text:span></text:p>
              </text:list-header>
            </text:list>
          </draw:text-box>
        </draw:frame>
        <draw:frame presentation:style-name="pr50" draw:text-style-name="P5" draw:layer="layout" svg:width="18.402cm" svg:height="13.203cm" svg:x="3.1cm" svg:y="4.122cm" presentation:class="outline" presentation:user-transformed="true">
          <draw:text-box>
            <text:list text:style-name="L15">
              <text:list-header>
                <text:p text:style-name="P60"><text:span text:style-name="T61">main()</text:span></text:p>
                <text:p text:style-name="P60"><text:span text:style-name="T61">{ <text:s text:c="2"/>int <text:s/>x,y;</text:span></text:p>
                <text:p text:style-name="P60"><text:span text:style-name="T61"><text:s text:c="4"/></text:span><text:span text:style-name="T61">x=5;</text:span></text:p>
                <text:p text:style-name="P60"><text:span text:style-name="T61"><text:s text:c="4"/></text:span><text:span text:style-name="T61">y=2*x*x+3*x-1;</text:span></text:p>
                <text:p text:style-name="P60"><text:span text:style-name="T61"><text:s text:c="4"/></text:span><text:span text:style-name="T68">printf(“\n y=%d”,y);</text:span></text:p>
                <text:p text:style-name="P60"><text:span text:style-name="T61">}</text:span></text:p>
              </text:list-header>
            </text:list>
          </draw:text-box>
        </draw:frame>
        <anim:par smil:dur="indefinite" smil:restart="never" presentation:node-type="timing-root">
          <anim:par smil:begin="id122.begin">
            <anim:transitionFilter smil:dur="1s" smil:type="slideWipe" smil:subtype="fromBottomRight" smil:direction="reverse"/>
          </anim:par>
        </anim:par>
        <presentation:notes draw:style-name="dp2">
          <draw:page-thumbnail draw:style-name="gr1" draw:layer="layout" svg:width="7.142cm" svg:height="9.524cm" svg:x="5.953cm" svg:y="1.93cm" draw:page-number="86" presentation:class="page"/>
          <draw:frame presentation:style-name="pr2" draw:layer="layout" svg:width="15.239cm" svg:height="11.43cm" svg:x="1.905cm" svg:y="12.065cm" presentation:class="notes" presentation:placeholder="true">
            <draw:text-box/>
          </draw:frame>
        </presentation:notes>
      </draw:page>
      <draw:page draw:name="page87" draw:style-name="dp3" draw:master-page-name="Default" presentation:presentation-page-layout-name="AL1T0" xml:id="id123" draw:id="id123">
        <draw:frame presentation:style-name="pr51" draw:text-style-name="P5" draw:layer="layout" svg:width="11.218cm" svg:height="2.54cm" svg:x="0.847cm" svg:y="0.635cm" presentation:class="title" presentation:user-transformed="true">
          <draw:text-box>
            <text:list text:style-name="L30">
              <text:list-header>
                <text:p text:style-name="P6"><text:span text:style-name="T244">程序设计例：</text:span><text:span text:style-name="T245"> </text:span></text:p>
              </text:list-header>
            </text:list>
          </draw:text-box>
        </draw:frame>
        <draw:frame presentation:style-name="pr52" draw:text-style-name="P5" draw:layer="layout" svg:width="23.495cm" svg:height="15.24cm" svg:x="1.057cm" svg:y="2.963cm" presentation:class="subtitle" presentation:user-transformed="true">
          <draw:text-box>
            <text:list text:style-name="L17">
              <text:list-header>
                <text:p text:style-name="P47"><text:span text:style-name="T61">编写程序计算如图中的电流</text:span><text:span text:style-name="T61">I</text:span><text:span text:style-name="T38">.</text:span></text:p>
              </text:list-header>
            </text:list>
            <text:list text:style-name="L51">
              <text:list-header>
                <text:p text:style-name="P47"><text:span text:style-name="T99"> </text:span></text:p>
              </text:list-header>
            </text:list>
            <text:list text:style-name="L19">
              <text:list-header>
                <text:p text:style-name="P50"><text:span text:style-name="T64"/></text:p>
              </text:list-header>
            </text:list>
            <text:list text:style-name="L84">
              <text:list-header>
                <text:p text:style-name="P47"><text:span text:style-name="T246"> </text:span></text:p>
                <text:p text:style-name="P47"><text:span text:style-name="T246"> </text:span></text:p>
                <text:p text:style-name="P47"><text:span text:style-name="T246"> </text:span></text:p>
              </text:list-header>
            </text:list>
            <text:list text:style-name="L82">
              <text:list-header>
                <text:p text:style-name="P50"><text:span text:style-name="T247"><text:line-break/></text:span><text:span text:style-name="T246"> <text:s text:c="2"/></text:span></text:p>
              </text:list-header>
            </text:list>
            <text:list text:style-name="L17">
              <text:list-header>
                <text:p text:style-name="P47"><text:span text:style-name="T61">假设 </text:span><text:span text:style-name="T235">U=220,R1=30,R2=60,R3=45</text:span></text:p>
              </text:list-header>
            </text:list>
            <text:list text:style-name="L79">
              <text:list-header>
                <text:p text:style-name="P41"><text:span text:style-name="T235"/></text:p>
              </text:list-header>
            </text:list>
          </draw:text-box>
        </draw:frame>
        <draw:line draw:style-name="gr6" draw:text-style-name="P25" draw:layer="layout" svg:x1="6.985cm" svg:y1="7.197cm" svg:x2="19.473cm" svg:y2="7.197cm">
          <text:p/>
        </draw:line>
        <draw:line draw:style-name="gr6" draw:text-style-name="P25" draw:layer="layout" svg:x1="19.473cm" svg:y1="7.197cm" svg:x2="19.473cm" svg:y2="9.525cm">
          <text:p/>
        </draw:line>
        <draw:custom-shape draw:style-name="gr35" draw:text-style-name="P5" draw:layer="layout" svg:width="1.693cm" svg:height="1.693cm" svg:x="18.627cm" svg:y="9.5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6" draw:text-style-name="P25" draw:layer="layout" svg:x1="19.473cm" svg:y1="11.43cm" svg:x2="19.473cm" svg:y2="13.97cm">
          <text:p/>
        </draw:line>
        <draw:line draw:style-name="gr6" draw:text-style-name="P25" draw:layer="layout" svg:x1="19.472cm" svg:y1="13.97cm" svg:x2="4.021cm" svg:y2="13.97cm">
          <text:p/>
        </draw:line>
        <draw:line draw:style-name="gr6" draw:text-style-name="P25" draw:layer="layout" svg:x1="14.182cm" svg:y1="9.525cm" svg:x2="14.182cm" svg:y2="7.197cm">
          <text:p/>
        </draw:line>
        <draw:custom-shape draw:style-name="gr35" draw:text-style-name="P5" draw:layer="layout" svg:width="1.693cm" svg:height="1.693cm" svg:x="13.335cm" svg:y="9.5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6" draw:text-style-name="P25" draw:layer="layout" svg:x1="14.182cm" svg:y1="11.218cm" svg:x2="14.182cm" svg:y2="13.97cm">
          <text:p/>
        </draw:line>
        <draw:line draw:style-name="gr6" draw:text-style-name="P25" draw:layer="layout" svg:x1="9.102cm" svg:y1="7.197cm" svg:x2="9.102cm" svg:y2="9.525cm">
          <text:p/>
        </draw:line>
        <draw:custom-shape draw:style-name="gr35" draw:text-style-name="P5" draw:layer="layout" svg:width="1.693cm" svg:height="1.693cm" svg:x="8.255cm" svg:y="9.5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6" draw:text-style-name="P25" draw:layer="layout" svg:x1="9.102cm" svg:y1="11.218cm" svg:x2="9.102cm" svg:y2="13.97cm">
          <text:p/>
        </draw:line>
        <draw:line draw:style-name="gr8" draw:text-style-name="P25" draw:layer="layout" svg:x1="3.81cm" svg:y1="7.197cm" svg:x2="6.985cm" svg:y2="7.197cm">
          <text:p/>
        </draw:line>
        <draw:line draw:style-name="gr8" draw:text-style-name="P25" draw:layer="layout" svg:x1="4.657cm" svg:y1="9.525cm" svg:x2="4.657cm" svg:y2="7.197cm">
          <text:p/>
        </draw:line>
        <draw:line draw:style-name="gr8" draw:text-style-name="P25" draw:layer="layout" svg:x1="4.657cm" svg:y1="10.795cm" svg:x2="4.657cm" svg:y2="13.97cm">
          <text:p/>
        </draw:line>
        <draw:custom-shape draw:style-name="gr4" draw:text-style-name="P5" draw:layer="layout" svg:width="1.693cm" svg:height="1.693cm" svg:x="3.81cm" svg:y="9.525cm">
          <text:list text:style-name="L85">
            <text:list-header>
              <text:p text:style-name="P14"><text:span text:style-name="T248">U</text:span></text:p>
            </text:list-header>
          </text:list>
          <draw:enhanced-geometry svg:viewBox="0 0 21600 21600" draw:type="rectangle" draw:enhanced-path="M 0 0 L 21600 0 21600 21600 0 21600 0 0 Z N"/>
        </draw:custom-shape>
        <draw:custom-shape draw:style-name="gr4" draw:text-style-name="P5" draw:layer="layout" svg:width="0.847cm" svg:height="1.481cm" svg:x="6.35cm" svg:y="5.292cm">
          <text:list text:style-name="L85">
            <text:list-header>
              <text:p text:style-name="P14"><text:span text:style-name="T248">I</text:span></text:p>
            </text:list-header>
          </text:list>
          <draw:enhanced-geometry svg:viewBox="0 0 21600 21600" draw:type="rectangle" draw:enhanced-path="M 0 0 L 21600 0 21600 21600 0 21600 0 0 Z N"/>
        </draw:custom-shape>
        <draw:custom-shape draw:style-name="gr4" draw:text-style-name="P5" draw:layer="layout" svg:width="1.481cm" svg:height="1.693cm" svg:x="10.372cm" svg:y="9.525cm">
          <text:list text:style-name="L85">
            <text:list-header>
              <text:p text:style-name="P14"><text:span text:style-name="T248">R1</text:span></text:p>
            </text:list-header>
          </text:list>
          <draw:enhanced-geometry svg:viewBox="0 0 21600 21600" draw:type="rectangle" draw:enhanced-path="M 0 0 L 21600 0 21600 21600 0 21600 0 0 Z N"/>
        </draw:custom-shape>
        <draw:custom-shape draw:style-name="gr4" draw:text-style-name="P5" draw:layer="layout" svg:width="1.481cm" svg:height="1.693cm" svg:x="15.452cm" svg:y="9.525cm">
          <text:list text:style-name="L85">
            <text:list-header>
              <text:p text:style-name="P14"><text:span text:style-name="T248">R2</text:span></text:p>
            </text:list-header>
          </text:list>
          <draw:enhanced-geometry svg:viewBox="0 0 21600 21600" draw:type="rectangle" draw:enhanced-path="M 0 0 L 21600 0 21600 21600 0 21600 0 0 Z N"/>
        </draw:custom-shape>
        <draw:custom-shape draw:style-name="gr4" draw:text-style-name="P5" draw:layer="layout" svg:width="1.482cm" svg:height="1.693cm" svg:x="20.743cm" svg:y="9.525cm">
          <text:list text:style-name="L85">
            <text:list-header>
              <text:p text:style-name="P14"><text:span text:style-name="T248">R3</text:span></text:p>
            </text:list-header>
          </text:list>
          <draw:enhanced-geometry svg:viewBox="0 0 21600 21600" draw:type="rectangle" draw:enhanced-path="M 0 0 L 21600 0 21600 21600 0 21600 0 0 Z N"/>
        </draw:custom-shape>
        <anim:par presentation:node-type="timing-root">
          <anim:par smil:begin="id123.begin">
            <anim:transitionFilter smil:dur="1s" smil:type="slideWipe" smil:subtype="fromBottomRight" smil:direction="reverse"/>
          </anim:par>
        </anim:par>
        <presentation:notes draw:style-name="dp2">
          <draw:page-thumbnail draw:style-name="gr1" draw:layer="layout" svg:width="7.142cm" svg:height="9.524cm" svg:x="5.953cm" svg:y="1.93cm" draw:page-number="87" presentation:class="page"/>
          <draw:frame presentation:style-name="pr2" draw:layer="layout" svg:width="15.239cm" svg:height="11.43cm" svg:x="1.905cm" svg:y="12.065cm" presentation:class="notes" presentation:placeholder="true">
            <draw:text-box/>
          </draw:frame>
        </presentation:notes>
      </draw:page>
      <draw:page draw:name="page88" draw:style-name="dp3" draw:master-page-name="Default" presentation:presentation-page-layout-name="AL1T0" xml:id="id124" draw:id="id124">
        <draw:frame presentation:style-name="pr33" draw:text-style-name="P5" draw:layer="layout" svg:width="23.495cm" svg:height="17.357cm" svg:x="1.057cm" svg:y="0.634cm" presentation:class="subtitle" presentation:user-transformed="true">
          <draw:text-box>
            <text:list text:style-name="L6">
              <text:list-header>
                <text:p text:style-name="P47"><text:span text:style-name="T68">算法设计</text:span><text:span text:style-name="T211">：</text:span><text:span text:style-name="T224"> <text:s text:c="2"/></text:span><text:span text:style-name="T103">I=U/R1+U/R2+U/R3</text:span></text:p>
              </text:list-header>
            </text:list>
            <text:list text:style-name="L51">
              <text:list-header>
                <text:p text:style-name="P47"><text:span text:style-name="T174">程序设计：</text:span></text:p>
                <text:p text:style-name="P47"><text:span text:style-name="T103"><text:s text:c="3"/></text:span><text:span text:style-name="T103">main()</text:span></text:p>
                <text:p text:style-name="P47"><text:span text:style-name="T103"><text:s text:c="3"/></text:span><text:span text:style-name="T103">{</text:span></text:p>
                <text:p text:style-name="P47"><text:span text:style-name="T103"><text:s text:c="8"/></text:span></text:p>
                <text:p text:style-name="P47"><text:span text:style-name="T103"><text:s text:c="8"/></text:span></text:p>
                <text:p text:style-name="P47"><text:span text:style-name="T103"/></text:p>
                <text:p text:style-name="P47"><text:span text:style-name="T103">  </text:span></text:p>
                <text:p text:style-name="P47"><text:span text:style-name="T103"><text:s text:c="5"/></text:span></text:p>
                <text:p text:style-name="P47"><text:span text:style-name="T103"><text:s text:c="4"/></text:span><text:span text:style-name="T103">}</text:span></text:p>
              </text:list-header>
            </text:list>
          </draw:text-box>
        </draw:frame>
        <draw:custom-shape draw:style-name="gr11" draw:text-style-name="P5" xml:id="id125" draw:id="id125" draw:layer="layout" svg:width="12.065cm" svg:height="2.969cm" svg:x="5.715cm" svg:y="11.007cm">
          <text:list text:style-name="L43">
            <text:list-header>
              <text:p text:style-name="P6"><text:span text:style-name="T249">I=U/R1+U/R2+U/R3;</text:span></text:p>
            </text:list-header>
          </text:list>
          <draw:enhanced-geometry svg:viewBox="0 0 21600 21600" draw:type="mso-spt202" draw:enhanced-path="M 0 0 L 21600 0 21600 21600 0 21600 0 0 Z N"/>
        </draw:custom-shape>
        <draw:custom-shape draw:style-name="gr11" draw:text-style-name="P5" xml:id="id126" draw:id="id126" draw:layer="layout" svg:width="17.357cm" svg:height="5.677cm" svg:x="5.503cm" svg:y="7.492cm">
          <text:list text:style-name="L43">
            <text:list-header>
              <text:p text:style-name="P6"><text:span text:style-name="T250">int <text:s/>U=220,R1=30,R2=60,R3=45;</text:span></text:p>
              <text:p text:style-name="P6"><text:span text:style-name="T250">float <text:s/>I;</text:span></text:p>
            </text:list-header>
          </text:list>
          <draw:enhanced-geometry svg:viewBox="0 0 21600 21600" draw:type="mso-spt202" draw:enhanced-path="M 0 0 L 21600 0 21600 21600 0 21600 0 0 Z N"/>
        </draw:custom-shape>
        <draw:custom-shape draw:style-name="gr11" draw:text-style-name="P5" xml:id="id127" draw:id="id127" draw:layer="layout" svg:width="12.233cm" svg:height="2.969cm" svg:x="5.715cm" svg:y="13.123cm">
          <text:list text:style-name="L43">
            <text:list-header>
              <text:p text:style-name="P6"><text:span text:style-name="T250">printf(“\n I=%f”,I);</text:span></text:p>
            </text:list-header>
          </text:list>
          <draw:enhanced-geometry svg:viewBox="0 0 21600 21600" draw:type="mso-spt202" draw:enhanced-path="M 0 0 L 21600 0 21600 21600 0 21600 0 0 Z N"/>
        </draw:custom-shape>
        <anim:par smil:dur="indefinite" smil:restart="never" presentation:node-type="timing-root">
          <anim:par smil:begin="id124.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25" smil:attributeName="visibility" smil:to="visible"/>
                  <anim:animate smil:dur="0.5s" smil:fill="hold" smil:targetElement="id125" smil:attributeName="x" smil:values="1+width/2;x" smil:keyTimes="0;1" smil:additive="base"/>
                  <anim:animate smil:dur="0.5s" smil:fill="hold" smil:targetElement="id125"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26" smil:attributeName="visibility" smil:to="visible"/>
                  <anim:animate smil:dur="0.5s" smil:fill="hold" smil:targetElement="id126" smil:attributeName="x" smil:values="1+width/2;x" smil:keyTimes="0;1" smil:additive="base"/>
                  <anim:animate smil:dur="0.5s" smil:fill="hold" smil:targetElement="id12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27" smil:attributeName="visibility" smil:to="visible"/>
                  <anim:animate smil:dur="0.5s" smil:fill="hold" smil:targetElement="id127" smil:attributeName="x" smil:values="1+width/2;x" smil:keyTimes="0;1" smil:additive="base"/>
                  <anim:animate smil:dur="0.5s" smil:fill="hold" smil:targetElement="id127" smil:attributeName="y" smil:values="y;y" smil:keyTimes="0;1" smil:additive="base"/>
                </anim:par>
              </anim:par>
            </anim:par>
          </anim:seq>
        </anim:par>
        <presentation:notes draw:style-name="dp2">
          <draw:page-thumbnail draw:style-name="gr1" draw:layer="layout" svg:width="7.142cm" svg:height="9.524cm" svg:x="5.953cm" svg:y="1.93cm" draw:page-number="88" presentation:class="page"/>
          <draw:frame presentation:style-name="pr2" draw:layer="layout" svg:width="15.239cm" svg:height="11.43cm" svg:x="1.905cm" svg:y="12.065cm" presentation:class="notes" presentation:placeholder="true">
            <draw:text-box/>
          </draw:frame>
        </presentation:notes>
      </draw:page>
      <draw:page draw:name="page89" draw:style-name="dp3" draw:master-page-name="Default" presentation:presentation-page-layout-name="AL1T0" xml:id="id128" draw:id="id128">
        <draw:frame presentation:style-name="pr44" draw:text-style-name="P5" draw:layer="layout" svg:width="25.4cm" svg:height="18.415cm" svg:x="0cm" svg:y="0.634cm" presentation:class="subtitle" presentation:user-transformed="true">
          <draw:text-box>
            <text:list text:style-name="L55">
              <text:list-header>
                <text:p text:style-name="P66"><text:span text:style-name="T54"><text:s text:c="3"/></text:span><text:span text:style-name="T251">正确的程序：</text:span></text:p>
              </text:list-header>
            </text:list>
            <text:list text:style-name="L51">
              <text:list-header>
                <text:p text:style-name="P47"><text:span text:style-name="T103"><text:s text:c="3"/></text:span><text:span text:style-name="T103">main()</text:span></text:p>
                <text:p text:style-name="P47"><text:span text:style-name="T103"><text:s text:c="3"/></text:span><text:span text:style-name="T103">{</text:span></text:p>
                <text:p text:style-name="P47"><text:span text:style-name="T103"><text:s text:c="6"/></text:span><text:span text:style-name="T103">int <text:s/>U=220,R1=30,R2=60,R3=45;</text:span></text:p>
                <text:p text:style-name="P47"><text:span text:style-name="T103"><text:s text:c="6"/></text:span><text:span text:style-name="T103">float <text:s/>I;</text:span></text:p>
                <text:p text:style-name="P47"><text:span text:style-name="T103"/></text:p>
                <text:p text:style-name="P47"><text:span text:style-name="T103"><text:s text:c="6"/></text:span><text:span text:style-name="T103">I=</text:span><text:span text:style-name="T85">(float)</text:span><text:span text:style-name="T103">U/R1+</text:span><text:span text:style-name="T85">(float)</text:span><text:span text:style-name="T103">U/R2+</text:span><text:span text:style-name="T85">(float)</text:span><text:span text:style-name="T103">U/R3;</text:span></text:p>
                <text:p text:style-name="P47"><text:span text:style-name="T103"><text:s text:c="6"/></text:span><text:span text:style-name="T103">printf(“\n I=%f”,I);</text:span></text:p>
                <text:p text:style-name="P47"><text:span text:style-name="T103"><text:s text:c="4"/></text:span><text:span text:style-name="T103">}</text:span></text:p>
              </text:list-header>
            </text:list>
          </draw:text-box>
        </draw:frame>
        <anim:par presentation:node-type="timing-root">
          <anim:par smil:begin="id128.begin">
            <anim:transitionFilter smil:dur="1s" smil:type="slideWipe" smil:subtype="fromBottomRight" smil:direction="reverse"/>
          </anim:par>
        </anim:par>
        <presentation:notes draw:style-name="dp2">
          <draw:page-thumbnail draw:style-name="gr1" draw:layer="layout" svg:width="7.142cm" svg:height="9.524cm" svg:x="5.953cm" svg:y="1.93cm" draw:page-number="89" presentation:class="page"/>
          <draw:frame presentation:style-name="pr2" draw:layer="layout" svg:width="15.239cm" svg:height="11.43cm" svg:x="1.905cm" svg:y="12.065cm" presentation:class="notes" presentation:placeholder="true">
            <draw:text-box/>
          </draw:frame>
        </presentation:notes>
      </draw:page>
      <draw:page draw:name="page90" draw:style-name="dp3" draw:master-page-name="Default" presentation:presentation-page-layout-name="AL1T0" xml:id="id129" draw:id="id129">
        <draw:frame presentation:style-name="pr36" draw:text-style-name="P5" draw:layer="layout" svg:width="25.4cm" svg:height="17.78cm" svg:x="0cm" svg:y="0.635cm" presentation:class="subtitle" presentation:user-transformed="true">
          <draw:text-box>
            <text:list text:style-name="L75">
              <text:list-header>
                <text:p text:style-name="P66"><text:span text:style-name="T252"><text:s/></text:span><text:span text:style-name="T251">考虑通用</text:span><text:span text:style-name="T121">：</text:span></text:p>
              </text:list-header>
            </text:list>
            <text:list text:style-name="L51">
              <text:list-header>
                <text:p text:style-name="P47"><text:span text:style-name="T103"><text:s text:c="2"/></text:span><text:span text:style-name="T103">main()</text:span></text:p>
                <text:p text:style-name="P47"><text:span text:style-name="T103"><text:s text:c="3"/></text:span><text:span text:style-name="T103">{</text:span></text:p>
                <text:p text:style-name="P47"><text:span text:style-name="T103"><text:s text:c="6"/></text:span><text:span text:style-name="T103">int <text:s/>U,R1,R2,R3;</text:span></text:p>
                <text:p text:style-name="P47"><text:span text:style-name="T103"><text:s text:c="6"/></text:span><text:span text:style-name="T103">float <text:s/>I;</text:span></text:p>
                <text:p text:style-name="P47"><text:span text:style-name="T103"><text:s text:c="6"/></text:span><text:span text:style-name="T210">输入 </text:span><text:span text:style-name="T210">U,R1,R2,R3</text:span></text:p>
                <text:p text:style-name="P47"><text:span text:style-name="T103"><text:s text:c="6"/></text:span><text:span text:style-name="T103">I=(float)U/R1+(float)U/R2+(float)U/R3;</text:span></text:p>
                <text:p text:style-name="P47"><text:span text:style-name="T103"><text:s text:c="6"/></text:span><text:span text:style-name="T103">printf(“\n I=%f”,I);</text:span></text:p>
                <text:p text:style-name="P47"><text:span text:style-name="T103"><text:s text:c="4"/></text:span><text:span text:style-name="T103">}</text:span></text:p>
                <text:p text:style-name="P40"><text:span text:style-name="T103"/></text:p>
              </text:list-header>
            </text:list>
          </draw:text-box>
        </draw:frame>
        <anim:par presentation:node-type="timing-root">
          <anim:par smil:begin="id129.begin">
            <anim:transitionFilter smil:dur="1s" smil:type="slideWipe" smil:subtype="fromBottomRight" smil:direction="reverse"/>
          </anim:par>
        </anim:par>
        <presentation:notes draw:style-name="dp2">
          <draw:page-thumbnail draw:style-name="gr1" draw:layer="layout" svg:width="7.142cm" svg:height="9.524cm" svg:x="5.953cm" svg:y="1.93cm" draw:page-number="90" presentation:class="page"/>
          <draw:frame presentation:style-name="pr2" draw:layer="layout" svg:width="15.239cm" svg:height="11.43cm" svg:x="1.905cm" svg:y="12.065cm" presentation:class="notes" presentation:placeholder="true">
            <draw:text-box/>
          </draw:frame>
        </presentation:notes>
      </draw:page>
      <draw:page draw:name="page91" draw:style-name="dp3" draw:master-page-name="Default" presentation:presentation-page-layout-name="AL1T0" xml:id="id130" draw:id="id130">
        <draw:frame presentation:style-name="pr29" draw:text-style-name="P5" draw:layer="layout" svg:width="24.13cm" svg:height="17.568cm" svg:x="0.635cm" svg:y="0.847cm" presentation:class="subtitle" presentation:user-transformed="true">
          <draw:text-box>
            <text:list text:style-name="L51">
              <text:list-header>
                <text:p text:style-name="P47"><text:span text:style-name="T174"><text:s text:c="8"/></text:span><text:span text:style-name="T210">■</text:span><text:span text:style-name="T238">数据的输入</text:span></text:p>
              </text:list-header>
            </text:list>
            <text:list text:style-name="L79">
              <text:list-header>
                <text:p text:style-name="P47"><text:span text:style-name="T235"><text:s text:c="3"/></text:span><text:span text:style-name="T235">getchar</text:span><text:span text:style-name="T61">函数（</text:span><text:span text:style-name="T88">字符输入</text:span><text:span text:style-name="T61">）</text:span></text:p>
                <text:p text:style-name="P47"><text:span text:style-name="T235"><text:s/></text:span></text:p>
                <text:p text:style-name="P47"><text:span text:style-name="T235"><text:s/></text:span><text:span text:style-name="T235">#include “stdio.h”</text:span></text:p>
                <text:p text:style-name="P47"><text:span text:style-name="T235"><text:s/></text:span><text:span text:style-name="T235">main()</text:span></text:p>
                <text:p text:style-name="P47"><text:span text:style-name="T235"><text:s/></text:span><text:span text:style-name="T235">{ char <text:s/>c;</text:span></text:p>
                <text:p text:style-name="P47"><text:span text:style-name="T235"><text:s text:c="3"/></text:span><text:span text:style-name="T235">c=getchar(); <text:s text:c="2"/></text:span><text:span text:style-name="T88">等待键盘输入</text:span></text:p>
                <text:p text:style-name="P47"><text:span text:style-name="T235"><text:s text:c="3"/></text:span><text:span text:style-name="T235">putchar(c);</text:span></text:p>
                <text:p text:style-name="P47"><text:span text:style-name="T235"><text:s text:c="2"/></text:span><text:span text:style-name="T235">}</text:span></text:p>
              </text:list-header>
            </text:list>
            <text:list text:style-name="L86">
              <text:list-header>
                <text:p text:style-name="P47"><text:span text:style-name="T253"><text:s text:c="2"/></text:span></text:p>
                <text:p text:style-name="P47"><text:span text:style-name="T253"><text:s text:c="2"/></text:span></text:p>
              </text:list-header>
            </text:list>
          </draw:text-box>
        </draw:frame>
        <anim:par presentation:node-type="timing-root">
          <anim:par smil:begin="id130.begin">
            <anim:transitionFilter smil:dur="1s" smil:type="slideWipe" smil:subtype="fromBottomRight" smil:direction="reverse"/>
          </anim:par>
        </anim:par>
        <presentation:notes draw:style-name="dp2">
          <draw:page-thumbnail draw:style-name="gr1" draw:layer="layout" svg:width="7.142cm" svg:height="9.524cm" svg:x="5.953cm" svg:y="1.93cm" draw:page-number="91" presentation:class="page"/>
          <draw:frame presentation:style-name="pr2" draw:layer="layout" svg:width="15.239cm" svg:height="11.43cm" svg:x="1.905cm" svg:y="12.065cm" presentation:class="notes" presentation:placeholder="true">
            <draw:text-box/>
          </draw:frame>
        </presentation:notes>
      </draw:page>
      <draw:page draw:name="page92" draw:style-name="dp3" draw:master-page-name="Default" presentation:presentation-page-layout-name="AL1T0" xml:id="id131" draw:id="id131">
        <draw:frame presentation:style-name="pr51" draw:text-style-name="P5" draw:layer="layout" svg:width="17.357cm" svg:height="2.54cm" svg:x="0.422cm" svg:y="0.635cm" presentation:class="title" presentation:user-transformed="true">
          <draw:text-box>
            <text:list text:style-name="L69">
              <text:list-header>
                <text:p text:style-name="P6"><text:span text:style-name="T254">scanf </text:span><text:span text:style-name="T150">函数</text:span><text:span text:style-name="T255">（格式输入）</text:span><text:span text:style-name="T245"> </text:span></text:p>
              </text:list-header>
            </text:list>
          </draw:text-box>
        </draw:frame>
        <draw:frame presentation:style-name="pr53" draw:text-style-name="P5" draw:layer="layout" svg:width="23.495cm" svg:height="14.605cm" svg:x="0.634cm" svg:y="3.809cm" presentation:class="subtitle" presentation:user-transformed="true">
          <draw:text-box>
            <text:list text:style-name="L17">
              <text:list-header>
                <text:p text:style-name="P47"><text:span text:style-name="T61"><text:s text:c="2"/></text:span><text:span text:style-name="T61">与</text:span><text:span text:style-name="T61">printf</text:span><text:span text:style-name="T61">函数相反。</text:span></text:p>
                <text:p text:style-name="P47"><text:span text:style-name="T61"><text:s text:c="2"/></text:span><text:span text:style-name="T61">用于输入若干任意类型的数据。</text:span></text:p>
              </text:list-header>
            </text:list>
            <text:list text:style-name="L65">
              <text:list-header>
                <text:p text:style-name="P47"><text:span text:style-name="T207"/></text:p>
                <text:p text:style-name="P47"><text:span text:style-name="T207"><text:s text:c="2"/></text:span><text:span text:style-name="T61">scanf</text:span><text:span text:style-name="T207">(</text:span><text:span text:style-name="T68">“%d%d%d”</text:span><text:span text:style-name="T256">,</text:span><text:span text:style-name="T88">&amp;a,&amp;b,&amp;c</text:span><text:span text:style-name="T207">);</text:span></text:p>
              </text:list-header>
            </text:list>
            <text:list text:style-name="L87">
              <text:list-header>
                <text:p text:style-name="P47"><text:span text:style-name="T256"/></text:p>
              </text:list-header>
            </text:list>
            <text:list text:style-name="L6">
              <text:list-header>
                <text:p text:style-name="P47"><text:span text:style-name="T68"><text:s text:c="7"/></text:span><text:span text:style-name="T68">格式控制 <text:s text:c="3"/></text:span><text:span text:style-name="T88">地址列表</text:span></text:p>
              </text:list-header>
            </text:list>
            <text:list text:style-name="L88">
              <text:list-header>
                <text:p text:style-name="P59"><text:span text:style-name="T257"> </text:span></text:p>
                <text:p text:style-name="P59"><text:span text:style-name="T257"> </text:span></text:p>
              </text:list-header>
            </text:list>
          </draw:text-box>
        </draw:frame>
        <draw:line draw:style-name="gr8" draw:text-style-name="P25" draw:layer="layout" svg:x1="8.254cm" svg:y1="12.488cm" svg:x2="7.831cm" svg:y2="10.16cm">
          <text:p/>
        </draw:line>
        <draw:line draw:style-name="gr36" draw:text-style-name="P25" draw:layer="layout" svg:x1="14.182cm" svg:y1="12.7cm" svg:x2="12.7cm" svg:y2="10.16cm">
          <text:p/>
        </draw:line>
        <anim:par presentation:node-type="timing-root">
          <anim:par smil:begin="id131.begin">
            <anim:transitionFilter smil:dur="1s" smil:type="slideWipe" smil:subtype="fromBottomRight" smil:direction="reverse"/>
          </anim:par>
        </anim:par>
        <presentation:notes draw:style-name="dp2">
          <draw:page-thumbnail draw:style-name="gr1" draw:layer="layout" svg:width="7.142cm" svg:height="9.524cm" svg:x="5.953cm" svg:y="1.93cm" draw:page-number="92" presentation:class="page"/>
          <draw:frame presentation:style-name="pr2" draw:layer="layout" svg:width="15.239cm" svg:height="11.43cm" svg:x="1.905cm" svg:y="12.065cm" presentation:class="notes" presentation:placeholder="true">
            <draw:text-box/>
          </draw:frame>
        </presentation:notes>
      </draw:page>
      <draw:page draw:name="page93" draw:style-name="dp3" draw:master-page-name="Default" presentation:presentation-page-layout-name="AL1T0" xml:id="id132" draw:id="id132">
        <draw:frame presentation:style-name="pr53" draw:text-style-name="P5" draw:layer="layout" svg:width="21.802cm" svg:height="14.605cm" svg:x="1.693cm" svg:y="1.481cm" presentation:class="subtitle" presentation:user-transformed="true">
          <draw:text-box>
            <text:list text:style-name="L86">
              <text:list-header>
                <text:p text:style-name="P47"><text:span text:style-name="T258"><text:s/></text:span><text:span text:style-name="T61">scanf</text:span><text:span text:style-name="T207">(</text:span><text:span text:style-name="T68">“%d%d%d”</text:span><text:span text:style-name="T256">,</text:span><text:span text:style-name="T88">&amp;a,&amp;b,&amp;c</text:span><text:span text:style-name="T207">);</text:span></text:p>
                <text:p text:style-name="P47"><text:span text:style-name="T259"><text:s text:c="2"/></text:span><text:span text:style-name="T61">执行此函数时，等待从键盘输入三个整数给</text:span><text:span text:style-name="T61">a,b,c</text:span></text:p>
              </text:list-header>
            </text:list>
            <text:list text:style-name="L17">
              <text:list-header>
                <text:p text:style-name="P47"><text:span text:style-name="T61"><text:s text:c="2"/></text:span></text:p>
                <text:p text:style-name="P47"><text:span text:style-name="T61"><text:s text:c="2"/></text:span><text:span text:style-name="T61">若从键盘输入 <text:s/></text:span><text:span text:style-name="T61">3 5 8</text:span></text:p>
                <text:p text:style-name="P47"><text:span text:style-name="T61"><text:s text:c="2"/></text:span><text:span text:style-name="T61">则系统即从键盘缓冲区取出这三个数分别赋给</text:span><text:span text:style-name="T61">a,b,c</text:span></text:p>
                <text:p text:style-name="P47"><text:span text:style-name="T61"><text:s text:c="2"/></text:span><text:span text:style-name="T88">注意与</text:span><text:span text:style-name="T88">printf</text:span><text:span text:style-name="T88">的区别，注意格式的匹配</text:span></text:p>
              </text:list-header>
            </text:list>
          </draw:text-box>
        </draw:frame>
        <anim:par presentation:node-type="timing-root">
          <anim:par smil:begin="id132.begin">
            <anim:transitionFilter smil:dur="1s" smil:type="slideWipe" smil:subtype="fromBottomRight" smil:direction="reverse"/>
          </anim:par>
        </anim:par>
        <presentation:notes draw:style-name="dp2">
          <draw:page-thumbnail draw:style-name="gr1" draw:layer="layout" svg:width="7.142cm" svg:height="9.524cm" svg:x="5.953cm" svg:y="1.93cm" draw:page-number="93" presentation:class="page"/>
          <draw:frame presentation:style-name="pr2" draw:layer="layout" svg:width="15.239cm" svg:height="11.43cm" svg:x="1.905cm" svg:y="12.065cm" presentation:class="notes" presentation:placeholder="true">
            <draw:text-box/>
          </draw:frame>
        </presentation:notes>
      </draw:page>
      <draw:page draw:name="page94" draw:style-name="dp3" draw:master-page-name="Default" presentation:presentation-page-layout-name="AL1T0" xml:id="id133" draw:id="id133">
        <draw:frame presentation:style-name="pr33" draw:text-style-name="P5" draw:layer="layout" svg:width="23.706cm" svg:height="17.357cm" svg:x="0.847cm" svg:y="1.057cm" presentation:class="subtitle" presentation:user-transformed="true">
          <draw:text-box>
            <text:list text:style-name="L30">
              <text:list-header>
                <text:p text:style-name="P47"><text:span text:style-name="T88">如：</text:span></text:p>
              </text:list-header>
            </text:list>
            <text:list text:style-name="L17">
              <text:list-header>
                <text:p text:style-name="P47"><text:span text:style-name="T61"><text:s/></text:span><text:span text:style-name="T68">scanf(“%3d%2d%4d”,&amp;a,&amp;b,&amp;c);</text:span></text:p>
                <text:p text:style-name="P47"><text:span text:style-name="T61"><text:s/></text:span><text:span text:style-name="T61">若从键盘输入</text:span><text:span text:style-name="T61">123456789</text:span></text:p>
                <text:p text:style-name="P47"><text:span text:style-name="T61"><text:s/></text:span><text:span text:style-name="T61">a=123,b=45,c=6789</text:span></text:p>
                <text:p text:style-name="P47"><text:span text:style-name="T61"><text:s/></text:span><text:span text:style-name="T61">若想使</text:span><text:span text:style-name="T61">a=12,b=5,c=100</text:span></text:p>
                <text:p text:style-name="P47"><text:span text:style-name="T61"><text:s/></text:span><text:span text:style-name="T61">则键盘输入应为： </text:span><text:span text:style-name="T61">12 5 100</text:span></text:p>
                <text:p text:style-name="P47"><text:span text:style-name="T61"><text:s/></text:span><text:span text:style-name="T68">方便的输入格式一般不 指定宽度，</text:span></text:p>
              </text:list-header>
            </text:list>
            <text:list text:style-name="L30">
              <text:list-header>
                <text:p text:style-name="P47"><text:span text:style-name="T88"><text:s/></text:span><text:span text:style-name="T88">如：</text:span></text:p>
              </text:list-header>
            </text:list>
            <text:list text:style-name="L66">
              <text:list-header>
                <text:p text:style-name="P47"><text:span text:style-name="T208"><text:s/></text:span><text:span text:style-name="T235">scanf(“%d%d%d”,&amp;a,&amp;b,&amp;c);</text:span></text:p>
              </text:list-header>
            </text:list>
            <text:list text:style-name="L79">
              <text:list-header>
                <text:p text:style-name="P41"><text:span text:style-name="T235"/></text:p>
              </text:list-header>
            </text:list>
          </draw:text-box>
        </draw:frame>
        <anim:par presentation:node-type="timing-root">
          <anim:par smil:begin="id133.begin">
            <anim:transitionFilter smil:dur="1s" smil:type="slideWipe" smil:subtype="fromBottomRight" smil:direction="reverse"/>
          </anim:par>
        </anim:par>
        <presentation:notes draw:style-name="dp2">
          <draw:page-thumbnail draw:style-name="gr1" draw:layer="layout" svg:width="7.142cm" svg:height="9.524cm" svg:x="5.953cm" svg:y="1.93cm" draw:page-number="94" presentation:class="page"/>
          <draw:frame presentation:style-name="pr2" draw:layer="layout" svg:width="15.239cm" svg:height="11.43cm" svg:x="1.905cm" svg:y="12.065cm" presentation:class="notes" presentation:placeholder="true">
            <draw:text-box/>
          </draw:frame>
        </presentation:notes>
      </draw:page>
      <draw:page draw:name="page95" draw:style-name="dp3" draw:master-page-name="Default" presentation:presentation-page-layout-name="AL1T0" xml:id="id134" draw:id="id134">
        <draw:frame presentation:style-name="pr54" draw:text-style-name="P5" draw:layer="layout" svg:width="23.707cm" svg:height="15.663cm" svg:x="0.634cm" svg:y="1.904cm" presentation:class="subtitle" presentation:user-transformed="true">
          <draw:text-box>
            <text:list text:style-name="L64">
              <text:list-header>
                <text:p text:style-name="P47"><text:span text:style-name="T260"><text:s text:c="2"/></text:span><text:span text:style-name="T61">在键盘输入时，用分隔符把每个数据隔开，标准的分隔符是空格。</text:span></text:p>
              </text:list-header>
            </text:list>
            <text:list text:style-name="L17">
              <text:list-header>
                <text:p text:style-name="P47"><text:span text:style-name="T61"><text:s text:c="2"/></text:span><text:span text:style-name="T61">如：</text:span><text:span text:style-name="T61">123 150 23</text:span></text:p>
                <text:p text:style-name="P47"><text:span text:style-name="T61"><text:s text:c="2"/></text:span><text:span text:style-name="T61">若想用逗号作分隔符，则：</text:span></text:p>
              </text:list-header>
            </text:list>
            <text:list text:style-name="L79">
              <text:list-header>
                <text:p text:style-name="P47"><text:span text:style-name="T235"><text:s text:c="2"/></text:span><text:span text:style-name="T212">scanf(“%d</text:span><text:span text:style-name="T212">，</text:span><text:span text:style-name="T212">%d</text:span><text:span text:style-name="T212">，</text:span><text:span text:style-name="T212">%d”,&amp;a,&amp;b,&amp;c);</text:span></text:p>
              </text:list-header>
            </text:list>
            <text:list text:style-name="L17">
              <text:list-header>
                <text:p text:style-name="P47"><text:span text:style-name="T61"><text:s text:c="2"/></text:span><text:span text:style-name="T61">不要随便使用普通字符，如使用：</text:span></text:p>
              </text:list-header>
            </text:list>
            <text:list text:style-name="L6">
              <text:list-header>
                <text:p text:style-name="P47"><text:span text:style-name="T68"><text:s text:c="2"/></text:span><text:span text:style-name="T68">scanf(“a=%d</text:span><text:span text:style-name="T68">，</text:span><text:span text:style-name="T68">b=%d c=%d”,&amp;a,&amp;b,&amp;c)</text:span></text:p>
              </text:list-header>
            </text:list>
            <text:list text:style-name="L65">
              <text:list-header>
                <text:p text:style-name="P47"><text:span text:style-name="T207"><text:s text:c="2"/></text:span><text:span text:style-name="T207">对应数据输入：</text:span></text:p>
                <text:p text:style-name="P47"><text:span text:style-name="T207"><text:s text:c="2"/></text:span><text:span text:style-name="T61">a=123,b=150,c=23</text:span></text:p>
              </text:list-header>
            </text:list>
          </draw:text-box>
        </draw:frame>
        <anim:par presentation:node-type="timing-root">
          <anim:par smil:begin="id134.begin">
            <anim:transitionFilter smil:dur="1s" smil:type="slideWipe" smil:subtype="fromBottomRight" smil:direction="reverse"/>
          </anim:par>
        </anim:par>
        <presentation:notes draw:style-name="dp2">
          <draw:page-thumbnail draw:style-name="gr1" draw:layer="layout" svg:width="7.142cm" svg:height="9.524cm" svg:x="5.953cm" svg:y="1.93cm" draw:page-number="95" presentation:class="page"/>
          <draw:frame presentation:style-name="pr2" draw:layer="layout" svg:width="15.239cm" svg:height="11.43cm" svg:x="1.905cm" svg:y="12.065cm" presentation:class="notes" presentation:placeholder="true">
            <draw:text-box/>
          </draw:frame>
        </presentation:notes>
      </draw:page>
      <draw:page draw:name="page96" draw:style-name="dp3" draw:master-page-name="Default" presentation:presentation-page-layout-name="AL1T0" xml:id="id135" draw:id="id135">
        <draw:frame presentation:style-name="pr29" draw:text-style-name="P5" draw:layer="layout" svg:width="24.554cm" svg:height="17.568cm" svg:x="0.423cm" svg:y="0.635cm" presentation:class="subtitle" presentation:user-transformed="true">
          <draw:text-box>
            <text:list text:style-name="L65">
              <text:list-header>
                <text:p text:style-name="P40"><text:span text:style-name="T261"><text:s/></text:span><text:span text:style-name="T68">前面的欧姆定律</text:span><text:span text:style-name="T68">:</text:span></text:p>
              </text:list-header>
            </text:list>
            <text:list text:style-name="L51">
              <text:list-header>
                <text:p text:style-name="P47"><text:span text:style-name="T103"><text:s/></text:span><text:span text:style-name="T103">main()</text:span></text:p>
                <text:p text:style-name="P47"><text:span text:style-name="T103"><text:s/></text:span><text:span text:style-name="T103">{</text:span></text:p>
                <text:p text:style-name="P47"><text:span text:style-name="T103"><text:s text:c="4"/></text:span><text:span text:style-name="T103">int <text:s/>U,R1,R2,R3;</text:span></text:p>
                <text:p text:style-name="P47"><text:span text:style-name="T103"><text:s text:c="4"/></text:span><text:span text:style-name="T103">float <text:s/>I;</text:span></text:p>
                <text:p text:style-name="P47"><text:span text:style-name="T103"><text:s text:c="4"/></text:span><text:span text:style-name="T85">scanf(“%d%d%d%d”,&amp;U,&amp;R1,&amp;R2,&amp;R3);</text:span></text:p>
                <text:p text:style-name="P47"><text:span text:style-name="T103"><text:s text:c="4"/></text:span><text:span text:style-name="T103">I=(float)U/R1+(float)U/R2+(float)U/R3;</text:span></text:p>
                <text:p text:style-name="P47"><text:span text:style-name="T103"><text:s text:c="4"/></text:span><text:span text:style-name="T103">printf(“\n I=%f”,I);</text:span></text:p>
                <text:p text:style-name="P47"><text:span text:style-name="T103"><text:s text:c="2"/></text:span><text:span text:style-name="T103">}</text:span></text:p>
                <text:p text:style-name="P40"><text:span text:style-name="T103"/></text:p>
              </text:list-header>
            </text:list>
          </draw:text-box>
        </draw:frame>
        <anim:par presentation:node-type="timing-root">
          <anim:par smil:begin="id135.begin">
            <anim:transitionFilter smil:dur="1s" smil:type="slideWipe" smil:subtype="fromBottomRight" smil:direction="reverse"/>
          </anim:par>
        </anim:par>
        <presentation:notes draw:style-name="dp2">
          <draw:page-thumbnail draw:style-name="gr1" draw:layer="layout" svg:width="7.142cm" svg:height="9.524cm" svg:x="5.953cm" svg:y="1.93cm" draw:page-number="96" presentation:class="page"/>
          <draw:frame presentation:style-name="pr2" draw:layer="layout" svg:width="15.239cm" svg:height="11.43cm" svg:x="1.905cm" svg:y="12.065cm" presentation:class="notes" presentation:placeholder="true">
            <draw:text-box/>
          </draw:frame>
        </presentation:notes>
      </draw:page>
      <draw:page draw:name="page97" draw:style-name="dp3" draw:master-page-name="Default" presentation:presentation-page-layout-name="AL1T0" xml:id="id136" draw:id="id136">
        <draw:frame presentation:style-name="pr55" draw:text-style-name="P5" draw:layer="layout" svg:width="11.219cm" svg:height="2.329cm" svg:x="1.057cm" svg:y="1.057cm" presentation:class="title" presentation:user-transformed="true">
          <draw:text-box>
            <text:list text:style-name="L9">
              <text:list-header>
                <text:p text:style-name="P46"><text:span text:style-name="T262">求三角形面积</text:span></text:p>
              </text:list-header>
            </text:list>
          </draw:text-box>
        </draw:frame>
        <draw:frame presentation:style-name="pr56" draw:text-style-name="P5" draw:layer="layout" svg:width="18.415cm" svg:height="14.394cm" svg:x="1.692cm" svg:y="3.598cm" presentation:class="subtitle" presentation:user-transformed="true">
          <draw:text-box>
            <text:list text:style-name="L89">
              <text:list-header>
                <text:p text:style-name="P67"><text:span text:style-name="T24">#include <text:s/>“math.h”</text:span></text:p>
              </text:list-header>
            </text:list>
            <text:list text:style-name="L19">
              <text:list-header>
                <text:p text:style-name="P67"><text:span text:style-name="T25">main()</text:span></text:p>
                <text:p text:style-name="P67"><text:span text:style-name="T25">{ <text:s/>float <text:s/>a,b,c,area,s;</text:span></text:p>
                <text:p text:style-name="P67"><text:span text:style-name="T25"><text:s text:c="4"/></text:span><text:span text:style-name="T25">scanf ( “%f,%f,%f”, &amp;a,&amp;b,&amp;c);</text:span></text:p>
                <text:p text:style-name="P67"><text:span text:style-name="T25"><text:s text:c="4"/></text:span><text:span text:style-name="T25">s=1.0/2*(a+b+c);</text:span></text:p>
                <text:p text:style-name="P67"><text:span text:style-name="T25"><text:s text:c="4"/></text:span><text:span text:style-name="T25">area=</text:span><text:span text:style-name="T24">sqrt </text:span><text:span text:style-name="T25">(s*(s-a)*(s-b)*(s-c));</text:span></text:p>
                <text:p text:style-name="P67"><text:span text:style-name="T25"><text:s text:c="4"/></text:span><text:span text:style-name="T25">printf(“\n area=%f”,area);</text:span></text:p>
                <text:p text:style-name="P67"><text:span text:style-name="T25">}</text:span></text:p>
                <text:p text:style-name="P67"><text:span text:style-name="T25"/></text:p>
              </text:list-header>
            </text:list>
            <text:list text:style-name="L89">
              <text:list-header>
                <text:p text:style-name="P67"><text:span text:style-name="T24">使用数学函数</text:span></text:p>
              </text:list-header>
            </text:list>
          </draw:text-box>
        </draw:frame>
        <anim:par presentation:node-type="timing-root">
          <anim:par smil:begin="id136.begin">
            <anim:transitionFilter smil:dur="1s" smil:type="slideWipe" smil:subtype="fromBottomRight" smil:direction="reverse"/>
          </anim:par>
        </anim:par>
        <presentation:notes draw:style-name="dp2">
          <draw:page-thumbnail draw:style-name="gr1" draw:layer="layout" svg:width="7.142cm" svg:height="9.524cm" svg:x="5.953cm" svg:y="1.93cm" draw:page-number="97" presentation:class="page"/>
          <draw:frame presentation:style-name="pr2" draw:layer="layout" svg:width="15.239cm" svg:height="11.43cm" svg:x="1.905cm" svg:y="12.065cm" presentation:class="notes" presentation:placeholder="true">
            <draw:text-box/>
          </draw:frame>
        </presentation:notes>
      </draw:page>
      <draw:page draw:name="page98" draw:style-name="dp3" draw:master-page-name="Default" presentation:presentation-page-layout-name="AL1T0" xml:id="id137" draw:id="id137">
        <draw:frame presentation:style-name="pr57" draw:text-style-name="P5" draw:layer="layout" svg:width="13.547cm" svg:height="2.328cm" svg:x="1.692cm" svg:y="1.27cm" presentation:class="title" presentation:user-transformed="true">
          <draw:text-box>
            <text:list text:style-name="L9">
              <text:list-header>
                <text:p text:style-name="P46"><text:span text:style-name="T262">使用三角函数</text:span></text:p>
              </text:list-header>
            </text:list>
          </draw:text-box>
        </draw:frame>
        <draw:frame presentation:style-name="pr16" draw:text-style-name="P5" draw:layer="layout" svg:width="20.532cm" svg:height="11.642cm" svg:x="1.905cm" svg:y="5.08cm" presentation:class="subtitle" presentation:user-transformed="true">
          <draw:text-box>
            <text:list text:style-name="L89">
              <text:list-header>
                <text:p text:style-name="P67"><text:span text:style-name="T24">#include <text:s/>“math.h”</text:span></text:p>
              </text:list-header>
            </text:list>
            <text:list text:style-name="L19">
              <text:list-header>
                <text:p text:style-name="P67"><text:span text:style-name="T25">main()</text:span></text:p>
                <text:p text:style-name="P67"><text:span text:style-name="T25">{ <text:s/>float <text:s/>x, y;</text:span></text:p>
                <text:p text:style-name="P67"><text:span text:style-name="T25"><text:s text:c="4"/></text:span><text:span text:style-name="T25">scanf ( “%f”, &amp;x);</text:span></text:p>
                <text:p text:style-name="P67"><text:span text:style-name="T25"><text:s text:c="4"/></text:span><text:span text:style-name="T25">y=</text:span><text:span text:style-name="T24">sin(x*3.1415926/180</text:span><text:span text:style-name="T25">); <text:s text:c="6"/></text:span><text:span text:style-name="T25">以弧度为单位</text:span></text:p>
                <text:p text:style-name="P67"><text:span text:style-name="T25"><text:s text:c="4"/></text:span><text:span text:style-name="T25">printf(“\n y=%f”,y);</text:span></text:p>
                <text:p text:style-name="P67"><text:span text:style-name="T25">}</text:span></text:p>
              </text:list-header>
            </text:list>
          </draw:text-box>
        </draw:frame>
        <anim:par presentation:node-type="timing-root">
          <anim:par smil:begin="id137.begin">
            <anim:transitionFilter smil:dur="1s" smil:type="slideWipe" smil:subtype="fromBottomRight" smil:direction="reverse"/>
          </anim:par>
        </anim:par>
        <presentation:notes draw:style-name="dp2">
          <draw:page-thumbnail draw:style-name="gr1" draw:layer="layout" svg:width="7.142cm" svg:height="9.524cm" svg:x="5.953cm" svg:y="1.93cm" draw:page-number="98" presentation:class="page"/>
          <draw:frame presentation:style-name="pr2" draw:layer="layout" svg:width="15.239cm" svg:height="11.43cm" svg:x="1.905cm" svg:y="12.065cm" presentation:class="notes" presentation:placeholder="true">
            <draw:text-box/>
          </draw:frame>
        </presentation:notes>
      </draw:page>
      <draw:page draw:name="page99" draw:style-name="dp4" draw:master-page-name="Default" presentation:presentation-page-layout-name="AL1T0" xml:id="id138" draw:id="id138">
        <draw:frame presentation:style-name="pr51" draw:text-style-name="P5" draw:layer="layout" svg:width="21.378cm" svg:height="2.54cm" svg:x="2.117cm" svg:y="1.27cm" presentation:class="title" presentation:user-transformed="true">
          <draw:text-box>
            <text:list text:style-name="L90">
              <text:list-header>
                <text:p text:style-name="P6"><text:span text:style-name="T148">第五章   选择结构程序设计</text:span></text:p>
              </text:list-header>
            </text:list>
          </draw:text-box>
        </draw:frame>
        <draw:frame presentation:style-name="pr58" draw:text-style-name="P5" draw:layer="layout" svg:width="23.495cm" svg:height="11.854cm" svg:x="1.057cm" svg:y="4.233cm" presentation:class="subtitle" presentation:user-transformed="true">
          <draw:text-box>
            <text:list text:style-name="L91">
              <text:list-header>
                <text:p text:style-name="P66"><text:span text:style-name="T263"><text:s text:c="6"/></text:span><text:span text:style-name="T61">对于如下的函数计算，算法上属于一个选择结构。</text:span></text:p>
              </text:list-header>
            </text:list>
            <text:list text:style-name="L17">
              <text:list-header>
                <text:p text:style-name="P59"><text:span text:style-name="T230"><text:s text:c="8"/></text:span></text:p>
                <text:p text:style-name="P47"><text:span text:style-name="T230"><text:s text:c="6"/></text:span><text:span text:style-name="T68">y=</text:span></text:p>
                <text:p text:style-name="P47"><text:span text:style-name="T61"/></text:p>
                <text:p text:style-name="P47"><text:span text:style-name="T61"/></text:p>
                <text:p text:style-name="P47"><text:span text:style-name="T61"><text:s text:c="2"/></text:span><text:span text:style-name="T61">用于实现选择结构的主要是</text:span><text:span text:style-name="T61">if</text:span><text:span text:style-name="T61">语句。</text:span></text:p>
                <text:p text:style-name="P40"><text:span text:style-name="T61"/></text:p>
              </text:list-header>
            </text:list>
          </draw:text-box>
        </draw:frame>
        <draw:custom-shape draw:style-name="gr5" draw:text-style-name="P5" draw:layer="layout" svg:width="0.211cm" svg:height="3.599cm" svg:x="5.927cm" svg:y="7.4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7" draw:text-style-name="P5" draw:layer="layout" svg:width="4.869cm" svg:height="1.27cm" svg:x="6.138cm" svg:y="7.197cm">
          <text:p/>
          <draw:enhanced-geometry svg:viewBox="0 0 21600 21600" draw:type="mso-spt202" draw:enhanced-path="M 0 0 L 21600 0 21600 21600 0 21600 0 0 Z N"/>
        </draw:custom-shape>
        <draw:custom-shape draw:style-name="gr11" draw:text-style-name="P5" draw:layer="layout" svg:width="10.16cm" svg:height="1.615cm" svg:x="6.35cm" svg:y="6.773cm">
          <text:list text:style-name="L39">
            <text:list-header>
              <text:p text:style-name="P68"><text:span text:style-name="T150">1/x <text:s/></text:span><text:span text:style-name="T150">当</text:span><text:span text:style-name="T150">x≠0</text:span><text:span text:style-name="T150">时</text:span><text:span text:style-name="T264"> </text:span></text:p>
            </text:list-header>
          </text:list>
          <draw:enhanced-geometry svg:viewBox="0 0 21600 21600" draw:type="mso-spt202" draw:enhanced-path="M 0 0 L 21600 0 21600 21600 0 21600 0 0 Z N"/>
        </draw:custom-shape>
        <draw:custom-shape draw:style-name="gr38" draw:text-style-name="P5" draw:layer="layout" svg:width="11.642cm" svg:height="3.674cm" svg:x="6.138cm" svg:y="9.737cm">
          <text:list text:style-name="L39">
            <text:list-header>
              <text:p text:style-name="P69"><text:span text:style-name="T150">10000 <text:s/></text:span><text:span text:style-name="T150">当</text:span><text:span text:style-name="T150">x=0</text:span><text:span text:style-name="T150">时</text:span></text:p>
              <text:p text:style-name="P68"><text:span text:style-name="T150"/></text:p>
            </text:list-header>
          </text:list>
          <draw:enhanced-geometry svg:viewBox="0 0 21600 21600" draw:type="mso-spt202" draw:enhanced-path="M 0 0 L 21600 0 21600 21600 0 21600 0 0 Z N"/>
        </draw:custom-shape>
        <anim:par presentation:node-type="timing-root">
          <anim:par smil:begin="id138.begin">
            <anim:transitionFilter smil:dur="1s" smil:type="irisWipe" smil:subtype="rectangle"/>
          </anim:par>
        </anim:par>
        <presentation:notes draw:style-name="dp2">
          <draw:page-thumbnail draw:style-name="gr1" draw:layer="layout" svg:width="7.142cm" svg:height="9.524cm" svg:x="5.953cm" svg:y="1.93cm" draw:page-number="99" presentation:class="page"/>
          <draw:frame presentation:style-name="pr2" draw:layer="layout" svg:width="15.239cm" svg:height="11.43cm" svg:x="1.905cm" svg:y="12.065cm" presentation:class="notes" presentation:placeholder="true">
            <draw:text-box/>
          </draw:frame>
        </presentation:notes>
      </draw:page>
      <draw:page draw:name="page100" draw:style-name="dp3" draw:master-page-name="Default" xml:id="id139" draw:id="id139">
        <draw:custom-shape draw:style-name="gr38" draw:text-style-name="P5" draw:layer="layout" svg:width="23.495cm" svg:height="16.509cm" svg:x="0.847cm" svg:y="1.058cm">
          <text:list text:style-name="L92">
            <text:list-header>
              <text:p text:style-name="P70"><text:span text:style-name="T265">if</text:span><text:span text:style-name="T265">语句的最常见形式为：</text:span></text:p>
              <text:p text:style-name="P70"><text:span text:style-name="T265"/></text:p>
            </text:list-header>
          </text:list>
          <text:list text:style-name="L33">
            <text:list-header>
              <text:p text:style-name="P71"><text:span text:style-name="T155"><text:s text:c="3"/></text:span><text:span text:style-name="T155">if(</text:span><text:span text:style-name="T150">关系表达式</text:span><text:span text:style-name="T155">)</text:span><text:span text:style-name="T155">语句</text:span><text:span text:style-name="T155">1</text:span><text:span text:style-name="T155">；</text:span></text:p>
              <text:p text:style-name="P71"><text:span text:style-name="T155"><text:s text:c="3"/></text:span><text:span text:style-name="T155">else </text:span><text:span text:style-name="T155">语句</text:span><text:span text:style-name="T155">2</text:span><text:span text:style-name="T155">；</text:span></text:p>
              <text:p text:style-name="P71"><text:span text:style-name="T155"/></text:p>
            </text:list-header>
          </text:list>
          <text:list text:style-name="L92">
            <text:list-header>
              <text:p text:style-name="P71"><text:span text:style-name="T265">如：</text:span><text:span text:style-name="T155"> </text:span><text:span text:style-name="T155">if(</text:span><text:span text:style-name="T150">x!=0</text:span><text:span text:style-name="T155">) y=1/x;</text:span></text:p>
            </text:list-header>
          </text:list>
          <text:list text:style-name="L33">
            <text:list-header>
              <text:p text:style-name="P71"><text:span text:style-name="T155"><text:s text:c="5"/></text:span><text:span text:style-name="T155">else <text:s/>y=10000;</text:span></text:p>
              <text:p text:style-name="P71"><text:span text:style-name="T155"/></text:p>
            </text:list-header>
          </text:list>
          <text:list text:style-name="L92">
            <text:list-header>
              <text:p text:style-name="P71"><text:span text:style-name="T265">其中</text:span></text:p>
            </text:list-header>
          </text:list>
          <text:list text:style-name="L33">
            <text:list-header>
              <text:p text:style-name="P71"><text:span text:style-name="T155"><text:s text:c="3"/></text:span><text:span text:style-name="T150">x!=0</text:span><text:span text:style-name="T155"> <text:s text:c="2"/></text:span><text:span text:style-name="T155">就是一个关系表达式</text:span></text:p>
              <text:p text:style-name="P71"><text:span text:style-name="T155"><text:s text:c="3"/></text:span><text:span text:style-name="T150">!=</text:span><text:span text:style-name="T155"> <text:s text:c="4"/></text:span><text:span text:style-name="T155">就是一个关系运算符</text:span></text:p>
              <text:p text:style-name="P72"><text:span text:style-name="T155"/></text:p>
            </text:list-header>
          </text:list>
          <draw:enhanced-geometry svg:viewBox="0 0 21600 21600" draw:type="rectangle" draw:enhanced-path="M 0 0 L 21600 0 21600 21600 0 21600 0 0 Z N"/>
        </draw:custom-shape>
        <anim:par presentation:node-type="timing-root">
          <anim:par smil:begin="id139.begin">
            <anim:transitionFilter smil:dur="1s" smil:type="slideWipe" smil:subtype="fromBottomRight" smil:direction="reverse"/>
          </anim:par>
        </anim:par>
        <presentation:notes draw:style-name="dp2">
          <draw:page-thumbnail draw:style-name="gr1" draw:layer="layout" svg:width="7.142cm" svg:height="9.524cm" svg:x="5.953cm" svg:y="1.93cm" draw:page-number="100" presentation:class="page"/>
          <draw:frame presentation:style-name="pr2" draw:layer="layout" svg:width="15.239cm" svg:height="11.43cm" svg:x="1.905cm" svg:y="12.065cm" presentation:class="notes" presentation:placeholder="true">
            <draw:text-box/>
          </draw:frame>
        </presentation:notes>
      </draw:page>
      <draw:page draw:name="page101" draw:style-name="dp3" draw:master-page-name="Default" xml:id="id140" draw:id="id140">
        <draw:custom-shape draw:style-name="gr38" draw:text-style-name="P5" draw:layer="layout" svg:width="24.342cm" svg:height="17.049cm" svg:x="0.635cm" svg:y="1.058cm">
          <text:list text:style-name="L39">
            <text:list-header>
              <text:p text:style-name="P73"><text:span text:style-name="T150">5</text:span><text:span text:style-name="T150">．</text:span><text:span text:style-name="T150">1 </text:span><text:span text:style-name="T150">关系运算符和关系表达式</text:span></text:p>
            </text:list-header>
          </text:list>
          <text:list text:style-name="L92">
            <text:list-header>
              <text:p text:style-name="P74"><text:span text:style-name="T265">1</text:span><text:span text:style-name="T265">、关系运算符</text:span></text:p>
            </text:list-header>
          </text:list>
          <text:list text:style-name="L33">
            <text:list-header>
              <text:p text:style-name="P74"><text:span text:style-name="T155">用于进行比较运算的运算符。共有六种：</text:span></text:p>
              <text:p text:style-name="P74"><text:span text:style-name="T155"><text:s text:c="2"/></text:span><text:span text:style-name="T150">&lt; <text:s text:c="4"/>&lt;= <text:s text:c="4"/>&gt; <text:s text:c="4"/>&gt;= <text:s text:c="4"/>= = <text:s text:c="4"/>!=</text:span></text:p>
            </text:list-header>
          </text:list>
          <text:list text:style-name="L92">
            <text:list-header>
              <text:p text:style-name="P74"><text:span text:style-name="T265">■</text:span><text:span text:style-name="T266">优先级与结合性：</text:span></text:p>
            </text:list-header>
          </text:list>
          <text:list text:style-name="L33">
            <text:list-header>
              <text:p text:style-name="P74"><text:span text:style-name="T155">① </text:span><text:span text:style-name="T155">前</text:span><text:span text:style-name="T155">4</text:span><text:span text:style-name="T155">种大于后两种。</text:span></text:p>
              <text:p text:style-name="P74"><text:span text:style-name="T155">② </text:span><text:span text:style-name="T155">低于算术运算符而高于赋值运算符。</text:span></text:p>
              <text:p text:style-name="P74"><text:span text:style-name="T155">③ </text:span><text:span text:style-name="T155">左结合性。</text:span></text:p>
              <text:p text:style-name="P75"><text:span text:style-name="T155"/></text:p>
            </text:list-header>
          </text:list>
          <draw:enhanced-geometry svg:viewBox="0 0 21600 21600" draw:type="rectangle" draw:enhanced-path="M 0 0 L 21600 0 21600 21600 0 21600 0 0 Z N"/>
        </draw:custom-shape>
        <anim:par presentation:node-type="timing-root">
          <anim:par smil:begin="id140.begin">
            <anim:transitionFilter smil:dur="1s" smil:type="slideWipe" smil:subtype="fromBottomRight" smil:direction="reverse"/>
          </anim:par>
        </anim:par>
        <presentation:notes draw:style-name="dp2">
          <draw:page-thumbnail draw:style-name="gr1" draw:layer="layout" svg:width="7.142cm" svg:height="9.524cm" svg:x="5.953cm" svg:y="1.93cm" draw:page-number="101" presentation:class="page"/>
          <draw:frame presentation:style-name="pr2" draw:layer="layout" svg:width="15.239cm" svg:height="11.43cm" svg:x="1.905cm" svg:y="12.065cm" presentation:class="notes" presentation:placeholder="true">
            <draw:text-box/>
          </draw:frame>
        </presentation:notes>
      </draw:page>
      <draw:page draw:name="page102" draw:style-name="dp3" draw:master-page-name="Default" xml:id="id141" draw:id="id141">
        <draw:custom-shape draw:style-name="gr38" draw:text-style-name="P5" draw:layer="layout" svg:width="23.706cm" svg:height="17.863cm" svg:x="0.847cm" svg:y="1.693cm">
          <text:list text:style-name="L92">
            <text:list-header>
              <text:p text:style-name="P76"><text:span text:style-name="T265">2</text:span><text:span text:style-name="T265">、关系表达式</text:span></text:p>
              <text:p text:style-name="P76"><text:span text:style-name="T265"/></text:p>
            </text:list-header>
          </text:list>
          <text:list text:style-name="L33">
            <text:list-header>
              <text:p text:style-name="P77"><text:span text:style-name="T155">一般形式：</text:span></text:p>
            </text:list-header>
          </text:list>
          <text:list text:style-name="L39">
            <text:list-header>
              <text:p text:style-name="P77"><text:span text:style-name="T150">〈表达式〉〈关系运算符〉〈表达式〉</text:span></text:p>
              <text:p text:style-name="P77"><text:span text:style-name="T150"/></text:p>
            </text:list-header>
          </text:list>
          <text:list text:style-name="L33">
            <text:list-header>
              <text:p text:style-name="P77"><text:span text:style-name="T155"><text:s text:c="3"/></text:span><text:span text:style-name="T155">如：</text:span><text:span text:style-name="T267">a&gt;b <text:s text:c="4"/>a+b&gt;b+c</text:span></text:p>
            </text:list-header>
          </text:list>
          <text:list text:style-name="L93">
            <text:list-header>
              <text:p text:style-name="P77"><text:span text:style-name="T267"/></text:p>
            </text:list-header>
          </text:list>
          <text:list text:style-name="L33">
            <text:list-header>
              <text:p text:style-name="P77"><text:span text:style-name="T155"><text:s text:c="3"/></text:span><text:span text:style-name="T155">经过关系运算后最终有一个值</text:span><text:span text:style-name="T155">--</text:span><text:span text:style-name="T265">关系表达式的值</text:span><text:span text:style-name="T155">。</text:span></text:p>
              <text:p text:style-name="P77"><text:span text:style-name="T155"/></text:p>
              <text:p text:style-name="P77"><text:span text:style-name="T155"><text:s/></text:span><text:span text:style-name="T155">关系表达式的值只有 </text:span><text:span text:style-name="T265">0</text:span><text:span text:style-name="T155">(</text:span><text:span text:style-name="T150">假</text:span><text:span text:style-name="T155">）或</text:span><text:span text:style-name="T265">1</text:span><text:span text:style-name="T155">（</text:span><text:span text:style-name="T150">真</text:span><text:span text:style-name="T155">）</text:span></text:p>
              <text:p text:style-name="P77"><text:span text:style-name="T155"/></text:p>
            </text:list-header>
          </text:list>
          <draw:enhanced-geometry svg:viewBox="0 0 21600 21600" draw:type="rectangle" draw:enhanced-path="M 0 0 L 21600 0 21600 21600 0 21600 0 0 Z N"/>
        </draw:custom-shape>
        <anim:par presentation:node-type="timing-root">
          <anim:par smil:begin="id141.begin">
            <anim:transitionFilter smil:dur="1s" smil:type="slideWipe" smil:subtype="fromBottomRight" smil:direction="reverse"/>
          </anim:par>
        </anim:par>
        <presentation:notes draw:style-name="dp2">
          <draw:page-thumbnail draw:style-name="gr1" draw:layer="layout" svg:width="7.142cm" svg:height="9.524cm" svg:x="5.953cm" svg:y="1.93cm" draw:page-number="102" presentation:class="page"/>
          <draw:frame presentation:style-name="pr2" draw:layer="layout" svg:width="15.239cm" svg:height="11.43cm" svg:x="1.905cm" svg:y="12.065cm" presentation:class="notes" presentation:placeholder="true">
            <draw:text-box/>
          </draw:frame>
        </presentation:notes>
      </draw:page>
      <draw:page draw:name="page103" draw:style-name="dp3" draw:master-page-name="Default" xml:id="id142" draw:id="id142">
        <draw:custom-shape draw:style-name="gr38" draw:text-style-name="P5" draw:layer="layout" svg:width="23.918cm" svg:height="20.833cm" svg:x="0.847cm" svg:y="1.058cm">
          <text:list text:style-name="L39">
            <text:list-header>
              <text:p text:style-name="P78"><text:span text:style-name="T150">例：</text:span><text:span text:style-name="T266">设 </text:span><text:span text:style-name="T266">a=2, b=4, c=1 <text:s/></text:span><text:span text:style-name="T266">计算以下关系表达式的值：</text:span></text:p>
            </text:list-header>
          </text:list>
          <text:list text:style-name="L33">
            <text:list-header>
              <text:p text:style-name="P79"><text:span text:style-name="T155"><text:s text:c="9"/></text:span></text:p>
              <text:p text:style-name="P79"><text:span text:style-name="T155">a&gt;b <text:s text:c="2"/></text:span></text:p>
              <text:p text:style-name="P79"><text:span text:style-name="T155">a+b&gt;b+c</text:span></text:p>
              <text:p text:style-name="P79"><text:span text:style-name="T155">‘</text:span><text:span text:style-name="T155">a’&gt;’b’ <text:s text:c="11"/></text:span><text:span text:style-name="T265">可以是字符表达式</text:span></text:p>
              <text:p text:style-name="P79"><text:span text:style-name="T155">（</text:span><text:span text:style-name="T155">x=2</text:span><text:span text:style-name="T155">）</text:span><text:span text:style-name="T155">&gt;(y=5) <text:s text:c="3"/></text:span><text:span text:style-name="T265">可以是赋值表达式</text:span></text:p>
              <text:p text:style-name="P79"><text:span text:style-name="T155">(a&lt;b)&gt;(b&lt;c) <text:s text:c="6"/></text:span><text:span text:style-name="T265">甚至可以是关系表达式</text:span></text:p>
              <text:p text:style-name="P79"><text:span text:style-name="T155">a&lt;b= =b&lt;c</text:span></text:p>
              <text:p text:style-name="P80"><text:span text:style-name="T155"/></text:p>
            </text:list-header>
          </text:list>
          <draw:enhanced-geometry svg:viewBox="0 0 21600 21600" draw:type="rectangle" draw:enhanced-path="M 0 0 L 21600 0 21600 21600 0 21600 0 0 Z N"/>
        </draw:custom-shape>
        <anim:par presentation:node-type="timing-root">
          <anim:par smil:begin="id142.begin">
            <anim:transitionFilter smil:dur="1s" smil:type="slideWipe" smil:subtype="fromBottomRight" smil:direction="reverse"/>
          </anim:par>
        </anim:par>
        <presentation:notes draw:style-name="dp2">
          <draw:page-thumbnail draw:style-name="gr1" draw:layer="layout" svg:width="7.142cm" svg:height="9.524cm" svg:x="5.953cm" svg:y="1.93cm" draw:page-number="103" presentation:class="page"/>
          <draw:frame presentation:style-name="pr2" draw:layer="layout" svg:width="15.239cm" svg:height="11.43cm" svg:x="1.905cm" svg:y="12.065cm" presentation:class="notes" presentation:placeholder="true">
            <draw:text-box/>
          </draw:frame>
        </presentation:notes>
      </draw:page>
      <draw:page draw:name="page104" draw:style-name="dp3" draw:master-page-name="Default" xml:id="id143" draw:id="id143">
        <draw:custom-shape draw:style-name="gr38" draw:text-style-name="P5" draw:layer="layout" svg:width="23.706cm" svg:height="17.315cm" svg:x="0.847cm" svg:y="0.847cm">
          <text:list text:style-name="L39">
            <text:list-header>
              <text:p text:style-name="P81"><text:span text:style-name="T150">例：</text:span><text:span text:style-name="T266">假设 </text:span><text:span text:style-name="T266">x=3, y=5, z=1, </text:span><text:span text:style-name="T266">计算以下关系表达式的值：</text:span></text:p>
            </text:list-header>
          </text:list>
          <text:list text:style-name="L94">
            <text:list-header>
              <text:p text:style-name="P82"><text:span text:style-name="T266"/></text:p>
            </text:list-header>
          </text:list>
          <text:list text:style-name="L33">
            <text:list-header>
              <text:p text:style-name="P82"><text:span text:style-name="T155">x+z&gt;y</text:span></text:p>
              <text:p text:style-name="P82"><text:span text:style-name="T155">x&lt;y==y&lt;z</text:span></text:p>
              <text:p text:style-name="P82"><text:span text:style-name="T155">y&gt;z==x&gt;z</text:span></text:p>
              <text:p text:style-name="P82"><text:span text:style-name="T155">y&gt;x&gt;z <text:s text:c="4"/></text:span></text:p>
              <text:p text:style-name="P82"><text:span text:style-name="T155">(x==y-2)&lt;z+1==x+y</text:span></text:p>
              <text:p text:style-name="P82"><text:span text:style-name="T155">a=x+y==x+z&lt;y+x!=z+1&gt;x+1</text:span></text:p>
              <text:p text:style-name="P83"><text:span text:style-name="T155"/></text:p>
              <text:p text:style-name="P83"><text:span text:style-name="T155"/></text:p>
            </text:list-header>
          </text:list>
          <draw:enhanced-geometry svg:viewBox="0 0 21600 21600" draw:type="rectangle" draw:enhanced-path="M 0 0 L 21600 0 21600 21600 0 21600 0 0 Z N"/>
        </draw:custom-shape>
        <anim:par presentation:node-type="timing-root">
          <anim:par smil:begin="id143.begin">
            <anim:transitionFilter smil:dur="1s" smil:type="slideWipe" smil:subtype="fromBottomRight" smil:direction="reverse"/>
          </anim:par>
        </anim:par>
        <presentation:notes draw:style-name="dp2">
          <draw:page-thumbnail draw:style-name="gr1" draw:layer="layout" svg:width="7.142cm" svg:height="9.524cm" svg:x="5.953cm" svg:y="1.93cm" draw:page-number="104" presentation:class="page"/>
          <draw:frame presentation:style-name="pr2" draw:layer="layout" svg:width="15.239cm" svg:height="11.43cm" svg:x="1.905cm" svg:y="12.065cm" presentation:class="notes" presentation:placeholder="true">
            <draw:text-box/>
          </draw:frame>
        </presentation:notes>
      </draw:page>
      <draw:page draw:name="page105" draw:style-name="dp3" draw:master-page-name="Default" xml:id="id144" draw:id="id144">
        <draw:custom-shape draw:style-name="gr38" draw:text-style-name="P5" draw:layer="layout" svg:width="24.13cm" svg:height="16.509cm" svg:x="0.635cm" svg:y="1.058cm">
          <text:list text:style-name="L39">
            <text:list-header>
              <text:p text:style-name="P70"><text:span text:style-name="T150">5</text:span><text:span text:style-name="T150">．</text:span><text:span text:style-name="T150">2 </text:span><text:span text:style-name="T150">逻辑运算符和逻辑表达式</text:span></text:p>
            </text:list-header>
          </text:list>
          <text:list text:style-name="L33">
            <text:list-header>
              <text:p text:style-name="P71"><text:span text:style-name="T155">有时，只用一个简单的关系表达式无法完整地表达一个条件，如：</text:span></text:p>
              <text:p text:style-name="P72"><text:span text:style-name="T155"/></text:p>
              <text:p text:style-name="P72"><text:span text:style-name="T155"/></text:p>
              <text:p text:style-name="P72"><text:span text:style-name="T155"><text:s text:c="5"/></text:span><text:span text:style-name="T155">y= <text:s text:c="10"/></text:span></text:p>
              <text:p text:style-name="P72"><text:span text:style-name="T155"><text:s text:c="9"/></text:span></text:p>
              <text:p text:style-name="P72"><text:span text:style-name="T155"/></text:p>
              <text:p text:style-name="P71"><text:span text:style-name="T155"><text:s/></text:span><text:span text:style-name="T155">其中的条件需要用逻辑表达式来表达：</text:span></text:p>
              <text:p text:style-name="P71"><text:span text:style-name="T155"><text:s text:c="4"/></text:span><text:span text:style-name="T265">x!=0 &amp;&amp;a!=0</text:span><text:span text:style-name="T155"> </text:span></text:p>
              <text:p text:style-name="P71"><text:span text:style-name="T155"><text:s/></text:span><text:span text:style-name="T265">&amp;&amp;</text:span><text:span text:style-name="T155">就是一种逻辑运算符。</text:span></text:p>
              <text:p text:style-name="P72"><text:span text:style-name="T155"/></text:p>
            </text:list-header>
          </text:list>
          <draw:enhanced-geometry svg:viewBox="0 0 21600 21600" draw:type="rectangle" draw:enhanced-path="M 0 0 L 21600 0 21600 21600 0 21600 0 0 Z N"/>
        </draw:custom-shape>
        <draw:custom-shape draw:style-name="gr5" draw:text-style-name="P5" draw:layer="layout" svg:width="0.211cm" svg:height="3.175cm" svg:x="5.927cm" svg:y="7.8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5" draw:layer="layout" svg:width="14.816cm" svg:height="1.615cm" svg:x="6.562cm" svg:y="7.197cm">
          <text:list text:style-name="L33">
            <text:list-header>
              <text:p text:style-name="P6"><text:span text:style-name="T155">1/x+1/a <text:s/></text:span><text:span text:style-name="T155">当</text:span><text:span text:style-name="T155">x≠0,a≠0</text:span><text:span text:style-name="T155">时</text:span><text:span text:style-name="T262"> </text:span></text:p>
            </text:list-header>
          </text:list>
          <draw:enhanced-geometry svg:viewBox="0 0 21600 21600" draw:type="mso-spt202" draw:enhanced-path="M 0 0 L 21600 0 21600 21600 0 21600 0 0 Z N"/>
        </draw:custom-shape>
        <draw:custom-shape draw:style-name="gr38" draw:text-style-name="P5" draw:layer="layout" svg:width="13.97cm" svg:height="2.969cm" svg:x="6.562cm" svg:y="9.948cm">
          <text:list text:style-name="L33">
            <text:list-header>
              <text:p text:style-name="P84"><text:span text:style-name="T155">10000 <text:s text:c="2"/></text:span><text:span text:style-name="T155">其它</text:span></text:p>
              <text:p text:style-name="P6"><text:span text:style-name="T155"/></text:p>
            </text:list-header>
          </text:list>
          <draw:enhanced-geometry svg:viewBox="0 0 21600 21600" draw:type="mso-spt202" draw:enhanced-path="M 0 0 L 21600 0 21600 21600 0 21600 0 0 Z N"/>
        </draw:custom-shape>
        <anim:par presentation:node-type="timing-root">
          <anim:par smil:begin="id144.begin">
            <anim:transitionFilter smil:dur="1s" smil:type="slideWipe" smil:subtype="fromBottomRight" smil:direction="reverse"/>
          </anim:par>
        </anim:par>
        <presentation:notes draw:style-name="dp2">
          <draw:page-thumbnail draw:style-name="gr1" draw:layer="layout" svg:width="7.142cm" svg:height="9.524cm" svg:x="5.953cm" svg:y="1.93cm" draw:page-number="105" presentation:class="page"/>
          <draw:frame presentation:style-name="pr2" draw:layer="layout" svg:width="15.239cm" svg:height="11.43cm" svg:x="1.905cm" svg:y="12.065cm" presentation:class="notes" presentation:placeholder="true">
            <draw:text-box/>
          </draw:frame>
        </presentation:notes>
      </draw:page>
      <draw:page draw:name="page106" draw:style-name="dp3" draw:master-page-name="Default" xml:id="id145" draw:id="id145">
        <draw:custom-shape draw:style-name="gr38" draw:text-style-name="P5" draw:layer="layout" svg:width="23.918cm" svg:height="19.209cm" svg:x="0.847cm" svg:y="0.847cm">
          <text:list text:style-name="L92">
            <text:list-header>
              <text:p text:style-name="P85"><text:span text:style-name="T265">1</text:span><text:span text:style-name="T265">、逻辑运算符</text:span></text:p>
            </text:list-header>
          </text:list>
          <text:list text:style-name="L33">
            <text:list-header>
              <text:p text:style-name="P86"><text:span text:style-name="T155"/></text:p>
            </text:list-header>
          </text:list>
          <text:list text:style-name="L39">
            <text:list-header>
              <text:p text:style-name="P87"><text:span text:style-name="T150">&amp;&amp; <text:s/></text:span><text:span text:style-name="T266">逻辑与</text:span><text:span text:style-name="T155"> <text:s/></text:span></text:p>
            </text:list-header>
          </text:list>
          <text:list text:style-name="L33">
            <text:list-header>
              <text:p text:style-name="P87"><text:span text:style-name="T155">两个操作数都为真时</text:span><text:span text:style-name="T155">&amp;&amp;</text:span><text:span text:style-name="T155">运算结果为真。</text:span></text:p>
            </text:list-header>
          </text:list>
          <text:list text:style-name="L39">
            <text:list-header>
              <text:p text:style-name="P87"><text:span text:style-name="T150">||</text:span><text:span text:style-name="T155"> </text:span><text:span text:style-name="T266">逻辑或</text:span><text:span text:style-name="T155"> <text:s/></text:span></text:p>
            </text:list-header>
          </text:list>
          <text:list text:style-name="L33">
            <text:list-header>
              <text:p text:style-name="P87"><text:span text:style-name="T155"><text:s text:c="2"/></text:span><text:span text:style-name="T155">两个操作数之一为真时即为真。</text:span></text:p>
            </text:list-header>
          </text:list>
          <text:list text:style-name="L39">
            <text:list-header>
              <text:p text:style-name="P87"><text:span text:style-name="T150">!</text:span><text:span text:style-name="T155"> </text:span><text:span text:style-name="T266">逻辑非 <text:s text:c="3"/>（</text:span><text:span text:style-name="T155">单目运算</text:span><text:span text:style-name="T266">）</text:span></text:p>
            </text:list-header>
          </text:list>
          <text:list text:style-name="L33">
            <text:list-header>
              <text:p text:style-name="P87"><text:span text:style-name="T155"><text:s text:c="2"/></text:span><text:span text:style-name="T155">操作数为真（</text:span><text:span text:style-name="T266">假</text:span><text:span text:style-name="T155">）时为假（</text:span><text:span text:style-name="T266">真</text:span><text:span text:style-name="T155">）。</text:span></text:p>
              <text:p text:style-name="P87"><text:span text:style-name="T155"><text:s/></text:span><text:span text:style-name="T266">如：</text:span><text:span text:style-name="T155">若 </text:span><text:span text:style-name="T155">a=2, b=3, c=0 </text:span><text:span text:style-name="T155">则：</text:span></text:p>
              <text:p text:style-name="P87"><text:span text:style-name="T155"><text:s/></text:span><text:span text:style-name="T155">a&lt;b&amp;&amp;b&lt;c <text:s/></text:span><text:span text:style-name="T266">0</text:span><text:span text:style-name="T155"> <text:s/>a&lt;b||b&lt;c <text:s/></text:span><text:span text:style-name="T266">1 </text:span><text:span text:style-name="T155"><text:s text:c="2"/>!(a&lt;b) <text:s/></text:span><text:span text:style-name="T266">0</text:span></text:p>
            </text:list-header>
          </text:list>
          <draw:enhanced-geometry svg:viewBox="0 0 21600 21600" draw:type="rectangle" draw:enhanced-path="M 0 0 L 21600 0 21600 21600 0 21600 0 0 Z N"/>
        </draw:custom-shape>
        <anim:par presentation:node-type="timing-root">
          <anim:par smil:begin="id145.begin">
            <anim:transitionFilter smil:dur="1s" smil:type="slideWipe" smil:subtype="fromBottomRight" smil:direction="reverse"/>
          </anim:par>
        </anim:par>
        <presentation:notes draw:style-name="dp2">
          <draw:page-thumbnail draw:style-name="gr1" draw:layer="layout" svg:width="7.142cm" svg:height="9.524cm" svg:x="5.953cm" svg:y="1.93cm" draw:page-number="106" presentation:class="page"/>
          <draw:frame presentation:style-name="pr2" draw:layer="layout" svg:width="15.239cm" svg:height="11.43cm" svg:x="1.905cm" svg:y="12.065cm" presentation:class="notes" presentation:placeholder="true">
            <draw:text-box/>
          </draw:frame>
        </presentation:notes>
      </draw:page>
      <draw:page draw:name="page107" draw:style-name="dp3" draw:master-page-name="Default" xml:id="id146" draw:id="id146">
        <draw:custom-shape draw:style-name="gr38" draw:text-style-name="P5" draw:layer="layout" svg:width="22.014cm" svg:height="15.961cm" svg:x="1.693cm" svg:y="1.27cm">
          <text:list text:style-name="L92">
            <text:list-header>
              <text:p text:style-name="P88"><text:span text:style-name="T265">■</text:span><text:span text:style-name="T150">优先级</text:span><text:span text:style-name="T266">（由高到低）：</text:span></text:p>
            </text:list-header>
          </text:list>
          <text:list text:style-name="L33">
            <text:list-header>
              <text:p text:style-name="P89"><text:span text:style-name="T155">! </text:span><text:span text:style-name="T155">逻辑非</text:span></text:p>
              <text:p text:style-name="P89"><text:span text:style-name="T155">算术运算符</text:span></text:p>
              <text:p text:style-name="P89"><text:span text:style-name="T155">关系运算符</text:span></text:p>
              <text:p text:style-name="P89"><text:span text:style-name="T155">&amp;&amp;</text:span><text:span text:style-name="T155">逻辑与</text:span></text:p>
              <text:p text:style-name="P89"><text:span text:style-name="T155">||</text:span><text:span text:style-name="T155">逻辑或</text:span></text:p>
              <text:p text:style-name="P89"><text:span text:style-name="T155">赋值运算符</text:span></text:p>
              <text:p text:style-name="P89"><text:span text:style-name="T155"/></text:p>
            </text:list-header>
          </text:list>
          <text:list text:style-name="L92">
            <text:list-header>
              <text:p text:style-name="P89"><text:span text:style-name="T265">■</text:span><text:span text:style-name="T150">结合性：</text:span><text:span text:style-name="T155">左结合性</text:span></text:p>
            </text:list-header>
          </text:list>
          <text:list text:style-name="L33">
            <text:list-header>
              <text:p text:style-name="P90"><text:span text:style-name="T155"/></text:p>
            </text:list-header>
          </text:list>
          <draw:enhanced-geometry svg:viewBox="0 0 21600 21600" draw:type="rectangle" draw:enhanced-path="M 0 0 L 21600 0 21600 21600 0 21600 0 0 Z N"/>
        </draw:custom-shape>
        <anim:par presentation:node-type="timing-root">
          <anim:par smil:begin="id146.begin">
            <anim:transitionFilter smil:dur="1s" smil:type="slideWipe" smil:subtype="fromBottomRight" smil:direction="reverse"/>
          </anim:par>
        </anim:par>
        <presentation:notes draw:style-name="dp2">
          <draw:page-thumbnail draw:style-name="gr1" draw:layer="layout" svg:width="7.142cm" svg:height="9.524cm" svg:x="5.953cm" svg:y="1.93cm" draw:page-number="107" presentation:class="page"/>
          <draw:frame presentation:style-name="pr2" draw:layer="layout" svg:width="15.239cm" svg:height="11.43cm" svg:x="1.905cm" svg:y="12.065cm" presentation:class="notes" presentation:placeholder="true">
            <draw:text-box/>
          </draw:frame>
        </presentation:notes>
      </draw:page>
      <draw:page draw:name="page108" draw:style-name="dp3" draw:master-page-name="Default" xml:id="id147" draw:id="id147">
        <draw:custom-shape draw:style-name="gr38" draw:text-style-name="P5" draw:layer="layout" svg:width="24.342cm" svg:height="17.585cm" svg:x="0.423cm" svg:y="1.27cm">
          <text:list text:style-name="L92">
            <text:list-header>
              <text:p text:style-name="P91"><text:span text:style-name="T265">2</text:span><text:span text:style-name="T265">、逻辑表达式</text:span></text:p>
            </text:list-header>
          </text:list>
          <text:list text:style-name="L33">
            <text:list-header>
              <text:p text:style-name="P91"><text:span text:style-name="T155"><text:s text:c="2"/></text:span><text:span text:style-name="T155">实际上，前面所举例子即为逻辑表达式</text:span><text:span text:style-name="T150">：</text:span></text:p>
              <text:p text:style-name="P92"><text:span text:style-name="T155"><text:s text:c="2"/></text:span><text:span text:style-name="T150">a&lt;b&amp;&amp;b&lt;c <text:s text:c="3"/>a&lt;b||b&lt;c <text:s text:c="2"/>!(a&lt;b)</text:span><text:span text:style-name="T155"> </text:span></text:p>
              <text:p text:style-name="P92"><text:span text:style-name="T155"><text:s/></text:span><text:span text:style-name="T155">逻辑表达式的值同样只有</text:span><text:span text:style-name="T155">1</text:span><text:span text:style-name="T155">和</text:span><text:span text:style-name="T155">0</text:span><text:span text:style-name="T155">，但参加逻辑 运算的操作数可以是任意类型的数据，可以是 任意大小。</text:span></text:p>
            </text:list-header>
          </text:list>
          <text:list text:style-name="L39">
            <text:list-header>
              <text:p text:style-name="P91"><text:span text:style-name="T150">例：</text:span><text:span text:style-name="T155"> </text:span></text:p>
              <text:p text:style-name="P91"><text:span text:style-name="T150">a+b&amp;&amp;b+c</text:span><text:span text:style-name="T155"> <text:s text:c="3"/></text:span><text:span text:style-name="T155">是合法的逻辑表达式。</text:span></text:p>
            </text:list-header>
          </text:list>
          <text:list text:style-name="L33">
            <text:list-header>
              <text:p text:style-name="P92"><text:span text:style-name="T155">此时以</text:span><text:span text:style-name="T265">0</text:span><text:span text:style-name="T155">代表</text:span><text:span text:style-name="T265">假</text:span><text:span text:style-name="T155">，</text:span><text:span text:style-name="T265">非</text:span><text:span text:style-name="T265">0</text:span><text:span text:style-name="T155">代表</text:span><text:span text:style-name="T265">真</text:span><text:span text:style-name="T155">。</text:span></text:p>
              <text:p text:style-name="P72"><text:span text:style-name="T155"/></text:p>
            </text:list-header>
          </text:list>
          <draw:enhanced-geometry svg:viewBox="0 0 21600 21600" draw:type="rectangle" draw:enhanced-path="M 0 0 L 21600 0 21600 21600 0 21600 0 0 Z N"/>
        </draw:custom-shape>
        <anim:par presentation:node-type="timing-root">
          <anim:par smil:begin="id147.begin">
            <anim:transitionFilter smil:dur="1s" smil:type="slideWipe" smil:subtype="fromBottomRight" smil:direction="reverse"/>
          </anim:par>
        </anim:par>
        <presentation:notes draw:style-name="dp2">
          <draw:page-thumbnail draw:style-name="gr1" draw:layer="layout" svg:width="7.142cm" svg:height="9.524cm" svg:x="5.953cm" svg:y="1.93cm" draw:page-number="108" presentation:class="page"/>
          <draw:frame presentation:style-name="pr2" draw:layer="layout" svg:width="15.239cm" svg:height="11.43cm" svg:x="1.905cm" svg:y="12.065cm" presentation:class="notes" presentation:placeholder="true">
            <draw:text-box/>
          </draw:frame>
        </presentation:notes>
      </draw:page>
      <draw:page draw:name="page109" draw:style-name="dp3" draw:master-page-name="Default" xml:id="id148" draw:id="id148">
        <draw:frame presentation:style-name="pr59" draw:text-style-name="P5" draw:layer="layout" svg:width="23.495cm" svg:height="15.028cm" svg:x="0.846cm" svg:y="1.27cm" presentation:class="title" presentation:user-transformed="true">
          <draw:text-box>
            <text:list text:style-name="L6">
              <text:list-header>
                <text:p text:style-name="P93"><text:span text:style-name="T150">例：</text:span><text:span text:style-name="T265">设 </text:span><text:span text:style-name="T265">a=2, b=3, c=0 , </text:span><text:span text:style-name="T265">计算以下表达式的值：</text:span><text:span text:style-name="T265"><text:line-break/></text:span><text:span text:style-name="T155"><text:line-break/></text:span><text:span text:style-name="T155"> <text:s/></text:span><text:span text:style-name="T155">a&amp;&amp;b <text:s text:c="4"/>b&amp;&amp;c <text:s text:c="3"/>a||c</text:span><text:span text:style-name="T155"><text:line-break/></text:span><text:span text:style-name="T155"> <text:s/>!a+c&amp;&amp;b+c </text:span><text:span text:style-name="T155"><text:line-break/></text:span><text:span text:style-name="T155"> <text:s/>!c+a==b||b&lt;a</text:span><text:span text:style-name="T155"><text:line-break/></text:span><text:span text:style-name="T155"> <text:s/>a+c||a+b&gt;c+10</text:span><text:span text:style-name="T155"><text:line-break/></text:span><text:span text:style-name="T155"/></text:p>
              </text:list-header>
            </text:list>
          </draw:text-box>
        </draw:frame>
        <anim:par presentation:node-type="timing-root">
          <anim:par smil:begin="id148.begin">
            <anim:transitionFilter smil:dur="1s" smil:type="slideWipe" smil:subtype="fromBottomRight" smil:direction="reverse"/>
          </anim:par>
        </anim:par>
        <presentation:notes draw:style-name="dp2">
          <draw:page-thumbnail draw:style-name="gr1" draw:layer="layout" svg:width="7.142cm" svg:height="9.524cm" svg:x="5.953cm" svg:y="1.93cm" draw:page-number="109" presentation:class="page"/>
          <draw:frame presentation:style-name="pr2" draw:layer="layout" svg:width="15.239cm" svg:height="11.43cm" svg:x="1.905cm" svg:y="12.065cm" presentation:class="notes" presentation:placeholder="true">
            <draw:text-box/>
          </draw:frame>
        </presentation:notes>
      </draw:page>
      <draw:page draw:name="page110" draw:style-name="dp3" draw:master-page-name="Default" presentation:presentation-page-layout-name="AL2T1" xml:id="id149" draw:id="id149">
        <draw:frame presentation:style-name="pr60" draw:text-style-name="P5" draw:layer="layout" svg:width="21.59cm" svg:height="11.43cm" svg:x="2.117cm" svg:y="1.905cm" presentation:class="outline" presentation:user-transformed="true">
          <draw:text-box>
            <text:list text:style-name="L95">
              <text:list-header>
                <text:p text:style-name="P94"><text:span text:style-name="T268">对于逻辑表达式的两种基本技能：</text:span></text:p>
              </text:list-header>
            </text:list>
            <text:list text:style-name="L15">
              <text:list-header>
                <text:p text:style-name="P95"><text:span text:style-name="T61">① </text:span><text:span text:style-name="T61">逻辑表达式的计算。</text:span></text:p>
                <text:p text:style-name="P95"><text:span text:style-name="T61">② </text:span><text:span text:style-name="T61">逻辑表达式的构造。</text:span></text:p>
              </text:list-header>
            </text:list>
          </draw:text-box>
        </draw:frame>
        <anim:par presentation:node-type="timing-root">
          <anim:par smil:begin="id149.begin">
            <anim:transitionFilter smil:dur="1s" smil:type="slideWipe" smil:subtype="fromBottomRight" smil:direction="reverse"/>
          </anim:par>
        </anim:par>
        <presentation:notes draw:style-name="dp2">
          <draw:page-thumbnail draw:style-name="gr1" draw:layer="layout" svg:width="7.142cm" svg:height="9.524cm" svg:x="5.953cm" svg:y="1.93cm" draw:page-number="110" presentation:class="page"/>
          <draw:frame presentation:style-name="pr2" draw:layer="layout" svg:width="15.239cm" svg:height="11.43cm" svg:x="1.905cm" svg:y="12.065cm" presentation:class="notes" presentation:placeholder="true">
            <draw:text-box/>
          </draw:frame>
        </presentation:notes>
      </draw:page>
      <draw:page draw:name="page111" draw:style-name="dp3" draw:master-page-name="Default" presentation:presentation-page-layout-name="AL2T1" xml:id="id150" draw:id="id150">
        <draw:frame presentation:style-name="pr61" draw:text-style-name="P5" draw:layer="layout" svg:width="22.225cm" svg:height="15.028cm" svg:x="1.692cm" svg:y="1.27cm" presentation:class="outline" presentation:user-transformed="true">
          <draw:text-box>
            <text:list text:style-name="L95">
              <text:list-header>
                <text:p text:style-name="P96"><text:span text:style-name="T268">逻辑表达式的构造举例：</text:span></text:p>
              </text:list-header>
            </text:list>
            <text:list text:style-name="L15">
              <text:list-header>
                <text:p text:style-name="P96"><text:span text:style-name="T61"><text:s/></text:span><text:span text:style-name="T61">a≥b≥c</text:span></text:p>
                <text:p text:style-name="P96"><text:span text:style-name="T61"><text:s/></text:span></text:p>
                <text:p text:style-name="P96"><text:span text:style-name="T61"/></text:p>
                <text:p text:style-name="P96"><text:span text:style-name="T61">a</text:span><text:span text:style-name="T61">和</text:span><text:span text:style-name="T61">b</text:span><text:span text:style-name="T61">之一为</text:span><text:span text:style-name="T61">0</text:span><text:span text:style-name="T61">，但不同时为</text:span><text:span text:style-name="T61">0</text:span></text:p>
                <text:p text:style-name="P96"><text:span text:style-name="T61"/></text:p>
              </text:list-header>
            </text:list>
          </draw:text-box>
        </draw:frame>
        <draw:custom-shape draw:style-name="gr39" draw:text-style-name="P5" xml:id="id151" draw:id="id151" draw:layer="layout" svg:width="12.089cm" svg:height="1.615cm" svg:x="0.529cm" svg:y="4.445cm">
          <text:list text:style-name="L39">
            <text:list-header>
              <text:p text:style-name="P24"><text:span text:style-name="T269">a&gt;=b&gt;=c <text:s text:c="2"/></text:span><text:span text:style-name="T270">5&gt;=4&gt;=3</text:span></text:p>
            </text:list-header>
          </text:list>
          <draw:enhanced-geometry svg:viewBox="0 0 21600 21600" draw:type="mso-spt202" draw:enhanced-path="M 0 0 L 21600 0 21600 21600 0 21600 0 0 Z N"/>
        </draw:custom-shape>
        <draw:custom-shape draw:style-name="gr39" draw:text-style-name="P5" xml:id="id152" draw:id="id152" draw:layer="layout" svg:width="7.318cm" svg:height="1.615cm" svg:x="12.988cm" svg:y="4.445cm">
          <text:list text:style-name="L39">
            <text:list-header>
              <text:p text:style-name="P24"><text:span text:style-name="T269">a&gt;=b&amp;&amp;b&gt;=c</text:span></text:p>
            </text:list-header>
          </text:list>
          <draw:enhanced-geometry svg:viewBox="0 0 21600 21600" draw:type="mso-spt202" draw:enhanced-path="M 0 0 L 21600 0 21600 21600 0 21600 0 0 Z N"/>
        </draw:custom-shape>
        <draw:custom-shape draw:style-name="gr39" draw:text-style-name="P5" xml:id="id153" draw:id="id153" draw:layer="layout" svg:width="14.04cm" svg:height="1.615cm" svg:x="2.241cm" svg:y="9.102cm">
          <text:list text:style-name="L24">
            <text:list-header>
              <text:p text:style-name="P14"><text:span text:style-name="T271">a==0&amp;&amp;b!=0 || a!=0&amp;&amp;b==0</text:span></text:p>
            </text:list-header>
          </text:list>
          <draw:enhanced-geometry svg:viewBox="0 0 21600 21600" draw:type="mso-spt202" draw:enhanced-path="M 0 0 L 21600 0 21600 21600 0 21600 0 0 Z N"/>
        </draw:custom-shape>
        <draw:custom-shape draw:style-name="gr39" draw:text-style-name="P5" xml:id="id154" draw:id="id154" draw:layer="layout" svg:width="3.986cm" svg:height="1.615cm" svg:x="2.536cm" svg:y="11.218cm">
          <text:list text:style-name="L24">
            <text:list-header>
              <text:p text:style-name="P14"><text:span text:style-name="T271">a*b==0</text:span></text:p>
            </text:list-header>
          </text:list>
          <draw:enhanced-geometry svg:viewBox="0 0 21600 21600" draw:type="mso-spt202" draw:enhanced-path="M 0 0 L 21600 0 21600 21600 0 21600 0 0 Z N"/>
        </draw:custom-shape>
        <draw:custom-shape draw:style-name="gr39" draw:text-style-name="P5" xml:id="id155" draw:id="id155" draw:layer="layout" svg:width="9.041cm" svg:height="1.615cm" svg:x="2.524cm" svg:y="13.123cm">
          <text:list text:style-name="L24">
            <text:list-header>
              <text:p text:style-name="P14"><text:span text:style-name="T271">a*b==0&amp;&amp;a+b!=0</text:span></text:p>
            </text:list-header>
          </text:list>
          <draw:enhanced-geometry svg:viewBox="0 0 21600 21600" draw:type="mso-spt202" draw:enhanced-path="M 0 0 L 21600 0 21600 21600 0 21600 0 0 Z N"/>
        </draw:custom-shape>
        <anim:par smil:dur="indefinite" smil:restart="never" presentation:node-type="timing-root">
          <anim:par smil:begin="id150.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51" smil:attributeName="visibility" smil:to="visible"/>
                  <anim:animate smil:dur="0.5s" smil:fill="hold" smil:targetElement="id151" smil:attributeName="x" smil:values="1+width/2;x" smil:keyTimes="0;1" smil:additive="base"/>
                  <anim:animate smil:dur="0.5s" smil:fill="hold" smil:targetElement="id151"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52" smil:attributeName="visibility" smil:to="visible"/>
                  <anim:animate smil:dur="0.5s" smil:fill="hold" smil:targetElement="id152" smil:attributeName="x" smil:values="1+width/2;x" smil:keyTimes="0;1" smil:additive="base"/>
                  <anim:animate smil:dur="0.5s" smil:fill="hold" smil:targetElement="id15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53" smil:attributeName="visibility" smil:to="visible"/>
                  <anim:animate smil:dur="0.5s" smil:fill="hold" smil:targetElement="id153" smil:attributeName="x" smil:values="1+width/2;x" smil:keyTimes="0;1" smil:additive="base"/>
                  <anim:animate smil:dur="0.5s" smil:fill="hold" smil:targetElement="id153"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54" smil:attributeName="visibility" smil:to="visible"/>
                  <anim:animate smil:dur="0.5s" smil:fill="hold" smil:targetElement="id154" smil:attributeName="x" smil:values="1+width/2;x" smil:keyTimes="0;1" smil:additive="base"/>
                  <anim:animate smil:dur="0.5s" smil:fill="hold" smil:targetElement="id15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55" smil:attributeName="visibility" smil:to="visible"/>
                  <anim:animate smil:dur="0.5s" smil:fill="hold" smil:targetElement="id155" smil:attributeName="x" smil:values="1+width/2;x" smil:keyTimes="0;1" smil:additive="base"/>
                  <anim:animate smil:dur="0.5s" smil:fill="hold" smil:targetElement="id155" smil:attributeName="y" smil:values="y;y" smil:keyTimes="0;1" smil:additive="base"/>
                </anim:par>
              </anim:par>
            </anim:par>
          </anim:seq>
        </anim:par>
        <presentation:notes draw:style-name="dp2">
          <draw:page-thumbnail draw:style-name="gr1" draw:layer="layout" svg:width="7.142cm" svg:height="9.524cm" svg:x="5.953cm" svg:y="1.93cm" draw:page-number="111" presentation:class="page"/>
          <draw:frame presentation:style-name="pr2" draw:layer="layout" svg:width="15.239cm" svg:height="11.43cm" svg:x="1.905cm" svg:y="12.065cm" presentation:class="notes" presentation:placeholder="true">
            <draw:text-box/>
          </draw:frame>
        </presentation:notes>
      </draw:page>
      <draw:page draw:name="page112" draw:style-name="dp3" draw:master-page-name="Default" presentation:presentation-page-layout-name="AL2T1" xml:id="id156" draw:id="id156">
        <draw:frame presentation:style-name="pr62" draw:text-style-name="P5" draw:layer="layout" svg:width="21.59cm" svg:height="13.97cm" svg:x="1.693cm" svg:y="0.635cm" presentation:class="outline" presentation:user-transformed="true">
          <draw:text-box>
            <text:list text:style-name="L15">
              <text:list-header>
                <text:p text:style-name="P96"><text:span text:style-name="T61">对于 </text:span><text:span text:style-name="T68">a==0 &amp;&amp; b!=0 || a!=0 &amp;&amp; b==0</text:span></text:p>
                <text:p text:style-name="P96"><text:span text:style-name="T61"><text:s/></text:span></text:p>
                <text:p text:style-name="P96"><text:span text:style-name="T61"><text:s text:c="4"/></text:span><text:span text:style-name="T61">a==0</text:span><text:span text:style-name="T61">可以用</text:span><text:span text:style-name="T61">!a</text:span><text:span text:style-name="T61">代替</text:span></text:p>
                <text:p text:style-name="P96"><text:span text:style-name="T61"><text:s text:c="4"/></text:span><text:span text:style-name="T61">a!=0</text:span><text:span text:style-name="T61">可以直接用</text:span><text:span text:style-name="T61">a</text:span></text:p>
                <text:p text:style-name="P96"><text:span text:style-name="T61"/></text:p>
                <text:p text:style-name="P96"><text:span text:style-name="T61"><text:s text:c="4"/></text:span><text:span text:style-name="T268">!a &amp;&amp; b || a &amp;&amp; !b</text:span></text:p>
                <text:p text:style-name="P96"><text:span text:style-name="T61"/></text:p>
                <text:p text:style-name="P96"><text:span text:style-name="T61">但必须是运算结果作为逻辑量的情况下。</text:span></text:p>
                <text:p text:style-name="P96"><text:span text:style-name="T61"/></text:p>
                <text:p text:style-name="P96"><text:span text:style-name="T61"><text:s/></text:span><text:span text:style-name="T61">y=(</text:span><text:span text:style-name="T68">a!=0</text:span><text:span text:style-name="T61">) <text:s/></text:span><text:span text:style-name="T268">与</text:span><text:span text:style-name="T61"> <text:s/></text:span><text:span text:style-name="T61">y=</text:span><text:span text:style-name="T68">a <text:s/></text:span><text:span text:style-name="T268">不等效</text:span></text:p>
              </text:list-header>
            </text:list>
          </draw:text-box>
        </draw:frame>
        <anim:par presentation:node-type="timing-root">
          <anim:par smil:begin="id156.begin">
            <anim:transitionFilter smil:dur="1s" smil:type="slideWipe" smil:subtype="fromBottomRight" smil:direction="reverse"/>
          </anim:par>
        </anim:par>
        <presentation:notes draw:style-name="dp2">
          <draw:page-thumbnail draw:style-name="gr1" draw:layer="layout" svg:width="7.142cm" svg:height="9.524cm" svg:x="5.953cm" svg:y="1.93cm" draw:page-number="112" presentation:class="page"/>
          <draw:frame presentation:style-name="pr2" draw:layer="layout" svg:width="15.239cm" svg:height="11.43cm" svg:x="1.905cm" svg:y="12.065cm" presentation:class="notes" presentation:placeholder="true">
            <draw:text-box/>
          </draw:frame>
        </presentation:notes>
      </draw:page>
      <draw:page draw:name="page113" draw:style-name="dp3" draw:master-page-name="Default" xml:id="id157" draw:id="id157">
        <draw:custom-shape draw:style-name="gr38" draw:text-style-name="P5" draw:layer="layout" svg:width="22.225cm" svg:height="16.231cm" svg:x="1.693cm" svg:y="1.058cm">
          <text:list text:style-name="L39">
            <text:list-header>
              <text:p text:style-name="P78"><text:span text:style-name="T150">5</text:span><text:span text:style-name="T150">．</text:span><text:span text:style-name="T150">3 <text:s/>if</text:span><text:span text:style-name="T150">语句</text:span></text:p>
              <text:p text:style-name="P78"><text:span text:style-name="T150"/></text:p>
            </text:list-header>
          </text:list>
          <text:list text:style-name="L92">
            <text:list-header>
              <text:p text:style-name="P79"><text:span text:style-name="T265">1</text:span><text:span text:style-name="T265">、</text:span><text:span text:style-name="T265">if</text:span><text:span text:style-name="T265">语句的三种形式</text:span></text:p>
              <text:p text:style-name="P79"><text:span text:style-name="T265"/></text:p>
            </text:list-header>
          </text:list>
          <text:list text:style-name="L33">
            <text:list-header>
              <text:p text:style-name="P79"><text:span text:style-name="T155">①  </text:span><text:span text:style-name="T155">if</text:span><text:span text:style-name="T155">（</text:span><text:span text:style-name="T266">表达式</text:span><text:span text:style-name="T155">）语句；</text:span></text:p>
              <text:p text:style-name="P79"><text:span text:style-name="T155"><text:s text:c="3"/></text:span><text:span text:style-name="T150">有一分支为空。</text:span></text:p>
              <text:p text:style-name="P79"><text:span text:style-name="T155"/></text:p>
              <text:p text:style-name="P79"><text:span text:style-name="T155"><text:s text:c="3"/></text:span><text:span text:style-name="T155">scanf(“%d”,&amp;score);</text:span></text:p>
              <text:p text:style-name="P97"><text:span text:style-name="T155"><text:s text:c="3"/></text:span><text:span text:style-name="T155">if(</text:span><text:span text:style-name="T266">score&gt;=60</text:span><text:span text:style-name="T155">) printf(“pass”)</text:span><text:span text:style-name="T272">;</text:span><text:span text:style-name="T273"> </text:span></text:p>
            </text:list-header>
          </text:list>
          <draw:enhanced-geometry svg:viewBox="0 0 21600 21600" draw:type="rectangle" draw:enhanced-path="M 0 0 L 21600 0 21600 21600 0 21600 0 0 Z N"/>
        </draw:custom-shape>
        <anim:par presentation:node-type="timing-root">
          <anim:par smil:begin="id157.begin">
            <anim:transitionFilter smil:dur="1s" smil:type="slideWipe" smil:subtype="fromBottomRight" smil:direction="reverse"/>
          </anim:par>
        </anim:par>
        <presentation:notes draw:style-name="dp2">
          <draw:page-thumbnail draw:style-name="gr1" draw:layer="layout" svg:width="7.142cm" svg:height="9.524cm" svg:x="5.953cm" svg:y="1.93cm" draw:page-number="113" presentation:class="page"/>
          <draw:frame presentation:style-name="pr2" draw:layer="layout" svg:width="15.239cm" svg:height="11.43cm" svg:x="1.905cm" svg:y="12.065cm" presentation:class="notes" presentation:placeholder="true">
            <draw:text-box/>
          </draw:frame>
        </presentation:notes>
      </draw:page>
      <draw:page draw:name="page114" draw:style-name="dp3" draw:master-page-name="Default" xml:id="id158" draw:id="id158">
        <draw:custom-shape draw:style-name="gr38" draw:text-style-name="P5" draw:layer="layout" svg:width="20.32cm" svg:height="11.769cm" svg:x="1.905cm" svg:y="1.27cm">
          <text:list text:style-name="L23">
            <text:list-header>
              <text:p text:style-name="P70"><text:span text:style-name="T274"> </text:span></text:p>
            </text:list-header>
          </text:list>
          <text:list text:style-name="L33">
            <text:list-header>
              <text:p text:style-name="P98"><text:span text:style-name="T275"><text:s/></text:span><text:span text:style-name="T155">② </text:span><text:span text:style-name="T155">if</text:span><text:span text:style-name="T155">（</text:span><text:span text:style-name="T266">表达式</text:span><text:span text:style-name="T155">）语句</text:span><text:span text:style-name="T155">1</text:span><text:span text:style-name="T155">；</text:span></text:p>
              <text:p text:style-name="P98"><text:span text:style-name="T155"><text:s text:c="3"/></text:span><text:span text:style-name="T155">else <text:s/></text:span><text:span text:style-name="T155">语句</text:span><text:span text:style-name="T155">2</text:span><text:span text:style-name="T155">；</text:span></text:p>
              <text:p text:style-name="P98"><text:span text:style-name="T155"/></text:p>
              <text:p text:style-name="P98"><text:span text:style-name="T155"><text:s text:c="3"/></text:span><text:span text:style-name="T155">if(</text:span><text:span text:style-name="T266">x!=0</text:span><text:span text:style-name="T155">) y=1/x;</text:span></text:p>
              <text:p text:style-name="P98"><text:span text:style-name="T155"><text:s text:c="3"/></text:span><text:span text:style-name="T155">else <text:s/>y=10000;</text:span></text:p>
              <text:p text:style-name="P72"><text:span text:style-name="T155"/></text:p>
            </text:list-header>
          </text:list>
          <draw:enhanced-geometry svg:viewBox="0 0 21600 21600" draw:type="rectangle" draw:enhanced-path="M 0 0 L 21600 0 21600 21600 0 21600 0 0 Z N"/>
        </draw:custom-shape>
        <anim:par presentation:node-type="timing-root">
          <anim:par smil:begin="id158.begin">
            <anim:transitionFilter smil:dur="1s" smil:type="slideWipe" smil:subtype="fromBottomRight" smil:direction="reverse"/>
          </anim:par>
        </anim:par>
        <presentation:notes draw:style-name="dp2">
          <draw:page-thumbnail draw:style-name="gr1" draw:layer="layout" svg:width="7.142cm" svg:height="9.524cm" svg:x="5.953cm" svg:y="1.93cm" draw:page-number="114" presentation:class="page"/>
          <draw:frame presentation:style-name="pr2" draw:layer="layout" svg:width="15.239cm" svg:height="11.43cm" svg:x="1.905cm" svg:y="12.065cm" presentation:class="notes" presentation:placeholder="true">
            <draw:text-box/>
          </draw:frame>
        </presentation:notes>
      </draw:page>
      <draw:page draw:name="page115" draw:style-name="dp3" draw:master-page-name="Default" xml:id="id159" draw:id="id159">
        <draw:custom-shape draw:style-name="gr38" draw:text-style-name="P5" draw:layer="layout" svg:width="23.706cm" svg:height="22.517cm" svg:x="0.847cm" svg:y="0.423cm">
          <text:list text:style-name="L96">
            <text:list-header>
              <text:p text:style-name="P76"><text:span text:style-name="T276"> </text:span></text:p>
            </text:list-header>
          </text:list>
          <text:list text:style-name="L33">
            <text:list-header>
              <text:p text:style-name="P77"><text:span text:style-name="T155">③  </text:span><text:span text:style-name="T155">if</text:span><text:span text:style-name="T155">（</text:span><text:span text:style-name="T266">表达式</text:span><text:span text:style-name="T266">1</text:span><text:span text:style-name="T155">）语句</text:span><text:span text:style-name="T155">1</text:span><text:span text:style-name="T155">；</text:span></text:p>
              <text:p text:style-name="P77"><text:span text:style-name="T155"><text:s text:c="3"/></text:span><text:span text:style-name="T155">else <text:s/>if(</text:span><text:span text:style-name="T266">表达式</text:span><text:span text:style-name="T266">2</text:span><text:span text:style-name="T155">)</text:span><text:span text:style-name="T155">语句</text:span><text:span text:style-name="T155">2</text:span><text:span text:style-name="T155">；</text:span></text:p>
              <text:p text:style-name="P77"><text:span text:style-name="T155"><text:s text:c="3"/></text:span><text:span text:style-name="T155">else <text:s/>if(</text:span><text:span text:style-name="T266">表达式</text:span><text:span text:style-name="T266">3</text:span><text:span text:style-name="T155">)</text:span><text:span text:style-name="T155">语句</text:span><text:span text:style-name="T155">3</text:span><text:span text:style-name="T155">；</text:span></text:p>
              <text:p text:style-name="P77"><text:span text:style-name="T155"><text:s text:c="10"/>┇</text:span></text:p>
              <text:p text:style-name="P77"><text:span text:style-name="T155"><text:s text:c="3"/></text:span><text:span text:style-name="T155">else <text:s/></text:span><text:span text:style-name="T155">语句</text:span><text:span text:style-name="T155">n</text:span><text:span text:style-name="T155">；</text:span></text:p>
              <text:p text:style-name="P77"><text:span text:style-name="T155"><text:s text:c="3"/></text:span><text:span text:style-name="T150">if(score==100) printf(“A”);</text:span></text:p>
            </text:list-header>
          </text:list>
          <text:list text:style-name="L39">
            <text:list-header>
              <text:p text:style-name="P77"><text:span text:style-name="T150"><text:s text:c="3"/></text:span><text:span text:style-name="T150">else if(score&gt;=90) printf(“B”);</text:span></text:p>
              <text:p text:style-name="P77"><text:span text:style-name="T150"><text:s text:c="3"/></text:span><text:span text:style-name="T150">else if(score&gt;=80) printf(“C”);</text:span></text:p>
              <text:p text:style-name="P77"><text:span text:style-name="T150"><text:s text:c="3"/></text:span><text:span text:style-name="T150">else if(score&gt;=70) printf(“D”);</text:span></text:p>
              <text:p text:style-name="P77"><text:span text:style-name="T150"><text:s text:c="3"/></text:span><text:span text:style-name="T150">else if(score&gt;=60) printf(“E”);</text:span></text:p>
              <text:p text:style-name="P77"><text:span text:style-name="T150"><text:s text:c="3"/></text:span><text:span text:style-name="T150">else printf(“F”);</text:span></text:p>
              <text:p text:style-name="P75"><text:span text:style-name="T150"/></text:p>
            </text:list-header>
          </text:list>
          <draw:enhanced-geometry svg:viewBox="0 0 21600 21600" draw:type="rectangle" draw:enhanced-path="M 0 0 L 21600 0 21600 21600 0 21600 0 0 Z N"/>
        </draw:custom-shape>
        <anim:par presentation:node-type="timing-root">
          <anim:par smil:begin="id159.begin">
            <anim:transitionFilter smil:dur="1s" smil:type="slideWipe" smil:subtype="fromBottomRight" smil:direction="reverse"/>
          </anim:par>
        </anim:par>
        <presentation:notes draw:style-name="dp2">
          <draw:page-thumbnail draw:style-name="gr1" draw:layer="layout" svg:width="7.142cm" svg:height="9.524cm" svg:x="5.953cm" svg:y="1.93cm" draw:page-number="115" presentation:class="page"/>
          <draw:frame presentation:style-name="pr2" draw:layer="layout" svg:width="15.239cm" svg:height="11.43cm" svg:x="1.905cm" svg:y="12.065cm" presentation:class="notes" presentation:placeholder="true">
            <draw:text-box/>
          </draw:frame>
        </presentation:notes>
      </draw:page>
      <draw:page draw:name="page116" draw:style-name="dp3" draw:master-page-name="Default" xml:id="id160" draw:id="id160">
        <draw:custom-shape draw:style-name="gr38" draw:text-style-name="P5" draw:layer="layout" svg:width="23.918cm" svg:height="5.677cm" svg:x="1.482cm" svg:y="1.058cm">
          <text:list text:style-name="L24">
            <text:list-header>
              <text:p text:style-name="P99"><text:span text:style-name="T264"><text:s/></text:span><text:span text:style-name="T277">对于：</text:span><text:span text:style-name="T264"> </text:span></text:p>
            </text:list-header>
          </text:list>
          <text:list text:style-name="L23">
            <text:list-header>
              <text:p text:style-name="P100"><text:span text:style-name="T278"> </text:span></text:p>
              <text:p text:style-name="P100"><text:span text:style-name="T278"> </text:span></text:p>
              <text:p text:style-name="P101"><text:span text:style-name="T278"/></text:p>
            </text:list-header>
          </text:list>
          <draw:enhanced-geometry svg:viewBox="0 0 21600 21600" draw:type="rectangle" draw:enhanced-path="M 0 0 L 21600 0 21600 21600 0 21600 0 0 Z N"/>
        </draw:custom-shape>
        <draw:custom-shape draw:style-name="gr37" draw:text-style-name="P5" draw:layer="layout" svg:width="25.4cm" svg:height="1.27cm" svg:x="0cm" svg:y="6.249cm">
          <text:p/>
          <draw:enhanced-geometry svg:viewBox="0 0 21600 21600" draw:type="rectangle" draw:enhanced-path="M 0 0 L 21600 0 21600 21600 0 21600 0 0 Z N"/>
        </draw:custom-shape>
        <draw:custom-shape draw:style-name="gr38" draw:text-style-name="P5" draw:layer="layout" svg:width="25.4cm" svg:height="7.031cm" svg:x="0cm" svg:y="2.54cm">
          <text:list text:style-name="L23">
            <text:list-header>
              <text:p text:style-name="P84"><text:span text:style-name="T274"/></text:p>
            </text:list-header>
          </text:list>
          <text:list text:style-name="L24">
            <text:list-header>
              <text:p text:style-name="P99"><text:span text:style-name="T262"/></text:p>
              <text:p text:style-name="P102"><text:span text:style-name="T262"/></text:p>
              <text:p text:style-name="P102"><text:span text:style-name="T262"/></text:p>
              <text:p text:style-name="P102"><text:span text:style-name="T262"/></text:p>
            </text:list-header>
          </text:list>
          <draw:enhanced-geometry svg:viewBox="0 0 21600 21600" draw:type="rectangle" draw:enhanced-path="M 0 0 L 21600 0 21600 21600 0 21600 0 0 Z N"/>
        </draw:custom-shape>
        <draw:custom-shape draw:style-name="gr5" draw:text-style-name="P5" draw:layer="layout" svg:width="0.635cm" svg:height="4.868cm" svg:x="3.81cm" svg:y="2.5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5" draw:layer="layout" svg:width="10.795cm" svg:height="2.969cm" svg:x="4.657cm" svg:y="1.905cm">
          <text:list text:style-name="L39">
            <text:list-header>
              <text:p text:style-name="P6"><text:span text:style-name="T150">1/x <text:s/></text:span><text:span text:style-name="T150">当</text:span><text:span text:style-name="T150">x≠0</text:span><text:span text:style-name="T150">时</text:span></text:p>
              <text:p text:style-name="P6"><text:span text:style-name="T150"/></text:p>
            </text:list-header>
          </text:list>
          <draw:enhanced-geometry svg:viewBox="0 0 21600 21600" draw:type="mso-spt202" draw:enhanced-path="M 0 0 L 21600 0 21600 21600 0 21600 0 0 Z N"/>
        </draw:custom-shape>
        <draw:custom-shape draw:style-name="gr38" draw:text-style-name="P5" draw:layer="layout" svg:width="11.006cm" svg:height="2.969cm" svg:x="4.657cm" svg:y="6.35cm">
          <text:list text:style-name="L39">
            <text:list-header>
              <text:p text:style-name="P84"><text:span text:style-name="T150">10000 <text:s/></text:span><text:span text:style-name="T150">当</text:span><text:span text:style-name="T150">x=0</text:span><text:span text:style-name="T150">时</text:span></text:p>
              <text:p text:style-name="P6"><text:span text:style-name="T150"/></text:p>
            </text:list-header>
          </text:list>
          <draw:enhanced-geometry svg:viewBox="0 0 21600 21600" draw:type="mso-spt202" draw:enhanced-path="M 0 0 L 21600 0 21600 21600 0 21600 0 0 Z N"/>
        </draw:custom-shape>
        <draw:custom-shape draw:style-name="gr37" draw:text-style-name="P5" draw:layer="layout" svg:width="9.313cm" svg:height="1.27cm" svg:x="10.795cm" svg:y="3.81cm">
          <text:p/>
          <draw:enhanced-geometry svg:viewBox="0 0 21600 21600" draw:type="mso-spt202" draw:enhanced-path="M 0 0 L 21600 0 21600 21600 0 21600 0 0 Z N"/>
        </draw:custom-shape>
        <draw:custom-shape draw:style-name="gr40" draw:text-style-name="P5" draw:layer="layout" svg:width="10.726cm" svg:height="5.677cm" svg:x="1.482cm" svg:y="8.89cm">
          <text:list text:style-name="L33">
            <text:list-header>
              <text:p text:style-name="P6"><text:span text:style-name="T155">一般用：</text:span></text:p>
            </text:list-header>
          </text:list>
          <text:list text:style-name="L97">
            <text:list-header>
              <text:p text:style-name="P6"><text:span text:style-name="T279">if(x!=0) y=1/x;</text:span></text:p>
              <text:p text:style-name="P6"><text:span text:style-name="T279">else <text:s/>y=10000;</text:span></text:p>
              <text:p text:style-name="P6"><text:span text:style-name="T279"/></text:p>
            </text:list-header>
          </text:list>
          <draw:enhanced-geometry svg:viewBox="0 0 21600 21600" draw:type="mso-spt202" draw:enhanced-path="M 0 0 L 21600 0 21600 21600 0 21600 0 0 Z N"/>
        </draw:custom-shape>
        <draw:custom-shape draw:style-name="gr41" draw:text-style-name="P5" draw:layer="layout" svg:width="9.004cm" svg:height="7.031cm" svg:x="14.182cm" svg:y="8.89cm">
          <text:list text:style-name="L33">
            <text:list-header>
              <text:p text:style-name="P6"><text:span text:style-name="T155">也可用：</text:span></text:p>
            </text:list-header>
          </text:list>
          <text:list text:style-name="L97">
            <text:list-header>
              <text:p text:style-name="P6"><text:span text:style-name="T279">y=10000;</text:span></text:p>
              <text:p text:style-name="P6"><text:span text:style-name="T279">if(x!=0) y=1/x;</text:span></text:p>
              <text:p text:style-name="P6"><text:span text:style-name="T279"/></text:p>
            </text:list-header>
          </text:list>
          <draw:enhanced-geometry svg:viewBox="0 0 21600 21600" draw:type="mso-spt202" draw:enhanced-path="M 0 0 L 21600 0 21600 21600 0 21600 0 0 Z N"/>
        </draw:custom-shape>
        <draw:custom-shape draw:style-name="gr39" draw:text-style-name="P5" draw:layer="layout" svg:width="1.865cm" svg:height="1.615cm" svg:x="2.009cm" svg:y="3.947cm">
          <text:list text:style-name="L39">
            <text:list-header>
              <text:p text:style-name="P24"><text:span text:style-name="T269">y=</text:span></text:p>
            </text:list-header>
          </text:list>
          <draw:enhanced-geometry svg:viewBox="0 0 21600 21600" draw:type="mso-spt202" draw:enhanced-path="M 0 0 L 21600 0 21600 21600 0 21600 0 0 Z N"/>
        </draw:custom-shape>
        <draw:custom-shape draw:style-name="gr41" draw:text-style-name="P5" xml:id="id161" draw:id="id161" draw:layer="layout" svg:width="9.737cm" svg:height="7.031cm" svg:x="14.605cm" svg:y="2.117cm">
          <text:list text:style-name="L33">
            <text:list-header>
              <text:p text:style-name="P6"><text:span text:style-name="T280">?</text:span></text:p>
            </text:list-header>
          </text:list>
          <text:list text:style-name="L97">
            <text:list-header>
              <text:p text:style-name="P6"><text:span text:style-name="T281">y=1/x;</text:span></text:p>
              <text:p text:style-name="P6"><text:span text:style-name="T281">if(x==0)y=10000</text:span></text:p>
              <text:p text:style-name="P6"><text:span text:style-name="T281"/></text:p>
            </text:list-header>
          </text:list>
          <draw:enhanced-geometry svg:viewBox="0 0 21600 21600" draw:type="mso-spt202" draw:enhanced-path="M 0 0 L 21600 0 21600 21600 0 21600 0 0 Z N"/>
        </draw:custom-shape>
        <anim:par smil:dur="indefinite" smil:restart="never" presentation:node-type="timing-root">
          <anim:par smil:begin="id160.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61" smil:attributeName="visibility" smil:to="visible"/>
                  <anim:animate smil:dur="0.5s" smil:fill="hold" smil:targetElement="id161" smil:attributeName="x" smil:values="1+width/2;x" smil:keyTimes="0;1" smil:additive="base"/>
                  <anim:animate smil:dur="0.5s" smil:fill="hold" smil:targetElement="id161" smil:attributeName="y" smil:values="y;y" smil:keyTimes="0;1" smil:additive="base"/>
                </anim:par>
              </anim:par>
            </anim:par>
          </anim:seq>
        </anim:par>
        <presentation:notes draw:style-name="dp2">
          <draw:page-thumbnail draw:style-name="gr1" draw:layer="layout" svg:width="7.142cm" svg:height="9.524cm" svg:x="5.953cm" svg:y="1.93cm" draw:page-number="116" presentation:class="page"/>
          <draw:frame presentation:style-name="pr2" draw:layer="layout" svg:width="15.239cm" svg:height="11.43cm" svg:x="1.905cm" svg:y="12.065cm" presentation:class="notes" presentation:placeholder="true">
            <draw:text-box/>
          </draw:frame>
        </presentation:notes>
      </draw:page>
      <draw:page draw:name="page117" draw:style-name="dp3" draw:master-page-name="Default" xml:id="id162" draw:id="id162">
        <draw:custom-shape draw:style-name="gr38" draw:text-style-name="P5" draw:layer="layout" svg:width="25.4cm" svg:height="2.969cm" svg:x="0cm" svg:y="2.117cm">
          <text:list text:style-name="L23">
            <text:list-header>
              <text:p text:style-name="P70"><text:span text:style-name="T282"><text:s/></text:span></text:p>
              <text:p text:style-name="P72"><text:span text:style-name="T282"/></text:p>
            </text:list-header>
          </text:list>
          <draw:enhanced-geometry svg:viewBox="0 0 21600 21600" draw:type="rectangle" draw:enhanced-path="M 0 0 L 21600 0 21600 21600 0 21600 0 0 Z N"/>
        </draw:custom-shape>
        <draw:custom-shape draw:style-name="gr38" draw:text-style-name="P5" draw:layer="layout" svg:width="23.072cm" svg:height="12.447cm" svg:x="1.27cm" svg:y="0.847cm">
          <text:list text:style-name="L23">
            <text:list-header>
              <text:p text:style-name="P84"><text:span text:style-name="T274"/></text:p>
            </text:list-header>
          </text:list>
          <text:list text:style-name="L33">
            <text:list-header>
              <text:p text:style-name="P84"><text:span text:style-name="T155">例：（习题</text:span><text:span text:style-name="T155">5.5</text:span><text:span text:style-name="T155">）</text:span><text:span text:style-name="T155">:</text:span></text:p>
              <text:p text:style-name="P101"><text:span text:style-name="T155"/></text:p>
              <text:p text:style-name="P101"><text:span text:style-name="T275"/></text:p>
              <text:p text:style-name="P101"><text:span text:style-name="T275"/></text:p>
              <text:p text:style-name="P101"><text:span text:style-name="T155"/></text:p>
              <text:p text:style-name="P101"><text:span text:style-name="T155"/></text:p>
              <text:p text:style-name="P100"><text:span text:style-name="T275"/></text:p>
              <text:p text:style-name="P101"><text:span text:style-name="T275"/></text:p>
            </text:list-header>
          </text:list>
          <draw:enhanced-geometry svg:viewBox="0 0 21600 21600" draw:type="rectangle" draw:enhanced-path="M 0 0 L 21600 0 21600 21600 0 21600 0 0 Z N"/>
        </draw:custom-shape>
        <draw:custom-shape draw:style-name="gr5" draw:text-style-name="P5" draw:layer="layout" svg:width="0.424cm" svg:height="5.715cm" svg:x="2.963cm" svg:y="4.65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5" draw:layer="layout" svg:width="15.875cm" svg:height="2.969cm" svg:x="3.81cm" svg:y="3.81cm">
          <text:list text:style-name="L24">
            <text:list-header>
              <text:p text:style-name="P99"><text:span text:style-name="T283">x <text:s text:c="4"/>(x&lt;1)</text:span></text:p>
              <text:p text:style-name="P12"><text:span text:style-name="T283"/></text:p>
            </text:list-header>
          </text:list>
          <draw:enhanced-geometry svg:viewBox="0 0 21600 21600" draw:type="mso-spt202" draw:enhanced-path="M 0 0 L 21600 0 21600 21600 0 21600 0 0 Z N"/>
        </draw:custom-shape>
        <draw:custom-shape draw:style-name="gr37" draw:text-style-name="P5" draw:layer="layout" svg:width="6.985cm" svg:height="1.27cm" svg:x="4.445cm" svg:y="7.832cm">
          <text:p/>
          <draw:enhanced-geometry svg:viewBox="0 0 21600 21600" draw:type="mso-spt202" draw:enhanced-path="M 0 0 L 21600 0 21600 21600 0 21600 0 0 Z N"/>
        </draw:custom-shape>
        <draw:custom-shape draw:style-name="gr11" draw:text-style-name="P5" draw:layer="layout" svg:width="13.124cm" svg:height="1.615cm" svg:x="3.598cm" svg:y="6.562cm">
          <text:list text:style-name="L24">
            <text:list-header>
              <text:p text:style-name="P12"><text:span text:style-name="T283">2x-1 <text:s/>(1</text:span><text:span text:style-name="T284">≤</text:span><text:span text:style-name="T283">x&lt;</text:span><text:span text:style-name="T284">10)</text:span><text:span text:style-name="T283"> </text:span></text:p>
            </text:list-header>
          </text:list>
          <draw:enhanced-geometry svg:viewBox="0 0 21600 21600" draw:type="mso-spt202" draw:enhanced-path="M 0 0 L 21600 0 21600 21600 0 21600 0 0 Z N"/>
        </draw:custom-shape>
        <draw:custom-shape draw:style-name="gr11" draw:text-style-name="P5" draw:layer="layout" svg:width="11.897cm" svg:height="2.969cm" svg:x="3.81cm" svg:y="9.102cm">
          <text:list text:style-name="L24">
            <text:list-header>
              <text:p text:style-name="P12"><text:span text:style-name="T283">3x-11 <text:s/>(x</text:span><text:span text:style-name="T284">≥</text:span><text:span text:style-name="T283">10)</text:span></text:p>
              <text:p text:style-name="P12"><text:span text:style-name="T283"/></text:p>
            </text:list-header>
          </text:list>
          <draw:enhanced-geometry svg:viewBox="0 0 21600 21600" draw:type="mso-spt202" draw:enhanced-path="M 0 0 L 21600 0 21600 21600 0 21600 0 0 Z N"/>
        </draw:custom-shape>
        <draw:custom-shape draw:style-name="gr39" draw:text-style-name="P5" draw:layer="layout" svg:width="1.865cm" svg:height="1.615cm" svg:x="0.951cm" svg:y="6.562cm">
          <text:list text:style-name="L39">
            <text:list-header>
              <text:p text:style-name="P24"><text:span text:style-name="T269">y=</text:span></text:p>
            </text:list-header>
          </text:list>
          <draw:enhanced-geometry svg:viewBox="0 0 21600 21600" draw:type="mso-spt202" draw:enhanced-path="M 0 0 L 21600 0 21600 21600 0 21600 0 0 Z N"/>
        </draw:custom-shape>
        <anim:par presentation:node-type="timing-root">
          <anim:par smil:begin="id162.begin">
            <anim:transitionFilter smil:dur="1s" smil:type="slideWipe" smil:subtype="fromBottomRight" smil:direction="reverse"/>
          </anim:par>
        </anim:par>
        <presentation:notes draw:style-name="dp2">
          <draw:page-thumbnail draw:style-name="gr1" draw:layer="layout" svg:width="7.142cm" svg:height="9.524cm" svg:x="5.953cm" svg:y="1.93cm" draw:page-number="117" presentation:class="page"/>
          <draw:frame presentation:style-name="pr2" draw:layer="layout" svg:width="15.239cm" svg:height="11.43cm" svg:x="1.905cm" svg:y="12.065cm" presentation:class="notes" presentation:placeholder="true">
            <draw:text-box/>
          </draw:frame>
        </presentation:notes>
      </draw:page>
      <draw:page draw:name="page118" draw:style-name="dp3" draw:master-page-name="Default" xml:id="id163" draw:id="id163">
        <draw:custom-shape draw:style-name="gr11" draw:text-style-name="P5" draw:layer="layout" svg:width="24.342cm" svg:height="18.087cm" svg:x="0.423cm" svg:y="0cm">
          <text:list text:style-name="L24">
            <text:list-header>
              <text:p text:style-name="P103"><text:span text:style-name="T264"><text:s text:c="12"/></text:span><text:span text:style-name="T155">main()</text:span></text:p>
            </text:list-header>
          </text:list>
          <text:list text:style-name="L33">
            <text:list-header>
              <text:p text:style-name="P104"><text:span text:style-name="T155"><text:s text:c="6"/></text:span><text:span text:style-name="T155">{ <text:s/></text:span></text:p>
              <text:p text:style-name="P104"><text:span text:style-name="T155"><text:s text:c="8"/></text:span><text:span text:style-name="T155">float <text:s/>x,y; <text:s text:c="2"/></text:span></text:p>
              <text:p text:style-name="P104"><text:span text:style-name="T155"><text:s text:c="8"/></text:span><text:span text:style-name="T155">scanf(“%f”,&amp;x);</text:span></text:p>
              <text:p text:style-name="P104"><text:span text:style-name="T155"><text:s text:c="8"/></text:span><text:span text:style-name="T150">if(x&lt;1) y=x;</text:span></text:p>
            </text:list-header>
          </text:list>
          <text:list text:style-name="L39">
            <text:list-header>
              <text:p text:style-name="P104"><text:span text:style-name="T150"><text:s text:c="8"/></text:span><text:span text:style-name="T150">else <text:s/>if(x&lt;10) y=2*x-1;</text:span></text:p>
              <text:p text:style-name="P104"><text:span text:style-name="T150"><text:s text:c="8"/></text:span><text:span text:style-name="T150">else <text:s/>y=3*x-11;</text:span></text:p>
            </text:list-header>
          </text:list>
          <text:list text:style-name="L33">
            <text:list-header>
              <text:p text:style-name="P104"><text:span text:style-name="T155"><text:s text:c="8"/></text:span><text:span text:style-name="T155">printf(“\n y=%f”,y);</text:span></text:p>
              <text:p text:style-name="P104"><text:span text:style-name="T155"><text:s text:c="6"/></text:span><text:span text:style-name="T155">}</text:span></text:p>
            </text:list-header>
          </text:list>
          <draw:enhanced-geometry svg:viewBox="0 0 21600 21600" draw:type="rectangle" draw:enhanced-path="M 0 0 L 21600 0 21600 21600 0 21600 0 0 Z N"/>
        </draw:custom-shape>
        <anim:par presentation:node-type="timing-root">
          <anim:par smil:begin="id163.begin">
            <anim:transitionFilter smil:dur="1s" smil:type="slideWipe" smil:subtype="fromBottomRight" smil:direction="reverse"/>
          </anim:par>
        </anim:par>
        <presentation:notes draw:style-name="dp2">
          <draw:page-thumbnail draw:style-name="gr1" draw:layer="layout" svg:width="7.142cm" svg:height="9.524cm" svg:x="5.953cm" svg:y="1.93cm" draw:page-number="118" presentation:class="page"/>
          <draw:frame presentation:style-name="pr2" draw:layer="layout" svg:width="15.239cm" svg:height="11.43cm" svg:x="1.905cm" svg:y="12.065cm" presentation:class="notes" presentation:placeholder="true">
            <draw:text-box/>
          </draw:frame>
        </presentation:notes>
      </draw:page>
      <draw:page draw:name="page119" draw:style-name="dp3" draw:master-page-name="Default" xml:id="id164" draw:id="id164">
        <draw:custom-shape draw:style-name="gr38" draw:text-style-name="P5" draw:layer="layout" svg:width="23.495cm" svg:height="19.348cm" svg:x="1.27cm" svg:y="0.635cm">
          <text:list text:style-name="L39">
            <text:list-header>
              <text:p text:style-name="P105"><text:span text:style-name="T150">说明：</text:span></text:p>
            </text:list-header>
          </text:list>
          <text:list text:style-name="L33">
            <text:list-header>
              <text:p text:style-name="P105"><text:span text:style-name="T155">① </text:span><text:span text:style-name="T155">语句中的表达式可以是任意表达式：</text:span></text:p>
              <text:p text:style-name="P105"><text:span text:style-name="T155"><text:s text:c="8"/></text:span><text:span text:style-name="T265">if(</text:span><text:span text:style-name="T150">x</text:span><text:span text:style-name="T265">) y=1/x;</text:span></text:p>
            </text:list-header>
          </text:list>
          <text:list text:style-name="L92">
            <text:list-header>
              <text:p text:style-name="P105"><text:span text:style-name="T265"><text:s text:c="8"/></text:span><text:span text:style-name="T265">else y=10000;</text:span></text:p>
            </text:list-header>
          </text:list>
          <text:list text:style-name="L33">
            <text:list-header>
              <text:p text:style-name="P105"><text:span text:style-name="T155">② </text:span><text:span text:style-name="T155">一个</text:span><text:span text:style-name="T155">if</text:span><text:span text:style-name="T155">结构不可分割：</text:span></text:p>
              <text:p text:style-name="P105"><text:span text:style-name="T155"><text:s text:c="7"/></text:span><text:span text:style-name="T265">if(x) y=1/x;</text:span></text:p>
            </text:list-header>
          </text:list>
          <text:list text:style-name="L92">
            <text:list-header>
              <text:p text:style-name="P105"><text:span text:style-name="T265"><text:s text:c="7"/></text:span><text:span text:style-name="T150">z=10;</text:span></text:p>
              <text:p text:style-name="P105"><text:span text:style-name="T265"><text:s text:c="7"/></text:span><text:span text:style-name="T265">else y=10000;</text:span></text:p>
            </text:list-header>
          </text:list>
          <text:list text:style-name="L33">
            <text:list-header>
              <text:p text:style-name="P105"><text:span text:style-name="T155">③</text:span><text:span text:style-name="T155">一个分支中包含多个语句时，要用</text:span><text:span text:style-name="T150">{ <text:s/>}</text:span><text:span text:style-name="T155">：</text:span></text:p>
              <text:p text:style-name="P105"><text:span text:style-name="T155"><text:s text:c="7"/></text:span><text:span text:style-name="T265">if(a&lt;0) </text:span><text:span text:style-name="T150">{</text:span><text:span text:style-name="T265"> x=1; y=2;</text:span><text:span text:style-name="T150">}</text:span></text:p>
            </text:list-header>
          </text:list>
          <text:list text:style-name="L92">
            <text:list-header>
              <text:p text:style-name="P105"><text:span text:style-name="T265"><text:s text:c="7"/></text:span><text:span text:style-name="T265">else <text:s/></text:span><text:span text:style-name="T150">{</text:span><text:span text:style-name="T265">x=10; y=20;</text:span><text:span text:style-name="T150">}</text:span></text:p>
            </text:list-header>
          </text:list>
          <text:list text:style-name="L39">
            <text:list-header>
              <text:p text:style-name="P72"><text:span text:style-name="T150"/></text:p>
            </text:list-header>
          </text:list>
          <draw:enhanced-geometry svg:viewBox="0 0 21600 21600" draw:type="rectangle" draw:enhanced-path="M 0 0 L 21600 0 21600 21600 0 21600 0 0 Z N"/>
        </draw:custom-shape>
        <anim:par presentation:node-type="timing-root">
          <anim:par smil:begin="id164.begin">
            <anim:transitionFilter smil:dur="1s" smil:type="slideWipe" smil:subtype="fromBottomRight" smil:direction="reverse"/>
          </anim:par>
        </anim:par>
        <presentation:notes draw:style-name="dp2">
          <draw:page-thumbnail draw:style-name="gr1" draw:layer="layout" svg:width="7.142cm" svg:height="9.524cm" svg:x="5.953cm" svg:y="1.93cm" draw:page-number="119" presentation:class="page"/>
          <draw:frame presentation:style-name="pr2" draw:layer="layout" svg:width="15.239cm" svg:height="11.43cm" svg:x="1.905cm" svg:y="12.065cm" presentation:class="notes" presentation:placeholder="true">
            <draw:text-box/>
          </draw:frame>
        </presentation:notes>
      </draw:page>
      <draw:page draw:name="page120" draw:style-name="dp3" draw:master-page-name="Default" xml:id="id165" draw:id="id165">
        <draw:custom-shape draw:style-name="gr38" draw:text-style-name="P5" draw:layer="layout" svg:width="22.648cm" svg:height="11.359cm" svg:x="1.27cm" svg:y="1.693cm">
          <text:list text:style-name="L39">
            <text:list-header>
              <text:p text:style-name="P91"><text:span text:style-name="T150">分支程序设计举例（</text:span><text:span text:style-name="T265">基本技巧和算法</text:span><text:span text:style-name="T150">）</text:span></text:p>
            </text:list-header>
          </text:list>
          <text:list text:style-name="L33">
            <text:list-header>
              <text:p text:style-name="P92"><text:span text:style-name="T155"/></text:p>
              <text:p text:style-name="P92"><text:span text:style-name="T155">例：从键盘输入三个整数到变量</text:span><text:span text:style-name="T155">a,b,c,</text:span><text:span text:style-name="T155">输出其中最大的数。</text:span></text:p>
            </text:list-header>
          </text:list>
          <text:list text:style-name="L92">
            <text:list-header>
              <text:p text:style-name="P92"><text:span text:style-name="T265">两种典型算法：</text:span></text:p>
            </text:list-header>
          </text:list>
          <text:list text:style-name="L33">
            <text:list-header>
              <text:p text:style-name="P92"><text:span text:style-name="T155">①</text:span><text:span text:style-name="T155">枚举法</text:span><text:span text:style-name="T266">（将各种可能性枚举出来）。</text:span></text:p>
              <text:p text:style-name="P106"><text:span text:style-name="T155">②</text:span><text:span text:style-name="T155">选择法</text:span><text:span text:style-name="T266">（先假设后判断更新）。</text:span><text:span text:style-name="T264"> </text:span></text:p>
            </text:list-header>
          </text:list>
          <draw:enhanced-geometry svg:viewBox="0 0 21600 21600" draw:type="rectangle" draw:enhanced-path="M 0 0 L 21600 0 21600 21600 0 21600 0 0 Z N"/>
        </draw:custom-shape>
        <anim:par smil:dur="indefinite" smil:restart="never" presentation:node-type="timing-root">
          <anim:par smil:begin="id165.begin">
            <anim:transitionFilter smil:dur="1s" smil:type="slideWipe" smil:subtype="fromBottomRight" smil:direction="reverse"/>
          </anim:par>
        </anim:par>
        <presentation:notes draw:style-name="dp2">
          <draw:page-thumbnail draw:style-name="gr1" draw:layer="layout" svg:width="7.142cm" svg:height="9.524cm" svg:x="5.953cm" svg:y="1.93cm" draw:page-number="120" presentation:class="page"/>
          <draw:frame presentation:style-name="pr2" draw:layer="layout" svg:width="15.239cm" svg:height="11.43cm" svg:x="1.905cm" svg:y="12.065cm" presentation:class="notes" presentation:placeholder="true">
            <draw:text-box/>
          </draw:frame>
        </presentation:notes>
      </draw:page>
      <draw:page draw:name="page121" draw:style-name="dp3" draw:master-page-name="Default" xml:id="id166" draw:id="id166">
        <draw:custom-shape draw:style-name="gr38" draw:text-style-name="P5" draw:layer="layout" svg:width="23.707cm" svg:height="16.231cm" svg:x="1.058cm" svg:y="0.635cm">
          <text:list text:style-name="L92">
            <text:list-header>
              <text:p text:style-name="P107"><text:span text:style-name="T265">选择法</text:span></text:p>
            </text:list-header>
          </text:list>
          <text:list text:style-name="L33">
            <text:list-header>
              <text:p text:style-name="P107"><text:span text:style-name="T155">main()</text:span></text:p>
              <text:p text:style-name="P108"><text:span text:style-name="T155">{ <text:s/></text:span></text:p>
              <text:p text:style-name="P108"><text:span text:style-name="T155"><text:s text:c="2"/></text:span><text:span text:style-name="T155">int <text:s/>a,b,c,max; <text:s/></text:span></text:p>
              <text:p text:style-name="P108"><text:span text:style-name="T155"><text:s text:c="2"/></text:span><text:span text:style-name="T155">scanf(“%d,%d,%d”,&amp;a,&amp;b,&amp;c);</text:span></text:p>
              <text:p text:style-name="P108"><text:span text:style-name="T155"><text:s text:c="2"/></text:span><text:span text:style-name="T150">max=a; <text:s text:c="2"/></text:span></text:p>
            </text:list-header>
          </text:list>
          <text:list text:style-name="L39">
            <text:list-header>
              <text:p text:style-name="P108"><text:span text:style-name="T150"><text:s text:c="2"/></text:span><text:span text:style-name="T150">if(b&gt;max) max=b;</text:span></text:p>
              <text:p text:style-name="P108"><text:span text:style-name="T150"><text:s text:c="2"/></text:span><text:span text:style-name="T150">if(c&gt;max) max=c;</text:span><text:span text:style-name="T155"> <text:s text:c="2"/></text:span></text:p>
            </text:list-header>
          </text:list>
          <text:list text:style-name="L33">
            <text:list-header>
              <text:p text:style-name="P108"><text:span text:style-name="T155"><text:s text:c="2"/></text:span><text:span text:style-name="T155">printf(“\n max=%d”,max);</text:span></text:p>
              <text:p text:style-name="P109"><text:span text:style-name="T155">}</text:span></text:p>
            </text:list-header>
          </text:list>
          <draw:enhanced-geometry svg:viewBox="0 0 21600 21600" draw:type="rectangle" draw:enhanced-path="M 0 0 L 21600 0 21600 21600 0 21600 0 0 Z N"/>
        </draw:custom-shape>
        <draw:custom-shape draw:style-name="gr11" draw:text-style-name="P5" draw:layer="layout" svg:width="25.4cm" svg:height="1.445cm" svg:x="0cm" svg:y="8.52cm">
          <text:list text:style-name="L36">
            <text:list-header>
              <text:p text:style-name="P12"><text:span text:style-name="T285">}</text:span></text:p>
              <text:p text:style-name="P102"><text:span text:style-name="T285"/></text:p>
            </text:list-header>
          </text:list>
          <draw:enhanced-geometry svg:viewBox="0 0 21600 21600" draw:type="rectangle" draw:enhanced-path="M 0 0 L 21600 0 21600 21600 0 21600 0 0 Z N"/>
        </draw:custom-shape>
        <anim:par presentation:node-type="timing-root">
          <anim:par smil:begin="id166.begin">
            <anim:transitionFilter smil:dur="1s" smil:type="slideWipe" smil:subtype="fromBottomRight" smil:direction="reverse"/>
          </anim:par>
        </anim:par>
        <presentation:notes draw:style-name="dp2">
          <draw:page-thumbnail draw:style-name="gr1" draw:layer="layout" svg:width="7.142cm" svg:height="9.524cm" svg:x="5.953cm" svg:y="1.93cm" draw:page-number="121" presentation:class="page"/>
          <draw:frame presentation:style-name="pr2" draw:layer="layout" svg:width="15.239cm" svg:height="11.43cm" svg:x="1.905cm" svg:y="12.065cm" presentation:class="notes" presentation:placeholder="true">
            <draw:text-box/>
          </draw:frame>
        </presentation:notes>
      </draw:page>
      <draw:page draw:name="page122" draw:style-name="dp3" draw:master-page-name="Default" xml:id="id167" draw:id="id167">
        <draw:custom-shape draw:style-name="gr38" draw:text-style-name="P5" draw:layer="layout" svg:width="23.284cm" svg:height="15.695cm" svg:x="1.058cm" svg:y="1.058cm">
          <text:list text:style-name="L33">
            <text:list-header>
              <text:p text:style-name="P110"><text:span text:style-name="T155"><text:s/></text:span><text:span text:style-name="T150">例：</text:span><text:span text:style-name="T155">从键盘输入三个整数到变量</text:span><text:span text:style-name="T155">a,b,c,</text:span><text:span text:style-name="T155">要求按从大到小的顺序输出。</text:span></text:p>
              <text:p text:style-name="P111"><text:span text:style-name="T155"><text:s text:c="3"/></text:span></text:p>
              <text:p text:style-name="P111"><text:span text:style-name="T155"><text:s text:c="3"/></text:span><text:span text:style-name="T265">两种典型算法：</text:span></text:p>
              <text:p text:style-name="P111"><text:span text:style-name="T155"><text:s text:c="3"/>①</text:span><text:span text:style-name="T155">枚举法</text:span><text:span text:style-name="T266">（将各种可能的排列枚举出来）。</text:span></text:p>
              <text:p text:style-name="P111"><text:span text:style-name="T155"><text:s text:c="3"/>②</text:span><text:span text:style-name="T155">换位法</text:span><text:span text:style-name="T266">（将</text:span><text:span text:style-name="T266">a,b,c</text:span><text:span text:style-name="T266">中的数据换位）。</text:span></text:p>
            </text:list-header>
          </text:list>
          <text:list text:style-name="L94">
            <text:list-header>
              <text:p text:style-name="P112"><text:span text:style-name="T266"/></text:p>
            </text:list-header>
          </text:list>
          <draw:enhanced-geometry svg:viewBox="0 0 21600 21600" draw:type="rectangle" draw:enhanced-path="M 0 0 L 21600 0 21600 21600 0 21600 0 0 Z N"/>
        </draw:custom-shape>
        <anim:par presentation:node-type="timing-root">
          <anim:par smil:begin="id167.begin">
            <anim:transitionFilter smil:dur="1s" smil:type="slideWipe" smil:subtype="fromBottomRight" smil:direction="reverse"/>
          </anim:par>
        </anim:par>
        <presentation:notes draw:style-name="dp2">
          <draw:page-thumbnail draw:style-name="gr1" draw:layer="layout" svg:width="7.142cm" svg:height="9.524cm" svg:x="5.953cm" svg:y="1.93cm" draw:page-number="122" presentation:class="page"/>
          <draw:frame presentation:style-name="pr2" draw:layer="layout" svg:width="15.239cm" svg:height="11.43cm" svg:x="1.905cm" svg:y="12.065cm" presentation:class="notes" presentation:placeholder="true">
            <draw:text-box/>
          </draw:frame>
        </presentation:notes>
      </draw:page>
      <draw:page draw:name="page123" draw:style-name="dp3" draw:master-page-name="Default" xml:id="id168" draw:id="id168">
        <draw:custom-shape draw:style-name="gr38" draw:text-style-name="P5" draw:layer="layout" svg:width="23.918cm" svg:height="16.231cm" svg:x="0.635cm" svg:y="1.058cm">
          <text:list text:style-name="L92">
            <text:list-header>
              <text:p text:style-name="P113"><text:span text:style-name="T265">换位法</text:span></text:p>
            </text:list-header>
          </text:list>
          <text:list text:style-name="L33">
            <text:list-header>
              <text:p text:style-name="P113"><text:span text:style-name="T155">main()</text:span></text:p>
              <text:p text:style-name="P114"><text:span text:style-name="T155">{ <text:s/></text:span></text:p>
              <text:p text:style-name="P114"><text:span text:style-name="T155"><text:s text:c="3"/></text:span><text:span text:style-name="T155">int <text:s/>a,b,c,t; </text:span></text:p>
              <text:p text:style-name="P114"><text:span text:style-name="T155"><text:s text:c="3"/></text:span><text:span text:style-name="T155">scanf(“%d,%d,%d”,&amp;a,&amp;b,&amp;c);</text:span></text:p>
              <text:p text:style-name="P114"><text:span text:style-name="T155"><text:s text:c="3"/></text:span><text:span text:style-name="T150">if(a&lt;b) {t=a; a=b; b=t;}</text:span></text:p>
            </text:list-header>
          </text:list>
          <text:list text:style-name="L39">
            <text:list-header>
              <text:p text:style-name="P114"><text:span text:style-name="T150"><text:s text:c="3"/></text:span><text:span text:style-name="T150">if(a&lt;c) {t=a; a=c; c=t;}</text:span></text:p>
              <text:p text:style-name="P114"><text:span text:style-name="T150"><text:s text:c="3"/></text:span><text:span text:style-name="T150">if(b&lt;c) {t=b; b=c; c=t; }</text:span></text:p>
            </text:list-header>
          </text:list>
          <text:list text:style-name="L33">
            <text:list-header>
              <text:p text:style-name="P114"><text:span text:style-name="T155"><text:s text:c="3"/></text:span><text:span text:style-name="T155">printf(“\n %d,%d,%d”,a,b,c);</text:span></text:p>
              <text:p text:style-name="P115"><text:span text:style-name="T155">}</text:span></text:p>
            </text:list-header>
          </text:list>
          <draw:enhanced-geometry svg:viewBox="0 0 21600 21600" draw:type="rectangle" draw:enhanced-path="M 0 0 L 21600 0 21600 21600 0 21600 0 0 Z N"/>
        </draw:custom-shape>
        <draw:custom-shape draw:style-name="gr11" draw:text-style-name="P5" draw:layer="layout" svg:width="25.4cm" svg:height="1.445cm" svg:x="0cm" svg:y="9.022cm">
          <text:list text:style-name="L36">
            <text:list-header>
              <text:p text:style-name="P12"><text:span text:style-name="T285">}</text:span></text:p>
              <text:p text:style-name="P102"><text:span text:style-name="T285"/></text:p>
            </text:list-header>
          </text:list>
          <draw:enhanced-geometry svg:viewBox="0 0 21600 21600" draw:type="rectangle" draw:enhanced-path="M 0 0 L 21600 0 21600 21600 0 21600 0 0 Z N"/>
        </draw:custom-shape>
        <draw:custom-shape draw:style-name="gr42" draw:text-style-name="P5" draw:layer="layout" svg:width="1.693cm" svg:height="1.277cm" svg:x="12.912cm" svg:y="2.752cm">
          <text:list text:style-name="L12">
            <text:list-header>
              <text:p text:style-name="P14"><text:span text:style-name="T115">3</text:span></text:p>
            </text:list-header>
          </text:list>
          <draw:enhanced-geometry svg:viewBox="0 0 21600 21600" draw:type="mso-spt202" draw:enhanced-path="M 0 0 L 21600 0 21600 21600 0 21600 0 0 Z N"/>
        </draw:custom-shape>
        <draw:custom-shape draw:style-name="gr42" draw:text-style-name="P5" draw:layer="layout" svg:width="1.694cm" svg:height="1.277cm" svg:x="15.663cm" svg:y="2.752cm">
          <text:list text:style-name="L12">
            <text:list-header>
              <text:p text:style-name="P14"><text:span text:style-name="T115">5</text:span></text:p>
            </text:list-header>
          </text:list>
          <draw:enhanced-geometry svg:viewBox="0 0 21600 21600" draw:type="mso-spt202" draw:enhanced-path="M 0 0 L 21600 0 21600 21600 0 21600 0 0 Z N"/>
        </draw:custom-shape>
        <draw:custom-shape draw:style-name="gr42" draw:text-style-name="P5" draw:layer="layout" svg:width="1.693cm" svg:height="1.277cm" svg:x="18.627cm" svg:y="2.725cm">
          <text:list text:style-name="L12">
            <text:list-header>
              <text:p text:style-name="P14"><text:span text:style-name="T115">8</text:span></text:p>
            </text:list-header>
          </text:list>
          <draw:enhanced-geometry svg:viewBox="0 0 21600 21600" draw:type="mso-spt202" draw:enhanced-path="M 0 0 L 21600 0 21600 21600 0 21600 0 0 Z N"/>
        </draw:custom-shape>
        <draw:custom-shape draw:style-name="gr42" draw:text-style-name="P5" xml:id="id169" draw:id="id169" draw:layer="layout" svg:width="1.693cm" svg:height="1.277cm" svg:x="12.912cm" svg:y="2.752cm">
          <text:list text:style-name="L12">
            <text:list-header>
              <text:p text:style-name="P14"><text:span text:style-name="T115">5</text:span></text:p>
            </text:list-header>
          </text:list>
          <draw:enhanced-geometry svg:viewBox="0 0 21600 21600" draw:type="mso-spt202" draw:enhanced-path="M 0 0 L 21600 0 21600 21600 0 21600 0 0 Z N"/>
        </draw:custom-shape>
        <draw:custom-shape draw:style-name="gr42" draw:text-style-name="P5" xml:id="id170" draw:id="id170" draw:layer="layout" svg:width="1.694cm" svg:height="1.277cm" svg:x="15.663cm" svg:y="2.752cm">
          <text:list text:style-name="L12">
            <text:list-header>
              <text:p text:style-name="P14"><text:span text:style-name="T115">3</text:span></text:p>
            </text:list-header>
          </text:list>
          <draw:enhanced-geometry svg:viewBox="0 0 21600 21600" draw:type="mso-spt202" draw:enhanced-path="M 0 0 L 21600 0 21600 21600 0 21600 0 0 Z N"/>
        </draw:custom-shape>
        <draw:custom-shape draw:style-name="gr42" draw:text-style-name="P5" xml:id="id171" draw:id="id171" draw:layer="layout" svg:width="1.693cm" svg:height="1.277cm" svg:x="12.912cm" svg:y="2.752cm">
          <text:list text:style-name="L12">
            <text:list-header>
              <text:p text:style-name="P14"><text:span text:style-name="T115">8</text:span></text:p>
            </text:list-header>
          </text:list>
          <draw:enhanced-geometry svg:viewBox="0 0 21600 21600" draw:type="mso-spt202" draw:enhanced-path="M 0 0 L 21600 0 21600 21600 0 21600 0 0 Z N"/>
        </draw:custom-shape>
        <draw:custom-shape draw:style-name="gr42" draw:text-style-name="P5" xml:id="id172" draw:id="id172" draw:layer="layout" svg:width="1.693cm" svg:height="1.277cm" svg:x="18.627cm" svg:y="2.752cm">
          <text:list text:style-name="L12">
            <text:list-header>
              <text:p text:style-name="P14"><text:span text:style-name="T115">5</text:span></text:p>
            </text:list-header>
          </text:list>
          <draw:enhanced-geometry svg:viewBox="0 0 21600 21600" draw:type="mso-spt202" draw:enhanced-path="M 0 0 L 21600 0 21600 21600 0 21600 0 0 Z N"/>
        </draw:custom-shape>
        <draw:custom-shape draw:style-name="gr42" draw:text-style-name="P5" xml:id="id173" draw:id="id173" draw:layer="layout" svg:width="1.694cm" svg:height="1.277cm" svg:x="15.663cm" svg:y="2.752cm">
          <text:list text:style-name="L12">
            <text:list-header>
              <text:p text:style-name="P14"><text:span text:style-name="T115">5</text:span></text:p>
            </text:list-header>
          </text:list>
          <draw:enhanced-geometry svg:viewBox="0 0 21600 21600" draw:type="mso-spt202" draw:enhanced-path="M 0 0 L 21600 0 21600 21600 0 21600 0 0 Z N"/>
        </draw:custom-shape>
        <draw:custom-shape draw:style-name="gr42" draw:text-style-name="P5" xml:id="id174" draw:id="id174" draw:layer="layout" svg:width="1.693cm" svg:height="1.277cm" svg:x="18.627cm" svg:y="2.725cm">
          <text:list text:style-name="L12">
            <text:list-header>
              <text:p text:style-name="P14"><text:span text:style-name="T115">3</text:span></text:p>
            </text:list-header>
          </text:list>
          <draw:enhanced-geometry svg:viewBox="0 0 21600 21600" draw:type="mso-spt202" draw:enhanced-path="M 0 0 L 21600 0 21600 21600 0 21600 0 0 Z N"/>
        </draw:custom-shape>
        <draw:custom-shape draw:style-name="gr43" draw:text-style-name="P5" draw:layer="layout" svg:width="1.058cm" svg:height="1.277cm" svg:x="13.335cm" svg:y="1.482cm">
          <text:list text:style-name="L24">
            <text:list-header>
              <text:p text:style-name="P14"><text:span text:style-name="T109">a</text:span></text:p>
            </text:list-header>
          </text:list>
          <draw:enhanced-geometry svg:viewBox="0 0 21600 21600" draw:type="mso-spt202" draw:enhanced-path="M 0 0 L 21600 0 21600 21600 0 21600 0 0 Z N"/>
        </draw:custom-shape>
        <draw:custom-shape draw:style-name="gr39" draw:text-style-name="P5" draw:layer="layout" svg:width="0.925cm" svg:height="1.277cm" svg:x="16.092cm" svg:y="1.482cm">
          <text:list text:style-name="L24">
            <text:list-header>
              <text:p text:style-name="P14"><text:span text:style-name="T109">b</text:span></text:p>
            </text:list-header>
          </text:list>
          <draw:enhanced-geometry svg:viewBox="0 0 21600 21600" draw:type="mso-spt202" draw:enhanced-path="M 0 0 L 21600 0 21600 21600 0 21600 0 0 Z N"/>
        </draw:custom-shape>
        <draw:custom-shape draw:style-name="gr39" draw:text-style-name="P5" draw:layer="layout" svg:width="0.879cm" svg:height="1.277cm" svg:x="19.014cm" svg:y="1.482cm">
          <text:list text:style-name="L24">
            <text:list-header>
              <text:p text:style-name="P14"><text:span text:style-name="T109">c</text:span></text:p>
            </text:list-header>
          </text:list>
          <draw:enhanced-geometry svg:viewBox="0 0 21600 21600" draw:type="mso-spt202" draw:enhanced-path="M 0 0 L 21600 0 21600 21600 0 21600 0 0 Z N"/>
        </draw:custom-shape>
        <anim:par smil:dur="indefinite" smil:restart="never" presentation:node-type="timing-root">
          <anim:par smil:begin="id168.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169" smil:attributeName="visibility" smil:to="visible"/>
                  <anim:transitionFilter smil:dur="0.5s" smil:targetElement="id169" smil:type="irisWipe" smil:subtype="rectangle"/>
                </anim:par>
              </anim:par>
            </anim:par>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170" smil:attributeName="visibility" smil:to="visible"/>
                  <anim:transitionFilter smil:dur="0.5s" smil:targetElement="id170" smil:type="irisWipe" smil:subtype="rectangle"/>
                </anim:par>
              </anim:par>
            </anim:par>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171" smil:attributeName="visibility" smil:to="visible"/>
                  <anim:transitionFilter smil:dur="0.5s" smil:targetElement="id171" smil:type="irisWipe" smil:subtype="rectangle"/>
                </anim:par>
              </anim:par>
            </anim:par>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172" smil:attributeName="visibility" smil:to="visible"/>
                  <anim:transitionFilter smil:dur="0.5s" smil:targetElement="id172" smil:type="irisWipe" smil:subtype="rectangle"/>
                </anim:par>
              </anim:par>
            </anim:par>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173" smil:attributeName="visibility" smil:to="visible"/>
                  <anim:transitionFilter smil:dur="0.5s" smil:targetElement="id173" smil:type="irisWipe" smil:subtype="rectangle"/>
                </anim:par>
              </anim:par>
            </anim:par>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174" smil:attributeName="visibility" smil:to="visible"/>
                  <anim:transitionFilter smil:dur="0.5s" smil:targetElement="id174" smil:type="irisWipe" smil:subtype="rectangle"/>
                </anim:par>
              </anim:par>
            </anim:par>
          </anim:seq>
        </anim:par>
        <presentation:notes draw:style-name="dp2">
          <draw:page-thumbnail draw:style-name="gr1" draw:layer="layout" svg:width="7.142cm" svg:height="9.524cm" svg:x="5.953cm" svg:y="1.93cm" draw:page-number="123" presentation:class="page"/>
          <draw:frame presentation:style-name="pr2" draw:layer="layout" svg:width="15.239cm" svg:height="11.43cm" svg:x="1.905cm" svg:y="12.065cm" presentation:class="notes" presentation:placeholder="true">
            <draw:text-box/>
          </draw:frame>
        </presentation:notes>
      </draw:page>
      <draw:page draw:name="page124" draw:style-name="dp3" draw:master-page-name="Default" xml:id="id175" draw:id="id175">
        <draw:custom-shape draw:style-name="gr38" draw:text-style-name="P5" draw:layer="layout" svg:width="23.918cm" svg:height="17.855cm" svg:x="0.635cm" svg:y="0.635cm">
          <text:list text:style-name="L92">
            <text:list-header>
              <text:p text:style-name="P116"><text:span text:style-name="T265">2</text:span><text:span text:style-name="T265">、</text:span><text:span text:style-name="T265">if</text:span><text:span text:style-name="T265">语句的嵌套</text:span></text:p>
            </text:list-header>
          </text:list>
          <text:list text:style-name="L33">
            <text:list-header>
              <text:p text:style-name="P117"><text:span text:style-name="T155">在</text:span><text:span text:style-name="T155">if</text:span><text:span text:style-name="T155">语句中，又包含一个或多个</text:span><text:span text:style-name="T155">if</text:span><text:span text:style-name="T155">语句：</text:span></text:p>
            </text:list-header>
          </text:list>
          <text:list text:style-name="L39">
            <text:list-header>
              <text:p text:style-name="P117"><text:span text:style-name="T150">if(score&gt;=80)</text:span></text:p>
              <text:p text:style-name="P117"><text:span text:style-name="T150"><text:s text:c="3"/></text:span><text:span text:style-name="T155">if(score&gt;=90) printf(“A”);</text:span></text:p>
            </text:list-header>
          </text:list>
          <text:list text:style-name="L33">
            <text:list-header>
              <text:p text:style-name="P117"><text:span text:style-name="T155"><text:s text:c="3"/></text:span><text:span text:style-name="T155">else <text:s text:c="9"/>printf(“B”);</text:span></text:p>
            </text:list-header>
          </text:list>
          <text:list text:style-name="L39">
            <text:list-header>
              <text:p text:style-name="P117"><text:span text:style-name="T150">else <text:s/></text:span></text:p>
              <text:p text:style-name="P117"><text:span text:style-name="T150"><text:s text:c="3"/></text:span><text:span text:style-name="T155">if(score&gt;=60) <text:s/>printf(“C”);</text:span></text:p>
            </text:list-header>
          </text:list>
          <text:list text:style-name="L33">
            <text:list-header>
              <text:p text:style-name="P117"><text:span text:style-name="T155"><text:s text:c="3"/></text:span><text:span text:style-name="T155">else <text:s text:c="10"/>printf(“D”);</text:span></text:p>
            </text:list-header>
          </text:list>
          <text:list text:style-name="L39">
            <text:list-header>
              <text:p text:style-name="P117"><text:span text:style-name="T150"/></text:p>
            </text:list-header>
          </text:list>
          <text:list text:style-name="L94">
            <text:list-header>
              <text:p text:style-name="P118"><text:span text:style-name="T266">注意</text:span><text:span text:style-name="T266">else</text:span><text:span text:style-name="T266">与</text:span><text:span text:style-name="T266">if</text:span><text:span text:style-name="T266">的匹配</text:span></text:p>
            </text:list-header>
          </text:list>
          <draw:enhanced-geometry svg:viewBox="0 0 21600 21600" draw:type="rectangle" draw:enhanced-path="M 0 0 L 21600 0 21600 21600 0 21600 0 0 Z N"/>
        </draw:custom-shape>
        <anim:par presentation:node-type="timing-root">
          <anim:par smil:begin="id175.begin">
            <anim:transitionFilter smil:dur="1s" smil:type="slideWipe" smil:subtype="fromBottomRight" smil:direction="reverse"/>
          </anim:par>
        </anim:par>
        <presentation:notes draw:style-name="dp2">
          <draw:page-thumbnail draw:style-name="gr1" draw:layer="layout" svg:width="7.142cm" svg:height="9.524cm" svg:x="5.953cm" svg:y="1.93cm" draw:page-number="124" presentation:class="page"/>
          <draw:frame presentation:style-name="pr2" draw:layer="layout" svg:width="15.239cm" svg:height="11.43cm" svg:x="1.905cm" svg:y="12.065cm" presentation:class="notes" presentation:placeholder="true">
            <draw:text-box/>
          </draw:frame>
        </presentation:notes>
      </draw:page>
      <draw:page draw:name="page125" draw:style-name="dp3" draw:master-page-name="Default" xml:id="id176" draw:id="id176">
        <draw:custom-shape draw:style-name="gr38" draw:text-style-name="P5" draw:layer="layout" svg:width="24.13cm" svg:height="15.961cm" svg:x="0.635cm" svg:y="1.058cm">
          <text:list text:style-name="L92">
            <text:list-header>
              <text:p text:style-name="P119"><text:span text:style-name="T265">3</text:span><text:span text:style-name="T265">、条件运算符</text:span></text:p>
            </text:list-header>
          </text:list>
          <text:list text:style-name="L33">
            <text:list-header>
              <text:p text:style-name="P120"><text:span text:style-name="T155">如果两个分支的内容都是给同一个变量赋值，则可用简单的条件运算符处理：</text:span></text:p>
              <text:p text:style-name="P120"><text:span text:style-name="T155"><text:s text:c="5"/></text:span><text:span text:style-name="T265">if(a&gt;b) max=a;</text:span></text:p>
            </text:list-header>
          </text:list>
          <text:list text:style-name="L92">
            <text:list-header>
              <text:p text:style-name="P120"><text:span text:style-name="T265"><text:s text:c="5"/></text:span><text:span text:style-name="T265">else max=b;</text:span></text:p>
            </text:list-header>
          </text:list>
          <text:list text:style-name="L33">
            <text:list-header>
              <text:p text:style-name="P120"><text:span text:style-name="T155">可用： </text:span><text:span text:style-name="T150">max=</text:span><text:span text:style-name="T266">a&gt;b </text:span><text:span text:style-name="T155">?</text:span><text:span text:style-name="T266"> a </text:span><text:span text:style-name="T155">:</text:span><text:span text:style-name="T266"> b</text:span><text:span text:style-name="T150">;</text:span></text:p>
              <text:p text:style-name="P120"><text:span text:style-name="T155">赋值运算符右边为一条件表达式。</text:span></text:p>
              <text:p text:style-name="P120"><text:span text:style-name="T155">条件表达式的一般形式：</text:span></text:p>
              <text:p text:style-name="P120"><text:span text:style-name="T155"><text:s/></text:span><text:span text:style-name="T150">表达式</text:span><text:span text:style-name="T150">1 </text:span><text:span text:style-name="T150">？ 表达式</text:span><text:span text:style-name="T150">2 </text:span><text:span text:style-name="T150">： 表达式</text:span><text:span text:style-name="T150">3</text:span></text:p>
            </text:list-header>
          </text:list>
          <text:list text:style-name="L39">
            <text:list-header>
              <text:p text:style-name="P121"><text:span text:style-name="T150"/></text:p>
            </text:list-header>
          </text:list>
          <draw:enhanced-geometry svg:viewBox="0 0 21600 21600" draw:type="rectangle" draw:enhanced-path="M 0 0 L 21600 0 21600 21600 0 21600 0 0 Z N"/>
        </draw:custom-shape>
        <anim:par presentation:node-type="timing-root">
          <anim:par smil:begin="id176.begin">
            <anim:transitionFilter smil:dur="1s" smil:type="slideWipe" smil:subtype="fromBottomRight" smil:direction="reverse"/>
          </anim:par>
        </anim:par>
        <presentation:notes draw:style-name="dp2">
          <draw:page-thumbnail draw:style-name="gr1" draw:layer="layout" svg:width="7.142cm" svg:height="9.524cm" svg:x="5.953cm" svg:y="1.93cm" draw:page-number="125" presentation:class="page"/>
          <draw:frame presentation:style-name="pr2" draw:layer="layout" svg:width="15.239cm" svg:height="11.43cm" svg:x="1.905cm" svg:y="12.065cm" presentation:class="notes" presentation:placeholder="true">
            <draw:text-box/>
          </draw:frame>
        </presentation:notes>
      </draw:page>
      <draw:page draw:name="page126" draw:style-name="dp3" draw:master-page-name="Default" xml:id="id177" draw:id="id177">
        <draw:custom-shape draw:style-name="gr38" draw:text-style-name="P5" draw:layer="layout" svg:width="25.4cm" svg:height="17.863cm" svg:x="0cm" svg:y="1.058cm">
          <text:list text:style-name="L12">
            <text:list-header>
              <text:p text:style-name="P122"><text:span text:style-name="T277">条件表达式的执行过程： </text:span><text:span text:style-name="T266">a&gt;b </text:span><text:span text:style-name="T155">?</text:span><text:span text:style-name="T266"> a </text:span><text:span text:style-name="T155">:</text:span><text:span text:style-name="T266"> b</text:span></text:p>
              <text:p text:style-name="P123"><text:span text:style-name="T31"> </text:span></text:p>
              <text:p text:style-name="P123"><text:span text:style-name="T31"> </text:span></text:p>
              <text:p text:style-name="P123"><text:span text:style-name="T31"> </text:span></text:p>
              <text:p text:style-name="P123"><text:span text:style-name="T31"> </text:span></text:p>
              <text:p text:style-name="P123"><text:span text:style-name="T31"> </text:span></text:p>
              <text:p text:style-name="P123"><text:span text:style-name="T31"> </text:span></text:p>
              <text:p text:style-name="P123"><text:span text:style-name="T31"/></text:p>
              <text:p text:style-name="P123"><text:span text:style-name="T31"/></text:p>
            </text:list-header>
          </text:list>
          <text:list text:style-name="L98">
            <text:list-header>
              <text:p text:style-name="P123"><text:span text:style-name="T286">优先级：</text:span><text:span text:style-name="T277">低于关系运算符，高于赋值运算符。</text:span></text:p>
              <text:p text:style-name="P123"><text:span text:style-name="T286">结合性</text:span><text:span text:style-name="T277">：右结合性。</text:span></text:p>
            </text:list-header>
          </text:list>
          <text:list text:style-name="L12">
            <text:list-header>
              <text:p text:style-name="P124"><text:span text:style-name="T277"/></text:p>
            </text:list-header>
          </text:list>
          <draw:enhanced-geometry svg:viewBox="0 0 21600 21600" draw:type="rectangle" draw:enhanced-path="M 0 0 L 21600 0 21600 21600 0 21600 0 0 Z N"/>
        </draw:custom-shape>
        <draw:custom-shape draw:style-name="gr38" draw:text-style-name="P5" draw:layer="layout" svg:width="25.4cm" svg:height="1.445cm" svg:x="0cm" svg:y="5.503cm">
          <text:list text:style-name="L36">
            <text:list-header>
              <text:p text:style-name="P99"><text:span text:style-name="T285"> </text:span></text:p>
              <text:p text:style-name="P102"><text:span text:style-name="T285"/></text:p>
            </text:list-header>
          </text:list>
          <draw:enhanced-geometry svg:viewBox="0 0 21600 21600" draw:type="rectangle" draw:enhanced-path="M 0 0 L 21600 0 21600 21600 0 21600 0 0 Z N"/>
        </draw:custom-shape>
        <draw:custom-shape draw:style-name="gr44" draw:text-style-name="P5" draw:layer="layout" svg:width="7.832cm" svg:height="1.905cm" svg:x="7.408cm" svg:y="2.963cm">
          <text:list text:style-name="L39">
            <text:list-header>
              <text:p text:style-name="P24"><text:span text:style-name="T68">表达式</text:span><text:span text:style-name="T68">1</text:span></text:p>
            </text:list-header>
          </text:list>
          <draw:enhanced-geometry svg:viewBox="0 0 21600 21600" draw:glue-points="10800 0 0 10800 10800 21600 21600 10800" draw:text-areas="5400 5400 16200 16200" draw:type="diamond" draw:enhanced-path="M 10800 0 L 21600 10800 10800 21600 0 10800 10800 0 Z N"/>
        </draw:custom-shape>
        <draw:line draw:style-name="gr45" draw:text-style-name="P25" draw:layer="layout" svg:x1="15.028cm" svg:y1="4.022cm" svg:x2="17.568cm" svg:y2="4.022cm">
          <text:p/>
        </draw:line>
        <draw:line draw:style-name="gr45" draw:text-style-name="P25" draw:layer="layout" svg:x1="7.408cm" svg:y1="4.022cm" svg:x2="4.868cm" svg:y2="4.022cm">
          <text:p/>
        </draw:line>
        <draw:line draw:style-name="gr34" draw:text-style-name="P25" draw:layer="layout" svg:x1="17.568cm" svg:y1="4.022cm" svg:x2="17.568cm" svg:y2="6.562cm">
          <text:p/>
        </draw:line>
        <draw:line draw:style-name="gr34" draw:text-style-name="P25" draw:layer="layout" svg:x1="4.868cm" svg:y1="4.022cm" svg:x2="4.868cm" svg:y2="6.562cm">
          <text:p/>
        </draw:line>
        <draw:custom-shape draw:style-name="gr43" draw:text-style-name="P5" draw:layer="layout" svg:width="6.562cm" svg:height="3.309cm" svg:x="14.393cm" svg:y="6.773cm">
          <text:list text:style-name="L39">
            <text:list-header>
              <text:p text:style-name="P24"><text:span text:style-name="T68">条件表达式</text:span></text:p>
              <text:p text:style-name="P24"><text:span text:style-name="T68">取表达式</text:span><text:span text:style-name="T68">3</text:span><text:span text:style-name="T68">的值</text:span></text:p>
            </text:list-header>
          </text:list>
          <draw:enhanced-geometry svg:viewBox="0 0 21600 21600" draw:type="mso-spt202" draw:enhanced-path="M 0 0 L 21600 0 21600 21600 0 21600 0 0 Z N"/>
        </draw:custom-shape>
        <draw:custom-shape draw:style-name="gr43" draw:text-style-name="P5" draw:layer="layout" svg:width="6.561cm" svg:height="3.647cm" svg:x="1.482cm" svg:y="6.35cm">
          <text:list text:style-name="L39">
            <text:list-header>
              <text:p text:style-name="P24"><text:span text:style-name="T68">条件表达式 <text:s text:c="2"/></text:span></text:p>
              <text:p text:style-name="P24"><text:span text:style-name="T68">取表达式</text:span><text:span text:style-name="T68">2</text:span><text:span text:style-name="T68">的值</text:span><text:span text:style-name="T262"> </text:span></text:p>
            </text:list-header>
          </text:list>
          <draw:enhanced-geometry svg:viewBox="0 0 21600 21600" draw:type="mso-spt202" draw:enhanced-path="M 0 0 L 21600 0 21600 21600 0 21600 0 0 Z N"/>
        </draw:custom-shape>
        <draw:custom-shape draw:style-name="gr46" draw:text-style-name="P5" draw:layer="layout" svg:width="5.927cm" svg:height="2.54cm" svg:x="1.905cm" svg:y="6.562cm">
          <text:p/>
          <draw:enhanced-geometry svg:viewBox="0 0 21600 21600" draw:type="rectangle" draw:enhanced-path="M 0 0 L 21600 0 21600 21600 0 21600 0 0 Z N"/>
        </draw:custom-shape>
        <draw:custom-shape draw:style-name="gr46" draw:text-style-name="P5" draw:layer="layout" svg:width="6.562cm" svg:height="2.54cm" svg:x="14.393cm" svg:y="6.562cm">
          <text:p/>
          <draw:enhanced-geometry svg:viewBox="0 0 21600 21600" draw:type="rectangle" draw:enhanced-path="M 0 0 L 21600 0 21600 21600 0 21600 0 0 Z N"/>
        </draw:custom-shape>
        <draw:line draw:style-name="gr45" draw:text-style-name="P25" draw:layer="layout" svg:x1="4.657cm" svg:y1="11.218cm" svg:x2="17.568cm" svg:y2="11.218cm">
          <text:p/>
        </draw:line>
        <draw:line draw:style-name="gr34" draw:text-style-name="P25" draw:layer="layout" svg:x1="11.007cm" svg:y1="11.218cm" svg:x2="11.007cm" svg:y2="12.7cm">
          <text:p/>
        </draw:line>
        <draw:line draw:style-name="gr34" draw:text-style-name="P25" draw:layer="layout" svg:x1="4.657cm" svg:y1="9.313cm" svg:x2="4.657cm" svg:y2="11.218cm">
          <text:p/>
        </draw:line>
        <draw:line draw:style-name="gr34" draw:text-style-name="P25" draw:layer="layout" svg:x1="17.568cm" svg:y1="9.102cm" svg:x2="17.568cm" svg:y2="11.007cm">
          <text:p/>
        </draw:line>
        <draw:line draw:style-name="gr34" draw:text-style-name="P25" draw:layer="layout" svg:x1="11.43cm" svg:y1="0.847cm" svg:x2="11.43cm" svg:y2="2.963cm">
          <text:p/>
        </draw:line>
        <draw:custom-shape draw:style-name="gr39" draw:text-style-name="P5" draw:layer="layout" svg:width="1.975cm" svg:height="1.277cm" svg:x="5.319cm" svg:y="2.963cm">
          <text:list text:style-name="L24">
            <text:list-header>
              <text:p text:style-name="P14"><text:span text:style-name="T287">非</text:span><text:span text:style-name="T109">0</text:span></text:p>
            </text:list-header>
          </text:list>
          <draw:enhanced-geometry svg:viewBox="0 0 21600 21600" draw:type="mso-spt202" draw:enhanced-path="M 0 0 L 21600 0 21600 21600 0 21600 0 0 Z N"/>
        </draw:custom-shape>
        <draw:custom-shape draw:style-name="gr39" draw:text-style-name="P5" draw:layer="layout" svg:width="0.925cm" svg:height="1.277cm" svg:x="15.668cm" svg:y="2.963cm">
          <text:list text:style-name="L24">
            <text:list-header>
              <text:p text:style-name="P14"><text:span text:style-name="T109">0</text:span></text:p>
            </text:list-header>
          </text:list>
          <draw:enhanced-geometry svg:viewBox="0 0 21600 21600" draw:type="mso-spt202" draw:enhanced-path="M 0 0 L 21600 0 21600 21600 0 21600 0 0 Z N"/>
        </draw:custom-shape>
        <anim:par presentation:node-type="timing-root">
          <anim:par smil:begin="id177.begin">
            <anim:transitionFilter smil:dur="1s" smil:type="slideWipe" smil:subtype="fromBottomRight" smil:direction="reverse"/>
          </anim:par>
        </anim:par>
        <presentation:notes draw:style-name="dp2">
          <draw:page-thumbnail draw:style-name="gr1" draw:layer="layout" svg:width="7.142cm" svg:height="9.524cm" svg:x="5.953cm" svg:y="1.93cm" draw:page-number="126" presentation:class="page"/>
          <draw:frame presentation:style-name="pr2" draw:layer="layout" svg:width="15.239cm" svg:height="11.43cm" svg:x="1.905cm" svg:y="12.065cm" presentation:class="notes" presentation:placeholder="true">
            <draw:text-box/>
          </draw:frame>
        </presentation:notes>
      </draw:page>
      <draw:page draw:name="page127" draw:style-name="dp3" draw:master-page-name="Default" xml:id="id178" draw:id="id178">
        <draw:custom-shape draw:style-name="gr38" draw:text-style-name="P5" draw:layer="layout" svg:width="24.13cm" svg:height="8.385cm" svg:x="0.847cm" svg:y="2.54cm">
          <text:list text:style-name="L24">
            <text:list-header>
              <text:p text:style-name="P125"><text:span text:style-name="T264"/></text:p>
              <text:p text:style-name="P125"><text:span text:style-name="T264"><text:s text:c="4"/></text:span></text:p>
              <text:p text:style-name="P125"><text:span text:style-name="T264"><text:s text:c="5"/></text:span><text:span text:style-name="T150">例：求</text:span><text:span text:style-name="T150">a,b,c</text:span><text:span text:style-name="T150">中的最大值：</text:span></text:p>
            </text:list-header>
          </text:list>
          <text:list text:style-name="L39">
            <text:list-header>
              <text:p text:style-name="P70"><text:span text:style-name="T150"/></text:p>
            </text:list-header>
          </text:list>
          <text:list text:style-name="L33">
            <text:list-header>
              <text:p text:style-name="P70"><text:span text:style-name="T155">max= a&gt;b </text:span><text:span text:style-name="T150">?</text:span><text:span text:style-name="T155"> (a&gt;c</text:span><text:span text:style-name="T265">?</text:span><text:span text:style-name="T155">a</text:span><text:span text:style-name="T265">:</text:span><text:span text:style-name="T155">c) </text:span><text:span text:style-name="T150">:</text:span><text:span text:style-name="T155"> (b&gt;c</text:span><text:span text:style-name="T266">?</text:span><text:span text:style-name="T155">b</text:span><text:span text:style-name="T266">:</text:span><text:span text:style-name="T155">c) ;</text:span></text:p>
            </text:list-header>
          </text:list>
          <draw:enhanced-geometry svg:viewBox="0 0 21600 21600" draw:type="rectangle" draw:enhanced-path="M 0 0 L 21600 0 21600 21600 0 21600 0 0 Z N"/>
        </draw:custom-shape>
        <anim:par presentation:node-type="timing-root">
          <anim:par smil:begin="id178.begin">
            <anim:transitionFilter smil:dur="1s" smil:type="slideWipe" smil:subtype="fromBottomRight" smil:direction="reverse"/>
          </anim:par>
        </anim:par>
        <presentation:notes draw:style-name="dp2">
          <draw:page-thumbnail draw:style-name="gr1" draw:layer="layout" svg:width="7.142cm" svg:height="9.524cm" svg:x="5.953cm" svg:y="1.93cm" draw:page-number="127" presentation:class="page"/>
          <draw:frame presentation:style-name="pr2" draw:layer="layout" svg:width="15.239cm" svg:height="11.43cm" svg:x="1.905cm" svg:y="12.065cm" presentation:class="notes" presentation:placeholder="true">
            <draw:text-box/>
          </draw:frame>
        </presentation:notes>
      </draw:page>
      <draw:page draw:name="page128" draw:style-name="dp3" draw:master-page-name="Default" xml:id="id179" draw:id="id179">
        <draw:custom-shape draw:style-name="gr38" draw:text-style-name="P5" draw:layer="layout" svg:width="21.378cm" svg:height="17.919cm" svg:x="1.905cm" svg:y="0.847cm">
          <text:list text:style-name="L92">
            <text:list-header>
              <text:p text:style-name="P104"><text:span text:style-name="T265">5</text:span><text:span text:style-name="T265">．</text:span><text:span text:style-name="T265">4 <text:s/>switch</text:span><text:span text:style-name="T265">语句（</text:span><text:span text:style-name="T288">多分支</text:span><text:span text:style-name="T265">）</text:span></text:p>
            </text:list-header>
          </text:list>
          <text:list text:style-name="L33">
            <text:list-header>
              <text:p text:style-name="P104"><text:span text:style-name="T155"><text:s text:c="3"/></text:span><text:span text:style-name="T155">适用于根据一个表达式的值就可确定走哪个分支的情况。</text:span></text:p>
            </text:list-header>
          </text:list>
          <text:list text:style-name="L39">
            <text:list-header>
              <text:p text:style-name="P100"><text:span text:style-name="T150"><text:s text:c="3"/></text:span><text:span text:style-name="T150">switch</text:span><text:span text:style-name="T155">（</text:span><text:span text:style-name="T267">表达式</text:span><text:span text:style-name="T155">）</text:span></text:p>
              <text:p text:style-name="P100"><text:span text:style-name="T150"><text:s text:c="3"/></text:span><text:span text:style-name="T150">{</text:span><text:span text:style-name="T155"> <text:s text:c="2"/></text:span></text:p>
            </text:list-header>
          </text:list>
          <text:list text:style-name="L33">
            <text:list-header>
              <text:p text:style-name="P100"><text:span text:style-name="T155"><text:s text:c="4"/></text:span><text:span text:style-name="T155">常量表达式</text:span><text:span text:style-name="T155">1</text:span><text:span text:style-name="T155">： 语句</text:span><text:span text:style-name="T155">1</text:span></text:p>
              <text:p text:style-name="P100"><text:span text:style-name="T155"><text:s text:c="4"/></text:span><text:span text:style-name="T155">常量表达式</text:span><text:span text:style-name="T155">2</text:span><text:span text:style-name="T155">： 语句</text:span><text:span text:style-name="T155">2</text:span></text:p>
              <text:p text:style-name="P100"><text:span text:style-name="T155"><text:s text:c="7"/>┋</text:span></text:p>
              <text:p text:style-name="P100"><text:span text:style-name="T155"><text:s text:c="4"/></text:span><text:span text:style-name="T155">常量表达式</text:span><text:span text:style-name="T155">n</text:span><text:span text:style-name="T155">： 语句</text:span><text:span text:style-name="T155">n</text:span></text:p>
              <text:p text:style-name="P100"><text:span text:style-name="T155"><text:s text:c="4"/></text:span><text:span text:style-name="T155">default</text:span><text:span text:style-name="T155">： <text:s text:c="4"/>语句</text:span><text:span text:style-name="T155">n+1</text:span></text:p>
              <text:p text:style-name="P100"><text:span text:style-name="T155"><text:s text:c="3"/></text:span><text:span text:style-name="T150">}</text:span></text:p>
            </text:list-header>
          </text:list>
          <text:list text:style-name="L39">
            <text:list-header>
              <text:p text:style-name="P104"><text:span text:style-name="T150"/></text:p>
            </text:list-header>
          </text:list>
          <draw:enhanced-geometry svg:viewBox="0 0 21600 21600" draw:type="rectangle" draw:enhanced-path="M 0 0 L 21600 0 21600 21600 0 21600 0 0 Z N"/>
        </draw:custom-shape>
        <anim:par presentation:node-type="timing-root">
          <anim:par smil:begin="id179.begin">
            <anim:transitionFilter smil:dur="1s" smil:type="slideWipe" smil:subtype="fromBottomRight" smil:direction="reverse"/>
          </anim:par>
        </anim:par>
        <presentation:notes draw:style-name="dp2">
          <draw:page-thumbnail draw:style-name="gr1" draw:layer="layout" svg:width="7.142cm" svg:height="9.524cm" svg:x="5.953cm" svg:y="1.93cm" draw:page-number="128" presentation:class="page"/>
          <draw:frame presentation:style-name="pr2" draw:layer="layout" svg:width="15.239cm" svg:height="11.43cm" svg:x="1.905cm" svg:y="12.065cm" presentation:class="notes" presentation:placeholder="true">
            <draw:text-box/>
          </draw:frame>
        </presentation:notes>
      </draw:page>
      <draw:page draw:name="page129" draw:style-name="dp3" draw:master-page-name="Default" xml:id="id180" draw:id="id180">
        <draw:custom-shape draw:style-name="gr38" draw:text-style-name="P5" draw:layer="layout" svg:width="20.531cm" svg:height="16.509cm" svg:x="2.752cm" svg:y="0.635cm">
          <text:list text:style-name="L39">
            <text:list-header>
              <text:p text:style-name="P126"><text:span text:style-name="T150">例：成绩分档：</text:span></text:p>
            </text:list-header>
          </text:list>
          <text:list text:style-name="L33">
            <text:list-header>
              <text:p text:style-name="P127"><text:span text:style-name="T155">switch(</text:span><text:span text:style-name="T266">score/10</text:span><text:span text:style-name="T155">)</text:span></text:p>
              <text:p text:style-name="P127"><text:span text:style-name="T155">{ <text:s/></text:span></text:p>
              <text:p text:style-name="P127"><text:span text:style-name="T155"><text:s text:c="2"/></text:span><text:span text:style-name="T155">case <text:s/>10: <text:s/>printf(“A”);</text:span></text:p>
              <text:p text:style-name="P127"><text:span text:style-name="T155"><text:s text:c="2"/></text:span><text:span text:style-name="T155">case <text:s text:c="2"/>9: <text:s/>printf(“B”);</text:span></text:p>
              <text:p text:style-name="P127"><text:span text:style-name="T155"><text:s text:c="2"/></text:span><text:span text:style-name="T155">case <text:s text:c="2"/>8: <text:s/>printf(“C”);</text:span></text:p>
              <text:p text:style-name="P127"><text:span text:style-name="T155"><text:s text:c="2"/></text:span><text:span text:style-name="T155">case <text:s text:c="2"/>7: <text:s/>printf(“E”);</text:span></text:p>
              <text:p text:style-name="P127"><text:span text:style-name="T155"><text:s text:c="2"/></text:span><text:span text:style-name="T155">case <text:s text:c="2"/>6: <text:s/>printf(“F”);</text:span></text:p>
              <text:p text:style-name="P127"><text:span text:style-name="T155"><text:s text:c="2"/></text:span><text:span text:style-name="T155">default : <text:s/>printf(“G”);</text:span></text:p>
              <text:p text:style-name="P127"><text:span text:style-name="T155">}</text:span></text:p>
              <text:p text:style-name="P127"><text:span text:style-name="T155"><text:s text:c="2"/></text:span><text:span text:style-name="T266">注：应使用</text:span><text:span text:style-name="T266">break.</text:span></text:p>
            </text:list-header>
          </text:list>
          <text:list text:style-name="L94">
            <text:list-header>
              <text:p text:style-name="P80"><text:span text:style-name="T266"/></text:p>
            </text:list-header>
          </text:list>
          <draw:enhanced-geometry svg:viewBox="0 0 21600 21600" draw:type="rectangle" draw:enhanced-path="M 0 0 L 21600 0 21600 21600 0 21600 0 0 Z N"/>
        </draw:custom-shape>
        <anim:par presentation:node-type="timing-root">
          <anim:par smil:begin="id180.begin">
            <anim:transitionFilter smil:dur="1s" smil:type="slideWipe" smil:subtype="fromBottomRight" smil:direction="reverse"/>
          </anim:par>
        </anim:par>
        <presentation:notes draw:style-name="dp2">
          <draw:page-thumbnail draw:style-name="gr1" draw:layer="layout" svg:width="7.142cm" svg:height="9.524cm" svg:x="5.953cm" svg:y="1.93cm" draw:page-number="129" presentation:class="page"/>
          <draw:frame presentation:style-name="pr2" draw:layer="layout" svg:width="15.239cm" svg:height="11.43cm" svg:x="1.905cm" svg:y="12.065cm" presentation:class="notes" presentation:placeholder="true">
            <draw:text-box/>
          </draw:frame>
        </presentation:notes>
      </draw:page>
      <draw:page draw:name="page130" draw:style-name="dp3" draw:master-page-name="Default" presentation:presentation-page-layout-name="AL2T1" xml:id="id181" draw:id="id181">
        <draw:frame presentation:style-name="pr62" draw:text-style-name="P5" draw:layer="layout" svg:width="21.59cm" svg:height="13.97cm" svg:x="2.117cm" svg:y="1.27cm" presentation:class="outline" presentation:user-transformed="true">
          <draw:text-box>
            <text:list text:style-name="L15">
              <text:list-header>
                <text:p text:style-name="P128"><text:span text:style-name="T18">switch(</text:span><text:span text:style-name="T289">score/10</text:span><text:span text:style-name="T18">)</text:span></text:p>
                <text:p text:style-name="P128"><text:span text:style-name="T18">{ <text:s/></text:span></text:p>
                <text:p text:style-name="P128"><text:span text:style-name="T18"><text:s text:c="2"/></text:span><text:span text:style-name="T18">case <text:s/>10: <text:s/>printf(“A”); </text:span><text:span text:style-name="T290">break;</text:span></text:p>
                <text:p text:style-name="P128"><text:span text:style-name="T18"><text:s text:c="2"/></text:span><text:span text:style-name="T18">case <text:s text:c="2"/>9: <text:s/>printf(“B”); </text:span><text:span text:style-name="T290">break;</text:span></text:p>
                <text:p text:style-name="P128"><text:span text:style-name="T18"><text:s text:c="2"/></text:span><text:span text:style-name="T18">case <text:s text:c="2"/>8: <text:s/>printf(“C”); </text:span><text:span text:style-name="T290">break;</text:span></text:p>
                <text:p text:style-name="P128"><text:span text:style-name="T18"><text:s text:c="2"/></text:span><text:span text:style-name="T18">case <text:s text:c="2"/>7: <text:s/>printf(“E”); </text:span><text:span text:style-name="T290">break;</text:span></text:p>
                <text:p text:style-name="P128"><text:span text:style-name="T18"><text:s text:c="2"/></text:span><text:span text:style-name="T18">case <text:s text:c="2"/>6: <text:s/>printf(“F”); </text:span><text:span text:style-name="T290">break;</text:span></text:p>
                <text:p text:style-name="P128"><text:span text:style-name="T18"><text:s text:c="2"/></text:span><text:span text:style-name="T18">default : <text:s/>printf(“G”);</text:span></text:p>
                <text:p text:style-name="P128"><text:span text:style-name="T18">}</text:span></text:p>
              </text:list-header>
            </text:list>
            <text:list text:style-name="L29">
              <text:list-header>
                <text:p text:style-name="P54"><text:span text:style-name="T18"/></text:p>
              </text:list-header>
            </text:list>
          </draw:text-box>
        </draw:frame>
        <anim:par presentation:node-type="timing-root">
          <anim:par smil:begin="id181.begin">
            <anim:transitionFilter smil:dur="1s" smil:type="slideWipe" smil:subtype="fromBottomRight" smil:direction="reverse"/>
          </anim:par>
        </anim:par>
        <presentation:notes draw:style-name="dp2">
          <draw:page-thumbnail draw:style-name="gr1" draw:layer="layout" svg:width="7.142cm" svg:height="9.524cm" svg:x="5.953cm" svg:y="1.93cm" draw:page-number="130" presentation:class="page"/>
          <draw:frame presentation:style-name="pr2" draw:layer="layout" svg:width="15.239cm" svg:height="11.43cm" svg:x="1.905cm" svg:y="12.065cm" presentation:class="notes" presentation:placeholder="true">
            <draw:text-box/>
          </draw:frame>
        </presentation:notes>
      </draw:page>
      <draw:page draw:name="page131" draw:style-name="dp3" draw:master-page-name="Default" xml:id="id182" draw:id="id182">
        <draw:custom-shape draw:style-name="gr38" draw:text-style-name="P5" draw:layer="layout" svg:width="21.378cm" svg:height="14.607cm" svg:x="2.117cm" svg:y="1.579cm">
          <text:list text:style-name="L39">
            <text:list-header>
              <text:p text:style-name="P129"><text:span text:style-name="T150">5</text:span><text:span text:style-name="T150">．</text:span><text:span text:style-name="T150">5 <text:s/></text:span><text:span text:style-name="T150">程序举例</text:span></text:p>
            </text:list-header>
          </text:list>
          <text:list text:style-name="L33">
            <text:list-header>
              <text:p text:style-name="P130"><text:span text:style-name="T155"><text:s text:c="3"/></text:span><text:span text:style-name="T265">(</text:span><text:span text:style-name="T265">习题</text:span><text:span text:style-name="T265">5.10) </text:span></text:p>
              <text:p text:style-name="P130"><text:span text:style-name="T155"><text:s text:c="3"/></text:span><text:span text:style-name="T155">有</text:span><text:span text:style-name="T155">4</text:span><text:span text:style-name="T155">个圆塔，圆心分别为：（</text:span><text:span text:style-name="T155">2</text:span><text:span text:style-name="T155">，</text:span><text:span text:style-name="T155">2)</text:span><text:span text:style-name="T155">，（</text:span><text:span text:style-name="T155">-2</text:span><text:span text:style-name="T155">，</text:span><text:span text:style-name="T155">2</text:span><text:span text:style-name="T155">），（</text:span><text:span text:style-name="T155">-2</text:span><text:span text:style-name="T155">，</text:span><text:span text:style-name="T155">-2</text:span><text:span text:style-name="T155">），（</text:span><text:span text:style-name="T155">2</text:span><text:span text:style-name="T155">，</text:span><text:span text:style-name="T155">-2</text:span><text:span text:style-name="T155">），圆半径为</text:span><text:span text:style-name="T155">1</text:span><text:span text:style-name="T155">。这</text:span><text:span text:style-name="T155">4</text:span><text:span text:style-name="T155">个塔的高度为</text:span><text:span text:style-name="T155">10m,</text:span><text:span text:style-name="T155">塔以外无建筑物。今输入任一点的坐标，求该点的建筑高度（塔外的高度为</text:span><text:span text:style-name="T155">0</text:span><text:span text:style-name="T155">）。</text:span></text:p>
              <text:p text:style-name="P131"><text:span text:style-name="T155"/></text:p>
            </text:list-header>
          </text:list>
          <draw:enhanced-geometry svg:viewBox="0 0 21600 21600" draw:type="rectangle" draw:enhanced-path="M 0 0 L 21600 0 21600 21600 0 21600 0 0 Z N"/>
        </draw:custom-shape>
        <anim:par presentation:node-type="timing-root">
          <anim:par smil:begin="id182.begin">
            <anim:transitionFilter smil:dur="1s" smil:type="slideWipe" smil:subtype="fromBottomRight" smil:direction="reverse"/>
          </anim:par>
        </anim:par>
        <presentation:notes draw:style-name="dp2">
          <draw:page-thumbnail draw:style-name="gr1" draw:layer="layout" svg:width="7.142cm" svg:height="9.524cm" svg:x="5.953cm" svg:y="1.93cm" draw:page-number="131" presentation:class="page"/>
          <draw:frame presentation:style-name="pr2" draw:layer="layout" svg:width="15.239cm" svg:height="11.43cm" svg:x="1.905cm" svg:y="12.065cm" presentation:class="notes" presentation:placeholder="true">
            <draw:text-box/>
          </draw:frame>
        </presentation:notes>
      </draw:page>
      <draw:page draw:name="page132" draw:style-name="dp3" draw:master-page-name="Default" xml:id="id183" draw:id="id183">
        <draw:custom-shape draw:style-name="gr47" draw:text-style-name="P5" draw:layer="layout" svg:width="24.13cm" svg:height="19.753cm" svg:x="0.635cm" svg:y="0.847cm">
          <text:list text:style-name="L33">
            <text:list-header>
              <text:p text:style-name="P70"><text:span text:style-name="T275"><text:line-break/></text:span><text:span text:style-name="T155">算法设计：</text:span></text:p>
              <text:p text:style-name="P72"><text:span text:style-name="T155"/></text:p>
              <text:p text:style-name="P72"><text:span text:style-name="T155"><text:s text:c="3"/></text:span></text:p>
              <text:p text:style-name="P72"><text:span text:style-name="T155"/></text:p>
              <text:p text:style-name="P72"><text:span text:style-name="T155"/></text:p>
              <text:p text:style-name="P106"><text:span text:style-name="T155">条件“在某一圆内” ：</text:span></text:p>
              <text:p text:style-name="P92"><text:span text:style-name="T155"><text:s/>“</text:span><text:span text:style-name="T265">在圆</text:span><text:span text:style-name="T265">1</text:span><text:span text:style-name="T265">内或在圆</text:span><text:span text:style-name="T265">2</text:span><text:span text:style-name="T265">内或在圆</text:span><text:span text:style-name="T265">3</text:span><text:span text:style-name="T265">内或在圆</text:span><text:span text:style-name="T265">4</text:span><text:span text:style-name="T265">内</text:span><text:span text:style-name="T155">”</text:span></text:p>
              <text:p text:style-name="P92"><text:span text:style-name="T155"><text:s/></text:span><text:span text:style-name="T155">若设变量</text:span><text:span text:style-name="T155">c1</text:span><text:span text:style-name="T155">、</text:span><text:span text:style-name="T155">c2</text:span><text:span text:style-name="T155">、</text:span><text:span text:style-name="T155">c3</text:span><text:span text:style-name="T155">、</text:span><text:span text:style-name="T155">c4</text:span><text:span text:style-name="T155">分别代表是否在相应的圆内，则以上条件为： <text:s/></text:span><text:span text:style-name="T265">c1||c2||c3||c4</text:span></text:p>
            </text:list-header>
          </text:list>
          <text:list text:style-name="L92">
            <text:list-header>
              <text:p text:style-name="P106"><text:span text:style-name="T265"/></text:p>
            </text:list-header>
          </text:list>
          <draw:enhanced-geometry svg:viewBox="0 0 21600 21600" draw:type="rectangle" draw:enhanced-path="M 0 0 L 21600 0 21600 21600 0 21600 0 0 Z N"/>
        </draw:custom-shape>
        <draw:custom-shape draw:style-name="gr11" draw:text-style-name="P5" draw:layer="layout" svg:width="25.4cm" svg:height="1.609cm" svg:x="0cm" svg:y="2.117cm">
          <text:list text:style-name="L24">
            <text:list-header>
              <text:p text:style-name="P102"><text:span text:style-name="T264"/></text:p>
            </text:list-header>
          </text:list>
          <draw:enhanced-geometry svg:viewBox="0 0 21600 21600" draw:type="rectangle" draw:enhanced-path="M 0 0 L 21600 0 21600 21600 0 21600 0 0 Z N"/>
        </draw:custom-shape>
        <draw:custom-shape draw:style-name="gr38" draw:text-style-name="P5" draw:layer="layout" svg:width="25.4cm" svg:height="1.445cm" svg:x="0cm" svg:y="6.376cm">
          <text:list text:style-name="L36">
            <text:list-header>
              <text:p text:style-name="P99"><text:span text:style-name="T285"> </text:span></text:p>
              <text:p text:style-name="P102"><text:span text:style-name="T285"/></text:p>
            </text:list-header>
          </text:list>
          <draw:enhanced-geometry svg:viewBox="0 0 21600 21600" draw:type="rectangle" draw:enhanced-path="M 0 0 L 21600 0 21600 21600 0 21600 0 0 Z N"/>
        </draw:custom-shape>
        <draw:custom-shape draw:style-name="gr48" draw:text-style-name="P5" draw:layer="layout" svg:width="0.423cm" svg:height="3.386cm" svg:x="4.022cm" svg:y="4.65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3" draw:text-style-name="P5" draw:layer="layout" svg:width="9.102cm" svg:height="2.293cm" svg:x="4.233cm" svg:y="4.445cm">
          <text:list text:style-name="L24">
            <text:list-header>
              <text:p text:style-name="P99"><text:span text:style-name="T16">10 </text:span><text:span text:style-name="T291">在某一圆内</text:span></text:p>
            </text:list-header>
          </text:list>
          <text:list text:style-name="L98">
            <text:list-header>
              <text:p text:style-name="P14"><text:span text:style-name="T291"/></text:p>
            </text:list-header>
          </text:list>
          <draw:enhanced-geometry svg:viewBox="0 0 21600 21600" draw:type="mso-spt202" draw:enhanced-path="M 0 0 L 21600 0 21600 21600 0 21600 0 0 Z N"/>
        </draw:custom-shape>
        <draw:custom-shape draw:style-name="gr43" draw:text-style-name="P5" draw:layer="layout" svg:width="4.657cm" svg:height="1.277cm" svg:x="3.81cm" svg:y="7.197cm">
          <text:list text:style-name="L24">
            <text:list-header>
              <text:p text:style-name="P14"><text:span text:style-name="T16">0 </text:span><text:span text:style-name="T292">在圆外</text:span><text:span text:style-name="T8"> </text:span></text:p>
            </text:list-header>
          </text:list>
          <draw:enhanced-geometry svg:viewBox="0 0 21600 21600" draw:type="mso-spt202" draw:enhanced-path="M 0 0 L 21600 0 21600 21600 0 21600 0 0 Z N"/>
        </draw:custom-shape>
        <draw:line draw:style-name="gr34" draw:text-style-name="P25" draw:layer="layout" svg:x1="13.97cm" svg:y1="7.197cm" svg:x2="20.743cm" svg:y2="7.197cm">
          <text:p/>
        </draw:line>
        <draw:line draw:style-name="gr34" draw:text-style-name="P25" draw:layer="layout" svg:x1="17.145cm" svg:y1="10.372cm" svg:x2="17.145cm" svg:y2="4.022cm">
          <text:p/>
        </draw:line>
        <draw:custom-shape draw:style-name="gr46" draw:text-style-name="P5" draw:layer="layout" svg:width="1.693cm" svg:height="1.27cm" svg:x="14.605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5" draw:layer="layout" svg:width="1.693cm" svg:height="1.27cm" svg:x="17.992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5" draw:layer="layout" svg:width="1.693cm" svg:height="1.058cm" svg:x="14.605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5" draw:layer="layout" svg:width="1.694cm" svg:height="1.058cm" svg:x="18.203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25" draw:layer="layout" svg:x1="19.05cm" svg:y1="5.715cm" svg:x2="20.532cm" svg:y2="4.233cm">
          <text:p/>
        </draw:line>
        <draw:custom-shape draw:style-name="gr43" draw:text-style-name="P5" draw:layer="layout" svg:width="2.752cm" svg:height="2.293cm" svg:x="20.108cm" svg:y="3.598cm">
          <text:list text:style-name="L23">
            <text:list-header>
              <text:p text:style-name="P132"><text:span text:style-name="T293">（</text:span><text:span text:style-name="T293">x,y</text:span><text:span text:style-name="T293">）</text:span><text:span text:style-name="T109"> </text:span></text:p>
            </text:list-header>
          </text:list>
          <draw:enhanced-geometry svg:viewBox="0 0 21600 21600" draw:type="mso-spt202" draw:enhanced-path="M 0 0 L 21600 0 21600 21600 0 21600 0 0 Z N"/>
        </draw:custom-shape>
        <draw:custom-shape draw:style-name="gr39" draw:text-style-name="P5" draw:layer="layout" svg:width="1.865cm" svg:height="1.615cm" svg:x="2.009cm" svg:y="5.503cm">
          <text:list text:style-name="L39">
            <text:list-header>
              <text:p text:style-name="P24"><text:span text:style-name="T269">h=</text:span></text:p>
            </text:list-header>
          </text:list>
          <draw:enhanced-geometry svg:viewBox="0 0 21600 21600" draw:type="mso-spt202" draw:enhanced-path="M 0 0 L 21600 0 21600 21600 0 21600 0 0 Z N"/>
        </draw:custom-shape>
        <anim:par presentation:node-type="timing-root">
          <anim:par smil:begin="id183.begin">
            <anim:transitionFilter smil:dur="1s" smil:type="slideWipe" smil:subtype="fromBottomRight" smil:direction="reverse"/>
          </anim:par>
        </anim:par>
        <presentation:notes draw:style-name="dp2">
          <draw:page-thumbnail draw:style-name="gr1" draw:layer="layout" svg:width="7.142cm" svg:height="9.524cm" svg:x="5.953cm" svg:y="1.93cm" draw:page-number="132" presentation:class="page"/>
          <draw:frame presentation:style-name="pr2" draw:layer="layout" svg:width="15.239cm" svg:height="11.43cm" svg:x="1.905cm" svg:y="12.065cm" presentation:class="notes" presentation:placeholder="true">
            <draw:text-box/>
          </draw:frame>
        </presentation:notes>
      </draw:page>
      <draw:page draw:name="page133" draw:style-name="dp3" draw:master-page-name="Default" xml:id="id184" draw:id="id184">
        <draw:custom-shape draw:style-name="gr38" draw:text-style-name="P5" draw:layer="layout" svg:width="18.627cm" svg:height="8.249cm" svg:x="2.963cm" svg:y="2.328cm">
          <text:list text:style-name="L43">
            <text:list-header>
              <text:p text:style-name="P133"><text:span text:style-name="T249">c1=(x-2)</text:span><text:span text:style-name="T294">2</text:span><text:span text:style-name="T249">+(y-2)</text:span><text:span text:style-name="T294">2</text:span><text:span text:style-name="T249">≤1</text:span></text:p>
              <text:p text:style-name="P134"><text:span text:style-name="T249">c2=(x+2)</text:span><text:span text:style-name="T294">2</text:span><text:span text:style-name="T249">+(y-2)</text:span><text:span text:style-name="T294">2</text:span><text:span text:style-name="T249">≤1</text:span></text:p>
              <text:p text:style-name="P134"><text:span text:style-name="T249">c3=(x+2)</text:span><text:span text:style-name="T294">2</text:span><text:span text:style-name="T249">+(y+2)</text:span><text:span text:style-name="T294">2</text:span><text:span text:style-name="T249">≤1</text:span></text:p>
              <text:p text:style-name="P134"><text:span text:style-name="T249">c4=(x-2)</text:span><text:span text:style-name="T294">2</text:span><text:span text:style-name="T249">+(y+2)</text:span><text:span text:style-name="T294">2</text:span><text:span text:style-name="T249">≤1</text:span></text:p>
              <text:p text:style-name="P135"><text:span text:style-name="T249"/></text:p>
            </text:list-header>
          </text:list>
          <draw:enhanced-geometry svg:viewBox="0 0 21600 21600" draw:type="rectangle" draw:enhanced-path="M 0 0 L 21600 0 21600 21600 0 21600 0 0 Z N"/>
        </draw:custom-shape>
        <anim:par presentation:node-type="timing-root">
          <anim:par smil:begin="id184.begin">
            <anim:transitionFilter smil:dur="1s" smil:type="slideWipe" smil:subtype="fromBottomRight" smil:direction="reverse"/>
          </anim:par>
        </anim:par>
        <presentation:notes draw:style-name="dp2">
          <draw:page-thumbnail draw:style-name="gr1" draw:layer="layout" svg:width="7.142cm" svg:height="9.524cm" svg:x="5.953cm" svg:y="1.93cm" draw:page-number="133" presentation:class="page"/>
          <draw:frame presentation:style-name="pr2" draw:layer="layout" svg:width="15.239cm" svg:height="11.43cm" svg:x="1.905cm" svg:y="12.065cm" presentation:class="notes" presentation:placeholder="true">
            <draw:text-box/>
          </draw:frame>
        </presentation:notes>
      </draw:page>
      <draw:page draw:name="page134" draw:style-name="dp3" draw:master-page-name="Default" xml:id="id185" draw:id="id185">
        <draw:custom-shape draw:style-name="gr38" draw:text-style-name="P5" draw:layer="layout" svg:width="25.4cm" svg:height="32.757cm" svg:x="0cm" svg:y="0cm">
          <text:list text:style-name="L33">
            <text:list-header>
              <text:p text:style-name="P70"><text:span text:style-name="T155">main()</text:span></text:p>
              <text:p text:style-name="P71"><text:span text:style-name="T155">{ <text:s/></text:span></text:p>
              <text:p text:style-name="P71"><text:span text:style-name="T155"><text:s text:c="2"/></text:span><text:span text:style-name="T155">int <text:s/>h,c1,c2,c3,c4;</text:span></text:p>
              <text:p text:style-name="P71"><text:span text:style-name="T155"><text:s text:c="2"/></text:span><text:span text:style-name="T155">float <text:s/>x,y;</text:span></text:p>
              <text:p text:style-name="P71"><text:span text:style-name="T155"><text:s text:c="2"/></text:span><text:span text:style-name="T155">scanf(“%f%f”,&amp;x,&amp;y);</text:span></text:p>
              <text:p text:style-name="P71"><text:span text:style-name="T155"><text:s text:c="2"/></text:span><text:span text:style-name="T155">c1=(x-2)*(x-2)+(y-2)*(y-2)&lt;=1;</text:span></text:p>
              <text:p text:style-name="P71"><text:span text:style-name="T155"><text:s text:c="2"/></text:span><text:span text:style-name="T155">c2=(x+2)*(x+2)+(y-2)*(y-2)&lt;=1;</text:span></text:p>
              <text:p text:style-name="P71"><text:span text:style-name="T155"><text:s text:c="2"/></text:span><text:span text:style-name="T155">c3=(x+2)*(x+2)+(y+2)*(y+2)&lt;=1;</text:span></text:p>
              <text:p text:style-name="P71"><text:span text:style-name="T155"><text:s text:c="2"/></text:span><text:span text:style-name="T155">c4=(x-2)*(x-2)+(y+2)*(y+2)&lt;=1;</text:span></text:p>
              <text:p text:style-name="P71"><text:span text:style-name="T155"><text:s text:c="2"/></text:span><text:span text:style-name="T150">if(c1||c2||c3||c4) <text:s text:c="2"/>h=10;</text:span></text:p>
            </text:list-header>
          </text:list>
          <text:list text:style-name="L39">
            <text:list-header>
              <text:p text:style-name="P71"><text:span text:style-name="T150"><text:s text:c="2"/></text:span><text:span text:style-name="T150">else <text:s/>h=0;</text:span></text:p>
            </text:list-header>
          </text:list>
          <text:list text:style-name="L33">
            <text:list-header>
              <text:p text:style-name="P71"><text:span text:style-name="T155"><text:s text:c="2"/></text:span><text:span text:style-name="T155">printf(“\n h=%d”,h);</text:span></text:p>
              <text:p text:style-name="P71"><text:span text:style-name="T155">}</text:span></text:p>
            </text:list-header>
          </text:list>
          <text:list text:style-name="L24">
            <text:list-header>
              <text:p text:style-name="P136"><text:span text:style-name="T264"> </text:span></text:p>
              <text:p text:style-name="P136"><text:span text:style-name="T264"> </text:span></text:p>
              <text:p text:style-name="P136"><text:span text:style-name="T264"> </text:span></text:p>
              <text:p text:style-name="P136"><text:span text:style-name="T264"> </text:span></text:p>
              <text:p text:style-name="P136"><text:span text:style-name="T264"> </text:span></text:p>
              <text:p text:style-name="P136"><text:span text:style-name="T264"> </text:span></text:p>
              <text:p text:style-name="P136"><text:span text:style-name="T264"> </text:span></text:p>
              <text:p text:style-name="P136"><text:span text:style-name="T264"> </text:span></text:p>
              <text:p text:style-name="P136"><text:span text:style-name="T264"> </text:span></text:p>
              <text:p text:style-name="P136"><text:span text:style-name="T264"> </text:span></text:p>
              <text:p text:style-name="P137"><text:span text:style-name="T264"/></text:p>
            </text:list-header>
          </text:list>
          <draw:enhanced-geometry svg:viewBox="0 0 21600 21600" draw:type="rectangle" draw:enhanced-path="M 0 0 L 21600 0 21600 21600 0 21600 0 0 Z N"/>
        </draw:custom-shape>
        <anim:par presentation:node-type="timing-root">
          <anim:par smil:begin="id185.begin">
            <anim:transitionFilter smil:dur="1s" smil:type="slideWipe" smil:subtype="fromBottomRight" smil:direction="reverse"/>
          </anim:par>
        </anim:par>
        <presentation:notes draw:style-name="dp2">
          <draw:page-thumbnail draw:style-name="gr1" draw:layer="layout" svg:width="7.142cm" svg:height="9.524cm" svg:x="5.953cm" svg:y="1.93cm" draw:page-number="134" presentation:class="page"/>
          <draw:frame presentation:style-name="pr2" draw:layer="layout" svg:width="15.239cm" svg:height="11.43cm" svg:x="1.905cm" svg:y="12.065cm" presentation:class="notes" presentation:placeholder="true">
            <draw:text-box/>
          </draw:frame>
        </presentation:notes>
      </draw:page>
      <draw:page draw:name="page135" draw:style-name="dp4" draw:master-page-name="Default" presentation:presentation-page-layout-name="AL1T0" xml:id="id186" draw:id="id186">
        <draw:frame presentation:style-name="pr63" draw:text-style-name="P5" draw:layer="layout" svg:width="21.378cm" svg:height="15.452cm" svg:x="1.905cm" svg:y="1.27cm" presentation:class="subtitle" presentation:user-transformed="true">
          <draw:text-box>
            <text:list text:style-name="L90">
              <text:list-header>
                <text:p text:style-name="P138"><text:span text:style-name="T295">第六章 <text:s/>循环控制</text:span></text:p>
              </text:list-header>
            </text:list>
            <text:list text:style-name="L6">
              <text:list-header>
                <text:p text:style-name="P139"><text:span text:style-name="T68"><text:s text:c="2"/></text:span><text:span text:style-name="T68">6</text:span><text:span text:style-name="T68">．</text:span><text:span text:style-name="T68">1 </text:span><text:span text:style-name="T68">概述</text:span></text:p>
              </text:list-header>
            </text:list>
            <text:list text:style-name="L17">
              <text:list-header>
                <text:p text:style-name="P61"><text:span text:style-name="T38"><text:s text:c="2"/></text:span><text:span text:style-name="T61">所谓循环控制，就是如何实现循环结构的控制问题。</text:span><text:span text:style-name="T88">有</text:span><text:span text:style-name="T88">4</text:span><text:span text:style-name="T88">种方法：</text:span></text:p>
                <text:p text:style-name="P139"><text:span text:style-name="T61"><text:s/>① </text:span><text:span text:style-name="T61">用</text:span><text:span text:style-name="T61">goto</text:span><text:span text:style-name="T61">语句和</text:span><text:span text:style-name="T61">if</text:span><text:span text:style-name="T61">构成循环。</text:span><text:span text:style-name="T61"><text:line-break/></text:span><text:span text:style-name="T61"> ② 用</text:span><text:span text:style-name="T61">while</text:span><text:span text:style-name="T61">语句。</text:span><text:span text:style-name="T61"><text:line-break/></text:span><text:span text:style-name="T61"> ③ 用</text:span><text:span text:style-name="T61">do-while</text:span><text:span text:style-name="T61">语句。</text:span><text:span text:style-name="T61"><text:line-break/></text:span><text:span text:style-name="T61"> ④ 用</text:span><text:span text:style-name="T61">for</text:span><text:span text:style-name="T61">语句。</text:span></text:p>
              </text:list-header>
            </text:list>
          </draw:text-box>
        </draw:frame>
        <anim:par presentation:node-type="timing-root">
          <anim:par smil:begin="id186.begin">
            <anim:transitionFilter smil:dur="1s" smil:type="irisWipe" smil:subtype="rectangle"/>
          </anim:par>
        </anim:par>
        <presentation:notes draw:style-name="dp2">
          <draw:page-thumbnail draw:style-name="gr1" draw:layer="layout" svg:width="7.142cm" svg:height="9.524cm" svg:x="5.953cm" svg:y="1.93cm" draw:page-number="135" presentation:class="page"/>
          <draw:frame presentation:style-name="pr2" draw:layer="layout" svg:width="15.239cm" svg:height="11.43cm" svg:x="1.905cm" svg:y="12.065cm" presentation:class="notes" presentation:placeholder="true">
            <draw:text-box/>
          </draw:frame>
        </presentation:notes>
      </draw:page>
      <draw:page draw:name="page136" draw:style-name="dp3" draw:master-page-name="Default" xml:id="id187" draw:id="id187">
        <draw:custom-shape draw:style-name="gr38" draw:text-style-name="P5" draw:layer="layout" svg:width="25.4cm" svg:height="4.323cm" svg:x="0cm" svg:y="0.423cm">
          <text:list text:style-name="L39">
            <text:list-header>
              <text:p text:style-name="P140"><text:span text:style-name="T150">6</text:span><text:span text:style-name="T150">．</text:span><text:span text:style-name="T150">2 </text:span><text:span text:style-name="T150">用</text:span><text:span text:style-name="T150">goto</text:span><text:span text:style-name="T150">语句和</text:span><text:span text:style-name="T150">if</text:span><text:span text:style-name="T150">语句构成循环</text:span></text:p>
            </text:list-header>
          </text:list>
          <text:list text:style-name="L33">
            <text:list-header>
              <text:p text:style-name="P141"><text:span text:style-name="T155">例</text:span><text:span text:style-name="T155">: <text:s text:c="2"/></text:span><text:span text:style-name="T155">对于计算</text:span><text:span text:style-name="T296"> <text:s/></text:span><text:span text:style-name="T296">s=1+2+3+4+5+6+7+8+9+10</text:span></text:p>
            </text:list-header>
          </text:list>
          <draw:enhanced-geometry svg:viewBox="0 0 21600 21600" draw:type="rectangle" draw:enhanced-path="M 0 0 L 21600 0 21600 21600 0 21600 0 0 Z N"/>
        </draw:custom-shape>
        <draw:custom-shape draw:style-name="gr44" draw:text-style-name="P5" draw:layer="layout" svg:width="4.445cm" svg:height="1.482cm" svg:x="10.583cm" svg:y="4.868cm">
          <text:list text:style-name="L24">
            <text:list-header>
              <text:p text:style-name="P14"><text:span text:style-name="T109">0 <text:s text:c="6"/>s</text:span></text:p>
            </text:list-header>
          </text:list>
          <draw:enhanced-geometry svg:viewBox="0 0 21600 21600" draw:type="rectangle" draw:enhanced-path="M 0 0 L 21600 0 21600 21600 0 21600 0 0 Z N"/>
        </draw:custom-shape>
        <draw:custom-shape draw:style-name="gr44" draw:text-style-name="P5" draw:layer="layout" svg:width="4.445cm" svg:height="1.481cm" svg:x="10.583cm" svg:y="7.197cm">
          <text:list text:style-name="L24">
            <text:list-header>
              <text:p text:style-name="P14"><text:span text:style-name="T109">1 <text:s text:c="4"/>i</text:span></text:p>
            </text:list-header>
          </text:list>
          <draw:enhanced-geometry svg:viewBox="0 0 21600 21600" draw:type="rectangle" draw:enhanced-path="M 0 0 L 21600 0 21600 21600 0 21600 0 0 Z N"/>
        </draw:custom-shape>
        <draw:custom-shape draw:style-name="gr44" draw:text-style-name="P5" draw:layer="layout" svg:width="4.445cm" svg:height="1.481cm" svg:x="10.583cm" svg:y="9.737cm">
          <text:list text:style-name="L24">
            <text:list-header>
              <text:p text:style-name="P14"><text:span text:style-name="T109">s+i </text:span><text:span text:style-name="T110">→ s</text:span> </text:p>
            </text:list-header>
          </text:list>
          <draw:enhanced-geometry svg:viewBox="0 0 21600 21600" draw:type="rectangle" draw:enhanced-path="M 0 0 L 21600 0 21600 21600 0 21600 0 0 Z N"/>
        </draw:custom-shape>
        <draw:custom-shape draw:style-name="gr44" draw:text-style-name="P5" draw:layer="layout" svg:width="4.234cm" svg:height="1.481cm" svg:x="10.583cm" svg:y="12.277cm">
          <text:list text:style-name="L12">
            <text:list-header>
              <text:p text:style-name="P14"><text:span text:style-name="T115"/></text:p>
            </text:list-header>
          </text:list>
          <text:list text:style-name="L24">
            <text:list-header>
              <text:p text:style-name="P14"><text:span text:style-name="T109">i+1 </text:span><text:span text:style-name="T110">→ i</text:span></text:p>
            </text:list-header>
          </text:list>
          <text:list text:style-name="L23">
            <text:list-header>
              <text:p text:style-name="P24"><text:span text:style-name="T110"/></text:p>
            </text:list-header>
          </text:list>
          <draw:enhanced-geometry svg:viewBox="0 0 21600 21600" draw:type="rectangle" draw:enhanced-path="M 0 0 L 21600 0 21600 21600 0 21600 0 0 Z N"/>
        </draw:custom-shape>
        <draw:custom-shape draw:style-name="gr44" draw:text-style-name="P5" draw:layer="layout" svg:width="4.656cm" svg:height="1.905cm" svg:x="10.372cm" svg:y="14.393cm">
          <text:list text:style-name="L23">
            <text:list-header>
              <text:p text:style-name="P24"><text:span text:style-name="T110">i≤</text:span><text:span text:style-name="T109">10</text:span><text:span text:style-name="T115"> </text:span></text:p>
            </text:list-header>
          </text:list>
          <draw:enhanced-geometry svg:viewBox="0 0 21600 21600" draw:glue-points="10800 0 0 10800 10800 21600 21600 10800" draw:text-areas="5400 5400 16200 16200" draw:type="diamond" draw:enhanced-path="M 10800 0 L 21600 10800 10800 21600 0 10800 10800 0 Z N"/>
        </draw:custom-shape>
        <draw:line draw:style-name="gr34" draw:text-style-name="P25" draw:layer="layout" svg:x1="12.912cm" svg:y1="3.81cm" svg:x2="12.912cm" svg:y2="4.868cm">
          <text:p/>
        </draw:line>
        <draw:line draw:style-name="gr34" draw:text-style-name="P25" draw:layer="layout" svg:x1="12.912cm" svg:y1="6.35cm" svg:x2="12.912cm" svg:y2="7.197cm">
          <text:p/>
        </draw:line>
        <draw:line draw:style-name="gr34" draw:text-style-name="P25" draw:layer="layout" svg:x1="12.7cm" svg:y1="8.678cm" svg:x2="12.7cm" svg:y2="9.525cm">
          <text:p/>
        </draw:line>
        <draw:line draw:style-name="gr34" draw:text-style-name="P25" draw:layer="layout" svg:x1="12.7cm" svg:y1="11.218cm" svg:x2="12.7cm" svg:y2="12.277cm">
          <text:p/>
        </draw:line>
        <draw:line draw:style-name="gr34" draw:text-style-name="P25" draw:layer="layout" svg:x1="12.7cm" svg:y1="13.758cm" svg:x2="12.7cm" svg:y2="14.393cm">
          <text:p/>
        </draw:line>
        <draw:line draw:style-name="gr34" draw:text-style-name="P25" draw:layer="layout" svg:x1="12.7cm" svg:y1="16.51cm" svg:x2="12.7cm" svg:y2="17.145cm">
          <text:p/>
        </draw:line>
        <draw:custom-shape draw:style-name="gr44" draw:text-style-name="P5" draw:layer="layout" svg:width="3.387cm" svg:height="1.27cm" svg:x="11.218cm" svg:y="17.145cm">
          <text:list text:style-name="L12">
            <text:list-header>
              <text:p text:style-name="P14"><text:span text:style-name="T64"/></text:p>
            </text:list-header>
          </text:list>
          <text:list text:style-name="L24">
            <text:list-header>
              <text:p text:style-name="P14"><text:span text:style-name="T121">输出</text:span><text:span text:style-name="T8">s</text:span></text:p>
              <text:p text:style-name="P14"><text:span text:style-name="T8"/></text:p>
            </text:list-header>
          </text:list>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4" draw:text-style-name="P25" draw:layer="layout" svg:x1="12.7cm" svg:y1="18.415cm" svg:x2="12.7cm" svg:y2="19.05cm">
          <text:p/>
        </draw:line>
        <draw:line draw:style-name="gr34" draw:text-style-name="P25" draw:layer="layout" svg:x1="12.488cm" svg:y1="5.715cm" svg:x2="13.335cm" svg:y2="5.715cm">
          <text:p/>
        </draw:line>
        <draw:line draw:style-name="gr34" draw:text-style-name="P25" draw:layer="layout" svg:x1="12.488cm" svg:y1="8.043cm" svg:x2="13.335cm" svg:y2="8.043cm">
          <text:p/>
        </draw:line>
        <draw:line draw:style-name="gr45" draw:text-style-name="P25" draw:layer="layout" svg:x1="10.372cm" svg:y1="15.452cm" svg:x2="7.62cm" svg:y2="15.452cm">
          <text:p/>
        </draw:line>
        <draw:line draw:style-name="gr45" draw:text-style-name="P25" draw:layer="layout" svg:x1="7.62cm" svg:y1="15.451cm" svg:x2="7.62cm" svg:y2="9.312cm">
          <text:p/>
        </draw:line>
        <draw:line draw:style-name="gr34" draw:text-style-name="P25" draw:layer="layout" svg:x1="7.62cm" svg:y1="9.313cm" svg:x2="12.277cm" svg:y2="9.313cm">
          <text:p/>
        </draw:line>
        <draw:custom-shape draw:style-name="gr12" draw:text-style-name="P5" draw:layer="layout" svg:width="0.925cm" svg:height="1.277cm" svg:x="9.437cm" svg:y="14.182cm">
          <text:list text:style-name="L24">
            <text:list-header>
              <text:p text:style-name="P12"><text:span text:style-name="T109">y</text:span></text:p>
            </text:list-header>
          </text:list>
          <draw:enhanced-geometry svg:viewBox="0 0 21600 21600" draw:type="mso-spt202" draw:enhanced-path="M 0 0 L 21600 0 21600 21600 0 21600 0 0 Z N"/>
        </draw:custom-shape>
        <draw:custom-shape draw:style-name="gr12" draw:text-style-name="P5" draw:layer="layout" svg:width="0.925cm" svg:height="1.277cm" svg:x="12.912cm" svg:y="16.087cm">
          <text:list text:style-name="L24">
            <text:list-header>
              <text:p text:style-name="P12"><text:span text:style-name="T109">n</text:span></text:p>
            </text:list-header>
          </text:list>
          <draw:enhanced-geometry svg:viewBox="0 0 21600 21600" draw:type="mso-spt202" draw:enhanced-path="M 0 0 L 21600 0 21600 21600 0 21600 0 0 Z N"/>
        </draw:custom-shape>
        <anim:par presentation:node-type="timing-root">
          <anim:par smil:begin="id187.begin">
            <anim:transitionFilter smil:dur="1s" smil:type="slideWipe" smil:subtype="fromBottomRight" smil:direction="reverse"/>
          </anim:par>
        </anim:par>
        <presentation:notes draw:style-name="dp2">
          <draw:page-thumbnail draw:style-name="gr1" draw:layer="layout" svg:width="7.142cm" svg:height="9.524cm" svg:x="5.953cm" svg:y="1.93cm" draw:page-number="136" presentation:class="page"/>
          <draw:frame presentation:style-name="pr2" draw:layer="layout" svg:width="15.239cm" svg:height="11.43cm" svg:x="1.905cm" svg:y="12.065cm" presentation:class="notes" presentation:placeholder="true">
            <draw:text-box/>
          </draw:frame>
        </presentation:notes>
      </draw:page>
      <draw:page draw:name="page137" draw:style-name="dp3" draw:master-page-name="Default" xml:id="id188" draw:id="id188">
        <draw:custom-shape draw:style-name="gr11" draw:text-style-name="P5" draw:layer="layout" svg:width="23.495cm" svg:height="16.028cm" svg:x="1.27cm" svg:y="0.847cm">
          <text:list text:style-name="L23">
            <text:list-header>
              <text:p text:style-name="P104"><text:span text:style-name="T278"><text:s text:c="10"/></text:span><text:span text:style-name="T250">s=0;</text:span></text:p>
            </text:list-header>
          </text:list>
          <text:list text:style-name="L43">
            <text:list-header>
              <text:p text:style-name="P104"><text:span text:style-name="T250"><text:s text:c="10"/></text:span><text:span text:style-name="T250">i=1;</text:span></text:p>
              <text:p text:style-name="P104"><text:span text:style-name="T250"><text:s text:c="4"/></text:span><text:span text:style-name="T297">lable:</text:span><text:span text:style-name="T250">s+=i;</text:span></text:p>
              <text:p text:style-name="P104"><text:span text:style-name="T250"><text:s text:c="10"/></text:span><text:span text:style-name="T250">i++;</text:span></text:p>
              <text:p text:style-name="P104"><text:span text:style-name="T250"><text:s text:c="10"/></text:span><text:span text:style-name="T250">if(i&lt;=10) </text:span><text:span text:style-name="T278">goto lable</text:span><text:span text:style-name="T250">;</text:span></text:p>
            </text:list-header>
          </text:list>
          <text:list text:style-name="L12">
            <text:list-header>
              <text:p text:style-name="P103"><text:span text:style-name="T296"><text:s/></text:span><text:span text:style-name="T250"><text:s text:c="10"/></text:span><text:span text:style-name="T250">printf(“%d”,s)</text:span><text:span text:style-name="T296"> ;</text:span></text:p>
              <text:p text:style-name="P103"><text:span text:style-name="T296"/></text:p>
              <text:p text:style-name="P103"><text:span text:style-name="T296"/></text:p>
            </text:list-header>
          </text:list>
          <draw:enhanced-geometry svg:viewBox="0 0 21600 21600" draw:type="rectangle" draw:enhanced-path="M 0 0 L 21600 0 21600 21600 0 21600 0 0 Z N"/>
        </draw:custom-shape>
        <draw:line draw:style-name="gr34" draw:text-style-name="P25" draw:layer="layout" svg:x1="4.233cm" svg:y1="13.757cm" svg:x2="4.233cm" svg:y2="6.984cm">
          <text:p/>
        </draw:line>
        <draw:custom-shape draw:style-name="gr49" draw:text-style-name="P5" draw:layer="layout" svg:width="4.445cm" svg:height="1.277cm" svg:x="2.117cm" svg:y="13.97cm">
          <text:list text:style-name="L46">
            <text:list-header>
              <text:p text:style-name="P142"><text:span text:style-name="T92">语句标号</text:span><text:span text:style-name="T8"> </text:span></text:p>
            </text:list-header>
          </text:list>
          <draw:enhanced-geometry svg:viewBox="0 0 21600 21600" draw:type="mso-spt202" draw:enhanced-path="M 0 0 L 21600 0 21600 21600 0 21600 0 0 Z N"/>
        </draw:custom-shape>
        <draw:line draw:style-name="gr34" draw:text-style-name="P25" draw:layer="layout" svg:x1="17.144cm" svg:y1="14.393cm" svg:x2="13.757cm" svg:y2="11.007cm">
          <text:p/>
        </draw:line>
        <draw:custom-shape draw:style-name="gr50" draw:text-style-name="P5" draw:layer="layout" svg:width="7.62cm" svg:height="1.277cm" svg:x="13.758cm" svg:y="14.605cm">
          <text:list text:style-name="L46">
            <text:list-header>
              <text:p text:style-name="P143"><text:span text:style-name="T92">无条件转向语句</text:span></text:p>
            </text:list-header>
          </text:list>
          <draw:enhanced-geometry svg:viewBox="0 0 21600 21600" draw:type="mso-spt202" draw:enhanced-path="M 0 0 L 21600 0 21600 21600 0 21600 0 0 Z N"/>
        </draw:custom-shape>
        <draw:custom-shape draw:style-name="gr11" draw:text-style-name="P5" draw:layer="layout" svg:width="8.678cm" svg:height="6.357cm" svg:x="15.24cm" svg:y="2.328cm">
          <text:list text:style-name="L43">
            <text:list-header>
              <text:p text:style-name="P6"><text:span text:style-name="T103"><text:s text:c="3"/></text:span><text:span text:style-name="T103">goto </text:span><text:span text:style-name="T103">语句可以构造循环，但不主张用，因为它容易破坏结构化程序设计。</text:span></text:p>
              <text:p text:style-name="P6"><text:span text:style-name="T103"/></text:p>
            </text:list-header>
          </text:list>
          <draw:enhanced-geometry svg:viewBox="0 0 21600 21600" draw:type="mso-spt202" draw:enhanced-path="M 0 0 L 21600 0 21600 21600 0 21600 0 0 Z N"/>
        </draw:custom-shape>
        <draw:custom-shape draw:style-name="gr51" draw:text-style-name="P5" draw:layer="layout" svg:width="11.43cm" svg:height="4.445cm" svg:x="13.123cm" svg:y="2.117cm">
          <text:list text:style-name="L43">
            <text:list-header>
              <text:p text:style-name="P6"><text:span text:style-name="T99"><text:s text:c="2"/></text:span><text:span text:style-name="T59">goto <text:s/></text:span><text:span text:style-name="T59">语句可以构造循环，</text:span></text:p>
            </text:list-header>
          </text:list>
          <text:list text:style-name="L39">
            <text:list-header>
              <text:p text:style-name="P6"><text:span text:style-name="T59">但不主张用，因为它容易破</text:span></text:p>
              <text:p text:style-name="P6"><text:span text:style-name="T59">坏结构化程序设计。</text:span></text:p>
              <text:p text:style-name="P6"><text:span text:style-name="T59"/></text:p>
            </text:list-header>
          </text:list>
          <draw:enhanced-geometry svg:viewBox="0 0 21600 21600" draw:type="rectangle" draw:enhanced-path="M 0 0 L 21600 0 21600 21600 0 21600 0 0 Z N"/>
        </draw:custom-shape>
        <anim:par presentation:node-type="timing-root">
          <anim:par smil:begin="id188.begin">
            <anim:transitionFilter smil:dur="1s" smil:type="slideWipe" smil:subtype="fromBottomRight" smil:direction="reverse"/>
          </anim:par>
        </anim:par>
        <presentation:notes draw:style-name="dp2">
          <draw:page-thumbnail draw:style-name="gr1" draw:layer="layout" svg:width="7.142cm" svg:height="9.524cm" svg:x="5.953cm" svg:y="1.93cm" draw:page-number="137" presentation:class="page"/>
          <draw:frame presentation:style-name="pr2" draw:layer="layout" svg:width="15.239cm" svg:height="11.43cm" svg:x="1.905cm" svg:y="12.065cm" presentation:class="notes" presentation:placeholder="true">
            <draw:text-box/>
          </draw:frame>
        </presentation:notes>
      </draw:page>
      <draw:page draw:name="page138" draw:style-name="dp3" draw:master-page-name="Default" xml:id="id189" draw:id="id189">
        <draw:custom-shape draw:style-name="gr38" draw:text-style-name="P5" draw:layer="layout" svg:width="23.283cm" svg:height="19.217cm" svg:x="0.635cm" svg:y="1.058cm">
          <text:list text:style-name="L39">
            <text:list-header>
              <text:p text:style-name="P144"><text:span text:style-name="T150"><text:s text:c="4"/></text:span><text:span text:style-name="T150">6</text:span><text:span text:style-name="T150">．</text:span><text:span text:style-name="T150">3 <text:s/>while</text:span><text:span text:style-name="T150">语句</text:span></text:p>
              <text:p text:style-name="P145"><text:span text:style-name="T150"><text:s text:c="4"/></text:span><text:span text:style-name="T155">while</text:span><text:span text:style-name="T155">语句是专门用于实现循环控制的语</text:span></text:p>
            </text:list-header>
          </text:list>
          <text:list text:style-name="L33">
            <text:list-header>
              <text:p text:style-name="P145"><text:span text:style-name="T155"><text:s text:c="2"/></text:span><text:span text:style-name="T155">句之一。</text:span></text:p>
              <text:p text:style-name="P145"><text:span text:style-name="T155"><text:s text:c="4"/></text:span><text:span text:style-name="T155">其一般形式为：</text:span></text:p>
              <text:p text:style-name="P145"><text:span text:style-name="T155"><text:s text:c="5"/></text:span><text:span text:style-name="T150">while (</text:span><text:span text:style-name="T150">表达式</text:span><text:span text:style-name="T150">) </text:span><text:span text:style-name="T150">语句</text:span><text:span text:style-name="T278"> </text:span></text:p>
            </text:list-header>
          </text:list>
          <text:list text:style-name="L24">
            <text:list-header>
              <text:p text:style-name="P146"><text:span text:style-name="T262"/></text:p>
              <text:p text:style-name="P146"><text:span text:style-name="T262"><text:s text:c="7"/></text:span></text:p>
              <text:p text:style-name="P146"><text:span text:style-name="T262"/></text:p>
              <text:p text:style-name="P146"><text:span text:style-name="T262"/></text:p>
              <text:p text:style-name="P146"><text:span text:style-name="T262"/></text:p>
            </text:list-header>
          </text:list>
          <text:list text:style-name="L33">
            <text:list-header>
              <text:p text:style-name="P147"><text:span text:style-name="T155"/></text:p>
            </text:list-header>
          </text:list>
          <text:list text:style-name="L99">
            <text:list-header>
              <text:p text:style-name="P147"><text:span text:style-name="T288">含义：当表达式的值为非</text:span><text:span text:style-name="T288">0</text:span><text:span text:style-name="T288">时，执行循环体，否则执行后续语句。</text:span></text:p>
            </text:list-header>
          </text:list>
          <draw:enhanced-geometry svg:viewBox="0 0 21600 21600" draw:type="rectangle" draw:enhanced-path="M 0 0 L 21600 0 21600 21600 0 21600 0 0 Z N"/>
        </draw:custom-shape>
        <draw:line draw:style-name="gr34" draw:text-style-name="P25" draw:layer="layout" svg:x1="3.387cm" svg:y1="13.335cm" svg:x2="5.08cm" svg:y2="8.043cm">
          <text:p/>
        </draw:line>
        <draw:line draw:style-name="gr34" draw:text-style-name="P25" draw:layer="layout" svg:x1="11.217cm" svg:y1="13.122cm" svg:x2="9.524cm" svg:y2="7.831cm">
          <text:p/>
        </draw:line>
        <draw:line draw:style-name="gr34" draw:text-style-name="P25" draw:layer="layout" svg:x1="17.145cm" svg:y1="13.122cm" svg:x2="13.335cm" svg:y2="7.831cm">
          <text:p/>
        </draw:line>
        <draw:custom-shape draw:style-name="gr11" draw:text-style-name="P5" draw:layer="layout" svg:width="3.387cm" svg:height="1.27cm" svg:x="8.255cm" svg:y="13.547cm">
          <text:list text:style-name="L36">
            <text:list-header>
              <text:p text:style-name="P150"><text:span text:style-name="T54"/></text:p>
            </text:list-header>
          </text:list>
          <draw:enhanced-geometry svg:viewBox="0 0 21600 21600" draw:type="mso-spt202" draw:enhanced-path="M 0 0 L 21600 0 21600 21600 0 21600 0 0 Z N"/>
        </draw:custom-shape>
        <draw:custom-shape draw:style-name="gr11" draw:text-style-name="P5" draw:layer="layout" svg:width="5.08cm" svg:height="1.277cm" svg:x="2.54cm" svg:y="13.335cm">
          <text:list text:style-name="L43">
            <text:list-header>
              <text:p text:style-name="P142"><text:span text:style-name="T99">语句关键 </text:span><text:span text:style-name="T64"><text:s/></text:span></text:p>
            </text:list-header>
          </text:list>
          <draw:enhanced-geometry svg:viewBox="0 0 21600 21600" draw:type="mso-spt202" draw:enhanced-path="M 0 0 L 21600 0 21600 21600 0 21600 0 0 Z N"/>
        </draw:custom-shape>
        <draw:custom-shape draw:style-name="gr50" draw:text-style-name="P5" draw:layer="layout" svg:width="6.773cm" svg:height="2.293cm" svg:x="7.62cm" svg:y="13.123cm">
          <text:list text:style-name="L100">
            <text:list-header>
              <text:p text:style-name="P148"><text:span text:style-name="T298">表达循环条件的表达式</text:span></text:p>
            </text:list-header>
          </text:list>
          <draw:enhanced-geometry svg:viewBox="0 0 21600 21600" draw:type="mso-spt202" draw:enhanced-path="M 0 0 L 21600 0 21600 21600 0 21600 0 0 Z N"/>
        </draw:custom-shape>
        <draw:custom-shape draw:style-name="gr49" draw:text-style-name="P5" draw:layer="layout" svg:width="3.175cm" svg:height="1.277cm" svg:x="15.663cm" svg:y="13.123cm">
          <text:list text:style-name="L101">
            <text:list-header>
              <text:p text:style-name="P142"><text:span text:style-name="T299">循环体</text:span><text:span text:style-name="T64"> </text:span></text:p>
            </text:list-header>
          </text:list>
          <draw:enhanced-geometry svg:viewBox="0 0 21600 21600" draw:type="mso-spt202" draw:enhanced-path="M 0 0 L 21600 0 21600 21600 0 21600 0 0 Z N"/>
        </draw:custom-shape>
        <draw:custom-shape draw:style-name="gr44" draw:text-style-name="P5" draw:layer="layout" svg:width="4.869cm" svg:height="1.27cm" svg:x="1.693cm" svg:y="13.335cm">
          <text:list text:style-name="L12">
            <text:list-header>
              <text:p text:style-name="P14"><text:span text:style-name="T64"/></text:p>
            </text:list-header>
          </text:list>
          <text:list text:style-name="L100">
            <text:list-header>
              <text:p text:style-name="P14"><text:span text:style-name="T298">语句关键字</text:span></text:p>
              <text:p text:style-name="P14"><text:span text:style-name="T298"/></text:p>
            </text:list-header>
          </text:list>
          <draw:enhanced-geometry svg:viewBox="0 0 21600 21600" draw:type="rectangle" draw:enhanced-path="M 0 0 L 21600 0 21600 21600 0 21600 0 0 Z N"/>
        </draw:custom-shape>
        <anim:par presentation:node-type="timing-root">
          <anim:par smil:begin="id189.begin">
            <anim:transitionFilter smil:dur="1s" smil:type="slideWipe" smil:subtype="fromBottomRight" smil:direction="reverse"/>
          </anim:par>
        </anim:par>
        <presentation:notes draw:style-name="dp2">
          <draw:page-thumbnail draw:style-name="gr1" draw:layer="layout" svg:width="7.142cm" svg:height="9.524cm" svg:x="5.953cm" svg:y="1.93cm" draw:page-number="138" presentation:class="page"/>
          <draw:frame presentation:style-name="pr2" draw:layer="layout" svg:width="15.239cm" svg:height="11.43cm" svg:x="1.905cm" svg:y="12.065cm" presentation:class="notes" presentation:placeholder="true">
            <draw:text-box/>
          </draw:frame>
        </presentation:notes>
      </draw:page>
      <draw:page draw:name="page139" draw:style-name="dp3" draw:master-page-name="Default" xml:id="id190" draw:id="id190">
        <draw:custom-shape draw:style-name="gr38" draw:text-style-name="P5" draw:layer="layout" svg:width="22.648cm" svg:height="8.385cm" svg:x="0.847cm" svg:y="0.635cm">
          <text:list text:style-name="L23">
            <text:list-header>
              <text:p text:style-name="P84"><text:span text:style-name="T274"><text:s text:c="3"/></text:span><text:span text:style-name="T278"><text:s text:c="4"/></text:span></text:p>
              <text:p text:style-name="P101"><text:span text:style-name="T278"><text:s text:c="3"/></text:span><text:span text:style-name="T150">执行过程</text:span><text:span text:style-name="T150">:</text:span><text:span text:style-name="T278"> <text:s text:c="4"/></text:span></text:p>
            </text:list-header>
          </text:list>
          <text:list text:style-name="L24">
            <text:list-header>
              <text:p text:style-name="P102"><text:span text:style-name="T262"/></text:p>
            </text:list-header>
          </text:list>
          <text:list text:style-name="L46">
            <text:list-header>
              <text:p text:style-name="P101"><text:span text:style-name="T244">while (</text:span><text:span text:style-name="T244">表达式</text:span><text:span text:style-name="T244">) </text:span><text:span text:style-name="T244">语句</text:span></text:p>
            </text:list-header>
          </text:list>
          <text:list text:style-name="L24">
            <text:list-header>
              <text:p text:style-name="P102"><text:span text:style-name="T264"/></text:p>
              <text:p text:style-name="P102"><text:span text:style-name="T264"/></text:p>
            </text:list-header>
          </text:list>
          <draw:enhanced-geometry svg:viewBox="0 0 21600 21600" draw:type="rectangle" draw:enhanced-path="M 0 0 L 21600 0 21600 21600 0 21600 0 0 Z N"/>
        </draw:custom-shape>
        <draw:custom-shape draw:style-name="gr38" draw:text-style-name="P5" draw:layer="layout" svg:width="25.4cm" svg:height="0.853cm" svg:x="0cm" svg:y="9.525cm">
          <text:list text:style-name="L96">
            <text:list-header>
              <text:p text:style-name="P84"><text:span text:style-name="T276"><text:s/></text:span></text:p>
            </text:list-header>
          </text:list>
          <draw:enhanced-geometry svg:viewBox="0 0 21600 21600" draw:type="rectangle" draw:enhanced-path="M 0 0 L 21600 0 21600 21600 0 21600 0 0 Z N"/>
        </draw:custom-shape>
        <draw:custom-shape draw:style-name="gr52" draw:text-style-name="P5" draw:layer="layout" svg:width="5.926cm" svg:height="2.139cm" svg:x="14.817cm" svg:y="6.138cm">
          <text:list text:style-name="L24">
            <text:list-header>
              <text:p text:style-name="P55"><text:span text:style-name="T121">表达式</text:span></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2" draw:text-style-name="P5" draw:layer="layout" svg:width="4.234cm" svg:height="1.482cm" svg:x="15.663cm" svg:y="9.313cm">
          <text:list text:style-name="L24">
            <text:list-header>
              <text:p text:style-name="P149"><text:span text:style-name="T121">循环体</text:span></text:p>
            </text:list-header>
          </text:list>
          <draw:enhanced-geometry svg:viewBox="0 0 21600 21600" draw:type="mso-spt202" draw:enhanced-path="M 0 0 L 21600 0 21600 21600 0 21600 0 0 Z N"/>
        </draw:custom-shape>
        <draw:line draw:style-name="gr34" draw:text-style-name="P25" draw:layer="layout" svg:x1="17.78cm" svg:y1="8.255cm" svg:x2="17.78cm" svg:y2="9.291cm">
          <text:p/>
        </draw:line>
        <draw:line draw:style-name="gr45" draw:text-style-name="P25" draw:layer="layout" svg:x1="17.78cm" svg:y1="10.795cm" svg:x2="17.78cm" svg:y2="12.912cm">
          <text:p/>
        </draw:line>
        <draw:line draw:style-name="gr45" draw:text-style-name="P25" draw:layer="layout" svg:x1="17.78cm" svg:y1="12.912cm" svg:x2="12.488cm" svg:y2="12.912cm">
          <text:p/>
        </draw:line>
        <draw:line draw:style-name="gr45" draw:text-style-name="P25" draw:layer="layout" svg:x1="12.488cm" svg:y1="12.912cm" svg:x2="12.488cm" svg:y2="5.292cm">
          <text:p/>
        </draw:line>
        <draw:line draw:style-name="gr34" draw:text-style-name="P25" draw:layer="layout" svg:x1="12.488cm" svg:y1="5.292cm" svg:x2="17.78cm" svg:y2="5.292cm">
          <text:p/>
        </draw:line>
        <draw:line draw:style-name="gr45" draw:text-style-name="P25" draw:layer="layout" svg:x1="20.955cm" svg:y1="7.214cm" svg:x2="21.908cm" svg:y2="7.214cm">
          <text:p/>
        </draw:line>
        <draw:line draw:style-name="gr45" draw:text-style-name="P25" draw:layer="layout" svg:x1="21.908cm" svg:y1="7.214cm" svg:x2="21.802cm" svg:y2="11.43cm">
          <text:p/>
        </draw:line>
        <draw:line draw:style-name="gr45" draw:text-style-name="P25" draw:layer="layout" svg:x1="21.696cm" svg:y1="11.43cm" svg:x2="19.262cm" svg:y2="11.43cm">
          <text:p/>
        </draw:line>
        <draw:line draw:style-name="gr34" draw:text-style-name="P25" draw:layer="layout" svg:x1="19.262cm" svg:y1="11.43cm" svg:x2="19.262cm" svg:y2="14.16cm">
          <text:p/>
        </draw:line>
        <draw:line draw:style-name="gr34" draw:text-style-name="P25" draw:layer="layout" svg:x1="17.78cm" svg:y1="4.022cm" svg:x2="17.78cm" svg:y2="6.033cm">
          <text:p/>
        </draw:line>
        <draw:custom-shape draw:style-name="gr11" draw:text-style-name="P5" draw:layer="layout" svg:width="1.482cm" svg:height="1.277cm" svg:x="20.743cm" svg:y="6.138cm">
          <text:list text:style-name="L12">
            <text:list-header>
              <text:p text:style-name="P150"><text:span text:style-name="T115">0</text:span></text:p>
            </text:list-header>
          </text:list>
          <draw:enhanced-geometry svg:viewBox="0 0 21600 21600" draw:type="mso-spt202" draw:enhanced-path="M 0 0 L 21600 0 21600 21600 0 21600 0 0 Z N"/>
        </draw:custom-shape>
        <draw:custom-shape draw:style-name="gr11" draw:text-style-name="P5" draw:layer="layout" svg:width="2.116cm" svg:height="1.277cm" svg:x="17.992cm" svg:y="8.043cm">
          <text:list text:style-name="L12">
            <text:list-header>
              <text:p text:style-name="P150"><text:span text:style-name="T115">非</text:span><text:span text:style-name="T115">0</text:span></text:p>
            </text:list-header>
          </text:list>
          <draw:enhanced-geometry svg:viewBox="0 0 21600 21600" draw:type="mso-spt202" draw:enhanced-path="M 0 0 L 21600 0 21600 21600 0 21600 0 0 Z N"/>
        </draw:custom-shape>
        <anim:par presentation:node-type="timing-root">
          <anim:par smil:begin="id190.begin">
            <anim:transitionFilter smil:dur="1s" smil:type="slideWipe" smil:subtype="fromBottomRight" smil:direction="reverse"/>
          </anim:par>
        </anim:par>
        <presentation:notes draw:style-name="dp2">
          <draw:page-thumbnail draw:style-name="gr1" draw:layer="layout" svg:width="7.142cm" svg:height="9.524cm" svg:x="5.953cm" svg:y="1.93cm" draw:page-number="139" presentation:class="page"/>
          <draw:frame presentation:style-name="pr2" draw:layer="layout" svg:width="15.239cm" svg:height="11.43cm" svg:x="1.905cm" svg:y="12.065cm" presentation:class="notes" presentation:placeholder="true">
            <draw:text-box/>
          </draw:frame>
        </presentation:notes>
      </draw:page>
      <draw:page draw:name="page140" draw:style-name="dp3" draw:master-page-name="Default" xml:id="id191" draw:id="id191">
        <draw:line draw:style-name="gr29" draw:text-style-name="P25" draw:layer="layout" svg:x1="14.287cm" svg:y1="19.857cm" svg:x2="12.064cm" svg:y2="19.857cm">
          <text:p/>
        </draw:line>
        <draw:line draw:style-name="gr29" draw:text-style-name="P25" draw:layer="layout" svg:x1="17.145cm" svg:y1="20.13cm" svg:x2="14.605cm" svg:y2="20.13cm">
          <text:p/>
        </draw:line>
        <draw:line draw:style-name="gr53" draw:text-style-name="P25" draw:layer="layout" svg:x1="14.605cm" svg:y1="20.13cm" svg:x2="14.605cm" svg:y2="21.506cm">
          <text:p/>
        </draw:line>
        <draw:custom-shape draw:style-name="gr52" draw:text-style-name="P5" draw:layer="layout" svg:width="6.138cm" svg:height="2.54cm" svg:x="16.087cm" svg:y="5.292cm">
          <text:list text:style-name="L24">
            <text:list-header>
              <text:p text:style-name="P55"><text:span text:style-name="T109">i</text:span><text:span text:style-name="T110">≤</text:span><text:span text:style-name="T109">10</text:span><text:span text:style-name="T109">？</text:span></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2" draw:text-style-name="P5" draw:layer="layout" svg:width="3.81cm" svg:height="2.223cm" svg:x="17.145cm" svg:y="1.905cm">
          <text:list text:style-name="L12">
            <text:list-header>
              <text:p text:style-name="P149"><text:span text:style-name="T115"><text:s text:c="3"/></text:span><text:span text:style-name="T109">s=0</text:span></text:p>
            </text:list-header>
          </text:list>
          <text:list text:style-name="L24">
            <text:list-header>
              <text:p text:style-name="P149"><text:span text:style-name="T109"><text:s text:c="3"/></text:span><text:span text:style-name="T109">i=1</text:span></text:p>
            </text:list-header>
          </text:list>
          <draw:enhanced-geometry svg:viewBox="0 0 21600 21600" draw:type="mso-spt202" draw:enhanced-path="M 0 0 L 21600 0 21600 21600 0 21600 0 0 Z N"/>
        </draw:custom-shape>
        <draw:custom-shape draw:style-name="gr52" draw:text-style-name="P5" draw:layer="layout" svg:width="3.81cm" svg:height="2.329cm" svg:x="17.357cm" svg:y="9.313cm">
          <text:list text:style-name="L24">
            <text:list-header>
              <text:p text:style-name="P149"><text:span text:style-name="T109">s=s+i</text:span></text:p>
              <text:p text:style-name="P149"><text:span text:style-name="T109">i=i+1</text:span></text:p>
            </text:list-header>
          </text:list>
          <draw:enhanced-geometry svg:viewBox="0 0 21600 21600" draw:type="mso-spt202" draw:enhanced-path="M 0 0 L 21600 0 21600 21600 0 21600 0 0 Z N"/>
        </draw:custom-shape>
        <draw:line draw:style-name="gr34" draw:text-style-name="P25" draw:layer="layout" svg:x1="19.05cm" svg:y1="0.847cm" svg:x2="19.05cm" svg:y2="1.949cm">
          <text:p/>
        </draw:line>
        <draw:line draw:style-name="gr34" draw:text-style-name="P25" draw:layer="layout" svg:x1="19.05cm" svg:y1="4.233cm" svg:x2="19.05cm" svg:y2="5.27cm">
          <text:p/>
        </draw:line>
        <draw:line draw:style-name="gr45" draw:text-style-name="P25" draw:layer="layout" svg:x1="17.356cm" svg:y1="10.16cm" svg:x2="15.239cm" svg:y2="10.16cm">
          <text:p/>
        </draw:line>
        <draw:line draw:style-name="gr45" draw:text-style-name="P25" draw:layer="layout" svg:x1="22.225cm" svg:y1="6.562cm" svg:x2="23.495cm" svg:y2="6.562cm">
          <text:p/>
        </draw:line>
        <draw:line draw:style-name="gr45" draw:text-style-name="P25" draw:layer="layout" svg:x1="23.495cm" svg:y1="6.562cm" svg:x2="23.495cm" svg:y2="13.335cm">
          <text:p/>
        </draw:line>
        <draw:line draw:style-name="gr45" draw:text-style-name="P25" draw:layer="layout" svg:x1="23.495cm" svg:y1="13.335cm" svg:x2="20.743cm" svg:y2="13.335cm">
          <text:p/>
        </draw:line>
        <draw:line draw:style-name="gr34" draw:text-style-name="P25" draw:layer="layout" svg:x1="20.743cm" svg:y1="13.335cm" svg:x2="20.743cm" svg:y2="14.711cm">
          <text:p/>
        </draw:line>
        <draw:line draw:style-name="gr45" draw:text-style-name="P25" draw:layer="layout" svg:x1="15.24cm" svg:y1="10.159cm" svg:x2="15.24cm" svg:y2="4.656cm">
          <text:p/>
        </draw:line>
        <draw:line draw:style-name="gr34" draw:text-style-name="P25" draw:layer="layout" svg:x1="15.24cm" svg:y1="4.657cm" svg:x2="19.05cm" svg:y2="4.701cm">
          <text:p/>
        </draw:line>
        <draw:custom-shape draw:style-name="gr38" draw:text-style-name="P5" draw:layer="layout" svg:width="23.495cm" svg:height="16.509cm" svg:x="0.847cm" svg:y="0.635cm">
          <text:list text:style-name="L39">
            <text:list-header>
              <text:p text:style-name="P76"><text:span text:style-name="T150">例：用</text:span><text:span text:style-name="T150">while</text:span><text:span text:style-name="T150">语句实现前面算法：</text:span></text:p>
            </text:list-header>
          </text:list>
          <text:list text:style-name="L43">
            <text:list-header>
              <text:p text:style-name="P77"><text:span text:style-name="T250">main()</text:span></text:p>
              <text:p text:style-name="P77"><text:span text:style-name="T250">{ <text:s/>int <text:s/>i=1,s=0;</text:span></text:p>
              <text:p text:style-name="P77"><text:span text:style-name="T250"><text:s text:c="3"/></text:span><text:span text:style-name="T278">while(i&lt;=10)</text:span></text:p>
            </text:list-header>
          </text:list>
          <text:list text:style-name="L23">
            <text:list-header>
              <text:p text:style-name="P77"><text:span text:style-name="T278"><text:s text:c="3"/></text:span><text:span text:style-name="T278">{</text:span></text:p>
            </text:list-header>
          </text:list>
          <text:list text:style-name="L43">
            <text:list-header>
              <text:p text:style-name="P77"><text:span text:style-name="T250"><text:s text:c="5"/></text:span><text:span text:style-name="T250">s=s+i;</text:span></text:p>
              <text:p text:style-name="P77"><text:span text:style-name="T250"><text:s text:c="5"/></text:span><text:span text:style-name="T250">i++;</text:span></text:p>
              <text:p text:style-name="P77"><text:span text:style-name="T250"><text:s text:c="3"/></text:span><text:span text:style-name="T278">}</text:span></text:p>
              <text:p text:style-name="P77"><text:span text:style-name="T250"><text:s text:c="3"/></text:span><text:span text:style-name="T250">printf(“\n %d”,s);</text:span></text:p>
              <text:p text:style-name="P77"><text:span text:style-name="T250"><text:s/></text:span><text:span text:style-name="T250">}</text:span></text:p>
            </text:list-header>
          </text:list>
          <text:list text:style-name="L23">
            <text:list-header>
              <text:p text:style-name="P77"><text:span text:style-name="T278"><text:s text:c="2"/></text:span></text:p>
              <text:p text:style-name="P75"><text:span text:style-name="T278"/></text:p>
            </text:list-header>
          </text:list>
          <draw:enhanced-geometry svg:viewBox="0 0 21600 21600" draw:type="rectangle" draw:enhanced-path="M 0 0 L 21600 0 21600 21600 0 21600 0 0 Z N"/>
        </draw:custom-shape>
        <draw:custom-shape draw:style-name="gr12" draw:text-style-name="P5" draw:layer="layout" svg:width="22.524cm" svg:height="2.969cm" svg:x="2.117cm" svg:y="15.452cm">
          <text:list text:style-name="L101">
            <text:list-header>
              <text:p text:style-name="P6"><text:span text:style-name="T300">注意与</text:span><text:span text:style-name="T300">if</text:span><text:span text:style-name="T300">语句的区别。</text:span></text:p>
              <text:p text:style-name="P6"><text:span text:style-name="T300">循环体中要有使循环条件趋于成立的条件</text:span></text:p>
            </text:list-header>
          </text:list>
          <draw:enhanced-geometry svg:viewBox="0 0 21600 21600" draw:type="mso-spt202" draw:enhanced-path="M 0 0 L 21600 0 21600 21600 0 21600 0 0 Z N"/>
        </draw:custom-shape>
        <draw:line draw:style-name="gr34" draw:text-style-name="P25" draw:layer="layout" svg:x1="19.05cm" svg:y1="7.832cm" svg:x2="19.05cm" svg:y2="9.313cm">
          <text:p/>
        </draw:line>
        <draw:custom-shape draw:style-name="gr12" draw:text-style-name="P5" draw:layer="layout" svg:width="0.925cm" svg:height="1.277cm" svg:x="19.05cm" svg:y="7.832cm">
          <text:list text:style-name="L24">
            <text:list-header>
              <text:p text:style-name="P12"><text:span text:style-name="T109">y</text:span></text:p>
            </text:list-header>
          </text:list>
          <draw:enhanced-geometry svg:viewBox="0 0 21600 21600" draw:type="mso-spt202" draw:enhanced-path="M 0 0 L 21600 0 21600 21600 0 21600 0 0 Z N"/>
        </draw:custom-shape>
        <draw:custom-shape draw:style-name="gr12" draw:text-style-name="P5" draw:layer="layout" svg:width="0.925cm" svg:height="1.277cm" svg:x="22.437cm" svg:y="5.503cm">
          <text:list text:style-name="L24">
            <text:list-header>
              <text:p text:style-name="P12"><text:span text:style-name="T109">n</text:span></text:p>
            </text:list-header>
          </text:list>
          <draw:enhanced-geometry svg:viewBox="0 0 21600 21600" draw:type="mso-spt202" draw:enhanced-path="M 0 0 L 21600 0 21600 21600 0 21600 0 0 Z N"/>
        </draw:custom-shape>
        <anim:par presentation:node-type="timing-root">
          <anim:par smil:begin="id191.begin">
            <anim:transitionFilter smil:dur="1s" smil:type="slideWipe" smil:subtype="fromBottomRight" smil:direction="reverse"/>
          </anim:par>
        </anim:par>
        <presentation:notes draw:style-name="dp2">
          <draw:page-thumbnail draw:style-name="gr1" draw:layer="layout" svg:width="7.142cm" svg:height="9.524cm" svg:x="5.953cm" svg:y="1.93cm" draw:page-number="140" presentation:class="page"/>
          <draw:frame presentation:style-name="pr2" draw:layer="layout" svg:width="15.239cm" svg:height="11.43cm" svg:x="1.905cm" svg:y="12.065cm" presentation:class="notes" presentation:placeholder="true">
            <draw:text-box/>
          </draw:frame>
        </presentation:notes>
      </draw:page>
      <draw:page draw:name="page141" draw:style-name="dp3" draw:master-page-name="Default" xml:id="id192" draw:id="id192">
        <draw:custom-shape draw:style-name="gr38" draw:text-style-name="P5" draw:layer="layout" svg:width="23.707cm" svg:height="12.447cm" svg:x="1.058cm" svg:y="0.635cm">
          <text:list text:style-name="L43">
            <text:list-header>
              <text:p text:style-name="P100"><text:span text:style-name="T250"><text:s text:c="3"/></text:span><text:span text:style-name="T278">while(i&lt;=10)</text:span></text:p>
            </text:list-header>
          </text:list>
          <text:list text:style-name="L23">
            <text:list-header>
              <text:p text:style-name="P100"><text:span text:style-name="T278"><text:s text:c="3"/></text:span><text:span text:style-name="T278">{</text:span></text:p>
            </text:list-header>
          </text:list>
          <text:list text:style-name="L43">
            <text:list-header>
              <text:p text:style-name="P100"><text:span text:style-name="T250"><text:s text:c="5"/></text:span><text:span text:style-name="T250">s=s+i;</text:span></text:p>
              <text:p text:style-name="P100"><text:span text:style-name="T250"><text:s text:c="5"/></text:span><text:span text:style-name="T250">i++;</text:span></text:p>
              <text:p text:style-name="P100"><text:span text:style-name="T250"><text:s text:c="3"/></text:span><text:span text:style-name="T278">}</text:span></text:p>
            </text:list-header>
          </text:list>
          <text:list text:style-name="L23">
            <text:list-header>
              <text:p text:style-name="P101"><text:span text:style-name="T278"><text:s text:c="3"/></text:span></text:p>
            </text:list-header>
          </text:list>
          <text:list text:style-name="L33">
            <text:list-header>
              <text:p text:style-name="P101"><text:span text:style-name="T155"><text:s text:c="2"/></text:span><text:span text:style-name="T155">可简写为： <text:s/></text:span></text:p>
              <text:p text:style-name="P101"><text:span text:style-name="T155"><text:s text:c="5"/></text:span></text:p>
            </text:list-header>
          </text:list>
          <text:list text:style-name="L23">
            <text:list-header>
              <text:p text:style-name="P101"><text:span text:style-name="T278"><text:s text:c="6"/></text:span><text:span text:style-name="T278">while(i&lt;=10) s+=i++;</text:span></text:p>
            </text:list-header>
          </text:list>
          <draw:enhanced-geometry svg:viewBox="0 0 21600 21600" draw:type="rectangle" draw:enhanced-path="M 0 0 L 21600 0 21600 21600 0 21600 0 0 Z N"/>
        </draw:custom-shape>
        <anim:par presentation:node-type="timing-root">
          <anim:par smil:begin="id192.begin">
            <anim:transitionFilter smil:dur="1s" smil:type="slideWipe" smil:subtype="fromBottomRight" smil:direction="reverse"/>
          </anim:par>
        </anim:par>
        <presentation:notes draw:style-name="dp2">
          <draw:page-thumbnail draw:style-name="gr1" draw:layer="layout" svg:width="7.142cm" svg:height="9.524cm" svg:x="5.953cm" svg:y="1.93cm" draw:page-number="141" presentation:class="page"/>
          <draw:frame presentation:style-name="pr2" draw:layer="layout" svg:width="15.239cm" svg:height="11.43cm" svg:x="1.905cm" svg:y="12.065cm" presentation:class="notes" presentation:placeholder="true">
            <draw:text-box/>
          </draw:frame>
        </presentation:notes>
      </draw:page>
      <draw:page draw:name="page142" draw:style-name="dp3" draw:master-page-name="Default" xml:id="id193" draw:id="id193">
        <draw:custom-shape draw:style-name="gr30" draw:text-style-name="P5" draw:layer="layout" svg:width="4.022cm" svg:height="0.847cm" svg:x="13.97cm" svg:y="7.408cm">
          <text:list text:style-name="L12">
            <text:list-header>
              <text:p text:style-name="P55"><text:span text:style-name="T301">非</text:span><text:span text:style-name="T301">0</text:span><text:span text:style-name="T301">（真）</text:span></text:p>
            </text:list-header>
          </text:list>
          <draw:enhanced-geometry svg:viewBox="0 0 21600 21600" draw:type="mso-spt202" draw:enhanced-path="M 0 0 L 21600 0 21600 21600 0 21600 0 0 Z N"/>
        </draw:custom-shape>
        <draw:custom-shape draw:style-name="gr30" draw:text-style-name="P5" draw:layer="layout" svg:width="3.175cm" svg:height="1.27cm" svg:x="20.32cm" svg:y="9.525cm">
          <text:list text:style-name="L12">
            <text:list-header>
              <text:p text:style-name="P55"><text:span text:style-name="T301">0</text:span><text:span text:style-name="T301">（假）</text:span></text:p>
            </text:list-header>
          </text:list>
          <draw:enhanced-geometry svg:viewBox="0 0 21600 21600" draw:type="mso-spt202" draw:enhanced-path="M 0 0 L 21600 0 21600 21600 0 21600 0 0 Z N"/>
        </draw:custom-shape>
        <draw:custom-shape draw:style-name="gr52" draw:text-style-name="P5" draw:layer="layout" svg:width="6.35cm" svg:height="2.117cm" svg:x="16.51cm" svg:y="7.408cm">
          <text:list text:style-name="L24">
            <text:list-header>
              <text:p text:style-name="P55"><text:span text:style-name="T121">表达式</text:span></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2" draw:text-style-name="P5" draw:layer="layout" svg:width="4.022cm" svg:height="1.098cm" svg:x="17.78cm" svg:y="5.08cm">
          <text:list text:style-name="L24">
            <text:list-header>
              <text:p text:style-name="P149"><text:span text:style-name="T121">循环体</text:span></text:p>
            </text:list-header>
          </text:list>
          <draw:enhanced-geometry svg:viewBox="0 0 21600 21600" draw:type="mso-spt202" draw:enhanced-path="M 0 0 L 21600 0 21600 21600 0 21600 0 0 Z N"/>
        </draw:custom-shape>
        <draw:line draw:style-name="gr45" draw:text-style-name="P25" draw:layer="layout" svg:x1="16.404cm" svg:y1="8.467cm" svg:x2="14.182cm" svg:y2="8.467cm">
          <text:p/>
        </draw:line>
        <draw:line draw:style-name="gr45" draw:text-style-name="P25" draw:layer="layout" svg:x1="14.182cm" svg:y1="8.467cm" svg:x2="14.182cm" svg:y2="3.387cm">
          <text:p/>
        </draw:line>
        <draw:line draw:style-name="gr45" draw:text-style-name="P25" draw:layer="layout" svg:x1="14.182cm" svg:y1="3.387cm" svg:x2="19.685cm" svg:y2="3.387cm">
          <text:p/>
        </draw:line>
        <draw:line draw:style-name="gr34" draw:text-style-name="P25" draw:layer="layout" svg:x1="19.685cm" svg:y1="9.525cm" svg:x2="19.685cm" svg:y2="10.623cm">
          <text:p/>
        </draw:line>
        <draw:line draw:style-name="gr34" draw:text-style-name="P25" draw:layer="layout" svg:x1="19.685cm" svg:y1="3.387cm" svg:x2="19.685cm" svg:y2="5.08cm">
          <text:p/>
        </draw:line>
        <draw:line draw:style-name="gr34" draw:text-style-name="P25" draw:layer="layout" svg:x1="19.685cm" svg:y1="6.138cm" svg:x2="19.685cm" svg:y2="7.408cm">
          <text:p/>
        </draw:line>
        <draw:custom-shape draw:style-name="gr38" draw:text-style-name="P5" draw:layer="layout" svg:width="24.765cm" svg:height="20.233cm" svg:x="0.423cm" svg:y="0cm">
          <text:list text:style-name="L39">
            <text:list-header>
              <text:p text:style-name="P151"><text:span text:style-name="T150"><text:s text:c="3"/></text:span><text:span text:style-name="T150">6</text:span><text:span text:style-name="T150">．</text:span><text:span text:style-name="T150">4 <text:s/>do-while</text:span><text:span text:style-name="T150">语句</text:span></text:p>
            </text:list-header>
          </text:list>
          <text:list text:style-name="L23">
            <text:list-header>
              <text:p text:style-name="P77"><text:span text:style-name="T278"><text:s text:c="3"/></text:span><text:span text:style-name="T155">do-while</text:span><text:span text:style-name="T155">语句主要用于实现直到型循环。</text:span></text:p>
              <text:p text:style-name="P77"><text:span text:style-name="T278"/></text:p>
              <text:p text:style-name="P77"><text:span text:style-name="T278"><text:s text:c="3"/></text:span><text:span text:style-name="T155">其一般形式为：</text:span></text:p>
            </text:list-header>
          </text:list>
          <text:list text:style-name="L39">
            <text:list-header>
              <text:p text:style-name="P77"><text:span text:style-name="T150"><text:s text:c="5"/></text:span><text:span text:style-name="T150">do</text:span></text:p>
              <text:p text:style-name="P77"><text:span text:style-name="T150"><text:s text:c="6"/></text:span><text:span text:style-name="T150">循环体</text:span></text:p>
              <text:p text:style-name="P77"><text:span text:style-name="T150"><text:s text:c="5"/></text:span><text:span text:style-name="T150">while(</text:span><text:span text:style-name="T150">表达式</text:span><text:span text:style-name="T150">);</text:span></text:p>
              <text:p text:style-name="P77"><text:span text:style-name="T68"/></text:p>
            </text:list-header>
          </text:list>
          <text:list text:style-name="L101">
            <text:list-header>
              <text:p text:style-name="P77"><text:span text:style-name="T300">执行过程：</text:span></text:p>
              <text:p text:style-name="P77"><text:span text:style-name="T300"/></text:p>
              <text:p text:style-name="P77"><text:span text:style-name="T300"/></text:p>
              <text:p text:style-name="P77"><text:span text:style-name="T300"/></text:p>
              <text:p text:style-name="P77"><text:span text:style-name="T300"/></text:p>
              <text:p text:style-name="P77"><text:span text:style-name="T300"/></text:p>
            </text:list-header>
          </text:list>
          <draw:enhanced-geometry svg:viewBox="0 0 21600 21600" draw:type="rectangle" draw:enhanced-path="M 0 0 L 21600 0 21600 21600 0 21600 0 0 Z N"/>
        </draw:custom-shape>
        <anim:par presentation:node-type="timing-root">
          <anim:par smil:begin="id193.begin">
            <anim:transitionFilter smil:dur="1s" smil:type="slideWipe" smil:subtype="fromBottomRight" smil:direction="reverse"/>
          </anim:par>
        </anim:par>
        <presentation:notes draw:style-name="dp2">
          <draw:page-thumbnail draw:style-name="gr1" draw:layer="layout" svg:width="7.142cm" svg:height="9.524cm" svg:x="5.953cm" svg:y="1.93cm" draw:page-number="142" presentation:class="page"/>
          <draw:frame presentation:style-name="pr2" draw:layer="layout" svg:width="15.239cm" svg:height="11.43cm" svg:x="1.905cm" svg:y="12.065cm" presentation:class="notes" presentation:placeholder="true">
            <draw:text-box/>
          </draw:frame>
        </presentation:notes>
      </draw:page>
      <draw:page draw:name="page143" draw:style-name="dp3" draw:master-page-name="Default" xml:id="id194" draw:id="id194">
        <draw:custom-shape draw:style-name="gr30" draw:text-style-name="P5" draw:layer="layout" svg:width="2.117cm" svg:height="1.27cm" svg:x="15.663cm" svg:y="10.372cm">
          <text:list text:style-name="L12">
            <text:list-header>
              <text:p text:style-name="P55"><text:span text:style-name="T301">真</text:span></text:p>
            </text:list-header>
          </text:list>
          <draw:enhanced-geometry svg:viewBox="0 0 21600 21600" draw:type="mso-spt202" draw:enhanced-path="M 0 0 L 21600 0 21600 21600 0 21600 0 0 Z N"/>
        </draw:custom-shape>
        <draw:custom-shape draw:style-name="gr52" draw:text-style-name="P5" draw:layer="layout" svg:width="5.504cm" svg:height="2.223cm" svg:x="18.203cm" svg:y="3.598cm">
          <text:list text:style-name="L24">
            <text:list-header>
              <text:p text:style-name="P149"><text:span text:style-name="T109">s=0</text:span></text:p>
              <text:p text:style-name="P149"><text:span text:style-name="T109">i=1</text:span></text:p>
            </text:list-header>
          </text:list>
          <draw:enhanced-geometry svg:viewBox="0 0 21600 21600" draw:type="mso-spt202" draw:enhanced-path="M 0 0 L 21600 0 21600 21600 0 21600 0 0 Z N"/>
        </draw:custom-shape>
        <draw:custom-shape draw:style-name="gr52" draw:text-style-name="P5" draw:layer="layout" svg:width="7.832cm" svg:height="1.649cm" svg:x="16.933cm" svg:y="10.795cm">
          <text:list text:style-name="L24">
            <text:list-header>
              <text:p text:style-name="P55"><text:span text:style-name="T109">i</text:span><text:span text:style-name="T110">≤</text:span><text:span text:style-name="T109">10?</text:span></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2" draw:text-style-name="P5" draw:layer="layout" svg:width="5.504cm" svg:height="2.328cm" svg:x="18.203cm" svg:y="7.197cm">
          <text:list text:style-name="L24">
            <text:list-header>
              <text:p text:style-name="P149"><text:span text:style-name="T109">s=s+i</text:span></text:p>
              <text:p text:style-name="P149"><text:span text:style-name="T109">i=i+1</text:span></text:p>
            </text:list-header>
          </text:list>
          <draw:enhanced-geometry svg:viewBox="0 0 21600 21600" draw:type="mso-spt202" draw:enhanced-path="M 0 0 L 21600 0 21600 21600 0 21600 0 0 Z N"/>
        </draw:custom-shape>
        <draw:line draw:style-name="gr34" draw:text-style-name="P25" draw:layer="layout" svg:x1="20.743cm" svg:y1="2.117cm" svg:x2="20.743cm" svg:y2="3.493cm">
          <text:p/>
        </draw:line>
        <draw:line draw:style-name="gr34" draw:text-style-name="P25" draw:layer="layout" svg:x1="20.743cm" svg:y1="5.927cm" svg:x2="20.743cm" svg:y2="7.197cm">
          <text:p/>
        </draw:line>
        <draw:line draw:style-name="gr34" draw:text-style-name="P25" draw:layer="layout" svg:x1="20.743cm" svg:y1="9.525cm" svg:x2="20.743cm" svg:y2="10.795cm">
          <text:p/>
        </draw:line>
        <draw:line draw:style-name="gr34" draw:text-style-name="P25" draw:layer="layout" svg:x1="20.743cm" svg:y1="12.488cm" svg:x2="20.743cm" svg:y2="14.415cm">
          <text:p/>
        </draw:line>
        <draw:line draw:style-name="gr45" draw:text-style-name="P25" draw:layer="layout" svg:x1="15.24cm" svg:y1="11.642cm" svg:x2="15.24cm" svg:y2="6.35cm">
          <text:p/>
        </draw:line>
        <draw:line draw:style-name="gr34" draw:text-style-name="P25" draw:layer="layout" svg:x1="15.24cm" svg:y1="6.35cm" svg:x2="20.743cm" svg:y2="6.35cm">
          <text:p/>
        </draw:line>
        <draw:custom-shape draw:style-name="gr11" draw:text-style-name="P5" draw:layer="layout" svg:width="1.905cm" svg:height="1.023cm" svg:x="21.167cm" svg:y="12.7cm">
          <text:list text:style-name="L12">
            <text:list-header>
              <text:p text:style-name="P152"><text:span text:style-name="T302">假</text:span></text:p>
            </text:list-header>
          </text:list>
          <draw:enhanced-geometry svg:viewBox="0 0 21600 21600" draw:type="mso-spt202" draw:enhanced-path="M 0 0 L 21600 0 21600 21600 0 21600 0 0 Z N"/>
        </draw:custom-shape>
        <draw:custom-shape draw:style-name="gr38" draw:text-style-name="P5" draw:layer="layout" svg:width="24.13cm" svg:height="16.509cm" svg:x="0.635cm" svg:y="0.855cm">
          <text:list text:style-name="L39">
            <text:list-header>
              <text:p text:style-name="P76"><text:span text:style-name="T150">例：用</text:span><text:span text:style-name="T150">do-while</text:span><text:span text:style-name="T150">语句实现前面算法：</text:span></text:p>
            </text:list-header>
          </text:list>
          <text:list text:style-name="L43">
            <text:list-header>
              <text:p text:style-name="P77"><text:span text:style-name="T250"><text:s/></text:span><text:span text:style-name="T250">main()</text:span></text:p>
              <text:p text:style-name="P77"><text:span text:style-name="T250"><text:s/></text:span><text:span text:style-name="T250">{ int <text:s/>i=1,s=0;</text:span></text:p>
              <text:p text:style-name="P77"><text:span text:style-name="T250"><text:s text:c="3"/></text:span><text:span text:style-name="T278">do</text:span></text:p>
              <text:p text:style-name="P77"><text:span text:style-name="T250"><text:s text:c="3"/></text:span><text:span text:style-name="T250">s+=i++;</text:span></text:p>
              <text:p text:style-name="P77"><text:span text:style-name="T250"><text:s text:c="3"/></text:span><text:span text:style-name="T278">while(i&lt;=10);</text:span></text:p>
              <text:p text:style-name="P77"><text:span text:style-name="T250"><text:s text:c="3"/></text:span><text:span text:style-name="T250">printf(“\n%d”,s);</text:span></text:p>
              <text:p text:style-name="P77"><text:span text:style-name="T250"><text:s/></text:span><text:span text:style-name="T250">}</text:span></text:p>
              <text:p text:style-name="P75"><text:span text:style-name="T250"/></text:p>
            </text:list-header>
          </text:list>
          <text:list text:style-name="L33">
            <text:list-header>
              <text:p text:style-name="P75"><text:span text:style-name="T155">注意</text:span><text:span text:style-name="T244">与</text:span><text:span text:style-name="T244">while</text:span><text:span text:style-name="T244">语句的区别。</text:span><text:span text:style-name="T150"> </text:span></text:p>
            </text:list-header>
          </text:list>
          <text:list text:style-name="L39">
            <text:list-header>
              <text:p text:style-name="P75"><text:span text:style-name="T150"/></text:p>
              <text:p text:style-name="P75"><text:span text:style-name="T150"/></text:p>
            </text:list-header>
          </text:list>
          <draw:enhanced-geometry svg:viewBox="0 0 21600 21600" draw:type="rectangle" draw:enhanced-path="M 0 0 L 21600 0 21600 21600 0 21600 0 0 Z N"/>
        </draw:custom-shape>
        <draw:line draw:style-name="gr45" draw:text-style-name="P25" draw:layer="layout" svg:x1="15.24cm" svg:y1="11.642cm" svg:x2="16.933cm" svg:y2="11.642cm">
          <text:p/>
        </draw:line>
        <anim:par presentation:node-type="timing-root">
          <anim:par smil:begin="id194.begin">
            <anim:transitionFilter smil:dur="1s" smil:type="slideWipe" smil:subtype="fromBottomRight" smil:direction="reverse"/>
          </anim:par>
        </anim:par>
        <presentation:notes draw:style-name="dp2">
          <draw:page-thumbnail draw:style-name="gr1" draw:layer="layout" svg:width="7.142cm" svg:height="9.524cm" svg:x="5.953cm" svg:y="1.93cm" draw:page-number="143" presentation:class="page"/>
          <draw:frame presentation:style-name="pr2" draw:layer="layout" svg:width="15.239cm" svg:height="11.43cm" svg:x="1.905cm" svg:y="12.065cm" presentation:class="notes" presentation:placeholder="true">
            <draw:text-box/>
          </draw:frame>
        </presentation:notes>
      </draw:page>
      <draw:page draw:name="page144" draw:style-name="dp3" draw:master-page-name="Default" xml:id="id195" draw:id="id195">
        <draw:custom-shape draw:style-name="gr30" draw:text-style-name="P5" draw:layer="layout" svg:width="1.27cm" svg:height="1.058cm" svg:x="22.86cm" svg:y="5.292cm">
          <text:list text:style-name="L12">
            <text:list-header>
              <text:p text:style-name="P55"><text:span text:style-name="T301">假</text:span></text:p>
            </text:list-header>
          </text:list>
          <draw:enhanced-geometry svg:viewBox="0 0 21600 21600" draw:type="mso-spt202" draw:enhanced-path="M 0 0 L 21600 0 21600 21600 0 21600 0 0 Z N"/>
        </draw:custom-shape>
        <draw:custom-shape draw:style-name="gr52" draw:text-style-name="P5" draw:layer="layout" svg:width="7.197cm" svg:height="2.54cm" svg:x="15.875cm" svg:y="5.08cm">
          <text:list text:style-name="L39">
            <text:list-header>
              <text:p text:style-name="P100"><text:span text:style-name="T59">表达式</text:span><text:span text:style-name="T59">2</text:span></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2" draw:text-style-name="P5" draw:layer="layout" svg:width="5.715cm" svg:height="1.693cm" svg:x="16.51cm" svg:y="1.482cm">
          <text:list text:style-name="L39">
            <text:list-header>
              <text:p text:style-name="P153"><text:span text:style-name="T59">求解表达式</text:span><text:span text:style-name="T59">1</text:span></text:p>
            </text:list-header>
          </text:list>
          <draw:enhanced-geometry svg:viewBox="0 0 21600 21600" draw:type="mso-spt202" draw:enhanced-path="M 0 0 L 21600 0 21600 21600 0 21600 0 0 Z N"/>
        </draw:custom-shape>
        <draw:custom-shape draw:style-name="gr52" draw:text-style-name="P5" draw:layer="layout" svg:width="4.657cm" svg:height="1.905cm" svg:x="17.145cm" svg:y="8.467cm">
          <text:list text:style-name="L24">
            <text:list-header>
              <text:p text:style-name="P149"><text:span text:style-name="T121">循环体</text:span></text:p>
            </text:list-header>
          </text:list>
          <draw:enhanced-geometry svg:viewBox="0 0 21600 21600" draw:type="mso-spt202" draw:enhanced-path="M 0 0 L 21600 0 21600 21600 0 21600 0 0 Z N"/>
        </draw:custom-shape>
        <draw:custom-shape draw:style-name="gr52" draw:text-style-name="P5" draw:layer="layout" svg:width="5.715cm" svg:height="1.694cm" svg:x="16.722cm" svg:y="11.218cm">
          <text:list text:style-name="L39">
            <text:list-header>
              <text:p text:style-name="P153"><text:span text:style-name="T59">求解表达式</text:span><text:span text:style-name="T59">3</text:span></text:p>
            </text:list-header>
          </text:list>
          <draw:enhanced-geometry svg:viewBox="0 0 21600 21600" draw:type="mso-spt202" draw:enhanced-path="M 0 0 L 21600 0 21600 21600 0 21600 0 0 Z N"/>
        </draw:custom-shape>
        <draw:line draw:style-name="gr34" draw:text-style-name="P25" draw:layer="layout" svg:x1="19.473cm" svg:y1="3.175cm" svg:x2="19.473cm" svg:y2="5.08cm">
          <text:p/>
        </draw:line>
        <draw:line draw:style-name="gr34" draw:text-style-name="P25" draw:layer="layout" svg:x1="19.473cm" svg:y1="0.423cm" svg:x2="19.473cm" svg:y2="1.482cm">
          <text:p/>
        </draw:line>
        <draw:line draw:style-name="gr34" draw:text-style-name="P25" draw:layer="layout" svg:x1="19.473cm" svg:y1="7.62cm" svg:x2="19.473cm" svg:y2="8.449cm">
          <text:p/>
        </draw:line>
        <draw:line draw:style-name="gr34" draw:text-style-name="P25" draw:layer="layout" svg:x1="19.473cm" svg:y1="10.372cm" svg:x2="19.473cm" svg:y2="11.196cm">
          <text:p/>
        </draw:line>
        <draw:line draw:style-name="gr29" draw:text-style-name="P25" draw:layer="layout" svg:x1="18.203cm" svg:y1="10.182cm" svg:x2="18.203cm" svg:y2="10.733cm">
          <text:p/>
        </draw:line>
        <draw:line draw:style-name="gr45" draw:text-style-name="P25" draw:layer="layout" svg:x1="19.261cm" svg:y1="14.605cm" svg:x2="14.604cm" svg:y2="14.605cm">
          <text:p/>
        </draw:line>
        <draw:line draw:style-name="gr45" draw:text-style-name="P25" draw:layer="layout" svg:x1="14.605cm" svg:y1="14.604cm" svg:x2="14.605cm" svg:y2="4.021cm">
          <text:p/>
        </draw:line>
        <draw:line draw:style-name="gr34" draw:text-style-name="P25" draw:layer="layout" svg:x1="14.605cm" svg:y1="4.022cm" svg:x2="19.368cm" svg:y2="4.022cm">
          <text:p/>
        </draw:line>
        <draw:line draw:style-name="gr45" draw:text-style-name="P25" draw:layer="layout" svg:x1="19.262cm" svg:y1="12.912cm" svg:x2="19.262cm" svg:y2="14.605cm">
          <text:p/>
        </draw:line>
        <draw:line draw:style-name="gr45" draw:text-style-name="P25" draw:layer="layout" svg:x1="24.552cm" svg:y1="6.35cm" svg:x2="23.071cm" svg:y2="6.35cm">
          <text:p/>
        </draw:line>
        <draw:line draw:style-name="gr34" draw:text-style-name="P25" draw:layer="layout" svg:x1="21.802cm" svg:y1="15.663cm" svg:x2="21.802cm" svg:y2="18.203cm">
          <text:p/>
        </draw:line>
        <draw:line draw:style-name="gr45" draw:text-style-name="P25" draw:layer="layout" svg:x1="24.553cm" svg:y1="6.35cm" svg:x2="24.553cm" svg:y2="15.663cm">
          <text:p/>
        </draw:line>
        <draw:line draw:style-name="gr45" draw:text-style-name="P25" draw:layer="layout" svg:x1="21.802cm" svg:y1="15.663cm" svg:x2="24.553cm" svg:y2="15.663cm">
          <text:p/>
        </draw:line>
        <draw:custom-shape draw:style-name="gr11" draw:text-style-name="P5" draw:layer="layout" svg:width="1.059cm" svg:height="1.023cm" svg:x="20.108cm" svg:y="7.408cm">
          <text:list text:style-name="L12">
            <text:list-header>
              <text:p text:style-name="P152"><text:span text:style-name="T302">真</text:span></text:p>
            </text:list-header>
          </text:list>
          <draw:enhanced-geometry svg:viewBox="0 0 21600 21600" draw:type="mso-spt202" draw:enhanced-path="M 0 0 L 21600 0 21600 21600 0 21600 0 0 Z N"/>
        </draw:custom-shape>
        <draw:custom-shape draw:style-name="gr38" draw:text-style-name="P5" draw:layer="layout" svg:width="15.452cm" svg:height="20.315cm" svg:x="0.423cm" svg:y="0.847cm">
          <text:list text:style-name="L39">
            <text:list-header>
              <text:p text:style-name="P151"><text:span text:style-name="T150"><text:s text:c="2"/></text:span><text:span text:style-name="T150">6</text:span><text:span text:style-name="T150">．</text:span><text:span text:style-name="T150">5 <text:s/>for </text:span><text:span text:style-name="T150">语句</text:span></text:p>
            </text:list-header>
          </text:list>
          <text:list text:style-name="L23">
            <text:list-header>
              <text:p text:style-name="P77"><text:span text:style-name="T303"><text:s text:c="3"/></text:span></text:p>
              <text:p text:style-name="P77"><text:span text:style-name="T303"><text:s text:c="3"/></text:span><text:span text:style-name="T304">for</text:span><text:span text:style-name="T304">语句是一种使用最为灵活，</text:span></text:p>
            </text:list-header>
          </text:list>
          <text:list text:style-name="L33">
            <text:list-header>
              <text:p text:style-name="P77"><text:span text:style-name="T304">并且是用得最多的循环控制语句，</text:span></text:p>
            </text:list-header>
          </text:list>
          <text:list text:style-name="L23">
            <text:list-header>
              <text:p text:style-name="P77"><text:span text:style-name="T303"/></text:p>
            </text:list-header>
          </text:list>
          <text:list text:style-name="L101">
            <text:list-header>
              <text:p text:style-name="P77"><text:span text:style-name="T305">其一般形式为：</text:span></text:p>
            </text:list-header>
          </text:list>
          <text:list text:style-name="L39">
            <text:list-header>
              <text:p text:style-name="P77"><text:span text:style-name="T306"/></text:p>
              <text:p text:style-name="P77"><text:span text:style-name="T306"><text:s/></text:span><text:span text:style-name="T306">for(</text:span><text:span text:style-name="T306">表达式</text:span><text:span text:style-name="T306">1;</text:span><text:span text:style-name="T306">表达式</text:span><text:span text:style-name="T306">2;</text:span><text:span text:style-name="T306">表达式</text:span><text:span text:style-name="T306">3)</text:span></text:p>
              <text:p text:style-name="P77"><text:span text:style-name="T306"><text:s/></text:span><text:span text:style-name="T306">循环体</text:span></text:p>
            </text:list-header>
          </text:list>
          <text:list text:style-name="L23">
            <text:list-header>
              <text:p text:style-name="P77"><text:span text:style-name="T303"/></text:p>
            </text:list-header>
          </text:list>
          <text:list text:style-name="L101">
            <text:list-header>
              <text:p text:style-name="P77"><text:span text:style-name="T305">大体含义：</text:span></text:p>
            </text:list-header>
          </text:list>
          <text:list text:style-name="L39">
            <text:list-header>
              <text:p text:style-name="P77"><text:span text:style-name="T306"><text:s/></text:span><text:span text:style-name="T304">对于（）的情况执行循环体内容。</text:span></text:p>
            </text:list-header>
          </text:list>
          <text:list text:style-name="L43">
            <text:list-header>
              <text:p text:style-name="P77"><text:span text:style-name="T307"/></text:p>
              <text:p text:style-name="P77"><text:span text:style-name="T307"/></text:p>
            </text:list-header>
          </text:list>
          <draw:enhanced-geometry svg:viewBox="0 0 21600 21600" draw:type="rectangle" draw:enhanced-path="M 0 0 L 21600 0 21600 21600 0 21600 0 0 Z N"/>
        </draw:custom-shape>
        <anim:par presentation:node-type="timing-root">
          <anim:par smil:begin="id195.begin">
            <anim:transitionFilter smil:dur="1s" smil:type="slideWipe" smil:subtype="fromBottomRight" smil:direction="reverse"/>
          </anim:par>
        </anim:par>
        <presentation:notes draw:style-name="dp2">
          <draw:page-thumbnail draw:style-name="gr1" draw:layer="layout" svg:width="7.142cm" svg:height="9.524cm" svg:x="5.953cm" svg:y="1.93cm" draw:page-number="144" presentation:class="page"/>
          <draw:frame presentation:style-name="pr2" draw:layer="layout" svg:width="15.239cm" svg:height="11.43cm" svg:x="1.905cm" svg:y="12.065cm" presentation:class="notes" presentation:placeholder="true">
            <draw:text-box/>
          </draw:frame>
        </presentation:notes>
      </draw:page>
      <draw:page draw:name="page145" draw:style-name="dp3" draw:master-page-name="Default" xml:id="id196" draw:id="id196">
        <draw:custom-shape draw:style-name="gr11" draw:text-style-name="P5" draw:layer="layout" svg:width="23.071cm" svg:height="5.645cm" svg:x="1.482cm" svg:y="1.27cm">
          <text:list text:style-name="L39">
            <text:list-header>
              <text:p text:style-name="P104"><text:span text:style-name="T150">例：用</text:span><text:span text:style-name="T150">for</text:span><text:span text:style-name="T150">语句实现前面的算法：</text:span></text:p>
            </text:list-header>
          </text:list>
          <text:list text:style-name="L43">
            <text:list-header>
              <text:p text:style-name="P104"><text:span text:style-name="T250">s=0;</text:span></text:p>
              <text:p text:style-name="P154"><text:span text:style-name="T250">for(i=1;i&lt;=10;i++) s+=i; <text:s text:c="4"/></text:span><text:span text:style-name="T308">标准形式</text:span></text:p>
            </text:list-header>
          </text:list>
          <draw:enhanced-geometry svg:viewBox="0 0 21600 21600" draw:type="rectangle" draw:enhanced-path="M 0 0 L 21600 0 21600 21600 0 21600 0 0 Z N"/>
        </draw:custom-shape>
        <draw:line draw:style-name="gr54" draw:text-style-name="P25" draw:layer="layout" svg:x1="12.277cm" svg:y1="9.947cm" svg:x2="11.007cm" svg:y2="6.984cm">
          <text:p/>
        </draw:line>
        <draw:line draw:style-name="gr54" draw:text-style-name="P25" draw:layer="layout" svg:x1="3.069cm" svg:y1="9.737cm" svg:x2="4.657cm" svg:y2="6.773cm">
          <text:p/>
        </draw:line>
        <draw:line draw:style-name="gr54" draw:text-style-name="P25" draw:layer="layout" svg:x1="7.408cm" svg:y1="9.947cm" svg:x2="7.408cm" svg:y2="6.984cm">
          <text:p/>
        </draw:line>
        <draw:custom-shape draw:style-name="gr49" draw:text-style-name="P5" draw:layer="layout" svg:width="2.963cm" svg:height="1.023cm" svg:x="1.482cm" svg:y="9.962cm">
          <text:list text:style-name="L23">
            <text:list-header>
              <text:p text:style-name="P155"><text:span text:style-name="T309">表达式</text:span><text:span text:style-name="T310">1</text:span><text:span text:style-name="T301"> </text:span></text:p>
            </text:list-header>
          </text:list>
          <draw:enhanced-geometry svg:viewBox="0 0 21600 21600" draw:type="mso-spt202" draw:enhanced-path="M 0 0 L 21600 0 21600 21600 0 21600 0 0 Z N"/>
        </draw:custom-shape>
        <draw:custom-shape draw:style-name="gr49" draw:text-style-name="P5" draw:layer="layout" svg:width="2.964cm" svg:height="1.023cm" svg:x="6.138cm" svg:y="10.16cm">
          <text:list text:style-name="L24">
            <text:list-header>
              <text:p text:style-name="P152"><text:span text:style-name="T310">表达式</text:span><text:span text:style-name="T310">2</text:span></text:p>
            </text:list-header>
          </text:list>
          <draw:enhanced-geometry svg:viewBox="0 0 21600 21600" draw:type="mso-spt202" draw:enhanced-path="M 0 0 L 21600 0 21600 21600 0 21600 0 0 Z N"/>
        </draw:custom-shape>
        <draw:custom-shape draw:style-name="gr49" draw:text-style-name="P5" draw:layer="layout" svg:width="2.964cm" svg:height="1.023cm" svg:x="11.218cm" svg:y="10.173cm">
          <text:list text:style-name="L24">
            <text:list-header>
              <text:p text:style-name="P152"><text:span text:style-name="T310">表达式</text:span><text:span text:style-name="T310">3</text:span></text:p>
            </text:list-header>
          </text:list>
          <draw:enhanced-geometry svg:viewBox="0 0 21600 21600" draw:type="mso-spt202" draw:enhanced-path="M 0 0 L 21600 0 21600 21600 0 21600 0 0 Z N"/>
        </draw:custom-shape>
        <draw:line draw:style-name="gr54" draw:text-style-name="P25" draw:layer="layout" svg:x1="17.357cm" svg:y1="10.371cm" svg:x2="14.605cm" svg:y2="7.196cm">
          <text:p/>
        </draw:line>
        <draw:custom-shape draw:style-name="gr49" draw:text-style-name="P5" draw:layer="layout" svg:width="3.386cm" svg:height="1.023cm" svg:x="16.722cm" svg:y="10.372cm">
          <text:list text:style-name="L24">
            <text:list-header>
              <text:p text:style-name="P152"><text:span text:style-name="T310">循环体</text:span></text:p>
            </text:list-header>
          </text:list>
          <draw:enhanced-geometry svg:viewBox="0 0 21600 21600" draw:type="mso-spt202" draw:enhanced-path="M 0 0 L 21600 0 21600 21600 0 21600 0 0 Z N"/>
        </draw:custom-shape>
        <draw:custom-shape draw:style-name="gr38" draw:text-style-name="P5" draw:layer="layout" svg:width="24.765cm" svg:height="5.001cm" svg:x="0.635cm" svg:y="12.277cm">
          <text:list text:style-name="L102">
            <text:list-header>
              <text:p text:style-name="P76"><text:span text:style-name="T311">可以理解：</text:span></text:p>
              <text:p text:style-name="P77"><text:span text:style-name="T311"><text:s text:c="2"/></text:span><text:span text:style-name="T311">循环变量</text:span><text:span text:style-name="T311">i</text:span><text:span text:style-name="T311">从初值</text:span><text:span text:style-name="T311">1</text:span><text:span text:style-name="T311">开始到终值</text:span><text:span text:style-name="T311">10</text:span><text:span text:style-name="T311">，步长为</text:span><text:span text:style-name="T311">1</text:span><text:span text:style-name="T311">，重复执行循环体。</text:span></text:p>
              <text:p text:style-name="P75"><text:span text:style-name="T311"/></text:p>
            </text:list-header>
          </text:list>
          <draw:enhanced-geometry svg:viewBox="0 0 21600 21600" draw:type="rectangle" draw:enhanced-path="M 0 0 L 21600 0 21600 21600 0 21600 0 0 Z N"/>
        </draw:custom-shape>
        <anim:par presentation:node-type="timing-root">
          <anim:par smil:begin="id196.begin">
            <anim:transitionFilter smil:dur="1s" smil:type="slideWipe" smil:subtype="fromBottomRight" smil:direction="reverse"/>
          </anim:par>
        </anim:par>
        <presentation:notes draw:style-name="dp2">
          <draw:page-thumbnail draw:style-name="gr1" draw:layer="layout" svg:width="7.142cm" svg:height="9.524cm" svg:x="5.953cm" svg:y="1.93cm" draw:page-number="145" presentation:class="page"/>
          <draw:frame presentation:style-name="pr2" draw:layer="layout" svg:width="15.239cm" svg:height="11.43cm" svg:x="1.905cm" svg:y="12.065cm" presentation:class="notes" presentation:placeholder="true">
            <draw:text-box/>
          </draw:frame>
        </presentation:notes>
      </draw:page>
      <draw:page draw:name="page146" draw:style-name="dp3" draw:master-page-name="Default" xml:id="id197" draw:id="id197">
        <draw:custom-shape draw:style-name="gr38" draw:text-style-name="P5" draw:layer="layout" svg:width="23.706cm" svg:height="16.231cm" svg:x="0.847cm" svg:y="0.847cm">
          <text:list text:style-name="L101">
            <text:list-header>
              <text:p text:style-name="P91"><text:span text:style-name="T300">for</text:span><text:span text:style-name="T300">语句的常见变化：</text:span></text:p>
            </text:list-header>
          </text:list>
          <text:list text:style-name="L33">
            <text:list-header>
              <text:p text:style-name="P92"><text:span text:style-name="T155"><text:s/></text:span><text:span text:style-name="T155">s=0; i=1;</text:span></text:p>
              <text:p text:style-name="P92"><text:span text:style-name="T155"><text:s/></text:span><text:span text:style-name="T155">for(;i&lt;=10;i++)s+=i;</text:span></text:p>
            </text:list-header>
          </text:list>
          <text:list text:style-name="L39">
            <text:list-header>
              <text:p text:style-name="P92"><text:span text:style-name="T150"/></text:p>
              <text:p text:style-name="P92"><text:span text:style-name="T150"><text:s/></text:span><text:span text:style-name="T155">s=0;</text:span><text:span text:style-name="T155"><text:line-break/></text:span><text:span text:style-name="T155"> <text:s text:c="2"/>for(i=1;i&lt;=10;)s+=i++;</text:span><text:span text:style-name="T155"><text:line-break/></text:span><text:span text:style-name="T155"> <text:s text:c="6"/></text:span><text:span text:style-name="T155"><text:line-break/></text:span><text:span text:style-name="T155"> <text:s text:c="2"/>s=0;i=1;</text:span><text:span text:style-name="T155"><text:line-break/></text:span><text:span text:style-name="T155"> <text:s text:c="2"/>for(;i&lt;=10;)s+=i++;</text:span><text:span text:style-name="T155"><text:line-break/></text:span><text:span text:style-name="T155"/></text:p>
            </text:list-header>
          </text:list>
          <draw:enhanced-geometry svg:viewBox="0 0 21600 21600" draw:type="rectangle" draw:enhanced-path="M 0 0 L 21600 0 21600 21600 0 21600 0 0 Z N"/>
        </draw:custom-shape>
        <draw:custom-shape draw:style-name="gr11" draw:text-style-name="P5" draw:layer="layout" svg:width="5.715cm" svg:height="2.293cm" svg:x="17.145cm" svg:y="4.233cm">
          <text:list text:style-name="L39">
            <text:list-header>
              <text:p text:style-name="P6"><text:span text:style-name="T68">省略表达式</text:span><text:span text:style-name="T68">1</text:span></text:p>
            </text:list-header>
          </text:list>
          <draw:enhanced-geometry svg:viewBox="0 0 21600 21600" draw:type="mso-spt202" draw:enhanced-path="M 0 0 L 21600 0 21600 21600 0 21600 0 0 Z N"/>
        </draw:custom-shape>
        <draw:custom-shape draw:style-name="gr11" draw:text-style-name="P5" draw:layer="layout" svg:width="5.715cm" svg:height="2.293cm" svg:x="17.568cm" svg:y="9.313cm">
          <text:list text:style-name="L39">
            <text:list-header>
              <text:p text:style-name="P6"><text:span text:style-name="T68">省略表达式</text:span><text:span text:style-name="T68">3</text:span></text:p>
            </text:list-header>
          </text:list>
          <draw:enhanced-geometry svg:viewBox="0 0 21600 21600" draw:type="mso-spt202" draw:enhanced-path="M 0 0 L 21600 0 21600 21600 0 21600 0 0 Z N"/>
        </draw:custom-shape>
        <draw:custom-shape draw:style-name="gr11" draw:text-style-name="P5" draw:layer="layout" svg:width="6.562cm" svg:height="2.293cm" svg:x="16.933cm" svg:y="13.758cm">
          <text:list text:style-name="L39">
            <text:list-header>
              <text:p text:style-name="P6"><text:span text:style-name="T68">省略表达式</text:span><text:span text:style-name="T68">1</text:span><text:span text:style-name="T68">和</text:span><text:span text:style-name="T68">3</text:span></text:p>
            </text:list-header>
          </text:list>
          <draw:enhanced-geometry svg:viewBox="0 0 21600 21600" draw:type="mso-spt202" draw:enhanced-path="M 0 0 L 21600 0 21600 21600 0 21600 0 0 Z N"/>
        </draw:custom-shape>
        <anim:par presentation:node-type="timing-root">
          <anim:par smil:begin="id197.begin">
            <anim:transitionFilter smil:dur="1s" smil:type="slideWipe" smil:subtype="fromBottomRight" smil:direction="reverse"/>
          </anim:par>
        </anim:par>
        <presentation:notes draw:style-name="dp2">
          <draw:page-thumbnail draw:style-name="gr1" draw:layer="layout" svg:width="7.142cm" svg:height="9.524cm" svg:x="5.953cm" svg:y="1.93cm" draw:page-number="146" presentation:class="page"/>
          <draw:frame presentation:style-name="pr2" draw:layer="layout" svg:width="15.239cm" svg:height="11.43cm" svg:x="1.905cm" svg:y="12.065cm" presentation:class="notes" presentation:placeholder="true">
            <draw:text-box/>
          </draw:frame>
        </presentation:notes>
      </draw:page>
      <draw:page draw:name="page147" draw:style-name="dp3" draw:master-page-name="Default" xml:id="id198" draw:id="id198">
        <draw:custom-shape draw:style-name="gr38" draw:text-style-name="P5" draw:layer="layout" svg:width="13.758cm" svg:height="16.823cm" svg:x="1.482cm" svg:y="0.635cm">
          <text:list text:style-name="L96">
            <text:list-header>
              <text:p text:style-name="P70"><text:span text:style-name="T276"> </text:span></text:p>
            </text:list-header>
          </text:list>
          <text:list text:style-name="L23">
            <text:list-header>
              <text:p text:style-name="P92"><text:span text:style-name="T278"><text:s text:c="3"/></text:span><text:span text:style-name="T250">s=0; i=1;</text:span></text:p>
            </text:list-header>
          </text:list>
          <text:list text:style-name="L43">
            <text:list-header>
              <text:p text:style-name="P92"><text:span text:style-name="T250"><text:s text:c="3"/></text:span><text:span text:style-name="T250">for(;;)</text:span></text:p>
              <text:p text:style-name="P92"><text:span text:style-name="T250"><text:s text:c="3"/></text:span><text:span text:style-name="T250">{</text:span></text:p>
              <text:p text:style-name="P92"><text:span text:style-name="T250"><text:s text:c="6"/></text:span><text:span text:style-name="T250">s+=i++;</text:span></text:p>
              <text:p text:style-name="P92"><text:span text:style-name="T250"><text:s text:c="6"/></text:span><text:span text:style-name="T250">if(i&gt;10) break;</text:span></text:p>
              <text:p text:style-name="P92"><text:span text:style-name="T250"><text:s text:c="4"/></text:span><text:span text:style-name="T250">}</text:span></text:p>
            </text:list-header>
          </text:list>
          <text:list text:style-name="L12">
            <text:list-header>
              <text:p text:style-name="P106"><text:span text:style-name="T296"/></text:p>
            </text:list-header>
          </text:list>
          <text:list text:style-name="L23">
            <text:list-header>
              <text:p text:style-name="P106"><text:span text:style-name="T278"><text:s text:c="4"/></text:span><text:span text:style-name="T278">s=10;i=10;</text:span></text:p>
              <text:p text:style-name="P92"><text:span text:style-name="T278"><text:s text:c="4"/></text:span><text:span text:style-name="T278">for(;--i;) s+=i;</text:span></text:p>
              <text:p text:style-name="P72"><text:span text:style-name="T278"/></text:p>
            </text:list-header>
          </text:list>
          <draw:enhanced-geometry svg:viewBox="0 0 21600 21600" draw:type="rectangle" draw:enhanced-path="M 0 0 L 21600 0 21600 21600 0 21600 0 0 Z N"/>
        </draw:custom-shape>
        <draw:custom-shape draw:style-name="gr11" draw:text-style-name="P5" draw:layer="layout" svg:width="5.291cm" svg:height="3.309cm" svg:x="17.357cm" svg:y="4.233cm">
          <text:list text:style-name="L39">
            <text:list-header>
              <text:p text:style-name="P6"><text:span text:style-name="T68">省略表达式</text:span><text:span text:style-name="T68">2</text:span></text:p>
              <text:p text:style-name="P6"><text:span text:style-name="T68"/></text:p>
            </text:list-header>
          </text:list>
          <draw:enhanced-geometry svg:viewBox="0 0 21600 21600" draw:type="mso-spt202" draw:enhanced-path="M 0 0 L 21600 0 21600 21600 0 21600 0 0 Z N"/>
        </draw:custom-shape>
        <draw:custom-shape draw:style-name="gr11" draw:text-style-name="P5" draw:layer="layout" svg:width="5.08cm" svg:height="3.309cm" svg:x="17.78cm" svg:y="12.912cm">
          <text:list text:style-name="L101">
            <text:list-header>
              <text:p text:style-name="P6"><text:span text:style-name="T312">表达式</text:span><text:span text:style-name="T312">2</text:span><text:span text:style-name="T312">是任意表达式</text:span></text:p>
            </text:list-header>
          </text:list>
          <draw:enhanced-geometry svg:viewBox="0 0 21600 21600" draw:type="mso-spt202" draw:enhanced-path="M 0 0 L 21600 0 21600 21600 0 21600 0 0 Z N"/>
        </draw:custom-shape>
        <anim:par presentation:node-type="timing-root">
          <anim:par smil:begin="id198.begin">
            <anim:transitionFilter smil:dur="1s" smil:type="slideWipe" smil:subtype="fromBottomRight" smil:direction="reverse"/>
          </anim:par>
        </anim:par>
        <presentation:notes draw:style-name="dp2">
          <draw:page-thumbnail draw:style-name="gr1" draw:layer="layout" svg:width="7.142cm" svg:height="9.524cm" svg:x="5.953cm" svg:y="1.93cm" draw:page-number="147" presentation:class="page"/>
          <draw:frame presentation:style-name="pr2" draw:layer="layout" svg:width="15.239cm" svg:height="11.43cm" svg:x="1.905cm" svg:y="12.065cm" presentation:class="notes" presentation:placeholder="true">
            <draw:text-box/>
          </draw:frame>
        </presentation:notes>
      </draw:page>
      <draw:page draw:name="page148" draw:style-name="dp3" draw:master-page-name="Default" xml:id="id199" draw:id="id199">
        <draw:custom-shape draw:style-name="gr38" draw:text-style-name="P5" draw:layer="layout" svg:width="24.765cm" svg:height="14.733cm" svg:x="0cm" svg:y="1.058cm">
          <text:list text:style-name="L96">
            <text:list-header>
              <text:p text:style-name="P70"><text:span text:style-name="T276"> </text:span></text:p>
            </text:list-header>
          </text:list>
          <text:list text:style-name="L43">
            <text:list-header>
              <text:p text:style-name="P71"><text:span text:style-name="T250"><text:s/></text:span><text:span text:style-name="T250">s=0;</text:span></text:p>
              <text:p text:style-name="P71"><text:span text:style-name="T250"><text:s/></text:span><text:span text:style-name="T250">for(i=1,j=10;i&lt;j;i++,j--) s+=i+j;</text:span></text:p>
            </text:list-header>
          </text:list>
          <text:list text:style-name="L23">
            <text:list-header>
              <text:p text:style-name="P71"><text:span text:style-name="T278"><text:s text:c="3"/></text:span></text:p>
              <text:p text:style-name="P71"><text:span text:style-name="T278"><text:s text:c="4"/></text:span><text:span text:style-name="T278">1 2 3 4 5 6 7 8 9 10</text:span></text:p>
              <text:p text:style-name="P71"><text:span text:style-name="T278"/></text:p>
              <text:p text:style-name="P71"><text:span text:style-name="T278"/></text:p>
              <text:p text:style-name="P71"><text:span text:style-name="T278"/></text:p>
              <text:p text:style-name="P71"><text:span text:style-name="T278"/></text:p>
            </text:list-header>
          </text:list>
          <text:list text:style-name="L103">
            <text:list-header>
              <text:p text:style-name="P71"><text:span text:style-name="T313"/></text:p>
            </text:list-header>
          </text:list>
          <text:list text:style-name="L104">
            <text:list-header>
              <text:p text:style-name="P71"><text:span text:style-name="T314">在程序设计中不要过分追求它的多变性</text:span></text:p>
              <text:p text:style-name="P72"><text:span text:style-name="T314"/></text:p>
            </text:list-header>
          </text:list>
          <draw:enhanced-geometry svg:viewBox="0 0 21600 21600" draw:type="rectangle" draw:enhanced-path="M 0 0 L 21600 0 21600 21600 0 21600 0 0 Z N"/>
        </draw:custom-shape>
        <draw:custom-shape draw:style-name="gr52" draw:text-style-name="P5" draw:layer="layout" svg:width="2.116cm" svg:height="1.482cm" svg:x="2.752cm" svg:y="10.16cm">
          <text:list text:style-name="L12">
            <text:list-header>
              <text:p text:style-name="P149"><text:span text:style-name="T115">i</text:span></text:p>
            </text:list-header>
          </text:list>
          <draw:enhanced-geometry svg:viewBox="0 0 21600 21600" draw:type="mso-spt202" draw:enhanced-path="M 0 0 L 21600 0 21600 21600 0 21600 0 0 Z N"/>
        </draw:custom-shape>
        <draw:custom-shape draw:style-name="gr52" draw:text-style-name="P5" draw:layer="layout" svg:width="2.116cm" svg:height="1.481cm" svg:x="13.547cm" svg:y="10.372cm">
          <text:list text:style-name="L12">
            <text:list-header>
              <text:p text:style-name="P149"><text:span text:style-name="T115">j</text:span></text:p>
            </text:list-header>
          </text:list>
          <draw:enhanced-geometry svg:viewBox="0 0 21600 21600" draw:type="mso-spt202" draw:enhanced-path="M 0 0 L 21600 0 21600 21600 0 21600 0 0 Z N"/>
        </draw:custom-shape>
        <draw:line draw:style-name="gr54" draw:text-style-name="P25" draw:layer="layout" svg:x1="3.81cm" svg:y1="9.948cm" svg:x2="3.81cm" svg:y2="7.62cm">
          <text:p/>
        </draw:line>
        <draw:line draw:style-name="gr54" draw:text-style-name="P25" draw:layer="layout" svg:x1="14.605cm" svg:y1="10.16cm" svg:x2="14.605cm" svg:y2="7.832cm">
          <text:p/>
        </draw:line>
        <draw:line draw:style-name="gr54" draw:text-style-name="P25" draw:layer="layout" svg:x1="5.08cm" svg:y1="11.007cm" svg:x2="8.255cm" svg:y2="11.007cm">
          <text:p/>
        </draw:line>
        <draw:line draw:style-name="gr54" draw:text-style-name="P25" draw:layer="layout" svg:x1="13.441cm" svg:y1="11.218cm" svg:x2="10.583cm" svg:y2="11.218cm">
          <text:p/>
        </draw:line>
        <draw:custom-shape draw:style-name="gr12" draw:text-style-name="P5" draw:layer="layout" svg:width="6.014cm" svg:height="1.277cm" svg:x="18.627cm" svg:y="1.058cm">
          <text:list text:style-name="L39">
            <text:list-header>
              <text:p text:style-name="P6"><text:span text:style-name="T68">用逗号表达式</text:span></text:p>
            </text:list-header>
          </text:list>
          <draw:enhanced-geometry svg:viewBox="0 0 21600 21600" draw:type="mso-spt202" draw:enhanced-path="M 0 0 L 21600 0 21600 21600 0 21600 0 0 Z N"/>
        </draw:custom-shape>
        <anim:par presentation:node-type="timing-root">
          <anim:par smil:begin="id199.begin">
            <anim:transitionFilter smil:dur="1s" smil:type="slideWipe" smil:subtype="fromBottomRight" smil:direction="reverse"/>
          </anim:par>
        </anim:par>
        <presentation:notes draw:style-name="dp2">
          <draw:page-thumbnail draw:style-name="gr1" draw:layer="layout" svg:width="7.142cm" svg:height="9.524cm" svg:x="5.953cm" svg:y="1.93cm" draw:page-number="148" presentation:class="page"/>
          <draw:frame presentation:style-name="pr2" draw:layer="layout" svg:width="15.239cm" svg:height="11.43cm" svg:x="1.905cm" svg:y="12.065cm" presentation:class="notes" presentation:placeholder="true">
            <draw:text-box/>
          </draw:frame>
        </presentation:notes>
      </draw:page>
      <draw:page draw:name="page149" draw:style-name="dp3" draw:master-page-name="Default" xml:id="id200" draw:id="id200">
        <draw:custom-shape draw:style-name="gr38" draw:text-style-name="P5" draw:layer="layout" svg:width="24.977cm" svg:height="16.509cm" svg:x="0.423cm" svg:y="0.847cm">
          <text:list text:style-name="L39">
            <text:list-header>
              <text:p text:style-name="P76"><text:span text:style-name="T150">例：</text:span><text:span text:style-name="T155">求</text:span><text:span text:style-name="T155">n! <text:s text:c="3"/>n!=1*2*3…(n-1)*n</text:span></text:p>
            </text:list-header>
          </text:list>
          <text:list text:style-name="L33">
            <text:list-header>
              <text:p text:style-name="P77"><text:span text:style-name="T155"><text:s text:c="2"/></text:span><text:span text:style-name="T315">参照累加求和</text:span></text:p>
              <text:p text:style-name="P77"><text:span text:style-name="T155">main()</text:span></text:p>
              <text:p text:style-name="P77"><text:span text:style-name="T155">{ <text:s text:c="2"/></text:span></text:p>
              <text:p text:style-name="P77"><text:span text:style-name="T155"><text:s text:c="2"/></text:span><text:span text:style-name="T155">int i,n=5</text:span><text:span text:style-name="T155">，</text:span><text:span text:style-name="T155">s=1;</text:span></text:p>
              <text:p text:style-name="P77"><text:span text:style-name="T155"><text:s text:c="2"/></text:span><text:span text:style-name="T155">for(i=1;i&lt;=n;i++)s*=i;</text:span></text:p>
              <text:p text:style-name="P77"><text:span text:style-name="T155"><text:s text:c="2"/></text:span><text:span text:style-name="T155">printf(“\n s=%d”,s);</text:span></text:p>
              <text:p text:style-name="P77"><text:span text:style-name="T155">}</text:span></text:p>
            </text:list-header>
          </text:list>
          <text:list text:style-name="L39">
            <text:list-header>
              <text:p text:style-name="P77"><text:span text:style-name="T150">注意</text:span><text:span text:style-name="T150">s</text:span><text:span text:style-name="T150">的初值。</text:span></text:p>
              <text:p text:style-name="P77"><text:span text:style-name="T150">注意当</text:span><text:span text:style-name="T150">n</text:span><text:span text:style-name="T150">较大时的情况。</text:span></text:p>
            </text:list-header>
          </text:list>
          <text:list text:style-name="L46">
            <text:list-header>
              <text:p text:style-name="P75"><text:span text:style-name="T244">求和与连乘都是最常用的算法，要熟练掌握。</text:span><text:span text:style-name="T18"> </text:span></text:p>
            </text:list-header>
          </text:list>
          <draw:enhanced-geometry svg:viewBox="0 0 21600 21600" draw:type="rectangle" draw:enhanced-path="M 0 0 L 21600 0 21600 21600 0 21600 0 0 Z N"/>
        </draw:custom-shape>
        <anim:par presentation:node-type="timing-root">
          <anim:par smil:begin="id200.begin">
            <anim:transitionFilter smil:dur="1s" smil:type="slideWipe" smil:subtype="fromBottomRight" smil:direction="reverse"/>
          </anim:par>
        </anim:par>
        <presentation:notes draw:style-name="dp2">
          <draw:page-thumbnail draw:style-name="gr1" draw:layer="layout" svg:width="7.142cm" svg:height="9.524cm" svg:x="5.953cm" svg:y="1.93cm" draw:page-number="149" presentation:class="page"/>
          <draw:frame presentation:style-name="pr2" draw:layer="layout" svg:width="15.239cm" svg:height="11.43cm" svg:x="1.905cm" svg:y="12.065cm" presentation:class="notes" presentation:placeholder="true">
            <draw:text-box/>
          </draw:frame>
        </presentation:notes>
      </draw:page>
      <draw:page draw:name="page150" draw:style-name="dp3" draw:master-page-name="Default" xml:id="id201" draw:id="id201">
        <draw:custom-shape draw:style-name="gr38" draw:text-style-name="P5" draw:layer="layout" svg:width="23.918cm" svg:height="15.155cm" svg:x="0.635cm" svg:y="0.811cm">
          <text:list text:style-name="L39">
            <text:list-header>
              <text:p text:style-name="P76"><text:span text:style-name="T150">例：求自然数</text:span><text:span text:style-name="T150">1-100</text:span><text:span text:style-name="T150">中能被</text:span><text:span text:style-name="T150">3</text:span><text:span text:style-name="T150">整除的数之和。</text:span></text:p>
              <text:p text:style-name="P77"><text:span text:style-name="T150"><text:s text:c="2"/></text:span><text:span text:style-name="T155">main()</text:span></text:p>
            </text:list-header>
          </text:list>
          <text:list text:style-name="L33">
            <text:list-header>
              <text:p text:style-name="P77"><text:span text:style-name="T155"><text:s text:c="2"/></text:span><text:span text:style-name="T155">{ <text:s/></text:span></text:p>
              <text:p text:style-name="P77"><text:span text:style-name="T155"><text:s text:c="4"/></text:span><text:span text:style-name="T155">int i,s=0;</text:span></text:p>
              <text:p text:style-name="P77"><text:span text:style-name="T155"><text:s text:c="4"/></text:span></text:p>
              <text:p text:style-name="P77"><text:span text:style-name="T155"><text:s text:c="4"/></text:span><text:span text:style-name="T155">printf(“\n %d”,s);</text:span></text:p>
              <text:p text:style-name="P77"><text:span text:style-name="T155"><text:s text:c="2"/></text:span><text:span text:style-name="T155">}</text:span></text:p>
              <text:p text:style-name="P77"><text:span text:style-name="T155"/></text:p>
            </text:list-header>
          </text:list>
          <text:list text:style-name="L39">
            <text:list-header>
              <text:p text:style-name="P77"><text:span text:style-name="T150"><text:s/></text:span><text:span text:style-name="T244">求能被</text:span><text:span text:style-name="T244">3</text:span><text:span text:style-name="T244">整除但不被</text:span><text:span text:style-name="T244">7</text:span><text:span text:style-name="T244">整除的数之和？</text:span></text:p>
            </text:list-header>
          </text:list>
          <text:list text:style-name="L46">
            <text:list-header>
              <text:p text:style-name="P75"><text:span text:style-name="T244"/></text:p>
            </text:list-header>
          </text:list>
          <draw:enhanced-geometry svg:viewBox="0 0 21600 21600" draw:type="rectangle" draw:enhanced-path="M 0 0 L 21600 0 21600 21600 0 21600 0 0 Z N"/>
        </draw:custom-shape>
        <draw:custom-shape draw:style-name="gr12" draw:text-style-name="P5" xml:id="id202" draw:id="id202" draw:layer="layout" svg:width="12.237cm" svg:height="1.615cm" svg:x="3.175cm" svg:y="6.138cm">
          <text:list text:style-name="L24">
            <text:list-header>
              <text:p text:style-name="P12"><text:span text:style-name="T271">for(i=1;i&lt;=100;i++) s+=i;</text:span></text:p>
            </text:list-header>
          </text:list>
          <draw:enhanced-geometry svg:viewBox="0 0 21600 21600" draw:type="mso-spt202" draw:enhanced-path="M 0 0 L 21600 0 21600 21600 0 21600 0 0 Z N"/>
        </draw:custom-shape>
        <draw:custom-shape draw:style-name="gr55" draw:text-style-name="P5" xml:id="id203" draw:id="id203" draw:layer="layout" svg:width="17.346cm" svg:height="1.615cm" svg:x="3.1cm" svg:y="6.315cm">
          <text:list text:style-name="L24">
            <text:list-header>
              <text:p text:style-name="P12"><text:span text:style-name="T271">for(i=1;i&lt;=100;i++) if(i%3==0)s+=i;</text:span></text:p>
            </text:list-header>
          </text:list>
          <draw:enhanced-geometry svg:viewBox="0 0 21600 21600" draw:type="mso-spt202" draw:enhanced-path="M 0 0 L 21600 0 21600 21600 0 21600 0 0 Z N"/>
        </draw:custom-shape>
        <draw:custom-shape draw:style-name="gr56" draw:text-style-name="P5" xml:id="id204" draw:id="id204" draw:layer="layout" svg:width="17.524cm" svg:height="1.615cm" svg:x="3.175cm" svg:y="6.315cm">
          <text:list text:style-name="L24">
            <text:list-header>
              <text:p text:style-name="P12"><text:span text:style-name="T271">for(i=3;i&lt;=100;i+=3) s+=i; <text:s text:c="13"/></text:span></text:p>
            </text:list-header>
          </text:list>
          <draw:enhanced-geometry svg:viewBox="0 0 21600 21600" draw:type="mso-spt202" draw:enhanced-path="M 0 0 L 21600 0 21600 21600 0 21600 0 0 Z N"/>
        </draw:custom-shape>
        <draw:custom-shape draw:style-name="gr55" draw:text-style-name="P5" xml:id="id205" draw:id="id205" draw:layer="layout" svg:width="20.322cm" svg:height="1.615cm" svg:x="3.298cm" svg:y="6.324cm">
          <text:list text:style-name="L24">
            <text:list-header>
              <text:p text:style-name="P12"><text:span text:style-name="T271">for(i=3;i&lt;=100;i+=3) if (i%7)s+=i; <text:s text:c="13"/></text:span></text:p>
            </text:list-header>
          </text:list>
          <draw:enhanced-geometry svg:viewBox="0 0 21600 21600" draw:type="mso-spt202" draw:enhanced-path="M 0 0 L 21600 0 21600 21600 0 21600 0 0 Z N"/>
        </draw:custom-shape>
        <anim:par smil:dur="indefinite" smil:restart="never" presentation:node-type="timing-root">
          <anim:par smil:begin="id201.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02" smil:attributeName="visibility" smil:to="visible"/>
                  <anim:animate smil:dur="0.5s" smil:fill="hold" smil:targetElement="id202" smil:attributeName="x" smil:values="1+width/2;x" smil:keyTimes="0;1" smil:additive="base"/>
                  <anim:animate smil:dur="0.5s" smil:fill="hold" smil:targetElement="id20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03" smil:attributeName="visibility" smil:to="visible"/>
                  <anim:animate smil:dur="0.5s" smil:fill="hold" smil:targetElement="id203" smil:attributeName="x" smil:values="1+width/2;x" smil:keyTimes="0;1" smil:additive="base"/>
                  <anim:animate smil:dur="0.5s" smil:fill="hold" smil:targetElement="id203"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04" smil:attributeName="visibility" smil:to="visible"/>
                  <anim:animate smil:dur="0.5s" smil:fill="hold" smil:targetElement="id204" smil:attributeName="x" smil:values="1+width/2;x" smil:keyTimes="0;1" smil:additive="base"/>
                  <anim:animate smil:dur="0.5s" smil:fill="hold" smil:targetElement="id20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05" smil:attributeName="visibility" smil:to="visible"/>
                  <anim:animate smil:dur="0.5s" smil:fill="hold" smil:targetElement="id205" smil:attributeName="x" smil:values="1+width/2;x" smil:keyTimes="0;1" smil:additive="base"/>
                  <anim:animate smil:dur="0.5s" smil:fill="hold" smil:targetElement="id205" smil:attributeName="y" smil:values="y;y" smil:keyTimes="0;1" smil:additive="base"/>
                </anim:par>
              </anim:par>
            </anim:par>
          </anim:seq>
        </anim:par>
        <presentation:notes draw:style-name="dp2">
          <draw:page-thumbnail draw:style-name="gr1" draw:layer="layout" svg:width="7.142cm" svg:height="9.524cm" svg:x="5.953cm" svg:y="1.93cm" draw:page-number="150" presentation:class="page"/>
          <draw:frame presentation:style-name="pr2" draw:layer="layout" svg:width="15.239cm" svg:height="11.43cm" svg:x="1.905cm" svg:y="12.065cm" presentation:class="notes" presentation:placeholder="true">
            <draw:text-box/>
          </draw:frame>
        </presentation:notes>
      </draw:page>
      <draw:page draw:name="page151" draw:style-name="dp3" draw:master-page-name="Default" xml:id="id206" draw:id="id206">
        <draw:custom-shape draw:style-name="gr38" draw:text-style-name="P5" draw:layer="layout" svg:width="25.4cm" svg:height="17.863cm" svg:x="0cm" svg:y="0.423cm">
          <text:list text:style-name="L39">
            <text:list-header>
              <text:p text:style-name="P76"><text:span text:style-name="T150">例：求任意</text:span><text:span text:style-name="T150">100</text:span><text:span text:style-name="T150">个数中的最大值。</text:span></text:p>
            </text:list-header>
          </text:list>
          <text:list text:style-name="L33">
            <text:list-header>
              <text:p text:style-name="P77"><text:span text:style-name="T155"><text:s text:c="3"/></text:span><text:span text:style-name="T155">main()</text:span></text:p>
              <text:p text:style-name="P77"><text:span text:style-name="T155"><text:s text:c="3"/></text:span><text:span text:style-name="T155">{ int i,a,max;</text:span></text:p>
              <text:p text:style-name="P77"><text:span text:style-name="T155"><text:s text:c="5"/></text:span><text:span text:style-name="T150">max=?</text:span></text:p>
              <text:p text:style-name="P77"><text:span text:style-name="T155"><text:s text:c="5"/></text:span><text:span text:style-name="T155">for(i=1;i&lt;=100;i++)</text:span></text:p>
              <text:p text:style-name="P77"><text:span text:style-name="T155"><text:s text:c="6"/></text:span><text:span text:style-name="T155">{ </text:span></text:p>
              <text:p text:style-name="P77"><text:span text:style-name="T155"><text:s text:c="8"/></text:span><text:span text:style-name="T155">scanf(“%d”,&amp;a);</text:span></text:p>
              <text:p text:style-name="P77"><text:span text:style-name="T155"><text:s text:c="8"/></text:span><text:span text:style-name="T150">if(a&gt;max) max=a;</text:span></text:p>
              <text:p text:style-name="P77"><text:span text:style-name="T155"><text:s text:c="7"/></text:span><text:span text:style-name="T155">}</text:span></text:p>
              <text:p text:style-name="P77"><text:span text:style-name="T155"><text:s text:c="5"/></text:span><text:span text:style-name="T155">printf(“\n max=%d”,max);</text:span></text:p>
              <text:p text:style-name="P77"><text:span text:style-name="T155"><text:s text:c="4"/></text:span><text:span text:style-name="T155">}</text:span></text:p>
              <text:p text:style-name="P77"><text:span text:style-name="T155"><text:s text:c="3"/></text:span><text:span text:style-name="T244">循环体中没有引用循环变量。</text:span><text:span text:style-name="T244">i</text:span><text:span text:style-name="T244">的作用？</text:span></text:p>
            </text:list-header>
          </text:list>
          <text:list text:style-name="L46">
            <text:list-header>
              <text:p text:style-name="P77"><text:span text:style-name="T244"><text:s text:c="3"/></text:span><text:span text:style-name="T244">求任意个数中的最大值？</text:span></text:p>
            </text:list-header>
          </text:list>
          <draw:enhanced-geometry svg:viewBox="0 0 21600 21600" draw:type="rectangle" draw:enhanced-path="M 0 0 L 21600 0 21600 21600 0 21600 0 0 Z N"/>
        </draw:custom-shape>
        <draw:custom-shape draw:style-name="gr55" draw:text-style-name="P5" xml:id="id208" draw:id="id208" draw:layer="layout" svg:width="14.815cm" svg:height="1.615cm" svg:x="3.387cm" svg:y="5.927cm">
          <text:list text:style-name="L39">
            <text:list-header>
              <text:p text:style-name="P6"><text:span text:style-name="T269">for(i=1; ;i++)</text:span><text:span text:style-name="T280"> <text:s text:c="6"/></text:span></text:p>
            </text:list-header>
          </text:list>
          <draw:enhanced-geometry svg:viewBox="0 0 21600 21600" draw:type="mso-spt202" draw:enhanced-path="M 0 0 L 21600 0 21600 21600 0 21600 0 0 Z N"/>
        </draw:custom-shape>
        <draw:custom-shape draw:style-name="gr55" draw:text-style-name="P5" xml:id="id209" draw:id="id209" draw:layer="layout" svg:width="12.77cm" svg:height="1.615cm" svg:x="14.093cm" svg:y="8.467cm">
          <text:list text:style-name="L39">
            <text:list-header>
              <text:p text:style-name="P6"><text:span text:style-name="T269">if(a==-9999)break;</text:span></text:p>
            </text:list-header>
          </text:list>
          <draw:enhanced-geometry svg:viewBox="0 0 21600 21600" draw:type="mso-spt202" draw:enhanced-path="M 0 0 L 21600 0 21600 21600 0 21600 0 0 Z N"/>
        </draw:custom-shape>
        <draw:custom-shape draw:style-name="gr55" draw:text-style-name="P5" xml:id="id207" draw:id="id207" draw:layer="layout" svg:width="7.999cm" svg:height="1.615cm" svg:x="3.44cm" svg:y="4.445cm">
          <text:list text:style-name="L39">
            <text:list-header>
              <text:p text:style-name="P6"><text:span text:style-name="T269">max=-32768;</text:span></text:p>
            </text:list-header>
          </text:list>
          <draw:enhanced-geometry svg:viewBox="0 0 21600 21600" draw:type="mso-spt202" draw:enhanced-path="M 0 0 L 21600 0 21600 21600 0 21600 0 0 Z N"/>
        </draw:custom-shape>
        <anim:par smil:dur="indefinite" smil:restart="never" presentation:node-type="timing-root">
          <anim:par smil:begin="id206.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07" smil:attributeName="visibility" smil:to="visible"/>
                  <anim:animate smil:dur="0.5s" smil:fill="hold" smil:targetElement="id207" smil:attributeName="x" smil:values="1+width/2;x" smil:keyTimes="0;1" smil:additive="base"/>
                  <anim:animate smil:dur="0.5s" smil:fill="hold" smil:targetElement="id20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08" smil:attributeName="visibility" smil:to="visible"/>
                  <anim:animate smil:dur="0.5s" smil:fill="hold" smil:targetElement="id208" smil:attributeName="x" smil:values="1+width/2;x" smil:keyTimes="0;1" smil:additive="base"/>
                  <anim:animate smil:dur="0.5s" smil:fill="hold" smil:targetElement="id20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09" smil:attributeName="visibility" smil:to="visible"/>
                  <anim:animate smil:dur="0.5s" smil:fill="hold" smil:targetElement="id209" smil:attributeName="x" smil:values="1+width/2;x" smil:keyTimes="0;1" smil:additive="base"/>
                  <anim:animate smil:dur="0.5s" smil:fill="hold" smil:targetElement="id209" smil:attributeName="y" smil:values="y;y" smil:keyTimes="0;1" smil:additive="base"/>
                </anim:par>
              </anim:par>
            </anim:par>
          </anim:seq>
        </anim:par>
        <presentation:notes draw:style-name="dp2">
          <draw:page-thumbnail draw:style-name="gr1" draw:layer="layout" svg:width="7.142cm" svg:height="9.524cm" svg:x="5.953cm" svg:y="1.93cm" draw:page-number="151" presentation:class="page"/>
          <draw:frame presentation:style-name="pr2" draw:layer="layout" svg:width="15.239cm" svg:height="11.43cm" svg:x="1.905cm" svg:y="12.065cm" presentation:class="notes" presentation:placeholder="true">
            <draw:text-box/>
          </draw:frame>
        </presentation:notes>
      </draw:page>
      <draw:page draw:name="page152" draw:style-name="dp3" draw:master-page-name="Default" xml:id="id210" draw:id="id210">
        <draw:custom-shape draw:style-name="gr52" draw:text-style-name="P5" draw:layer="layout" svg:width="4.233cm" svg:height="1.671cm" svg:x="19.897cm" svg:y="5.292cm">
          <text:list text:style-name="L24">
            <text:list-header>
              <text:p text:style-name="P55"><text:span text:style-name="T8">外重循环</text:span></text:p>
            </text:list-header>
          </text:list>
          <draw:enhanced-geometry svg:viewBox="0 0 21600 21600" draw:type="mso-spt202" draw:enhanced-path="M 0 0 L 21600 0 21600 21600 0 21600 0 0 Z N"/>
        </draw:custom-shape>
        <draw:custom-shape draw:style-name="gr52" draw:text-style-name="P5" draw:layer="layout" svg:width="4.445cm" svg:height="1.27cm" svg:x="19.897cm" svg:y="8.255cm">
          <text:list text:style-name="L24">
            <text:list-header>
              <text:p text:style-name="P55"><text:span text:style-name="T8">内重循环</text:span></text:p>
            </text:list-header>
          </text:list>
          <draw:enhanced-geometry svg:viewBox="0 0 21600 21600" draw:type="mso-spt202" draw:enhanced-path="M 0 0 L 21600 0 21600 21600 0 21600 0 0 Z N"/>
        </draw:custom-shape>
        <draw:line draw:style-name="gr54" draw:text-style-name="P25" draw:layer="layout" svg:x1="19.897cm" svg:y1="6.138cm" svg:x2="14.499cm" svg:y2="6.138cm">
          <text:p/>
        </draw:line>
        <draw:line draw:style-name="gr54" draw:text-style-name="P25" draw:layer="layout" svg:x1="19.896cm" svg:y1="8.89cm" svg:x2="15.451cm" svg:y2="8.89cm">
          <text:p/>
        </draw:line>
        <draw:custom-shape draw:style-name="gr52" draw:text-style-name="P5" draw:layer="layout" svg:width="4.762cm" svg:height="1.442cm" svg:x="19.897cm" svg:y="10.795cm">
          <text:list text:style-name="L24">
            <text:list-header>
              <text:p text:style-name="P55"><text:span text:style-name="T8">执行</text:span><text:span text:style-name="T8">200</text:span><text:span text:style-name="T8">次</text:span></text:p>
            </text:list-header>
          </text:list>
          <draw:enhanced-geometry svg:viewBox="0 0 21600 21600" draw:type="mso-spt202" draw:enhanced-path="M 0 0 L 21600 0 21600 21600 0 21600 0 0 Z N"/>
        </draw:custom-shape>
        <draw:line draw:style-name="gr54" draw:text-style-name="P25" draw:layer="layout" svg:x1="19.896cm" svg:y1="11.642cm" svg:x2="14.181cm" svg:y2="11.642cm">
          <text:p/>
        </draw:line>
        <draw:custom-shape draw:style-name="gr57" draw:text-style-name="P5" draw:layer="layout" svg:width="6.773cm" svg:height="2.116cm" svg:x="12.7cm" svg:y="14.182cm">
          <text:list text:style-name="L41">
            <text:list-header>
              <text:p text:style-name="P149"><text:span text:style-name="T138">要掌握多重循环执行的全过程</text:span></text:p>
            </text:list-header>
          </text:list>
          <draw:enhanced-geometry svg:viewBox="0 0 21600 21600" draw:type="mso-spt202" draw:enhanced-path="M 0 0 L 21600 0 21600 21600 0 21600 0 0 Z N"/>
        </draw:custom-shape>
        <draw:custom-shape draw:style-name="gr38" draw:text-style-name="P5" draw:layer="layout" svg:width="24.765cm" svg:height="15.155cm" svg:x="0.423cm" svg:y="0.939cm">
          <text:list text:style-name="L39">
            <text:list-header>
              <text:p text:style-name="P70"><text:span text:style-name="T150">6</text:span><text:span text:style-name="T150">．</text:span><text:span text:style-name="T150">6 <text:s/></text:span><text:span text:style-name="T150">循环的嵌套</text:span></text:p>
            </text:list-header>
          </text:list>
          <text:list text:style-name="L33">
            <text:list-header>
              <text:p text:style-name="P71"><text:span text:style-name="T155"><text:s text:c="2"/></text:span><text:span text:style-name="T155">循环体内又包含另一个完整的循环结构</text:span><text:span text:style-name="T155">(</text:span><text:span text:style-name="T155">多重循环</text:span><text:span text:style-name="T155">)</text:span><text:span text:style-name="T155">。</text:span></text:p>
              <text:p text:style-name="P71"><text:span text:style-name="T155"><text:s/></text:span><text:span text:style-name="T150">for(i=1;i&lt;=10;i++)</text:span></text:p>
            </text:list-header>
          </text:list>
          <text:list text:style-name="L39">
            <text:list-header>
              <text:p text:style-name="P71"><text:span text:style-name="T150"><text:s/></text:span><text:span text:style-name="T150">{</text:span></text:p>
            </text:list-header>
          </text:list>
          <text:list text:style-name="L33">
            <text:list-header>
              <text:p text:style-name="P71"><text:span text:style-name="T155"><text:s text:c="2"/></text:span><text:span text:style-name="T155">for(j=1;j&lt;=20;j++)</text:span></text:p>
              <text:p text:style-name="P71"><text:span text:style-name="T155"><text:s text:c="3"/></text:span><text:span text:style-name="T155">{</text:span></text:p>
              <text:p text:style-name="P71"><text:span text:style-name="T155"><text:s text:c="4"/></text:span><text:span text:style-name="T155">s+=i+j;</text:span></text:p>
              <text:p text:style-name="P71"><text:span text:style-name="T155"><text:s text:c="3"/></text:span><text:span text:style-name="T155">}</text:span></text:p>
              <text:p text:style-name="P71"><text:span text:style-name="T155"><text:s text:c="2"/></text:span><text:span text:style-name="T150">}</text:span></text:p>
            </text:list-header>
          </text:list>
          <text:list text:style-name="L39">
            <text:list-header>
              <text:p text:style-name="P72"><text:span text:style-name="T150"/></text:p>
            </text:list-header>
          </text:list>
          <draw:enhanced-geometry svg:viewBox="0 0 21600 21600" draw:type="rectangle" draw:enhanced-path="M 0 0 L 21600 0 21600 21600 0 21600 0 0 Z N"/>
        </draw:custom-shape>
        <anim:par presentation:node-type="timing-root">
          <anim:par smil:begin="id210.begin">
            <anim:transitionFilter smil:dur="1s" smil:type="slideWipe" smil:subtype="fromBottomRight" smil:direction="reverse"/>
          </anim:par>
        </anim:par>
        <presentation:notes draw:style-name="dp2">
          <draw:page-thumbnail draw:style-name="gr1" draw:layer="layout" svg:width="7.142cm" svg:height="9.524cm" svg:x="5.953cm" svg:y="1.93cm" draw:page-number="152" presentation:class="page"/>
          <draw:frame presentation:style-name="pr2" draw:layer="layout" svg:width="15.239cm" svg:height="11.43cm" svg:x="1.905cm" svg:y="12.065cm" presentation:class="notes" presentation:placeholder="true">
            <draw:text-box/>
          </draw:frame>
        </presentation:notes>
      </draw:page>
      <draw:page draw:name="page153" draw:style-name="dp3" draw:master-page-name="Default" xml:id="id211" draw:id="id211">
        <draw:custom-shape draw:style-name="gr38" draw:text-style-name="P5" draw:layer="layout" svg:width="23.706cm" svg:height="9.735cm" svg:x="0.847cm" svg:y="1.693cm">
          <text:list text:style-name="L39">
            <text:list-header>
              <text:p text:style-name="P91"><text:span text:style-name="T150">以上多重循环结构可以简写为：</text:span></text:p>
              <text:p text:style-name="P92"><text:span text:style-name="T150"><text:s text:c="2"/></text:span></text:p>
              <text:p text:style-name="P92"><text:span text:style-name="T150"><text:s text:c="2"/></text:span><text:span text:style-name="T155">for(i=1;i&lt;=10;i++)</text:span></text:p>
            </text:list-header>
          </text:list>
          <text:list text:style-name="L33">
            <text:list-header>
              <text:p text:style-name="P92"><text:span text:style-name="T155"><text:s text:c="3"/></text:span><text:span text:style-name="T155">for(j=1;j&lt;=20;j++) </text:span></text:p>
              <text:p text:style-name="P92"><text:span text:style-name="T155"><text:s text:c="6"/></text:span><text:span text:style-name="T155">s+=i+j;</text:span></text:p>
              <text:p text:style-name="P106"><text:span text:style-name="T155"/></text:p>
            </text:list-header>
          </text:list>
          <draw:enhanced-geometry svg:viewBox="0 0 21600 21600" draw:type="rectangle" draw:enhanced-path="M 0 0 L 21600 0 21600 21600 0 21600 0 0 Z N"/>
        </draw:custom-shape>
        <anim:par presentation:node-type="timing-root">
          <anim:par smil:begin="id211.begin">
            <anim:transitionFilter smil:dur="1s" smil:type="slideWipe" smil:subtype="fromBottomRight" smil:direction="reverse"/>
          </anim:par>
        </anim:par>
        <presentation:notes draw:style-name="dp2">
          <draw:page-thumbnail draw:style-name="gr1" draw:layer="layout" svg:width="7.142cm" svg:height="9.524cm" svg:x="5.953cm" svg:y="1.93cm" draw:page-number="153" presentation:class="page"/>
          <draw:frame presentation:style-name="pr2" draw:layer="layout" svg:width="15.239cm" svg:height="11.43cm" svg:x="1.905cm" svg:y="12.065cm" presentation:class="notes" presentation:placeholder="true">
            <draw:text-box/>
          </draw:frame>
        </presentation:notes>
      </draw:page>
      <draw:page draw:name="page154" draw:style-name="dp3" draw:master-page-name="Default" xml:id="id212" draw:id="id212">
        <draw:custom-shape draw:style-name="gr38" draw:text-style-name="P5" draw:layer="layout" svg:width="23.283cm" svg:height="16.231cm" svg:x="0.635cm" svg:y="0.635cm">
          <text:list text:style-name="L39">
            <text:list-header>
              <text:p text:style-name="P129"><text:span text:style-name="T150">例：找出行号乘以列号等于</text:span><text:span text:style-name="T150">100</text:span><text:span text:style-name="T150">的座位。</text:span><text:span text:style-name="T278"> </text:span></text:p>
            </text:list-header>
          </text:list>
          <text:list text:style-name="L33">
            <text:list-header>
              <text:p text:style-name="P129"><text:span text:style-name="T155">main()</text:span></text:p>
              <text:p text:style-name="P130"><text:span text:style-name="T155"><text:s text:c="3"/></text:span><text:span text:style-name="T155">{ <text:s/></text:span></text:p>
              <text:p text:style-name="P130"><text:span text:style-name="T155"><text:s text:c="6"/></text:span><text:span text:style-name="T155">int i,j; <text:s text:c="5"/></text:span></text:p>
              <text:p text:style-name="P130"><text:span text:style-name="T155"><text:s text:c="6"/></text:span><text:span text:style-name="T155">for(i=1;i&lt;=30;i++)</text:span></text:p>
              <text:p text:style-name="P130"><text:span text:style-name="T155"><text:s text:c="7"/></text:span><text:span text:style-name="T155">for(j=1;j&lt;=20;j++)</text:span></text:p>
              <text:p text:style-name="P130"><text:span text:style-name="T155"><text:s text:c="9"/></text:span><text:span text:style-name="T155">if(i*j==100)</text:span></text:p>
              <text:p text:style-name="P130"><text:span text:style-name="T155"><text:s text:c="10"/></text:span><text:span text:style-name="T155">printf(“\n%d,%d”,i,j);</text:span></text:p>
              <text:p text:style-name="P130"><text:span text:style-name="T155"><text:s text:c="4"/></text:span><text:span text:style-name="T155">}</text:span></text:p>
              <text:p text:style-name="P131"><text:span text:style-name="T155"/></text:p>
            </text:list-header>
          </text:list>
          <draw:enhanced-geometry svg:viewBox="0 0 21600 21600" draw:type="rectangle" draw:enhanced-path="M 0 0 L 21600 0 21600 21600 0 21600 0 0 Z N"/>
        </draw:custom-shape>
        <draw:custom-shape draw:style-name="gr58" draw:text-style-name="P5" draw:layer="layout" svg:width="7.408cm" svg:height="1.693cm" svg:x="16.087cm" svg:y="14.605cm">
          <text:list text:style-name="L41">
            <text:list-header>
              <text:p text:style-name="P55"><text:span text:style-name="T138">注意循环的关系</text:span></text:p>
            </text:list-header>
          </text:list>
          <draw:enhanced-geometry svg:viewBox="0 0 21600 21600" draw:type="mso-spt202" draw:enhanced-path="M 0 0 L 21600 0 21600 21600 0 21600 0 0 Z N"/>
        </draw:custom-shape>
        <anim:par presentation:node-type="timing-root">
          <anim:par smil:begin="id212.begin">
            <anim:transitionFilter smil:dur="1s" smil:type="slideWipe" smil:subtype="fromBottomRight" smil:direction="reverse"/>
          </anim:par>
        </anim:par>
        <presentation:notes draw:style-name="dp2">
          <draw:page-thumbnail draw:style-name="gr1" draw:layer="layout" svg:width="7.142cm" svg:height="9.524cm" svg:x="5.953cm" svg:y="1.93cm" draw:page-number="154" presentation:class="page"/>
          <draw:frame presentation:style-name="pr2" draw:layer="layout" svg:width="15.239cm" svg:height="11.43cm" svg:x="1.905cm" svg:y="12.065cm" presentation:class="notes" presentation:placeholder="true">
            <draw:text-box/>
          </draw:frame>
        </presentation:notes>
      </draw:page>
      <draw:page draw:name="page155" draw:style-name="dp3" draw:master-page-name="Default" xml:id="id213" draw:id="id213">
        <draw:custom-shape draw:style-name="gr38" draw:text-style-name="P5" draw:layer="layout" svg:width="23.707cm" svg:height="18.511cm" svg:x="1.058cm" svg:y="0.635cm">
          <text:list text:style-name="L39">
            <text:list-header>
              <text:p text:style-name="P156"><text:span text:style-name="T150">例：百钱买百鸡问题。</text:span></text:p>
            </text:list-header>
          </text:list>
          <text:list text:style-name="L33">
            <text:list-header>
              <text:p text:style-name="P156"><text:span text:style-name="T155"><text:s text:c="2"/></text:span><text:span text:style-name="T155">给定</text:span><text:span text:style-name="T155">100</text:span><text:span text:style-name="T155">块钱，要求正好买</text:span><text:span text:style-name="T155">100</text:span><text:span text:style-name="T155">只鸡，已知公鸡</text:span><text:span text:style-name="T155">5</text:span><text:span text:style-name="T155">元</text:span><text:span text:style-name="T155">/</text:span><text:span text:style-name="T155">只，母鸡</text:span><text:span text:style-name="T155">3</text:span><text:span text:style-name="T155">元</text:span><text:span text:style-name="T155">/</text:span><text:span text:style-name="T155">只，小鸡</text:span><text:span text:style-name="T155">1</text:span><text:span text:style-name="T155">元</text:span><text:span text:style-name="T155">/3</text:span><text:span text:style-name="T155">只，问公鸡、母鸡和小鸡应各买多少只？</text:span></text:p>
            </text:list-header>
          </text:list>
          <text:list text:style-name="L46">
            <text:list-header>
              <text:p text:style-name="P156"><text:span text:style-name="T244">若考虑用方程组：</text:span></text:p>
            </text:list-header>
          </text:list>
          <text:list text:style-name="L33">
            <text:list-header>
              <text:p text:style-name="P157"><text:span text:style-name="T155"><text:s text:c="2"/></text:span><text:span text:style-name="T155">x+y+z=100</text:span></text:p>
              <text:p text:style-name="P157"><text:span text:style-name="T155"><text:s text:c="2"/></text:span><text:span text:style-name="T155">5x+3y+z/3=100</text:span></text:p>
            </text:list-header>
          </text:list>
          <text:list text:style-name="L23">
            <text:list-header>
              <text:p text:style-name="P104"><text:span text:style-name="T278"><text:s text:c="6"/></text:span></text:p>
            </text:list-header>
          </text:list>
          <text:list text:style-name="L39">
            <text:list-header>
              <text:p text:style-name="P104"><text:span text:style-name="T150"><text:s text:c="6"/></text:span><text:span text:style-name="T244">是一多解问题。</text:span></text:p>
            </text:list-header>
          </text:list>
          <draw:enhanced-geometry svg:viewBox="0 0 21600 21600" draw:type="rectangle" draw:enhanced-path="M 0 0 L 21600 0 21600 21600 0 21600 0 0 Z N"/>
        </draw:custom-shape>
        <draw:custom-shape draw:style-name="gr5" draw:text-style-name="P5" draw:layer="layout" svg:width="0.211cm" svg:height="2.328cm" svg:x="2.117cm" svg:y="10.79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anim:par presentation:node-type="timing-root">
          <anim:par smil:begin="id213.begin">
            <anim:transitionFilter smil:dur="1s" smil:type="slideWipe" smil:subtype="fromBottomRight" smil:direction="reverse"/>
          </anim:par>
        </anim:par>
        <presentation:notes draw:style-name="dp2">
          <draw:page-thumbnail draw:style-name="gr1" draw:layer="layout" svg:width="7.142cm" svg:height="9.524cm" svg:x="5.953cm" svg:y="1.93cm" draw:page-number="155" presentation:class="page"/>
          <draw:frame presentation:style-name="pr2" draw:layer="layout" svg:width="15.239cm" svg:height="11.43cm" svg:x="1.905cm" svg:y="12.065cm" presentation:class="notes" presentation:placeholder="true">
            <draw:text-box/>
          </draw:frame>
        </presentation:notes>
      </draw:page>
      <draw:page draw:name="page156" draw:style-name="dp3" draw:master-page-name="Default" xml:id="id214" draw:id="id214">
        <draw:custom-shape draw:style-name="gr38" draw:text-style-name="P5" draw:layer="layout" svg:width="24.765cm" svg:height="21.103cm" svg:x="0.423cm" svg:y="0.847cm">
          <text:list text:style-name="L39">
            <text:list-header>
              <text:p text:style-name="P129"><text:span text:style-name="T150">用测试法求解的程序：</text:span></text:p>
            </text:list-header>
          </text:list>
          <text:list text:style-name="L33">
            <text:list-header>
              <text:p text:style-name="P130"><text:span text:style-name="T155"><text:s/></text:span><text:span text:style-name="T155">main()</text:span></text:p>
              <text:p text:style-name="P130"><text:span text:style-name="T155"><text:s/></text:span><text:span text:style-name="T155">{ <text:s/></text:span></text:p>
              <text:p text:style-name="P130"><text:span text:style-name="T155"><text:s text:c="4"/></text:span><text:span text:style-name="T155">int x,y,z;</text:span></text:p>
              <text:p text:style-name="P130"><text:span text:style-name="T155"><text:s text:c="4"/></text:span><text:span text:style-name="T155">for(x=1;x&lt;=100;x++)</text:span></text:p>
              <text:p text:style-name="P130"><text:span text:style-name="T155"><text:s text:c="5"/></text:span><text:span text:style-name="T155">for(y=1;y&lt;=100;y++)</text:span></text:p>
              <text:p text:style-name="P130"><text:span text:style-name="T155"><text:s text:c="6"/></text:span><text:span text:style-name="T155">for(z=1;z&lt;=100;z++) <text:s text:c="17"/></text:span></text:p>
              <text:p text:style-name="P130"><text:span text:style-name="T155"><text:s text:c="7"/></text:span><text:span text:style-name="T155">if(x+y+z==100&amp;&amp;5*x+3*y+z/3.0==100)</text:span></text:p>
              <text:p text:style-name="P130"><text:span text:style-name="T155"><text:s text:c="8"/></text:span><text:span text:style-name="T155">printf(“\n%d,%d,%d”,x,y,z);</text:span></text:p>
              <text:p text:style-name="P130"><text:span text:style-name="T155"><text:s text:c="2"/></text:span><text:span text:style-name="T155">}</text:span></text:p>
            </text:list-header>
          </text:list>
          <draw:enhanced-geometry svg:viewBox="0 0 21600 21600" draw:type="rectangle" draw:enhanced-path="M 0 0 L 21600 0 21600 21600 0 21600 0 0 Z N"/>
        </draw:custom-shape>
        <anim:par presentation:node-type="timing-root">
          <anim:par smil:begin="id214.begin">
            <anim:transitionFilter smil:dur="1s" smil:type="slideWipe" smil:subtype="fromBottomRight" smil:direction="reverse"/>
          </anim:par>
        </anim:par>
        <presentation:notes draw:style-name="dp2">
          <draw:page-thumbnail draw:style-name="gr1" draw:layer="layout" svg:width="7.142cm" svg:height="9.524cm" svg:x="5.953cm" svg:y="1.93cm" draw:page-number="156" presentation:class="page"/>
          <draw:frame presentation:style-name="pr2" draw:layer="layout" svg:width="15.239cm" svg:height="11.43cm" svg:x="1.905cm" svg:y="12.065cm" presentation:class="notes" presentation:placeholder="true">
            <draw:text-box/>
          </draw:frame>
        </presentation:notes>
      </draw:page>
      <draw:page draw:name="page157" draw:style-name="dp3" draw:master-page-name="Default" xml:id="id215" draw:id="id215">
        <draw:custom-shape draw:style-name="gr38" draw:text-style-name="P5" draw:layer="layout" svg:width="25.4cm" svg:height="17.863cm" svg:x="0.423cm" svg:y="1.058cm">
          <text:list text:style-name="L39">
            <text:list-header>
              <text:p text:style-name="P76"><text:span text:style-name="T150">程序可进一步简化为：</text:span></text:p>
            </text:list-header>
          </text:list>
          <text:list text:style-name="L33">
            <text:list-header>
              <text:p text:style-name="P77"><text:span text:style-name="T155"><text:s text:c="2"/></text:span><text:span text:style-name="T155">main()</text:span></text:p>
              <text:p text:style-name="P77"><text:span text:style-name="T155"><text:s text:c="2"/></text:span><text:span text:style-name="T155">{ </text:span></text:p>
              <text:p text:style-name="P77"><text:span text:style-name="T155"><text:s text:c="3"/></text:span><text:span text:style-name="T155">int x,y,z;</text:span></text:p>
              <text:p text:style-name="P77"><text:span text:style-name="T155"><text:s text:c="3"/></text:span><text:span text:style-name="T155">for(x=1;x&lt;=20;x++)</text:span></text:p>
              <text:p text:style-name="P77"><text:span text:style-name="T155"><text:s text:c="5"/></text:span><text:span text:style-name="T155">for(y=1;y&lt;=33;y++)</text:span></text:p>
              <text:p text:style-name="P77"><text:span text:style-name="T155"><text:s text:c="6"/></text:span><text:span text:style-name="T155">{ <text:s/>z=100-x-y;</text:span></text:p>
              <text:p text:style-name="P77"><text:span text:style-name="T155"><text:s text:c="9"/></text:span><text:span text:style-name="T155">if(5*x+3*y+z/3.0==100)</text:span></text:p>
              <text:p text:style-name="P77"><text:span text:style-name="T155"><text:s text:c="9"/></text:span><text:span text:style-name="T155">printf(“\n%d,%d,%d”,x,y,z);</text:span></text:p>
              <text:p text:style-name="P77"><text:span text:style-name="T155"><text:s text:c="7"/></text:span><text:span text:style-name="T155">}</text:span></text:p>
              <text:p text:style-name="P77"><text:span text:style-name="T155"><text:s text:c="3"/></text:span><text:span text:style-name="T155">}</text:span></text:p>
              <text:p text:style-name="P75"><text:span text:style-name="T155"/></text:p>
            </text:list-header>
          </text:list>
          <draw:enhanced-geometry svg:viewBox="0 0 21600 21600" draw:type="rectangle" draw:enhanced-path="M 0 0 L 21600 0 21600 21600 0 21600 0 0 Z N"/>
        </draw:custom-shape>
        <draw:custom-shape draw:style-name="gr12" draw:text-style-name="P5" draw:layer="layout" svg:width="12.444cm" svg:height="1.277cm" svg:x="9.313cm" svg:y="15.452cm">
          <text:list text:style-name="L46">
            <text:list-header>
              <text:p text:style-name="P6"><text:span text:style-name="T88">用测试法求解问题的典型例子</text:span></text:p>
            </text:list-header>
          </text:list>
          <draw:enhanced-geometry svg:viewBox="0 0 21600 21600" draw:type="mso-spt202" draw:enhanced-path="M 0 0 L 21600 0 21600 21600 0 21600 0 0 Z N"/>
        </draw:custom-shape>
        <anim:par presentation:node-type="timing-root">
          <anim:par smil:begin="id215.begin">
            <anim:transitionFilter smil:dur="1s" smil:type="slideWipe" smil:subtype="fromBottomRight" smil:direction="reverse"/>
          </anim:par>
        </anim:par>
        <presentation:notes draw:style-name="dp2">
          <draw:page-thumbnail draw:style-name="gr1" draw:layer="layout" svg:width="7.142cm" svg:height="9.524cm" svg:x="5.953cm" svg:y="1.93cm" draw:page-number="157" presentation:class="page"/>
          <draw:frame presentation:style-name="pr2" draw:layer="layout" svg:width="15.239cm" svg:height="11.43cm" svg:x="1.905cm" svg:y="12.065cm" presentation:class="notes" presentation:placeholder="true">
            <draw:text-box/>
          </draw:frame>
        </presentation:notes>
      </draw:page>
      <draw:page draw:name="page158" draw:style-name="dp3" draw:master-page-name="Default" xml:id="id216" draw:id="id216">
        <draw:custom-shape draw:style-name="gr38" draw:text-style-name="P5" draw:layer="layout" svg:width="24.553cm" svg:height="9.739cm" svg:x="0.847cm" svg:y="1.905cm">
          <text:list text:style-name="L23">
            <text:list-header>
              <text:p text:style-name="P84"><text:span text:style-name="T278"/></text:p>
            </text:list-header>
          </text:list>
          <text:list text:style-name="L39">
            <text:list-header>
              <text:p text:style-name="P84"><text:span text:style-name="T150">测试法求解的程序设计有两个要点：</text:span></text:p>
            </text:list-header>
          </text:list>
          <text:list text:style-name="L33">
            <text:list-header>
              <text:p text:style-name="P100"><text:span text:style-name="T155"><text:s text:c="2"/></text:span></text:p>
              <text:p text:style-name="P100"><text:span text:style-name="T155"><text:s text:c="2"/></text:span><text:span text:style-name="T244">⑴</text:span><text:span text:style-name="T155">通过循环列出所有可能的解。</text:span></text:p>
              <text:p text:style-name="P100"><text:span text:style-name="T155"/></text:p>
              <text:p text:style-name="P100"><text:span text:style-name="T155"><text:s text:c="2"/></text:span><text:span text:style-name="T244">⑵</text:span><text:span text:style-name="T155">对所有列出的可能的解进行条件测试。</text:span></text:p>
              <text:p text:style-name="P101"><text:span text:style-name="T155"/></text:p>
            </text:list-header>
          </text:list>
          <draw:enhanced-geometry svg:viewBox="0 0 21600 21600" draw:type="rectangle" draw:enhanced-path="M 0 0 L 21600 0 21600 21600 0 21600 0 0 Z N"/>
        </draw:custom-shape>
        <anim:par presentation:node-type="timing-root">
          <anim:par smil:begin="id216.begin">
            <anim:transitionFilter smil:dur="1s" smil:type="slideWipe" smil:subtype="fromBottomRight" smil:direction="reverse"/>
          </anim:par>
        </anim:par>
        <presentation:notes draw:style-name="dp2">
          <draw:page-thumbnail draw:style-name="gr1" draw:layer="layout" svg:width="7.142cm" svg:height="9.524cm" svg:x="5.953cm" svg:y="1.93cm" draw:page-number="158" presentation:class="page"/>
          <draw:frame presentation:style-name="pr2" draw:layer="layout" svg:width="15.239cm" svg:height="11.43cm" svg:x="1.905cm" svg:y="12.065cm" presentation:class="notes" presentation:placeholder="true">
            <draw:text-box/>
          </draw:frame>
        </presentation:notes>
      </draw:page>
      <draw:page draw:name="page159" draw:style-name="dp3" draw:master-page-name="Default" xml:id="id217" draw:id="id217">
        <draw:custom-shape draw:style-name="gr38" draw:text-style-name="P5" draw:layer="layout" svg:width="23.072cm" svg:height="19.217cm" svg:x="1.27cm" svg:y="0.635cm">
          <text:list text:style-name="L39">
            <text:list-header>
              <text:p text:style-name="P76"><text:span text:style-name="T150">例：判断一个数</text:span><text:span text:style-name="T150">m</text:span><text:span text:style-name="T150">是否为素数。</text:span></text:p>
            </text:list-header>
          </text:list>
          <text:list text:style-name="L33">
            <text:list-header>
              <text:p text:style-name="P77"><text:span text:style-name="T155">main()</text:span></text:p>
              <text:p text:style-name="P77"><text:span text:style-name="T155">{ <text:s/></text:span></text:p>
              <text:p text:style-name="P77"><text:span text:style-name="T155"><text:s text:c="2"/></text:span><text:span text:style-name="T155">int i,m;</text:span></text:p>
              <text:p text:style-name="P77"><text:span text:style-name="T155"><text:s text:c="2"/></text:span><text:span text:style-name="T155">scanf(“%d”,&amp;m);</text:span></text:p>
              <text:p text:style-name="P77"><text:span text:style-name="T155"><text:s text:c="2"/></text:span><text:span text:style-name="T150">for(i=2;i&lt;m;i++) if(m%i==0)break;</text:span></text:p>
              <text:p text:style-name="P77"><text:span text:style-name="T155"><text:s text:c="2"/></text:span><text:span text:style-name="T155">if(i==m)</text:span></text:p>
              <text:p text:style-name="P77"><text:span text:style-name="T155"><text:s text:c="3"/></text:span><text:span text:style-name="T155">printf(“\n %d is a prime”,m);</text:span></text:p>
              <text:p text:style-name="P77"><text:span text:style-name="T155"><text:s text:c="2"/></text:span><text:span text:style-name="T155">else </text:span></text:p>
              <text:p text:style-name="P77"><text:span text:style-name="T155"><text:s text:c="3"/></text:span><text:span text:style-name="T155">printf(“\n %d is not a prime”,m);</text:span></text:p>
              <text:p text:style-name="P77"><text:span text:style-name="T155"><text:s/></text:span><text:span text:style-name="T155">}</text:span></text:p>
              <text:p text:style-name="P75"><text:span text:style-name="T155"/></text:p>
            </text:list-header>
          </text:list>
          <draw:enhanced-geometry svg:viewBox="0 0 21600 21600" draw:type="rectangle" draw:enhanced-path="M 0 0 L 21600 0 21600 21600 0 21600 0 0 Z N"/>
        </draw:custom-shape>
        <draw:custom-shape draw:style-name="gr12" draw:text-style-name="P5" draw:layer="layout" svg:width="7.843cm" svg:height="1.615cm" svg:x="17.145cm" svg:y="4.022cm">
          <text:list text:style-name="L46">
            <text:list-header>
              <text:p text:style-name="P6"><text:span text:style-name="T244">用测试法求解</text:span></text:p>
            </text:list-header>
          </text:list>
          <draw:enhanced-geometry svg:viewBox="0 0 21600 21600" draw:type="mso-spt202" draw:enhanced-path="M 0 0 L 21600 0 21600 21600 0 21600 0 0 Z N"/>
        </draw:custom-shape>
        <anim:par presentation:node-type="timing-root">
          <anim:par smil:begin="id217.begin">
            <anim:transitionFilter smil:dur="1s" smil:type="slideWipe" smil:subtype="fromBottomRight" smil:direction="reverse"/>
          </anim:par>
        </anim:par>
        <presentation:notes draw:style-name="dp2">
          <draw:page-thumbnail draw:style-name="gr1" draw:layer="layout" svg:width="7.142cm" svg:height="9.524cm" svg:x="5.953cm" svg:y="1.93cm" draw:page-number="159" presentation:class="page"/>
          <draw:frame presentation:style-name="pr2" draw:layer="layout" svg:width="15.239cm" svg:height="11.43cm" svg:x="1.905cm" svg:y="12.065cm" presentation:class="notes" presentation:placeholder="true">
            <draw:text-box/>
          </draw:frame>
        </presentation:notes>
      </draw:page>
      <draw:page draw:name="page160" draw:style-name="dp3" draw:master-page-name="Default" xml:id="id218" draw:id="id218">
        <draw:custom-shape draw:style-name="gr38" draw:text-style-name="P5" draw:layer="layout" svg:width="22.013cm" svg:height="11.089cm" svg:x="1.905cm" svg:y="2.54cm">
          <text:list text:style-name="L39">
            <text:list-header>
              <text:p text:style-name="P129"><text:span text:style-name="T150">例：（习题</text:span><text:span text:style-name="T150">6.6</text:span><text:span text:style-name="T150">）</text:span></text:p>
            </text:list-header>
          </text:list>
          <text:list text:style-name="L33">
            <text:list-header>
              <text:p text:style-name="P130"><text:span text:style-name="T155"><text:s text:c="2"/></text:span><text:span text:style-name="T155">打印出所有的“水仙花数”，所谓“水仙花数”是指一个三位数，其各位数字的立方和等于该数本身。如：</text:span><text:span text:style-name="T155">153</text:span><text:span text:style-name="T155">是一水仙花数，因为</text:span></text:p>
              <text:p text:style-name="P130"><text:span text:style-name="T155"><text:s text:c="2"/></text:span><text:span text:style-name="T150">153=1</text:span><text:span text:style-name="T316">3</text:span><text:span text:style-name="T150">+5</text:span><text:span text:style-name="T316">3</text:span><text:span text:style-name="T150">+3</text:span><text:span text:style-name="T316">3</text:span><text:span text:style-name="T150">。</text:span></text:p>
            </text:list-header>
          </text:list>
          <text:list text:style-name="L39">
            <text:list-header>
              <text:p text:style-name="P75"><text:span text:style-name="T150"/></text:p>
            </text:list-header>
          </text:list>
          <draw:enhanced-geometry svg:viewBox="0 0 21600 21600" draw:type="rectangle" draw:enhanced-path="M 0 0 L 21600 0 21600 21600 0 21600 0 0 Z N"/>
        </draw:custom-shape>
        <anim:par presentation:node-type="timing-root">
          <anim:par smil:begin="id218.begin">
            <anim:transitionFilter smil:dur="1s" smil:type="slideWipe" smil:subtype="fromBottomRight" smil:direction="reverse"/>
          </anim:par>
        </anim:par>
        <presentation:notes draw:style-name="dp2">
          <draw:page-thumbnail draw:style-name="gr1" draw:layer="layout" svg:width="7.142cm" svg:height="9.524cm" svg:x="5.953cm" svg:y="1.93cm" draw:page-number="160" presentation:class="page"/>
          <draw:frame presentation:style-name="pr2" draw:layer="layout" svg:width="15.239cm" svg:height="11.43cm" svg:x="1.905cm" svg:y="12.065cm" presentation:class="notes" presentation:placeholder="true">
            <draw:text-box/>
          </draw:frame>
        </presentation:notes>
      </draw:page>
      <draw:page draw:name="page161" draw:style-name="dp3" draw:master-page-name="Default" xml:id="id219" draw:id="id219">
        <draw:custom-shape draw:style-name="gr38" draw:text-style-name="P5" draw:layer="layout" svg:width="25.4cm" svg:height="17.863cm" svg:x="0cm" svg:y="0.635cm">
          <text:list text:style-name="L33">
            <text:list-header>
              <text:p text:style-name="P70"><text:span text:style-name="T155">main()</text:span></text:p>
              <text:p text:style-name="P71"><text:span text:style-name="T155">{ <text:s/>int i,j,k,n;</text:span></text:p>
              <text:p text:style-name="P71"><text:span text:style-name="T155"><text:s text:c="3"/></text:span><text:span text:style-name="T155">for(n=100;n&lt;=999;n++)</text:span></text:p>
              <text:p text:style-name="P71"><text:span text:style-name="T155"><text:s text:c="3"/></text:span><text:span text:style-name="T155">{</text:span></text:p>
              <text:p text:style-name="P71"><text:span text:style-name="T155"><text:s text:c="6"/></text:span><text:span text:style-name="T155">i=?</text:span></text:p>
              <text:p text:style-name="P71"><text:span text:style-name="T155"><text:s text:c="6"/></text:span><text:span text:style-name="T155">j=?</text:span></text:p>
              <text:p text:style-name="P71"><text:span text:style-name="T155"><text:s text:c="6"/></text:span><text:span text:style-name="T155">k=?</text:span></text:p>
              <text:p text:style-name="P71"><text:span text:style-name="T155"><text:s text:c="6"/></text:span><text:span text:style-name="T155">if(i*i*i+j*j*j+k*k*k==n)</text:span></text:p>
              <text:p text:style-name="P71"><text:span text:style-name="T155"><text:s text:c="8"/></text:span><text:span text:style-name="T155">printf(“\n%d”,n);</text:span></text:p>
              <text:p text:style-name="P71"><text:span text:style-name="T155"><text:s text:c="4"/></text:span><text:span text:style-name="T155">}</text:span></text:p>
              <text:p text:style-name="P71"><text:span text:style-name="T155"><text:s/></text:span><text:span text:style-name="T155">}</text:span></text:p>
            </text:list-header>
          </text:list>
          <text:list text:style-name="L23">
            <text:list-header>
              <text:p text:style-name="P71"><text:span text:style-name="T278"><text:s/></text:span></text:p>
              <text:p text:style-name="P72"><text:span text:style-name="T278"><text:s text:c="3"/></text:span><text:span text:style-name="T244">通过循环列出</text:span><text:span text:style-name="T244">n</text:span><text:span text:style-name="T244">的所有可能的范围</text:span><text:span text:style-name="T278"> <text:s/></text:span></text:p>
            </text:list-header>
          </text:list>
          <draw:enhanced-geometry svg:viewBox="0 0 21600 21600" draw:type="rectangle" draw:enhanced-path="M 0 0 L 21600 0 21600 21600 0 21600 0 0 Z N"/>
        </draw:custom-shape>
        <draw:custom-shape draw:style-name="gr55" draw:text-style-name="P5" xml:id="id220" draw:id="id220" draw:layer="layout" svg:width="4.35cm" svg:height="1.615cm" svg:x="4.445cm" svg:y="5.927cm">
          <text:list text:style-name="L24">
            <text:list-header>
              <text:p text:style-name="P12"><text:span text:style-name="T271">i=n/100;</text:span></text:p>
            </text:list-header>
          </text:list>
          <draw:enhanced-geometry svg:viewBox="0 0 21600 21600" draw:type="mso-spt202" draw:enhanced-path="M 0 0 L 21600 0 21600 21600 0 21600 0 0 Z N"/>
        </draw:custom-shape>
        <draw:custom-shape draw:style-name="gr55" draw:text-style-name="P5" xml:id="id221" draw:id="id221" draw:layer="layout" svg:width="4.663cm" svg:height="1.615cm" svg:x="4.445cm" svg:y="8.678cm">
          <text:list text:style-name="L24">
            <text:list-header>
              <text:p text:style-name="P12"><text:span text:style-name="T271">k=n%10;</text:span></text:p>
            </text:list-header>
          </text:list>
          <draw:enhanced-geometry svg:viewBox="0 0 21600 21600" draw:type="mso-spt202" draw:enhanced-path="M 0 0 L 21600 0 21600 21600 0 21600 0 0 Z N"/>
        </draw:custom-shape>
        <draw:custom-shape draw:style-name="gr55" draw:text-style-name="P5" xml:id="id222" draw:id="id222" draw:layer="layout" svg:width="5.857cm" svg:height="1.615cm" svg:x="4.445cm" svg:y="7.197cm">
          <text:list text:style-name="L24">
            <text:list-header>
              <text:p text:style-name="P12"><text:span text:style-name="T271">j=n/10%10;</text:span></text:p>
            </text:list-header>
          </text:list>
          <draw:enhanced-geometry svg:viewBox="0 0 21600 21600" draw:type="mso-spt202" draw:enhanced-path="M 0 0 L 21600 0 21600 21600 0 21600 0 0 Z N"/>
        </draw:custom-shape>
        <anim:par smil:dur="indefinite" smil:restart="never" presentation:node-type="timing-root">
          <anim:par smil:begin="id219.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20" smil:attributeName="visibility" smil:to="visible"/>
                  <anim:animate smil:dur="0.5s" smil:fill="hold" smil:targetElement="id220" smil:attributeName="x" smil:values="1+width/2;x" smil:keyTimes="0;1" smil:additive="base"/>
                  <anim:animate smil:dur="0.5s" smil:fill="hold" smil:targetElement="id22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21" smil:attributeName="visibility" smil:to="visible"/>
                  <anim:animate smil:dur="0.5s" smil:fill="hold" smil:targetElement="id221" smil:attributeName="x" smil:values="1+width/2;x" smil:keyTimes="0;1" smil:additive="base"/>
                  <anim:animate smil:dur="0.5s" smil:fill="hold" smil:targetElement="id221"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22" smil:attributeName="visibility" smil:to="visible"/>
                  <anim:animate smil:dur="0.5s" smil:fill="hold" smil:targetElement="id222" smil:attributeName="x" smil:values="1+width/2;x" smil:keyTimes="0;1" smil:additive="base"/>
                  <anim:animate smil:dur="0.5s" smil:fill="hold" smil:targetElement="id222" smil:attributeName="y" smil:values="y;y" smil:keyTimes="0;1" smil:additive="base"/>
                </anim:par>
              </anim:par>
            </anim:par>
          </anim:seq>
        </anim:par>
        <presentation:notes draw:style-name="dp2">
          <draw:page-thumbnail draw:style-name="gr1" draw:layer="layout" svg:width="7.142cm" svg:height="9.524cm" svg:x="5.953cm" svg:y="1.93cm" draw:page-number="161" presentation:class="page"/>
          <draw:frame presentation:style-name="pr2" draw:layer="layout" svg:width="15.239cm" svg:height="11.43cm" svg:x="1.905cm" svg:y="12.065cm" presentation:class="notes" presentation:placeholder="true">
            <draw:text-box/>
          </draw:frame>
        </presentation:notes>
      </draw:page>
      <draw:page draw:name="page162" draw:style-name="dp3" draw:master-page-name="Default" xml:id="id223" draw:id="id223">
        <draw:custom-shape draw:style-name="gr38" draw:text-style-name="P5" draw:layer="layout" svg:width="24.13cm" svg:height="16.509cm" svg:x="0.635cm" svg:y="0.635cm">
          <text:list text:style-name="L43">
            <text:list-header>
              <text:p text:style-name="P70"><text:span text:style-name="T250">main()</text:span></text:p>
              <text:p text:style-name="P71"><text:span text:style-name="T250">{ <text:s/>int i,j,k,n;</text:span></text:p>
              <text:p text:style-name="P71"><text:span text:style-name="T250"><text:s text:c="3"/></text:span><text:span text:style-name="T250">for(i=1;i&lt;=9;i++)</text:span></text:p>
              <text:p text:style-name="P71"><text:span text:style-name="T250"><text:s text:c="5"/></text:span><text:span text:style-name="T250">for(j=0;j&lt;=9;j++)</text:span></text:p>
              <text:p text:style-name="P71"><text:span text:style-name="T250"><text:s text:c="7"/></text:span><text:span text:style-name="T250">for(k=0;k&lt;=9;k++)</text:span></text:p>
              <text:p text:style-name="P71"><text:span text:style-name="T250"><text:s text:c="7"/></text:span><text:span text:style-name="T250">{</text:span></text:p>
              <text:p text:style-name="P71"><text:span text:style-name="T250"><text:s text:c="9"/></text:span><text:span text:style-name="T278">n=i*100+j*10+k;</text:span></text:p>
              <text:p text:style-name="P71"><text:span text:style-name="T250"><text:s text:c="9"/></text:span><text:span text:style-name="T250">if(i*i*i+j*j*j+k*k*k==n)</text:span></text:p>
              <text:p text:style-name="P71"><text:span text:style-name="T250"><text:s text:c="9"/></text:span><text:span text:style-name="T250">printf(“\n%d”,n);</text:span></text:p>
              <text:p text:style-name="P71"><text:span text:style-name="T250"><text:s text:c="7"/></text:span><text:span text:style-name="T250">}</text:span></text:p>
              <text:p text:style-name="P71"><text:span text:style-name="T250">}</text:span></text:p>
            </text:list-header>
          </text:list>
          <text:list text:style-name="L46">
            <text:list-header>
              <text:p text:style-name="P72"><text:span text:style-name="T244">通过循环列出</text:span><text:span text:style-name="T244">i,j,k</text:span><text:span text:style-name="T244">的所有可能的范围</text:span></text:p>
            </text:list-header>
          </text:list>
          <draw:enhanced-geometry svg:viewBox="0 0 21600 21600" draw:type="rectangle" draw:enhanced-path="M 0 0 L 21600 0 21600 21600 0 21600 0 0 Z N"/>
        </draw:custom-shape>
        <anim:par presentation:node-type="timing-root">
          <anim:par smil:begin="id223.begin">
            <anim:transitionFilter smil:dur="1s" smil:type="slideWipe" smil:subtype="fromBottomRight" smil:direction="reverse"/>
          </anim:par>
        </anim:par>
        <presentation:notes draw:style-name="dp2">
          <draw:page-thumbnail draw:style-name="gr1" draw:layer="layout" svg:width="7.142cm" svg:height="9.524cm" svg:x="5.953cm" svg:y="1.93cm" draw:page-number="162" presentation:class="page"/>
          <draw:frame presentation:style-name="pr2" draw:layer="layout" svg:width="15.239cm" svg:height="11.43cm" svg:x="1.905cm" svg:y="12.065cm" presentation:class="notes" presentation:placeholder="true">
            <draw:text-box/>
          </draw:frame>
        </presentation:notes>
      </draw:page>
      <draw:page draw:name="page163" draw:style-name="dp3" draw:master-page-name="Default" xml:id="id224" draw:id="id224">
        <draw:custom-shape draw:style-name="gr38" draw:text-style-name="P5" draw:layer="layout" svg:width="25.4cm" svg:height="4.323cm" svg:x="0.847cm" svg:y="3.81cm">
          <text:list text:style-name="L39">
            <text:list-header>
              <text:p text:style-name="P84"><text:span text:style-name="T150">例</text:span><text:span text:style-name="T278">：（</text:span><text:span text:style-name="T150">习题</text:span><text:span text:style-name="T278">6.4</text:span><text:span text:style-name="T278">）</text:span></text:p>
            </text:list-header>
          </text:list>
          <text:list text:style-name="L24">
            <text:list-header>
              <text:p text:style-name="P102"><text:span text:style-name="T262"/></text:p>
              <text:p text:style-name="P102"><text:span text:style-name="T262"><text:s text:c="7"/></text:span></text:p>
            </text:list-header>
          </text:list>
          <draw:enhanced-geometry svg:viewBox="0 0 21600 21600" draw:type="rectangle" draw:enhanced-path="M 0 0 L 21600 0 21600 21600 0 21600 0 0 Z N"/>
        </draw:custom-shape>
        <draw:custom-shape draw:style-name="gr59" draw:text-style-name="P5" draw:layer="layout" svg:width="3.386cm" svg:height="1.375cm" svg:x="1.482cm" svg:y="6.615cm">
          <text:list text:style-name="L39">
            <text:list-header>
              <text:p text:style-name="P100"><text:span text:style-name="T269">求</text:span><text:span text:style-name="T118">S=</text:span></text:p>
            </text:list-header>
          </text:list>
          <draw:enhanced-geometry svg:viewBox="0 0 21600 21600" draw:type="mso-spt202" draw:enhanced-path="M 0 0 L 21600 0 21600 21600 0 21600 0 0 Z N"/>
        </draw:custom-shape>
        <draw:custom-shape draw:style-name="gr11" draw:text-style-name="P5" draw:layer="layout" svg:width="19.685cm" svg:height="2.969cm" svg:x="3.81cm" svg:y="6.57cm">
          <text:list text:style-name="L12">
            <text:list-header>
              <text:p text:style-name="P158"><text:span text:style-name="T117">∑</text:span><text:span text:style-name="T117">i</text:span><text:span text:style-name="T118">!</text:span><text:span text:style-name="T117"> =</text:span><text:span text:style-name="T249">1</text:span><text:span text:style-name="T249">！</text:span><text:span text:style-name="T249">+2</text:span><text:span text:style-name="T249">！</text:span><text:span text:style-name="T249">+3</text:span><text:span text:style-name="T249">！</text:span><text:span text:style-name="T249">+4</text:span><text:span text:style-name="T249">！</text:span><text:span text:style-name="T249">+…+19</text:span><text:span text:style-name="T249">！</text:span><text:span text:style-name="T249">+20</text:span><text:span text:style-name="T249">！</text:span></text:p>
            </text:list-header>
          </text:list>
          <draw:enhanced-geometry svg:viewBox="0 0 21600 21600" draw:type="mso-spt202" draw:enhanced-path="M 0 0 L 21600 0 21600 21600 0 21600 0 0 Z N"/>
        </draw:custom-shape>
        <draw:custom-shape draw:style-name="gr60" draw:text-style-name="P5" draw:layer="layout" svg:width="3.175cm" svg:height="1.017cm" svg:x="4.233cm" svg:y="5.927cm">
          <text:list text:style-name="L12">
            <text:list-header>
              <text:p text:style-name="P150"><text:span text:style-name="T115">20</text:span></text:p>
            </text:list-header>
          </text:list>
          <draw:enhanced-geometry svg:viewBox="0 0 21600 21600" draw:type="mso-spt202" draw:enhanced-path="M 0 0 L 21600 0 21600 21600 0 21600 0 0 Z N"/>
        </draw:custom-shape>
        <draw:custom-shape draw:style-name="gr60" draw:text-style-name="P5" draw:layer="layout" svg:width="1.482cm" svg:height="1.017cm" svg:x="4.233cm" svg:y="7.84cm">
          <text:list text:style-name="L12">
            <text:list-header>
              <text:p text:style-name="P150"><text:span text:style-name="T115">i=1</text:span></text:p>
            </text:list-header>
          </text:list>
          <draw:enhanced-geometry svg:viewBox="0 0 21600 21600" draw:type="mso-spt202" draw:enhanced-path="M 0 0 L 21600 0 21600 21600 0 21600 0 0 Z N"/>
        </draw:custom-shape>
        <anim:par presentation:node-type="timing-root">
          <anim:par smil:begin="id224.begin">
            <anim:transitionFilter smil:dur="1s" smil:type="slideWipe" smil:subtype="fromBottomRight" smil:direction="reverse"/>
          </anim:par>
        </anim:par>
        <presentation:notes draw:style-name="dp2">
          <draw:page-thumbnail draw:style-name="gr1" draw:layer="layout" svg:width="7.142cm" svg:height="9.524cm" svg:x="5.953cm" svg:y="1.93cm" draw:page-number="163" presentation:class="page"/>
          <draw:frame presentation:style-name="pr2" draw:layer="layout" svg:width="15.239cm" svg:height="11.43cm" svg:x="1.905cm" svg:y="12.065cm" presentation:class="notes" presentation:placeholder="true">
            <draw:text-box/>
          </draw:frame>
        </presentation:notes>
      </draw:page>
      <draw:page draw:name="page164" draw:style-name="dp3" draw:master-page-name="Default" xml:id="id225" draw:id="id225">
        <draw:custom-shape draw:style-name="gr38" draw:text-style-name="P5" draw:layer="layout" svg:width="23.706cm" svg:height="16.509cm" svg:x="0.847cm" svg:y="0.432cm">
          <text:list text:style-name="L33">
            <text:list-header>
              <text:p text:style-name="P70"><text:span text:style-name="T155">main()</text:span></text:p>
              <text:p text:style-name="P71"><text:span text:style-name="T155">{ <text:s/>int i,j;</text:span></text:p>
              <text:p text:style-name="P71"><text:span text:style-name="T155"><text:s text:c="3"/></text:span><text:span text:style-name="T155">float t,s=0;</text:span></text:p>
              <text:p text:style-name="P71"><text:span text:style-name="T155"><text:s text:c="3"/></text:span><text:span text:style-name="T155">for(i=1;i&lt;=20;i++)</text:span></text:p>
              <text:p text:style-name="P71"><text:span text:style-name="T155"><text:s text:c="3"/></text:span><text:span text:style-name="T155">{</text:span></text:p>
              <text:p text:style-name="P71"><text:span text:style-name="T155"><text:s text:c="6"/></text:span></text:p>
              <text:p text:style-name="P71"><text:span text:style-name="T155"><text:s text:c="6"/></text:span></text:p>
              <text:p text:style-name="P71"><text:span text:style-name="T155"><text:s text:c="6"/></text:span><text:span text:style-name="T150">s+=?</text:span><text:span text:style-name="T155">;</text:span></text:p>
              <text:p text:style-name="P71"><text:span text:style-name="T155"><text:s text:c="4"/></text:span><text:span text:style-name="T155">}</text:span></text:p>
              <text:p text:style-name="P71"><text:span text:style-name="T155"><text:s text:c="4"/></text:span><text:span text:style-name="T155">printf(“\n s=%f”,s);</text:span></text:p>
              <text:p text:style-name="P71"><text:span text:style-name="T155"><text:s/></text:span><text:span text:style-name="T155">}</text:span></text:p>
            </text:list-header>
          </text:list>
          <text:list text:style-name="L46">
            <text:list-header>
              <text:p text:style-name="P71"><text:span text:style-name="T244">用两重循环实现</text:span></text:p>
            </text:list-header>
          </text:list>
          <draw:enhanced-geometry svg:viewBox="0 0 21600 21600" draw:type="rectangle" draw:enhanced-path="M 0 0 L 21600 0 21600 21600 0 21600 0 0 Z N"/>
        </draw:custom-shape>
        <draw:custom-shape draw:style-name="gr55" draw:text-style-name="P5" xml:id="id226" draw:id="id226" draw:layer="layout" svg:width="2.847cm" svg:height="1.615cm" svg:x="5.292cm" svg:y="9.82cm">
          <text:list text:style-name="L24">
            <text:list-header>
              <text:p text:style-name="P12"><text:span text:style-name="T271">s+=t;</text:span></text:p>
            </text:list-header>
          </text:list>
          <draw:enhanced-geometry svg:viewBox="0 0 21600 21600" draw:type="mso-spt202" draw:enhanced-path="M 0 0 L 21600 0 21600 21600 0 21600 0 0 Z N"/>
        </draw:custom-shape>
        <draw:custom-shape draw:style-name="gr55" draw:text-style-name="P5" xml:id="id227" draw:id="id227" draw:layer="layout" svg:width="16.178cm" svg:height="2.969cm" svg:x="4.868cm" svg:y="6.773cm">
          <text:list text:style-name="L46">
            <text:list-header>
              <text:p text:style-name="P6"><text:span text:style-name="T317">t=1;</text:span></text:p>
              <text:p text:style-name="P6"><text:span text:style-name="T317">for(j=1;j&lt;=i;j++) t*=j;</text:span></text:p>
            </text:list-header>
          </text:list>
          <draw:enhanced-geometry svg:viewBox="0 0 21600 21600" draw:type="mso-spt202" draw:enhanced-path="M 0 0 L 21600 0 21600 21600 0 21600 0 0 Z N"/>
        </draw:custom-shape>
        <anim:par smil:dur="indefinite" smil:restart="never" presentation:node-type="timing-root">
          <anim:par smil:begin="id225.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26" smil:attributeName="visibility" smil:to="visible"/>
                  <anim:animate smil:dur="0.5s" smil:fill="hold" smil:targetElement="id226" smil:attributeName="x" smil:values="1+width/2;x" smil:keyTimes="0;1" smil:additive="base"/>
                  <anim:animate smil:dur="0.5s" smil:fill="hold" smil:targetElement="id22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27" smil:attributeName="visibility" smil:to="visible"/>
                  <anim:animate smil:dur="0.5s" smil:fill="hold" smil:targetElement="id227" smil:attributeName="x" smil:values="1+width/2;x" smil:keyTimes="0;1" smil:additive="base"/>
                  <anim:animate smil:dur="0.5s" smil:fill="hold" smil:targetElement="id227" smil:attributeName="y" smil:values="y;y" smil:keyTimes="0;1" smil:additive="base"/>
                </anim:par>
              </anim:par>
            </anim:par>
          </anim:seq>
        </anim:par>
        <presentation:notes draw:style-name="dp2">
          <draw:page-thumbnail draw:style-name="gr1" draw:layer="layout" svg:width="7.142cm" svg:height="9.524cm" svg:x="5.953cm" svg:y="1.93cm" draw:page-number="164" presentation:class="page"/>
          <draw:frame presentation:style-name="pr2" draw:layer="layout" svg:width="15.239cm" svg:height="11.43cm" svg:x="1.905cm" svg:y="12.065cm" presentation:class="notes" presentation:placeholder="true">
            <draw:text-box/>
          </draw:frame>
        </presentation:notes>
      </draw:page>
      <draw:page draw:name="page165" draw:style-name="dp3" draw:master-page-name="Default" xml:id="id228" draw:id="id228">
        <draw:custom-shape draw:style-name="gr38" draw:text-style-name="P5" draw:layer="layout" svg:width="25.4cm" svg:height="15.342cm" svg:x="0cm" svg:y="2.117cm">
          <text:list text:style-name="L39">
            <text:list-header>
              <text:p text:style-name="P84"><text:span text:style-name="T150">用递推法：</text:span></text:p>
            </text:list-header>
          </text:list>
          <text:list text:style-name="L23">
            <text:list-header>
              <text:p text:style-name="P84"><text:span text:style-name="T274"/></text:p>
              <text:p text:style-name="P84"><text:span text:style-name="T274"/></text:p>
              <text:p text:style-name="P84"><text:span text:style-name="T274"/></text:p>
              <text:p text:style-name="P84"><text:span text:style-name="T274"/></text:p>
              <text:p text:style-name="P84"><text:span text:style-name="T274"/></text:p>
              <text:p text:style-name="P84"><text:span text:style-name="T274"/></text:p>
              <text:p text:style-name="P84"><text:span text:style-name="T274"/></text:p>
              <text:p text:style-name="P84"><text:span text:style-name="T274"/></text:p>
            </text:list-header>
          </text:list>
          <text:list text:style-name="L39">
            <text:list-header>
              <text:p text:style-name="P84"><text:span text:style-name="T150"><text:s/></text:span><text:span text:style-name="T244">递推公式：</text:span><text:span text:style-name="T150">t</text:span><text:span text:style-name="T318">i</text:span><text:span text:style-name="T150">=t</text:span><text:span text:style-name="T318">i-1</text:span><text:span text:style-name="T150">.i</text:span></text:p>
              <text:p text:style-name="P101"><text:span text:style-name="T150"/></text:p>
            </text:list-header>
          </text:list>
          <draw:enhanced-geometry svg:viewBox="0 0 21600 21600" draw:type="rectangle" draw:enhanced-path="M 0 0 L 21600 0 21600 21600 0 21600 0 0 Z N"/>
        </draw:custom-shape>
        <draw:custom-shape draw:style-name="gr59" draw:text-style-name="P5" draw:layer="layout" svg:width="3.387cm" svg:height="1.376cm" svg:x="1.905cm" svg:y="5.503cm">
          <text:list text:style-name="L39">
            <text:list-header>
              <text:p text:style-name="P100"><text:span text:style-name="T269">求</text:span><text:span text:style-name="T118">S=</text:span></text:p>
            </text:list-header>
          </text:list>
          <draw:enhanced-geometry svg:viewBox="0 0 21600 21600" draw:type="mso-spt202" draw:enhanced-path="M 0 0 L 21600 0 21600 21600 0 21600 0 0 Z N"/>
        </draw:custom-shape>
        <draw:custom-shape draw:style-name="gr11" draw:text-style-name="P5" draw:layer="layout" svg:width="19.685cm" svg:height="2.969cm" svg:x="4.233cm" svg:y="5.459cm">
          <text:list text:style-name="L12">
            <text:list-header>
              <text:p text:style-name="P158"><text:span text:style-name="T117">∑</text:span><text:span text:style-name="T117">i</text:span><text:span text:style-name="T118">!</text:span><text:span text:style-name="T117"> =</text:span><text:span text:style-name="T249">1</text:span><text:span text:style-name="T249">！</text:span><text:span text:style-name="T249">+2</text:span><text:span text:style-name="T249">！</text:span><text:span text:style-name="T249">+3</text:span><text:span text:style-name="T249">！</text:span><text:span text:style-name="T249">+4</text:span><text:span text:style-name="T249">！</text:span><text:span text:style-name="T249">+…+19</text:span><text:span text:style-name="T249">！</text:span><text:span text:style-name="T249">+20</text:span><text:span text:style-name="T249">！</text:span></text:p>
            </text:list-header>
          </text:list>
          <draw:enhanced-geometry svg:viewBox="0 0 21600 21600" draw:type="mso-spt202" draw:enhanced-path="M 0 0 L 21600 0 21600 21600 0 21600 0 0 Z N"/>
        </draw:custom-shape>
        <draw:custom-shape draw:style-name="gr60" draw:text-style-name="P5" draw:layer="layout" svg:width="3.175cm" svg:height="1.017cm" svg:x="4.657cm" svg:y="4.868cm">
          <text:list text:style-name="L12">
            <text:list-header>
              <text:p text:style-name="P150"><text:span text:style-name="T115">20</text:span></text:p>
            </text:list-header>
          </text:list>
          <draw:enhanced-geometry svg:viewBox="0 0 21600 21600" draw:type="mso-spt202" draw:enhanced-path="M 0 0 L 21600 0 21600 21600 0 21600 0 0 Z N"/>
        </draw:custom-shape>
        <draw:custom-shape draw:style-name="gr60" draw:text-style-name="P5" draw:layer="layout" svg:width="1.481cm" svg:height="1.017cm" svg:x="4.657cm" svg:y="6.729cm">
          <text:list text:style-name="L12">
            <text:list-header>
              <text:p text:style-name="P150"><text:span text:style-name="T115">i=1</text:span></text:p>
            </text:list-header>
          </text:list>
          <draw:enhanced-geometry svg:viewBox="0 0 21600 21600" draw:type="mso-spt202" draw:enhanced-path="M 0 0 L 21600 0 21600 21600 0 21600 0 0 Z N"/>
        </draw:custom-shape>
        <draw:custom-shape draw:style-name="gr11" draw:text-style-name="P5" draw:layer="layout" svg:width="15.875cm" svg:height="1.802cm" svg:x="3.81cm" svg:y="8.89cm">
          <text:list text:style-name="L12">
            <text:list-header>
              <text:p text:style-name="P158"><text:span text:style-name="T117">=1+∑(i-1)</text:span><text:span text:style-name="T118">!.i</text:span><text:span text:style-name="T117"> = 1+∑</text:span><text:span text:style-name="T271">t</text:span><text:span text:style-name="T319">i-1</text:span><text:span text:style-name="T283">.i</text:span><text:span text:style-name="T271"> </text:span></text:p>
            </text:list-header>
          </text:list>
          <draw:enhanced-geometry svg:viewBox="0 0 21600 21600" draw:type="mso-spt202" draw:enhanced-path="M 0 0 L 21600 0 21600 21600 0 21600 0 0 Z N"/>
        </draw:custom-shape>
        <draw:custom-shape draw:style-name="gr60" draw:text-style-name="P5" draw:layer="layout" svg:width="3.175cm" svg:height="1.017cm" svg:x="6.138cm" svg:y="8.043cm">
          <text:list text:style-name="L12">
            <text:list-header>
              <text:p text:style-name="P150"><text:span text:style-name="T115">20</text:span></text:p>
            </text:list-header>
          </text:list>
          <draw:enhanced-geometry svg:viewBox="0 0 21600 21600" draw:type="mso-spt202" draw:enhanced-path="M 0 0 L 21600 0 21600 21600 0 21600 0 0 Z N"/>
        </draw:custom-shape>
        <draw:custom-shape draw:style-name="gr60" draw:text-style-name="P5" draw:layer="layout" svg:width="1.482cm" svg:height="1.017cm" svg:x="6.138cm" svg:y="10.204cm">
          <text:list text:style-name="L12">
            <text:list-header>
              <text:p text:style-name="P150"><text:span text:style-name="T115">i=2</text:span></text:p>
            </text:list-header>
          </text:list>
          <draw:enhanced-geometry svg:viewBox="0 0 21600 21600" draw:type="mso-spt202" draw:enhanced-path="M 0 0 L 21600 0 21600 21600 0 21600 0 0 Z N"/>
        </draw:custom-shape>
        <draw:custom-shape draw:style-name="gr60" draw:text-style-name="P5" draw:layer="layout" svg:width="3.175cm" svg:height="1.017cm" svg:x="12.488cm" svg:y="8.043cm">
          <text:list text:style-name="L12">
            <text:list-header>
              <text:p text:style-name="P150"><text:span text:style-name="T115">20</text:span></text:p>
            </text:list-header>
          </text:list>
          <draw:enhanced-geometry svg:viewBox="0 0 21600 21600" draw:type="mso-spt202" draw:enhanced-path="M 0 0 L 21600 0 21600 21600 0 21600 0 0 Z N"/>
        </draw:custom-shape>
        <draw:custom-shape draw:style-name="gr60" draw:text-style-name="P5" draw:layer="layout" svg:width="1.482cm" svg:height="1.017cm" svg:x="12.488cm" svg:y="10.16cm">
          <text:list text:style-name="L12">
            <text:list-header>
              <text:p text:style-name="P150"><text:span text:style-name="T115">i=2</text:span></text:p>
            </text:list-header>
          </text:list>
          <draw:enhanced-geometry svg:viewBox="0 0 21600 21600" draw:type="mso-spt202" draw:enhanced-path="M 0 0 L 21600 0 21600 21600 0 21600 0 0 Z N"/>
        </draw:custom-shape>
        <anim:par presentation:node-type="timing-root">
          <anim:par smil:begin="id228.begin">
            <anim:transitionFilter smil:dur="1s" smil:type="slideWipe" smil:subtype="fromBottomRight" smil:direction="reverse"/>
          </anim:par>
        </anim:par>
        <presentation:notes draw:style-name="dp2">
          <draw:page-thumbnail draw:style-name="gr1" draw:layer="layout" svg:width="7.142cm" svg:height="9.524cm" svg:x="5.953cm" svg:y="1.93cm" draw:page-number="165" presentation:class="page"/>
          <draw:frame presentation:style-name="pr2" draw:layer="layout" svg:width="15.239cm" svg:height="11.43cm" svg:x="1.905cm" svg:y="12.065cm" presentation:class="notes" presentation:placeholder="true">
            <draw:text-box/>
          </draw:frame>
        </presentation:notes>
      </draw:page>
      <draw:page draw:name="page166" draw:style-name="dp3" draw:master-page-name="Default" xml:id="id229" draw:id="id229">
        <draw:custom-shape draw:style-name="gr38" draw:text-style-name="P5" draw:layer="layout" svg:width="23.495cm" svg:height="16.509cm" svg:x="1.058cm" svg:y="0.847cm">
          <text:list text:style-name="L33">
            <text:list-header>
              <text:p text:style-name="P70"><text:span text:style-name="T155">main()</text:span></text:p>
              <text:p text:style-name="P71"><text:span text:style-name="T155">{ <text:s text:c="2"/></text:span></text:p>
              <text:p text:style-name="P71"><text:span text:style-name="T155"><text:s text:c="4"/></text:span><text:span text:style-name="T155">int i,j; <text:s/></text:span></text:p>
              <text:p text:style-name="P71"><text:span text:style-name="T155"><text:s text:c="4"/></text:span><text:span text:style-name="T155">float t=1,s=t;</text:span></text:p>
              <text:p text:style-name="P71"><text:span text:style-name="T155"><text:s text:c="4"/></text:span><text:span text:style-name="T155">for(i=</text:span><text:span text:style-name="T150">2</text:span><text:span text:style-name="T155">;i&lt;=20;i++)</text:span></text:p>
              <text:p text:style-name="P71"><text:span text:style-name="T155"><text:s text:c="4"/></text:span><text:span text:style-name="T155">{ <text:s/></text:span></text:p>
              <text:p text:style-name="P71"><text:span text:style-name="T155"><text:s text:c="6"/></text:span><text:span text:style-name="T150">t=t*i;</text:span></text:p>
              <text:p text:style-name="P71"><text:span text:style-name="T155"><text:s text:c="6"/></text:span><text:span text:style-name="T155">s+=t;</text:span></text:p>
              <text:p text:style-name="P71"><text:span text:style-name="T155"><text:s text:c="5"/></text:span><text:span text:style-name="T155">}</text:span></text:p>
              <text:p text:style-name="P71"><text:span text:style-name="T155"><text:s text:c="4"/></text:span><text:span text:style-name="T155">printf(“\n s=%f”,s);</text:span></text:p>
              <text:p text:style-name="P71"><text:span text:style-name="T155"><text:s/></text:span><text:span text:style-name="T155">}</text:span></text:p>
              <text:p text:style-name="P72"><text:span text:style-name="T155"/></text:p>
            </text:list-header>
          </text:list>
          <draw:enhanced-geometry svg:viewBox="0 0 21600 21600" draw:type="rectangle" draw:enhanced-path="M 0 0 L 21600 0 21600 21600 0 21600 0 0 Z N"/>
        </draw:custom-shape>
        <anim:par presentation:node-type="timing-root">
          <anim:par smil:begin="id229.begin">
            <anim:transitionFilter smil:dur="1s" smil:type="slideWipe" smil:subtype="fromBottomRight" smil:direction="reverse"/>
          </anim:par>
        </anim:par>
        <presentation:notes draw:style-name="dp2">
          <draw:page-thumbnail draw:style-name="gr1" draw:layer="layout" svg:width="7.142cm" svg:height="9.524cm" svg:x="5.953cm" svg:y="1.93cm" draw:page-number="166" presentation:class="page"/>
          <draw:frame presentation:style-name="pr2" draw:layer="layout" svg:width="15.239cm" svg:height="11.43cm" svg:x="1.905cm" svg:y="12.065cm" presentation:class="notes" presentation:placeholder="true">
            <draw:text-box/>
          </draw:frame>
        </presentation:notes>
      </draw:page>
      <draw:page draw:name="page167" draw:style-name="dp3" draw:master-page-name="Default" xml:id="id230" draw:id="id230">
        <draw:custom-shape draw:style-name="gr38" draw:text-style-name="P5" draw:layer="layout" svg:width="23.918cm" svg:height="11.093cm" svg:x="0.635cm" svg:y="0.847cm">
          <text:list text:style-name="L23">
            <text:list-header>
              <text:p text:style-name="P6"><text:span text:style-name="T278">例：</text:span></text:p>
              <text:p text:style-name="P6"><text:span text:style-name="T278"/></text:p>
              <text:p text:style-name="P6"><text:span text:style-name="T278"/></text:p>
              <text:p text:style-name="P6"><text:span text:style-name="T274"><text:s/></text:span></text:p>
              <text:p text:style-name="P84"><text:span text:style-name="T274"><text:s text:c="4"/></text:span><text:span text:style-name="T150">递推公式：</text:span></text:p>
            </text:list-header>
          </text:list>
          <text:list text:style-name="L43">
            <text:list-header>
              <text:p text:style-name="P24"><text:span text:style-name="T320"><text:s/></text:span></text:p>
            </text:list-header>
          </text:list>
          <text:list text:style-name="L23">
            <text:list-header>
              <text:p text:style-name="P6"><text:span text:style-name="T274"/></text:p>
            </text:list-header>
          </text:list>
          <text:list text:style-name="L24">
            <text:list-header>
              <text:p text:style-name="P12"><text:span text:style-name="T264"><text:s/></text:span></text:p>
            </text:list-header>
          </text:list>
          <draw:enhanced-geometry svg:viewBox="0 0 21600 21600" draw:type="rectangle" draw:enhanced-path="M 0 0 L 21600 0 21600 21600 0 21600 0 0 Z N"/>
        </draw:custom-shape>
        <draw:custom-shape draw:style-name="gr12" draw:text-style-name="P5" draw:layer="layout" svg:width="3.228cm" svg:height="1.785cm" svg:x="4.445cm" svg:y="1.482cm">
          <text:list text:style-name="L43">
            <text:list-header>
              <text:p text:style-name="P6"><text:span text:style-name="T321">s=</text:span><text:span text:style-name="T96">∑</text:span></text:p>
            </text:list-header>
          </text:list>
          <draw:enhanced-geometry svg:viewBox="0 0 21600 21600" draw:type="mso-spt202" draw:enhanced-path="M 0 0 L 21600 0 21600 21600 0 21600 0 0 Z N"/>
        </draw:custom-shape>
        <draw:custom-shape draw:style-name="gr12" draw:text-style-name="P5" draw:layer="layout" svg:width="1.772cm" svg:height="1.785cm" svg:x="6.897cm" svg:y="1.482cm">
          <text:list text:style-name="L12">
            <text:list-header>
              <text:p text:style-name="P12"><text:span text:style-name="T322">—</text:span></text:p>
            </text:list-header>
          </text:list>
          <draw:enhanced-geometry svg:viewBox="0 0 21600 21600" draw:type="mso-spt202" draw:enhanced-path="M 0 0 L 21600 0 21600 21600 0 21600 0 0 Z N"/>
        </draw:custom-shape>
        <draw:custom-shape draw:style-name="gr12" draw:text-style-name="P5" draw:layer="layout" svg:width="2.384cm" svg:height="1.615cm" svg:x="6.888cm" svg:y="2.328cm">
          <text:list text:style-name="L43">
            <text:list-header>
              <text:p text:style-name="P6"><text:span text:style-name="T249">i</text:span><text:span text:style-name="T118">！</text:span></text:p>
            </text:list-header>
          </text:list>
          <draw:enhanced-geometry svg:viewBox="0 0 21600 21600" draw:type="mso-spt202" draw:enhanced-path="M 0 0 L 21600 0 21600 21600 0 21600 0 0 Z N"/>
        </draw:custom-shape>
        <draw:custom-shape draw:style-name="gr12" draw:text-style-name="P5" draw:layer="layout" svg:width="1.069cm" svg:height="1.615cm" svg:x="7.197cm" svg:y="1.058cm">
          <text:list text:style-name="L12">
            <text:list-header>
              <text:p text:style-name="P12"><text:span text:style-name="T117">1</text:span></text:p>
            </text:list-header>
          </text:list>
          <draw:enhanced-geometry svg:viewBox="0 0 21600 21600" draw:type="mso-spt202" draw:enhanced-path="M 0 0 L 21600 0 21600 21600 0 21600 0 0 Z N"/>
        </draw:custom-shape>
        <draw:custom-shape draw:style-name="gr11" draw:text-style-name="P5" draw:layer="layout" svg:width="1.27cm" svg:height="1.277cm" svg:x="6.138cm" svg:y="2.835cm">
          <text:list text:style-name="L12">
            <text:list-header>
              <text:p text:style-name="P12"><text:span text:style-name="T115">1</text:span></text:p>
            </text:list-header>
          </text:list>
          <draw:enhanced-geometry svg:viewBox="0 0 21600 21600" draw:type="mso-spt202" draw:enhanced-path="M 0 0 L 21600 0 21600 21600 0 21600 0 0 Z N"/>
        </draw:custom-shape>
        <draw:custom-shape draw:style-name="gr12" draw:text-style-name="P5" draw:layer="layout" svg:width="1.349cm" svg:height="1.277cm" svg:x="6.138cm" svg:y="0.847cm">
          <text:list text:style-name="L12">
            <text:list-header>
              <text:p text:style-name="P12"><text:span text:style-name="T115">20</text:span></text:p>
            </text:list-header>
          </text:list>
          <draw:enhanced-geometry svg:viewBox="0 0 21600 21600" draw:type="mso-spt202" draw:enhanced-path="M 0 0 L 21600 0 21600 21600 0 21600 0 0 Z N"/>
        </draw:custom-shape>
        <draw:custom-shape draw:style-name="gr12" draw:text-style-name="P5" draw:layer="layout" svg:width="1.565cm" svg:height="1.785cm" svg:x="8.467cm" svg:y="1.693cm">
          <text:list text:style-name="L43">
            <text:list-header>
              <text:p text:style-name="P6"><text:span text:style-name="T321">=</text:span></text:p>
            </text:list-header>
          </text:list>
          <draw:enhanced-geometry svg:viewBox="0 0 21600 21600" draw:type="mso-spt202" draw:enhanced-path="M 0 0 L 21600 0 21600 21600 0 21600 0 0 Z N"/>
        </draw:custom-shape>
        <draw:custom-shape draw:style-name="gr12" draw:text-style-name="P5" draw:layer="layout" svg:width="13.244cm" svg:height="1.615cm" svg:x="9.525cm" svg:y="1.843cm">
          <text:list text:style-name="L12">
            <text:list-header>
              <text:p text:style-name="P12"><text:span text:style-name="T323">— </text:span><text:span text:style-name="T323">+ — + — + — + </text:span><text:span text:style-name="T249">…</text:span><text:span text:style-name="T323">+ —</text:span><text:span text:style-name="T324"> </text:span></text:p>
            </text:list-header>
          </text:list>
          <draw:enhanced-geometry svg:viewBox="0 0 21600 21600" draw:type="mso-spt202" draw:enhanced-path="M 0 0 L 21600 0 21600 21600 0 21600 0 0 Z N"/>
        </draw:custom-shape>
        <draw:custom-shape draw:style-name="gr12" draw:text-style-name="P5" draw:layer="layout" svg:width="13.164cm" svg:height="1.615cm" svg:x="9.737cm" svg:y="2.54cm">
          <text:list text:style-name="L12">
            <text:list-header>
              <text:p text:style-name="P12"><text:span text:style-name="T117">1! <text:s text:c="4"/>2! <text:s text:c="4"/>3! <text:s text:c="4"/>4! <text:s text:c="10"/>20!</text:span></text:p>
            </text:list-header>
          </text:list>
          <draw:enhanced-geometry svg:viewBox="0 0 21600 21600" draw:type="mso-spt202" draw:enhanced-path="M 0 0 L 21600 0 21600 21600 0 21600 0 0 Z N"/>
        </draw:custom-shape>
        <draw:custom-shape draw:style-name="gr12" draw:text-style-name="P5" draw:layer="layout" svg:width="12.415cm" svg:height="1.615cm" svg:x="9.737cm" svg:y="1.27cm">
          <text:list text:style-name="L12">
            <text:list-header>
              <text:p text:style-name="P12"><text:span text:style-name="T117">1 <text:s text:c="6"/>1 <text:s text:c="5"/>1 <text:s text:c="5"/>1 <text:s text:c="12"/>1</text:span></text:p>
            </text:list-header>
          </text:list>
          <draw:enhanced-geometry svg:viewBox="0 0 21600 21600" draw:type="mso-spt202" draw:enhanced-path="M 0 0 L 21600 0 21600 21600 0 21600 0 0 Z N"/>
        </draw:custom-shape>
        <draw:custom-shape draw:style-name="gr12" draw:text-style-name="P5" xml:id="id231" draw:id="id231" draw:layer="layout" svg:width="5.362cm" svg:height="1.858cm" svg:x="8.89cm" svg:y="6.35cm">
          <text:list text:style-name="L43">
            <text:list-header>
              <text:p text:style-name="P6"><text:span text:style-name="T250">t</text:span><text:span text:style-name="T325">i</text:span><text:span text:style-name="T250">= t</text:span><text:span text:style-name="T325">i-1 </text:span><text:span text:style-name="T250">/</text:span><text:span text:style-name="T326"> </text:span><text:span text:style-name="T250">i</text:span></text:p>
            </text:list-header>
          </text:list>
          <draw:enhanced-geometry svg:viewBox="0 0 21600 21600" draw:type="mso-spt202" draw:enhanced-path="M 0 0 L 21600 0 21600 21600 0 21600 0 0 Z N"/>
        </draw:custom-shape>
        <anim:par smil:dur="indefinite" smil:restart="never" presentation:node-type="timing-root">
          <anim:par smil:begin="id230.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31" smil:attributeName="visibility" smil:to="visible"/>
                  <anim:animate smil:dur="0.5s" smil:fill="hold" smil:targetElement="id231" smil:attributeName="x" smil:values="1+width/2;x" smil:keyTimes="0;1" smil:additive="base"/>
                  <anim:animate smil:dur="0.5s" smil:fill="hold" smil:targetElement="id231" smil:attributeName="y" smil:values="y;y" smil:keyTimes="0;1" smil:additive="base"/>
                </anim:par>
              </anim:par>
            </anim:par>
          </anim:seq>
        </anim:par>
        <presentation:notes draw:style-name="dp2">
          <draw:page-thumbnail draw:style-name="gr1" draw:layer="layout" svg:width="7.142cm" svg:height="9.524cm" svg:x="5.953cm" svg:y="1.93cm" draw:page-number="167" presentation:class="page"/>
          <draw:frame presentation:style-name="pr2" draw:layer="layout" svg:width="15.239cm" svg:height="11.43cm" svg:x="1.905cm" svg:y="12.065cm" presentation:class="notes" presentation:placeholder="true">
            <draw:text-box/>
          </draw:frame>
        </presentation:notes>
      </draw:page>
      <draw:page draw:name="page168" draw:style-name="dp3" draw:master-page-name="Default" presentation:presentation-page-layout-name="AL2T1" xml:id="id232" draw:id="id232">
        <draw:frame presentation:style-name="pr64" draw:text-style-name="P5" draw:layer="layout" svg:width="21.802cm" svg:height="14.605cm" svg:x="1.905cm" svg:y="1.269cm" presentation:class="outline" presentation:user-transformed="true">
          <draw:text-box>
            <text:list text:style-name="L15">
              <text:list-header>
                <text:p text:style-name="P159"><text:span text:style-name="T61">main()</text:span></text:p>
                <text:p text:style-name="P160"><text:span text:style-name="T61">{ <text:s text:c="2"/></text:span></text:p>
                <text:p text:style-name="P160"><text:span text:style-name="T61"><text:s text:c="4"/></text:span><text:span text:style-name="T61">int i,j; <text:s/></text:span></text:p>
                <text:p text:style-name="P160"><text:span text:style-name="T61"><text:s text:c="4"/></text:span><text:span text:style-name="T61">float t=</text:span><text:span text:style-name="T68">1</text:span><text:span text:style-name="T61">,s=t;</text:span></text:p>
                <text:p text:style-name="P160"><text:span text:style-name="T61"><text:s text:c="4"/></text:span><text:span text:style-name="T61">for(i=</text:span><text:span text:style-name="T68">2</text:span><text:span text:style-name="T61">;i&lt;=20;i++)</text:span></text:p>
                <text:p text:style-name="P160"><text:span text:style-name="T61"><text:s text:c="4"/></text:span><text:span text:style-name="T61">{ <text:s/></text:span></text:p>
                <text:p text:style-name="P160"><text:span text:style-name="T61"><text:s text:c="6"/></text:span><text:span text:style-name="T68">t=t*i;</text:span></text:p>
                <text:p text:style-name="P160"><text:span text:style-name="T61"><text:s text:c="6"/></text:span><text:span text:style-name="T61">s+=t;</text:span></text:p>
                <text:p text:style-name="P160"><text:span text:style-name="T61"><text:s text:c="5"/></text:span><text:span text:style-name="T61">}</text:span></text:p>
                <text:p text:style-name="P160"><text:span text:style-name="T61"><text:s text:c="4"/></text:span><text:span text:style-name="T61">printf(“\n s=%f”,s);</text:span></text:p>
                <text:p text:style-name="P160"><text:span text:style-name="T61"><text:s/></text:span><text:span text:style-name="T61">}</text:span></text:p>
              </text:list-header>
            </text:list>
          </draw:text-box>
        </draw:frame>
        <draw:custom-shape draw:style-name="gr55" draw:text-style-name="P5" xml:id="id233" draw:id="id233" draw:layer="layout" svg:width="4.591cm" svg:height="1.615cm" svg:x="5.503cm" svg:y="8.467cm">
          <text:list text:style-name="L39">
            <text:list-header>
              <text:p text:style-name="P6"><text:span text:style-name="T269">t=t/i;</text:span></text:p>
            </text:list-header>
          </text:list>
          <draw:enhanced-geometry svg:viewBox="0 0 21600 21600" draw:type="mso-spt202" draw:enhanced-path="M 0 0 L 21600 0 21600 21600 0 21600 0 0 Z N"/>
        </draw:custom-shape>
        <anim:par smil:dur="indefinite" smil:restart="never" presentation:node-type="timing-root">
          <anim:par smil:begin="id232.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33" smil:attributeName="visibility" smil:to="visible"/>
                  <anim:animate smil:dur="0.5s" smil:fill="hold" smil:targetElement="id233" smil:attributeName="x" smil:values="1+width/2;x" smil:keyTimes="0;1" smil:additive="base"/>
                  <anim:animate smil:dur="0.5s" smil:fill="hold" smil:targetElement="id233" smil:attributeName="y" smil:values="y;y" smil:keyTimes="0;1" smil:additive="base"/>
                </anim:par>
              </anim:par>
            </anim:par>
          </anim:seq>
        </anim:par>
        <presentation:notes draw:style-name="dp2">
          <draw:page-thumbnail draw:style-name="gr1" draw:layer="layout" svg:width="7.142cm" svg:height="9.524cm" svg:x="5.953cm" svg:y="1.93cm" draw:page-number="168" presentation:class="page"/>
          <draw:frame presentation:style-name="pr2" draw:layer="layout" svg:width="15.239cm" svg:height="11.43cm" svg:x="1.905cm" svg:y="12.065cm" presentation:class="notes" presentation:placeholder="true">
            <draw:text-box/>
          </draw:frame>
        </presentation:notes>
      </draw:page>
      <draw:page draw:name="page169" draw:style-name="dp3" draw:master-page-name="Default" xml:id="id234" draw:id="id234">
        <draw:custom-shape draw:style-name="gr38" draw:text-style-name="P5" draw:layer="layout" svg:width="24.13cm" svg:height="10.027cm" svg:x="0.635cm" svg:y="0.847cm">
          <text:list text:style-name="L39">
            <text:list-header>
              <text:p text:style-name="P156"><text:span text:style-name="T150">习题</text:span><text:span text:style-name="T150">6.3:</text:span><text:span text:style-name="T155"> <text:s/></text:span></text:p>
            </text:list-header>
          </text:list>
          <text:list text:style-name="L33">
            <text:list-header>
              <text:p text:style-name="P156"><text:span text:style-name="T155"><text:s text:c="6"/></text:span><text:span text:style-name="T155">s=a+aa+aaa+aaaa+aaaaa</text:span></text:p>
              <text:p text:style-name="P156"><text:span text:style-name="T155"><text:s text:c="8"/></text:span><text:span text:style-name="T155">2+22+222+2222+22222</text:span></text:p>
              <text:p text:style-name="P161"><text:span text:style-name="T155"/></text:p>
              <text:p text:style-name="P161"><text:span text:style-name="T155"><text:s text:c="3"/></text:span><text:span text:style-name="T150">递推公式：</text:span><text:span text:style-name="T155">t</text:span><text:span text:style-name="T327">i</text:span><text:span text:style-name="T155">= t</text:span><text:span text:style-name="T327">i-1</text:span><text:span text:style-name="T155">·</text:span><text:span text:style-name="T300">?</text:span></text:p>
            </text:list-header>
          </text:list>
          <text:list text:style-name="L101">
            <text:list-header>
              <text:p text:style-name="P162"><text:span text:style-name="T300"/></text:p>
            </text:list-header>
          </text:list>
          <draw:enhanced-geometry svg:viewBox="0 0 21600 21600" draw:type="rectangle" draw:enhanced-path="M 0 0 L 21600 0 21600 21600 0 21600 0 0 Z N"/>
        </draw:custom-shape>
        <draw:custom-shape draw:style-name="gr55" draw:text-style-name="P5" xml:id="id235" draw:id="id235" draw:layer="layout" svg:width="9cm" svg:height="1.858cm" svg:x="8.043cm" svg:y="7.492cm">
          <text:list text:style-name="L33">
            <text:list-header>
              <text:p text:style-name="P6"><text:span text:style-name="T155">t</text:span><text:span text:style-name="T327">i</text:span><text:span text:style-name="T155">= t</text:span><text:span text:style-name="T327">i-1 </text:span><text:span text:style-name="T155">*</text:span><text:span text:style-name="T327"> </text:span><text:span text:style-name="T155">10+a</text:span></text:p>
            </text:list-header>
          </text:list>
          <draw:enhanced-geometry svg:viewBox="0 0 21600 21600" draw:type="mso-spt202" draw:enhanced-path="M 0 0 L 21600 0 21600 21600 0 21600 0 0 Z N"/>
        </draw:custom-shape>
        <anim:par smil:dur="indefinite" smil:restart="never" presentation:node-type="timing-root">
          <anim:par smil:begin="id234.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35" smil:attributeName="visibility" smil:to="visible"/>
                  <anim:animate smil:dur="0.5s" smil:fill="hold" smil:targetElement="id235" smil:attributeName="x" smil:values="1+width/2;x" smil:keyTimes="0;1" smil:additive="base"/>
                  <anim:animate smil:dur="0.5s" smil:fill="hold" smil:targetElement="id235" smil:attributeName="y" smil:values="y;y" smil:keyTimes="0;1" smil:additive="base"/>
                </anim:par>
              </anim:par>
            </anim:par>
          </anim:seq>
        </anim:par>
        <presentation:notes draw:style-name="dp2">
          <draw:page-thumbnail draw:style-name="gr1" draw:layer="layout" svg:width="7.142cm" svg:height="9.524cm" svg:x="5.953cm" svg:y="1.93cm" draw:page-number="169" presentation:class="page"/>
          <draw:frame presentation:style-name="pr2" draw:layer="layout" svg:width="15.239cm" svg:height="11.43cm" svg:x="1.905cm" svg:y="12.065cm" presentation:class="notes" presentation:placeholder="true">
            <draw:text-box/>
          </draw:frame>
        </presentation:notes>
      </draw:page>
      <draw:page draw:name="page170" draw:style-name="dp3" draw:master-page-name="Default" presentation:presentation-page-layout-name="AL2T1" xml:id="id236" draw:id="id236">
        <draw:frame presentation:style-name="pr9" draw:text-style-name="P5" draw:layer="layout" svg:width="21.59cm" svg:height="15.452cm" svg:x="1.693cm" svg:y="1.27cm" presentation:class="outline" presentation:user-transformed="true">
          <draw:text-box>
            <text:list text:style-name="L15">
              <text:list-header>
                <text:p text:style-name="P159"><text:span text:style-name="T35">main()</text:span></text:p>
                <text:p text:style-name="P160"><text:span text:style-name="T35">{ <text:s text:c="2"/></text:span></text:p>
                <text:p text:style-name="P160"><text:span text:style-name="T35"><text:s text:c="4"/></text:span><text:span text:style-name="T35">int i,j,a=2; <text:s/></text:span></text:p>
                <text:p text:style-name="P160"><text:span text:style-name="T35"><text:s text:c="4"/></text:span><text:span text:style-name="T35">float t=</text:span><text:span text:style-name="T34">a</text:span><text:span text:style-name="T35">,s=t;</text:span></text:p>
                <text:p text:style-name="P160"><text:span text:style-name="T35"><text:s text:c="4"/></text:span><text:span text:style-name="T35">for(i=</text:span><text:span text:style-name="T34">2</text:span><text:span text:style-name="T35">;i&lt;=5;i++)</text:span></text:p>
                <text:p text:style-name="P160"><text:span text:style-name="T35"><text:s text:c="4"/></text:span><text:span text:style-name="T35">{ <text:s/></text:span></text:p>
                <text:p text:style-name="P160"><text:span text:style-name="T35"><text:s text:c="6"/></text:span><text:span text:style-name="T34">t=t*10+a;</text:span></text:p>
                <text:p text:style-name="P160"><text:span text:style-name="T35"><text:s text:c="6"/></text:span><text:span text:style-name="T35">s+=t;</text:span></text:p>
                <text:p text:style-name="P160"><text:span text:style-name="T35"><text:s text:c="5"/></text:span><text:span text:style-name="T35">}</text:span></text:p>
                <text:p text:style-name="P160"><text:span text:style-name="T35"><text:s text:c="4"/></text:span><text:span text:style-name="T35">printf(“\n s=%f”,s);</text:span></text:p>
                <text:p text:style-name="P160"><text:span text:style-name="T35"><text:s/></text:span><text:span text:style-name="T35">}</text:span></text:p>
              </text:list-header>
            </text:list>
          </draw:text-box>
        </draw:frame>
        <anim:par presentation:node-type="timing-root">
          <anim:par smil:begin="id236.begin">
            <anim:transitionFilter smil:dur="1s" smil:type="slideWipe" smil:subtype="fromBottomRight" smil:direction="reverse"/>
          </anim:par>
        </anim:par>
        <presentation:notes draw:style-name="dp2">
          <draw:page-thumbnail draw:style-name="gr1" draw:layer="layout" svg:width="7.142cm" svg:height="9.524cm" svg:x="5.953cm" svg:y="1.93cm" draw:page-number="170" presentation:class="page"/>
          <draw:frame presentation:style-name="pr2" draw:layer="layout" svg:width="15.239cm" svg:height="11.43cm" svg:x="1.905cm" svg:y="12.065cm" presentation:class="notes" presentation:placeholder="true">
            <draw:text-box/>
          </draw:frame>
        </presentation:notes>
      </draw:page>
      <draw:page draw:name="page171" draw:style-name="dp3" draw:master-page-name="Default" xml:id="id237" draw:id="id237">
        <draw:custom-shape draw:style-name="gr38" draw:text-style-name="P5" draw:layer="layout" svg:width="24.553cm" svg:height="11.381cm" svg:x="0.635cm" svg:y="1.27cm">
          <text:list text:style-name="L39">
            <text:list-header>
              <text:p text:style-name="P113"><text:span text:style-name="T150">例：</text:span><text:span text:style-name="T155">求方程 </text:span><text:span text:style-name="T155">2x</text:span><text:span text:style-name="T328">3</text:span><text:span text:style-name="T155">+3x</text:span><text:span text:style-name="T328">2</text:span><text:span text:style-name="T155">-4x+1=0</text:span><text:span text:style-name="T155">的根。</text:span></text:p>
              <text:p text:style-name="P114"><text:span text:style-name="T150"><text:s text:c="5"/></text:span></text:p>
              <text:p text:style-name="P114"><text:span text:style-name="T150"><text:s text:c="2"/></text:span><text:span text:style-name="T155">简单迭代法基本思想： <text:s text:c="4"/></text:span></text:p>
            </text:list-header>
          </text:list>
          <text:list text:style-name="L33">
            <text:list-header>
              <text:p text:style-name="P114"><text:span text:style-name="T155"><text:s text:c="4"/></text:span><text:span text:style-name="T155">将原方程</text:span><text:span text:style-name="T155">f(x)</text:span><text:span text:style-name="T155">化为：</text:span><text:span text:style-name="T155">x</text:span><text:span text:style-name="T327">2</text:span><text:span text:style-name="T155">=g(x</text:span><text:span text:style-name="T327">1</text:span><text:span text:style-name="T155">)</text:span></text:p>
              <text:p text:style-name="P114"><text:span text:style-name="T155"><text:s text:c="4"/></text:span></text:p>
              <text:p text:style-name="P114"><text:span text:style-name="T155"><text:s text:c="4"/></text:span><text:span text:style-name="T155">x2=(2x1</text:span><text:span text:style-name="T328">3</text:span><text:span text:style-name="T155">+3x1</text:span><text:span text:style-name="T328">2</text:span><text:span text:style-name="T155">+1)/4 <text:s text:c="4"/></text:span><text:span text:style-name="T300">迭代公式</text:span></text:p>
            </text:list-header>
          </text:list>
          <text:list text:style-name="L101">
            <text:list-header>
              <text:p text:style-name="P163"><text:span text:style-name="T300"/></text:p>
            </text:list-header>
          </text:list>
          <draw:enhanced-geometry svg:viewBox="0 0 21600 21600" draw:type="rectangle" draw:enhanced-path="M 0 0 L 21600 0 21600 21600 0 21600 0 0 Z N"/>
        </draw:custom-shape>
        <anim:par presentation:node-type="timing-root">
          <anim:par smil:begin="id237.begin">
            <anim:transitionFilter smil:dur="1s" smil:type="slideWipe" smil:subtype="fromBottomRight" smil:direction="reverse"/>
          </anim:par>
        </anim:par>
        <presentation:notes draw:style-name="dp2">
          <draw:page-thumbnail draw:style-name="gr1" draw:layer="layout" svg:width="7.142cm" svg:height="9.524cm" svg:x="5.953cm" svg:y="1.93cm" draw:page-number="171" presentation:class="page"/>
          <draw:frame presentation:style-name="pr2" draw:layer="layout" svg:width="15.239cm" svg:height="11.43cm" svg:x="1.905cm" svg:y="12.065cm" presentation:class="notes" presentation:placeholder="true">
            <draw:text-box/>
          </draw:frame>
        </presentation:notes>
      </draw:page>
      <draw:page draw:name="page172" draw:style-name="dp3" draw:master-page-name="Default" xml:id="id238" draw:id="id238">
        <draw:custom-shape draw:style-name="gr37" draw:text-style-name="P5" draw:layer="layout" svg:width="25.4cm" svg:height="0.001cm" svg:x="0cm" svg:y="8.595cm">
          <text:p/>
          <draw:enhanced-geometry svg:viewBox="0 0 21600 21600" draw:type="rectangle" draw:enhanced-path="M 0 0 L 21600 0 21600 21600 0 21600 0 0 Z N"/>
        </draw:custom-shape>
        <draw:custom-shape draw:style-name="gr38" draw:text-style-name="P5" draw:layer="layout" svg:width="25.4cm" svg:height="9.739cm" svg:x="0cm" svg:y="2.328cm">
          <text:list text:style-name="L39">
            <text:list-header>
              <text:p text:style-name="P84"><text:span text:style-name="T150">迭代过程：</text:span></text:p>
            </text:list-header>
          </text:list>
          <text:list text:style-name="L23">
            <text:list-header>
              <text:p text:style-name="P84"><text:span text:style-name="T278"/></text:p>
              <text:p text:style-name="P84"><text:span text:style-name="T278"/></text:p>
              <text:p text:style-name="P84"><text:span text:style-name="T278"/></text:p>
              <text:p text:style-name="P84"><text:span text:style-name="T278"/></text:p>
            </text:list-header>
          </text:list>
          <text:list text:style-name="L24">
            <text:list-header>
              <text:p text:style-name="P99"><text:span text:style-name="T262"/></text:p>
              <text:p text:style-name="P102"><text:span text:style-name="T262"/></text:p>
            </text:list-header>
          </text:list>
          <draw:enhanced-geometry svg:viewBox="0 0 21600 21600" draw:type="rectangle" draw:enhanced-path="M 0 0 L 21600 0 21600 21600 0 21600 0 0 Z N"/>
        </draw:custom-shape>
        <draw:custom-shape draw:style-name="gr52" draw:text-style-name="P5" draw:layer="layout" svg:width="5.926cm" svg:height="1.57cm" svg:x="9.737cm" svg:y="4.657cm">
          <text:list text:style-name="L24">
            <text:list-header>
              <text:p text:style-name="P149"><text:span text:style-name="T121">假定</text:span><text:span text:style-name="T8">一个</text:span><text:span text:style-name="T8">x1</text:span></text:p>
            </text:list-header>
          </text:list>
          <draw:enhanced-geometry svg:viewBox="0 0 21600 21600" draw:type="mso-spt202" draw:enhanced-path="M 0 0 L 21600 0 21600 21600 0 21600 0 0 Z N"/>
        </draw:custom-shape>
        <draw:custom-shape draw:style-name="gr52" draw:text-style-name="P5" draw:layer="layout" svg:width="5.715cm" svg:height="1.429cm" svg:x="9.948cm" svg:y="7.408cm">
          <text:list text:style-name="L23">
            <text:list-header>
              <text:p text:style-name="P153"><text:span text:style-name="T110">x</text:span><text:span text:style-name="T329">2</text:span><text:span text:style-name="T110">=g(x</text:span><text:span text:style-name="T329">1</text:span><text:span text:style-name="T110">)</text:span></text:p>
            </text:list-header>
          </text:list>
          <draw:enhanced-geometry svg:viewBox="0 0 21600 21600" draw:type="mso-spt202" draw:enhanced-path="M 0 0 L 21600 0 21600 21600 0 21600 0 0 Z N"/>
        </draw:custom-shape>
        <draw:custom-shape draw:style-name="gr30" draw:text-style-name="P5" draw:layer="layout" svg:width="2.752cm" svg:height="0.864cm" svg:x="6.35cm" svg:y="10.372cm">
          <text:list text:style-name="L12">
            <text:list-header>
              <text:p text:style-name="P55"><text:span text:style-name="T301">不成立</text:span></text:p>
            </text:list-header>
          </text:list>
          <draw:enhanced-geometry svg:viewBox="0 0 21600 21600" draw:type="mso-spt202" draw:enhanced-path="M 0 0 L 21600 0 21600 21600 0 21600 0 0 Z N"/>
        </draw:custom-shape>
        <draw:custom-shape draw:style-name="gr52" draw:text-style-name="P5" draw:layer="layout" svg:width="8.466cm" svg:height="2.73cm" svg:x="8.467cm" svg:y="9.948cm">
          <text:list text:style-name="L43">
            <text:list-header>
              <text:p text:style-name="P100"><text:span text:style-name="T330">|</text:span><text:span text:style-name="T331">x2-x1∣&lt;ε</text:span></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line draw:style-name="gr34" draw:text-style-name="P25" draw:layer="layout" svg:x1="12.7cm" svg:y1="3.175cm" svg:x2="12.704cm" svg:y2="4.604cm">
          <text:p/>
        </draw:line>
        <draw:line draw:style-name="gr34" draw:text-style-name="P25" draw:layer="layout" svg:x1="12.7cm" svg:y1="6.35cm" svg:x2="12.7cm" svg:y2="7.197cm">
          <text:p/>
        </draw:line>
        <draw:line draw:style-name="gr34" draw:text-style-name="P25" draw:layer="layout" svg:x1="12.7cm" svg:y1="8.89cm" svg:x2="12.7cm" svg:y2="9.798cm">
          <text:p/>
        </draw:line>
        <draw:line draw:style-name="gr34" draw:text-style-name="P25" draw:layer="layout" svg:x1="12.7cm" svg:y1="12.7cm" svg:x2="12.7cm" svg:y2="14.182cm">
          <text:p/>
        </draw:line>
        <draw:line draw:style-name="gr45" draw:text-style-name="P25" draw:layer="layout" svg:x1="8.678cm" svg:y1="11.218cm" svg:x2="6.562cm" svg:y2="11.218cm">
          <text:p/>
        </draw:line>
        <draw:custom-shape draw:style-name="gr52" draw:text-style-name="P5" draw:layer="layout" svg:width="2.223cm" svg:height="1.142cm" svg:x="5.503cm" svg:y="8.043cm">
          <text:list text:style-name="L23">
            <text:list-header>
              <text:p text:style-name="P153"><text:span text:style-name="T331">x</text:span><text:span text:style-name="T332">1</text:span><text:span text:style-name="T331">=x</text:span><text:span text:style-name="T332">2</text:span></text:p>
            </text:list-header>
          </text:list>
          <draw:enhanced-geometry svg:viewBox="0 0 21600 21600" draw:type="mso-spt202" draw:enhanced-path="M 0 0 L 21600 0 21600 21600 0 21600 0 0 Z N"/>
        </draw:custom-shape>
        <draw:line draw:style-name="gr34" draw:text-style-name="P25" draw:layer="layout" svg:x1="6.562cm" svg:y1="11.218cm" svg:x2="6.566cm" svg:y2="9.102cm">
          <text:p/>
        </draw:line>
        <draw:line draw:style-name="gr45" draw:text-style-name="P25" draw:layer="layout" svg:x1="6.773cm" svg:y1="8.061cm" svg:x2="6.773cm" svg:y2="6.773cm">
          <text:p/>
        </draw:line>
        <draw:line draw:style-name="gr34" draw:text-style-name="P25" draw:layer="layout" svg:x1="6.773cm" svg:y1="6.773cm" svg:x2="12.594cm" svg:y2="6.778cm">
          <text:p/>
        </draw:line>
        <draw:custom-shape draw:style-name="gr52" draw:text-style-name="P5" draw:layer="layout" svg:width="4.762cm" svg:height="1.428cm" svg:x="10.372cm" svg:y="14.182cm">
          <text:list text:style-name="L23">
            <text:list-header>
              <text:p text:style-name="P153"><text:span text:style-name="T333">输出</text:span><text:span text:style-name="T333">x</text:span><text:span text:style-name="T334">2</text:span></text:p>
            </text:list-header>
          </text:list>
          <draw:enhanced-geometry svg:viewBox="0 0 21600 21600" draw:type="mso-spt202" draw:enhanced-path="M 0 0 L 21600 0 21600 21600 0 21600 0 0 Z N"/>
        </draw:custom-shape>
        <draw:line draw:style-name="gr34" draw:text-style-name="P25" draw:layer="layout" svg:x1="12.7cm" svg:y1="15.663cm" svg:x2="12.704cm" svg:y2="16.519cm">
          <text:p/>
        </draw:line>
        <draw:custom-shape draw:style-name="gr11" draw:text-style-name="P5" draw:layer="layout" svg:width="2.117cm" svg:height="1.023cm" svg:x="13.123cm" svg:y="13.123cm">
          <text:list text:style-name="L12">
            <text:list-header>
              <text:p text:style-name="P152"><text:span text:style-name="T301">成立</text:span></text:p>
            </text:list-header>
          </text:list>
          <draw:enhanced-geometry svg:viewBox="0 0 21600 21600" draw:type="mso-spt202" draw:enhanced-path="M 0 0 L 21600 0 21600 21600 0 21600 0 0 Z N"/>
        </draw:custom-shape>
        <anim:par presentation:node-type="timing-root">
          <anim:par smil:begin="id238.begin">
            <anim:transitionFilter smil:dur="1s" smil:type="slideWipe" smil:subtype="fromBottomRight" smil:direction="reverse"/>
          </anim:par>
        </anim:par>
        <presentation:notes draw:style-name="dp2">
          <draw:page-thumbnail draw:style-name="gr1" draw:layer="layout" svg:width="7.142cm" svg:height="9.524cm" svg:x="5.953cm" svg:y="1.93cm" draw:page-number="172" presentation:class="page"/>
          <draw:frame presentation:style-name="pr2" draw:layer="layout" svg:width="15.239cm" svg:height="11.43cm" svg:x="1.905cm" svg:y="12.065cm" presentation:class="notes" presentation:placeholder="true">
            <draw:text-box/>
          </draw:frame>
        </presentation:notes>
      </draw:page>
      <draw:page draw:name="page173" draw:style-name="dp3" draw:master-page-name="Default" xml:id="id239" draw:id="id239">
        <draw:custom-shape draw:style-name="gr38" draw:text-style-name="P5" draw:layer="layout" svg:width="24.553cm" svg:height="18.202cm" svg:x="0.635cm" svg:y="0.22cm">
          <text:list text:style-name="L43">
            <text:list-header>
              <text:p text:style-name="P164"><text:span text:style-name="T250">main()</text:span></text:p>
              <text:p text:style-name="P165"><text:span text:style-name="T250">{ </text:span></text:p>
              <text:p text:style-name="P165"><text:span text:style-name="T250"><text:s text:c="2"/></text:span><text:span text:style-name="T250">float <text:s/>x1,x2; <text:s/></text:span></text:p>
              <text:p text:style-name="P165"><text:span text:style-name="T250"><text:s text:c="2"/></text:span><text:span text:style-name="T250">scanf(“%f”,&amp;x1);</text:span></text:p>
              <text:p text:style-name="P165"><text:span text:style-name="T250"><text:s text:c="2"/></text:span><text:span text:style-name="T250">while(1)</text:span></text:p>
              <text:p text:style-name="P165"><text:span text:style-name="T250"><text:s text:c="2"/></text:span><text:span text:style-name="T250">{ <text:s text:c="3"/></text:span></text:p>
              <text:p text:style-name="P165"><text:span text:style-name="T250"><text:s text:c="4"/></text:span><text:span text:style-name="T278">x2=(2*x1*x1*x1+3*x1*x1+1)/4;</text:span></text:p>
              <text:p text:style-name="P165"><text:span text:style-name="T250"><text:s text:c="4"/></text:span><text:span text:style-name="T250">if(fabs(x2-x1)&lt;1e-6)break;</text:span></text:p>
              <text:p text:style-name="P165"><text:span text:style-name="T250"><text:s text:c="7"/></text:span><text:span text:style-name="T335">?</text:span></text:p>
              <text:p text:style-name="P165"><text:span text:style-name="T250"><text:s text:c="2"/></text:span><text:span text:style-name="T250">}</text:span></text:p>
              <text:p text:style-name="P165"><text:span text:style-name="T250"><text:s/></text:span><text:span text:style-name="T250">printf(“\n %f”,x2);</text:span></text:p>
              <text:p text:style-name="P165"><text:span text:style-name="T250">}</text:span></text:p>
              <text:p text:style-name="P83"><text:span text:style-name="T250"/></text:p>
            </text:list-header>
          </text:list>
          <draw:enhanced-geometry svg:viewBox="0 0 21600 21600" draw:type="rectangle" draw:enhanced-path="M 0 0 L 21600 0 21600 21600 0 21600 0 0 Z N"/>
        </draw:custom-shape>
        <draw:custom-shape draw:style-name="gr55" draw:text-style-name="P5" xml:id="id240" draw:id="id240" draw:layer="layout" svg:width="3.724cm" svg:height="1.615cm" svg:x="5.715cm" svg:y="11.43cm">
          <text:list text:style-name="L24">
            <text:list-header>
              <text:p text:style-name="P12"><text:span text:style-name="T271">x1=x2;</text:span></text:p>
            </text:list-header>
          </text:list>
          <draw:enhanced-geometry svg:viewBox="0 0 21600 21600" draw:type="mso-spt202" draw:enhanced-path="M 0 0 L 21600 0 21600 21600 0 21600 0 0 Z N"/>
        </draw:custom-shape>
        <anim:par smil:dur="indefinite" smil:restart="never" presentation:node-type="timing-root">
          <anim:par smil:begin="id239.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40" smil:attributeName="visibility" smil:to="visible"/>
                  <anim:animate smil:dur="0.5s" smil:fill="hold" smil:targetElement="id240" smil:attributeName="x" smil:values="1+width/2;x" smil:keyTimes="0;1" smil:additive="base"/>
                  <anim:animate smil:dur="0.5s" smil:fill="hold" smil:targetElement="id240" smil:attributeName="y" smil:values="y;y" smil:keyTimes="0;1" smil:additive="base"/>
                </anim:par>
              </anim:par>
            </anim:par>
          </anim:seq>
        </anim:par>
        <presentation:notes draw:style-name="dp2">
          <draw:page-thumbnail draw:style-name="gr1" draw:layer="layout" svg:width="7.142cm" svg:height="9.524cm" svg:x="5.953cm" svg:y="1.93cm" draw:page-number="173" presentation:class="page"/>
          <draw:frame presentation:style-name="pr2" draw:layer="layout" svg:width="15.239cm" svg:height="11.43cm" svg:x="1.905cm" svg:y="12.065cm" presentation:class="notes" presentation:placeholder="true">
            <draw:text-box/>
          </draw:frame>
        </presentation:notes>
      </draw:page>
      <draw:page draw:name="page174" draw:style-name="dp3" draw:master-page-name="Default" xml:id="id241" draw:id="id241">
        <draw:custom-shape draw:style-name="gr38" draw:text-style-name="P5" draw:layer="layout" svg:width="25.4cm" svg:height="21.249cm" svg:x="0.635cm" svg:y="0cm">
          <text:list text:style-name="L23">
            <text:list-header>
              <text:p text:style-name="P84"><text:span text:style-name="T278"/></text:p>
            </text:list-header>
          </text:list>
          <text:list text:style-name="L39">
            <text:list-header>
              <text:p text:style-name="P84"><text:span text:style-name="T150">牛顿迭代法基本思想：</text:span></text:p>
            </text:list-header>
          </text:list>
          <text:list text:style-name="L24">
            <text:list-header>
              <text:p text:style-name="P102"><text:span text:style-name="T262"/></text:p>
              <text:p text:style-name="P102"><text:span text:style-name="T262"/></text:p>
              <text:p text:style-name="P102"><text:span text:style-name="T262"/></text:p>
              <text:p text:style-name="P102"><text:span text:style-name="T262"/></text:p>
              <text:p text:style-name="P102"><text:span text:style-name="T262"/></text:p>
              <text:p text:style-name="P102"><text:span text:style-name="T262"/></text:p>
            </text:list-header>
          </text:list>
          <text:list text:style-name="L105">
            <text:list-header>
              <text:p text:style-name="P101"><text:span text:style-name="T336"/></text:p>
            </text:list-header>
          </text:list>
          <text:list text:style-name="L43">
            <text:list-header>
              <text:p text:style-name="P101"><text:span text:style-name="T180"><text:s/></text:span><text:span text:style-name="T18">牛顿迭代公式</text:span></text:p>
            </text:list-header>
          </text:list>
          <text:list text:style-name="L23">
            <text:list-header>
              <text:p text:style-name="P100"><text:span text:style-name="T337"><text:s text:c="4"/></text:span><text:span text:style-name="T337">f′(x1)=f(x1)/(x1-x2)</text:span></text:p>
              <text:p text:style-name="P100"><text:span text:style-name="T337"><text:s text:c="4"/></text:span><text:span text:style-name="T337">x2=x1-f(x1)/ f′(x1)</text:span></text:p>
            </text:list-header>
          </text:list>
          <text:list text:style-name="L24">
            <text:list-header>
              <text:p text:style-name="P102"><text:span text:style-name="T24"/></text:p>
              <text:p text:style-name="P102"><text:span text:style-name="T262"/></text:p>
              <text:p text:style-name="P102"><text:span text:style-name="T262"/></text:p>
              <text:p text:style-name="P102"><text:span text:style-name="T262"/></text:p>
            </text:list-header>
          </text:list>
          <draw:enhanced-geometry svg:viewBox="0 0 21600 21600" draw:type="rectangle" draw:enhanced-path="M 0 0 L 21600 0 21600 21600 0 21600 0 0 Z N"/>
        </draw:custom-shape>
        <draw:custom-shape draw:style-name="gr61" draw:text-style-name="P5" draw:layer="layout" svg:width="8.89cm" svg:height="6.879cm" svg:x="8.89cm" svg:y="2.54cm">
          <text:p/>
          <draw:enhanced-geometry svg:viewBox="0 0 1980 2600" draw:type="non-primitive" draw:enhanced-path="M 0 2600  C 120 2561 240 2522 360 2444  C 480 2366 630 2210 720 2132  C 810 2054 840 2028 900 1976  C 960 1924 990 1924 1080 1820  C 1170 1716 1350 1482 1440 1352  C 1530 1222 1560 1170 1620 1040  C 1680 910 1740 728 1800 572  C 1860 416 1980 0 1980 104  N"/>
        </draw:custom-shape>
        <draw:line draw:style-name="gr6" draw:text-style-name="P25" draw:layer="layout" svg:x1="17.78cm" svg:y1="2.963cm" svg:x2="12.488cm" svg:y2="10.795cm">
          <text:p/>
        </draw:line>
        <draw:line draw:style-name="gr6" draw:text-style-name="P25" draw:layer="layout" svg:x1="16.298cm" svg:y1="4.868cm" svg:x2="9.948cm" svg:y2="10.583cm">
          <text:p/>
        </draw:line>
        <draw:line draw:style-name="gr45" draw:text-style-name="P25" draw:layer="layout" svg:x1="12.912cm" svg:y1="7.832cm" svg:x2="12.912cm" svg:y2="9.887cm">
          <text:p/>
        </draw:line>
        <draw:line draw:style-name="gr45" draw:text-style-name="P25" draw:layer="layout" svg:x1="16.51cm" svg:y1="4.868cm" svg:x2="16.51cm" svg:y2="9.737cm">
          <text:p/>
        </draw:line>
        <draw:line draw:style-name="gr34" draw:text-style-name="P25" draw:layer="layout" svg:x1="8.467cm" svg:y1="9.948cm" svg:x2="17.039cm" svg:y2="9.948cm">
          <text:p/>
        </draw:line>
        <draw:line draw:style-name="gr34" draw:text-style-name="P25" draw:layer="layout" svg:x1="8.89cm" svg:y1="12.276cm" svg:x2="8.89cm" svg:y2="4.021cm">
          <text:p/>
        </draw:line>
        <draw:custom-shape draw:style-name="gr30" draw:text-style-name="P5" draw:layer="layout" svg:width="2.329cm" svg:height="0.824cm" svg:x="15.663cm" svg:y="10.372cm">
          <text:list text:style-name="L12">
            <text:list-header>
              <text:p text:style-name="P55"><text:span text:style-name="T115">x1</text:span></text:p>
            </text:list-header>
          </text:list>
          <draw:enhanced-geometry svg:viewBox="0 0 21600 21600" draw:type="mso-spt202" draw:enhanced-path="M 0 0 L 21600 0 21600 21600 0 21600 0 0 Z N"/>
        </draw:custom-shape>
        <draw:custom-shape draw:style-name="gr62" draw:text-style-name="P5" draw:layer="layout" svg:width="1.693cm" svg:height="1.036cm" svg:x="12.277cm" svg:y="10.16cm">
          <text:list text:style-name="L12">
            <text:list-header>
              <text:p text:style-name="P55"><text:span text:style-name="T115">x2</text:span></text:p>
            </text:list-header>
          </text:list>
          <draw:enhanced-geometry svg:viewBox="0 0 21600 21600" draw:type="mso-spt202" draw:enhanced-path="M 0 0 L 21600 0 21600 21600 0 21600 0 0 Z N"/>
        </draw:custom-shape>
        <draw:custom-shape draw:style-name="gr30" draw:text-style-name="P5" draw:layer="layout" svg:width="0.952cm" svg:height="0.825cm" svg:x="8.467cm" svg:y="2.54cm">
          <text:list text:style-name="L12">
            <text:list-header>
              <text:p text:style-name="P55"><text:span text:style-name="T115">y</text:span></text:p>
            </text:list-header>
          </text:list>
          <draw:enhanced-geometry svg:viewBox="0 0 21600 21600" draw:type="mso-spt202" draw:enhanced-path="M 0 0 L 21600 0 21600 21600 0 21600 0 0 Z N"/>
        </draw:custom-shape>
        <draw:custom-shape draw:style-name="gr30" draw:text-style-name="P5" draw:layer="layout" svg:width="0.952cm" svg:height="0.825cm" svg:x="16.722cm" svg:y="8.89cm">
          <text:list text:style-name="L12">
            <text:list-header>
              <text:p text:style-name="P55"><text:span text:style-name="T117">x</text:span></text:p>
            </text:list-header>
          </text:list>
          <draw:enhanced-geometry svg:viewBox="0 0 21600 21600" draw:type="mso-spt202" draw:enhanced-path="M 0 0 L 21600 0 21600 21600 0 21600 0 0 Z N"/>
        </draw:custom-shape>
        <draw:custom-shape draw:style-name="gr30" draw:text-style-name="P5" draw:layer="layout" svg:width="2.54cm" svg:height="1.672cm" svg:x="13.547cm" svg:y="3.598cm">
          <text:list text:style-name="L12">
            <text:list-header>
              <text:p text:style-name="P55"><text:span text:style-name="T115">f (x1)</text:span></text:p>
            </text:list-header>
          </text:list>
          <draw:enhanced-geometry svg:viewBox="0 0 21600 21600" draw:type="mso-spt202" draw:enhanced-path="M 0 0 L 21600 0 21600 21600 0 21600 0 0 Z N"/>
        </draw:custom-shape>
        <draw:custom-shape draw:style-name="gr30" draw:text-style-name="P5" draw:layer="layout" svg:width="2.751cm" svg:height="1.27cm" svg:x="9.102cm" svg:y="6.985cm">
          <text:list text:style-name="L12">
            <text:list-header>
              <text:p text:style-name="P55"><text:span text:style-name="T115">f (x2)</text:span></text:p>
            </text:list-header>
          </text:list>
          <draw:enhanced-geometry svg:viewBox="0 0 21600 21600" draw:type="mso-spt202" draw:enhanced-path="M 0 0 L 21600 0 21600 21600 0 21600 0 0 Z N"/>
        </draw:custom-shape>
        <anim:par presentation:node-type="timing-root">
          <anim:par smil:begin="id241.begin">
            <anim:transitionFilter smil:dur="1s" smil:type="slideWipe" smil:subtype="fromBottomRight" smil:direction="reverse"/>
          </anim:par>
        </anim:par>
        <presentation:notes draw:style-name="dp2">
          <draw:page-thumbnail draw:style-name="gr1" draw:layer="layout" svg:width="7.142cm" svg:height="9.524cm" svg:x="5.953cm" svg:y="1.93cm" draw:page-number="174" presentation:class="page"/>
          <draw:frame presentation:style-name="pr2" draw:layer="layout" svg:width="15.239cm" svg:height="11.43cm" svg:x="1.905cm" svg:y="12.065cm" presentation:class="notes" presentation:placeholder="true">
            <draw:text-box/>
          </draw:frame>
        </presentation:notes>
      </draw:page>
      <draw:page draw:name="page175" draw:style-name="dp3" draw:master-page-name="Default" xml:id="id242" draw:id="id242">
        <draw:custom-shape draw:style-name="gr38" draw:text-style-name="P5" draw:layer="layout" svg:width="25.4cm" svg:height="19.217cm" svg:x="0cm" svg:y="0.423cm">
          <text:list text:style-name="L23">
            <text:list-header>
              <text:p text:style-name="P166"><text:span text:style-name="T278"><text:s text:c="2"/></text:span><text:span text:style-name="T250">main()</text:span></text:p>
            </text:list-header>
          </text:list>
          <text:list text:style-name="L43">
            <text:list-header>
              <text:p text:style-name="P166"><text:span text:style-name="T250"><text:s text:c="2"/></text:span><text:span text:style-name="T250">{ float <text:s/>x1,x2,f1,f;</text:span></text:p>
              <text:p text:style-name="P166"><text:span text:style-name="T250"><text:s text:c="5"/></text:span><text:span text:style-name="T250">scanf(“%f”,&amp;x1);</text:span></text:p>
              <text:p text:style-name="P166"><text:span text:style-name="T250"><text:s text:c="5"/></text:span><text:span text:style-name="T250">while(1)</text:span></text:p>
              <text:p text:style-name="P166"><text:span text:style-name="T250"><text:s text:c="5"/></text:span><text:span text:style-name="T250">{ </text:span><text:span text:style-name="T278">f=2*x1*x1*x1+3*x1*x1-4*x1+1;</text:span></text:p>
            </text:list-header>
          </text:list>
          <text:list text:style-name="L23">
            <text:list-header>
              <text:p text:style-name="P166"><text:span text:style-name="T278"><text:s text:c="7"/></text:span><text:span text:style-name="T278">f1=6*x1*x1+6*x1-4;</text:span></text:p>
              <text:p text:style-name="P166"><text:span text:style-name="T278"><text:s text:c="7"/></text:span><text:span text:style-name="T278">x2=x1-f/f1;</text:span></text:p>
            </text:list-header>
          </text:list>
          <text:list text:style-name="L43">
            <text:list-header>
              <text:p text:style-name="P166"><text:span text:style-name="T250"><text:s text:c="7"/></text:span><text:span text:style-name="T250">if(fabs(x2-x1)&lt;1e-6) break;</text:span></text:p>
              <text:p text:style-name="P166"><text:span text:style-name="T250"><text:s text:c="7"/></text:span><text:span text:style-name="T250">x1=x2;</text:span></text:p>
              <text:p text:style-name="P166"><text:span text:style-name="T250"><text:s text:c="6"/></text:span><text:span text:style-name="T250">}</text:span></text:p>
              <text:p text:style-name="P166"><text:span text:style-name="T250"><text:s text:c="5"/></text:span><text:span text:style-name="T250">printf(“\n %f”,x2);</text:span></text:p>
              <text:p text:style-name="P166"><text:span text:style-name="T250"><text:s text:c="2"/></text:span><text:span text:style-name="T250">}</text:span></text:p>
              <text:p text:style-name="P166"><text:span text:style-name="T250"/></text:p>
            </text:list-header>
          </text:list>
          <draw:enhanced-geometry svg:viewBox="0 0 21600 21600" draw:type="rectangle" draw:enhanced-path="M 0 0 L 21600 0 21600 21600 0 21600 0 0 Z N"/>
        </draw:custom-shape>
        <anim:par presentation:node-type="timing-root">
          <anim:par smil:begin="id242.begin">
            <anim:transitionFilter smil:dur="1s" smil:type="slideWipe" smil:subtype="fromBottomRight" smil:direction="reverse"/>
          </anim:par>
        </anim:par>
        <presentation:notes draw:style-name="dp2">
          <draw:page-thumbnail draw:style-name="gr1" draw:layer="layout" svg:width="7.142cm" svg:height="9.524cm" svg:x="5.953cm" svg:y="1.93cm" draw:page-number="175" presentation:class="page"/>
          <draw:frame presentation:style-name="pr2" draw:layer="layout" svg:width="15.239cm" svg:height="11.43cm" svg:x="1.905cm" svg:y="12.065cm" presentation:class="notes" presentation:placeholder="true">
            <draw:text-box/>
          </draw:frame>
        </presentation:notes>
      </draw:page>
      <draw:page draw:name="page176" draw:style-name="dp3" draw:master-page-name="Default" xml:id="id243" draw:id="id243">
        <draw:custom-shape draw:style-name="gr11" draw:text-style-name="P5" draw:layer="layout" svg:width="23.918cm" svg:height="2.969cm" svg:x="0.847cm" svg:y="1.27cm">
          <text:list text:style-name="L39">
            <text:list-header>
              <text:p text:style-name="P6"><text:span text:style-name="T150">例：</text:span><text:span text:style-name="T155">求定积分：</text:span><text:span text:style-name="T150"> <text:s text:c="17"/></text:span><text:span text:style-name="T300">数值积分</text:span><text:span text:style-name="T262"> </text:span></text:p>
            </text:list-header>
          </text:list>
          <draw:enhanced-geometry svg:viewBox="0 0 21600 21600" draw:type="rectangle" draw:enhanced-path="M 0 0 L 21600 0 21600 21600 0 21600 0 0 Z N"/>
        </draw:custom-shape>
        <draw:line draw:style-name="gr34" draw:text-style-name="P25" draw:layer="layout" svg:x1="6.35cm" svg:y1="14.182cm" svg:x2="6.35cm" svg:y2="4.868cm">
          <text:p/>
        </draw:line>
        <draw:custom-shape draw:style-name="gr30" draw:text-style-name="P5" draw:layer="layout" svg:width="2.116cm" svg:height="0.846cm" svg:x="17.357cm" svg:y="4.657cm">
          <text:list text:style-name="L24">
            <text:list-header>
              <text:p text:style-name="P55"><text:span text:style-name="T338">f (x)</text:span></text:p>
            </text:list-header>
          </text:list>
          <draw:enhanced-geometry svg:viewBox="0 0 21600 21600" draw:type="mso-spt202" draw:enhanced-path="M 0 0 L 21600 0 21600 21600 0 21600 0 0 Z N"/>
        </draw:custom-shape>
        <draw:custom-shape draw:style-name="gr30" draw:text-style-name="P5" draw:layer="layout" svg:width="0.952cm" svg:height="0.825cm" svg:x="9.631cm" svg:y="12.488cm">
          <text:list text:style-name="L24">
            <text:list-header>
              <text:p text:style-name="P55"><text:span text:style-name="T338">a</text:span></text:p>
            </text:list-header>
          </text:list>
          <draw:enhanced-geometry svg:viewBox="0 0 21600 21600" draw:type="mso-spt202" draw:enhanced-path="M 0 0 L 21600 0 21600 21600 0 21600 0 0 Z N"/>
        </draw:custom-shape>
        <draw:custom-shape draw:style-name="gr30" draw:text-style-name="P5" draw:layer="layout" svg:width="0.953cm" svg:height="0.825cm" svg:x="17.568cm" svg:y="12.7cm">
          <text:list text:style-name="L24">
            <text:list-header>
              <text:p text:style-name="P55"><text:span text:style-name="T338">b</text:span></text:p>
            </text:list-header>
          </text:list>
          <draw:enhanced-geometry svg:viewBox="0 0 21600 21600" draw:type="mso-spt202" draw:enhanced-path="M 0 0 L 21600 0 21600 21600 0 21600 0 0 Z N"/>
        </draw:custom-shape>
        <draw:custom-shape draw:style-name="gr30" draw:text-style-name="P5" draw:layer="layout" svg:width="1.905cm" svg:height="1.059cm" svg:x="12.7cm" svg:y="12.488cm">
          <text:list text:style-name="L24">
            <text:list-header>
              <text:p text:style-name="P55"><text:span text:style-name="T109">x</text:span></text:p>
            </text:list-header>
          </text:list>
          <draw:enhanced-geometry svg:viewBox="0 0 21600 21600" draw:type="mso-spt202" draw:enhanced-path="M 0 0 L 21600 0 21600 21600 0 21600 0 0 Z N"/>
        </draw:custom-shape>
        <draw:line draw:style-name="gr34" draw:text-style-name="P25" draw:layer="layout" svg:x1="4.868cm" svg:y1="12.7cm" svg:x2="20.743cm" svg:y2="12.7cm">
          <text:p/>
        </draw:line>
        <draw:custom-shape draw:style-name="gr12" draw:text-style-name="P5" draw:layer="layout" svg:width="0.93cm" svg:height="2.123cm" svg:x="8.678cm" svg:y="1.27cm">
          <text:list text:style-name="L12">
            <text:list-header>
              <text:p text:style-name="P12"><text:span text:style-name="T339">∫</text:span></text:p>
            </text:list-header>
          </text:list>
          <draw:enhanced-geometry svg:viewBox="0 0 21600 21600" draw:type="mso-spt202" draw:enhanced-path="M 0 0 L 21600 0 21600 21600 0 21600 0 0 Z N"/>
        </draw:custom-shape>
        <draw:custom-shape draw:style-name="gr12" draw:text-style-name="P5" draw:layer="layout" svg:width="2.407cm" svg:height="2.547cm" svg:x="9.737cm" svg:y="0.944cm">
          <text:list text:style-name="L12">
            <text:list-header>
              <text:p text:style-name="P12"><text:span text:style-name="T340">—</text:span></text:p>
            </text:list-header>
          </text:list>
          <draw:enhanced-geometry svg:viewBox="0 0 21600 21600" draw:type="mso-spt202" draw:enhanced-path="M 0 0 L 21600 0 21600 21600 0 21600 0 0 Z N"/>
        </draw:custom-shape>
        <draw:custom-shape draw:style-name="gr12" draw:text-style-name="P5" draw:layer="layout" svg:width="2.39cm" svg:height="1.615cm" svg:x="9.948cm" svg:y="0.847cm">
          <text:list text:style-name="L12">
            <text:list-header>
              <text:p text:style-name="P12"><text:span text:style-name="T199">sinx</text:span></text:p>
            </text:list-header>
          </text:list>
          <draw:enhanced-geometry svg:viewBox="0 0 21600 21600" draw:type="mso-spt202" draw:enhanced-path="M 0 0 L 21600 0 21600 21600 0 21600 0 0 Z N"/>
        </draw:custom-shape>
        <draw:custom-shape draw:style-name="gr12" draw:text-style-name="P5" draw:layer="layout" svg:width="1.069cm" svg:height="1.615cm" svg:x="10.583cm" svg:y="2.117cm">
          <text:list text:style-name="L12">
            <text:list-header>
              <text:p text:style-name="P12"><text:span text:style-name="T117">x</text:span></text:p>
            </text:list-header>
          </text:list>
          <draw:enhanced-geometry svg:viewBox="0 0 21600 21600" draw:type="mso-spt202" draw:enhanced-path="M 0 0 L 21600 0 21600 21600 0 21600 0 0 Z N"/>
        </draw:custom-shape>
        <draw:custom-shape draw:style-name="gr12" draw:text-style-name="P5" draw:layer="layout" svg:width="1.637cm" svg:height="1.615cm" svg:x="11.906cm" svg:y="1.482cm">
          <text:list text:style-name="L12">
            <text:list-header>
              <text:p text:style-name="P12"><text:span text:style-name="T199">dx</text:span></text:p>
            </text:list-header>
          </text:list>
          <draw:enhanced-geometry svg:viewBox="0 0 21600 21600" draw:type="mso-spt202" draw:enhanced-path="M 0 0 L 21600 0 21600 21600 0 21600 0 0 Z N"/>
        </draw:custom-shape>
        <draw:custom-shape draw:style-name="gr12" draw:text-style-name="P5" draw:layer="layout" svg:width="0.879cm" svg:height="1.277cm" svg:x="9.313cm" svg:y="2.752cm">
          <text:list text:style-name="L12">
            <text:list-header>
              <text:p text:style-name="P12"><text:span text:style-name="T115">a</text:span></text:p>
            </text:list-header>
          </text:list>
          <draw:enhanced-geometry svg:viewBox="0 0 21600 21600" draw:type="mso-spt202" draw:enhanced-path="M 0 0 L 21600 0 21600 21600 0 21600 0 0 Z N"/>
        </draw:custom-shape>
        <draw:custom-shape draw:style-name="gr12" draw:text-style-name="P5" draw:layer="layout" svg:width="0.925cm" svg:height="1.277cm" svg:x="9.102cm" svg:y="0.847cm">
          <text:list text:style-name="L12">
            <text:list-header>
              <text:p text:style-name="P12"><text:span text:style-name="T115">b</text:span></text:p>
            </text:list-header>
          </text:list>
          <draw:enhanced-geometry svg:viewBox="0 0 21600 21600" draw:type="mso-spt202" draw:enhanced-path="M 0 0 L 21600 0 21600 21600 0 21600 0 0 Z N"/>
        </draw:custom-shape>
        <draw:custom-shape draw:style-name="gr63" draw:text-style-name="P5" draw:layer="layout" svg:width="13.062cm" svg:height="5.702cm" svg:x="5.565cm" svg:y="5.305cm">
          <text:p/>
          <draw:enhanced-geometry svg:viewBox="0 0 2962 1293" draw:type="non-primitive" draw:enhanced-path="M 0 1293  C 120 1262 253 1256 376 1246  C 462 1224 551 1238 635 1210  C 689 1130 655 1131 717 1152  C 780 1148 844 1154 905 1140  C 946 1131 969 1073 1011 1069  C 1128 1057 1246 1047 1363 1034  C 1439 960 1582 966 1681 952  C 1812 864 1688 936 1892 870  C 1956 849 2017 823 2080 799  C 2136 725 2144 696 2222 670  C 2269 655 2363 623 2363 623  C 2477 537 2595 459 2692 352  C 2734 306 2700 331 2727 282  C 2758 227 2858 99 2880 70  C 2897 48 2937 48 2950 23  C 2954 15 2958 8 2962 0  N"/>
        </draw:custom-shape>
        <draw:line draw:style-name="gr6" draw:text-style-name="P25" draw:layer="layout" svg:x1="9.948cm" svg:y1="9.948cm" svg:x2="9.948cm" svg:y2="12.7cm">
          <text:p/>
        </draw:line>
        <draw:line draw:style-name="gr6" draw:text-style-name="P25" draw:layer="layout" svg:x1="17.992cm" svg:y1="6.138cm" svg:x2="17.992cm" svg:y2="12.7cm">
          <text:p/>
        </draw:line>
        <draw:line draw:style-name="gr64" draw:text-style-name="P25" draw:layer="layout" svg:x1="10.795cm" svg:y1="9.948cm" svg:x2="10.795cm" svg:y2="12.7cm">
          <text:p/>
        </draw:line>
        <draw:line draw:style-name="gr64" draw:text-style-name="P25" draw:layer="layout" svg:x1="11.642cm" svg:y1="9.737cm" svg:x2="11.642cm" svg:y2="12.7cm">
          <text:p/>
        </draw:line>
        <draw:line draw:style-name="gr64" draw:text-style-name="P25" draw:layer="layout" svg:x1="12.488cm" svg:y1="9.525cm" svg:x2="12.488cm" svg:y2="12.7cm">
          <text:p/>
        </draw:line>
        <draw:line draw:style-name="gr45" draw:text-style-name="P25" draw:layer="layout" svg:x1="13.335cm" svg:y1="9.313cm" svg:x2="13.335cm" svg:y2="12.7cm">
          <text:p/>
        </draw:line>
        <draw:line draw:style-name="gr45" draw:text-style-name="P25" draw:layer="layout" svg:x1="14.182cm" svg:y1="8.89cm" svg:x2="14.182cm" svg:y2="12.7cm">
          <text:p/>
        </draw:line>
        <draw:line draw:style-name="gr64" draw:text-style-name="P25" draw:layer="layout" svg:x1="15.028cm" svg:y1="8.467cm" svg:x2="15.028cm" svg:y2="12.7cm">
          <text:p/>
        </draw:line>
        <draw:line draw:style-name="gr64" draw:text-style-name="P25" draw:layer="layout" svg:x1="15.875cm" svg:y1="8.043cm" svg:x2="15.875cm" svg:y2="12.7cm">
          <text:p/>
        </draw:line>
        <draw:line draw:style-name="gr64" draw:text-style-name="P25" draw:layer="layout" svg:x1="16.722cm" svg:y1="7.62cm" svg:x2="16.722cm" svg:y2="12.7cm">
          <text:p/>
        </draw:line>
        <draw:line draw:style-name="gr64" draw:text-style-name="P25" draw:layer="layout" svg:x1="17.357cm" svg:y1="6.985cm" svg:x2="17.357cm" svg:y2="12.7cm">
          <text:p/>
        </draw:line>
        <draw:custom-shape draw:style-name="gr12" draw:text-style-name="P5" draw:layer="layout" svg:width="3.6cm" svg:height="1.615cm" svg:x="1.058cm" svg:y="5.927cm">
          <text:list text:style-name="L24">
            <text:list-header>
              <text:p text:style-name="P12"><text:span text:style-name="T94">等分</text:span><text:span text:style-name="T264">n</text:span></text:p>
            </text:list-header>
          </text:list>
          <draw:enhanced-geometry svg:viewBox="0 0 21600 21600" draw:type="mso-spt202" draw:enhanced-path="M 0 0 L 21600 0 21600 21600 0 21600 0 0 Z N"/>
        </draw:custom-shape>
        <draw:custom-shape draw:style-name="gr12" draw:text-style-name="P5" draw:layer="layout" svg:width="1.709cm" svg:height="1.615cm" svg:x="0.635cm" svg:y="9.313cm">
          <text:list text:style-name="L24">
            <text:list-header>
              <text:p text:style-name="P12"><text:span text:style-name="T271">h=</text:span></text:p>
            </text:list-header>
          </text:list>
          <draw:enhanced-geometry svg:viewBox="0 0 21600 21600" draw:type="mso-spt202" draw:enhanced-path="M 0 0 L 21600 0 21600 21600 0 21600 0 0 Z N"/>
        </draw:custom-shape>
        <draw:custom-shape draw:style-name="gr12" draw:text-style-name="P5" draw:layer="layout" svg:width="2.195cm" svg:height="2.292cm" svg:x="1.905cm" svg:y="8.767cm">
          <text:list text:style-name="L24">
            <text:list-header>
              <text:p text:style-name="P12"><text:span text:style-name="T341">—</text:span></text:p>
            </text:list-header>
          </text:list>
          <draw:enhanced-geometry svg:viewBox="0 0 21600 21600" draw:type="mso-spt202" draw:enhanced-path="M 0 0 L 21600 0 21600 21600 0 21600 0 0 Z N"/>
        </draw:custom-shape>
        <draw:custom-shape draw:style-name="gr12" draw:text-style-name="P5" draw:layer="layout" svg:width="1.95cm" svg:height="1.615cm" svg:x="2.068cm" svg:y="8.678cm">
          <text:list text:style-name="L24">
            <text:list-header>
              <text:p text:style-name="P12"><text:span text:style-name="T271">b-a</text:span></text:p>
            </text:list-header>
          </text:list>
          <draw:enhanced-geometry svg:viewBox="0 0 21600 21600" draw:type="mso-spt202" draw:enhanced-path="M 0 0 L 21600 0 21600 21600 0 21600 0 0 Z N"/>
        </draw:custom-shape>
        <draw:custom-shape draw:style-name="gr12" draw:text-style-name="P5" draw:layer="layout" svg:width="1.069cm" svg:height="1.615cm" svg:x="2.54cm" svg:y="9.737cm">
          <text:list text:style-name="L24">
            <text:list-header>
              <text:p text:style-name="P12"><text:span text:style-name="T271">n</text:span></text:p>
            </text:list-header>
          </text:list>
          <draw:enhanced-geometry svg:viewBox="0 0 21600 21600" draw:type="mso-spt202" draw:enhanced-path="M 0 0 L 21600 0 21600 21600 0 21600 0 0 Z N"/>
        </draw:custom-shape>
        <draw:custom-shape draw:style-name="gr12" draw:text-style-name="P5" draw:layer="layout" svg:width="9.355cm" svg:height="1.615cm" svg:x="4.657cm" svg:y="14.817cm">
          <text:list text:style-name="L39">
            <text:list-header>
              <text:p text:style-name="P6"><text:span text:style-name="T342">第</text:span><text:span text:style-name="T342">i</text:span><text:span text:style-name="T342">个矩形</text:span><text:span text:style-name="T264">：</text:span><text:span text:style-name="T199">x=?</text:span></text:p>
            </text:list-header>
          </text:list>
          <draw:enhanced-geometry svg:viewBox="0 0 21600 21600" draw:type="mso-spt202" draw:enhanced-path="M 0 0 L 21600 0 21600 21600 0 21600 0 0 Z N"/>
        </draw:custom-shape>
        <draw:custom-shape draw:style-name="gr55" draw:text-style-name="P5" xml:id="id244" draw:id="id244" draw:layer="layout" svg:width="5.713cm" svg:height="1.615cm" svg:x="10.795cm" svg:y="14.817cm">
          <text:list text:style-name="L12">
            <text:list-header>
              <text:p text:style-name="P12"><text:span text:style-name="T117">x=a+(i-1).h</text:span></text:p>
            </text:list-header>
          </text:list>
          <draw:enhanced-geometry svg:viewBox="0 0 21600 21600" draw:type="mso-spt202" draw:enhanced-path="M 0 0 L 21600 0 21600 21600 0 21600 0 0 Z N"/>
        </draw:custom-shape>
        <anim:par smil:dur="indefinite" smil:restart="never" presentation:node-type="timing-root">
          <anim:par smil:begin="id243.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44" smil:attributeName="visibility" smil:to="visible"/>
                  <anim:animate smil:dur="0.5s" smil:fill="hold" smil:targetElement="id244" smil:attributeName="x" smil:values="1+width/2;x" smil:keyTimes="0;1" smil:additive="base"/>
                  <anim:animate smil:dur="0.5s" smil:fill="hold" smil:targetElement="id244" smil:attributeName="y" smil:values="y;y" smil:keyTimes="0;1" smil:additive="base"/>
                </anim:par>
              </anim:par>
            </anim:par>
          </anim:seq>
        </anim:par>
        <presentation:notes draw:style-name="dp2">
          <draw:page-thumbnail draw:style-name="gr1" draw:layer="layout" svg:width="7.142cm" svg:height="9.524cm" svg:x="5.953cm" svg:y="1.93cm" draw:page-number="176" presentation:class="page"/>
          <draw:frame presentation:style-name="pr2" draw:layer="layout" svg:width="15.239cm" svg:height="11.43cm" svg:x="1.905cm" svg:y="12.065cm" presentation:class="notes" presentation:placeholder="true">
            <draw:text-box/>
          </draw:frame>
        </presentation:notes>
      </draw:page>
      <draw:page draw:name="page177" draw:style-name="dp3" draw:master-page-name="Default" xml:id="id245" draw:id="id245">
        <draw:custom-shape draw:style-name="gr38" draw:text-style-name="P5" draw:layer="layout" svg:width="24.342cm" svg:height="19.385cm" svg:x="1.058cm" svg:y="0cm">
          <text:list text:style-name="L12">
            <text:list-header>
              <text:p text:style-name="P167"><text:span text:style-name="T296">#include <text:s/>“math.h”</text:span></text:p>
              <text:p text:style-name="P167"><text:span text:style-name="T296"><text:s/></text:span><text:span text:style-name="T296">main()</text:span></text:p>
              <text:p text:style-name="P167"><text:span text:style-name="T296">{ <text:s text:c="4"/>int <text:s/>n,i; <text:s/>float <text:s/>a,b,x,y,h,s=0;</text:span></text:p>
              <text:p text:style-name="P167"><text:span text:style-name="T296"><text:s text:c="6"/></text:span><text:span text:style-name="T296">scanf(“%f%f%d”,&amp;a,&amp;b,&amp;n);</text:span></text:p>
              <text:p text:style-name="P167"><text:span text:style-name="T296"><text:s text:c="6"/></text:span><text:span text:style-name="T262">h=(b-a)/n;</text:span></text:p>
            </text:list-header>
          </text:list>
          <text:list text:style-name="L24">
            <text:list-header>
              <text:p text:style-name="P168"><text:span text:style-name="T262"><text:s text:c="6"/></text:span><text:span text:style-name="T262">for(i=1;i&lt;=n;i++)</text:span></text:p>
              <text:p text:style-name="P168"><text:span text:style-name="T262"><text:s text:c="5"/></text:span><text:span text:style-name="T262">{ <text:s text:c="3"/>x=a+(i-1)*h; <text:s text:c="4"/>y=sin(x)/x;</text:span></text:p>
              <text:p text:style-name="P168"><text:span text:style-name="T262"><text:s text:c="11"/></text:span><text:span text:style-name="T262">s+=h*y;</text:span></text:p>
              <text:p text:style-name="P168"><text:span text:style-name="T262"><text:s text:c="6"/></text:span><text:span text:style-name="T262">}</text:span></text:p>
            </text:list-header>
          </text:list>
          <text:list text:style-name="L12">
            <text:list-header>
              <text:p text:style-name="P168"><text:span text:style-name="T296"><text:s text:c="6"/></text:span><text:span text:style-name="T296">printf(“\n s=%f”,s);</text:span></text:p>
              <text:p text:style-name="P168"><text:span text:style-name="T296"><text:s text:c="2"/></text:span><text:span text:style-name="T296">}</text:span></text:p>
            </text:list-header>
          </text:list>
          <draw:enhanced-geometry svg:viewBox="0 0 21600 21600" draw:type="rectangle" draw:enhanced-path="M 0 0 L 21600 0 21600 21600 0 21600 0 0 Z N"/>
        </draw:custom-shape>
        <anim:par presentation:node-type="timing-root">
          <anim:par smil:begin="id245.begin">
            <anim:transitionFilter smil:dur="1s" smil:type="slideWipe" smil:subtype="fromBottomRight" smil:direction="reverse"/>
          </anim:par>
        </anim:par>
        <presentation:notes draw:style-name="dp2">
          <draw:page-thumbnail draw:style-name="gr1" draw:layer="layout" svg:width="7.142cm" svg:height="9.524cm" svg:x="5.953cm" svg:y="1.93cm" draw:page-number="177" presentation:class="page"/>
          <draw:frame presentation:style-name="pr2" draw:layer="layout" svg:width="15.239cm" svg:height="11.43cm" svg:x="1.905cm" svg:y="12.065cm" presentation:class="notes" presentation:placeholder="true">
            <draw:text-box/>
          </draw:frame>
        </presentation:notes>
      </draw:page>
      <draw:page draw:name="page178" draw:style-name="dp4" draw:master-page-name="Default" presentation:presentation-page-layout-name="AL1T0" xml:id="id246" draw:id="id246">
        <draw:frame presentation:style-name="pr30" draw:text-style-name="P5" draw:layer="layout" svg:width="24.765cm" svg:height="17.992cm" svg:x="0.422cm" svg:y="0.635cm" presentation:class="subtitle" presentation:user-transformed="true">
          <draw:text-box>
            <text:list text:style-name="L90">
              <text:list-header>
                <text:p text:style-name="P41"><text:span text:style-name="T295">第七章 <text:s/>数 组</text:span><text:span text:style-name="T343"> </text:span></text:p>
              </text:list-header>
            </text:list>
            <text:list text:style-name="L6">
              <text:list-header>
                <text:p text:style-name="P47"><text:span text:style-name="T68"><text:s text:c="2"/></text:span><text:span text:style-name="T68">7</text:span><text:span text:style-name="T68">．</text:span><text:span text:style-name="T68">1 </text:span><text:span text:style-name="T68">数据结构与数组的概念</text:span></text:p>
              </text:list-header>
            </text:list>
            <text:list text:style-name="L106">
              <text:list-header>
                <text:p text:style-name="P47"><text:span text:style-name="T344"><text:s text:c="3"/></text:span><text:span text:style-name="T213">影响程序设计的因素除算法外还有数据结构。</text:span></text:p>
              </text:list-header>
            </text:list>
            <text:list text:style-name="L30">
              <text:list-header>
                <text:p text:style-name="P40"><text:span text:style-name="T88"><text:s text:c="2"/>■</text:span><text:span text:style-name="T68">数据结构概念</text:span></text:p>
              </text:list-header>
            </text:list>
            <text:list text:style-name="L17">
              <text:list-header>
                <text:p text:style-name="P47"><text:span text:style-name="T38"><text:s text:c="4"/></text:span><text:span text:style-name="T61">编写一个程序除了重视算法的设计外，还需重视数据类型的选择，即选择合适的数据类型来存放要处理的数据。在程序设计中，数据类型就称为</text:span><text:span text:style-name="T88">数据结构</text:span><text:span text:style-name="T61">，选择合适的数据类型实际上就是进行</text:span><text:span text:style-name="T88">数据结构的设计</text:span><text:span text:style-name="T61">。</text:span></text:p>
                <text:p text:style-name="P40"><text:span text:style-name="T61"/></text:p>
              </text:list-header>
            </text:list>
          </draw:text-box>
        </draw:frame>
        <anim:par presentation:node-type="timing-root">
          <anim:par smil:begin="id246.begin">
            <anim:transitionFilter smil:dur="1s" smil:type="irisWipe" smil:subtype="rectangle"/>
          </anim:par>
        </anim:par>
        <presentation:notes draw:style-name="dp2">
          <draw:page-thumbnail draw:style-name="gr1" draw:layer="layout" svg:width="7.142cm" svg:height="9.524cm" svg:x="5.953cm" svg:y="1.93cm" draw:page-number="178" presentation:class="page"/>
          <draw:frame presentation:style-name="pr2" draw:layer="layout" svg:width="15.239cm" svg:height="11.43cm" svg:x="1.905cm" svg:y="12.065cm" presentation:class="notes" presentation:placeholder="true">
            <draw:text-box/>
          </draw:frame>
        </presentation:notes>
      </draw:page>
      <draw:page draw:name="page179" draw:style-name="dp3" draw:master-page-name="Default" presentation:presentation-page-layout-name="AL1T0" xml:id="id247" draw:id="id247">
        <draw:frame presentation:style-name="pr29" draw:text-style-name="P5" draw:layer="layout" svg:width="23.072cm" svg:height="17.568cm" svg:x="1.27cm" svg:y="0.847cm" presentation:class="subtitle" presentation:user-transformed="true">
          <draw:text-box>
            <text:list text:style-name="L17">
              <text:list-header>
                <text:p text:style-name="P61"><text:span text:style-name="T61">在程序设计中有格言：</text:span></text:p>
                <text:p text:style-name="P61"><text:span text:style-name="T61"><text:s text:c="4"/></text:span><text:span text:style-name="T68">数据结构</text:span><text:span text:style-name="T68">+</text:span><text:span text:style-name="T68">算法</text:span><text:span text:style-name="T68">=</text:span><text:span text:style-name="T68">程序</text:span></text:p>
                <text:p text:style-name="P61"><text:span text:style-name="T61"><text:s text:c="3"/></text:span><text:span text:style-name="T61">说明数据结构与算法同等重要，算法依赖于数据结构，对于同一个问题的求解，可以采用不同的数据结构和不同的算法，对不同的数据结构有不同的算法，其复杂程度也会不同，选择合适的数据结构，可以降低算法的复杂程度。因此，在程序设计中应重视数据结构的设计。</text:span></text:p>
                <text:p text:style-name="P41"><text:span text:style-name="T61"/></text:p>
              </text:list-header>
            </text:list>
          </draw:text-box>
        </draw:frame>
        <anim:par presentation:node-type="timing-root">
          <anim:par smil:begin="id247.begin">
            <anim:transitionFilter smil:dur="1s" smil:type="slideWipe" smil:subtype="fromBottomRight" smil:direction="reverse"/>
          </anim:par>
        </anim:par>
        <presentation:notes draw:style-name="dp2">
          <draw:page-thumbnail draw:style-name="gr1" draw:layer="layout" svg:width="7.142cm" svg:height="9.524cm" svg:x="5.953cm" svg:y="1.93cm" draw:page-number="179" presentation:class="page"/>
          <draw:frame presentation:style-name="pr2" draw:layer="layout" svg:width="15.239cm" svg:height="11.43cm" svg:x="1.905cm" svg:y="12.065cm" presentation:class="notes" presentation:placeholder="true">
            <draw:text-box/>
          </draw:frame>
        </presentation:notes>
      </draw:page>
      <draw:page draw:name="page180" draw:style-name="dp3" draw:master-page-name="Default" presentation:presentation-page-layout-name="AL1T0" xml:id="id248" draw:id="id248">
        <draw:frame presentation:style-name="pr34" draw:text-style-name="P5" draw:layer="layout" svg:width="23.283cm" svg:height="17.78cm" svg:x="1.481cm" svg:y="0.635cm" presentation:class="subtitle" presentation:user-transformed="true">
          <draw:text-box>
            <text:list text:style-name="L6">
              <text:list-header>
                <text:p text:style-name="P47"><text:span text:style-name="T68">例：求任意</text:span><text:span text:style-name="T68">100</text:span><text:span text:style-name="T68">个数中的最大值。</text:span></text:p>
              </text:list-header>
            </text:list>
            <text:list text:style-name="L17">
              <text:list-header>
                <text:p text:style-name="P47"><text:span text:style-name="T61"><text:s text:c="2"/></text:span><text:span text:style-name="T61">main()</text:span></text:p>
                <text:p text:style-name="P47"><text:span text:style-name="T61"><text:s text:c="2"/></text:span><text:span text:style-name="T61">{ <text:s/>int i,</text:span><text:span text:style-name="T68">a</text:span><text:span text:style-name="T61">,max;</text:span></text:p>
                <text:p text:style-name="P47"><text:span text:style-name="T61"><text:s text:c="4"/></text:span><text:span text:style-name="T61">max=-32768</text:span></text:p>
                <text:p text:style-name="P47"><text:span text:style-name="T61"><text:s text:c="4"/></text:span><text:span text:style-name="T61">for(i=1;i&lt;=100;i++)</text:span></text:p>
                <text:p text:style-name="P47"><text:span text:style-name="T61"><text:s text:c="4"/></text:span><text:span text:style-name="T61">{ </text:span></text:p>
                <text:p text:style-name="P47"><text:span text:style-name="T61"><text:s text:c="7"/></text:span><text:span text:style-name="T61">scanf(“%d”,&amp;</text:span><text:span text:style-name="T68">a</text:span><text:span text:style-name="T61">);</text:span></text:p>
                <text:p text:style-name="P47"><text:span text:style-name="T61"><text:s text:c="7"/></text:span><text:span text:style-name="T61">if(</text:span><text:span text:style-name="T68">a</text:span><text:span text:style-name="T61">&gt;max) max=a;</text:span></text:p>
                <text:p text:style-name="P47"><text:span text:style-name="T61"><text:s text:c="5"/></text:span><text:span text:style-name="T61">}</text:span></text:p>
                <text:p text:style-name="P47"><text:span text:style-name="T61"><text:s text:c="5"/></text:span><text:span text:style-name="T61">printf(“\n max=%d”,max);</text:span></text:p>
                <text:p text:style-name="P47"><text:span text:style-name="T61"><text:s text:c="3"/></text:span><text:span text:style-name="T61">}</text:span></text:p>
              </text:list-header>
            </text:list>
          </draw:text-box>
        </draw:frame>
        <draw:custom-shape draw:style-name="gr65" draw:text-style-name="P5" draw:layer="layout" svg:width="8.255cm" svg:height="3.309cm" svg:x="16.51cm" svg:y="5.08cm">
          <text:list text:style-name="L41">
            <text:list-header>
              <text:p text:style-name="P12"><text:span text:style-name="T345">用一个简单变量作为数据结构，合理，算法简单</text:span></text:p>
            </text:list-header>
          </text:list>
          <draw:enhanced-geometry svg:viewBox="0 0 21600 21600" draw:type="mso-spt202" draw:enhanced-path="M 0 0 L 21600 0 21600 21600 0 21600 0 0 Z N"/>
        </draw:custom-shape>
        <anim:par presentation:node-type="timing-root">
          <anim:par smil:begin="id248.begin">
            <anim:transitionFilter smil:dur="1s" smil:type="slideWipe" smil:subtype="fromBottomRight" smil:direction="reverse"/>
          </anim:par>
        </anim:par>
        <presentation:notes draw:style-name="dp2">
          <draw:page-thumbnail draw:style-name="gr1" draw:layer="layout" svg:width="7.142cm" svg:height="9.524cm" svg:x="5.953cm" svg:y="1.93cm" draw:page-number="180" presentation:class="page"/>
          <draw:frame presentation:style-name="pr2" draw:layer="layout" svg:width="15.239cm" svg:height="11.43cm" svg:x="1.905cm" svg:y="12.065cm" presentation:class="notes" presentation:placeholder="true">
            <draw:text-box/>
          </draw:frame>
        </presentation:notes>
      </draw:page>
      <draw:page draw:name="page181" draw:style-name="dp3" draw:master-page-name="Default" presentation:presentation-page-layout-name="AL1T0" xml:id="id249" draw:id="id249">
        <draw:frame presentation:style-name="pr36" draw:text-style-name="P5" draw:layer="layout" svg:width="24.765cm" svg:height="17.78cm" svg:x="0.634cm" svg:y="0.635cm" presentation:class="subtitle" presentation:user-transformed="true">
          <draw:text-box>
            <text:list text:style-name="L17">
              <text:list-header>
                <text:p text:style-name="P169"><text:span text:style-name="T61"><text:s text:c="2"/></text:span><text:span text:style-name="T68">对于三个数的排序：</text:span></text:p>
                <text:p text:style-name="P169"><text:span text:style-name="T61">main()</text:span></text:p>
                <text:p text:style-name="P48"><text:span text:style-name="T61">{ <text:s/></text:span></text:p>
                <text:p text:style-name="P48"><text:span text:style-name="T61"><text:s text:c="3"/></text:span><text:span text:style-name="T61">int <text:s/></text:span><text:span text:style-name="T68">a,b,c</text:span><text:span text:style-name="T61">,t; </text:span></text:p>
                <text:p text:style-name="P48"><text:span text:style-name="T61"><text:s text:c="3"/></text:span><text:span text:style-name="T61">scanf(“%d,%d,%d”,&amp;a,&amp;b,&amp;c);</text:span></text:p>
                <text:p text:style-name="P48"><text:span text:style-name="T61"><text:s text:c="3"/></text:span><text:span text:style-name="T61">if(a&lt;b) {t=a; a=b; b=t;}</text:span></text:p>
                <text:p text:style-name="P48"><text:span text:style-name="T61"><text:s text:c="3"/></text:span><text:span text:style-name="T61">if(a&lt;c) {t=a; a=c; c=t;}</text:span></text:p>
                <text:p text:style-name="P48"><text:span text:style-name="T61"><text:s text:c="3"/></text:span><text:span text:style-name="T61">if(b&lt;c) {t=b; b=c; c=t; }</text:span></text:p>
                <text:p text:style-name="P48"><text:span text:style-name="T61"><text:s text:c="3"/></text:span><text:span text:style-name="T61">printf(“\n %d,%d,%d”,a,b,c);</text:span></text:p>
                <text:p text:style-name="P170"><text:span text:style-name="T61">}</text:span></text:p>
              </text:list-header>
            </text:list>
            <text:list text:style-name="L107">
              <text:list-header>
                <text:p text:style-name="P50"><text:span text:style-name="T345">对于很多个数的排序用变量会很复杂而用数组会使算法很简单。</text:span></text:p>
              </text:list-header>
            </text:list>
          </draw:text-box>
        </draw:frame>
        <draw:custom-shape draw:style-name="gr66" draw:text-style-name="P5" draw:layer="layout" svg:width="1.526cm" svg:height="1.27cm" svg:x="20.911cm" svg:y="16.933cm">
          <text:list text:style-name="L36">
            <text:list-header>
              <text:p text:style-name="P14"><text:span text:style-name="T54"/></text:p>
            </text:list-header>
          </text:list>
          <draw:enhanced-geometry svg:viewBox="0 0 21600 21600" draw:type="mso-spt202" draw:enhanced-path="M 0 0 L 21600 0 21600 21600 0 21600 0 0 Z N"/>
        </draw:custom-shape>
        <draw:custom-shape draw:style-name="gr66" draw:text-style-name="P5" draw:layer="layout" svg:width="5.971cm" svg:height="2.293cm" svg:x="16.933cm" svg:y="2.54cm">
          <text:list text:style-name="L41">
            <text:list-header>
              <text:p text:style-name="P14"><text:span text:style-name="T346">仍可用变量作为数据结构</text:span></text:p>
            </text:list-header>
          </text:list>
          <draw:enhanced-geometry svg:viewBox="0 0 21600 21600" draw:type="mso-spt202" draw:enhanced-path="M 0 0 L 21600 0 21600 21600 0 21600 0 0 Z N"/>
        </draw:custom-shape>
        <anim:par presentation:node-type="timing-root">
          <anim:par smil:begin="id249.begin">
            <anim:transitionFilter smil:dur="1s" smil:type="slideWipe" smil:subtype="fromBottomRight" smil:direction="reverse"/>
          </anim:par>
        </anim:par>
        <presentation:notes draw:style-name="dp2">
          <draw:page-thumbnail draw:style-name="gr1" draw:layer="layout" svg:width="7.142cm" svg:height="9.524cm" svg:x="5.953cm" svg:y="1.93cm" draw:page-number="181" presentation:class="page"/>
          <draw:frame presentation:style-name="pr2" draw:layer="layout" svg:width="15.239cm" svg:height="11.43cm" svg:x="1.905cm" svg:y="12.065cm" presentation:class="notes" presentation:placeholder="true">
            <draw:text-box/>
          </draw:frame>
        </presentation:notes>
      </draw:page>
      <draw:page draw:name="page182" draw:style-name="dp3" draw:master-page-name="Default" presentation:presentation-page-layout-name="AL1T0" xml:id="id250" draw:id="id250">
        <draw:frame presentation:style-name="pr65" draw:text-style-name="P5" draw:layer="layout" svg:width="24.977cm" svg:height="17.145cm" svg:x="0.422cm" svg:y="0.846cm" presentation:class="subtitle" presentation:user-transformed="true">
          <draw:text-box>
            <text:list text:style-name="L30">
              <text:list-header>
                <text:p text:style-name="P40"><text:span text:style-name="T88"><text:s text:c="3"/>■</text:span><text:span text:style-name="T68">数组的概念</text:span></text:p>
              </text:list-header>
            </text:list>
            <text:list text:style-name="L19">
              <text:list-header>
                <text:p text:style-name="P171"><text:span text:style-name="T67">int <text:s text:c="2"/>a[10]</text:span></text:p>
                <text:p text:style-name="P172"><text:span text:style-name="T67"/></text:p>
              </text:list-header>
            </text:list>
            <text:list text:style-name="L108">
              <text:list-header>
                <text:p text:style-name="P172"><text:span text:style-name="T347">a[0] a[1] a[2] a[3] a[4] a[5] a[6] a[7] a[8] a[9]</text:span></text:p>
                <text:p text:style-name="P171"><text:span text:style-name="T347"/></text:p>
                <text:p text:style-name="P171"><text:span text:style-name="T347"/></text:p>
              </text:list-header>
            </text:list>
            <text:list text:style-name="L30">
              <text:list-header>
                <text:p text:style-name="P41"><text:span text:style-name="T92"><text:s text:c="3"/></text:span></text:p>
              </text:list-header>
            </text:list>
            <text:list text:style-name="L109">
              <text:list-header>
                <text:p text:style-name="P40"><text:span text:style-name="T348"><text:s text:c="2"/></text:span><text:span text:style-name="T349">一组具有同样类型的数据的集合</text:span></text:p>
              </text:list-header>
            </text:list>
            <text:list text:style-name="L79">
              <text:list-header>
                <text:p text:style-name="P40"><text:span text:style-name="T349"><text:s text:c="2"/></text:span><text:span text:style-name="T349">统一用一个名字代表</text:span><text:span text:style-name="T349">---</text:span><text:span text:style-name="T215">数组名（</text:span><text:span text:style-name="T348">代表一组数</text:span><text:span text:style-name="T215">）</text:span></text:p>
              </text:list-header>
            </text:list>
          </draw:text-box>
        </draw:frame>
        <draw:line draw:style-name="gr6" draw:text-style-name="P25" draw:layer="layout" svg:x1="0.423cm" svg:y1="6.35cm" svg:x2="24.342cm" svg:y2="6.35cm">
          <text:p/>
        </draw:line>
        <draw:line draw:style-name="gr29" draw:text-style-name="P25" draw:layer="layout" svg:x1="0cm" svg:y1="6.35cm" svg:x2="0cm" svg:y2="9.313cm">
          <text:p/>
        </draw:line>
        <draw:line draw:style-name="gr6" draw:text-style-name="P25" draw:layer="layout" svg:x1="0.423cm" svg:y1="6.35cm" svg:x2="0.423cm" svg:y2="9.525cm">
          <text:p/>
        </draw:line>
        <draw:line draw:style-name="gr6" draw:text-style-name="P25" draw:layer="layout" svg:x1="0.423cm" svg:y1="9.525cm" svg:x2="24.342cm" svg:y2="9.525cm">
          <text:p/>
        </draw:line>
        <draw:line draw:style-name="gr6" draw:text-style-name="P25" draw:layer="layout" svg:x1="24.342cm" svg:y1="6.35cm" svg:x2="24.342cm" svg:y2="9.525cm">
          <text:p/>
        </draw:line>
        <draw:line draw:style-name="gr6" draw:text-style-name="P25" draw:layer="layout" svg:x1="2.963cm" svg:y1="6.35cm" svg:x2="2.963cm" svg:y2="9.525cm">
          <text:p/>
        </draw:line>
        <draw:line draw:style-name="gr6" draw:text-style-name="P25" draw:layer="layout" svg:x1="5.292cm" svg:y1="6.35cm" svg:x2="5.292cm" svg:y2="9.525cm">
          <text:p/>
        </draw:line>
        <draw:line draw:style-name="gr6" draw:text-style-name="P25" draw:layer="layout" svg:x1="7.62cm" svg:y1="6.35cm" svg:x2="7.62cm" svg:y2="9.525cm">
          <text:p/>
        </draw:line>
        <draw:line draw:style-name="gr6" draw:text-style-name="P25" draw:layer="layout" svg:x1="9.948cm" svg:y1="6.35cm" svg:x2="9.948cm" svg:y2="9.525cm">
          <text:p/>
        </draw:line>
        <draw:line draw:style-name="gr6" draw:text-style-name="P25" draw:layer="layout" svg:x1="12.488cm" svg:y1="6.35cm" svg:x2="12.488cm" svg:y2="9.525cm">
          <text:p/>
        </draw:line>
        <draw:line draw:style-name="gr6" draw:text-style-name="P25" draw:layer="layout" svg:x1="14.817cm" svg:y1="6.35cm" svg:x2="14.817cm" svg:y2="9.525cm">
          <text:p/>
        </draw:line>
        <draw:line draw:style-name="gr6" draw:text-style-name="P25" draw:layer="layout" svg:x1="17.145cm" svg:y1="6.35cm" svg:x2="17.145cm" svg:y2="9.525cm">
          <text:p/>
        </draw:line>
        <draw:line draw:style-name="gr6" draw:text-style-name="P25" draw:layer="layout" svg:x1="19.473cm" svg:y1="6.35cm" svg:x2="19.473cm" svg:y2="9.525cm">
          <text:p/>
        </draw:line>
        <draw:line draw:style-name="gr6" draw:text-style-name="P25" draw:layer="layout" svg:x1="21.802cm" svg:y1="6.35cm" svg:x2="21.802cm" svg:y2="9.525cm">
          <text:p/>
        </draw:line>
        <draw:line draw:style-name="gr67" draw:text-style-name="P25" draw:layer="layout" svg:x1="4.444cm" svg:y1="11.007cm" svg:x2="1.269cm" svg:y2="8.043cm">
          <text:p/>
        </draw:line>
        <draw:line draw:style-name="gr68" draw:text-style-name="P25" draw:layer="layout" svg:x1="14.604cm" svg:y1="10.794cm" svg:x2="11.429cm" svg:y2="7.407cm">
          <text:p/>
        </draw:line>
        <draw:custom-shape draw:style-name="gr69" draw:text-style-name="P5" draw:layer="layout" svg:width="0.511cm" svg:height="1.27cm" svg:x="6.037cm" svg:y="15.721cm">
          <text:list text:style-name="L36">
            <text:list-header>
              <text:p text:style-name="P14"><text:span text:style-name="T54"/></text:p>
            </text:list-header>
          </text:list>
          <draw:enhanced-geometry svg:viewBox="0 0 21600 21600" draw:type="mso-spt202" draw:enhanced-path="M 0 0 L 21600 0 21600 21600 0 21600 0 0 Z N"/>
        </draw:custom-shape>
        <draw:custom-shape draw:style-name="gr69" draw:text-style-name="P5" draw:layer="layout" svg:width="5.023cm" svg:height="1.615cm" svg:x="2.542cm" svg:y="10.795cm">
          <text:list text:style-name="L46">
            <text:list-header>
              <text:p text:style-name="P24"><text:span text:style-name="T255">数组元素</text:span></text:p>
            </text:list-header>
          </text:list>
          <draw:enhanced-geometry svg:viewBox="0 0 21600 21600" draw:type="mso-spt202" draw:enhanced-path="M 0 0 L 21600 0 21600 21600 0 21600 0 0 Z N"/>
        </draw:custom-shape>
        <draw:custom-shape draw:style-name="gr69" draw:text-style-name="P5" draw:layer="layout" svg:width="2.763cm" svg:height="1.615cm" svg:x="13.55cm" svg:y="10.583cm">
          <text:list text:style-name="L110">
            <text:list-header>
              <text:p text:style-name="P24"><text:span text:style-name="T350">下标</text:span></text:p>
            </text:list-header>
          </text:list>
          <draw:enhanced-geometry svg:viewBox="0 0 21600 21600" draw:type="mso-spt202" draw:enhanced-path="M 0 0 L 21600 0 21600 21600 0 21600 0 0 Z N"/>
        </draw:custom-shape>
        <draw:custom-shape draw:style-name="gr66" draw:text-style-name="P5" draw:layer="layout" svg:width="4.445cm" svg:height="1.615cm" svg:x="19.473cm" svg:y="3.387cm">
          <text:list text:style-name="L111">
            <text:list-header>
              <text:p text:style-name="P24"><text:span text:style-name="T351">数组名</text:span></text:p>
            </text:list-header>
          </text:list>
          <draw:enhanced-geometry svg:viewBox="0 0 21600 21600" draw:type="rectangle" draw:enhanced-path="M 0 0 L 21600 0 21600 21600 0 21600 0 0 Z N"/>
        </draw:custom-shape>
        <draw:line draw:style-name="gr70" draw:text-style-name="P173" draw:layer="layout" svg:x1="19.897cm" svg:y1="4.656cm" svg:x2="13.547cm" svg:y2="4.021cm">
          <text:p/>
        </draw:line>
        <anim:par presentation:node-type="timing-root">
          <anim:par smil:begin="id250.begin">
            <anim:transitionFilter smil:dur="1s" smil:type="slideWipe" smil:subtype="fromBottomRight" smil:direction="reverse"/>
          </anim:par>
        </anim:par>
        <presentation:notes draw:style-name="dp2">
          <draw:page-thumbnail draw:style-name="gr1" draw:layer="layout" svg:width="7.142cm" svg:height="9.524cm" svg:x="5.953cm" svg:y="1.93cm" draw:page-number="182" presentation:class="page"/>
          <draw:frame presentation:style-name="pr2" draw:layer="layout" svg:width="15.239cm" svg:height="11.43cm" svg:x="1.905cm" svg:y="12.065cm" presentation:class="notes" presentation:placeholder="true">
            <draw:text-box/>
          </draw:frame>
        </presentation:notes>
      </draw:page>
      <draw:page draw:name="page183" draw:style-name="dp3" draw:master-page-name="Default" presentation:presentation-page-layout-name="AL1T0" xml:id="id251" draw:id="id251">
        <draw:frame presentation:style-name="pr66" draw:text-style-name="P5" draw:layer="layout" svg:width="24.342cm" svg:height="17.569cm" svg:x="0.423cm" svg:y="0.422cm" presentation:class="subtitle" presentation:user-transformed="true">
          <draw:text-box>
            <text:list text:style-name="L112">
              <text:list-header>
                <text:p text:style-name="P47"><text:span text:style-name="T352"><text:s text:c="3"/></text:span><text:span text:style-name="T61">数组中的各成员称数组元素，由数组名加下标唯一地确定。</text:span></text:p>
              </text:list-header>
            </text:list>
            <text:list text:style-name="L17">
              <text:list-header>
                <text:p text:style-name="P47"><text:span text:style-name="T61"><text:s text:c="3"/></text:span><text:span text:style-name="T68">将一组数用一个名字代表，便于管理。</text:span></text:p>
                <text:p text:style-name="P47"><text:span text:style-name="T61"><text:s text:c="3"/></text:span><text:span text:style-name="T61">只有一个下标的数组称为一维数组；</text:span></text:p>
                <text:p text:style-name="P47"><text:span text:style-name="T61"><text:s text:c="3"/></text:span><text:span text:style-name="T61">可有二维数组、三维数组、…、七维数组。</text:span></text:p>
                <text:p text:style-name="P41"><text:span text:style-name="T61"/></text:p>
              </text:list-header>
            </text:list>
          </draw:text-box>
        </draw:frame>
        <anim:par presentation:node-type="timing-root">
          <anim:par smil:begin="id251.begin">
            <anim:transitionFilter smil:dur="1s" smil:type="slideWipe" smil:subtype="fromBottomRight" smil:direction="reverse"/>
          </anim:par>
        </anim:par>
        <presentation:notes draw:style-name="dp2">
          <draw:page-thumbnail draw:style-name="gr1" draw:layer="layout" svg:width="7.142cm" svg:height="9.524cm" svg:x="5.953cm" svg:y="1.93cm" draw:page-number="183" presentation:class="page"/>
          <draw:frame presentation:style-name="pr2" draw:layer="layout" svg:width="15.239cm" svg:height="11.43cm" svg:x="1.905cm" svg:y="12.065cm" presentation:class="notes" presentation:placeholder="true">
            <draw:text-box/>
          </draw:frame>
        </presentation:notes>
      </draw:page>
      <draw:page draw:name="page184" draw:style-name="dp3" draw:master-page-name="Default" presentation:presentation-page-layout-name="AL1T0" xml:id="id252" draw:id="id252">
        <draw:frame presentation:style-name="pr29" draw:text-style-name="P5" draw:layer="layout" svg:width="23.918cm" svg:height="17.568cm" svg:x="0.635cm" svg:y="0.635cm" presentation:class="subtitle" presentation:user-transformed="true">
          <draw:text-box>
            <text:list text:style-name="L6">
              <text:list-header>
                <text:p text:style-name="P47"><text:span text:style-name="T68"><text:s text:c="3"/></text:span><text:span text:style-name="T68">7</text:span><text:span text:style-name="T68">．</text:span><text:span text:style-name="T68">2 </text:span><text:span text:style-name="T68">一维数组的定义和引用</text:span></text:p>
              </text:list-header>
            </text:list>
            <text:list text:style-name="L17">
              <text:list-header>
                <text:p text:style-name="P40"><text:span text:style-name="T61"><text:s text:c="2"/></text:span><text:span text:style-name="T88">■</text:span><text:span text:style-name="T61">定义</text:span><text:span text:style-name="T38"> </text:span></text:p>
                <text:p text:style-name="P40"><text:span text:style-name="T38"><text:s text:c="2"/></text:span><text:span text:style-name="T88">一般形式：</text:span></text:p>
                <text:p text:style-name="P40"><text:span text:style-name="T61"><text:s text:c="2"/></text:span><text:span text:style-name="T61">类型符 <text:s text:c="2"/>数组名</text:span><text:span text:style-name="T61">[</text:span><text:span text:style-name="T61">常量表达式</text:span><text:span text:style-name="T61">]</text:span><text:span text:style-name="T61">；</text:span></text:p>
              </text:list-header>
            </text:list>
            <text:list text:style-name="L53">
              <text:list-header>
                <text:p text:style-name="P174"><text:span text:style-name="T62">  <text:s/></text:span><text:span text:style-name="T353">int</text:span><text:span text:style-name="T354"> <text:s/></text:span><text:span text:style-name="T355">a</text:span><text:span text:style-name="T354">[</text:span><text:span text:style-name="T356">10</text:span><text:span text:style-name="T354">]; <text:s text:c="8"/>float <text:s/>b[10]</text:span><text:span text:style-name="T354">；</text:span></text:p>
              </text:list-header>
            </text:list>
            <text:list text:style-name="L108">
              <text:list-header>
                <text:p text:style-name="P175"><text:span text:style-name="T354"/></text:p>
                <text:p text:style-name="P66"><text:span text:style-name="T354"><text:s text:c="3"/></text:span><text:span text:style-name="T357">类型符 <text:s text:c="2"/>数组名 <text:s/>长度</text:span></text:p>
              </text:list-header>
            </text:list>
            <text:list text:style-name="L113">
              <text:list-header>
                <text:p text:style-name="P40"><text:span text:style-name="T357"><text:s text:c="2"/></text:span><text:span text:style-name="T80">作用：</text:span><text:span text:style-name="T61">分配一组连续的内存单元</text:span></text:p>
              </text:list-header>
            </text:list>
          </draw:text-box>
        </draw:frame>
        <draw:line draw:style-name="gr70" draw:text-style-name="P173" draw:layer="layout" svg:x1="3.597cm" svg:y1="12.488cm" svg:x2="3.174cm" svg:y2="9.102cm">
          <text:p/>
        </draw:line>
        <draw:line draw:style-name="gr70" draw:text-style-name="P173" draw:layer="layout" svg:x1="7.832cm" svg:y1="12.487cm" svg:x2="5.292cm" svg:y2="9.312cm">
          <text:p/>
        </draw:line>
        <draw:line draw:style-name="gr70" draw:text-style-name="P173" draw:layer="layout" svg:x1="12.065cm" svg:y1="12.488cm" svg:x2="7.197cm" svg:y2="9.102cm">
          <text:p/>
        </draw:line>
        <anim:par presentation:node-type="timing-root">
          <anim:par smil:begin="id252.begin">
            <anim:transitionFilter smil:dur="1s" smil:type="slideWipe" smil:subtype="fromBottomRight" smil:direction="reverse"/>
          </anim:par>
        </anim:par>
        <presentation:notes draw:style-name="dp2">
          <draw:page-thumbnail draw:style-name="gr1" draw:layer="layout" svg:width="7.142cm" svg:height="9.524cm" svg:x="5.953cm" svg:y="1.93cm" draw:page-number="184" presentation:class="page"/>
          <draw:frame presentation:style-name="pr2" draw:layer="layout" svg:width="15.239cm" svg:height="11.43cm" svg:x="1.905cm" svg:y="12.065cm" presentation:class="notes" presentation:placeholder="true">
            <draw:text-box/>
          </draw:frame>
        </presentation:notes>
      </draw:page>
      <draw:page draw:name="page185" draw:style-name="dp3" draw:master-page-name="Default" presentation:presentation-page-layout-name="AL1T0" xml:id="id253" draw:id="id253">
        <draw:frame presentation:style-name="pr30" draw:text-style-name="P5" draw:layer="layout" svg:width="23.918cm" svg:height="17.992cm" svg:x="0.635cm" svg:y="0.423cm" presentation:class="subtitle" presentation:user-transformed="true">
          <draw:text-box>
            <text:list text:style-name="L6">
              <text:list-header>
                <text:p text:style-name="P61"><text:span text:style-name="T68">说明：</text:span></text:p>
              </text:list-header>
            </text:list>
            <text:list text:style-name="L17">
              <text:list-header>
                <text:p text:style-name="P61"><text:span text:style-name="T61"><text:s/></text:span><text:span text:style-name="T88">●</text:span><text:span text:style-name="T61">数组必须先定义后使用。</text:span></text:p>
                <text:p text:style-name="P61"><text:span text:style-name="T61"><text:s/></text:span><text:span text:style-name="T88">●</text:span><text:span text:style-name="T61">数组名的命名规则与变量相同。 </text:span></text:p>
                <text:p text:style-name="P61"><text:span text:style-name="T61"><text:s/></text:span><text:span text:style-name="T88">●</text:span><text:span text:style-name="T61">常量表达式表示元素的个数（长度），下标 从</text:span><text:span text:style-name="T61">0</text:span><text:span text:style-name="T61">开始。</text:span></text:p>
                <text:p text:style-name="P61"><text:span text:style-name="T61"><text:s/></text:span><text:span text:style-name="T88">●</text:span><text:span text:style-name="T61">常量表达式不能包含变量，即不允许作动态定义。</text:span></text:p>
                <text:p text:style-name="P41"><text:span text:style-name="T61"/></text:p>
              </text:list-header>
            </text:list>
          </draw:text-box>
        </draw:frame>
        <anim:par presentation:node-type="timing-root">
          <anim:par smil:begin="id253.begin">
            <anim:transitionFilter smil:dur="1s" smil:type="slideWipe" smil:subtype="fromBottomRight" smil:direction="reverse"/>
          </anim:par>
        </anim:par>
        <presentation:notes draw:style-name="dp2">
          <draw:page-thumbnail draw:style-name="gr1" draw:layer="layout" svg:width="7.142cm" svg:height="9.524cm" svg:x="5.953cm" svg:y="1.93cm" draw:page-number="185" presentation:class="page"/>
          <draw:frame presentation:style-name="pr2" draw:layer="layout" svg:width="15.239cm" svg:height="11.43cm" svg:x="1.905cm" svg:y="12.065cm" presentation:class="notes" presentation:placeholder="true">
            <draw:text-box/>
          </draw:frame>
        </presentation:notes>
      </draw:page>
      <draw:page draw:name="page186" draw:style-name="dp3" draw:master-page-name="Default" presentation:presentation-page-layout-name="AL1T0" xml:id="id254" draw:id="id254">
        <draw:frame presentation:style-name="pr26" draw:text-style-name="P5" draw:layer="layout" svg:width="24.765cm" svg:height="16.933cm" svg:x="0.211cm" svg:y="0.634cm" presentation:class="subtitle" presentation:user-transformed="true">
          <draw:text-box>
            <text:list text:style-name="L30">
              <text:list-header>
                <text:p text:style-name="P47"><text:span text:style-name="T88"><text:s text:c="3"/>■</text:span><text:span text:style-name="T61">引用</text:span></text:p>
              </text:list-header>
            </text:list>
            <text:list text:style-name="L17">
              <text:list-header>
                <text:p text:style-name="P47"><text:span text:style-name="T61"><text:s text:c="3"/></text:span><text:span text:style-name="T68">逐个引用其元素，不能进行整体引用。</text:span></text:p>
              </text:list-header>
            </text:list>
            <text:list text:style-name="L79">
              <text:list-header>
                <text:p text:style-name="P40"><text:span text:style-name="T358"><text:s text:c="4"/></text:span><text:span text:style-name="T349">引用的一般形式</text:span><text:span text:style-name="T174">：</text:span></text:p>
              </text:list-header>
            </text:list>
            <text:list text:style-name="L17">
              <text:list-header>
                <text:p text:style-name="P47"><text:span text:style-name="T38"><text:s text:c="7"/></text:span><text:span text:style-name="T88">数组名</text:span><text:span text:style-name="T88">[</text:span><text:span text:style-name="T88">下标</text:span><text:span text:style-name="T88">]</text:span></text:p>
                <text:p text:style-name="P47"><text:span text:style-name="T61"><text:s/></text:span></text:p>
              </text:list-header>
            </text:list>
            <text:list text:style-name="L6">
              <text:list-header>
                <text:p text:style-name="P47"><text:span text:style-name="T68"><text:s text:c="3"/></text:span><text:span text:style-name="T68">如：</text:span><text:span text:style-name="T61">a[0]=50; <text:s/>a[1]=100;</text:span></text:p>
              </text:list-header>
            </text:list>
            <text:list text:style-name="L17">
              <text:list-header>
                <text:p text:style-name="P47"><text:span text:style-name="T61"><text:s text:c="7"/></text:span><text:span text:style-name="T61">a[2]=a[0]+a[1];</text:span></text:p>
                <text:p text:style-name="P47"><text:span text:style-name="T61"><text:s text:c="3"/></text:span><text:span text:style-name="T165">与 <text:s/></text:span><text:span text:style-name="T61">a2=a0+a1</text:span><text:span text:style-name="T165">有根本性的区别：下标可变。</text:span></text:p>
              </text:list-header>
            </text:list>
            <text:list text:style-name="L53">
              <text:list-header>
                <text:p text:style-name="P41"><text:span text:style-name="T165"/></text:p>
                <text:p text:style-name="P40"><text:span text:style-name="T165"/></text:p>
              </text:list-header>
            </text:list>
          </draw:text-box>
        </draw:frame>
        <anim:par presentation:node-type="timing-root">
          <anim:par smil:begin="id254.begin">
            <anim:transitionFilter smil:dur="1s" smil:type="slideWipe" smil:subtype="fromBottomRight" smil:direction="reverse"/>
          </anim:par>
        </anim:par>
        <presentation:notes draw:style-name="dp2">
          <draw:page-thumbnail draw:style-name="gr1" draw:layer="layout" svg:width="7.142cm" svg:height="9.524cm" svg:x="5.953cm" svg:y="1.93cm" draw:page-number="186" presentation:class="page"/>
          <draw:frame presentation:style-name="pr2" draw:layer="layout" svg:width="15.239cm" svg:height="11.43cm" svg:x="1.905cm" svg:y="12.065cm" presentation:class="notes" presentation:placeholder="true">
            <draw:text-box/>
          </draw:frame>
        </presentation:notes>
      </draw:page>
      <draw:page draw:name="page187" draw:style-name="dp3" draw:master-page-name="Default" presentation:presentation-page-layout-name="AL1T0" xml:id="id255" draw:id="id255">
        <draw:frame presentation:style-name="pr29" draw:text-style-name="P5" draw:layer="layout" svg:width="24.13cm" svg:height="17.568cm" svg:x="0.423cm" svg:y="0.635cm" presentation:class="subtitle" presentation:user-transformed="true">
          <draw:text-box>
            <text:list text:style-name="L6">
              <text:list-header>
                <text:p text:style-name="P47"><text:span text:style-name="T68">例：从键盘输入</text:span><text:span text:style-name="T68">10</text:span><text:span text:style-name="T68">个数。</text:span></text:p>
              </text:list-header>
            </text:list>
            <text:list text:style-name="L30">
              <text:list-header>
                <text:p text:style-name="P47"><text:span text:style-name="T88">用变量：</text:span><text:span text:style-name="T359">(</text:span><text:span text:style-name="T359">不方便</text:span><text:span text:style-name="T359">)</text:span></text:p>
              </text:list-header>
            </text:list>
            <text:list text:style-name="L17">
              <text:list-header>
                <text:p text:style-name="P47"><text:span text:style-name="T61">scanf(“%d%d%d%d%d%d%d%d%d%d”</text:span><text:span text:style-name="T61">，</text:span></text:p>
                <text:p text:style-name="P47"><text:span text:style-name="T61"><text:s/></text:span><text:span text:style-name="T61">&amp;a0,&amp;a1,&amp;a2,&amp;a3,&amp;a4,&amp;a5,&amp;a6,&amp;a7,&amp;a8,&amp;a9);</text:span></text:p>
              </text:list-header>
            </text:list>
            <text:list text:style-name="L30">
              <text:list-header>
                <text:p text:style-name="P47"><text:span text:style-name="T88">用数组： </text:span><text:span text:style-name="T359">(</text:span><text:span text:style-name="T359">灵活方便</text:span><text:span text:style-name="T359">)</text:span></text:p>
              </text:list-header>
            </text:list>
            <text:list text:style-name="L17">
              <text:list-header>
                <text:p text:style-name="P47"><text:span text:style-name="T61"><text:s/></text:span><text:span text:style-name="T61">for(i=0;i&lt;10;i++) scanf(“%d”,&amp;</text:span><text:span text:style-name="T68">a[i]</text:span><text:span text:style-name="T61">);</text:span></text:p>
                <text:p text:style-name="P47"><text:span text:style-name="T61"><text:s/></text:span><text:span text:style-name="T68">用循环控制输入个数和下标的变化。</text:span><text:span text:style-name="T61"> <text:s/></text:span></text:p>
                <text:p text:style-name="P47"><text:span text:style-name="T61"><text:s/></text:span><text:span text:style-name="T360">注意下标的变化范围。</text:span></text:p>
              </text:list-header>
            </text:list>
            <text:list text:style-name="L114">
              <text:list-header>
                <text:p text:style-name="P40"><text:span text:style-name="T360"/></text:p>
              </text:list-header>
            </text:list>
          </draw:text-box>
        </draw:frame>
        <anim:par presentation:node-type="timing-root">
          <anim:par smil:begin="id255.begin">
            <anim:transitionFilter smil:dur="1s" smil:type="slideWipe" smil:subtype="fromBottomRight" smil:direction="reverse"/>
          </anim:par>
        </anim:par>
        <presentation:notes draw:style-name="dp2">
          <draw:page-thumbnail draw:style-name="gr1" draw:layer="layout" svg:width="7.142cm" svg:height="9.524cm" svg:x="5.953cm" svg:y="1.93cm" draw:page-number="187" presentation:class="page"/>
          <draw:frame presentation:style-name="pr2" draw:layer="layout" svg:width="15.239cm" svg:height="11.43cm" svg:x="1.905cm" svg:y="12.065cm" presentation:class="notes" presentation:placeholder="true">
            <draw:text-box/>
          </draw:frame>
        </presentation:notes>
      </draw:page>
      <draw:page draw:name="page188" draw:style-name="dp3" draw:master-page-name="Default" presentation:presentation-page-layout-name="AL1T0" xml:id="id256" draw:id="id256">
        <draw:frame presentation:style-name="pr67" draw:text-style-name="P5" draw:layer="layout" svg:width="23.495cm" svg:height="13.97cm" svg:x="1.057cm" svg:y="0.847cm" presentation:class="subtitle" presentation:user-transformed="true">
          <draw:text-box>
            <text:list text:style-name="L30">
              <text:list-header>
                <text:p text:style-name="P47"><text:span text:style-name="T88"><text:s text:c="4"/>■</text:span><text:span text:style-name="T61">初始化</text:span></text:p>
              </text:list-header>
            </text:list>
            <text:list text:style-name="L17">
              <text:list-header>
                <text:p text:style-name="P47"><text:span text:style-name="T61"><text:s text:c="4"/></text:span><text:span text:style-name="T68">在定义数组的同时给数组赋初值。</text:span></text:p>
                <text:p text:style-name="P47"><text:span text:style-name="T61"/></text:p>
                <text:p text:style-name="P47"><text:span text:style-name="T61"><text:s text:c="3"/></text:span><text:span text:style-name="T61">inta[10]={0,1,2,3,4,5,6,7,8,9};</text:span></text:p>
                <text:p text:style-name="P47"><text:span text:style-name="T61"><text:s text:c="3"/></text:span><text:span text:style-name="T61">int <text:s/>a[10]={0,1,2,3,4};</text:span></text:p>
                <text:p text:style-name="P47"><text:span text:style-name="T61"><text:s text:c="3"/></text:span><text:span text:style-name="T61">int <text:s/>a[]={0,1,2,3,4};</text:span></text:p>
                <text:p text:style-name="P47"><text:span text:style-name="T61"/></text:p>
                <text:p text:style-name="P41"><text:span text:style-name="T61"/></text:p>
              </text:list-header>
            </text:list>
          </draw:text-box>
        </draw:frame>
        <anim:par presentation:node-type="timing-root">
          <anim:par smil:begin="id256.begin">
            <anim:transitionFilter smil:dur="1s" smil:type="slideWipe" smil:subtype="fromBottomRight" smil:direction="reverse"/>
          </anim:par>
        </anim:par>
        <presentation:notes draw:style-name="dp2">
          <draw:page-thumbnail draw:style-name="gr1" draw:layer="layout" svg:width="7.142cm" svg:height="9.524cm" svg:x="5.953cm" svg:y="1.93cm" draw:page-number="188" presentation:class="page"/>
          <draw:frame presentation:style-name="pr2" draw:layer="layout" svg:width="15.239cm" svg:height="11.43cm" svg:x="1.905cm" svg:y="12.065cm" presentation:class="notes" presentation:placeholder="true">
            <draw:text-box/>
          </draw:frame>
        </presentation:notes>
      </draw:page>
      <draw:page draw:name="page189" draw:style-name="dp3" draw:master-page-name="Default" presentation:presentation-page-layout-name="AL1T0" xml:id="id257" draw:id="id257">
        <draw:frame presentation:style-name="pr68" draw:text-style-name="P5" draw:layer="layout" svg:width="23.495cm" svg:height="12.7cm" svg:x="1.057cm" svg:y="1.058cm" presentation:class="subtitle" presentation:user-transformed="true">
          <draw:text-box>
            <text:list text:style-name="L30">
              <text:list-header>
                <text:p text:style-name="P47"><text:span text:style-name="T88"><text:s text:c="3"/>■</text:span><text:span text:style-name="T61">应用举例</text:span></text:p>
              </text:list-header>
            </text:list>
            <text:list text:style-name="L6">
              <text:list-header>
                <text:p text:style-name="P47"><text:span text:style-name="T68">（</text:span><text:span text:style-name="T68">1</text:span><text:span text:style-name="T68">）对</text:span><text:span text:style-name="T68">100</text:span><text:span text:style-name="T68">个学生的分数统计最高分、最低分和平均分。</text:span></text:p>
              </text:list-header>
            </text:list>
            <text:list text:style-name="L17">
              <text:list-header>
                <text:p text:style-name="P47"><text:span text:style-name="T61"><text:s text:c="3"/></text:span></text:p>
                <text:p text:style-name="P47"><text:span text:style-name="T61"><text:s text:c="3"/></text:span><text:span text:style-name="T165">两种方法：</text:span></text:p>
                <text:p text:style-name="P47"><text:span text:style-name="T61"><text:s text:c="3"/></text:span><text:span text:style-name="T61">用变量作为存放初始数据的数据结构</text:span></text:p>
                <text:p text:style-name="P47"><text:span text:style-name="T61"><text:s text:c="3"/></text:span><text:span text:style-name="T61">用数组作为存放初始数据的数据结构</text:span></text:p>
                <text:p text:style-name="P41"><text:span text:style-name="T61"/></text:p>
              </text:list-header>
            </text:list>
          </draw:text-box>
        </draw:frame>
        <anim:par presentation:node-type="timing-root">
          <anim:par smil:begin="id257.begin">
            <anim:transitionFilter smil:dur="1s" smil:type="slideWipe" smil:subtype="fromBottomRight" smil:direction="reverse"/>
          </anim:par>
        </anim:par>
        <presentation:notes draw:style-name="dp2">
          <draw:page-thumbnail draw:style-name="gr1" draw:layer="layout" svg:width="7.142cm" svg:height="9.524cm" svg:x="5.953cm" svg:y="1.93cm" draw:page-number="189" presentation:class="page"/>
          <draw:frame presentation:style-name="pr2" draw:layer="layout" svg:width="15.239cm" svg:height="11.43cm" svg:x="1.905cm" svg:y="12.065cm" presentation:class="notes" presentation:placeholder="true">
            <draw:text-box/>
          </draw:frame>
        </presentation:notes>
      </draw:page>
      <draw:page draw:name="page190" draw:style-name="dp3" draw:master-page-name="Default" presentation:presentation-page-layout-name="AL1T0" xml:id="id258" draw:id="id258">
        <draw:frame presentation:style-name="pr69" draw:text-style-name="P5" draw:layer="layout" svg:width="23.918cm" svg:height="18.627cm" svg:x="0.635cm" svg:y="0.422cm" presentation:class="subtitle" presentation:user-transformed="true">
          <draw:text-box>
            <text:list text:style-name="L79">
              <text:list-header>
                <text:p text:style-name="P53"><text:span text:style-name="T361"><text:s text:c="2"/></text:span><text:span text:style-name="T361">main()</text:span></text:p>
                <text:p text:style-name="P53"><text:span text:style-name="T361"><text:s text:c="2"/></text:span><text:span text:style-name="T361">{ <text:s text:c="2"/>int i,</text:span><text:span text:style-name="T362">a</text:span><text:span text:style-name="T361">,max,min;</text:span></text:p>
                <text:p text:style-name="P53"><text:span text:style-name="T361"><text:s text:c="6"/></text:span><text:span text:style-name="T361">float aver=0;</text:span></text:p>
                <text:p text:style-name="P53"><text:span text:style-name="T361"><text:s text:c="6"/></text:span><text:span text:style-name="T361">max=0; <text:s text:c="2"/>min=100;</text:span></text:p>
                <text:p text:style-name="P53"><text:span text:style-name="T361"><text:s text:c="6"/></text:span><text:span text:style-name="T361">for(i=0;i&lt;100;i++)</text:span></text:p>
                <text:p text:style-name="P53"><text:span text:style-name="T361"><text:s text:c="6"/></text:span><text:span text:style-name="T361">{ <text:s/>scanf(“%d”,&amp;a);</text:span></text:p>
                <text:p text:style-name="P53"><text:span text:style-name="T361"><text:s text:c="9"/></text:span><text:span text:style-name="T361">if(a&gt;max) max=a;</text:span></text:p>
                <text:p text:style-name="P53"><text:span text:style-name="T361"><text:s text:c="9"/></text:span><text:span text:style-name="T361">if(a&lt;min) min=a;</text:span></text:p>
                <text:p text:style-name="P53"><text:span text:style-name="T361"><text:s text:c="9"/></text:span><text:span text:style-name="T361">aver+=a;</text:span></text:p>
                <text:p text:style-name="P53"><text:span text:style-name="T361"><text:s text:c="7"/></text:span><text:span text:style-name="T361">}</text:span></text:p>
                <text:p text:style-name="P53"><text:span text:style-name="T361"><text:s text:c="7"/></text:span><text:span text:style-name="T361">aver/=100;</text:span></text:p>
                <text:p text:style-name="P53"><text:span text:style-name="T361"><text:s text:c="7"/></text:span><text:span text:style-name="T361">printf(“\n %d,%d,%f”,max,min,aver);</text:span></text:p>
                <text:p text:style-name="P53"><text:span text:style-name="T361"><text:s text:c="4"/></text:span><text:span text:style-name="T361">}</text:span></text:p>
              </text:list-header>
            </text:list>
          </draw:text-box>
        </draw:frame>
        <draw:custom-shape draw:style-name="gr69" draw:text-style-name="P5" draw:layer="layout" svg:width="3.042cm" svg:height="1.277cm" svg:x="19.266cm" svg:y="2.54cm">
          <text:list text:style-name="L115">
            <text:list-header>
              <text:p text:style-name="P14"><text:span text:style-name="T72">用变量</text:span></text:p>
            </text:list-header>
          </text:list>
          <draw:enhanced-geometry svg:viewBox="0 0 21600 21600" draw:type="mso-spt202" draw:enhanced-path="M 0 0 L 21600 0 21600 21600 0 21600 0 0 Z N"/>
        </draw:custom-shape>
        <anim:par presentation:node-type="timing-root">
          <anim:par smil:begin="id258.begin">
            <anim:transitionFilter smil:dur="1s" smil:type="slideWipe" smil:subtype="fromBottomRight" smil:direction="reverse"/>
          </anim:par>
        </anim:par>
        <presentation:notes draw:style-name="dp2">
          <draw:page-thumbnail draw:style-name="gr1" draw:layer="layout" svg:width="7.142cm" svg:height="9.524cm" svg:x="5.953cm" svg:y="1.93cm" draw:page-number="190" presentation:class="page"/>
          <draw:frame presentation:style-name="pr2" draw:layer="layout" svg:width="15.239cm" svg:height="11.43cm" svg:x="1.905cm" svg:y="12.065cm" presentation:class="notes" presentation:placeholder="true">
            <draw:text-box/>
          </draw:frame>
        </presentation:notes>
      </draw:page>
      <draw:page draw:name="page191" draw:style-name="dp3" draw:master-page-name="Default" presentation:presentation-page-layout-name="AL1T0" xml:id="id259" draw:id="id259">
        <draw:frame presentation:style-name="pr37" draw:text-style-name="P5" draw:layer="layout" svg:width="24.765cm" svg:height="19.05cm" svg:x="0.422cm" svg:y="0cm" presentation:class="subtitle" presentation:user-transformed="true">
          <draw:text-box>
            <text:list text:style-name="L17">
              <text:list-header>
                <text:p text:style-name="P53"><text:span text:style-name="T230"><text:s text:c="2"/></text:span><text:span text:style-name="T18">main()</text:span></text:p>
                <text:p text:style-name="P53"><text:span text:style-name="T18"><text:s text:c="2"/></text:span><text:span text:style-name="T18">{ int i,</text:span><text:span text:style-name="T19">a[100]</text:span><text:span text:style-name="T18">,max,min;</text:span></text:p>
                <text:p text:style-name="P53"><text:span text:style-name="T18"><text:s text:c="4"/></text:span><text:span text:style-name="T18">float aver=0;</text:span></text:p>
                <text:p text:style-name="P53"><text:span text:style-name="T18"><text:s text:c="4"/></text:span><text:span text:style-name="T18">for(i=0;i&lt;100;i++) scanf(“%d”,&amp;a[i]);</text:span></text:p>
                <text:p text:style-name="P53"><text:span text:style-name="T18"><text:s text:c="4"/></text:span><text:span text:style-name="T18">max=a[0]; <text:s text:c="2"/>min=a[0];</text:span></text:p>
                <text:p text:style-name="P53"><text:span text:style-name="T18"><text:s text:c="4"/></text:span><text:span text:style-name="T18">for(i=0;i&lt;100;i++)</text:span></text:p>
                <text:p text:style-name="P53"><text:span text:style-name="T18"><text:s text:c="4"/></text:span><text:span text:style-name="T18">{ <text:s/>if(a[i]&gt;max) max=a[i];</text:span></text:p>
                <text:p text:style-name="P53"><text:span text:style-name="T18"><text:s text:c="7"/></text:span><text:span text:style-name="T18">if(a[i]&lt;min) min=a[i];</text:span></text:p>
                <text:p text:style-name="P53"><text:span text:style-name="T18"><text:s text:c="7"/></text:span><text:span text:style-name="T18">aver+=a[i];</text:span></text:p>
                <text:p text:style-name="P53"><text:span text:style-name="T18"><text:s text:c="5"/></text:span><text:span text:style-name="T18">}</text:span></text:p>
                <text:p text:style-name="P53"><text:span text:style-name="T18"><text:s text:c="5"/></text:span><text:span text:style-name="T18">aver/=100;</text:span></text:p>
                <text:p text:style-name="P53"><text:span text:style-name="T18"><text:s text:c="5"/></text:span><text:span text:style-name="T18">printf(“\n %d,%d,%f”,max,min,aver)</text:span><text:span text:style-name="T18">；</text:span></text:p>
                <text:p text:style-name="P53"><text:span text:style-name="T18"><text:s text:c="2"/></text:span><text:span text:style-name="T18">}</text:span></text:p>
              </text:list-header>
            </text:list>
          </draw:text-box>
        </draw:frame>
        <draw:custom-shape draw:style-name="gr69" draw:text-style-name="P5" draw:layer="layout" svg:width="3.042cm" svg:height="1.277cm" svg:x="19.478cm" svg:y="1.693cm">
          <text:list text:style-name="L115">
            <text:list-header>
              <text:p text:style-name="P14"><text:span text:style-name="T72">用数组</text:span></text:p>
            </text:list-header>
          </text:list>
          <draw:enhanced-geometry svg:viewBox="0 0 21600 21600" draw:type="mso-spt202" draw:enhanced-path="M 0 0 L 21600 0 21600 21600 0 21600 0 0 Z N"/>
        </draw:custom-shape>
        <draw:custom-shape draw:style-name="gr69" draw:text-style-name="P5" xml:id="id260" draw:id="id260" draw:layer="layout" svg:width="8.122cm" svg:height="1.277cm" svg:x="11.646cm" svg:y="13.335cm">
          <text:list text:style-name="L115">
            <text:list-header>
              <text:p text:style-name="P14"><text:span text:style-name="T72">找最大最小的位置？</text:span></text:p>
            </text:list-header>
          </text:list>
          <draw:enhanced-geometry svg:viewBox="0 0 21600 21600" draw:type="mso-spt202" draw:enhanced-path="M 0 0 L 21600 0 21600 21600 0 21600 0 0 Z N"/>
        </draw:custom-shape>
        <draw:custom-shape draw:style-name="gr71" draw:text-style-name="P5" xml:id="id261" draw:id="id261" draw:layer="layout" svg:width="12.277cm" svg:height="1.446cm" svg:x="2.54cm" svg:y="5.927cm">
          <text:list text:style-name="L39">
            <text:list-header>
              <text:p text:style-name="P6"><text:span text:style-name="T363">max=0; <text:s text:c="2"/>min=0;</text:span></text:p>
            </text:list-header>
          </text:list>
          <draw:enhanced-geometry svg:viewBox="0 0 21600 21600" draw:type="mso-spt202" draw:enhanced-path="M 0 0 L 21600 0 21600 21600 0 21600 0 0 Z N"/>
        </draw:custom-shape>
        <draw:custom-shape draw:style-name="gr72" draw:text-style-name="P5" xml:id="id262" draw:id="id262" draw:layer="layout" svg:width="12.488cm" svg:height="5.247cm" svg:x="3.81cm" svg:y="8.89cm">
          <text:list text:style-name="L39">
            <text:list-header>
              <text:p text:style-name="P53"><text:span text:style-name="T363">if(a[i]&gt;a[max]) max=i;</text:span></text:p>
              <text:p text:style-name="P53"><text:span text:style-name="T363">if(a[i]&lt;a[min]) min=i;</text:span></text:p>
            </text:list-header>
          </text:list>
          <draw:enhanced-geometry svg:viewBox="0 0 21600 21600" draw:type="mso-spt202" draw:enhanced-path="M 0 0 L 21600 0 21600 21600 0 21600 0 0 Z N"/>
        </draw:custom-shape>
        <anim:par smil:dur="indefinite" smil:restart="never" presentation:node-type="timing-root">
          <anim:par smil:begin="id259.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60" smil:attributeName="visibility" smil:to="visible"/>
                  <anim:animate smil:dur="0.5s" smil:fill="hold" smil:targetElement="id260" smil:attributeName="x" smil:values="1+width/2;x" smil:keyTimes="0;1" smil:additive="base"/>
                  <anim:animate smil:dur="0.5s" smil:fill="hold" smil:targetElement="id26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61" smil:attributeName="visibility" smil:to="visible"/>
                  <anim:animate smil:dur="0.5s" smil:fill="hold" smil:targetElement="id261" smil:attributeName="x" smil:values="1+width/2;x" smil:keyTimes="0;1" smil:additive="base"/>
                  <anim:animate smil:dur="0.5s" smil:fill="hold" smil:targetElement="id261"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62" smil:attributeName="visibility" smil:to="visible"/>
                  <anim:animate smil:dur="0.5s" smil:fill="hold" smil:targetElement="id262" smil:attributeName="x" smil:values="1+width/2;x" smil:keyTimes="0;1" smil:additive="base"/>
                  <anim:animate smil:dur="0.5s" smil:fill="hold" smil:targetElement="id262" smil:attributeName="y" smil:values="y;y" smil:keyTimes="0;1" smil:additive="base"/>
                </anim:par>
              </anim:par>
            </anim:par>
          </anim:seq>
        </anim:par>
        <presentation:notes draw:style-name="dp2">
          <draw:page-thumbnail draw:style-name="gr1" draw:layer="layout" svg:width="7.142cm" svg:height="9.524cm" svg:x="5.953cm" svg:y="1.93cm" draw:page-number="191" presentation:class="page"/>
          <draw:frame presentation:style-name="pr2" draw:layer="layout" svg:width="15.239cm" svg:height="11.43cm" svg:x="1.905cm" svg:y="12.065cm" presentation:class="notes" presentation:placeholder="true">
            <draw:text-box/>
          </draw:frame>
        </presentation:notes>
      </draw:page>
      <draw:page draw:name="page192" draw:style-name="dp3" draw:master-page-name="Default" presentation:presentation-page-layout-name="AL1T0" xml:id="id263" draw:id="id263">
        <draw:frame presentation:style-name="pr70" draw:text-style-name="P5" draw:layer="layout" svg:width="21.167cm" svg:height="2.752cm" svg:x="1.269cm" svg:y="0.635cm" presentation:class="subtitle" presentation:user-transformed="true">
          <draw:text-box>
            <text:list text:style-name="L116">
              <text:list-header>
                <text:p text:style-name="P47"><text:span text:style-name="T364"><text:s/></text:span><text:span text:style-name="T68">（</text:span><text:span text:style-name="T68">2</text:span><text:span text:style-name="T68">）统计高于平均分的人数。</text:span></text:p>
              </text:list-header>
            </text:list>
            <text:list text:style-name="L17">
              <text:list-header>
                <text:p text:style-name="P53"><text:span text:style-name="T18"/></text:p>
                <text:p text:style-name="P54"><text:span text:style-name="T18"/></text:p>
              </text:list-header>
            </text:list>
          </draw:text-box>
        </draw:frame>
        <draw:custom-shape draw:style-name="gr73" draw:text-style-name="P5" draw:layer="layout" svg:width="14.133cm" svg:height="13.067cm" svg:x="0.635cm" svg:y="3.387cm">
          <text:list text:style-name="L33">
            <text:list-header>
              <text:p text:style-name="P41"><text:span text:style-name="T155">main()</text:span></text:p>
              <text:p text:style-name="P41"><text:span text:style-name="T155">{ int i,a,n;</text:span></text:p>
              <text:p text:style-name="P41"><text:span text:style-name="T155"><text:s text:c="2"/></text:span><text:span text:style-name="T155">float aver=0;</text:span></text:p>
              <text:p text:style-name="P41"><text:span text:style-name="T155"><text:s text:c="2"/></text:span><text:span text:style-name="T155">for(i=0;i&lt;100;i++)</text:span></text:p>
              <text:p text:style-name="P41"><text:span text:style-name="T155"><text:s text:c="2"/></text:span><text:span text:style-name="T155">{ <text:s/>scanf(“%d”,&amp;a);</text:span></text:p>
              <text:p text:style-name="P41"><text:span text:style-name="T155"><text:s text:c="5"/></text:span><text:span text:style-name="T155">aver+=a;</text:span></text:p>
              <text:p text:style-name="P41"><text:span text:style-name="T155"><text:s text:c="3"/></text:span><text:span text:style-name="T155">}</text:span></text:p>
              <text:p text:style-name="P41"><text:span text:style-name="T155"><text:s text:c="3"/></text:span><text:span text:style-name="T155">aver/=100;</text:span></text:p>
            </text:list-header>
          </text:list>
          <draw:enhanced-geometry svg:viewBox="0 0 21600 21600" draw:type="mso-spt202" draw:enhanced-path="M 0 0 L 21600 0 21600 21600 0 21600 0 0 Z N"/>
        </draw:custom-shape>
        <draw:custom-shape draw:style-name="gr73" draw:text-style-name="P5" draw:layer="layout" svg:width="14.815cm" svg:height="11.431cm" svg:x="12.823cm" svg:y="4.529cm">
          <text:list text:style-name="L33">
            <text:list-header>
              <text:p text:style-name="P41"><text:span text:style-name="T155"><text:s text:c="2"/></text:span><text:span text:style-name="T150">n=0;</text:span></text:p>
            </text:list-header>
          </text:list>
          <text:list text:style-name="L39">
            <text:list-header>
              <text:p text:style-name="P41"><text:span text:style-name="T150"><text:s text:c="2"/></text:span><text:span text:style-name="T150">for(i=0;i&lt;100;i++)</text:span></text:p>
              <text:p text:style-name="P41"><text:span text:style-name="T150"><text:s text:c="2"/></text:span><text:span text:style-name="T150">{ <text:s/>scanf(“%d”,&amp;a);</text:span></text:p>
              <text:p text:style-name="P41"><text:span text:style-name="T150"><text:s text:c="5"/></text:span><text:span text:style-name="T150">if(a&gt;aver)n++;</text:span></text:p>
              <text:p text:style-name="P41"><text:span text:style-name="T150"><text:s text:c="3"/></text:span><text:span text:style-name="T150">}</text:span></text:p>
              <text:p text:style-name="P41"><text:span text:style-name="T150"><text:s text:c="3"/></text:span><text:span text:style-name="T150">printf(“\n %d”,n);</text:span></text:p>
              <text:p text:style-name="P41"><text:span text:style-name="T150">}</text:span></text:p>
            </text:list-header>
          </text:list>
          <draw:enhanced-geometry svg:viewBox="0 0 21600 21600" draw:type="mso-spt202" draw:enhanced-path="M 0 0 L 21600 0 21600 21600 0 21600 0 0 Z N"/>
        </draw:custom-shape>
        <draw:custom-shape draw:style-name="gr66" draw:text-style-name="P5" draw:layer="layout" svg:width="4.445cm" svg:height="1.277cm" svg:x="19.473cm" svg:y="3.598cm">
          <text:list text:style-name="L115">
            <text:list-header>
              <text:p text:style-name="P14"><text:span text:style-name="T72">用变量</text:span></text:p>
            </text:list-header>
          </text:list>
          <draw:enhanced-geometry svg:viewBox="0 0 21600 21600" draw:type="mso-spt202" draw:enhanced-path="M 0 0 L 21600 0 21600 21600 0 21600 0 0 Z N"/>
        </draw:custom-shape>
        <draw:custom-shape draw:style-name="gr65" draw:text-style-name="P5" xml:id="id264" draw:id="id264" draw:layer="layout" svg:width="9.525cm" svg:height="1.615cm" svg:x="9.948cm" svg:y="16.722cm">
          <text:list text:style-name="L117">
            <text:list-header>
              <text:p text:style-name="P6"><text:span text:style-name="T154">数据结构不合理</text:span></text:p>
            </text:list-header>
          </text:list>
          <draw:enhanced-geometry svg:viewBox="0 0 21600 21600" draw:type="mso-spt202" draw:enhanced-path="M 0 0 L 21600 0 21600 21600 0 21600 0 0 Z N"/>
        </draw:custom-shape>
        <anim:par smil:dur="indefinite" smil:restart="never" presentation:node-type="timing-root">
          <anim:par smil:begin="id263.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64" smil:attributeName="visibility" smil:to="visible"/>
                  <anim:animate smil:dur="0.5s" smil:fill="hold" smil:targetElement="id264" smil:attributeName="x" smil:values="1+width/2;x" smil:keyTimes="0;1" smil:additive="base"/>
                  <anim:animate smil:dur="0.5s" smil:fill="hold" smil:targetElement="id264" smil:attributeName="y" smil:values="y;y" smil:keyTimes="0;1" smil:additive="base"/>
                </anim:par>
              </anim:par>
            </anim:par>
          </anim:seq>
        </anim:par>
        <presentation:notes draw:style-name="dp2">
          <draw:page-thumbnail draw:style-name="gr1" draw:layer="layout" svg:width="7.142cm" svg:height="9.524cm" svg:x="5.953cm" svg:y="1.93cm" draw:page-number="192" presentation:class="page"/>
          <draw:frame presentation:style-name="pr2" draw:layer="layout" svg:width="15.239cm" svg:height="11.43cm" svg:x="1.905cm" svg:y="12.065cm" presentation:class="notes" presentation:placeholder="true">
            <draw:text-box/>
          </draw:frame>
        </presentation:notes>
      </draw:page>
      <draw:page draw:name="page193" draw:style-name="dp3" draw:master-page-name="Default" presentation:presentation-page-layout-name="AL1T0" xml:id="id265" draw:id="id265">
        <draw:frame presentation:style-name="pr71" draw:text-style-name="P5" draw:layer="layout" svg:width="24.765cm" svg:height="16.721cm" svg:x="0.422cm" svg:y="0.846cm" presentation:class="subtitle" presentation:user-transformed="true">
          <draw:text-box>
            <text:list text:style-name="L17">
              <text:list-header>
                <text:p text:style-name="P47"><text:span text:style-name="T61">main()</text:span></text:p>
                <text:p text:style-name="P47"><text:span text:style-name="T61">{ <text:s/>int i,</text:span><text:span text:style-name="T68">a[100]</text:span><text:span text:style-name="T61">,n;</text:span></text:p>
                <text:p text:style-name="P47"><text:span text:style-name="T61"><text:s text:c="3"/></text:span><text:span text:style-name="T61">float aver=0;</text:span></text:p>
                <text:p text:style-name="P47"><text:span text:style-name="T61"><text:s text:c="3"/></text:span><text:span text:style-name="T61">for(i=0;i&lt;100;i++) scanf(“%d”,&amp;a[i]);</text:span></text:p>
                <text:p text:style-name="P47"><text:span text:style-name="T61"><text:s text:c="3"/></text:span><text:span text:style-name="T61">for(i=0;i&lt;100;i++) aver+=a[i];</text:span></text:p>
                <text:p text:style-name="P47"><text:span text:style-name="T61"><text:s text:c="3"/></text:span><text:span text:style-name="T61">aver/=100; <text:s/></text:span></text:p>
                <text:p text:style-name="P47"><text:span text:style-name="T61"><text:s text:c="3"/></text:span><text:span text:style-name="T61">n=0;</text:span></text:p>
                <text:p text:style-name="P47"><text:span text:style-name="T61"><text:s text:c="3"/></text:span><text:span text:style-name="T61">for(i=0;i&lt;100;i++) if(a[i]&gt;aver)n++;</text:span></text:p>
                <text:p text:style-name="P47"><text:span text:style-name="T61"><text:s text:c="3"/></text:span><text:span text:style-name="T61">printf(“\n %d”,n);</text:span></text:p>
                <text:p text:style-name="P47"><text:span text:style-name="T61">}</text:span><text:span text:style-name="T365"> <text:s/></text:span></text:p>
              </text:list-header>
            </text:list>
          </draw:text-box>
        </draw:frame>
        <draw:custom-shape draw:style-name="gr69" draw:text-style-name="P5" draw:layer="layout" svg:width="3.042cm" svg:height="1.277cm" svg:x="18.631cm" svg:y="2.752cm">
          <text:list text:style-name="L115">
            <text:list-header>
              <text:p text:style-name="P14"><text:span text:style-name="T72">用数组</text:span></text:p>
            </text:list-header>
          </text:list>
          <draw:enhanced-geometry svg:viewBox="0 0 21600 21600" draw:type="mso-spt202" draw:enhanced-path="M 0 0 L 21600 0 21600 21600 0 21600 0 0 Z N"/>
        </draw:custom-shape>
        <anim:par presentation:node-type="timing-root">
          <anim:par smil:begin="id265.begin">
            <anim:transitionFilter smil:dur="1s" smil:type="slideWipe" smil:subtype="fromBottomRight" smil:direction="reverse"/>
          </anim:par>
        </anim:par>
        <presentation:notes draw:style-name="dp2">
          <draw:page-thumbnail draw:style-name="gr1" draw:layer="layout" svg:width="7.142cm" svg:height="9.524cm" svg:x="5.953cm" svg:y="1.93cm" draw:page-number="193" presentation:class="page"/>
          <draw:frame presentation:style-name="pr2" draw:layer="layout" svg:width="15.239cm" svg:height="11.43cm" svg:x="1.905cm" svg:y="12.065cm" presentation:class="notes" presentation:placeholder="true">
            <draw:text-box/>
          </draw:frame>
        </presentation:notes>
      </draw:page>
      <draw:page draw:name="page194" draw:style-name="dp3" draw:master-page-name="Default" presentation:presentation-page-layout-name="AL1T0" xml:id="id266" draw:id="id266">
        <draw:frame presentation:style-name="pr72" draw:text-style-name="P5" draw:layer="layout" svg:width="24.342cm" svg:height="17.992cm" svg:x="0.423cm" svg:y="0.423cm" presentation:class="subtitle" presentation:user-transformed="true">
          <draw:text-box>
            <text:list text:style-name="L55">
              <text:list-header>
                <text:p text:style-name="P176"><text:span text:style-name="T54">1</text:span><text:span text:style-name="T59">（</text:span><text:span text:style-name="T59">3</text:span><text:span text:style-name="T59">）对</text:span><text:span text:style-name="T59">100</text:span><text:span text:style-name="T59">个学生的分数统计出每分一档人数。</text:span></text:p>
              </text:list-header>
            </text:list>
            <text:list text:style-name="L19">
              <text:list-header>
                <text:p text:style-name="P176"><text:span text:style-name="T64"><text:s text:c="4"/></text:span><text:span text:style-name="T64">0 <text:s text:c="5"/></text:span><text:span text:style-name="T64">？</text:span></text:p>
                <text:p text:style-name="P176"><text:span text:style-name="T64"><text:s text:c="4"/></text:span><text:span text:style-name="T64">1 <text:s text:c="5"/></text:span><text:span text:style-name="T64">？</text:span></text:p>
                <text:p text:style-name="P176"><text:span text:style-name="T64"><text:s text:c="4"/></text:span><text:span text:style-name="T64">2</text:span><text:span text:style-name="T366">  <text:s text:c="4"/></text:span><text:span text:style-name="T64">？</text:span></text:p>
                <text:p text:style-name="P176"><text:span text:style-name="T366">    </text:span><text:span text:style-name="T366">3    <text:s text:c="2"/></text:span><text:span text:style-name="T64">？</text:span></text:p>
                <text:p text:style-name="P176"><text:span text:style-name="T366">    </text:span><text:span text:style-name="T366">4    <text:s text:c="2"/></text:span><text:span text:style-name="T64">？</text:span></text:p>
              </text:list-header>
            </text:list>
            <text:list text:style-name="L51">
              <text:list-header>
                <text:p text:style-name="P177"><text:span text:style-name="T99"><text:s text:c="3"/>┇</text:span></text:p>
                <text:p text:style-name="P177"><text:span text:style-name="T99"><text:s text:c="3"/>┇</text:span></text:p>
              </text:list-header>
            </text:list>
            <text:list text:style-name="L19">
              <text:list-header>
                <text:p text:style-name="P176"><text:span text:style-name="T64"><text:s text:c="4"/></text:span><text:span text:style-name="T64">99 <text:s text:c="3"/></text:span><text:span text:style-name="T64">？</text:span></text:p>
                <text:p text:style-name="P176"><text:span text:style-name="T64"><text:s text:c="3"/></text:span><text:span text:style-name="T64">100 <text:s text:c="2"/></text:span><text:span text:style-name="T64">？</text:span></text:p>
                <text:p text:style-name="P178"><text:span text:style-name="T64"/></text:p>
              </text:list-header>
            </text:list>
          </draw:text-box>
        </draw:frame>
        <draw:custom-shape draw:style-name="gr65" draw:text-style-name="P5" draw:layer="layout" svg:width="16.933cm" svg:height="14.703cm" svg:x="7.62cm" svg:y="3.175cm">
          <text:list text:style-name="L118">
            <text:list-header>
              <text:p text:style-name="P41"><text:span text:style-name="T367">main()</text:span></text:p>
              <text:p text:style-name="P41"><text:span text:style-name="T367">{ <text:s text:c="2"/>int <text:s/>i,a;</text:span></text:p>
              <text:p text:style-name="P41"><text:span text:style-name="T367">  </text:span></text:p>
              <text:p text:style-name="P41"><text:span text:style-name="T367"><text:s text:c="4"/></text:span><text:span text:style-name="T367">for(i=1;i&lt;=100;i++)</text:span></text:p>
              <text:p text:style-name="P41"><text:span text:style-name="T367"><text:s text:c="4"/></text:span><text:span text:style-name="T367">{ <text:s/>scanf(“%d”,&amp;a);</text:span></text:p>
              <text:p text:style-name="P41"><text:span text:style-name="T367"/></text:p>
              <text:p text:style-name="P41"><text:span text:style-name="T367"><text:s text:c="4"/> </text:span><text:span text:style-name="T367">}</text:span></text:p>
              <text:p text:style-name="P41"><text:span text:style-name="T367"><text:s text:c="4"/></text:span><text:span text:style-name="T155"><text:s/></text:span><text:span text:style-name="T155">输出</text:span></text:p>
              <text:p text:style-name="P41"><text:span text:style-name="T367"><text:s/></text:span><text:span text:style-name="T367">}</text:span></text:p>
            </text:list-header>
          </text:list>
          <draw:enhanced-geometry svg:viewBox="0 0 21600 21600" draw:type="mso-spt202" draw:enhanced-path="M 0 0 L 21600 0 21600 21600 0 21600 0 0 Z N"/>
        </draw:custom-shape>
        <draw:custom-shape draw:style-name="gr71" draw:text-style-name="P5" xml:id="id267" draw:id="id267" draw:layer="layout" svg:width="15.24cm" svg:height="4.323cm" svg:x="10.16cm" svg:y="5.08cm">
          <text:list text:style-name="L33">
            <text:list-header>
              <text:p text:style-name="P6"><text:span text:style-name="T155">int <text:s text:c="2"/>i,a,</text:span><text:span text:style-name="T150">n[101];</text:span></text:p>
            </text:list-header>
          </text:list>
          <text:list text:style-name="L39">
            <text:list-header>
              <text:p text:style-name="P6"><text:span text:style-name="T150">for(i=0;i&lt;101;i++) n[i]=0;</text:span></text:p>
            </text:list-header>
          </text:list>
          <draw:enhanced-geometry svg:viewBox="0 0 21600 21600" draw:type="mso-spt202" draw:enhanced-path="M 0 0 L 21600 0 21600 21600 0 21600 0 0 Z N"/>
        </draw:custom-shape>
        <draw:custom-shape draw:style-name="gr71" draw:text-style-name="P5" xml:id="id268" draw:id="id268" draw:layer="layout" svg:width="6.35cm" svg:height="1.615cm" svg:x="12.065cm" svg:y="11.642cm">
          <text:list text:style-name="L39">
            <text:list-header>
              <text:p text:style-name="P6"><text:span text:style-name="T269">n[a]++;</text:span></text:p>
            </text:list-header>
          </text:list>
          <draw:enhanced-geometry svg:viewBox="0 0 21600 21600" draw:type="mso-spt202" draw:enhanced-path="M 0 0 L 21600 0 21600 21600 0 21600 0 0 Z N"/>
        </draw:custom-shape>
        <anim:par smil:dur="indefinite" smil:restart="never" presentation:node-type="timing-root">
          <anim:par smil:begin="id266.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67" smil:attributeName="visibility" smil:to="visible"/>
                  <anim:animate smil:dur="0.5s" smil:fill="hold" smil:targetElement="id267" smil:attributeName="x" smil:values="1+width/2;x" smil:keyTimes="0;1" smil:additive="base"/>
                  <anim:animate smil:dur="0.5s" smil:fill="hold" smil:targetElement="id26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68" smil:attributeName="visibility" smil:to="visible"/>
                  <anim:animate smil:dur="0.5s" smil:fill="hold" smil:targetElement="id268" smil:attributeName="x" smil:values="1+width/2;x" smil:keyTimes="0;1" smil:additive="base"/>
                  <anim:animate smil:dur="0.5s" smil:fill="hold" smil:targetElement="id268" smil:attributeName="y" smil:values="y;y" smil:keyTimes="0;1" smil:additive="base"/>
                </anim:par>
              </anim:par>
            </anim:par>
          </anim:seq>
        </anim:par>
        <presentation:notes draw:style-name="dp2">
          <draw:page-thumbnail draw:style-name="gr1" draw:layer="layout" svg:width="7.142cm" svg:height="9.524cm" svg:x="5.953cm" svg:y="1.93cm" draw:page-number="194" presentation:class="page"/>
          <draw:frame presentation:style-name="pr2" draw:layer="layout" svg:width="15.239cm" svg:height="11.43cm" svg:x="1.905cm" svg:y="12.065cm" presentation:class="notes" presentation:placeholder="true">
            <draw:text-box/>
          </draw:frame>
        </presentation:notes>
      </draw:page>
      <draw:page draw:name="page195" draw:style-name="dp3" draw:master-page-name="Default" presentation:presentation-page-layout-name="AL1T0" xml:id="id269" draw:id="id269">
        <draw:frame presentation:style-name="pr44" draw:text-style-name="P5" draw:layer="layout" svg:width="23.707cm" svg:height="18.415cm" svg:x="0.634cm" svg:y="-0.001cm" presentation:class="subtitle" presentation:user-transformed="true">
          <draw:text-box>
            <text:list text:style-name="L6">
              <text:list-header>
                <text:p text:style-name="P47"><text:span text:style-name="T68">完整程序：</text:span></text:p>
              </text:list-header>
            </text:list>
            <text:list text:style-name="L79">
              <text:list-header>
                <text:p text:style-name="P47"><text:span text:style-name="T235">main()</text:span></text:p>
                <text:p text:style-name="P47"><text:span text:style-name="T235">{ int <text:s/>i,a,n[101];</text:span></text:p>
                <text:p text:style-name="P47"><text:span text:style-name="T235"><text:s text:c="3"/></text:span><text:span text:style-name="T235">for(i=0;i&lt;101;i++)n[i]=0;</text:span></text:p>
                <text:p text:style-name="P47"><text:span text:style-name="T235">  <text:s/></text:span><text:span text:style-name="T235">for(i=1;i&lt;=100;i++)</text:span></text:p>
                <text:p text:style-name="P47"><text:span text:style-name="T235"><text:s text:c="2"/></text:span><text:span text:style-name="T235">{ <text:s/>scanf(“%d”,&amp;a);</text:span></text:p>
                <text:p text:style-name="P47"><text:span text:style-name="T235"><text:s text:c="5"/></text:span><text:span text:style-name="T235">n[a]++;</text:span></text:p>
                <text:p text:style-name="P47"><text:span text:style-name="T235">  <text:s/></text:span><text:span text:style-name="T235">}</text:span></text:p>
                <text:p text:style-name="P47"><text:span text:style-name="T235"><text:s text:c="4"/></text:span><text:span text:style-name="T235">for(i=100;i&gt;=0;i--)</text:span></text:p>
                <text:p text:style-name="P47"><text:span text:style-name="T235"><text:s text:c="4"/></text:span><text:span text:style-name="T235">printf(“\n %3d:%3d”,i,n[i]);</text:span></text:p>
                <text:p text:style-name="P47"><text:span text:style-name="T235">}</text:span></text:p>
                <text:p text:style-name="P41"><text:span text:style-name="T235"/></text:p>
              </text:list-header>
            </text:list>
          </draw:text-box>
        </draw:frame>
        <draw:custom-shape draw:style-name="gr65" draw:text-style-name="P5" draw:layer="layout" svg:width="7.197cm" svg:height="7.031cm" svg:x="18.203cm" svg:y="5.503cm">
          <text:list text:style-name="L117">
            <text:list-header>
              <text:p text:style-name="P6"><text:span text:style-name="T154">体会数组作为存放结果的数据结构时的优越性。</text:span></text:p>
            </text:list-header>
          </text:list>
          <draw:enhanced-geometry svg:viewBox="0 0 21600 21600" draw:type="mso-spt202" draw:enhanced-path="M 0 0 L 21600 0 21600 21600 0 21600 0 0 Z N"/>
        </draw:custom-shape>
        <anim:par presentation:node-type="timing-root">
          <anim:par smil:begin="id269.begin">
            <anim:transitionFilter smil:dur="1s" smil:type="slideWipe" smil:subtype="fromBottomRight" smil:direction="reverse"/>
          </anim:par>
        </anim:par>
        <presentation:notes draw:style-name="dp2">
          <draw:page-thumbnail draw:style-name="gr1" draw:layer="layout" svg:width="7.142cm" svg:height="9.524cm" svg:x="5.953cm" svg:y="1.93cm" draw:page-number="195" presentation:class="page"/>
          <draw:frame presentation:style-name="pr2" draw:layer="layout" svg:width="15.239cm" svg:height="11.43cm" svg:x="1.905cm" svg:y="12.065cm" presentation:class="notes" presentation:placeholder="true">
            <draw:text-box/>
          </draw:frame>
        </presentation:notes>
      </draw:page>
      <draw:page draw:name="page196" draw:style-name="dp3" draw:master-page-name="Default" presentation:presentation-page-layout-name="AL1T0" xml:id="id270" draw:id="id270">
        <draw:frame presentation:style-name="pr7" draw:text-style-name="P5" draw:layer="layout" svg:width="24.977cm" svg:height="17.145cm" svg:x="0.422cm" svg:y="0.422cm" presentation:class="subtitle" presentation:user-transformed="true">
          <draw:text-box>
            <text:list text:style-name="L6">
              <text:list-header>
                <text:p text:style-name="P47"><text:span text:style-name="T68">按</text:span><text:span text:style-name="T68">10</text:span><text:span text:style-name="T68">分一档统计？</text:span></text:p>
              </text:list-header>
            </text:list>
            <text:list text:style-name="L79">
              <text:list-header>
                <text:p text:style-name="P47"><text:span text:style-name="T235">main()</text:span></text:p>
                <text:p text:style-name="P47"><text:span text:style-name="T235">{ <text:s text:c="2"/>int <text:s/>i,a,n[101];</text:span></text:p>
                <text:p text:style-name="P47"><text:span text:style-name="T235"><text:s text:c="4"/></text:span><text:span text:style-name="T235">for(i=0;i&lt;101;i++)n[i]=0;</text:span></text:p>
                <text:p text:style-name="P47"><text:span text:style-name="T235">  <text:s text:c="3"/></text:span><text:span text:style-name="T235">for(i=1;i&lt;=100;i++)</text:span></text:p>
                <text:p text:style-name="P47"><text:span text:style-name="T235"><text:s text:c="3"/></text:span><text:span text:style-name="T235">{ <text:s/>scanf(“%d”,&amp;a);</text:span></text:p>
                <text:p text:style-name="P47"><text:span text:style-name="T235"><text:s text:c="6"/></text:span><text:span text:style-name="T235">n[a]++;</text:span></text:p>
                <text:p text:style-name="P47"><text:span text:style-name="T235">  <text:s text:c="2"/></text:span><text:span text:style-name="T235">}</text:span></text:p>
                <text:p text:style-name="P47"><text:span text:style-name="T235">}</text:span></text:p>
                <text:p text:style-name="P47"><text:span text:style-name="T235"/></text:p>
              </text:list-header>
            </text:list>
          </draw:text-box>
        </draw:frame>
        <draw:custom-shape draw:style-name="gr71" draw:text-style-name="P5" xml:id="id271" draw:id="id271" draw:layer="layout" svg:width="15.24cm" svg:height="4.605cm" svg:x="2.752cm" svg:y="3.81cm">
          <text:list text:style-name="L118">
            <text:list-header>
              <text:p text:style-name="P41"><text:span text:style-name="T367">int <text:s/>i,a,n[</text:span><text:span text:style-name="T254">11</text:span><text:span text:style-name="T367">];</text:span></text:p>
              <text:p text:style-name="P41"><text:span text:style-name="T367">for(i=0;i&lt;</text:span><text:span text:style-name="T254">11</text:span><text:span text:style-name="T367">;i++)n[i]=0;</text:span></text:p>
            </text:list-header>
          </text:list>
          <draw:enhanced-geometry svg:viewBox="0 0 21600 21600" draw:type="mso-spt202" draw:enhanced-path="M 0 0 L 21600 0 21600 21600 0 21600 0 0 Z N"/>
        </draw:custom-shape>
        <draw:custom-shape draw:style-name="gr71" draw:text-style-name="P5" xml:id="id272" draw:id="id272" draw:layer="layout" svg:width="8.043cm" svg:height="1.615cm" svg:x="4.022cm" svg:y="10.372cm">
          <text:list text:style-name="L118">
            <text:list-header>
              <text:p text:style-name="P101"><text:span text:style-name="T368">n[</text:span><text:span text:style-name="T369">a/10</text:span><text:span text:style-name="T368">]++;</text:span></text:p>
            </text:list-header>
          </text:list>
          <draw:enhanced-geometry svg:viewBox="0 0 21600 21600" draw:type="mso-spt202" draw:enhanced-path="M 0 0 L 21600 0 21600 21600 0 21600 0 0 Z N"/>
        </draw:custom-shape>
        <anim:par smil:dur="indefinite" smil:restart="never" presentation:node-type="timing-root">
          <anim:par smil:begin="id270.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71" smil:attributeName="visibility" smil:to="visible"/>
                  <anim:animate smil:dur="0.5s" smil:fill="hold" smil:targetElement="id271" smil:attributeName="x" smil:values="1+width/2;x" smil:keyTimes="0;1" smil:additive="base"/>
                  <anim:animate smil:dur="0.5s" smil:fill="hold" smil:targetElement="id271"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72" smil:attributeName="visibility" smil:to="visible"/>
                  <anim:animate smil:dur="0.5s" smil:fill="hold" smil:targetElement="id272" smil:attributeName="x" smil:values="1+width/2;x" smil:keyTimes="0;1" smil:additive="base"/>
                  <anim:animate smil:dur="0.5s" smil:fill="hold" smil:targetElement="id272" smil:attributeName="y" smil:values="y;y" smil:keyTimes="0;1" smil:additive="base"/>
                </anim:par>
              </anim:par>
            </anim:par>
          </anim:seq>
        </anim:par>
        <presentation:notes draw:style-name="dp2">
          <draw:page-thumbnail draw:style-name="gr1" draw:layer="layout" svg:width="7.142cm" svg:height="9.524cm" svg:x="5.953cm" svg:y="1.93cm" draw:page-number="196" presentation:class="page"/>
          <draw:frame presentation:style-name="pr2" draw:layer="layout" svg:width="15.239cm" svg:height="11.43cm" svg:x="1.905cm" svg:y="12.065cm" presentation:class="notes" presentation:placeholder="true">
            <draw:text-box/>
          </draw:frame>
        </presentation:notes>
      </draw:page>
      <draw:page draw:name="page197" draw:style-name="dp3" draw:master-page-name="Default" presentation:presentation-page-layout-name="AL2T1" xml:id="id273" draw:id="id273">
        <draw:frame presentation:style-name="pr17" draw:text-style-name="P5" draw:layer="layout" svg:width="24.553cm" svg:height="17.145cm" svg:x="0.846cm" svg:y="0.634cm" presentation:class="outline" presentation:user-transformed="true">
          <draw:text-box>
            <text:list text:style-name="L14">
              <text:list-header>
                <text:p text:style-name="P39"><text:span text:style-name="T68">（</text:span><text:span text:style-name="T68">4</text:span><text:span text:style-name="T68">）对</text:span><text:span text:style-name="T68">10</text:span><text:span text:style-name="T68">个学生的分数按从小到大的顺序排序后输出。</text:span></text:p>
              </text:list-header>
            </text:list>
            <text:list text:style-name="L15">
              <text:list-header>
                <text:p text:style-name="P39"><text:span text:style-name="T38"><text:s text:c="2"/></text:span><text:span text:style-name="T61">两种典型的排序算法：</text:span><text:span text:style-name="T165">选择法</text:span><text:span text:style-name="T61">和</text:span><text:span text:style-name="T165">起泡法</text:span><text:span text:style-name="T61">。</text:span></text:p>
              </text:list-header>
            </text:list>
            <text:list text:style-name="L14">
              <text:list-header>
                <text:p text:style-name="P39"><text:span text:style-name="T68">选择法基本思想：</text:span></text:p>
              </text:list-header>
            </text:list>
            <text:list text:style-name="L15">
              <text:list-header>
                <text:p text:style-name="P39"><text:span text:style-name="T61"><text:s text:c="3"/></text:span><text:span text:style-name="T61">首先选择最小的数放在</text:span><text:span text:style-name="T61">0</text:span><text:span text:style-name="T61">位置，再在剩下的数中选择最小的数放在下一位置，┈┈，依次类推，共进行</text:span><text:span text:style-name="T61">9</text:span><text:span text:style-name="T61">次选择。</text:span></text:p>
              </text:list-header>
            </text:list>
            <text:list text:style-name="L29">
              <text:list-header>
                <text:p text:style-name="P47"><text:span text:style-name="T61"/></text:p>
              </text:list-header>
            </text:list>
            <text:list text:style-name="L10">
              <text:list-header>
                <text:p text:style-name="P30"><text:span text:style-name="T370"><text:s text:c="6"/></text:span><text:span text:style-name="T371">5 <text:s/>8 <text:s/>7 <text:s/>4 <text:s/>3 <text:s/>9 <text:s/>0 <text:s/>1 <text:s/>2 <text:s/>6 </text:span></text:p>
              </text:list-header>
            </text:list>
          </draw:text-box>
        </draw:frame>
        <anim:par presentation:node-type="timing-root">
          <anim:par smil:begin="id273.begin">
            <anim:transitionFilter smil:dur="1s" smil:type="slideWipe" smil:subtype="fromBottomRight" smil:direction="reverse"/>
          </anim:par>
        </anim:par>
        <presentation:notes draw:style-name="dp2">
          <draw:page-thumbnail draw:style-name="gr1" draw:layer="layout" svg:width="7.142cm" svg:height="9.524cm" svg:x="5.953cm" svg:y="1.93cm" draw:page-number="197" presentation:class="page"/>
          <draw:frame presentation:style-name="pr2" draw:layer="layout" svg:width="15.239cm" svg:height="11.43cm" svg:x="1.905cm" svg:y="12.065cm" presentation:class="notes" presentation:placeholder="true">
            <draw:text-box/>
          </draw:frame>
        </presentation:notes>
      </draw:page>
      <draw:page draw:name="page198" draw:style-name="dp3" draw:master-page-name="Default" presentation:presentation-page-layout-name="AL1T0" xml:id="id274" draw:id="id274">
        <draw:frame presentation:style-name="pr73" draw:text-style-name="P5" draw:layer="layout" svg:width="23.918cm" svg:height="17.145cm" svg:x="0.847cm" svg:y="1.057cm" presentation:class="subtitle" presentation:user-transformed="true">
          <draw:text-box>
            <text:list text:style-name="L119">
              <text:list-header>
                <text:p text:style-name="P50"><text:span text:style-name="T372"/></text:p>
              </text:list-header>
            </text:list>
            <text:list text:style-name="L19">
              <text:list-header>
                <text:p text:style-name="P50"><text:span text:style-name="T102">每次选择都要与其后的所有数进行比较换位。</text:span></text:p>
              </text:list-header>
            </text:list>
            <text:list text:style-name="L119">
              <text:list-header>
                <text:p text:style-name="P50"><text:span text:style-name="T372"/></text:p>
              </text:list-header>
            </text:list>
            <text:list text:style-name="L55">
              <text:list-header>
                <text:p text:style-name="P50"><text:span text:style-name="T54"><text:s text:c="6"/></text:span><text:span text:style-name="T373">5 <text:s text:c="4"/>8 <text:s text:c="4"/>7 <text:s text:c="4"/>4 <text:s text:c="4"/>3 <text:s text:c="4"/>9 <text:s text:c="4"/>0 <text:s text:c="4"/>1 <text:s text:c="4"/>2 <text:s text:c="4"/>6</text:span></text:p>
                <text:p text:style-name="P50"><text:span text:style-name="T54"> </text:span></text:p>
                <text:p text:style-name="P51"><text:span text:style-name="T54"/></text:p>
              </text:list-header>
            </text:list>
          </draw:text-box>
        </draw:frame>
        <draw:line draw:style-name="gr6" draw:text-style-name="P25" draw:layer="layout" svg:x1="2.328cm" svg:y1="5.715cm" svg:x2="22.225cm" svg:y2="5.715cm">
          <text:p/>
        </draw:line>
        <draw:line draw:style-name="gr6" draw:text-style-name="P25" draw:layer="layout" svg:x1="2.328cm" svg:y1="5.715cm" svg:x2="2.328cm" svg:y2="8.467cm">
          <text:p/>
        </draw:line>
        <draw:line draw:style-name="gr6" draw:text-style-name="P25" draw:layer="layout" svg:x1="2.328cm" svg:y1="8.467cm" svg:x2="22.225cm" svg:y2="8.467cm">
          <text:p/>
        </draw:line>
        <draw:line draw:style-name="gr6" draw:text-style-name="P25" draw:layer="layout" svg:x1="22.225cm" svg:y1="5.715cm" svg:x2="22.225cm" svg:y2="8.467cm">
          <text:p/>
        </draw:line>
        <draw:line draw:style-name="gr6" draw:text-style-name="P25" draw:layer="layout" svg:x1="4.445cm" svg:y1="5.715cm" svg:x2="4.445cm" svg:y2="8.467cm">
          <text:p/>
        </draw:line>
        <draw:line draw:style-name="gr6" draw:text-style-name="P25" draw:layer="layout" svg:x1="6.562cm" svg:y1="5.715cm" svg:x2="6.562cm" svg:y2="8.467cm">
          <text:p/>
        </draw:line>
        <draw:line draw:style-name="gr6" draw:text-style-name="P25" draw:layer="layout" svg:x1="8.467cm" svg:y1="5.715cm" svg:x2="8.467cm" svg:y2="8.467cm">
          <text:p/>
        </draw:line>
        <draw:line draw:style-name="gr6" draw:text-style-name="P25" draw:layer="layout" svg:x1="10.372cm" svg:y1="5.715cm" svg:x2="10.372cm" svg:y2="8.467cm">
          <text:p/>
        </draw:line>
        <draw:line draw:style-name="gr6" draw:text-style-name="P25" draw:layer="layout" svg:x1="12.277cm" svg:y1="5.715cm" svg:x2="12.277cm" svg:y2="8.467cm">
          <text:p/>
        </draw:line>
        <draw:line draw:style-name="gr6" draw:text-style-name="P25" draw:layer="layout" svg:x1="14.182cm" svg:y1="5.715cm" svg:x2="14.182cm" svg:y2="8.467cm">
          <text:p/>
        </draw:line>
        <draw:line draw:style-name="gr6" draw:text-style-name="P25" draw:layer="layout" svg:x1="16.298cm" svg:y1="5.715cm" svg:x2="16.298cm" svg:y2="8.467cm">
          <text:p/>
        </draw:line>
        <draw:line draw:style-name="gr6" draw:text-style-name="P25" draw:layer="layout" svg:x1="18.203cm" svg:y1="5.715cm" svg:x2="18.203cm" svg:y2="8.467cm">
          <text:p/>
        </draw:line>
        <draw:line draw:style-name="gr6" draw:text-style-name="P25" draw:layer="layout" svg:x1="20.108cm" svg:y1="5.715cm" svg:x2="20.108cm" svg:y2="8.467cm">
          <text:p/>
        </draw:line>
        <draw:custom-shape draw:style-name="gr74" draw:text-style-name="P5" draw:layer="layout" svg:width="1.561cm" svg:height="6.562cm" svg:x="2.752cm" svg:y="8.89cm">
          <text:list text:style-name="L36">
            <text:list-header>
              <text:p text:style-name="P14">i</text:p>
            </text:list-header>
          </text:list>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5" draw:text-style-name="P5" draw:layer="layout" svg:width="1.693cm" svg:height="6.562cm" svg:x="4.657cm" svg:y="8.89cm">
          <text:list text:style-name="L36">
            <text:list-header>
              <text:p text:style-name="P14">j</text:p>
            </text:list-header>
          </text:list>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74.begin">
            <anim:transitionFilter smil:dur="1s" smil:type="slideWipe" smil:subtype="fromBottomRight" smil:direction="reverse"/>
          </anim:par>
        </anim:par>
        <presentation:notes draw:style-name="dp2">
          <draw:page-thumbnail draw:style-name="gr1" draw:layer="layout" svg:width="7.142cm" svg:height="9.524cm" svg:x="5.953cm" svg:y="1.93cm" draw:page-number="198" presentation:class="page"/>
          <draw:frame presentation:style-name="pr2" draw:layer="layout" svg:width="15.239cm" svg:height="11.43cm" svg:x="1.905cm" svg:y="12.065cm" presentation:class="notes" presentation:placeholder="true">
            <draw:text-box/>
          </draw:frame>
        </presentation:notes>
      </draw:page>
      <draw:page draw:name="page199" draw:style-name="dp3" draw:master-page-name="Default" presentation:presentation-page-layout-name="AL1T0" xml:id="id275" draw:id="id275">
        <draw:frame presentation:style-name="pr74" draw:text-style-name="P5" draw:layer="layout" svg:width="23.283cm" svg:height="16.934cm" svg:x="0.846cm" svg:y="1.058cm" presentation:class="subtitle" presentation:user-transformed="true">
          <draw:text-box>
            <text:list text:style-name="L17">
              <text:list-header>
                <text:p text:style-name="P47"><text:span text:style-name="T61">main()</text:span></text:p>
                <text:p text:style-name="P47"><text:span text:style-name="T61">{ <text:s/>int a[10],i,j,t;</text:span></text:p>
                <text:p text:style-name="P47"><text:span text:style-name="T61"><text:s text:c="3"/></text:span><text:span text:style-name="T61">for(i=0;i&lt;10;i++)scanf(“%d”,&amp;a[i]);</text:span></text:p>
                <text:p text:style-name="P47"><text:span text:style-name="T61"><text:s text:c="3"/></text:span><text:span text:style-name="T61">for(i=0;i&lt;9;i++)</text:span></text:p>
                <text:p text:style-name="P47"><text:span text:style-name="T61"><text:s text:c="4"/></text:span><text:span text:style-name="T61">for(j=</text:span><text:span text:style-name="T68">i+1</text:span><text:span text:style-name="T61"> ;j&lt;10 ;j++)</text:span></text:p>
                <text:p text:style-name="P47"><text:span text:style-name="T61"><text:s text:c="4"/></text:span><text:span text:style-name="T61">if(a[i]&gt;a[j]) </text:span></text:p>
                <text:p text:style-name="P47"><text:span text:style-name="T61"><text:s text:c="4"/></text:span><text:span text:style-name="T61">{ <text:s/>t=a[i]; a[i]=a[j]; a[j]=t; }</text:span></text:p>
                <text:p text:style-name="P47"><text:span text:style-name="T61"><text:s text:c="3"/></text:span><text:span text:style-name="T61">for(j=0;j&lt;10;j++) printf(“%3d”,a[j]);</text:span></text:p>
                <text:p text:style-name="P47"><text:span text:style-name="T61"><text:s text:c="2"/></text:span><text:span text:style-name="T61">}</text:span></text:p>
                <text:p text:style-name="P41"><text:span text:style-name="T61"/></text:p>
              </text:list-header>
            </text:list>
          </draw:text-box>
        </draw:frame>
        <draw:custom-shape draw:style-name="gr66" draw:text-style-name="P5" draw:layer="layout" svg:width="14.394cm" svg:height="1.785cm" svg:x="5.503cm" svg:y="15.24cm">
          <text:list text:style-name="L24">
            <text:list-header>
              <text:p text:style-name="P14"><text:span text:style-name="T374">5 <text:s/>8 <text:s/>7 <text:s/>4 <text:s/>3 <text:s/>9 <text:s/>0 <text:s/>1 <text:s/>2 <text:s/>6</text:span></text:p>
            </text:list-header>
          </text:list>
          <draw:enhanced-geometry svg:viewBox="0 0 21600 21600" draw:type="rectangle" draw:enhanced-path="M 0 0 L 21600 0 21600 21600 0 21600 0 0 Z N"/>
        </draw:custom-shape>
        <anim:par presentation:node-type="timing-root">
          <anim:par smil:begin="id275.begin">
            <anim:transitionFilter smil:dur="1s" smil:type="slideWipe" smil:subtype="fromBottomRight" smil:direction="reverse"/>
          </anim:par>
        </anim:par>
        <presentation:notes draw:style-name="dp2">
          <draw:page-thumbnail draw:style-name="gr1" draw:layer="layout" svg:width="7.142cm" svg:height="9.524cm" svg:x="5.953cm" svg:y="1.93cm" draw:page-number="199" presentation:class="page"/>
          <draw:frame presentation:style-name="pr2" draw:layer="layout" svg:width="15.239cm" svg:height="11.43cm" svg:x="1.905cm" svg:y="12.065cm" presentation:class="notes" presentation:placeholder="true">
            <draw:text-box/>
          </draw:frame>
        </presentation:notes>
      </draw:page>
      <draw:page draw:name="page200" draw:style-name="dp3" draw:master-page-name="Default" presentation:presentation-page-layout-name="AL1T0" xml:id="id276" draw:id="id276">
        <draw:frame presentation:style-name="pr71" draw:text-style-name="P5" draw:layer="layout" svg:width="23.707cm" svg:height="16.721cm" svg:x="1.057cm" svg:y="1.481cm" presentation:class="subtitle" presentation:user-transformed="true">
          <draw:text-box>
            <text:list text:style-name="L119">
              <text:list-header>
                <text:p text:style-name="P50"><text:span text:style-name="T372"/></text:p>
              </text:list-header>
            </text:list>
            <text:list text:style-name="L55">
              <text:list-header>
                <text:p text:style-name="P50"><text:span text:style-name="T54"><text:s text:c="6"/></text:span></text:p>
                <text:p text:style-name="P50"><text:span text:style-name="T54"><text:s text:c="2"/></text:span><text:span text:style-name="T373">5 <text:s text:c="5"/>8 <text:s text:c="5"/>7 <text:s text:c="5"/>4 <text:s text:c="5"/>3 <text:s text:c="5"/>9 <text:s text:c="5"/>0 <text:s text:c="5"/>1 <text:s text:c="5"/>2 <text:s text:c="5"/>6</text:span></text:p>
                <text:p text:style-name="P50"><text:span text:style-name="T54"> </text:span></text:p>
                <text:p text:style-name="P51"><text:span text:style-name="T54"/></text:p>
                <text:p text:style-name="P51"><text:span text:style-name="T54"/></text:p>
              </text:list-header>
            </text:list>
          </draw:text-box>
        </draw:frame>
        <draw:line draw:style-name="gr76" draw:text-style-name="P173" draw:layer="layout" svg:x1="1.058cm" svg:y1="3.387cm" svg:x2="24.13cm" svg:y2="3.387cm">
          <text:p/>
        </draw:line>
        <draw:line draw:style-name="gr76" draw:text-style-name="P173" draw:layer="layout" svg:x1="1.058cm" svg:y1="3.387cm" svg:x2="1.058cm" svg:y2="7.408cm">
          <text:p/>
        </draw:line>
        <draw:line draw:style-name="gr76" draw:text-style-name="P173" draw:layer="layout" svg:x1="1.058cm" svg:y1="7.408cm" svg:x2="24.13cm" svg:y2="7.408cm">
          <text:p/>
        </draw:line>
        <draw:line draw:style-name="gr76" draw:text-style-name="P173" draw:layer="layout" svg:x1="24.13cm" svg:y1="3.387cm" svg:x2="24.13cm" svg:y2="7.408cm">
          <text:p/>
        </draw:line>
        <draw:line draw:style-name="gr76" draw:text-style-name="P173" draw:layer="layout" svg:x1="3.598cm" svg:y1="3.387cm" svg:x2="3.598cm" svg:y2="7.408cm">
          <text:p/>
        </draw:line>
        <draw:line draw:style-name="gr76" draw:text-style-name="P173" draw:layer="layout" svg:x1="5.927cm" svg:y1="3.387cm" svg:x2="5.927cm" svg:y2="7.408cm">
          <text:p/>
        </draw:line>
        <draw:line draw:style-name="gr76" draw:text-style-name="P173" draw:layer="layout" svg:x1="8.255cm" svg:y1="3.387cm" svg:x2="8.255cm" svg:y2="7.408cm">
          <text:p/>
        </draw:line>
        <draw:line draw:style-name="gr76" draw:text-style-name="P173" draw:layer="layout" svg:x1="10.372cm" svg:y1="3.387cm" svg:x2="10.372cm" svg:y2="7.408cm">
          <text:p/>
        </draw:line>
        <draw:line draw:style-name="gr76" draw:text-style-name="P173" draw:layer="layout" svg:x1="12.7cm" svg:y1="3.387cm" svg:x2="12.7cm" svg:y2="7.408cm">
          <text:p/>
        </draw:line>
        <draw:line draw:style-name="gr76" draw:text-style-name="P173" draw:layer="layout" svg:x1="15.028cm" svg:y1="3.387cm" svg:x2="15.028cm" svg:y2="7.408cm">
          <text:p/>
        </draw:line>
        <draw:line draw:style-name="gr76" draw:text-style-name="P173" draw:layer="layout" svg:x1="17.357cm" svg:y1="3.387cm" svg:x2="17.357cm" svg:y2="7.408cm">
          <text:p/>
        </draw:line>
        <draw:line draw:style-name="gr76" draw:text-style-name="P173" draw:layer="layout" svg:x1="19.473cm" svg:y1="3.387cm" svg:x2="19.473cm" svg:y2="7.408cm">
          <text:p/>
        </draw:line>
        <draw:line draw:style-name="gr76" draw:text-style-name="P173" draw:layer="layout" svg:x1="21.802cm" svg:y1="3.387cm" svg:x2="21.802cm" svg:y2="7.408cm">
          <text:p/>
        </draw:line>
        <draw:custom-shape draw:style-name="gr74" draw:text-style-name="P5" draw:layer="layout" svg:width="1.35cm" svg:height="5.08cm" svg:x="1.693cm" svg:y="7.832cm">
          <text:list text:style-name="L36">
            <text:list-header>
              <text:p text:style-name="P14">i</text:p>
            </text:list-header>
          </text:list>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5" draw:text-style-name="P5" draw:layer="layout" svg:width="1.35cm" svg:height="5.08cm" svg:x="4.233cm" svg:y="7.832cm">
          <text:list text:style-name="L36">
            <text:list-header>
              <text:p text:style-name="P14">j</text:p>
            </text:list-header>
          </text:list>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76.begin">
            <anim:transitionFilter smil:dur="1s" smil:type="slideWipe" smil:subtype="fromBottomRight" smil:direction="reverse"/>
          </anim:par>
        </anim:par>
        <presentation:notes draw:style-name="dp2">
          <draw:page-thumbnail draw:style-name="gr1" draw:layer="layout" svg:width="7.142cm" svg:height="9.524cm" svg:x="5.953cm" svg:y="1.93cm" draw:page-number="200" presentation:class="page"/>
          <draw:frame presentation:style-name="pr2" draw:layer="layout" svg:width="15.239cm" svg:height="11.43cm" svg:x="1.905cm" svg:y="12.065cm" presentation:class="notes" presentation:placeholder="true">
            <draw:text-box/>
          </draw:frame>
        </presentation:notes>
      </draw:page>
      <draw:page draw:name="page201" draw:style-name="dp3" draw:master-page-name="Default" presentation:presentation-page-layout-name="AL1T0" xml:id="id277" draw:id="id277">
        <draw:frame presentation:style-name="pr75" draw:text-style-name="P5" draw:layer="layout" svg:width="24.977cm" svg:height="19.05cm" svg:x="-0.001cm" svg:y="0cm" presentation:class="subtitle" presentation:user-transformed="true">
          <draw:text-box>
            <text:list text:style-name="L120">
              <text:list-header>
                <text:p text:style-name="P47"><text:span text:style-name="T375"><text:s text:c="4"/></text:span><text:span text:style-name="T59">先找最小值所在的位置，最后再换位</text:span><text:span text:style-name="T59">:</text:span></text:p>
              </text:list-header>
            </text:list>
            <text:list text:style-name="L17">
              <text:list-header>
                <text:p text:style-name="P47"><text:span text:style-name="T61">main()</text:span></text:p>
                <text:p text:style-name="P47"><text:span text:style-name="T61">{ <text:s/>inta[10],i,j,t,k; </text:span></text:p>
                <text:p text:style-name="P47"><text:span text:style-name="T61"><text:s text:c="3"/></text:span><text:span text:style-name="T61">for(i=0;i&lt;10;i++)scanf(“%d”,&amp;a[i]);</text:span></text:p>
                <text:p text:style-name="P47"><text:span text:style-name="T61"><text:s text:c="3"/></text:span><text:span text:style-name="T61">for(i=0;i&lt;9;i++)</text:span></text:p>
                <text:p text:style-name="P47"><text:span text:style-name="T61"><text:s text:c="3"/></text:span><text:span text:style-name="T61">{ <text:s/>k=i;</text:span></text:p>
                <text:p text:style-name="P47"><text:span text:style-name="T61"><text:s text:c="6"/></text:span><text:span text:style-name="T61">for(j=i+1;j&lt;10;j++) if(a[j]&lt;a[k])k=j;</text:span></text:p>
                <text:p text:style-name="P47"><text:span text:style-name="T61"><text:s text:c="6"/></text:span><text:span text:style-name="T61">t=a[i]; a[i]=a[k]; a[k]=t;</text:span></text:p>
                <text:p text:style-name="P47"><text:span text:style-name="T61"><text:s text:c="4"/></text:span><text:span text:style-name="T61">}</text:span></text:p>
                <text:p text:style-name="P47"><text:span text:style-name="T61"><text:s text:c="4"/></text:span><text:span text:style-name="T61">for(j=0;j&lt;10;j++) printf(“%3d”,a[j]);</text:span></text:p>
                <text:p text:style-name="P47"><text:span text:style-name="T61"><text:s/></text:span><text:span text:style-name="T61">}</text:span></text:p>
                <text:p text:style-name="P41"><text:span text:style-name="T61"/></text:p>
              </text:list-header>
            </text:list>
          </draw:text-box>
        </draw:frame>
        <anim:par presentation:node-type="timing-root">
          <anim:par smil:begin="id277.begin">
            <anim:transitionFilter smil:dur="1s" smil:type="slideWipe" smil:subtype="fromBottomRight" smil:direction="reverse"/>
          </anim:par>
        </anim:par>
        <presentation:notes draw:style-name="dp2">
          <draw:page-thumbnail draw:style-name="gr1" draw:layer="layout" svg:width="7.142cm" svg:height="9.524cm" svg:x="5.953cm" svg:y="1.93cm" draw:page-number="201" presentation:class="page"/>
          <draw:frame presentation:style-name="pr2" draw:layer="layout" svg:width="15.239cm" svg:height="11.43cm" svg:x="1.905cm" svg:y="12.065cm" presentation:class="notes" presentation:placeholder="true">
            <draw:text-box/>
          </draw:frame>
        </presentation:notes>
      </draw:page>
      <draw:page draw:name="page202" draw:style-name="dp3" draw:master-page-name="Default" presentation:presentation-page-layout-name="AL1T0" xml:id="id278" draw:id="id278">
        <draw:frame presentation:style-name="pr44" draw:text-style-name="P5" draw:layer="layout" svg:width="24.765cm" svg:height="18.415cm" svg:x="0.634cm" svg:y="0.634cm" presentation:class="subtitle" presentation:user-transformed="true">
          <draw:text-box>
            <text:list text:style-name="L89">
              <text:list-header>
                <text:p text:style-name="P50"><text:span text:style-name="T251"><text:s text:c="4"/></text:span><text:span text:style-name="T251">起泡法基本思想</text:span><text:span text:style-name="T121">：</text:span></text:p>
              </text:list-header>
            </text:list>
            <text:list text:style-name="L17">
              <text:list-header>
                <text:p text:style-name="P47"><text:span text:style-name="T38"><text:s text:c="3"/></text:span><text:span text:style-name="T61">首先将所有数中的最大值“冒泡”到最后位置，再将剩下的数中的最大值“冒泡”到上一位置，┈┈，依次类推，共进行</text:span><text:span text:style-name="T61">9</text:span><text:span text:style-name="T61">次“冒泡”。</text:span></text:p>
                <text:p text:style-name="P47"><text:span text:style-name="T61"><text:s text:c="2"/></text:span><text:span text:style-name="T61">每次“冒泡”都是一种翻滚过程，即相邻两个数进行比较换位。</text:span></text:p>
                <text:p text:style-name="P47"><text:span text:style-name="T61"/></text:p>
              </text:list-header>
            </text:list>
            <text:list text:style-name="L121">
              <text:list-header>
                <text:p text:style-name="P7"><text:span text:style-name="T376"><text:s text:c="2"/></text:span><text:span text:style-name="T376">5 <text:s/>8 <text:s/>7 <text:s/>4 <text:s/>3 <text:s/>9 <text:s/>0 <text:s/>1 <text:s/>2 <text:s/>6</text:span></text:p>
                <text:p text:style-name="P7"><text:span text:style-name="T376"/></text:p>
                <text:p text:style-name="P7"><text:span text:style-name="T377"/></text:p>
                <text:p text:style-name="P1"><text:span text:style-name="T377"/></text:p>
              </text:list-header>
            </text:list>
          </draw:text-box>
        </draw:frame>
        <draw:line draw:style-name="gr76" draw:text-style-name="P173" draw:layer="layout" svg:x1="2.117cm" svg:y1="11.642cm" svg:x2="23.707cm" svg:y2="11.642cm">
          <text:p/>
        </draw:line>
        <draw:line draw:style-name="gr76" draw:text-style-name="P173" draw:layer="layout" svg:x1="2.117cm" svg:y1="11.642cm" svg:x2="2.117cm" svg:y2="14.182cm">
          <text:p/>
        </draw:line>
        <draw:line draw:style-name="gr76" draw:text-style-name="P173" draw:layer="layout" svg:x1="2.117cm" svg:y1="14.182cm" svg:x2="23.707cm" svg:y2="14.182cm">
          <text:p/>
        </draw:line>
        <draw:line draw:style-name="gr76" draw:text-style-name="P173" draw:layer="layout" svg:x1="23.707cm" svg:y1="11.642cm" svg:x2="23.707cm" svg:y2="14.182cm">
          <text:p/>
        </draw:line>
        <draw:line draw:style-name="gr76" draw:text-style-name="P173" draw:layer="layout" svg:x1="4.233cm" svg:y1="11.642cm" svg:x2="4.233cm" svg:y2="14.182cm">
          <text:p/>
        </draw:line>
        <draw:line draw:style-name="gr76" draw:text-style-name="P173" draw:layer="layout" svg:x1="6.35cm" svg:y1="11.642cm" svg:x2="6.35cm" svg:y2="14.182cm">
          <text:p/>
        </draw:line>
        <draw:line draw:style-name="gr76" draw:text-style-name="P173" draw:layer="layout" svg:x1="8.467cm" svg:y1="11.642cm" svg:x2="8.467cm" svg:y2="14.182cm">
          <text:p/>
        </draw:line>
        <draw:line draw:style-name="gr76" draw:text-style-name="P173" draw:layer="layout" svg:x1="10.583cm" svg:y1="11.642cm" svg:x2="10.583cm" svg:y2="14.182cm">
          <text:p/>
        </draw:line>
        <draw:line draw:style-name="gr76" draw:text-style-name="P173" draw:layer="layout" svg:x1="12.7cm" svg:y1="11.642cm" svg:x2="12.7cm" svg:y2="14.182cm">
          <text:p/>
        </draw:line>
        <draw:line draw:style-name="gr76" draw:text-style-name="P173" draw:layer="layout" svg:x1="14.817cm" svg:y1="11.642cm" svg:x2="14.817cm" svg:y2="14.182cm">
          <text:p/>
        </draw:line>
        <draw:line draw:style-name="gr76" draw:text-style-name="P173" draw:layer="layout" svg:x1="16.933cm" svg:y1="11.642cm" svg:x2="16.933cm" svg:y2="14.182cm">
          <text:p/>
        </draw:line>
        <draw:line draw:style-name="gr76" draw:text-style-name="P173" draw:layer="layout" svg:x1="19.05cm" svg:y1="11.642cm" svg:x2="19.05cm" svg:y2="14.182cm">
          <text:p/>
        </draw:line>
        <draw:line draw:style-name="gr76" draw:text-style-name="P173" draw:layer="layout" svg:x1="21.167cm" svg:y1="11.642cm" svg:x2="21.167cm" svg:y2="14.182cm">
          <text:p/>
        </draw:line>
        <anim:par presentation:node-type="timing-root">
          <anim:par smil:begin="id278.begin">
            <anim:transitionFilter smil:dur="1s" smil:type="slideWipe" smil:subtype="fromBottomRight" smil:direction="reverse"/>
          </anim:par>
        </anim:par>
        <presentation:notes draw:style-name="dp2">
          <draw:page-thumbnail draw:style-name="gr1" draw:layer="layout" svg:width="7.142cm" svg:height="9.524cm" svg:x="5.953cm" svg:y="1.93cm" draw:page-number="202" presentation:class="page"/>
          <draw:frame presentation:style-name="pr2" draw:layer="layout" svg:width="15.239cm" svg:height="11.43cm" svg:x="1.905cm" svg:y="12.065cm" presentation:class="notes" presentation:placeholder="true">
            <draw:text-box/>
          </draw:frame>
        </presentation:notes>
      </draw:page>
      <draw:page draw:name="page203" draw:style-name="dp3" draw:master-page-name="Default" presentation:presentation-page-layout-name="AL1T0" xml:id="id279" draw:id="id279">
        <draw:frame presentation:style-name="pr33" draw:text-style-name="P5" draw:layer="layout" svg:width="23.918cm" svg:height="17.357cm" svg:x="0.847cm" svg:y="0.422cm" presentation:class="subtitle" presentation:user-transformed="true">
          <draw:text-box>
            <text:list text:style-name="L122">
              <text:list-header>
                <text:p text:style-name="P47"><text:span text:style-name="T378">main()</text:span></text:p>
                <text:p text:style-name="P47"><text:span text:style-name="T378">{ <text:s/>int a[10],i,j,t;</text:span></text:p>
                <text:p text:style-name="P47"><text:span text:style-name="T378"><text:s text:c="3"/></text:span><text:span text:style-name="T378">for(i=0;i&lt;10;i++)scanf(“%d”,&amp;a[i]);</text:span></text:p>
                <text:p text:style-name="P47"><text:span text:style-name="T378"><text:s text:c="3"/></text:span><text:span text:style-name="T378">for(j=1;j&lt;=9;j++)</text:span></text:p>
                <text:p text:style-name="P47"><text:span text:style-name="T378"><text:s text:c="4"/></text:span><text:span text:style-name="T378">for(i=0;i&lt;10-j; i++)</text:span></text:p>
                <text:p text:style-name="P47"><text:span text:style-name="T378"><text:s text:c="5"/></text:span><text:span text:style-name="T378">if(a[i]&gt;a[i+1]) </text:span></text:p>
                <text:p text:style-name="P47"><text:span text:style-name="T378"><text:s text:c="5"/></text:span><text:span text:style-name="T378">{t= a[i]; a[i]= a[i+1]; a[i+1]=t;}</text:span></text:p>
                <text:p text:style-name="P47"><text:span text:style-name="T378"><text:s text:c="4"/></text:span><text:span text:style-name="T378">for(j=0;j&lt;10;j++) printf(“%3d”,a[j]);</text:span></text:p>
                <text:p text:style-name="P47"><text:span text:style-name="T378"><text:s/></text:span><text:span text:style-name="T378">}</text:span></text:p>
              </text:list-header>
            </text:list>
            <text:list text:style-name="L109">
              <text:list-header>
                <text:p text:style-name="P47"><text:span text:style-name="T365"><text:s text:c="2"/></text:span><text:span text:style-name="T365">要特别注意两个循环的范围。</text:span><text:span text:style-name="T373"> </text:span></text:p>
              </text:list-header>
            </text:list>
          </draw:text-box>
        </draw:frame>
        <anim:par presentation:node-type="timing-root">
          <anim:par smil:begin="id279.begin">
            <anim:transitionFilter smil:dur="1s" smil:type="slideWipe" smil:subtype="fromBottomRight" smil:direction="reverse"/>
          </anim:par>
        </anim:par>
        <presentation:notes draw:style-name="dp2">
          <draw:page-thumbnail draw:style-name="gr1" draw:layer="layout" svg:width="7.142cm" svg:height="9.524cm" svg:x="5.953cm" svg:y="1.93cm" draw:page-number="203" presentation:class="page"/>
          <draw:frame presentation:style-name="pr2" draw:layer="layout" svg:width="15.239cm" svg:height="11.43cm" svg:x="1.905cm" svg:y="12.065cm" presentation:class="notes" presentation:placeholder="true">
            <draw:text-box/>
          </draw:frame>
        </presentation:notes>
      </draw:page>
      <draw:page draw:name="page204" draw:style-name="dp3" draw:master-page-name="Default" presentation:presentation-page-layout-name="AL1T0" xml:id="id280" draw:id="id280">
        <draw:frame presentation:style-name="pr38" draw:text-style-name="P5" draw:layer="layout" svg:width="24.553cm" svg:height="16.722cm" svg:x="0.634cm" svg:y="0.635cm" presentation:class="subtitle" presentation:user-transformed="true">
          <draw:text-box>
            <text:list text:style-name="L55">
              <text:list-header>
                <text:p text:style-name="P50"><text:span text:style-name="T54">（ </text:span><text:span text:style-name="T68">(5) </text:span><text:span text:style-name="T68">循环移位</text:span></text:p>
                <text:p text:style-name="P50"><text:span text:style-name="T54"><text:s text:c="4"/></text:span><text:span text:style-name="T61">对一数列中的每个数向后移</text:span><text:span text:style-name="T61">3</text:span><text:span text:style-name="T61">个位置，最后</text:span><text:span text:style-name="T61">3</text:span><text:span text:style-name="T61">个数移到最前面。</text:span></text:p>
              </text:list-header>
            </text:list>
            <text:list text:style-name="L17">
              <text:list-header>
                <text:p text:style-name="P47"><text:span text:style-name="T61"/></text:p>
              </text:list-header>
            </text:list>
            <text:list text:style-name="L19">
              <text:list-header>
                <text:p text:style-name="P50"><text:span text:style-name="T64"><text:s text:c="8"/></text:span><text:span text:style-name="T64">5 <text:s text:c="4"/>8 <text:s text:c="4"/>7 <text:s text:c="4"/>4 <text:s text:c="4"/>3 <text:s text:c="4"/>9 <text:s text:c="4"/>0 <text:s text:c="4"/>1 <text:s text:c="4"/>2 <text:s text:c="4"/>6</text:span></text:p>
                <text:p text:style-name="P50"><text:span text:style-name="T64"/></text:p>
                <text:p text:style-name="P50"><text:span text:style-name="T64"/></text:p>
                <text:p text:style-name="P50"><text:span text:style-name="T64"><text:s text:c="8"/></text:span><text:span text:style-name="T8">1 <text:s text:c="5"/>2 <text:s text:c="4"/>6 <text:s text:c="4"/>5 <text:s text:c="4"/>8 <text:s text:c="4"/>7 <text:s text:c="4"/>4 <text:s text:c="4"/>3 <text:s text:c="4"/>9 <text:s text:c="4"/>0</text:span></text:p>
              </text:list-header>
            </text:list>
            <text:list text:style-name="L89">
              <text:list-header>
                <text:p text:style-name="P50"><text:span text:style-name="T16"/></text:p>
                <text:p text:style-name="P50"><text:span text:style-name="T16"/></text:p>
              </text:list-header>
            </text:list>
          </draw:text-box>
        </draw:frame>
        <draw:line draw:style-name="gr70" draw:text-style-name="P173" draw:layer="layout" svg:x1="11.007cm" svg:y1="9.102cm" svg:x2="11.007cm" svg:y2="11.218cm">
          <text:p/>
        </draw:line>
        <anim:par presentation:node-type="timing-root">
          <anim:par smil:begin="id280.begin">
            <anim:transitionFilter smil:dur="1s" smil:type="slideWipe" smil:subtype="fromBottomRight" smil:direction="reverse"/>
          </anim:par>
        </anim:par>
        <presentation:notes draw:style-name="dp2">
          <draw:page-thumbnail draw:style-name="gr1" draw:layer="layout" svg:width="7.142cm" svg:height="9.524cm" svg:x="5.953cm" svg:y="1.93cm" draw:page-number="204" presentation:class="page"/>
          <draw:frame presentation:style-name="pr2" draw:layer="layout" svg:width="15.239cm" svg:height="11.43cm" svg:x="1.905cm" svg:y="12.065cm" presentation:class="notes" presentation:placeholder="true">
            <draw:text-box/>
          </draw:frame>
        </presentation:notes>
      </draw:page>
      <draw:page draw:name="page205" draw:style-name="dp3" draw:master-page-name="Default" presentation:presentation-page-layout-name="AL2T1" xml:id="id281" draw:id="id281">
        <draw:frame presentation:style-name="pr76" draw:text-style-name="P5" draw:layer="layout" svg:width="24.13cm" svg:height="17.568cm" svg:x="0.847cm" svg:y="0.635cm" presentation:class="outline" presentation:user-transformed="true">
          <draw:text-box>
            <text:list text:style-name="L14">
              <text:list-header>
                <text:p text:style-name="P19"><text:span text:style-name="T68">用循环移位实现</text:span><text:span text:style-name="T59">： </text:span><text:span text:style-name="T379">5 <text:s/>8 <text:s/>7 <text:s/>4 <text:s/>3 <text:s/>9 <text:s/>0 <text:s/>1 <text:s/>2 <text:s/>6</text:span></text:p>
              </text:list-header>
            </text:list>
            <text:list text:style-name="L15">
              <text:list-header>
                <text:p text:style-name="P20"><text:span text:style-name="T61">main()</text:span></text:p>
                <text:p text:style-name="P20"><text:span text:style-name="T61">{ <text:s/>int <text:s/>i,j,k,a[10];</text:span></text:p>
                <text:p text:style-name="P20"><text:span text:style-name="T61"><text:s text:c="3"/></text:span><text:span text:style-name="T61">for(i=0;i&lt;10;i++)scanf(“%d”,&amp;a[i]);</text:span></text:p>
                <text:p text:style-name="P20"><text:span text:style-name="T61"> </text:span></text:p>
                <text:p text:style-name="P20"><text:span text:style-name="T61"/></text:p>
                <text:p text:style-name="P20"><text:span text:style-name="T61"/></text:p>
                <text:p text:style-name="P20"><text:span text:style-name="T61"/></text:p>
                <text:p text:style-name="P20"><text:span text:style-name="T61"/></text:p>
                <text:p text:style-name="P20"><text:span text:style-name="T61"><text:s text:c="4"/></text:span><text:span text:style-name="T61">for(i=0;i&lt;10;i++)printf(“%3d”,a[i]);</text:span></text:p>
                <text:p text:style-name="P20"><text:span text:style-name="T61"><text:s/></text:span><text:span text:style-name="T61">}</text:span></text:p>
              </text:list-header>
            </text:list>
          </draw:text-box>
        </draw:frame>
        <draw:custom-shape draw:style-name="gr77" draw:text-style-name="P5" xml:id="id282" draw:id="id282" draw:layer="layout" svg:width="17.689cm" svg:height="1.446cm" svg:x="3.018cm" svg:y="9.485cm">
          <text:list text:style-name="L33">
            <text:list-header>
              <text:p text:style-name="P24"><text:span text:style-name="T380">for(i=1;i&lt;10;i++)a[i]=a[i-1];</text:span></text:p>
            </text:list-header>
          </text:list>
          <draw:enhanced-geometry svg:viewBox="0 0 21600 21600" draw:type="mso-spt202" draw:enhanced-path="M 0 0 L 21600 0 21600 21600 0 21600 0 0 Z N"/>
        </draw:custom-shape>
        <draw:custom-shape draw:style-name="gr77" draw:text-style-name="P5" xml:id="id283" draw:id="id283" draw:layer="layout" svg:width="17.097cm" svg:height="1.446cm" svg:x="3.085cm" svg:y="9.353cm">
          <text:list text:style-name="L33">
            <text:list-header>
              <text:p text:style-name="P24"><text:span text:style-name="T380">for(i=9;i&gt;0;i--)a[i]=a[i-1];</text:span></text:p>
            </text:list-header>
          </text:list>
          <draw:enhanced-geometry svg:viewBox="0 0 21600 21600" draw:type="mso-spt202" draw:enhanced-path="M 0 0 L 21600 0 21600 21600 0 21600 0 0 Z N"/>
        </draw:custom-shape>
        <draw:custom-shape draw:style-name="gr77" draw:text-style-name="P5" xml:id="id284" draw:id="id284" draw:layer="layout" svg:width="4.651cm" svg:height="1.446cm" svg:x="4.126cm" svg:y="8.123cm">
          <text:list text:style-name="L33">
            <text:list-header>
              <text:p text:style-name="P24"><text:span text:style-name="T380">k=a[9];</text:span></text:p>
            </text:list-header>
          </text:list>
          <draw:enhanced-geometry svg:viewBox="0 0 21600 21600" draw:type="mso-spt202" draw:enhanced-path="M 0 0 L 21600 0 21600 21600 0 21600 0 0 Z N"/>
        </draw:custom-shape>
        <draw:custom-shape draw:style-name="gr77" draw:text-style-name="P5" xml:id="id285" draw:id="id285" draw:layer="layout" svg:width="4.651cm" svg:height="1.446cm" svg:x="4.157cm" svg:y="10.835cm">
          <text:list text:style-name="L33">
            <text:list-header>
              <text:p text:style-name="P24"><text:span text:style-name="T380">a[0]=k;</text:span></text:p>
            </text:list-header>
          </text:list>
          <draw:enhanced-geometry svg:viewBox="0 0 21600 21600" draw:type="mso-spt202" draw:enhanced-path="M 0 0 L 21600 0 21600 21600 0 21600 0 0 Z N"/>
        </draw:custom-shape>
        <draw:custom-shape draw:style-name="gr78" draw:text-style-name="P5" xml:id="id286" draw:id="id286" draw:layer="layout" svg:width="10.577cm" svg:height="2.631cm" svg:x="2.699cm" svg:y="6.985cm">
          <text:list text:style-name="L39">
            <text:list-header>
              <text:p text:style-name="P6"><text:span text:style-name="T363">for(j=1;j&lt;=3;j++)</text:span></text:p>
              <text:p text:style-name="P6"><text:span text:style-name="T363">{ <text:s/></text:span><text:span text:style-name="T380">k=a[9];</text:span></text:p>
            </text:list-header>
          </text:list>
          <draw:enhanced-geometry svg:viewBox="0 0 21600 21600" draw:type="mso-spt202" draw:enhanced-path="M 0 0 L 21600 0 21600 21600 0 21600 0 0 Z N"/>
        </draw:custom-shape>
        <draw:custom-shape draw:style-name="gr69" draw:text-style-name="P5" xml:id="id287" draw:id="id287" draw:layer="layout" svg:width="0.891cm" svg:height="1.446cm" svg:x="3.391cm" svg:y="12.347cm">
          <text:list text:style-name="L24">
            <text:list-header>
              <text:p text:style-name="P14"><text:span text:style-name="T381">}</text:span></text:p>
            </text:list-header>
          </text:list>
          <draw:enhanced-geometry svg:viewBox="0 0 21600 21600" draw:type="mso-spt202" draw:enhanced-path="M 0 0 L 21600 0 21600 21600 0 21600 0 0 Z N"/>
        </draw:custom-shape>
        <anim:par smil:dur="indefinite" smil:restart="never" presentation:node-type="timing-root">
          <anim:par smil:begin="id281.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82" smil:attributeName="visibility" smil:to="visible"/>
                  <anim:animate smil:dur="0.5s" smil:fill="hold" smil:targetElement="id282" smil:attributeName="x" smil:values="1+width/2;x" smil:keyTimes="0;1" smil:additive="base"/>
                  <anim:animate smil:dur="0.5s" smil:fill="hold" smil:targetElement="id28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83" smil:attributeName="visibility" smil:to="visible"/>
                  <anim:animate smil:dur="0.5s" smil:fill="hold" smil:targetElement="id283" smil:attributeName="x" smil:values="1+width/2;x" smil:keyTimes="0;1" smil:additive="base"/>
                  <anim:animate smil:dur="0.5s" smil:fill="hold" smil:targetElement="id283"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84" smil:attributeName="visibility" smil:to="visible"/>
                  <anim:animate smil:dur="0.5s" smil:fill="hold" smil:targetElement="id284" smil:attributeName="x" smil:values="1+width/2;x" smil:keyTimes="0;1" smil:additive="base"/>
                  <anim:animate smil:dur="0.5s" smil:fill="hold" smil:targetElement="id28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85" smil:attributeName="visibility" smil:to="visible"/>
                  <anim:animate smil:dur="0.5s" smil:fill="hold" smil:targetElement="id285" smil:attributeName="x" smil:values="1+width/2;x" smil:keyTimes="0;1" smil:additive="base"/>
                  <anim:animate smil:dur="0.5s" smil:fill="hold" smil:targetElement="id285"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86" smil:attributeName="visibility" smil:to="visible"/>
                  <anim:animate smil:dur="0.5s" smil:fill="hold" smil:targetElement="id286" smil:attributeName="x" smil:values="1+width/2;x" smil:keyTimes="0;1" smil:additive="base"/>
                  <anim:animate smil:dur="0.5s" smil:fill="hold" smil:targetElement="id28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87" smil:attributeName="visibility" smil:to="visible"/>
                  <anim:animate smil:dur="0.5s" smil:fill="hold" smil:targetElement="id287" smil:attributeName="x" smil:values="1+width/2;x" smil:keyTimes="0;1" smil:additive="base"/>
                  <anim:animate smil:dur="0.5s" smil:fill="hold" smil:targetElement="id287" smil:attributeName="y" smil:values="y;y" smil:keyTimes="0;1" smil:additive="base"/>
                </anim:par>
              </anim:par>
            </anim:par>
          </anim:seq>
        </anim:par>
        <presentation:notes draw:style-name="dp2">
          <draw:page-thumbnail draw:style-name="gr1" draw:layer="layout" svg:width="7.142cm" svg:height="9.524cm" svg:x="5.953cm" svg:y="1.93cm" draw:page-number="205" presentation:class="page"/>
          <draw:frame presentation:style-name="pr2" draw:layer="layout" svg:width="15.239cm" svg:height="11.43cm" svg:x="1.905cm" svg:y="12.065cm" presentation:class="notes" presentation:placeholder="true">
            <draw:text-box/>
          </draw:frame>
        </presentation:notes>
      </draw:page>
      <draw:page draw:name="page206" draw:style-name="dp3" draw:master-page-name="Default" presentation:presentation-page-layout-name="AL1T0" xml:id="id288" draw:id="id288">
        <draw:frame presentation:style-name="pr77" draw:text-style-name="P5" draw:layer="layout" svg:width="24.553cm" svg:height="16.51cm" svg:x="0.846cm" svg:y="0.635cm" presentation:class="subtitle" presentation:user-transformed="true">
          <draw:text-box>
            <text:list text:style-name="L55">
              <text:list-header>
                <text:p text:style-name="P50"><text:span text:style-name="T54"><text:s/></text:span><text:span text:style-name="T68">(6)</text:span><text:span text:style-name="T68">狐狸找兔子问题</text:span><text:span text:style-name="T54">绕 <text:s text:c="4"/></text:span></text:p>
              </text:list-header>
            </text:list>
            <text:list text:style-name="L17">
              <text:list-header>
                <text:p text:style-name="P47"><text:span text:style-name="T61"><text:s text:c="4"/></text:span><text:span text:style-name="T61">围绕着山顶有</text:span><text:span text:style-name="T61">10</text:span><text:span text:style-name="T61">个洞，一只兔子和一只狐狸分别住在洞里，狐狸总想吃掉兔子；一天，兔子对狐狸说：你想吃掉我有一个条件，先把洞顺序编号，你从最后一个洞出发，第一次先到第一个洞找我，第二次隔一个洞找，第三次隔两个洞找，┈，依次类推，寻找次数不限，我躲在一个洞里不动，只要找到我你就可以饱餐一顿。狐狸一想只有</text:span><text:span text:style-name="T61">10</text:span><text:span text:style-name="T61">个洞，寻找次数又不限，那有找不到的呢？马上答应了条件，结果狐狸跑断了腿也没找到，请问兔子躲在哪个洞里？</text:span></text:p>
                <text:p text:style-name="P41"><text:span text:style-name="T61"/></text:p>
              </text:list-header>
            </text:list>
          </draw:text-box>
        </draw:frame>
        <anim:par presentation:node-type="timing-root">
          <anim:par smil:begin="id288.begin">
            <anim:transitionFilter smil:dur="1s" smil:type="slideWipe" smil:subtype="fromBottomRight" smil:direction="reverse"/>
          </anim:par>
        </anim:par>
        <presentation:notes draw:style-name="dp2">
          <draw:page-thumbnail draw:style-name="gr1" draw:layer="layout" svg:width="7.142cm" svg:height="9.524cm" svg:x="5.953cm" svg:y="1.93cm" draw:page-number="206" presentation:class="page"/>
          <draw:frame presentation:style-name="pr2" draw:layer="layout" svg:width="15.239cm" svg:height="11.43cm" svg:x="1.905cm" svg:y="12.065cm" presentation:class="notes" presentation:placeholder="true">
            <draw:text-box/>
          </draw:frame>
        </presentation:notes>
      </draw:page>
      <draw:page draw:name="page207" draw:style-name="dp3" draw:master-page-name="Default" presentation:presentation-page-layout-name="AL1T0" xml:id="id289" draw:id="id289">
        <draw:frame presentation:style-name="pr78" draw:text-style-name="P179" draw:layer="layout" svg:width="24.342cm" svg:height="17.993cm" svg:x="0.635cm" svg:y="0.423cm" presentation:class="subtitle" presentation:placeholder="true" presentation:user-transformed="true">
          <draw:text-box/>
        </draw:frame>
        <draw:custom-shape draw:style-name="gr74" draw:text-style-name="P5" draw:layer="layout" svg:width="2.54cm" svg:height="2.54cm" svg:x="10.583cm" svg:y="1.058cm">
          <text:list text:style-name="L36">
            <text:list-header>
              <text:p text:style-name="P14">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5" draw:layer="layout" svg:width="2.54cm" svg:height="2.54cm" svg:x="15.663cm" svg:y="1.905cm">
          <text:list text:style-name="L36">
            <text:list-header>
              <text:p text:style-name="P14">2</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3" draw:layer="layout" svg:width="2.54cm" svg:height="2.54cm" svg:x="19.262cm" svg:y="5.503cm">
          <text:list text:style-name="L36">
            <text:list-header>
              <text:p text:style-name="P14">3</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5" draw:layer="layout" svg:width="2.54cm" svg:height="2.54cm" svg:x="19.473cm" svg:y="9.948cm">
          <text:list text:style-name="L36">
            <text:list-header>
              <text:p text:style-name="P14">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5" draw:layer="layout" svg:width="2.54cm" svg:height="2.54cm" svg:x="11.642cm" svg:y="14.817cm">
          <text:list text:style-name="L36">
            <text:list-header>
              <text:p text:style-name="P14">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5" draw:layer="layout" svg:width="2.54cm" svg:height="2.54cm" svg:x="6.562cm" svg:y="13.97cm">
          <text:list text:style-name="L36">
            <text:list-header>
              <text:p text:style-name="P14">7</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5" draw:layer="layout" svg:width="2.54cm" svg:height="2.54cm" svg:x="3.175cm" svg:y="11.007cm">
          <text:list text:style-name="L36">
            <text:list-header>
              <text:p text:style-name="P14">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5" draw:layer="layout" svg:width="2.54cm" svg:height="2.54cm" svg:x="2.963cm" svg:y="6.35cm">
          <text:list text:style-name="L36">
            <text:list-header>
              <text:p text:style-name="P14">9</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5" draw:layer="layout" svg:width="2.54cm" svg:height="2.54cm" svg:x="5.715cm" svg:y="2.54cm">
          <text:list text:style-name="L36">
            <text:list-header>
              <text:p text:style-name="P14">10</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5" draw:layer="layout" svg:width="2.54cm" svg:height="2.54cm" svg:x="16.298cm" svg:y="13.547cm">
          <text:list text:style-name="L36">
            <text:list-header>
              <text:p text:style-name="P14">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3" draw:layer="layout" svg:width="0.635cm" svg:height="3.598cm" svg:x="6.773cm" svg:y="5.2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89.begin">
            <anim:transitionFilter smil:dur="1s" smil:type="slideWipe" smil:subtype="fromBottomRight" smil:direction="reverse"/>
          </anim:par>
        </anim:par>
        <presentation:notes draw:style-name="dp2">
          <draw:page-thumbnail draw:style-name="gr1" draw:layer="layout" svg:width="7.142cm" svg:height="9.524cm" svg:x="5.953cm" svg:y="1.93cm" draw:page-number="207" presentation:class="page"/>
          <draw:frame presentation:style-name="pr2" draw:layer="layout" svg:width="15.239cm" svg:height="11.43cm" svg:x="1.905cm" svg:y="12.065cm" presentation:class="notes" presentation:placeholder="true">
            <draw:text-box/>
          </draw:frame>
        </presentation:notes>
      </draw:page>
      <draw:page draw:name="page208" draw:style-name="dp3" draw:master-page-name="Default" presentation:presentation-page-layout-name="AL1T0" xml:id="id290" draw:id="id290">
        <draw:frame presentation:style-name="pr79" draw:text-style-name="P5" draw:layer="layout" svg:width="23.495cm" svg:height="12.276cm" svg:x="0.634cm" svg:y="0.847cm" presentation:class="subtitle" presentation:user-transformed="true">
          <draw:text-box>
            <text:list text:style-name="L89">
              <text:list-header>
                <text:p text:style-name="P50"><text:span text:style-name="T251"><text:s text:c="4"/></text:span><text:span text:style-name="T251">算法思想：</text:span></text:p>
              </text:list-header>
            </text:list>
            <text:list text:style-name="L121">
              <text:list-header>
                <text:p text:style-name="P61"><text:span text:style-name="T377"><text:s text:c="2"/></text:span><text:span text:style-name="T61">开辟数组，每个元素代表一个洞，并赋初值</text:span><text:span text:style-name="T61">0</text:span><text:span text:style-name="T61">，表示各个洞都还未找，然后按规律找，每找一个洞，对应的数组元素就赋值</text:span><text:span text:style-name="T61">1</text:span><text:span text:style-name="T61">，表示已找过，┈┈，最后根据数组元素值</text:span><text:span text:style-name="T61">1</text:span><text:span text:style-name="T61">与</text:span><text:span text:style-name="T61">0</text:span><text:span text:style-name="T61">来识别各洞是否已找过。</text:span></text:p>
              </text:list-header>
            </text:list>
          </draw:text-box>
        </draw:frame>
        <anim:par presentation:node-type="timing-root">
          <anim:par smil:begin="id290.begin">
            <anim:transitionFilter smil:dur="1s" smil:type="slideWipe" smil:subtype="fromBottomRight" smil:direction="reverse"/>
          </anim:par>
        </anim:par>
        <presentation:notes draw:style-name="dp2">
          <draw:page-thumbnail draw:style-name="gr1" draw:layer="layout" svg:width="7.142cm" svg:height="9.524cm" svg:x="5.953cm" svg:y="1.93cm" draw:page-number="208" presentation:class="page"/>
          <draw:frame presentation:style-name="pr2" draw:layer="layout" svg:width="15.239cm" svg:height="11.43cm" svg:x="1.905cm" svg:y="12.065cm" presentation:class="notes" presentation:placeholder="true">
            <draw:text-box/>
          </draw:frame>
        </presentation:notes>
      </draw:page>
      <draw:page draw:name="page209" draw:style-name="dp3" draw:master-page-name="Default" presentation:presentation-page-layout-name="AL1T0" xml:id="id291" draw:id="id291">
        <draw:frame presentation:style-name="pr44" draw:text-style-name="P5" draw:layer="layout" svg:width="23.706cm" svg:height="18.415cm" svg:x="0.847cm" svg:y="-0.001cm" presentation:class="subtitle" presentation:user-transformed="true">
          <draw:text-box>
            <text:list text:style-name="L17">
              <text:list-header>
                <text:p text:style-name="P47"><text:span text:style-name="T61">main()</text:span></text:p>
                <text:p text:style-name="P47"><text:span text:style-name="T61">{ int i, k=10;</text:span></text:p>
                <text:p text:style-name="P47"><text:span text:style-name="T61"><text:s text:c="2"/></text:span><text:span text:style-name="T61">int <text:s/>a[10]={0,0,0,0,0,0,0,0,0,0};</text:span></text:p>
                <text:p text:style-name="P47"><text:span text:style-name="T61"><text:s text:c="2"/></text:span><text:span text:style-name="T61">for(i=1;i&lt;=10000;i++)</text:span></text:p>
                <text:p text:style-name="P47"><text:span text:style-name="T61"><text:s text:c="2"/></text:span><text:span text:style-name="T61">{</text:span></text:p>
                <text:p text:style-name="P47"><text:span text:style-name="T61"><text:s text:c="5"/></text:span><text:span text:style-name="T68">k=(k+i)%10;</text:span><text:span text:style-name="T61"> if(k==0) k=10;</text:span></text:p>
                <text:p text:style-name="P47"><text:span text:style-name="T61"><text:s text:c="5"/></text:span><text:span text:style-name="T68">a[k-1]=1;</text:span></text:p>
                <text:p text:style-name="P47"><text:span text:style-name="T61">  <text:s/></text:span><text:span text:style-name="T61">}</text:span></text:p>
                <text:p text:style-name="P47"><text:span text:style-name="T61"><text:s text:c="2"/></text:span><text:span text:style-name="T61">for(i=0;i&lt;10;i++) </text:span></text:p>
                <text:p text:style-name="P47"><text:span text:style-name="T61"><text:s text:c="3"/></text:span><text:span text:style-name="T61">if(a[i]==0) printf(“%3d”,i+1);</text:span></text:p>
                <text:p text:style-name="P47"><text:span text:style-name="T61"><text:s/></text:span><text:span text:style-name="T61">}</text:span></text:p>
              </text:list-header>
            </text:list>
          </draw:text-box>
        </draw:frame>
        <anim:par presentation:node-type="timing-root">
          <anim:par smil:begin="id291.begin">
            <anim:transitionFilter smil:dur="1s" smil:type="slideWipe" smil:subtype="fromBottomRight" smil:direction="reverse"/>
          </anim:par>
        </anim:par>
        <presentation:notes draw:style-name="dp2">
          <draw:page-thumbnail draw:style-name="gr1" draw:layer="layout" svg:width="7.142cm" svg:height="9.524cm" svg:x="5.953cm" svg:y="1.93cm" draw:page-number="209" presentation:class="page"/>
          <draw:frame presentation:style-name="pr2" draw:layer="layout" svg:width="15.239cm" svg:height="11.43cm" svg:x="1.905cm" svg:y="12.065cm" presentation:class="notes" presentation:placeholder="true">
            <draw:text-box/>
          </draw:frame>
        </presentation:notes>
      </draw:page>
      <draw:page draw:name="page210" draw:style-name="dp3" draw:master-page-name="Default" presentation:presentation-page-layout-name="AL1T0" xml:id="id292" draw:id="id292">
        <draw:frame presentation:style-name="pr33" draw:text-style-name="P5" draw:layer="layout" svg:width="23.918cm" svg:height="17.357cm" svg:x="0.635cm" svg:y="0.634cm" presentation:class="subtitle" presentation:user-transformed="true">
          <draw:text-box>
            <text:list text:style-name="L6">
              <text:list-header>
                <text:p text:style-name="P47"><text:span text:style-name="T68">7</text:span><text:span text:style-name="T68">．</text:span><text:span text:style-name="T68">3 </text:span><text:span text:style-name="T68">二维数组的定义和引用</text:span></text:p>
              </text:list-header>
            </text:list>
            <text:list text:style-name="L17">
              <text:list-header>
                <text:p text:style-name="P47"><text:span text:style-name="T61"/></text:p>
              </text:list-header>
            </text:list>
            <text:list text:style-name="L53">
              <text:list-header>
                <text:p text:style-name="P47"><text:span text:style-name="T165"><text:s text:c="2"/>■</text:span><text:span text:style-name="T61">定义</text:span></text:p>
              </text:list-header>
            </text:list>
            <text:list text:style-name="L17">
              <text:list-header>
                <text:p text:style-name="P47"><text:span text:style-name="T61"><text:s text:c="2"/></text:span><text:span text:style-name="T68">一般形式：</text:span></text:p>
                <text:p text:style-name="P47"><text:span text:style-name="T61">类型符 <text:s text:c="2"/>数组名</text:span><text:span text:style-name="T61">[</text:span><text:span text:style-name="T61">常量表达式</text:span><text:span text:style-name="T61">] [</text:span><text:span text:style-name="T61">常量表达式</text:span><text:span text:style-name="T61">]</text:span><text:span text:style-name="T61">；</text:span></text:p>
                <text:p text:style-name="P47"><text:span text:style-name="T61"/></text:p>
                <text:p text:style-name="P47"><text:span text:style-name="T61"><text:s text:c="3"/></text:span><text:span text:style-name="T61">int <text:s/>a[3][4]; <text:s text:c="2"/>float <text:s/>b[5][10];</text:span></text:p>
                <text:p text:style-name="P47"><text:span text:style-name="T61"> </text:span></text:p>
                <text:p text:style-name="P47"><text:span text:style-name="T61"><text:s text:c="10"/></text:span><text:span text:style-name="T61">行 <text:s/>列 </text:span></text:p>
                <text:p text:style-name="P41"><text:span text:style-name="T61"/></text:p>
              </text:list-header>
            </text:list>
          </draw:text-box>
        </draw:frame>
        <draw:line draw:style-name="gr81" draw:text-style-name="P173" draw:layer="layout" svg:x1="6.985cm" svg:y1="14.926cm" svg:x2="6.985cm" svg:y2="12.809cm">
          <text:p/>
        </draw:line>
        <draw:line draw:style-name="gr82" draw:text-style-name="P173" draw:layer="layout" svg:x1="9.102cm" svg:y1="14.926cm" svg:x2="8.89cm" svg:y2="13.021cm">
          <text:p/>
        </draw:line>
        <anim:par smil:dur="indefinite" smil:restart="never" presentation:node-type="timing-root">
          <anim:par smil:begin="id292.begin">
            <anim:transitionFilter smil:dur="1s" smil:type="slideWipe" smil:subtype="fromBottomRight" smil:direction="reverse"/>
          </anim:par>
        </anim:par>
        <presentation:notes draw:style-name="dp2">
          <draw:page-thumbnail draw:style-name="gr1" draw:layer="layout" svg:width="7.142cm" svg:height="9.524cm" svg:x="5.953cm" svg:y="1.93cm" draw:page-number="210" presentation:class="page"/>
          <draw:frame presentation:style-name="pr2" draw:layer="layout" svg:width="15.239cm" svg:height="11.43cm" svg:x="1.905cm" svg:y="12.065cm" presentation:class="notes" presentation:placeholder="true">
            <draw:text-box/>
          </draw:frame>
        </presentation:notes>
      </draw:page>
      <draw:page draw:name="page211" draw:style-name="dp3" draw:master-page-name="Default" presentation:presentation-page-layout-name="AL1T0" xml:id="id293" draw:id="id293">
        <draw:frame presentation:style-name="pr80" draw:text-style-name="P5" draw:layer="layout" svg:width="23.919cm" svg:height="17.357cm" svg:x="0.422cm" svg:y="0.422cm" presentation:class="subtitle" presentation:user-transformed="true">
          <draw:text-box>
            <text:list text:style-name="L19">
              <text:list-header>
                <text:p text:style-name="P180"><text:span text:style-name="T102">二维数组的逻辑结构就如同一张表格</text:span><text:span text:style-name="T382">：</text:span></text:p>
              </text:list-header>
            </text:list>
            <text:list text:style-name="L123">
              <text:list-header>
                <text:p text:style-name="P50"><text:span text:style-name="T70"><text:s text:c="9"/></text:span></text:p>
                <text:p text:style-name="P50"><text:span text:style-name="T70"><text:s text:c="9"/></text:span><text:span text:style-name="T64">a[0][0] <text:s text:c="2"/>a[0][1] <text:s text:c="2"/>a[0][2] <text:s text:c="2"/>a[0][3] <text:s text:c="5"/></text:span></text:p>
              </text:list-header>
            </text:list>
            <text:list text:style-name="L19">
              <text:list-header>
                <text:p text:style-name="P50"><text:span text:style-name="T64"><text:s text:c="8"/></text:span></text:p>
                <text:p text:style-name="P50"><text:span text:style-name="T64"><text:s text:c="9"/></text:span><text:span text:style-name="T64">a[1][0] <text:s text:c="2"/>a[1][1] <text:s text:c="2"/>a[1][2] <text:s text:c="2"/>a[1][3]</text:span></text:p>
                <text:p text:style-name="P50"><text:span text:style-name="T64"><text:s text:c="6"/></text:span></text:p>
                <text:p text:style-name="P50"><text:span text:style-name="T64"><text:s text:c="7"/></text:span><text:span text:style-name="T64">a[2][0] <text:s text:c="2"/>a[2][1] <text:s text:c="2"/>a[2][2] <text:s text:c="2"/>a[2][3]</text:span><text:span text:style-name="T383">  </text:span></text:p>
              </text:list-header>
            </text:list>
            <text:list text:style-name="L89">
              <text:list-header>
                <text:p text:style-name="P172"><text:span text:style-name="T384"/></text:p>
                <text:p text:style-name="P50"><text:span text:style-name="T251"><text:s text:c="10"/></text:span><text:span text:style-name="T251">存放形式：按行存放。</text:span></text:p>
              </text:list-header>
            </text:list>
            <text:list text:style-name="L124">
              <text:list-header>
                <text:p text:style-name="P172"><text:span text:style-name="T385"/></text:p>
                <text:p text:style-name="P171"><text:span text:style-name="T385"/></text:p>
              </text:list-header>
            </text:list>
          </draw:text-box>
        </draw:frame>
        <draw:line draw:style-name="gr83" draw:text-style-name="P173" draw:layer="layout" svg:x1="2.117cm" svg:y1="3.387cm" svg:x2="19.05cm" svg:y2="3.387cm">
          <text:p/>
        </draw:line>
        <draw:line draw:style-name="gr83" draw:text-style-name="P173" draw:layer="layout" svg:x1="2.117cm" svg:y1="6.562cm" svg:x2="19.05cm" svg:y2="6.562cm">
          <text:p/>
        </draw:line>
        <draw:line draw:style-name="gr83" draw:text-style-name="P173" draw:layer="layout" svg:x1="2.117cm" svg:y1="9.948cm" svg:x2="19.05cm" svg:y2="9.948cm">
          <text:p/>
        </draw:line>
        <draw:line draw:style-name="gr83" draw:text-style-name="P173" draw:layer="layout" svg:x1="2.117cm" svg:y1="3.387cm" svg:x2="2.117cm" svg:y2="12.912cm">
          <text:p/>
        </draw:line>
        <draw:line draw:style-name="gr83" draw:text-style-name="P173" draw:layer="layout" svg:x1="2.117cm" svg:y1="12.912cm" svg:x2="19.05cm" svg:y2="12.912cm">
          <text:p/>
        </draw:line>
        <draw:line draw:style-name="gr83" draw:text-style-name="P173" draw:layer="layout" svg:x1="19.05cm" svg:y1="3.387cm" svg:x2="19.05cm" svg:y2="12.912cm">
          <text:p/>
        </draw:line>
        <draw:line draw:style-name="gr83" draw:text-style-name="P173" draw:layer="layout" svg:x1="6.35cm" svg:y1="3.387cm" svg:x2="6.35cm" svg:y2="12.912cm">
          <text:p/>
        </draw:line>
        <draw:line draw:style-name="gr83" draw:text-style-name="P173" draw:layer="layout" svg:x1="10.372cm" svg:y1="3.387cm" svg:x2="10.372cm" svg:y2="12.912cm">
          <text:p/>
        </draw:line>
        <draw:line draw:style-name="gr83" draw:text-style-name="P173" draw:layer="layout" svg:x1="14.393cm" svg:y1="3.387cm" svg:x2="14.393cm" svg:y2="12.7cm">
          <text:p/>
        </draw:line>
        <draw:custom-shape draw:style-name="gr24" draw:text-style-name="P5" draw:layer="layout" svg:width="2.54cm" svg:height="2.54cm" svg:x="20.32cm" svg:y="3.81cm">
          <text:list text:style-name="L125">
            <text:list-header>
              <text:p text:style-name="P14"><text:span text:style-name="T386">a[0]</text:span></text:p>
            </text:list-header>
          </text:list>
          <draw:enhanced-geometry svg:viewBox="0 0 21600 21600" draw:type="rectangle" draw:enhanced-path="M 0 0 L 21600 0 21600 21600 0 21600 0 0 Z N"/>
        </draw:custom-shape>
        <draw:custom-shape draw:style-name="gr24" draw:text-style-name="P5" draw:layer="layout" svg:width="2.54cm" svg:height="2.54cm" svg:x="20.32cm" svg:y="6.985cm">
          <text:list text:style-name="L125">
            <text:list-header>
              <text:p text:style-name="P14"><text:span text:style-name="T386">a[1]</text:span></text:p>
            </text:list-header>
          </text:list>
          <draw:enhanced-geometry svg:viewBox="0 0 21600 21600" draw:type="rectangle" draw:enhanced-path="M 0 0 L 21600 0 21600 21600 0 21600 0 0 Z N"/>
        </draw:custom-shape>
        <draw:custom-shape draw:style-name="gr24" draw:text-style-name="P5" draw:layer="layout" svg:width="2.54cm" svg:height="2.54cm" svg:x="20.32cm" svg:y="10.16cm">
          <text:list text:style-name="L125">
            <text:list-header>
              <text:p text:style-name="P14"><text:span text:style-name="T386">a[2]</text:span></text:p>
            </text:list-header>
          </text:list>
          <draw:enhanced-geometry svg:viewBox="0 0 21600 21600" draw:type="rectangle" draw:enhanced-path="M 0 0 L 21600 0 21600 21600 0 21600 0 0 Z N"/>
        </draw:custom-shape>
        <anim:par presentation:node-type="timing-root">
          <anim:par smil:begin="id293.begin">
            <anim:transitionFilter smil:dur="1s" smil:type="slideWipe" smil:subtype="fromBottomRight" smil:direction="reverse"/>
          </anim:par>
        </anim:par>
        <presentation:notes draw:style-name="dp2">
          <draw:page-thumbnail draw:style-name="gr1" draw:layer="layout" svg:width="7.142cm" svg:height="9.524cm" svg:x="5.953cm" svg:y="1.93cm" draw:page-number="211" presentation:class="page"/>
          <draw:frame presentation:style-name="pr2" draw:layer="layout" svg:width="15.239cm" svg:height="11.43cm" svg:x="1.905cm" svg:y="12.065cm" presentation:class="notes" presentation:placeholder="true">
            <draw:text-box/>
          </draw:frame>
        </presentation:notes>
      </draw:page>
      <draw:page draw:name="page212" draw:style-name="dp3" draw:master-page-name="Default" presentation:presentation-page-layout-name="AL1T0" xml:id="id294" draw:id="id294">
        <draw:frame presentation:style-name="pr71" draw:text-style-name="P5" draw:layer="layout" svg:width="23.706cm" svg:height="16.721cm" svg:x="0.847cm" svg:y="0.846cm" presentation:class="subtitle" presentation:user-transformed="true">
          <draw:text-box>
            <text:list text:style-name="L112">
              <text:list-header>
                <text:p text:style-name="P61"><text:span text:style-name="T387"><text:s text:c="3"/></text:span><text:span text:style-name="T61">二维数组可以看作是一个特殊的一维数组，它的元素又是一个一维数组。</text:span><text:span text:style-name="T61">C</text:span><text:span text:style-name="T61">语言这样的处理方法在很多情况下显得很方便。</text:span></text:p>
              </text:list-header>
            </text:list>
            <text:list text:style-name="L17">
              <text:list-header>
                <text:p text:style-name="P61"><text:span text:style-name="T61"><text:s text:c="3"/></text:span><text:span text:style-name="T68">与一维数组相比，二维数组的定义多一个长度，其元素多一个下标。</text:span></text:p>
                <text:p text:style-name="P61"><text:span text:style-name="T61"><text:s text:c="3"/></text:span><text:span text:style-name="T61">在应用中，如果要处理的数据如同一数列，则可定义一维数组来存放；而如果要处理的数据如同一张表格，则应定义二维数组来存放。</text:span></text:p>
                <text:p text:style-name="P63"><text:span text:style-name="T61"/></text:p>
              </text:list-header>
            </text:list>
          </draw:text-box>
        </draw:frame>
        <anim:par presentation:node-type="timing-root">
          <anim:par smil:begin="id294.begin">
            <anim:transitionFilter smil:dur="1s" smil:type="slideWipe" smil:subtype="fromBottomRight" smil:direction="reverse"/>
          </anim:par>
        </anim:par>
        <presentation:notes draw:style-name="dp2">
          <draw:page-thumbnail draw:style-name="gr1" draw:layer="layout" svg:width="7.142cm" svg:height="9.524cm" svg:x="5.953cm" svg:y="1.93cm" draw:page-number="212" presentation:class="page"/>
          <draw:frame presentation:style-name="pr2" draw:layer="layout" svg:width="15.239cm" svg:height="11.43cm" svg:x="1.905cm" svg:y="12.065cm" presentation:class="notes" presentation:placeholder="true">
            <draw:text-box/>
          </draw:frame>
        </presentation:notes>
      </draw:page>
      <draw:page draw:name="page213" draw:style-name="dp3" draw:master-page-name="Default" presentation:presentation-page-layout-name="AL1T0" xml:id="id295" draw:id="id295">
        <draw:frame presentation:style-name="pr36" draw:text-style-name="P5" draw:layer="layout" svg:width="24.765cm" svg:height="17.78cm" svg:x="0.634cm" svg:y="0.635cm" presentation:class="subtitle" presentation:user-transformed="true">
          <draw:text-box>
            <text:list text:style-name="L53">
              <text:list-header>
                <text:p text:style-name="P47"><text:span text:style-name="T165"><text:s text:c="3"/>■</text:span><text:span text:style-name="T61">引用</text:span></text:p>
              </text:list-header>
            </text:list>
            <text:list text:style-name="L17">
              <text:list-header>
                <text:p text:style-name="P47"><text:span text:style-name="T61"><text:s text:c="3"/></text:span><text:span text:style-name="T68">引用形式：</text:span><text:span text:style-name="T165">数组名</text:span><text:span text:style-name="T165">[</text:span><text:span text:style-name="T165">下标</text:span><text:span text:style-name="T165">][</text:span><text:span text:style-name="T165">下标</text:span><text:span text:style-name="T165">]</text:span></text:p>
                <text:p text:style-name="P47"><text:span text:style-name="T61"><text:s text:c="3"/></text:span><text:span text:style-name="T61">如：</text:span><text:span text:style-name="T61">a[0][3]=a[1][2]+a[2][3];</text:span></text:p>
                <text:p text:style-name="P47"><text:span text:style-name="T61"><text:s text:c="3"/></text:span><text:span text:style-name="T165">其元素有两个下标。</text:span></text:p>
                <text:p text:style-name="P47"><text:span text:style-name="T61"><text:s text:c="3"/></text:span><text:span text:style-name="T68">例：从键盘输入</text:span><text:span text:style-name="T68">12</text:span><text:span text:style-name="T68">个数到二维数组中。</text:span></text:p>
                <text:p text:style-name="P47"><text:span text:style-name="T61"><text:s text:c="3"/></text:span><text:span text:style-name="T61">int a[3][4],i,j;</text:span></text:p>
                <text:p text:style-name="P47"><text:span text:style-name="T61"><text:s text:c="3"/></text:span><text:span text:style-name="T61">for(i=0;i&lt;3;i++)</text:span></text:p>
                <text:p text:style-name="P47"><text:span text:style-name="T61"><text:s text:c="3"/></text:span><text:span text:style-name="T61">for(j=0;j&lt;4;j++) </text:span></text:p>
                <text:p text:style-name="P47"><text:span text:style-name="T61"><text:s text:c="5"/></text:span><text:span text:style-name="T61">scanf(“%d”,&amp;a[i][j]);</text:span></text:p>
                <text:p text:style-name="P41"><text:span text:style-name="T61">需要用两重循环来控制两个下标的变化。 </text:span></text:p>
              </text:list-header>
            </text:list>
          </draw:text-box>
        </draw:frame>
        <anim:par presentation:node-type="timing-root">
          <anim:par smil:begin="id295.begin">
            <anim:transitionFilter smil:dur="1s" smil:type="slideWipe" smil:subtype="fromBottomRight" smil:direction="reverse"/>
          </anim:par>
        </anim:par>
        <presentation:notes draw:style-name="dp2">
          <draw:page-thumbnail draw:style-name="gr1" draw:layer="layout" svg:width="7.142cm" svg:height="9.524cm" svg:x="5.953cm" svg:y="1.93cm" draw:page-number="213" presentation:class="page"/>
          <draw:frame presentation:style-name="pr2" draw:layer="layout" svg:width="15.239cm" svg:height="11.43cm" svg:x="1.905cm" svg:y="12.065cm" presentation:class="notes" presentation:placeholder="true">
            <draw:text-box/>
          </draw:frame>
        </presentation:notes>
      </draw:page>
      <draw:page draw:name="page214" draw:style-name="dp3" draw:master-page-name="Default" presentation:presentation-page-layout-name="AL1T0" xml:id="id296" draw:id="id296">
        <draw:frame presentation:style-name="pr29" draw:text-style-name="P5" draw:layer="layout" svg:width="23.918cm" svg:height="17.568cm" svg:x="0.635cm" svg:y="0.635cm" presentation:class="subtitle" presentation:user-transformed="true">
          <draw:text-box>
            <text:list text:style-name="L55">
              <text:list-header>
                <text:p text:style-name="P50"><text:span text:style-name="T54"><text:s text:c="8"/></text:span><text:span text:style-name="T61">如果键盘输入的数据是：</text:span><text:span text:style-name="T61">1 2 3 4 5 6 7 8 9 10 11 12, </text:span><text:span text:style-name="T61">则在数组中如何存放？两个循环换位呢？两个下标换位呢？</text:span></text:p>
              </text:list-header>
            </text:list>
            <text:list text:style-name="L108">
              <text:list-header>
                <text:p text:style-name="P50"><text:span text:style-name="T373"> </text:span></text:p>
                <text:p text:style-name="P50"><text:span text:style-name="T373"><text:s/></text:span><text:span text:style-name="T68">int a[3][4],i,j;</text:span></text:p>
              </text:list-header>
            </text:list>
            <text:list text:style-name="L6">
              <text:list-header>
                <text:p text:style-name="P47"><text:span text:style-name="T68"><text:s text:c="2"/></text:span><text:span text:style-name="T68">for(i=0;i&lt;3;i++)</text:span></text:p>
                <text:p text:style-name="P47"><text:span text:style-name="T68"><text:s text:c="2"/></text:span><text:span text:style-name="T68">for(j=0;j&lt;4;j++) </text:span></text:p>
                <text:p text:style-name="P47"><text:span text:style-name="T68"><text:s text:c="3"/></text:span><text:span text:style-name="T68">scanf(“%d”,&amp;a[i][j]);</text:span></text:p>
              </text:list-header>
            </text:list>
            <text:list text:style-name="L89">
              <text:list-header>
                <text:p text:style-name="P50"><text:span text:style-name="T8"> </text:span></text:p>
              </text:list-header>
            </text:list>
            <text:list text:style-name="L55">
              <text:list-header>
                <text:p text:style-name="P50"><text:span text:style-name="T54"> </text:span></text:p>
                <text:p text:style-name="P51"><text:span text:style-name="T54"/></text:p>
              </text:list-header>
            </text:list>
          </draw:text-box>
        </draw:frame>
        <draw:line draw:style-name="gr84" draw:text-style-name="P173" draw:layer="layout" svg:x1="15.663cm" svg:y1="5.503cm" svg:x2="22.648cm" svg:y2="5.503cm">
          <text:p/>
        </draw:line>
        <draw:line draw:style-name="gr84" draw:text-style-name="P173" draw:layer="layout" svg:x1="15.663cm" svg:y1="5.503cm" svg:x2="15.663cm" svg:y2="10.795cm">
          <text:p/>
        </draw:line>
        <draw:line draw:style-name="gr84" draw:text-style-name="P173" draw:layer="layout" svg:x1="15.663cm" svg:y1="10.795cm" svg:x2="22.86cm" svg:y2="10.795cm">
          <text:p/>
        </draw:line>
        <draw:line draw:style-name="gr84" draw:text-style-name="P173" draw:layer="layout" svg:x1="22.648cm" svg:y1="5.503cm" svg:x2="22.648cm" svg:y2="10.795cm">
          <text:p/>
        </draw:line>
        <draw:line draw:style-name="gr84" draw:text-style-name="P173" draw:layer="layout" svg:x1="15.663cm" svg:y1="7.197cm" svg:x2="22.648cm" svg:y2="7.197cm">
          <text:p/>
        </draw:line>
        <draw:line draw:style-name="gr84" draw:text-style-name="P173" draw:layer="layout" svg:x1="15.663cm" svg:y1="9.102cm" svg:x2="22.648cm" svg:y2="9.102cm">
          <text:p/>
        </draw:line>
        <draw:line draw:style-name="gr84" draw:text-style-name="P173" draw:layer="layout" svg:x1="19.262cm" svg:y1="5.503cm" svg:x2="19.262cm" svg:y2="10.795cm">
          <text:p/>
        </draw:line>
        <draw:line draw:style-name="gr84" draw:text-style-name="P173" draw:layer="layout" svg:x1="17.568cm" svg:y1="5.503cm" svg:x2="17.568cm" svg:y2="10.795cm">
          <text:p/>
        </draw:line>
        <draw:line draw:style-name="gr84" draw:text-style-name="P173" draw:layer="layout" svg:x1="20.955cm" svg:y1="5.503cm" svg:x2="20.955cm" svg:y2="10.795cm">
          <text:p/>
        </draw:line>
        <draw:custom-shape draw:style-name="gr78" draw:text-style-name="P5" xml:id="id297" draw:id="id297" draw:layer="layout" svg:width="16.86cm" svg:height="4.605cm" svg:x="0.697cm" svg:y="8.524cm">
          <text:list text:style-name="L39">
            <text:list-header>
              <text:p text:style-name="P6"><text:span text:style-name="T150"><text:s text:c="2"/></text:span><text:span text:style-name="T150">for(j=0;j&lt;4;j++) </text:span></text:p>
              <text:p text:style-name="P41"><text:span text:style-name="T150"><text:s text:c="2"/></text:span><text:span text:style-name="T150">for(i=0;i&lt;3;i++)</text:span></text:p>
              <text:p text:style-name="P6"><text:span text:style-name="T150"><text:s text:c="3"/></text:span><text:span text:style-name="T150">scanf(“%d”,&amp;a[i][j]);</text:span></text:p>
            </text:list-header>
          </text:list>
          <draw:enhanced-geometry svg:viewBox="0 0 21600 21600" draw:type="mso-spt202" draw:enhanced-path="M 0 0 L 21600 0 21600 21600 0 21600 0 0 Z N"/>
        </draw:custom-shape>
        <draw:custom-shape draw:style-name="gr71" draw:text-style-name="P5" xml:id="id298" draw:id="id298" draw:layer="layout" svg:width="14.905cm" svg:height="5.959cm" svg:x="0.397cm" svg:y="8.524cm">
          <text:list text:style-name="L39">
            <text:list-header>
              <text:p text:style-name="P6"><text:span text:style-name="T150"><text:s text:c="2"/></text:span><text:span text:style-name="T150">for(i=0;i&lt;3;i++)</text:span></text:p>
              <text:p text:style-name="P6"><text:span text:style-name="T150"><text:s text:c="2"/></text:span><text:span text:style-name="T150">for(j=0;j&lt;4;j++) </text:span></text:p>
              <text:p text:style-name="P41"><text:span text:style-name="T150"><text:s text:c="3"/></text:span><text:span text:style-name="T150">scanf(“%d”,&amp;a[j][i]);</text:span></text:p>
            </text:list-header>
          </text:list>
          <draw:enhanced-geometry svg:viewBox="0 0 21600 21600" draw:type="mso-spt202" draw:enhanced-path="M 0 0 L 21600 0 21600 21600 0 21600 0 0 Z N"/>
        </draw:custom-shape>
        <anim:par smil:dur="indefinite" smil:restart="never" presentation:node-type="timing-root">
          <anim:par smil:begin="id296.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297" smil:attributeName="visibility" smil:to="visible"/>
                  <anim:animate smil:dur="0.5s" smil:fill="hold" smil:targetElement="id297" smil:attributeName="x" smil:values="x;x" smil:keyTimes="0;1" smil:additive="base"/>
                  <anim:animate smil:dur="0.5s" smil:fill="hold" smil:targetElement="id297"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298" smil:attributeName="visibility" smil:to="visible"/>
                  <anim:animate smil:dur="0.5s" smil:fill="hold" smil:targetElement="id298" smil:attributeName="x" smil:values="x;x" smil:keyTimes="0;1" smil:additive="base"/>
                  <anim:animate smil:dur="0.5s" smil:fill="hold" smil:targetElement="id298" smil:attributeName="y" smil:values="1+height/2;y" smil:keyTimes="0;1" smil:additive="base"/>
                </anim:par>
              </anim:par>
            </anim:par>
          </anim:seq>
        </anim:par>
        <presentation:notes draw:style-name="dp2">
          <draw:page-thumbnail draw:style-name="gr1" draw:layer="layout" svg:width="7.142cm" svg:height="9.524cm" svg:x="5.953cm" svg:y="1.93cm" draw:page-number="214" presentation:class="page"/>
          <draw:frame presentation:style-name="pr2" draw:layer="layout" svg:width="15.239cm" svg:height="11.43cm" svg:x="1.905cm" svg:y="12.065cm" presentation:class="notes" presentation:placeholder="true">
            <draw:text-box/>
          </draw:frame>
        </presentation:notes>
      </draw:page>
      <draw:page draw:name="page215" draw:style-name="dp3" draw:master-page-name="Default" presentation:presentation-page-layout-name="AL1T0" xml:id="id299" draw:id="id299">
        <draw:frame presentation:style-name="pr37" draw:text-style-name="P5" draw:layer="layout" svg:width="24.977cm" svg:height="19.05cm" svg:x="0.422cm" svg:y="0cm" presentation:class="subtitle" presentation:user-transformed="true">
          <draw:text-box>
            <text:list text:style-name="L6">
              <text:list-header>
                <text:p text:style-name="P47"><text:span text:style-name="T68">例：输入一个表格的数据到二维数组中，并找最 大值所在的位置</text:span></text:p>
              </text:list-header>
            </text:list>
            <text:list text:style-name="L17">
              <text:list-header>
                <text:p text:style-name="P47"><text:span text:style-name="T61">main()</text:span></text:p>
                <text:p text:style-name="P47"><text:span text:style-name="T61">{ <text:s text:c="2"/>int a[3][4],i,j,i1,j1;</text:span></text:p>
                <text:p text:style-name="P47"><text:span text:style-name="T61"><text:s text:c="4"/></text:span><text:span text:style-name="T61">for(i=0;i&lt;3;i++)</text:span></text:p>
                <text:p text:style-name="P47"><text:span text:style-name="T61"><text:s text:c="4"/></text:span><text:span text:style-name="T61">for(j=0;j&lt;4;j++) scanf(“%d”,&amp;a[i][j]);</text:span></text:p>
                <text:p text:style-name="P47"><text:span text:style-name="T61"><text:s text:c="4"/></text:span><text:span text:style-name="T68">i1=0; j1=0;</text:span></text:p>
                <text:p text:style-name="P47"><text:span text:style-name="T61"><text:s text:c="4"/></text:span><text:span text:style-name="T61">for(i=0;i&lt;3;i++)</text:span></text:p>
                <text:p text:style-name="P47"><text:span text:style-name="T61"><text:s text:c="4"/></text:span><text:span text:style-name="T61">for(j=0;j&lt;4;j++) </text:span></text:p>
                <text:p text:style-name="P47"><text:span text:style-name="T61"><text:s text:c="4"/></text:span><text:span text:style-name="T68">if(a[i][j]&gt;a[i1][j1]){i1=i; j1=j;}</text:span></text:p>
                <text:p text:style-name="P47"><text:span text:style-name="T61"><text:s text:c="4"/></text:span><text:span text:style-name="T61">printf(“\n %d,%d”,i1,j1);</text:span></text:p>
                <text:p text:style-name="P47"><text:span text:style-name="T61"><text:s/></text:span><text:span text:style-name="T61">}</text:span></text:p>
                <text:p text:style-name="P47"><text:span text:style-name="T61"/></text:p>
                <text:p text:style-name="P41"><text:span text:style-name="T61"/></text:p>
              </text:list-header>
            </text:list>
          </draw:text-box>
        </draw:frame>
        <anim:par presentation:node-type="timing-root">
          <anim:par smil:begin="id299.begin">
            <anim:transitionFilter smil:dur="1s" smil:type="slideWipe" smil:subtype="fromBottomRight" smil:direction="reverse"/>
          </anim:par>
        </anim:par>
        <presentation:notes draw:style-name="dp2">
          <draw:page-thumbnail draw:style-name="gr1" draw:layer="layout" svg:width="7.142cm" svg:height="9.524cm" svg:x="5.953cm" svg:y="1.93cm" draw:page-number="215" presentation:class="page"/>
          <draw:frame presentation:style-name="pr2" draw:layer="layout" svg:width="15.239cm" svg:height="11.43cm" svg:x="1.905cm" svg:y="12.065cm" presentation:class="notes" presentation:placeholder="true">
            <draw:text-box/>
          </draw:frame>
        </presentation:notes>
      </draw:page>
      <draw:page draw:name="page216" draw:style-name="dp3" draw:master-page-name="Default" presentation:presentation-page-layout-name="AL1T0" xml:id="id300" draw:id="id300">
        <draw:frame presentation:style-name="pr29" draw:text-style-name="P5" draw:layer="layout" svg:width="24.765cm" svg:height="17.568cm" svg:x="0.634cm" svg:y="0.635cm" presentation:class="subtitle" presentation:user-transformed="true">
          <draw:text-box>
            <text:list text:style-name="L53">
              <text:list-header>
                <text:p text:style-name="P40"><text:span text:style-name="T388"><text:s text:c="4"/>■</text:span><text:span text:style-name="T61">初始化</text:span><text:span text:style-name="T61"><text:line-break/></text:span><text:span text:style-name="T61"/></text:p>
              </text:list-header>
            </text:list>
            <text:list text:style-name="L6">
              <text:list-header>
                <text:p text:style-name="P47"><text:span text:style-name="T68"><text:s text:c="2"/></text:span><text:span text:style-name="T165">对二维数组赋初值的几种方法：</text:span></text:p>
              </text:list-header>
            </text:list>
            <text:list text:style-name="L120">
              <text:list-header>
                <text:p text:style-name="P47"><text:span text:style-name="T389"><text:s/></text:span><text:span text:style-name="T61">int a[3][4]=</text:span></text:p>
              </text:list-header>
            </text:list>
            <text:list text:style-name="L17">
              <text:list-header>
                <text:p text:style-name="P47"><text:span text:style-name="T61"><text:s text:c="3"/></text:span><text:span text:style-name="T61">{{1,2,3,4},{5,6,7,8},{9,10,11,12}};</text:span></text:p>
              </text:list-header>
            </text:list>
            <text:list text:style-name="L120">
              <text:list-header>
                <text:p text:style-name="P47"><text:span text:style-name="T389"><text:s/></text:span><text:span text:style-name="T165">int a[3][4]={1,2,3,4,5,6,7,8,9,10,11,12};</text:span></text:p>
                <text:p text:style-name="P47"><text:span text:style-name="T389"><text:s/></text:span><text:span text:style-name="T68">int a[3][4]={{1},{5},{9}};</text:span></text:p>
                <text:p text:style-name="P47"><text:span text:style-name="T389"><text:s/></text:span><text:span text:style-name="T61">int a[3][4]={{1},{0,6},{0,0,11}};</text:span></text:p>
              </text:list-header>
            </text:list>
            <text:list text:style-name="L19">
              <text:list-header>
                <text:p text:style-name="P66"><text:span text:style-name="T64"><text:s text:c="2"/></text:span><text:span text:style-name="T68">int a[][4]={1,2,3,4,5,6,7,8,9,10,11,12};</text:span></text:p>
              </text:list-header>
            </text:list>
            <text:list text:style-name="L6">
              <text:list-header>
                <text:p text:style-name="P40"><text:span text:style-name="T68"><text:s/></text:span><text:span text:style-name="T61">int <text:s/>a[][4]={{0,0,3},{},{9,10}};</text:span></text:p>
              </text:list-header>
            </text:list>
          </draw:text-box>
        </draw:frame>
        <anim:par presentation:node-type="timing-root">
          <anim:par smil:begin="id300.begin">
            <anim:transitionFilter smil:dur="1s" smil:type="slideWipe" smil:subtype="fromBottomRight" smil:direction="reverse"/>
          </anim:par>
        </anim:par>
        <presentation:notes draw:style-name="dp2">
          <draw:page-thumbnail draw:style-name="gr1" draw:layer="layout" svg:width="7.142cm" svg:height="9.524cm" svg:x="5.953cm" svg:y="1.93cm" draw:page-number="216" presentation:class="page"/>
          <draw:frame presentation:style-name="pr2" draw:layer="layout" svg:width="15.239cm" svg:height="11.43cm" svg:x="1.905cm" svg:y="12.065cm" presentation:class="notes" presentation:placeholder="true">
            <draw:text-box/>
          </draw:frame>
        </presentation:notes>
      </draw:page>
      <draw:page draw:name="page217" draw:style-name="dp3" draw:master-page-name="Default" presentation:presentation-page-layout-name="AL1T0" xml:id="id301" draw:id="id301">
        <draw:frame presentation:style-name="pr44" draw:text-style-name="P5" draw:layer="layout" svg:width="24.553cm" svg:height="18.415cm" svg:x="0.846cm" svg:y="0.634cm" presentation:class="subtitle" presentation:user-transformed="true">
          <draw:text-box>
            <text:list text:style-name="L53">
              <text:list-header>
                <text:p text:style-name="P47"><text:span text:style-name="T165"><text:s text:c="2"/>■</text:span><text:span text:style-name="T61"> </text:span><text:span text:style-name="T61">举例</text:span></text:p>
              </text:list-header>
            </text:list>
            <text:list text:style-name="L6">
              <text:list-header>
                <text:p text:style-name="P47"><text:span text:style-name="T68">（</text:span><text:span text:style-name="T68">1</text:span><text:span text:style-name="T68">）矩阵的基本操作</text:span></text:p>
              </text:list-header>
            </text:list>
            <text:list text:style-name="L17">
              <text:list-header>
                <text:p text:style-name="P47"><text:span text:style-name="T61"><text:s text:c="2"/></text:span><text:span text:style-name="T61">二维数组的逻辑结构就如同一个矩阵，因此，矩阵操作都可用二维数组实现。</text:span></text:p>
                <text:p text:style-name="P40"><text:span text:style-name="T61"/></text:p>
              </text:list-header>
            </text:list>
          </draw:text-box>
        </draw:frame>
        <draw:custom-shape draw:style-name="gr65" draw:text-style-name="P5" draw:layer="layout" svg:width="13.124cm" svg:height="7.779cm" svg:x="3.598cm" svg:y="7.792cm">
          <text:list text:style-name="L24">
            <text:list-header>
              <text:p text:style-name="P12"><text:span text:style-name="T262">a</text:span><text:span text:style-name="T390">11</text:span><text:span text:style-name="T262"> <text:s/>a</text:span><text:span text:style-name="T390">12</text:span><text:span text:style-name="T262"> <text:s/>a</text:span><text:span text:style-name="T390">13</text:span><text:span text:style-name="T262"> <text:s text:c="3"/></text:span><text:span text:style-name="T391">…</text:span><text:span text:style-name="T262"> <text:s text:c="8"/>a</text:span><text:span text:style-name="T390">1n</text:span></text:p>
              <text:p text:style-name="P12"><text:span text:style-name="T262">a</text:span><text:span text:style-name="T390">21 <text:s/></text:span><text:span text:style-name="T262">a</text:span><text:span text:style-name="T390">22</text:span><text:span text:style-name="T262"> <text:s/>a</text:span><text:span text:style-name="T390">23</text:span><text:span text:style-name="T262"> <text:s text:c="3"/></text:span><text:span text:style-name="T391">…</text:span><text:span text:style-name="T262"> <text:s text:c="8"/></text:span><text:span text:style-name="T390">a2n</text:span></text:p>
              <text:p text:style-name="P12"><text:span text:style-name="T262">a</text:span><text:span text:style-name="T390">31</text:span><text:span text:style-name="T262"> <text:s/>a</text:span><text:span text:style-name="T390">32</text:span><text:span text:style-name="T262"> <text:s/>a</text:span><text:span text:style-name="T390">33 <text:s/></text:span><text:span text:style-name="T262"><text:s text:c="2"/></text:span><text:span text:style-name="T391">…</text:span><text:span text:style-name="T262"> <text:s text:c="8"/></text:span><text:span text:style-name="T390">a3n</text:span></text:p>
              <text:p text:style-name="P12"><text:span text:style-name="T262"><text:s text:c="15"/></text:span><text:span text:style-name="T391">… … … …</text:span></text:p>
              <text:p text:style-name="P12"><text:span text:style-name="T262">a</text:span><text:span text:style-name="T390">m1</text:span><text:span text:style-name="T262"> <text:s/>a</text:span><text:span text:style-name="T390">m2 </text:span><text:span text:style-name="T262"><text:s/>a</text:span><text:span text:style-name="T390">m3 <text:s/></text:span><text:span text:style-name="T262"><text:s text:c="2"/></text:span><text:span text:style-name="T391">…</text:span><text:span text:style-name="T262"> <text:s text:c="7"/>a</text:span><text:span text:style-name="T390">mn</text:span></text:p>
            </text:list-header>
          </text:list>
          <draw:enhanced-geometry svg:viewBox="0 0 21600 21600" draw:type="mso-spt202" draw:enhanced-path="M 0 0 L 21600 0 21600 21600 0 21600 0 0 Z N"/>
        </draw:custom-shape>
        <draw:line draw:style-name="gr85" draw:text-style-name="P173" draw:layer="layout" svg:x1="3.597cm" svg:y1="8.678cm" svg:x2="2.962cm" svg:y2="8.678cm">
          <text:p/>
        </draw:line>
        <draw:line draw:style-name="gr85" draw:text-style-name="P173" draw:layer="layout" svg:x1="2.963cm" svg:y1="8.678cm" svg:x2="2.963cm" svg:y2="14.182cm">
          <text:p/>
        </draw:line>
        <draw:line draw:style-name="gr85" draw:text-style-name="P173" draw:layer="layout" svg:x1="2.963cm" svg:y1="14.182cm" svg:x2="3.81cm" svg:y2="14.182cm">
          <text:p/>
        </draw:line>
        <draw:line draw:style-name="gr85" draw:text-style-name="P173" draw:layer="layout" svg:x1="15.24cm" svg:y1="8.678cm" svg:x2="16.298cm" svg:y2="8.678cm">
          <text:p/>
        </draw:line>
        <draw:line draw:style-name="gr85" draw:text-style-name="P173" draw:layer="layout" svg:x1="16.298cm" svg:y1="8.678cm" svg:x2="16.298cm" svg:y2="14.182cm">
          <text:p/>
        </draw:line>
        <draw:line draw:style-name="gr85" draw:text-style-name="P173" draw:layer="layout" svg:x1="16.297cm" svg:y1="14.182cm" svg:x2="15.662cm" svg:y2="14.182cm">
          <text:p/>
        </draw:line>
        <draw:custom-shape draw:style-name="gr69" draw:text-style-name="P5" draw:layer="layout" svg:width="1.963cm" svg:height="1.615cm" svg:x="1.058cm" svg:y="10.583cm">
          <text:list text:style-name="L24">
            <text:list-header>
              <text:p text:style-name="P14"><text:span text:style-name="T283">A=</text:span></text:p>
            </text:list-header>
          </text:list>
          <draw:enhanced-geometry svg:viewBox="0 0 21600 21600" draw:type="mso-spt202" draw:enhanced-path="M 0 0 L 21600 0 21600 21600 0 21600 0 0 Z N"/>
        </draw:custom-shape>
        <draw:line draw:style-name="gr86" draw:text-style-name="P173" draw:layer="layout" svg:x1="4.022cm" svg:y1="8.678cm" svg:x2="14.393cm" svg:y2="14.817cm">
          <text:p/>
        </draw:line>
        <draw:custom-shape draw:style-name="gr69" draw:text-style-name="P5" draw:layer="layout" svg:width="9.072cm" svg:height="1.615cm" svg:x="16.265cm" svg:y="8.89cm">
          <text:list text:style-name="L117">
            <text:list-header>
              <text:p text:style-name="P24"><text:span text:style-name="T154">假定</text:span><text:span text:style-name="T154">M=3</text:span><text:span text:style-name="T154">，</text:span><text:span text:style-name="T154">N=4</text:span></text:p>
            </text:list-header>
          </text:list>
          <draw:enhanced-geometry svg:viewBox="0 0 21600 21600" draw:type="mso-spt202" draw:enhanced-path="M 0 0 L 21600 0 21600 21600 0 21600 0 0 Z N"/>
        </draw:custom-shape>
        <anim:par presentation:node-type="timing-root">
          <anim:par smil:begin="id301.begin">
            <anim:transitionFilter smil:dur="1s" smil:type="slideWipe" smil:subtype="fromBottomRight" smil:direction="reverse"/>
          </anim:par>
        </anim:par>
        <presentation:notes draw:style-name="dp2">
          <draw:page-thumbnail draw:style-name="gr1" draw:layer="layout" svg:width="7.142cm" svg:height="9.524cm" svg:x="5.953cm" svg:y="1.93cm" draw:page-number="217" presentation:class="page"/>
          <draw:frame presentation:style-name="pr2" draw:layer="layout" svg:width="15.239cm" svg:height="11.43cm" svg:x="1.905cm" svg:y="12.065cm" presentation:class="notes" presentation:placeholder="true">
            <draw:text-box/>
          </draw:frame>
        </presentation:notes>
      </draw:page>
      <draw:page draw:name="page218" draw:style-name="dp3" draw:master-page-name="Default" presentation:presentation-page-layout-name="AL1T0" xml:id="id302" draw:id="id302">
        <draw:frame presentation:style-name="pr33" draw:text-style-name="P5" draw:layer="layout" svg:width="23.495cm" svg:height="17.357cm" svg:x="0.846cm" svg:y="0.634cm" presentation:class="subtitle" presentation:user-transformed="true">
          <draw:text-box>
            <text:list text:style-name="L17">
              <text:list-header>
                <text:p text:style-name="P47"><text:span text:style-name="T61"><text:s/></text:span><text:span text:style-name="T68">求和：</text:span></text:p>
                <text:p text:style-name="P47"><text:span text:style-name="T61">main()</text:span></text:p>
                <text:p text:style-name="P47"><text:span text:style-name="T61">{ <text:s text:c="2"/>int a[4][4],i,j,s=0;</text:span></text:p>
                <text:p text:style-name="P47"><text:span text:style-name="T61"><text:s text:c="5"/>┈┈┈</text:span></text:p>
                <text:p text:style-name="P47"><text:span text:style-name="T61"><text:s text:c="5"/></text:span><text:span text:style-name="T61">for(i=0;i&lt;4;i++)</text:span></text:p>
                <text:p text:style-name="P47"><text:span text:style-name="T61"><text:s text:c="5"/></text:span><text:span text:style-name="T61">for(j=0;j&lt;4;j++) s+=a[i][j];</text:span></text:p>
                <text:p text:style-name="P47"><text:span text:style-name="T61"><text:s text:c="5"/>┈┈┈</text:span></text:p>
                <text:p text:style-name="P47"><text:span text:style-name="T61"><text:s/></text:span><text:span text:style-name="T61">}</text:span></text:p>
              </text:list-header>
            </text:list>
            <text:list text:style-name="L126">
              <text:list-header>
                <text:p text:style-name="P40"><text:span text:style-name="T392"><text:s text:c="4"/></text:span><text:span text:style-name="T392">上三角？下三角？主对角线？</text:span></text:p>
              </text:list-header>
            </text:list>
          </draw:text-box>
        </draw:frame>
        <draw:custom-shape draw:style-name="gr71" draw:text-style-name="P5" xml:id="id303" draw:id="id303" draw:layer="layout" svg:width="19.897cm" svg:height="5.959cm" svg:x="3.598cm" svg:y="6.725cm">
          <text:list text:style-name="L33">
            <text:list-header>
              <text:p text:style-name="P41"><text:span text:style-name="T280">for(i=0;i&lt;4;i++)</text:span></text:p>
              <text:p text:style-name="P41"><text:span text:style-name="T280"><text:s/></text:span><text:span text:style-name="T280">for(j=</text:span><text:span text:style-name="T269">i</text:span><text:span text:style-name="T280">;j&lt;4;j++) s+=a[i][j];</text:span></text:p>
              <text:p text:style-name="P6"><text:span text:style-name="T280"/></text:p>
            </text:list-header>
          </text:list>
          <draw:enhanced-geometry svg:viewBox="0 0 21600 21600" draw:type="mso-spt202" draw:enhanced-path="M 0 0 L 21600 0 21600 21600 0 21600 0 0 Z N"/>
        </draw:custom-shape>
        <draw:custom-shape draw:style-name="gr71" draw:text-style-name="P5" xml:id="id304" draw:id="id304" draw:layer="layout" svg:width="20.399cm" svg:height="5.959cm" svg:x="3.1cm" svg:y="11.88cm">
          <text:list text:style-name="L33">
            <text:list-header>
              <text:p text:style-name="P41"><text:span text:style-name="T280">for(i=0;i&lt;4;i++)</text:span></text:p>
              <text:p text:style-name="P41"><text:span text:style-name="T280"><text:s/></text:span><text:span text:style-name="T280">for(j=0;j&lt;</text:span><text:span text:style-name="T269">=i</text:span><text:span text:style-name="T280">;j++) s+=a[i][j];</text:span></text:p>
              <text:p text:style-name="P6"><text:span text:style-name="T280"/></text:p>
            </text:list-header>
          </text:list>
          <draw:enhanced-geometry svg:viewBox="0 0 21600 21600" draw:type="mso-spt202" draw:enhanced-path="M 0 0 L 21600 0 21600 21600 0 21600 0 0 Z N"/>
        </draw:custom-shape>
        <draw:custom-shape draw:style-name="gr71" draw:text-style-name="P5" xml:id="id305" draw:id="id305" draw:layer="layout" svg:width="19.896cm" svg:height="5.959cm" svg:x="3.387cm" svg:y="6.681cm">
          <text:list text:style-name="L33">
            <text:list-header>
              <text:p text:style-name="P41"><text:span text:style-name="T280">for(i=0;i&lt;4;i++)</text:span></text:p>
              <text:p text:style-name="P41"><text:span text:style-name="T280"><text:s/></text:span><text:span text:style-name="T280">for(j=</text:span><text:span text:style-name="T269">i</text:span><text:span text:style-name="T280">;j&lt;=</text:span><text:span text:style-name="T269">i</text:span><text:span text:style-name="T280">;j++) s+=a[i][j];</text:span></text:p>
              <text:p text:style-name="P6"><text:span text:style-name="T280"/></text:p>
            </text:list-header>
          </text:list>
          <draw:enhanced-geometry svg:viewBox="0 0 21600 21600" draw:type="mso-spt202" draw:enhanced-path="M 0 0 L 21600 0 21600 21600 0 21600 0 0 Z N"/>
        </draw:custom-shape>
        <draw:custom-shape draw:style-name="gr71" draw:text-style-name="P5" xml:id="id306" draw:id="id306" draw:layer="layout" svg:width="20.108cm" svg:height="4.605cm" svg:x="3.387cm" svg:y="6.725cm">
          <text:list text:style-name="L33">
            <text:list-header>
              <text:p text:style-name="P41"><text:span text:style-name="T280"/></text:p>
              <text:p text:style-name="P41"><text:span text:style-name="T280">for(i=0;i&lt;4;i++) s+=a[</text:span><text:span text:style-name="T269">i</text:span><text:span text:style-name="T280">][</text:span><text:span text:style-name="T269">i</text:span><text:span text:style-name="T280">];</text:span></text:p>
              <text:p text:style-name="P6"><text:span text:style-name="T280"/></text:p>
            </text:list-header>
          </text:list>
          <draw:enhanced-geometry svg:viewBox="0 0 21600 21600" draw:type="mso-spt202" draw:enhanced-path="M 0 0 L 21600 0 21600 21600 0 21600 0 0 Z N"/>
        </draw:custom-shape>
        <draw:custom-shape draw:style-name="gr65" draw:text-style-name="P5" draw:layer="layout" svg:width="7.408cm" svg:height="5.677cm" svg:x="16.722cm" svg:y="0.847cm">
          <text:list text:style-name="L115">
            <text:list-header>
              <text:p text:style-name="P181"><text:span text:style-name="T198">1 <text:s text:c="3"/>2 <text:s text:c="3"/>3 <text:s text:c="3"/>4</text:span></text:p>
              <text:p text:style-name="P181"><text:span text:style-name="T198">5 <text:s text:c="3"/>6 <text:s text:c="3"/>7 <text:s text:c="3"/>8</text:span></text:p>
            </text:list-header>
          </text:list>
          <text:list text:style-name="L127">
            <text:list-item>
              <text:p text:style-name="P12"><text:span text:style-name="T198">10 <text:s/>11 <text:s/>12</text:span></text:p>
            </text:list-item>
          </text:list>
          <text:list text:style-name="L115">
            <text:list-header>
              <text:p text:style-name="P181"><text:span text:style-name="T198">13 14 <text:s/>15 <text:s/>16</text:span></text:p>
            </text:list-header>
          </text:list>
          <draw:enhanced-geometry svg:viewBox="0 0 21600 21600" draw:type="mso-spt202" draw:enhanced-path="M 0 0 L 21600 0 21600 21600 0 21600 0 0 Z N"/>
        </draw:custom-shape>
        <anim:par smil:dur="indefinite" smil:restart="never" presentation:node-type="timing-root">
          <anim:par smil:begin="id302.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03" smil:attributeName="visibility" smil:to="visible"/>
                  <anim:animate smil:dur="0.5s" smil:fill="hold" smil:targetElement="id303" smil:attributeName="x" smil:values="1+width/2;x" smil:keyTimes="0;1" smil:additive="base"/>
                  <anim:animate smil:dur="0.5s" smil:fill="hold" smil:targetElement="id303"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04" smil:attributeName="visibility" smil:to="visible"/>
                  <anim:animate smil:dur="0.5s" smil:fill="hold" smil:targetElement="id304" smil:attributeName="x" smil:values="1+width/2;x" smil:keyTimes="0;1" smil:additive="base"/>
                  <anim:animate smil:dur="0.5s" smil:fill="hold" smil:targetElement="id30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05" smil:attributeName="visibility" smil:to="visible"/>
                  <anim:animate smil:dur="0.5s" smil:fill="hold" smil:targetElement="id305" smil:attributeName="x" smil:values="1+width/2;x" smil:keyTimes="0;1" smil:additive="base"/>
                  <anim:animate smil:dur="0.5s" smil:fill="hold" smil:targetElement="id305"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06" smil:attributeName="visibility" smil:to="visible"/>
                  <anim:animate smil:dur="0.5s" smil:fill="hold" smil:targetElement="id306" smil:attributeName="x" smil:values="1+width/2;x" smil:keyTimes="0;1" smil:additive="base"/>
                  <anim:animate smil:dur="0.5s" smil:fill="hold" smil:targetElement="id306" smil:attributeName="y" smil:values="y;y" smil:keyTimes="0;1" smil:additive="base"/>
                </anim:par>
              </anim:par>
            </anim:par>
          </anim:seq>
        </anim:par>
        <presentation:notes draw:style-name="dp2">
          <draw:page-thumbnail draw:style-name="gr1" draw:layer="layout" svg:width="7.142cm" svg:height="9.524cm" svg:x="5.953cm" svg:y="1.93cm" draw:page-number="218" presentation:class="page"/>
          <draw:frame presentation:style-name="pr2" draw:layer="layout" svg:width="15.239cm" svg:height="11.43cm" svg:x="1.905cm" svg:y="12.065cm" presentation:class="notes" presentation:placeholder="true">
            <draw:text-box/>
          </draw:frame>
        </presentation:notes>
      </draw:page>
      <draw:page draw:name="page219" draw:style-name="dp3" draw:master-page-name="Default" presentation:presentation-page-layout-name="AL1T0" xml:id="id307" draw:id="id307">
        <draw:frame presentation:style-name="pr29" draw:text-style-name="P5" draw:layer="layout" svg:width="23.918cm" svg:height="17.568cm" svg:x="0.635cm" svg:y="0.635cm" presentation:class="subtitle" presentation:user-transformed="true">
          <draw:text-box>
            <text:list text:style-name="L6">
              <text:list-header>
                <text:p text:style-name="P47"><text:span text:style-name="T68">非方阵转置：</text:span><text:span text:style-name="T68">a</text:span><text:span text:style-name="T393">ij</text:span><text:span text:style-name="T68">→b</text:span><text:span text:style-name="T393">ji</text:span></text:p>
              </text:list-header>
            </text:list>
            <text:list text:style-name="L17">
              <text:list-header>
                <text:p text:style-name="P47"><text:span text:style-name="T61"/></text:p>
                <text:p text:style-name="P47"><text:span text:style-name="T61">main()</text:span></text:p>
                <text:p text:style-name="P47"><text:span text:style-name="T61">{ <text:s text:c="2"/>int a[3][4],b[4][3],i,j;</text:span></text:p>
                <text:p text:style-name="P47"><text:span text:style-name="T61"><text:s text:c="4"/>┈┈┈</text:span></text:p>
                <text:p text:style-name="P47"><text:span text:style-name="T61"><text:s text:c="4"/></text:span><text:span text:style-name="T61">for(i=0;i&lt;3;i++)</text:span></text:p>
                <text:p text:style-name="P47"><text:span text:style-name="T61"><text:s text:c="4"/></text:span><text:span text:style-name="T61">for(j=0;j&lt;4;j++) b[j][i]=a[i][j];</text:span></text:p>
                <text:p text:style-name="P47"><text:span text:style-name="T61"><text:s text:c="4"/>┈┈┈</text:span></text:p>
                <text:p text:style-name="P47"><text:span text:style-name="T61"><text:s/></text:span><text:span text:style-name="T61">}</text:span></text:p>
                <text:p text:style-name="P40"><text:span text:style-name="T61"/></text:p>
              </text:list-header>
            </text:list>
          </draw:text-box>
        </draw:frame>
        <draw:custom-shape draw:style-name="gr73" draw:text-style-name="P5" draw:layer="layout" svg:width="4.913cm" svg:height="3.309cm" svg:x="12.277cm" svg:y="1.12cm">
          <text:list text:style-name="L115">
            <text:list-header>
              <text:p text:style-name="P12"><text:span text:style-name="T394">1 <text:s text:c="3"/>2 <text:s text:c="3"/>3 <text:s text:c="3"/>4</text:span></text:p>
              <text:p text:style-name="P12"><text:span text:style-name="T394">5 <text:s text:c="3"/>6 <text:s text:c="3"/>7 <text:s text:c="3"/>8</text:span></text:p>
              <text:p text:style-name="P12"><text:span text:style-name="T394">9 <text:s text:c="2"/>10 <text:s/>11 <text:s/>12</text:span></text:p>
            </text:list-header>
          </text:list>
          <draw:enhanced-geometry svg:viewBox="0 0 21600 21600" draw:type="mso-spt202" draw:enhanced-path="M 0 0 L 21600 0 21600 21600 0 21600 0 0 Z N"/>
        </draw:custom-shape>
        <draw:custom-shape draw:style-name="gr65" draw:text-style-name="P5" draw:layer="layout" svg:width="3.598cm" svg:height="4.325cm" svg:x="19.685cm" svg:y="1.27cm">
          <text:list text:style-name="L24">
            <text:list-header>
              <text:p text:style-name="P12"><text:span text:style-name="T109">1 <text:s text:c="2"/>5 <text:s text:c="2"/>9 <text:s text:c="3"/>2 <text:s text:c="2"/>6 <text:s/>10</text:span></text:p>
              <text:p text:style-name="P12"><text:span text:style-name="T109">3 <text:s text:c="2"/>7 <text:s text:c="2"/>11</text:span></text:p>
              <text:p text:style-name="P12"><text:span text:style-name="T109">4 <text:s text:c="2"/>8 <text:s text:c="2"/>12</text:span></text:p>
            </text:list-header>
          </text:list>
          <draw:enhanced-geometry svg:viewBox="0 0 21600 21600" draw:type="mso-spt202" draw:enhanced-path="M 0 0 L 21600 0 21600 21600 0 21600 0 0 Z N"/>
        </draw:custom-shape>
        <draw:line draw:style-name="gr82" draw:text-style-name="P173" draw:layer="layout" svg:x1="17.568cm" svg:y1="2.963cm" svg:x2="19.05cm" svg:y2="2.963cm">
          <text:p/>
        </draw:line>
        <anim:par presentation:node-type="timing-root">
          <anim:par smil:begin="id307.begin">
            <anim:transitionFilter smil:dur="1s" smil:type="slideWipe" smil:subtype="fromBottomRight" smil:direction="reverse"/>
          </anim:par>
        </anim:par>
        <presentation:notes draw:style-name="dp2">
          <draw:page-thumbnail draw:style-name="gr1" draw:layer="layout" svg:width="7.142cm" svg:height="9.524cm" svg:x="5.953cm" svg:y="1.93cm" draw:page-number="219" presentation:class="page"/>
          <draw:frame presentation:style-name="pr2" draw:layer="layout" svg:width="15.239cm" svg:height="11.43cm" svg:x="1.905cm" svg:y="12.065cm" presentation:class="notes" presentation:placeholder="true">
            <draw:text-box/>
          </draw:frame>
        </presentation:notes>
      </draw:page>
      <draw:page draw:name="page220" draw:style-name="dp3" draw:master-page-name="Default" presentation:presentation-page-layout-name="AL1T0" xml:id="id308" draw:id="id308">
        <draw:frame presentation:style-name="pr30" draw:text-style-name="P5" draw:layer="layout" svg:width="24.765cm" svg:height="17.992cm" svg:x="0.422cm" svg:y="0.423cm" presentation:class="subtitle" presentation:user-transformed="true">
          <draw:text-box>
            <text:list text:style-name="L6">
              <text:list-header>
                <text:p text:style-name="P47"><text:span text:style-name="T68">方阵转置：</text:span><text:span text:style-name="T68">a</text:span><text:span text:style-name="T393">ij</text:span><text:span text:style-name="T68">∽a</text:span><text:span text:style-name="T393">ji</text:span></text:p>
              </text:list-header>
            </text:list>
            <text:list text:style-name="L17">
              <text:list-header>
                <text:p text:style-name="P47"><text:span text:style-name="T61">main()</text:span></text:p>
                <text:p text:style-name="P47"><text:span text:style-name="T61">{ int a[3][3],i,j,t;</text:span></text:p>
                <text:p text:style-name="P47"><text:span text:style-name="T61"><text:s text:c="2"/>┈┈┈</text:span></text:p>
                <text:p text:style-name="P47"><text:span text:style-name="T61"><text:s text:c="2"/></text:span><text:span text:style-name="T61">for(i=0; i&lt;3; i++)</text:span></text:p>
                <text:p text:style-name="P47"><text:span text:style-name="T61"><text:s text:c="2"/></text:span><text:span text:style-name="T61">for(j=0; j&lt;3; j++)</text:span></text:p>
                <text:p text:style-name="P47"><text:span text:style-name="T61"><text:s text:c="2"/></text:span><text:span text:style-name="T61">{t=a[i][j]; a[i][j]=a[j][i]; a[j][i]=t;}</text:span></text:p>
                <text:p text:style-name="P47"><text:span text:style-name="T61"><text:s text:c="2"/>┈┈┈</text:span></text:p>
                <text:p text:style-name="P47"><text:span text:style-name="T61"><text:s/></text:span><text:span text:style-name="T61">}</text:span></text:p>
                <text:p text:style-name="P40"><text:span text:style-name="T61"/></text:p>
              </text:list-header>
            </text:list>
          </draw:text-box>
        </draw:frame>
        <draw:custom-shape draw:style-name="gr69" draw:text-style-name="P5" draw:layer="layout" svg:width="3.042cm" svg:height="3.309cm" svg:x="19.055cm" svg:y="1.693cm">
          <text:list text:style-name="L98">
            <text:list-header>
              <text:p text:style-name="P14"><text:span text:style-name="T395">1 <text:s text:c="2"/>2 <text:s text:c="2"/>3</text:span></text:p>
              <text:p text:style-name="P14"><text:span text:style-name="T395">4 <text:s text:c="2"/>5 <text:s text:c="2"/>6</text:span></text:p>
              <text:p text:style-name="P14"><text:span text:style-name="T395">7 <text:s text:c="2"/>8 <text:s text:c="2"/>9</text:span></text:p>
            </text:list-header>
          </text:list>
          <draw:enhanced-geometry svg:viewBox="0 0 21600 21600" draw:type="mso-spt202" draw:enhanced-path="M 0 0 L 21600 0 21600 21600 0 21600 0 0 Z N"/>
        </draw:custom-shape>
        <draw:custom-shape draw:style-name="gr77" draw:text-style-name="P5" xml:id="id309" draw:id="id309" draw:layer="layout" svg:width="14.133cm" svg:height="1.615cm" svg:x="0.527cm" svg:y="8.467cm">
          <text:list text:style-name="L39">
            <text:list-header>
              <text:p text:style-name="P24"><text:span text:style-name="T269">for(j=i+1; j&lt;3; j++)</text:span></text:p>
            </text:list-header>
          </text:list>
          <draw:enhanced-geometry svg:viewBox="0 0 21600 21600" draw:type="mso-spt202" draw:enhanced-path="M 0 0 L 21600 0 21600 21600 0 21600 0 0 Z N"/>
        </draw:custom-shape>
        <anim:par smil:dur="indefinite" smil:restart="never" presentation:node-type="timing-root">
          <anim:par smil:begin="id308.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09" smil:attributeName="visibility" smil:to="visible"/>
                  <anim:animate smil:dur="0.5s" smil:fill="hold" smil:targetElement="id309" smil:attributeName="x" smil:values="1+width/2;x" smil:keyTimes="0;1" smil:additive="base"/>
                  <anim:animate smil:dur="0.5s" smil:fill="hold" smil:targetElement="id309" smil:attributeName="y" smil:values="y;y" smil:keyTimes="0;1" smil:additive="base"/>
                </anim:par>
              </anim:par>
            </anim:par>
          </anim:seq>
        </anim:par>
        <presentation:notes draw:style-name="dp2">
          <draw:page-thumbnail draw:style-name="gr1" draw:layer="layout" svg:width="7.142cm" svg:height="9.524cm" svg:x="5.953cm" svg:y="1.93cm" draw:page-number="220" presentation:class="page"/>
          <draw:frame presentation:style-name="pr2" draw:layer="layout" svg:width="15.239cm" svg:height="11.43cm" svg:x="1.905cm" svg:y="12.065cm" presentation:class="notes" presentation:placeholder="true">
            <draw:text-box/>
          </draw:frame>
        </presentation:notes>
      </draw:page>
      <draw:page draw:name="page221" draw:style-name="dp3" draw:master-page-name="Default" presentation:presentation-page-layout-name="AL1T0" xml:id="id310" draw:id="id310">
        <draw:frame presentation:style-name="pr36" draw:text-style-name="P5" draw:layer="layout" svg:width="24.765cm" svg:height="17.78cm" svg:x="0.422cm" svg:y="0.423cm" presentation:class="subtitle" presentation:user-transformed="true">
          <draw:text-box>
            <text:list text:style-name="L6">
              <text:list-header>
                <text:p text:style-name="P40"><text:span text:style-name="T68"><text:s/></text:span><text:span text:style-name="T68">将矩阵中和值为最大的那一行元素与首行对换。</text:span></text:p>
              </text:list-header>
            </text:list>
            <text:list text:style-name="L17">
              <text:list-header>
                <text:p text:style-name="P53"><text:span text:style-name="T18">main()</text:span></text:p>
                <text:p text:style-name="P53"><text:span text:style-name="T18">{ <text:s/>int a[3][4],i,j,t,s,smax=-32768,row;</text:span></text:p>
                <text:p text:style-name="P53"><text:span text:style-name="T18"><text:s text:c="3"/>┈┈┈</text:span></text:p>
                <text:p text:style-name="P53"><text:span text:style-name="T18"><text:s text:c="3"/></text:span><text:span text:style-name="T18">for(i=0;i&lt;3;i++)</text:span></text:p>
                <text:p text:style-name="P53"><text:span text:style-name="T18"><text:s text:c="3"/></text:span><text:span text:style-name="T18">{ s=0;for(j=0;j&lt;4;j++)s+=a[i][j];</text:span></text:p>
                <text:p text:style-name="P53"><text:span text:style-name="T18"><text:s text:c="5"/></text:span><text:span text:style-name="T18">if(s&gt;smax) {smax=s; row=i;}</text:span></text:p>
                <text:p text:style-name="P53"><text:span text:style-name="T18"><text:s text:c="4"/></text:span><text:span text:style-name="T18">}</text:span></text:p>
                <text:p text:style-name="P53"><text:span text:style-name="T18"><text:s text:c="4"/></text:span><text:span text:style-name="T18">for(j=0;j&lt;4;j++)</text:span></text:p>
                <text:p text:style-name="P53"><text:span text:style-name="T18"><text:s text:c="5"/></text:span><text:span text:style-name="T18">{t=a[0][j];a[0][j]=a[row][j]; a[row][j]=t;}</text:span></text:p>
                <text:p text:style-name="P53"><text:span text:style-name="T18"><text:s text:c="4"/>┈┈┈</text:span></text:p>
                <text:p text:style-name="P53"><text:span text:style-name="T18">}</text:span></text:p>
              </text:list-header>
            </text:list>
          </draw:text-box>
        </draw:frame>
        <draw:custom-shape draw:style-name="gr69" draw:text-style-name="P5" draw:layer="layout" svg:width="4.735cm" svg:height="3.309cm" svg:x="19.372cm" svg:y="5.503cm">
          <text:list text:style-name="L115">
            <text:list-header>
              <text:p text:style-name="P14"><text:span text:style-name="T394">1 <text:s text:c="3"/>5 <text:s text:c="3"/>3 <text:s text:c="3"/>8</text:span></text:p>
              <text:p text:style-name="P14"><text:span text:style-name="T394">4 <text:s text:c="3"/>6 <text:s text:c="3"/>1 <text:s text:c="2"/>7</text:span></text:p>
              <text:p text:style-name="P14"><text:span text:style-name="T394">9 <text:s text:c="3"/>2 <text:s text:c="3"/>5 <text:s text:c="2"/>6</text:span></text:p>
            </text:list-header>
          </text:list>
          <draw:enhanced-geometry svg:viewBox="0 0 21600 21600" draw:type="mso-spt202" draw:enhanced-path="M 0 0 L 21600 0 21600 21600 0 21600 0 0 Z N"/>
        </draw:custom-shape>
        <anim:par presentation:node-type="timing-root">
          <anim:par smil:begin="id310.begin">
            <anim:transitionFilter smil:dur="1s" smil:type="slideWipe" smil:subtype="fromBottomRight" smil:direction="reverse"/>
          </anim:par>
        </anim:par>
        <presentation:notes draw:style-name="dp2">
          <draw:page-thumbnail draw:style-name="gr1" draw:layer="layout" svg:width="7.142cm" svg:height="9.524cm" svg:x="5.953cm" svg:y="1.93cm" draw:page-number="221" presentation:class="page"/>
          <draw:frame presentation:style-name="pr2" draw:layer="layout" svg:width="15.239cm" svg:height="11.43cm" svg:x="1.905cm" svg:y="12.065cm" presentation:class="notes" presentation:placeholder="true">
            <draw:text-box/>
          </draw:frame>
        </presentation:notes>
      </draw:page>
      <draw:page draw:name="page222" draw:style-name="dp3" draw:master-page-name="Default" presentation:presentation-page-layout-name="AL1T0" xml:id="id311" draw:id="id311">
        <draw:frame presentation:style-name="pr36" draw:text-style-name="P5" draw:layer="layout" svg:width="24.13cm" svg:height="17.78cm" svg:x="0.635cm" svg:y="0.635cm" presentation:class="subtitle" presentation:user-transformed="true">
          <draw:text-box>
            <text:list text:style-name="L6">
              <text:list-header>
                <text:p text:style-name="P40"><text:span text:style-name="T68"><text:s text:c="2"/></text:span><text:span text:style-name="T68">7</text:span><text:span text:style-name="T68">．</text:span><text:span text:style-name="T68">4 </text:span><text:span text:style-name="T68">字符数组</text:span><text:span text:style-name="T68"><text:line-break/></text:span><text:span text:style-name="T54"> <text:s text:c="3"/></text:span></text:p>
              </text:list-header>
            </text:list>
            <text:list text:style-name="L55">
              <text:list-header>
                <text:p text:style-name="P66"><text:span text:style-name="T54"><text:s text:c="4"/></text:span><text:span text:style-name="T61">用于存放字符的数组称字符数组。</text:span></text:p>
              </text:list-header>
            </text:list>
            <text:list text:style-name="L17">
              <text:list-header>
                <text:p text:style-name="P40"><text:span text:style-name="T61"><text:s text:c="2"/></text:span><text:span text:style-name="T61">字符数组的每一个元素存放一个字符。</text:span></text:p>
                <text:p text:style-name="P47"><text:span text:style-name="T61"><text:s text:c="2"/></text:span></text:p>
                <text:p text:style-name="P47"><text:span text:style-name="T61"><text:s text:c="2"/></text:span><text:span text:style-name="T268">字符数组的独特之处：</text:span></text:p>
                <text:p text:style-name="P47"><text:span text:style-name="T61"><text:s text:c="2"/></text:span><text:span text:style-name="T61">（</text:span><text:span text:style-name="T61">1</text:span><text:span text:style-name="T61">）字符数组可以看作字符串变量。</text:span></text:p>
                <text:p text:style-name="P47"><text:span text:style-name="T61"><text:s text:c="2"/></text:span><text:span text:style-name="T61">（</text:span><text:span text:style-name="T61">2</text:span><text:span text:style-name="T61">）对字符数组可以进行某些整体操作。</text:span></text:p>
                <text:p text:style-name="P47"><text:span text:style-name="T61"><text:s text:c="2"/></text:span><text:span text:style-name="T61">（</text:span><text:span text:style-name="T61">3</text:span><text:span text:style-name="T61">）有专用的字符串处理函数。</text:span></text:p>
                <text:p text:style-name="P40"><text:span text:style-name="T61"/></text:p>
              </text:list-header>
            </text:list>
          </draw:text-box>
        </draw:frame>
        <anim:par presentation:node-type="timing-root">
          <anim:par smil:begin="id311.begin">
            <anim:transitionFilter smil:dur="1s" smil:type="slideWipe" smil:subtype="fromBottomRight" smil:direction="reverse"/>
          </anim:par>
        </anim:par>
        <presentation:notes draw:style-name="dp2">
          <draw:page-thumbnail draw:style-name="gr1" draw:layer="layout" svg:width="7.142cm" svg:height="9.524cm" svg:x="5.953cm" svg:y="1.93cm" draw:page-number="222" presentation:class="page"/>
          <draw:frame presentation:style-name="pr2" draw:layer="layout" svg:width="15.239cm" svg:height="11.43cm" svg:x="1.905cm" svg:y="12.065cm" presentation:class="notes" presentation:placeholder="true">
            <draw:text-box/>
          </draw:frame>
        </presentation:notes>
      </draw:page>
      <draw:page draw:name="page223" draw:style-name="dp3" draw:master-page-name="Default" presentation:presentation-page-layout-name="AL1T0" xml:id="id312" draw:id="id312">
        <draw:frame presentation:style-name="pr36" draw:text-style-name="P5" draw:layer="layout" svg:width="24.765cm" svg:height="17.78cm" svg:x="0.634cm" svg:y="0.635cm" presentation:class="subtitle" presentation:user-transformed="true">
          <draw:text-box>
            <text:list text:style-name="L119">
              <text:list-header>
                <text:p text:style-name="P50"><text:span text:style-name="T396"><text:s/></text:span><text:span text:style-name="T68">1</text:span><text:span text:style-name="T68">、将字符数组作为字符串变量</text:span></text:p>
              </text:list-header>
            </text:list>
            <text:list text:style-name="L17">
              <text:list-header>
                <text:p text:style-name="P47"><text:span text:style-name="T61"><text:s text:c="2"/></text:span><text:span text:style-name="T61">char <text:s/>c[10];</text:span></text:p>
                <text:p text:style-name="P47"><text:span text:style-name="T61"><text:s text:c="2"/></text:span><text:span text:style-name="T61">给</text:span><text:span text:style-name="T61">c</text:span><text:span text:style-name="T61">分配</text:span><text:span text:style-name="T61">10</text:span><text:span text:style-name="T61">个字节的内存单元。</text:span></text:p>
                <text:p text:style-name="P47"><text:span text:style-name="T61"><text:s text:c="2"/></text:span><text:span text:style-name="T61">把</text:span><text:span text:style-name="T61">c</text:span><text:span text:style-name="T61">看作数组时，按数组元素的形式访问：</text:span></text:p>
                <text:p text:style-name="P47"><text:span text:style-name="T61"><text:s text:c="2"/></text:span><text:span text:style-name="T165">c[0]=’a’; <text:s/>c[1]=’b’; <text:s/>c[2]=’c’; <text:s/>c[3]=’d’;</text:span></text:p>
              </text:list-header>
            </text:list>
            <text:list text:style-name="L55">
              <text:list-header>
                <text:p text:style-name="P66"><text:span text:style-name="T54"/></text:p>
                <text:p text:style-name="P66"><text:span text:style-name="T54"><text:s text:c="6"/></text:span><text:span text:style-name="T8">a <text:s text:c="3"/>b <text:s text:c="3"/>c <text:s text:c="3"/>d</text:span></text:p>
              </text:list-header>
            </text:list>
            <text:list text:style-name="L89">
              <text:list-header>
                <text:p text:style-name="P66"><text:span text:style-name="T8"/></text:p>
              </text:list-header>
            </text:list>
            <text:list text:style-name="L17">
              <text:list-header>
                <text:p text:style-name="P47"><text:span text:style-name="T61"><text:s text:c="3"/></text:span><text:span text:style-name="T61">char <text:s/>c[10]={‘a’,’b’,’c’,’d’} ;</text:span></text:p>
                <text:p text:style-name="P47"><text:span text:style-name="T61"><text:s text:c="3"/></text:span><text:span text:style-name="T61">也属于字符赋初值的形式。</text:span></text:p>
              </text:list-header>
            </text:list>
          </draw:text-box>
        </draw:frame>
        <draw:line draw:style-name="gr87" draw:text-style-name="P173" draw:layer="layout" svg:x1="1.905cm" svg:y1="10.583cm" svg:x2="1.905cm" svg:y2="12.277cm">
          <text:p/>
        </draw:line>
        <draw:line draw:style-name="gr87" draw:text-style-name="P173" draw:layer="layout" svg:x1="3.598cm" svg:y1="10.583cm" svg:x2="3.598cm" svg:y2="12.277cm">
          <text:p/>
        </draw:line>
        <draw:line draw:style-name="gr87" draw:text-style-name="P173" draw:layer="layout" svg:x1="5.292cm" svg:y1="10.583cm" svg:x2="5.292cm" svg:y2="12.277cm">
          <text:p/>
        </draw:line>
        <draw:line draw:style-name="gr87" draw:text-style-name="P173" draw:layer="layout" svg:x1="6.985cm" svg:y1="10.583cm" svg:x2="6.985cm" svg:y2="12.277cm">
          <text:p/>
        </draw:line>
        <draw:line draw:style-name="gr87" draw:text-style-name="P173" draw:layer="layout" svg:x1="8.89cm" svg:y1="10.583cm" svg:x2="8.89cm" svg:y2="12.277cm">
          <text:p/>
        </draw:line>
        <draw:line draw:style-name="gr87" draw:text-style-name="P173" draw:layer="layout" svg:x1="10.583cm" svg:y1="10.583cm" svg:x2="10.583cm" svg:y2="12.277cm">
          <text:p/>
        </draw:line>
        <draw:line draw:style-name="gr87" draw:text-style-name="P173" draw:layer="layout" svg:x1="12.277cm" svg:y1="10.583cm" svg:x2="12.277cm" svg:y2="12.277cm">
          <text:p/>
        </draw:line>
        <draw:line draw:style-name="gr87" draw:text-style-name="P173" draw:layer="layout" svg:x1="13.97cm" svg:y1="10.583cm" svg:x2="13.97cm" svg:y2="12.277cm">
          <text:p/>
        </draw:line>
        <draw:line draw:style-name="gr87" draw:text-style-name="P173" draw:layer="layout" svg:x1="15.663cm" svg:y1="10.583cm" svg:x2="15.663cm" svg:y2="12.277cm">
          <text:p/>
        </draw:line>
        <draw:line draw:style-name="gr87" draw:text-style-name="P173" draw:layer="layout" svg:x1="17.357cm" svg:y1="10.583cm" svg:x2="17.357cm" svg:y2="12.277cm">
          <text:p/>
        </draw:line>
        <draw:line draw:style-name="gr87" draw:text-style-name="P173" draw:layer="layout" svg:x1="19.05cm" svg:y1="10.583cm" svg:x2="19.05cm" svg:y2="12.277cm">
          <text:p/>
        </draw:line>
        <draw:line draw:style-name="gr87" draw:text-style-name="P173" draw:layer="layout" svg:x1="1.905cm" svg:y1="10.583cm" svg:x2="19.05cm" svg:y2="10.583cm">
          <text:p/>
        </draw:line>
        <draw:line draw:style-name="gr87" draw:text-style-name="P173" draw:layer="layout" svg:x1="1.905cm" svg:y1="12.277cm" svg:x2="19.05cm" svg:y2="12.277cm">
          <text:p/>
        </draw:line>
        <anim:par presentation:node-type="timing-root">
          <anim:par smil:begin="id312.begin">
            <anim:transitionFilter smil:dur="1s" smil:type="slideWipe" smil:subtype="fromBottomRight" smil:direction="reverse"/>
          </anim:par>
        </anim:par>
        <presentation:notes draw:style-name="dp2">
          <draw:page-thumbnail draw:style-name="gr1" draw:layer="layout" svg:width="7.142cm" svg:height="9.524cm" svg:x="5.953cm" svg:y="1.93cm" draw:page-number="223" presentation:class="page"/>
          <draw:frame presentation:style-name="pr2" draw:layer="layout" svg:width="15.239cm" svg:height="11.43cm" svg:x="1.905cm" svg:y="12.065cm" presentation:class="notes" presentation:placeholder="true">
            <draw:text-box/>
          </draw:frame>
        </presentation:notes>
      </draw:page>
      <draw:page draw:name="page224" draw:style-name="dp3" draw:master-page-name="Default" presentation:presentation-page-layout-name="AL1T0" xml:id="id313" draw:id="id313">
        <draw:frame presentation:style-name="pr33" draw:text-style-name="P5" draw:layer="layout" svg:width="24.554cm" svg:height="17.357cm" svg:x="0.423cm" svg:y="0.634cm" presentation:class="subtitle" presentation:user-transformed="true">
          <draw:text-box>
            <text:list text:style-name="L17">
              <text:list-header>
                <text:p text:style-name="P47"><text:span text:style-name="T61"><text:s text:c="3"/></text:span><text:span text:style-name="T61">如果把字符序列看作一个整体（字符串），则</text:span><text:span text:style-name="T61">c</text:span><text:span text:style-name="T61">就可看作是存放这个字符串的串变量；但必须在字符序列后加上“字符串结束标志”后，才能成为完整的字符串。</text:span></text:p>
                <text:p text:style-name="P47"><text:span text:style-name="T61"><text:s text:c="3"/></text:span><text:span text:style-name="T68">如：</text:span><text:span text:style-name="T68">c[4]=’\0’; </text:span><text:span text:style-name="T68">或 </text:span><text:span text:style-name="T68">c[4]=0;</text:span></text:p>
              </text:list-header>
            </text:list>
            <text:list text:style-name="L6">
              <text:list-header>
                <text:p text:style-name="P47"><text:span text:style-name="T68"/></text:p>
              </text:list-header>
            </text:list>
            <text:list text:style-name="L17">
              <text:list-header>
                <text:p text:style-name="P47"><text:span text:style-name="T61">  <text:s text:c="2"/></text:span><text:span text:style-name="T61">a <text:s/>b <text:s/>c <text:s/>d <text:s/>\0 </text:span></text:p>
                <text:p text:style-name="P47"><text:span text:style-name="T61"/></text:p>
                <text:p text:style-name="P47"><text:span text:style-name="T61">也可以按字符串形式初始化：</text:span></text:p>
              </text:list-header>
            </text:list>
            <text:list text:style-name="L6">
              <text:list-header>
                <text:p text:style-name="P47"><text:span text:style-name="T68"><text:s/></text:span><text:span text:style-name="T68">char <text:s/>c[10]=”abcd”;</text:span></text:p>
                <text:p text:style-name="P40"><text:span text:style-name="T68"><text:s/></text:span><text:span text:style-name="T68">char <text:s/>c[]=”abcd”; <text:s/></text:span><text:span text:style-name="T165">分配</text:span><text:span text:style-name="T165">5</text:span><text:span text:style-name="T165">个字节</text:span></text:p>
              </text:list-header>
            </text:list>
          </draw:text-box>
        </draw:frame>
        <draw:line draw:style-name="gr85" draw:text-style-name="P173" draw:layer="layout" svg:x1="1.905cm" svg:y1="9.313cm" svg:x2="1.905cm" svg:y2="11.43cm">
          <text:p/>
        </draw:line>
        <draw:line draw:style-name="gr85" draw:text-style-name="P173" draw:layer="layout" svg:x1="3.598cm" svg:y1="9.313cm" svg:x2="3.598cm" svg:y2="11.43cm">
          <text:p/>
        </draw:line>
        <draw:line draw:style-name="gr85" draw:text-style-name="P173" draw:layer="layout" svg:x1="5.503cm" svg:y1="9.313cm" svg:x2="5.503cm" svg:y2="11.43cm">
          <text:p/>
        </draw:line>
        <draw:line draw:style-name="gr85" draw:text-style-name="P173" draw:layer="layout" svg:x1="7.197cm" svg:y1="9.313cm" svg:x2="7.197cm" svg:y2="11.43cm">
          <text:p/>
        </draw:line>
        <draw:line draw:style-name="gr85" draw:text-style-name="P173" draw:layer="layout" svg:x1="8.89cm" svg:y1="9.313cm" svg:x2="8.89cm" svg:y2="11.43cm">
          <text:p/>
        </draw:line>
        <draw:line draw:style-name="gr85" draw:text-style-name="P173" draw:layer="layout" svg:x1="10.795cm" svg:y1="9.313cm" svg:x2="10.795cm" svg:y2="11.43cm">
          <text:p/>
        </draw:line>
        <draw:line draw:style-name="gr85" draw:text-style-name="P173" draw:layer="layout" svg:x1="12.488cm" svg:y1="9.313cm" svg:x2="12.488cm" svg:y2="11.43cm">
          <text:p/>
        </draw:line>
        <draw:line draw:style-name="gr85" draw:text-style-name="P173" draw:layer="layout" svg:x1="13.97cm" svg:y1="9.313cm" svg:x2="13.97cm" svg:y2="11.43cm">
          <text:p/>
        </draw:line>
        <draw:line draw:style-name="gr85" draw:text-style-name="P173" draw:layer="layout" svg:x1="15.452cm" svg:y1="9.313cm" svg:x2="15.452cm" svg:y2="11.43cm">
          <text:p/>
        </draw:line>
        <draw:line draw:style-name="gr85" draw:text-style-name="P173" draw:layer="layout" svg:x1="16.933cm" svg:y1="9.313cm" svg:x2="16.933cm" svg:y2="11.43cm">
          <text:p/>
        </draw:line>
        <draw:line draw:style-name="gr85" draw:text-style-name="P173" draw:layer="layout" svg:x1="18.415cm" svg:y1="9.313cm" svg:x2="18.415cm" svg:y2="11.43cm">
          <text:p/>
        </draw:line>
        <draw:line draw:style-name="gr85" draw:text-style-name="P173" draw:layer="layout" svg:x1="1.905cm" svg:y1="9.313cm" svg:x2="18.415cm" svg:y2="9.313cm">
          <text:p/>
        </draw:line>
        <draw:line draw:style-name="gr85" draw:text-style-name="P173" draw:layer="layout" svg:x1="1.905cm" svg:y1="11.43cm" svg:x2="18.415cm" svg:y2="11.43cm">
          <text:p/>
        </draw:line>
        <anim:par presentation:node-type="timing-root">
          <anim:par smil:begin="id313.begin">
            <anim:transitionFilter smil:dur="1s" smil:type="slideWipe" smil:subtype="fromBottomRight" smil:direction="reverse"/>
          </anim:par>
        </anim:par>
        <presentation:notes draw:style-name="dp2">
          <draw:page-thumbnail draw:style-name="gr1" draw:layer="layout" svg:width="7.142cm" svg:height="9.524cm" svg:x="5.953cm" svg:y="1.93cm" draw:page-number="224" presentation:class="page"/>
          <draw:frame presentation:style-name="pr2" draw:layer="layout" svg:width="15.239cm" svg:height="11.43cm" svg:x="1.905cm" svg:y="12.065cm" presentation:class="notes" presentation:placeholder="true">
            <draw:text-box/>
          </draw:frame>
        </presentation:notes>
      </draw:page>
      <draw:page draw:name="page225" draw:style-name="dp3" draw:master-page-name="Default" presentation:presentation-page-layout-name="AL1T0" xml:id="id314" draw:id="id314">
        <draw:frame presentation:style-name="pr81" draw:text-style-name="P5" draw:layer="layout" svg:width="24.976cm" svg:height="17.569cm" svg:x="0.212cm" svg:y="0.422cm" presentation:class="subtitle" presentation:user-transformed="true">
          <draw:text-box>
            <text:list text:style-name="L6">
              <text:list-header>
                <text:p text:style-name="P47"><text:span text:style-name="T68"><text:s text:c="2"/></text:span><text:span text:style-name="T68">2</text:span><text:span text:style-name="T68">、对字符数组的整体操作</text:span></text:p>
              </text:list-header>
            </text:list>
            <text:list text:style-name="L17">
              <text:list-header>
                <text:p text:style-name="P47"><text:span text:style-name="T61"><text:s text:c="2"/></text:span><text:span text:style-name="T61">对字符数组的有些操作可以整体进行，如输入输出。</text:span></text:p>
                <text:p text:style-name="P47"><text:span text:style-name="T61"><text:s/></text:span><text:span text:style-name="T68">for(i=0;i&lt;10;i++) printf(“%c”,c[i]);</text:span><text:span text:style-name="T61"> </text:span></text:p>
                <text:p text:style-name="P47"><text:span text:style-name="T61"><text:s text:c="26"/></text:span><text:span text:style-name="T165">对数组元素操作</text:span></text:p>
                <text:p text:style-name="P47"><text:span text:style-name="T61"><text:s text:c="2"/></text:span><text:span text:style-name="T68">printf(“%s”,c);</text:span><text:span text:style-name="T61"> <text:s text:c="8"/></text:span><text:span text:style-name="T165">整体操作</text:span></text:p>
                <text:p text:style-name="P47"><text:span text:style-name="T61"><text:s text:c="2"/></text:span><text:span text:style-name="T61">注意以上两种操作有区别。</text:span></text:p>
                <text:p text:style-name="P47"><text:span text:style-name="T61"><text:s text:c="2"/></text:span><text:span text:style-name="T68">可将前者改为：</text:span></text:p>
                <text:p text:style-name="P47"><text:span text:style-name="T61"><text:s text:c="2"/></text:span><text:span text:style-name="T61">for(i=0;c[i]!=’\0’;i++)printf(“%c”,c[i]);</text:span></text:p>
                <text:p text:style-name="P41"><text:span text:style-name="T61"/></text:p>
              </text:list-header>
            </text:list>
          </draw:text-box>
        </draw:frame>
        <anim:par presentation:node-type="timing-root">
          <anim:par smil:begin="id314.begin">
            <anim:transitionFilter smil:dur="1s" smil:type="slideWipe" smil:subtype="fromBottomRight" smil:direction="reverse"/>
          </anim:par>
        </anim:par>
        <presentation:notes draw:style-name="dp2">
          <draw:page-thumbnail draw:style-name="gr1" draw:layer="layout" svg:width="7.142cm" svg:height="9.524cm" svg:x="5.953cm" svg:y="1.93cm" draw:page-number="225" presentation:class="page"/>
          <draw:frame presentation:style-name="pr2" draw:layer="layout" svg:width="15.239cm" svg:height="11.43cm" svg:x="1.905cm" svg:y="12.065cm" presentation:class="notes" presentation:placeholder="true">
            <draw:text-box/>
          </draw:frame>
        </presentation:notes>
      </draw:page>
      <draw:page draw:name="page226" draw:style-name="dp3" draw:master-page-name="Default" presentation:presentation-page-layout-name="AL1T0" xml:id="id315" draw:id="id315">
        <draw:frame presentation:style-name="pr44" draw:text-style-name="P5" draw:layer="layout" svg:width="24.765cm" svg:height="18.415cm" svg:x="0.422cm" svg:y="0.422cm" presentation:class="subtitle" presentation:user-transformed="true">
          <draw:text-box>
            <text:list text:style-name="L17">
              <text:list-header>
                <text:p text:style-name="P47"><text:span text:style-name="T61"><text:s/></text:span><text:span text:style-name="T61">对于输入：</text:span></text:p>
                <text:p text:style-name="P47"><text:span text:style-name="T61"><text:s/></text:span><text:span text:style-name="T68">for(i=0;i&lt;10;i++) scanf(“%c”,&amp;c[i]);</text:span></text:p>
                <text:p text:style-name="P47"><text:span text:style-name="T61"><text:s text:c="26"/></text:span><text:span text:style-name="T268">对数组元素操作</text:span></text:p>
                <text:p text:style-name="P47"><text:span text:style-name="T61"><text:s text:c="2"/></text:span><text:span text:style-name="T68">scanf(“%s”,c);</text:span><text:span text:style-name="T61"> <text:s text:c="9"/></text:span><text:span text:style-name="T268">整体操作</text:span></text:p>
                <text:p text:style-name="P47"><text:span text:style-name="T61"><text:s text:c="2"/></text:span><text:span text:style-name="T61">对字符数组输入输出可以整体进行，但不允许整体赋值：</text:span></text:p>
                <text:p text:style-name="P47"><text:span text:style-name="T61"><text:s text:c="2"/></text:span><text:span text:style-name="T68">char <text:s/>c[10]=”abcd”,x[10];</text:span></text:p>
              </text:list-header>
            </text:list>
            <text:list text:style-name="L6">
              <text:list-header>
                <text:p text:style-name="P47"><text:span text:style-name="T68"><text:s text:c="2"/></text:span><text:span text:style-name="T68">x=c;</text:span><text:span text:style-name="T61"> <text:s text:c="3"/></text:span><text:span text:style-name="T268">不允许</text:span></text:p>
              </text:list-header>
            </text:list>
            <text:list text:style-name="L126">
              <text:list-header>
                <text:p text:style-name="P40"><text:span text:style-name="T268"/></text:p>
              </text:list-header>
            </text:list>
          </draw:text-box>
        </draw:frame>
        <anim:par presentation:node-type="timing-root">
          <anim:par smil:begin="id315.begin">
            <anim:transitionFilter smil:dur="1s" smil:type="slideWipe" smil:subtype="fromBottomRight" smil:direction="reverse"/>
          </anim:par>
        </anim:par>
        <presentation:notes draw:style-name="dp2">
          <draw:page-thumbnail draw:style-name="gr1" draw:layer="layout" svg:width="7.142cm" svg:height="9.524cm" svg:x="5.953cm" svg:y="1.93cm" draw:page-number="226" presentation:class="page"/>
          <draw:frame presentation:style-name="pr2" draw:layer="layout" svg:width="15.239cm" svg:height="11.43cm" svg:x="1.905cm" svg:y="12.065cm" presentation:class="notes" presentation:placeholder="true">
            <draw:text-box/>
          </draw:frame>
        </presentation:notes>
      </draw:page>
      <draw:page draw:name="page227" draw:style-name="dp3" draw:master-page-name="Default" presentation:presentation-page-layout-name="AL1T0" xml:id="id316" draw:id="id316">
        <draw:frame presentation:style-name="pr39" draw:text-style-name="P5" draw:layer="layout" svg:width="24.765cm" svg:height="18.204cm" svg:x="0.422cm" svg:y="0.423cm" presentation:class="subtitle" presentation:user-transformed="true">
          <draw:text-box>
            <text:list text:style-name="L17">
              <text:list-header>
                <text:p text:style-name="P47"><text:span text:style-name="T61"><text:s text:c="3"/></text:span><text:span text:style-name="T61">对于二维字符数组，可以看作是一维的字符串数组。</text:span></text:p>
              </text:list-header>
            </text:list>
            <text:list text:style-name="L6">
              <text:list-header>
                <text:p text:style-name="P182"><text:span text:style-name="T68"><text:s text:c="2"/></text:span><text:span text:style-name="T68">例：从键盘输入</text:span><text:span text:style-name="T68">10</text:span><text:span text:style-name="T68">个人的名字到计算机</text:span><text:span text:style-name="T397">：</text:span></text:p>
              </text:list-header>
            </text:list>
            <text:list text:style-name="L17">
              <text:list-header>
                <text:p text:style-name="P40"><text:span text:style-name="T61"><text:s/></text:span><text:span text:style-name="T61">main() </text:span></text:p>
                <text:p text:style-name="P40"><text:span text:style-name="T61"><text:s/></text:span><text:span text:style-name="T61">{ int i;</text:span></text:p>
                <text:p text:style-name="P183"><text:span text:style-name="T61"><text:s text:c="3"/></text:span><text:span text:style-name="T61">char <text:s/>name[10][20]; </text:span><text:span text:style-name="T398">10</text:span><text:span text:style-name="T398">个元素的一维字符串数组</text:span></text:p>
                <text:p text:style-name="P40"><text:span text:style-name="T61"><text:s text:c="3"/></text:span><text:span text:style-name="T61">for(i=0;i&lt;10;i++) scanf(“%s”,name[i]);</text:span></text:p>
                <text:p text:style-name="P40"><text:span text:style-name="T61"><text:s text:c="3"/>…</text:span></text:p>
                <text:p text:style-name="P40"><text:span text:style-name="T61"><text:s text:c="2"/></text:span><text:span text:style-name="T61">} </text:span></text:p>
                <text:p text:style-name="P183"><text:span text:style-name="T61"><text:s text:c="29"/></text:span><text:span text:style-name="T398">只给一个下标</text:span></text:p>
              </text:list-header>
            </text:list>
            <text:list text:style-name="L126">
              <text:list-header>
                <text:p text:style-name="P183"><text:span text:style-name="T398"/></text:p>
              </text:list-header>
            </text:list>
          </draw:text-box>
        </draw:frame>
        <draw:line draw:style-name="gr82" draw:text-style-name="P173" draw:layer="layout" svg:x1="19.05cm" svg:y1="15.028cm" svg:x2="21.59cm" svg:y2="11.642cm">
          <text:p/>
        </draw:line>
        <anim:par presentation:node-type="timing-root">
          <anim:par smil:begin="id316.begin">
            <anim:transitionFilter smil:dur="1s" smil:type="slideWipe" smil:subtype="fromBottomRight" smil:direction="reverse"/>
          </anim:par>
        </anim:par>
        <presentation:notes draw:style-name="dp2">
          <draw:page-thumbnail draw:style-name="gr1" draw:layer="layout" svg:width="7.142cm" svg:height="9.524cm" svg:x="5.953cm" svg:y="1.93cm" draw:page-number="227" presentation:class="page"/>
          <draw:frame presentation:style-name="pr2" draw:layer="layout" svg:width="15.239cm" svg:height="11.43cm" svg:x="1.905cm" svg:y="12.065cm" presentation:class="notes" presentation:placeholder="true">
            <draw:text-box/>
          </draw:frame>
        </presentation:notes>
      </draw:page>
      <draw:page draw:name="page228" draw:style-name="dp3" draw:master-page-name="Default" presentation:presentation-page-layout-name="AL1T0" xml:id="id317" draw:id="id317">
        <draw:frame presentation:style-name="pr36" draw:text-style-name="P5" draw:layer="layout" svg:width="24.13cm" svg:height="17.78cm" svg:x="0.635cm" svg:y="0.635cm" presentation:class="subtitle" presentation:user-transformed="true">
          <draw:text-box>
            <text:list text:style-name="L6">
              <text:list-header>
                <text:p text:style-name="P47"><text:span text:style-name="T68"><text:s text:c="3"/></text:span><text:span text:style-name="T68">3</text:span><text:span text:style-name="T68">、字符串处理函数</text:span></text:p>
              </text:list-header>
            </text:list>
            <text:list text:style-name="L55">
              <text:list-header>
                <text:p text:style-name="P50"><text:span text:style-name="T54"><text:s text:c="5"/></text:span><text:span text:style-name="T61">c</text:span><text:span text:style-name="T61">语言的函数库中提供了一系列专用于字符串处理的函数，需要时可直接调用。</text:span></text:p>
              </text:list-header>
            </text:list>
            <text:list text:style-name="L6">
              <text:list-header>
                <text:p text:style-name="P47"><text:span text:style-name="T68"><text:s text:c="2"/></text:span><text:span text:style-name="T68">（</text:span><text:span text:style-name="T68">1</text:span><text:span text:style-name="T68">）</text:span><text:span text:style-name="T68">puts(</text:span><text:span text:style-name="T68">字符串</text:span><text:span text:style-name="T68">)</text:span></text:p>
              </text:list-header>
            </text:list>
            <text:list text:style-name="L17">
              <text:list-header>
                <text:p text:style-name="P47"><text:span text:style-name="T61"><text:s text:c="3"/></text:span><text:span text:style-name="T61">用于输出字符串。</text:span></text:p>
                <text:p text:style-name="P47"><text:span text:style-name="T61"><text:s text:c="3"/></text:span><text:span text:style-name="T61">其中字符串可以是字符串常量，也可以是字符数组。</text:span></text:p>
                <text:p text:style-name="P47"><text:span text:style-name="T61"><text:s text:c="2"/></text:span><text:span text:style-name="T68">例：</text:span></text:p>
                <text:p text:style-name="P47"><text:span text:style-name="T61"><text:s text:c="2"/></text:span><text:span text:style-name="T61">char <text:s/>str[]=”China”;</text:span></text:p>
                <text:p text:style-name="P59"><text:span text:style-name="T61"><text:s text:c="2"/></text:span><text:span text:style-name="T61">puts(str); <text:s/>puts(”China”); <text:s/></text:span><text:span text:style-name="T398">两个输出等效</text:span></text:p>
              </text:list-header>
            </text:list>
            <text:list text:style-name="L126">
              <text:list-header>
                <text:p text:style-name="P183"><text:span text:style-name="T398"/></text:p>
              </text:list-header>
            </text:list>
          </draw:text-box>
        </draw:frame>
        <anim:par presentation:node-type="timing-root">
          <anim:par smil:begin="id317.begin">
            <anim:transitionFilter smil:dur="1s" smil:type="slideWipe" smil:subtype="fromBottomRight" smil:direction="reverse"/>
          </anim:par>
        </anim:par>
        <presentation:notes draw:style-name="dp2">
          <draw:page-thumbnail draw:style-name="gr1" draw:layer="layout" svg:width="7.142cm" svg:height="9.524cm" svg:x="5.953cm" svg:y="1.93cm" draw:page-number="228" presentation:class="page"/>
          <draw:frame presentation:style-name="pr2" draw:layer="layout" svg:width="15.239cm" svg:height="11.43cm" svg:x="1.905cm" svg:y="12.065cm" presentation:class="notes" presentation:placeholder="true">
            <draw:text-box/>
          </draw:frame>
        </presentation:notes>
      </draw:page>
      <draw:page draw:name="page229" draw:style-name="dp3" draw:master-page-name="Default" presentation:presentation-page-layout-name="AL1T0" xml:id="id318" draw:id="id318">
        <draw:frame presentation:style-name="pr39" draw:text-style-name="P5" draw:layer="layout" svg:width="24.765cm" svg:height="18.204cm" svg:x="0.422cm" svg:y="0.423cm" presentation:class="subtitle" presentation:user-transformed="true">
          <draw:text-box>
            <text:list text:style-name="L6">
              <text:list-header>
                <text:p text:style-name="P47"><text:span text:style-name="T68">（</text:span><text:span text:style-name="T68">2</text:span><text:span text:style-name="T68">）</text:span><text:span text:style-name="T68">gets(</text:span><text:span text:style-name="T68">字符数组</text:span><text:span text:style-name="T68">)</text:span></text:p>
              </text:list-header>
            </text:list>
            <text:list text:style-name="L17">
              <text:list-header>
                <text:p text:style-name="P47"><text:span text:style-name="T61"><text:s text:c="3"/></text:span><text:span text:style-name="T61">用于从键盘输入一个字符串到字符数组中。</text:span></text:p>
                <text:p text:style-name="P47"><text:span text:style-name="T61"><text:s text:c="3"/></text:span><text:span text:style-name="T61">函数返回字符数组的起始地址。</text:span></text:p>
              </text:list-header>
            </text:list>
            <text:list text:style-name="L6">
              <text:list-header>
                <text:p text:style-name="P47"><text:span text:style-name="T68"><text:s text:c="3"/></text:span><text:span text:style-name="T68">例：</text:span></text:p>
              </text:list-header>
            </text:list>
            <text:list text:style-name="L17">
              <text:list-header>
                <text:p text:style-name="P47"><text:span text:style-name="T61"><text:s text:c="3"/></text:span><text:span text:style-name="T61">char <text:s/>str[10];</text:span></text:p>
                <text:p text:style-name="P47"><text:span text:style-name="T61"><text:s text:c="3"/></text:span><text:span text:style-name="T61">gets(str); <text:s text:c="2"/></text:span></text:p>
                <text:p text:style-name="P47"><text:span text:style-name="T61"><text:s text:c="2"/></text:span><text:span text:style-name="T165">执行该函数调用时，计算机等待输入字符串</text:span></text:p>
              </text:list-header>
            </text:list>
            <text:list text:style-name="L53">
              <text:list-header>
                <text:p text:style-name="P40"><text:span text:style-name="T165"/></text:p>
              </text:list-header>
            </text:list>
          </draw:text-box>
        </draw:frame>
        <anim:par presentation:node-type="timing-root">
          <anim:par smil:begin="id318.begin">
            <anim:transitionFilter smil:dur="1s" smil:type="slideWipe" smil:subtype="fromBottomRight" smil:direction="reverse"/>
          </anim:par>
        </anim:par>
        <presentation:notes draw:style-name="dp2">
          <draw:page-thumbnail draw:style-name="gr1" draw:layer="layout" svg:width="7.142cm" svg:height="9.524cm" svg:x="5.953cm" svg:y="1.93cm" draw:page-number="229" presentation:class="page"/>
          <draw:frame presentation:style-name="pr2" draw:layer="layout" svg:width="15.239cm" svg:height="11.43cm" svg:x="1.905cm" svg:y="12.065cm" presentation:class="notes" presentation:placeholder="true">
            <draw:text-box/>
          </draw:frame>
        </presentation:notes>
      </draw:page>
      <draw:page draw:name="page230" draw:style-name="dp3" draw:master-page-name="Default" presentation:presentation-page-layout-name="AL1T0" xml:id="id319" draw:id="id319">
        <draw:frame presentation:style-name="pr44" draw:text-style-name="P5" draw:layer="layout" svg:width="24.765cm" svg:height="18.415cm" svg:x="0.422cm" svg:y="0.422cm" presentation:class="subtitle" presentation:user-transformed="true">
          <draw:text-box>
            <text:list text:style-name="L6">
              <text:list-header>
                <text:p text:style-name="P47"><text:span text:style-name="T68"><text:s text:c="3"/></text:span><text:span text:style-name="T68">（</text:span><text:span text:style-name="T68">3</text:span><text:span text:style-name="T68">）</text:span><text:span text:style-name="T68">strcat(</text:span><text:span text:style-name="T68">字符数组</text:span><text:span text:style-name="T68">,</text:span><text:span text:style-name="T68">字符串</text:span><text:span text:style-name="T68">)</text:span></text:p>
              </text:list-header>
            </text:list>
            <text:list text:style-name="L17">
              <text:list-header>
                <text:p text:style-name="P47"><text:span text:style-name="T61"><text:s text:c="4"/></text:span><text:span text:style-name="T61">用于将字符串连接到字符数组的后面。</text:span></text:p>
                <text:p text:style-name="P47"><text:span text:style-name="T61"><text:s text:c="4"/></text:span><text:span text:style-name="T61">其中字符串可以是字符串常量，也可以是字符数组。</text:span></text:p>
              </text:list-header>
            </text:list>
            <text:list text:style-name="L6">
              <text:list-header>
                <text:p text:style-name="P47"><text:span text:style-name="T68"><text:s text:c="4"/></text:span><text:span text:style-name="T68">例：</text:span></text:p>
              </text:list-header>
            </text:list>
            <text:list text:style-name="L17">
              <text:list-header>
                <text:p text:style-name="P47"><text:span text:style-name="T61"><text:s text:c="2"/></text:span><text:span text:style-name="T61">char <text:s/>a[10]=”abcd”, b[10]=”xyz”;</text:span></text:p>
                <text:p text:style-name="P47"><text:span text:style-name="T61"><text:s text:c="2"/></text:span><text:span text:style-name="T61">strcat(a,b); <text:s text:c="5"/></text:span><text:span text:style-name="T165">与</text:span><text:span text:style-name="T68">strcat(a,”xyz”)</text:span><text:span text:style-name="T165">等效</text:span></text:p>
                <text:p text:style-name="P47"><text:span text:style-name="T61"><text:s text:c="2"/></text:span><text:span text:style-name="T61">puts(a);</text:span></text:p>
                <text:p text:style-name="P47"><text:span text:style-name="T61"/></text:p>
                <text:p text:style-name="P47"><text:span text:style-name="T61"><text:s text:c="2"/></text:span><text:span text:style-name="T165">输出结果是：</text:span><text:span text:style-name="T68">abcdxyz</text:span></text:p>
              </text:list-header>
            </text:list>
            <text:list text:style-name="L6">
              <text:list-header>
                <text:p text:style-name="P40"><text:span text:style-name="T68"/></text:p>
              </text:list-header>
            </text:list>
          </draw:text-box>
        </draw:frame>
        <anim:par presentation:node-type="timing-root">
          <anim:par smil:begin="id319.begin">
            <anim:transitionFilter smil:dur="1s" smil:type="slideWipe" smil:subtype="fromBottomRight" smil:direction="reverse"/>
          </anim:par>
        </anim:par>
        <presentation:notes draw:style-name="dp2">
          <draw:page-thumbnail draw:style-name="gr1" draw:layer="layout" svg:width="7.142cm" svg:height="9.524cm" svg:x="5.953cm" svg:y="1.93cm" draw:page-number="230" presentation:class="page"/>
          <draw:frame presentation:style-name="pr2" draw:layer="layout" svg:width="15.239cm" svg:height="11.43cm" svg:x="1.905cm" svg:y="12.065cm" presentation:class="notes" presentation:placeholder="true">
            <draw:text-box/>
          </draw:frame>
        </presentation:notes>
      </draw:page>
      <draw:page draw:name="page231" draw:style-name="dp3" draw:master-page-name="Default" presentation:presentation-page-layout-name="AL1T0" xml:id="id320" draw:id="id320">
        <draw:frame presentation:style-name="pr32" draw:text-style-name="P5" draw:layer="layout" svg:width="24.765cm" svg:height="17.356cm" svg:x="0.634cm" svg:y="0.847cm" presentation:class="subtitle" presentation:user-transformed="true">
          <draw:text-box>
            <text:list text:style-name="L6">
              <text:list-header>
                <text:p text:style-name="P47"><text:span text:style-name="T68"><text:s text:c="2"/></text:span><text:span text:style-name="T68">（</text:span><text:span text:style-name="T68">4</text:span><text:span text:style-name="T68">） </text:span><text:span text:style-name="T68">strcpy(</text:span><text:span text:style-name="T68">字符数组</text:span><text:span text:style-name="T68">,</text:span><text:span text:style-name="T68">字符串）</text:span></text:p>
              </text:list-header>
            </text:list>
            <text:list text:style-name="L17">
              <text:list-header>
                <text:p text:style-name="P47"><text:span text:style-name="T61"><text:s text:c="3"/></text:span><text:span text:style-name="T61">用于将字符串拷贝到字符数组中。</text:span></text:p>
                <text:p text:style-name="P47"><text:span text:style-name="T61"><text:s text:c="3"/></text:span><text:span text:style-name="T61">其中字符串可以是字符串常量，也可以是字符数组。</text:span></text:p>
                <text:p text:style-name="P47"><text:span text:style-name="T61"><text:s text:c="2"/></text:span><text:span text:style-name="T68">例：</text:span></text:p>
                <text:p text:style-name="P47"><text:span text:style-name="T61"><text:s text:c="2"/></text:span><text:span text:style-name="T61">char <text:s/>a[10], b[10]=”abcdef”;</text:span></text:p>
                <text:p text:style-name="P47"><text:span text:style-name="T61"><text:s text:c="2"/></text:span><text:span text:style-name="T61">strcpy(a,b); <text:s text:c="3"/></text:span><text:span text:style-name="T165">与</text:span><text:span text:style-name="T165">strcpy(a,”abcdef”)</text:span><text:span text:style-name="T165">等效</text:span></text:p>
                <text:p text:style-name="P47"><text:span text:style-name="T61"><text:s text:c="18"/></text:span><text:span text:style-name="T165">不能用</text:span><text:span text:style-name="T68">a=b</text:span><text:span text:style-name="T165"> </text:span><text:span text:style-name="T165">赋值</text:span></text:p>
                <text:p text:style-name="P47"><text:span text:style-name="T61"><text:s text:c="3"/></text:span><text:span text:style-name="T61">puts(a);</text:span></text:p>
                <text:p text:style-name="P47"><text:span text:style-name="T61"><text:s text:c="3"/></text:span><text:span text:style-name="T68">输出结果是：</text:span><text:span text:style-name="T68">abcdef</text:span></text:p>
              </text:list-header>
            </text:list>
            <text:list text:style-name="L6">
              <text:list-header>
                <text:p text:style-name="P40"><text:span text:style-name="T68"/></text:p>
              </text:list-header>
            </text:list>
          </draw:text-box>
        </draw:frame>
        <anim:par presentation:node-type="timing-root">
          <anim:par smil:begin="id320.begin">
            <anim:transitionFilter smil:dur="1s" smil:type="slideWipe" smil:subtype="fromBottomRight" smil:direction="reverse"/>
          </anim:par>
        </anim:par>
        <presentation:notes draw:style-name="dp2">
          <draw:page-thumbnail draw:style-name="gr1" draw:layer="layout" svg:width="7.142cm" svg:height="9.524cm" svg:x="5.953cm" svg:y="1.93cm" draw:page-number="231" presentation:class="page"/>
          <draw:frame presentation:style-name="pr2" draw:layer="layout" svg:width="15.239cm" svg:height="11.43cm" svg:x="1.905cm" svg:y="12.065cm" presentation:class="notes" presentation:placeholder="true">
            <draw:text-box/>
          </draw:frame>
        </presentation:notes>
      </draw:page>
      <draw:page draw:name="page232" draw:style-name="dp3" draw:master-page-name="Default" presentation:presentation-page-layout-name="AL1T0" xml:id="id321" draw:id="id321">
        <draw:frame presentation:style-name="pr36" draw:text-style-name="P5" draw:layer="layout" svg:width="24.13cm" svg:height="17.78cm" svg:x="0.635cm" svg:y="0.635cm" presentation:class="subtitle" presentation:user-transformed="true">
          <draw:text-box>
            <text:list text:style-name="L6">
              <text:list-header>
                <text:p text:style-name="P139"><text:span text:style-name="T68"><text:s text:c="2"/></text:span><text:span text:style-name="T68">（</text:span><text:span text:style-name="T68">5</text:span><text:span text:style-name="T68">） </text:span><text:span text:style-name="T68">strcmp(</text:span><text:span text:style-name="T68">字符串</text:span><text:span text:style-name="T68">1</text:span><text:span text:style-name="T68">，字符串</text:span><text:span text:style-name="T68">2)</text:span></text:p>
              </text:list-header>
            </text:list>
            <text:list text:style-name="L17">
              <text:list-header>
                <text:p text:style-name="P61"><text:span text:style-name="T61"><text:s text:c="3"/></text:span><text:span text:style-name="T61">用于比较两个字符串的大小。</text:span></text:p>
                <text:p text:style-name="P61"><text:span text:style-name="T61"><text:s/></text:span></text:p>
                <text:p text:style-name="P61"><text:span text:style-name="T61"><text:s/></text:span><text:span text:style-name="T61">比较结果通过函数的返回值体现：</text:span></text:p>
                <text:p text:style-name="P61"><text:span text:style-name="T61"><text:s/></text:span><text:span text:style-name="T61">字符串</text:span><text:span text:style-name="T61">1=</text:span><text:span text:style-name="T61">字符串</text:span><text:span text:style-name="T61">2</text:span><text:span text:style-name="T61">时：</text:span><text:span text:style-name="T68">返回</text:span><text:span text:style-name="T68">0</text:span><text:span text:style-name="T61">。</text:span></text:p>
                <text:p text:style-name="P61"><text:span text:style-name="T61"><text:s/></text:span><text:span text:style-name="T61">字符串</text:span><text:span text:style-name="T61">1&gt;</text:span><text:span text:style-name="T61">字符串</text:span><text:span text:style-name="T61">2</text:span><text:span text:style-name="T61">时：</text:span><text:span text:style-name="T68">返回一正整数</text:span><text:span text:style-name="T61">。</text:span></text:p>
                <text:p text:style-name="P61"><text:span text:style-name="T61"><text:s/></text:span><text:span text:style-name="T61">字符串</text:span><text:span text:style-name="T61">1&lt;</text:span><text:span text:style-name="T61">字符串</text:span><text:span text:style-name="T61">2</text:span><text:span text:style-name="T61">时：</text:span><text:span text:style-name="T68">返回一负整数</text:span><text:span text:style-name="T61">。</text:span></text:p>
              </text:list-header>
            </text:list>
          </draw:text-box>
        </draw:frame>
        <anim:par presentation:node-type="timing-root">
          <anim:par smil:begin="id321.begin">
            <anim:transitionFilter smil:dur="1s" smil:type="slideWipe" smil:subtype="fromBottomRight" smil:direction="reverse"/>
          </anim:par>
        </anim:par>
        <presentation:notes draw:style-name="dp2">
          <draw:page-thumbnail draw:style-name="gr1" draw:layer="layout" svg:width="7.142cm" svg:height="9.524cm" svg:x="5.953cm" svg:y="1.93cm" draw:page-number="232" presentation:class="page"/>
          <draw:frame presentation:style-name="pr2" draw:layer="layout" svg:width="15.239cm" svg:height="11.43cm" svg:x="1.905cm" svg:y="12.065cm" presentation:class="notes" presentation:placeholder="true">
            <draw:text-box/>
          </draw:frame>
        </presentation:notes>
      </draw:page>
      <draw:page draw:name="page233" draw:style-name="dp3" draw:master-page-name="Default" presentation:presentation-page-layout-name="AL1T0" xml:id="id322" draw:id="id322">
        <draw:frame presentation:style-name="pr32" draw:text-style-name="P5" draw:layer="layout" svg:width="23.706cm" svg:height="17.356cm" svg:x="0.847cm" svg:y="0.847cm" presentation:class="subtitle" presentation:user-transformed="true">
          <draw:text-box>
            <text:list text:style-name="L17">
              <text:list-header>
                <text:p text:style-name="P61"><text:span text:style-name="T61"><text:s text:c="4"/></text:span><text:span text:style-name="T61">两个字符串之间谁大谁小取决于最先有差异的两个字符的</text:span><text:span text:style-name="T61">ASCII</text:span><text:span text:style-name="T61">代码的大小。</text:span></text:p>
                <text:p text:style-name="P61"><text:span text:style-name="T61"><text:s/></text:span><text:span text:style-name="T68">如：</text:span><text:span text:style-name="T61"> <text:s/></text:span></text:p>
                <text:p text:style-name="P61"><text:span text:style-name="T61"><text:s/></text:span><text:span text:style-name="T61">strcmp(“abcde”,”abcde”); <text:s text:c="5"/></text:span><text:span text:style-name="T165">返回</text:span><text:span text:style-name="T165">0</text:span></text:p>
                <text:p text:style-name="P61"><text:span text:style-name="T61"><text:s/></text:span><text:span text:style-name="T61">strcmp(“abcdefgh”,”abcxyz”)</text:span><text:span text:style-name="T61">；</text:span><text:span text:style-name="T165">返回负整数</text:span></text:p>
                <text:p text:style-name="P61"><text:span text:style-name="T61"><text:s/></text:span><text:span text:style-name="T61">strcmp(“a”,”ABCD”)</text:span><text:span text:style-name="T61">； <text:s text:c="8"/></text:span><text:span text:style-name="T165">返回正整数</text:span></text:p>
              </text:list-header>
            </text:list>
            <text:list text:style-name="L53">
              <text:list-header>
                <text:p text:style-name="P139"><text:span text:style-name="T165"/></text:p>
              </text:list-header>
            </text:list>
          </draw:text-box>
        </draw:frame>
        <anim:par presentation:node-type="timing-root">
          <anim:par smil:begin="id322.begin">
            <anim:transitionFilter smil:dur="1s" smil:type="slideWipe" smil:subtype="fromBottomRight" smil:direction="reverse"/>
          </anim:par>
        </anim:par>
        <presentation:notes draw:style-name="dp2">
          <draw:page-thumbnail draw:style-name="gr1" draw:layer="layout" svg:width="7.142cm" svg:height="9.524cm" svg:x="5.953cm" svg:y="1.93cm" draw:page-number="233" presentation:class="page"/>
          <draw:frame presentation:style-name="pr2" draw:layer="layout" svg:width="15.239cm" svg:height="11.43cm" svg:x="1.905cm" svg:y="12.065cm" presentation:class="notes" presentation:placeholder="true">
            <draw:text-box/>
          </draw:frame>
        </presentation:notes>
      </draw:page>
      <draw:page draw:name="page234" draw:style-name="dp3" draw:master-page-name="Default" presentation:presentation-page-layout-name="AL1T0" xml:id="id323" draw:id="id323">
        <draw:frame presentation:style-name="pr36" draw:text-style-name="P5" draw:layer="layout" svg:width="24.13cm" svg:height="17.78cm" svg:x="0.635cm" svg:y="0.635cm" presentation:class="subtitle" presentation:user-transformed="true">
          <draw:text-box>
            <text:list text:style-name="L6">
              <text:list-header>
                <text:p text:style-name="P47"><text:span text:style-name="T68">例：从键盘输入两个字符串，输出其中大的一个。</text:span></text:p>
              </text:list-header>
            </text:list>
            <text:list text:style-name="L17">
              <text:list-header>
                <text:p text:style-name="P47"><text:span text:style-name="T61">#include <text:s/>“string.h” </text:span></text:p>
                <text:p text:style-name="P47"><text:span text:style-name="T61">main()</text:span></text:p>
                <text:p text:style-name="P47"><text:span text:style-name="T61">{ <text:s/>char <text:s/>a[10],b[10];</text:span></text:p>
                <text:p text:style-name="P47"><text:span text:style-name="T61"><text:s text:c="3"/></text:span><text:span text:style-name="T61">gets(a); <text:s/>gets(b);</text:span></text:p>
                <text:p text:style-name="P47"><text:span text:style-name="T61"><text:s text:c="3"/></text:span><text:span text:style-name="T61">if(</text:span><text:span text:style-name="T68">strcmp(a,b)&gt;0</text:span><text:span text:style-name="T61">) puts(a); </text:span><text:span text:style-name="T268">不能用</text:span><text:span text:style-name="T268">a&gt;b</text:span></text:p>
                <text:p text:style-name="P47"><text:span text:style-name="T61"><text:s text:c="3"/></text:span><text:span text:style-name="T61">else <text:s/>puts(b);</text:span></text:p>
                <text:p text:style-name="P47"><text:span text:style-name="T61"><text:s/></text:span><text:span text:style-name="T61">}</text:span></text:p>
                <text:p text:style-name="P47"><text:span text:style-name="T61"><text:s/></text:span><text:span text:style-name="T268">使用字符串处理函数需要包含头文件</text:span><text:span text:style-name="T61">string.h</text:span></text:p>
                <text:p text:style-name="P40"><text:span text:style-name="T61"/></text:p>
              </text:list-header>
            </text:list>
          </draw:text-box>
        </draw:frame>
        <anim:par presentation:node-type="timing-root">
          <anim:par smil:begin="id323.begin">
            <anim:transitionFilter smil:dur="1s" smil:type="slideWipe" smil:subtype="fromBottomRight" smil:direction="reverse"/>
          </anim:par>
        </anim:par>
        <presentation:notes draw:style-name="dp2">
          <draw:page-thumbnail draw:style-name="gr1" draw:layer="layout" svg:width="7.142cm" svg:height="9.524cm" svg:x="5.953cm" svg:y="1.93cm" draw:page-number="234" presentation:class="page"/>
          <draw:frame presentation:style-name="pr2" draw:layer="layout" svg:width="15.239cm" svg:height="11.43cm" svg:x="1.905cm" svg:y="12.065cm" presentation:class="notes" presentation:placeholder="true">
            <draw:text-box/>
          </draw:frame>
        </presentation:notes>
      </draw:page>
      <draw:page draw:name="page235" draw:style-name="dp3" draw:master-page-name="Default" presentation:presentation-page-layout-name="AL1T0" xml:id="id324" draw:id="id324">
        <draw:frame presentation:style-name="pr44" draw:text-style-name="P5" draw:layer="layout" svg:width="24.765cm" svg:height="18.415cm" svg:x="0.422cm" svg:y="0.422cm" presentation:class="subtitle" presentation:user-transformed="true">
          <draw:text-box>
            <text:list text:style-name="L6">
              <text:list-header>
                <text:p text:style-name="P47"><text:span text:style-name="T68"><text:s text:c="2"/></text:span><text:span text:style-name="T68">（</text:span><text:span text:style-name="T68">6</text:span><text:span text:style-name="T68">） </text:span><text:span text:style-name="T68">strlen(</text:span><text:span text:style-name="T68">字符数组</text:span><text:span text:style-name="T68">)</text:span></text:p>
              </text:list-header>
            </text:list>
            <text:list text:style-name="L17">
              <text:list-header>
                <text:p text:style-name="P47"><text:span text:style-name="T61"><text:s text:c="3"/></text:span><text:span text:style-name="T61">测试字符串的实际长度（从返回值得到）。</text:span></text:p>
              </text:list-header>
            </text:list>
            <text:list text:style-name="L6">
              <text:list-header>
                <text:p text:style-name="P47"><text:span text:style-name="T68"><text:s text:c="2"/></text:span><text:span text:style-name="T68">（</text:span><text:span text:style-name="T68">7</text:span><text:span text:style-name="T68">） </text:span><text:span text:style-name="T68">strlwr(</text:span><text:span text:style-name="T68">字符串</text:span><text:span text:style-name="T68">)</text:span></text:p>
              </text:list-header>
            </text:list>
            <text:list text:style-name="L17">
              <text:list-header>
                <text:p text:style-name="P47"><text:span text:style-name="T61"><text:s text:c="3"/></text:span><text:span text:style-name="T61">将字符串中的大写字母全改为小写字母。</text:span></text:p>
              </text:list-header>
            </text:list>
            <text:list text:style-name="L6">
              <text:list-header>
                <text:p text:style-name="P47"><text:span text:style-name="T68"><text:s text:c="2"/></text:span><text:span text:style-name="T68">（</text:span><text:span text:style-name="T68">8</text:span><text:span text:style-name="T68">） </text:span><text:span text:style-name="T68">strupr(</text:span><text:span text:style-name="T68">字符串</text:span><text:span text:style-name="T68">)</text:span></text:p>
              </text:list-header>
            </text:list>
            <text:list text:style-name="L17">
              <text:list-header>
                <text:p text:style-name="P47"><text:span text:style-name="T61"><text:s text:c="3"/></text:span><text:span text:style-name="T61">将字符串中的小写字母全改为大写字母。</text:span></text:p>
                <text:p text:style-name="P47"><text:span text:style-name="T61"><text:s text:c="4"/></text:span></text:p>
                <text:p text:style-name="P47"><text:span text:style-name="T61"><text:s text:c="3"/></text:span><text:span text:style-name="T399">注意：</text:span><text:span text:style-name="T312">在使用字符串处理函数时，别忘了将头文件</text:span><text:span text:style-name="T312">string.h</text:span><text:span text:style-name="T312">包含进去。</text:span></text:p>
              </text:list-header>
            </text:list>
            <text:list text:style-name="L128">
              <text:list-header>
                <text:p text:style-name="P41"><text:span text:style-name="T312"/></text:p>
                <text:p text:style-name="P40"><text:span text:style-name="T312"/></text:p>
              </text:list-header>
            </text:list>
          </draw:text-box>
        </draw:frame>
        <anim:par presentation:node-type="timing-root">
          <anim:par smil:begin="id324.begin">
            <anim:transitionFilter smil:dur="1s" smil:type="slideWipe" smil:subtype="fromBottomRight" smil:direction="reverse"/>
          </anim:par>
        </anim:par>
        <presentation:notes draw:style-name="dp2">
          <draw:page-thumbnail draw:style-name="gr1" draw:layer="layout" svg:width="7.142cm" svg:height="9.524cm" svg:x="5.953cm" svg:y="1.93cm" draw:page-number="235" presentation:class="page"/>
          <draw:frame presentation:style-name="pr2" draw:layer="layout" svg:width="15.239cm" svg:height="11.43cm" svg:x="1.905cm" svg:y="12.065cm" presentation:class="notes" presentation:placeholder="true">
            <draw:text-box/>
          </draw:frame>
        </presentation:notes>
      </draw:page>
      <draw:page draw:name="page236" draw:style-name="dp3" draw:master-page-name="Default" presentation:presentation-page-layout-name="AL1T0" xml:id="id325" draw:id="id325">
        <draw:frame presentation:style-name="pr44" draw:text-style-name="P5" draw:layer="layout" svg:width="24.765cm" svg:height="18.415cm" svg:x="0.422cm" svg:y="0.422cm" presentation:class="subtitle" presentation:user-transformed="true">
          <draw:text-box>
            <text:list text:style-name="L6">
              <text:list-header>
                <text:p text:style-name="P47"><text:span text:style-name="T68">4</text:span><text:span text:style-name="T68">、字符串操作举例</text:span></text:p>
              </text:list-header>
            </text:list>
            <text:list text:style-name="L126">
              <text:list-header>
                <text:p text:style-name="P47"><text:span text:style-name="T268">（</text:span><text:span text:style-name="T268">1</text:span><text:span text:style-name="T268">）</text:span><text:span text:style-name="T61">从键盘输入一字符串到数组</text:span><text:span text:style-name="T61">a</text:span><text:span text:style-name="T61">中，再拷贝到数组</text:span><text:span text:style-name="T61">b</text:span><text:span text:style-name="T61">中（不用库函数）。</text:span></text:p>
              </text:list-header>
            </text:list>
            <text:list text:style-name="L17">
              <text:list-header>
                <text:p text:style-name="P47"><text:span text:style-name="T61"><text:s/></text:span><text:span text:style-name="T61">main()</text:span></text:p>
                <text:p text:style-name="P47"><text:span text:style-name="T61"><text:s/></text:span><text:span text:style-name="T61">{ <text:s/>char <text:s/>a[50],b[50]; </text:span></text:p>
                <text:p text:style-name="P47"><text:span text:style-name="T61"><text:s text:c="4"/></text:span><text:span text:style-name="T61">int <text:s/>i;</text:span></text:p>
                <text:p text:style-name="P47"><text:span text:style-name="T61"><text:s text:c="4"/></text:span><text:span text:style-name="T61">scanf(“%s”,a);</text:span></text:p>
                <text:p text:style-name="P47"><text:span text:style-name="T61"><text:s text:c="4"/></text:span><text:span text:style-name="T61">for(i=0; a[i]; i++) b[i]=a[i];</text:span></text:p>
                <text:p text:style-name="P47"><text:span text:style-name="T61"><text:s text:c="4"/></text:span><text:span text:style-name="T61">b[i]=0;</text:span></text:p>
                <text:p text:style-name="P47"><text:span text:style-name="T61"><text:s text:c="4"/></text:span><text:span text:style-name="T61">printf(“%s”,b);</text:span></text:p>
                <text:p text:style-name="P47"><text:span text:style-name="T61"><text:s text:c="2"/></text:span><text:span text:style-name="T61">}</text:span></text:p>
              </text:list-header>
            </text:list>
          </draw:text-box>
        </draw:frame>
        <anim:par presentation:node-type="timing-root">
          <anim:par smil:begin="id325.begin">
            <anim:transitionFilter smil:dur="1s" smil:type="slideWipe" smil:subtype="fromBottomRight" smil:direction="reverse"/>
          </anim:par>
        </anim:par>
        <presentation:notes draw:style-name="dp2">
          <draw:page-thumbnail draw:style-name="gr1" draw:layer="layout" svg:width="7.142cm" svg:height="9.524cm" svg:x="5.953cm" svg:y="1.93cm" draw:page-number="236" presentation:class="page"/>
          <draw:frame presentation:style-name="pr2" draw:layer="layout" svg:width="15.239cm" svg:height="11.43cm" svg:x="1.905cm" svg:y="12.065cm" presentation:class="notes" presentation:placeholder="true">
            <draw:text-box/>
          </draw:frame>
        </presentation:notes>
      </draw:page>
      <draw:page draw:name="page237" draw:style-name="dp3" draw:master-page-name="Default" presentation:presentation-page-layout-name="AL1T0" xml:id="id326" draw:id="id326">
        <draw:frame presentation:style-name="pr44" draw:text-style-name="P5" draw:layer="layout" svg:width="24.765cm" svg:height="18.415cm" svg:x="0.422cm" svg:y="0.422cm" presentation:class="subtitle" presentation:user-transformed="true">
          <draw:text-box>
            <text:list text:style-name="L6">
              <text:list-header>
                <text:p text:style-name="P40"><text:span text:style-name="T397"><text:s/></text:span><text:span text:style-name="T268">（</text:span><text:span text:style-name="T165">2</text:span><text:span text:style-name="T165">）</text:span><text:span text:style-name="T61">从键盘输入两个字符串到数组</text:span><text:span text:style-name="T61">a</text:span><text:span text:style-name="T61">和</text:span><text:span text:style-name="T61">b</text:span><text:span text:style-name="T61">中，在将</text:span><text:span text:style-name="T61">b</text:span><text:span text:style-name="T61">中的内容连接到</text:span><text:span text:style-name="T61">a</text:span><text:span text:style-name="T61">中（不用库函数）。</text:span></text:p>
              </text:list-header>
            </text:list>
            <text:list text:style-name="L17">
              <text:list-header>
                <text:p text:style-name="P47"><text:span text:style-name="T61">main()</text:span></text:p>
                <text:p text:style-name="P47"><text:span text:style-name="T61">{ <text:s text:c="2"/>char <text:s/>a[50],b[50];</text:span></text:p>
                <text:p text:style-name="P47"><text:span text:style-name="T61"><text:s text:c="4"/></text:span><text:span text:style-name="T61">int <text:s/>i,j;</text:span></text:p>
                <text:p text:style-name="P47"><text:span text:style-name="T61"><text:s text:c="4"/></text:span><text:span text:style-name="T61">scanf(“%s%s”,a,b);</text:span></text:p>
                <text:p text:style-name="P47"><text:span text:style-name="T61"><text:s text:c="4"/></text:span><text:span text:style-name="T61">for(i=0; a[i]; i++);</text:span></text:p>
                <text:p text:style-name="P47"><text:span text:style-name="T61"><text:s text:c="4"/></text:span><text:span text:style-name="T61">for(j=0; b[j]; j++) a[i++]=b[j];</text:span></text:p>
                <text:p text:style-name="P47"><text:span text:style-name="T61"><text:s text:c="4"/></text:span><text:span text:style-name="T61">a[i]=0;</text:span></text:p>
                <text:p text:style-name="P47"><text:span text:style-name="T61"><text:s text:c="4"/></text:span><text:span text:style-name="T61">printf(“%s”,a);</text:span></text:p>
                <text:p text:style-name="P47"><text:span text:style-name="T61">}</text:span></text:p>
              </text:list-header>
            </text:list>
          </draw:text-box>
        </draw:frame>
        <anim:par presentation:node-type="timing-root">
          <anim:par smil:begin="id326.begin">
            <anim:transitionFilter smil:dur="1s" smil:type="slideWipe" smil:subtype="fromBottomRight" smil:direction="reverse"/>
          </anim:par>
        </anim:par>
        <presentation:notes draw:style-name="dp2">
          <draw:page-thumbnail draw:style-name="gr1" draw:layer="layout" svg:width="7.142cm" svg:height="9.524cm" svg:x="5.953cm" svg:y="1.93cm" draw:page-number="237" presentation:class="page"/>
          <draw:frame presentation:style-name="pr2" draw:layer="layout" svg:width="15.239cm" svg:height="11.43cm" svg:x="1.905cm" svg:y="12.065cm" presentation:class="notes" presentation:placeholder="true">
            <draw:text-box/>
          </draw:frame>
        </presentation:notes>
      </draw:page>
      <draw:page draw:name="page238" draw:style-name="dp3" draw:master-page-name="Default" presentation:presentation-page-layout-name="AL1T0" xml:id="id327" draw:id="id327">
        <draw:frame presentation:style-name="pr36" draw:text-style-name="P5" draw:layer="layout" svg:width="24.765cm" svg:height="17.78cm" svg:x="0.422cm" svg:y="0.635cm" presentation:class="subtitle" presentation:user-transformed="true">
          <draw:text-box>
            <text:list text:style-name="L126">
              <text:list-header>
                <text:p text:style-name="P40"><text:span text:style-name="T268">（</text:span><text:span text:style-name="T268">3</text:span><text:span text:style-name="T268">）</text:span><text:span text:style-name="T61">从键盘输入一字符串，并将其中的大写字母改成小写字母后输出（不用库函数）。</text:span></text:p>
              </text:list-header>
            </text:list>
            <text:list text:style-name="L17">
              <text:list-header>
                <text:p text:style-name="P47"><text:span text:style-name="T61">main()</text:span></text:p>
                <text:p text:style-name="P47"><text:span text:style-name="T61">{ <text:s text:c="2"/>char <text:s/>a[50];</text:span></text:p>
                <text:p text:style-name="P47"><text:span text:style-name="T61"><text:s text:c="4"/></text:span><text:span text:style-name="T61">int <text:s/>i;</text:span></text:p>
                <text:p text:style-name="P47"><text:span text:style-name="T61"><text:s text:c="4"/></text:span><text:span text:style-name="T61">scanf(“%s”,a);</text:span></text:p>
                <text:p text:style-name="P47"><text:span text:style-name="T61"><text:s text:c="4"/></text:span><text:span text:style-name="T61">for(i=0; a[i]; i++) </text:span></text:p>
                <text:p text:style-name="P47"><text:span text:style-name="T61"><text:s text:c="4"/></text:span><text:span text:style-name="T61">if(a[i]&gt;=’A’&amp;&amp;a[i]&lt;=’Z’) a[i]+=32;</text:span></text:p>
                <text:p text:style-name="P47"><text:span text:style-name="T61"><text:s text:c="4"/></text:span><text:span text:style-name="T61">printf(“%s”,a);</text:span></text:p>
                <text:p text:style-name="P47"><text:span text:style-name="T61"><text:s/></text:span><text:span text:style-name="T61">}</text:span></text:p>
                <text:p text:style-name="P40"><text:span text:style-name="T61"/></text:p>
              </text:list-header>
            </text:list>
          </draw:text-box>
        </draw:frame>
        <anim:par presentation:node-type="timing-root">
          <anim:par smil:begin="id327.begin">
            <anim:transitionFilter smil:dur="1s" smil:type="slideWipe" smil:subtype="fromBottomRight" smil:direction="reverse"/>
          </anim:par>
        </anim:par>
        <presentation:notes draw:style-name="dp2">
          <draw:page-thumbnail draw:style-name="gr1" draw:layer="layout" svg:width="7.142cm" svg:height="9.524cm" svg:x="5.953cm" svg:y="1.93cm" draw:page-number="238" presentation:class="page"/>
          <draw:frame presentation:style-name="pr2" draw:layer="layout" svg:width="15.239cm" svg:height="11.43cm" svg:x="1.905cm" svg:y="12.065cm" presentation:class="notes" presentation:placeholder="true">
            <draw:text-box/>
          </draw:frame>
        </presentation:notes>
      </draw:page>
      <draw:page draw:name="page239" draw:style-name="dp4" draw:master-page-name="Default" presentation:presentation-page-layout-name="AL2T1" xml:id="id328" draw:id="id328">
        <draw:frame presentation:style-name="pr82" draw:text-style-name="P5" draw:layer="layout" svg:width="24.765cm" svg:height="18.415cm" svg:x="0.422cm" svg:y="0.422cm" presentation:class="outline" presentation:user-transformed="true">
          <draw:text-box>
            <text:list text:style-name="L90">
              <text:list-header>
                <text:p text:style-name="P184"><text:span text:style-name="T84">第八章 <text:s/>函数</text:span></text:p>
              </text:list-header>
            </text:list>
            <text:list text:style-name="L14">
              <text:list-header>
                <text:p text:style-name="P16"><text:span text:style-name="T68"><text:s text:c="6"/></text:span><text:span text:style-name="T68">8</text:span><text:span text:style-name="T68">．</text:span><text:span text:style-name="T68">1 </text:span><text:span text:style-name="T68">概述</text:span></text:p>
              </text:list-header>
            </text:list>
            <text:list text:style-name="L15">
              <text:list-header>
                <text:p text:style-name="P16"><text:span text:style-name="T61"><text:s text:c="6"/></text:span><text:span text:style-name="T61">C</text:span><text:span text:style-name="T61">语言的程序除主函数外，还可以有若干个其他函数</text:span><text:span text:style-name="T165">—块状结构</text:span><text:span text:style-name="T61">。</text:span></text:p>
                <text:p text:style-name="P16"><text:span text:style-name="T61"><text:s text:c="6"/></text:span><text:span text:style-name="T61">一般把其中相对独立的算法和功能</text:span><text:span text:style-name="T68">定义</text:span><text:span text:style-name="T61">成一个独立的函数，以供需要的地方</text:span><text:span text:style-name="T68">调用</text:span><text:span text:style-name="T61">。 </text:span></text:p>
              </text:list-header>
            </text:list>
            <text:list text:style-name="L25">
              <text:list-header>
                <text:p text:style-name="P39"><text:span text:style-name="T165"><text:s text:c="2"/></text:span><text:span text:style-name="T68">优点：</text:span></text:p>
              </text:list-header>
            </text:list>
            <text:list text:style-name="L15">
              <text:list-header>
                <text:p text:style-name="P39"><text:span text:style-name="T61"><text:s text:c="5"/></text:span><text:span text:style-name="T61">（</text:span><text:span text:style-name="T61">1</text:span><text:span text:style-name="T61">） 减少代码的重复现象。</text:span></text:p>
                <text:p text:style-name="P39"><text:span text:style-name="T61"><text:s text:c="5"/></text:span><text:span text:style-name="T61">（</text:span><text:span text:style-name="T61">2</text:span><text:span text:style-name="T61">） 便于分工合作。</text:span></text:p>
                <text:p text:style-name="P39"><text:span text:style-name="T61"><text:s text:c="5"/></text:span><text:span text:style-name="T61">（</text:span><text:span text:style-name="T61">3</text:span><text:span text:style-name="T61">） 便于阅读。</text:span></text:p>
                <text:p text:style-name="P39"><text:span text:style-name="T61"><text:s text:c="5"/></text:span><text:span text:style-name="T61">（</text:span><text:span text:style-name="T61">4</text:span><text:span text:style-name="T61">） 便于独立算法的代码移植。</text:span></text:p>
              </text:list-header>
            </text:list>
          </draw:text-box>
        </draw:frame>
        <anim:par smil:dur="indefinite" smil:restart="never" presentation:node-type="timing-root">
          <anim:par smil:begin="id328.begin">
            <anim:transitionFilter smil:dur="1s" smil:type="irisWipe" smil:subtype="rectangle"/>
          </anim:par>
        </anim:par>
        <presentation:notes draw:style-name="dp2">
          <draw:page-thumbnail draw:style-name="gr1" draw:layer="layout" svg:width="7.142cm" svg:height="9.524cm" svg:x="5.953cm" svg:y="1.93cm" draw:page-number="239" presentation:class="page"/>
          <draw:frame presentation:style-name="pr2" draw:layer="layout" svg:width="15.239cm" svg:height="11.43cm" svg:x="1.905cm" svg:y="12.065cm" presentation:class="notes" presentation:placeholder="true">
            <draw:text-box/>
          </draw:frame>
        </presentation:notes>
      </draw:page>
      <draw:page draw:name="page240" draw:style-name="dp3" draw:master-page-name="Default" presentation:presentation-page-layout-name="AL2T1" xml:id="id329" draw:id="id329">
        <draw:frame presentation:style-name="pr83" draw:text-style-name="P5" draw:layer="layout" svg:width="23.605cm" svg:height="15.399cm" svg:x="1.097cm" svg:y="1.525cm" presentation:class="outline" presentation:user-transformed="true">
          <draw:text-box>
            <text:list text:style-name="L14">
              <text:list-header>
                <text:p text:style-name="P20"><text:span text:style-name="T68"><text:s text:c="4"/></text:span><text:span text:style-name="T68">8</text:span><text:span text:style-name="T68">．</text:span><text:span text:style-name="T68">2 </text:span><text:span text:style-name="T68">函数的定义和调用</text:span></text:p>
                <text:p text:style-name="P20"><text:span text:style-name="T68"><text:s text:c="4"/></text:span><text:span text:style-name="T61">举例说明： </text:span></text:p>
              </text:list-header>
            </text:list>
            <text:list text:style-name="L15">
              <text:list-header>
                <text:p text:style-name="P20"><text:span text:style-name="T61"><text:s text:c="4"/></text:span></text:p>
                <text:p text:style-name="P20"><text:span text:style-name="T61"><text:s text:c="4"/></text:span><text:span text:style-name="T68">对于求两个数中的最大值，有三个步骤：</text:span></text:p>
                <text:p text:style-name="P20"><text:span text:style-name="T61"><text:s text:c="3"/></text:span><text:span text:style-name="T61">（</text:span><text:span text:style-name="T61">1</text:span><text:span text:style-name="T61">）从键盘输入两个数给</text:span><text:span text:style-name="T61">a</text:span><text:span text:style-name="T61">和</text:span><text:span text:style-name="T61">b</text:span><text:span text:style-name="T61">。</text:span></text:p>
                <text:p text:style-name="P20"><text:span text:style-name="T61"><text:s text:c="3"/></text:span><text:span text:style-name="T165">（</text:span><text:span text:style-name="T165">2</text:span><text:span text:style-name="T165">）求</text:span><text:span text:style-name="T165">a</text:span><text:span text:style-name="T165">和</text:span><text:span text:style-name="T165">b</text:span><text:span text:style-name="T165">中的最大值。</text:span></text:p>
                <text:p text:style-name="P20"><text:span text:style-name="T61"><text:s text:c="3"/></text:span><text:span text:style-name="T61">（</text:span><text:span text:style-name="T61">3</text:span><text:span text:style-name="T61">）输出结果。</text:span></text:p>
                <text:p text:style-name="P20"><text:span text:style-name="T61"><text:s text:c="4"/></text:span><text:span text:style-name="T61">把求最大值的算法部分定义成一个独立的函数：</text:span></text:p>
              </text:list-header>
            </text:list>
            <text:list text:style-name="L10">
              <text:list-header>
                <text:p text:style-name="P23"><text:span text:style-name="T54"><text:s/></text:span></text:p>
              </text:list-header>
            </text:list>
          </draw:text-box>
        </draw:frame>
        <anim:par smil:dur="indefinite" smil:restart="never" presentation:node-type="timing-root">
          <anim:par smil:begin="id329.begin">
            <anim:transitionFilter smil:dur="1s" smil:type="slideWipe" smil:subtype="fromBottomRight" smil:direction="reverse"/>
          </anim:par>
        </anim:par>
        <presentation:notes draw:style-name="dp2">
          <draw:page-thumbnail draw:style-name="gr1" draw:layer="layout" svg:width="7.142cm" svg:height="9.524cm" svg:x="5.953cm" svg:y="1.93cm" draw:page-number="240" presentation:class="page"/>
          <draw:frame presentation:style-name="pr2" draw:layer="layout" svg:width="15.239cm" svg:height="11.43cm" svg:x="1.905cm" svg:y="12.065cm" presentation:class="notes" presentation:placeholder="true">
            <draw:text-box/>
          </draw:frame>
        </presentation:notes>
      </draw:page>
      <draw:page draw:name="page241" draw:style-name="dp3" draw:master-page-name="Default" presentation:presentation-page-layout-name="AL2T1" xml:id="id330" draw:id="id330">
        <draw:frame presentation:style-name="pr76" draw:text-style-name="P5" draw:layer="layout" svg:width="24.13cm" svg:height="17.568cm" svg:x="0.635cm" svg:y="0.635cm" presentation:class="outline" presentation:user-transformed="true">
          <draw:text-box>
            <text:list text:style-name="L25">
              <text:list-header>
                <text:p text:style-name="P11"><text:span text:style-name="T388">函数类型 函数名 函数参数（形参）</text:span></text:p>
              </text:list-header>
            </text:list>
            <text:list text:style-name="L15">
              <text:list-header>
                <text:p text:style-name="P11"><text:span text:style-name="T18"/></text:p>
                <text:p text:style-name="P11"><text:span text:style-name="T18">int max(int x,int y) <text:s text:c="2"/></text:span><text:span text:style-name="T19">main()</text:span><text:span text:style-name="T18"> <text:s text:c="6"/></text:span></text:p>
                <text:p text:style-name="P185"><text:span text:style-name="T18">{ <text:s/>int <text:s/>z; <text:s text:c="12"/></text:span><text:span text:style-name="T19">{ <text:s/>int a,b,c;</text:span></text:p>
                <text:p text:style-name="P185"><text:span text:style-name="T18"><text:s text:c="3"/></text:span><text:span text:style-name="T18">if(x&gt;y)z=x; <text:s text:c="11"/></text:span><text:span text:style-name="T19">scanf(“%d%d”,&amp;a,&amp;b);</text:span></text:p>
                <text:p text:style-name="P185"><text:span text:style-name="T18"><text:s text:c="3"/></text:span><text:span text:style-name="T18">else <text:s text:c="3"/>z=y; <text:s text:c="10"/></text:span><text:span text:style-name="T19">c=max(a,b);</text:span></text:p>
                <text:p text:style-name="P185"><text:span text:style-name="T18"><text:s text:c="3"/></text:span><text:span text:style-name="T18">return(z); <text:s text:c="12"/></text:span><text:span text:style-name="T19">printf(“%d”,c);</text:span></text:p>
                <text:p text:style-name="P16"><text:span text:style-name="T18"><text:s/></text:span><text:span text:style-name="T18">}</text:span><text:span text:style-name="T61"> <text:s text:c="19"/></text:span><text:span text:style-name="T68">} </text:span></text:p>
              </text:list-header>
            </text:list>
            <text:list text:style-name="L9">
              <text:list-header>
                <text:p text:style-name="P26"><text:span text:style-name="T8"><text:s text:c="5"/></text:span></text:p>
                <text:p text:style-name="P10"><text:span text:style-name="T8"><text:s text:c="10"/></text:span><text:span text:style-name="T400">x <text:s text:c="5"/>y <text:s text:c="6"/>z <text:s text:c="22"/>a <text:s text:c="4"/>b <text:s text:c="6"/>c</text:span></text:p>
              </text:list-header>
            </text:list>
          </draw:text-box>
        </draw:frame>
        <draw:custom-shape draw:style-name="gr44" draw:text-style-name="P5" draw:layer="layout" svg:width="1.905cm" svg:height="1.27cm" svg:x="2.752cm" svg:y="15.452cm">
          <text:list text:style-name="L24">
            <text:list-header>
              <text:p text:style-name="P14"><text:span text:style-name="T8"/></text:p>
            </text:list-header>
          </text:list>
          <draw:enhanced-geometry svg:viewBox="0 0 21600 21600" draw:type="rectangle" draw:enhanced-path="M 0 0 L 21600 0 21600 21600 0 21600 0 0 Z N"/>
        </draw:custom-shape>
        <draw:custom-shape draw:style-name="gr44" draw:text-style-name="P5" draw:layer="layout" svg:width="1.905cm" svg:height="1.27cm" svg:x="4.868cm" svg:y="15.452cm">
          <text:list text:style-name="L24">
            <text:list-header>
              <text:p text:style-name="P14"><text:span text:style-name="T8"/></text:p>
            </text:list-header>
          </text:list>
          <draw:enhanced-geometry svg:viewBox="0 0 21600 21600" draw:type="rectangle" draw:enhanced-path="M 0 0 L 21600 0 21600 21600 0 21600 0 0 Z N"/>
        </draw:custom-shape>
        <draw:custom-shape draw:style-name="gr2" draw:text-style-name="P5" draw:layer="layout" svg:width="1.905cm" svg:height="1.27cm" svg:x="13.123cm" svg:y="15.24cm">
          <text:list text:style-name="L24">
            <text:list-header>
              <text:p text:style-name="P14"><text:span text:style-name="T109">3</text:span></text:p>
            </text:list-header>
          </text:list>
          <draw:enhanced-geometry svg:viewBox="0 0 21600 21600" draw:type="rectangle" draw:enhanced-path="M 0 0 L 21600 0 21600 21600 0 21600 0 0 Z N"/>
        </draw:custom-shape>
        <draw:custom-shape draw:style-name="gr2" draw:text-style-name="P5" draw:layer="layout" svg:width="1.905cm" svg:height="1.27cm" svg:x="15.24cm" svg:y="15.24cm">
          <text:list text:style-name="L24">
            <text:list-header>
              <text:p text:style-name="P14"><text:span text:style-name="T109">5</text:span></text:p>
            </text:list-header>
          </text:list>
          <draw:enhanced-geometry svg:viewBox="0 0 21600 21600" draw:type="rectangle" draw:enhanced-path="M 0 0 L 21600 0 21600 21600 0 21600 0 0 Z N"/>
        </draw:custom-shape>
        <draw:custom-shape draw:style-name="gr2" draw:text-style-name="P5" draw:layer="layout" svg:width="1.905cm" svg:height="1.27cm" svg:x="17.357cm" svg:y="15.24cm">
          <text:list text:style-name="L24">
            <text:list-header>
              <text:p text:style-name="P14"><text:span text:style-name="T8"/></text:p>
            </text:list-header>
          </text:list>
          <draw:enhanced-geometry svg:viewBox="0 0 21600 21600" draw:type="rectangle" draw:enhanced-path="M 0 0 L 21600 0 21600 21600 0 21600 0 0 Z N"/>
        </draw:custom-shape>
        <draw:custom-shape draw:style-name="gr44" draw:text-style-name="P5" draw:layer="layout" svg:width="1.905cm" svg:height="1.27cm" svg:x="7.197cm" svg:y="15.452cm">
          <text:list text:style-name="L24">
            <text:list-header>
              <text:p text:style-name="P14"><text:span text:style-name="T8"/></text:p>
            </text:list-header>
          </text:list>
          <draw:enhanced-geometry svg:viewBox="0 0 21600 21600" draw:type="rectangle" draw:enhanced-path="M 0 0 L 21600 0 21600 21600 0 21600 0 0 Z N"/>
        </draw:custom-shape>
        <draw:line draw:style-name="gr88" draw:text-style-name="P25" draw:layer="layout" svg:x1="2.751cm" svg:y1="1.905cm" svg:x2="1.904cm" svg:y2="3.175cm">
          <text:p/>
        </draw:line>
        <draw:line draw:style-name="gr88" draw:text-style-name="P25" draw:layer="layout" svg:x1="6.773cm" svg:y1="1.693cm" svg:x2="4.445cm" svg:y2="3.387cm">
          <text:p/>
        </draw:line>
        <draw:line draw:style-name="gr88" draw:text-style-name="P25" draw:layer="layout" svg:x1="10.159cm" svg:y1="1.693cm" svg:x2="8.042cm" svg:y2="3.175cm">
          <text:p/>
        </draw:line>
        <anim:par smil:dur="indefinite" smil:restart="never" presentation:node-type="timing-root">
          <anim:par smil:begin="id330.begin">
            <anim:transitionFilter smil:dur="1s" smil:type="slideWipe" smil:subtype="fromBottomRight" smil:direction="reverse"/>
          </anim:par>
        </anim:par>
        <presentation:notes draw:style-name="dp2">
          <draw:page-thumbnail draw:style-name="gr1" draw:layer="layout" svg:width="7.142cm" svg:height="9.524cm" svg:x="5.953cm" svg:y="1.93cm" draw:page-number="241" presentation:class="page"/>
          <draw:frame presentation:style-name="pr2" draw:layer="layout" svg:width="15.239cm" svg:height="11.43cm" svg:x="1.905cm" svg:y="12.065cm" presentation:class="notes" presentation:placeholder="true">
            <draw:text-box/>
          </draw:frame>
        </presentation:notes>
      </draw:page>
      <draw:page draw:name="page242" draw:style-name="dp3" draw:master-page-name="Default" presentation:presentation-page-layout-name="AL2T1" xml:id="id331" draw:id="id331">
        <draw:frame presentation:style-name="pr82" draw:text-style-name="P5" draw:layer="layout" svg:width="24.765cm" svg:height="18.415cm" svg:x="0.422cm" svg:y="0.422cm" presentation:class="outline" presentation:user-transformed="true">
          <draw:text-box>
            <text:list text:style-name="L14">
              <text:list-header>
                <text:p text:style-name="P39"><text:span text:style-name="T68">说明：</text:span></text:p>
              </text:list-header>
            </text:list>
            <text:list text:style-name="L25">
              <text:list-header>
                <text:p text:style-name="P39"><text:span text:style-name="T165">（</text:span><text:span text:style-name="T165">1</text:span><text:span text:style-name="T165">）</text:span><text:span text:style-name="T61">程序由两个函数组成，它们逻辑上相互独立（功能、变量）。</text:span></text:p>
                <text:p text:style-name="P39"><text:span text:style-name="T165">（</text:span><text:span text:style-name="T165">2</text:span><text:span text:style-name="T165">）</text:span><text:span text:style-name="T61">程序的执行总是从主函数开始，主函数总是被执行一次，其他函数只有在被调用时才获得控制。</text:span></text:p>
                <text:p text:style-name="P39"><text:span text:style-name="T165">（</text:span><text:span text:style-name="T165">3</text:span><text:span text:style-name="T165">）</text:span><text:span text:style-name="T61">函数调用有两个作用：转移控制权和传递参数。</text:span></text:p>
                <text:p text:style-name="P39"><text:span text:style-name="T165">（</text:span><text:span text:style-name="T165">4</text:span><text:span text:style-name="T165">）</text:span><text:span text:style-name="T61">return</text:span><text:span text:style-name="T61">的作用也有两个：交回控制权和返回结果。</text:span></text:p>
                <text:p text:style-name="P39"><text:span text:style-name="T165">（</text:span><text:span text:style-name="T165">5</text:span><text:span text:style-name="T165">）</text:span><text:span text:style-name="T61">实参可以是常量、变量或表达式，但类型要一致。</text:span></text:p>
              </text:list-header>
            </text:list>
          </draw:text-box>
        </draw:frame>
        <anim:par smil:dur="indefinite" smil:restart="never" presentation:node-type="timing-root">
          <anim:par smil:begin="id331.begin">
            <anim:transitionFilter smil:dur="1s" smil:type="slideWipe" smil:subtype="fromBottomRight" smil:direction="reverse"/>
          </anim:par>
        </anim:par>
        <presentation:notes draw:style-name="dp2">
          <draw:page-thumbnail draw:style-name="gr1" draw:layer="layout" svg:width="7.142cm" svg:height="9.524cm" svg:x="5.953cm" svg:y="1.93cm" draw:page-number="242" presentation:class="page"/>
          <draw:frame presentation:style-name="pr2" draw:layer="layout" svg:width="15.239cm" svg:height="11.43cm" svg:x="1.905cm" svg:y="12.065cm" presentation:class="notes" presentation:placeholder="true">
            <draw:text-box/>
          </draw:frame>
        </presentation:notes>
      </draw:page>
      <draw:page draw:name="page243" draw:style-name="dp3" draw:master-page-name="Default" presentation:presentation-page-layout-name="AL2T1" xml:id="id332" draw:id="id332">
        <draw:frame presentation:style-name="pr82" draw:text-style-name="P5" draw:layer="layout" svg:width="24.765cm" svg:height="18.415cm" svg:x="0.422cm" svg:y="0.422cm" presentation:class="outline" presentation:user-transformed="true">
          <draw:text-box>
            <text:list text:style-name="L15">
              <text:list-header>
                <text:p text:style-name="P39"><text:span text:style-name="T61"><text:s text:c="6"/></text:span><text:span text:style-name="T61">定义一个函数除考虑算法外就是</text:span><text:span text:style-name="T61">:</text:span><text:span text:style-name="T61">如何设计函数的参数，通过何种途径交回结果。</text:span></text:p>
                <text:p text:style-name="P39"><text:span text:style-name="T61"><text:s text:c="2"/></text:span><text:span text:style-name="T68">例：求自然数</text:span><text:span text:style-name="T68">1—100</text:span><text:span text:style-name="T68">中的素数之和。</text:span><text:span text:style-name="T61"> </text:span></text:p>
                <text:p text:style-name="P39"><text:span text:style-name="T61"/></text:p>
              </text:list-header>
            </text:list>
            <text:list text:style-name="L129">
              <text:list-header>
                <text:p text:style-name="P31"><text:span text:style-name="T401">? </text:span><text:span text:style-name="T184"><text:s text:c="3"/>prime( <text:s/></text:span><text:span text:style-name="T401">?</text:span><text:span text:style-name="T184"> <text:s text:c="6"/>) <text:s text:c="17"/></text:span><text:span text:style-name="T16">main() <text:s text:c="2"/></text:span></text:p>
              </text:list-header>
            </text:list>
            <text:list text:style-name="L26">
              <text:list-header>
                <text:p text:style-name="P31"><text:span text:style-name="T184">{ <text:s text:c="2"/>int <text:s/>i; <text:s text:c="33"/></text:span><text:span text:style-name="T16">{ <text:s text:c="2"/>int i,s=0; </text:span></text:p>
                <text:p text:style-name="P31"><text:span text:style-name="T184"><text:s text:c="5"/></text:span><text:span text:style-name="T184">for(i=2;i&lt;m;i++) <text:s text:c="18"/></text:span><text:span text:style-name="T16">for(i=1;i&lt;=100;i++)</text:span><text:span text:style-name="T184"> </text:span></text:p>
                <text:p text:style-name="P31"><text:span text:style-name="T184"><text:s text:c="7"/></text:span><text:span text:style-name="T184">if(m%i==0) <text:s/></text:span><text:span text:style-name="T401">?</text:span><text:span text:style-name="T184"> <text:s text:c="22"/></text:span><text:span text:style-name="T16">if(</text:span><text:span text:style-name="T184">prime(i)</text:span><text:span text:style-name="T16"> ) s+=i; </text:span></text:p>
                <text:p text:style-name="P31"><text:span text:style-name="T184"><text:s text:c="9"/></text:span><text:span text:style-name="T401">?</text:span><text:span text:style-name="T184"> <text:s text:c="41"/></text:span><text:span text:style-name="T16">printf(“\n %d”,s); </text:span></text:p>
                <text:p text:style-name="P26"><text:span text:style-name="T184"><text:s text:c="2"/></text:span><text:span text:style-name="T184">} <text:s text:c="43"/></text:span><text:span text:style-name="T16">} </text:span></text:p>
              </text:list-header>
            </text:list>
          </draw:text-box>
        </draw:frame>
        <draw:custom-shape draw:style-name="gr55" draw:text-style-name="P5" xml:id="id333" draw:id="id333" draw:layer="layout" svg:width="3.707cm" svg:height="1.615cm" svg:x="5.772cm" svg:y="6.645cm">
          <text:list text:style-name="L12">
            <text:list-header>
              <text:p text:style-name="P12"><text:span text:style-name="T296">int <text:s/>m)</text:span></text:p>
            </text:list-header>
          </text:list>
          <draw:enhanced-geometry svg:viewBox="0 0 21600 21600" draw:type="mso-spt202" draw:enhanced-path="M 0 0 L 21600 0 21600 21600 0 21600 0 0 Z N"/>
        </draw:custom-shape>
        <draw:custom-shape draw:style-name="gr55" draw:text-style-name="P5" xml:id="id334" draw:id="id334" draw:layer="layout" svg:width="2.106cm" svg:height="1.615cm" svg:x="0cm" svg:y="6.773cm">
          <text:list text:style-name="L12">
            <text:list-header>
              <text:p text:style-name="P12"><text:span text:style-name="T296">int </text:span></text:p>
            </text:list-header>
          </text:list>
          <draw:enhanced-geometry svg:viewBox="0 0 21600 21600" draw:type="mso-spt202" draw:enhanced-path="M 0 0 L 21600 0 21600 21600 0 21600 0 0 Z N"/>
        </draw:custom-shape>
        <draw:custom-shape draw:style-name="gr56" draw:text-style-name="P5" xml:id="id335" draw:id="id335" draw:layer="layout" svg:width="5.08cm" svg:height="1.615cm" svg:x="8.467cm" svg:y="11.43cm">
          <text:list text:style-name="L12">
            <text:list-header>
              <text:p text:style-name="P12"><text:span text:style-name="T118">return 0;</text:span></text:p>
            </text:list-header>
          </text:list>
          <draw:enhanced-geometry svg:viewBox="0 0 21600 21600" draw:type="mso-spt202" draw:enhanced-path="M 0 0 L 21600 0 21600 21600 0 21600 0 0 Z N"/>
        </draw:custom-shape>
        <draw:custom-shape draw:style-name="gr55" draw:text-style-name="P5" xml:id="id336" draw:id="id336" draw:layer="layout" svg:width="7.186cm" svg:height="1.615cm" svg:x="2.54cm" svg:y="13.335cm">
          <text:list text:style-name="L12">
            <text:list-header>
              <text:p text:style-name="P12"><text:span text:style-name="T118">else <text:s/>return 1;</text:span></text:p>
            </text:list-header>
          </text:list>
          <draw:enhanced-geometry svg:viewBox="0 0 21600 21600" draw:type="mso-spt202" draw:enhanced-path="M 0 0 L 21600 0 21600 21600 0 21600 0 0 Z N"/>
        </draw:custom-shape>
        <draw:custom-shape draw:style-name="gr56" draw:text-style-name="P5" xml:id="id337" draw:id="id337" draw:layer="layout" svg:width="9.102cm" svg:height="1.615cm" svg:x="2.597cm" svg:y="13.123cm">
          <text:list text:style-name="L12">
            <text:list-header>
              <text:p text:style-name="P12"><text:span text:style-name="T118">return 1;</text:span></text:p>
            </text:list-header>
          </text:list>
          <draw:enhanced-geometry svg:viewBox="0 0 21600 21600" draw:type="mso-spt202" draw:enhanced-path="M 0 0 L 21600 0 21600 21600 0 21600 0 0 Z N"/>
        </draw:custom-shape>
        <anim:par smil:dur="indefinite" smil:restart="never" presentation:node-type="timing-root">
          <anim:par smil:begin="id332.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333" smil:attributeName="visibility" smil:to="visible"/>
                  <anim:transitionFilter smil:dur="0.5s" smil:targetElement="id333"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334" smil:attributeName="visibility" smil:to="visible"/>
                  <anim:transitionFilter smil:dur="0.5s" smil:targetElement="id334"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335" smil:attributeName="visibility" smil:to="visible"/>
                  <anim:transitionFilter smil:dur="0.5s" smil:targetElement="id335"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336" smil:attributeName="visibility" smil:to="visible"/>
                  <anim:transitionFilter smil:dur="0.5s" smil:targetElement="id336"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337" smil:attributeName="visibility" smil:to="visible"/>
                  <anim:transitionFilter smil:dur="0.5s" smil:targetElement="id337" smil:type="slideWipe" smil:subtype="fromBottom"/>
                </anim:par>
              </anim:par>
            </anim:par>
          </anim:seq>
        </anim:par>
        <presentation:notes draw:style-name="dp2">
          <draw:page-thumbnail draw:style-name="gr1" draw:layer="layout" svg:width="7.142cm" svg:height="9.524cm" svg:x="5.953cm" svg:y="1.93cm" draw:page-number="243" presentation:class="page"/>
          <draw:frame presentation:style-name="pr2" draw:layer="layout" svg:width="15.239cm" svg:height="11.43cm" svg:x="1.905cm" svg:y="12.065cm" presentation:class="notes" presentation:placeholder="true">
            <draw:text-box/>
          </draw:frame>
        </presentation:notes>
      </draw:page>
      <draw:page draw:name="page244" draw:style-name="dp3" draw:master-page-name="Default" presentation:presentation-page-layout-name="AL2T1" xml:id="id338" draw:id="id338">
        <draw:frame presentation:style-name="pr82" draw:text-style-name="P5" draw:layer="layout" svg:width="24.765cm" svg:height="18.415cm" svg:x="0.211cm" svg:y="0.422cm" presentation:class="outline" presentation:user-transformed="true">
          <draw:text-box>
            <text:list text:style-name="L14">
              <text:list-header>
                <text:p text:style-name="P39"><text:span text:style-name="T68">例：求</text:span><text:span text:style-name="T68">5</text:span><text:span text:style-name="T68">！</text:span><text:span text:style-name="T68">+7</text:span><text:span text:style-name="T68">！</text:span><text:span text:style-name="T68">+4</text:span><text:span text:style-name="T68">！的值。</text:span></text:p>
              </text:list-header>
            </text:list>
            <text:list text:style-name="L25">
              <text:list-header>
                <text:p text:style-name="P186"><text:span text:style-name="T165"><text:s/></text:span><text:span text:style-name="T165">?</text:span><text:span text:style-name="T61"> <text:s/>fac( <text:s text:c="2"/></text:span><text:span text:style-name="T165">?</text:span><text:span text:style-name="T61"> <text:s text:c="2"/>)</text:span><text:span text:style-name="T61"><text:tab/></text:span></text:p>
              </text:list-header>
            </text:list>
            <text:list text:style-name="L15">
              <text:list-header>
                <text:p text:style-name="P39"><text:span text:style-name="T61">{ <text:s text:c="2"/>int <text:s/>i,s=1;</text:span></text:p>
                <text:p text:style-name="P39"><text:span text:style-name="T61"><text:s text:c="4"/></text:span><text:span text:style-name="T61">for(i=1;i&lt;=n;i++) s*=i;</text:span></text:p>
              </text:list-header>
            </text:list>
            <text:list text:style-name="L130">
              <text:list-item>
                <text:list>
                  <text:list-header>
                    <text:p text:style-name="P187"><text:span text:style-name="T155"><text:s text:c="2"/></text:span><text:span text:style-name="T155">return(s);</text:span></text:p>
                  </text:list-header>
                </text:list>
              </text:list-item>
            </text:list>
            <text:list text:style-name="L15">
              <text:list-header>
                <text:p text:style-name="P39"><text:span text:style-name="T61"><text:s/></text:span><text:span text:style-name="T61">}</text:span></text:p>
              </text:list-header>
            </text:list>
            <text:list text:style-name="L14">
              <text:list-header>
                <text:p text:style-name="P39"><text:span text:style-name="T68">main()</text:span></text:p>
                <text:p text:style-name="P39"><text:span text:style-name="T68">{</text:span></text:p>
                <text:p text:style-name="P39"><text:span text:style-name="T68"><text:s text:c="3"/></text:span><text:span text:style-name="T68">printf(“\n%d”,fac(5)+fac(7)+fac(4)); </text:span></text:p>
                <text:p text:style-name="P39"><text:span text:style-name="T68"><text:s/></text:span><text:span text:style-name="T68">}</text:span></text:p>
              </text:list-header>
            </text:list>
            <text:list text:style-name="L47">
              <text:list-header>
                <text:p text:style-name="P41"><text:span text:style-name="T68"/></text:p>
              </text:list-header>
            </text:list>
          </draw:text-box>
        </draw:frame>
        <draw:custom-shape draw:style-name="gr55" draw:text-style-name="P5" xml:id="id339" draw:id="id339" draw:layer="layout" svg:width="4.591cm" svg:height="1.615cm" svg:x="5.08cm" svg:y="2.117cm">
          <text:list text:style-name="L33">
            <text:list-header>
              <text:p text:style-name="P6"><text:span text:style-name="T155">int <text:s/>n</text:span></text:p>
            </text:list-header>
          </text:list>
          <draw:enhanced-geometry svg:viewBox="0 0 21600 21600" draw:type="mso-spt202" draw:enhanced-path="M 0 0 L 21600 0 21600 21600 0 21600 0 0 Z N"/>
        </draw:custom-shape>
        <draw:custom-shape draw:style-name="gr55" draw:text-style-name="P5" xml:id="id340" draw:id="id340" draw:layer="layout" svg:width="3.228cm" svg:height="1.615cm" svg:x="0cm" svg:y="1.905cm">
          <text:list text:style-name="L33">
            <text:list-header>
              <text:p text:style-name="P6"><text:span text:style-name="T155">int </text:span></text:p>
            </text:list-header>
          </text:list>
          <draw:enhanced-geometry svg:viewBox="0 0 21600 21600" draw:type="mso-spt202" draw:enhanced-path="M 0 0 L 21600 0 21600 21600 0 21600 0 0 Z N"/>
        </draw:custom-shape>
        <anim:par smil:dur="indefinite" smil:restart="never" presentation:node-type="timing-root">
          <anim:par smil:begin="id338.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339" smil:attributeName="visibility" smil:to="visible"/>
                  <anim:transitionFilter smil:dur="0.5s" smil:targetElement="id339"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340" smil:attributeName="visibility" smil:to="visible"/>
                  <anim:transitionFilter smil:dur="0.5s" smil:targetElement="id340" smil:type="slideWipe" smil:subtype="fromBottom"/>
                </anim:par>
              </anim:par>
            </anim:par>
          </anim:seq>
        </anim:par>
        <presentation:notes draw:style-name="dp2">
          <draw:page-thumbnail draw:style-name="gr1" draw:layer="layout" svg:width="7.142cm" svg:height="9.524cm" svg:x="5.953cm" svg:y="1.93cm" draw:page-number="244" presentation:class="page"/>
          <draw:frame presentation:style-name="pr2" draw:layer="layout" svg:width="15.239cm" svg:height="11.43cm" svg:x="1.905cm" svg:y="12.065cm" presentation:class="notes" presentation:placeholder="true">
            <draw:text-box/>
          </draw:frame>
        </presentation:notes>
      </draw:page>
      <draw:page draw:name="page245" draw:style-name="dp3" draw:master-page-name="Default" presentation:presentation-page-layout-name="AL2T1" xml:id="id341" draw:id="id341">
        <draw:frame presentation:style-name="pr84" draw:text-style-name="P5" draw:layer="layout" svg:width="24.765cm" svg:height="18.627cm" svg:x="0.634cm" svg:y="0.422cm" presentation:class="outline" presentation:user-transformed="true">
          <draw:text-box>
            <text:list text:style-name="L15">
              <text:list-header>
                <text:p text:style-name="P39"><text:span text:style-name="T61">main()</text:span></text:p>
                <text:p text:style-name="P39"><text:span text:style-name="T61">{ <text:s/>float s,</text:span><text:span text:style-name="T68">fac()</text:span><text:span text:style-name="T61">; <text:s text:c="9"/></text:span><text:span text:style-name="T165">对被调函数声明</text:span></text:p>
                <text:p text:style-name="P39"><text:span text:style-name="T61"><text:s text:c="3"/></text:span><text:span text:style-name="T61">s=fac(5)+fac(7)+fac(4);</text:span></text:p>
                <text:p text:style-name="P39"><text:span text:style-name="T61"><text:s text:c="3"/></text:span><text:span text:style-name="T61">printf(“\n%f”,s);</text:span></text:p>
                <text:p text:style-name="P39"><text:span text:style-name="T61">}</text:span></text:p>
                <text:p text:style-name="P39"><text:span text:style-name="T61">float <text:s/>fac(int n)</text:span></text:p>
                <text:p text:style-name="P39"><text:span text:style-name="T61">{ <text:s text:c="2"/>int <text:s/>i; float <text:s/>s=1;</text:span></text:p>
                <text:p text:style-name="P39"><text:span text:style-name="T61"><text:s text:c="4"/></text:span><text:span text:style-name="T61">for(i=1;i&lt;=n;i++) s*=i;</text:span></text:p>
                <text:p text:style-name="P39"><text:span text:style-name="T61"><text:s text:c="4"/></text:span><text:span text:style-name="T61">return(s);</text:span></text:p>
                <text:p text:style-name="P16"><text:span text:style-name="T61">} </text:span></text:p>
              </text:list-header>
            </text:list>
            <text:list text:style-name="L25">
              <text:list-header>
                <text:p text:style-name="P16"><text:span text:style-name="T165">不需声明的情况：</text:span><text:span text:style-name="T165">int <text:s/>char <text:s/></text:span><text:span text:style-name="T165">主调函数在后</text:span></text:p>
              </text:list-header>
            </text:list>
          </draw:text-box>
        </draw:frame>
        <anim:par smil:dur="indefinite" smil:restart="never" presentation:node-type="timing-root">
          <anim:par smil:begin="id341.begin">
            <anim:transitionFilter smil:dur="1s" smil:type="slideWipe" smil:subtype="fromBottomRight" smil:direction="reverse"/>
          </anim:par>
        </anim:par>
        <presentation:notes draw:style-name="dp2">
          <draw:page-thumbnail draw:style-name="gr1" draw:layer="layout" svg:width="7.142cm" svg:height="9.524cm" svg:x="5.953cm" svg:y="1.93cm" draw:page-number="245" presentation:class="page"/>
          <draw:frame presentation:style-name="pr2" draw:layer="layout" svg:width="15.239cm" svg:height="11.43cm" svg:x="1.905cm" svg:y="12.065cm" presentation:class="notes" presentation:placeholder="true">
            <draw:text-box/>
          </draw:frame>
        </presentation:notes>
      </draw:page>
      <draw:page draw:name="page246" draw:style-name="dp3" draw:master-page-name="Default" presentation:presentation-page-layout-name="AL2T1" xml:id="id342" draw:id="id342">
        <draw:frame presentation:style-name="pr85" draw:text-style-name="P5" draw:layer="layout" svg:width="25.4cm" svg:height="18.203cm" svg:x="0cm" svg:y="0.211cm" presentation:class="outline" presentation:user-transformed="true">
          <draw:text-box>
            <text:list text:style-name="L15">
              <text:list-header>
                <text:p text:style-name="P39"><text:span text:style-name="T61"><text:s text:c="5"/></text:span><text:span text:style-name="T61">若被调用的函数是库函数，则应用</text:span><text:span text:style-name="T61">#include</text:span><text:span text:style-name="T61">命令将所调用函数的有关信息包含进来，如：</text:span></text:p>
              </text:list-header>
            </text:list>
            <text:list text:style-name="L25">
              <text:list-header>
                <text:p text:style-name="P39"><text:span text:style-name="T165">例：</text:span></text:p>
                <text:p text:style-name="P16"><text:span text:style-name="T165"><text:s/></text:span><text:span text:style-name="T68">#include <text:s/>“math.h”</text:span></text:p>
              </text:list-header>
            </text:list>
            <text:list text:style-name="L14">
              <text:list-header>
                <text:p text:style-name="P16"><text:span text:style-name="T68"><text:s/></text:span><text:span text:style-name="T61">main()</text:span></text:p>
              </text:list-header>
            </text:list>
            <text:list text:style-name="L15">
              <text:list-header>
                <text:p text:style-name="P16"><text:span text:style-name="T61"><text:s/></text:span><text:span text:style-name="T61">{ <text:s text:c="2"/>float <text:s/>x,y;</text:span></text:p>
                <text:p text:style-name="P16"><text:span text:style-name="T61"><text:s text:c="5"/></text:span><text:span text:style-name="T61">scanf(%f”,&amp;x);</text:span></text:p>
                <text:p text:style-name="P16"><text:span text:style-name="T61"><text:s text:c="5"/></text:span><text:span text:style-name="T61">y=sin(x);</text:span></text:p>
                <text:p text:style-name="P16"><text:span text:style-name="T61"><text:s text:c="5"/></text:span><text:span text:style-name="T61">printf(“%f”,y);</text:span></text:p>
                <text:p text:style-name="P16"><text:span text:style-name="T61"><text:s/></text:span><text:span text:style-name="T61">}</text:span></text:p>
              </text:list-header>
            </text:list>
          </draw:text-box>
        </draw:frame>
        <anim:par smil:dur="indefinite" smil:restart="never" presentation:node-type="timing-root">
          <anim:par smil:begin="id342.begin">
            <anim:transitionFilter smil:dur="1s" smil:type="slideWipe" smil:subtype="fromBottomRight" smil:direction="reverse"/>
          </anim:par>
        </anim:par>
        <presentation:notes draw:style-name="dp2">
          <draw:page-thumbnail draw:style-name="gr1" draw:layer="layout" svg:width="7.142cm" svg:height="9.524cm" svg:x="5.953cm" svg:y="1.93cm" draw:page-number="246" presentation:class="page"/>
          <draw:frame presentation:style-name="pr2" draw:layer="layout" svg:width="15.239cm" svg:height="11.43cm" svg:x="1.905cm" svg:y="12.065cm" presentation:class="notes" presentation:placeholder="true">
            <draw:text-box/>
          </draw:frame>
        </presentation:notes>
      </draw:page>
      <draw:page draw:name="page247" draw:style-name="dp3" draw:master-page-name="Default" presentation:presentation-page-layout-name="AL2T1" xml:id="id343" draw:id="id343">
        <draw:frame presentation:style-name="pr86" draw:text-style-name="P5" draw:layer="layout" svg:width="25.4cm" svg:height="19.05cm" svg:x="0cm" svg:y="0cm" presentation:class="outline" presentation:user-transformed="true">
          <draw:text-box>
            <text:list text:style-name="L14">
              <text:list-header>
                <text:p text:style-name="P39"><text:span text:style-name="T68"><text:s text:c="4"/></text:span><text:span text:style-name="T68">8</text:span><text:span text:style-name="T68">．</text:span><text:span text:style-name="T68">3 </text:span><text:span text:style-name="T68">函数的嵌套调用</text:span></text:p>
              </text:list-header>
            </text:list>
            <text:list text:style-name="L9">
              <text:list-header>
                <text:p text:style-name="P26"><text:span text:style-name="T8"><text:s text:c="8"/></text:span><text:span text:style-name="T61">C</text:span><text:span text:style-name="T61">语言的函数定义虽然相互平行、相互独立的，但可以嵌套调用，形如：</text:span></text:p>
              </text:list-header>
            </text:list>
            <text:list text:style-name="L15">
              <text:list-header>
                <text:p text:style-name="P16"><text:span text:style-name="T61"/></text:p>
                <text:p text:style-name="P16"><text:span text:style-name="T61"><text:s text:c="6"/></text:span><text:span text:style-name="T165">主函数 <text:s text:c="5"/>函数</text:span><text:span text:style-name="T165">A <text:s text:c="6"/></text:span><text:span text:style-name="T165">函数</text:span><text:span text:style-name="T165">B</text:span></text:p>
              </text:list-header>
            </text:list>
            <text:list text:style-name="L25">
              <text:list-header>
                <text:p text:style-name="P16"><text:span text:style-name="T165"/></text:p>
              </text:list-header>
            </text:list>
            <text:list text:style-name="L15">
              <text:list-header>
                <text:p text:style-name="P16"><text:span text:style-name="T61"/></text:p>
                <text:p text:style-name="P16"><text:span text:style-name="T61"/></text:p>
                <text:p text:style-name="P16"><text:span text:style-name="T61"/></text:p>
              </text:list-header>
            </text:list>
          </draw:text-box>
        </draw:frame>
        <draw:custom-shape draw:style-name="gr9" draw:text-style-name="P5" draw:layer="layout" svg:width="4.445cm" svg:height="5.715cm" svg:x="3.81cm" svg:y="8.255cm">
          <text:p/>
          <draw:enhanced-geometry svg:viewBox="0 0 21600 21600" draw:type="rectangle" draw:enhanced-path="M 0 0 L 21600 0 21600 21600 0 21600 0 0 Z N"/>
        </draw:custom-shape>
        <draw:custom-shape draw:style-name="gr9" draw:text-style-name="P5" draw:layer="layout" svg:width="4.445cm" svg:height="5.715cm" svg:x="10.16cm" svg:y="8.255cm">
          <text:p/>
          <draw:enhanced-geometry svg:viewBox="0 0 21600 21600" draw:type="rectangle" draw:enhanced-path="M 0 0 L 21600 0 21600 21600 0 21600 0 0 Z N"/>
        </draw:custom-shape>
        <draw:custom-shape draw:style-name="gr9" draw:text-style-name="P5" draw:layer="layout" svg:width="4.445cm" svg:height="5.715cm" svg:x="16.51cm" svg:y="8.255cm">
          <text:p/>
          <draw:enhanced-geometry svg:viewBox="0 0 21600 21600" draw:type="rectangle" draw:enhanced-path="M 0 0 L 21600 0 21600 21600 0 21600 0 0 Z N"/>
        </draw:custom-shape>
        <draw:line draw:style-name="gr8" draw:text-style-name="P25" draw:layer="layout" svg:x1="6.138cm" svg:y1="8.467cm" svg:x2="6.138cm" svg:y2="9.737cm">
          <text:p/>
        </draw:line>
        <draw:line draw:style-name="gr8" draw:text-style-name="P25" draw:layer="layout" svg:x1="6.138cm" svg:y1="11.43cm" svg:x2="6.138cm" svg:y2="13.335cm">
          <text:p/>
        </draw:line>
        <draw:line draw:style-name="gr8" draw:text-style-name="P25" draw:layer="layout" svg:x1="6.138cm" svg:y1="10.372cm" svg:x2="11.218cm" svg:y2="9.102cm">
          <text:p/>
        </draw:line>
        <draw:line draw:style-name="gr8" draw:text-style-name="P25" draw:layer="layout" svg:x1="11.218cm" svg:y1="13.122cm" svg:x2="6.35cm" svg:y2="11.217cm">
          <text:p/>
        </draw:line>
        <draw:line draw:style-name="gr8" draw:text-style-name="P25" draw:layer="layout" svg:x1="12.277cm" svg:y1="8.467cm" svg:x2="12.277cm" svg:y2="9.737cm">
          <text:p/>
        </draw:line>
        <draw:line draw:style-name="gr8" draw:text-style-name="P25" draw:layer="layout" svg:x1="12.277cm" svg:y1="11.853cm" svg:x2="12.277cm" svg:y2="13.335cm">
          <text:p/>
        </draw:line>
        <draw:line draw:style-name="gr8" draw:text-style-name="P25" draw:layer="layout" svg:x1="12.488cm" svg:y1="10.372cm" svg:x2="17.78cm" svg:y2="8.89cm">
          <text:p/>
        </draw:line>
        <draw:line draw:style-name="gr8" draw:text-style-name="P25" draw:layer="layout" svg:x1="17.779cm" svg:y1="13.122cm" svg:x2="12.276cm" svg:y2="11.429cm">
          <text:p/>
        </draw:line>
        <draw:line draw:style-name="gr8" draw:text-style-name="P25" draw:layer="layout" svg:x1="18.627cm" svg:y1="8.89cm" svg:x2="18.627cm" svg:y2="13.123cm">
          <text:p/>
        </draw:line>
        <anim:par smil:dur="indefinite" smil:restart="never" presentation:node-type="timing-root">
          <anim:par smil:begin="id343.begin">
            <anim:transitionFilter smil:dur="1s" smil:type="slideWipe" smil:subtype="fromBottomRight" smil:direction="reverse"/>
          </anim:par>
        </anim:par>
        <presentation:notes draw:style-name="dp2">
          <draw:page-thumbnail draw:style-name="gr1" draw:layer="layout" svg:width="7.142cm" svg:height="9.524cm" svg:x="5.953cm" svg:y="1.93cm" draw:page-number="247" presentation:class="page"/>
          <draw:frame presentation:style-name="pr2" draw:layer="layout" svg:width="15.239cm" svg:height="11.43cm" svg:x="1.905cm" svg:y="12.065cm" presentation:class="notes" presentation:placeholder="true">
            <draw:text-box/>
          </draw:frame>
        </presentation:notes>
      </draw:page>
      <draw:page draw:name="page248" draw:style-name="dp3" draw:master-page-name="Default" presentation:presentation-page-layout-name="AL2T1" xml:id="id344" draw:id="id344">
        <draw:frame presentation:style-name="pr82" draw:text-style-name="P5" draw:layer="layout" svg:width="24.765cm" svg:height="18.415cm" svg:x="0.211cm" svg:y="0.422cm" presentation:class="outline" presentation:user-transformed="true">
          <draw:text-box>
            <text:list text:style-name="L14">
              <text:list-header>
                <text:p text:style-name="P16"><text:span text:style-name="T68"/></text:p>
                <text:p text:style-name="P16"><text:span text:style-name="T68">例：求多项式 </text:span><text:span text:style-name="T61">S= </text:span><text:span text:style-name="T64">∑</text:span><text:span text:style-name="T61">i!+ </text:span><text:span text:style-name="T64">∑</text:span><text:span text:style-name="T61">i</text:span><text:span text:style-name="T61">！</text:span><text:span text:style-name="T61">+ </text:span><text:span text:style-name="T64">∑</text:span><text:span text:style-name="T61">i</text:span><text:span text:style-name="T61">！</text:span><text:span text:style-name="T68">的值。</text:span></text:p>
              </text:list-header>
            </text:list>
            <text:list text:style-name="L15">
              <text:list-header>
                <text:p text:style-name="P16"><text:span text:style-name="T61"><text:s/></text:span></text:p>
              </text:list-header>
            </text:list>
            <text:list text:style-name="L14">
              <text:list-header>
                <text:p text:style-name="P11"><text:span text:style-name="T19">float <text:s/>fac(int n) <text:s/>{…}</text:span></text:p>
                <text:p text:style-name="P11"><text:span text:style-name="T19"/></text:p>
              </text:list-header>
            </text:list>
            <text:list text:style-name="L15">
              <text:list-header>
                <text:p text:style-name="P11"><text:span text:style-name="T18"><text:s/></text:span><text:span text:style-name="T18">? <text:s text:c="3"/>sum( <text:s text:c="5"/>? <text:s text:c="9"/>) </text:span></text:p>
                <text:p text:style-name="P11"><text:span text:style-name="T18">{ <text:s text:c="2"/>int i; float <text:s/>s=0;</text:span></text:p>
                <text:p text:style-name="P11"><text:span text:style-name="T18"><text:s text:c="4"/></text:span><text:span text:style-name="T18">for( <text:s text:c="4"/>i=? <text:s text:c="5"/>) s+=</text:span><text:span text:style-name="T19">fac(i)</text:span><text:span text:style-name="T18">;</text:span></text:p>
                <text:p text:style-name="P11"><text:span text:style-name="T18"><text:s text:c="4"/></text:span><text:span text:style-name="T18">return(s); <text:s/></text:span></text:p>
                <text:p text:style-name="P11"><text:span text:style-name="T18">} <text:s text:c="27"/></text:span></text:p>
              </text:list-header>
            </text:list>
            <text:list text:style-name="L14">
              <text:list-header>
                <text:p text:style-name="P185"><text:span text:style-name="T19">main()</text:span></text:p>
                <text:p text:style-name="P39"><text:span text:style-name="T19">{ <text:s/>printf(“%f”,sum(1,5)+sum(7,11)+sum(15,20); }</text:span><text:span text:style-name="T47"> <text:s/></text:span><text:span text:style-name="T54"><text:s/></text:span></text:p>
              </text:list-header>
            </text:list>
          </draw:text-box>
        </draw:frame>
        <draw:custom-shape draw:style-name="gr11" draw:text-style-name="P5" draw:layer="layout" svg:width="0.846cm" svg:height="1.277cm" svg:x="9.737cm" svg:y="3.175cm">
          <text:list text:style-name="L12">
            <text:list-header>
              <text:p text:style-name="P12"><text:span text:style-name="T115">1</text:span></text:p>
            </text:list-header>
          </text:list>
          <draw:enhanced-geometry svg:viewBox="0 0 21600 21600" draw:type="mso-spt202" draw:enhanced-path="M 0 0 L 21600 0 21600 21600 0 21600 0 0 Z N"/>
        </draw:custom-shape>
        <draw:custom-shape draw:style-name="gr11" draw:text-style-name="P5" draw:layer="layout" svg:width="0.635cm" svg:height="1.277cm" svg:x="9.737cm" svg:y="1.27cm">
          <text:list text:style-name="L12">
            <text:list-header>
              <text:p text:style-name="P12"><text:span text:style-name="T115">5</text:span></text:p>
            </text:list-header>
          </text:list>
          <draw:enhanced-geometry svg:viewBox="0 0 21600 21600" draw:type="mso-spt202" draw:enhanced-path="M 0 0 L 21600 0 21600 21600 0 21600 0 0 Z N"/>
        </draw:custom-shape>
        <draw:custom-shape draw:style-name="gr11" draw:text-style-name="P5" draw:layer="layout" svg:width="1.059cm" svg:height="1.277cm" svg:x="13.123cm" svg:y="3.175cm">
          <text:list text:style-name="L12">
            <text:list-header>
              <text:p text:style-name="P12"><text:span text:style-name="T115">7</text:span></text:p>
            </text:list-header>
          </text:list>
          <draw:enhanced-geometry svg:viewBox="0 0 21600 21600" draw:type="mso-spt202" draw:enhanced-path="M 0 0 L 21600 0 21600 21600 0 21600 0 0 Z N"/>
        </draw:custom-shape>
        <draw:custom-shape draw:style-name="gr11" draw:text-style-name="P5" draw:layer="layout" svg:width="1.481cm" svg:height="1.277cm" svg:x="12.912cm" svg:y="1.058cm">
          <text:list text:style-name="L12">
            <text:list-header>
              <text:p text:style-name="P12"><text:span text:style-name="T115">11</text:span></text:p>
            </text:list-header>
          </text:list>
          <draw:enhanced-geometry svg:viewBox="0 0 21600 21600" draw:type="mso-spt202" draw:enhanced-path="M 0 0 L 21600 0 21600 21600 0 21600 0 0 Z N"/>
        </draw:custom-shape>
        <draw:custom-shape draw:style-name="gr11" draw:text-style-name="P5" draw:layer="layout" svg:width="1.481cm" svg:height="1.277cm" svg:x="16.722cm" svg:y="3.175cm">
          <text:list text:style-name="L12">
            <text:list-header>
              <text:p text:style-name="P12"><text:span text:style-name="T115">15</text:span></text:p>
            </text:list-header>
          </text:list>
          <draw:enhanced-geometry svg:viewBox="0 0 21600 21600" draw:type="mso-spt202" draw:enhanced-path="M 0 0 L 21600 0 21600 21600 0 21600 0 0 Z N"/>
        </draw:custom-shape>
        <draw:custom-shape draw:style-name="gr11" draw:text-style-name="P5" draw:layer="layout" svg:width="1.482cm" svg:height="1.277cm" svg:x="16.933cm" svg:y="1.058cm">
          <text:list text:style-name="L12">
            <text:list-header>
              <text:p text:style-name="P12"><text:span text:style-name="T115">20</text:span></text:p>
            </text:list-header>
          </text:list>
          <draw:enhanced-geometry svg:viewBox="0 0 21600 21600" draw:type="mso-spt202" draw:enhanced-path="M 0 0 L 21600 0 21600 21600 0 21600 0 0 Z N"/>
        </draw:custom-shape>
        <draw:custom-shape draw:style-name="gr55" draw:text-style-name="P5" xml:id="id345" draw:id="id345" draw:layer="layout" svg:width="8.799cm" svg:height="1.446cm" svg:x="5.821cm" svg:y="8.043cm">
          <text:list text:style-name="L33">
            <text:list-header>
              <text:p text:style-name="P6"><text:span text:style-name="T18">int <text:s/>a, int <text:s/>b</text:span></text:p>
            </text:list-header>
          </text:list>
          <draw:enhanced-geometry svg:viewBox="0 0 21600 21600" draw:type="mso-spt202" draw:enhanced-path="M 0 0 L 21600 0 21600 21600 0 21600 0 0 Z N"/>
        </draw:custom-shape>
        <draw:custom-shape draw:style-name="gr55" draw:text-style-name="P5" xml:id="id346" draw:id="id346" draw:layer="layout" svg:width="3.465cm" svg:height="1.446cm" svg:x="0cm" svg:y="8.083cm">
          <text:list text:style-name="L33">
            <text:list-header>
              <text:p text:style-name="P6"><text:span text:style-name="T380">float</text:span></text:p>
            </text:list-header>
          </text:list>
          <draw:enhanced-geometry svg:viewBox="0 0 21600 21600" draw:type="mso-spt202" draw:enhanced-path="M 0 0 L 21600 0 21600 21600 0 21600 0 0 Z N"/>
        </draw:custom-shape>
        <draw:custom-shape draw:style-name="gr55" draw:text-style-name="P5" xml:id="id347" draw:id="id347" draw:layer="layout" svg:width="7.614cm" svg:height="1.446cm" svg:x="4.657cm" svg:y="11.007cm">
          <text:list text:style-name="L33">
            <text:list-header>
              <text:p text:style-name="P6"><text:span text:style-name="T380">i=a;i&lt;=b;i++</text:span></text:p>
            </text:list-header>
          </text:list>
          <draw:enhanced-geometry svg:viewBox="0 0 21600 21600" draw:type="mso-spt202" draw:enhanced-path="M 0 0 L 21600 0 21600 21600 0 21600 0 0 Z N"/>
        </draw:custom-shape>
        <anim:par smil:dur="indefinite" smil:restart="never" presentation:node-type="timing-root">
          <anim:par smil:begin="id344.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right">
                  <anim:set smil:begin="0s" smil:dur="0.001s" smil:fill="hold" smil:targetElement="id345" smil:attributeName="visibility" smil:to="visible"/>
                  <anim:animate smil:dur="0.5s" smil:fill="hold" smil:targetElement="id345" smil:attributeName="x" smil:values="1+width/2;x" smil:keyTimes="0;1" smil:additive="base"/>
                  <anim:animate smil:dur="0.5s" smil:fill="hold" smil:targetElement="id345"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right">
                  <anim:set smil:begin="0s" smil:dur="0.001s" smil:fill="hold" smil:targetElement="id346" smil:attributeName="visibility" smil:to="visible"/>
                  <anim:animate smil:dur="0.5s" smil:fill="hold" smil:targetElement="id346" smil:attributeName="x" smil:values="1+width/2;x" smil:keyTimes="0;1" smil:additive="base"/>
                  <anim:animate smil:dur="0.5s" smil:fill="hold" smil:targetElement="id346"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right">
                  <anim:set smil:begin="0s" smil:dur="0.001s" smil:fill="hold" smil:targetElement="id347" smil:attributeName="visibility" smil:to="visible"/>
                  <anim:animate smil:dur="0.5s" smil:fill="hold" smil:targetElement="id347" smil:attributeName="x" smil:values="1+width/2;x" smil:keyTimes="0;1" smil:additive="base"/>
                  <anim:animate smil:dur="0.5s" smil:fill="hold" smil:targetElement="id347" smil:attributeName="y" smil:values="1+height/2;y" smil:keyTimes="0;1" smil:additive="base"/>
                </anim:par>
              </anim:par>
            </anim:par>
          </anim:seq>
        </anim:par>
        <presentation:notes draw:style-name="dp2">
          <draw:page-thumbnail draw:style-name="gr1" draw:layer="layout" svg:width="7.142cm" svg:height="9.524cm" svg:x="5.953cm" svg:y="1.93cm" draw:page-number="248" presentation:class="page"/>
          <draw:frame presentation:style-name="pr2" draw:layer="layout" svg:width="15.239cm" svg:height="11.43cm" svg:x="1.905cm" svg:y="12.065cm" presentation:class="notes" presentation:placeholder="true">
            <draw:text-box/>
          </draw:frame>
        </presentation:notes>
      </draw:page>
      <draw:page draw:name="page249" draw:style-name="dp3" draw:master-page-name="Default" presentation:presentation-page-layout-name="AL2T1" xml:id="id348" draw:id="id348">
        <draw:frame presentation:style-name="pr82" draw:text-style-name="P5" draw:layer="layout" svg:width="24.554cm" svg:height="18.415cm" svg:x="0.423cm" svg:y="0.211cm" presentation:class="outline" presentation:user-transformed="true">
          <draw:text-box>
            <text:list text:style-name="L14">
              <text:list-header>
                <text:p text:style-name="P39"><text:span text:style-name="T68">8</text:span><text:span text:style-name="T68">．</text:span><text:span text:style-name="T68">4 </text:span><text:span text:style-name="T68">函数的递归调用</text:span></text:p>
              </text:list-header>
            </text:list>
            <text:list text:style-name="L20">
              <text:list-header>
                <text:p text:style-name="P16"><text:span text:style-name="T47"><text:s text:c="2"/></text:span><text:span text:style-name="T61">在函数调用的过程中，出现直接或间接地调用该函数本身。如：</text:span></text:p>
              </text:list-header>
            </text:list>
            <text:list text:style-name="L15">
              <text:list-header>
                <text:p text:style-name="P39"><text:span text:style-name="T61"><text:s text:c="2"/></text:span><text:span text:style-name="T61">f1() <text:s text:c="8"/></text:span><text:span text:style-name="T165">f2()</text:span><text:span text:style-name="T61"> <text:s text:c="8"/></text:span><text:span text:style-name="T68">f3()</text:span></text:p>
                <text:p text:style-name="P39"><text:span text:style-name="T61"><text:s text:c="2"/></text:span><text:span text:style-name="T61">{ <text:s text:c="11"/></text:span><text:span text:style-name="T165">{ </text:span><text:span text:style-name="T61"><text:s text:c="11"/></text:span><text:span text:style-name="T68">{</text:span></text:p>
                <text:p text:style-name="P39"><text:span text:style-name="T61"><text:s text:c="4"/></text:span><text:span text:style-name="T61">f1(); <text:s text:c="7"/></text:span><text:span text:style-name="T165">f3();</text:span><text:span text:style-name="T61"> <text:s text:c="7"/></text:span><text:span text:style-name="T68">f2();</text:span></text:p>
                <text:p text:style-name="P16"><text:span text:style-name="T61"><text:s text:c="3"/></text:span><text:span text:style-name="T61">} <text:s text:c="11"/></text:span><text:span text:style-name="T165">}</text:span><text:span text:style-name="T61"> <text:s text:c="11"/></text:span><text:span text:style-name="T68">} </text:span></text:p>
              </text:list-header>
            </text:list>
            <text:list text:style-name="L14">
              <text:list-header>
                <text:p text:style-name="P16"><text:span text:style-name="T68"/></text:p>
              </text:list-header>
            </text:list>
            <text:list text:style-name="L15">
              <text:list-header>
                <text:p text:style-name="P16"><text:span text:style-name="T61"><text:s text:c="8"/></text:span><text:span text:style-name="T61">直接 <text:s text:c="11"/>间接 </text:span></text:p>
                <text:p text:style-name="P16"><text:span text:style-name="T61"><text:s text:c="7"/></text:span><text:span text:style-name="T61">递归调用 <text:s text:c="7"/>递归调用</text:span></text:p>
              </text:list-header>
            </text:list>
          </draw:text-box>
        </draw:frame>
        <draw:line draw:style-name="gr8" draw:text-style-name="P25" draw:layer="layout" svg:x1="6.349cm" svg:y1="13.123cm" svg:x2="4.656cm" svg:y2="11.007cm">
          <text:p/>
        </draw:line>
        <draw:line draw:style-name="gr8" draw:text-style-name="P25" draw:layer="layout" svg:x1="14.182cm" svg:y1="12.911cm" svg:x2="12.7cm" svg:y2="11.006cm">
          <text:p/>
        </draw:line>
        <anim:par smil:dur="indefinite" smil:restart="never" presentation:node-type="timing-root">
          <anim:par smil:begin="id348.begin">
            <anim:transitionFilter smil:dur="1s" smil:type="slideWipe" smil:subtype="fromBottomRight" smil:direction="reverse"/>
          </anim:par>
        </anim:par>
        <presentation:notes draw:style-name="dp2">
          <draw:page-thumbnail draw:style-name="gr1" draw:layer="layout" svg:width="7.142cm" svg:height="9.524cm" svg:x="5.953cm" svg:y="1.93cm" draw:page-number="249" presentation:class="page"/>
          <draw:frame presentation:style-name="pr2" draw:layer="layout" svg:width="15.239cm" svg:height="11.43cm" svg:x="1.905cm" svg:y="12.065cm" presentation:class="notes" presentation:placeholder="true">
            <draw:text-box/>
          </draw:frame>
        </presentation:notes>
      </draw:page>
      <draw:page draw:name="page250" draw:style-name="dp3" draw:master-page-name="Default" presentation:presentation-page-layout-name="AL2T1" xml:id="id349" draw:id="id349">
        <draw:frame presentation:style-name="pr82" draw:text-style-name="P5" draw:layer="layout" svg:width="24.13cm" svg:height="18.415cm" svg:x="0.635cm" svg:y="0.634cm" presentation:class="outline" presentation:user-transformed="true">
          <draw:text-box>
            <text:list text:style-name="L15">
              <text:list-header>
                <text:p text:style-name="P39"><text:span text:style-name="T61"><text:s text:c="4"/></text:span><text:span text:style-name="T61">在实际应用中，有些问题既可用递归实现，也可不用递归（如</text:span><text:span text:style-name="T165">求</text:span><text:span text:style-name="T165">n!</text:span><text:span text:style-name="T61">）；</text:span></text:p>
                <text:p text:style-name="P16"><text:span text:style-name="T61"><text:s text:c="4"/></text:span><text:span text:style-name="T61">也有些问题非有递归不可（如</text:span><text:span text:style-name="T165">汉诺塔</text:span><text:span text:style-name="T61">问题）；不少问题使用递归显得很方便。</text:span></text:p>
              </text:list-header>
            </text:list>
            <text:list text:style-name="L14">
              <text:list-header>
                <text:p text:style-name="P39"><text:span text:style-name="T68"><text:s text:c="4"/></text:span><text:span text:style-name="T68">用递归方法求</text:span><text:span text:style-name="T68">n! </text:span><text:span text:style-name="T68">：</text:span></text:p>
              </text:list-header>
            </text:list>
            <text:list text:style-name="L15">
              <text:list-header>
                <text:p text:style-name="P16"><text:span text:style-name="T61"><text:s text:c="2"/></text:span><text:span text:style-name="T61">递推公式： </text:span></text:p>
                <text:p text:style-name="P16"><text:span text:style-name="T61"><text:s text:c="10"/></text:span><text:span text:style-name="T61">1 <text:s text:c="8"/></text:span><text:span text:style-name="T165">当</text:span><text:span text:style-name="T165">n=0</text:span><text:span text:style-name="T165">或</text:span><text:span text:style-name="T165">n=1</text:span><text:span text:style-name="T165">时</text:span><text:span text:style-name="T61"> </text:span></text:p>
                <text:p text:style-name="P16"><text:span text:style-name="T61"><text:s text:c="4"/></text:span><text:span text:style-name="T61">n!= <text:s/></text:span></text:p>
                <text:p text:style-name="P16"><text:span text:style-name="T61"><text:s text:c="10"/></text:span><text:span text:style-name="T61">n(n-1)! <text:s text:c="2"/></text:span><text:span text:style-name="T165">当</text:span><text:span text:style-name="T165">n&gt;1</text:span><text:span text:style-name="T165">时</text:span><text:span text:style-name="T61"> </text:span></text:p>
              </text:list-header>
            </text:list>
          </draw:text-box>
        </draw:frame>
        <draw:custom-shape draw:style-name="gr89" draw:text-style-name="P5" draw:layer="layout" svg:width="0.635cm" svg:height="3.387cm" svg:x="5.503cm" svg:y="10.795cm">
          <text:list text:style-name="L12">
            <text:list-header>
              <text:p text:style-name="P14"><text:span text:style-name="T64"/></text:p>
            </text:list-header>
          </text:list>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anim:par smil:dur="indefinite" smil:restart="never" presentation:node-type="timing-root">
          <anim:par smil:begin="id349.begin">
            <anim:transitionFilter smil:dur="1s" smil:type="slideWipe" smil:subtype="fromBottomRight" smil:direction="reverse"/>
          </anim:par>
        </anim:par>
        <presentation:notes draw:style-name="dp2">
          <draw:page-thumbnail draw:style-name="gr1" draw:layer="layout" svg:width="7.142cm" svg:height="9.524cm" svg:x="5.953cm" svg:y="1.93cm" draw:page-number="250" presentation:class="page"/>
          <draw:frame presentation:style-name="pr2" draw:layer="layout" svg:width="15.239cm" svg:height="11.43cm" svg:x="1.905cm" svg:y="12.065cm" presentation:class="notes" presentation:placeholder="true">
            <draw:text-box/>
          </draw:frame>
        </presentation:notes>
      </draw:page>
      <draw:page draw:name="page251" draw:style-name="dp3" draw:master-page-name="Default" presentation:presentation-page-layout-name="AL2T1" xml:id="id350" draw:id="id350">
        <draw:frame presentation:style-name="pr87" draw:text-style-name="P5" draw:layer="layout" svg:width="24.765cm" svg:height="18.415cm" svg:x="0.422cm" svg:y="0.422cm" presentation:class="outline" presentation:user-transformed="true">
          <draw:text-box>
            <text:list text:style-name="L15">
              <text:list-header>
                <text:p text:style-name="P16"><text:span text:style-name="T61">float <text:s/>fac(int <text:s/>n) <text:s text:c="4"/></text:span><text:span text:style-name="T68">main() </text:span></text:p>
                <text:p text:style-name="P16"><text:span text:style-name="T61">{ float <text:s/>f; <text:s text:c="11"/></text:span><text:span text:style-name="T68">{ <text:s/>float <text:s/>f;</text:span><text:span text:style-name="T61"> </text:span></text:p>
                <text:p text:style-name="P16"><text:span text:style-name="T61"><text:s text:c="2"/></text:span><text:span text:style-name="T61">if(n==0||n==1) f=1; <text:s text:c="4"/></text:span><text:span text:style-name="T68">f=fac(4);</text:span><text:span text:style-name="T61"> </text:span></text:p>
                <text:p text:style-name="P16"><text:span text:style-name="T61"><text:s text:c="2"/></text:span><text:span text:style-name="T61">else <text:s/>f= <text:s/></text:span><text:span text:style-name="T165">?</text:span><text:span text:style-name="T61"> <text:s text:c="12"/></text:span><text:span text:style-name="T68">printf(“\n%f”,f);</text:span><text:span text:style-name="T61"> </text:span></text:p>
                <text:p text:style-name="P16"><text:span text:style-name="T61"><text:s text:c="2"/></text:span><text:span text:style-name="T61">return(f); <text:s text:c="11"/></text:span><text:span text:style-name="T68">}</text:span><text:span text:style-name="T61"> </text:span></text:p>
                <text:p text:style-name="P16"><text:span text:style-name="T61">} </text:span></text:p>
                <text:p text:style-name="P16"><text:span text:style-name="T61"/></text:p>
              </text:list-header>
            </text:list>
            <text:list text:style-name="L25">
              <text:list-header>
                <text:p text:style-name="P16"><text:span text:style-name="T165">递归调用的执行过程：</text:span><text:span text:style-name="T61"> </text:span></text:p>
              </text:list-header>
            </text:list>
          </draw:text-box>
        </draw:frame>
        <draw:custom-shape draw:style-name="gr55" draw:text-style-name="P5" xml:id="id351" draw:id="id351" draw:layer="layout" svg:width="7.999cm" svg:height="1.615cm" svg:x="6.562cm" svg:y="5.292cm">
          <text:list text:style-name="L33">
            <text:list-header>
              <text:p text:style-name="P6"><text:span text:style-name="T280">n*fac(n-1);</text:span></text:p>
            </text:list-header>
          </text:list>
          <draw:enhanced-geometry svg:viewBox="0 0 21600 21600" draw:type="mso-spt202" draw:enhanced-path="M 0 0 L 21600 0 21600 21600 0 21600 0 0 Z N"/>
        </draw:custom-shape>
        <anim:par smil:dur="indefinite" smil:restart="never" presentation:node-type="timing-root">
          <anim:par smil:begin="id350.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51" smil:attributeName="visibility" smil:to="visible"/>
                  <anim:animate smil:dur="0.5s" smil:fill="hold" smil:targetElement="id351" smil:attributeName="x" smil:values="1+width/2;x" smil:keyTimes="0;1" smil:additive="base"/>
                  <anim:animate smil:dur="0.5s" smil:fill="hold" smil:targetElement="id351" smil:attributeName="y" smil:values="y;y" smil:keyTimes="0;1" smil:additive="base"/>
                </anim:par>
              </anim:par>
            </anim:par>
          </anim:seq>
        </anim:par>
        <presentation:notes draw:style-name="dp2">
          <draw:page-thumbnail draw:style-name="gr1" draw:layer="layout" svg:width="7.142cm" svg:height="9.524cm" svg:x="5.953cm" svg:y="1.93cm" draw:page-number="251" presentation:class="page"/>
          <draw:frame presentation:style-name="pr2" draw:layer="layout" svg:width="15.239cm" svg:height="11.43cm" svg:x="1.905cm" svg:y="12.065cm" presentation:class="notes" presentation:placeholder="true">
            <draw:text-box/>
          </draw:frame>
        </presentation:notes>
      </draw:page>
      <draw:page draw:name="page252" draw:style-name="dp3" draw:master-page-name="Default" presentation:presentation-page-layout-name="AL2T1" xml:id="id352" draw:id="id352">
        <draw:frame presentation:style-name="pr14" draw:text-style-name="P5" draw:layer="layout" svg:width="21.59cm" svg:height="15.24cm" svg:x="1.905cm" svg:y="1.693cm" presentation:class="outline" presentation:user-transformed="true">
          <draw:text-box>
            <text:list text:style-name="L9">
              <text:list-header>
                <text:p text:style-name="P45"><text:span text:style-name="T51"><text:s/></text:span><text:span text:style-name="T402">主函数 <text:s text:c="24"/>函数</text:span><text:span text:style-name="T402">fac <text:s text:c="25"/></text:span><text:span text:style-name="T402">函数</text:span><text:span text:style-name="T402">fac</text:span></text:p>
                <text:p text:style-name="P42"><text:span text:style-name="T51"/></text:p>
                <text:p text:style-name="P42"><text:span text:style-name="T51"/></text:p>
                <text:p text:style-name="P42"><text:span text:style-name="T51"/></text:p>
                <text:p text:style-name="P42"><text:span text:style-name="T51"/></text:p>
                <text:p text:style-name="P42"><text:span text:style-name="T51"><text:s text:c="24"/></text:span></text:p>
                <text:p text:style-name="P45"><text:span text:style-name="T51"><text:s text:c="28"/></text:span><text:span text:style-name="T402">函数</text:span><text:span text:style-name="T402">fac <text:s text:c="21"/></text:span><text:span text:style-name="T402">函数</text:span><text:span text:style-name="T402">fac</text:span></text:p>
                <text:p text:style-name="P45"><text:span text:style-name="T402"/></text:p>
                <text:p text:style-name="P45"><text:span text:style-name="T402"/></text:p>
                <text:p text:style-name="P45"><text:span text:style-name="T402"/></text:p>
                <text:p text:style-name="P45"><text:span text:style-name="T402"/></text:p>
                <text:p text:style-name="P45"><text:span text:style-name="T402"/></text:p>
              </text:list-header>
            </text:list>
            <text:list text:style-name="L20">
              <text:list-header>
                <text:p text:style-name="P45"><text:span text:style-name="T55"/></text:p>
                <text:p text:style-name="P45"><text:span text:style-name="T55"/></text:p>
                <text:p text:style-name="P42"><text:span text:style-name="T55">问题：</text:span><text:span text:style-name="T402">4</text:span><text:span text:style-name="T55">个</text:span><text:span text:style-name="T402">return</text:span><text:span text:style-name="T55">的执行顺序？</text:span><text:span text:style-name="T403">后进先出！</text:span><text:span text:style-name="T107"> </text:span></text:p>
              </text:list-header>
            </text:list>
            <text:list text:style-name="L9">
              <text:list-header>
                <text:p text:style-name="P45"><text:span text:style-name="T402"/></text:p>
              </text:list-header>
            </text:list>
            <text:list text:style-name="L10">
              <text:list-header>
                <text:p text:style-name="P42"><text:span text:style-name="T107"/></text:p>
                <text:p text:style-name="P42"><text:span text:style-name="T107"/></text:p>
                <text:p text:style-name="P42"><text:span text:style-name="T107"/></text:p>
                <text:p text:style-name="P42"><text:span text:style-name="T107"/></text:p>
                <text:p text:style-name="P42"><text:span text:style-name="T107"/></text:p>
              </text:list-header>
            </text:list>
          </draw:text-box>
        </draw:frame>
        <draw:custom-shape draw:style-name="gr2" draw:text-style-name="P5" draw:layer="layout" svg:width="4.445cm" svg:height="5.504cm" svg:x="1.693cm" svg:y="3.598cm">
          <text:list text:style-name="L12">
            <text:list-header>
              <text:p text:style-name="P14"><text:span text:style-name="T115">f=fac(4);</text:span> </text:p>
            </text:list-header>
          </text:list>
          <draw:enhanced-geometry svg:viewBox="0 0 21600 21600" draw:type="rectangle" draw:enhanced-path="M 0 0 L 21600 0 21600 21600 0 21600 0 0 Z N"/>
        </draw:custom-shape>
        <draw:custom-shape draw:style-name="gr2" draw:text-style-name="P5" draw:layer="layout" svg:width="6.561cm" svg:height="5.504cm" svg:x="7.832cm" svg:y="3.598cm">
          <text:list text:style-name="L12">
            <text:list-header>
              <text:p text:style-name="P14"><text:span text:style-name="T115">n=4</text:span></text:p>
              <text:p text:style-name="P14"><text:span text:style-name="T115">if(n==0||n==1)f=1;</text:span></text:p>
              <text:p text:style-name="P14"><text:span text:style-name="T115">else <text:s/>f=n*fac(n-1);</text:span></text:p>
              <text:p text:style-name="P14"><text:span text:style-name="T115">return(f</text:span><text:span text:style-name="T109">)</text:span> </text:p>
            </text:list-header>
          </text:list>
          <draw:enhanced-geometry svg:viewBox="0 0 21600 21600" draw:type="rectangle" draw:enhanced-path="M 0 0 L 21600 0 21600 21600 0 21600 0 0 Z N"/>
        </draw:custom-shape>
        <draw:custom-shape draw:style-name="gr2" draw:text-style-name="P5" draw:layer="layout" svg:width="6.35cm" svg:height="5.926cm" svg:x="15.875cm" svg:y="3.387cm">
          <text:list text:style-name="L12">
            <text:list-header>
              <text:p text:style-name="P14"><text:span text:style-name="T115">n=3</text:span></text:p>
              <text:p text:style-name="P14"><text:span text:style-name="T115">if(n==0||n==1)f=1;</text:span></text:p>
              <text:p text:style-name="P14"><text:span text:style-name="T115">else <text:s/>f=n*fac(n-1);</text:span></text:p>
              <text:p text:style-name="P14"><text:span text:style-name="T115">return(f )</text:span></text:p>
            </text:list-header>
          </text:list>
          <draw:enhanced-geometry svg:viewBox="0 0 21600 21600" draw:type="rectangle" draw:enhanced-path="M 0 0 L 21600 0 21600 21600 0 21600 0 0 Z N"/>
        </draw:custom-shape>
        <draw:custom-shape draw:style-name="gr2" draw:text-style-name="P5" draw:layer="layout" svg:width="6.35cm" svg:height="5.504cm" svg:x="15.028cm" svg:y="10.583cm">
          <text:list text:style-name="L12">
            <text:list-header>
              <text:p text:style-name="P14"><text:span text:style-name="T115">n=2</text:span></text:p>
              <text:p text:style-name="P14"><text:span text:style-name="T115">if(n==0||n==1)f=1;</text:span></text:p>
              <text:p text:style-name="P14"><text:span text:style-name="T115">else <text:s/>f=n*fac(n-1);</text:span></text:p>
              <text:p text:style-name="P14"><text:span text:style-name="T115">return(f) </text:span></text:p>
            </text:list-header>
          </text:list>
          <draw:enhanced-geometry svg:viewBox="0 0 21600 21600" draw:type="rectangle" draw:enhanced-path="M 0 0 L 21600 0 21600 21600 0 21600 0 0 Z N"/>
        </draw:custom-shape>
        <draw:custom-shape draw:style-name="gr2" draw:text-style-name="P5" draw:layer="layout" svg:width="6.561cm" svg:height="5.503cm" svg:x="6.562cm" svg:y="10.795cm">
          <text:list text:style-name="L12">
            <text:list-header>
              <text:p text:style-name="P14"><text:span text:style-name="T115">n=1</text:span></text:p>
              <text:p text:style-name="P14"><text:span text:style-name="T115">if(n==0||n==1)f=1;</text:span></text:p>
              <text:p text:style-name="P14"><text:span text:style-name="T115">else <text:s/>f=n*fac(n-1);</text:span></text:p>
              <text:p text:style-name="P14"><text:span text:style-name="T115">return(f)</text:span> </text:p>
            </text:list-header>
          </text:list>
          <draw:enhanced-geometry svg:viewBox="0 0 21600 21600" draw:type="rectangle" draw:enhanced-path="M 0 0 L 21600 0 21600 21600 0 21600 0 0 Z N"/>
        </draw:custom-shape>
        <draw:line draw:style-name="gr90" draw:text-style-name="P25" draw:layer="layout" svg:x1="5.715cm" svg:y1="6.138cm" svg:x2="9.948cm" svg:y2="4.868cm">
          <text:p/>
        </draw:line>
        <draw:line draw:style-name="gr90" draw:text-style-name="P25" draw:layer="layout" svg:x1="9.101cm" svg:y1="8.043cm" svg:x2="5.714cm" svg:y2="6.773cm">
          <text:p/>
        </draw:line>
        <draw:line draw:style-name="gr90" draw:text-style-name="P25" draw:layer="layout" svg:x1="14.182cm" svg:y1="6.562cm" svg:x2="17.992cm" svg:y2="5.08cm">
          <text:p/>
        </draw:line>
        <draw:line draw:style-name="gr90" draw:text-style-name="P25" draw:layer="layout" svg:x1="17.356cm" svg:y1="8.043cm" svg:x2="12.911cm" svg:y2="8.043cm">
          <text:p/>
        </draw:line>
        <draw:line draw:style-name="gr90" draw:text-style-name="P25" draw:layer="layout" svg:x1="21.167cm" svg:y1="7.197cm" svg:x2="18.627cm" svg:y2="11.43cm">
          <text:p/>
        </draw:line>
        <draw:line draw:style-name="gr91" draw:text-style-name="P25" draw:layer="layout" svg:x1="16.722cm" svg:y1="15.027cm" svg:x2="15.028cm" svg:y2="14.816cm">
          <text:p/>
        </draw:line>
        <draw:line draw:style-name="gr90" draw:text-style-name="P25" draw:layer="layout" svg:x1="15.028cm" svg:y1="14.816cm" svg:x2="18.627cm" svg:y2="7.407cm">
          <text:p/>
        </draw:line>
        <draw:line draw:style-name="gr91" draw:text-style-name="P25" draw:layer="layout" svg:x1="9.948cm" svg:y1="15.028cm" svg:x2="9.948cm" svg:y2="16.51cm">
          <text:p/>
        </draw:line>
        <draw:line draw:style-name="gr91" draw:text-style-name="P25" draw:layer="layout" svg:x1="9.948cm" svg:y1="16.51cm" svg:x2="19.685cm" svg:y2="16.51cm">
          <text:p/>
        </draw:line>
        <draw:line draw:style-name="gr90" draw:text-style-name="P25" draw:layer="layout" svg:x1="19.685cm" svg:y1="16.51cm" svg:x2="19.685cm" svg:y2="14.182cm">
          <text:p/>
        </draw:line>
        <draw:line draw:style-name="gr91" draw:text-style-name="P25" draw:layer="layout" svg:x1="20.32cm" svg:y1="14.182cm" svg:x2="20.32cm" svg:y2="17.357cm">
          <text:p/>
        </draw:line>
        <draw:line draw:style-name="gr91" draw:text-style-name="P25" draw:layer="layout" svg:x1="20.319cm" svg:y1="17.357cm" svg:x2="5.502cm" svg:y2="17.357cm">
          <text:p/>
        </draw:line>
        <draw:line draw:style-name="gr91" draw:text-style-name="P25" draw:layer="layout" svg:x1="5.503cm" svg:y1="17.357cm" svg:x2="5.503cm" svg:y2="11.853cm">
          <text:p/>
        </draw:line>
        <draw:line draw:style-name="gr90" draw:text-style-name="P25" draw:layer="layout" svg:x1="5.503cm" svg:y1="11.853cm" svg:x2="9.102cm" svg:y2="11.853cm">
          <text:p/>
        </draw:line>
        <anim:par smil:dur="indefinite" smil:restart="never" presentation:node-type="timing-root">
          <anim:par smil:begin="id352.begin">
            <anim:transitionFilter smil:dur="1s" smil:type="slideWipe" smil:subtype="fromBottomRight" smil:direction="reverse"/>
          </anim:par>
        </anim:par>
        <presentation:notes draw:style-name="dp2">
          <draw:page-thumbnail draw:style-name="gr1" draw:layer="layout" svg:width="7.142cm" svg:height="9.524cm" svg:x="5.953cm" svg:y="1.93cm" draw:page-number="252" presentation:class="page"/>
          <draw:frame presentation:style-name="pr2" draw:layer="layout" svg:width="15.239cm" svg:height="11.43cm" svg:x="1.905cm" svg:y="12.065cm" presentation:class="notes" presentation:placeholder="true">
            <draw:text-box/>
          </draw:frame>
        </presentation:notes>
      </draw:page>
      <draw:page draw:name="page253" draw:style-name="dp3" draw:master-page-name="Default" presentation:presentation-page-layout-name="AL2T1" xml:id="id353" draw:id="id353">
        <draw:frame presentation:style-name="pr88" draw:text-style-name="P5" draw:layer="layout" svg:width="24.765cm" svg:height="18.204cm" svg:x="0.422cm" svg:y="0.423cm" presentation:class="outline" presentation:user-transformed="true">
          <draw:text-box>
            <text:list text:style-name="L20">
              <text:list-header>
                <text:p text:style-name="P16"><text:span text:style-name="T47"><text:s text:c="4"/></text:span></text:p>
              </text:list-header>
            </text:list>
            <text:list text:style-name="L14">
              <text:list-header>
                <text:p text:style-name="P188"><text:span text:style-name="T68"><text:s text:c="2"/></text:span><text:span text:style-name="T68">8</text:span><text:span text:style-name="T68">．</text:span><text:span text:style-name="T68">5 </text:span><text:span text:style-name="T68">数组作为函数的参数</text:span><text:span text:style-name="T54"> </text:span></text:p>
              </text:list-header>
            </text:list>
            <text:list text:style-name="L31">
              <text:list-header>
                <text:p text:style-name="P188"><text:span text:style-name="T90"><text:s text:c="5"/></text:span><text:span text:style-name="T61">当要传递的参数较少时，用简单变量作为函数的参数是方便的</text:span><text:span text:style-name="T61">,</text:span><text:span text:style-name="T61">但当要传递的参数是批量时，需要</text:span><text:span text:style-name="T68">用数组作为函数的参数。 </text:span></text:p>
              </text:list-header>
            </text:list>
          </draw:text-box>
        </draw:frame>
        <anim:par smil:dur="indefinite" smil:restart="never" presentation:node-type="timing-root">
          <anim:par smil:begin="id353.begin">
            <anim:transitionFilter smil:dur="1s" smil:type="slideWipe" smil:subtype="fromBottomRight" smil:direction="reverse"/>
          </anim:par>
        </anim:par>
        <presentation:notes draw:style-name="dp2">
          <draw:page-thumbnail draw:style-name="gr1" draw:layer="layout" svg:width="7.142cm" svg:height="9.524cm" svg:x="5.953cm" svg:y="1.93cm" draw:page-number="253" presentation:class="page"/>
          <draw:frame presentation:style-name="pr2" draw:layer="layout" svg:width="15.239cm" svg:height="11.43cm" svg:x="1.905cm" svg:y="12.065cm" presentation:class="notes" presentation:placeholder="true">
            <draw:text-box/>
          </draw:frame>
        </presentation:notes>
      </draw:page>
      <draw:page draw:name="page254" draw:style-name="dp3" draw:master-page-name="Default" presentation:presentation-page-layout-name="AL2T1" xml:id="id354" draw:id="id354">
        <draw:frame presentation:style-name="pr85" draw:text-style-name="P5" draw:layer="layout" svg:width="24.765cm" svg:height="18.203cm" svg:x="0.422cm" svg:y="0.211cm" presentation:class="outline" presentation:user-transformed="true">
          <draw:text-box>
            <text:list text:style-name="L14">
              <text:list-header>
                <text:p text:style-name="P16"><text:span text:style-name="T68">例：编写函数，求</text:span><text:span text:style-name="T68">100</text:span><text:span text:style-name="T68">个数的平均数。</text:span></text:p>
              </text:list-header>
            </text:list>
            <text:list text:style-name="L15">
              <text:list-header>
                <text:p text:style-name="P16"><text:span text:style-name="T61">float <text:s/>aver(int <text:s/>a[100])</text:span></text:p>
                <text:p text:style-name="P16"><text:span text:style-name="T61">{ <text:s/>int i; float s=0; <text:s text:c="2"/></text:span></text:p>
                <text:p text:style-name="P16"><text:span text:style-name="T61"><text:s text:c="3"/></text:span><text:span text:style-name="T61">for(i=0;i&lt;100;i++) s+=a[i] ; <text:s text:c="11"/></text:span></text:p>
                <text:p text:style-name="P16"><text:span text:style-name="T61"><text:s text:c="3"/></text:span><text:span text:style-name="T61">return(s/100);</text:span></text:p>
                <text:p text:style-name="P16"><text:span text:style-name="T61"><text:s/></text:span><text:span text:style-name="T61">} </text:span></text:p>
              </text:list-header>
            </text:list>
            <text:list text:style-name="L14">
              <text:list-header>
                <text:p text:style-name="P16"><text:span text:style-name="T68">main()</text:span></text:p>
                <text:p text:style-name="P16"><text:span text:style-name="T68">{ <text:s/>int x[100]; float av;</text:span></text:p>
                <text:p text:style-name="P39"><text:span text:style-name="T68"><text:s text:c="3"/></text:span><text:span text:style-name="T68">输入</text:span><text:span text:style-name="T68">x</text:span><text:span text:style-name="T68">； </text:span></text:p>
                <text:p text:style-name="P39"><text:span text:style-name="T68"><text:s text:c="3"/></text:span><text:span text:style-name="T68">av=aver(x); </text:span></text:p>
                <text:p text:style-name="P39"><text:span text:style-name="T68"><text:s/></text:span><text:span text:style-name="T68">}</text:span></text:p>
              </text:list-header>
            </text:list>
          </draw:text-box>
        </draw:frame>
        <draw:custom-shape draw:style-name="gr11" draw:text-style-name="P5" draw:layer="layout" svg:width="11.43cm" svg:height="4.308cm" svg:x="13.335cm" svg:y="14.539cm">
          <text:list text:style-name="L117">
            <text:list-header>
              <text:p text:style-name="P54"><text:span text:style-name="T388">对应的实参也应为数组</text:span></text:p>
              <text:p text:style-name="P54"><text:span text:style-name="T388">型参数组的长度可省略</text:span></text:p>
              <text:p text:style-name="P54"><text:span text:style-name="T388"/></text:p>
            </text:list-header>
          </text:list>
          <draw:enhanced-geometry svg:viewBox="0 0 21600 21600" draw:type="mso-spt202" draw:enhanced-path="M 0 0 L 21600 0 21600 21600 0 21600 0 0 Z N"/>
        </draw:custom-shape>
        <draw:custom-shape draw:style-name="gr56" draw:text-style-name="P5" xml:id="id355" draw:id="id355" draw:layer="layout" svg:width="3.387cm" svg:height="1.615cm" svg:x="10.16cm" svg:y="1.905cm">
          <text:list text:style-name="L33">
            <text:list-header>
              <text:p text:style-name="P6"><text:span text:style-name="T280">a[]</text:span></text:p>
            </text:list-header>
          </text:list>
          <draw:enhanced-geometry svg:viewBox="0 0 21600 21600" draw:type="mso-spt202" draw:enhanced-path="M 0 0 L 21600 0 21600 21600 0 21600 0 0 Z N"/>
        </draw:custom-shape>
        <anim:par smil:dur="indefinite" smil:restart="never" presentation:node-type="timing-root">
          <anim:par smil:begin="id354.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55" smil:attributeName="visibility" smil:to="visible"/>
                  <anim:animate smil:dur="0.5s" smil:fill="hold" smil:targetElement="id355" smil:attributeName="x" smil:values="1+width/2;x" smil:keyTimes="0;1" smil:additive="base"/>
                  <anim:animate smil:dur="0.5s" smil:fill="hold" smil:targetElement="id355" smil:attributeName="y" smil:values="y;y" smil:keyTimes="0;1" smil:additive="base"/>
                </anim:par>
              </anim:par>
            </anim:par>
          </anim:seq>
        </anim:par>
        <presentation:notes draw:style-name="dp2">
          <draw:page-thumbnail draw:style-name="gr1" draw:layer="layout" svg:width="7.142cm" svg:height="9.524cm" svg:x="5.953cm" svg:y="1.93cm" draw:page-number="254" presentation:class="page"/>
          <draw:frame presentation:style-name="pr2" draw:layer="layout" svg:width="15.239cm" svg:height="11.43cm" svg:x="1.905cm" svg:y="12.065cm" presentation:class="notes" presentation:placeholder="true">
            <draw:text-box/>
          </draw:frame>
        </presentation:notes>
      </draw:page>
      <draw:page draw:name="page255" draw:style-name="dp3" draw:master-page-name="Default" presentation:presentation-page-layout-name="AL2T1" xml:id="id356" draw:id="id356">
        <draw:frame presentation:style-name="pr82" draw:text-style-name="P5" draw:layer="layout" svg:width="24.765cm" svg:height="18.415cm" svg:x="0.422cm" svg:y="0.211cm" presentation:class="outline" presentation:user-transformed="true">
          <draw:text-box>
            <text:list text:style-name="L14">
              <text:list-header>
                <text:p text:style-name="P39"><text:span text:style-name="T68">通用函数考虑：</text:span></text:p>
              </text:list-header>
            </text:list>
            <text:list text:style-name="L9">
              <text:list-header>
                <text:p text:style-name="P31"><text:span text:style-name="T8"><text:s/></text:span><text:span text:style-name="T184">float <text:s/>aver(int <text:s/>a[],int n) <text:s text:c="6"/></text:span><text:span text:style-name="T16">main()</text:span></text:p>
              </text:list-header>
            </text:list>
            <text:list text:style-name="L26">
              <text:list-header>
                <text:p text:style-name="P31"><text:span text:style-name="T184"><text:s/></text:span><text:span text:style-name="T184">{ <text:s/>int i; float s=0; <text:s text:c="17"/></text:span><text:span text:style-name="T16">{ <text:s/>int <text:s/>x[100],n=100;</text:span><text:span text:style-name="T184"> </text:span></text:p>
                <text:p text:style-name="P31"><text:span text:style-name="T184"><text:s text:c="5"/></text:span><text:span text:style-name="T184">for(i=0;i&lt;n;i++) <text:s text:c="18"/></text:span><text:span text:style-name="T16">float av;</text:span></text:p>
                <text:p text:style-name="P31"><text:span text:style-name="T184"><text:s text:c="5"/></text:span><text:span text:style-name="T184">s+=a[i]; <text:s text:c="31"/></text:span><text:span text:style-name="T16">输入</text:span><text:span text:style-name="T16">x</text:span></text:p>
                <text:p text:style-name="P31"><text:span text:style-name="T184"><text:s text:c="4"/></text:span><text:span text:style-name="T184">return(s/n); <text:s text:c="25"/></text:span><text:span text:style-name="T16">av=aver(x,n);</text:span></text:p>
                <text:p text:style-name="P31"><text:span text:style-name="T184"><text:s/></text:span><text:span text:style-name="T184">} <text:s text:c="45"/></text:span><text:span text:style-name="T16">}</text:span></text:p>
              </text:list-header>
            </text:list>
          </draw:text-box>
        </draw:frame>
        <draw:line draw:style-name="gr92" draw:text-style-name="P25" draw:layer="layout" svg:x1="9.737cm" svg:y1="12.277cm" svg:x2="11.853cm" svg:y2="12.277cm">
          <text:p/>
        </draw:line>
        <draw:line draw:style-name="gr92" draw:text-style-name="P25" draw:layer="layout" svg:x1="9.737cm" svg:y1="13.335cm" svg:x2="11.853cm" svg:y2="13.335cm">
          <text:p/>
        </draw:line>
        <draw:line draw:style-name="gr92" draw:text-style-name="P25" draw:layer="layout" svg:x1="9.737cm" svg:y1="14.393cm" svg:x2="11.853cm" svg:y2="14.393cm">
          <text:p/>
        </draw:line>
        <draw:line draw:style-name="gr92" draw:text-style-name="P25" draw:layer="layout" svg:x1="9.737cm" svg:y1="15.663cm" svg:x2="11.853cm" svg:y2="15.663cm">
          <text:p/>
        </draw:line>
        <draw:line draw:style-name="gr92" draw:text-style-name="P25" draw:layer="layout" svg:x1="9.737cm" svg:y1="16.933cm" svg:x2="11.853cm" svg:y2="16.933cm">
          <text:p/>
        </draw:line>
        <draw:line draw:style-name="gr92" draw:text-style-name="P25" draw:layer="layout" svg:x1="9.737cm" svg:y1="18.203cm" svg:x2="11.853cm" svg:y2="18.203cm">
          <text:p/>
        </draw:line>
        <draw:line draw:style-name="gr92" draw:text-style-name="P25" draw:layer="layout" svg:x1="9.737cm" svg:y1="12.277cm" svg:x2="9.737cm" svg:y2="19.05cm">
          <text:p/>
        </draw:line>
        <draw:line draw:style-name="gr92" draw:text-style-name="P25" draw:layer="layout" svg:x1="11.853cm" svg:y1="12.277cm" svg:x2="11.853cm" svg:y2="19.05cm">
          <text:p/>
        </draw:line>
        <draw:custom-shape draw:style-name="gr12" draw:text-style-name="P5" draw:layer="layout" svg:width="0.997cm" svg:height="1.446cm" svg:x="11.853cm" svg:y="11.218cm">
          <text:list text:style-name="L24">
            <text:list-header>
              <text:p text:style-name="P12"><text:span text:style-name="T192">x</text:span></text:p>
            </text:list-header>
          </text:list>
          <draw:enhanced-geometry svg:viewBox="0 0 21600 21600" draw:type="mso-spt202" draw:enhanced-path="M 0 0 L 21600 0 21600 21600 0 21600 0 0 Z N"/>
        </draw:custom-shape>
        <draw:custom-shape draw:style-name="gr12" draw:text-style-name="P5" draw:layer="layout" svg:width="0.938cm" svg:height="1.446cm" svg:x="8.89cm" svg:y="11.218cm">
          <text:list text:style-name="L12">
            <text:list-header>
              <text:p text:style-name="P12"><text:span text:style-name="T97">a</text:span></text:p>
            </text:list-header>
          </text:list>
          <draw:enhanced-geometry svg:viewBox="0 0 21600 21600" draw:type="mso-spt202" draw:enhanced-path="M 0 0 L 21600 0 21600 21600 0 21600 0 0 Z N"/>
        </draw:custom-shape>
        <draw:custom-shape draw:style-name="gr93" draw:text-style-name="P5" draw:layer="layout" svg:width="2.618cm" svg:height="1.277cm" svg:x="15.452cm" svg:y="14.79cm">
          <text:list text:style-name="L36">
            <text:list-header>
              <text:p text:style-name="P12"><text:s text:c="2"/><text:span text:style-name="T404">100</text:span> <text:s/></text:p>
            </text:list-header>
          </text:list>
          <draw:enhanced-geometry svg:viewBox="0 0 21600 21600" draw:type="mso-spt202" draw:enhanced-path="M 0 0 L 21600 0 21600 21600 0 21600 0 0 Z N"/>
        </draw:custom-shape>
        <draw:custom-shape draw:style-name="gr12" draw:text-style-name="P5" draw:layer="layout" svg:width="1.56cm" svg:height="1.277cm" svg:x="16.087cm" svg:y="13.547cm">
          <text:list text:style-name="L36">
            <text:list-header>
              <text:p text:style-name="P12"><text:s text:c="2"/><text:span text:style-name="T115">n</text:span> </text:p>
            </text:list-header>
          </text:list>
          <draw:enhanced-geometry svg:viewBox="0 0 21600 21600" draw:type="mso-spt202" draw:enhanced-path="M 0 0 L 21600 0 21600 21600 0 21600 0 0 Z N"/>
        </draw:custom-shape>
        <draw:custom-shape draw:style-name="gr93" draw:text-style-name="P5" draw:layer="layout" svg:width="2.83cm" svg:height="1.277cm" svg:x="2.963cm" svg:y="14.817cm">
          <text:list text:style-name="L36">
            <text:list-header>
              <text:p text:style-name="P12"><text:s text:c="11"/></text:p>
            </text:list-header>
          </text:list>
          <draw:enhanced-geometry svg:viewBox="0 0 21600 21600" draw:type="mso-spt202" draw:enhanced-path="M 0 0 L 21600 0 21600 21600 0 21600 0 0 Z N"/>
        </draw:custom-shape>
        <draw:custom-shape draw:style-name="gr12" draw:text-style-name="P5" draw:layer="layout" svg:width="1.353cm" svg:height="1.615cm" svg:x="3.36cm" svg:y="13.207cm">
          <text:list text:style-name="L12">
            <text:list-header>
              <text:p text:style-name="P12"><text:span text:style-name="T117"><text:s/></text:span><text:span text:style-name="T117">n</text:span></text:p>
            </text:list-header>
          </text:list>
          <draw:enhanced-geometry svg:viewBox="0 0 21600 21600" draw:type="mso-spt202" draw:enhanced-path="M 0 0 L 21600 0 21600 21600 0 21600 0 0 Z N"/>
        </draw:custom-shape>
        <draw:custom-shape draw:style-name="gr11" draw:text-style-name="P5" draw:layer="layout" svg:width="4.022cm" svg:height="2.293cm" svg:x="20.32cm" svg:y="15.24cm">
          <text:list text:style-name="L115">
            <text:list-header>
              <text:p text:style-name="P12"><text:span text:style-name="T72">值传递</text:span></text:p>
              <text:p text:style-name="P12"><text:span text:style-name="T72">地址传递</text:span></text:p>
            </text:list-header>
          </text:list>
          <draw:enhanced-geometry svg:viewBox="0 0 21600 21600" draw:type="mso-spt202" draw:enhanced-path="M 0 0 L 21600 0 21600 21600 0 21600 0 0 Z N"/>
        </draw:custom-shape>
        <draw:custom-shape draw:style-name="gr94" draw:text-style-name="P5" xml:id="id357" draw:id="id357" draw:layer="layout" svg:width="2.964cm" svg:height="1.277cm" svg:x="2.963cm" svg:y="14.817cm">
          <text:list text:style-name="L36">
            <text:list-header>
              <text:p text:style-name="P12"><text:s text:c="2"/><text:span text:style-name="T115">100 </text:span><text:s/></text:p>
            </text:list-header>
          </text:list>
          <draw:enhanced-geometry svg:viewBox="0 0 21600 21600" draw:type="mso-spt202" draw:enhanced-path="M 0 0 L 21600 0 21600 21600 0 21600 0 0 Z N"/>
        </draw:custom-shape>
        <draw:custom-shape draw:style-name="gr56" draw:text-style-name="P5" xml:id="id358" draw:id="id358" draw:layer="layout" svg:width="2.964cm" svg:height="1.446cm" svg:x="9.313cm" svg:y="3.387cm">
          <text:list text:style-name="L115">
            <text:list-header>
              <text:p text:style-name="P12"><text:span text:style-name="T405">n=5;</text:span><text:span text:style-name="T115"> </text:span><text:s/></text:p>
            </text:list-header>
          </text:list>
          <draw:enhanced-geometry svg:viewBox="0 0 21600 21600" draw:type="mso-spt202" draw:enhanced-path="M 0 0 L 21600 0 21600 21600 0 21600 0 0 Z N"/>
        </draw:custom-shape>
        <draw:custom-shape draw:style-name="gr94" draw:text-style-name="P5" xml:id="id359" draw:id="id359" draw:layer="layout" svg:width="2.964cm" svg:height="1.277cm" svg:x="2.963cm" svg:y="14.724cm">
          <text:list text:style-name="L36">
            <text:list-header>
              <text:p text:style-name="P12"><text:s text:c="2"/><text:span text:style-name="T115">5 </text:span><text:s/></text:p>
            </text:list-header>
          </text:list>
          <draw:enhanced-geometry svg:viewBox="0 0 21600 21600" draw:type="mso-spt202" draw:enhanced-path="M 0 0 L 21600 0 21600 21600 0 21600 0 0 Z N"/>
        </draw:custom-shape>
        <draw:custom-shape draw:style-name="gr56" draw:text-style-name="P5" xml:id="id360" draw:id="id360" draw:layer="layout" svg:width="3.598cm" svg:height="2.631cm" svg:x="5.927cm" svg:y="6.773cm">
          <text:list text:style-name="L115">
            <text:list-header>
              <text:p text:style-name="P12"><text:span text:style-name="T405">a[0]=</text:span><text:span text:style-name="T406">3</text:span><text:span text:style-name="T97"> </text:span><text:span text:style-name="T406">;</text:span></text:p>
            </text:list-header>
          </text:list>
          <draw:enhanced-geometry svg:viewBox="0 0 21600 21600" draw:type="mso-spt202" draw:enhanced-path="M 0 0 L 21600 0 21600 21600 0 21600 0 0 Z N"/>
        </draw:custom-shape>
        <draw:custom-shape draw:style-name="gr95" draw:text-style-name="P5" xml:id="id361" draw:id="id361" draw:layer="layout" svg:width="1.482cm" svg:height="2.293cm" svg:x="9.948cm" svg:y="12.065cm">
          <text:list text:style-name="L36">
            <text:list-header>
              <text:p text:style-name="P12"><text:s text:c="2"/><text:span text:style-name="T407">3</text:span><text:span text:style-name="T115"> </text:span><text:s/></text:p>
            </text:list-header>
          </text:list>
          <draw:enhanced-geometry svg:viewBox="0 0 21600 21600" draw:type="mso-spt202" draw:enhanced-path="M 0 0 L 21600 0 21600 21600 0 21600 0 0 Z N"/>
        </draw:custom-shape>
        <anim:par smil:dur="indefinite" smil:restart="never" presentation:node-type="timing-root">
          <anim:par smil:begin="id356.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57" smil:attributeName="visibility" smil:to="visible"/>
                  <anim:animate smil:dur="0.5s" smil:fill="hold" smil:targetElement="id357" smil:attributeName="x" smil:values="1+width/2;x" smil:keyTimes="0;1" smil:additive="base"/>
                  <anim:animate smil:dur="0.5s" smil:fill="hold" smil:targetElement="id35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58" smil:attributeName="visibility" smil:to="visible"/>
                  <anim:animate smil:dur="0.5s" smil:fill="hold" smil:targetElement="id358" smil:attributeName="x" smil:values="1+width/2;x" smil:keyTimes="0;1" smil:additive="base"/>
                  <anim:animate smil:dur="0.5s" smil:fill="hold" smil:targetElement="id35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59" smil:attributeName="visibility" smil:to="visible"/>
                  <anim:animate smil:dur="0.5s" smil:fill="hold" smil:targetElement="id359" smil:attributeName="x" smil:values="1+width/2;x" smil:keyTimes="0;1" smil:additive="base"/>
                  <anim:animate smil:dur="0.5s" smil:fill="hold" smil:targetElement="id359"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60" smil:attributeName="visibility" smil:to="visible"/>
                  <anim:animate smil:dur="0.5s" smil:fill="hold" smil:targetElement="id360" smil:attributeName="x" smil:values="1+width/2;x" smil:keyTimes="0;1" smil:additive="base"/>
                  <anim:animate smil:dur="0.5s" smil:fill="hold" smil:targetElement="id36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61" smil:attributeName="visibility" smil:to="visible"/>
                  <anim:animate smil:dur="0.5s" smil:fill="hold" smil:targetElement="id361" smil:attributeName="x" smil:values="1+width/2;x" smil:keyTimes="0;1" smil:additive="base"/>
                  <anim:animate smil:dur="0.5s" smil:fill="hold" smil:targetElement="id361" smil:attributeName="y" smil:values="y;y" smil:keyTimes="0;1" smil:additive="base"/>
                </anim:par>
              </anim:par>
            </anim:par>
          </anim:seq>
        </anim:par>
        <presentation:notes draw:style-name="dp2">
          <draw:page-thumbnail draw:style-name="gr1" draw:layer="layout" svg:width="7.142cm" svg:height="9.524cm" svg:x="5.953cm" svg:y="1.93cm" draw:page-number="255" presentation:class="page"/>
          <draw:frame presentation:style-name="pr2" draw:layer="layout" svg:width="15.239cm" svg:height="11.43cm" svg:x="1.905cm" svg:y="12.065cm" presentation:class="notes" presentation:placeholder="true">
            <draw:text-box/>
          </draw:frame>
        </presentation:notes>
      </draw:page>
      <draw:page draw:name="page256" draw:style-name="dp3" draw:master-page-name="Default" presentation:presentation-page-layout-name="AL2T1" xml:id="id362" draw:id="id362">
        <draw:frame presentation:style-name="pr82" draw:text-style-name="P5" draw:layer="layout" svg:width="24.765cm" svg:height="18.415cm" svg:x="0.422cm" svg:y="0.422cm" presentation:class="outline" presentation:user-transformed="true">
          <draw:text-box>
            <text:list text:style-name="L9">
              <text:list-header>
                <text:p text:style-name="P31"><text:span text:style-name="T251">例：阅读程序：</text:span></text:p>
              </text:list-header>
            </text:list>
            <text:list text:style-name="L26">
              <text:list-header>
                <text:p text:style-name="P31"><text:span text:style-name="T64">main()</text:span><text:span text:style-name="T8"> <text:s text:c="27"/>swap(int a, int b)</text:span></text:p>
                <text:p text:style-name="P31"><text:span text:style-name="T64">{ <text:s/>int a=3,b=5;</text:span><text:span text:style-name="T8"> <text:s text:c="14"/>{ <text:s/>int <text:s/>t;</text:span></text:p>
                <text:p text:style-name="P31"><text:span text:style-name="T64"><text:s text:c="4"/></text:span><text:span text:style-name="T64">swap(a,b);</text:span><text:span text:style-name="T8"> <text:s text:c="21"/>t=a; a=b; b=t;</text:span></text:p>
                <text:p text:style-name="P31"><text:span text:style-name="T64"><text:s text:c="3"/></text:span><text:span text:style-name="T64">printf(“\n%d,%d”,a,b);</text:span><text:span text:style-name="T8"> <text:s text:c="2"/>printf(“\n%d,%d”,a,b);</text:span></text:p>
                <text:p text:style-name="P31"><text:span text:style-name="T64">} <text:s text:c="4"/></text:span><text:span text:style-name="T8"><text:s text:c="33"/>}</text:span></text:p>
              </text:list-header>
            </text:list>
            <text:list text:style-name="L9">
              <text:list-header>
                <text:p text:style-name="P31"><text:span text:style-name="T8"/></text:p>
                <text:p text:style-name="P31"><text:span text:style-name="T8"><text:s text:c="9"/></text:span><text:span text:style-name="T64">a <text:s text:c="12"/>b</text:span><text:span text:style-name="T8"> <text:s text:c="20"/>a <text:s text:c="14"/>b</text:span></text:p>
              </text:list-header>
            </text:list>
            <text:list text:style-name="L131">
              <text:list-header>
                <text:p text:style-name="P51"><text:span text:style-name="T8"/></text:p>
              </text:list-header>
            </text:list>
          </draw:text-box>
        </draw:frame>
        <draw:custom-shape draw:style-name="gr7" draw:text-style-name="P5" draw:layer="layout" svg:width="3.175cm" svg:height="1.905cm" svg:x="1.693cm" svg:y="13.547cm">
          <text:list text:style-name="L24">
            <text:list-header>
              <text:p text:style-name="P14"><text:span text:style-name="T109">3</text:span></text:p>
            </text:list-header>
          </text:list>
          <draw:enhanced-geometry svg:viewBox="0 0 21600 21600" draw:type="rectangle" draw:enhanced-path="M 0 0 L 21600 0 21600 21600 0 21600 0 0 Z N"/>
        </draw:custom-shape>
        <draw:custom-shape draw:style-name="gr7" draw:text-style-name="P5" draw:layer="layout" svg:width="3.175cm" svg:height="1.905cm" svg:x="6.138cm" svg:y="13.547cm">
          <text:list text:style-name="L24">
            <text:list-header>
              <text:p text:style-name="P14"><text:span text:style-name="T109">5</text:span></text:p>
            </text:list-header>
          </text:list>
          <draw:enhanced-geometry svg:viewBox="0 0 21600 21600" draw:type="rectangle" draw:enhanced-path="M 0 0 L 21600 0 21600 21600 0 21600 0 0 Z N"/>
        </draw:custom-shape>
        <draw:custom-shape draw:style-name="gr13" draw:text-style-name="P5" draw:layer="layout" svg:width="3.175cm" svg:height="1.905cm" svg:x="12.7cm" svg:y="13.547cm">
          <text:p/>
          <draw:enhanced-geometry svg:viewBox="0 0 21600 21600" draw:type="rectangle" draw:enhanced-path="M 0 0 L 21600 0 21600 21600 0 21600 0 0 Z N"/>
        </draw:custom-shape>
        <draw:custom-shape draw:style-name="gr13" draw:text-style-name="P5" draw:layer="layout" svg:width="3.175cm" svg:height="1.905cm" svg:x="17.568cm" svg:y="13.547cm">
          <text:p/>
          <draw:enhanced-geometry svg:viewBox="0 0 21600 21600" draw:type="rectangle" draw:enhanced-path="M 0 0 L 21600 0 21600 21600 0 21600 0 0 Z N"/>
        </draw:custom-shape>
        <anim:par smil:dur="indefinite" smil:restart="never" presentation:node-type="timing-root">
          <anim:par smil:begin="id362.begin">
            <anim:transitionFilter smil:dur="1s" smil:type="slideWipe" smil:subtype="fromBottomRight" smil:direction="reverse"/>
          </anim:par>
        </anim:par>
        <presentation:notes draw:style-name="dp2">
          <draw:page-thumbnail draw:style-name="gr1" draw:layer="layout" svg:width="7.142cm" svg:height="9.524cm" svg:x="5.953cm" svg:y="1.93cm" draw:page-number="256" presentation:class="page"/>
          <draw:frame presentation:style-name="pr2" draw:layer="layout" svg:width="15.239cm" svg:height="11.43cm" svg:x="1.905cm" svg:y="12.065cm" presentation:class="notes" presentation:placeholder="true">
            <draw:text-box/>
          </draw:frame>
        </presentation:notes>
      </draw:page>
      <draw:page draw:name="page257" draw:style-name="dp3" draw:master-page-name="Default" presentation:presentation-page-layout-name="AL2T1" xml:id="id363" draw:id="id363">
        <draw:frame presentation:style-name="pr43" draw:text-style-name="P5" draw:layer="layout" svg:width="24.13cm" svg:height="17.78cm" svg:x="0.635cm" svg:y="0.635cm" presentation:class="outline" presentation:user-transformed="true">
          <draw:text-box>
            <text:list text:style-name="L14">
              <text:list-header>
                <text:p text:style-name="P39"><text:span text:style-name="T68">以下程序的运行结果是</text:span><text:span text:style-name="T183"> <text:s/>？ <text:s text:c="2"/></text:span></text:p>
              </text:list-header>
            </text:list>
            <text:list text:style-name="L26">
              <text:list-header>
                <text:p text:style-name="P31"><text:span text:style-name="T184">main() <text:s text:c="33"/></text:span><text:span text:style-name="T16">f ( int b[], <text:s/>int <text:s/>x)</text:span></text:p>
                <text:p text:style-name="P31"><text:span text:style-name="T184">{ int <text:s/>a[2]={2,4}, x=5; <text:s text:c="7"/></text:span><text:span text:style-name="T16">{ <text:s text:c="3"/>x++;</text:span></text:p>
                <text:p text:style-name="P31"><text:span text:style-name="T184"><text:s text:c="3"/></text:span><text:span text:style-name="T184">f (a,x); <text:s text:c="34"/></text:span><text:span text:style-name="T16">b[0]+=2;</text:span></text:p>
                <text:p text:style-name="P31"><text:span text:style-name="T184"><text:s text:c="3"/></text:span><text:span text:style-name="T184">printf(“%d,%d,%d”, <text:s text:c="9"/></text:span><text:span text:style-name="T16">b[1]+=3;</text:span></text:p>
                <text:p text:style-name="P31"><text:span text:style-name="T184"><text:s text:c="3"/></text:span><text:span text:style-name="T184">x,a[0],a[1]);</text:span></text:p>
                <text:p text:style-name="P31"><text:span text:style-name="T184">} <text:s text:c="43"/></text:span><text:span text:style-name="T16">}</text:span></text:p>
              </text:list-header>
            </text:list>
            <text:list text:style-name="L9">
              <text:list-header>
                <text:p text:style-name="P31"><text:span text:style-name="T16">A) <text:s/>5,2,4 <text:s text:c="8"/>B) <text:s/>6,4,7 <text:s text:c="7"/>C) <text:s/>6,2,4 <text:s text:c="4"/>D) <text:s/>5,4,7</text:span></text:p>
                <text:p text:style-name="P26"><text:span text:style-name="T16"/></text:p>
              </text:list-header>
            </text:list>
          </draw:text-box>
        </draw:frame>
        <anim:par smil:dur="indefinite" smil:restart="never" presentation:node-type="timing-root">
          <anim:par smil:begin="id363.begin">
            <anim:transitionFilter smil:dur="1s" smil:type="slideWipe" smil:subtype="fromBottomRight" smil:direction="reverse"/>
          </anim:par>
        </anim:par>
        <presentation:notes draw:style-name="dp2">
          <draw:page-thumbnail draw:style-name="gr1" draw:layer="layout" svg:width="7.142cm" svg:height="9.524cm" svg:x="5.953cm" svg:y="1.93cm" draw:page-number="257" presentation:class="page"/>
          <draw:frame presentation:style-name="pr2" draw:layer="layout" svg:width="15.239cm" svg:height="11.43cm" svg:x="1.905cm" svg:y="12.065cm" presentation:class="notes" presentation:placeholder="true">
            <draw:text-box/>
          </draw:frame>
        </presentation:notes>
      </draw:page>
      <draw:page draw:name="page258" draw:style-name="dp3" draw:master-page-name="Default" presentation:presentation-page-layout-name="AL2T1" xml:id="id364" draw:id="id364">
        <draw:frame presentation:style-name="pr86" draw:text-style-name="P5" draw:layer="layout" svg:width="24.765cm" svg:height="19.05cm" svg:x="0.422cm" svg:y="0cm" presentation:class="outline" presentation:user-transformed="true">
          <draw:text-box>
            <text:list text:style-name="L9">
              <text:list-header>
                <text:p text:style-name="P32"><text:span text:style-name="T251">例：排序。</text:span><text:span text:style-name="T371"> <text:s text:c="33"/></text:span></text:p>
              </text:list-header>
            </text:list>
            <text:list text:style-name="L26">
              <text:list-header>
                <text:p text:style-name="P189"><text:span text:style-name="T25">void <text:s/>sort(int a[], int n) </text:span></text:p>
                <text:p text:style-name="P10"><text:span text:style-name="T25">{ <text:s/>int <text:s/>i,j,t;</text:span></text:p>
                <text:p text:style-name="P189"><text:span text:style-name="T25"><text:s text:c="3"/></text:span><text:span text:style-name="T25">for(i=0;i&lt;n-1;i++)</text:span></text:p>
                <text:p text:style-name="P189"><text:span text:style-name="T25"><text:s text:c="3"/></text:span><text:span text:style-name="T25">for(j=i+1;j&lt;n;j++)</text:span></text:p>
                <text:p text:style-name="P189"><text:span text:style-name="T25"><text:s text:c="3"/></text:span><text:span text:style-name="T25">if(a[i]&gt;a[j]){t=a[i];a[i]=a[j]; a[j]=t;}</text:span></text:p>
                <text:p text:style-name="P189"><text:span text:style-name="T25">}</text:span></text:p>
                <text:p text:style-name="P189"><text:span text:style-name="T25">main()</text:span></text:p>
                <text:p text:style-name="P189"><text:span text:style-name="T25">{ <text:s text:c="2"/>int <text:s/>x[5],i;</text:span></text:p>
                <text:p text:style-name="P189"><text:span text:style-name="T25"><text:s text:c="4"/></text:span><text:span text:style-name="T25">for(i=0;i&lt;5;i++) scanf(“%d”,&amp;x[i]);</text:span></text:p>
                <text:p text:style-name="P189"><text:span text:style-name="T25"><text:s text:c="4"/></text:span><text:span text:style-name="T24">sort(x,5);</text:span></text:p>
                <text:p text:style-name="P189"><text:span text:style-name="T25"><text:s text:c="4"/></text:span><text:span text:style-name="T25">for(i=0;i&lt;5;i++) printf(“%4d”,x[i]);</text:span></text:p>
                <text:p text:style-name="P189"><text:span text:style-name="T25">}</text:span></text:p>
              </text:list-header>
            </text:list>
          </draw:text-box>
        </draw:frame>
        <draw:custom-shape draw:style-name="gr13" draw:text-style-name="P5" draw:layer="layout" svg:width="2.964cm" svg:height="8.255cm" svg:x="20.108cm" svg:y="3.387cm">
          <text:p/>
          <draw:enhanced-geometry svg:viewBox="0 0 21600 21600" draw:type="rectangle" draw:enhanced-path="M 0 0 L 21600 0 21600 21600 0 21600 0 0 Z N"/>
        </draw:custom-shape>
        <draw:line draw:style-name="gr91" draw:text-style-name="P25" draw:layer="layout" svg:x1="20.108cm" svg:y1="4.868cm" svg:x2="23.072cm" svg:y2="4.868cm">
          <text:p/>
        </draw:line>
        <draw:line draw:style-name="gr91" draw:text-style-name="P25" draw:layer="layout" svg:x1="20.108cm" svg:y1="6.562cm" svg:x2="23.072cm" svg:y2="6.562cm">
          <text:p/>
        </draw:line>
        <draw:line draw:style-name="gr91" draw:text-style-name="P25" draw:layer="layout" svg:x1="20.108cm" svg:y1="8.255cm" svg:x2="23.072cm" svg:y2="8.255cm">
          <text:p/>
        </draw:line>
        <draw:line draw:style-name="gr91" draw:text-style-name="P25" draw:layer="layout" svg:x1="20.108cm" svg:y1="9.948cm" svg:x2="23.072cm" svg:y2="9.948cm">
          <text:p/>
        </draw:line>
        <draw:custom-shape draw:style-name="gr12" draw:text-style-name="P5" draw:layer="layout" svg:width="0.997cm" svg:height="1.446cm" svg:x="19.262cm" svg:y="1.905cm">
          <text:list text:style-name="L24">
            <text:list-header>
              <text:p text:style-name="P12"><text:span text:style-name="T192">x</text:span></text:p>
            </text:list-header>
          </text:list>
          <draw:enhanced-geometry svg:viewBox="0 0 21600 21600" draw:type="mso-spt202" draw:enhanced-path="M 0 0 L 21600 0 21600 21600 0 21600 0 0 Z N"/>
        </draw:custom-shape>
        <draw:custom-shape draw:style-name="gr12" draw:text-style-name="P5" draw:layer="layout" svg:width="0.938cm" svg:height="1.446cm" svg:x="22.648cm" svg:y="1.733cm">
          <text:list text:style-name="L24">
            <text:list-header>
              <text:p text:style-name="P12"><text:span text:style-name="T192">a</text:span></text:p>
            </text:list-header>
          </text:list>
          <draw:enhanced-geometry svg:viewBox="0 0 21600 21600" draw:type="mso-spt202" draw:enhanced-path="M 0 0 L 21600 0 21600 21600 0 21600 0 0 Z N"/>
        </draw:custom-shape>
        <anim:par smil:dur="indefinite" smil:restart="never" presentation:node-type="timing-root">
          <anim:par smil:begin="id364.begin">
            <anim:transitionFilter smil:dur="1s" smil:type="slideWipe" smil:subtype="fromBottomRight" smil:direction="reverse"/>
          </anim:par>
        </anim:par>
        <presentation:notes draw:style-name="dp2">
          <draw:page-thumbnail draw:style-name="gr1" draw:layer="layout" svg:width="7.142cm" svg:height="9.524cm" svg:x="5.953cm" svg:y="1.93cm" draw:page-number="258" presentation:class="page"/>
          <draw:frame presentation:style-name="pr2" draw:layer="layout" svg:width="15.239cm" svg:height="11.43cm" svg:x="1.905cm" svg:y="12.065cm" presentation:class="notes" presentation:placeholder="true">
            <draw:text-box/>
          </draw:frame>
        </presentation:notes>
      </draw:page>
      <draw:page draw:name="page259" draw:style-name="dp3" draw:master-page-name="Default" presentation:presentation-page-layout-name="AL2T1" xml:id="id365" draw:id="id365">
        <draw:frame presentation:style-name="pr82" draw:text-style-name="P5" draw:layer="layout" svg:width="24.765cm" svg:height="18.415cm" svg:x="0.422cm" svg:y="0.422cm" presentation:class="outline" presentation:user-transformed="true">
          <draw:text-box>
            <text:list text:style-name="L9">
              <text:list-header>
                <text:p text:style-name="P26"><text:span text:style-name="T251">例：方阵转置（二维数组情况）。</text:span></text:p>
              </text:list-header>
            </text:list>
            <text:list text:style-name="L26">
              <text:list-header>
                <text:p text:style-name="P31"><text:span text:style-name="T184">at(int <text:s/>a[3][3]) <text:s text:c="32"/>x <text:s text:c="3"/>a</text:span></text:p>
                <text:p text:style-name="P31"><text:span text:style-name="T184">{ <text:s/>int i,j,t;</text:span></text:p>
                <text:p text:style-name="P31"><text:span text:style-name="T184"><text:s text:c="3"/></text:span><text:span text:style-name="T184">for(i=0;i&lt;3;i++)</text:span></text:p>
                <text:p text:style-name="P31"><text:span text:style-name="T184"><text:s text:c="3"/></text:span><text:span text:style-name="T184">for(j=i+1;i&lt;3;i++)</text:span></text:p>
                <text:p text:style-name="P31"><text:span text:style-name="T184">{ <text:s/>t=a[i][j]; a[i][j]=a[j][i];</text:span></text:p>
                <text:p text:style-name="P31"><text:span text:style-name="T184"><text:s text:c="3"/></text:span><text:span text:style-name="T184">a[j][i]=t;}</text:span></text:p>
                <text:p text:style-name="P31"><text:span text:style-name="T184">}</text:span></text:p>
              </text:list-header>
            </text:list>
            <text:list text:style-name="L9">
              <text:list-header>
                <text:p text:style-name="P26"><text:span text:style-name="T16">int <text:s/>x[3][3]; </text:span></text:p>
                <text:p text:style-name="P26"><text:span text:style-name="T16">at(x); <text:s text:c="17"/></text:span><text:span text:style-name="T388">行长不等情况？通用函数的处理？</text:span><text:span text:style-name="T184"> </text:span></text:p>
              </text:list-header>
            </text:list>
          </draw:text-box>
        </draw:frame>
        <draw:custom-shape draw:style-name="gr13" draw:text-style-name="P5" draw:layer="layout" svg:width="2.329cm" svg:height="9.525cm" svg:x="16.933cm" svg:y="4.233cm">
          <text:p/>
          <draw:enhanced-geometry svg:viewBox="0 0 21600 21600" draw:type="rectangle" draw:enhanced-path="M 0 0 L 21600 0 21600 21600 0 21600 0 0 Z N"/>
        </draw:custom-shape>
        <draw:line draw:style-name="gr91" draw:text-style-name="P25" draw:layer="layout" svg:x1="16.933cm" svg:y1="5.292cm" svg:x2="19.262cm" svg:y2="5.292cm">
          <text:p/>
        </draw:line>
        <draw:line draw:style-name="gr91" draw:text-style-name="P25" draw:layer="layout" svg:x1="16.933cm" svg:y1="6.35cm" svg:x2="19.262cm" svg:y2="6.35cm">
          <text:p/>
        </draw:line>
        <draw:line draw:style-name="gr91" draw:text-style-name="P25" draw:layer="layout" svg:x1="16.933cm" svg:y1="7.408cm" svg:x2="19.262cm" svg:y2="7.408cm">
          <text:p/>
        </draw:line>
        <draw:line draw:style-name="gr91" draw:text-style-name="P25" draw:layer="layout" svg:x1="16.933cm" svg:y1="8.467cm" svg:x2="19.262cm" svg:y2="8.467cm">
          <text:p/>
        </draw:line>
        <draw:line draw:style-name="gr91" draw:text-style-name="P25" draw:layer="layout" svg:x1="16.933cm" svg:y1="9.525cm" svg:x2="19.262cm" svg:y2="9.525cm">
          <text:p/>
        </draw:line>
        <draw:line draw:style-name="gr91" draw:text-style-name="P25" draw:layer="layout" svg:x1="16.933cm" svg:y1="10.583cm" svg:x2="19.262cm" svg:y2="10.583cm">
          <text:p/>
        </draw:line>
        <draw:line draw:style-name="gr91" draw:text-style-name="P25" draw:layer="layout" svg:x1="16.933cm" svg:y1="11.642cm" svg:x2="19.262cm" svg:y2="11.642cm">
          <text:p/>
        </draw:line>
        <draw:line draw:style-name="gr91" draw:text-style-name="P25" draw:layer="layout" svg:x1="16.933cm" svg:y1="12.7cm" svg:x2="19.262cm" svg:y2="12.7cm">
          <text:p/>
        </draw:line>
        <anim:par smil:dur="indefinite" smil:restart="never" presentation:node-type="timing-root">
          <anim:par smil:begin="id365.begin">
            <anim:transitionFilter smil:dur="1s" smil:type="slideWipe" smil:subtype="fromBottomRight" smil:direction="reverse"/>
          </anim:par>
        </anim:par>
        <presentation:notes draw:style-name="dp2">
          <draw:page-thumbnail draw:style-name="gr1" draw:layer="layout" svg:width="7.142cm" svg:height="9.524cm" svg:x="5.953cm" svg:y="1.93cm" draw:page-number="259" presentation:class="page"/>
          <draw:frame presentation:style-name="pr2" draw:layer="layout" svg:width="15.239cm" svg:height="11.43cm" svg:x="1.905cm" svg:y="12.065cm" presentation:class="notes" presentation:placeholder="true">
            <draw:text-box/>
          </draw:frame>
        </presentation:notes>
      </draw:page>
      <draw:page draw:name="page260" draw:style-name="dp3" draw:master-page-name="Default" presentation:presentation-page-layout-name="AL2T1" xml:id="id366" draw:id="id366">
        <draw:frame presentation:style-name="pr82" draw:text-style-name="P5" draw:layer="layout" svg:width="24.765cm" svg:height="18.415cm" svg:x="0.422cm" svg:y="0.422cm" presentation:class="outline" presentation:user-transformed="true">
          <draw:text-box>
            <text:list text:style-name="L9">
              <text:list-header>
                <text:p text:style-name="P31"><text:span text:style-name="T251">通用函数，按一维数组处理：</text:span></text:p>
              </text:list-header>
            </text:list>
            <text:list text:style-name="L26">
              <text:list-header>
                <text:p text:style-name="P31"><text:span text:style-name="T184">at(int <text:s/>a[],int <text:s/>n)</text:span></text:p>
                <text:p text:style-name="P31"><text:span text:style-name="T184">{ <text:s/>int i,j,t;</text:span></text:p>
                <text:p text:style-name="P31"><text:span text:style-name="T184"><text:s text:c="3"/></text:span><text:span text:style-name="T184">for(i=0;i&lt;n;i++)</text:span></text:p>
                <text:p text:style-name="P31"><text:span text:style-name="T184"><text:s text:c="4"/></text:span><text:span text:style-name="T184">for(j=i+1;i&lt;n;i++)</text:span></text:p>
                <text:p text:style-name="P31"><text:span text:style-name="T184"><text:s text:c="5"/></text:span><text:span text:style-name="T184">{ t=a[</text:span><text:span text:style-name="T16">i*n+j</text:span><text:span text:style-name="T184">]; a[</text:span><text:span text:style-name="T16">i*n+j</text:span><text:span text:style-name="T184">]=a[</text:span><text:span text:style-name="T16">j*n+i</text:span><text:span text:style-name="T184">]; a[</text:span><text:span text:style-name="T16">j*n+i</text:span><text:span text:style-name="T184">]=t;}</text:span></text:p>
                <text:p text:style-name="P31"><text:span text:style-name="T184">}</text:span></text:p>
                <text:p text:style-name="P31"><text:span text:style-name="T184"/></text:p>
              </text:list-header>
            </text:list>
            <text:list text:style-name="L9">
              <text:list-header>
                <text:p text:style-name="P31"><text:span text:style-name="T16"><text:s text:c="2"/></text:span><text:span text:style-name="T16">int <text:s/>x[3][3];</text:span></text:p>
                <text:p text:style-name="P31"><text:span text:style-name="T16"><text:s text:c="2"/></text:span><text:span text:style-name="T16">at(x,3); </text:span></text:p>
              </text:list-header>
            </text:list>
            <text:list text:style-name="L131">
              <text:list-header>
                <text:p text:style-name="P51"><text:span text:style-name="T16"/></text:p>
              </text:list-header>
            </text:list>
          </draw:text-box>
        </draw:frame>
        <anim:par smil:dur="indefinite" smil:restart="never" presentation:node-type="timing-root">
          <anim:par smil:begin="id366.begin">
            <anim:transitionFilter smil:dur="1s" smil:type="slideWipe" smil:subtype="fromBottomRight" smil:direction="reverse"/>
          </anim:par>
        </anim:par>
        <presentation:notes draw:style-name="dp2">
          <draw:page-thumbnail draw:style-name="gr1" draw:layer="layout" svg:width="7.142cm" svg:height="9.524cm" svg:x="5.953cm" svg:y="1.93cm" draw:page-number="260" presentation:class="page"/>
          <draw:frame presentation:style-name="pr2" draw:layer="layout" svg:width="15.239cm" svg:height="11.43cm" svg:x="1.905cm" svg:y="12.065cm" presentation:class="notes" presentation:placeholder="true">
            <draw:text-box/>
          </draw:frame>
        </presentation:notes>
      </draw:page>
      <draw:page draw:name="page261" draw:style-name="dp3" draw:master-page-name="Default" presentation:presentation-page-layout-name="AL2T1" xml:id="id367" draw:id="id367">
        <draw:frame presentation:style-name="pr82" draw:text-style-name="P5" draw:layer="layout" svg:width="24.765cm" svg:height="18.415cm" svg:x="0.634cm" svg:y="0.634cm" presentation:class="outline" presentation:user-transformed="true">
          <draw:text-box>
            <text:list text:style-name="L14">
              <text:list-header>
                <text:p text:style-name="P39"><text:span text:style-name="T68"><text:s text:c="3"/></text:span><text:span text:style-name="T68">8</text:span><text:span text:style-name="T68">．</text:span><text:span text:style-name="T68">6 </text:span><text:span text:style-name="T68">局部变量和全局变量</text:span></text:p>
              </text:list-header>
            </text:list>
            <text:list text:style-name="L9">
              <text:list-header>
                <text:p text:style-name="P31"><text:span text:style-name="T16"><text:s text:c="5"/></text:span><text:span text:style-name="T165">1</text:span><text:span text:style-name="T165">、局部变量</text:span></text:p>
              </text:list-header>
            </text:list>
            <text:list text:style-name="L14">
              <text:list-header>
                <text:p text:style-name="P16"><text:span text:style-name="T68"><text:s text:c="2"/></text:span><text:span text:style-name="T61">在函数内定义的变量称局部变量。</text:span></text:p>
              </text:list-header>
            </text:list>
            <text:list text:style-name="L15">
              <text:list-header>
                <text:p text:style-name="P16"><text:span text:style-name="T61"><text:s text:c="2"/></text:span><text:span text:style-name="T61">局部变量只在该函数内使用。</text:span></text:p>
              </text:list-header>
            </text:list>
            <text:list text:style-name="L9">
              <text:list-header>
                <text:p text:style-name="P31"><text:span text:style-name="T16"><text:s text:c="3"/></text:span><text:span text:style-name="T16">float <text:s/>f1(int <text:s/>x) <text:s text:c="6"/></text:span><text:span text:style-name="T184">int <text:s/>f2()</text:span><text:span text:style-name="T16"> <text:s text:c="11"/></text:span><text:span text:style-name="T401">main()</text:span></text:p>
                <text:p text:style-name="P31"><text:span text:style-name="T16"><text:s text:c="2"/></text:span><text:span text:style-name="T16">{ <text:s text:c="2"/>int i,j; <text:s text:c="16"/></text:span><text:span text:style-name="T184">{ <text:s/>int <text:s/>a,b,c;</text:span><text:span text:style-name="T16"> <text:s text:c="4"/></text:span><text:span text:style-name="T401">{ <text:s/>int m,n;</text:span></text:p>
                <text:p text:style-name="P31"><text:span text:style-name="T16"><text:s text:c="8"/></text:span><text:span text:style-name="T85">┊ <text:s text:c="12"/></text:span><text:span text:style-name="T103">┊</text:span><text:span text:style-name="T85"> <text:s text:c="8"/></text:span><text:span text:style-name="T408">{ <text:s/>int i,j;</text:span></text:p>
              </text:list-header>
            </text:list>
            <text:list text:style-name="L20">
              <text:list-header>
                <text:p text:style-name="P39"><text:span text:style-name="T85"><text:s text:c="4"/>┊ <text:s text:c="11"/></text:span><text:span text:style-name="T103"><text:s/>┊ </text:span><text:span text:style-name="T85"><text:s text:c="11"/></text:span><text:span text:style-name="T408">┊</text:span></text:p>
                <text:p text:style-name="P39"><text:span text:style-name="T85"><text:s/></text:span><text:span text:style-name="T85">} <text:s text:c="13"/></text:span><text:span text:style-name="T103"><text:s/>} <text:s/></text:span><text:span text:style-name="T85"><text:s text:c="11"/></text:span><text:span text:style-name="T408">}</text:span></text:p>
                <text:p text:style-name="P39"><text:span text:style-name="T85"><text:s text:c="29"/></text:span><text:span text:style-name="T408">}</text:span></text:p>
              </text:list-header>
            </text:list>
          </draw:text-box>
        </draw:frame>
        <anim:par smil:dur="indefinite" smil:restart="never" presentation:node-type="timing-root">
          <anim:par smil:begin="id367.begin">
            <anim:transitionFilter smil:dur="1s" smil:type="slideWipe" smil:subtype="fromBottomRight" smil:direction="reverse"/>
          </anim:par>
        </anim:par>
        <presentation:notes draw:style-name="dp2">
          <draw:page-thumbnail draw:style-name="gr1" draw:layer="layout" svg:width="7.142cm" svg:height="9.524cm" svg:x="5.953cm" svg:y="1.93cm" draw:page-number="261" presentation:class="page"/>
          <draw:frame presentation:style-name="pr2" draw:layer="layout" svg:width="15.239cm" svg:height="11.43cm" svg:x="1.905cm" svg:y="12.065cm" presentation:class="notes" presentation:placeholder="true">
            <draw:text-box/>
          </draw:frame>
        </presentation:notes>
      </draw:page>
      <draw:page draw:name="page262" draw:style-name="dp3" draw:master-page-name="Default" presentation:presentation-page-layout-name="AL2T1" xml:id="id368" draw:id="id368">
        <draw:frame presentation:style-name="pr82" draw:text-style-name="P5" draw:layer="layout" svg:width="24.765cm" svg:height="18.415cm" svg:x="0.422cm" svg:y="0.422cm" presentation:class="outline" presentation:user-transformed="true">
          <draw:text-box>
            <text:list text:style-name="L15">
              <text:list-header>
                <text:p text:style-name="P62"><text:span text:style-name="T61"><text:s/></text:span><text:span text:style-name="T68"><text:s/></text:span><text:span text:style-name="T68">说明：</text:span></text:p>
                <text:p text:style-name="P62"><text:span text:style-name="T61">（</text:span><text:span text:style-name="T61">1</text:span><text:span text:style-name="T61">）任何函数（包括主函数）内定义的变量都是局部变量。</text:span></text:p>
                <text:p text:style-name="P188"><text:span text:style-name="T61">（</text:span><text:span text:style-name="T61">2</text:span><text:span text:style-name="T61">）不同函数内定义的变量即使同名也互不干扰。 </text:span></text:p>
                <text:p text:style-name="P188"><text:span text:style-name="T61">（</text:span><text:span text:style-name="T61">3</text:span><text:span text:style-name="T61">）复合语句中定义的变量只在该复合语句中有效。 </text:span></text:p>
              </text:list-header>
            </text:list>
          </draw:text-box>
        </draw:frame>
        <anim:par smil:dur="indefinite" smil:restart="never" presentation:node-type="timing-root">
          <anim:par smil:begin="id368.begin">
            <anim:transitionFilter smil:dur="1s" smil:type="slideWipe" smil:subtype="fromBottomRight" smil:direction="reverse"/>
          </anim:par>
        </anim:par>
        <presentation:notes draw:style-name="dp2">
          <draw:page-thumbnail draw:style-name="gr1" draw:layer="layout" svg:width="7.142cm" svg:height="9.524cm" svg:x="5.953cm" svg:y="1.93cm" draw:page-number="262" presentation:class="page"/>
          <draw:frame presentation:style-name="pr2" draw:layer="layout" svg:width="15.239cm" svg:height="11.43cm" svg:x="1.905cm" svg:y="12.065cm" presentation:class="notes" presentation:placeholder="true">
            <draw:text-box/>
          </draw:frame>
        </presentation:notes>
      </draw:page>
      <draw:page draw:name="page263" draw:style-name="dp3" draw:master-page-name="Default" presentation:presentation-page-layout-name="AL2T1" xml:id="id369" draw:id="id369">
        <draw:frame presentation:style-name="pr82" draw:text-style-name="P5" draw:layer="layout" svg:width="24.765cm" svg:height="18.415cm" svg:x="0.634cm" svg:y="0.634cm" presentation:class="outline" presentation:user-transformed="true">
          <draw:text-box>
            <text:list text:style-name="L9">
              <text:list-header>
                <text:p text:style-name="P62"><text:span text:style-name="T16"><text:s text:c="4"/></text:span><text:span text:style-name="T68">2 </text:span><text:span text:style-name="T68">、  全局变量</text:span></text:p>
              </text:list-header>
            </text:list>
            <text:list text:style-name="L15">
              <text:list-header>
                <text:p text:style-name="P62"><text:span text:style-name="T61"><text:s text:c="2"/></text:span><text:span text:style-name="T61">在函数以外定义的变量</text:span><text:span text:style-name="T61">,</text:span><text:span text:style-name="T61">也称外部变量。</text:span></text:p>
                <text:p text:style-name="P188"><text:span text:style-name="T61"><text:s text:c="2"/></text:span><text:span text:style-name="T61">全局变量可以为为本文件中其它函数所共用。它的作用范围是从定义变量的位置开始到本源文件结束。 </text:span></text:p>
              </text:list-header>
            </text:list>
          </draw:text-box>
        </draw:frame>
        <anim:par smil:dur="indefinite" smil:restart="never" presentation:node-type="timing-root">
          <anim:par smil:begin="id369.begin">
            <anim:transitionFilter smil:dur="1s" smil:type="slideWipe" smil:subtype="fromBottomRight" smil:direction="reverse"/>
          </anim:par>
        </anim:par>
        <presentation:notes draw:style-name="dp2">
          <draw:page-thumbnail draw:style-name="gr1" draw:layer="layout" svg:width="7.142cm" svg:height="9.524cm" svg:x="5.953cm" svg:y="1.93cm" draw:page-number="263" presentation:class="page"/>
          <draw:frame presentation:style-name="pr2" draw:layer="layout" svg:width="15.239cm" svg:height="11.43cm" svg:x="1.905cm" svg:y="12.065cm" presentation:class="notes" presentation:placeholder="true">
            <draw:text-box/>
          </draw:frame>
        </presentation:notes>
      </draw:page>
      <draw:page draw:name="page264" draw:style-name="dp3" draw:master-page-name="Default" presentation:presentation-page-layout-name="AL2T1" xml:id="id370" draw:id="id370">
        <draw:frame presentation:style-name="pr89" draw:text-style-name="P5" draw:layer="layout" svg:width="24.765cm" svg:height="18.415cm" svg:x="0.422cm" svg:y="0.422cm" presentation:class="outline" presentation:user-transformed="true">
          <draw:text-box>
            <text:list text:style-name="L20">
              <text:list-header>
                <text:p text:style-name="P21"><text:span text:style-name="T337">int <text:s/>p=1,q=5;</text:span></text:p>
              </text:list-header>
            </text:list>
            <text:list text:style-name="L34">
              <text:list-header>
                <text:p text:style-name="P21"><text:span text:style-name="T180">float <text:s/>f1(int a)</text:span></text:p>
                <text:p text:style-name="P21"><text:span text:style-name="T180">{ <text:s/>int b,c;</text:span></text:p>
                <text:p text:style-name="P21"><text:span text:style-name="T180"><text:s text:c="4"/>┊</text:span></text:p>
                <text:p text:style-name="P21"><text:span text:style-name="T180">}</text:span></text:p>
              </text:list-header>
            </text:list>
            <text:list text:style-name="L132">
              <text:list-header>
                <text:p text:style-name="P21"><text:span text:style-name="T409">char <text:s/>c1,c2;</text:span></text:p>
              </text:list-header>
            </text:list>
            <text:list text:style-name="L34">
              <text:list-header>
                <text:p text:style-name="P21"><text:span text:style-name="T180">char <text:s/>f2(int <text:s/>x,int y)</text:span></text:p>
                <text:p text:style-name="P21"><text:span text:style-name="T180">{ <text:s/>int i,j;</text:span></text:p>
                <text:p text:style-name="P21"><text:span text:style-name="T180"><text:s text:c="4"/>┊</text:span></text:p>
                <text:p text:style-name="P21"><text:span text:style-name="T180"><text:s/></text:span><text:span text:style-name="T180">}</text:span></text:p>
                <text:p text:style-name="P42"><text:span text:style-name="T180">main()</text:span></text:p>
                <text:p text:style-name="P21"><text:span text:style-name="T180">{ <text:s/>int m,n;</text:span></text:p>
                <text:p text:style-name="P21"><text:span text:style-name="T180"><text:s text:c="4"/>┊</text:span></text:p>
                <text:p text:style-name="P21"><text:span text:style-name="T180"><text:s/></text:span><text:span text:style-name="T180">}</text:span></text:p>
              </text:list-header>
            </text:list>
          </draw:text-box>
        </draw:frame>
        <draw:line draw:style-name="gr32" draw:text-style-name="P25" draw:layer="layout" svg:x1="11.007cm" svg:y1="7.62cm" svg:x2="15.875cm" svg:y2="7.62cm">
          <text:p/>
        </draw:line>
        <draw:line draw:style-name="gr32" draw:text-style-name="P25" draw:layer="layout" svg:x1="15.875cm" svg:y1="7.62cm" svg:x2="15.875cm" svg:y2="17.992cm">
          <text:p/>
        </draw:line>
        <draw:line draw:style-name="gr32" draw:text-style-name="P25" draw:layer="layout" svg:x1="10.795cm" svg:y1="17.78cm" svg:x2="15.875cm" svg:y2="17.78cm">
          <text:p/>
        </draw:line>
        <draw:line draw:style-name="gr6" draw:text-style-name="P25" draw:layer="layout" svg:x1="14.182cm" svg:y1="1.482cm" svg:x2="20.532cm" svg:y2="1.482cm">
          <text:p/>
        </draw:line>
        <draw:line draw:style-name="gr6" draw:text-style-name="P25" draw:layer="layout" svg:x1="20.532cm" svg:y1="1.482cm" svg:x2="20.532cm" svg:y2="18.203cm">
          <text:p/>
        </draw:line>
        <draw:line draw:style-name="gr6" draw:text-style-name="P25" draw:layer="layout" svg:x1="10.795cm" svg:y1="18.203cm" svg:x2="20.532cm" svg:y2="18.203cm">
          <text:p/>
        </draw:line>
        <draw:custom-shape draw:style-name="gr4" draw:text-style-name="P5" draw:layer="layout" svg:width="2.963cm" svg:height="5.503cm" svg:x="16.722cm" svg:y="9.525cm">
          <text:list text:style-name="L133">
            <text:list-header>
              <text:p text:style-name="P24"><text:span text:style-name="T410">全局变</text:span></text:p>
              <text:p text:style-name="P24"><text:span text:style-name="T410">量</text:span><text:span text:style-name="T72">c1,c2</text:span></text:p>
              <text:p text:style-name="P24"><text:span text:style-name="T410">的作用</text:span></text:p>
              <text:p text:style-name="P24"><text:span text:style-name="T410">范围</text:span><text:span text:style-name="T54"> </text:span></text:p>
            </text:list-header>
          </text:list>
          <draw:enhanced-geometry svg:viewBox="0 0 21600 21600" draw:type="rectangle" draw:enhanced-path="M 0 0 L 21600 0 21600 21600 0 21600 0 0 Z N"/>
        </draw:custom-shape>
        <draw:custom-shape draw:style-name="gr4" draw:text-style-name="P5" draw:layer="layout" svg:width="1.905cm" svg:height="7.408cm" svg:x="21.167cm" svg:y="7.62cm">
          <text:list text:style-name="L23">
            <text:list-header>
              <text:p text:style-name="P24"><text:span text:style-name="T47">全局</text:span></text:p>
              <text:p text:style-name="P24"><text:span text:style-name="T47">变量</text:span></text:p>
            </text:list-header>
          </text:list>
          <text:list text:style-name="L24">
            <text:list-header>
              <text:p text:style-name="P14"><text:span text:style-name="T8">p,q</text:span><text:span text:style-name="T47">的</text:span></text:p>
            </text:list-header>
          </text:list>
          <text:list text:style-name="L23">
            <text:list-header>
              <text:p text:style-name="P24"><text:span text:style-name="T47">作用</text:span></text:p>
              <text:p text:style-name="P24"><text:span text:style-name="T47">范围</text:span><text:span text:style-name="T54"> </text:span></text:p>
            </text:list-header>
          </text:list>
          <draw:enhanced-geometry svg:viewBox="0 0 21600 21600" draw:type="rectangle" draw:enhanced-path="M 0 0 L 21600 0 21600 21600 0 21600 0 0 Z N"/>
        </draw:custom-shape>
        <anim:par smil:dur="indefinite" smil:restart="never" presentation:node-type="timing-root">
          <anim:par smil:begin="id370.begin">
            <anim:transitionFilter smil:dur="1s" smil:type="slideWipe" smil:subtype="fromBottomRight" smil:direction="reverse"/>
          </anim:par>
        </anim:par>
        <presentation:notes draw:style-name="dp2">
          <draw:page-thumbnail draw:style-name="gr1" draw:layer="layout" svg:width="7.142cm" svg:height="9.524cm" svg:x="5.953cm" svg:y="1.93cm" draw:page-number="264" presentation:class="page"/>
          <draw:frame presentation:style-name="pr2" draw:layer="layout" svg:width="15.239cm" svg:height="11.43cm" svg:x="1.905cm" svg:y="12.065cm" presentation:class="notes" presentation:placeholder="true">
            <draw:text-box/>
          </draw:frame>
        </presentation:notes>
      </draw:page>
      <draw:page draw:name="page265" draw:style-name="dp3" draw:master-page-name="Default" presentation:presentation-page-layout-name="AL2T1" xml:id="id371" draw:id="id371">
        <draw:frame presentation:style-name="pr82" draw:text-style-name="P5" draw:layer="layout" svg:width="24.765cm" svg:height="18.415cm" svg:x="0.634cm" svg:y="0.634cm" presentation:class="outline" presentation:user-transformed="true">
          <draw:text-box>
            <text:list text:style-name="L15">
              <text:list-header>
                <text:p text:style-name="P62"><text:span text:style-name="T61"><text:s text:c="5"/></text:span><text:span text:style-name="T61">全局变量主要用于作为不同函数间数据传递的桥梁。</text:span></text:p>
              </text:list-header>
            </text:list>
            <text:list text:style-name="L14">
              <text:list-header>
                <text:p text:style-name="P62"><text:span text:style-name="T68"><text:s text:c="4"/></text:span><text:span text:style-name="T68">例：编写一个函数，求</text:span><text:span text:style-name="T68">n</text:span><text:span text:style-name="T68">个数中的最大值、最小值和平均值。并编写主函数完成：输入</text:span><text:span text:style-name="T68">100</text:span><text:span text:style-name="T68">个数，调用该函数进行统计，输出结果</text:span><text:span text:style-name="T47">。</text:span></text:p>
              </text:list-header>
            </text:list>
            <text:list text:style-name="L9">
              <text:list-header>
                <text:p text:style-name="P62"><text:span text:style-name="T8"/></text:p>
              </text:list-header>
            </text:list>
            <text:list text:style-name="L131">
              <text:list-header>
                <text:p text:style-name="P63"><text:span text:style-name="T8"/></text:p>
              </text:list-header>
            </text:list>
          </draw:text-box>
        </draw:frame>
        <anim:par smil:dur="indefinite" smil:restart="never" presentation:node-type="timing-root">
          <anim:par smil:begin="id371.begin">
            <anim:transitionFilter smil:dur="1s" smil:type="slideWipe" smil:subtype="fromBottomRight" smil:direction="reverse"/>
          </anim:par>
        </anim:par>
        <presentation:notes draw:style-name="dp2">
          <draw:page-thumbnail draw:style-name="gr1" draw:layer="layout" svg:width="7.142cm" svg:height="9.524cm" svg:x="5.953cm" svg:y="1.93cm" draw:page-number="265" presentation:class="page"/>
          <draw:frame presentation:style-name="pr2" draw:layer="layout" svg:width="15.239cm" svg:height="11.43cm" svg:x="1.905cm" svg:y="12.065cm" presentation:class="notes" presentation:placeholder="true">
            <draw:text-box/>
          </draw:frame>
        </presentation:notes>
      </draw:page>
      <draw:page draw:name="page266" draw:style-name="dp3" draw:master-page-name="Default" presentation:presentation-page-layout-name="AL1T0" xml:id="id372" draw:id="id372">
        <draw:frame presentation:style-name="pr44" draw:text-style-name="P5" draw:layer="layout" svg:width="24.765cm" svg:height="18.415cm" svg:x="0.422cm" svg:y="0.422cm" presentation:class="subtitle" presentation:user-transformed="true">
          <draw:text-box>
            <text:list text:style-name="L134">
              <text:list-header>
                <text:p text:style-name="P59"><text:span text:style-name="T411">int <text:s/>max,min;</text:span></text:p>
              </text:list-header>
            </text:list>
            <text:list text:style-name="L51">
              <text:list-header>
                <text:p text:style-name="P59"><text:span text:style-name="T412">float <text:s/>aver(int a[],int n)</text:span></text:p>
                <text:p text:style-name="P59"><text:span text:style-name="T412">{ <text:s/>int <text:s/>i; <text:s/>float <text:s/>s=0; </text:span></text:p>
                <text:p text:style-name="P59"><text:span text:style-name="T412"><text:s text:c="3"/></text:span><text:span text:style-name="T412">for(i=0;i&lt;n;i++)</text:span></text:p>
                <text:p text:style-name="P59"><text:span text:style-name="T412"><text:s text:c="3"/></text:span><text:span text:style-name="T412">{ <text:s/>if(a[i]&gt;max)max=a[i];</text:span></text:p>
                <text:p text:style-name="P59"><text:span text:style-name="T412"><text:s text:c="6"/></text:span><text:span text:style-name="T412">if(a[i]&lt;min)min=a[i];</text:span></text:p>
                <text:p text:style-name="P59"><text:span text:style-name="T412"><text:s text:c="6"/></text:span><text:span text:style-name="T412">s+=a[i];</text:span></text:p>
                <text:p text:style-name="P59"><text:span text:style-name="T412"><text:s text:c="3"/></text:span><text:span text:style-name="T412">} </text:span><text:span text:style-name="T413">return (s/n);</text:span></text:p>
              </text:list-header>
            </text:list>
            <text:list text:style-name="L19">
              <text:list-header>
                <text:p text:style-name="P190"><text:span text:style-name="T413"><text:s/></text:span><text:span text:style-name="T413">}</text:span></text:p>
              </text:list-header>
            </text:list>
            <text:list text:style-name="L89">
              <text:list-header>
                <text:p text:style-name="P190"><text:span text:style-name="T414">main()</text:span></text:p>
                <text:p text:style-name="P190"><text:span text:style-name="T414">{ <text:s/>int x[100],i; <text:s/>float <text:s/>av; <text:s/></text:span></text:p>
                <text:p text:style-name="P190"><text:span text:style-name="T414"><text:s text:c="4"/></text:span><text:span text:style-name="T414">for(i=0;i&lt;100;i++) scanf(“%d”,&amp;x[i]);</text:span></text:p>
                <text:p text:style-name="P190"><text:span text:style-name="T414"><text:s text:c="4"/></text:span><text:span text:style-name="T414">av=aver(x,100);</text:span></text:p>
                <text:p text:style-name="P190"><text:span text:style-name="T414"><text:s text:c="4"/></text:span><text:span text:style-name="T414">printf(“\n %d,%d,%f”,max,min,av);</text:span></text:p>
                <text:p text:style-name="P190"><text:span text:style-name="T414">}</text:span></text:p>
              </text:list-header>
            </text:list>
          </draw:text-box>
        </draw:frame>
        <draw:custom-shape draw:style-name="gr12" draw:text-style-name="P5" draw:layer="layout" svg:width="8.122cm" svg:height="1.277cm" svg:x="15.875cm" svg:y="2.117cm">
          <text:list text:style-name="L115">
            <text:list-header>
              <text:p text:style-name="P12"><text:span text:style-name="T72">用全局变量传递结果</text:span></text:p>
            </text:list-header>
          </text:list>
          <draw:enhanced-geometry svg:viewBox="0 0 21600 21600" draw:type="mso-spt202" draw:enhanced-path="M 0 0 L 21600 0 21600 21600 0 21600 0 0 Z N"/>
        </draw:custom-shape>
        <anim:par smil:dur="indefinite" smil:restart="never" presentation:node-type="timing-root">
          <anim:par smil:begin="id372.begin">
            <anim:transitionFilter smil:dur="1s" smil:type="slideWipe" smil:subtype="fromBottomRight" smil:direction="reverse"/>
          </anim:par>
        </anim:par>
        <presentation:notes draw:style-name="dp2">
          <draw:page-thumbnail draw:style-name="gr1" draw:layer="layout" svg:width="7.142cm" svg:height="9.524cm" svg:x="5.953cm" svg:y="1.93cm" draw:page-number="266" presentation:class="page"/>
          <draw:frame presentation:style-name="pr2" draw:layer="layout" svg:width="15.239cm" svg:height="11.43cm" svg:x="1.905cm" svg:y="12.065cm" presentation:class="notes" presentation:placeholder="true">
            <draw:text-box/>
          </draw:frame>
        </presentation:notes>
      </draw:page>
      <draw:page draw:name="page267" draw:style-name="dp3" draw:master-page-name="Default" presentation:presentation-page-layout-name="AL2T1" xml:id="id373" draw:id="id373">
        <draw:frame presentation:style-name="pr86" draw:text-style-name="P5" draw:layer="layout" svg:width="24.765cm" svg:height="19.05cm" svg:x="0.634cm" svg:y="0cm" presentation:class="outline" presentation:user-transformed="true">
          <draw:text-box>
            <text:list text:style-name="L14">
              <text:list-header>
                <text:p text:style-name="P44"><text:span text:style-name="T415">分析不用全局变量的情况：</text:span></text:p>
              </text:list-header>
            </text:list>
            <text:list text:style-name="L34">
              <text:list-header>
                <text:p text:style-name="P44"><text:span text:style-name="T412">float <text:s/>aver(int a[],int n)</text:span></text:p>
                <text:p text:style-name="P44"><text:span text:style-name="T412">{ <text:s/>int <text:s/>i; <text:s/>float <text:s/>s=0; </text:span><text:span text:style-name="T411">int <text:s/>max,min;</text:span></text:p>
                <text:p text:style-name="P44"><text:span text:style-name="T412"><text:s text:c="3"/></text:span><text:span text:style-name="T412">for(i=0;i&lt;n;i++)</text:span></text:p>
                <text:p text:style-name="P44"><text:span text:style-name="T412"><text:s text:c="3"/></text:span><text:span text:style-name="T412">{ <text:s/>if(a[i]&gt;max)max=a[i];</text:span></text:p>
                <text:p text:style-name="P44"><text:span text:style-name="T412"><text:s text:c="6"/></text:span><text:span text:style-name="T412">if(a[i]&lt;min)min=a[i];</text:span></text:p>
                <text:p text:style-name="P44"><text:span text:style-name="T412"><text:s text:c="6"/></text:span><text:span text:style-name="T412">s+=a[i];</text:span></text:p>
                <text:p text:style-name="P44"><text:span text:style-name="T412"><text:s text:c="3"/></text:span><text:span text:style-name="T412">} </text:span><text:span text:style-name="T413">return (s/n);</text:span></text:p>
              </text:list-header>
            </text:list>
            <text:list text:style-name="L26">
              <text:list-header>
                <text:p text:style-name="P34"><text:span text:style-name="T413"><text:s/></text:span><text:span text:style-name="T413">}</text:span></text:p>
              </text:list-header>
            </text:list>
            <text:list text:style-name="L9">
              <text:list-header>
                <text:p text:style-name="P34"><text:span text:style-name="T414">main()</text:span></text:p>
                <text:p text:style-name="P34"><text:span text:style-name="T414">{ <text:s/>int x[100],i; <text:s/>float <text:s/>av; </text:span><text:span text:style-name="T411">int <text:s/>max,min;</text:span></text:p>
                <text:p text:style-name="P34"><text:span text:style-name="T414"><text:s text:c="4"/></text:span><text:span text:style-name="T414">for(i=0;i&lt;100;i++) scanf(“%d”,&amp;x[i]);</text:span></text:p>
                <text:p text:style-name="P34"><text:span text:style-name="T414"><text:s text:c="4"/></text:span><text:span text:style-name="T414">av=aver(x,100);</text:span></text:p>
                <text:p text:style-name="P34"><text:span text:style-name="T414"><text:s text:c="4"/></text:span><text:span text:style-name="T414">printf(“\n %d,%d,%f”,max,min,av);</text:span></text:p>
                <text:p text:style-name="P34"><text:span text:style-name="T414">}</text:span></text:p>
              </text:list-header>
            </text:list>
          </draw:text-box>
        </draw:frame>
        <anim:par smil:dur="indefinite" smil:restart="never" presentation:node-type="timing-root">
          <anim:par smil:begin="id373.begin">
            <anim:transitionFilter smil:dur="1s" smil:type="slideWipe" smil:subtype="fromBottomRight" smil:direction="reverse"/>
          </anim:par>
        </anim:par>
        <presentation:notes draw:style-name="dp2">
          <draw:page-thumbnail draw:style-name="gr1" draw:layer="layout" svg:width="7.142cm" svg:height="9.524cm" svg:x="5.953cm" svg:y="1.93cm" draw:page-number="267" presentation:class="page"/>
          <draw:frame presentation:style-name="pr2" draw:layer="layout" svg:width="15.239cm" svg:height="11.43cm" svg:x="1.905cm" svg:y="12.065cm" presentation:class="notes" presentation:placeholder="true">
            <draw:text-box/>
          </draw:frame>
        </presentation:notes>
      </draw:page>
      <draw:page draw:name="page268" draw:style-name="dp3" draw:master-page-name="Default" presentation:presentation-page-layout-name="AL1T0" xml:id="id374" draw:id="id374">
        <draw:frame presentation:style-name="pr37" draw:text-style-name="P5" draw:layer="layout" svg:width="25.4cm" svg:height="19.05cm" svg:x="0cm" svg:y="0cm" presentation:class="subtitle" presentation:user-transformed="true">
          <draw:text-box>
            <text:list text:style-name="L134">
              <text:list-header>
                <text:p text:style-name="P59"><text:span text:style-name="T411">int <text:s/>max,min; <text:s/></text:span></text:p>
              </text:list-header>
            </text:list>
            <text:list text:style-name="L51">
              <text:list-header>
                <text:p text:style-name="P59"><text:span text:style-name="T412">float <text:s/>aver(int a[],int n)</text:span></text:p>
                <text:p text:style-name="P59"><text:span text:style-name="T412">{ <text:s/>int <text:s/>i; <text:s/>float <text:s/>s=0; </text:span></text:p>
                <text:p text:style-name="P59"><text:span text:style-name="T412"><text:s text:c="3"/></text:span><text:span text:style-name="T412">for(i=0;i&lt;n;i++)</text:span></text:p>
                <text:p text:style-name="P59"><text:span text:style-name="T412"><text:s text:c="3"/></text:span><text:span text:style-name="T412">{ <text:s/>if(a[i]&gt;max)max=a[i];</text:span></text:p>
                <text:p text:style-name="P59"><text:span text:style-name="T412"><text:s text:c="6"/></text:span><text:span text:style-name="T412">if(a[i]&lt;min)min=a[i];</text:span></text:p>
                <text:p text:style-name="P59"><text:span text:style-name="T412"><text:s text:c="6"/></text:span><text:span text:style-name="T412">s+=a[i];</text:span></text:p>
                <text:p text:style-name="P59"><text:span text:style-name="T412"><text:s text:c="3"/></text:span><text:span text:style-name="T412">} </text:span><text:span text:style-name="T413">return (s/n);</text:span></text:p>
              </text:list-header>
            </text:list>
            <text:list text:style-name="L19">
              <text:list-header>
                <text:p text:style-name="P190"><text:span text:style-name="T413"><text:s/></text:span><text:span text:style-name="T413">}</text:span></text:p>
              </text:list-header>
            </text:list>
            <text:list text:style-name="L89">
              <text:list-header>
                <text:p text:style-name="P190"><text:span text:style-name="T414">main()</text:span></text:p>
                <text:p text:style-name="P190"><text:span text:style-name="T414">{ <text:s/>int x[100],i; <text:s/>float <text:s/>av; </text:span><text:span text:style-name="T411">int <text:s/>max,min;</text:span></text:p>
                <text:p text:style-name="P190"><text:span text:style-name="T414"><text:s text:c="4"/></text:span><text:span text:style-name="T414">for(i=0;i&lt;100;i++) scanf(“%d”,&amp;x[i]);</text:span></text:p>
                <text:p text:style-name="P190"><text:span text:style-name="T414"><text:s text:c="4"/></text:span><text:span text:style-name="T414">av=aver(x,100);</text:span></text:p>
                <text:p text:style-name="P190"><text:span text:style-name="T414"><text:s text:c="4"/></text:span><text:span text:style-name="T414">printf(“\n %d,%d,%f”,max,min,av);</text:span></text:p>
                <text:p text:style-name="P190"><text:span text:style-name="T414">}</text:span></text:p>
                <text:p text:style-name="P191"><text:span text:style-name="T414"/></text:p>
              </text:list-header>
            </text:list>
          </draw:text-box>
        </draw:frame>
        <draw:custom-shape draw:style-name="gr11" draw:text-style-name="P5" draw:layer="layout" svg:width="8.043cm" svg:height="2.293cm" svg:x="16.087cm" svg:y="7.62cm">
          <text:list text:style-name="L39">
            <text:list-header>
              <text:p text:style-name="P6"><text:span text:style-name="T68">分析全局变量与局部变量同名的情况</text:span></text:p>
            </text:list-header>
          </text:list>
          <draw:enhanced-geometry svg:viewBox="0 0 21600 21600" draw:type="mso-spt202" draw:enhanced-path="M 0 0 L 21600 0 21600 21600 0 21600 0 0 Z N"/>
        </draw:custom-shape>
        <draw:custom-shape draw:style-name="gr96" draw:text-style-name="P5" draw:layer="layout" svg:width="2.83cm" svg:height="1.277cm" svg:x="15.028cm" svg:y="3.175cm">
          <text:list text:style-name="L36">
            <text:list-header>
              <text:p text:style-name="P12"><text:s text:c="11"/></text:p>
            </text:list-header>
          </text:list>
          <draw:enhanced-geometry svg:viewBox="0 0 21600 21600" draw:type="mso-spt202" draw:enhanced-path="M 0 0 L 21600 0 21600 21600 0 21600 0 0 Z N"/>
        </draw:custom-shape>
        <draw:custom-shape draw:style-name="gr96" draw:text-style-name="P5" draw:layer="layout" svg:width="2.83cm" svg:height="1.277cm" svg:x="19.05cm" svg:y="3.175cm">
          <text:list text:style-name="L36">
            <text:list-header>
              <text:p text:style-name="P12"><text:s text:c="11"/></text:p>
            </text:list-header>
          </text:list>
          <draw:enhanced-geometry svg:viewBox="0 0 21600 21600" draw:type="mso-spt202" draw:enhanced-path="M 0 0 L 21600 0 21600 21600 0 21600 0 0 Z N"/>
        </draw:custom-shape>
        <draw:custom-shape draw:style-name="gr11" draw:text-style-name="P5" draw:layer="layout" svg:width="2.329cm" svg:height="2.293cm" svg:x="15.028cm" svg:y="1.693cm">
          <text:list text:style-name="L24">
            <text:list-header>
              <text:p text:style-name="P12"><text:span text:style-name="T109"><text:s/></text:span><text:span text:style-name="T109">max</text:span> <text:s text:c="9"/></text:p>
            </text:list-header>
          </text:list>
          <draw:enhanced-geometry svg:viewBox="0 0 21600 21600" draw:type="mso-spt202" draw:enhanced-path="M 0 0 L 21600 0 21600 21600 0 21600 0 0 Z N"/>
        </draw:custom-shape>
        <draw:custom-shape draw:style-name="gr11" draw:text-style-name="P5" draw:layer="layout" svg:width="2.328cm" svg:height="2.293cm" svg:x="19.262cm" svg:y="1.693cm">
          <text:list text:style-name="L24">
            <text:list-header>
              <text:p text:style-name="P12"><text:span text:style-name="T109"><text:s/></text:span><text:span text:style-name="T109">min</text:span> <text:s text:c="9"/></text:p>
            </text:list-header>
          </text:list>
          <draw:enhanced-geometry svg:viewBox="0 0 21600 21600" draw:type="mso-spt202" draw:enhanced-path="M 0 0 L 21600 0 21600 21600 0 21600 0 0 Z N"/>
        </draw:custom-shape>
        <draw:custom-shape draw:style-name="gr11" draw:text-style-name="P5" draw:layer="layout" svg:width="2.329cm" svg:height="2.293cm" svg:x="16.933cm" svg:y="12.488cm">
          <text:list text:style-name="L24">
            <text:list-header>
              <text:p text:style-name="P12"><text:span text:style-name="T109"><text:s/></text:span><text:span text:style-name="T109">max</text:span> <text:s text:c="9"/></text:p>
            </text:list-header>
          </text:list>
          <draw:enhanced-geometry svg:viewBox="0 0 21600 21600" draw:type="mso-spt202" draw:enhanced-path="M 0 0 L 21600 0 21600 21600 0 21600 0 0 Z N"/>
        </draw:custom-shape>
        <draw:custom-shape draw:style-name="gr11" draw:text-style-name="P5" draw:layer="layout" svg:width="2.328cm" svg:height="2.293cm" svg:x="20.955cm" svg:y="12.488cm">
          <text:list text:style-name="L24">
            <text:list-header>
              <text:p text:style-name="P12"><text:span text:style-name="T109"><text:s/></text:span><text:span text:style-name="T109">min</text:span> <text:s text:c="9"/></text:p>
            </text:list-header>
          </text:list>
          <draw:enhanced-geometry svg:viewBox="0 0 21600 21600" draw:type="mso-spt202" draw:enhanced-path="M 0 0 L 21600 0 21600 21600 0 21600 0 0 Z N"/>
        </draw:custom-shape>
        <draw:custom-shape draw:style-name="gr96" draw:text-style-name="P5" draw:layer="layout" svg:width="2.83cm" svg:height="1.277cm" svg:x="16.933cm" svg:y="13.97cm">
          <text:list text:style-name="L36">
            <text:list-header>
              <text:p text:style-name="P12"><text:s text:c="11"/></text:p>
            </text:list-header>
          </text:list>
          <draw:enhanced-geometry svg:viewBox="0 0 21600 21600" draw:type="mso-spt202" draw:enhanced-path="M 0 0 L 21600 0 21600 21600 0 21600 0 0 Z N"/>
        </draw:custom-shape>
        <draw:custom-shape draw:style-name="gr96" draw:text-style-name="P5" draw:layer="layout" svg:width="2.83cm" svg:height="1.277cm" svg:x="20.743cm" svg:y="13.97cm">
          <text:list text:style-name="L36">
            <text:list-header>
              <text:p text:style-name="P12"><text:s text:c="11"/></text:p>
            </text:list-header>
          </text:list>
          <draw:enhanced-geometry svg:viewBox="0 0 21600 21600" draw:type="mso-spt202" draw:enhanced-path="M 0 0 L 21600 0 21600 21600 0 21600 0 0 Z N"/>
        </draw:custom-shape>
        <anim:par smil:dur="indefinite" smil:restart="never" presentation:node-type="timing-root">
          <anim:par smil:begin="id374.begin">
            <anim:transitionFilter smil:dur="1s" smil:type="slideWipe" smil:subtype="fromBottomRight" smil:direction="reverse"/>
          </anim:par>
        </anim:par>
        <presentation:notes draw:style-name="dp2">
          <draw:page-thumbnail draw:style-name="gr1" draw:layer="layout" svg:width="7.142cm" svg:height="9.524cm" svg:x="5.953cm" svg:y="1.93cm" draw:page-number="268" presentation:class="page"/>
          <draw:frame presentation:style-name="pr2" draw:layer="layout" svg:width="15.239cm" svg:height="11.43cm" svg:x="1.905cm" svg:y="12.065cm" presentation:class="notes" presentation:placeholder="true">
            <draw:text-box/>
          </draw:frame>
        </presentation:notes>
      </draw:page>
      <draw:page draw:name="page269" draw:style-name="dp3" draw:master-page-name="Default" presentation:presentation-page-layout-name="AL2T1" xml:id="id375" draw:id="id375">
        <draw:frame presentation:style-name="pr84" draw:text-style-name="P5" draw:layer="layout" svg:width="25.188cm" svg:height="18.627cm" svg:x="0.212cm" svg:y="0.422cm" presentation:class="outline" presentation:user-transformed="true">
          <draw:text-box>
            <text:list text:style-name="L9">
              <text:list-header>
                <text:p text:style-name="P26"><text:span text:style-name="T251">阅读程序，给出运行结果：</text:span></text:p>
              </text:list-header>
            </text:list>
            <text:list text:style-name="L26">
              <text:list-header>
                <text:p text:style-name="P26"><text:span text:style-name="T184">int <text:s/>a=4,b=5,c=6; <text:s/></text:span></text:p>
                <text:p text:style-name="P26"><text:span text:style-name="T184">int <text:s/>f(int <text:s/>a,int <text:s/>b)</text:span></text:p>
                <text:p text:style-name="P26"><text:span text:style-name="T184">{ <text:s/>a/=2; <text:s text:c="2"/>c+=b-a; </text:span></text:p>
                <text:p text:style-name="P26"><text:span text:style-name="T184"><text:s text:c="4"/></text:span><text:span text:style-name="T184">return(a+b+c);</text:span></text:p>
                <text:p text:style-name="P26"><text:span text:style-name="T184">}</text:span></text:p>
                <text:p text:style-name="P31"><text:span text:style-name="T184">main()</text:span></text:p>
                <text:p text:style-name="P26"><text:span text:style-name="T184">{ <text:s/>int <text:s/>a=2,d;</text:span></text:p>
                <text:p text:style-name="P31"><text:span text:style-name="T184"><text:s text:c="3"/></text:span><text:span text:style-name="T184">d=f(a+2,a+b); </text:span></text:p>
                <text:p text:style-name="P31"><text:span text:style-name="T184"><text:s text:c="3"/></text:span><text:span text:style-name="T184">printf(“\n %d,%d,%d,%d”, a,b,c,d);</text:span></text:p>
                <text:p text:style-name="P31"><text:span text:style-name="T184">}</text:span></text:p>
              </text:list-header>
            </text:list>
            <text:list text:style-name="L135">
              <text:list-header>
                <text:p text:style-name="P51"><text:span text:style-name="T184"/></text:p>
              </text:list-header>
            </text:list>
          </draw:text-box>
        </draw:frame>
        <draw:custom-shape draw:style-name="gr2" draw:text-style-name="P5" draw:layer="layout" svg:width="2.54cm" svg:height="1.27cm" svg:x="13.335cm" svg:y="4.445cm">
          <text:list text:style-name="L125">
            <text:list-header>
              <text:p text:style-name="P14"><text:span text:style-name="T416">4</text:span></text:p>
            </text:list-header>
          </text:list>
          <draw:enhanced-geometry svg:viewBox="0 0 21600 21600" draw:type="rectangle" draw:enhanced-path="M 0 0 L 21600 0 21600 21600 0 21600 0 0 Z N"/>
        </draw:custom-shape>
        <draw:custom-shape draw:style-name="gr2" draw:text-style-name="P5" draw:layer="layout" svg:width="2.54cm" svg:height="1.27cm" svg:x="16.722cm" svg:y="4.445cm">
          <text:list text:style-name="L125">
            <text:list-header>
              <text:p text:style-name="P14"><text:span text:style-name="T416">5</text:span></text:p>
            </text:list-header>
          </text:list>
          <draw:enhanced-geometry svg:viewBox="0 0 21600 21600" draw:type="rectangle" draw:enhanced-path="M 0 0 L 21600 0 21600 21600 0 21600 0 0 Z N"/>
        </draw:custom-shape>
        <draw:custom-shape draw:style-name="gr9" draw:text-style-name="P5" draw:layer="layout" svg:width="2.54cm" svg:height="1.27cm" svg:x="17.568cm" svg:y="7.408cm">
          <text:p/>
          <draw:enhanced-geometry svg:viewBox="0 0 21600 21600" draw:type="rectangle" draw:enhanced-path="M 0 0 L 21600 0 21600 21600 0 21600 0 0 Z N"/>
        </draw:custom-shape>
        <draw:custom-shape draw:style-name="gr9" draw:text-style-name="P5" draw:layer="layout" svg:width="2.54cm" svg:height="1.27cm" svg:x="14.182cm" svg:y="7.408cm">
          <text:p/>
          <draw:enhanced-geometry svg:viewBox="0 0 21600 21600" draw:type="rectangle" draw:enhanced-path="M 0 0 L 21600 0 21600 21600 0 21600 0 0 Z N"/>
        </draw:custom-shape>
        <draw:custom-shape draw:style-name="gr9" draw:text-style-name="P5" draw:layer="layout" svg:width="2.54cm" svg:height="1.27cm" svg:x="21.167cm" svg:y="11.43cm">
          <text:p/>
          <draw:enhanced-geometry svg:viewBox="0 0 21600 21600" draw:type="rectangle" draw:enhanced-path="M 0 0 L 21600 0 21600 21600 0 21600 0 0 Z N"/>
        </draw:custom-shape>
        <draw:custom-shape draw:style-name="gr2" draw:text-style-name="P5" draw:layer="layout" svg:width="2.54cm" svg:height="1.27cm" svg:x="16.51cm" svg:y="11.43cm">
          <text:list text:style-name="L125">
            <text:list-header>
              <text:p text:style-name="P14"><text:span text:style-name="T416">2</text:span></text:p>
            </text:list-header>
          </text:list>
          <draw:enhanced-geometry svg:viewBox="0 0 21600 21600" draw:type="rectangle" draw:enhanced-path="M 0 0 L 21600 0 21600 21600 0 21600 0 0 Z N"/>
        </draw:custom-shape>
        <draw:custom-shape draw:style-name="gr2" draw:text-style-name="P5" draw:layer="layout" svg:width="2.54cm" svg:height="1.27cm" svg:x="19.897cm" svg:y="4.445cm">
          <text:list text:style-name="L125">
            <text:list-header>
              <text:p text:style-name="P14"><text:span text:style-name="T416">6</text:span></text:p>
            </text:list-header>
          </text:list>
          <draw:enhanced-geometry svg:viewBox="0 0 21600 21600" draw:type="rectangle" draw:enhanced-path="M 0 0 L 21600 0 21600 21600 0 21600 0 0 Z N"/>
        </draw:custom-shape>
        <draw:custom-shape draw:style-name="gr12" draw:text-style-name="P5" draw:layer="layout" svg:width="0.879cm" svg:height="1.277cm" svg:x="14.182cm" svg:y="3.175cm">
          <text:list text:style-name="L12">
            <text:list-header>
              <text:p text:style-name="P12"><text:span text:style-name="T115">a</text:span></text:p>
            </text:list-header>
          </text:list>
          <draw:enhanced-geometry svg:viewBox="0 0 21600 21600" draw:type="mso-spt202" draw:enhanced-path="M 0 0 L 21600 0 21600 21600 0 21600 0 0 Z N"/>
        </draw:custom-shape>
        <draw:custom-shape draw:style-name="gr12" draw:text-style-name="P5" draw:layer="layout" svg:width="0.925cm" svg:height="1.277cm" svg:x="17.357cm" svg:y="3.387cm">
          <text:list text:style-name="L12">
            <text:list-header>
              <text:p text:style-name="P12"><text:span text:style-name="T115">b</text:span></text:p>
            </text:list-header>
          </text:list>
          <draw:enhanced-geometry svg:viewBox="0 0 21600 21600" draw:type="mso-spt202" draw:enhanced-path="M 0 0 L 21600 0 21600 21600 0 21600 0 0 Z N"/>
        </draw:custom-shape>
        <draw:custom-shape draw:style-name="gr12" draw:text-style-name="P5" draw:layer="layout" svg:width="0.879cm" svg:height="1.277cm" svg:x="20.492cm" svg:y="3.175cm">
          <text:list text:style-name="L12">
            <text:list-header>
              <text:p text:style-name="P12"><text:span text:style-name="T115">c</text:span></text:p>
            </text:list-header>
          </text:list>
          <draw:enhanced-geometry svg:viewBox="0 0 21600 21600" draw:type="mso-spt202" draw:enhanced-path="M 0 0 L 21600 0 21600 21600 0 21600 0 0 Z N"/>
        </draw:custom-shape>
        <draw:custom-shape draw:style-name="gr12" draw:text-style-name="P5" draw:layer="layout" svg:width="0.879cm" svg:height="1.277cm" svg:x="14.605cm" svg:y="6.35cm">
          <text:list text:style-name="L12">
            <text:list-header>
              <text:p text:style-name="P12"><text:span text:style-name="T115">a</text:span></text:p>
            </text:list-header>
          </text:list>
          <draw:enhanced-geometry svg:viewBox="0 0 21600 21600" draw:type="mso-spt202" draw:enhanced-path="M 0 0 L 21600 0 21600 21600 0 21600 0 0 Z N"/>
        </draw:custom-shape>
        <draw:custom-shape draw:style-name="gr12" draw:text-style-name="P5" draw:layer="layout" svg:width="0.925cm" svg:height="1.277cm" svg:x="18.375cm" svg:y="6.35cm">
          <text:list text:style-name="L12">
            <text:list-header>
              <text:p text:style-name="P12"><text:span text:style-name="T115">b</text:span></text:p>
            </text:list-header>
          </text:list>
          <draw:enhanced-geometry svg:viewBox="0 0 21600 21600" draw:type="mso-spt202" draw:enhanced-path="M 0 0 L 21600 0 21600 21600 0 21600 0 0 Z N"/>
        </draw:custom-shape>
        <draw:custom-shape draw:style-name="gr12" draw:text-style-name="P5" draw:layer="layout" svg:width="0.879cm" svg:height="1.277cm" svg:x="17.317cm" svg:y="10.372cm">
          <text:list text:style-name="L12">
            <text:list-header>
              <text:p text:style-name="P12"><text:span text:style-name="T115">a</text:span></text:p>
            </text:list-header>
          </text:list>
          <draw:enhanced-geometry svg:viewBox="0 0 21600 21600" draw:type="mso-spt202" draw:enhanced-path="M 0 0 L 21600 0 21600 21600 0 21600 0 0 Z N"/>
        </draw:custom-shape>
        <draw:custom-shape draw:style-name="gr12" draw:text-style-name="P5" draw:layer="layout" svg:width="0.925cm" svg:height="1.277cm" svg:x="21.974cm" svg:y="10.372cm">
          <text:list text:style-name="L12">
            <text:list-header>
              <text:p text:style-name="P12"><text:span text:style-name="T115">d</text:span></text:p>
            </text:list-header>
          </text:list>
          <draw:enhanced-geometry svg:viewBox="0 0 21600 21600" draw:type="mso-spt202" draw:enhanced-path="M 0 0 L 21600 0 21600 21600 0 21600 0 0 Z N"/>
        </draw:custom-shape>
        <draw:custom-shape draw:style-name="gr12" draw:text-style-name="P5" xml:id="id376" draw:id="id376" draw:layer="layout" svg:width="0.925cm" svg:height="1.277cm" svg:x="14.989cm" svg:y="7.408cm">
          <text:list text:style-name="L12">
            <text:list-header>
              <text:p text:style-name="P12"><text:span text:style-name="T115">4</text:span></text:p>
            </text:list-header>
          </text:list>
          <draw:enhanced-geometry svg:viewBox="0 0 21600 21600" draw:type="mso-spt202" draw:enhanced-path="M 0 0 L 21600 0 21600 21600 0 21600 0 0 Z N"/>
        </draw:custom-shape>
        <draw:custom-shape draw:style-name="gr12" draw:text-style-name="P5" xml:id="id377" draw:id="id377" draw:layer="layout" svg:width="0.925cm" svg:height="1.277cm" svg:x="18.375cm" svg:y="7.408cm">
          <text:list text:style-name="L12">
            <text:list-header>
              <text:p text:style-name="P12"><text:span text:style-name="T115">7</text:span></text:p>
            </text:list-header>
          </text:list>
          <draw:enhanced-geometry svg:viewBox="0 0 21600 21600" draw:type="mso-spt202" draw:enhanced-path="M 0 0 L 21600 0 21600 21600 0 21600 0 0 Z N"/>
        </draw:custom-shape>
        <draw:custom-shape draw:style-name="gr55" draw:text-style-name="P5" xml:id="id378" draw:id="id378" draw:layer="layout" svg:width="0.925cm" svg:height="1.277cm" svg:x="15.099cm" svg:y="7.325cm">
          <text:list text:style-name="L12">
            <text:list-header>
              <text:p text:style-name="P12"><text:span text:style-name="T115">2</text:span></text:p>
            </text:list-header>
          </text:list>
          <draw:enhanced-geometry svg:viewBox="0 0 21600 21600" draw:type="mso-spt202" draw:enhanced-path="M 0 0 L 21600 0 21600 21600 0 21600 0 0 Z N"/>
        </draw:custom-shape>
        <draw:custom-shape draw:style-name="gr55" draw:text-style-name="P5" xml:id="id379" draw:id="id379" draw:layer="layout" svg:width="1.315cm" svg:height="1.277cm" svg:x="20.743cm" svg:y="4.445cm">
          <text:list text:style-name="L12">
            <text:list-header>
              <text:p text:style-name="P12"><text:span text:style-name="T115">11</text:span></text:p>
            </text:list-header>
          </text:list>
          <draw:enhanced-geometry svg:viewBox="0 0 21600 21600" draw:type="mso-spt202" draw:enhanced-path="M 0 0 L 21600 0 21600 21600 0 21600 0 0 Z N"/>
        </draw:custom-shape>
        <draw:custom-shape draw:style-name="gr12" draw:text-style-name="P5" xml:id="id380" draw:id="id380" draw:layer="layout" svg:width="1.349cm" svg:height="1.277cm" svg:x="21.903cm" svg:y="11.527cm">
          <text:list text:style-name="L12">
            <text:list-header>
              <text:p text:style-name="P12"><text:span text:style-name="T115">20</text:span></text:p>
            </text:list-header>
          </text:list>
          <draw:enhanced-geometry svg:viewBox="0 0 21600 21600" draw:type="mso-spt202" draw:enhanced-path="M 0 0 L 21600 0 21600 21600 0 21600 0 0 Z N"/>
        </draw:custom-shape>
        <anim:par smil:dur="indefinite" smil:restart="never" presentation:node-type="timing-root">
          <anim:par smil:begin="id375.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376" smil:attributeName="visibility" smil:to="visible"/>
                  <anim:transitionFilter smil:dur="0.5s" smil:targetElement="id376"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377" smil:attributeName="visibility" smil:to="visible"/>
                  <anim:transitionFilter smil:dur="0.5s" smil:targetElement="id377"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378" smil:attributeName="visibility" smil:to="visible"/>
                  <anim:transitionFilter smil:dur="0.5s" smil:targetElement="id378"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379" smil:attributeName="visibility" smil:to="visible"/>
                  <anim:transitionFilter smil:dur="0.5s" smil:targetElement="id379"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380" smil:attributeName="visibility" smil:to="visible"/>
                  <anim:transitionFilter smil:dur="0.5s" smil:targetElement="id380" smil:type="slideWipe" smil:subtype="fromBottom"/>
                </anim:par>
              </anim:par>
            </anim:par>
          </anim:seq>
        </anim:par>
        <presentation:notes draw:style-name="dp2">
          <draw:page-thumbnail draw:style-name="gr1" draw:layer="layout" svg:width="7.142cm" svg:height="9.524cm" svg:x="5.953cm" svg:y="1.93cm" draw:page-number="269" presentation:class="page"/>
          <draw:frame presentation:style-name="pr2" draw:layer="layout" svg:width="15.239cm" svg:height="11.43cm" svg:x="1.905cm" svg:y="12.065cm" presentation:class="notes" presentation:placeholder="true">
            <draw:text-box/>
          </draw:frame>
        </presentation:notes>
      </draw:page>
      <draw:page draw:name="page270" draw:style-name="dp3" draw:master-page-name="Default" presentation:presentation-page-layout-name="AL2T1" xml:id="id381" draw:id="id381">
        <draw:frame presentation:style-name="pr3" draw:text-style-name="P5" draw:layer="layout" svg:width="21.59cm" svg:height="3.175cm" svg:x="1.905cm" svg:y="1.692cm" presentation:class="title" presentation:user-transformed="true">
          <draw:text-box>
            <text:list text:style-name="L10">
              <text:list-header>
                <text:p text:style-name="P12"><text:s text:c="2"/></text:p>
              </text:list-header>
            </text:list>
          </draw:text-box>
        </draw:frame>
        <draw:frame presentation:style-name="pr88" draw:text-style-name="P5" draw:layer="layout" svg:width="24.765cm" svg:height="18.204cm" svg:x="0.422cm" svg:y="0.423cm" presentation:class="outline" presentation:user-transformed="true">
          <draw:text-box>
            <text:list text:style-name="L14">
              <text:list-header>
                <text:p text:style-name="P16"><text:span text:style-name="T68"><text:s text:c="3"/></text:span><text:span text:style-name="T68">8</text:span><text:span text:style-name="T68">．</text:span><text:span text:style-name="T68">7 </text:span><text:span text:style-name="T68">变量存储类别</text:span></text:p>
              </text:list-header>
            </text:list>
            <text:list text:style-name="L15">
              <text:list-header>
                <text:p text:style-name="P16"><text:span text:style-name="T61"><text:s text:c="3"/></text:span><text:span text:style-name="T68">1</text:span><text:span text:style-name="T68">、动态存储方式和静态存储方式</text:span></text:p>
                <text:p text:style-name="P16"><text:span text:style-name="T61"><text:s text:c="16"/></text:span></text:p>
                <text:p text:style-name="P16"><text:span text:style-name="T61"><text:s text:c="29"/></text:span></text:p>
                <text:p text:style-name="P16"><text:span text:style-name="T61"/></text:p>
                <text:p text:style-name="P16"><text:span text:style-name="T61"><text:s text:c="16"/></text:span></text:p>
                <text:p text:style-name="P16"><text:span text:style-name="T61"><text:s text:c="27"/></text:span></text:p>
              </text:list-header>
            </text:list>
            <text:list text:style-name="L136">
              <text:list-header>
                <text:p text:style-name="P16"><text:span text:style-name="T417">静态存储方式</text:span><text:span text:style-name="T61">：在程序运行期间分配固定存储单元的方式。</text:span></text:p>
                <text:p text:style-name="P16"><text:span text:style-name="T417">动态存储方式</text:span><text:span text:style-name="T61">：在程序运行期间根据需要动态分配存储单元的方式。</text:span></text:p>
              </text:list-header>
            </text:list>
          </draw:text-box>
        </draw:frame>
        <draw:custom-shape draw:style-name="gr5" draw:text-style-name="P5" draw:layer="layout" svg:width="0.212cm" svg:height="2.117cm" svg:x="5.08cm" svg:y="4.4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5" draw:layer="layout" svg:width="2.949cm" svg:height="1.615cm" svg:x="1.905cm" svg:y="4.657cm">
          <text:list text:style-name="L33">
            <text:list-header>
              <text:p text:style-name="P6"><text:span text:style-name="T155">变量</text:span></text:p>
            </text:list-header>
          </text:list>
          <draw:enhanced-geometry svg:viewBox="0 0 21600 21600" draw:type="mso-spt202" draw:enhanced-path="M 0 0 L 21600 0 21600 21600 0 21600 0 0 Z N"/>
        </draw:custom-shape>
        <draw:custom-shape draw:style-name="gr12" draw:text-style-name="P5" draw:layer="layout" svg:width="2.949cm" svg:height="1.615cm" svg:x="1.905cm" svg:y="8.255cm">
          <text:list text:style-name="L33">
            <text:list-header>
              <text:p text:style-name="P6"><text:span text:style-name="T155">变量</text:span></text:p>
            </text:list-header>
          </text:list>
          <draw:enhanced-geometry svg:viewBox="0 0 21600 21600" draw:type="mso-spt202" draw:enhanced-path="M 0 0 L 21600 0 21600 21600 0 21600 0 0 Z N"/>
        </draw:custom-shape>
        <draw:custom-shape draw:style-name="gr12" draw:text-style-name="P5" draw:layer="layout" svg:width="5.396cm" svg:height="1.615cm" svg:x="5.521cm" svg:y="3.81cm">
          <text:list text:style-name="L33">
            <text:list-header>
              <text:p text:style-name="P6"><text:span text:style-name="T155">局部变量</text:span></text:p>
            </text:list-header>
          </text:list>
          <draw:enhanced-geometry svg:viewBox="0 0 21600 21600" draw:type="mso-spt202" draw:enhanced-path="M 0 0 L 21600 0 21600 21600 0 21600 0 0 Z N"/>
        </draw:custom-shape>
        <draw:custom-shape draw:style-name="gr12" draw:text-style-name="P5" draw:layer="layout" svg:width="10.289cm" svg:height="1.615cm" svg:x="5.503cm" svg:y="7.197cm">
          <text:list text:style-name="L33">
            <text:list-header>
              <text:p text:style-name="P6"><text:span text:style-name="T155">动态存储方式变量</text:span></text:p>
            </text:list-header>
          </text:list>
          <draw:enhanced-geometry svg:viewBox="0 0 21600 21600" draw:type="mso-spt202" draw:enhanced-path="M 0 0 L 21600 0 21600 21600 0 21600 0 0 Z N"/>
        </draw:custom-shape>
        <draw:custom-shape draw:style-name="gr12" draw:text-style-name="P5" draw:layer="layout" svg:width="5.396cm" svg:height="1.615cm" svg:x="5.503cm" svg:y="5.292cm">
          <text:list text:style-name="L33">
            <text:list-header>
              <text:p text:style-name="P6"><text:span text:style-name="T155">全局变量</text:span></text:p>
            </text:list-header>
          </text:list>
          <draw:enhanced-geometry svg:viewBox="0 0 21600 21600" draw:type="mso-spt202" draw:enhanced-path="M 0 0 L 21600 0 21600 21600 0 21600 0 0 Z N"/>
        </draw:custom-shape>
        <draw:custom-shape draw:style-name="gr12" draw:text-style-name="P5" draw:layer="layout" svg:width="10.289cm" svg:height="1.615cm" svg:x="5.503cm" svg:y="9.102cm">
          <text:list text:style-name="L33">
            <text:list-header>
              <text:p text:style-name="P6"><text:span text:style-name="T155">静态存储方式变量</text:span></text:p>
            </text:list-header>
          </text:list>
          <draw:enhanced-geometry svg:viewBox="0 0 21600 21600" draw:type="mso-spt202" draw:enhanced-path="M 0 0 L 21600 0 21600 21600 0 21600 0 0 Z N"/>
        </draw:custom-shape>
        <draw:custom-shape draw:style-name="gr5" draw:text-style-name="P5" draw:layer="layout" svg:width="0.211cm" svg:height="2.329cm" svg:x="5.292cm" svg:y="8.04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5" draw:layer="layout" svg:width="5.396cm" svg:height="1.615cm" svg:x="16.722cm" svg:y="4.445cm">
          <text:list text:style-name="L94">
            <text:list-header>
              <text:p text:style-name="P6"><text:span text:style-name="T266">空间角度</text:span></text:p>
            </text:list-header>
          </text:list>
          <draw:enhanced-geometry svg:viewBox="0 0 21600 21600" draw:type="mso-spt202" draw:enhanced-path="M 0 0 L 21600 0 21600 21600 0 21600 0 0 Z N"/>
        </draw:custom-shape>
        <draw:custom-shape draw:style-name="gr12" draw:text-style-name="P5" draw:layer="layout" svg:width="6.619cm" svg:height="1.615cm" svg:x="16.722cm" svg:y="8.255cm">
          <text:list text:style-name="L94">
            <text:list-header>
              <text:p text:style-name="P6"><text:span text:style-name="T266">生存期角度</text:span></text:p>
            </text:list-header>
          </text:list>
          <draw:enhanced-geometry svg:viewBox="0 0 21600 21600" draw:type="mso-spt202" draw:enhanced-path="M 0 0 L 21600 0 21600 21600 0 21600 0 0 Z N"/>
        </draw:custom-shape>
        <anim:par smil:dur="indefinite" smil:restart="never" presentation:node-type="timing-root">
          <anim:par smil:begin="id381.begin">
            <anim:transitionFilter smil:dur="1s" smil:type="slideWipe" smil:subtype="fromBottomRight" smil:direction="reverse"/>
          </anim:par>
        </anim:par>
        <presentation:notes draw:style-name="dp2">
          <draw:page-thumbnail draw:style-name="gr1" draw:layer="layout" svg:width="7.142cm" svg:height="9.524cm" svg:x="5.953cm" svg:y="1.93cm" draw:page-number="270" presentation:class="page"/>
          <draw:frame presentation:style-name="pr2" draw:layer="layout" svg:width="15.239cm" svg:height="11.43cm" svg:x="1.905cm" svg:y="12.065cm" presentation:class="notes" presentation:placeholder="true">
            <draw:text-box/>
          </draw:frame>
        </presentation:notes>
      </draw:page>
      <draw:page draw:name="page271" draw:style-name="dp3" draw:master-page-name="Default" presentation:presentation-page-layout-name="AL2T1" xml:id="id382" draw:id="id382">
        <draw:frame presentation:style-name="pr82" draw:text-style-name="P5" draw:layer="layout" svg:width="24.765cm" svg:height="18.415cm" svg:x="0.422cm" svg:y="0.422cm" presentation:class="outline" presentation:user-transformed="true">
          <draw:text-box>
            <text:list text:style-name="L20">
              <text:list-header>
                <text:p text:style-name="P16"><text:span text:style-name="T47"/></text:p>
                <text:p text:style-name="P16"><text:span text:style-name="T47"/></text:p>
                <text:p text:style-name="P16"><text:span text:style-name="T47"/></text:p>
                <text:p text:style-name="P16"><text:span text:style-name="T47"/></text:p>
                <text:p text:style-name="P16"><text:span text:style-name="T47"/></text:p>
                <text:p text:style-name="P16"><text:span text:style-name="T47"/></text:p>
              </text:list-header>
            </text:list>
            <text:list text:style-name="L9">
              <text:list-header>
                <text:p text:style-name="P31"><text:span text:style-name="T8"/></text:p>
                <text:p text:style-name="P31"><text:span text:style-name="T8"><text:s text:c="2"/></text:span><text:span text:style-name="T61">存放在</text:span><text:span text:style-name="T68">静态存储区</text:span><text:span text:style-name="T61">的变量：</text:span><text:span text:style-name="T68">静态存储方式</text:span><text:span text:style-name="T61">。</text:span></text:p>
              </text:list-header>
            </text:list>
            <text:list text:style-name="L15">
              <text:list-header>
                <text:p text:style-name="P16"><text:span text:style-name="T61"><text:s/></text:span><text:span text:style-name="T61">存放在</text:span><text:span text:style-name="T68">动态存储区</text:span><text:span text:style-name="T61">的变量：</text:span><text:span text:style-name="T68">动态存储方式</text:span><text:span text:style-name="T61">。</text:span><text:span text:style-name="T47"> </text:span></text:p>
              </text:list-header>
            </text:list>
            <text:list text:style-name="L10">
              <text:list-header>
                <text:p text:style-name="P26"><text:span text:style-name="T54"><text:s/></text:span></text:p>
              </text:list-header>
            </text:list>
          </draw:text-box>
        </draw:frame>
        <draw:custom-shape draw:style-name="gr2" draw:text-style-name="P5" draw:layer="layout" svg:width="4.868cm" svg:height="2.328cm" svg:x="4.022cm" svg:y="3.175cm">
          <text:list text:style-name="L33">
            <text:list-header>
              <text:p text:style-name="P24"><text:span text:style-name="T61">程序区</text:span><text:span text:style-name="T54"> </text:span></text:p>
            </text:list-header>
          </text:list>
          <draw:enhanced-geometry svg:viewBox="0 0 21600 21600" draw:type="rectangle" draw:enhanced-path="M 0 0 L 21600 0 21600 21600 0 21600 0 0 Z N"/>
        </draw:custom-shape>
        <draw:custom-shape draw:style-name="gr2" draw:text-style-name="P5" draw:layer="layout" svg:width="4.868cm" svg:height="2.329cm" svg:x="4.022cm" svg:y="5.503cm">
          <text:list text:style-name="L33">
            <text:list-header>
              <text:p text:style-name="P24"><text:span text:style-name="T61">静态存储区</text:span><text:span text:style-name="T54"> </text:span></text:p>
            </text:list-header>
          </text:list>
          <draw:enhanced-geometry svg:viewBox="0 0 21600 21600" draw:type="rectangle" draw:enhanced-path="M 0 0 L 21600 0 21600 21600 0 21600 0 0 Z N"/>
        </draw:custom-shape>
        <draw:custom-shape draw:style-name="gr2" draw:text-style-name="P5" draw:layer="layout" svg:width="4.868cm" svg:height="2.328cm" svg:x="4.022cm" svg:y="7.832cm">
          <text:list text:style-name="L33">
            <text:list-header>
              <text:p text:style-name="P24"><text:span text:style-name="T38">动态存储区</text:span><text:span text:style-name="T54"> </text:span></text:p>
            </text:list-header>
          </text:list>
          <draw:enhanced-geometry svg:viewBox="0 0 21600 21600" draw:type="rectangle" draw:enhanced-path="M 0 0 L 21600 0 21600 21600 0 21600 0 0 Z N"/>
        </draw:custom-shape>
        <draw:custom-shape draw:style-name="gr4" draw:text-style-name="P5" draw:layer="layout" svg:width="12.912cm" svg:height="2.54cm" svg:x="9.525cm" svg:y="5.503cm">
          <text:list text:style-name="L137">
            <text:list-header>
              <text:p text:style-name="P14"><text:span text:style-name="T418">程序开始运行时分配空间，运行结束时释放</text:span></text:p>
              <text:p text:style-name="P14"><text:span text:style-name="T418">主要存放全局变量和静态局部变量</text:span></text:p>
            </text:list-header>
          </text:list>
          <draw:enhanced-geometry svg:viewBox="0 0 21600 21600" draw:type="rectangle" draw:enhanced-path="M 0 0 L 21600 0 21600 21600 0 21600 0 0 Z N"/>
        </draw:custom-shape>
        <draw:custom-shape draw:style-name="gr4" draw:text-style-name="P5" draw:layer="layout" svg:width="10.371cm" svg:height="2.54cm" svg:x="9.737cm" svg:y="7.832cm">
          <text:list text:style-name="L137">
            <text:list-header>
              <text:p text:style-name="P14"><text:span text:style-name="T418">根据需要动态分配，动态释放的区域</text:span></text:p>
            </text:list-header>
          </text:list>
          <text:list text:style-name="L138">
            <text:list-header>
              <text:p text:style-name="P24"><text:span text:style-name="T419">主要存放动态局部变量和现场保护等</text:span><text:span text:style-name="T54"> </text:span></text:p>
            </text:list-header>
          </text:list>
          <draw:enhanced-geometry svg:viewBox="0 0 21600 21600" draw:type="rectangle" draw:enhanced-path="M 0 0 L 21600 0 21600 21600 0 21600 0 0 Z N"/>
        </draw:custom-shape>
        <draw:custom-shape draw:style-name="gr12" draw:text-style-name="P5" draw:layer="layout" svg:width="4.172cm" svg:height="1.615cm" svg:x="4.233cm" svg:y="1.27cm">
          <text:list text:style-name="L39">
            <text:list-header>
              <text:p text:style-name="P6"><text:span text:style-name="T150">用户区</text:span></text:p>
            </text:list-header>
          </text:list>
          <draw:enhanced-geometry svg:viewBox="0 0 21600 21600" draw:type="mso-spt202" draw:enhanced-path="M 0 0 L 21600 0 21600 21600 0 21600 0 0 Z N"/>
        </draw:custom-shape>
        <anim:par smil:dur="indefinite" smil:restart="never" presentation:node-type="timing-root">
          <anim:par smil:begin="id382.begin">
            <anim:transitionFilter smil:dur="1s" smil:type="slideWipe" smil:subtype="fromBottomRight" smil:direction="reverse"/>
          </anim:par>
        </anim:par>
        <presentation:notes draw:style-name="dp2">
          <draw:page-thumbnail draw:style-name="gr1" draw:layer="layout" svg:width="7.142cm" svg:height="9.524cm" svg:x="5.953cm" svg:y="1.93cm" draw:page-number="271" presentation:class="page"/>
          <draw:frame presentation:style-name="pr2" draw:layer="layout" svg:width="15.239cm" svg:height="11.43cm" svg:x="1.905cm" svg:y="12.065cm" presentation:class="notes" presentation:placeholder="true">
            <draw:text-box/>
          </draw:frame>
        </presentation:notes>
      </draw:page>
      <draw:page draw:name="page272" draw:style-name="dp3" draw:master-page-name="Default" presentation:presentation-page-layout-name="AL2T1" xml:id="id383" draw:id="id383">
        <draw:frame presentation:style-name="pr82" draw:text-style-name="P5" draw:layer="layout" svg:width="24.765cm" svg:height="18.415cm" svg:x="0.422cm" svg:y="0.422cm" presentation:class="outline" presentation:user-transformed="true">
          <draw:text-box>
            <text:list text:style-name="L9">
              <text:list-header>
                <text:p text:style-name="P20"><text:span text:style-name="T16"><text:s text:c="3"/></text:span><text:span text:style-name="T68">2</text:span><text:span text:style-name="T68">、局部变量的存储方式</text:span></text:p>
                <text:p text:style-name="P23"><text:span text:style-name="T8"><text:s text:c="3"/></text:span><text:span text:style-name="T61">每个局部变量在定义时可以指定其存储方式，即对每个局部变量的定义除定义其数据类型外，还应定义其存储方式。定义存储方式用</text:span><text:span text:style-name="T61">auto</text:span><text:span text:style-name="T61">（自动的）</text:span><text:span text:style-name="T61">static</text:span><text:span text:style-name="T61">（静态的）。如：</text:span><text:span text:style-name="T54"> </text:span></text:p>
                <text:p text:style-name="P23"><text:span text:style-name="T8"><text:s/></text:span></text:p>
                <text:p text:style-name="P23"><text:span text:style-name="T8"><text:s text:c="4"/></text:span><text:span text:style-name="T64">int f1() <text:s text:c="24"/>int f2()</text:span></text:p>
              </text:list-header>
            </text:list>
            <text:list text:style-name="L26">
              <text:list-header>
                <text:p text:style-name="P23"><text:span text:style-name="T64"><text:s text:c="2"/></text:span><text:span text:style-name="T64">{ <text:s/></text:span><text:span text:style-name="T8">auto <text:s/></text:span><text:span text:style-name="T64">int <text:s/>a=1; <text:s text:c="11"/>{</text:span><text:span text:style-name="T8">static</text:span><text:span text:style-name="T64"> <text:s/>int <text:s/>b=1; </text:span></text:p>
                <text:p text:style-name="P23"><text:span text:style-name="T64"><text:s text:c="9"/>┊ <text:s text:c="32"/>┊ </text:span></text:p>
                <text:p text:style-name="P23"><text:span text:style-name="T64"><text:s text:c="2"/></text:span><text:span text:style-name="T64">} <text:s text:c="36"/>} </text:span></text:p>
                <text:p text:style-name="P23"><text:span text:style-name="T64"><text:s text:c="5"/></text:span><text:span text:style-name="T64">缺省时为</text:span><text:span text:style-name="T64">auto</text:span><text:span text:style-name="T54"> </text:span></text:p>
              </text:list-header>
            </text:list>
            <text:list text:style-name="L10">
              <text:list-header>
                <text:p text:style-name="P23"><text:span text:style-name="T54"><text:s text:c="2"/></text:span></text:p>
              </text:list-header>
            </text:list>
          </draw:text-box>
        </draw:frame>
        <anim:par smil:dur="indefinite" smil:restart="never" presentation:node-type="timing-root">
          <anim:par smil:begin="id383.begin">
            <anim:transitionFilter smil:dur="1s" smil:type="slideWipe" smil:subtype="fromBottomRight" smil:direction="reverse"/>
          </anim:par>
        </anim:par>
        <presentation:notes draw:style-name="dp2">
          <draw:page-thumbnail draw:style-name="gr1" draw:layer="layout" svg:width="7.142cm" svg:height="9.524cm" svg:x="5.953cm" svg:y="1.93cm" draw:page-number="272" presentation:class="page"/>
          <draw:frame presentation:style-name="pr2" draw:layer="layout" svg:width="15.239cm" svg:height="11.43cm" svg:x="1.905cm" svg:y="12.065cm" presentation:class="notes" presentation:placeholder="true">
            <draw:text-box/>
          </draw:frame>
        </presentation:notes>
      </draw:page>
      <draw:page draw:name="page273" draw:style-name="dp3" draw:master-page-name="Default" presentation:presentation-page-layout-name="AL2T1" xml:id="id384" draw:id="id384">
        <draw:frame presentation:style-name="pr90" draw:text-style-name="P5" draw:layer="layout" svg:width="24.765cm" svg:height="17.992cm" svg:x="0.422cm" svg:y="0.423cm" presentation:class="outline" presentation:user-transformed="true">
          <draw:text-box>
            <text:list text:style-name="L10">
              <text:list-header>
                <text:p text:style-name="P62"><text:span text:style-name="T54"><text:s text:c="9"/></text:span><text:span text:style-name="T68">动态局部变量</text:span><text:span text:style-name="T61">在函数调用时分配、赋初值，调用结束时释放。</text:span></text:p>
              </text:list-header>
            </text:list>
            <text:list text:style-name="L15">
              <text:list-header>
                <text:p text:style-name="P62"><text:span text:style-name="T61"><text:s text:c="5"/></text:span><text:span text:style-name="T68">静态局部变量</text:span><text:span text:style-name="T61">在第一次调用时分配、赋初值，调用结束时不释放，其单元及其值仍保留，下次调用时不重新分配，不重新赋初值。</text:span></text:p>
                <text:p text:style-name="P188"><text:span text:style-name="T61"><text:s text:c="5"/></text:span><text:span text:style-name="T61">在实际应用中，如果希望在函数调用结束后仍保留某个局部变量的值给下次调用时使用，则可定义该变量为静态的。 </text:span></text:p>
              </text:list-header>
            </text:list>
          </draw:text-box>
        </draw:frame>
        <anim:par smil:dur="indefinite" smil:restart="never" presentation:node-type="timing-root">
          <anim:par smil:begin="id384.begin">
            <anim:transitionFilter smil:dur="1s" smil:type="slideWipe" smil:subtype="fromBottomRight" smil:direction="reverse"/>
          </anim:par>
        </anim:par>
        <presentation:notes draw:style-name="dp2">
          <draw:page-thumbnail draw:style-name="gr1" draw:layer="layout" svg:width="7.142cm" svg:height="9.524cm" svg:x="5.953cm" svg:y="1.93cm" draw:page-number="273" presentation:class="page"/>
          <draw:frame presentation:style-name="pr2" draw:layer="layout" svg:width="15.239cm" svg:height="11.43cm" svg:x="1.905cm" svg:y="12.065cm" presentation:class="notes" presentation:placeholder="true">
            <draw:text-box/>
          </draw:frame>
        </presentation:notes>
      </draw:page>
      <draw:page draw:name="page274" draw:style-name="dp3" draw:master-page-name="Default" presentation:presentation-page-layout-name="AL2T1" xml:id="id385" draw:id="id385">
        <draw:frame presentation:style-name="pr91" draw:text-style-name="P5" draw:layer="layout" svg:width="24.765cm" svg:height="17.78cm" svg:x="0.422cm" svg:y="0.635cm" presentation:class="outline" presentation:user-transformed="true">
          <draw:text-box>
            <text:list text:style-name="L9">
              <text:list-header>
                <text:p text:style-name="P26"><text:span text:style-name="T251">例：编写一个函数计算：</text:span></text:p>
              </text:list-header>
            </text:list>
            <text:list text:style-name="L10">
              <text:list-header>
                <text:p text:style-name="P26"><text:span text:style-name="T54"><text:s/></text:span></text:p>
              </text:list-header>
            </text:list>
          </draw:text-box>
        </draw:frame>
        <draw:custom-shape draw:style-name="gr12" draw:text-style-name="P5" draw:layer="layout" svg:width="1.865cm" svg:height="1.615cm" svg:x="3.44cm" svg:y="6.434cm">
          <text:list text:style-name="L33">
            <text:list-header>
              <text:p text:style-name="P6"><text:span text:style-name="T280">y=</text:span></text:p>
            </text:list-header>
          </text:list>
          <draw:enhanced-geometry svg:viewBox="0 0 21600 21600" draw:type="mso-spt202" draw:enhanced-path="M 0 0 L 21600 0 21600 21600 0 21600 0 0 Z N"/>
        </draw:custom-shape>
        <draw:custom-shape draw:style-name="gr11" draw:text-style-name="P5" draw:layer="layout" svg:width="11.43cm" svg:height="2.969cm" svg:x="7.832cm" svg:y="3.81cm">
          <text:list text:style-name="L33">
            <text:list-header>
              <text:p text:style-name="P6"><text:span text:style-name="T155">2x-1 <text:s text:c="2"/></text:span><text:span text:style-name="T154">第一次计算</text:span><text:span text:style-name="T155"> </text:span></text:p>
            </text:list-header>
          </text:list>
          <draw:enhanced-geometry svg:viewBox="0 0 21600 21600" draw:type="mso-spt202" draw:enhanced-path="M 0 0 L 21600 0 21600 21600 0 21600 0 0 Z N"/>
        </draw:custom-shape>
        <draw:custom-shape draw:style-name="gr11" draw:text-style-name="P5" draw:layer="layout" svg:width="11.43cm" svg:height="2.969cm" svg:x="7.832cm" svg:y="6.562cm">
          <text:list text:style-name="L33">
            <text:list-header>
              <text:p text:style-name="P6"><text:span text:style-name="T155">3x+1 <text:s text:c="2"/></text:span><text:span text:style-name="T154">第二次计算</text:span><text:span text:style-name="T155"> </text:span></text:p>
            </text:list-header>
          </text:list>
          <draw:enhanced-geometry svg:viewBox="0 0 21600 21600" draw:type="mso-spt202" draw:enhanced-path="M 0 0 L 21600 0 21600 21600 0 21600 0 0 Z N"/>
        </draw:custom-shape>
        <draw:custom-shape draw:style-name="gr11" draw:text-style-name="P5" draw:layer="layout" svg:width="11.43cm" svg:height="1.615cm" svg:x="7.832cm" svg:y="9.313cm">
          <text:list text:style-name="L33">
            <text:list-header>
              <text:p text:style-name="P6"><text:span text:style-name="T155">4x+2 <text:s text:c="2"/></text:span><text:span text:style-name="T154">其他</text:span><text:span text:style-name="T155"> </text:span></text:p>
            </text:list-header>
          </text:list>
          <draw:enhanced-geometry svg:viewBox="0 0 21600 21600" draw:type="mso-spt202" draw:enhanced-path="M 0 0 L 21600 0 21600 21600 0 21600 0 0 Z N"/>
        </draw:custom-shape>
        <draw:custom-shape draw:style-name="gr5" draw:text-style-name="P5" draw:layer="layout" svg:width="0.212cm" svg:height="5.927cm" svg:x="6.773cm" svg:y="4.4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anim:par smil:dur="indefinite" smil:restart="never" presentation:node-type="timing-root">
          <anim:par smil:begin="id385.begin">
            <anim:transitionFilter smil:dur="1s" smil:type="slideWipe" smil:subtype="fromBottomRight" smil:direction="reverse"/>
          </anim:par>
        </anim:par>
        <presentation:notes draw:style-name="dp2">
          <draw:page-thumbnail draw:style-name="gr1" draw:layer="layout" svg:width="7.142cm" svg:height="9.524cm" svg:x="5.953cm" svg:y="1.93cm" draw:page-number="274" presentation:class="page"/>
          <draw:frame presentation:style-name="pr2" draw:layer="layout" svg:width="15.239cm" svg:height="11.43cm" svg:x="1.905cm" svg:y="12.065cm" presentation:class="notes" presentation:placeholder="true">
            <draw:text-box/>
          </draw:frame>
        </presentation:notes>
      </draw:page>
      <draw:page draw:name="page275" draw:style-name="dp3" draw:master-page-name="Default" presentation:presentation-page-layout-name="AL1T0" xml:id="id386" draw:id="id386">
        <draw:frame presentation:style-name="pr37" draw:text-style-name="P5" draw:layer="layout" svg:width="24.765cm" svg:height="19.05cm" svg:x="0.422cm" svg:y="0cm" presentation:class="subtitle" presentation:user-transformed="true">
          <draw:text-box>
            <text:list text:style-name="L19">
              <text:list-header>
                <text:p text:style-name="P50"><text:span text:style-name="T102">float <text:s/>f ( float <text:s/>x) <text:s text:c="19"/></text:span><text:span text:style-name="T251">main()</text:span></text:p>
                <text:p text:style-name="P50"><text:span text:style-name="T102">{ <text:s/>float <text:s/>y; <text:s text:c="30"/></text:span><text:span text:style-name="T251">{</text:span></text:p>
              </text:list-header>
            </text:list>
            <text:list text:style-name="L89">
              <text:list-header>
                <text:p text:style-name="P50"><text:span text:style-name="T251">static <text:s/>int <text:s/>n=1; <text:s text:c="22"/>printf(“%f”,f(2.0));</text:span></text:p>
              </text:list-header>
            </text:list>
            <text:list text:style-name="L19">
              <text:list-header>
                <text:p text:style-name="P50"><text:span text:style-name="T102">if(n==1)y=2*x-1; <text:s text:c="19"/></text:span><text:span text:style-name="T251">printf(“%f”,f(1.0));</text:span></text:p>
                <text:p text:style-name="P50"><text:span text:style-name="T102">else <text:s/>if(n==2)y=3*x+1; <text:s text:c="10"/></text:span><text:span text:style-name="T251">printf(“%f”,f(3.0));</text:span></text:p>
                <text:p text:style-name="P50"><text:span text:style-name="T102">else <text:s/>y=4*x+2; <text:s text:c="20"/></text:span><text:span text:style-name="T251">}</text:span></text:p>
                <text:p text:style-name="P50"><text:span text:style-name="T102">n++;</text:span></text:p>
                <text:p text:style-name="P50"><text:span text:style-name="T102">return(y);</text:span></text:p>
                <text:p text:style-name="P50"><text:span text:style-name="T102">}</text:span></text:p>
                <text:p text:style-name="P66"><text:span text:style-name="T102"/></text:p>
              </text:list-header>
            </text:list>
          </draw:text-box>
        </draw:frame>
        <anim:par smil:dur="indefinite" smil:restart="never" presentation:node-type="timing-root">
          <anim:par smil:begin="id386.begin">
            <anim:transitionFilter smil:dur="1s" smil:type="slideWipe" smil:subtype="fromBottomRight" smil:direction="reverse"/>
          </anim:par>
        </anim:par>
        <presentation:notes draw:style-name="dp2">
          <draw:page-thumbnail draw:style-name="gr1" draw:layer="layout" svg:width="7.142cm" svg:height="9.524cm" svg:x="5.953cm" svg:y="1.93cm" draw:page-number="275" presentation:class="page"/>
          <draw:frame presentation:style-name="pr2" draw:layer="layout" svg:width="15.239cm" svg:height="11.43cm" svg:x="1.905cm" svg:y="12.065cm" presentation:class="notes" presentation:placeholder="true">
            <draw:text-box/>
          </draw:frame>
        </presentation:notes>
      </draw:page>
      <draw:page draw:name="page276" draw:style-name="dp3" draw:master-page-name="Default" presentation:presentation-page-layout-name="AL1T0" xml:id="id387" draw:id="id387">
        <draw:frame presentation:style-name="pr52" draw:text-style-name="P5" draw:layer="layout" svg:width="23.284cm" svg:height="15.24cm" svg:x="1.058cm" svg:y="1.058cm" presentation:class="subtitle" presentation:user-transformed="true">
          <draw:text-box>
            <text:list text:style-name="L55">
              <text:list-header>
                <text:p text:style-name="P61"><text:span text:style-name="T420"><text:s/>     </text:span><text:span text:style-name="T421">  </text:span><text:span text:style-name="T68">3 </text:span><text:span text:style-name="T68">、全局变量的存储方式</text:span></text:p>
              </text:list-header>
            </text:list>
            <text:list text:style-name="L17">
              <text:list-header>
                <text:p text:style-name="P61"><text:span text:style-name="T61">全局变量都是静态存储方式，不允许用</text:span><text:span text:style-name="T61">auto</text:span><text:span text:style-name="T61">来定义全局变量。</text:span></text:p>
                <text:p text:style-name="P61"><text:span text:style-name="T61">可以用</text:span><text:span text:style-name="T61">static</text:span><text:span text:style-name="T61">来定义全局变量。如：</text:span></text:p>
              </text:list-header>
            </text:list>
            <text:list text:style-name="L6">
              <text:list-header>
                <text:p text:style-name="P61"><text:span text:style-name="T68">static <text:s/>int <text:s/>x;</text:span><text:span text:style-name="T61"> </text:span><text:span text:style-name="T165">静态全局变量（内部的）</text:span></text:p>
                <text:p text:style-name="P61"><text:span text:style-name="T68">int <text:s/>y;</text:span><text:span text:style-name="T61"> <text:s text:c="8"/></text:span><text:span text:style-name="T165">非静态全局变量（外部的）</text:span></text:p>
              </text:list-header>
            </text:list>
            <text:list text:style-name="L53">
              <text:list-header>
                <text:p text:style-name="P61"><text:span text:style-name="T165"/></text:p>
              </text:list-header>
            </text:list>
          </draw:text-box>
        </draw:frame>
        <anim:par smil:dur="indefinite" smil:restart="never" presentation:node-type="timing-root">
          <anim:par smil:begin="id387.begin">
            <anim:transitionFilter smil:dur="1s" smil:type="slideWipe" smil:subtype="fromBottomRight" smil:direction="reverse"/>
          </anim:par>
        </anim:par>
        <presentation:notes draw:style-name="dp2">
          <draw:page-thumbnail draw:style-name="gr1" draw:layer="layout" svg:width="7.142cm" svg:height="9.524cm" svg:x="5.953cm" svg:y="1.93cm" draw:page-number="276" presentation:class="page"/>
          <draw:frame presentation:style-name="pr2" draw:layer="layout" svg:width="15.239cm" svg:height="11.43cm" svg:x="1.905cm" svg:y="12.065cm" presentation:class="notes" presentation:placeholder="true">
            <draw:text-box/>
          </draw:frame>
        </presentation:notes>
      </draw:page>
      <draw:page draw:name="page277" draw:style-name="dp3" draw:master-page-name="Default" presentation:presentation-page-layout-name="AL1T0" xml:id="id388" draw:id="id388">
        <draw:frame presentation:style-name="pr92" draw:layer="layout" svg:width="2.117cm" svg:height="15.157cm" svg:x="1.057cm" svg:y="-6.308cm" presentation:class="title" presentation:placeholder="true" presentation:user-transformed="true">
          <draw:text-box/>
        </draw:frame>
        <draw:frame presentation:style-name="pr93" draw:text-style-name="P5" draw:layer="layout" svg:width="22.86cm" svg:height="11.642cm" svg:x="1.482cm" svg:y="1.905cm" presentation:class="subtitle" presentation:user-transformed="true">
          <draw:text-box>
            <text:list text:style-name="L17">
              <text:list-header>
                <text:p text:style-name="P61"><text:span text:style-name="T61"><text:s/></text:span><text:span text:style-name="T61">对于非静态全局变量，其它文件中的函数只要用</text:span><text:span text:style-name="T61">extern</text:span><text:span text:style-name="T61">加以外部说明，就可以访问。</text:span></text:p>
                <text:p text:style-name="P139"><text:span text:style-name="T61"><text:s text:c="3"/></text:span><text:span text:style-name="T61">而对于静态全局变量，只局限在本文件中的所有函数访问，其它文件中的函数即使用</text:span><text:span text:style-name="T61">extern</text:span><text:span text:style-name="T61">加以外部说明，也不能访问。 </text:span></text:p>
                <text:p text:style-name="P139"><text:span text:style-name="T61"/></text:p>
              </text:list-header>
            </text:list>
          </draw:text-box>
        </draw:frame>
        <anim:par smil:dur="indefinite" smil:restart="never" presentation:node-type="timing-root">
          <anim:par smil:begin="id388.begin">
            <anim:transitionFilter smil:dur="1s" smil:type="slideWipe" smil:subtype="fromBottomRight" smil:direction="reverse"/>
          </anim:par>
        </anim:par>
        <presentation:notes draw:style-name="dp2">
          <draw:page-thumbnail draw:style-name="gr1" draw:layer="layout" svg:width="7.142cm" svg:height="9.524cm" svg:x="5.953cm" svg:y="1.93cm" draw:page-number="277" presentation:class="page"/>
          <draw:frame presentation:style-name="pr2" draw:layer="layout" svg:width="15.239cm" svg:height="11.43cm" svg:x="1.905cm" svg:y="12.065cm" presentation:class="notes" presentation:placeholder="true">
            <draw:text-box/>
          </draw:frame>
        </presentation:notes>
      </draw:page>
      <draw:page draw:name="page278" draw:style-name="dp3" draw:master-page-name="Default" presentation:presentation-page-layout-name="AL1T0" xml:id="id389" draw:id="id389">
        <draw:frame presentation:style-name="pr94" draw:text-style-name="P5" draw:layer="layout" svg:width="9.313cm" svg:height="14.816cm" svg:x="2.751cm" svg:y="0.847cm" presentation:class="subtitle" presentation:user-transformed="true">
          <draw:text-box>
            <text:list text:style-name="L89">
              <text:list-header>
                <text:p text:style-name="P192"><text:span text:style-name="T16"><text:s/></text:span><text:span text:style-name="T16">int <text:s/>y;</text:span></text:p>
              </text:list-header>
            </text:list>
            <text:list text:style-name="L19">
              <text:list-header>
                <text:p text:style-name="P192"><text:span text:style-name="T184"><text:s/></text:span><text:span text:style-name="T184">main()</text:span></text:p>
                <text:p text:style-name="P192"><text:span text:style-name="T184"><text:s/></text:span><text:span text:style-name="T184">{</text:span></text:p>
                <text:p text:style-name="P192"><text:span text:style-name="T184"><text:s text:c="4"/></text:span><text:span text:style-name="T184">y=0;</text:span></text:p>
                <text:p text:style-name="P192"><text:span text:style-name="T184"><text:s/></text:span><text:span text:style-name="T184">} </text:span></text:p>
                <text:p text:style-name="P192"><text:span text:style-name="T184"/></text:p>
                <text:p text:style-name="P192"><text:span text:style-name="T184"><text:s/></text:span><text:span text:style-name="T184">int <text:s/>f1()</text:span></text:p>
                <text:p text:style-name="P192"><text:span text:style-name="T184"><text:s/></text:span><text:span text:style-name="T184">{</text:span></text:p>
                <text:p text:style-name="P192"><text:span text:style-name="T184"><text:s text:c="5"/></text:span><text:span text:style-name="T184">y=2;</text:span></text:p>
                <text:p text:style-name="P192"><text:span text:style-name="T184"><text:s/></text:span><text:span text:style-name="T184">}</text:span></text:p>
                <text:p text:style-name="P192"><text:span text:style-name="T184"/></text:p>
              </text:list-header>
            </text:list>
          </draw:text-box>
        </draw:frame>
        <draw:custom-shape draw:style-name="gr97" draw:text-style-name="P5" draw:layer="layout" svg:width="8.255cm" svg:height="14.816cm" svg:x="14.817cm" svg:y="0.847cm">
          <text:list text:style-name="L24">
            <text:list-header>
              <text:p text:style-name="P99"><text:span text:style-name="T262"><text:s/></text:span><text:span text:style-name="T262">extern <text:s/>int <text:s/>y;</text:span></text:p>
            </text:list-header>
          </text:list>
          <text:list text:style-name="L12">
            <text:list-header>
              <text:p text:style-name="P99"><text:span text:style-name="T296"><text:s/></text:span><text:span text:style-name="T296">int <text:s/>f3()</text:span></text:p>
              <text:p text:style-name="P99"><text:span text:style-name="T296"><text:s/></text:span><text:span text:style-name="T296">{</text:span></text:p>
              <text:p text:style-name="P99"><text:span text:style-name="T296"><text:s text:c="5"/></text:span><text:span text:style-name="T296">y=10;</text:span></text:p>
              <text:p text:style-name="P99"><text:span text:style-name="T296"><text:s text:c="2"/></text:span><text:span text:style-name="T296">}</text:span></text:p>
              <text:p text:style-name="P99"><text:span text:style-name="T296"/></text:p>
              <text:p text:style-name="P99"><text:span text:style-name="T296"><text:s text:c="2"/></text:span><text:span text:style-name="T296">int <text:s/>f4()</text:span></text:p>
              <text:p text:style-name="P99"><text:span text:style-name="T296"><text:s text:c="2"/></text:span><text:span text:style-name="T296">{</text:span></text:p>
              <text:p text:style-name="P99"><text:span text:style-name="T296"><text:s text:c="6"/></text:span><text:span text:style-name="T296">y=100;</text:span></text:p>
              <text:p text:style-name="P99"><text:span text:style-name="T296"><text:s text:c="3"/></text:span><text:span text:style-name="T296">}</text:span></text:p>
              <text:p text:style-name="P12"><text:span text:style-name="T296"/></text:p>
            </text:list-header>
          </text:list>
          <draw:enhanced-geometry svg:viewBox="0 0 21600 21600" draw:type="mso-spt202" draw:enhanced-path="M 0 0 L 21600 0 21600 21600 0 21600 0 0 Z N"/>
        </draw:custom-shape>
        <draw:custom-shape draw:style-name="gr55" draw:text-style-name="P5" xml:id="id390" draw:id="id390" draw:layer="layout" svg:width="6.479cm" svg:height="1.615cm" svg:x="3.175cm" svg:y="1.058cm">
          <text:list text:style-name="L24">
            <text:list-header>
              <text:p text:style-name="P12"><text:span text:style-name="T262">static <text:s/>int <text:s/>y;</text:span></text:p>
            </text:list-header>
          </text:list>
          <draw:enhanced-geometry svg:viewBox="0 0 21600 21600" draw:type="mso-spt202" draw:enhanced-path="M 0 0 L 21600 0 21600 21600 0 21600 0 0 Z N"/>
        </draw:custom-shape>
        <anim:par smil:dur="indefinite" smil:restart="never" presentation:node-type="timing-root">
          <anim:par smil:begin="id389.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390" smil:attributeName="visibility" smil:to="visible"/>
                  <anim:animate smil:dur="0.5s" smil:fill="hold" smil:targetElement="id390" smil:attributeName="x" smil:values="1+width/2;x" smil:keyTimes="0;1" smil:additive="base"/>
                  <anim:animate smil:dur="0.5s" smil:fill="hold" smil:targetElement="id390" smil:attributeName="y" smil:values="y;y" smil:keyTimes="0;1" smil:additive="base"/>
                </anim:par>
              </anim:par>
            </anim:par>
          </anim:seq>
        </anim:par>
        <presentation:notes draw:style-name="dp2">
          <draw:page-thumbnail draw:style-name="gr1" draw:layer="layout" svg:width="7.142cm" svg:height="9.524cm" svg:x="5.953cm" svg:y="1.93cm" draw:page-number="278" presentation:class="page"/>
          <draw:frame presentation:style-name="pr2" draw:layer="layout" svg:width="15.239cm" svg:height="11.43cm" svg:x="1.905cm" svg:y="12.065cm" presentation:class="notes" presentation:placeholder="true">
            <draw:text-box/>
          </draw:frame>
        </presentation:notes>
      </draw:page>
      <draw:page draw:name="page279" draw:style-name="dp3" draw:master-page-name="Default" presentation:presentation-page-layout-name="AL1T0" xml:id="id391" draw:id="id391">
        <draw:frame presentation:style-name="pr36" draw:text-style-name="P5" draw:layer="layout" svg:width="24.765cm" svg:height="17.78cm" svg:x="0.422cm" svg:y="0.635cm" presentation:class="subtitle" presentation:user-transformed="true">
          <draw:text-box>
            <text:list text:style-name="L6">
              <text:list-header>
                <text:p text:style-name="P47"><text:span text:style-name="T68"><text:s text:c="2"/></text:span><text:span text:style-name="T68">8</text:span><text:span text:style-name="T68">．</text:span><text:span text:style-name="T68">8 </text:span><text:span text:style-name="T68">内部函数和外部函数</text:span></text:p>
                <text:p text:style-name="P40"><text:span text:style-name="T59"><text:s text:c="3"/></text:span><text:span text:style-name="T61">用</text:span><text:span text:style-name="T61">extern</text:span><text:span text:style-name="T61">加以定义的函数称外部函数</text:span><text:span text:style-name="T184"> 。</text:span></text:p>
              </text:list-header>
            </text:list>
            <text:list text:style-name="L17">
              <text:list-header>
                <text:p text:style-name="P47"><text:span text:style-name="T61"><text:s text:c="2"/></text:span><text:span text:style-name="T61">用</text:span><text:span text:style-name="T61">extern</text:span><text:span text:style-name="T61">加以定义的函数称外部函数</text:span><text:span text:style-name="T184"> 。</text:span></text:p>
              </text:list-header>
            </text:list>
            <text:list text:style-name="L89">
              <text:list-header>
                <text:p text:style-name="P50"><text:span text:style-name="T8"/></text:p>
                <text:p text:style-name="P50"><text:span text:style-name="T8"><text:s/></text:span><text:span text:style-name="T72">extern</text:span><text:span text:style-name="T64"> <text:s/>int <text:s/>f1() <text:s text:c="16"/></text:span><text:span text:style-name="T72">static</text:span><text:span text:style-name="T8"> <text:s text:c="2"/>int <text:s text:c="2"/>f2()</text:span></text:p>
              </text:list-header>
            </text:list>
            <text:list text:style-name="L19">
              <text:list-header>
                <text:p text:style-name="P50"><text:span text:style-name="T64"><text:s/></text:span><text:span text:style-name="T64">{ <text:s text:c="39"/></text:span><text:span text:style-name="T8">{</text:span></text:p>
                <text:p text:style-name="P50"><text:span text:style-name="T64"><text:s text:c="6"/>┊ <text:s text:c="39"/></text:span><text:span text:style-name="T8">┊</text:span></text:p>
                <text:p text:style-name="P66"><text:span text:style-name="T64"><text:s text:c="3"/></text:span><text:span text:style-name="T64">} <text:s text:c="40"/></text:span><text:span text:style-name="T8">}</text:span></text:p>
                <text:p text:style-name="P66"><text:span text:style-name="T52"><text:s text:c="2"/></text:span><text:span text:style-name="T102">缺省为外部函数。</text:span></text:p>
                <text:p text:style-name="P66"><text:span text:style-name="T102"><text:s text:c="2"/></text:span><text:span text:style-name="T102">外部函数可以为其他文件中的函数所调用。</text:span></text:p>
                <text:p text:style-name="P66"><text:span text:style-name="T102"><text:s text:c="2"/></text:span><text:span text:style-name="T102">内部函数只为本文件中的函数所调用（</text:span><text:span text:style-name="T422">保护</text:span><text:span text:style-name="T102">）。</text:span><text:span text:style-name="T8"> </text:span></text:p>
              </text:list-header>
            </text:list>
          </draw:text-box>
        </draw:frame>
        <anim:par smil:dur="indefinite" smil:restart="never" presentation:node-type="timing-root">
          <anim:par smil:begin="id391.begin">
            <anim:transitionFilter smil:dur="1s" smil:type="slideWipe" smil:subtype="fromBottomRight" smil:direction="reverse"/>
          </anim:par>
        </anim:par>
        <presentation:notes draw:style-name="dp2">
          <draw:page-thumbnail draw:style-name="gr1" draw:layer="layout" svg:width="7.142cm" svg:height="9.524cm" svg:x="5.953cm" svg:y="1.93cm" draw:page-number="279" presentation:class="page"/>
          <draw:frame presentation:style-name="pr2" draw:layer="layout" svg:width="15.239cm" svg:height="11.43cm" svg:x="1.905cm" svg:y="12.065cm" presentation:class="notes" presentation:placeholder="true">
            <draw:text-box/>
          </draw:frame>
        </presentation:notes>
      </draw:page>
      <draw:page draw:name="page280" draw:style-name="dp3" draw:master-page-name="Default" presentation:presentation-page-layout-name="AL1T0" xml:id="id392" draw:id="id392">
        <draw:frame presentation:style-name="pr95" draw:layer="layout" svg:width="23.284cm" svg:height="17.569cm" svg:x="1.058cm" svg:y="0.847cm" presentation:class="subtitle" presentation:placeholder="true" presentation:user-transformed="true">
          <draw:text-box/>
        </draw:frame>
        <draw:custom-shape draw:style-name="gr96" draw:text-style-name="P5" draw:layer="layout" svg:width="7.935cm" svg:height="12.447cm" svg:x="3.175cm" svg:y="2.267cm">
          <text:list text:style-name="L12">
            <text:list-header>
              <text:p text:style-name="P12"><text:span text:style-name="T296">main()</text:span></text:p>
              <text:p text:style-name="P12"><text:span text:style-name="T296">{</text:span></text:p>
              <text:p text:style-name="P12"><text:span text:style-name="T296"><text:s text:c="3"/></text:span><text:span text:style-name="T296">f3(); <text:s text:c="2"/></text:span><text:span text:style-name="T262">允许</text:span><text:span text:style-name="T296"> </text:span></text:p>
              <text:p text:style-name="P12"><text:span text:style-name="T296">}</text:span></text:p>
              <text:p text:style-name="P12"><text:span text:style-name="T296"/></text:p>
              <text:p text:style-name="P12"><text:span text:style-name="T296">int <text:s/>f1()</text:span></text:p>
              <text:p text:style-name="P12"><text:span text:style-name="T296">{</text:span></text:p>
              <text:p text:style-name="P12"><text:span text:style-name="T296"><text:s text:c="3"/></text:span><text:span text:style-name="T296">f4(); <text:s/></text:span><text:span text:style-name="T262">不允许</text:span></text:p>
              <text:p text:style-name="P12"><text:span text:style-name="T296">}</text:span></text:p>
            </text:list-header>
          </text:list>
          <draw:enhanced-geometry svg:viewBox="0 0 21600 21600" draw:type="mso-spt202" draw:enhanced-path="M 0 0 L 21600 0 21600 21600 0 21600 0 0 Z N"/>
        </draw:custom-shape>
        <draw:custom-shape draw:style-name="gr96" draw:text-style-name="P5" draw:layer="layout" svg:width="7.655cm" svg:height="13.801cm" svg:x="13.547cm" svg:y="1.905cm">
          <text:list text:style-name="L12">
            <text:list-header>
              <text:p text:style-name="P12"><text:span text:style-name="T296">extern <text:s/>int f3()</text:span></text:p>
              <text:p text:style-name="P12"><text:span text:style-name="T296">{</text:span></text:p>
              <text:p text:style-name="P12"><text:span text:style-name="T296"><text:s text:c="3"/></text:span><text:span text:style-name="T296">f4(); <text:s text:c="2"/></text:span><text:span text:style-name="T262">允许</text:span><text:span text:style-name="T296"> </text:span></text:p>
              <text:p text:style-name="P12"><text:span text:style-name="T296">}</text:span></text:p>
              <text:p text:style-name="P12"><text:span text:style-name="T296"/></text:p>
              <text:p text:style-name="P12"><text:span text:style-name="T296">static <text:s/>int <text:s/>f4()</text:span></text:p>
              <text:p text:style-name="P12"><text:span text:style-name="T296">{</text:span></text:p>
              <text:p text:style-name="P12"><text:span text:style-name="T296"><text:s text:c="3"/></text:span></text:p>
              <text:p text:style-name="P12"><text:span text:style-name="T296">}</text:span></text:p>
              <text:p text:style-name="P12"><text:span text:style-name="T296"/></text:p>
            </text:list-header>
          </text:list>
          <draw:enhanced-geometry svg:viewBox="0 0 21600 21600" draw:type="mso-spt202" draw:enhanced-path="M 0 0 L 21600 0 21600 21600 0 21600 0 0 Z N"/>
        </draw:custom-shape>
        <anim:par smil:dur="indefinite" smil:restart="never" presentation:node-type="timing-root">
          <anim:par smil:begin="id392.begin">
            <anim:transitionFilter smil:dur="1s" smil:type="slideWipe" smil:subtype="fromBottomRight" smil:direction="reverse"/>
          </anim:par>
        </anim:par>
        <presentation:notes draw:style-name="dp2">
          <draw:page-thumbnail draw:style-name="gr1" draw:layer="layout" svg:width="7.142cm" svg:height="9.524cm" svg:x="5.953cm" svg:y="1.93cm" draw:page-number="280" presentation:class="page"/>
          <draw:frame presentation:style-name="pr2" draw:layer="layout" svg:width="15.239cm" svg:height="11.43cm" svg:x="1.905cm" svg:y="12.065cm" presentation:class="notes" presentation:placeholder="true">
            <draw:text-box/>
          </draw:frame>
        </presentation:notes>
      </draw:page>
      <draw:page draw:name="page281" draw:style-name="dp4" draw:master-page-name="Default" presentation:presentation-page-layout-name="AL1T0" xml:id="id393" draw:id="id393">
        <draw:frame presentation:style-name="pr33" draw:text-style-name="P5" draw:layer="layout" svg:width="23.495cm" svg:height="17.357cm" svg:x="1.057cm" svg:y="0.634cm" presentation:class="subtitle" presentation:user-transformed="true">
          <draw:text-box>
            <text:list text:style-name="L90">
              <text:list-header>
                <text:p text:style-name="P138"><text:span text:style-name="T295">第九章 <text:s/>编译预处理</text:span></text:p>
              </text:list-header>
            </text:list>
            <text:list text:style-name="L17">
              <text:list-header>
                <text:p text:style-name="P61"><text:span text:style-name="T61">C</text:span><text:span text:style-name="T61">语言提供了一些以</text:span><text:span text:style-name="T61">#</text:span><text:span text:style-name="T61">开头的指令，如：</text:span></text:p>
                <text:p text:style-name="P61"><text:span text:style-name="T61"><text:s text:c="3"/></text:span><text:span text:style-name="T68">#define <text:s text:c="3"/>#include</text:span><text:span text:style-name="T61"> <text:s/></text:span><text:span text:style-name="T61">等。</text:span></text:p>
                <text:p text:style-name="P61"><text:span text:style-name="T61">这些指令是在编译以前就事先进行处理的，因而称为“编译预处理”指令。</text:span></text:p>
                <text:p text:style-name="P61"><text:span text:style-name="T61">可以用编译预处理指令实现以下</text:span><text:span text:style-name="T165">三种功能：</text:span></text:p>
              </text:list-header>
            </text:list>
            <text:list text:style-name="L53">
              <text:list-header>
                <text:p text:style-name="P61"><text:span text:style-name="T165"><text:s text:c="3"/></text:span><text:span text:style-name="T165">1</text:span><text:span text:style-name="T165">）</text:span><text:span text:style-name="T61"> 宏定义</text:span></text:p>
                <text:p text:style-name="P61"><text:span text:style-name="T165"><text:s text:c="3"/></text:span><text:span text:style-name="T165">2</text:span><text:span text:style-name="T165">）</text:span><text:span text:style-name="T61"> 文件包含</text:span></text:p>
                <text:p text:style-name="P61"><text:span text:style-name="T165"><text:s text:c="3"/></text:span><text:span text:style-name="T165">3</text:span><text:span text:style-name="T165">）</text:span><text:span text:style-name="T61"> 条件编译 </text:span></text:p>
              </text:list-header>
            </text:list>
          </draw:text-box>
        </draw:frame>
        <anim:par presentation:node-type="timing-root">
          <anim:par smil:begin="id393.begin">
            <anim:transitionFilter smil:dur="1s" smil:type="irisWipe" smil:subtype="rectangle"/>
          </anim:par>
        </anim:par>
        <presentation:notes draw:style-name="dp2">
          <draw:page-thumbnail draw:style-name="gr1" draw:layer="layout" svg:width="7.142cm" svg:height="9.524cm" svg:x="5.953cm" svg:y="1.93cm" draw:page-number="281" presentation:class="page"/>
          <draw:frame presentation:style-name="pr2" draw:layer="layout" svg:width="15.239cm" svg:height="11.43cm" svg:x="1.905cm" svg:y="12.065cm" presentation:class="notes" presentation:placeholder="true">
            <draw:text-box/>
          </draw:frame>
        </presentation:notes>
      </draw:page>
      <draw:page draw:name="page282" draw:style-name="dp3" draw:master-page-name="Default" presentation:presentation-page-layout-name="AL1T0" xml:id="id394" draw:id="id394">
        <draw:frame presentation:style-name="pr32" draw:text-style-name="P5" draw:layer="layout" svg:width="24.342cm" svg:height="17.356cm" svg:x="0.635cm" svg:y="0.847cm" presentation:class="subtitle" presentation:user-transformed="true">
          <draw:text-box>
            <text:list text:style-name="L6">
              <text:list-header>
                <text:p text:style-name="P61"><text:span text:style-name="T68"><text:s text:c="4"/></text:span><text:span text:style-name="T68">9</text:span><text:span text:style-name="T68">．</text:span><text:span text:style-name="T68">1 </text:span><text:span text:style-name="T68">宏定义</text:span></text:p>
              </text:list-header>
            </text:list>
            <text:list text:style-name="L17">
              <text:list-header>
                <text:p text:style-name="P61"><text:span text:style-name="T61"><text:s text:c="3"/></text:span><text:span text:style-name="T165">1</text:span><text:span text:style-name="T165">、不带参的宏定义</text:span></text:p>
                <text:p text:style-name="P61"><text:span text:style-name="T38">用一个指定的标识符（宏名）代表一个字符串。</text:span></text:p>
                <text:p text:style-name="P61"><text:span text:style-name="T38">一般形式：</text:span></text:p>
              </text:list-header>
            </text:list>
            <text:list text:style-name="L6">
              <text:list-header>
                <text:p text:style-name="P61"><text:span text:style-name="T68">#define <text:s/></text:span><text:span text:style-name="T68">标识符 <text:s text:c="2"/>字符串</text:span></text:p>
              </text:list-header>
            </text:list>
            <text:list text:style-name="L17">
              <text:list-header>
                <text:p text:style-name="P61"><text:span text:style-name="T38">如：</text:span><text:span text:style-name="T68">#define <text:s/>PI <text:s/>3.1415926</text:span></text:p>
                <text:p text:style-name="P61"><text:span text:style-name="T38">有了这一宏定义后，程序中凡是用到</text:span><text:span text:style-name="T38">3.1415926</text:span><text:span text:style-name="T38">的地方都可以以宏名</text:span><text:span text:style-name="T38">PI</text:span><text:span text:style-name="T38">出现。</text:span></text:p>
                <text:p text:style-name="P40"><text:span text:style-name="T38"/></text:p>
              </text:list-header>
            </text:list>
          </draw:text-box>
        </draw:frame>
        <anim:par presentation:node-type="timing-root">
          <anim:par smil:begin="id394.begin">
            <anim:transitionFilter smil:dur="1s" smil:type="slideWipe" smil:subtype="fromBottomRight" smil:direction="reverse"/>
          </anim:par>
        </anim:par>
        <presentation:notes draw:style-name="dp2">
          <draw:page-thumbnail draw:style-name="gr1" draw:layer="layout" svg:width="7.142cm" svg:height="9.524cm" svg:x="5.953cm" svg:y="1.93cm" draw:page-number="282" presentation:class="page"/>
          <draw:frame presentation:style-name="pr2" draw:layer="layout" svg:width="15.239cm" svg:height="11.43cm" svg:x="1.905cm" svg:y="12.065cm" presentation:class="notes" presentation:placeholder="true">
            <draw:text-box/>
          </draw:frame>
        </presentation:notes>
      </draw:page>
      <draw:page draw:name="page283" draw:style-name="dp3" draw:master-page-name="Default" presentation:presentation-page-layout-name="AL1T0" xml:id="id395" draw:id="id395">
        <draw:frame presentation:style-name="pr7" draw:text-style-name="P5" draw:layer="layout" svg:width="23.707cm" svg:height="17.145cm" svg:x="1.269cm" svg:y="0.846cm" presentation:class="subtitle" presentation:user-transformed="true">
          <draw:text-box>
            <text:list text:style-name="L89">
              <text:list-header>
                <text:p text:style-name="P61"><text:span text:style-name="T121"><text:s text:c="2"/></text:span><text:span text:style-name="T121">例：定义一个宏名来代表一个参数。</text:span></text:p>
              </text:list-header>
            </text:list>
            <text:list text:style-name="L19">
              <text:list-header>
                <text:p text:style-name="P61"><text:span text:style-name="T184">#define <text:s/>PI <text:s/>3.1415926</text:span></text:p>
              </text:list-header>
            </text:list>
            <text:list text:style-name="L89">
              <text:list-header>
                <text:p text:style-name="P61"><text:span text:style-name="T16">main()</text:span></text:p>
                <text:p text:style-name="P61"><text:span text:style-name="T16">{ <text:s text:c="2"/>float <text:s/>r=2,c,s; <text:s text:c="3"/>c=2*PI*r; <text:s text:c="2"/>s=PI*r*r; <text:s/>┈}</text:span></text:p>
              </text:list-header>
            </text:list>
            <text:list text:style-name="L6">
              <text:list-header>
                <text:p text:style-name="P61"><text:span text:style-name="T68"/></text:p>
              </text:list-header>
            </text:list>
            <text:list text:style-name="L17">
              <text:list-header>
                <text:p text:style-name="P61"><text:span text:style-name="T61">系统在对程序进行编译以前，首先将所有的编译预处理指令进行预处理，对本例来说，就是将程序中所有的宏名</text:span><text:span text:style-name="T165">PI</text:span><text:span text:style-name="T61">还原成</text:span><text:span text:style-name="T165">3.1415926</text:span><text:span text:style-name="T61">，</text:span></text:p>
                <text:p text:style-name="P61"><text:span text:style-name="T61">——</text:span><text:span text:style-name="T68">宏展开</text:span><text:span text:style-name="T61">。</text:span></text:p>
              </text:list-header>
            </text:list>
          </draw:text-box>
        </draw:frame>
        <anim:par presentation:node-type="timing-root">
          <anim:par smil:begin="id395.begin">
            <anim:transitionFilter smil:dur="1s" smil:type="slideWipe" smil:subtype="fromBottomRight" smil:direction="reverse"/>
          </anim:par>
        </anim:par>
        <presentation:notes draw:style-name="dp2">
          <draw:page-thumbnail draw:style-name="gr1" draw:layer="layout" svg:width="7.142cm" svg:height="9.524cm" svg:x="5.953cm" svg:y="1.93cm" draw:page-number="283" presentation:class="page"/>
          <draw:frame presentation:style-name="pr2" draw:layer="layout" svg:width="15.239cm" svg:height="11.43cm" svg:x="1.905cm" svg:y="12.065cm" presentation:class="notes" presentation:placeholder="true">
            <draw:text-box/>
          </draw:frame>
        </presentation:notes>
      </draw:page>
      <draw:page draw:name="page284" draw:style-name="dp3" draw:master-page-name="Default" presentation:presentation-page-layout-name="AL1T0" xml:id="id396" draw:id="id396">
        <draw:frame presentation:style-name="pr96" draw:text-style-name="P5" draw:layer="layout" svg:width="24.13cm" svg:height="18.627cm" svg:x="0.635cm" svg:y="0.422cm" presentation:class="subtitle" presentation:user-transformed="true">
          <draw:text-box>
            <text:list text:style-name="L89">
              <text:list-header>
                <text:p text:style-name="P50"><text:span text:style-name="T251">例：定义一个宏名来代表一个数据个数。</text:span></text:p>
              </text:list-header>
            </text:list>
            <text:list text:style-name="L139">
              <text:list-header>
                <text:p text:style-name="P50"><text:span text:style-name="T401">#define <text:s/>N <text:s/>100</text:span></text:p>
              </text:list-header>
            </text:list>
            <text:list text:style-name="L19">
              <text:list-header>
                <text:p text:style-name="P50"><text:span text:style-name="T184">main()</text:span></text:p>
                <text:p text:style-name="P50"><text:span text:style-name="T184">{ <text:s/>int <text:s/>a[N],i; <text:s/>float <text:s/>s=0;</text:span></text:p>
                <text:p text:style-name="P50"><text:span text:style-name="T184"><text:s text:c="3"/></text:span><text:span text:style-name="T184">for(i=0;i&lt;N;i++)scanf(“%d”,&amp;a[i]);</text:span></text:p>
                <text:p text:style-name="P50"><text:span text:style-name="T184"><text:s text:c="3"/></text:span><text:span text:style-name="T184">for(i=0;i&lt;N;i++)s+=a[i];</text:span></text:p>
                <text:p text:style-name="P50"><text:span text:style-name="T184"><text:s text:c="3"/></text:span><text:span text:style-name="T184">s/=N;</text:span></text:p>
                <text:p text:style-name="P50"><text:span text:style-name="T184"><text:s text:c="3"/></text:span><text:span text:style-name="T184">printf(“\n %f”,s);</text:span></text:p>
                <text:p text:style-name="P50"><text:span text:style-name="T184">}</text:span></text:p>
              </text:list-header>
            </text:list>
            <text:list text:style-name="L6">
              <text:list-header>
                <text:p text:style-name="P47"><text:span text:style-name="T59">宏名</text:span><text:span text:style-name="T59">N---</text:span><text:span text:style-name="T59">符号常量，可以作为数组说明的长度。</text:span></text:p>
                <text:p text:style-name="P47"><text:span text:style-name="T59">方便修改参数。</text:span></text:p>
              </text:list-header>
            </text:list>
          </draw:text-box>
        </draw:frame>
        <anim:par presentation:node-type="timing-root">
          <anim:par smil:begin="id396.begin">
            <anim:transitionFilter smil:dur="1s" smil:type="slideWipe" smil:subtype="fromBottomRight" smil:direction="reverse"/>
          </anim:par>
        </anim:par>
        <presentation:notes draw:style-name="dp2">
          <draw:page-thumbnail draw:style-name="gr1" draw:layer="layout" svg:width="7.142cm" svg:height="9.524cm" svg:x="5.953cm" svg:y="1.93cm" draw:page-number="284" presentation:class="page"/>
          <draw:frame presentation:style-name="pr2" draw:layer="layout" svg:width="15.239cm" svg:height="11.43cm" svg:x="1.905cm" svg:y="12.065cm" presentation:class="notes" presentation:placeholder="true">
            <draw:text-box/>
          </draw:frame>
        </presentation:notes>
      </draw:page>
      <draw:page draw:name="page285" draw:style-name="dp3" draw:master-page-name="Default" presentation:presentation-page-layout-name="AL1T0" xml:id="id397" draw:id="id397">
        <draw:frame presentation:style-name="pr7" draw:text-style-name="P5" draw:layer="layout" svg:width="23.707cm" svg:height="17.145cm" svg:x="1.057cm" svg:y="0.634cm" presentation:class="subtitle" presentation:user-transformed="true">
          <draw:text-box>
            <text:list text:style-name="L89">
              <text:list-header>
                <text:p text:style-name="P50"><text:span text:style-name="T251">例：定义一个宏名来代表一个计算公式。</text:span></text:p>
              </text:list-header>
            </text:list>
            <text:list text:style-name="L19">
              <text:list-header>
                <text:p text:style-name="P50"><text:span text:style-name="T64">#define <text:s/>PI <text:s/>3.1415926</text:span></text:p>
                <text:p text:style-name="P50"><text:span text:style-name="T64">#define <text:s/>AREA <text:s/>PI*r*r</text:span></text:p>
                <text:p text:style-name="P50"><text:span text:style-name="T64">main()</text:span></text:p>
                <text:p text:style-name="P50"><text:span text:style-name="T64">{ <text:s text:c="2"/>r=3,s;</text:span></text:p>
                <text:p text:style-name="P50"><text:span text:style-name="T64"><text:s text:c="4"/></text:span><text:span text:style-name="T64">s=AREA;</text:span></text:p>
                <text:p text:style-name="P50"><text:span text:style-name="T64"><text:s text:c="4"/></text:span><text:span text:style-name="T64">printf(“\n %f”,s);</text:span></text:p>
                <text:p text:style-name="P50"><text:span text:style-name="T64">}</text:span></text:p>
              </text:list-header>
            </text:list>
            <text:list text:style-name="L6">
              <text:list-header>
                <text:p text:style-name="P40"><text:span text:style-name="T59">注意：系统对宏定义的预处理是一个字符串的还原过程，不要把宏名看成一个整体。 </text:span></text:p>
              </text:list-header>
            </text:list>
          </draw:text-box>
        </draw:frame>
        <anim:par presentation:node-type="timing-root">
          <anim:par smil:begin="id397.begin">
            <anim:transitionFilter smil:dur="1s" smil:type="slideWipe" smil:subtype="fromBottomRight" smil:direction="reverse"/>
          </anim:par>
        </anim:par>
        <presentation:notes draw:style-name="dp2">
          <draw:page-thumbnail draw:style-name="gr1" draw:layer="layout" svg:width="7.142cm" svg:height="9.524cm" svg:x="5.953cm" svg:y="1.93cm" draw:page-number="285" presentation:class="page"/>
          <draw:frame presentation:style-name="pr2" draw:layer="layout" svg:width="15.239cm" svg:height="11.43cm" svg:x="1.905cm" svg:y="12.065cm" presentation:class="notes" presentation:placeholder="true">
            <draw:text-box/>
          </draw:frame>
        </presentation:notes>
      </draw:page>
      <draw:page draw:name="page286" draw:style-name="dp3" draw:master-page-name="Default" presentation:presentation-page-layout-name="AL1T0" xml:id="id398" draw:id="id398">
        <draw:frame presentation:style-name="pr97" draw:text-style-name="P5" draw:layer="layout" svg:width="21.378cm" svg:height="16.299cm" svg:x="1.482cm" svg:y="1.057cm" presentation:class="subtitle" presentation:user-transformed="true">
          <draw:text-box>
            <text:list text:style-name="L6">
              <text:list-header>
                <text:p text:style-name="P61"><text:span text:style-name="T68">注意以下程序的运行结果：</text:span></text:p>
              </text:list-header>
            </text:list>
            <text:list text:style-name="L17">
              <text:list-header>
                <text:p text:style-name="P61"><text:span text:style-name="T61">#define <text:s/>F <text:s/>x+y</text:span></text:p>
                <text:p text:style-name="P61"><text:span text:style-name="T61">main()</text:span></text:p>
                <text:p text:style-name="P61"><text:span text:style-name="T61">{ <text:s/>int <text:s/>x=3,y=5,z;</text:span></text:p>
                <text:p text:style-name="P61"><text:span text:style-name="T61"><text:s text:c="3"/></text:span><text:span text:style-name="T61">z=2*</text:span><text:span text:style-name="T68">F</text:span><text:span text:style-name="T61">;</text:span></text:p>
                <text:p text:style-name="P61"><text:span text:style-name="T61"><text:s text:c="3"/></text:span><text:span text:style-name="T61">printf(“\n %d”,z);</text:span></text:p>
                <text:p text:style-name="P61"><text:span text:style-name="T61">}</text:span></text:p>
                <text:p text:style-name="P40"><text:span text:style-name="T61"/></text:p>
              </text:list-header>
            </text:list>
          </draw:text-box>
        </draw:frame>
        <anim:par presentation:node-type="timing-root">
          <anim:par smil:begin="id398.begin">
            <anim:transitionFilter smil:dur="1s" smil:type="slideWipe" smil:subtype="fromBottomRight" smil:direction="reverse"/>
          </anim:par>
        </anim:par>
        <presentation:notes draw:style-name="dp2">
          <draw:page-thumbnail draw:style-name="gr1" draw:layer="layout" svg:width="7.142cm" svg:height="9.524cm" svg:x="5.953cm" svg:y="1.93cm" draw:page-number="286" presentation:class="page"/>
          <draw:frame presentation:style-name="pr2" draw:layer="layout" svg:width="15.239cm" svg:height="11.43cm" svg:x="1.905cm" svg:y="12.065cm" presentation:class="notes" presentation:placeholder="true">
            <draw:text-box/>
          </draw:frame>
        </presentation:notes>
      </draw:page>
      <draw:page draw:name="page287" draw:style-name="dp3" draw:master-page-name="Default" presentation:presentation-page-layout-name="AL1T0" xml:id="id399" draw:id="id399">
        <draw:frame presentation:style-name="pr54" draw:text-style-name="P5" draw:layer="layout" svg:width="22.86cm" svg:height="15.663cm" svg:x="1.27cm" svg:y="1.269cm" presentation:class="subtitle" presentation:user-transformed="true">
          <draw:text-box>
            <text:list text:style-name="L6">
              <text:list-header>
                <text:p text:style-name="P61"><text:span text:style-name="T68">2</text:span><text:span text:style-name="T68">、带参的宏定义</text:span></text:p>
              </text:list-header>
            </text:list>
            <text:list text:style-name="L17">
              <text:list-header>
                <text:p text:style-name="P61"><text:span text:style-name="T61">宏定义也可以带参数，其一般形式为：</text:span></text:p>
              </text:list-header>
            </text:list>
            <text:list text:style-name="L6">
              <text:list-header>
                <text:p text:style-name="P61"><text:span text:style-name="T68">#define <text:s/></text:span><text:span text:style-name="T68">宏名（参数表） <text:s/>字符串</text:span></text:p>
              </text:list-header>
            </text:list>
            <text:list text:style-name="L17">
              <text:list-header>
                <text:p text:style-name="P61"><text:span text:style-name="T61">如：</text:span><text:span text:style-name="T61">#define <text:s/>S(a,b) <text:s text:c="2"/>a*b</text:span></text:p>
                <text:p text:style-name="P61"><text:span text:style-name="T61"><text:s text:c="3"/></text:span><text:span text:style-name="T61">area=S(3,2);</text:span></text:p>
                <text:p text:style-name="P61"><text:span text:style-name="T61">定义宏名</text:span><text:span text:style-name="T61">S</text:span><text:span text:style-name="T61">代表矩形面积，参数</text:span><text:span text:style-name="T61">a,b</text:span><text:span text:style-name="T61">为边长。</text:span></text:p>
              </text:list-header>
            </text:list>
            <text:list text:style-name="L6">
              <text:list-header>
                <text:p text:style-name="P139"><text:span text:style-name="T68">宏展开过程： </text:span></text:p>
              </text:list-header>
            </text:list>
          </draw:text-box>
        </draw:frame>
        <anim:par presentation:node-type="timing-root">
          <anim:par smil:begin="id399.begin">
            <anim:transitionFilter smil:dur="1s" smil:type="slideWipe" smil:subtype="fromBottomRight" smil:direction="reverse"/>
          </anim:par>
        </anim:par>
        <presentation:notes draw:style-name="dp2">
          <draw:page-thumbnail draw:style-name="gr1" draw:layer="layout" svg:width="7.142cm" svg:height="9.524cm" svg:x="5.953cm" svg:y="1.93cm" draw:page-number="287" presentation:class="page"/>
          <draw:frame presentation:style-name="pr2" draw:layer="layout" svg:width="15.239cm" svg:height="11.43cm" svg:x="1.905cm" svg:y="12.065cm" presentation:class="notes" presentation:placeholder="true">
            <draw:text-box/>
          </draw:frame>
        </presentation:notes>
      </draw:page>
      <draw:page draw:name="page288" draw:style-name="dp3" draw:master-page-name="Default" presentation:presentation-page-layout-name="AL1T0" xml:id="id400" draw:id="id400">
        <draw:frame presentation:style-name="pr48" draw:text-style-name="P5" draw:layer="layout" svg:width="22.013cm" svg:height="16.298cm" svg:x="1.269cm" svg:y="0.635cm" presentation:class="subtitle" presentation:user-transformed="true">
          <draw:text-box>
            <text:list text:style-name="L6">
              <text:list-header>
                <text:p text:style-name="P61"><text:span text:style-name="T68"><text:s text:c="4"/></text:span><text:span text:style-name="T68">9</text:span><text:span text:style-name="T68">．</text:span><text:span text:style-name="T68">2 </text:span><text:span text:style-name="T68">文件包含处理</text:span></text:p>
              </text:list-header>
            </text:list>
            <text:list text:style-name="L17">
              <text:list-header>
                <text:p text:style-name="P61"><text:span text:style-name="T61"><text:s text:c="3"/></text:span><text:span text:style-name="T61">在一个源文件中将另一个源文件的内容包含进来。</text:span></text:p>
              </text:list-header>
            </text:list>
            <text:list text:style-name="L6">
              <text:list-header>
                <text:p text:style-name="P61"><text:span text:style-name="T68">文件包含指令的一般形式：</text:span></text:p>
              </text:list-header>
            </text:list>
            <text:list text:style-name="L17">
              <text:list-header>
                <text:p text:style-name="P61"><text:span text:style-name="T61"><text:s text:c="3"/></text:span><text:span text:style-name="T61">#include <text:s text:c="2"/>“</text:span><text:span text:style-name="T61">文件名”</text:span></text:p>
              </text:list-header>
            </text:list>
            <text:list text:style-name="L53">
              <text:list-header>
                <text:p text:style-name="P61"><text:span text:style-name="T165">或</text:span><text:span text:style-name="T61"> <text:s/></text:span><text:span text:style-name="T61">#include <text:s text:c="2"/>&lt;</text:span><text:span text:style-name="T61">文件名</text:span><text:span text:style-name="T61">&gt;</text:span></text:p>
              </text:list-header>
            </text:list>
            <text:list text:style-name="L17">
              <text:list-header>
                <text:p text:style-name="P139"><text:span text:style-name="T61"/></text:p>
              </text:list-header>
            </text:list>
          </draw:text-box>
        </draw:frame>
        <anim:par presentation:node-type="timing-root">
          <anim:par smil:begin="id400.begin">
            <anim:transitionFilter smil:dur="1s" smil:type="slideWipe" smil:subtype="fromBottomRight" smil:direction="reverse"/>
          </anim:par>
        </anim:par>
        <presentation:notes draw:style-name="dp2">
          <draw:page-thumbnail draw:style-name="gr1" draw:layer="layout" svg:width="7.142cm" svg:height="9.524cm" svg:x="5.953cm" svg:y="1.93cm" draw:page-number="288" presentation:class="page"/>
          <draw:frame presentation:style-name="pr2" draw:layer="layout" svg:width="15.239cm" svg:height="11.43cm" svg:x="1.905cm" svg:y="12.065cm" presentation:class="notes" presentation:placeholder="true">
            <draw:text-box/>
          </draw:frame>
        </presentation:notes>
      </draw:page>
      <draw:page draw:name="page289" draw:style-name="dp3" draw:master-page-name="Default" presentation:presentation-page-layout-name="AL1T0" xml:id="id401" draw:id="id401">
        <draw:frame presentation:style-name="pr98" draw:text-style-name="P5" draw:layer="layout" svg:width="9.102cm" svg:height="13.547cm" svg:x="0.635cm" svg:y="3.174cm" presentation:class="subtitle" presentation:user-transformed="true">
          <draw:text-box>
            <text:list text:style-name="L89">
              <text:list-header>
                <text:p text:style-name="P192"><text:span text:style-name="T423">#include <text:s/>“file2.c”</text:span></text:p>
              </text:list-header>
            </text:list>
          </draw:text-box>
        </draw:frame>
        <draw:custom-shape draw:style-name="gr98" draw:text-style-name="P5" draw:layer="layout" svg:width="6.35cm" svg:height="7.881cm" svg:x="1.693cm" svg:y="7.832cm">
          <text:list text:style-name="L12">
            <text:list-header>
              <text:p text:style-name="P14"><text:span text:style-name="T424">A</text:span></text:p>
              <text:p text:style-name="P14"><text:span text:style-name="T424"/></text:p>
              <text:p text:style-name="P14"><text:span text:style-name="T424"/></text:p>
            </text:list-header>
          </text:list>
          <draw:enhanced-geometry svg:viewBox="0 0 21600 21600" draw:type="mso-spt202" draw:enhanced-path="M 0 0 L 21600 0 21600 21600 0 21600 0 0 Z N"/>
        </draw:custom-shape>
        <draw:custom-shape draw:style-name="gr12" draw:text-style-name="P5" draw:layer="layout" svg:width="2.995cm" svg:height="1.446cm" svg:x="3.81cm" svg:y="1.27cm">
          <text:list text:style-name="L98">
            <text:list-header>
              <text:p text:style-name="P12"><text:span text:style-name="T425">file1.c</text:span></text:p>
            </text:list-header>
          </text:list>
          <draw:enhanced-geometry svg:viewBox="0 0 21600 21600" draw:type="mso-spt202" draw:enhanced-path="M 0 0 L 21600 0 21600 21600 0 21600 0 0 Z N"/>
        </draw:custom-shape>
        <draw:custom-shape draw:style-name="gr98" draw:text-style-name="P5" draw:layer="layout" svg:width="4.657cm" svg:height="5.341cm" svg:x="18.203cm" svg:y="9.878cm">
          <text:list text:style-name="L12">
            <text:list-header>
              <text:p text:style-name="P14"><text:span text:style-name="T424">A</text:span></text:p>
              <text:p text:style-name="P14"><text:span text:style-name="T424"/></text:p>
            </text:list-header>
          </text:list>
          <draw:enhanced-geometry svg:viewBox="0 0 21600 21600" draw:type="mso-spt202" draw:enhanced-path="M 0 0 L 21600 0 21600 21600 0 21600 0 0 Z N"/>
        </draw:custom-shape>
        <draw:custom-shape draw:style-name="gr99" draw:text-style-name="P5" draw:layer="layout" svg:width="7.197cm" svg:height="13.547cm" svg:x="16.933cm" svg:y="3.175cm">
          <text:list text:style-name="L24">
            <text:list-header>
              <text:p text:style-name="P12"><text:span text:style-name="T262"/></text:p>
            </text:list-header>
          </text:list>
          <draw:enhanced-geometry svg:viewBox="0 0 21600 21600" draw:type="mso-spt202" draw:enhanced-path="M 0 0 L 21600 0 21600 21600 0 21600 0 0 Z N"/>
        </draw:custom-shape>
        <draw:custom-shape draw:style-name="gr100" draw:text-style-name="P5" draw:layer="layout" svg:width="4.657cm" svg:height="2.801cm" svg:x="11.218cm" svg:y="3.528cm">
          <text:list text:style-name="L12">
            <text:list-header>
              <text:p text:style-name="P14"><text:span text:style-name="T424">B</text:span></text:p>
            </text:list-header>
          </text:list>
          <draw:enhanced-geometry svg:viewBox="0 0 21600 21600" draw:type="mso-spt202" draw:enhanced-path="M 0 0 L 21600 0 21600 21600 0 21600 0 0 Z N"/>
        </draw:custom-shape>
        <draw:custom-shape draw:style-name="gr100" draw:text-style-name="P5" draw:layer="layout" svg:width="4.657cm" svg:height="2.801cm" svg:x="18.203cm" svg:y="4.657cm">
          <text:list text:style-name="L12">
            <text:list-header>
              <text:p text:style-name="P14"><text:span text:style-name="T424">B</text:span></text:p>
            </text:list-header>
          </text:list>
          <draw:enhanced-geometry svg:viewBox="0 0 21600 21600" draw:type="mso-spt202" draw:enhanced-path="M 0 0 L 21600 0 21600 21600 0 21600 0 0 Z N"/>
        </draw:custom-shape>
        <draw:line draw:style-name="gr67" draw:text-style-name="P25" draw:layer="layout" svg:x1="11.43cm" svg:y1="4.657cm" svg:x2="8.89cm" svg:y2="5.927cm">
          <text:p/>
        </draw:line>
        <draw:custom-shape draw:style-name="gr12" draw:text-style-name="P5" draw:layer="layout" svg:width="2.995cm" svg:height="1.446cm" svg:x="19.262cm" svg:y="1.482cm">
          <text:list text:style-name="L98">
            <text:list-header>
              <text:p text:style-name="P12"><text:span text:style-name="T425">file1.c</text:span></text:p>
            </text:list-header>
          </text:list>
          <draw:enhanced-geometry svg:viewBox="0 0 21600 21600" draw:type="mso-spt202" draw:enhanced-path="M 0 0 L 21600 0 21600 21600 0 21600 0 0 Z N"/>
        </draw:custom-shape>
        <draw:custom-shape draw:style-name="gr12" draw:text-style-name="P5" draw:layer="layout" svg:width="2.995cm" svg:height="1.446cm" svg:x="12.065cm" svg:y="2.117cm">
          <text:list text:style-name="L98">
            <text:list-header>
              <text:p text:style-name="P12"><text:span text:style-name="T425">file2.c</text:span></text:p>
            </text:list-header>
          </text:list>
          <draw:enhanced-geometry svg:viewBox="0 0 21600 21600" draw:type="mso-spt202" draw:enhanced-path="M 0 0 L 21600 0 21600 21600 0 21600 0 0 Z N"/>
        </draw:custom-shape>
        <anim:par presentation:node-type="timing-root">
          <anim:par smil:begin="id401.begin">
            <anim:transitionFilter smil:dur="1s" smil:type="slideWipe" smil:subtype="fromBottomRight" smil:direction="reverse"/>
          </anim:par>
        </anim:par>
        <presentation:notes draw:style-name="dp2">
          <draw:page-thumbnail draw:style-name="gr1" draw:layer="layout" svg:width="7.142cm" svg:height="9.524cm" svg:x="5.953cm" svg:y="1.93cm" draw:page-number="289" presentation:class="page"/>
          <draw:frame presentation:style-name="pr2" draw:layer="layout" svg:width="15.239cm" svg:height="11.43cm" svg:x="1.905cm" svg:y="12.065cm" presentation:class="notes" presentation:placeholder="true">
            <draw:text-box/>
          </draw:frame>
        </presentation:notes>
      </draw:page>
      <draw:page draw:name="page290" draw:style-name="dp3" draw:master-page-name="Default" presentation:presentation-page-layout-name="AL1T0" xml:id="id402" draw:id="id402">
        <draw:frame presentation:style-name="pr7" draw:text-style-name="P5" draw:layer="layout" svg:width="22.648cm" svg:height="17.145cm" svg:x="1.27cm" svg:y="0.422cm" presentation:class="subtitle" presentation:user-transformed="true">
          <draw:text-box>
            <text:list text:style-name="L89">
              <text:list-header>
                <text:p text:style-name="P61"><text:span text:style-name="T251">例：</text:span></text:p>
              </text:list-header>
            </text:list>
            <text:list text:style-name="L139">
              <text:list-header>
                <text:p text:style-name="P61"><text:span text:style-name="T401">#include <text:s/>“math.h”</text:span></text:p>
              </text:list-header>
            </text:list>
            <text:list text:style-name="L19">
              <text:list-header>
                <text:p text:style-name="P61"><text:span text:style-name="T184">main()</text:span></text:p>
                <text:p text:style-name="P61"><text:span text:style-name="T184">{ <text:s/>float <text:s/>a,b,c,s,area;</text:span></text:p>
                <text:p text:style-name="P61"><text:span text:style-name="T184"><text:s text:c="4"/></text:span><text:span text:style-name="T184">scanf(“%f%f%f”,&amp;a,&amp;,&amp;c);</text:span></text:p>
                <text:p text:style-name="P61"><text:span text:style-name="T184"><text:s text:c="4"/></text:span><text:span text:style-name="T184">s=0.5*(a+b+c);</text:span></text:p>
                <text:p text:style-name="P61"><text:span text:style-name="T184"><text:s text:c="4"/></text:span><text:span text:style-name="T184">area=sqrt(s*(s-a)*(s-b)*(s-c));</text:span></text:p>
                <text:p text:style-name="P61"><text:span text:style-name="T184"><text:s text:c="5"/></text:span><text:span text:style-name="T184">printf(“\n %f”,area);</text:span></text:p>
                <text:p text:style-name="P139"><text:span text:style-name="T184"><text:s text:c="2"/></text:span><text:span text:style-name="T184">} </text:span></text:p>
              </text:list-header>
            </text:list>
          </draw:text-box>
        </draw:frame>
        <anim:par presentation:node-type="timing-root">
          <anim:par smil:begin="id402.begin">
            <anim:transitionFilter smil:dur="1s" smil:type="slideWipe" smil:subtype="fromBottomRight" smil:direction="reverse"/>
          </anim:par>
        </anim:par>
        <presentation:notes draw:style-name="dp2">
          <draw:page-thumbnail draw:style-name="gr1" draw:layer="layout" svg:width="7.142cm" svg:height="9.524cm" svg:x="5.953cm" svg:y="1.93cm" draw:page-number="290" presentation:class="page"/>
          <draw:frame presentation:style-name="pr2" draw:layer="layout" svg:width="15.239cm" svg:height="11.43cm" svg:x="1.905cm" svg:y="12.065cm" presentation:class="notes" presentation:placeholder="true">
            <draw:text-box/>
          </draw:frame>
        </presentation:notes>
      </draw:page>
      <draw:page draw:name="page291" draw:style-name="dp3" draw:master-page-name="Default" presentation:presentation-page-layout-name="AL1T0" xml:id="id403" draw:id="id403">
        <draw:frame presentation:style-name="pr99" draw:text-style-name="P5" draw:layer="layout" svg:width="10.583cm" svg:height="15.875cm" svg:x="1.481cm" svg:y="1.904cm" presentation:class="subtitle" presentation:user-transformed="true">
          <draw:text-box>
            <text:list text:style-name="L89">
              <text:list-header>
                <text:p text:style-name="P192"><text:span text:style-name="T414">#include <text:s/>“f.h”</text:span></text:p>
              </text:list-header>
            </text:list>
            <text:list text:style-name="L19">
              <text:list-header>
                <text:p text:style-name="P192"><text:span text:style-name="T413">main()</text:span></text:p>
                <text:p text:style-name="P192"><text:span text:style-name="T413">{</text:span></text:p>
                <text:p text:style-name="P192"><text:span text:style-name="T413">printf(“\n%f”,f1(3.0));</text:span></text:p>
                <text:p text:style-name="P192"><text:span text:style-name="T413">printf(“\n %f”,fac(10));</text:span></text:p>
                <text:p text:style-name="P192"><text:span text:style-name="T413">}</text:span></text:p>
                <text:p text:style-name="P192"><text:span text:style-name="T413">float <text:s/>f1(float <text:s/>r)</text:span></text:p>
                <text:p text:style-name="P192"><text:span text:style-name="T413">{</text:span></text:p>
                <text:p text:style-name="P192"><text:span text:style-name="T413">return(PI*r*r);</text:span></text:p>
                <text:p text:style-name="P192"><text:span text:style-name="T413">}</text:span></text:p>
                <text:p text:style-name="P192"><text:span text:style-name="T413">float <text:s/>fac(int <text:s/>n)</text:span></text:p>
                <text:p text:style-name="P192"><text:span text:style-name="T413">{ <text:s/>int <text:s/>i; float <text:s/>s=1;</text:span></text:p>
                <text:p text:style-name="P192"><text:span text:style-name="T413">for(i=1;i&lt;=n;i++) s*=i;</text:span></text:p>
                <text:p text:style-name="P192"><text:span text:style-name="T413">return(s);</text:span></text:p>
                <text:p text:style-name="P192"><text:span text:style-name="T413">}</text:span></text:p>
              </text:list-header>
            </text:list>
          </draw:text-box>
        </draw:frame>
        <draw:custom-shape draw:style-name="gr101" draw:text-style-name="P5" draw:layer="layout" svg:width="8.854cm" svg:height="4.325cm" svg:x="14.182cm" svg:y="2.963cm">
          <text:list text:style-name="L24">
            <text:list-header>
              <text:p text:style-name="P12"><text:span text:style-name="T16">#define <text:s/>PI <text:s text:c="3"/>3.1415926</text:span></text:p>
              <text:p text:style-name="P12"><text:span text:style-name="T16">float <text:s/>f1(float <text:s/>r);</text:span></text:p>
              <text:p text:style-name="P12"><text:span text:style-name="T16">float <text:s/>fac(int n);</text:span></text:p>
              <text:p text:style-name="P12"><text:span text:style-name="T16"/></text:p>
            </text:list-header>
          </text:list>
          <draw:enhanced-geometry svg:viewBox="0 0 21600 21600" draw:type="mso-spt202" draw:enhanced-path="M 0 0 L 21600 0 21600 21600 0 21600 0 0 Z N"/>
        </draw:custom-shape>
        <draw:custom-shape draw:style-name="gr12" draw:text-style-name="P5" draw:layer="layout" svg:width="1.666cm" svg:height="1.615cm" svg:x="5.102cm" svg:y="0.507cm">
          <text:list text:style-name="L12">
            <text:list-header>
              <text:p text:style-name="P12"><text:span text:style-name="T117">f.c</text:span></text:p>
            </text:list-header>
          </text:list>
          <draw:enhanced-geometry svg:viewBox="0 0 21600 21600" draw:type="mso-spt202" draw:enhanced-path="M 0 0 L 21600 0 21600 21600 0 21600 0 0 Z N"/>
        </draw:custom-shape>
        <draw:custom-shape draw:style-name="gr12" draw:text-style-name="P5" draw:layer="layout" svg:width="1.73cm" svg:height="1.615cm" svg:x="17.568cm" svg:y="1.482cm">
          <text:list text:style-name="L24">
            <text:list-header>
              <text:p text:style-name="P12"><text:span text:style-name="T271">f.h</text:span></text:p>
            </text:list-header>
          </text:list>
          <draw:enhanced-geometry svg:viewBox="0 0 21600 21600" draw:type="mso-spt202" draw:enhanced-path="M 0 0 L 21600 0 21600 21600 0 21600 0 0 Z N"/>
        </draw:custom-shape>
        <anim:par presentation:node-type="timing-root">
          <anim:par smil:begin="id403.begin">
            <anim:transitionFilter smil:dur="1s" smil:type="slideWipe" smil:subtype="fromBottomRight" smil:direction="reverse"/>
          </anim:par>
        </anim:par>
        <presentation:notes draw:style-name="dp2">
          <draw:page-thumbnail draw:style-name="gr1" draw:layer="layout" svg:width="7.142cm" svg:height="9.524cm" svg:x="5.953cm" svg:y="1.93cm" draw:page-number="291" presentation:class="page"/>
          <draw:frame presentation:style-name="pr2" draw:layer="layout" svg:width="15.239cm" svg:height="11.43cm" svg:x="1.905cm" svg:y="12.065cm" presentation:class="notes" presentation:placeholder="true">
            <draw:text-box/>
          </draw:frame>
        </presentation:notes>
      </draw:page>
      <draw:page draw:name="page292" draw:style-name="dp4" draw:master-page-name="Default" presentation:presentation-page-layout-name="AL1T0" xml:id="id404" draw:id="id404">
        <draw:frame presentation:style-name="pr26" draw:text-style-name="P5" draw:layer="layout" svg:width="24.13cm" svg:height="16.933cm" svg:x="0.635cm" svg:y="0.634cm" presentation:class="subtitle" presentation:user-transformed="true">
          <draw:text-box>
            <text:list text:style-name="L90">
              <text:list-header>
                <text:p text:style-name="P193"><text:span text:style-name="T84">第十章 <text:s/>指针</text:span></text:p>
              </text:list-header>
            </text:list>
            <text:list text:style-name="L17">
              <text:list-header>
                <text:p text:style-name="P52"><text:span text:style-name="T38"><text:s text:c="4"/></text:span><text:span text:style-name="T165">指针</text:span><text:span text:style-name="T165">:</text:span><text:span text:style-name="T61">C</text:span><text:span text:style-name="T61">的一个</text:span><text:span text:style-name="T88">重要概念</text:span><text:span text:style-name="T61">、</text:span><text:span text:style-name="T88">重要特色</text:span><text:span text:style-name="T61">。它使</text:span><text:span text:style-name="T61">C</text:span><text:span text:style-name="T61">具备了强大的功能，使</text:span><text:span text:style-name="T61">C</text:span><text:span text:style-name="T61">成为程序设计语言之首。正确而灵活地运用它，就可以方便地处理很多其它高级语言所不能处理的问题。</text:span></text:p>
                <text:p text:style-name="P52"><text:span text:style-name="T61"><text:s text:c="2"/></text:span><text:span text:style-name="T61">不掌握</text:span><text:span text:style-name="T68">指针</text:span><text:span text:style-name="T61">等于没有掌握</text:span><text:span text:style-name="T61">C</text:span><text:span text:style-name="T61">语言的</text:span><text:span text:style-name="T68">精华</text:span><text:span text:style-name="T61">。</text:span></text:p>
              </text:list-header>
            </text:list>
          </draw:text-box>
        </draw:frame>
        <anim:par smil:dur="indefinite" smil:restart="never" presentation:node-type="timing-root">
          <anim:par smil:begin="id404.begin">
            <anim:transitionFilter smil:dur="1s" smil:type="irisWipe" smil:subtype="rectangle"/>
          </anim:par>
        </anim:par>
        <presentation:notes draw:style-name="dp2">
          <draw:page-thumbnail draw:style-name="gr1" draw:layer="layout" svg:width="7.142cm" svg:height="9.524cm" svg:x="5.953cm" svg:y="1.93cm" draw:page-number="292" presentation:class="page"/>
          <draw:frame presentation:style-name="pr2" draw:layer="layout" svg:width="15.239cm" svg:height="11.43cm" svg:x="1.905cm" svg:y="12.065cm" presentation:class="notes" presentation:placeholder="true">
            <draw:text-box/>
          </draw:frame>
        </presentation:notes>
      </draw:page>
      <draw:page draw:name="page293" draw:style-name="dp3" draw:master-page-name="Default" presentation:presentation-page-layout-name="AL1T0" xml:id="id405" draw:id="id405">
        <draw:frame presentation:style-name="pr77" draw:text-style-name="P5" draw:layer="layout" svg:width="23.284cm" svg:height="16.51cm" svg:x="1.058cm" svg:y="0.847cm" presentation:class="subtitle" presentation:user-transformed="true">
          <draw:text-box>
            <text:list text:style-name="L6">
              <text:list-header>
                <text:p text:style-name="P38"><text:span text:style-name="T68"><text:s text:c="2"/></text:span><text:span text:style-name="T68">10</text:span><text:span text:style-name="T68">．</text:span><text:span text:style-name="T68">1 </text:span><text:span text:style-name="T68">指针的概念</text:span></text:p>
              </text:list-header>
            </text:list>
            <text:list text:style-name="L17">
              <text:list-header>
                <text:p text:style-name="P52"><text:span text:style-name="T38"><text:s text:c="3"/></text:span><text:span text:style-name="T61">简单地说，</text:span><text:span text:style-name="T88">指针就是地址</text:span><text:span text:style-name="T61">。</text:span></text:p>
                <text:p text:style-name="P52"><text:span text:style-name="T61"><text:s text:c="3"/></text:span><text:span text:style-name="T61">要掌握指针的概念就必须弄清：</text:span></text:p>
                <text:p text:style-name="P52"><text:span text:style-name="T61"><text:s text:c="4"/></text:span><text:span text:style-name="T426">■</text:span><text:span text:style-name="T61">内存地址概念</text:span><text:span text:style-name="T61">?</text:span></text:p>
                <text:p text:style-name="P52"><text:span text:style-name="T61"><text:s text:c="4"/></text:span><text:span text:style-name="T426">■</text:span><text:span text:style-name="T61">变量与地址的关系</text:span><text:span text:style-name="T61">?</text:span></text:p>
                <text:p text:style-name="P52"><text:span text:style-name="T61"><text:s text:c="4"/></text:span><text:span text:style-name="T426">■</text:span><text:span text:style-name="T61">如何通过地址进行变量的存取</text:span><text:span text:style-name="T61">?</text:span></text:p>
                <text:p text:style-name="P40"><text:span text:style-name="T61"/></text:p>
              </text:list-header>
            </text:list>
          </draw:text-box>
        </draw:frame>
        <anim:par smil:dur="indefinite" smil:restart="never" presentation:node-type="timing-root">
          <anim:par smil:begin="id405.begin">
            <anim:transitionFilter smil:dur="1s" smil:type="slideWipe" smil:subtype="fromBottomRight" smil:direction="reverse"/>
          </anim:par>
        </anim:par>
        <presentation:notes draw:style-name="dp2">
          <draw:page-thumbnail draw:style-name="gr1" draw:layer="layout" svg:width="7.142cm" svg:height="9.524cm" svg:x="5.953cm" svg:y="1.93cm" draw:page-number="293" presentation:class="page"/>
          <draw:frame presentation:style-name="pr2" draw:layer="layout" svg:width="15.239cm" svg:height="11.43cm" svg:x="1.905cm" svg:y="12.065cm" presentation:class="notes" presentation:placeholder="true">
            <draw:text-box/>
          </draw:frame>
        </presentation:notes>
      </draw:page>
      <draw:page draw:name="page294" draw:style-name="dp3" draw:master-page-name="Default" presentation:presentation-page-layout-name="AL1T0" xml:id="id406" draw:id="id406">
        <draw:frame presentation:style-name="pr37" draw:text-style-name="P5" draw:layer="layout" svg:width="25.4cm" svg:height="19.05cm" svg:x="0cm" svg:y="0cm" presentation:class="subtitle" presentation:user-transformed="true">
          <draw:text-box>
            <text:list text:style-name="L89">
              <text:list-header>
                <text:p text:style-name="P50"><text:span text:style-name="T251">说明例：</text:span></text:p>
              </text:list-header>
            </text:list>
            <text:list text:style-name="L19">
              <text:list-header>
                <text:p text:style-name="P50"><text:span text:style-name="T64"><text:s text:c="50"/></text:span></text:p>
                <text:p text:style-name="P194"><text:span text:style-name="T64"><text:s text:c="51"/></text:span><text:span text:style-name="T427">内存用户数据</text:span></text:p>
                <text:p text:style-name="P50"><text:span text:style-name="T64"><text:s text:c="40"/></text:span></text:p>
                <text:p text:style-name="P50"><text:span text:style-name="T64"><text:s text:c="43"/></text:span><text:span text:style-name="T64">1000 <text:s text:c="8"/></text:span><text:span text:style-name="T8">3</text:span><text:span text:style-name="T54"> <text:s text:c="8"/></text:span><text:span text:style-name="T64">i</text:span></text:p>
                <text:p text:style-name="P50"><text:span text:style-name="T64"><text:s text:c="43"/></text:span><text:span text:style-name="T64">1002 <text:s text:c="8"/></text:span><text:span text:style-name="T8">6</text:span><text:span text:style-name="T54"> <text:s text:c="8"/></text:span><text:span text:style-name="T64">j</text:span></text:p>
                <text:p text:style-name="P50"><text:span text:style-name="T64"><text:s text:c="43"/></text:span><text:span text:style-name="T64">1004 <text:s text:c="8"/></text:span><text:span text:style-name="T8">9</text:span><text:span text:style-name="T54"> <text:s text:c="8"/></text:span><text:span text:style-name="T64">k</text:span></text:p>
                <text:p text:style-name="P51"><text:span text:style-name="T64"/></text:p>
                <text:p text:style-name="P51"><text:span text:style-name="T64"/></text:p>
                <text:p text:style-name="P51"><text:span text:style-name="T64"/></text:p>
              </text:list-header>
            </text:list>
            <text:list text:style-name="L17">
              <text:list-header>
                <text:p text:style-name="P47"><text:span text:style-name="T38">对变量值的存取总是按地址进行的</text:span><text:span text:style-name="T38">----</text:span><text:span text:style-name="T59">直接访问。</text:span></text:p>
              </text:list-header>
            </text:list>
            <text:list text:style-name="L6">
              <text:list-header>
                <text:p text:style-name="P41"><text:span text:style-name="T59"/></text:p>
              </text:list-header>
            </text:list>
          </draw:text-box>
        </draw:frame>
        <draw:custom-shape draw:style-name="gr102" draw:text-style-name="P5" draw:layer="layout" svg:width="5.08cm" svg:height="5.715cm" svg:x="2.54cm" svg:y="2.54cm">
          <text:list text:style-name="L36">
            <text:list-header>
              <text:p text:style-name="P55"><text:span text:style-name="T428">int <text:s/>i,j,k;</text:span></text:p>
              <text:p text:style-name="P55"><text:span text:style-name="T428">i=3; <text:s/>j=6;</text:span></text:p>
              <text:p text:style-name="P55"><text:span text:style-name="T428">k=i+j;</text:span></text:p>
            </text:list-header>
          </text:list>
          <draw:enhanced-geometry svg:viewBox="0 0 21600 21600" draw:type="mso-spt202" draw:enhanced-path="M 0 0 L 21600 0 21600 21600 0 21600 0 0 Z N"/>
        </draw:custom-shape>
        <draw:line draw:style-name="gr26" draw:text-style-name="P25" draw:layer="layout" svg:x1="16.298cm" svg:y1="4.445cm" svg:x2="16.298cm" svg:y2="15.24cm">
          <text:p/>
        </draw:line>
        <draw:line draw:style-name="gr26" draw:text-style-name="P25" draw:layer="layout" svg:x1="16.298cm" svg:y1="4.445cm" svg:x2="19.473cm" svg:y2="4.445cm">
          <text:p/>
        </draw:line>
        <draw:line draw:style-name="gr26" draw:text-style-name="P25" draw:layer="layout" svg:x1="19.473cm" svg:y1="4.445cm" svg:x2="19.473cm" svg:y2="15.24cm">
          <text:p/>
        </draw:line>
        <draw:line draw:style-name="gr26" draw:text-style-name="P25" draw:layer="layout" svg:x1="16.298cm" svg:y1="15.24cm" svg:x2="19.473cm" svg:y2="15.24cm">
          <text:p/>
        </draw:line>
        <draw:line draw:style-name="gr26" draw:text-style-name="P25" draw:layer="layout" svg:x1="16.298cm" svg:y1="8.255cm" svg:x2="19.473cm" svg:y2="8.255cm">
          <text:p/>
        </draw:line>
        <draw:line draw:style-name="gr26" draw:text-style-name="P25" draw:layer="layout" svg:x1="16.298cm" svg:y1="9.737cm" svg:x2="19.473cm" svg:y2="9.737cm">
          <text:p/>
        </draw:line>
        <draw:line draw:style-name="gr26" draw:text-style-name="P25" draw:layer="layout" svg:x1="16.298cm" svg:y1="11.218cm" svg:x2="19.473cm" svg:y2="11.218cm">
          <text:p/>
        </draw:line>
        <draw:line draw:style-name="gr29" draw:text-style-name="P25" draw:layer="layout" svg:x1="16.298cm" svg:y1="6.562cm" svg:x2="16.298cm" svg:y2="6.562cm">
          <text:p/>
        </draw:line>
        <draw:line draw:style-name="gr26" draw:text-style-name="P25" draw:layer="layout" svg:x1="16.298cm" svg:y1="6.773cm" svg:x2="19.473cm" svg:y2="6.773cm">
          <text:p/>
        </draw:line>
        <draw:custom-shape draw:style-name="gr102" draw:text-style-name="P5" draw:layer="layout" svg:width="6.985cm" svg:height="5.503cm" svg:x="1.693cm" svg:y="10.372cm">
          <text:list text:style-name="L36">
            <text:list-header>
              <text:p text:style-name="P55"><text:span text:style-name="T429">程序经编译后，变量名就不复存在，以地址对应。</text:span></text:p>
            </text:list-header>
          </text:list>
          <draw:enhanced-geometry svg:viewBox="0 0 21600 21600" draw:type="mso-spt202" draw:enhanced-path="M 0 0 L 21600 0 21600 21600 0 21600 0 0 Z N"/>
        </draw:custom-shape>
        <anim:par smil:dur="indefinite" smil:restart="never" presentation:node-type="timing-root">
          <anim:par smil:begin="id406.begin">
            <anim:transitionFilter smil:dur="1s" smil:type="slideWipe" smil:subtype="fromBottomRight" smil:direction="reverse"/>
          </anim:par>
        </anim:par>
        <presentation:notes draw:style-name="dp2">
          <draw:page-thumbnail draw:style-name="gr1" draw:layer="layout" svg:width="7.142cm" svg:height="9.524cm" svg:x="5.953cm" svg:y="1.93cm" draw:page-number="294" presentation:class="page"/>
          <draw:frame presentation:style-name="pr2" draw:layer="layout" svg:width="15.239cm" svg:height="11.43cm" svg:x="1.905cm" svg:y="12.065cm" presentation:class="notes" presentation:placeholder="true">
            <draw:text-box/>
          </draw:frame>
        </presentation:notes>
      </draw:page>
      <draw:page draw:name="page295" draw:style-name="dp3" draw:master-page-name="Default" presentation:presentation-page-layout-name="AL1T0" xml:id="id407" draw:id="id407">
        <draw:frame presentation:style-name="pr73" draw:text-style-name="P5" draw:layer="layout" svg:width="23.283cm" svg:height="17.145cm" svg:x="1.269cm" svg:y="0.634cm" presentation:class="subtitle" presentation:user-transformed="true">
          <draw:text-box>
            <text:list text:style-name="L17">
              <text:list-header>
                <text:p text:style-name="P47"><text:span text:style-name="T38"/></text:p>
                <text:p text:style-name="P47"><text:span text:style-name="T61">也可以采用“</text:span><text:span text:style-name="T88">间接访问</text:span><text:span text:style-name="T61">”方式：</text:span></text:p>
                <text:p text:style-name="P47"><text:span text:style-name="T61"><text:s text:c="6"/></text:span></text:p>
                <text:p text:style-name="P61"><text:span text:style-name="T61"><text:s text:c="6"/></text:span><text:span text:style-name="T61">先将变量</text:span><text:span text:style-name="T61">i</text:span><text:span text:style-name="T61">的地址存放到另一变量</text:span><text:span text:style-name="T68">p1</text:span><text:span text:style-name="T61">中，要访问</text:span><text:span text:style-name="T68">i</text:span><text:span text:style-name="T61">时，先取出</text:span><text:span text:style-name="T68">p1</text:span><text:span text:style-name="T61">的内容（变量</text:span><text:span text:style-name="T68">i</text:span><text:span text:style-name="T61">的地址），再去访问该地址所对应的内存单元中的内容（变量</text:span><text:span text:style-name="T68">i</text:span><text:span text:style-name="T61">的值）。</text:span></text:p>
                <text:p text:style-name="P41"><text:span text:style-name="T61"/></text:p>
              </text:list-header>
            </text:list>
          </draw:text-box>
        </draw:frame>
        <anim:par smil:dur="indefinite" smil:restart="never" presentation:node-type="timing-root">
          <anim:par smil:begin="id407.begin">
            <anim:transitionFilter smil:dur="1s" smil:type="slideWipe" smil:subtype="fromBottomRight" smil:direction="reverse"/>
          </anim:par>
        </anim:par>
        <presentation:notes draw:style-name="dp2">
          <draw:page-thumbnail draw:style-name="gr1" draw:layer="layout" svg:width="7.142cm" svg:height="9.524cm" svg:x="5.953cm" svg:y="1.93cm" draw:page-number="295" presentation:class="page"/>
          <draw:frame presentation:style-name="pr2" draw:layer="layout" svg:width="15.239cm" svg:height="11.43cm" svg:x="1.905cm" svg:y="12.065cm" presentation:class="notes" presentation:placeholder="true">
            <draw:text-box/>
          </draw:frame>
        </presentation:notes>
      </draw:page>
      <draw:page draw:name="page296" draw:style-name="dp3" draw:master-page-name="Default" presentation:presentation-page-layout-name="AL1T0" xml:id="id408" draw:id="id408">
        <draw:frame presentation:style-name="pr37" draw:text-style-name="P5" draw:layer="layout" svg:width="25.4cm" svg:height="19.05cm" svg:x="0cm" svg:y="0cm" presentation:class="subtitle" presentation:user-transformed="true">
          <draw:text-box>
            <text:list text:style-name="L55">
              <text:list-header>
                <text:p text:style-name="P51"><text:span text:style-name="T54"><text:s text:c="26"/></text:span></text:p>
                <text:p text:style-name="P51"><text:span text:style-name="T54"><text:s text:c="33"/></text:span><text:span text:style-name="T346">内存用户数据</text:span></text:p>
              </text:list-header>
            </text:list>
            <text:list text:style-name="L19">
              <text:list-header>
                <text:p text:style-name="P51"><text:span text:style-name="T64"/></text:p>
                <text:p text:style-name="P51"><text:span text:style-name="T64"/></text:p>
                <text:p text:style-name="P51"><text:span text:style-name="T64"><text:s text:c="28"/></text:span><text:span text:style-name="T64">1000 <text:s text:c="12"/>3 <text:s text:c="11"/>i <text:s text:c="8"/></text:span></text:p>
                <text:p text:style-name="P51"><text:span text:style-name="T64"><text:s text:c="28"/></text:span><text:span text:style-name="T64">1002 <text:s text:c="12"/>6 <text:s text:c="11"/>j</text:span></text:p>
                <text:p text:style-name="P51"><text:span text:style-name="T64"><text:s text:c="29"/></text:span><text:span text:style-name="T64">1004 <text:s text:c="12"/>9 <text:s text:c="11"/>k</text:span></text:p>
                <text:p text:style-name="P51"><text:span text:style-name="T64"/></text:p>
                <text:p text:style-name="P51"><text:span text:style-name="T64"><text:s text:c="31"/></text:span><text:span text:style-name="T64">2000 <text:s text:c="9"/>1000 <text:s text:c="8"/>p1</text:span></text:p>
                <text:p text:style-name="P51"><text:span text:style-name="T64"><text:s text:c="31"/></text:span><text:span text:style-name="T64">2004 <text:s text:c="9"/>1002 <text:s text:c="8"/>p2</text:span></text:p>
                <text:p text:style-name="P51"><text:span text:style-name="T64"/></text:p>
                <text:p text:style-name="P51"><text:span text:style-name="T64"/></text:p>
              </text:list-header>
            </text:list>
          </draw:text-box>
        </draw:frame>
        <draw:line draw:style-name="gr26" draw:text-style-name="P25" draw:layer="layout" svg:x1="15.24cm" svg:y1="4.445cm" svg:x2="15.24cm" svg:y2="16.722cm">
          <text:p/>
        </draw:line>
        <draw:line draw:style-name="gr26" draw:text-style-name="P25" draw:layer="layout" svg:x1="15.24cm" svg:y1="4.445cm" svg:x2="19.897cm" svg:y2="4.445cm">
          <text:p/>
        </draw:line>
        <draw:line draw:style-name="gr26" draw:text-style-name="P25" draw:layer="layout" svg:x1="19.897cm" svg:y1="4.445cm" svg:x2="19.897cm" svg:y2="16.722cm">
          <text:p/>
        </draw:line>
        <draw:line draw:style-name="gr26" draw:text-style-name="P25" draw:layer="layout" svg:x1="15.24cm" svg:y1="16.722cm" svg:x2="19.897cm" svg:y2="16.722cm">
          <text:p/>
        </draw:line>
        <draw:line draw:style-name="gr26" draw:text-style-name="P25" draw:layer="layout" svg:x1="15.24cm" svg:y1="8.043cm" svg:x2="19.897cm" svg:y2="8.043cm">
          <text:p/>
        </draw:line>
        <draw:line draw:style-name="gr26" draw:text-style-name="P25" draw:layer="layout" svg:x1="15.24cm" svg:y1="9.737cm" svg:x2="19.897cm" svg:y2="9.737cm">
          <text:p/>
        </draw:line>
        <draw:line draw:style-name="gr26" draw:text-style-name="P25" draw:layer="layout" svg:x1="15.24cm" svg:y1="11.218cm" svg:x2="19.897cm" svg:y2="11.218cm">
          <text:p/>
        </draw:line>
        <draw:line draw:style-name="gr26" draw:text-style-name="P25" draw:layer="layout" svg:x1="15.24cm" svg:y1="6.562cm" svg:x2="19.897cm" svg:y2="6.562cm">
          <text:p/>
        </draw:line>
        <draw:line draw:style-name="gr26" draw:text-style-name="P25" draw:layer="layout" svg:x1="15.24cm" svg:y1="14.605cm" svg:x2="19.897cm" svg:y2="14.605cm">
          <text:p/>
        </draw:line>
        <draw:line draw:style-name="gr29" draw:text-style-name="P25" draw:layer="layout" svg:x1="15.24cm" svg:y1="12.912cm" svg:x2="15.24cm" svg:y2="12.912cm">
          <text:p/>
        </draw:line>
        <draw:line draw:style-name="gr26" draw:text-style-name="P25" draw:layer="layout" svg:x1="15.24cm" svg:y1="13.123cm" svg:x2="19.897cm" svg:y2="13.123cm">
          <text:p/>
        </draw:line>
        <draw:custom-shape draw:style-name="gr102" draw:text-style-name="P5" draw:layer="layout" svg:width="7.62cm" svg:height="10.372cm" svg:x="1.27cm" svg:y="4.233cm">
          <text:list text:style-name="L36">
            <text:list-header>
              <text:p text:style-name="P55"><text:span text:style-name="T428">int <text:s/>i,j,k;</text:span></text:p>
              <text:p text:style-name="P55"><text:span text:style-name="T428">i=3; <text:s/>j=6;</text:span></text:p>
              <text:p text:style-name="P55"><text:span text:style-name="T428">k=i+j;</text:span></text:p>
              <text:p text:style-name="P55"><text:span text:style-name="T428">int <text:s/>*p1, *p2;</text:span></text:p>
              <text:p text:style-name="P55"><text:span text:style-name="T428">p1=&amp;i;</text:span></text:p>
              <text:p text:style-name="P55"><text:span text:style-name="T428">p2=&amp;j;</text:span></text:p>
              <text:p text:style-name="P55"><text:span text:style-name="T428"/></text:p>
            </text:list-header>
          </text:list>
          <draw:enhanced-geometry svg:viewBox="0 0 21600 21600" draw:type="mso-spt202" draw:enhanced-path="M 0 0 L 21600 0 21600 21600 0 21600 0 0 Z N"/>
        </draw:custom-shape>
        <anim:par smil:dur="indefinite" smil:restart="never" presentation:node-type="timing-root">
          <anim:par smil:begin="id408.begin">
            <anim:transitionFilter smil:dur="1s" smil:type="slideWipe" smil:subtype="fromBottomRight" smil:direction="reverse"/>
          </anim:par>
        </anim:par>
        <presentation:notes draw:style-name="dp2">
          <draw:page-thumbnail draw:style-name="gr1" draw:layer="layout" svg:width="7.142cm" svg:height="9.524cm" svg:x="5.953cm" svg:y="1.93cm" draw:page-number="296" presentation:class="page"/>
          <draw:frame presentation:style-name="pr2" draw:layer="layout" svg:width="15.239cm" svg:height="11.43cm" svg:x="1.905cm" svg:y="12.065cm" presentation:class="notes" presentation:placeholder="true">
            <draw:text-box/>
          </draw:frame>
        </presentation:notes>
      </draw:page>
      <draw:page draw:name="page297" draw:style-name="dp3" draw:master-page-name="Default" presentation:presentation-page-layout-name="AL1T0" xml:id="id409" draw:id="id409">
        <draw:frame presentation:style-name="pr75" draw:text-style-name="P5" draw:layer="layout" svg:width="25.4cm" svg:height="19.05cm" svg:x="0cm" svg:y="0cm" presentation:class="subtitle" presentation:user-transformed="true">
          <draw:text-box>
            <text:list text:style-name="L19">
              <text:list-header>
                <text:p text:style-name="P50"><text:span text:style-name="T64"/></text:p>
              </text:list-header>
            </text:list>
            <text:list text:style-name="L17">
              <text:list-header>
                <text:p text:style-name="P47"><text:span text:style-name="T61">在以上概念的基础上对指针下定义：</text:span></text:p>
                <text:p text:style-name="P47"><text:span text:style-name="T61"/></text:p>
                <text:p text:style-name="P61"><text:span text:style-name="T61">变量的地址就是该变量的</text:span><text:span text:style-name="T68">指针</text:span><text:span text:style-name="T61">。</text:span></text:p>
                <text:p text:style-name="P61"><text:span text:style-name="T61">存放地址的变量称</text:span><text:span text:style-name="T68">指针变量</text:span><text:span text:style-name="T61">。</text:span></text:p>
                <text:p text:style-name="P61"><text:span text:style-name="T61">p1</text:span><text:span text:style-name="T61">是</text:span><text:span text:style-name="T68">指向变量</text:span><text:span text:style-name="T68">i</text:span><text:span text:style-name="T68">的指针变量</text:span><text:span text:style-name="T61">。</text:span></text:p>
                <text:p text:style-name="P41"><text:span text:style-name="T61"/></text:p>
              </text:list-header>
            </text:list>
          </draw:text-box>
        </draw:frame>
        <draw:line draw:style-name="gr26" draw:text-style-name="P25" draw:layer="layout" svg:x1="18.838cm" svg:y1="5.503cm" svg:x2="18.838cm" svg:y2="16.933cm">
          <text:p/>
        </draw:line>
        <draw:line draw:style-name="gr26" draw:text-style-name="P25" draw:layer="layout" svg:x1="21.59cm" svg:y1="5.503cm" svg:x2="21.59cm" svg:y2="16.933cm">
          <text:p/>
        </draw:line>
        <draw:line draw:style-name="gr26" draw:text-style-name="P25" draw:layer="layout" svg:x1="18.838cm" svg:y1="5.503cm" svg:x2="21.59cm" svg:y2="5.503cm">
          <text:p/>
        </draw:line>
        <draw:line draw:style-name="gr26" draw:text-style-name="P25" draw:layer="layout" svg:x1="18.838cm" svg:y1="6.985cm" svg:x2="21.59cm" svg:y2="6.985cm">
          <text:p/>
        </draw:line>
        <draw:line draw:style-name="gr26" draw:text-style-name="P25" draw:layer="layout" svg:x1="18.838cm" svg:y1="8.467cm" svg:x2="21.59cm" svg:y2="8.467cm">
          <text:p/>
        </draw:line>
        <draw:line draw:style-name="gr26" draw:text-style-name="P25" draw:layer="layout" svg:x1="18.838cm" svg:y1="9.948cm" svg:x2="21.59cm" svg:y2="9.948cm">
          <text:p/>
        </draw:line>
        <draw:line draw:style-name="gr26" draw:text-style-name="P25" draw:layer="layout" svg:x1="18.838cm" svg:y1="11.43cm" svg:x2="21.59cm" svg:y2="11.43cm">
          <text:p/>
        </draw:line>
        <draw:line draw:style-name="gr26" draw:text-style-name="P25" draw:layer="layout" svg:x1="18.838cm" svg:y1="12.912cm" svg:x2="21.59cm" svg:y2="12.912cm">
          <text:p/>
        </draw:line>
        <draw:line draw:style-name="gr26" draw:text-style-name="P25" draw:layer="layout" svg:x1="18.838cm" svg:y1="14.182cm" svg:x2="21.59cm" svg:y2="14.182cm">
          <text:p/>
        </draw:line>
        <draw:line draw:style-name="gr26" draw:text-style-name="P25" draw:layer="layout" svg:x1="18.838cm" svg:y1="15.663cm" svg:x2="21.59cm" svg:y2="15.663cm">
          <text:p/>
        </draw:line>
        <draw:custom-shape draw:style-name="gr103" draw:text-style-name="P5" draw:layer="layout" svg:width="2.195cm" svg:height="1.277cm" svg:x="16.515cm" svg:y="5.715cm">
          <text:list text:style-name="L24">
            <text:list-header>
              <text:p text:style-name="P14"><text:span text:style-name="T109">1000</text:span></text:p>
            </text:list-header>
          </text:list>
          <draw:enhanced-geometry svg:viewBox="0 0 21600 21600" draw:type="mso-spt202" draw:enhanced-path="M 0 0 L 21600 0 21600 21600 0 21600 0 0 Z N"/>
        </draw:custom-shape>
        <draw:custom-shape draw:style-name="gr103" draw:text-style-name="P5" draw:layer="layout" svg:width="2.195cm" svg:height="1.277cm" svg:x="16.515cm" svg:y="6.985cm">
          <text:list text:style-name="L24">
            <text:list-header>
              <text:p text:style-name="P14"><text:span text:style-name="T109">1002</text:span></text:p>
            </text:list-header>
          </text:list>
          <draw:enhanced-geometry svg:viewBox="0 0 21600 21600" draw:type="mso-spt202" draw:enhanced-path="M 0 0 L 21600 0 21600 21600 0 21600 0 0 Z N"/>
        </draw:custom-shape>
        <draw:custom-shape draw:style-name="gr103" draw:text-style-name="P5" draw:layer="layout" svg:width="2.195cm" svg:height="1.277cm" svg:x="16.515cm" svg:y="8.678cm">
          <text:list text:style-name="L24">
            <text:list-header>
              <text:p text:style-name="P14"><text:span text:style-name="T109">1004</text:span></text:p>
            </text:list-header>
          </text:list>
          <draw:enhanced-geometry svg:viewBox="0 0 21600 21600" draw:type="mso-spt202" draw:enhanced-path="M 0 0 L 21600 0 21600 21600 0 21600 0 0 Z N"/>
        </draw:custom-shape>
        <draw:custom-shape draw:style-name="gr103" draw:text-style-name="P5" draw:layer="layout" svg:width="2.195cm" svg:height="1.277cm" svg:x="19.178cm" svg:y="12.912cm">
          <text:list text:style-name="L12">
            <text:list-header>
              <text:p text:style-name="P14"><text:span text:style-name="T115">1000</text:span></text:p>
            </text:list-header>
          </text:list>
          <draw:enhanced-geometry svg:viewBox="0 0 21600 21600" draw:type="mso-spt202" draw:enhanced-path="M 0 0 L 21600 0 21600 21600 0 21600 0 0 Z N"/>
        </draw:custom-shape>
        <draw:custom-shape draw:style-name="gr103" draw:text-style-name="P5" draw:layer="layout" svg:width="2.195cm" svg:height="1.277cm" svg:x="19.178cm" svg:y="14.393cm">
          <text:list text:style-name="L12">
            <text:list-header>
              <text:p text:style-name="P14"><text:span text:style-name="T115">1002</text:span></text:p>
            </text:list-header>
          </text:list>
          <draw:enhanced-geometry svg:viewBox="0 0 21600 21600" draw:type="mso-spt202" draw:enhanced-path="M 0 0 L 21600 0 21600 21600 0 21600 0 0 Z N"/>
        </draw:custom-shape>
        <draw:custom-shape draw:style-name="gr103" draw:text-style-name="P5" draw:layer="layout" svg:width="0.777cm" svg:height="1.446cm" svg:x="22.017cm" svg:y="5.503cm">
          <text:list text:style-name="L12">
            <text:list-header>
              <text:p text:style-name="P14"><text:span text:style-name="T97">i</text:span></text:p>
            </text:list-header>
          </text:list>
          <draw:enhanced-geometry svg:viewBox="0 0 21600 21600" draw:type="mso-spt202" draw:enhanced-path="M 0 0 L 21600 0 21600 21600 0 21600 0 0 Z N"/>
        </draw:custom-shape>
        <draw:custom-shape draw:style-name="gr103" draw:text-style-name="P5" draw:layer="layout" svg:width="0.777cm" svg:height="1.446cm" svg:x="22.017cm" svg:y="7.025cm">
          <text:list text:style-name="L12">
            <text:list-header>
              <text:p text:style-name="P14"><text:span text:style-name="T97">j</text:span></text:p>
            </text:list-header>
          </text:list>
          <draw:enhanced-geometry svg:viewBox="0 0 21600 21600" draw:type="mso-spt202" draw:enhanced-path="M 0 0 L 21600 0 21600 21600 0 21600 0 0 Z N"/>
        </draw:custom-shape>
        <draw:custom-shape draw:style-name="gr103" draw:text-style-name="P5" draw:layer="layout" svg:width="0.997cm" svg:height="1.446cm" svg:x="21.907cm" svg:y="8.506cm">
          <text:list text:style-name="L12">
            <text:list-header>
              <text:p text:style-name="P14"><text:span text:style-name="T97">k</text:span></text:p>
            </text:list-header>
          </text:list>
          <draw:enhanced-geometry svg:viewBox="0 0 21600 21600" draw:type="mso-spt202" draw:enhanced-path="M 0 0 L 21600 0 21600 21600 0 21600 0 0 Z N"/>
        </draw:custom-shape>
        <draw:custom-shape draw:style-name="gr103" draw:text-style-name="P5" draw:layer="layout" svg:width="1.493cm" svg:height="1.446cm" svg:x="21.659cm" svg:y="12.951cm">
          <text:list text:style-name="L12">
            <text:list-header>
              <text:p text:style-name="P14"><text:span text:style-name="T97">p1</text:span></text:p>
            </text:list-header>
          </text:list>
          <draw:enhanced-geometry svg:viewBox="0 0 21600 21600" draw:type="mso-spt202" draw:enhanced-path="M 0 0 L 21600 0 21600 21600 0 21600 0 0 Z N"/>
        </draw:custom-shape>
        <draw:custom-shape draw:style-name="gr103" draw:text-style-name="P5" draw:layer="layout" svg:width="1.493cm" svg:height="1.446cm" svg:x="21.659cm" svg:y="14.182cm">
          <text:list text:style-name="L12">
            <text:list-header>
              <text:p text:style-name="P14"><text:span text:style-name="T97">p2</text:span></text:p>
            </text:list-header>
          </text:list>
          <draw:enhanced-geometry svg:viewBox="0 0 21600 21600" draw:type="mso-spt202" draw:enhanced-path="M 0 0 L 21600 0 21600 21600 0 21600 0 0 Z N"/>
        </draw:custom-shape>
        <draw:line draw:style-name="gr104" draw:text-style-name="P25" draw:layer="layout" svg:x1="18.627cm" svg:y1="13.547cm" svg:x2="15.875cm" svg:y2="13.547cm">
          <text:p/>
        </draw:line>
        <draw:line draw:style-name="gr104" draw:text-style-name="P25" draw:layer="layout" svg:x1="15.875cm" svg:y1="13.547cm" svg:x2="15.875cm" svg:y2="5.927cm">
          <text:p/>
        </draw:line>
        <draw:line draw:style-name="gr105" draw:text-style-name="P25" draw:layer="layout" svg:x1="15.875cm" svg:y1="5.927cm" svg:x2="18.627cm" svg:y2="5.927cm">
          <text:p/>
        </draw:line>
        <anim:par smil:dur="indefinite" smil:restart="never" presentation:node-type="timing-root">
          <anim:par smil:begin="id409.begin">
            <anim:transitionFilter smil:dur="1s" smil:type="slideWipe" smil:subtype="fromBottomRight" smil:direction="reverse"/>
          </anim:par>
        </anim:par>
        <presentation:notes draw:style-name="dp2">
          <draw:page-thumbnail draw:style-name="gr1" draw:layer="layout" svg:width="7.142cm" svg:height="9.524cm" svg:x="5.953cm" svg:y="1.93cm" draw:page-number="297" presentation:class="page"/>
          <draw:frame presentation:style-name="pr2" draw:layer="layout" svg:width="15.239cm" svg:height="11.43cm" svg:x="1.905cm" svg:y="12.065cm" presentation:class="notes" presentation:placeholder="true">
            <draw:text-box/>
          </draw:frame>
        </presentation:notes>
      </draw:page>
      <draw:page draw:name="page298" draw:style-name="dp3" draw:master-page-name="Default" presentation:presentation-page-layout-name="AL1T0" xml:id="id410" draw:id="id410">
        <draw:frame presentation:style-name="pr29" draw:text-style-name="P5" draw:layer="layout" svg:width="24.765cm" svg:height="17.568cm" svg:x="0.422cm" svg:y="0.847cm" presentation:class="subtitle" presentation:user-transformed="true">
          <draw:text-box>
            <text:list text:style-name="L6">
              <text:list-header>
                <text:p text:style-name="P47"><text:span text:style-name="T68"><text:s text:c="3"/></text:span><text:span text:style-name="T68">10</text:span><text:span text:style-name="T68">．</text:span><text:span text:style-name="T68">2 </text:span><text:span text:style-name="T68">变量的指针</text:span></text:p>
              </text:list-header>
            </text:list>
            <text:list text:style-name="L17">
              <text:list-header>
                <text:p text:style-name="P47"><text:span text:style-name="T61"><text:s text:c="4"/></text:span><text:span text:style-name="T86">变量的指针</text:span></text:p>
                <text:p text:style-name="P47"><text:span text:style-name="T61"><text:s text:c="4"/></text:span><text:span text:style-name="T86">指针变量</text:span></text:p>
                <text:p text:style-name="P47"><text:span text:style-name="T61"><text:s text:c="4"/></text:span><text:span text:style-name="T86">指向变量的指针变量</text:span></text:p>
                <text:p text:style-name="P47"><text:span text:style-name="T61"><text:s text:c="4"/></text:span><text:span text:style-name="T61">用“</text:span><text:span text:style-name="T68">*</text:span><text:span text:style-name="T61">”</text:span><text:span text:style-name="T61">代表“指向”</text:span></text:p>
                <text:p text:style-name="P47"><text:span text:style-name="T61"><text:s text:c="2"/></text:span><text:span text:style-name="T61">如</text:span><text:span text:style-name="T68">*p1</text:span><text:span text:style-name="T61">代表它所指向的变量</text:span><text:span text:style-name="T61">i</text:span><text:span text:style-name="T61">，同一内存单元。</text:span></text:p>
                <text:p text:style-name="P47"><text:span text:style-name="T61"><text:s text:c="2"/></text:span><text:span text:style-name="T61">以下两个语句等价：</text:span></text:p>
              </text:list-header>
            </text:list>
            <text:list text:style-name="L140">
              <text:list-header>
                <text:p text:style-name="P47"><text:span text:style-name="T426"><text:s text:c="3"/></text:span><text:span text:style-name="T68">i=3; <text:s text:c="7"/></text:span><text:span text:style-name="T88">直接访问</text:span><text:span text:style-name="T68"> <text:s text:c="16"/></text:span></text:p>
              </text:list-header>
            </text:list>
            <text:list text:style-name="L6">
              <text:list-header>
                <text:p text:style-name="P47"><text:span text:style-name="T68"><text:s text:c="3"/></text:span><text:span text:style-name="T68">*p1=3; <text:s text:c="5"/></text:span><text:span text:style-name="T88">间接访问</text:span></text:p>
              </text:list-header>
            </text:list>
            <text:list text:style-name="L30">
              <text:list-header>
                <text:p text:style-name="P41"><text:span text:style-name="T88"/></text:p>
              </text:list-header>
            </text:list>
          </draw:text-box>
        </draw:frame>
        <anim:par smil:dur="indefinite" smil:restart="never" presentation:node-type="timing-root">
          <anim:par smil:begin="id410.begin">
            <anim:transitionFilter smil:dur="1s" smil:type="slideWipe" smil:subtype="fromBottomRight" smil:direction="reverse"/>
          </anim:par>
        </anim:par>
        <presentation:notes draw:style-name="dp2">
          <draw:page-thumbnail draw:style-name="gr1" draw:layer="layout" svg:width="7.142cm" svg:height="9.524cm" svg:x="5.953cm" svg:y="1.93cm" draw:page-number="298" presentation:class="page"/>
          <draw:frame presentation:style-name="pr2" draw:layer="layout" svg:width="15.239cm" svg:height="11.43cm" svg:x="1.905cm" svg:y="12.065cm" presentation:class="notes" presentation:placeholder="true">
            <draw:text-box/>
          </draw:frame>
        </presentation:notes>
      </draw:page>
      <draw:page draw:name="page299" draw:style-name="dp3" draw:master-page-name="Default" presentation:presentation-page-layout-name="AL1T0" xml:id="id411" draw:id="id411">
        <draw:frame presentation:style-name="pr100" draw:text-style-name="P5" draw:layer="layout" svg:width="25.4cm" svg:height="20.108cm" svg:x="0cm" svg:y="-0.423cm" presentation:class="subtitle" presentation:user-transformed="true">
          <draw:text-box>
            <text:list text:style-name="L17">
              <text:list-header>
                <text:p text:style-name="P53"><text:span text:style-name="T132"/></text:p>
                <text:p text:style-name="P47"><text:span text:style-name="T132"><text:s text:c="30"/></text:span><text:span text:style-name="T132">内存用户数据</text:span><text:span text:style-name="T70"> <text:s/></text:span></text:p>
              </text:list-header>
            </text:list>
            <text:list text:style-name="L123">
              <text:list-header>
                <text:p text:style-name="P50"><text:span text:style-name="T70"/></text:p>
                <text:p text:style-name="P50"><text:span text:style-name="T70"><text:s text:c="38"/></text:span><text:span text:style-name="T64">1000 <text:s text:c="10"/></text:span><text:span text:style-name="T430">3</text:span><text:span text:style-name="T64"> <text:s text:c="10"/>i</text:span></text:p>
              </text:list-header>
            </text:list>
            <text:list text:style-name="L19">
              <text:list-header>
                <text:p text:style-name="P50"><text:span text:style-name="T64"><text:s text:c="38"/></text:span><text:span text:style-name="T64">1002 <text:s text:c="10"/></text:span><text:span text:style-name="T430">6</text:span><text:span text:style-name="T64"> <text:s text:c="10"/>j</text:span><text:span text:style-name="T70"> </text:span></text:p>
              </text:list-header>
            </text:list>
            <text:list text:style-name="L123">
              <text:list-header>
                <text:p text:style-name="P50"><text:span text:style-name="T70"><text:s text:c="38"/></text:span><text:span text:style-name="T64">1004 <text:s text:c="10"/></text:span><text:span text:style-name="T430">9 </text:span><text:span text:style-name="T64"><text:s text:c="10"/>k</text:span></text:p>
              </text:list-header>
            </text:list>
            <text:list text:style-name="L19">
              <text:list-header>
                <text:p text:style-name="P50"><text:span text:style-name="T64"/></text:p>
                <text:p text:style-name="P50"><text:span text:style-name="T64"/></text:p>
                <text:p text:style-name="P50"><text:span text:style-name="T64"><text:s text:c="38"/></text:span><text:span text:style-name="T64">2002 <text:s text:c="7"/>1000 <text:s text:c="6"/>p1</text:span></text:p>
                <text:p text:style-name="P50"><text:span text:style-name="T64"><text:s text:c="38"/></text:span><text:span text:style-name="T64">2004</text:span><text:span text:style-name="T70"> <text:s text:c="7"/></text:span><text:span text:style-name="T64">1002 <text:s text:c="6"/>p2</text:span></text:p>
                <text:p text:style-name="P51"><text:span text:style-name="T64"/></text:p>
              </text:list-header>
            </text:list>
          </draw:text-box>
        </draw:frame>
        <draw:line draw:style-name="gr26" draw:text-style-name="P25" draw:layer="layout" svg:x1="14.817cm" svg:y1="2.963cm" svg:x2="14.817cm" svg:y2="16.51cm">
          <text:p/>
        </draw:line>
        <draw:line draw:style-name="gr26" draw:text-style-name="P25" draw:layer="layout" svg:x1="14.817cm" svg:y1="14.182cm" svg:x2="19.262cm" svg:y2="14.182cm">
          <text:p/>
        </draw:line>
        <draw:line draw:style-name="gr26" draw:text-style-name="P25" draw:layer="layout" svg:x1="14.817cm" svg:y1="2.963cm" svg:x2="19.262cm" svg:y2="2.963cm">
          <text:p/>
        </draw:line>
        <draw:line draw:style-name="gr26" draw:text-style-name="P25" draw:layer="layout" svg:x1="19.262cm" svg:y1="2.963cm" svg:x2="19.262cm" svg:y2="16.51cm">
          <text:p/>
        </draw:line>
        <draw:line draw:style-name="gr26" draw:text-style-name="P25" draw:layer="layout" svg:x1="14.817cm" svg:y1="5.927cm" svg:x2="19.262cm" svg:y2="5.927cm">
          <text:p/>
        </draw:line>
        <draw:line draw:style-name="gr26" draw:text-style-name="P25" draw:layer="layout" svg:x1="14.817cm" svg:y1="4.445cm" svg:x2="19.262cm" svg:y2="4.445cm">
          <text:p/>
        </draw:line>
        <draw:line draw:style-name="gr26" draw:text-style-name="P25" draw:layer="layout" svg:x1="14.817cm" svg:y1="7.62cm" svg:x2="19.262cm" svg:y2="7.62cm">
          <text:p/>
        </draw:line>
        <draw:line draw:style-name="gr26" draw:text-style-name="P25" draw:layer="layout" svg:x1="14.817cm" svg:y1="9.102cm" svg:x2="19.262cm" svg:y2="9.102cm">
          <text:p/>
        </draw:line>
        <draw:line draw:style-name="gr26" draw:text-style-name="P25" draw:layer="layout" svg:x1="14.817cm" svg:y1="10.583cm" svg:x2="19.262cm" svg:y2="10.583cm">
          <text:p/>
        </draw:line>
        <draw:line draw:style-name="gr26" draw:text-style-name="P25" draw:layer="layout" svg:x1="14.817cm" svg:y1="12.277cm" svg:x2="19.262cm" svg:y2="12.277cm">
          <text:p/>
        </draw:line>
        <draw:line draw:style-name="gr29" draw:text-style-name="P25" draw:layer="layout" svg:x1="16.087cm" svg:y1="16.722cm" svg:x2="16.087cm" svg:y2="16.722cm">
          <text:p/>
        </draw:line>
        <draw:line draw:style-name="gr6" draw:text-style-name="P25" draw:layer="layout" svg:x1="14.181cm" svg:y1="13.123cm" svg:x2="11.006cm" svg:y2="13.123cm">
          <text:p/>
        </draw:line>
        <draw:line draw:style-name="gr6" draw:text-style-name="P25" draw:layer="layout" svg:x1="11.007cm" svg:y1="12.912cm" svg:x2="11.007cm" svg:y2="5.292cm">
          <text:p/>
        </draw:line>
        <draw:line draw:style-name="gr8" draw:text-style-name="P25" draw:layer="layout" svg:x1="11.007cm" svg:y1="5.292cm" svg:x2="13.97cm" svg:y2="5.292cm">
          <text:p/>
        </draw:line>
        <draw:line draw:style-name="gr6" draw:text-style-name="P25" draw:layer="layout" svg:x1="14.392cm" svg:y1="14.605cm" svg:x2="10.371cm" svg:y2="14.605cm">
          <text:p/>
        </draw:line>
        <draw:line draw:style-name="gr6" draw:text-style-name="P25" draw:layer="layout" svg:x1="10.372cm" svg:y1="6.773cm" svg:x2="10.372cm" svg:y2="14.605cm">
          <text:p/>
        </draw:line>
        <draw:line draw:style-name="gr8" draw:text-style-name="P25" draw:layer="layout" svg:x1="10.372cm" svg:y1="6.773cm" svg:x2="13.97cm" svg:y2="6.773cm">
          <text:p/>
        </draw:line>
        <draw:custom-shape draw:style-name="gr102" draw:text-style-name="P5" draw:layer="layout" svg:width="6.773cm" svg:height="11.006cm" svg:x="0.847cm" svg:y="3.387cm">
          <text:list text:style-name="L36">
            <text:list-header>
              <text:p text:style-name="P55"><text:span text:style-name="T428">int <text:s/>i,j,k;</text:span></text:p>
              <text:p text:style-name="P55"><text:span text:style-name="T428">i=3; <text:s/>j=6;</text:span></text:p>
              <text:p text:style-name="P55"><text:span text:style-name="T428">k=i+j;</text:span></text:p>
              <text:p text:style-name="P55"><text:span text:style-name="T428">int *p1, *p2;</text:span></text:p>
              <text:p text:style-name="P55"><text:span text:style-name="T428">p1=&amp;i;</text:span></text:p>
              <text:p text:style-name="P55"><text:span text:style-name="T428">p2=&amp;j;</text:span></text:p>
              <text:p text:style-name="P55"><text:span text:style-name="T428">*p1=3;</text:span></text:p>
            </text:list-header>
          </text:list>
          <draw:enhanced-geometry svg:viewBox="0 0 21600 21600" draw:type="mso-spt202" draw:enhanced-path="M 0 0 L 21600 0 21600 21600 0 21600 0 0 Z N"/>
        </draw:custom-shape>
        <draw:line draw:style-name="gr26" draw:text-style-name="P25" draw:layer="layout" svg:x1="14.817cm" svg:y1="15.663cm" svg:x2="19.262cm" svg:y2="15.663cm">
          <text:p/>
        </draw:line>
        <anim:par smil:dur="indefinite" smil:restart="never" presentation:node-type="timing-root">
          <anim:par smil:begin="id411.begin">
            <anim:transitionFilter smil:dur="1s" smil:type="slideWipe" smil:subtype="fromBottomRight" smil:direction="reverse"/>
          </anim:par>
        </anim:par>
        <presentation:notes draw:style-name="dp2">
          <draw:page-thumbnail draw:style-name="gr1" draw:layer="layout" svg:width="7.142cm" svg:height="9.524cm" svg:x="5.953cm" svg:y="1.93cm" draw:page-number="299" presentation:class="page"/>
          <draw:frame presentation:style-name="pr2" draw:layer="layout" svg:width="15.239cm" svg:height="11.43cm" svg:x="1.905cm" svg:y="12.065cm" presentation:class="notes" presentation:placeholder="true">
            <draw:text-box/>
          </draw:frame>
        </presentation:notes>
      </draw:page>
      <draw:page draw:name="page300" draw:style-name="dp3" draw:master-page-name="Default" presentation:presentation-page-layout-name="AL1T0" xml:id="id412" draw:id="id412">
        <draw:frame presentation:style-name="pr101" draw:text-style-name="P5" draw:layer="layout" svg:width="24.765cm" svg:height="18.204cm" svg:x="0.422cm" svg:y="0.423cm" presentation:class="subtitle" presentation:user-transformed="true">
          <draw:text-box>
            <text:list text:style-name="L140">
              <text:list-header>
                <text:p text:style-name="P47"><text:span text:style-name="T426"><text:s text:c="2"/>■</text:span><text:span text:style-name="T166">指针变量的定义</text:span></text:p>
              </text:list-header>
            </text:list>
            <text:list text:style-name="L17">
              <text:list-header>
                <text:p text:style-name="P47"><text:span text:style-name="T61"><text:s text:c="2"/></text:span><text:span text:style-name="T61">指针变量也必须先定义后使用。</text:span></text:p>
                <text:p text:style-name="P47"><text:span text:style-name="T61"><text:s text:c="3"/></text:span><text:span text:style-name="T166">int <text:s/>*p1;</text:span></text:p>
              </text:list-header>
            </text:list>
            <text:list text:style-name="L30">
              <text:list-header>
                <text:p text:style-name="P47"><text:span text:style-name="T88">注意：</text:span></text:p>
              </text:list-header>
            </text:list>
            <text:list text:style-name="L17">
              <text:list-header>
                <text:p text:style-name="P47"><text:span text:style-name="T61"><text:s/>① </text:span><text:span text:style-name="T61">*</text:span><text:span text:style-name="T61">表示该变量为指针变量，但变量名是</text:span><text:span text:style-name="T61">p1</text:span><text:span text:style-name="T61">。</text:span></text:p>
                <text:p text:style-name="P47"><text:span text:style-name="T61"><text:s/>② </text:span><text:span text:style-name="T61">一个指针变量只能指向同一类型的变量。</text:span></text:p>
              </text:list-header>
            </text:list>
            <text:list text:style-name="L6">
              <text:list-header>
                <text:p text:style-name="P47"><text:span text:style-name="T68"><text:s text:c="2"/></text:span><text:span text:style-name="T68">int <text:s/>i,*p1;</text:span></text:p>
                <text:p text:style-name="P47"><text:span text:style-name="T68"><text:s text:c="2"/></text:span><text:span text:style-name="T68">float <text:s/>a;</text:span></text:p>
                <text:p text:style-name="P47"><text:span text:style-name="T68"><text:s text:c="2"/></text:span><text:span text:style-name="T68">p1=&amp;i; <text:s text:c="6"/></text:span><text:span text:style-name="T61">合法</text:span></text:p>
                <text:p text:style-name="P47"><text:span text:style-name="T68"><text:s text:c="2"/></text:span><text:span text:style-name="T68">p1=&amp;a; <text:s text:c="6"/></text:span><text:span text:style-name="T61">不合法</text:span></text:p>
              </text:list-header>
            </text:list>
          </draw:text-box>
        </draw:frame>
        <anim:par smil:dur="indefinite" smil:restart="never" presentation:node-type="timing-root">
          <anim:par smil:begin="id412.begin">
            <anim:transitionFilter smil:dur="1s" smil:type="slideWipe" smil:subtype="fromBottomRight" smil:direction="reverse"/>
          </anim:par>
        </anim:par>
        <presentation:notes draw:style-name="dp2">
          <draw:page-thumbnail draw:style-name="gr1" draw:layer="layout" svg:width="7.142cm" svg:height="9.524cm" svg:x="5.953cm" svg:y="1.93cm" draw:page-number="300" presentation:class="page"/>
          <draw:frame presentation:style-name="pr2" draw:layer="layout" svg:width="15.239cm" svg:height="11.43cm" svg:x="1.905cm" svg:y="12.065cm" presentation:class="notes" presentation:placeholder="true">
            <draw:text-box/>
          </draw:frame>
        </presentation:notes>
      </draw:page>
      <draw:page draw:name="page301" draw:style-name="dp3" draw:master-page-name="Default" presentation:presentation-page-layout-name="AL1T0" xml:id="id413" draw:id="id413">
        <draw:frame presentation:style-name="pr75" draw:text-style-name="P5" draw:layer="layout" svg:width="25.4cm" svg:height="19.05cm" svg:x="0cm" svg:y="0cm" presentation:class="subtitle" presentation:user-transformed="true">
          <draw:text-box>
            <text:list text:style-name="L60">
              <text:list-header>
                <text:p text:style-name="P47"><text:span text:style-name="T166"><text:s text:c="3"/></text:span><text:span text:style-name="T426">■</text:span><text:span text:style-name="T166">指针变量的引用</text:span></text:p>
              </text:list-header>
            </text:list>
            <text:list text:style-name="L17">
              <text:list-header>
                <text:p text:style-name="P47"><text:span text:style-name="T61"><text:s text:c="3"/></text:span><text:span text:style-name="T61">两种用法：</text:span></text:p>
                <text:p text:style-name="P47"><text:span text:style-name="T61"><text:s/></text:span><text:span text:style-name="T68">①</text:span><text:span text:style-name="T68">用地址运算符</text:span><text:span text:style-name="T61">&amp;</text:span></text:p>
                <text:p text:style-name="P47"><text:span text:style-name="T61"><text:s text:c="3"/></text:span><text:span text:style-name="T61">p1=&amp;i</text:span><text:span text:style-name="T61">；</text:span></text:p>
                <text:p text:style-name="P47"><text:span text:style-name="T61"><text:s/></text:span><text:span text:style-name="T68">②</text:span><text:span text:style-name="T68">用指针运算符</text:span><text:span text:style-name="T61">* <text:s text:c="3"/></text:span><text:span text:style-name="T88">（实行间接访问）</text:span></text:p>
                <text:p text:style-name="P47"><text:span text:style-name="T61"><text:s text:c="3"/></text:span><text:span text:style-name="T61">*p1=100; <text:s text:c="3"/>k=*p1;</text:span></text:p>
                <text:p text:style-name="P47"><text:span text:style-name="T61"/></text:p>
              </text:list-header>
            </text:list>
            <text:list text:style-name="L141">
              <text:list-header>
                <text:p text:style-name="P47"><text:span text:style-name="T431"><text:s text:c="2"/></text:span><text:span text:style-name="T431">注意：</text:span><text:span text:style-name="T61">指针变量只能放地址（指针）。</text:span></text:p>
              </text:list-header>
            </text:list>
            <text:list text:style-name="L17">
              <text:list-header>
                <text:p text:style-name="P47"><text:span text:style-name="T61"><text:s text:c="3"/></text:span><text:span text:style-name="T61">p1=100; <text:s text:c="2"/></text:span><text:span text:style-name="T431">不允许</text:span></text:p>
              </text:list-header>
            </text:list>
            <text:list text:style-name="L141">
              <text:list-header>
                <text:p text:style-name="P47"><text:span text:style-name="T431"/></text:p>
                <text:p text:style-name="P41"><text:span text:style-name="T431"/></text:p>
              </text:list-header>
            </text:list>
          </draw:text-box>
        </draw:frame>
        <anim:par smil:dur="indefinite" smil:restart="never" presentation:node-type="timing-root">
          <anim:par smil:begin="id413.begin">
            <anim:transitionFilter smil:dur="1s" smil:type="slideWipe" smil:subtype="fromBottomRight" smil:direction="reverse"/>
          </anim:par>
        </anim:par>
        <presentation:notes draw:style-name="dp2">
          <draw:page-thumbnail draw:style-name="gr1" draw:layer="layout" svg:width="7.142cm" svg:height="9.524cm" svg:x="5.953cm" svg:y="1.93cm" draw:page-number="301" presentation:class="page"/>
          <draw:frame presentation:style-name="pr2" draw:layer="layout" svg:width="15.239cm" svg:height="11.43cm" svg:x="1.905cm" svg:y="12.065cm" presentation:class="notes" presentation:placeholder="true">
            <draw:text-box/>
          </draw:frame>
        </presentation:notes>
      </draw:page>
      <draw:page draw:name="page302" draw:style-name="dp3" draw:master-page-name="Default" presentation:presentation-page-layout-name="AL1T0" xml:id="id414" draw:id="id414">
        <draw:frame presentation:style-name="pr37" draw:text-style-name="P5" draw:layer="layout" svg:width="25.4cm" svg:height="19.05cm" svg:x="0cm" svg:y="0cm" presentation:class="subtitle" presentation:user-transformed="true">
          <draw:text-box>
            <text:list text:style-name="L89">
              <text:list-header>
                <text:p text:style-name="P50"><text:span text:style-name="T251">例：</text:span></text:p>
              </text:list-header>
            </text:list>
            <text:list text:style-name="L19">
              <text:list-header>
                <text:p text:style-name="P50"><text:span text:style-name="T184">main()</text:span></text:p>
                <text:p text:style-name="P50"><text:span text:style-name="T184">{ <text:s text:c="2"/>int <text:s/>a=100,b=10;</text:span></text:p>
                <text:p text:style-name="P50"><text:span text:style-name="T184"><text:s text:c="5"/></text:span><text:span text:style-name="T184">int <text:s/>*p1,*p2; <text:s text:c="7"/></text:span><text:span text:style-name="T88">定义指针变量，尚无具体</text:span><text:span text:style-name="T345">指向</text:span></text:p>
                <text:p text:style-name="P50"><text:span text:style-name="T184"><text:s text:c="5"/></text:span><text:span text:style-name="T184">p1=&amp;a; <text:s text:c="20"/></text:span><text:span text:style-name="T88">p1</text:span><text:span text:style-name="T88">指向</text:span><text:span text:style-name="T88">a</text:span></text:p>
                <text:p text:style-name="P50"><text:span text:style-name="T184"><text:s text:c="5"/></text:span><text:span text:style-name="T184">p2=&amp;b; <text:s text:c="20"/></text:span><text:span text:style-name="T88">p2</text:span><text:span text:style-name="T88">指向</text:span><text:span text:style-name="T88">b</text:span></text:p>
                <text:p text:style-name="P50"><text:span text:style-name="T184"><text:s text:c="5"/></text:span><text:span text:style-name="T184">printf(“\n %d,%d”,a,b);</text:span></text:p>
                <text:p text:style-name="P50"><text:span text:style-name="T184"><text:s text:c="5"/></text:span><text:span text:style-name="T184">printf(“\n %d,%d”, *p1,*p2);</text:span></text:p>
                <text:p text:style-name="P50"><text:span text:style-name="T184">}</text:span></text:p>
                <text:p text:style-name="P50"><text:span text:style-name="T184"/></text:p>
              </text:list-header>
            </text:list>
            <text:list text:style-name="L142">
              <text:list-header>
                <text:p text:style-name="P50"><text:span text:style-name="T432"><text:s text:c="4"/></text:span><text:span text:style-name="T92">注意：要区别定义和引用中的“</text:span><text:span text:style-name="T92">*”</text:span></text:p>
              </text:list-header>
            </text:list>
          </draw:text-box>
        </draw:frame>
        <anim:par smil:dur="indefinite" smil:restart="never" presentation:node-type="timing-root">
          <anim:par smil:begin="id414.begin">
            <anim:transitionFilter smil:dur="1s" smil:type="slideWipe" smil:subtype="fromBottomRight" smil:direction="reverse"/>
          </anim:par>
        </anim:par>
        <presentation:notes draw:style-name="dp2">
          <draw:page-thumbnail draw:style-name="gr1" draw:layer="layout" svg:width="7.142cm" svg:height="9.524cm" svg:x="5.953cm" svg:y="1.93cm" draw:page-number="302" presentation:class="page"/>
          <draw:frame presentation:style-name="pr2" draw:layer="layout" svg:width="15.239cm" svg:height="11.43cm" svg:x="1.905cm" svg:y="12.065cm" presentation:class="notes" presentation:placeholder="true">
            <draw:text-box/>
          </draw:frame>
        </presentation:notes>
      </draw:page>
      <draw:page draw:name="page303" draw:style-name="dp3" draw:master-page-name="Default" presentation:presentation-page-layout-name="AL1T0" xml:id="id415" draw:id="id415">
        <draw:frame presentation:style-name="pr102" draw:text-style-name="P5" draw:layer="layout" svg:width="20.108cm" svg:height="14.817cm" svg:x="2.54cm" svg:y="0.634cm" presentation:class="subtitle" presentation:user-transformed="true">
          <draw:text-box>
            <text:list text:style-name="L142">
              <text:list-header>
                <text:p text:style-name="P50"><text:span text:style-name="T432"/></text:p>
              </text:list-header>
            </text:list>
            <text:list text:style-name="L19">
              <text:list-header>
                <text:p text:style-name="P50"><text:span text:style-name="T64"/></text:p>
              </text:list-header>
            </text:list>
            <text:list text:style-name="L89">
              <text:list-header>
                <text:p text:style-name="P50"><text:span text:style-name="T251">要特别注意以下用法的后果：</text:span></text:p>
              </text:list-header>
            </text:list>
            <text:list text:style-name="L56">
              <text:list-header>
                <text:p text:style-name="P57"><text:span text:style-name="T171"/></text:p>
              </text:list-header>
            </text:list>
            <text:list text:style-name="L19">
              <text:list-header>
                <text:p text:style-name="P57"><text:span text:style-name="T184"><text:s text:c="6"/></text:span><text:span text:style-name="T184">int <text:s/>*p1;</text:span></text:p>
                <text:p text:style-name="P57"><text:span text:style-name="T184"><text:s text:c="5"/></text:span><text:span text:style-name="T184">*p1=100;</text:span></text:p>
                <text:p text:style-name="P57"><text:span text:style-name="T184"/></text:p>
                <text:p text:style-name="P51"><text:span text:style-name="T184"/></text:p>
              </text:list-header>
            </text:list>
          </draw:text-box>
        </draw:frame>
        <anim:par smil:dur="indefinite" smil:restart="never" presentation:node-type="timing-root">
          <anim:par smil:begin="id415.begin">
            <anim:transitionFilter smil:dur="1s" smil:type="slideWipe" smil:subtype="fromBottomRight" smil:direction="reverse"/>
          </anim:par>
        </anim:par>
        <presentation:notes draw:style-name="dp2">
          <draw:page-thumbnail draw:style-name="gr1" draw:layer="layout" svg:width="7.142cm" svg:height="9.524cm" svg:x="5.953cm" svg:y="1.93cm" draw:page-number="303" presentation:class="page"/>
          <draw:frame presentation:style-name="pr2" draw:layer="layout" svg:width="15.239cm" svg:height="11.43cm" svg:x="1.905cm" svg:y="12.065cm" presentation:class="notes" presentation:placeholder="true">
            <draw:text-box/>
          </draw:frame>
        </presentation:notes>
      </draw:page>
      <draw:page draw:name="page304" draw:style-name="dp3" draw:master-page-name="Default" presentation:presentation-page-layout-name="AL1T0" xml:id="id416" draw:id="id416">
        <draw:frame presentation:style-name="pr37" draw:text-style-name="P5" draw:layer="layout" svg:width="24.554cm" svg:height="19.05cm" svg:x="0.423cm" svg:y="0cm" presentation:class="subtitle" presentation:user-transformed="true">
          <draw:text-box>
            <text:list text:style-name="L6">
              <text:list-header>
                <text:p text:style-name="P47"><text:span text:style-name="T68">例：输入</text:span><text:span text:style-name="T68">a</text:span><text:span text:style-name="T68">和</text:span><text:span text:style-name="T68">b</text:span><text:span text:style-name="T68">两个整数，按先大后小的顺序输出</text:span><text:span text:style-name="T64"> <text:s text:c="3"/></text:span><text:span text:style-name="T184">main()</text:span></text:p>
              </text:list-header>
            </text:list>
            <text:list text:style-name="L19">
              <text:list-header>
                <text:p text:style-name="P50"><text:span text:style-name="T184">{ <text:s/>int <text:s/>a,b,*p1, *p2, *p;</text:span></text:p>
              </text:list-header>
            </text:list>
            <text:list text:style-name="L142">
              <text:list-header>
                <text:p text:style-name="P50"><text:span text:style-name="T433"><text:s text:c="4"/></text:span><text:span text:style-name="T184">scanf(“%d,%d”,&amp;a,&amp;b);</text:span><text:span text:style-name="T433"> <text:s text:c="6"/></text:span><text:span text:style-name="T184"><text:s/></text:span><text:span text:style-name="T430">1000</text:span><text:span text:style-name="T171"> <text:s text:c="4"/></text:span><text:span text:style-name="T184"><text:s text:c="2"/>5 <text:s text:c="4"/></text:span><text:span text:style-name="T171">a</text:span></text:p>
                <text:p text:style-name="P50"><text:span text:style-name="T433"><text:s text:c="4"/></text:span><text:span text:style-name="T184">p1=&amp;a; <text:s/>p2=&amp;b;</text:span><text:span text:style-name="T433"> <text:s text:c="21"/></text:span><text:span text:style-name="T171"><text:s/></text:span><text:span text:style-name="T430">1002</text:span><text:span text:style-name="T171"> </text:span><text:span text:style-name="T184"><text:s text:c="6"/>9 <text:s text:c="3"/></text:span><text:span text:style-name="T171"><text:s/>b</text:span></text:p>
                <text:p text:style-name="P50"><text:span text:style-name="T433"><text:s text:c="4"/></text:span><text:span text:style-name="T184">if(a&lt;b)</text:span></text:p>
                <text:p text:style-name="P50"><text:span text:style-name="T433"><text:s text:c="3"/></text:span><text:span text:style-name="T184">{ </text:span><text:span text:style-name="T171">p=p1; p1=p2; p2=p;</text:span><text:span text:style-name="T184">}</text:span></text:p>
                <text:p text:style-name="P50"><text:span text:style-name="T433"><text:s text:c="5"/></text:span><text:span text:style-name="T184">printf(“\n %d,%d”,a,b);</text:span><text:span text:style-name="T433"> <text:s text:c="7"/></text:span><text:span text:style-name="T430">2000</text:span><text:span text:style-name="T171"> </text:span><text:span text:style-name="T184"><text:s text:c="14"/></text:span><text:span text:style-name="T171">p1</text:span></text:p>
                <text:p text:style-name="P50"><text:span text:style-name="T433"><text:s text:c="3"/></text:span><text:span text:style-name="T184">printf(“\n%d,%d”,*p1,*p2); </text:span><text:span text:style-name="T433"><text:s text:c="2"/></text:span><text:span text:style-name="T430">2004</text:span><text:span text:style-name="T184"> <text:s text:c="14"/></text:span><text:span text:style-name="T171">p2</text:span></text:p>
              </text:list-header>
            </text:list>
            <text:list text:style-name="L19">
              <text:list-header>
                <text:p text:style-name="P50"><text:span text:style-name="T184">}</text:span><text:span text:style-name="T64"> <text:s/></text:span><text:span text:style-name="T432"><text:s text:c="51"/></text:span><text:span text:style-name="T430">2006</text:span><text:span text:style-name="T64"> <text:s text:c="14"/></text:span><text:span text:style-name="T430"><text:s/>p</text:span></text:p>
              </text:list-header>
            </text:list>
            <text:list text:style-name="L53">
              <text:list-header>
                <text:p text:style-name="P47"><text:span text:style-name="T62"><text:s text:c="3"/></text:span><text:span text:style-name="T62">改变</text:span><text:span text:style-name="T62">p1</text:span><text:span text:style-name="T62">和</text:span><text:span text:style-name="T62">p2</text:span><text:span text:style-name="T62">的指向</text:span></text:p>
                <text:p text:style-name="P41"><text:span text:style-name="T62"/></text:p>
              </text:list-header>
            </text:list>
          </draw:text-box>
        </draw:frame>
        <draw:line draw:style-name="gr26" draw:text-style-name="P25" draw:layer="layout" svg:x1="19.262cm" svg:y1="2.752cm" svg:x2="19.262cm" svg:y2="15.875cm">
          <text:p/>
        </draw:line>
        <draw:line draw:style-name="gr26" draw:text-style-name="P25" draw:layer="layout" svg:x1="19.262cm" svg:y1="2.752cm" svg:x2="22.013cm" svg:y2="2.752cm">
          <text:p/>
        </draw:line>
        <draw:line draw:style-name="gr26" draw:text-style-name="P25" draw:layer="layout" svg:x1="22.013cm" svg:y1="2.752cm" svg:x2="22.013cm" svg:y2="15.875cm">
          <text:p/>
        </draw:line>
        <draw:line draw:style-name="gr26" draw:text-style-name="P25" draw:layer="layout" svg:x1="19.262cm" svg:y1="15.875cm" svg:x2="22.013cm" svg:y2="15.875cm">
          <text:p/>
        </draw:line>
        <draw:line draw:style-name="gr26" draw:text-style-name="P25" draw:layer="layout" svg:x1="19.262cm" svg:y1="6.138cm" svg:x2="22.013cm" svg:y2="6.138cm">
          <text:p/>
        </draw:line>
        <draw:line draw:style-name="gr26" draw:text-style-name="P25" draw:layer="layout" svg:x1="19.262cm" svg:y1="4.868cm" svg:x2="22.013cm" svg:y2="4.868cm">
          <text:p/>
        </draw:line>
        <draw:line draw:style-name="gr26" draw:text-style-name="P25" draw:layer="layout" svg:x1="19.262cm" svg:y1="7.62cm" svg:x2="22.013cm" svg:y2="7.62cm">
          <text:p/>
        </draw:line>
        <draw:line draw:style-name="gr26" draw:text-style-name="P25" draw:layer="layout" svg:x1="19.262cm" svg:y1="11.43cm" svg:x2="22.013cm" svg:y2="11.43cm">
          <text:p/>
        </draw:line>
        <draw:line draw:style-name="gr26" draw:text-style-name="P25" draw:layer="layout" svg:x1="19.262cm" svg:y1="12.912cm" svg:x2="22.013cm" svg:y2="12.912cm">
          <text:p/>
        </draw:line>
        <draw:line draw:style-name="gr26" draw:text-style-name="P25" draw:layer="layout" svg:x1="19.262cm" svg:y1="14.393cm" svg:x2="22.013cm" svg:y2="14.393cm">
          <text:p/>
        </draw:line>
        <draw:custom-shape draw:style-name="gr12" draw:text-style-name="P5" xml:id="id417" draw:id="id417" draw:layer="layout" svg:width="2.195cm" svg:height="1.277cm" svg:x="19.473cm" svg:y="11.642cm">
          <text:list text:style-name="L24">
            <text:list-header>
              <text:p text:style-name="P12"><text:span text:style-name="T109">1000</text:span></text:p>
            </text:list-header>
          </text:list>
          <draw:enhanced-geometry svg:viewBox="0 0 21600 21600" draw:type="mso-spt202" draw:enhanced-path="M 0 0 L 21600 0 21600 21600 0 21600 0 0 Z N"/>
        </draw:custom-shape>
        <draw:custom-shape draw:style-name="gr12" draw:text-style-name="P5" xml:id="id418" draw:id="id418" draw:layer="layout" svg:width="2.195cm" svg:height="1.277cm" svg:x="19.685cm" svg:y="13.123cm">
          <text:list text:style-name="L24">
            <text:list-header>
              <text:p text:style-name="P12"><text:span text:style-name="T109">1002</text:span></text:p>
            </text:list-header>
          </text:list>
          <draw:enhanced-geometry svg:viewBox="0 0 21600 21600" draw:type="mso-spt202" draw:enhanced-path="M 0 0 L 21600 0 21600 21600 0 21600 0 0 Z N"/>
        </draw:custom-shape>
        <draw:custom-shape draw:style-name="gr55" draw:text-style-name="P5" xml:id="id419" draw:id="id419" draw:layer="layout" svg:width="2.195cm" svg:height="1.277cm" svg:x="19.473cm" svg:y="11.642cm">
          <text:list text:style-name="L24">
            <text:list-header>
              <text:p text:style-name="P12"><text:span text:style-name="T109">1002</text:span></text:p>
            </text:list-header>
          </text:list>
          <draw:enhanced-geometry svg:viewBox="0 0 21600 21600" draw:type="mso-spt202" draw:enhanced-path="M 0 0 L 21600 0 21600 21600 0 21600 0 0 Z N"/>
        </draw:custom-shape>
        <draw:custom-shape draw:style-name="gr55" draw:text-style-name="P5" xml:id="id420" draw:id="id420" draw:layer="layout" svg:width="2.195cm" svg:height="1.277cm" svg:x="19.685cm" svg:y="13.123cm">
          <text:list text:style-name="L24">
            <text:list-header>
              <text:p text:style-name="P12"><text:span text:style-name="T109">1000</text:span></text:p>
            </text:list-header>
          </text:list>
          <draw:enhanced-geometry svg:viewBox="0 0 21600 21600" draw:type="mso-spt202" draw:enhanced-path="M 0 0 L 21600 0 21600 21600 0 21600 0 0 Z N"/>
        </draw:custom-shape>
        <anim:par smil:dur="indefinite" smil:restart="never" presentation:node-type="timing-root">
          <anim:par smil:begin="id416.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417" smil:attributeName="visibility" smil:to="visible"/>
                  <anim:transitionFilter smil:dur="0.5s" smil:targetElement="id417" smil:type="irisWipe" smil:subtype="rectangle"/>
                </anim:par>
              </anim:par>
            </anim:par>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418" smil:attributeName="visibility" smil:to="visible"/>
                  <anim:transitionFilter smil:dur="0.5s" smil:targetElement="id418" smil:type="irisWipe" smil:subtype="rectangle"/>
                </anim:par>
              </anim:par>
            </anim:par>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419" smil:attributeName="visibility" smil:to="visible"/>
                  <anim:transitionFilter smil:dur="0.5s" smil:targetElement="id419" smil:type="irisWipe" smil:subtype="rectangle"/>
                </anim:par>
              </anim:par>
            </anim:par>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420" smil:attributeName="visibility" smil:to="visible"/>
                  <anim:transitionFilter smil:dur="0.5s" smil:targetElement="id420" smil:type="irisWipe" smil:subtype="rectangle"/>
                </anim:par>
              </anim:par>
            </anim:par>
          </anim:seq>
        </anim:par>
        <presentation:notes draw:style-name="dp2">
          <draw:page-thumbnail draw:style-name="gr1" draw:layer="layout" svg:width="7.142cm" svg:height="9.524cm" svg:x="5.953cm" svg:y="1.93cm" draw:page-number="304" presentation:class="page"/>
          <draw:frame presentation:style-name="pr2" draw:layer="layout" svg:width="15.239cm" svg:height="11.43cm" svg:x="1.905cm" svg:y="12.065cm" presentation:class="notes" presentation:placeholder="true">
            <draw:text-box/>
          </draw:frame>
        </presentation:notes>
      </draw:page>
      <draw:page draw:name="page305" draw:style-name="dp3" draw:master-page-name="Default" presentation:presentation-page-layout-name="AL1T0" xml:id="id421" draw:id="id421">
        <draw:frame presentation:style-name="pr103" draw:text-style-name="P5" draw:layer="layout" svg:width="22.437cm" svg:height="15.452cm" svg:x="1.692cm" svg:y="0.635cm" presentation:class="subtitle" presentation:user-transformed="true">
          <draw:text-box>
            <text:list text:style-name="L55">
              <text:list-header>
                <text:p text:style-name="P50"><text:span text:style-name="T54"/></text:p>
              </text:list-header>
            </text:list>
            <text:list text:style-name="L19">
              <text:list-header>
                <text:p text:style-name="P50"><text:span text:style-name="T184"/></text:p>
              </text:list-header>
            </text:list>
            <text:list text:style-name="L89">
              <text:list-header>
                <text:p text:style-name="P52"><text:span text:style-name="T251">重要概念：</text:span></text:p>
              </text:list-header>
            </text:list>
            <text:list text:style-name="L142">
              <text:list-header>
                <text:p text:style-name="P52"><text:span text:style-name="T434"><text:s text:c="5"/></text:span><text:span text:style-name="T102">只要得到某变量的地址（指针），就可通过指针而不需通过逻辑名来访问该变量。</text:span></text:p>
              </text:list-header>
            </text:list>
            <text:list text:style-name="L19">
              <text:list-header>
                <text:p text:style-name="P52"><text:span text:style-name="T102"><text:s text:c="5"/></text:span><text:span text:style-name="T102">手段：用指针变量保存变量的地址。</text:span></text:p>
                <text:p text:style-name="P195"><text:span text:style-name="T102"/></text:p>
              </text:list-header>
            </text:list>
          </draw:text-box>
        </draw:frame>
        <anim:par smil:dur="indefinite" smil:restart="never" presentation:node-type="timing-root">
          <anim:par smil:begin="id421.begin">
            <anim:transitionFilter smil:dur="1s" smil:type="slideWipe" smil:subtype="fromBottomRight" smil:direction="reverse"/>
          </anim:par>
        </anim:par>
        <presentation:notes draw:style-name="dp2">
          <draw:page-thumbnail draw:style-name="gr1" draw:layer="layout" svg:width="7.142cm" svg:height="9.524cm" svg:x="5.953cm" svg:y="1.93cm" draw:page-number="305" presentation:class="page"/>
          <draw:frame presentation:style-name="pr2" draw:layer="layout" svg:width="15.239cm" svg:height="11.43cm" svg:x="1.905cm" svg:y="12.065cm" presentation:class="notes" presentation:placeholder="true">
            <draw:text-box/>
          </draw:frame>
        </presentation:notes>
      </draw:page>
      <draw:page draw:name="page306" draw:style-name="dp3" draw:master-page-name="Default" presentation:presentation-page-layout-name="AL1T0" xml:id="id422" draw:id="id422">
        <draw:frame presentation:style-name="pr104" draw:text-style-name="P5" draw:layer="layout" svg:width="22.437cm" svg:height="13.759cm" svg:x="1.269cm" svg:y="1.057cm" presentation:class="subtitle" presentation:user-transformed="true">
          <draw:text-box>
            <text:list text:style-name="L56">
              <text:list-header>
                <text:p text:style-name="P57"><text:span text:style-name="T171"><text:s text:c="4"/></text:span><text:span text:style-name="T426">■</text:span><text:span text:style-name="T166">指针变量作为函数的参数</text:span></text:p>
              </text:list-header>
            </text:list>
            <text:list text:style-name="L17">
              <text:list-header>
                <text:p text:style-name="P56"><text:span text:style-name="T61"><text:s text:c="4"/></text:span><text:span text:style-name="T61">可将指针变量作函数的参数，接受实参地址，获得具体指向，进而通过指针变量间接访问主调函数的变量。</text:span></text:p>
              </text:list-header>
            </text:list>
          </draw:text-box>
        </draw:frame>
        <anim:par smil:dur="indefinite" smil:restart="never" presentation:node-type="timing-root">
          <anim:par smil:begin="id422.begin">
            <anim:transitionFilter smil:dur="1s" smil:type="slideWipe" smil:subtype="fromBottomRight" smil:direction="reverse"/>
          </anim:par>
        </anim:par>
        <presentation:notes draw:style-name="dp2">
          <draw:page-thumbnail draw:style-name="gr1" draw:layer="layout" svg:width="7.142cm" svg:height="9.524cm" svg:x="5.953cm" svg:y="1.93cm" draw:page-number="306" presentation:class="page"/>
          <draw:frame presentation:style-name="pr2" draw:layer="layout" svg:width="15.239cm" svg:height="11.43cm" svg:x="1.905cm" svg:y="12.065cm" presentation:class="notes" presentation:placeholder="true">
            <draw:text-box/>
          </draw:frame>
        </presentation:notes>
      </draw:page>
      <draw:page draw:name="page307" draw:style-name="dp3" draw:master-page-name="Default" presentation:presentation-page-layout-name="AL1T0" xml:id="id423" draw:id="id423">
        <draw:frame presentation:style-name="pr37" draw:text-style-name="P5" draw:layer="layout" svg:width="25.4cm" svg:height="19.05cm" svg:x="0cm" svg:y="0cm" presentation:class="subtitle" presentation:user-transformed="true">
          <draw:text-box>
            <text:list text:style-name="L19">
              <text:list-header>
                <text:p text:style-name="P50"><text:span text:style-name="T64">swap(int <text:s/>*p1, int <text:s/>*p2)</text:span></text:p>
                <text:p text:style-name="P50"><text:span text:style-name="T64"><text:s text:c="3"/></text:span><text:span text:style-name="T64">{ <text:s/>int <text:s/>t;</text:span></text:p>
                <text:p text:style-name="P50"><text:span text:style-name="T64"><text:s text:c="7"/></text:span><text:span text:style-name="T64">t=*p1;</text:span></text:p>
                <text:p text:style-name="P50"><text:span text:style-name="T64"><text:s text:c="5"/> </text:span><text:span text:style-name="T64">*p1=*p2;</text:span><text:span text:style-name="T432"> <text:s text:c="30"/></text:span><text:span text:style-name="T430"><text:s text:c="7"/></text:span><text:span text:style-name="T64"><text:s/></text:span><text:span text:style-name="T430"><text:s text:c="8"/></text:span></text:p>
              </text:list-header>
            </text:list>
            <text:list text:style-name="L142">
              <text:list-header>
                <text:p text:style-name="P50"><text:span text:style-name="T432"><text:s text:c="6"/></text:span><text:span text:style-name="T64">*p2=t;</text:span><text:span text:style-name="T432"> <text:s text:c="34"/></text:span><text:span text:style-name="T430"><text:s/>1000 <text:s text:c="6"/></text:span><text:span text:style-name="T64"><text:s text:c="2"/>5</text:span><text:span text:style-name="T430"> <text:s text:c="8"/>a</text:span></text:p>
                <text:p text:style-name="P50"><text:span text:style-name="T432"><text:s text:c="4"/></text:span><text:span text:style-name="T64">} <text:s/></text:span><text:span text:style-name="T432"><text:s text:c="45"/></text:span><text:span text:style-name="T430">1002 </text:span><text:span text:style-name="T432"><text:s text:c="6"/></text:span><text:span text:style-name="T64"><text:s text:c="2"/>9</text:span><text:span text:style-name="T432"> <text:s text:c="7"/></text:span><text:span text:style-name="T430"><text:s/>b</text:span></text:p>
                <text:p text:style-name="P50"><text:span text:style-name="T432"><text:s text:c="3"/></text:span><text:span text:style-name="T8">main()</text:span></text:p>
              </text:list-header>
            </text:list>
            <text:list text:style-name="L89">
              <text:list-header>
                <text:p text:style-name="P50"><text:span text:style-name="T8"><text:s text:c="2"/></text:span><text:span text:style-name="T8">{ <text:s/>int <text:s/>a,b;</text:span><text:span text:style-name="T432"> <text:s text:c="34"/></text:span><text:span text:style-name="T430"><text:s text:c="18"/></text:span></text:p>
              </text:list-header>
            </text:list>
            <text:list text:style-name="L142">
              <text:list-header>
                <text:p text:style-name="P50"><text:span text:style-name="T432"><text:s text:c="6"/></text:span><text:span text:style-name="T8">scanf(“%d,%d”,&amp;a,&amp;b);</text:span><text:span text:style-name="T432"> <text:s text:c="7"/></text:span><text:span text:style-name="T430">2000 <text:s text:c="18"/>p1</text:span></text:p>
                <text:p text:style-name="P50"><text:span text:style-name="T432"><text:s text:c="6"/></text:span><text:span text:style-name="T8">if(a&lt;b)swap(</text:span><text:span text:style-name="T64">&amp;a</text:span><text:span text:style-name="T8">,</text:span><text:span text:style-name="T64">&amp;b</text:span><text:span text:style-name="T8">);</text:span><text:span text:style-name="T432"> <text:s text:c="12"/></text:span><text:span text:style-name="T430">2004 <text:s text:c="18"/>p2</text:span></text:p>
                <text:p text:style-name="P50"><text:span text:style-name="T432"><text:s text:c="6"/></text:span><text:span text:style-name="T8">printf(“\n %d,%d”,a,b);</text:span><text:span text:style-name="T432"> <text:s text:c="8"/></text:span><text:span text:style-name="T430">2006 <text:s text:c="20"/>t</text:span></text:p>
                <text:p text:style-name="P50"><text:span text:style-name="T432"><text:s text:c="2"/></text:span><text:span text:style-name="T8">}</text:span></text:p>
              </text:list-header>
            </text:list>
          </draw:text-box>
        </draw:frame>
        <draw:line draw:style-name="gr26" draw:text-style-name="P25" draw:layer="layout" svg:x1="18.838cm" svg:y1="4.022cm" svg:x2="18.838cm" svg:y2="17.992cm">
          <text:p/>
        </draw:line>
        <draw:line draw:style-name="gr26" draw:text-style-name="P25" draw:layer="layout" svg:x1="18.838cm" svg:y1="3.81cm" svg:x2="22.225cm" svg:y2="3.81cm">
          <text:p/>
        </draw:line>
        <draw:line draw:style-name="gr106" draw:text-style-name="P25" draw:layer="layout" svg:x1="22.225cm" svg:y1="3.81cm" svg:x2="22.225cm" svg:y2="18.203cm">
          <text:p/>
        </draw:line>
        <draw:line draw:style-name="gr26" draw:text-style-name="P25" draw:layer="layout" svg:x1="18.838cm" svg:y1="17.992cm" svg:x2="22.225cm" svg:y2="17.992cm">
          <text:p/>
        </draw:line>
        <draw:line draw:style-name="gr26" draw:text-style-name="P25" draw:layer="layout" svg:x1="22.225cm" svg:y1="3.81cm" svg:x2="22.225cm" svg:y2="17.992cm">
          <text:p/>
        </draw:line>
        <draw:line draw:style-name="gr26" draw:text-style-name="P25" draw:layer="layout" svg:x1="18.838cm" svg:y1="6.35cm" svg:x2="22.225cm" svg:y2="6.35cm">
          <text:p/>
        </draw:line>
        <draw:line draw:style-name="gr26" draw:text-style-name="P25" draw:layer="layout" svg:x1="18.838cm" svg:y1="8.043cm" svg:x2="22.225cm" svg:y2="8.043cm">
          <text:p/>
        </draw:line>
        <draw:line draw:style-name="gr26" draw:text-style-name="P25" draw:layer="layout" svg:x1="18.838cm" svg:y1="12.912cm" svg:x2="22.225cm" svg:y2="12.912cm">
          <text:p/>
        </draw:line>
        <draw:line draw:style-name="gr26" draw:text-style-name="P25" draw:layer="layout" svg:x1="18.838cm" svg:y1="14.605cm" svg:x2="22.225cm" svg:y2="14.605cm">
          <text:p/>
        </draw:line>
        <draw:line draw:style-name="gr26" draw:text-style-name="P25" draw:layer="layout" svg:x1="18.838cm" svg:y1="16.298cm" svg:x2="22.225cm" svg:y2="16.298cm">
          <text:p/>
        </draw:line>
        <draw:line draw:style-name="gr26" draw:text-style-name="P25" draw:layer="layout" svg:x1="18.838cm" svg:y1="9.737cm" svg:x2="22.225cm" svg:y2="9.737cm">
          <text:p/>
        </draw:line>
        <draw:custom-shape draw:style-name="gr12" draw:text-style-name="P5" xml:id="id424" draw:id="id424" draw:layer="layout" svg:width="2.195cm" svg:height="1.277cm" svg:x="19.262cm" svg:y="13.123cm">
          <text:list text:style-name="L24">
            <text:list-header>
              <text:p text:style-name="P12"><text:span text:style-name="T109">1000</text:span></text:p>
            </text:list-header>
          </text:list>
          <draw:enhanced-geometry svg:viewBox="0 0 21600 21600" draw:type="mso-spt202" draw:enhanced-path="M 0 0 L 21600 0 21600 21600 0 21600 0 0 Z N"/>
        </draw:custom-shape>
        <draw:custom-shape draw:style-name="gr12" draw:text-style-name="P5" xml:id="id425" draw:id="id425" draw:layer="layout" svg:width="2.195cm" svg:height="1.277cm" svg:x="19.473cm" svg:y="14.817cm">
          <text:list text:style-name="L24">
            <text:list-header>
              <text:p text:style-name="P12"><text:span text:style-name="T109">1002</text:span></text:p>
            </text:list-header>
          </text:list>
          <draw:enhanced-geometry svg:viewBox="0 0 21600 21600" draw:type="mso-spt202" draw:enhanced-path="M 0 0 L 21600 0 21600 21600 0 21600 0 0 Z N"/>
        </draw:custom-shape>
        <draw:custom-shape draw:style-name="gr55" draw:text-style-name="P5" xml:id="id426" draw:id="id426" draw:layer="layout" svg:width="0.925cm" svg:height="1.277cm" svg:x="19.685cm" svg:y="8.255cm">
          <text:list text:style-name="L12">
            <text:list-header>
              <text:p text:style-name="P12"><text:span text:style-name="T115">5</text:span></text:p>
            </text:list-header>
          </text:list>
          <draw:enhanced-geometry svg:viewBox="0 0 21600 21600" draw:type="mso-spt202" draw:enhanced-path="M 0 0 L 21600 0 21600 21600 0 21600 0 0 Z N"/>
        </draw:custom-shape>
        <draw:custom-shape draw:style-name="gr55" draw:text-style-name="P5" xml:id="id427" draw:id="id427" draw:layer="layout" svg:width="0.925cm" svg:height="1.277cm" svg:x="19.685cm" svg:y="6.562cm">
          <text:list text:style-name="L12">
            <text:list-header>
              <text:p text:style-name="P12"><text:span text:style-name="T115">9</text:span></text:p>
            </text:list-header>
          </text:list>
          <draw:enhanced-geometry svg:viewBox="0 0 21600 21600" draw:type="mso-spt202" draw:enhanced-path="M 0 0 L 21600 0 21600 21600 0 21600 0 0 Z N"/>
        </draw:custom-shape>
        <draw:custom-shape draw:style-name="gr107" draw:text-style-name="P5" xml:id="id428" draw:id="id428" draw:layer="layout" svg:width="8.89cm" svg:height="2.631cm" svg:x="15.875cm" svg:y="0.635cm">
          <text:list text:style-name="L40">
            <text:list-header>
              <text:p text:style-name="P54"><text:span text:style-name="T435">跨越逻辑上的限制</text:span></text:p>
            </text:list-header>
          </text:list>
          <draw:enhanced-geometry svg:viewBox="0 0 21600 21600" draw:type="mso-spt202" draw:enhanced-path="M 0 0 L 21600 0 21600 21600 0 21600 0 0 Z N"/>
        </draw:custom-shape>
        <anim:par smil:dur="indefinite" smil:restart="never" presentation:node-type="timing-root">
          <anim:par smil:begin="id423.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424" smil:attributeName="visibility" smil:to="visible"/>
                  <anim:transitionFilter smil:dur="0.5s" smil:targetElement="id424" smil:type="irisWipe" smil:subtype="rectangle"/>
                </anim:par>
              </anim:par>
            </anim:par>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425" smil:attributeName="visibility" smil:to="visible"/>
                  <anim:transitionFilter smil:dur="0.5s" smil:targetElement="id425" smil:type="irisWipe" smil:subtype="rectangle"/>
                </anim:par>
              </anim:par>
            </anim:par>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426" smil:attributeName="visibility" smil:to="visible"/>
                  <anim:transitionFilter smil:dur="0.5s" smil:targetElement="id426" smil:type="irisWipe" smil:subtype="rectangle"/>
                </anim:par>
              </anim:par>
            </anim:par>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427" smil:attributeName="visibility" smil:to="visible"/>
                  <anim:transitionFilter smil:dur="0.5s" smil:targetElement="id427" smil:type="irisWipe" smil:subtype="rectangl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428" smil:attributeName="visibility" smil:to="visible"/>
                  <anim:animate smil:dur="0.5s" smil:fill="hold" smil:targetElement="id428" smil:attributeName="x" smil:values="1+width/2;x" smil:keyTimes="0;1" smil:additive="base"/>
                  <anim:animate smil:dur="0.5s" smil:fill="hold" smil:targetElement="id428" smil:attributeName="y" smil:values="y;y" smil:keyTimes="0;1" smil:additive="base"/>
                </anim:par>
              </anim:par>
            </anim:par>
          </anim:seq>
        </anim:par>
        <presentation:notes draw:style-name="dp2">
          <draw:page-thumbnail draw:style-name="gr1" draw:layer="layout" svg:width="7.142cm" svg:height="9.524cm" svg:x="5.953cm" svg:y="1.93cm" draw:page-number="307" presentation:class="page"/>
          <draw:frame presentation:style-name="pr2" draw:layer="layout" svg:width="15.239cm" svg:height="11.43cm" svg:x="1.905cm" svg:y="12.065cm" presentation:class="notes" presentation:placeholder="true">
            <draw:text-box/>
          </draw:frame>
        </presentation:notes>
      </draw:page>
      <draw:page draw:name="page308" draw:style-name="dp3" draw:master-page-name="Default" presentation:presentation-page-layout-name="AL1T0" xml:id="id429" draw:id="id429">
        <draw:frame presentation:style-name="pr37" draw:text-style-name="P5" draw:layer="layout" svg:width="25.4cm" svg:height="19.05cm" svg:x="0cm" svg:y="0cm" presentation:class="subtitle" presentation:user-transformed="true">
          <draw:text-box>
            <text:list text:style-name="L19">
              <text:list-header>
                <text:p text:style-name="P194"><text:span text:style-name="T64">swap(int <text:s/>p1, int <text:s/>p2) <text:s text:c="6"/></text:span><text:span text:style-name="T436">不用指针变量情况</text:span></text:p>
                <text:p text:style-name="P50"><text:span text:style-name="T64"><text:s text:c="3"/></text:span><text:span text:style-name="T64">{ <text:s/>int <text:s/>t;</text:span></text:p>
                <text:p text:style-name="P50"><text:span text:style-name="T64"><text:s text:c="7"/></text:span><text:span text:style-name="T64">t=p1;</text:span></text:p>
                <text:p text:style-name="P50"><text:span text:style-name="T64"><text:s text:c="5"/>  </text:span><text:span text:style-name="T64">p1=p2;</text:span><text:span text:style-name="T432"> <text:s text:c="30"/></text:span><text:span text:style-name="T430"><text:s text:c="7"/></text:span><text:span text:style-name="T64"><text:s/></text:span><text:span text:style-name="T430"><text:s text:c="8"/></text:span></text:p>
              </text:list-header>
            </text:list>
            <text:list text:style-name="L142">
              <text:list-header>
                <text:p text:style-name="P50"><text:span text:style-name="T432"><text:s text:c="7"/></text:span><text:span text:style-name="T64">p2=t;</text:span><text:span text:style-name="T432"> <text:s text:c="35"/></text:span><text:span text:style-name="T430"><text:s/>1000 <text:s text:c="6"/></text:span><text:span text:style-name="T64"><text:s text:c="2"/>5</text:span><text:span text:style-name="T430"> <text:s text:c="8"/>a</text:span></text:p>
                <text:p text:style-name="P50"><text:span text:style-name="T432"><text:s text:c="4"/></text:span><text:span text:style-name="T64">} <text:s/></text:span><text:span text:style-name="T432"><text:s text:c="45"/></text:span><text:span text:style-name="T430">1002 </text:span><text:span text:style-name="T432"><text:s text:c="6"/></text:span><text:span text:style-name="T64"><text:s text:c="2"/>9</text:span><text:span text:style-name="T432"> <text:s text:c="7"/></text:span><text:span text:style-name="T430"><text:s/>b</text:span></text:p>
                <text:p text:style-name="P50"><text:span text:style-name="T432"><text:s text:c="3"/></text:span><text:span text:style-name="T8">main()</text:span></text:p>
              </text:list-header>
            </text:list>
            <text:list text:style-name="L89">
              <text:list-header>
                <text:p text:style-name="P50"><text:span text:style-name="T8"><text:s text:c="2"/></text:span><text:span text:style-name="T8">{ <text:s/>int <text:s/>a,b;</text:span><text:span text:style-name="T432"> <text:s text:c="34"/></text:span><text:span text:style-name="T430"><text:s text:c="18"/></text:span></text:p>
              </text:list-header>
            </text:list>
            <text:list text:style-name="L142">
              <text:list-header>
                <text:p text:style-name="P50"><text:span text:style-name="T432"><text:s text:c="6"/></text:span><text:span text:style-name="T8">scanf(“%d,%d”,&amp;a,&amp;b);</text:span><text:span text:style-name="T432"> <text:s text:c="7"/></text:span><text:span text:style-name="T430">2000 <text:s text:c="18"/>p1</text:span></text:p>
                <text:p text:style-name="P50"><text:span text:style-name="T432"><text:s text:c="6"/></text:span><text:span text:style-name="T8">if(a&lt;b)swap(</text:span><text:span text:style-name="T64">a</text:span><text:span text:style-name="T8">, </text:span><text:span text:style-name="T64">b</text:span><text:span text:style-name="T8">);</text:span><text:span text:style-name="T432"> <text:s text:c="17"/></text:span><text:span text:style-name="T430">2004 <text:s text:c="18"/>p2</text:span></text:p>
                <text:p text:style-name="P50"><text:span text:style-name="T432"><text:s text:c="6"/></text:span><text:span text:style-name="T8">printf(“\n %d,%d”,a,b);</text:span><text:span text:style-name="T432"> <text:s text:c="8"/></text:span><text:span text:style-name="T430">2006 <text:s text:c="20"/>t</text:span></text:p>
                <text:p text:style-name="P50"><text:span text:style-name="T432"><text:s text:c="2"/></text:span><text:span text:style-name="T8">}</text:span></text:p>
              </text:list-header>
            </text:list>
            <text:list text:style-name="L89">
              <text:list-header>
                <text:p text:style-name="P66"><text:span text:style-name="T8"/></text:p>
              </text:list-header>
            </text:list>
          </draw:text-box>
        </draw:frame>
        <draw:line draw:style-name="gr26" draw:text-style-name="P25" draw:layer="layout" svg:x1="18.627cm" svg:y1="6.35cm" svg:x2="18.627cm" svg:y2="17.992cm">
          <text:p/>
        </draw:line>
        <draw:line draw:style-name="gr26" draw:text-style-name="P25" draw:layer="layout" svg:x1="22.013cm" svg:y1="6.35cm" svg:x2="22.013cm" svg:y2="17.992cm">
          <text:p/>
        </draw:line>
        <draw:line draw:style-name="gr26" draw:text-style-name="P25" draw:layer="layout" svg:x1="18.627cm" svg:y1="6.35cm" svg:x2="22.013cm" svg:y2="6.35cm">
          <text:p/>
        </draw:line>
        <draw:line draw:style-name="gr26" draw:text-style-name="P25" draw:layer="layout" svg:x1="18.627cm" svg:y1="8.043cm" svg:x2="22.013cm" svg:y2="8.043cm">
          <text:p/>
        </draw:line>
        <draw:line draw:style-name="gr26" draw:text-style-name="P25" draw:layer="layout" svg:x1="18.627cm" svg:y1="9.737cm" svg:x2="22.013cm" svg:y2="9.737cm">
          <text:p/>
        </draw:line>
        <draw:line draw:style-name="gr26" draw:text-style-name="P25" draw:layer="layout" svg:x1="18.627cm" svg:y1="11.218cm" svg:x2="22.013cm" svg:y2="11.218cm">
          <text:p/>
        </draw:line>
        <draw:line draw:style-name="gr26" draw:text-style-name="P25" draw:layer="layout" svg:x1="18.627cm" svg:y1="12.912cm" svg:x2="22.013cm" svg:y2="12.912cm">
          <text:p/>
        </draw:line>
        <draw:line draw:style-name="gr26" draw:text-style-name="P25" draw:layer="layout" svg:x1="18.627cm" svg:y1="14.605cm" svg:x2="22.013cm" svg:y2="14.605cm">
          <text:p/>
        </draw:line>
        <draw:line draw:style-name="gr26" draw:text-style-name="P25" draw:layer="layout" svg:x1="18.627cm" svg:y1="16.298cm" svg:x2="22.013cm" svg:y2="16.298cm">
          <text:p/>
        </draw:line>
        <draw:line draw:style-name="gr26" draw:text-style-name="P25" draw:layer="layout" svg:x1="18.627cm" svg:y1="17.78cm" svg:x2="22.013cm" svg:y2="17.78cm">
          <text:p/>
        </draw:line>
        <draw:custom-shape draw:style-name="gr12" draw:text-style-name="P5" xml:id="id430" draw:id="id430" draw:layer="layout" svg:width="0.997cm" svg:height="1.446cm" svg:x="19.685cm" svg:y="12.912cm">
          <text:list text:style-name="L12">
            <text:list-header>
              <text:p text:style-name="P12"><text:span text:style-name="T437">5</text:span></text:p>
            </text:list-header>
          </text:list>
          <draw:enhanced-geometry svg:viewBox="0 0 21600 21600" draw:type="mso-spt202" draw:enhanced-path="M 0 0 L 21600 0 21600 21600 0 21600 0 0 Z N"/>
        </draw:custom-shape>
        <draw:custom-shape draw:style-name="gr12" draw:text-style-name="P5" xml:id="id431" draw:id="id431" draw:layer="layout" svg:width="0.997cm" svg:height="1.446cm" svg:x="19.685cm" svg:y="14.817cm">
          <text:list text:style-name="L12">
            <text:list-header>
              <text:p text:style-name="P12"><text:span text:style-name="T437">9</text:span></text:p>
            </text:list-header>
          </text:list>
          <draw:enhanced-geometry svg:viewBox="0 0 21600 21600" draw:type="mso-spt202" draw:enhanced-path="M 0 0 L 21600 0 21600 21600 0 21600 0 0 Z N"/>
        </draw:custom-shape>
        <draw:custom-shape draw:style-name="gr55" draw:text-style-name="P5" xml:id="id432" draw:id="id432" draw:layer="layout" svg:width="0.997cm" svg:height="1.446cm" svg:x="19.685cm" svg:y="14.817cm">
          <text:list text:style-name="L12">
            <text:list-header>
              <text:p text:style-name="P12"><text:span text:style-name="T437">5</text:span></text:p>
            </text:list-header>
          </text:list>
          <draw:enhanced-geometry svg:viewBox="0 0 21600 21600" draw:type="mso-spt202" draw:enhanced-path="M 0 0 L 21600 0 21600 21600 0 21600 0 0 Z N"/>
        </draw:custom-shape>
        <draw:custom-shape draw:style-name="gr55" draw:text-style-name="P5" xml:id="id433" draw:id="id433" draw:layer="layout" svg:width="0.997cm" svg:height="1.446cm" svg:x="19.685cm" svg:y="12.951cm">
          <text:list text:style-name="L12">
            <text:list-header>
              <text:p text:style-name="P12"><text:span text:style-name="T437">9</text:span></text:p>
            </text:list-header>
          </text:list>
          <draw:enhanced-geometry svg:viewBox="0 0 21600 21600" draw:type="mso-spt202" draw:enhanced-path="M 0 0 L 21600 0 21600 21600 0 21600 0 0 Z N"/>
        </draw:custom-shape>
        <anim:par smil:dur="indefinite" smil:restart="never" presentation:node-type="timing-root">
          <anim:par smil:begin="id429.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430" smil:attributeName="visibility" smil:to="visible"/>
                  <anim:transitionFilter smil:dur="0.5s" smil:targetElement="id430" smil:type="irisWipe" smil:subtype="rectangle"/>
                </anim:par>
              </anim:par>
            </anim:par>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431" smil:attributeName="visibility" smil:to="visible"/>
                  <anim:transitionFilter smil:dur="0.5s" smil:targetElement="id431" smil:type="irisWipe" smil:subtype="rectangle"/>
                </anim:par>
              </anim:par>
            </anim:par>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432" smil:attributeName="visibility" smil:to="visible"/>
                  <anim:transitionFilter smil:dur="0.5s" smil:targetElement="id432" smil:type="irisWipe" smil:subtype="rectangle"/>
                </anim:par>
              </anim:par>
            </anim:par>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433" smil:attributeName="visibility" smil:to="visible"/>
                  <anim:transitionFilter smil:dur="0.5s" smil:targetElement="id433" smil:type="irisWipe" smil:subtype="rectangle"/>
                </anim:par>
              </anim:par>
            </anim:par>
          </anim:seq>
        </anim:par>
        <presentation:notes draw:style-name="dp2">
          <draw:page-thumbnail draw:style-name="gr1" draw:layer="layout" svg:width="7.142cm" svg:height="9.524cm" svg:x="5.953cm" svg:y="1.93cm" draw:page-number="308" presentation:class="page"/>
          <draw:frame presentation:style-name="pr2" draw:layer="layout" svg:width="15.239cm" svg:height="11.43cm" svg:x="1.905cm" svg:y="12.065cm" presentation:class="notes" presentation:placeholder="true">
            <draw:text-box/>
          </draw:frame>
        </presentation:notes>
      </draw:page>
      <draw:page draw:name="page309" draw:style-name="dp3" draw:master-page-name="Default" presentation:presentation-page-layout-name="AL1T0" xml:id="id434" draw:id="id434">
        <draw:frame presentation:style-name="pr105" draw:text-style-name="P5" draw:layer="layout" svg:width="21.167cm" svg:height="14.181cm" svg:x="1.904cm" svg:y="0.846cm" presentation:class="subtitle" presentation:user-transformed="true">
          <draw:text-box>
            <text:list text:style-name="L19">
              <text:list-header>
                <text:p text:style-name="P50"><text:span text:style-name="T64"/></text:p>
                <text:p text:style-name="P52"><text:span text:style-name="T64"><text:s text:c="3"/></text:span><text:span text:style-name="T68">重要概念：</text:span><text:span text:style-name="T61">使用指针变量作函数参数，被调函数可以通过主调函数给定的地址去操作主调函数中的局部变量。</text:span></text:p>
              </text:list-header>
            </text:list>
            <text:list text:style-name="L17">
              <text:list-header>
                <text:p text:style-name="P52"><text:span text:style-name="T61"><text:s text:c="3"/></text:span><text:span text:style-name="T61">（可用于传递多个结果）</text:span></text:p>
                <text:p text:style-name="P52"><text:span text:style-name="T61"/></text:p>
                <text:p text:style-name="P52"><text:span text:style-name="T61"/></text:p>
              </text:list-header>
            </text:list>
          </draw:text-box>
        </draw:frame>
        <anim:par smil:dur="indefinite" smil:restart="never" presentation:node-type="timing-root">
          <anim:par smil:begin="id434.begin">
            <anim:transitionFilter smil:dur="1s" smil:type="slideWipe" smil:subtype="fromBottomRight" smil:direction="reverse"/>
          </anim:par>
        </anim:par>
        <presentation:notes draw:style-name="dp2">
          <draw:page-thumbnail draw:style-name="gr1" draw:layer="layout" svg:width="7.142cm" svg:height="9.524cm" svg:x="5.953cm" svg:y="1.93cm" draw:page-number="309" presentation:class="page"/>
          <draw:frame presentation:style-name="pr2" draw:layer="layout" svg:width="15.239cm" svg:height="11.43cm" svg:x="1.905cm" svg:y="12.065cm" presentation:class="notes" presentation:placeholder="true">
            <draw:text-box/>
          </draw:frame>
        </presentation:notes>
      </draw:page>
      <draw:page draw:name="page310" draw:style-name="dp3" draw:master-page-name="Default" presentation:presentation-page-layout-name="AL1T0" xml:id="id435" draw:id="id435">
        <draw:frame presentation:style-name="pr37" draw:text-style-name="P5" draw:layer="layout" svg:width="25.4cm" svg:height="19.05cm" svg:x="0cm" svg:y="0cm" presentation:class="subtitle" presentation:user-transformed="true">
          <draw:text-box>
            <text:list text:style-name="L89">
              <text:list-header>
                <text:p text:style-name="P50"><text:span text:style-name="T251">例：编写函数，求一元二次方程的两个实根。</text:span></text:p>
              </text:list-header>
            </text:list>
            <text:list text:style-name="L19">
              <text:list-header>
                <text:p text:style-name="P194"><text:span text:style-name="T25">#include <text:s/>“math.h”</text:span></text:p>
                <text:p text:style-name="P194"><text:span text:style-name="T25"><text:s/></text:span><text:span text:style-name="T438">? <text:s/></text:span><text:span text:style-name="T25"><text:s text:c="4"/>root(float <text:s/>a,float <text:s/>b,float <text:s/>c, <text:s text:c="35"/>)</text:span></text:p>
                <text:p text:style-name="P194"><text:span text:style-name="T25">{ <text:s/>float <text:s/>d; d=b*b-4*a*c; </text:span></text:p>
                <text:p text:style-name="P194"><text:span text:style-name="T25"><text:s text:c="3"/></text:span><text:span text:style-name="T25">if(d&lt;0||a==0)return(0);</text:span></text:p>
                <text:p text:style-name="P194"><text:span text:style-name="T25"><text:s text:c="5"/></text:span><text:span text:style-name="T438">?</text:span><text:span text:style-name="T25"> <text:s/>=(-b+sqrt(d))/2/a; <text:s/></text:span></text:p>
                <text:p text:style-name="P194"><text:span text:style-name="T25"><text:s text:c="5"/></text:span><text:span text:style-name="T438">?</text:span><text:span text:style-name="T25"> <text:s/>=(-b-sqrt(d))/2/a; <text:s/></text:span></text:p>
                <text:p text:style-name="P194"><text:span text:style-name="T25"><text:s text:c="3"/></text:span><text:span text:style-name="T25">return(1);</text:span></text:p>
                <text:p text:style-name="P194"><text:span text:style-name="T25"><text:s/></text:span><text:span text:style-name="T25">}</text:span></text:p>
              </text:list-header>
            </text:list>
          </draw:text-box>
        </draw:frame>
        <draw:custom-shape draw:style-name="gr12" draw:text-style-name="P5" xml:id="id436" draw:id="id436" draw:layer="layout" svg:width="8.325cm" svg:height="1.446cm" svg:x="14.323cm" svg:y="3.175cm">
          <text:list text:style-name="L41">
            <text:list-header>
              <text:p text:style-name="P12"><text:span text:style-name="T439">float <text:s/>*x1, float *x2</text:span></text:p>
            </text:list-header>
          </text:list>
          <draw:enhanced-geometry svg:viewBox="0 0 21600 21600" draw:type="mso-spt202" draw:enhanced-path="M 0 0 L 21600 0 21600 21600 0 21600 0 0 Z N"/>
        </draw:custom-shape>
        <draw:custom-shape draw:style-name="gr55" draw:text-style-name="P5" xml:id="id437" draw:id="id437" draw:layer="layout" svg:width="2.234cm" svg:height="1.446cm" svg:x="0.3cm" svg:y="7.408cm">
          <text:list text:style-name="L41">
            <text:list-header>
              <text:p text:style-name="P12"><text:span text:style-name="T439"><text:s/></text:span><text:span text:style-name="T439">*x1</text:span></text:p>
            </text:list-header>
          </text:list>
          <draw:enhanced-geometry svg:viewBox="0 0 21600 21600" draw:type="mso-spt202" draw:enhanced-path="M 0 0 L 21600 0 21600 21600 0 21600 0 0 Z N"/>
        </draw:custom-shape>
        <draw:custom-shape draw:style-name="gr56" draw:text-style-name="P5" xml:id="id438" draw:id="id438" draw:layer="layout" svg:width="2.328cm" svg:height="1.446cm" svg:x="0.212cm" svg:y="8.678cm">
          <text:list text:style-name="L41">
            <text:list-header>
              <text:p text:style-name="P12"><text:span text:style-name="T439"><text:s/></text:span><text:span text:style-name="T439">*x2</text:span></text:p>
            </text:list-header>
          </text:list>
          <draw:enhanced-geometry svg:viewBox="0 0 21600 21600" draw:type="mso-spt202" draw:enhanced-path="M 0 0 L 21600 0 21600 21600 0 21600 0 0 Z N"/>
        </draw:custom-shape>
        <draw:custom-shape draw:style-name="gr55" draw:text-style-name="P5" xml:id="id439" draw:id="id439" draw:layer="layout" svg:width="1.794cm" svg:height="1.446cm" svg:x="0cm" svg:y="2.963cm">
          <text:list text:style-name="L41">
            <text:list-header>
              <text:p text:style-name="P12"><text:span text:style-name="T440"><text:s/></text:span><text:span text:style-name="T440">int</text:span></text:p>
            </text:list-header>
          </text:list>
          <draw:enhanced-geometry svg:viewBox="0 0 21600 21600" draw:type="mso-spt202" draw:enhanced-path="M 0 0 L 21600 0 21600 21600 0 21600 0 0 Z N"/>
        </draw:custom-shape>
        <draw:custom-shape draw:style-name="gr55" draw:text-style-name="P5" xml:id="id440" draw:id="id440" draw:layer="layout" svg:width="15.276cm" svg:height="8.601cm" svg:x="8.255cm" svg:y="10.486cm">
          <text:list text:style-name="L41">
            <text:list-header>
              <text:p text:style-name="P12"><text:span text:style-name="T440"><text:s/></text:span><text:span text:style-name="T24">main()</text:span></text:p>
            </text:list-header>
          </text:list>
          <text:list text:style-name="L24">
            <text:list-header>
              <text:p text:style-name="P196"><text:span text:style-name="T24">{ <text:s/>int k; float a,b,c,xa,xb;</text:span></text:p>
              <text:p text:style-name="P196"><text:span text:style-name="T24"><text:s text:c="6"/></text:span><text:span text:style-name="T24">scanf(“%f,%f,%f”,&amp;a,&amp;b,&amp;c);</text:span></text:p>
              <text:p text:style-name="P196"><text:span text:style-name="T24"><text:s text:c="6"/></text:span><text:span text:style-name="T24">k=root(a,b,c,&amp;xa,&amp;xb);</text:span></text:p>
              <text:p text:style-name="P196"><text:span text:style-name="T24"><text:s text:c="6"/></text:span><text:span text:style-name="T24">if(k) printf(“\n %f,%f”,xa,xb);</text:span></text:p>
              <text:p text:style-name="P196"><text:span text:style-name="T24"><text:s/></text:span><text:span text:style-name="T24">} </text:span></text:p>
            </text:list-header>
          </text:list>
          <draw:enhanced-geometry svg:viewBox="0 0 21600 21600" draw:type="mso-spt202" draw:enhanced-path="M 0 0 L 21600 0 21600 21600 0 21600 0 0 Z N"/>
        </draw:custom-shape>
        <anim:par smil:dur="indefinite" smil:restart="never" presentation:node-type="timing-root">
          <anim:par smil:begin="id435.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36" smil:attributeName="visibility" smil:to="visible"/>
                  <anim:animate smil:dur="0.5s" smil:fill="hold" smil:targetElement="id436" smil:attributeName="x" smil:values="0-width/2;x" smil:keyTimes="0;1" smil:additive="base"/>
                  <anim:animate smil:dur="0.5s" smil:fill="hold" smil:targetElement="id43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37" smil:attributeName="visibility" smil:to="visible"/>
                  <anim:animate smil:dur="0.5s" smil:fill="hold" smil:targetElement="id437" smil:attributeName="x" smil:values="0-width/2;x" smil:keyTimes="0;1" smil:additive="base"/>
                  <anim:animate smil:dur="0.5s" smil:fill="hold" smil:targetElement="id43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38" smil:attributeName="visibility" smil:to="visible"/>
                  <anim:animate smil:dur="0.5s" smil:fill="hold" smil:targetElement="id438" smil:attributeName="x" smil:values="0-width/2;x" smil:keyTimes="0;1" smil:additive="base"/>
                  <anim:animate smil:dur="0.5s" smil:fill="hold" smil:targetElement="id43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39" smil:attributeName="visibility" smil:to="visible"/>
                  <anim:animate smil:dur="0.5s" smil:fill="hold" smil:targetElement="id439" smil:attributeName="x" smil:values="0-width/2;x" smil:keyTimes="0;1" smil:additive="base"/>
                  <anim:animate smil:dur="0.5s" smil:fill="hold" smil:targetElement="id439"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440" smil:attributeName="visibility" smil:to="visible"/>
                  <anim:transitionFilter smil:dur="0.5s" smil:targetElement="id440" smil:type="irisWipe" smil:subtype="rectangle"/>
                </anim:par>
              </anim:par>
            </anim:par>
          </anim:seq>
        </anim:par>
        <presentation:notes draw:style-name="dp2">
          <draw:page-thumbnail draw:style-name="gr1" draw:layer="layout" svg:width="7.142cm" svg:height="9.524cm" svg:x="5.953cm" svg:y="1.93cm" draw:page-number="310" presentation:class="page"/>
          <draw:frame presentation:style-name="pr2" draw:layer="layout" svg:width="15.239cm" svg:height="11.43cm" svg:x="1.905cm" svg:y="12.065cm" presentation:class="notes" presentation:placeholder="true">
            <draw:text-box/>
          </draw:frame>
        </presentation:notes>
      </draw:page>
      <draw:page draw:name="page311" draw:style-name="dp3" draw:master-page-name="Default" presentation:presentation-page-layout-name="AL1T0" xml:id="id441" draw:id="id441">
        <draw:frame presentation:style-name="pr37" draw:text-style-name="P5" draw:layer="layout" svg:width="25.4cm" svg:height="19.05cm" svg:x="0cm" svg:y="0cm" presentation:class="subtitle" presentation:user-transformed="true">
          <draw:text-box>
            <text:list text:style-name="L6">
              <text:list-header>
                <text:p text:style-name="P47"><text:span text:style-name="T68">例：求</text:span><text:span text:style-name="T68">n</text:span><text:span text:style-name="T68">个数的最大值、最小值和平均值。</text:span></text:p>
              </text:list-header>
            </text:list>
            <text:list text:style-name="L19">
              <text:list-header>
                <text:p text:style-name="P194"><text:span text:style-name="T25">float <text:s/>aver(int a[], int n, </text:span><text:span text:style-name="T441">int *max, int *min</text:span><text:span text:style-name="T25">)</text:span></text:p>
                <text:p text:style-name="P194"><text:span text:style-name="T25">{ <text:s/>int <text:s/>i; float s=0;</text:span></text:p>
                <text:p text:style-name="P194"><text:span text:style-name="T25"><text:s text:c="3"/></text:span><text:span text:style-name="T25">*max=a[0]; *min=a[0];</text:span></text:p>
                <text:p text:style-name="P194"><text:span text:style-name="T25"><text:s text:c="3"/></text:span><text:span text:style-name="T25">for(i=0;i&lt;n;i++)</text:span></text:p>
                <text:p text:style-name="P194"><text:span text:style-name="T25"><text:s text:c="3"/></text:span><text:span text:style-name="T25">{ <text:s text:c="2"/>s+=a[i];</text:span></text:p>
                <text:p text:style-name="P194"><text:span text:style-name="T25"><text:s text:c="6"/></text:span><text:span text:style-name="T25">if(a[i]&gt;*max) *max=a[i];</text:span></text:p>
                <text:p text:style-name="P194"><text:span text:style-name="T25"><text:s text:c="6"/></text:span><text:span text:style-name="T25">if(a[i]&lt;*min) *min=a[i];</text:span></text:p>
                <text:p text:style-name="P194"><text:span text:style-name="T25"><text:s text:c="3"/></text:span><text:span text:style-name="T25">}</text:span></text:p>
                <text:p text:style-name="P194"><text:span text:style-name="T25"><text:s text:c="3"/></text:span><text:span text:style-name="T25">return(s/100);</text:span></text:p>
                <text:p text:style-name="P194"><text:span text:style-name="T25">}</text:span></text:p>
                <text:p text:style-name="P196"><text:span text:style-name="T25"/></text:p>
              </text:list-header>
            </text:list>
          </draw:text-box>
        </draw:frame>
        <draw:custom-shape draw:style-name="gr12" draw:text-style-name="P5" xml:id="id442" draw:id="id442" draw:layer="layout" svg:width="13.168cm" svg:height="9.866cm" svg:x="12.488cm" svg:y="5.009cm">
          <text:list text:style-name="L24">
            <text:list-header>
              <text:p text:style-name="P197"><text:span text:style-name="T16">main()</text:span></text:p>
              <text:p text:style-name="P197"><text:span text:style-name="T16">{ <text:s text:c="2"/>int <text:s/>a[100],i,max,min;</text:span></text:p>
              <text:p text:style-name="P197"><text:span text:style-name="T16">float <text:s/>av;</text:span></text:p>
              <text:p text:style-name="P197"><text:span text:style-name="T16">for(i=0;i&lt;100;i++)</text:span></text:p>
              <text:p text:style-name="P197"><text:span text:style-name="T16"><text:s/></text:span><text:span text:style-name="T16">scanf(“%d”,&amp;a[i]);</text:span></text:p>
              <text:p text:style-name="P197"><text:span text:style-name="T16">av=</text:span><text:span text:style-name="T184">aver(a,100,&amp;max,&amp;min)</text:span><text:span text:style-name="T16">;</text:span></text:p>
              <text:p text:style-name="P197"><text:span text:style-name="T16">printf(“ %d,%d,%f”,max,min,av);</text:span></text:p>
              <text:p text:style-name="P197"><text:span text:style-name="T16">}</text:span></text:p>
            </text:list-header>
          </text:list>
          <draw:enhanced-geometry svg:viewBox="0 0 21600 21600" draw:type="mso-spt202" draw:enhanced-path="M 0 0 L 21600 0 21600 21600 0 21600 0 0 Z N"/>
        </draw:custom-shape>
        <anim:par smil:dur="indefinite" smil:restart="never" presentation:node-type="timing-root">
          <anim:par smil:begin="id441.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442" smil:attributeName="visibility" smil:to="visible"/>
                  <anim:transitionFilter smil:dur="0.5s" smil:targetElement="id442" smil:type="irisWipe" smil:subtype="rectangle"/>
                </anim:par>
              </anim:par>
            </anim:par>
          </anim:seq>
        </anim:par>
        <presentation:notes draw:style-name="dp2">
          <draw:page-thumbnail draw:style-name="gr1" draw:layer="layout" svg:width="7.142cm" svg:height="9.524cm" svg:x="5.953cm" svg:y="1.93cm" draw:page-number="311" presentation:class="page"/>
          <draw:frame presentation:style-name="pr2" draw:layer="layout" svg:width="15.239cm" svg:height="11.43cm" svg:x="1.905cm" svg:y="12.065cm" presentation:class="notes" presentation:placeholder="true">
            <draw:text-box/>
          </draw:frame>
        </presentation:notes>
      </draw:page>
      <draw:page draw:name="page312" draw:style-name="dp3" draw:master-page-name="Default" presentation:presentation-page-layout-name="AL1T0" xml:id="id443" draw:id="id443">
        <draw:frame presentation:style-name="pr29" draw:text-style-name="P5" draw:layer="layout" svg:width="25.4cm" svg:height="17.568cm" svg:x="0cm" svg:y="0.635cm" presentation:class="subtitle" presentation:user-transformed="true">
          <draw:text-box>
            <text:list text:style-name="L60">
              <text:list-header>
                <text:p text:style-name="P47"><text:span text:style-name="T166"><text:s text:c="3"/></text:span><text:span text:style-name="T166">10</text:span><text:span text:style-name="T166">．</text:span><text:span text:style-name="T166">3 </text:span><text:span text:style-name="T166">数组的指针</text:span></text:p>
              </text:list-header>
            </text:list>
            <text:list text:style-name="L19">
              <text:list-header>
                <text:p text:style-name="P50"><text:span text:style-name="T52">数组有一个首地址</text:span><text:span text:style-name="T52">:</text:span></text:p>
                <text:p text:style-name="P50"><text:span text:style-name="T52"><text:s text:c="3"/></text:span><text:span text:style-name="T442">数组的指针</text:span><text:span text:style-name="T52">。</text:span></text:p>
                <text:p text:style-name="P50"><text:span text:style-name="T52">每个数组元素也都有地址</text:span><text:span text:style-name="T52">:</text:span></text:p>
                <text:p text:style-name="P50"><text:span text:style-name="T52"><text:s text:c="3"/></text:span><text:span text:style-name="T442">数组元素的指针</text:span><text:span text:style-name="T52">。</text:span></text:p>
                <text:p text:style-name="P51"><text:span text:style-name="T52"/></text:p>
              </text:list-header>
            </text:list>
          </draw:text-box>
        </draw:frame>
        <draw:custom-shape draw:style-name="gr108" draw:text-style-name="P5" draw:layer="layout" svg:width="2.386cm" svg:height="1.277cm" svg:x="19.05cm" svg:y="4.445cm">
          <text:list text:style-name="L12">
            <text:list-header>
              <text:p text:style-name="P14"><text:span text:style-name="T115">5</text:span></text:p>
            </text:list-header>
          </text:list>
          <draw:enhanced-geometry svg:viewBox="0 0 21600 21600" draw:type="mso-spt202" draw:enhanced-path="M 0 0 L 21600 0 21600 21600 0 21600 0 0 Z N"/>
        </draw:custom-shape>
        <draw:custom-shape draw:style-name="gr108" draw:text-style-name="P5" draw:layer="layout" svg:width="2.386cm" svg:height="1.277cm" svg:x="19.05cm" svg:y="5.715cm">
          <text:list text:style-name="L12">
            <text:list-header>
              <text:p text:style-name="P14"><text:span text:style-name="T115">3</text:span></text:p>
            </text:list-header>
          </text:list>
          <draw:enhanced-geometry svg:viewBox="0 0 21600 21600" draw:type="mso-spt202" draw:enhanced-path="M 0 0 L 21600 0 21600 21600 0 21600 0 0 Z N"/>
        </draw:custom-shape>
        <draw:custom-shape draw:style-name="gr108" draw:text-style-name="P5" draw:layer="layout" svg:width="2.386cm" svg:height="1.277cm" svg:x="19.05cm" svg:y="6.985cm">
          <text:list text:style-name="L12">
            <text:list-header>
              <text:p text:style-name="P14"><text:span text:style-name="T115">2</text:span></text:p>
            </text:list-header>
          </text:list>
          <draw:enhanced-geometry svg:viewBox="0 0 21600 21600" draw:type="mso-spt202" draw:enhanced-path="M 0 0 L 21600 0 21600 21600 0 21600 0 0 Z N"/>
        </draw:custom-shape>
        <draw:custom-shape draw:style-name="gr108" draw:text-style-name="P5" draw:layer="layout" svg:width="2.386cm" svg:height="1.277cm" svg:x="19.05cm" svg:y="8.255cm">
          <text:list text:style-name="L12">
            <text:list-header>
              <text:p text:style-name="P14"><text:span text:style-name="T115">1</text:span></text:p>
            </text:list-header>
          </text:list>
          <draw:enhanced-geometry svg:viewBox="0 0 21600 21600" draw:type="mso-spt202" draw:enhanced-path="M 0 0 L 21600 0 21600 21600 0 21600 0 0 Z N"/>
        </draw:custom-shape>
        <draw:custom-shape draw:style-name="gr108" draw:text-style-name="P5" draw:layer="layout" svg:width="2.386cm" svg:height="1.277cm" svg:x="19.05cm" svg:y="9.525cm">
          <text:list text:style-name="L12">
            <text:list-header>
              <text:p text:style-name="P14"><text:span text:style-name="T115">6</text:span></text:p>
            </text:list-header>
          </text:list>
          <draw:enhanced-geometry svg:viewBox="0 0 21600 21600" draw:type="mso-spt202" draw:enhanced-path="M 0 0 L 21600 0 21600 21600 0 21600 0 0 Z N"/>
        </draw:custom-shape>
        <draw:custom-shape draw:style-name="gr108" draw:text-style-name="P5" draw:layer="layout" svg:width="2.386cm" svg:height="1.277cm" svg:x="19.05cm" svg:y="10.795cm">
          <text:list text:style-name="L12">
            <text:list-header>
              <text:p text:style-name="P14"><text:span text:style-name="T115">8</text:span></text:p>
            </text:list-header>
          </text:list>
          <draw:enhanced-geometry svg:viewBox="0 0 21600 21600" draw:type="mso-spt202" draw:enhanced-path="M 0 0 L 21600 0 21600 21600 0 21600 0 0 Z N"/>
        </draw:custom-shape>
        <draw:custom-shape draw:style-name="gr108" draw:text-style-name="P5" draw:layer="layout" svg:width="2.386cm" svg:height="1.277cm" svg:x="19.05cm" svg:y="12.065cm">
          <text:list text:style-name="L12">
            <text:list-header>
              <text:p text:style-name="P14"><text:span text:style-name="T115">7</text:span></text:p>
            </text:list-header>
          </text:list>
          <draw:enhanced-geometry svg:viewBox="0 0 21600 21600" draw:type="mso-spt202" draw:enhanced-path="M 0 0 L 21600 0 21600 21600 0 21600 0 0 Z N"/>
        </draw:custom-shape>
        <draw:custom-shape draw:style-name="gr108" draw:text-style-name="P5" draw:layer="layout" svg:width="2.386cm" svg:height="1.277cm" svg:x="19.05cm" svg:y="13.335cm">
          <text:list text:style-name="L12">
            <text:list-header>
              <text:p text:style-name="P14"><text:span text:style-name="T115">4</text:span></text:p>
            </text:list-header>
          </text:list>
          <draw:enhanced-geometry svg:viewBox="0 0 21600 21600" draw:type="mso-spt202" draw:enhanced-path="M 0 0 L 21600 0 21600 21600 0 21600 0 0 Z N"/>
        </draw:custom-shape>
        <draw:custom-shape draw:style-name="gr12" draw:text-style-name="P5" draw:layer="layout" svg:width="2.195cm" svg:height="1.277cm" svg:x="16.633cm" svg:y="4.445cm">
          <text:list text:style-name="L24">
            <text:list-header>
              <text:p text:style-name="P12"><text:span text:style-name="T109">2000</text:span></text:p>
            </text:list-header>
          </text:list>
          <draw:enhanced-geometry svg:viewBox="0 0 21600 21600" draw:type="mso-spt202" draw:enhanced-path="M 0 0 L 21600 0 21600 21600 0 21600 0 0 Z N"/>
        </draw:custom-shape>
        <draw:custom-shape draw:style-name="gr12" draw:text-style-name="P5" draw:layer="layout" svg:width="2.195cm" svg:height="1.277cm" svg:x="16.722cm" svg:y="5.715cm">
          <text:list text:style-name="L24">
            <text:list-header>
              <text:p text:style-name="P12"><text:span text:style-name="T109">2002</text:span></text:p>
            </text:list-header>
          </text:list>
          <draw:enhanced-geometry svg:viewBox="0 0 21600 21600" draw:type="mso-spt202" draw:enhanced-path="M 0 0 L 21600 0 21600 21600 0 21600 0 0 Z N"/>
        </draw:custom-shape>
        <draw:custom-shape draw:style-name="gr12" draw:text-style-name="P5" draw:layer="layout" svg:width="2.195cm" svg:height="1.277cm" svg:x="16.722cm" svg:y="6.985cm">
          <text:list text:style-name="L24">
            <text:list-header>
              <text:p text:style-name="P12"><text:span text:style-name="T109">2004</text:span></text:p>
            </text:list-header>
          </text:list>
          <draw:enhanced-geometry svg:viewBox="0 0 21600 21600" draw:type="mso-spt202" draw:enhanced-path="M 0 0 L 21600 0 21600 21600 0 21600 0 0 Z N"/>
        </draw:custom-shape>
        <draw:custom-shape draw:style-name="gr12" draw:text-style-name="P5" draw:layer="layout" svg:width="2.195cm" svg:height="1.277cm" svg:x="16.722cm" svg:y="8.255cm">
          <text:list text:style-name="L24">
            <text:list-header>
              <text:p text:style-name="P12"><text:span text:style-name="T109">2006</text:span></text:p>
            </text:list-header>
          </text:list>
          <draw:enhanced-geometry svg:viewBox="0 0 21600 21600" draw:type="mso-spt202" draw:enhanced-path="M 0 0 L 21600 0 21600 21600 0 21600 0 0 Z N"/>
        </draw:custom-shape>
        <anim:par smil:dur="indefinite" smil:restart="never" presentation:node-type="timing-root">
          <anim:par smil:begin="id443.begin">
            <anim:transitionFilter smil:dur="1s" smil:type="slideWipe" smil:subtype="fromBottomRight" smil:direction="reverse"/>
          </anim:par>
        </anim:par>
        <presentation:notes draw:style-name="dp2">
          <draw:page-thumbnail draw:style-name="gr1" draw:layer="layout" svg:width="7.142cm" svg:height="9.524cm" svg:x="5.953cm" svg:y="1.93cm" draw:page-number="312" presentation:class="page"/>
          <draw:frame presentation:style-name="pr2" draw:layer="layout" svg:width="15.239cm" svg:height="11.43cm" svg:x="1.905cm" svg:y="12.065cm" presentation:class="notes" presentation:placeholder="true">
            <draw:text-box/>
          </draw:frame>
        </presentation:notes>
      </draw:page>
      <draw:page draw:name="page313" draw:style-name="dp3" draw:master-page-name="Default" presentation:presentation-page-layout-name="AL1T0" xml:id="id444" draw:id="id444">
        <draw:frame presentation:style-name="pr67" draw:text-style-name="P5" draw:layer="layout" svg:width="16.51cm" svg:height="13.97cm" svg:x="0.635cm" svg:y="0.635cm" presentation:class="subtitle" presentation:user-transformed="true">
          <draw:text-box>
            <text:list text:style-name="L56">
              <text:list-header>
                <text:p text:style-name="P50"><text:span text:style-name="T171"><text:s text:c="4"/></text:span><text:span text:style-name="T443">■</text:span><text:span text:style-name="T442">指向数组元素的指针变量</text:span></text:p>
              </text:list-header>
            </text:list>
            <text:list text:style-name="L142">
              <text:list-header>
                <text:p text:style-name="P50"><text:span text:style-name="T432"><text:s text:c="4"/></text:span><text:span text:style-name="T184">int <text:s/>a[10],*p;</text:span></text:p>
              </text:list-header>
            </text:list>
            <text:list text:style-name="L19">
              <text:list-header>
                <text:p text:style-name="P50"><text:span text:style-name="T184"><text:s text:c="4"/></text:span><text:span text:style-name="T184">p=a; <text:s text:c="6"/></text:span></text:p>
                <text:p text:style-name="P50"><text:span text:style-name="T184"><text:s text:c="7"/></text:span><text:span text:style-name="T422">指向数组</text:span></text:p>
                <text:p text:style-name="P50"><text:span text:style-name="T184"><text:s text:c="4"/></text:span><text:span text:style-name="T184">p=&amp;a[0]; </text:span></text:p>
                <text:p text:style-name="P50"><text:span text:style-name="T184"><text:s text:c="6"/></text:span><text:span text:style-name="T422">指向数组元素</text:span></text:p>
              </text:list-header>
            </text:list>
            <text:list text:style-name="L123">
              <text:list-header>
                <text:p text:style-name="P50"><text:span text:style-name="T70"><text:s text:c="13"/></text:span></text:p>
              </text:list-header>
            </text:list>
          </draw:text-box>
        </draw:frame>
        <draw:custom-shape draw:style-name="gr109" draw:text-style-name="P5" draw:layer="layout" svg:width="2.54cm" svg:height="1.277cm" svg:x="20.32cm" svg:y="2.117cm">
          <text:list text:style-name="L12">
            <text:list-header>
              <text:p text:style-name="P14"><text:span text:style-name="T115">5</text:span></text:p>
            </text:list-header>
          </text:list>
          <draw:enhanced-geometry svg:viewBox="0 0 21600 21600" draw:type="mso-spt202" draw:enhanced-path="M 0 0 L 21600 0 21600 21600 0 21600 0 0 Z N"/>
        </draw:custom-shape>
        <draw:custom-shape draw:style-name="gr109" draw:text-style-name="P5" draw:layer="layout" svg:width="2.54cm" svg:height="1.277cm" svg:x="20.32cm" svg:y="3.387cm">
          <text:list text:style-name="L12">
            <text:list-header>
              <text:p text:style-name="P14"><text:span text:style-name="T115">1</text:span></text:p>
            </text:list-header>
          </text:list>
          <draw:enhanced-geometry svg:viewBox="0 0 21600 21600" draw:type="mso-spt202" draw:enhanced-path="M 0 0 L 21600 0 21600 21600 0 21600 0 0 Z N"/>
        </draw:custom-shape>
        <draw:custom-shape draw:style-name="gr109" draw:text-style-name="P5" draw:layer="layout" svg:width="2.54cm" svg:height="1.277cm" svg:x="20.32cm" svg:y="4.657cm">
          <text:list text:style-name="L12">
            <text:list-header>
              <text:p text:style-name="P14"><text:span text:style-name="T115">2</text:span></text:p>
            </text:list-header>
          </text:list>
          <draw:enhanced-geometry svg:viewBox="0 0 21600 21600" draw:type="mso-spt202" draw:enhanced-path="M 0 0 L 21600 0 21600 21600 0 21600 0 0 Z N"/>
        </draw:custom-shape>
        <draw:custom-shape draw:style-name="gr109" draw:text-style-name="P5" draw:layer="layout" svg:width="2.54cm" svg:height="1.277cm" svg:x="20.32cm" svg:y="5.927cm">
          <text:list text:style-name="L12">
            <text:list-header>
              <text:p text:style-name="P14"><text:span text:style-name="T115">4</text:span></text:p>
            </text:list-header>
          </text:list>
          <draw:enhanced-geometry svg:viewBox="0 0 21600 21600" draw:type="mso-spt202" draw:enhanced-path="M 0 0 L 21600 0 21600 21600 0 21600 0 0 Z N"/>
        </draw:custom-shape>
        <draw:custom-shape draw:style-name="gr109" draw:text-style-name="P5" draw:layer="layout" svg:width="2.54cm" svg:height="1.277cm" svg:x="20.32cm" svg:y="7.197cm">
          <text:list text:style-name="L12">
            <text:list-header>
              <text:p text:style-name="P14"><text:span text:style-name="T115">7</text:span></text:p>
            </text:list-header>
          </text:list>
          <draw:enhanced-geometry svg:viewBox="0 0 21600 21600" draw:type="mso-spt202" draw:enhanced-path="M 0 0 L 21600 0 21600 21600 0 21600 0 0 Z N"/>
        </draw:custom-shape>
        <draw:custom-shape draw:style-name="gr109" draw:text-style-name="P5" draw:layer="layout" svg:width="2.54cm" svg:height="1.277cm" svg:x="20.32cm" svg:y="8.467cm">
          <text:list text:style-name="L12">
            <text:list-header>
              <text:p text:style-name="P14"><text:span text:style-name="T115">6</text:span></text:p>
            </text:list-header>
          </text:list>
          <draw:enhanced-geometry svg:viewBox="0 0 21600 21600" draw:type="mso-spt202" draw:enhanced-path="M 0 0 L 21600 0 21600 21600 0 21600 0 0 Z N"/>
        </draw:custom-shape>
        <draw:custom-shape draw:style-name="gr109" draw:text-style-name="P5" draw:layer="layout" svg:width="2.54cm" svg:height="1.277cm" svg:x="20.32cm" svg:y="9.737cm">
          <text:list text:style-name="L12">
            <text:list-header>
              <text:p text:style-name="P14"><text:span text:style-name="T115">8</text:span></text:p>
            </text:list-header>
          </text:list>
          <draw:enhanced-geometry svg:viewBox="0 0 21600 21600" draw:type="mso-spt202" draw:enhanced-path="M 0 0 L 21600 0 21600 21600 0 21600 0 0 Z N"/>
        </draw:custom-shape>
        <draw:custom-shape draw:style-name="gr109" draw:text-style-name="P5" draw:layer="layout" svg:width="2.54cm" svg:height="1.277cm" svg:x="20.32cm" svg:y="11.007cm">
          <text:list text:style-name="L12">
            <text:list-header>
              <text:p text:style-name="P14"><text:span text:style-name="T115">0</text:span></text:p>
            </text:list-header>
          </text:list>
          <draw:enhanced-geometry svg:viewBox="0 0 21600 21600" draw:type="mso-spt202" draw:enhanced-path="M 0 0 L 21600 0 21600 21600 0 21600 0 0 Z N"/>
        </draw:custom-shape>
        <draw:custom-shape draw:style-name="gr109" draw:text-style-name="P5" draw:layer="layout" svg:width="2.54cm" svg:height="1.277cm" svg:x="20.32cm" svg:y="12.277cm">
          <text:list text:style-name="L12">
            <text:list-header>
              <text:p text:style-name="P14"><text:span text:style-name="T115">3</text:span></text:p>
            </text:list-header>
          </text:list>
          <draw:enhanced-geometry svg:viewBox="0 0 21600 21600" draw:type="mso-spt202" draw:enhanced-path="M 0 0 L 21600 0 21600 21600 0 21600 0 0 Z N"/>
        </draw:custom-shape>
        <draw:custom-shape draw:style-name="gr109" draw:text-style-name="P5" draw:layer="layout" svg:width="2.54cm" svg:height="1.277cm" svg:x="20.32cm" svg:y="13.547cm">
          <text:list text:style-name="L12">
            <text:list-header>
              <text:p text:style-name="P14"><text:span text:style-name="T115">9</text:span></text:p>
            </text:list-header>
          </text:list>
          <draw:enhanced-geometry svg:viewBox="0 0 21600 21600" draw:type="mso-spt202" draw:enhanced-path="M 0 0 L 21600 0 21600 21600 0 21600 0 0 Z N"/>
        </draw:custom-shape>
        <draw:custom-shape draw:style-name="gr12" draw:text-style-name="P5" draw:layer="layout" svg:width="2.195cm" svg:height="1.277cm" svg:x="17.992cm" svg:y="2.117cm">
          <text:list text:style-name="L24">
            <text:list-header>
              <text:p text:style-name="P12"><text:span text:style-name="T109">2000</text:span></text:p>
            </text:list-header>
          </text:list>
          <draw:enhanced-geometry svg:viewBox="0 0 21600 21600" draw:type="mso-spt202" draw:enhanced-path="M 0 0 L 21600 0 21600 21600 0 21600 0 0 Z N"/>
        </draw:custom-shape>
        <draw:custom-shape draw:style-name="gr12" draw:text-style-name="P5" draw:layer="layout" svg:width="2.195cm" svg:height="1.277cm" svg:x="17.992cm" svg:y="3.387cm">
          <text:list text:style-name="L24">
            <text:list-header>
              <text:p text:style-name="P12"><text:span text:style-name="T109">2002</text:span></text:p>
            </text:list-header>
          </text:list>
          <draw:enhanced-geometry svg:viewBox="0 0 21600 21600" draw:type="mso-spt202" draw:enhanced-path="M 0 0 L 21600 0 21600 21600 0 21600 0 0 Z N"/>
        </draw:custom-shape>
        <draw:custom-shape draw:style-name="gr12" draw:text-style-name="P5" draw:layer="layout" svg:width="2.195cm" svg:height="1.277cm" svg:x="17.992cm" svg:y="4.657cm">
          <text:list text:style-name="L24">
            <text:list-header>
              <text:p text:style-name="P12"><text:span text:style-name="T109">2004</text:span></text:p>
            </text:list-header>
          </text:list>
          <draw:enhanced-geometry svg:viewBox="0 0 21600 21600" draw:type="mso-spt202" draw:enhanced-path="M 0 0 L 21600 0 21600 21600 0 21600 0 0 Z N"/>
        </draw:custom-shape>
        <draw:custom-shape draw:style-name="gr12" draw:text-style-name="P5" draw:layer="layout" svg:width="2.195cm" svg:height="1.277cm" svg:x="17.992cm" svg:y="6.138cm">
          <text:list text:style-name="L24">
            <text:list-header>
              <text:p text:style-name="P12"><text:span text:style-name="T109">2006</text:span></text:p>
            </text:list-header>
          </text:list>
          <draw:enhanced-geometry svg:viewBox="0 0 21600 21600" draw:type="mso-spt202" draw:enhanced-path="M 0 0 L 21600 0 21600 21600 0 21600 0 0 Z N"/>
        </draw:custom-shape>
        <draw:custom-shape draw:style-name="gr11" draw:text-style-name="P5" draw:layer="layout" svg:width="1.059cm" svg:height="1.446cm" svg:x="13.758cm" svg:y="2.117cm">
          <text:list text:style-name="L24">
            <text:list-header>
              <text:p text:style-name="P12"><text:span text:style-name="T381">p</text:span></text:p>
            </text:list-header>
          </text:list>
          <draw:enhanced-geometry svg:viewBox="0 0 21600 21600" draw:type="mso-spt202" draw:enhanced-path="M 0 0 L 21600 0 21600 21600 0 21600 0 0 Z N"/>
        </draw:custom-shape>
        <draw:line draw:style-name="gr25" draw:text-style-name="P25" draw:layer="layout" svg:x1="15.028cm" svg:y1="2.752cm" svg:x2="17.568cm" svg:y2="2.752cm">
          <text:p/>
        </draw:line>
        <anim:par smil:dur="indefinite" smil:restart="never" presentation:node-type="timing-root">
          <anim:par smil:begin="id444.begin">
            <anim:transitionFilter smil:dur="1s" smil:type="slideWipe" smil:subtype="fromBottomRight" smil:direction="reverse"/>
          </anim:par>
        </anim:par>
        <presentation:notes draw:style-name="dp2">
          <draw:page-thumbnail draw:style-name="gr1" draw:layer="layout" svg:width="7.142cm" svg:height="9.524cm" svg:x="5.953cm" svg:y="1.93cm" draw:page-number="313" presentation:class="page"/>
          <draw:frame presentation:style-name="pr2" draw:layer="layout" svg:width="15.239cm" svg:height="11.43cm" svg:x="1.905cm" svg:y="12.065cm" presentation:class="notes" presentation:placeholder="true">
            <draw:text-box/>
          </draw:frame>
        </presentation:notes>
      </draw:page>
      <draw:page draw:name="page314" draw:style-name="dp3" draw:master-page-name="Default" presentation:presentation-page-layout-name="AL1T0" xml:id="id445" draw:id="id445">
        <draw:frame presentation:style-name="pr37" draw:text-style-name="P5" draw:layer="layout" svg:width="25.4cm" svg:height="19.05cm" svg:x="0cm" svg:y="0cm" presentation:class="subtitle" presentation:user-transformed="true">
          <draw:text-box>
            <text:list text:style-name="L49">
              <text:list-header>
                <text:p text:style-name="P47"><text:span text:style-name="T170"><text:s/></text:span><text:span text:style-name="T444">■</text:span><text:span text:style-name="T173">通过</text:span><text:span text:style-name="T442">指针引用数组元素</text:span></text:p>
              </text:list-header>
            </text:list>
            <text:list text:style-name="L19">
              <text:list-header>
                <text:p text:style-name="P50"><text:span text:style-name="T102"><text:s text:c="3"/></text:span><text:span text:style-name="T102">p=&amp;a[0]; <text:s/></text:span><text:span text:style-name="T165">p</text:span><text:span text:style-name="T165">指向</text:span><text:span text:style-name="T165">a[0]</text:span></text:p>
                <text:p text:style-name="P50"><text:span text:style-name="T64"><text:s text:c="2"/></text:span><text:span text:style-name="T64">*p=1; <text:s text:c="3"/></text:span><text:span text:style-name="T165">等效于</text:span><text:span text:style-name="T68">a[0]=1</text:span><text:span text:style-name="T165">;</text:span></text:p>
              </text:list-header>
            </text:list>
            <text:list text:style-name="L6">
              <text:list-header>
                <text:p text:style-name="P47"><text:span text:style-name="T68"><text:s text:c="4"/></text:span><text:span text:style-name="T165">即可通过</text:span><text:span text:style-name="T165">p</text:span><text:span text:style-name="T165">来访问</text:span><text:span text:style-name="T165">a[0]</text:span></text:p>
              </text:list-header>
            </text:list>
            <text:list text:style-name="L17">
              <text:list-header>
                <text:p text:style-name="P47"><text:span text:style-name="T61"><text:s text:c="2"/></text:span><text:span text:style-name="T68">也可以通过</text:span><text:span text:style-name="T68">p</text:span><text:span text:style-name="T68">来访问其它元素：</text:span></text:p>
                <text:p text:style-name="P47"><text:span text:style-name="T61"><text:s text:c="3"/></text:span><text:span text:style-name="T61">*(p+1)=3; <text:s text:c="2"/></text:span><text:span text:style-name="T165">等效于</text:span><text:span text:style-name="T165">a[1]=3;</text:span></text:p>
              </text:list-header>
            </text:list>
            <text:list text:style-name="L53">
              <text:list-header>
                <text:p text:style-name="P47"><text:span text:style-name="T165"><text:s text:c="3"/></text:span><text:span text:style-name="T165">其中</text:span><text:span text:style-name="T61">p+1</text:span><text:span text:style-name="T165">指向</text:span><text:span text:style-name="T61">a[1]</text:span></text:p>
              </text:list-header>
            </text:list>
            <text:list text:style-name="L17">
              <text:list-header>
                <text:p text:style-name="P47"><text:span text:style-name="T61"/></text:p>
              </text:list-header>
            </text:list>
            <text:list text:style-name="L6">
              <text:list-header>
                <text:p text:style-name="P40"><text:span text:style-name="T68">注意：</text:span><text:span text:style-name="T61">p+1</text:span><text:span text:style-name="T61">不是地址加</text:span><text:span text:style-name="T61">1</text:span><text:span text:style-name="T61">，而是加一个数据类型单 位。 </text:span></text:p>
              </text:list-header>
            </text:list>
            <text:list text:style-name="L17">
              <text:list-header>
                <text:p text:style-name="P40"><text:span text:style-name="T61"/></text:p>
              </text:list-header>
            </text:list>
          </draw:text-box>
        </draw:frame>
        <anim:par smil:dur="indefinite" smil:restart="never" presentation:node-type="timing-root">
          <anim:par smil:begin="id445.begin">
            <anim:transitionFilter smil:dur="1s" smil:type="slideWipe" smil:subtype="fromBottomRight" smil:direction="reverse"/>
          </anim:par>
        </anim:par>
        <presentation:notes draw:style-name="dp2">
          <draw:page-thumbnail draw:style-name="gr1" draw:layer="layout" svg:width="7.142cm" svg:height="9.524cm" svg:x="5.953cm" svg:y="1.93cm" draw:page-number="314" presentation:class="page"/>
          <draw:frame presentation:style-name="pr2" draw:layer="layout" svg:width="15.239cm" svg:height="11.43cm" svg:x="1.905cm" svg:y="12.065cm" presentation:class="notes" presentation:placeholder="true">
            <draw:text-box/>
          </draw:frame>
        </presentation:notes>
      </draw:page>
      <draw:page draw:name="page315" draw:style-name="dp3" draw:master-page-name="Default" presentation:presentation-page-layout-name="AL1T0" xml:id="id446" draw:id="id446">
        <draw:frame presentation:style-name="pr33" draw:text-style-name="P5" draw:layer="layout" svg:width="22.648cm" svg:height="17.357cm" svg:x="1.27cm" svg:y="0.634cm" presentation:class="subtitle" presentation:user-transformed="true">
          <draw:text-box>
            <text:list text:style-name="L19">
              <text:list-header>
                <text:p text:style-name="P50"><text:span text:style-name="T64"/></text:p>
              </text:list-header>
            </text:list>
            <text:list text:style-name="L17">
              <text:list-header>
                <text:p text:style-name="P57"><text:span text:style-name="T61">一般地</text:span><text:span text:style-name="T61">,</text:span><text:span text:style-name="T61">当</text:span><text:span text:style-name="T61">p</text:span><text:span text:style-name="T61">指向</text:span><text:span text:style-name="T61">a[0]</text:span><text:span text:style-name="T61">时：</text:span></text:p>
              </text:list-header>
            </text:list>
            <text:list text:style-name="L56">
              <text:list-header>
                <text:p text:style-name="P57"><text:span text:style-name="T171">p+i <text:s/></text:span><text:span text:style-name="T170">∽ <text:s/>a+i</text:span><text:span text:style-name="T171"> <text:s/></text:span><text:span text:style-name="T170">∽ <text:s/>&amp;a[i]</text:span></text:p>
                <text:p text:style-name="P57"><text:span text:style-name="T171">*(p+i) <text:s/></text:span><text:span text:style-name="T170">∽ <text:s/>*(a+i)</text:span><text:span text:style-name="T171"> <text:s/></text:span><text:span text:style-name="T170">∽ <text:s/>a[i]</text:span><text:span text:style-name="T171"> <text:s/></text:span><text:span text:style-name="T170">∽ <text:s/>p[i]</text:span></text:p>
              </text:list-header>
            </text:list>
            <text:list text:style-name="L19">
              <text:list-header>
                <text:p text:style-name="P57"><text:span text:style-name="T64"/></text:p>
                <text:p text:style-name="P57"><text:span text:style-name="T102">即以下几个语句等效：</text:span></text:p>
              </text:list-header>
            </text:list>
            <text:list text:style-name="L56">
              <text:list-header>
                <text:p text:style-name="P57"><text:span text:style-name="T171">a[i]=10; <text:s/>*(p+i)=10; <text:s/>*(a+i)=10; <text:s/>p[i]=10;</text:span></text:p>
                <text:p text:style-name="P58"><text:span text:style-name="T171"/></text:p>
              </text:list-header>
            </text:list>
          </draw:text-box>
        </draw:frame>
        <anim:par smil:dur="indefinite" smil:restart="never" presentation:node-type="timing-root">
          <anim:par smil:begin="id446.begin">
            <anim:transitionFilter smil:dur="1s" smil:type="slideWipe" smil:subtype="fromBottomRight" smil:direction="reverse"/>
          </anim:par>
        </anim:par>
        <presentation:notes draw:style-name="dp2">
          <draw:page-thumbnail draw:style-name="gr1" draw:layer="layout" svg:width="7.142cm" svg:height="9.524cm" svg:x="5.953cm" svg:y="1.93cm" draw:page-number="315" presentation:class="page"/>
          <draw:frame presentation:style-name="pr2" draw:layer="layout" svg:width="15.239cm" svg:height="11.43cm" svg:x="1.905cm" svg:y="12.065cm" presentation:class="notes" presentation:placeholder="true">
            <draw:text-box/>
          </draw:frame>
        </presentation:notes>
      </draw:page>
      <draw:page draw:name="page316" draw:style-name="dp3" draw:master-page-name="Default" presentation:presentation-page-layout-name="AL1T0" xml:id="id447" draw:id="id447">
        <draw:frame presentation:style-name="pr106" draw:text-style-name="P5" draw:layer="layout" svg:width="22.436cm" svg:height="16.087cm" svg:x="1.482cm" svg:y="0.634cm" presentation:class="subtitle" presentation:user-transformed="true">
          <draw:text-box>
            <text:list text:style-name="L19">
              <text:list-header>
                <text:p text:style-name="P50"><text:span text:style-name="T64"/></text:p>
              </text:list-header>
            </text:list>
            <text:list text:style-name="L6">
              <text:list-header>
                <text:p text:style-name="P47"><text:span text:style-name="T68">例：从键盘输入</text:span><text:span text:style-name="T68">10</text:span><text:span text:style-name="T68">个数到数组</text:span><text:span text:style-name="T68">a</text:span><text:span text:style-name="T68">：</text:span></text:p>
              </text:list-header>
            </text:list>
            <text:list text:style-name="L142">
              <text:list-header>
                <text:p text:style-name="P50"><text:span text:style-name="T432"/></text:p>
              </text:list-header>
            </text:list>
            <text:list text:style-name="L19">
              <text:list-header>
                <text:p text:style-name="P61"><text:span text:style-name="T184">int <text:s/>a[10],i,*p=a,s=0</text:span></text:p>
                <text:p text:style-name="P61"><text:span text:style-name="T184">for(i=0;i&lt;10;i++) scanf(“%d”,</text:span><text:span text:style-name="T16">&amp;a[i]</text:span><text:span text:style-name="T184">);</text:span></text:p>
                <text:p text:style-name="P61"><text:span text:style-name="T184">for(i=0;i&lt;10;i++) scanf(“%d”,</text:span><text:span text:style-name="T16">a+i</text:span><text:span text:style-name="T184">);</text:span></text:p>
                <text:p text:style-name="P61"><text:span text:style-name="T184">for(i=0;i&lt;10;i++) scanf(“%d”,</text:span><text:span text:style-name="T16">p+i</text:span><text:span text:style-name="T184">);</text:span></text:p>
                <text:p text:style-name="P50"><text:span text:style-name="T184"/></text:p>
                <text:p text:style-name="P51"><text:span text:style-name="T184"/></text:p>
              </text:list-header>
            </text:list>
          </draw:text-box>
        </draw:frame>
        <anim:par smil:dur="indefinite" smil:restart="never" presentation:node-type="timing-root">
          <anim:par smil:begin="id447.begin">
            <anim:transitionFilter smil:dur="1s" smil:type="slideWipe" smil:subtype="fromBottomRight" smil:direction="reverse"/>
          </anim:par>
        </anim:par>
        <presentation:notes draw:style-name="dp2">
          <draw:page-thumbnail draw:style-name="gr1" draw:layer="layout" svg:width="7.142cm" svg:height="9.524cm" svg:x="5.953cm" svg:y="1.93cm" draw:page-number="316" presentation:class="page"/>
          <draw:frame presentation:style-name="pr2" draw:layer="layout" svg:width="15.239cm" svg:height="11.43cm" svg:x="1.905cm" svg:y="12.065cm" presentation:class="notes" presentation:placeholder="true">
            <draw:text-box/>
          </draw:frame>
        </presentation:notes>
      </draw:page>
      <draw:page draw:name="page317" draw:style-name="dp3" draw:master-page-name="Default" presentation:presentation-page-layout-name="AL1T0" xml:id="id448" draw:id="id448">
        <draw:frame presentation:style-name="pr30" draw:text-style-name="P5" draw:layer="layout" svg:width="24.765cm" svg:height="17.992cm" svg:x="0.422cm" svg:y="0.423cm" presentation:class="subtitle" presentation:user-transformed="true">
          <draw:text-box>
            <text:list text:style-name="L89">
              <text:list-header>
                <text:p text:style-name="P50"><text:span text:style-name="T251">累加求和的各种用法：</text:span></text:p>
              </text:list-header>
            </text:list>
            <text:list text:style-name="L19">
              <text:list-header>
                <text:p text:style-name="P50"><text:span text:style-name="T184">for(i=0;i&lt;10;i++)s+=a[i];</text:span></text:p>
                <text:p text:style-name="P50"><text:span text:style-name="T184">for(i=0;i&lt;10;i++)s+=*(a+i);</text:span></text:p>
                <text:p text:style-name="P50"><text:span text:style-name="T184">for(i=0;i&lt;10;i++)s+=*(p+i);</text:span></text:p>
                <text:p text:style-name="P50"><text:span text:style-name="T184">for(i=0;i&lt;10;i++)s+=p[i];</text:span></text:p>
                <text:p text:style-name="P50"><text:span text:style-name="T184">for(i=0;i&lt;10;i++)s+=*p++; <text:s text:c="12"/></text:span><text:span text:style-name="T445">等效于</text:span><text:span text:style-name="T16">*(p++)</text:span></text:p>
                <text:p text:style-name="P194"><text:span text:style-name="T184">for(p=a;p&lt;a+10;p++)s+=*p;</text:span><text:span text:style-name="T430"> <text:s text:c="9"/></text:span><text:span text:style-name="T445">注意不能</text:span><text:span text:style-name="T446">使用</text:span><text:span text:style-name="T400">a++</text:span></text:p>
                <text:p text:style-name="P50"><text:span text:style-name="T64"/></text:p>
              </text:list-header>
            </text:list>
            <text:list text:style-name="L139">
              <text:list-header>
                <text:p text:style-name="P50"><text:span text:style-name="T164">后两种用法效率高。</text:span></text:p>
                <text:p text:style-name="P51"><text:span text:style-name="T164"/></text:p>
              </text:list-header>
            </text:list>
          </draw:text-box>
        </draw:frame>
        <anim:par smil:dur="indefinite" smil:restart="never" presentation:node-type="timing-root">
          <anim:par smil:begin="id448.begin">
            <anim:transitionFilter smil:dur="1s" smil:type="slideWipe" smil:subtype="fromBottomRight" smil:direction="reverse"/>
          </anim:par>
        </anim:par>
        <presentation:notes draw:style-name="dp2">
          <draw:page-thumbnail draw:style-name="gr1" draw:layer="layout" svg:width="7.142cm" svg:height="9.524cm" svg:x="5.953cm" svg:y="1.93cm" draw:page-number="317" presentation:class="page"/>
          <draw:frame presentation:style-name="pr2" draw:layer="layout" svg:width="15.239cm" svg:height="11.43cm" svg:x="1.905cm" svg:y="12.065cm" presentation:class="notes" presentation:placeholder="true">
            <draw:text-box/>
          </draw:frame>
        </presentation:notes>
      </draw:page>
      <draw:page draw:name="page318" draw:style-name="dp3" draw:master-page-name="Default" presentation:presentation-page-layout-name="AL1T0" xml:id="id449" draw:id="id449">
        <draw:frame presentation:style-name="pr75" draw:text-style-name="P5" draw:layer="layout" svg:width="25.4cm" svg:height="19.05cm" svg:x="0cm" svg:y="0cm" presentation:class="subtitle" presentation:user-transformed="true">
          <draw:text-box>
            <text:list text:style-name="L19">
              <text:list-header>
                <text:p text:style-name="P50"><text:span text:style-name="T102"><text:s text:c="8"/></text:span><text:span text:style-name="T102">使用指针变量访问数组时，要特别注意指针变量的当前值。</text:span></text:p>
              </text:list-header>
            </text:list>
            <text:list text:style-name="L142">
              <text:list-header>
                <text:p text:style-name="P50"><text:span text:style-name="T434"><text:s text:c="4"/></text:span><text:span text:style-name="T251">注意下例：</text:span></text:p>
              </text:list-header>
            </text:list>
            <text:list text:style-name="L55">
              <text:list-header>
                <text:p text:style-name="P50"><text:span text:style-name="T54">  </text:span><text:span text:style-name="T184">main()</text:span></text:p>
              </text:list-header>
            </text:list>
            <text:list text:style-name="L19">
              <text:list-header>
                <text:p text:style-name="P50"><text:span text:style-name="T184"><text:s text:c="2"/></text:span><text:span text:style-name="T184">{ <text:s/></text:span></text:p>
                <text:p text:style-name="P50"><text:span text:style-name="T184"><text:s text:c="6"/></text:span><text:span text:style-name="T184">int <text:s/>a[10],*p=a,i;</text:span></text:p>
                <text:p text:style-name="P50"><text:span text:style-name="T184"><text:s text:c="6"/></text:span><text:span text:style-name="T184">for(p=a;p&lt;a+10;p++) scanf(“%d”,p);</text:span></text:p>
                <text:p text:style-name="P50"><text:span text:style-name="T184">  <text:s text:c="4"/></text:span></text:p>
                <text:p text:style-name="P50"><text:span text:style-name="T184"><text:s text:c="6"/></text:span><text:span text:style-name="T184">for(i=0;i&lt;10;i++)printf(“%d”,*p++);</text:span></text:p>
                <text:p text:style-name="P50"><text:span text:style-name="T184"><text:s text:c="2"/></text:span><text:span text:style-name="T184">} </text:span></text:p>
              </text:list-header>
            </text:list>
          </draw:text-box>
        </draw:frame>
        <draw:line draw:style-name="gr29" draw:text-style-name="P25" draw:layer="layout" svg:x1="20.532cm" svg:y1="2.752cm" svg:x2="20.532cm" svg:y2="3.387cm">
          <text:p/>
        </draw:line>
        <draw:line draw:style-name="gr32" draw:text-style-name="P25" draw:layer="layout" svg:x1="20.108cm" svg:y1="3.175cm" svg:x2="20.108cm" svg:y2="16.298cm">
          <text:p/>
        </draw:line>
        <draw:line draw:style-name="gr32" draw:text-style-name="P25" draw:layer="layout" svg:x1="22.437cm" svg:y1="3.175cm" svg:x2="22.437cm" svg:y2="16.298cm">
          <text:p/>
        </draw:line>
        <draw:line draw:style-name="gr32" draw:text-style-name="P25" draw:layer="layout" svg:x1="20.108cm" svg:y1="3.175cm" svg:x2="22.437cm" svg:y2="3.175cm">
          <text:p/>
        </draw:line>
        <draw:line draw:style-name="gr32" draw:text-style-name="P25" draw:layer="layout" svg:x1="20.108cm" svg:y1="4.445cm" svg:x2="22.437cm" svg:y2="4.445cm">
          <text:p/>
        </draw:line>
        <draw:line draw:style-name="gr32" draw:text-style-name="P25" draw:layer="layout" svg:x1="20.108cm" svg:y1="5.715cm" svg:x2="22.437cm" svg:y2="5.715cm">
          <text:p/>
        </draw:line>
        <draw:line draw:style-name="gr32" draw:text-style-name="P25" draw:layer="layout" svg:x1="20.108cm" svg:y1="6.985cm" svg:x2="22.437cm" svg:y2="6.985cm">
          <text:p/>
        </draw:line>
        <draw:line draw:style-name="gr32" draw:text-style-name="P25" draw:layer="layout" svg:x1="20.108cm" svg:y1="8.255cm" svg:x2="22.437cm" svg:y2="8.255cm">
          <text:p/>
        </draw:line>
        <draw:line draw:style-name="gr32" draw:text-style-name="P25" draw:layer="layout" svg:x1="20.108cm" svg:y1="9.525cm" svg:x2="22.437cm" svg:y2="9.525cm">
          <text:p/>
        </draw:line>
        <draw:line draw:style-name="gr32" draw:text-style-name="P25" draw:layer="layout" svg:x1="20.108cm" svg:y1="10.795cm" svg:x2="22.437cm" svg:y2="10.795cm">
          <text:p/>
        </draw:line>
        <draw:line draw:style-name="gr32" draw:text-style-name="P25" draw:layer="layout" svg:x1="20.108cm" svg:y1="12.065cm" svg:x2="22.437cm" svg:y2="12.065cm">
          <text:p/>
        </draw:line>
        <draw:line draw:style-name="gr32" draw:text-style-name="P25" draw:layer="layout" svg:x1="20.108cm" svg:y1="13.547cm" svg:x2="22.437cm" svg:y2="13.547cm">
          <text:p/>
        </draw:line>
        <draw:line draw:style-name="gr32" draw:text-style-name="P25" draw:layer="layout" svg:x1="20.108cm" svg:y1="16.298cm" svg:x2="22.437cm" svg:y2="16.298cm">
          <text:p/>
        </draw:line>
        <draw:line draw:style-name="gr32" draw:text-style-name="P25" draw:layer="layout" svg:x1="20.108cm" svg:y1="14.817cm" svg:x2="22.437cm" svg:y2="14.817cm">
          <text:p/>
        </draw:line>
        <draw:custom-shape draw:style-name="gr12" draw:text-style-name="P5" draw:layer="layout" svg:width="1.052cm" svg:height="1.446cm" svg:x="14.601cm" svg:y="2.752cm">
          <text:list text:style-name="L24">
            <text:list-header>
              <text:p text:style-name="P12"><text:span text:style-name="T381">p</text:span></text:p>
            </text:list-header>
          </text:list>
          <draw:enhanced-geometry svg:viewBox="0 0 21600 21600" draw:type="mso-spt202" draw:enhanced-path="M 0 0 L 21600 0 21600 21600 0 21600 0 0 Z N"/>
        </draw:custom-shape>
        <draw:line draw:style-name="gr105" draw:text-style-name="P25" draw:layer="layout" svg:x1="15.452cm" svg:y1="3.598cm" svg:x2="19.262cm" svg:y2="3.598cm">
          <text:p/>
        </draw:line>
        <draw:custom-shape draw:style-name="gr12" draw:text-style-name="P5" xml:id="id450" draw:id="id450" draw:layer="layout" svg:width="2.72cm" svg:height="1.615cm" svg:x="2.117cm" svg:y="11.218cm">
          <text:list text:style-name="L24">
            <text:list-header>
              <text:p text:style-name="P12"><text:span text:style-name="T283">p=a;</text:span></text:p>
            </text:list-header>
          </text:list>
          <draw:enhanced-geometry svg:viewBox="0 0 21600 21600" draw:type="mso-spt202" draw:enhanced-path="M 0 0 L 21600 0 21600 21600 0 21600 0 0 Z N"/>
        </draw:custom-shape>
        <anim:par smil:dur="indefinite" smil:restart="never" presentation:node-type="timing-root">
          <anim:par smil:begin="id449.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50" smil:attributeName="visibility" smil:to="visible"/>
                  <anim:animate smil:dur="0.5s" smil:fill="hold" smil:targetElement="id450" smil:attributeName="x" smil:values="0-width/2;x" smil:keyTimes="0;1" smil:additive="base"/>
                  <anim:animate smil:dur="0.5s" smil:fill="hold" smil:targetElement="id450" smil:attributeName="y" smil:values="y;y" smil:keyTimes="0;1" smil:additive="base"/>
                </anim:par>
              </anim:par>
            </anim:par>
          </anim:seq>
        </anim:par>
        <presentation:notes draw:style-name="dp2">
          <draw:page-thumbnail draw:style-name="gr1" draw:layer="layout" svg:width="7.142cm" svg:height="9.524cm" svg:x="5.953cm" svg:y="1.93cm" draw:page-number="318" presentation:class="page"/>
          <draw:frame presentation:style-name="pr2" draw:layer="layout" svg:width="15.239cm" svg:height="11.43cm" svg:x="1.905cm" svg:y="12.065cm" presentation:class="notes" presentation:placeholder="true">
            <draw:text-box/>
          </draw:frame>
        </presentation:notes>
      </draw:page>
      <draw:page draw:name="page319" draw:style-name="dp3" draw:master-page-name="Default" presentation:presentation-page-layout-name="AL1T0" xml:id="id451" draw:id="id451">
        <draw:frame presentation:style-name="pr29" draw:text-style-name="P5" draw:layer="layout" svg:width="23.918cm" svg:height="17.568cm" svg:x="0.847cm" svg:y="0.635cm" presentation:class="subtitle" presentation:user-transformed="true">
          <draw:text-box>
            <text:list text:style-name="L143">
              <text:list-header>
                <text:p text:style-name="P61"><text:span text:style-name="T444">■</text:span><text:span text:style-name="T68">数组名作为函数参数</text:span></text:p>
              </text:list-header>
            </text:list>
            <text:list text:style-name="L17">
              <text:list-header>
                <text:p text:style-name="P61"><text:span text:style-name="T61"><text:s text:c="3"/></text:span><text:span text:style-name="T61">有了指针概念的基础上，重新回顾数组名作为函数参数时，数据的传递情况：</text:span></text:p>
              </text:list-header>
            </text:list>
            <text:list text:style-name="L6">
              <text:list-header>
                <text:p text:style-name="P63"><text:span text:style-name="T68">例：将数组</text:span><text:span text:style-name="T68">a</text:span><text:span text:style-name="T68">中的</text:span><text:span text:style-name="T68">n</text:span><text:span text:style-name="T68">个数按相反顺序存放。</text:span><text:span text:style-name="T61"> </text:span></text:p>
              </text:list-header>
            </text:list>
          </draw:text-box>
        </draw:frame>
        <anim:par smil:dur="indefinite" smil:restart="never" presentation:node-type="timing-root">
          <anim:par smil:begin="id451.begin">
            <anim:transitionFilter smil:dur="1s" smil:type="slideWipe" smil:subtype="fromBottomRight" smil:direction="reverse"/>
          </anim:par>
        </anim:par>
        <presentation:notes draw:style-name="dp2">
          <draw:page-thumbnail draw:style-name="gr1" draw:layer="layout" svg:width="7.142cm" svg:height="9.524cm" svg:x="5.953cm" svg:y="1.93cm" draw:page-number="319" presentation:class="page"/>
          <draw:frame presentation:style-name="pr2" draw:layer="layout" svg:width="15.239cm" svg:height="11.43cm" svg:x="1.905cm" svg:y="12.065cm" presentation:class="notes" presentation:placeholder="true">
            <draw:text-box/>
          </draw:frame>
        </presentation:notes>
      </draw:page>
      <draw:page draw:name="page320" draw:style-name="dp3" draw:master-page-name="Default" presentation:presentation-page-layout-name="AL1T0" xml:id="id452" draw:id="id452">
        <draw:frame presentation:style-name="pr37" draw:text-style-name="P5" draw:layer="layout" svg:width="25.4cm" svg:height="19.05cm" svg:x="0cm" svg:y="0cm" presentation:class="subtitle" presentation:user-transformed="true">
          <draw:text-box>
            <text:list text:style-name="L19">
              <text:list-header>
                <text:p text:style-name="P50"><text:span text:style-name="T184">int <text:s/>inv(int <text:s/>x[], int <text:s/>n)</text:span></text:p>
                <text:p text:style-name="P50"><text:span text:style-name="T184">{ <text:s/>i,j,m,t; <text:s text:c="45"/>main() </text:span></text:p>
                <text:p text:style-name="P50"><text:span text:style-name="T184">m=(n-1)/2; <text:s text:c="38"/>{</text:span></text:p>
                <text:p text:style-name="P50"><text:span text:style-name="T184">for(i=0;i&lt;=m;i++) <text:s text:c="30"/>int a[10],i; </text:span></text:p>
                <text:p text:style-name="P50"><text:span text:style-name="T184">{ <text:s text:c="2"/>j=n-1-i; <text:s text:c="44"/></text:span><text:span text:style-name="T102">输入</text:span><text:span text:style-name="T184">a </text:span></text:p>
                <text:p text:style-name="P50"><text:span text:style-name="T184"><text:s text:c="2"/></text:span><text:span text:style-name="T184">t=x[i]; <text:s text:c="47"/>inv(a,10); </text:span></text:p>
                <text:p text:style-name="P50"><text:span text:style-name="T184"><text:s text:c="2"/></text:span><text:span text:style-name="T184">x[i]=x[j]; <text:s text:c="42"/></text:span><text:span text:style-name="T102">输出</text:span><text:span text:style-name="T184">a </text:span></text:p>
                <text:p text:style-name="P50"><text:span text:style-name="T184"><text:s text:c="3"/></text:span><text:span text:style-name="T184">x[j]=t; <text:s text:c="41"/>}</text:span></text:p>
                <text:p text:style-name="P50"><text:span text:style-name="T184">}</text:span></text:p>
                <text:p text:style-name="P66"><text:span text:style-name="T64">} </text:span></text:p>
                <text:p text:style-name="P66"><text:span text:style-name="T64"><text:s text:c="6"/></text:span><text:span text:style-name="T8">a</text:span><text:span text:style-name="T121">与</text:span><text:span text:style-name="T8">x</text:span><text:span text:style-name="T121">共用同一片内存单元</text:span></text:p>
              </text:list-header>
            </text:list>
          </draw:text-box>
        </draw:frame>
        <draw:line draw:style-name="gr104" draw:text-style-name="P25" draw:layer="layout" svg:x1="12.065cm" svg:y1="4.022cm" svg:x2="12.065cm" svg:y2="14.605cm">
          <text:p/>
        </draw:line>
        <draw:line draw:style-name="gr104" draw:text-style-name="P25" draw:layer="layout" svg:x1="14.605cm" svg:y1="4.022cm" svg:x2="14.605cm" svg:y2="14.605cm">
          <text:p/>
        </draw:line>
        <draw:line draw:style-name="gr104" draw:text-style-name="P25" draw:layer="layout" svg:x1="12.065cm" svg:y1="4.022cm" svg:x2="14.605cm" svg:y2="4.022cm">
          <text:p/>
        </draw:line>
        <draw:line draw:style-name="gr104" draw:text-style-name="P25" draw:layer="layout" svg:x1="12.065cm" svg:y1="5.08cm" svg:x2="14.605cm" svg:y2="5.08cm">
          <text:p/>
        </draw:line>
        <draw:line draw:style-name="gr104" draw:text-style-name="P25" draw:layer="layout" svg:x1="12.065cm" svg:y1="6.138cm" svg:x2="14.605cm" svg:y2="6.138cm">
          <text:p/>
        </draw:line>
        <draw:line draw:style-name="gr104" draw:text-style-name="P25" draw:layer="layout" svg:x1="12.065cm" svg:y1="7.197cm" svg:x2="14.605cm" svg:y2="7.197cm">
          <text:p/>
        </draw:line>
        <draw:line draw:style-name="gr104" draw:text-style-name="P25" draw:layer="layout" svg:x1="12.065cm" svg:y1="8.255cm" svg:x2="14.605cm" svg:y2="8.255cm">
          <text:p/>
        </draw:line>
        <draw:line draw:style-name="gr104" draw:text-style-name="P25" draw:layer="layout" svg:x1="12.065cm" svg:y1="9.313cm" svg:x2="14.605cm" svg:y2="9.313cm">
          <text:p/>
        </draw:line>
        <draw:line draw:style-name="gr104" draw:text-style-name="P25" draw:layer="layout" svg:x1="12.065cm" svg:y1="10.372cm" svg:x2="14.605cm" svg:y2="10.372cm">
          <text:p/>
        </draw:line>
        <draw:line draw:style-name="gr104" draw:text-style-name="P25" draw:layer="layout" svg:x1="12.065cm" svg:y1="11.43cm" svg:x2="14.605cm" svg:y2="11.43cm">
          <text:p/>
        </draw:line>
        <draw:line draw:style-name="gr104" draw:text-style-name="P25" draw:layer="layout" svg:x1="12.065cm" svg:y1="12.488cm" svg:x2="14.605cm" svg:y2="12.488cm">
          <text:p/>
        </draw:line>
        <draw:line draw:style-name="gr104" draw:text-style-name="P25" draw:layer="layout" svg:x1="12.065cm" svg:y1="13.547cm" svg:x2="14.605cm" svg:y2="13.547cm">
          <text:p/>
        </draw:line>
        <draw:line draw:style-name="gr104" draw:text-style-name="P25" draw:layer="layout" svg:x1="12.065cm" svg:y1="14.605cm" svg:x2="14.605cm" svg:y2="14.605cm">
          <text:p/>
        </draw:line>
        <draw:custom-shape draw:style-name="gr12" draw:text-style-name="P5" draw:layer="layout" svg:width="0.997cm" svg:height="1.446cm" svg:x="14.393cm" svg:y="2.58cm">
          <text:list text:style-name="L24">
            <text:list-header>
              <text:p text:style-name="P12"><text:span text:style-name="T381">a</text:span></text:p>
            </text:list-header>
          </text:list>
          <draw:enhanced-geometry svg:viewBox="0 0 21600 21600" draw:type="mso-spt202" draw:enhanced-path="M 0 0 L 21600 0 21600 21600 0 21600 0 0 Z N"/>
        </draw:custom-shape>
        <draw:custom-shape draw:style-name="gr12" draw:text-style-name="P5" draw:layer="layout" svg:width="0.997cm" svg:height="1.446cm" svg:x="11.218cm" svg:y="2.54cm">
          <text:list text:style-name="L24">
            <text:list-header>
              <text:p text:style-name="P12"><text:span text:style-name="T381">x</text:span></text:p>
            </text:list-header>
          </text:list>
          <draw:enhanced-geometry svg:viewBox="0 0 21600 21600" draw:type="mso-spt202" draw:enhanced-path="M 0 0 L 21600 0 21600 21600 0 21600 0 0 Z N"/>
        </draw:custom-shape>
        <anim:par smil:dur="indefinite" smil:restart="never" presentation:node-type="timing-root">
          <anim:par smil:begin="id452.begin">
            <anim:transitionFilter smil:dur="1s" smil:type="slideWipe" smil:subtype="fromBottomRight" smil:direction="reverse"/>
          </anim:par>
        </anim:par>
        <presentation:notes draw:style-name="dp2">
          <draw:page-thumbnail draw:style-name="gr1" draw:layer="layout" svg:width="7.142cm" svg:height="9.524cm" svg:x="5.953cm" svg:y="1.93cm" draw:page-number="320" presentation:class="page"/>
          <draw:frame presentation:style-name="pr2" draw:layer="layout" svg:width="15.239cm" svg:height="11.43cm" svg:x="1.905cm" svg:y="12.065cm" presentation:class="notes" presentation:placeholder="true">
            <draw:text-box/>
          </draw:frame>
        </presentation:notes>
      </draw:page>
      <draw:page draw:name="page321" draw:style-name="dp3" draw:master-page-name="Default" presentation:presentation-page-layout-name="AL1T0" xml:id="id453" draw:id="id453">
        <draw:frame presentation:style-name="pr75" draw:text-style-name="P5" draw:layer="layout" svg:width="25.4cm" svg:height="19.05cm" svg:x="0cm" svg:y="0cm" presentation:class="subtitle" presentation:user-transformed="true">
          <draw:text-box>
            <text:list text:style-name="L19">
              <text:list-header>
                <text:p text:style-name="P190"><text:span text:style-name="T184">int <text:s/>inv(int <text:s/></text:span><text:span text:style-name="T16">*x</text:span><text:span text:style-name="T184">, int <text:s/>n) <text:s text:c="5"/></text:span><text:span text:style-name="T447">指针变量作函数参数时的传递情况</text:span></text:p>
                <text:p text:style-name="P50"><text:span text:style-name="T184">{ <text:s/>i,j,m,t; <text:s text:c="45"/>main() </text:span></text:p>
                <text:p text:style-name="P50"><text:span text:style-name="T184">m=(n-1)/2; <text:s text:c="38"/>{</text:span></text:p>
                <text:p text:style-name="P50"><text:span text:style-name="T184">for(i=0;i&lt;=m;i++) <text:s text:c="30"/>int a[10],i; </text:span></text:p>
                <text:p text:style-name="P50"><text:span text:style-name="T184">{ <text:s text:c="2"/>j=n-1-i; <text:s text:c="44"/></text:span><text:span text:style-name="T102">输入</text:span><text:span text:style-name="T184">a </text:span></text:p>
                <text:p text:style-name="P50"><text:span text:style-name="T184"><text:s text:c="4"/></text:span><text:span text:style-name="T184">t=x[i]; <text:s text:c="47"/>inv(a,10); </text:span></text:p>
                <text:p text:style-name="P50"><text:span text:style-name="T184"><text:s text:c="4"/></text:span><text:span text:style-name="T184">x[i]=x[j]; <text:s text:c="42"/></text:span><text:span text:style-name="T102">输出</text:span><text:span text:style-name="T184">a </text:span></text:p>
                <text:p text:style-name="P50"><text:span text:style-name="T184"><text:s text:c="4"/></text:span><text:span text:style-name="T184">x[j]=t; <text:s text:c="41"/>}</text:span></text:p>
                <text:p text:style-name="P190"><text:span text:style-name="T184">} <text:s/></text:span><text:span text:style-name="T448">下标法</text:span></text:p>
                <text:p text:style-name="P66"><text:span text:style-name="T64">} </text:span></text:p>
              </text:list-header>
            </text:list>
            <text:list text:style-name="L6">
              <text:list-header>
                <text:p text:style-name="P40"><text:span text:style-name="T59"><text:s text:c="6"/></text:span></text:p>
              </text:list-header>
            </text:list>
          </draw:text-box>
        </draw:frame>
        <draw:line draw:style-name="gr104" draw:text-style-name="P25" draw:layer="layout" svg:x1="13.547cm" svg:y1="3.387cm" svg:x2="13.547cm" svg:y2="11.853cm">
          <text:p/>
        </draw:line>
        <draw:line draw:style-name="gr104" draw:text-style-name="P25" draw:layer="layout" svg:x1="15.663cm" svg:y1="3.387cm" svg:x2="15.663cm" svg:y2="11.853cm">
          <text:p/>
        </draw:line>
        <draw:line draw:style-name="gr104" draw:text-style-name="P25" draw:layer="layout" svg:x1="13.547cm" svg:y1="3.387cm" svg:x2="15.663cm" svg:y2="3.387cm">
          <text:p/>
        </draw:line>
        <draw:line draw:style-name="gr104" draw:text-style-name="P25" draw:layer="layout" svg:x1="13.547cm" svg:y1="4.233cm" svg:x2="15.663cm" svg:y2="4.233cm">
          <text:p/>
        </draw:line>
        <draw:line draw:style-name="gr104" draw:text-style-name="P25" draw:layer="layout" svg:x1="13.547cm" svg:y1="5.08cm" svg:x2="15.663cm" svg:y2="5.08cm">
          <text:p/>
        </draw:line>
        <draw:line draw:style-name="gr104" draw:text-style-name="P25" draw:layer="layout" svg:x1="13.547cm" svg:y1="5.927cm" svg:x2="15.663cm" svg:y2="5.927cm">
          <text:p/>
        </draw:line>
        <draw:line draw:style-name="gr104" draw:text-style-name="P25" draw:layer="layout" svg:x1="13.547cm" svg:y1="6.773cm" svg:x2="15.663cm" svg:y2="6.773cm">
          <text:p/>
        </draw:line>
        <draw:line draw:style-name="gr104" draw:text-style-name="P25" draw:layer="layout" svg:x1="13.547cm" svg:y1="7.62cm" svg:x2="15.663cm" svg:y2="7.62cm">
          <text:p/>
        </draw:line>
        <draw:line draw:style-name="gr104" draw:text-style-name="P25" draw:layer="layout" svg:x1="13.547cm" svg:y1="8.467cm" svg:x2="15.663cm" svg:y2="8.467cm">
          <text:p/>
        </draw:line>
        <draw:line draw:style-name="gr104" draw:text-style-name="P25" draw:layer="layout" svg:x1="13.547cm" svg:y1="9.313cm" svg:x2="15.663cm" svg:y2="9.313cm">
          <text:p/>
        </draw:line>
        <draw:line draw:style-name="gr104" draw:text-style-name="P25" draw:layer="layout" svg:x1="13.547cm" svg:y1="10.16cm" svg:x2="15.663cm" svg:y2="10.16cm">
          <text:p/>
        </draw:line>
        <draw:line draw:style-name="gr104" draw:text-style-name="P25" draw:layer="layout" svg:x1="13.547cm" svg:y1="11.007cm" svg:x2="15.663cm" svg:y2="11.007cm">
          <text:p/>
        </draw:line>
        <draw:line draw:style-name="gr104" draw:text-style-name="P25" draw:layer="layout" svg:x1="13.547cm" svg:y1="11.853cm" svg:x2="15.663cm" svg:y2="11.853cm">
          <text:p/>
        </draw:line>
        <draw:custom-shape draw:style-name="gr12" draw:text-style-name="P5" draw:layer="layout" svg:width="0.997cm" svg:height="1.446cm" svg:x="13.97cm" svg:y="1.905cm">
          <text:list text:style-name="L24">
            <text:list-header>
              <text:p text:style-name="P12"><text:span text:style-name="T381">a</text:span></text:p>
            </text:list-header>
          </text:list>
          <draw:enhanced-geometry svg:viewBox="0 0 21600 21600" draw:type="mso-spt202" draw:enhanced-path="M 0 0 L 21600 0 21600 21600 0 21600 0 0 Z N"/>
        </draw:custom-shape>
        <draw:custom-shape draw:style-name="gr11" draw:text-style-name="P5" draw:layer="layout" svg:width="2.329cm" svg:height="1.277cm" svg:x="11.218cm" svg:y="3.175cm">
          <text:list text:style-name="L24">
            <text:list-header>
              <text:p text:style-name="P12"><text:span text:style-name="T423">1000</text:span></text:p>
            </text:list-header>
          </text:list>
          <draw:enhanced-geometry svg:viewBox="0 0 21600 21600" draw:type="mso-spt202" draw:enhanced-path="M 0 0 L 21600 0 21600 21600 0 21600 0 0 Z N"/>
        </draw:custom-shape>
        <draw:custom-shape draw:style-name="gr96" draw:text-style-name="P5" draw:layer="layout" svg:width="2.195cm" svg:height="1.277cm" svg:x="11.527cm" svg:y="13.52cm">
          <text:list text:style-name="L24">
            <text:list-header>
              <text:p text:style-name="P12"><text:span text:style-name="T109">1000</text:span></text:p>
            </text:list-header>
          </text:list>
          <draw:enhanced-geometry svg:viewBox="0 0 21600 21600" draw:type="mso-spt202" draw:enhanced-path="M 0 0 L 21600 0 21600 21600 0 21600 0 0 Z N"/>
        </draw:custom-shape>
        <draw:custom-shape draw:style-name="gr12" draw:text-style-name="P5" draw:layer="layout" svg:width="0.925cm" svg:height="1.277cm" svg:x="10.583cm" svg:y="13.335cm">
          <text:list text:style-name="L24">
            <text:list-header>
              <text:p text:style-name="P12"><text:span text:style-name="T423">x</text:span></text:p>
            </text:list-header>
          </text:list>
          <draw:enhanced-geometry svg:viewBox="0 0 21600 21600" draw:type="mso-spt202" draw:enhanced-path="M 0 0 L 21600 0 21600 21600 0 21600 0 0 Z N"/>
        </draw:custom-shape>
        <draw:line draw:style-name="gr25" draw:text-style-name="P25" draw:layer="layout" svg:x1="12.277cm" svg:y1="4.657cm" svg:x2="12.277cm" svg:y2="13.123cm">
          <text:p/>
        </draw:line>
        <draw:custom-shape draw:style-name="gr56" draw:text-style-name="P5" xml:id="id454" draw:id="id454" draw:layer="layout" svg:width="8.89cm" svg:height="8.047cm" svg:x="0.212cm" svg:y="6.566cm">
          <text:list text:style-name="L12">
            <text:list-header>
              <text:p text:style-name="P12"><text:span text:style-name="T296">{ <text:s text:c="2"/>j=n-1-i</text:span><text:span text:style-name="T296">；</text:span></text:p>
              <text:p text:style-name="P12"><text:span text:style-name="T296"><text:s text:c="4"/></text:span><text:span text:style-name="T296">t=*(x+i);</text:span></text:p>
              <text:p text:style-name="P12"><text:span text:style-name="T296"><text:s text:c="4"/></text:span><text:span text:style-name="T296">*(x+i)= *(x+j);</text:span></text:p>
              <text:p text:style-name="P12"><text:span text:style-name="T296"><text:s text:c="4"/></text:span><text:span text:style-name="T296">*(x+j)=t; </text:span></text:p>
              <text:p text:style-name="P12"><text:span text:style-name="T296">} <text:s/></text:span><text:span text:style-name="T449">指针法</text:span></text:p>
            </text:list-header>
          </text:list>
          <text:list text:style-name="L41">
            <text:list-header>
              <text:p text:style-name="P12"><text:span text:style-name="T449"/></text:p>
            </text:list-header>
          </text:list>
          <draw:enhanced-geometry svg:viewBox="0 0 21600 21600" draw:type="mso-spt202" draw:enhanced-path="M 0 0 L 21600 0 21600 21600 0 21600 0 0 Z N"/>
        </draw:custom-shape>
        <anim:par smil:dur="indefinite" smil:restart="never" presentation:node-type="timing-root">
          <anim:par smil:begin="id453.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54" smil:attributeName="visibility" smil:to="visible"/>
                  <anim:animate smil:dur="0.5s" smil:fill="hold" smil:targetElement="id454" smil:attributeName="x" smil:values="0-width/2;x" smil:keyTimes="0;1" smil:additive="base"/>
                  <anim:animate smil:dur="0.5s" smil:fill="hold" smil:targetElement="id454" smil:attributeName="y" smil:values="y;y" smil:keyTimes="0;1" smil:additive="base"/>
                </anim:par>
              </anim:par>
            </anim:par>
          </anim:seq>
        </anim:par>
        <presentation:notes draw:style-name="dp2">
          <draw:page-thumbnail draw:style-name="gr1" draw:layer="layout" svg:width="7.142cm" svg:height="9.524cm" svg:x="5.953cm" svg:y="1.93cm" draw:page-number="321" presentation:class="page"/>
          <draw:frame presentation:style-name="pr2" draw:layer="layout" svg:width="15.239cm" svg:height="11.43cm" svg:x="1.905cm" svg:y="12.065cm" presentation:class="notes" presentation:placeholder="true">
            <draw:text-box/>
          </draw:frame>
        </presentation:notes>
      </draw:page>
      <draw:page draw:name="page322" draw:style-name="dp3" draw:master-page-name="Default" presentation:presentation-page-layout-name="AL1T0" xml:id="id455" draw:id="id455">
        <draw:frame presentation:style-name="pr107" draw:text-style-name="P5" draw:layer="layout" svg:width="24.342cm" svg:height="18.415cm" svg:x="0.635cm" svg:y="0.422cm" presentation:class="subtitle" presentation:user-transformed="true">
          <draw:text-box>
            <text:list text:style-name="L89">
              <text:list-header>
                <text:p text:style-name="P50"><text:span text:style-name="T251">进一步优化：</text:span></text:p>
              </text:list-header>
            </text:list>
            <text:list text:style-name="L19">
              <text:list-header>
                <text:p text:style-name="P50"><text:span text:style-name="T184">int <text:s/>inv(int <text:s/></text:span><text:span text:style-name="T16">*x</text:span><text:span text:style-name="T184">, int <text:s/>n)</text:span></text:p>
                <text:p text:style-name="P50"><text:span text:style-name="T184">{ <text:s text:c="57"/>main() </text:span></text:p>
                <text:p text:style-name="P50"><text:span text:style-name="T184"><text:s text:c="4"/></text:span><text:span text:style-name="T184">int <text:s/>*i=x,*j=x+n-1,t; <text:s text:c="23"/>{</text:span></text:p>
                <text:p text:style-name="P50"><text:span text:style-name="T184"><text:s text:c="4"/></text:span><text:span text:style-name="T184">for(;i&lt;j;i++,j--) <text:s text:c="34"/>int a[10],i;</text:span></text:p>
                <text:p text:style-name="P50"><text:span text:style-name="T184"><text:s text:c="4"/></text:span><text:span text:style-name="T184">{ <text:s text:c="58"/></text:span><text:span text:style-name="T102">输入</text:span><text:span text:style-name="T184">a</text:span></text:p>
                <text:p text:style-name="P50"><text:span text:style-name="T184"><text:s text:c="9"/></text:span><text:span text:style-name="T16">t=*i;</text:span><text:span text:style-name="T184"> <text:s text:c="47"/>inv(a,10);</text:span></text:p>
                <text:p text:style-name="P50"><text:span text:style-name="T184"><text:s text:c="9"/></text:span><text:span text:style-name="T16">*i=*j;</text:span><text:span text:style-name="T184"> <text:s text:c="44"/></text:span><text:span text:style-name="T102">输出</text:span><text:span text:style-name="T184">a</text:span></text:p>
                <text:p text:style-name="P50"><text:span text:style-name="T184"><text:s text:c="9"/></text:span><text:span text:style-name="T16">*j=t;</text:span><text:span text:style-name="T184"> <text:s text:c="42"/>}</text:span></text:p>
                <text:p text:style-name="P50"><text:span text:style-name="T184"><text:s text:c="5"/></text:span><text:span text:style-name="T184">}</text:span></text:p>
                <text:p text:style-name="P50"><text:span text:style-name="T184">} <text:s text:c="8"/></text:span><text:span text:style-name="T88">优点：</text:span><text:span text:style-name="T431">简练 <text:s/>效率高</text:span></text:p>
              </text:list-header>
            </text:list>
          </draw:text-box>
        </draw:frame>
        <draw:line draw:style-name="gr104" draw:text-style-name="P25" draw:layer="layout" svg:x1="13.547cm" svg:y1="5.927cm" svg:x2="13.547cm" svg:y2="14.393cm">
          <text:p/>
        </draw:line>
        <draw:line draw:style-name="gr104" draw:text-style-name="P25" draw:layer="layout" svg:x1="15.452cm" svg:y1="5.927cm" svg:x2="15.452cm" svg:y2="14.393cm">
          <text:p/>
        </draw:line>
        <draw:line draw:style-name="gr104" draw:text-style-name="P25" draw:layer="layout" svg:x1="13.547cm" svg:y1="5.927cm" svg:x2="15.452cm" svg:y2="5.927cm">
          <text:p/>
        </draw:line>
        <draw:line draw:style-name="gr104" draw:text-style-name="P25" draw:layer="layout" svg:x1="13.547cm" svg:y1="6.773cm" svg:x2="15.452cm" svg:y2="6.773cm">
          <text:p/>
        </draw:line>
        <draw:line draw:style-name="gr104" draw:text-style-name="P25" draw:layer="layout" svg:x1="13.547cm" svg:y1="7.62cm" svg:x2="15.452cm" svg:y2="7.62cm">
          <text:p/>
        </draw:line>
        <draw:line draw:style-name="gr104" draw:text-style-name="P25" draw:layer="layout" svg:x1="13.547cm" svg:y1="8.467cm" svg:x2="15.452cm" svg:y2="8.467cm">
          <text:p/>
        </draw:line>
        <draw:line draw:style-name="gr104" draw:text-style-name="P25" draw:layer="layout" svg:x1="13.547cm" svg:y1="9.313cm" svg:x2="15.452cm" svg:y2="9.313cm">
          <text:p/>
        </draw:line>
        <draw:line draw:style-name="gr104" draw:text-style-name="P25" draw:layer="layout" svg:x1="13.547cm" svg:y1="10.16cm" svg:x2="15.452cm" svg:y2="10.16cm">
          <text:p/>
        </draw:line>
        <draw:line draw:style-name="gr104" draw:text-style-name="P25" draw:layer="layout" svg:x1="13.547cm" svg:y1="11.007cm" svg:x2="15.452cm" svg:y2="11.007cm">
          <text:p/>
        </draw:line>
        <draw:line draw:style-name="gr104" draw:text-style-name="P25" draw:layer="layout" svg:x1="13.547cm" svg:y1="11.853cm" svg:x2="15.452cm" svg:y2="11.853cm">
          <text:p/>
        </draw:line>
        <draw:line draw:style-name="gr104" draw:text-style-name="P25" draw:layer="layout" svg:x1="13.547cm" svg:y1="12.7cm" svg:x2="15.452cm" svg:y2="12.7cm">
          <text:p/>
        </draw:line>
        <draw:line draw:style-name="gr104" draw:text-style-name="P25" draw:layer="layout" svg:x1="13.547cm" svg:y1="13.547cm" svg:x2="15.452cm" svg:y2="13.547cm">
          <text:p/>
        </draw:line>
        <draw:line draw:style-name="gr104" draw:text-style-name="P25" draw:layer="layout" svg:x1="13.547cm" svg:y1="14.393cm" svg:x2="15.452cm" svg:y2="14.393cm">
          <text:p/>
        </draw:line>
        <draw:custom-shape draw:style-name="gr12" draw:text-style-name="P5" draw:layer="layout" svg:width="0.777cm" svg:height="1.446cm" svg:x="11.007cm" svg:y="8.678cm">
          <text:list text:style-name="L41">
            <text:list-header>
              <text:p text:style-name="P12"><text:span text:style-name="T450">i</text:span></text:p>
            </text:list-header>
          </text:list>
          <draw:enhanced-geometry svg:viewBox="0 0 21600 21600" draw:type="mso-spt202" draw:enhanced-path="M 0 0 L 21600 0 21600 21600 0 21600 0 0 Z N"/>
        </draw:custom-shape>
        <draw:custom-shape draw:style-name="gr12" draw:text-style-name="P5" draw:layer="layout" svg:width="0.832cm" svg:height="1.446cm" svg:x="11.007cm" svg:y="10.372cm">
          <text:list text:style-name="L41">
            <text:list-header>
              <text:p text:style-name="P12"><text:span text:style-name="T450">j</text:span></text:p>
            </text:list-header>
          </text:list>
          <draw:enhanced-geometry svg:viewBox="0 0 21600 21600" draw:type="mso-spt202" draw:enhanced-path="M 0 0 L 21600 0 21600 21600 0 21600 0 0 Z N"/>
        </draw:custom-shape>
        <draw:line draw:style-name="gr25" draw:text-style-name="P25" draw:layer="layout" svg:x1="11.642cm" svg:y1="8.89cm" svg:x2="13.123cm" svg:y2="6.35cm">
          <text:p/>
        </draw:line>
        <draw:line draw:style-name="gr25" draw:text-style-name="P25" draw:layer="layout" svg:x1="11.642cm" svg:y1="11.218cm" svg:x2="13.335cm" svg:y2="13.97cm">
          <text:p/>
        </draw:line>
        <anim:par smil:dur="indefinite" smil:restart="never" presentation:node-type="timing-root">
          <anim:par smil:begin="id455.begin">
            <anim:transitionFilter smil:dur="1s" smil:type="slideWipe" smil:subtype="fromBottomRight" smil:direction="reverse"/>
          </anim:par>
        </anim:par>
        <presentation:notes draw:style-name="dp2">
          <draw:page-thumbnail draw:style-name="gr1" draw:layer="layout" svg:width="7.142cm" svg:height="9.524cm" svg:x="5.953cm" svg:y="1.93cm" draw:page-number="322" presentation:class="page"/>
          <draw:frame presentation:style-name="pr2" draw:layer="layout" svg:width="15.239cm" svg:height="11.43cm" svg:x="1.905cm" svg:y="12.065cm" presentation:class="notes" presentation:placeholder="true">
            <draw:text-box/>
          </draw:frame>
        </presentation:notes>
      </draw:page>
      <draw:page draw:name="page323" draw:style-name="dp3" draw:master-page-name="Default" presentation:presentation-page-layout-name="AL1T0" xml:id="id456" draw:id="id456">
        <draw:frame presentation:style-name="pr108" draw:text-style-name="P5" draw:layer="layout" svg:width="23.283cm" svg:height="13.546cm" svg:x="0.846cm" svg:y="0.847cm" presentation:class="subtitle" presentation:user-transformed="true">
          <draw:text-box>
            <text:list text:style-name="L89">
              <text:list-header>
                <text:p text:style-name="P66"><text:span text:style-name="T251"><text:s text:c="2"/></text:span><text:span text:style-name="T251">例：</text:span><text:span text:style-name="T68">选择法排序函数 </text:span></text:p>
              </text:list-header>
            </text:list>
            <text:list text:style-name="L6">
              <text:list-header>
                <text:p text:style-name="P40"><text:span text:style-name="T68"/></text:p>
              </text:list-header>
            </text:list>
          </draw:text-box>
        </draw:frame>
        <draw:custom-shape draw:style-name="gr12" draw:text-style-name="P5" draw:layer="layout" svg:width="19.546cm" svg:height="11.149cm" svg:x="1.693cm" svg:y="2.963cm">
          <text:list text:style-name="L12">
            <text:list-header>
              <text:p text:style-name="P51"><text:span text:style-name="T296">void <text:s/>sort(int <text:s/>*a, int <text:s/>n)</text:span></text:p>
              <text:p text:style-name="P51"><text:span text:style-name="T296">{ <text:s/>int <text:s/>i,j,t;</text:span></text:p>
              <text:p text:style-name="P51"><text:span text:style-name="T296"><text:s text:c="3"/></text:span><text:span text:style-name="T296">for(i=0;i&lt;n-1;i++)</text:span></text:p>
              <text:p text:style-name="P51"><text:span text:style-name="T296"><text:s text:c="3"/></text:span><text:span text:style-name="T296">for(j=i+1;j&lt;n;j++)</text:span></text:p>
              <text:p text:style-name="P51"><text:span text:style-name="T296"><text:s text:c="5"/></text:span><text:span text:style-name="T296">if(a[i]&gt;a[j]){t=a[i]; a[i]=a[j]; a[j]=t;}</text:span></text:p>
              <text:p text:style-name="P51"><text:span text:style-name="T296">} <text:s text:c="3"/></text:span><text:span text:style-name="T422">只将形参改为指针变量，仍按下标法使用</text:span><text:span text:style-name="T296"> </text:span></text:p>
              <text:p text:style-name="P12"><text:span text:style-name="T296"/></text:p>
            </text:list-header>
          </text:list>
          <draw:enhanced-geometry svg:viewBox="0 0 21600 21600" draw:type="mso-spt202" draw:enhanced-path="M 0 0 L 21600 0 21600 21600 0 21600 0 0 Z N"/>
        </draw:custom-shape>
        <draw:custom-shape draw:style-name="gr56" draw:text-style-name="P5" xml:id="id457" draw:id="id457" draw:layer="layout" svg:width="21.802cm" svg:height="12.785cm" svg:x="1.058cm" svg:y="2.963cm">
          <text:list text:style-name="L12">
            <text:list-header>
              <text:p text:style-name="P51"><text:span text:style-name="T296">void <text:s/>sort(int <text:s/>*a, int <text:s/>n)</text:span></text:p>
              <text:p text:style-name="P51"><text:span text:style-name="T296">{ <text:s/>int <text:s/>i,j,t;</text:span></text:p>
              <text:p text:style-name="P51"><text:span text:style-name="T296"><text:s text:c="3"/></text:span><text:span text:style-name="T296">for(i=0;i&lt;n-1;i++)</text:span></text:p>
              <text:p text:style-name="P51"><text:span text:style-name="T296"><text:s text:c="3"/></text:span><text:span text:style-name="T296">for(j=i+1;j&lt;n;j++)</text:span></text:p>
              <text:p text:style-name="P51"><text:span text:style-name="T296"><text:s text:c="5"/></text:span><text:span text:style-name="T296">if(*(a+i)&gt;*(a+j)) </text:span></text:p>
              <text:p text:style-name="P51"><text:span text:style-name="T296"><text:s text:c="5"/></text:span><text:span text:style-name="T296">{t=*(a+i); <text:s/>*(a+i)= *(a+j); <text:s/>*(a+j)=t;} </text:span></text:p>
              <text:p text:style-name="P51"><text:span text:style-name="T296">} <text:s text:c="3"/></text:span><text:span text:style-name="T422">按指针法使用</text:span><text:span text:style-name="T296"> </text:span></text:p>
              <text:p text:style-name="P12"><text:span text:style-name="T296"/></text:p>
            </text:list-header>
          </text:list>
          <draw:enhanced-geometry svg:viewBox="0 0 21600 21600" draw:type="mso-spt202" draw:enhanced-path="M 0 0 L 21600 0 21600 21600 0 21600 0 0 Z N"/>
        </draw:custom-shape>
        <anim:par smil:dur="indefinite" smil:restart="never" presentation:node-type="timing-root">
          <anim:par smil:begin="id456.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out">
                  <anim:set smil:begin="0s" smil:dur="0.001s" smil:fill="hold" smil:targetElement="id457" smil:attributeName="visibility" smil:to="visible"/>
                  <anim:transitionFilter smil:dur="0.5s" smil:targetElement="id457" smil:type="irisWipe" smil:subtype="rectangle"/>
                </anim:par>
              </anim:par>
            </anim:par>
          </anim:seq>
        </anim:par>
        <presentation:notes draw:style-name="dp2">
          <draw:page-thumbnail draw:style-name="gr1" draw:layer="layout" svg:width="7.142cm" svg:height="9.524cm" svg:x="5.953cm" svg:y="1.93cm" draw:page-number="323" presentation:class="page"/>
          <draw:frame presentation:style-name="pr2" draw:layer="layout" svg:width="15.239cm" svg:height="11.43cm" svg:x="1.905cm" svg:y="12.065cm" presentation:class="notes" presentation:placeholder="true">
            <draw:text-box/>
          </draw:frame>
        </presentation:notes>
      </draw:page>
      <draw:page draw:name="page324" draw:style-name="dp3" draw:master-page-name="Default" presentation:presentation-page-layout-name="AL1T0" xml:id="id458" draw:id="id458">
        <draw:frame presentation:style-name="pr37" draw:text-style-name="P5" draw:layer="layout" svg:width="22.648cm" svg:height="19.05cm" svg:x="1.482cm" svg:y="0cm" presentation:class="subtitle" presentation:user-transformed="true">
          <draw:text-box>
            <text:list text:style-name="L89">
              <text:list-header>
                <text:p text:style-name="P194"><text:span text:style-name="T451">进一步优化：</text:span></text:p>
              </text:list-header>
            </text:list>
            <text:list text:style-name="L19">
              <text:list-header>
                <text:p text:style-name="P194"><text:span text:style-name="T25">void <text:s/>sort(int <text:s/>*a, int <text:s/>n)</text:span></text:p>
                <text:p text:style-name="P194"><text:span text:style-name="T25">{ <text:s text:c="2"/>int <text:s/>*i, *j,t;</text:span></text:p>
                <text:p text:style-name="P194"><text:span text:style-name="T25"><text:s text:c="4"/></text:span><text:span text:style-name="T25">for(i=a;i&lt;a+n-1;i++)</text:span></text:p>
                <text:p text:style-name="P194"><text:span text:style-name="T25"><text:s text:c="4"/></text:span><text:span text:style-name="T25">for(j=i+1;j&lt;a+n;j++)</text:span></text:p>
                <text:p text:style-name="P194"><text:span text:style-name="T25"><text:s text:c="4"/></text:span><text:span text:style-name="T25">if(*i&gt;*j) {t=*i; <text:s/>*i=*j; <text:s/>*j=t;}</text:span></text:p>
                <text:p text:style-name="P67"><text:span text:style-name="T25"><text:s text:c="2"/></text:span><text:span text:style-name="T25">} </text:span></text:p>
              </text:list-header>
            </text:list>
            <text:list text:style-name="L89">
              <text:list-header>
                <text:p text:style-name="P194"><text:span text:style-name="T24">main()</text:span></text:p>
                <text:p text:style-name="P194"><text:span text:style-name="T24">{ <text:s/>int <text:s/>a[10],j;</text:span></text:p>
                <text:p text:style-name="P194"><text:span text:style-name="T24"><text:s text:c="3"/></text:span><text:span text:style-name="T24">for(j=0;j&lt;10;j++)scanf(“%d”,a+j);</text:span></text:p>
                <text:p text:style-name="P194"><text:span text:style-name="T24"><text:s text:c="3"/></text:span><text:span text:style-name="T24">sort(a,10);</text:span></text:p>
                <text:p text:style-name="P194"><text:span text:style-name="T24"><text:s text:c="3"/></text:span><text:span text:style-name="T24">for(j=0;j&lt;10;j++)printf(“%5d”,a[j]);</text:span></text:p>
                <text:p text:style-name="P67"><text:span text:style-name="T24">}</text:span><text:span text:style-name="T25"> </text:span></text:p>
              </text:list-header>
            </text:list>
          </draw:text-box>
        </draw:frame>
        <anim:par smil:dur="indefinite" smil:restart="never" presentation:node-type="timing-root">
          <anim:par smil:begin="id458.begin">
            <anim:transitionFilter smil:dur="1s" smil:type="slideWipe" smil:subtype="fromBottomRight" smil:direction="reverse"/>
          </anim:par>
        </anim:par>
        <presentation:notes draw:style-name="dp2">
          <draw:page-thumbnail draw:style-name="gr1" draw:layer="layout" svg:width="7.142cm" svg:height="9.524cm" svg:x="5.953cm" svg:y="1.93cm" draw:page-number="324" presentation:class="page"/>
          <draw:frame presentation:style-name="pr2" draw:layer="layout" svg:width="15.239cm" svg:height="11.43cm" svg:x="1.905cm" svg:y="12.065cm" presentation:class="notes" presentation:placeholder="true">
            <draw:text-box/>
          </draw:frame>
        </presentation:notes>
      </draw:page>
      <draw:page draw:name="page325" draw:style-name="dp3" draw:master-page-name="Default" presentation:presentation-page-layout-name="AL1T0" xml:id="id459" draw:id="id459">
        <draw:frame presentation:style-name="pr7" draw:text-style-name="P5" draw:layer="layout" svg:width="22.86cm" svg:height="17.145cm" svg:x="1.058cm" svg:y="0.846cm" presentation:class="subtitle" presentation:user-transformed="true">
          <draw:text-box>
            <text:list text:style-name="L89">
              <text:list-header>
                <text:p text:style-name="P50"><text:span text:style-name="T251">分段排序？</text:span></text:p>
              </text:list-header>
            </text:list>
            <text:list text:style-name="L19">
              <text:list-header>
                <text:p text:style-name="P50"><text:span text:style-name="T184">main()</text:span></text:p>
                <text:p text:style-name="P50"><text:span text:style-name="T184">{ <text:s/>int <text:s/>a[10],j;</text:span></text:p>
                <text:p text:style-name="P50"><text:span text:style-name="T184"><text:s text:c="4"/></text:span><text:span text:style-name="T184">for(j=0;j&lt;10;j++)scanf(“%d”,a+j);</text:span></text:p>
                <text:p text:style-name="P50"><text:span text:style-name="T184"/></text:p>
                <text:p text:style-name="P50"><text:span text:style-name="T184"/></text:p>
                <text:p text:style-name="P50"><text:span text:style-name="T184"/></text:p>
                <text:p text:style-name="P50"><text:span text:style-name="T184"><text:s text:c="4"/></text:span><text:span text:style-name="T184">for(j=0;j&lt;10;j++)printf(“%5d”,a[j]);</text:span></text:p>
                <text:p text:style-name="P66"><text:span text:style-name="T184"><text:s/></text:span><text:span text:style-name="T184">}</text:span></text:p>
              </text:list-header>
            </text:list>
          </draw:text-box>
        </draw:frame>
        <draw:custom-shape draw:style-name="gr12" draw:text-style-name="P5" xml:id="id460" draw:id="id460" draw:layer="layout" svg:width="4.939cm" svg:height="1.615cm" svg:x="2.478cm" svg:y="7.704cm">
          <text:list text:style-name="L24">
            <text:list-header>
              <text:p text:style-name="P12"><text:span text:style-name="T283">sort(a,5);</text:span></text:p>
            </text:list-header>
          </text:list>
          <draw:enhanced-geometry svg:viewBox="0 0 21600 21600" draw:type="mso-spt202" draw:enhanced-path="M 0 0 L 21600 0 21600 21600 0 21600 0 0 Z N"/>
        </draw:custom-shape>
        <draw:custom-shape draw:style-name="gr12" draw:text-style-name="P5" xml:id="id461" draw:id="id461" draw:layer="layout" svg:width="6.149cm" svg:height="1.615cm" svg:x="2.54cm" svg:y="10.032cm">
          <text:list text:style-name="L24">
            <text:list-header>
              <text:p text:style-name="P12"><text:span text:style-name="T283">sort(a+5,5);</text:span></text:p>
            </text:list-header>
          </text:list>
          <draw:enhanced-geometry svg:viewBox="0 0 21600 21600" draw:type="mso-spt202" draw:enhanced-path="M 0 0 L 21600 0 21600 21600 0 21600 0 0 Z N"/>
        </draw:custom-shape>
        <anim:par smil:dur="indefinite" smil:restart="never" presentation:node-type="timing-root">
          <anim:par smil:begin="id459.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460" smil:attributeName="visibility" smil:to="visible"/>
                  <anim:animate smil:dur="0.5s" smil:fill="hold" smil:targetElement="id460" smil:attributeName="x" smil:values="1+width/2;x" smil:keyTimes="0;1" smil:additive="base"/>
                  <anim:animate smil:dur="0.5s" smil:fill="hold" smil:targetElement="id46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461" smil:attributeName="visibility" smil:to="visible"/>
                  <anim:animate smil:dur="0.5s" smil:fill="hold" smil:targetElement="id461" smil:attributeName="x" smil:values="1+width/2;x" smil:keyTimes="0;1" smil:additive="base"/>
                  <anim:animate smil:dur="0.5s" smil:fill="hold" smil:targetElement="id461" smil:attributeName="y" smil:values="y;y" smil:keyTimes="0;1" smil:additive="base"/>
                </anim:par>
              </anim:par>
            </anim:par>
          </anim:seq>
        </anim:par>
        <presentation:notes draw:style-name="dp2">
          <draw:page-thumbnail draw:style-name="gr1" draw:layer="layout" svg:width="7.142cm" svg:height="9.524cm" svg:x="5.953cm" svg:y="1.93cm" draw:page-number="325" presentation:class="page"/>
          <draw:frame presentation:style-name="pr2" draw:layer="layout" svg:width="15.239cm" svg:height="11.43cm" svg:x="1.905cm" svg:y="12.065cm" presentation:class="notes" presentation:placeholder="true">
            <draw:text-box/>
          </draw:frame>
        </presentation:notes>
      </draw:page>
      <draw:page draw:name="page326" draw:style-name="dp3" draw:master-page-name="Default" presentation:presentation-page-layout-name="AL1T0" xml:id="id462" draw:id="id462">
        <draw:frame presentation:style-name="pr109" draw:text-style-name="P5" draw:layer="layout" svg:width="23.495cm" svg:height="16.51cm" svg:x="0.846cm" svg:y="1.27cm" presentation:class="subtitle" presentation:user-transformed="true">
          <draw:text-box>
            <text:list text:style-name="L143">
              <text:list-header>
                <text:p text:style-name="P139"><text:span text:style-name="T444"><text:s text:c="2"/>■</text:span><text:span text:style-name="T251">指向多维数组的指针和指针变量</text:span><text:span text:style-name="T54"> </text:span></text:p>
              </text:list-header>
            </text:list>
            <text:list text:style-name="L17">
              <text:list-header>
                <text:p text:style-name="P139"><text:span text:style-name="T61"><text:s text:c="4"/></text:span><text:span text:style-name="T61">从本质上说，多维数组的指针与一维数组的指针相同，但在概念上和使用上，多维数组的指针要复杂些。</text:span></text:p>
                <text:p text:style-name="P139"><text:span text:style-name="T61"><text:s text:c="4"/></text:span><text:span text:style-name="T61">以二维数组的指针为例：</text:span></text:p>
              </text:list-header>
            </text:list>
          </draw:text-box>
        </draw:frame>
        <anim:par smil:dur="indefinite" smil:restart="never" presentation:node-type="timing-root">
          <anim:par smil:begin="id462.begin">
            <anim:transitionFilter smil:dur="1s" smil:type="slideWipe" smil:subtype="fromBottomRight" smil:direction="reverse"/>
          </anim:par>
        </anim:par>
        <presentation:notes draw:style-name="dp2">
          <draw:page-thumbnail draw:style-name="gr1" draw:layer="layout" svg:width="7.142cm" svg:height="9.524cm" svg:x="5.953cm" svg:y="1.93cm" draw:page-number="326" presentation:class="page"/>
          <draw:frame presentation:style-name="pr2" draw:layer="layout" svg:width="15.239cm" svg:height="11.43cm" svg:x="1.905cm" svg:y="12.065cm" presentation:class="notes" presentation:placeholder="true">
            <draw:text-box/>
          </draw:frame>
        </presentation:notes>
      </draw:page>
      <draw:page draw:name="page327" draw:style-name="dp3" draw:master-page-name="Default" presentation:presentation-page-layout-name="AL1T0" xml:id="id463" draw:id="id463">
        <draw:frame presentation:style-name="pr110" draw:text-style-name="P5" draw:layer="layout" svg:width="25.4cm" svg:height="19.05cm" svg:x="0cm" svg:y="0cm" presentation:class="subtitle" presentation:user-transformed="true">
          <draw:text-box>
            <text:list text:style-name="L48">
              <text:list-header>
                <text:p text:style-name="P40"><text:span text:style-name="T178">●</text:span><text:span text:style-name="T452">二维数组的地址 </text:span><text:span text:style-name="T452">:</text:span></text:p>
              </text:list-header>
            </text:list>
            <text:list text:style-name="L6">
              <text:list-header>
                <text:p text:style-name="P40"><text:span text:style-name="T59">一维</text:span><text:span text:style-name="T47">：</text:span><text:span text:style-name="T453">a</text:span><text:span text:style-name="T99">，</text:span><text:span text:style-name="T453">&amp;a[i]</text:span><text:span text:style-name="T99">，</text:span><text:span text:style-name="T453">a+i</text:span><text:span text:style-name="T59"> </text:span></text:p>
                <text:p text:style-name="P40"><text:span text:style-name="T59">二维：</text:span></text:p>
                <text:p text:style-name="P40"><text:span text:style-name="T59"/></text:p>
                <text:p text:style-name="P40"><text:span text:style-name="T59"/></text:p>
                <text:p text:style-name="P40"><text:span text:style-name="T59"/></text:p>
                <text:p text:style-name="P40"><text:span text:style-name="T59"/></text:p>
                <text:p text:style-name="P40"><text:span text:style-name="T59"/></text:p>
              </text:list-header>
            </text:list>
            <text:list text:style-name="L17">
              <text:list-header>
                <text:p text:style-name="P40"><text:span text:style-name="T453">a</text:span><text:span text:style-name="T99">，</text:span><text:span text:style-name="T453">&amp;a[i][j]</text:span><text:span text:style-name="T99">，</text:span><text:span text:style-name="T453">a+i</text:span><text:span text:style-name="T454"> </text:span><text:span text:style-name="T62">(</text:span><text:span text:style-name="T62">行指针</text:span><text:span text:style-name="T62">)</text:span><text:span text:style-name="T38">，</text:span><text:span text:style-name="T453">a[i]</text:span><text:span text:style-name="T62">(</text:span><text:span text:style-name="T62">特殊的一维数组元素，列指针</text:span><text:span text:style-name="T62">)</text:span><text:span text:style-name="T38">，</text:span><text:span text:style-name="T453">a[i]+j</text:span><text:span text:style-name="T59"> <text:s/></text:span></text:p>
              </text:list-header>
            </text:list>
          </draw:text-box>
        </draw:frame>
        <draw:custom-shape draw:style-name="gr38" draw:text-style-name="P5" draw:layer="layout" svg:width="1.949cm" svg:height="1.277cm" svg:x="8.678cm" svg:y="7.197cm">
          <text:list text:style-name="L24">
            <text:list-header>
              <text:p text:style-name="P14"><text:span text:style-name="T109">3</text:span></text:p>
            </text:list-header>
          </text:list>
          <draw:enhanced-geometry svg:viewBox="0 0 21600 21600" draw:type="mso-spt202" draw:enhanced-path="M 0 0 L 21600 0 21600 21600 0 21600 0 0 Z N"/>
        </draw:custom-shape>
        <draw:line draw:style-name="gr104" draw:text-style-name="P25" draw:layer="layout" svg:x1="8.255cm" svg:y1="6.985cm" svg:x2="19.897cm" svg:y2="6.985cm">
          <text:p/>
        </draw:line>
        <draw:line draw:style-name="gr104" draw:text-style-name="P25" draw:layer="layout" svg:x1="8.255cm" svg:y1="8.89cm" svg:x2="19.897cm" svg:y2="8.89cm">
          <text:p/>
        </draw:line>
        <draw:line draw:style-name="gr104" draw:text-style-name="P25" draw:layer="layout" svg:x1="8.255cm" svg:y1="10.583cm" svg:x2="19.897cm" svg:y2="10.583cm">
          <text:p/>
        </draw:line>
        <draw:line draw:style-name="gr104" draw:text-style-name="P25" draw:layer="layout" svg:x1="8.255cm" svg:y1="12.277cm" svg:x2="19.897cm" svg:y2="12.277cm">
          <text:p/>
        </draw:line>
        <draw:line draw:style-name="gr104" draw:text-style-name="P25" draw:layer="layout" svg:x1="8.255cm" svg:y1="6.985cm" svg:x2="8.255cm" svg:y2="12.277cm">
          <text:p/>
        </draw:line>
        <draw:line draw:style-name="gr104" draw:text-style-name="P25" draw:layer="layout" svg:x1="11.218cm" svg:y1="6.985cm" svg:x2="11.218cm" svg:y2="12.277cm">
          <text:p/>
        </draw:line>
        <draw:line draw:style-name="gr104" draw:text-style-name="P25" draw:layer="layout" svg:x1="14.182cm" svg:y1="6.985cm" svg:x2="14.182cm" svg:y2="12.277cm">
          <text:p/>
        </draw:line>
        <draw:line draw:style-name="gr104" draw:text-style-name="P25" draw:layer="layout" svg:x1="17.145cm" svg:y1="6.985cm" svg:x2="17.145cm" svg:y2="12.277cm">
          <text:p/>
        </draw:line>
        <draw:line draw:style-name="gr104" draw:text-style-name="P25" draw:layer="layout" svg:x1="19.897cm" svg:y1="6.985cm" svg:x2="19.897cm" svg:y2="12.277cm">
          <text:p/>
        </draw:line>
        <draw:custom-shape draw:style-name="gr38" draw:text-style-name="P5" draw:layer="layout" svg:width="1.949cm" svg:height="1.277cm" svg:x="11.642cm" svg:y="7.197cm">
          <text:list text:style-name="L24">
            <text:list-header>
              <text:p text:style-name="P14"><text:span text:style-name="T109">5</text:span></text:p>
            </text:list-header>
          </text:list>
          <draw:enhanced-geometry svg:viewBox="0 0 21600 21600" draw:type="mso-spt202" draw:enhanced-path="M 0 0 L 21600 0 21600 21600 0 21600 0 0 Z N"/>
        </draw:custom-shape>
        <draw:custom-shape draw:style-name="gr38" draw:text-style-name="P5" draw:layer="layout" svg:width="1.949cm" svg:height="1.277cm" svg:x="14.605cm" svg:y="7.197cm">
          <text:list text:style-name="L24">
            <text:list-header>
              <text:p text:style-name="P14"><text:span text:style-name="T109">8</text:span></text:p>
            </text:list-header>
          </text:list>
          <draw:enhanced-geometry svg:viewBox="0 0 21600 21600" draw:type="mso-spt202" draw:enhanced-path="M 0 0 L 21600 0 21600 21600 0 21600 0 0 Z N"/>
        </draw:custom-shape>
        <draw:custom-shape draw:style-name="gr38" draw:text-style-name="P5" draw:layer="layout" svg:width="1.949cm" svg:height="1.277cm" svg:x="17.568cm" svg:y="7.197cm">
          <text:list text:style-name="L24">
            <text:list-header>
              <text:p text:style-name="P14"><text:span text:style-name="T109">7</text:span></text:p>
            </text:list-header>
          </text:list>
          <draw:enhanced-geometry svg:viewBox="0 0 21600 21600" draw:type="mso-spt202" draw:enhanced-path="M 0 0 L 21600 0 21600 21600 0 21600 0 0 Z N"/>
        </draw:custom-shape>
        <draw:custom-shape draw:style-name="gr38" draw:text-style-name="P5" draw:layer="layout" svg:width="1.949cm" svg:height="1.277cm" svg:x="8.678cm" svg:y="9.102cm">
          <text:list text:style-name="L24">
            <text:list-header>
              <text:p text:style-name="P14"><text:span text:style-name="T109">2</text:span></text:p>
            </text:list-header>
          </text:list>
          <draw:enhanced-geometry svg:viewBox="0 0 21600 21600" draw:type="mso-spt202" draw:enhanced-path="M 0 0 L 21600 0 21600 21600 0 21600 0 0 Z N"/>
        </draw:custom-shape>
        <draw:custom-shape draw:style-name="gr38" draw:text-style-name="P5" draw:layer="layout" svg:width="1.949cm" svg:height="1.277cm" svg:x="11.642cm" svg:y="9.102cm">
          <text:list text:style-name="L24">
            <text:list-header>
              <text:p text:style-name="P14"><text:span text:style-name="T109">4</text:span></text:p>
            </text:list-header>
          </text:list>
          <draw:enhanced-geometry svg:viewBox="0 0 21600 21600" draw:type="mso-spt202" draw:enhanced-path="M 0 0 L 21600 0 21600 21600 0 21600 0 0 Z N"/>
        </draw:custom-shape>
        <draw:custom-shape draw:style-name="gr38" draw:text-style-name="P5" draw:layer="layout" svg:width="1.949cm" svg:height="1.277cm" svg:x="14.605cm" svg:y="9.102cm">
          <text:list text:style-name="L24">
            <text:list-header>
              <text:p text:style-name="P14"><text:span text:style-name="T109">6</text:span></text:p>
            </text:list-header>
          </text:list>
          <draw:enhanced-geometry svg:viewBox="0 0 21600 21600" draw:type="mso-spt202" draw:enhanced-path="M 0 0 L 21600 0 21600 21600 0 21600 0 0 Z N"/>
        </draw:custom-shape>
        <draw:custom-shape draw:style-name="gr38" draw:text-style-name="P5" draw:layer="layout" svg:width="1.949cm" svg:height="1.277cm" svg:x="17.568cm" svg:y="9.102cm">
          <text:list text:style-name="L24">
            <text:list-header>
              <text:p text:style-name="P14"><text:span text:style-name="T109">9</text:span></text:p>
            </text:list-header>
          </text:list>
          <draw:enhanced-geometry svg:viewBox="0 0 21600 21600" draw:type="mso-spt202" draw:enhanced-path="M 0 0 L 21600 0 21600 21600 0 21600 0 0 Z N"/>
        </draw:custom-shape>
        <draw:custom-shape draw:style-name="gr38" draw:text-style-name="P5" draw:layer="layout" svg:width="1.949cm" svg:height="1.277cm" svg:x="8.678cm" svg:y="10.795cm">
          <text:list text:style-name="L24">
            <text:list-header>
              <text:p text:style-name="P14"><text:span text:style-name="T109">1</text:span></text:p>
            </text:list-header>
          </text:list>
          <draw:enhanced-geometry svg:viewBox="0 0 21600 21600" draw:type="mso-spt202" draw:enhanced-path="M 0 0 L 21600 0 21600 21600 0 21600 0 0 Z N"/>
        </draw:custom-shape>
        <draw:custom-shape draw:style-name="gr38" draw:text-style-name="P5" draw:layer="layout" svg:width="1.949cm" svg:height="1.277cm" svg:x="11.642cm" svg:y="10.795cm">
          <text:list text:style-name="L24">
            <text:list-header>
              <text:p text:style-name="P14"><text:span text:style-name="T109">6</text:span></text:p>
            </text:list-header>
          </text:list>
          <draw:enhanced-geometry svg:viewBox="0 0 21600 21600" draw:type="mso-spt202" draw:enhanced-path="M 0 0 L 21600 0 21600 21600 0 21600 0 0 Z N"/>
        </draw:custom-shape>
        <draw:custom-shape draw:style-name="gr38" draw:text-style-name="P5" draw:layer="layout" svg:width="1.949cm" svg:height="1.277cm" svg:x="14.605cm" svg:y="10.795cm">
          <text:list text:style-name="L24">
            <text:list-header>
              <text:p text:style-name="P14"><text:span text:style-name="T109">0</text:span></text:p>
            </text:list-header>
          </text:list>
          <draw:enhanced-geometry svg:viewBox="0 0 21600 21600" draw:type="mso-spt202" draw:enhanced-path="M 0 0 L 21600 0 21600 21600 0 21600 0 0 Z N"/>
        </draw:custom-shape>
        <draw:custom-shape draw:style-name="gr38" draw:text-style-name="P5" draw:layer="layout" svg:width="1.949cm" svg:height="1.277cm" svg:x="17.568cm" svg:y="10.795cm">
          <text:list text:style-name="L24">
            <text:list-header>
              <text:p text:style-name="P14"><text:span text:style-name="T109">4</text:span></text:p>
            </text:list-header>
          </text:list>
          <draw:enhanced-geometry svg:viewBox="0 0 21600 21600" draw:type="mso-spt202" draw:enhanced-path="M 0 0 L 21600 0 21600 21600 0 21600 0 0 Z N"/>
        </draw:custom-shape>
        <draw:custom-shape draw:style-name="gr103" draw:text-style-name="P5" draw:layer="layout" svg:width="4.532cm" svg:height="1.277cm" svg:x="11.642cm" svg:y="4.657cm">
          <text:list text:style-name="L12">
            <text:list-header>
              <text:p text:style-name="P14"><text:span text:style-name="T184">int <text:s/>a[3][4]</text:span><text:span text:style-name="T54"> </text:span></text:p>
            </text:list-header>
          </text:list>
          <draw:enhanced-geometry svg:viewBox="0 0 21600 21600" draw:type="mso-spt202" draw:enhanced-path="M 0 0 L 21600 0 21600 21600 0 21600 0 0 Z N"/>
        </draw:custom-shape>
        <draw:custom-shape draw:style-name="gr38" draw:text-style-name="P5" draw:layer="layout" svg:width="2.796cm" svg:height="1.277cm" svg:x="5.671cm" svg:y="7.197cm">
          <text:list text:style-name="L12">
            <text:list-header>
              <text:p text:style-name="P14"><text:span text:style-name="T115">1000</text:span></text:p>
            </text:list-header>
          </text:list>
          <draw:enhanced-geometry svg:viewBox="0 0 21600 21600" draw:type="mso-spt202" draw:enhanced-path="M 0 0 L 21600 0 21600 21600 0 21600 0 0 Z N"/>
        </draw:custom-shape>
        <draw:custom-shape draw:style-name="gr38" draw:text-style-name="P5" draw:layer="layout" svg:width="2.796cm" svg:height="1.277cm" svg:x="5.715cm" svg:y="9.102cm">
          <text:list text:style-name="L12">
            <text:list-header>
              <text:p text:style-name="P14"><text:span text:style-name="T115">1008</text:span></text:p>
            </text:list-header>
          </text:list>
          <draw:enhanced-geometry svg:viewBox="0 0 21600 21600" draw:type="mso-spt202" draw:enhanced-path="M 0 0 L 21600 0 21600 21600 0 21600 0 0 Z N"/>
        </draw:custom-shape>
        <draw:custom-shape draw:style-name="gr38" draw:text-style-name="P5" draw:layer="layout" svg:width="2.796cm" svg:height="1.277cm" svg:x="5.715cm" svg:y="10.795cm">
          <text:list text:style-name="L12">
            <text:list-header>
              <text:p text:style-name="P14"><text:span text:style-name="T115">1016</text:span></text:p>
            </text:list-header>
          </text:list>
          <draw:enhanced-geometry svg:viewBox="0 0 21600 21600" draw:type="mso-spt202" draw:enhanced-path="M 0 0 L 21600 0 21600 21600 0 21600 0 0 Z N"/>
        </draw:custom-shape>
        <draw:custom-shape draw:style-name="gr38" draw:text-style-name="P5" draw:layer="layout" svg:width="2.796cm" svg:height="1.446cm" svg:x="0.591cm" svg:y="7.025cm">
          <text:list text:style-name="L24">
            <text:list-header>
              <text:p text:style-name="P14"><text:span text:style-name="T192">a+0</text:span></text:p>
            </text:list-header>
          </text:list>
          <draw:enhanced-geometry svg:viewBox="0 0 21600 21600" draw:type="mso-spt202" draw:enhanced-path="M 0 0 L 21600 0 21600 21600 0 21600 0 0 Z N"/>
        </draw:custom-shape>
        <draw:custom-shape draw:style-name="gr38" draw:text-style-name="P5" draw:layer="layout" svg:width="2.796cm" svg:height="1.446cm" svg:x="0.591cm" svg:y="8.93cm">
          <text:list text:style-name="L24">
            <text:list-header>
              <text:p text:style-name="P14"><text:span text:style-name="T192">a+1</text:span></text:p>
            </text:list-header>
          </text:list>
          <draw:enhanced-geometry svg:viewBox="0 0 21600 21600" draw:type="mso-spt202" draw:enhanced-path="M 0 0 L 21600 0 21600 21600 0 21600 0 0 Z N"/>
        </draw:custom-shape>
        <draw:custom-shape draw:style-name="gr38" draw:text-style-name="P5" draw:layer="layout" svg:width="2.796cm" svg:height="1.446cm" svg:x="0.635cm" svg:y="10.623cm">
          <text:list text:style-name="L24">
            <text:list-header>
              <text:p text:style-name="P14"><text:span text:style-name="T192">a+2</text:span></text:p>
            </text:list-header>
          </text:list>
          <draw:enhanced-geometry svg:viewBox="0 0 21600 21600" draw:type="mso-spt202" draw:enhanced-path="M 0 0 L 21600 0 21600 21600 0 21600 0 0 Z N"/>
        </draw:custom-shape>
        <draw:line draw:style-name="gr25" draw:text-style-name="P25" draw:layer="layout" svg:x1="2.963cm" svg:y1="7.832cm" svg:x2="5.715cm" svg:y2="7.832cm">
          <text:p/>
        </draw:line>
        <draw:line draw:style-name="gr25" draw:text-style-name="P25" draw:layer="layout" svg:x1="2.963cm" svg:y1="9.737cm" svg:x2="5.715cm" svg:y2="9.737cm">
          <text:p/>
        </draw:line>
        <draw:line draw:style-name="gr25" draw:text-style-name="P25" draw:layer="layout" svg:x1="2.963cm" svg:y1="11.43cm" svg:x2="5.715cm" svg:y2="11.43cm">
          <text:p/>
        </draw:line>
        <draw:custom-shape draw:style-name="gr38" draw:text-style-name="P5" draw:layer="layout" svg:width="2.795cm" svg:height="1.446cm" svg:x="22.393cm" svg:y="6.985cm">
          <text:list text:style-name="L12">
            <text:list-header>
              <text:p text:style-name="P14"><text:span text:style-name="T97">a[0]</text:span></text:p>
            </text:list-header>
          </text:list>
          <draw:enhanced-geometry svg:viewBox="0 0 21600 21600" draw:type="mso-spt202" draw:enhanced-path="M 0 0 L 21600 0 21600 21600 0 21600 0 0 Z N"/>
        </draw:custom-shape>
        <draw:custom-shape draw:style-name="gr38" draw:text-style-name="P5" draw:layer="layout" svg:width="2.795cm" svg:height="1.446cm" svg:x="22.437cm" svg:y="8.93cm">
          <text:list text:style-name="L12">
            <text:list-header>
              <text:p text:style-name="P14"><text:span text:style-name="T97">a[1]</text:span></text:p>
            </text:list-header>
          </text:list>
          <draw:enhanced-geometry svg:viewBox="0 0 21600 21600" draw:type="mso-spt202" draw:enhanced-path="M 0 0 L 21600 0 21600 21600 0 21600 0 0 Z N"/>
        </draw:custom-shape>
        <draw:custom-shape draw:style-name="gr38" draw:text-style-name="P5" draw:layer="layout" svg:width="2.795cm" svg:height="1.446cm" svg:x="22.437cm" svg:y="10.623cm">
          <text:list text:style-name="L12">
            <text:list-header>
              <text:p text:style-name="P14"><text:span text:style-name="T97">a[2]</text:span></text:p>
            </text:list-header>
          </text:list>
          <draw:enhanced-geometry svg:viewBox="0 0 21600 21600" draw:type="mso-spt202" draw:enhanced-path="M 0 0 L 21600 0 21600 21600 0 21600 0 0 Z N"/>
        </draw:custom-shape>
        <draw:line draw:style-name="gr25" draw:text-style-name="P25" draw:layer="layout" svg:x1="22.86cm" svg:y1="7.832cm" svg:x2="20.108cm" svg:y2="7.832cm">
          <text:p/>
        </draw:line>
        <draw:line draw:style-name="gr25" draw:text-style-name="P25" draw:layer="layout" svg:x1="22.86cm" svg:y1="9.737cm" svg:x2="20.108cm" svg:y2="9.737cm">
          <text:p/>
        </draw:line>
        <draw:line draw:style-name="gr25" draw:text-style-name="P25" draw:layer="layout" svg:x1="23.072cm" svg:y1="11.43cm" svg:x2="20.108cm" svg:y2="11.43cm">
          <text:p/>
        </draw:line>
        <draw:custom-shape draw:style-name="gr56" draw:text-style-name="P5" xml:id="id464" draw:id="id464" draw:layer="layout" svg:width="25.4cm" svg:height="5.677cm" svg:x="0cm" svg:y="0.423cm">
          <text:list text:style-name="L24">
            <text:list-header>
              <text:p text:style-name="P12"><text:span text:style-name="T455">讨论以下用法的效果：</text:span></text:p>
            </text:list-header>
          </text:list>
          <text:list text:style-name="L12">
            <text:list-header>
              <text:p text:style-name="P12"><text:span text:style-name="T296">for(i=0;i&lt;3;i++) <text:s/>scanf(“%d”,a+i);</text:span></text:p>
            </text:list-header>
          </text:list>
          <text:list text:style-name="L24">
            <text:list-header>
              <text:p text:style-name="P12"><text:span text:style-name="T455">输入数据：</text:span><text:span text:style-name="T455">1 <text:s/>2 <text:s/>3</text:span></text:p>
              <text:p text:style-name="P12"><text:span text:style-name="T455"/></text:p>
            </text:list-header>
          </text:list>
          <draw:enhanced-geometry svg:viewBox="0 0 21600 21600" draw:type="mso-spt202" draw:enhanced-path="M 0 0 L 21600 0 21600 21600 0 21600 0 0 Z N"/>
        </draw:custom-shape>
        <draw:custom-shape draw:style-name="gr56" draw:text-style-name="P5" xml:id="id465" draw:id="id465" draw:layer="layout" svg:width="24.976cm" svg:height="5.677cm" svg:x="0.212cm" svg:y="0.322cm">
          <text:list text:style-name="L24">
            <text:list-header>
              <text:p text:style-name="P12"><text:span text:style-name="T455">讨论以下用法的效果：</text:span></text:p>
            </text:list-header>
          </text:list>
          <text:list text:style-name="L12">
            <text:list-header>
              <text:p text:style-name="P12"><text:span text:style-name="T296">for(i=0;i&lt;3;i++) <text:s/>scanf(“%d”,a[1]+i);</text:span></text:p>
            </text:list-header>
          </text:list>
          <text:list text:style-name="L24">
            <text:list-header>
              <text:p text:style-name="P12"><text:span text:style-name="T455">输入数据：</text:span><text:span text:style-name="T455">1 <text:s/>2 <text:s/>3</text:span></text:p>
              <text:p text:style-name="P12"><text:span text:style-name="T455"/></text:p>
            </text:list-header>
          </text:list>
          <draw:enhanced-geometry svg:viewBox="0 0 21600 21600" draw:type="mso-spt202" draw:enhanced-path="M 0 0 L 21600 0 21600 21600 0 21600 0 0 Z N"/>
        </draw:custom-shape>
        <draw:custom-shape draw:style-name="gr56" draw:text-style-name="P5" xml:id="id466" draw:id="id466" draw:layer="layout" svg:width="24.976cm" svg:height="5.677cm" svg:x="0.212cm" svg:y="0.525cm">
          <text:list text:style-name="L24">
            <text:list-header>
              <text:p text:style-name="P12"><text:span text:style-name="T455">讨论以下用法的效果：</text:span></text:p>
            </text:list-header>
          </text:list>
          <text:list text:style-name="L12">
            <text:list-header>
              <text:p text:style-name="P12"><text:span text:style-name="T296">for(i=0;i&lt;3;i++) scanf(“%d”,a[1]+i+2);</text:span></text:p>
            </text:list-header>
          </text:list>
          <text:list text:style-name="L24">
            <text:list-header>
              <text:p text:style-name="P12"><text:span text:style-name="T455">输入数据：</text:span><text:span text:style-name="T455">1 <text:s/>2 <text:s/>3</text:span></text:p>
              <text:p text:style-name="P12"><text:span text:style-name="T455"/></text:p>
            </text:list-header>
          </text:list>
          <draw:enhanced-geometry svg:viewBox="0 0 21600 21600" draw:type="mso-spt202" draw:enhanced-path="M 0 0 L 21600 0 21600 21600 0 21600 0 0 Z N"/>
        </draw:custom-shape>
        <draw:custom-shape draw:style-name="gr56" draw:text-style-name="P5" xml:id="id467" draw:id="id467" draw:layer="layout" svg:width="24.977cm" svg:height="5.677cm" svg:x="0cm" svg:y="0.322cm">
          <text:list text:style-name="L24">
            <text:list-header>
              <text:p text:style-name="P12"><text:span text:style-name="T455">讨论以下用法的效果：</text:span></text:p>
            </text:list-header>
          </text:list>
          <text:list text:style-name="L12">
            <text:list-header>
              <text:p text:style-name="P12"><text:span text:style-name="T296">for(i=0;i&lt;3;i++) <text:s/>scanf(“%d”,a+i+1);</text:span></text:p>
            </text:list-header>
          </text:list>
          <text:list text:style-name="L24">
            <text:list-header>
              <text:p text:style-name="P12"><text:span text:style-name="T455">输入数据：</text:span><text:span text:style-name="T455">1 <text:s/>2 <text:s/>3</text:span></text:p>
              <text:p text:style-name="P12"><text:span text:style-name="T455"/></text:p>
            </text:list-header>
          </text:list>
          <draw:enhanced-geometry svg:viewBox="0 0 21600 21600" draw:type="mso-spt202" draw:enhanced-path="M 0 0 L 21600 0 21600 21600 0 21600 0 0 Z N"/>
        </draw:custom-shape>
        <anim:par smil:dur="indefinite" smil:restart="never" presentation:node-type="timing-root">
          <anim:par smil:begin="id463.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top">
                  <anim:set smil:begin="0s" smil:dur="0.001s" smil:fill="hold" smil:targetElement="id464" smil:attributeName="visibility" smil:to="visible"/>
                  <anim:animate smil:dur="0.5s" smil:fill="hold" smil:targetElement="id464" smil:attributeName="x" smil:values="x;x" smil:keyTimes="0;1" smil:additive="base"/>
                  <anim:animate smil:dur="0.5s" smil:fill="hold" smil:targetElement="id464" smil:attributeName="y" smil:values="0-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top">
                  <anim:set smil:begin="0s" smil:dur="0.001s" smil:fill="hold" smil:targetElement="id465" smil:attributeName="visibility" smil:to="visible"/>
                  <anim:animate smil:dur="0.5s" smil:fill="hold" smil:targetElement="id465" smil:attributeName="x" smil:values="x;x" smil:keyTimes="0;1" smil:additive="base"/>
                  <anim:animate smil:dur="0.5s" smil:fill="hold" smil:targetElement="id465" smil:attributeName="y" smil:values="0-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top">
                  <anim:set smil:begin="0s" smil:dur="0.001s" smil:fill="hold" smil:targetElement="id466" smil:attributeName="visibility" smil:to="visible"/>
                  <anim:animate smil:dur="0.5s" smil:fill="hold" smil:targetElement="id466" smil:attributeName="x" smil:values="x;x" smil:keyTimes="0;1" smil:additive="base"/>
                  <anim:animate smil:dur="0.5s" smil:fill="hold" smil:targetElement="id466" smil:attributeName="y" smil:values="0-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top">
                  <anim:set smil:begin="0s" smil:dur="0.001s" smil:fill="hold" smil:targetElement="id467" smil:attributeName="visibility" smil:to="visible"/>
                  <anim:animate smil:dur="0.5s" smil:fill="hold" smil:targetElement="id467" smil:attributeName="x" smil:values="x;x" smil:keyTimes="0;1" smil:additive="base"/>
                  <anim:animate smil:dur="0.5s" smil:fill="hold" smil:targetElement="id467" smil:attributeName="y" smil:values="0-height/2;y" smil:keyTimes="0;1" smil:additive="base"/>
                </anim:par>
              </anim:par>
            </anim:par>
          </anim:seq>
        </anim:par>
        <presentation:notes draw:style-name="dp2">
          <draw:page-thumbnail draw:style-name="gr1" draw:layer="layout" svg:width="7.142cm" svg:height="9.524cm" svg:x="5.953cm" svg:y="1.93cm" draw:page-number="327" presentation:class="page"/>
          <draw:frame presentation:style-name="pr2" draw:layer="layout" svg:width="15.239cm" svg:height="11.43cm" svg:x="1.905cm" svg:y="12.065cm" presentation:class="notes" presentation:placeholder="true">
            <draw:text-box/>
          </draw:frame>
        </presentation:notes>
      </draw:page>
      <draw:page draw:name="page328" draw:style-name="dp3" draw:master-page-name="Default" presentation:presentation-page-layout-name="AL1T0" xml:id="id468" draw:id="id468">
        <draw:frame presentation:style-name="pr37" draw:text-style-name="P5" draw:layer="layout" svg:width="25.4cm" svg:height="19.05cm" svg:x="0cm" svg:y="0cm" presentation:class="subtitle" presentation:user-transformed="true">
          <draw:text-box>
            <text:list text:style-name="L89">
              <text:list-header>
                <text:p text:style-name="P66"><text:span text:style-name="T251">注意：</text:span><text:span text:style-name="T102">指针运算符</text:span><text:span text:style-name="T102">*</text:span><text:span text:style-name="T102">作用在行指针上的结果仍是指针</text:span><text:span text:style-name="T102">----</text:span><text:span text:style-name="T251">列指针</text:span><text:span text:style-name="T102">; <text:s/>*</text:span><text:span text:style-name="T102">作用在列指针上的结果</text:span><text:span text:style-name="T102">---</text:span><text:span text:style-name="T251">具体元素</text:span><text:span text:style-name="T102">。</text:span></text:p>
                <text:p text:style-name="P66"><text:span text:style-name="T121"/></text:p>
                <text:p text:style-name="P66"><text:span text:style-name="T121"/></text:p>
                <text:p text:style-name="P66"><text:span text:style-name="T121"/></text:p>
                <text:p text:style-name="P66"><text:span text:style-name="T121"/></text:p>
                <text:p text:style-name="P66"><text:span text:style-name="T251"/></text:p>
              </text:list-header>
            </text:list>
            <text:list text:style-name="L19">
              <text:list-header>
                <text:p text:style-name="P66"><text:span text:style-name="T184">*(a+0)</text:span><text:span text:style-name="T184">，</text:span><text:span text:style-name="T184">*(a+1)</text:span><text:span text:style-name="T184">，</text:span><text:span text:style-name="T184">*(a+2) ——</text:span><text:span text:style-name="T102">仍是地址</text:span><text:span text:style-name="T184">。</text:span><text:span text:style-name="T456">*(a+i)</text:span></text:p>
                <text:p text:style-name="P50"><text:span text:style-name="T184">*(a[0])</text:span><text:span text:style-name="T184">，</text:span><text:span text:style-name="T184">*(a[1])</text:span><text:span text:style-name="T184">，</text:span><text:span text:style-name="T184">*(a[1]) ——</text:span><text:span text:style-name="T102">具体元素值</text:span><text:span text:style-name="T184">。</text:span><text:span text:style-name="T456">*(a[i])</text:span></text:p>
              </text:list-header>
            </text:list>
            <text:list text:style-name="L89">
              <text:list-header>
                <text:p text:style-name="P66"><text:span text:style-name="T16">*(a+i)+j </text:span><text:span text:style-name="T251">也是地址，但要区别：</text:span></text:p>
              </text:list-header>
            </text:list>
            <text:list text:style-name="L19">
              <text:list-header>
                <text:p text:style-name="P50"><text:span text:style-name="T184">(a+i)+j</text:span><text:span text:style-name="T70">——</text:span><text:span text:style-name="T251">行指针</text:span><text:span text:style-name="T70"> <text:s text:c="5"/></text:span><text:span text:style-name="T184">(a+1)+1 <text:s/></text:span><text:span text:style-name="T16">?</text:span></text:p>
              </text:list-header>
            </text:list>
            <text:list text:style-name="L89">
              <text:list-header>
                <text:p text:style-name="P66"><text:span text:style-name="T8"><text:s text:c="2"/></text:span><text:span text:style-name="T184">*(a+i)+j</text:span><text:span text:style-name="T70">——</text:span><text:span text:style-name="T251">列指针</text:span><text:span text:style-name="T70"> <text:s text:c="5"/></text:span><text:span text:style-name="T184">*(a+1)+1 <text:s/></text:span><text:span text:style-name="T16">?</text:span><text:span text:style-name="T121"> <text:s/></text:span></text:p>
              </text:list-header>
            </text:list>
          </draw:text-box>
        </draw:frame>
        <draw:line draw:style-name="gr104" draw:text-style-name="P25" draw:layer="layout" svg:x1="7.832cm" svg:y1="4.022cm" svg:x2="19.262cm" svg:y2="4.022cm">
          <text:p/>
        </draw:line>
        <draw:line draw:style-name="gr104" draw:text-style-name="P25" draw:layer="layout" svg:x1="7.832cm" svg:y1="5.503cm" svg:x2="19.262cm" svg:y2="5.503cm">
          <text:p/>
        </draw:line>
        <draw:line draw:style-name="gr104" draw:text-style-name="P25" draw:layer="layout" svg:x1="7.832cm" svg:y1="6.985cm" svg:x2="19.262cm" svg:y2="6.985cm">
          <text:p/>
        </draw:line>
        <draw:line draw:style-name="gr104" draw:text-style-name="P25" draw:layer="layout" svg:x1="7.832cm" svg:y1="8.467cm" svg:x2="19.262cm" svg:y2="8.467cm">
          <text:p/>
        </draw:line>
        <draw:line draw:style-name="gr104" draw:text-style-name="P25" draw:layer="layout" svg:x1="7.832cm" svg:y1="4.022cm" svg:x2="7.832cm" svg:y2="8.467cm">
          <text:p/>
        </draw:line>
        <draw:line draw:style-name="gr104" draw:text-style-name="P25" draw:layer="layout" svg:x1="10.795cm" svg:y1="4.022cm" svg:x2="10.795cm" svg:y2="8.467cm">
          <text:p/>
        </draw:line>
        <draw:line draw:style-name="gr104" draw:text-style-name="P25" draw:layer="layout" svg:x1="13.758cm" svg:y1="4.022cm" svg:x2="13.758cm" svg:y2="8.467cm">
          <text:p/>
        </draw:line>
        <draw:line draw:style-name="gr104" draw:text-style-name="P25" draw:layer="layout" svg:x1="16.51cm" svg:y1="4.022cm" svg:x2="16.51cm" svg:y2="8.467cm">
          <text:p/>
        </draw:line>
        <draw:line draw:style-name="gr104" draw:text-style-name="P25" draw:layer="layout" svg:x1="19.262cm" svg:y1="4.022cm" svg:x2="19.262cm" svg:y2="8.467cm">
          <text:p/>
        </draw:line>
        <draw:custom-shape draw:style-name="gr103" draw:text-style-name="P5" draw:layer="layout" svg:width="2.195cm" svg:height="1.277cm" svg:x="5.508cm" svg:y="4.022cm">
          <text:list text:style-name="L115">
            <text:list-header>
              <text:p text:style-name="P14"><text:span text:style-name="T394">1000</text:span></text:p>
            </text:list-header>
          </text:list>
          <draw:enhanced-geometry svg:viewBox="0 0 21600 21600" draw:type="mso-spt202" draw:enhanced-path="M 0 0 L 21600 0 21600 21600 0 21600 0 0 Z N"/>
        </draw:custom-shape>
        <draw:custom-shape draw:style-name="gr103" draw:text-style-name="P5" draw:layer="layout" svg:width="2.195cm" svg:height="1.277cm" svg:x="5.632cm" svg:y="5.503cm">
          <text:list text:style-name="L115">
            <text:list-header>
              <text:p text:style-name="P14"><text:span text:style-name="T394">1008</text:span></text:p>
            </text:list-header>
          </text:list>
          <draw:enhanced-geometry svg:viewBox="0 0 21600 21600" draw:type="mso-spt202" draw:enhanced-path="M 0 0 L 21600 0 21600 21600 0 21600 0 0 Z N"/>
        </draw:custom-shape>
        <draw:custom-shape draw:style-name="gr103" draw:text-style-name="P5" draw:layer="layout" svg:width="2.195cm" svg:height="1.277cm" svg:x="5.72cm" svg:y="6.985cm">
          <text:list text:style-name="L115">
            <text:list-header>
              <text:p text:style-name="P14"><text:span text:style-name="T394">1016</text:span></text:p>
            </text:list-header>
          </text:list>
          <draw:enhanced-geometry svg:viewBox="0 0 21600 21600" draw:type="mso-spt202" draw:enhanced-path="M 0 0 L 21600 0 21600 21600 0 21600 0 0 Z N"/>
        </draw:custom-shape>
        <draw:custom-shape draw:style-name="gr103" draw:text-style-name="P5" draw:layer="layout" svg:width="1.78cm" svg:height="1.277cm" svg:x="1.273cm" svg:y="4.022cm">
          <text:list text:style-name="L12">
            <text:list-header>
              <text:p text:style-name="P14"><text:span text:style-name="T115">a+0</text:span></text:p>
            </text:list-header>
          </text:list>
          <draw:enhanced-geometry svg:viewBox="0 0 21600 21600" draw:type="mso-spt202" draw:enhanced-path="M 0 0 L 21600 0 21600 21600 0 21600 0 0 Z N"/>
        </draw:custom-shape>
        <draw:custom-shape draw:style-name="gr103" draw:text-style-name="P5" draw:layer="layout" svg:width="1.78cm" svg:height="1.277cm" svg:x="1.18cm" svg:y="5.503cm">
          <text:list text:style-name="L12">
            <text:list-header>
              <text:p text:style-name="P14"><text:span text:style-name="T115">a+1</text:span></text:p>
            </text:list-header>
          </text:list>
          <draw:enhanced-geometry svg:viewBox="0 0 21600 21600" draw:type="mso-spt202" draw:enhanced-path="M 0 0 L 21600 0 21600 21600 0 21600 0 0 Z N"/>
        </draw:custom-shape>
        <draw:custom-shape draw:style-name="gr103" draw:text-style-name="P5" draw:layer="layout" svg:width="1.78cm" svg:height="1.277cm" svg:x="1.273cm" svg:y="6.985cm">
          <text:list text:style-name="L12">
            <text:list-header>
              <text:p text:style-name="P14"><text:span text:style-name="T115">a+2</text:span></text:p>
            </text:list-header>
          </text:list>
          <draw:enhanced-geometry svg:viewBox="0 0 21600 21600" draw:type="mso-spt202" draw:enhanced-path="M 0 0 L 21600 0 21600 21600 0 21600 0 0 Z N"/>
        </draw:custom-shape>
        <draw:line draw:style-name="gr25" draw:text-style-name="P25" draw:layer="layout" svg:x1="2.752cm" svg:y1="4.657cm" svg:x2="5.715cm" svg:y2="4.657cm">
          <text:p/>
        </draw:line>
        <draw:line draw:style-name="gr25" draw:text-style-name="P25" draw:layer="layout" svg:x1="2.752cm" svg:y1="6.138cm" svg:x2="5.715cm" svg:y2="6.138cm">
          <text:p/>
        </draw:line>
        <draw:line draw:style-name="gr25" draw:text-style-name="P25" draw:layer="layout" svg:x1="2.752cm" svg:y1="7.62cm" svg:x2="5.927cm" svg:y2="7.62cm">
          <text:p/>
        </draw:line>
        <draw:custom-shape draw:style-name="gr103" draw:text-style-name="P5" draw:layer="layout" svg:width="1.869cm" svg:height="1.277cm" svg:x="21.38cm" svg:y="4.022cm">
          <text:list text:style-name="L24">
            <text:list-header>
              <text:p text:style-name="P14"><text:span text:style-name="T109">a[0]</text:span></text:p>
            </text:list-header>
          </text:list>
          <draw:enhanced-geometry svg:viewBox="0 0 21600 21600" draw:type="mso-spt202" draw:enhanced-path="M 0 0 L 21600 0 21600 21600 0 21600 0 0 Z N"/>
        </draw:custom-shape>
        <draw:custom-shape draw:style-name="gr103" draw:text-style-name="P5" draw:layer="layout" svg:width="1.869cm" svg:height="1.277cm" svg:x="21.38cm" svg:y="5.503cm">
          <text:list text:style-name="L24">
            <text:list-header>
              <text:p text:style-name="P14"><text:span text:style-name="T109">a[1]</text:span></text:p>
            </text:list-header>
          </text:list>
          <draw:enhanced-geometry svg:viewBox="0 0 21600 21600" draw:type="mso-spt202" draw:enhanced-path="M 0 0 L 21600 0 21600 21600 0 21600 0 0 Z N"/>
        </draw:custom-shape>
        <draw:custom-shape draw:style-name="gr103" draw:text-style-name="P5" draw:layer="layout" svg:width="1.869cm" svg:height="1.277cm" svg:x="21.38cm" svg:y="7.197cm">
          <text:list text:style-name="L24">
            <text:list-header>
              <text:p text:style-name="P14"><text:span text:style-name="T109">a[2]</text:span></text:p>
            </text:list-header>
          </text:list>
          <draw:enhanced-geometry svg:viewBox="0 0 21600 21600" draw:type="mso-spt202" draw:enhanced-path="M 0 0 L 21600 0 21600 21600 0 21600 0 0 Z N"/>
        </draw:custom-shape>
        <draw:custom-shape draw:style-name="gr103" draw:text-style-name="P5" draw:layer="layout" svg:width="2.822cm" svg:height="1.277cm" svg:x="7.41cm" svg:y="9.948cm">
          <text:list text:style-name="L24">
            <text:list-header>
              <text:p text:style-name="P14"><text:span text:style-name="T423">*(a+1)</text:span></text:p>
            </text:list-header>
          </text:list>
          <draw:enhanced-geometry svg:viewBox="0 0 21600 21600" draw:type="mso-spt202" draw:enhanced-path="M 0 0 L 21600 0 21600 21600 0 21600 0 0 Z N"/>
        </draw:custom-shape>
        <draw:line draw:style-name="gr25" draw:text-style-name="P25" draw:layer="layout" svg:x1="8.678cm" svg:y1="9.948cm" svg:x2="8.678cm" svg:y2="6.562cm">
          <text:p/>
        </draw:line>
        <anim:par smil:dur="indefinite" smil:restart="never" presentation:node-type="timing-root">
          <anim:par smil:begin="id468.begin">
            <anim:transitionFilter smil:dur="1s" smil:type="slideWipe" smil:subtype="fromBottomRight" smil:direction="reverse"/>
          </anim:par>
        </anim:par>
        <presentation:notes draw:style-name="dp2">
          <draw:page-thumbnail draw:style-name="gr1" draw:layer="layout" svg:width="7.142cm" svg:height="9.524cm" svg:x="5.953cm" svg:y="1.93cm" draw:page-number="328" presentation:class="page"/>
          <draw:frame presentation:style-name="pr2" draw:layer="layout" svg:width="15.239cm" svg:height="11.43cm" svg:x="1.905cm" svg:y="12.065cm" presentation:class="notes" presentation:placeholder="true">
            <draw:text-box/>
          </draw:frame>
        </presentation:notes>
      </draw:page>
      <draw:page draw:name="page329" draw:style-name="dp3" draw:master-page-name="Default" presentation:presentation-page-layout-name="AL1T0" xml:id="id469" draw:id="id469">
        <draw:frame presentation:style-name="pr96" draw:text-style-name="P5" draw:layer="layout" svg:width="24.765cm" svg:height="18.627cm" svg:x="0.422cm" svg:y="0.422cm" presentation:class="subtitle" presentation:user-transformed="true">
          <draw:text-box>
            <text:list text:style-name="L19">
              <text:list-header>
                <text:p text:style-name="P50"><text:span text:style-name="T64"><text:s text:c="2"/></text:span><text:span text:style-name="T61">如果要通过</text:span><text:span text:style-name="T61">a+i</text:span><text:span text:style-name="T61">形式的地址访问数组元素的具体内容，则：</text:span></text:p>
              </text:list-header>
            </text:list>
            <text:list text:style-name="L89">
              <text:list-header>
                <text:p text:style-name="P50"><text:span text:style-name="T16">*(*(a+i))</text:span><text:span text:style-name="T184"> <text:s text:c="5"/></text:span><text:span text:style-name="T184">或 <text:s text:c="5"/></text:span><text:span text:style-name="T16">*(*(a+i)+j)</text:span></text:p>
              </text:list-header>
            </text:list>
            <text:list text:style-name="L139">
              <text:list-header>
                <text:p text:style-name="P50"><text:span text:style-name="T422">如</text:span><text:span text:style-name="T401">：</text:span><text:span text:style-name="T184">*(*(a+1)) <text:s text:c="5"/></text:span><text:span text:style-name="T401">——</text:span><text:span text:style-name="T184"> <text:s text:c="3"/>a[1][0] </text:span></text:p>
              </text:list-header>
            </text:list>
            <text:list text:style-name="L19">
              <text:list-header>
                <text:p text:style-name="P50"><text:span text:style-name="T184"><text:s text:c="8"/></text:span><text:span text:style-name="T184">*(*(a+1)+2) <text:s/></text:span><text:span text:style-name="T401">——</text:span><text:span text:style-name="T184"> <text:s text:c="3"/>a[1][2]</text:span></text:p>
                <text:p text:style-name="P50"><text:span text:style-name="T102"/></text:p>
              </text:list-header>
            </text:list>
            <text:list text:style-name="L89">
              <text:list-header>
                <text:p text:style-name="P50"><text:span text:style-name="T251">讨论：</text:span></text:p>
              </text:list-header>
            </text:list>
            <text:list text:style-name="L19">
              <text:list-header>
                <text:p text:style-name="P50"><text:span text:style-name="T184">*(a+2) <text:s/></text:span></text:p>
                <text:p text:style-name="P50"><text:span text:style-name="T184"><text:s/></text:span><text:span text:style-name="T184">*(*(a+1)+3) <text:s text:c="2"/></text:span></text:p>
                <text:p text:style-name="P50"><text:span text:style-name="T184">*(a[1]+1) <text:s text:c="2"/></text:span></text:p>
                <text:p text:style-name="P50"><text:span text:style-name="T184">*(*(a+1)+5)</text:span></text:p>
              </text:list-header>
            </text:list>
          </draw:text-box>
        </draw:frame>
        <draw:line draw:style-name="gr104" draw:text-style-name="P25" draw:layer="layout" svg:x1="12.277cm" svg:y1="10.583cm" svg:x2="19.685cm" svg:y2="10.583cm">
          <text:p/>
        </draw:line>
        <draw:line draw:style-name="gr104" draw:text-style-name="P25" draw:layer="layout" svg:x1="12.277cm" svg:y1="11.853cm" svg:x2="19.685cm" svg:y2="11.853cm">
          <text:p/>
        </draw:line>
        <draw:line draw:style-name="gr104" draw:text-style-name="P25" draw:layer="layout" svg:x1="12.277cm" svg:y1="13.123cm" svg:x2="19.685cm" svg:y2="13.123cm">
          <text:p/>
        </draw:line>
        <draw:line draw:style-name="gr104" draw:text-style-name="P25" draw:layer="layout" svg:x1="12.277cm" svg:y1="14.393cm" svg:x2="19.685cm" svg:y2="14.393cm">
          <text:p/>
        </draw:line>
        <draw:line draw:style-name="gr104" draw:text-style-name="P25" draw:layer="layout" svg:x1="12.277cm" svg:y1="10.583cm" svg:x2="12.277cm" svg:y2="14.393cm">
          <text:p/>
        </draw:line>
        <draw:line draw:style-name="gr104" draw:text-style-name="P25" draw:layer="layout" svg:x1="14.182cm" svg:y1="10.583cm" svg:x2="14.182cm" svg:y2="14.393cm">
          <text:p/>
        </draw:line>
        <draw:line draw:style-name="gr104" draw:text-style-name="P25" draw:layer="layout" svg:x1="16.087cm" svg:y1="10.583cm" svg:x2="16.087cm" svg:y2="14.393cm">
          <text:p/>
        </draw:line>
        <draw:line draw:style-name="gr104" draw:text-style-name="P25" draw:layer="layout" svg:x1="17.992cm" svg:y1="10.583cm" svg:x2="17.992cm" svg:y2="14.393cm">
          <text:p/>
        </draw:line>
        <draw:line draw:style-name="gr104" draw:text-style-name="P25" draw:layer="layout" svg:x1="19.685cm" svg:y1="10.583cm" svg:x2="19.685cm" svg:y2="14.393cm">
          <text:p/>
        </draw:line>
        <anim:par smil:dur="indefinite" smil:restart="never" presentation:node-type="timing-root">
          <anim:par smil:begin="id469.begin">
            <anim:transitionFilter smil:dur="1s" smil:type="slideWipe" smil:subtype="fromBottomRight" smil:direction="reverse"/>
          </anim:par>
        </anim:par>
        <presentation:notes draw:style-name="dp2">
          <draw:page-thumbnail draw:style-name="gr1" draw:layer="layout" svg:width="7.142cm" svg:height="9.524cm" svg:x="5.953cm" svg:y="1.93cm" draw:page-number="329" presentation:class="page"/>
          <draw:frame presentation:style-name="pr2" draw:layer="layout" svg:width="15.239cm" svg:height="11.43cm" svg:x="1.905cm" svg:y="12.065cm" presentation:class="notes" presentation:placeholder="true">
            <draw:text-box/>
          </draw:frame>
        </presentation:notes>
      </draw:page>
      <draw:page draw:name="page330" draw:style-name="dp3" draw:master-page-name="Default" presentation:presentation-page-layout-name="AL1T0" xml:id="id470" draw:id="id470">
        <draw:frame presentation:style-name="pr37" draw:text-style-name="P5" draw:layer="layout" svg:width="25.4cm" svg:height="19.05cm" svg:x="0cm" svg:y="0cm" presentation:class="subtitle" presentation:user-transformed="true">
          <draw:text-box>
            <text:list text:style-name="L6">
              <text:list-header>
                <text:p text:style-name="P47"><text:span text:style-name="T68">例：求数组</text:span><text:span text:style-name="T68">a</text:span><text:span text:style-name="T68">的所有元素之和。</text:span></text:p>
                <text:p text:style-name="P40"><text:span text:style-name="T68"><text:s text:c="2"/></text:span><text:span text:style-name="T431">可有多种用法：</text:span><text:span text:style-name="T68"> </text:span></text:p>
                <text:p text:style-name="P47"><text:span text:style-name="T457"/></text:p>
              </text:list-header>
            </text:list>
            <text:list text:style-name="L17">
              <text:list-header>
                <text:p text:style-name="P47"><text:span text:style-name="T458">for(i=0;i&lt;3;i++) <text:s text:c="6"/>for(i=0;i&lt;3;i++)</text:span></text:p>
                <text:p text:style-name="P47"><text:span text:style-name="T458">for(j=0;j&lt;4;j++) <text:s text:c="6"/>for(j=0;j&lt;4;j++)</text:span></text:p>
                <text:p text:style-name="P47"><text:span text:style-name="T458">s+=</text:span><text:span text:style-name="T457">a[i][j]</text:span><text:span text:style-name="T458">; <text:s text:c="12"/>s+=</text:span><text:span text:style-name="T457">*(a[i]+j)</text:span><text:span text:style-name="T458">;</text:span></text:p>
              </text:list-header>
            </text:list>
            <text:list text:style-name="L6">
              <text:list-header>
                <text:p text:style-name="P47"><text:span text:style-name="T457"/></text:p>
                <text:p text:style-name="P47"><text:span text:style-name="T457">for(i=0;i&lt;3;i++)</text:span></text:p>
                <text:p text:style-name="P47"><text:span text:style-name="T457">for(j=0;j&lt;4;j++)</text:span></text:p>
                <text:p text:style-name="P40"><text:span text:style-name="T457"><text:s text:c="4"/></text:span><text:span text:style-name="T457">s+=</text:span><text:span text:style-name="T458">*(*(a+i)+j)</text:span><text:span text:style-name="T457">;</text:span><text:span text:style-name="T68"> </text:span></text:p>
              </text:list-header>
            </text:list>
          </draw:text-box>
        </draw:frame>
        <anim:par smil:dur="indefinite" smil:restart="never" presentation:node-type="timing-root">
          <anim:par smil:begin="id470.begin">
            <anim:transitionFilter smil:dur="1s" smil:type="slideWipe" smil:subtype="fromBottomRight" smil:direction="reverse"/>
          </anim:par>
        </anim:par>
        <presentation:notes draw:style-name="dp2">
          <draw:page-thumbnail draw:style-name="gr1" draw:layer="layout" svg:width="7.142cm" svg:height="9.524cm" svg:x="5.953cm" svg:y="1.93cm" draw:page-number="330" presentation:class="page"/>
          <draw:frame presentation:style-name="pr2" draw:layer="layout" svg:width="15.239cm" svg:height="11.43cm" svg:x="1.905cm" svg:y="12.065cm" presentation:class="notes" presentation:placeholder="true">
            <draw:text-box/>
          </draw:frame>
        </presentation:notes>
      </draw:page>
      <draw:page draw:name="page331" draw:style-name="dp3" draw:master-page-name="Default" presentation:presentation-page-layout-name="AL1T0" xml:id="id471" draw:id="id471">
        <draw:frame presentation:style-name="pr37" draw:text-style-name="P5" draw:layer="layout" svg:width="25.4cm" svg:height="19.05cm" svg:x="0cm" svg:y="0cm" presentation:class="subtitle" presentation:user-transformed="true">
          <draw:text-box>
            <text:list text:style-name="L55">
              <text:list-header>
                <text:p text:style-name="P50"><text:span text:style-name="T54">（</text:span><text:span text:style-name="T61"> <text:s text:c="2"/></text:span><text:span text:style-name="T178">●</text:span><text:span text:style-name="T68">指向二维数组的指针变量</text:span></text:p>
              </text:list-header>
            </text:list>
            <text:list text:style-name="L17">
              <text:list-header>
                <text:p text:style-name="P40"><text:span text:style-name="T61"><text:s text:c="4"/></text:span><text:span text:style-name="T61">同样可使一个指针变量</text:span><text:span text:style-name="T68">p</text:span><text:span text:style-name="T61">指向二维数组</text:span><text:span text:style-name="T68">a</text:span><text:span text:style-name="T61">，再通过</text:span><text:span text:style-name="T68">p</text:span><text:span text:style-name="T61">访问数组元素。</text:span></text:p>
                <text:p text:style-name="P53"><text:span text:style-name="T459">main()</text:span></text:p>
                <text:p text:style-name="P53"><text:span text:style-name="T459">{ int <text:s/>a[3][4]={1,2,3,4,5,6,7,8,9,10,11,12};</text:span></text:p>
                <text:p text:style-name="P198"><text:span text:style-name="T18"><text:s text:c="3"/></text:span><text:span text:style-name="T18">int <text:s/>i,k,*p;</text:span></text:p>
                <text:p text:style-name="P198"><text:span text:style-name="T18"><text:s text:c="3"/></text:span><text:span text:style-name="T18">p=a;</text:span></text:p>
              </text:list-header>
            </text:list>
            <text:list text:style-name="L6">
              <text:list-header>
                <text:p text:style-name="P53"><text:span text:style-name="T460"><text:s text:c="3"/></text:span><text:span text:style-name="T460">k=*p;</text:span><text:span text:style-name="T461">?</text:span></text:p>
                <text:p text:style-name="P53"><text:span text:style-name="T460"><text:s text:c="3"/></text:span><text:span text:style-name="T460">k=*(p+2);</text:span><text:span text:style-name="T461">?</text:span></text:p>
              </text:list-header>
            </text:list>
            <text:list text:style-name="L17">
              <text:list-header>
                <text:p text:style-name="P53"><text:span text:style-name="T459"><text:s text:c="3"/></text:span><text:span text:style-name="T459">for(p=a;p&lt;a+2;p++)printf(“%3d”,*p); <text:s text:c="2"/></text:span><text:span text:style-name="T461">?</text:span></text:p>
                <text:p text:style-name="P53"><text:span text:style-name="T459">}</text:span></text:p>
                <text:p text:style-name="P198"><text:span text:style-name="T18"><text:s/></text:span></text:p>
              </text:list-header>
            </text:list>
          </draw:text-box>
        </draw:frame>
        <draw:line draw:style-name="gr104" draw:text-style-name="P25" draw:layer="layout" svg:x1="12.277cm" svg:y1="8.678cm" svg:x2="20.108cm" svg:y2="8.678cm">
          <text:p/>
        </draw:line>
        <draw:line draw:style-name="gr104" draw:text-style-name="P25" draw:layer="layout" svg:x1="16.51cm" svg:y1="8.678cm" svg:x2="16.51cm" svg:y2="8.678cm">
          <text:p/>
        </draw:line>
        <draw:line draw:style-name="gr104" draw:text-style-name="P25" draw:layer="layout" svg:x1="12.277cm" svg:y1="9.737cm" svg:x2="20.108cm" svg:y2="9.737cm">
          <text:p/>
        </draw:line>
        <draw:line draw:style-name="gr104" draw:text-style-name="P25" draw:layer="layout" svg:x1="12.277cm" svg:y1="10.795cm" svg:x2="20.108cm" svg:y2="10.795cm">
          <text:p/>
        </draw:line>
        <draw:line draw:style-name="gr104" draw:text-style-name="P25" draw:layer="layout" svg:x1="12.277cm" svg:y1="11.853cm" svg:x2="20.108cm" svg:y2="11.853cm">
          <text:p/>
        </draw:line>
        <draw:line draw:style-name="gr104" draw:text-style-name="P25" draw:layer="layout" svg:x1="12.277cm" svg:y1="8.678cm" svg:x2="12.277cm" svg:y2="11.853cm">
          <text:p/>
        </draw:line>
        <draw:line draw:style-name="gr104" draw:text-style-name="P25" draw:layer="layout" svg:x1="14.182cm" svg:y1="8.678cm" svg:x2="14.182cm" svg:y2="11.853cm">
          <text:p/>
        </draw:line>
        <draw:line draw:style-name="gr104" draw:text-style-name="P25" draw:layer="layout" svg:x1="16.298cm" svg:y1="8.678cm" svg:x2="16.298cm" svg:y2="11.853cm">
          <text:p/>
        </draw:line>
        <draw:line draw:style-name="gr104" draw:text-style-name="P25" draw:layer="layout" svg:x1="18.415cm" svg:y1="8.678cm" svg:x2="18.415cm" svg:y2="11.853cm">
          <text:p/>
        </draw:line>
        <draw:line draw:style-name="gr104" draw:text-style-name="P25" draw:layer="layout" svg:x1="20.108cm" svg:y1="8.678cm" svg:x2="20.108cm" svg:y2="11.853cm">
          <text:p/>
        </draw:line>
        <draw:custom-shape draw:style-name="gr103" draw:text-style-name="P5" draw:layer="layout" svg:width="0.925cm" svg:height="1.277cm" svg:x="12.828cm" svg:y="8.678cm">
          <text:list text:style-name="L24">
            <text:list-header>
              <text:p text:style-name="P14"><text:span text:style-name="T109">1</text:span></text:p>
            </text:list-header>
          </text:list>
          <draw:enhanced-geometry svg:viewBox="0 0 21600 21600" draw:type="mso-spt202" draw:enhanced-path="M 0 0 L 21600 0 21600 21600 0 21600 0 0 Z N"/>
        </draw:custom-shape>
        <draw:custom-shape draw:style-name="gr103" draw:text-style-name="P5" draw:layer="layout" svg:width="0.925cm" svg:height="1.277cm" svg:x="14.822cm" svg:y="8.678cm">
          <text:list text:style-name="L24">
            <text:list-header>
              <text:p text:style-name="P14"><text:span text:style-name="T109">2</text:span></text:p>
            </text:list-header>
          </text:list>
          <draw:enhanced-geometry svg:viewBox="0 0 21600 21600" draw:type="mso-spt202" draw:enhanced-path="M 0 0 L 21600 0 21600 21600 0 21600 0 0 Z N"/>
        </draw:custom-shape>
        <draw:custom-shape draw:style-name="gr103" draw:text-style-name="P5" draw:layer="layout" svg:width="0.925cm" svg:height="1.277cm" svg:x="16.85cm" svg:y="8.678cm">
          <text:list text:style-name="L24">
            <text:list-header>
              <text:p text:style-name="P14"><text:span text:style-name="T109">3</text:span></text:p>
            </text:list-header>
          </text:list>
          <draw:enhanced-geometry svg:viewBox="0 0 21600 21600" draw:type="mso-spt202" draw:enhanced-path="M 0 0 L 21600 0 21600 21600 0 21600 0 0 Z N"/>
        </draw:custom-shape>
        <draw:custom-shape draw:style-name="gr103" draw:text-style-name="P5" draw:layer="layout" svg:width="0.925cm" svg:height="1.277cm" svg:x="18.755cm" svg:y="8.678cm">
          <text:list text:style-name="L24">
            <text:list-header>
              <text:p text:style-name="P14"><text:span text:style-name="T109">4</text:span></text:p>
            </text:list-header>
          </text:list>
          <draw:enhanced-geometry svg:viewBox="0 0 21600 21600" draw:type="mso-spt202" draw:enhanced-path="M 0 0 L 21600 0 21600 21600 0 21600 0 0 Z N"/>
        </draw:custom-shape>
        <draw:custom-shape draw:style-name="gr103" draw:text-style-name="P5" draw:layer="layout" svg:width="0.925cm" svg:height="1.277cm" svg:x="12.828cm" svg:y="9.737cm">
          <text:list text:style-name="L24">
            <text:list-header>
              <text:p text:style-name="P14"><text:span text:style-name="T109">5</text:span></text:p>
            </text:list-header>
          </text:list>
          <draw:enhanced-geometry svg:viewBox="0 0 21600 21600" draw:type="mso-spt202" draw:enhanced-path="M 0 0 L 21600 0 21600 21600 0 21600 0 0 Z N"/>
        </draw:custom-shape>
        <draw:custom-shape draw:style-name="gr103" draw:text-style-name="P5" draw:layer="layout" svg:width="0.925cm" svg:height="1.277cm" svg:x="14.733cm" svg:y="9.737cm">
          <text:list text:style-name="L24">
            <text:list-header>
              <text:p text:style-name="P14"><text:span text:style-name="T109">6</text:span></text:p>
            </text:list-header>
          </text:list>
          <draw:enhanced-geometry svg:viewBox="0 0 21600 21600" draw:type="mso-spt202" draw:enhanced-path="M 0 0 L 21600 0 21600 21600 0 21600 0 0 Z N"/>
        </draw:custom-shape>
        <draw:custom-shape draw:style-name="gr103" draw:text-style-name="P5" draw:layer="layout" svg:width="0.925cm" svg:height="1.277cm" svg:x="16.85cm" svg:y="9.737cm">
          <text:list text:style-name="L24">
            <text:list-header>
              <text:p text:style-name="P14"><text:span text:style-name="T109">7</text:span></text:p>
            </text:list-header>
          </text:list>
          <draw:enhanced-geometry svg:viewBox="0 0 21600 21600" draw:type="mso-spt202" draw:enhanced-path="M 0 0 L 21600 0 21600 21600 0 21600 0 0 Z N"/>
        </draw:custom-shape>
        <draw:custom-shape draw:style-name="gr103" draw:text-style-name="P5" draw:layer="layout" svg:width="0.925cm" svg:height="1.277cm" svg:x="18.755cm" svg:y="9.737cm">
          <text:list text:style-name="L24">
            <text:list-header>
              <text:p text:style-name="P14"><text:span text:style-name="T109">8</text:span></text:p>
            </text:list-header>
          </text:list>
          <draw:enhanced-geometry svg:viewBox="0 0 21600 21600" draw:type="mso-spt202" draw:enhanced-path="M 0 0 L 21600 0 21600 21600 0 21600 0 0 Z N"/>
        </draw:custom-shape>
        <draw:custom-shape draw:style-name="gr103" draw:text-style-name="P5" draw:layer="layout" svg:width="0.925cm" svg:height="1.277cm" svg:x="12.705cm" svg:y="10.795cm">
          <text:list text:style-name="L24">
            <text:list-header>
              <text:p text:style-name="P14"><text:span text:style-name="T109">9</text:span></text:p>
            </text:list-header>
          </text:list>
          <draw:enhanced-geometry svg:viewBox="0 0 21600 21600" draw:type="mso-spt202" draw:enhanced-path="M 0 0 L 21600 0 21600 21600 0 21600 0 0 Z N"/>
        </draw:custom-shape>
        <draw:custom-shape draw:style-name="gr103" draw:text-style-name="P5" draw:layer="layout" svg:width="1.349cm" svg:height="1.277cm" svg:x="14.521cm" svg:y="10.795cm">
          <text:list text:style-name="L24">
            <text:list-header>
              <text:p text:style-name="P14"><text:span text:style-name="T109">10</text:span></text:p>
            </text:list-header>
          </text:list>
          <draw:enhanced-geometry svg:viewBox="0 0 21600 21600" draw:type="mso-spt202" draw:enhanced-path="M 0 0 L 21600 0 21600 21600 0 21600 0 0 Z N"/>
        </draw:custom-shape>
        <draw:custom-shape draw:style-name="gr103" draw:text-style-name="P5" draw:layer="layout" svg:width="1.315cm" svg:height="1.277cm" svg:x="16.655cm" svg:y="10.795cm">
          <text:list text:style-name="L24">
            <text:list-header>
              <text:p text:style-name="P14"><text:span text:style-name="T109">11</text:span></text:p>
            </text:list-header>
          </text:list>
          <draw:enhanced-geometry svg:viewBox="0 0 21600 21600" draw:type="mso-spt202" draw:enhanced-path="M 0 0 L 21600 0 21600 21600 0 21600 0 0 Z N"/>
        </draw:custom-shape>
        <draw:custom-shape draw:style-name="gr103" draw:text-style-name="P5" draw:layer="layout" svg:width="1.349cm" svg:height="1.277cm" svg:x="18.543cm" svg:y="10.795cm">
          <text:list text:style-name="L24">
            <text:list-header>
              <text:p text:style-name="P14"><text:span text:style-name="T109">12</text:span></text:p>
            </text:list-header>
          </text:list>
          <draw:enhanced-geometry svg:viewBox="0 0 21600 21600" draw:type="mso-spt202" draw:enhanced-path="M 0 0 L 21600 0 21600 21600 0 21600 0 0 Z N"/>
        </draw:custom-shape>
        <draw:custom-shape draw:style-name="gr55" draw:text-style-name="P5" xml:id="id472" draw:id="id472" draw:layer="layout" svg:width="10.209cm" svg:height="2.631cm" svg:x="1.482cm" svg:y="10.372cm">
          <text:list text:style-name="L24">
            <text:list-header>
              <text:p text:style-name="P12"><text:span text:style-name="T24">k=p[1][2]; <text:s text:c="7"/></text:span><text:span text:style-name="T445">不合法</text:span></text:p>
              <text:p text:style-name="P12"><text:span text:style-name="T24">k=*(*(p+1)+2);</text:span></text:p>
            </text:list-header>
          </text:list>
          <draw:enhanced-geometry svg:viewBox="0 0 21600 21600" draw:type="mso-spt202" draw:enhanced-path="M 0 0 L 21600 0 21600 21600 0 21600 0 0 Z N"/>
        </draw:custom-shape>
        <draw:custom-shape draw:style-name="gr55" draw:text-style-name="P5" xml:id="id473" draw:id="id473" draw:layer="layout" svg:width="9.79cm" svg:height="2.631cm" svg:x="1.499cm" svg:y="10.495cm">
          <text:list text:style-name="L24">
            <text:list-header>
              <text:p text:style-name="P12"><text:span text:style-name="T24">k=p[1*4+2]; <text:s text:c="6"/></text:span><text:span text:style-name="T445">合法</text:span></text:p>
              <text:p text:style-name="P12"><text:span text:style-name="T24">k=*(p+1*4+2);</text:span></text:p>
            </text:list-header>
          </text:list>
          <draw:enhanced-geometry svg:viewBox="0 0 21600 21600" draw:type="mso-spt202" draw:enhanced-path="M 0 0 L 21600 0 21600 21600 0 21600 0 0 Z N"/>
        </draw:custom-shape>
        <anim:par smil:dur="indefinite" smil:restart="never" presentation:node-type="timing-root">
          <anim:par smil:begin="id471.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72" smil:attributeName="visibility" smil:to="visible"/>
                  <anim:animate smil:dur="0.5s" smil:fill="hold" smil:targetElement="id472" smil:attributeName="x" smil:values="0-width/2;x" smil:keyTimes="0;1" smil:additive="base"/>
                  <anim:animate smil:dur="0.5s" smil:fill="hold" smil:targetElement="id47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73" smil:attributeName="visibility" smil:to="visible"/>
                  <anim:animate smil:dur="0.5s" smil:fill="hold" smil:targetElement="id473" smil:attributeName="x" smil:values="0-width/2;x" smil:keyTimes="0;1" smil:additive="base"/>
                  <anim:animate smil:dur="0.5s" smil:fill="hold" smil:targetElement="id473" smil:attributeName="y" smil:values="y;y" smil:keyTimes="0;1" smil:additive="base"/>
                </anim:par>
              </anim:par>
            </anim:par>
          </anim:seq>
        </anim:par>
        <presentation:notes draw:style-name="dp2">
          <draw:page-thumbnail draw:style-name="gr1" draw:layer="layout" svg:width="7.142cm" svg:height="9.524cm" svg:x="5.953cm" svg:y="1.93cm" draw:page-number="331" presentation:class="page"/>
          <draw:frame presentation:style-name="pr2" draw:layer="layout" svg:width="15.239cm" svg:height="11.43cm" svg:x="1.905cm" svg:y="12.065cm" presentation:class="notes" presentation:placeholder="true">
            <draw:text-box/>
          </draw:frame>
        </presentation:notes>
      </draw:page>
      <draw:page draw:name="page332" draw:style-name="dp3" draw:master-page-name="Default" presentation:presentation-page-layout-name="AL1T0" xml:id="id474" draw:id="id474">
        <draw:frame presentation:style-name="pr38" draw:text-style-name="P5" draw:layer="layout" svg:width="23.707cm" svg:height="16.722cm" svg:x="0.634cm" svg:y="1.058cm" presentation:class="subtitle" presentation:user-transformed="true">
          <draw:text-box>
            <text:list text:style-name="L89">
              <text:list-header>
                <text:p text:style-name="P50"><text:span text:style-name="T251">例：求矩阵的上三角元素之和。</text:span></text:p>
              </text:list-header>
            </text:list>
            <text:list text:style-name="L19">
              <text:list-header>
                <text:p text:style-name="P50"><text:span text:style-name="T184">main()</text:span></text:p>
                <text:p text:style-name="P50"><text:span text:style-name="T184">{ <text:s/>int <text:s/>a[3][4],*p,i,j,s=0;</text:span></text:p>
                <text:p text:style-name="P50"><text:span text:style-name="T184"><text:s text:c="4"/></text:span><text:span text:style-name="T184">输入</text:span><text:span text:style-name="T184">a</text:span></text:p>
                <text:p text:style-name="P50"><text:span text:style-name="T184"><text:s text:c="4"/></text:span><text:span text:style-name="T184">p=a;</text:span></text:p>
                <text:p text:style-name="P50"><text:span text:style-name="T184"><text:s text:c="4"/></text:span><text:span text:style-name="T184">for(i=0;i&lt;3;i++)</text:span></text:p>
                <text:p text:style-name="P50"><text:span text:style-name="T184"><text:s text:c="4"/></text:span><text:span text:style-name="T184">for(j=i;j&lt;4;j++)</text:span></text:p>
                <text:p text:style-name="P50"><text:span text:style-name="T184"><text:s text:c="4"/></text:span><text:span text:style-name="T184">s+=</text:span><text:span text:style-name="T16">p[i*4+j];</text:span><text:span text:style-name="T184"> <text:s text:c="6"/></text:span><text:span text:style-name="T401">或 <text:s text:c="3"/></text:span><text:span text:style-name="T184">s+=*(p+4*i+j)</text:span></text:p>
                <text:p text:style-name="P50"><text:span text:style-name="T184"><text:s text:c="4"/></text:span><text:span text:style-name="T184">printf(“\n %d”,s);</text:span></text:p>
                <text:p text:style-name="P50"><text:span text:style-name="T184">}</text:span></text:p>
                <text:p text:style-name="P66"><text:span text:style-name="T184"/></text:p>
              </text:list-header>
            </text:list>
          </draw:text-box>
        </draw:frame>
        <anim:par smil:dur="indefinite" smil:restart="never" presentation:node-type="timing-root">
          <anim:par smil:begin="id474.begin">
            <anim:transitionFilter smil:dur="1s" smil:type="slideWipe" smil:subtype="fromBottomRight" smil:direction="reverse"/>
          </anim:par>
        </anim:par>
        <presentation:notes draw:style-name="dp2">
          <draw:page-thumbnail draw:style-name="gr1" draw:layer="layout" svg:width="7.142cm" svg:height="9.524cm" svg:x="5.953cm" svg:y="1.93cm" draw:page-number="332" presentation:class="page"/>
          <draw:frame presentation:style-name="pr2" draw:layer="layout" svg:width="15.239cm" svg:height="11.43cm" svg:x="1.905cm" svg:y="12.065cm" presentation:class="notes" presentation:placeholder="true">
            <draw:text-box/>
          </draw:frame>
        </presentation:notes>
      </draw:page>
      <draw:page draw:name="page333" draw:style-name="dp3" draw:master-page-name="Default" presentation:presentation-page-layout-name="AL1T0" xml:id="id475" draw:id="id475">
        <draw:frame presentation:style-name="pr71" draw:text-style-name="P5" draw:layer="layout" svg:width="23.495cm" svg:height="16.721cm" svg:x="0.634cm" svg:y="0.846cm" presentation:class="subtitle" presentation:user-transformed="true">
          <draw:text-box>
            <text:list text:style-name="L48">
              <text:list-header>
                <text:p text:style-name="P139"><text:span text:style-name="T178"><text:s/>●</text:span><text:span text:style-name="T68">指向由</text:span><text:span text:style-name="T68">m</text:span><text:span text:style-name="T68">个元素组成的一维数组的指针变量 </text:span></text:p>
              </text:list-header>
            </text:list>
            <text:list text:style-name="L17">
              <text:list-header>
                <text:p text:style-name="P61"><text:span text:style-name="T61"><text:s text:c="2"/></text:span><text:span text:style-name="T61">可以这样定义一个指针变量：</text:span></text:p>
                <text:p text:style-name="P61"><text:span text:style-name="T61"><text:s/></text:span><text:span text:style-name="T68">int <text:s/>(*p)[4]</text:span></text:p>
                <text:p text:style-name="P61"><text:span text:style-name="T61"><text:s/></text:span><text:span text:style-name="T61">表示</text:span><text:span text:style-name="T61">p</text:span><text:span text:style-name="T61">为指向由</text:span><text:span text:style-name="T61">4</text:span><text:span text:style-name="T61">个元素组成的</text:span><text:span text:style-name="T431">行指针变量</text:span><text:span text:style-name="T61">。</text:span></text:p>
                <text:p text:style-name="P61"><text:span text:style-name="T61"><text:s/></text:span></text:p>
                <text:p text:style-name="P61"><text:span text:style-name="T61"><text:s text:c="2"/></text:span><text:span text:style-name="T61">当</text:span><text:span text:style-name="T68">p=a</text:span><text:span text:style-name="T61">时，可通过</text:span><text:span text:style-name="T68">p</text:span><text:span text:style-name="T61">引用</text:span><text:span text:style-name="T68">a[i][j]</text:span><text:span text:style-name="T61">：</text:span></text:p>
                <text:p text:style-name="P139"><text:span text:style-name="T61"><text:s text:c="3"/></text:span><text:span text:style-name="T68">p[i][j]</text:span><text:span text:style-name="T61"> </text:span><text:span text:style-name="T61">或 </text:span><text:span text:style-name="T68">*(*(p+i)+j)</text:span><text:span text:style-name="T61"> </text:span></text:p>
              </text:list-header>
            </text:list>
          </draw:text-box>
        </draw:frame>
        <anim:par smil:dur="indefinite" smil:restart="never" presentation:node-type="timing-root">
          <anim:par smil:begin="id475.begin">
            <anim:transitionFilter smil:dur="1s" smil:type="slideWipe" smil:subtype="fromBottomRight" smil:direction="reverse"/>
          </anim:par>
        </anim:par>
        <presentation:notes draw:style-name="dp2">
          <draw:page-thumbnail draw:style-name="gr1" draw:layer="layout" svg:width="7.142cm" svg:height="9.524cm" svg:x="5.953cm" svg:y="1.93cm" draw:page-number="333" presentation:class="page"/>
          <draw:frame presentation:style-name="pr2" draw:layer="layout" svg:width="15.239cm" svg:height="11.43cm" svg:x="1.905cm" svg:y="12.065cm" presentation:class="notes" presentation:placeholder="true">
            <draw:text-box/>
          </draw:frame>
        </presentation:notes>
      </draw:page>
      <draw:page draw:name="page334" draw:style-name="dp3" draw:master-page-name="Default" presentation:presentation-page-layout-name="AL1T0" xml:id="id476" draw:id="id476">
        <draw:frame presentation:style-name="pr30" draw:text-style-name="P5" draw:layer="layout" svg:width="24.13cm" svg:height="17.992cm" svg:x="0.847cm" svg:y="0.635cm" presentation:class="subtitle" presentation:user-transformed="true">
          <draw:text-box>
            <text:list text:style-name="L6">
              <text:list-header>
                <text:p text:style-name="P40"><text:span text:style-name="T68">例：求矩阵的上三角元素之和。 </text:span></text:p>
              </text:list-header>
            </text:list>
            <text:list text:style-name="L17">
              <text:list-header>
                <text:p text:style-name="P47"><text:span text:style-name="T458">main()</text:span></text:p>
                <text:p text:style-name="P47"><text:span text:style-name="T458">{ <text:s/>int <text:s/>a[3][4],(*p)[4],i,j,s=0;</text:span></text:p>
              </text:list-header>
            </text:list>
            <text:list text:style-name="L19">
              <text:list-header>
                <text:p text:style-name="P50"><text:span text:style-name="T102"><text:s text:c="6"/></text:span><text:span text:style-name="T102">输入</text:span><text:span text:style-name="T458">a</text:span></text:p>
              </text:list-header>
            </text:list>
            <text:list text:style-name="L17">
              <text:list-header>
                <text:p text:style-name="P47"><text:span text:style-name="T458"><text:s text:c="3"/></text:span><text:span text:style-name="T458">p=a;</text:span></text:p>
                <text:p text:style-name="P47"><text:span text:style-name="T458"><text:s text:c="3"/></text:span><text:span text:style-name="T458">for(i=0;i&lt;3;i++)</text:span></text:p>
                <text:p text:style-name="P47"><text:span text:style-name="T458"><text:s text:c="3"/></text:span><text:span text:style-name="T458">for(j=i;j&lt;4;j++)</text:span></text:p>
                <text:p text:style-name="P47"><text:span text:style-name="T458"><text:s text:c="4"/></text:span><text:span text:style-name="T458">s+=p[i][j]; <text:s text:c="5"/></text:span><text:span text:style-name="T422">或 <text:s/></text:span><text:span text:style-name="T457">s+=*(*(p+i)+j)</text:span></text:p>
                <text:p text:style-name="P47"><text:span text:style-name="T458"><text:s text:c="3"/></text:span><text:span text:style-name="T458">printf(“\n %d”,s);</text:span></text:p>
                <text:p text:style-name="P47"><text:span text:style-name="T458">}</text:span></text:p>
                <text:p text:style-name="P40"><text:span text:style-name="T458"/></text:p>
              </text:list-header>
            </text:list>
          </draw:text-box>
        </draw:frame>
        <anim:par smil:dur="indefinite" smil:restart="never" presentation:node-type="timing-root">
          <anim:par smil:begin="id476.begin">
            <anim:transitionFilter smil:dur="1s" smil:type="slideWipe" smil:subtype="fromBottomRight" smil:direction="reverse"/>
          </anim:par>
        </anim:par>
        <presentation:notes draw:style-name="dp2">
          <draw:page-thumbnail draw:style-name="gr1" draw:layer="layout" svg:width="7.142cm" svg:height="9.524cm" svg:x="5.953cm" svg:y="1.93cm" draw:page-number="334" presentation:class="page"/>
          <draw:frame presentation:style-name="pr2" draw:layer="layout" svg:width="15.239cm" svg:height="11.43cm" svg:x="1.905cm" svg:y="12.065cm" presentation:class="notes" presentation:placeholder="true">
            <draw:text-box/>
          </draw:frame>
        </presentation:notes>
      </draw:page>
      <draw:page draw:name="page335" draw:style-name="dp3" draw:master-page-name="Default" presentation:presentation-page-layout-name="AL1T0" xml:id="id477" draw:id="id477">
        <draw:frame presentation:style-name="pr37" draw:text-style-name="P5" draw:layer="layout" svg:width="25.4cm" svg:height="19.05cm" svg:x="0cm" svg:y="0cm" presentation:class="subtitle" presentation:user-transformed="true">
          <draw:text-box>
            <text:list text:style-name="L48">
              <text:list-header>
                <text:p text:style-name="P40"><text:span text:style-name="T178"><text:s/>●</text:span><text:span text:style-name="T59">多</text:span><text:span text:style-name="T68">维数组的指针作函数参数</text:span></text:p>
              </text:list-header>
            </text:list>
            <text:list text:style-name="L17">
              <text:list-header>
                <text:p text:style-name="P40"><text:span text:style-name="T61"><text:s text:c="2"/></text:span><text:span text:style-name="T61">用于接受实参数组地址的形参可用两种：</text:span><text:span text:style-name="T68">行指针</text:span><text:span text:style-name="T61">和</text:span><text:span text:style-name="T68">列指针</text:span><text:span text:style-name="T61">。</text:span></text:p>
                <text:p text:style-name="P40"><text:span text:style-name="T61"><text:s text:c="2"/></text:span><text:span text:style-name="T61">以方阵转置为例：</text:span></text:p>
                <text:p text:style-name="P40"><text:span text:style-name="T61"><text:s text:c="2"/></text:span><text:span text:style-name="T458">void <text:s/>at(int <text:s/></text:span><text:span text:style-name="T457">(*a)[3]</text:span><text:span text:style-name="T458">) <text:s text:c="3"/></text:span><text:span text:style-name="T165">用行指针</text:span></text:p>
                <text:p text:style-name="P47"><text:span text:style-name="T458"><text:s/></text:span><text:span text:style-name="T458">{ <text:s/>int <text:s/>i,j,t; <text:s text:c="11"/></text:span><text:span text:style-name="T165">缺点：不通用</text:span></text:p>
                <text:p text:style-name="P47"><text:span text:style-name="T458"><text:s text:c="4"/></text:span><text:span text:style-name="T458">for(i=0;i&lt;3;i++)</text:span></text:p>
                <text:p text:style-name="P47"><text:span text:style-name="T458"><text:s text:c="4"/></text:span><text:span text:style-name="T458">for(j=i+1;j&lt;3;j++)</text:span></text:p>
                <text:p text:style-name="P47"><text:span text:style-name="T458"><text:s text:c="4"/></text:span><text:span text:style-name="T458">{ t=a[i][j]; a[i][j]=a[j][i]; <text:s text:c="2"/></text:span></text:p>
                <text:p text:style-name="P47"><text:span text:style-name="T458"><text:s text:c="7"/></text:span><text:span text:style-name="T458">a[j][i]=t;</text:span></text:p>
                <text:p text:style-name="P47"><text:span text:style-name="T458"><text:s text:c="5"/></text:span><text:span text:style-name="T458">}</text:span></text:p>
                <text:p text:style-name="P40"><text:span text:style-name="T458"><text:s text:c="2"/></text:span><text:span text:style-name="T458">}</text:span><text:span text:style-name="T61"> </text:span></text:p>
              </text:list-header>
            </text:list>
          </draw:text-box>
        </draw:frame>
        <anim:par smil:dur="indefinite" smil:restart="never" presentation:node-type="timing-root">
          <anim:par smil:begin="id477.begin">
            <anim:transitionFilter smil:dur="1s" smil:type="slideWipe" smil:subtype="fromBottomRight" smil:direction="reverse"/>
          </anim:par>
        </anim:par>
        <presentation:notes draw:style-name="dp2">
          <draw:page-thumbnail draw:style-name="gr1" draw:layer="layout" svg:width="7.142cm" svg:height="9.524cm" svg:x="5.953cm" svg:y="1.93cm" draw:page-number="335" presentation:class="page"/>
          <draw:frame presentation:style-name="pr2" draw:layer="layout" svg:width="15.239cm" svg:height="11.43cm" svg:x="1.905cm" svg:y="12.065cm" presentation:class="notes" presentation:placeholder="true">
            <draw:text-box/>
          </draw:frame>
        </presentation:notes>
      </draw:page>
      <draw:page draw:name="page336" draw:style-name="dp3" draw:master-page-name="Default" presentation:presentation-page-layout-name="AL1T0" xml:id="id478" draw:id="id478">
        <draw:frame presentation:style-name="pr39" draw:text-style-name="P5" draw:layer="layout" svg:width="23.283cm" svg:height="18.204cm" svg:x="0.634cm" svg:y="0.423cm" presentation:class="subtitle" presentation:user-transformed="true">
          <draw:text-box>
            <text:list text:style-name="L53">
              <text:list-header>
                <text:p text:style-name="P40"><text:span text:style-name="T165">用列指针：</text:span></text:p>
              </text:list-header>
            </text:list>
            <text:list text:style-name="L17">
              <text:list-header>
                <text:p text:style-name="P40"><text:span text:style-name="T61"><text:s/></text:span><text:span text:style-name="T458">void <text:s/>at(int <text:s/></text:span><text:span text:style-name="T457">*a</text:span><text:span text:style-name="T458">,int <text:s/>n)</text:span></text:p>
                <text:p text:style-name="P47"><text:span text:style-name="T458"><text:s/></text:span><text:span text:style-name="T458">{ <text:s/>int <text:s/>i,j,t;</text:span></text:p>
                <text:p text:style-name="P47"><text:span text:style-name="T458"><text:s text:c="4"/></text:span><text:span text:style-name="T458">for(i=0;i&lt;n;i++)</text:span></text:p>
                <text:p text:style-name="P47"><text:span text:style-name="T458"><text:s text:c="4"/></text:span><text:span text:style-name="T458">for(j=i+1;j&lt;n;j++)</text:span></text:p>
                <text:p text:style-name="P47"><text:span text:style-name="T458"><text:s text:c="4"/></text:span><text:span text:style-name="T458">{ t=</text:span><text:span text:style-name="T457">a[i*n+j]</text:span><text:span text:style-name="T458">; </text:span><text:span text:style-name="T457">a[i*n+j]</text:span><text:span text:style-name="T458">=</text:span><text:span text:style-name="T457">a[j*n+i]</text:span><text:span text:style-name="T458">; <text:s text:c="2"/></text:span></text:p>
                <text:p text:style-name="P47"><text:span text:style-name="T458"><text:s text:c="6"/></text:span><text:span text:style-name="T457">a[j*n+i]</text:span><text:span text:style-name="T458">=t;</text:span></text:p>
                <text:p text:style-name="P47"><text:span text:style-name="T458"><text:s text:c="5"/></text:span><text:span text:style-name="T458">}</text:span></text:p>
                <text:p text:style-name="P40"><text:span text:style-name="T458"><text:s text:c="2"/></text:span><text:span text:style-name="T458">}</text:span><text:span text:style-name="T61"> </text:span></text:p>
              </text:list-header>
            </text:list>
            <text:list text:style-name="L55">
              <text:list-header>
                <text:p text:style-name="P66"><text:span text:style-name="T54"><text:s text:c="2"/></text:span><text:span text:style-name="T104"><text:s/></text:span><text:span text:style-name="T62">优点：通用</text:span></text:p>
              </text:list-header>
            </text:list>
            <text:list text:style-name="L53">
              <text:list-header>
                <text:p text:style-name="P40"><text:span text:style-name="T62"><text:s text:c="2"/></text:span><text:span text:style-name="T62">在编通用函数时，一般使用列指针。</text:span></text:p>
              </text:list-header>
            </text:list>
          </draw:text-box>
        </draw:frame>
        <anim:par smil:dur="indefinite" smil:restart="never" presentation:node-type="timing-root">
          <anim:par smil:begin="id478.begin">
            <anim:transitionFilter smil:dur="1s" smil:type="slideWipe" smil:subtype="fromBottomRight" smil:direction="reverse"/>
          </anim:par>
        </anim:par>
        <presentation:notes draw:style-name="dp2">
          <draw:page-thumbnail draw:style-name="gr1" draw:layer="layout" svg:width="7.142cm" svg:height="9.524cm" svg:x="5.953cm" svg:y="1.93cm" draw:page-number="336" presentation:class="page"/>
          <draw:frame presentation:style-name="pr2" draw:layer="layout" svg:width="15.239cm" svg:height="11.43cm" svg:x="1.905cm" svg:y="12.065cm" presentation:class="notes" presentation:placeholder="true">
            <draw:text-box/>
          </draw:frame>
        </presentation:notes>
      </draw:page>
      <draw:page draw:name="page337" draw:style-name="dp3" draw:master-page-name="Default" presentation:presentation-page-layout-name="AL1T0" xml:id="id479" draw:id="id479">
        <draw:frame presentation:style-name="pr48" draw:text-style-name="P5" draw:layer="layout" svg:width="23.707cm" svg:height="16.298cm" svg:x="1.057cm" svg:y="1.27cm" presentation:class="subtitle" presentation:user-transformed="true">
          <draw:text-box>
            <text:list text:style-name="L6">
              <text:list-header>
                <text:p text:style-name="P61"><text:span text:style-name="T68">10</text:span><text:span text:style-name="T68">．</text:span><text:span text:style-name="T68">4 </text:span><text:span text:style-name="T68">字符串的指针和指向字符串的指针变量</text:span></text:p>
              </text:list-header>
            </text:list>
            <text:list text:style-name="L143">
              <text:list-header>
                <text:p text:style-name="P61"><text:span text:style-name="T444"><text:s/>■</text:span><text:span text:style-name="T165">字符串的表示形式</text:span></text:p>
              </text:list-header>
            </text:list>
            <text:list text:style-name="L17">
              <text:list-header>
                <text:p text:style-name="P61"><text:span text:style-name="T61"><text:s/></text:span><text:span text:style-name="T61">可用两种方法访问字符串：</text:span></text:p>
                <text:p text:style-name="P61"><text:span text:style-name="T61"><text:s text:c="4"/></text:span><text:span text:style-name="T68">①</text:span><text:span text:style-name="T61">用字符数组存放字符串</text:span></text:p>
                <text:p text:style-name="P61"><text:span text:style-name="T61"><text:s text:c="4"/></text:span><text:span text:style-name="T68">②</text:span><text:span text:style-name="T61">用字符指针指向一个字符串</text:span></text:p>
                <text:p text:style-name="P40"><text:span text:style-name="T61"/></text:p>
              </text:list-header>
            </text:list>
          </draw:text-box>
        </draw:frame>
        <anim:par smil:dur="indefinite" smil:restart="never" presentation:node-type="timing-root">
          <anim:par smil:begin="id479.begin">
            <anim:transitionFilter smil:dur="1s" smil:type="slideWipe" smil:subtype="fromBottomRight" smil:direction="reverse"/>
          </anim:par>
        </anim:par>
        <presentation:notes draw:style-name="dp2">
          <draw:page-thumbnail draw:style-name="gr1" draw:layer="layout" svg:width="7.142cm" svg:height="9.524cm" svg:x="5.953cm" svg:y="1.93cm" draw:page-number="337" presentation:class="page"/>
          <draw:frame presentation:style-name="pr2" draw:layer="layout" svg:width="15.239cm" svg:height="11.43cm" svg:x="1.905cm" svg:y="12.065cm" presentation:class="notes" presentation:placeholder="true">
            <draw:text-box/>
          </draw:frame>
        </presentation:notes>
      </draw:page>
      <draw:page draw:name="page338" draw:style-name="dp3" draw:master-page-name="Default" presentation:presentation-page-layout-name="AL1T0" xml:id="id480" draw:id="id480">
        <draw:frame presentation:style-name="pr37" draw:text-style-name="P5" draw:layer="layout" svg:width="25.4cm" svg:height="19.05cm" svg:x="0cm" svg:y="0cm" presentation:class="subtitle" presentation:user-transformed="true">
          <draw:text-box>
            <text:list text:style-name="L17">
              <text:list-header>
                <text:p text:style-name="P47"><text:span text:style-name="T61">main()</text:span></text:p>
                <text:p text:style-name="P59"><text:span text:style-name="T61">{ <text:s/>char <text:s/>c[5]=”abc”; </text:span><text:span text:style-name="T415">定义字符数组，并将字符串存入 </text:span></text:p>
                <text:p text:style-name="P59"><text:span text:style-name="T61"><text:s text:c="3"/></text:span><text:span text:style-name="T61">char <text:s/>*p1=c,*p=”abc”;</text:span><text:span text:style-name="T415">定义指针变量，指向字符串</text:span><text:span text:style-name="T230"> </text:span></text:p>
                <text:p text:style-name="P59"><text:span text:style-name="T61"><text:s text:c="3"/></text:span><text:span text:style-name="T61">printf(“%s”,c); <text:s text:c="5"/></text:span><text:span text:style-name="T415">通过数组名访问字符串</text:span><text:span text:style-name="T230"> </text:span></text:p>
                <text:p text:style-name="P47"><text:span text:style-name="T61"><text:s text:c="3"/></text:span><text:span text:style-name="T61">printf(“%s”,p); <text:s text:c="5"/></text:span><text:span text:style-name="T462">通过指针变量访问字符串</text:span><text:span text:style-name="T61"> </text:span></text:p>
                <text:p text:style-name="P59"><text:span text:style-name="T61"><text:s text:c="3"/></text:span><text:span text:style-name="T61">printf(“%-c”,*(p+3)); </text:span><text:span text:style-name="T415">通过指针变量访问字符 </text:span></text:p>
                <text:p text:style-name="P47"><text:span text:style-name="T61">}</text:span></text:p>
                <text:p text:style-name="P40"><text:span text:style-name="T61"/></text:p>
              </text:list-header>
            </text:list>
          </draw:text-box>
        </draw:frame>
        <draw:line draw:style-name="gr104" draw:text-style-name="P25" draw:layer="layout" svg:x1="1.058cm" svg:y1="12.7cm" svg:x2="7.62cm" svg:y2="12.7cm">
          <text:p/>
        </draw:line>
        <draw:line draw:style-name="gr104" draw:text-style-name="P25" draw:layer="layout" svg:x1="1.058cm" svg:y1="14.182cm" svg:x2="7.62cm" svg:y2="14.182cm">
          <text:p/>
        </draw:line>
        <draw:line draw:style-name="gr104" draw:text-style-name="P25" draw:layer="layout" svg:x1="1.058cm" svg:y1="12.7cm" svg:x2="1.058cm" svg:y2="14.182cm">
          <text:p/>
        </draw:line>
        <draw:line draw:style-name="gr104" draw:text-style-name="P25" draw:layer="layout" svg:x1="2.328cm" svg:y1="12.7cm" svg:x2="2.328cm" svg:y2="14.182cm">
          <text:p/>
        </draw:line>
        <draw:line draw:style-name="gr104" draw:text-style-name="P25" draw:layer="layout" svg:x1="3.81cm" svg:y1="12.7cm" svg:x2="3.81cm" svg:y2="14.182cm">
          <text:p/>
        </draw:line>
        <draw:line draw:style-name="gr104" draw:text-style-name="P25" draw:layer="layout" svg:x1="5.08cm" svg:y1="12.7cm" svg:x2="5.08cm" svg:y2="14.182cm">
          <text:p/>
        </draw:line>
        <draw:line draw:style-name="gr104" draw:text-style-name="P25" draw:layer="layout" svg:x1="6.35cm" svg:y1="12.7cm" svg:x2="6.35cm" svg:y2="14.182cm">
          <text:p/>
        </draw:line>
        <draw:line draw:style-name="gr104" draw:text-style-name="P25" draw:layer="layout" svg:x1="7.62cm" svg:y1="12.7cm" svg:x2="7.62cm" svg:y2="14.182cm">
          <text:p/>
        </draw:line>
        <draw:custom-shape draw:style-name="gr103" draw:text-style-name="P5" draw:layer="layout" svg:width="0.938cm" svg:height="1.446cm" svg:x="1.487cm" svg:y="11.218cm">
          <text:list text:style-name="L24">
            <text:list-header>
              <text:p text:style-name="P14"><text:span text:style-name="T381">c</text:span></text:p>
            </text:list-header>
          </text:list>
          <draw:enhanced-geometry svg:viewBox="0 0 21600 21600" draw:type="mso-spt202" draw:enhanced-path="M 0 0 L 21600 0 21600 21600 0 21600 0 0 Z N"/>
        </draw:custom-shape>
        <draw:custom-shape draw:style-name="gr103" draw:text-style-name="P5" draw:layer="layout" svg:width="0.997cm" svg:height="1.446cm" svg:x="1.062cm" svg:y="12.7cm">
          <text:list text:style-name="L12">
            <text:list-header>
              <text:p text:style-name="P14"><text:span text:style-name="T437">a</text:span></text:p>
            </text:list-header>
          </text:list>
          <draw:enhanced-geometry svg:viewBox="0 0 21600 21600" draw:type="mso-spt202" draw:enhanced-path="M 0 0 L 21600 0 21600 21600 0 21600 0 0 Z N"/>
        </draw:custom-shape>
        <draw:custom-shape draw:style-name="gr103" draw:text-style-name="P5" draw:layer="layout" svg:width="1.052cm" svg:height="1.446cm" svg:x="2.545cm" svg:y="12.74cm">
          <text:list text:style-name="L12">
            <text:list-header>
              <text:p text:style-name="P14"><text:span text:style-name="T437">b</text:span></text:p>
            </text:list-header>
          </text:list>
          <draw:enhanced-geometry svg:viewBox="0 0 21600 21600" draw:type="mso-spt202" draw:enhanced-path="M 0 0 L 21600 0 21600 21600 0 21600 0 0 Z N"/>
        </draw:custom-shape>
        <draw:custom-shape draw:style-name="gr103" draw:text-style-name="P5" draw:layer="layout" svg:width="0.938cm" svg:height="1.446cm" svg:x="3.815cm" svg:y="12.7cm">
          <text:list text:style-name="L12">
            <text:list-header>
              <text:p text:style-name="P14"><text:span text:style-name="T437">c</text:span></text:p>
            </text:list-header>
          </text:list>
          <draw:enhanced-geometry svg:viewBox="0 0 21600 21600" draw:type="mso-spt202" draw:enhanced-path="M 0 0 L 21600 0 21600 21600 0 21600 0 0 Z N"/>
        </draw:custom-shape>
        <draw:custom-shape draw:style-name="gr103" draw:text-style-name="P5" draw:layer="layout" svg:width="1.272cm" svg:height="1.446cm" svg:x="5.083cm" svg:y="12.7cm">
          <text:list text:style-name="L12">
            <text:list-header>
              <text:p text:style-name="P14"><text:span text:style-name="T437">\0</text:span></text:p>
            </text:list-header>
          </text:list>
          <draw:enhanced-geometry svg:viewBox="0 0 21600 21600" draw:type="mso-spt202" draw:enhanced-path="M 0 0 L 21600 0 21600 21600 0 21600 0 0 Z N"/>
        </draw:custom-shape>
        <draw:line draw:style-name="gr104" draw:text-style-name="P25" draw:layer="layout" svg:x1="14.817cm" svg:y1="13.123cm" svg:x2="21.378cm" svg:y2="13.123cm">
          <text:p/>
        </draw:line>
        <draw:line draw:style-name="gr104" draw:text-style-name="P25" draw:layer="layout" svg:x1="14.817cm" svg:y1="14.605cm" svg:x2="21.378cm" svg:y2="14.605cm">
          <text:p/>
        </draw:line>
        <draw:line draw:style-name="gr104" draw:text-style-name="P25" draw:layer="layout" svg:x1="14.817cm" svg:y1="13.123cm" svg:x2="14.817cm" svg:y2="14.605cm">
          <text:p/>
        </draw:line>
        <draw:line draw:style-name="gr104" draw:text-style-name="P25" draw:layer="layout" svg:x1="16.51cm" svg:y1="13.123cm" svg:x2="16.51cm" svg:y2="14.605cm">
          <text:p/>
        </draw:line>
        <draw:line draw:style-name="gr104" draw:text-style-name="P25" draw:layer="layout" svg:x1="18.203cm" svg:y1="13.123cm" svg:x2="18.203cm" svg:y2="14.605cm">
          <text:p/>
        </draw:line>
        <draw:line draw:style-name="gr104" draw:text-style-name="P25" draw:layer="layout" svg:x1="19.897cm" svg:y1="13.123cm" svg:x2="19.897cm" svg:y2="14.605cm">
          <text:p/>
        </draw:line>
        <draw:line draw:style-name="gr104" draw:text-style-name="P25" draw:layer="layout" svg:x1="21.378cm" svg:y1="13.123cm" svg:x2="21.378cm" svg:y2="14.605cm">
          <text:p/>
        </draw:line>
        <draw:custom-shape draw:style-name="gr103" draw:text-style-name="P5" draw:layer="layout" svg:width="0.997cm" svg:height="1.446cm" svg:x="15.244cm" svg:y="13.123cm">
          <text:list text:style-name="L12">
            <text:list-header>
              <text:p text:style-name="P14"><text:span text:style-name="T437">a</text:span></text:p>
            </text:list-header>
          </text:list>
          <draw:enhanced-geometry svg:viewBox="0 0 21600 21600" draw:type="mso-spt202" draw:enhanced-path="M 0 0 L 21600 0 21600 21600 0 21600 0 0 Z N"/>
        </draw:custom-shape>
        <draw:custom-shape draw:style-name="gr103" draw:text-style-name="P5" draw:layer="layout" svg:width="1.052cm" svg:height="1.446cm" svg:x="16.727cm" svg:y="13.123cm">
          <text:list text:style-name="L12">
            <text:list-header>
              <text:p text:style-name="P14"><text:span text:style-name="T437">b</text:span></text:p>
            </text:list-header>
          </text:list>
          <draw:enhanced-geometry svg:viewBox="0 0 21600 21600" draw:type="mso-spt202" draw:enhanced-path="M 0 0 L 21600 0 21600 21600 0 21600 0 0 Z N"/>
        </draw:custom-shape>
        <draw:custom-shape draw:style-name="gr103" draw:text-style-name="P5" draw:layer="layout" svg:width="0.938cm" svg:height="1.446cm" svg:x="18.53cm" svg:y="13.123cm">
          <text:list text:style-name="L12">
            <text:list-header>
              <text:p text:style-name="P14"><text:span text:style-name="T437">c</text:span></text:p>
            </text:list-header>
          </text:list>
          <draw:enhanced-geometry svg:viewBox="0 0 21600 21600" draw:type="mso-spt202" draw:enhanced-path="M 0 0 L 21600 0 21600 21600 0 21600 0 0 Z N"/>
        </draw:custom-shape>
        <draw:custom-shape draw:style-name="gr103" draw:text-style-name="P5" draw:layer="layout" svg:width="1.272cm" svg:height="1.446cm" svg:x="19.9cm" svg:y="13.123cm">
          <text:list text:style-name="L12">
            <text:list-header>
              <text:p text:style-name="P14"><text:span text:style-name="T437">\0</text:span></text:p>
            </text:list-header>
          </text:list>
          <draw:enhanced-geometry svg:viewBox="0 0 21600 21600" draw:type="mso-spt202" draw:enhanced-path="M 0 0 L 21600 0 21600 21600 0 21600 0 0 Z N"/>
        </draw:custom-shape>
        <draw:custom-shape draw:style-name="gr103" draw:text-style-name="P5" draw:layer="layout" svg:width="2.195cm" svg:height="1.277cm" svg:x="14.539cm" svg:y="11.571cm">
          <text:list text:style-name="L115">
            <text:list-header>
              <text:p text:style-name="P14"><text:span text:style-name="T463">1000</text:span></text:p>
            </text:list-header>
          </text:list>
          <draw:enhanced-geometry svg:viewBox="0 0 21600 21600" draw:type="mso-spt202" draw:enhanced-path="M 0 0 L 21600 0 21600 21600 0 21600 0 0 Z N"/>
        </draw:custom-shape>
        <draw:custom-shape draw:style-name="gr110" draw:text-style-name="P5" draw:layer="layout" svg:width="2.195cm" svg:height="1.277cm" svg:x="11.122cm" svg:y="15.99cm">
          <text:list text:style-name="L115">
            <text:list-header>
              <text:p text:style-name="P14"><text:span text:style-name="T463">1000</text:span></text:p>
            </text:list-header>
          </text:list>
          <draw:enhanced-geometry svg:viewBox="0 0 21600 21600" draw:type="mso-spt202" draw:enhanced-path="M 0 0 L 21600 0 21600 21600 0 21600 0 0 Z N"/>
        </draw:custom-shape>
        <draw:custom-shape draw:style-name="gr103" draw:text-style-name="P5" draw:layer="layout" svg:width="1.052cm" svg:height="1.446cm" svg:x="9.715cm" svg:y="15.875cm">
          <text:list text:style-name="L12">
            <text:list-header>
              <text:p text:style-name="P14"><text:span text:style-name="T437">p</text:span></text:p>
            </text:list-header>
          </text:list>
          <draw:enhanced-geometry svg:viewBox="0 0 21600 21600" draw:type="mso-spt202" draw:enhanced-path="M 0 0 L 21600 0 21600 21600 0 21600 0 0 Z N"/>
        </draw:custom-shape>
        <draw:line draw:style-name="gr26" draw:text-style-name="P25" draw:layer="layout" svg:x1="12.065cm" svg:y1="15.874cm" svg:x2="12.065cm" svg:y2="13.757cm">
          <text:p/>
        </draw:line>
        <draw:line draw:style-name="gr25" draw:text-style-name="P25" draw:layer="layout" svg:x1="12.065cm" svg:y1="13.758cm" svg:x2="14.817cm" svg:y2="13.758cm">
          <text:p/>
        </draw:line>
        <anim:par smil:dur="indefinite" smil:restart="never" presentation:node-type="timing-root">
          <anim:par smil:begin="id480.begin">
            <anim:transitionFilter smil:dur="1s" smil:type="slideWipe" smil:subtype="fromBottomRight" smil:direction="reverse"/>
          </anim:par>
        </anim:par>
        <presentation:notes draw:style-name="dp2">
          <draw:page-thumbnail draw:style-name="gr1" draw:layer="layout" svg:width="7.142cm" svg:height="9.524cm" svg:x="5.953cm" svg:y="1.93cm" draw:page-number="338" presentation:class="page"/>
          <draw:frame presentation:style-name="pr2" draw:layer="layout" svg:width="15.239cm" svg:height="11.43cm" svg:x="1.905cm" svg:y="12.065cm" presentation:class="notes" presentation:placeholder="true">
            <draw:text-box/>
          </draw:frame>
        </presentation:notes>
      </draw:page>
      <draw:page draw:name="page339" draw:style-name="dp3" draw:master-page-name="Default" presentation:presentation-page-layout-name="AL1T0" xml:id="id481" draw:id="id481">
        <draw:frame presentation:style-name="pr32" draw:text-style-name="P5" draw:layer="layout" svg:width="23.707cm" svg:height="17.356cm" svg:x="1.057cm" svg:y="0.847cm" presentation:class="subtitle" presentation:user-transformed="true">
          <draw:text-box>
            <text:list text:style-name="L17">
              <text:list-header>
                <text:p text:style-name="P61"><text:span text:style-name="T61"><text:s text:c="3"/></text:span><text:span text:style-name="T61">与其它一维数组的指针相比，字符串的指针有其</text:span><text:span text:style-name="T68">独特之处</text:span><text:span text:style-name="T61">：</text:span></text:p>
                <text:p text:style-name="P61"><text:span text:style-name="T61"><text:s text:c="5"/></text:span><text:span text:style-name="T68">①</text:span><text:span text:style-name="T61">可以通过指针对字符串进行整体访问。</text:span></text:p>
                <text:p text:style-name="P61"><text:span text:style-name="T61"><text:s text:c="5"/></text:span><text:span text:style-name="T68">②</text:span><text:span text:style-name="T61">对字符串的操作依赖于结束符。</text:span></text:p>
                <text:p text:style-name="P61"><text:span text:style-name="T61"><text:s text:c="5"/></text:span><text:span text:style-name="T68">③</text:span><text:span text:style-name="T61">可以整体赋初值。</text:span></text:p>
                <text:p text:style-name="P61"><text:span text:style-name="T61"><text:s text:c="5"/></text:span><text:span text:style-name="T68">④</text:span><text:span text:style-name="T61">有各种字符串处理函数。</text:span></text:p>
              </text:list-header>
            </text:list>
          </draw:text-box>
        </draw:frame>
        <anim:par smil:dur="indefinite" smil:restart="never" presentation:node-type="timing-root">
          <anim:par smil:begin="id481.begin">
            <anim:transitionFilter smil:dur="1s" smil:type="slideWipe" smil:subtype="fromBottomRight" smil:direction="reverse"/>
          </anim:par>
        </anim:par>
        <presentation:notes draw:style-name="dp2">
          <draw:page-thumbnail draw:style-name="gr1" draw:layer="layout" svg:width="7.142cm" svg:height="9.524cm" svg:x="5.953cm" svg:y="1.93cm" draw:page-number="339" presentation:class="page"/>
          <draw:frame presentation:style-name="pr2" draw:layer="layout" svg:width="15.239cm" svg:height="11.43cm" svg:x="1.905cm" svg:y="12.065cm" presentation:class="notes" presentation:placeholder="true">
            <draw:text-box/>
          </draw:frame>
        </presentation:notes>
      </draw:page>
      <draw:page draw:name="page340" draw:style-name="dp3" draw:master-page-name="Default" presentation:presentation-page-layout-name="AL1T0" xml:id="id482" draw:id="id482">
        <draw:frame presentation:style-name="pr15" draw:layer="layout" svg:width="1.481cm" svg:height="24.467cm" svg:x="0.846cm" svg:y="-10.859cm" presentation:class="title" presentation:placeholder="true" presentation:user-transformed="true">
          <draw:text-box/>
        </draw:frame>
        <draw:frame presentation:style-name="pr68" draw:text-style-name="P5" draw:layer="layout" svg:width="21.801cm" svg:height="12.7cm" svg:x="1.481cm" svg:y="1.693cm" presentation:class="subtitle" presentation:user-transformed="true">
          <draw:text-box>
            <text:list text:style-name="L17">
              <text:list-header>
                <text:p text:style-name="P61"><text:span text:style-name="T61"><text:s/></text:span><text:span text:style-name="T165">本节重点掌握：</text:span></text:p>
                <text:p text:style-name="P61"><text:span text:style-name="T61"><text:s text:c="4"/></text:span><text:span text:style-name="T68">①</text:span><text:span text:style-name="T61">通过数组和通过指针操作字符串的基本方法。</text:span></text:p>
                <text:p text:style-name="P139"><text:span text:style-name="T61"><text:s text:c="4"/></text:span><text:span text:style-name="T68">②</text:span><text:span text:style-name="T61">常用的字符串处理方法。 </text:span></text:p>
                <text:p text:style-name="P139"><text:span text:style-name="T61"/></text:p>
              </text:list-header>
            </text:list>
          </draw:text-box>
        </draw:frame>
        <anim:par smil:dur="indefinite" smil:restart="never" presentation:node-type="timing-root">
          <anim:par smil:begin="id482.begin">
            <anim:transitionFilter smil:dur="1s" smil:type="slideWipe" smil:subtype="fromBottomRight" smil:direction="reverse"/>
          </anim:par>
        </anim:par>
        <presentation:notes draw:style-name="dp2">
          <draw:page-thumbnail draw:style-name="gr1" draw:layer="layout" svg:width="7.142cm" svg:height="9.524cm" svg:x="5.953cm" svg:y="1.93cm" draw:page-number="340" presentation:class="page"/>
          <draw:frame presentation:style-name="pr2" draw:layer="layout" svg:width="15.239cm" svg:height="11.43cm" svg:x="1.905cm" svg:y="12.065cm" presentation:class="notes" presentation:placeholder="true">
            <draw:text-box/>
          </draw:frame>
        </presentation:notes>
      </draw:page>
      <draw:page draw:name="page341" draw:style-name="dp3" draw:master-page-name="Default" presentation:presentation-page-layout-name="AL1T0" xml:id="id483" draw:id="id483">
        <draw:frame presentation:style-name="pr96" draw:text-style-name="P5" draw:layer="layout" svg:width="24.765cm" svg:height="18.627cm" svg:x="0.422cm" svg:y="0.422cm" presentation:class="subtitle" presentation:user-transformed="true">
          <draw:text-box>
            <text:list text:style-name="L89">
              <text:list-header>
                <text:p text:style-name="P194"><text:span text:style-name="T451">例：字符串拷贝操作。</text:span></text:p>
              </text:list-header>
            </text:list>
            <text:list text:style-name="L19">
              <text:list-header>
                <text:p text:style-name="P194"><text:span text:style-name="T25">main()</text:span></text:p>
                <text:p text:style-name="P194"><text:span text:style-name="T25">{ <text:s/>char <text:s/>a[]=”abcdef”,b[20]; <text:s text:c="2"/>int <text:s/>i;</text:span></text:p>
                <text:p text:style-name="P194"><text:span text:style-name="T25"><text:s text:c="3"/></text:span><text:span text:style-name="T25">for(i=0; *(a+i)!=’\0’; i++) *(b+i)=*(a+i);</text:span></text:p>
                <text:p text:style-name="P194"><text:span text:style-name="T25"><text:s text:c="3"/></text:span><text:span text:style-name="T25">*(b+i)=’\0’; <text:s text:c="5"/>printf(“%s”,b);</text:span></text:p>
                <text:p text:style-name="P194"><text:span text:style-name="T25">}</text:span></text:p>
              </text:list-header>
            </text:list>
            <text:list text:style-name="L89">
              <text:list-header>
                <text:p text:style-name="P194"><text:span text:style-name="T24">main()</text:span></text:p>
                <text:p text:style-name="P194"><text:span text:style-name="T24">{ <text:s/>char <text:s/>a[]=”abcdef”,b[20],*p1, *p2;</text:span></text:p>
                <text:p text:style-name="P194"><text:span text:style-name="T24"><text:s text:c="3"/></text:span><text:span text:style-name="T24">p1=a; <text:s/>p2=b;</text:span></text:p>
                <text:p text:style-name="P194"><text:span text:style-name="T24"><text:s text:c="3"/></text:span><text:span text:style-name="T24">for( ; *p1!=’\0’;p1++,p2++) *p2=*p1;</text:span></text:p>
                <text:p text:style-name="P194"><text:span text:style-name="T24"><text:s text:c="3"/></text:span><text:span text:style-name="T24">*p2=’\0’;</text:span></text:p>
                <text:p text:style-name="P194"><text:span text:style-name="T24"><text:s text:c="3"/></text:span><text:span text:style-name="T24">printf(“%s”,b);</text:span></text:p>
                <text:p text:style-name="P194"><text:span text:style-name="T24">}</text:span></text:p>
              </text:list-header>
            </text:list>
          </draw:text-box>
        </draw:frame>
        <draw:custom-shape draw:style-name="gr103" draw:text-style-name="P5" draw:layer="layout" svg:width="6.429cm" svg:height="1.277cm" svg:x="7.201cm" svg:y="9.102cm">
          <text:list text:style-name="L115">
            <text:list-header>
              <text:p text:style-name="P14"><text:span text:style-name="T164">用指针变量处理</text:span></text:p>
            </text:list-header>
          </text:list>
          <draw:enhanced-geometry svg:viewBox="0 0 21600 21600" draw:type="mso-spt202" draw:enhanced-path="M 0 0 L 21600 0 21600 21600 0 21600 0 0 Z N"/>
        </draw:custom-shape>
        <anim:par smil:dur="indefinite" smil:restart="never" presentation:node-type="timing-root">
          <anim:par smil:begin="id483.begin">
            <anim:transitionFilter smil:dur="1s" smil:type="slideWipe" smil:subtype="fromBottomRight" smil:direction="reverse"/>
          </anim:par>
        </anim:par>
        <presentation:notes draw:style-name="dp2">
          <draw:page-thumbnail draw:style-name="gr1" draw:layer="layout" svg:width="7.142cm" svg:height="9.524cm" svg:x="5.953cm" svg:y="1.93cm" draw:page-number="341" presentation:class="page"/>
          <draw:frame presentation:style-name="pr2" draw:layer="layout" svg:width="15.239cm" svg:height="11.43cm" svg:x="1.905cm" svg:y="12.065cm" presentation:class="notes" presentation:placeholder="true">
            <draw:text-box/>
          </draw:frame>
        </presentation:notes>
      </draw:page>
      <draw:page draw:name="page342" draw:style-name="dp3" draw:master-page-name="Default" presentation:presentation-page-layout-name="AL1T0" xml:id="id484" draw:id="id484">
        <draw:frame presentation:style-name="pr37" draw:text-style-name="P5" draw:layer="layout" svg:width="24.765cm" svg:height="19.05cm" svg:x="0.422cm" svg:y="0cm" presentation:class="subtitle" presentation:user-transformed="true">
          <draw:text-box>
            <text:list text:style-name="L89">
              <text:list-header>
                <text:p text:style-name="P194"><text:span text:style-name="T451">将拷贝操作编成一函数：</text:span></text:p>
              </text:list-header>
            </text:list>
            <text:list text:style-name="L19">
              <text:list-header>
                <text:p text:style-name="P194"><text:span text:style-name="T25">void <text:s/>copy_string(char <text:s/>*from,char <text:s/>*to)</text:span></text:p>
                <text:p text:style-name="P194"><text:span text:style-name="T25">{ <text:s text:c="2"/></text:span></text:p>
                <text:p text:style-name="P194"><text:span text:style-name="T25"><text:s text:c="6"/></text:span><text:span text:style-name="T25">for(; *from; from++,to++) *to=*from;</text:span></text:p>
                <text:p text:style-name="P194"><text:span text:style-name="T25"><text:s text:c="5"/></text:span><text:span text:style-name="T25">*to=0;</text:span></text:p>
                <text:p text:style-name="P194"><text:span text:style-name="T25">}</text:span></text:p>
              </text:list-header>
            </text:list>
            <text:list text:style-name="L139">
              <text:list-header>
                <text:p text:style-name="P194"><text:span text:style-name="T445">还可以改成：</text:span></text:p>
              </text:list-header>
            </text:list>
            <text:list text:style-name="L89">
              <text:list-header>
                <text:p text:style-name="P194"><text:span text:style-name="T24">void <text:s/>copy_string(char <text:s/>*from,char <text:s/>*to)</text:span></text:p>
                <text:p text:style-name="P194"><text:span text:style-name="T24">{ <text:s text:c="3"/></text:span></text:p>
                <text:p text:style-name="P194"><text:span text:style-name="T24"><text:s text:c="5"/></text:span><text:span text:style-name="T24">for(; *from;) *to++=*from++;</text:span></text:p>
                <text:p text:style-name="P194"><text:span text:style-name="T24"><text:s text:c="4"/></text:span><text:span text:style-name="T24">*to=0;</text:span></text:p>
                <text:p text:style-name="P194"><text:span text:style-name="T24">}</text:span></text:p>
              </text:list-header>
            </text:list>
          </draw:text-box>
        </draw:frame>
        <anim:par smil:dur="indefinite" smil:restart="never" presentation:node-type="timing-root">
          <anim:par smil:begin="id484.begin">
            <anim:transitionFilter smil:dur="1s" smil:type="slideWipe" smil:subtype="fromBottomRight" smil:direction="reverse"/>
          </anim:par>
        </anim:par>
        <presentation:notes draw:style-name="dp2">
          <draw:page-thumbnail draw:style-name="gr1" draw:layer="layout" svg:width="7.142cm" svg:height="9.524cm" svg:x="5.953cm" svg:y="1.93cm" draw:page-number="342" presentation:class="page"/>
          <draw:frame presentation:style-name="pr2" draw:layer="layout" svg:width="15.239cm" svg:height="11.43cm" svg:x="1.905cm" svg:y="12.065cm" presentation:class="notes" presentation:placeholder="true">
            <draw:text-box/>
          </draw:frame>
        </presentation:notes>
      </draw:page>
      <draw:page draw:name="page343" draw:style-name="dp3" draw:master-page-name="Default" presentation:presentation-page-layout-name="AL1T0" xml:id="id485" draw:id="id485">
        <draw:frame presentation:style-name="pr29" draw:text-style-name="P5" draw:layer="layout" svg:width="24.765cm" svg:height="17.568cm" svg:x="0.422cm" svg:y="0.635cm" presentation:class="subtitle" presentation:user-transformed="true">
          <draw:text-box>
            <text:list text:style-name="L6">
              <text:list-header>
                <text:p text:style-name="P47"><text:span text:style-name="T68">字符串合并函数：</text:span></text:p>
              </text:list-header>
            </text:list>
            <text:list text:style-name="L17">
              <text:list-header>
                <text:p text:style-name="P47"><text:span text:style-name="T61">void <text:s/>append_string(char <text:s/>*from,char <text:s/>*to)</text:span></text:p>
                <text:p text:style-name="P47"><text:span text:style-name="T61">{ <text:s text:c="2"/></text:span></text:p>
                <text:p text:style-name="P47"><text:span text:style-name="T61"><text:s text:c="3"/></text:span><text:span text:style-name="T61">for(;*to; to++);</text:span></text:p>
                <text:p text:style-name="P47"><text:span text:style-name="T61"><text:s text:c="3"/></text:span><text:span text:style-name="T61">for(; *from;) *to++=*from++;</text:span></text:p>
                <text:p text:style-name="P47"><text:span text:style-name="T61"><text:s text:c="3"/></text:span><text:span text:style-name="T61">*to=0;</text:span></text:p>
                <text:p text:style-name="P47"><text:span text:style-name="T61"><text:s/></text:span><text:span text:style-name="T61">}</text:span></text:p>
                <text:p text:style-name="P40"><text:span text:style-name="T61"/></text:p>
                <text:p text:style-name="P40"><text:span text:style-name="T61"/></text:p>
              </text:list-header>
            </text:list>
          </draw:text-box>
        </draw:frame>
        <anim:par smil:dur="indefinite" smil:restart="never" presentation:node-type="timing-root">
          <anim:par smil:begin="id485.begin">
            <anim:transitionFilter smil:dur="1s" smil:type="slideWipe" smil:subtype="fromBottomRight" smil:direction="reverse"/>
          </anim:par>
        </anim:par>
        <presentation:notes draw:style-name="dp2">
          <draw:page-thumbnail draw:style-name="gr1" draw:layer="layout" svg:width="7.142cm" svg:height="9.524cm" svg:x="5.953cm" svg:y="1.93cm" draw:page-number="343" presentation:class="page"/>
          <draw:frame presentation:style-name="pr2" draw:layer="layout" svg:width="15.239cm" svg:height="11.43cm" svg:x="1.905cm" svg:y="12.065cm" presentation:class="notes" presentation:placeholder="true">
            <draw:text-box/>
          </draw:frame>
        </presentation:notes>
      </draw:page>
      <draw:page draw:name="page344" draw:style-name="dp3" draw:master-page-name="Default" presentation:presentation-page-layout-name="AL1T0" xml:id="id486" draw:id="id486">
        <draw:frame presentation:style-name="pr36" draw:text-style-name="P5" draw:layer="layout" svg:width="24.977cm" svg:height="17.78cm" svg:x="0.422cm" svg:y="0.635cm" presentation:class="subtitle" presentation:user-transformed="true">
          <draw:text-box>
            <text:list text:style-name="L89">
              <text:list-header>
                <text:p text:style-name="P50"><text:span text:style-name="T251">阅读程序：</text:span></text:p>
              </text:list-header>
            </text:list>
            <text:list text:style-name="L19">
              <text:list-header>
                <text:p text:style-name="P50"><text:span text:style-name="T184">void <text:s/>f (char <text:s/>*c) <text:s text:c="13"/></text:span><text:span text:style-name="T16"><text:s/>main()</text:span><text:span text:style-name="T184"> </text:span></text:p>
                <text:p text:style-name="P50"><text:span text:style-name="T184">{ <text:s text:c="39"/></text:span><text:span text:style-name="T16"><text:s/>{</text:span></text:p>
                <text:p text:style-name="P50"><text:span text:style-name="T184"><text:s text:c="6"/></text:span><text:span text:style-name="T184">c+=2; <text:s text:c="30"/></text:span><text:span text:style-name="T16">char <text:s/>c[20]=”abcdef”;</text:span><text:span text:style-name="T184"> </text:span></text:p>
                <text:p text:style-name="P50"><text:span text:style-name="T184"><text:s text:c="6"/></text:span><text:span text:style-name="T184">(*c)++; <text:s text:c="27"/></text:span><text:span text:style-name="T16">f(c+1); </text:span></text:p>
                <text:p text:style-name="P50"><text:span text:style-name="T184"><text:s text:c="5"/></text:span><text:span text:style-name="T184">c++; <text:s text:c="2"/>*c=0; <text:s text:c="20"/></text:span><text:span text:style-name="T16">printf(“%s”,c); </text:span></text:p>
                <text:p text:style-name="P50"><text:span text:style-name="T184"><text:s/></text:span><text:span text:style-name="T184">} <text:s text:c="40"/></text:span><text:span text:style-name="T16">}</text:span></text:p>
                <text:p text:style-name="P50"><text:span text:style-name="T64"> </text:span></text:p>
                <text:p text:style-name="P66"><text:span text:style-name="T64"/></text:p>
              </text:list-header>
            </text:list>
          </draw:text-box>
        </draw:frame>
        <anim:par smil:dur="indefinite" smil:restart="never" presentation:node-type="timing-root">
          <anim:par smil:begin="id486.begin">
            <anim:transitionFilter smil:dur="1s" smil:type="slideWipe" smil:subtype="fromBottomRight" smil:direction="reverse"/>
          </anim:par>
        </anim:par>
        <presentation:notes draw:style-name="dp2">
          <draw:page-thumbnail draw:style-name="gr1" draw:layer="layout" svg:width="7.142cm" svg:height="9.524cm" svg:x="5.953cm" svg:y="1.93cm" draw:page-number="344" presentation:class="page"/>
          <draw:frame presentation:style-name="pr2" draw:layer="layout" svg:width="15.239cm" svg:height="11.43cm" svg:x="1.905cm" svg:y="12.065cm" presentation:class="notes" presentation:placeholder="true">
            <draw:text-box/>
          </draw:frame>
        </presentation:notes>
      </draw:page>
      <draw:page draw:name="page345" draw:style-name="dp3" draw:master-page-name="Default" presentation:presentation-page-layout-name="AL1T0" xml:id="id487" draw:id="id487">
        <draw:frame presentation:style-name="pr106" draw:text-style-name="P5" draw:layer="layout" svg:width="23.283cm" svg:height="16.087cm" svg:x="1.269cm" svg:y="1.057cm" presentation:class="subtitle" presentation:user-transformed="true">
          <draw:text-box>
            <text:list text:style-name="L48">
              <text:list-header>
                <text:p text:style-name="P61"><text:span text:style-name="T156">■</text:span><text:span text:style-name="T68">内存空间的动态分配</text:span></text:p>
              </text:list-header>
            </text:list>
            <text:list text:style-name="L17">
              <text:list-header>
                <text:p text:style-name="P61"><text:span text:style-name="T61"><text:s text:c="3"/></text:span><text:span text:style-name="T61">在程序设计中，对于要处理的批量数据，我们往往是选用数组作为存放这些数据的数据结构，然而，数组有一个明显的缺点，就是在定义数组时，其长度必须是常值，无法根据需要动态地定义。这样，在很多情况下，不是定义的数组长度不够，就是定义太长以至于浪费。</text:span></text:p>
                <text:p text:style-name="P139"><text:span text:style-name="T61"><text:s text:c="4"/></text:span><text:span text:style-name="T61">采用动态分配可以克服这一缺点，并且可以随时释放。 </text:span></text:p>
              </text:list-header>
            </text:list>
          </draw:text-box>
        </draw:frame>
        <anim:par smil:dur="indefinite" smil:restart="never" presentation:node-type="timing-root">
          <anim:par smil:begin="id487.begin">
            <anim:transitionFilter smil:dur="1s" smil:type="slideWipe" smil:subtype="fromBottomRight" smil:direction="reverse"/>
          </anim:par>
        </anim:par>
        <presentation:notes draw:style-name="dp2">
          <draw:page-thumbnail draw:style-name="gr1" draw:layer="layout" svg:width="7.142cm" svg:height="9.524cm" svg:x="5.953cm" svg:y="1.93cm" draw:page-number="345" presentation:class="page"/>
          <draw:frame presentation:style-name="pr2" draw:layer="layout" svg:width="15.239cm" svg:height="11.43cm" svg:x="1.905cm" svg:y="12.065cm" presentation:class="notes" presentation:placeholder="true">
            <draw:text-box/>
          </draw:frame>
        </presentation:notes>
      </draw:page>
      <draw:page draw:name="page346" draw:style-name="dp3" draw:master-page-name="Default" presentation:presentation-page-layout-name="AL1T0" xml:id="id488" draw:id="id488">
        <draw:frame presentation:style-name="pr37" draw:text-style-name="P5" draw:layer="layout" svg:width="25.4cm" svg:height="19.05cm" svg:x="0cm" svg:y="0cm" presentation:class="subtitle" presentation:user-transformed="true">
          <draw:text-box>
            <text:list text:style-name="L17">
              <text:list-header>
                <text:p text:style-name="P47"><text:span text:style-name="T61"><text:s text:c="3"/></text:span><text:span text:style-name="T68">动态分配内存空间步骤：</text:span></text:p>
              </text:list-header>
            </text:list>
            <text:list text:style-name="L53">
              <text:list-header>
                <text:p text:style-name="P47"><text:span text:style-name="T165"><text:s text:c="4"/>①</text:span><text:span text:style-name="T61">定义一指针变量。</text:span></text:p>
              </text:list-header>
            </text:list>
            <text:list text:style-name="L17">
              <text:list-header>
                <text:p text:style-name="P47"><text:span text:style-name="T61"><text:s text:c="4"/></text:span><text:span text:style-name="T165">②</text:span><text:span text:style-name="T61">申请一片内存空间，并将其首地址赋给指针变量。此时便可通过指针变量访问这片内存。</text:span></text:p>
              </text:list-header>
            </text:list>
            <text:list text:style-name="L53">
              <text:list-header>
                <text:p text:style-name="P40"><text:span text:style-name="T165"><text:s text:c="4"/>③</text:span><text:span text:style-name="T61">用完后释放这片内存空间。</text:span></text:p>
              </text:list-header>
            </text:list>
            <text:list text:style-name="L17">
              <text:list-header>
                <text:p text:style-name="P40"><text:span text:style-name="T458">  <text:s/></text:span><text:span text:style-name="T68">int <text:s/>*p;</text:span></text:p>
              </text:list-header>
            </text:list>
            <text:list text:style-name="L6">
              <text:list-header>
                <text:p text:style-name="P47"><text:span text:style-name="T457"><text:s text:c="2"/></text:span><text:span text:style-name="T457">p=malloc(byte);</text:span></text:p>
                <text:p text:style-name="P47"><text:span text:style-name="T457"><text:s text:c="2"/>……</text:span></text:p>
                <text:p text:style-name="P47"><text:span text:style-name="T457"><text:s text:c="2"/></text:span><text:span text:style-name="T457">free(p);</text:span></text:p>
                <text:p text:style-name="P40"><text:span text:style-name="T68"/></text:p>
              </text:list-header>
            </text:list>
            <text:list text:style-name="L141">
              <text:list-header>
                <text:p text:style-name="P40"><text:span text:style-name="T431"><text:s/></text:span><text:span text:style-name="T165">以上函数的原形在</text:span><text:span text:style-name="T165">stdio.h</text:span><text:span text:style-name="T165">中</text:span><text:span text:style-name="T401">。</text:span><text:span text:style-name="T61"> </text:span></text:p>
              </text:list-header>
            </text:list>
          </draw:text-box>
        </draw:frame>
        <draw:line draw:style-name="gr104" draw:text-style-name="P25" draw:layer="layout" svg:x1="20.108cm" svg:y1="9.102cm" svg:x2="20.108cm" svg:y2="16.722cm">
          <text:p/>
        </draw:line>
        <draw:line draw:style-name="gr104" draw:text-style-name="P25" draw:layer="layout" svg:x1="22.437cm" svg:y1="9.102cm" svg:x2="22.437cm" svg:y2="16.722cm">
          <text:p/>
        </draw:line>
        <draw:line draw:style-name="gr104" draw:text-style-name="P25" draw:layer="layout" svg:x1="20.108cm" svg:y1="9.102cm" svg:x2="22.437cm" svg:y2="9.102cm">
          <text:p/>
        </draw:line>
        <draw:line draw:style-name="gr104" draw:text-style-name="P25" draw:layer="layout" svg:x1="20.108cm" svg:y1="16.722cm" svg:x2="22.437cm" svg:y2="16.722cm">
          <text:p/>
        </draw:line>
        <draw:custom-shape draw:style-name="gr103" draw:text-style-name="P5" draw:layer="layout" svg:width="1.133cm" svg:height="1.615cm" svg:x="16.089cm" svg:y="8.467cm">
          <text:list text:style-name="L24">
            <text:list-header>
              <text:p text:style-name="P14"><text:span text:style-name="T283">p</text:span></text:p>
            </text:list-header>
          </text:list>
          <draw:enhanced-geometry svg:viewBox="0 0 21600 21600" draw:type="mso-spt202" draw:enhanced-path="M 0 0 L 21600 0 21600 21600 0 21600 0 0 Z N"/>
        </draw:custom-shape>
        <draw:line draw:style-name="gr25" draw:text-style-name="P25" draw:layer="layout" svg:x1="17.145cm" svg:y1="9.313cm" svg:x2="19.473cm" svg:y2="9.313cm">
          <text:p/>
        </draw:line>
        <anim:par smil:dur="indefinite" smil:restart="never" presentation:node-type="timing-root">
          <anim:par smil:begin="id488.begin">
            <anim:transitionFilter smil:dur="1s" smil:type="slideWipe" smil:subtype="fromBottomRight" smil:direction="reverse"/>
          </anim:par>
        </anim:par>
        <presentation:notes draw:style-name="dp2">
          <draw:page-thumbnail draw:style-name="gr1" draw:layer="layout" svg:width="7.142cm" svg:height="9.524cm" svg:x="5.953cm" svg:y="1.93cm" draw:page-number="346" presentation:class="page"/>
          <draw:frame presentation:style-name="pr2" draw:layer="layout" svg:width="15.239cm" svg:height="11.43cm" svg:x="1.905cm" svg:y="12.065cm" presentation:class="notes" presentation:placeholder="true">
            <draw:text-box/>
          </draw:frame>
        </presentation:notes>
      </draw:page>
      <draw:page draw:name="page347" draw:style-name="dp3" draw:master-page-name="Default" presentation:presentation-page-layout-name="AL1T0" xml:id="id489" draw:id="id489">
        <draw:frame presentation:style-name="pr39" draw:text-style-name="P5" draw:layer="layout" svg:width="24.765cm" svg:height="18.204cm" svg:x="0.422cm" svg:y="0.423cm" presentation:class="subtitle" presentation:user-transformed="true">
          <draw:text-box>
            <text:list text:style-name="L6">
              <text:list-header>
                <text:p text:style-name="P40"><text:span text:style-name="T68">例：对</text:span><text:span text:style-name="T68">n</text:span><text:span text:style-name="T68">个学生的分数排序后输出。 </text:span></text:p>
              </text:list-header>
            </text:list>
            <text:list text:style-name="L17">
              <text:list-header>
                <text:p text:style-name="P53"><text:span text:style-name="T459">#include <text:s/>“stdio.h”</text:span></text:p>
              </text:list-header>
            </text:list>
            <text:list text:style-name="L6">
              <text:list-header>
                <text:p text:style-name="P53"><text:span text:style-name="T460">void <text:s/>sort(int <text:s/>*a, int <text:s/>n) { ┈ }</text:span></text:p>
              </text:list-header>
            </text:list>
            <text:list text:style-name="L17">
              <text:list-header>
                <text:p text:style-name="P53"><text:span text:style-name="T459">main()</text:span></text:p>
                <text:p text:style-name="P53"><text:span text:style-name="T459">{ <text:s/>int <text:s/>*a,j,n;</text:span></text:p>
                <text:p text:style-name="P53"><text:span text:style-name="T459"><text:s text:c="3"/></text:span><text:span text:style-name="T459">scanf(“%d”,&amp;n);</text:span></text:p>
                <text:p text:style-name="P53"><text:span text:style-name="T459"><text:s text:c="3"/></text:span><text:span text:style-name="T459">a=malloc(n*sizeof(int));</text:span></text:p>
                <text:p text:style-name="P53"><text:span text:style-name="T459"><text:s text:c="3"/></text:span><text:span text:style-name="T459">if(!a) exit(0);</text:span></text:p>
                <text:p text:style-name="P53"><text:span text:style-name="T459"><text:s text:c="3"/></text:span><text:span text:style-name="T459">for(j=0;j&lt;n;j++) scanf(“%d”,a+j);</text:span></text:p>
                <text:p text:style-name="P53"><text:span text:style-name="T459"><text:s text:c="3"/></text:span><text:span text:style-name="T459">sort(a,n);</text:span></text:p>
                <text:p text:style-name="P53"><text:span text:style-name="T459"><text:s text:c="3"/></text:span><text:span text:style-name="T459">for(j=0;j&lt;n;j++) printf(“%5d”,a[j]);</text:span></text:p>
                <text:p text:style-name="P53"><text:span text:style-name="T459"><text:s text:c="3"/></text:span><text:span text:style-name="T459">free(a);</text:span></text:p>
                <text:p text:style-name="P53"><text:span text:style-name="T459">}</text:span></text:p>
              </text:list-header>
            </text:list>
          </draw:text-box>
        </draw:frame>
        <anim:par smil:dur="indefinite" smil:restart="never" presentation:node-type="timing-root">
          <anim:par smil:begin="id489.begin">
            <anim:transitionFilter smil:dur="1s" smil:type="slideWipe" smil:subtype="fromBottomRight" smil:direction="reverse"/>
          </anim:par>
        </anim:par>
        <presentation:notes draw:style-name="dp2">
          <draw:page-thumbnail draw:style-name="gr1" draw:layer="layout" svg:width="7.142cm" svg:height="9.524cm" svg:x="5.953cm" svg:y="1.93cm" draw:page-number="347" presentation:class="page"/>
          <draw:frame presentation:style-name="pr2" draw:layer="layout" svg:width="15.239cm" svg:height="11.43cm" svg:x="1.905cm" svg:y="12.065cm" presentation:class="notes" presentation:placeholder="true">
            <draw:text-box/>
          </draw:frame>
        </presentation:notes>
      </draw:page>
      <draw:page draw:name="page348" draw:style-name="dp3" draw:master-page-name="Default" presentation:presentation-page-layout-name="AL1T0" xml:id="id490" draw:id="id490">
        <draw:frame presentation:style-name="pr77" draw:text-style-name="P5" draw:layer="layout" svg:width="22.86cm" svg:height="16.51cm" svg:x="1.27cm" svg:y="1.058cm" presentation:class="subtitle" presentation:user-transformed="true">
          <draw:text-box>
            <text:list text:style-name="L6">
              <text:list-header>
                <text:p text:style-name="P61"><text:span text:style-name="T68">10</text:span><text:span text:style-name="T68">．</text:span><text:span text:style-name="T68">5 </text:span><text:span text:style-name="T68">函数的指针和指向函数的指针变量</text:span></text:p>
              </text:list-header>
            </text:list>
            <text:list text:style-name="L48">
              <text:list-header>
                <text:p text:style-name="P61"><text:span text:style-name="T156">■</text:span><text:span text:style-name="T165">用函数指针变量调用函数</text:span></text:p>
              </text:list-header>
            </text:list>
            <text:list text:style-name="L17">
              <text:list-header>
                <text:p text:style-name="P61"><text:span text:style-name="T61">可以用指针变量指向一个函数，一个函数在编译时被分配给一个入口地址，这个入口地址就称为</text:span><text:span text:style-name="T68">函数的指针</text:span><text:span text:style-name="T61">。可以用指针变量指向函数，然后通过该指针变量调用此函数。</text:span></text:p>
                <text:p text:style-name="P139"><text:span text:style-name="T61"/></text:p>
              </text:list-header>
            </text:list>
          </draw:text-box>
        </draw:frame>
        <anim:par smil:dur="indefinite" smil:restart="never" presentation:node-type="timing-root">
          <anim:par smil:begin="id490.begin">
            <anim:transitionFilter smil:dur="1s" smil:type="slideWipe" smil:subtype="fromBottomRight" smil:direction="reverse"/>
          </anim:par>
        </anim:par>
        <presentation:notes draw:style-name="dp2">
          <draw:page-thumbnail draw:style-name="gr1" draw:layer="layout" svg:width="7.142cm" svg:height="9.524cm" svg:x="5.953cm" svg:y="1.93cm" draw:page-number="348" presentation:class="page"/>
          <draw:frame presentation:style-name="pr2" draw:layer="layout" svg:width="15.239cm" svg:height="11.43cm" svg:x="1.905cm" svg:y="12.065cm" presentation:class="notes" presentation:placeholder="true">
            <draw:text-box/>
          </draw:frame>
        </presentation:notes>
      </draw:page>
      <draw:page draw:name="page349" draw:style-name="dp3" draw:master-page-name="Default" presentation:presentation-page-layout-name="AL1T0" xml:id="id491" draw:id="id491">
        <draw:frame presentation:style-name="pr44" draw:text-style-name="P5" draw:layer="layout" svg:width="24.765cm" svg:height="18.415cm" svg:x="0.422cm" svg:y="0.211cm" presentation:class="subtitle" presentation:user-transformed="true">
          <draw:text-box>
            <text:list text:style-name="L89">
              <text:list-header>
                <text:p text:style-name="P194"><text:span text:style-name="T24">int <text:s/>max(int <text:s/>x, int <text:s/>y)</text:span></text:p>
                <text:p text:style-name="P194"><text:span text:style-name="T24">{ <text:s/>int <text:s/>z; <text:s text:c="2"/>if(x&gt;y) z=x; <text:s text:c="2"/>else <text:s/>z=y; <text:s text:c="2"/>return(z);}</text:span></text:p>
              </text:list-header>
            </text:list>
            <text:list text:style-name="L19">
              <text:list-header>
                <text:p text:style-name="P194"><text:span text:style-name="T25">main()</text:span></text:p>
                <text:p text:style-name="P194"><text:span text:style-name="T25">{ <text:s/>int <text:s/>(*p)();</text:span><text:span text:style-name="T24"> <text:s text:c="25"/></text:span><text:span text:style-name="T19">定义指向函数的指针变量</text:span><text:span text:style-name="T19">p</text:span></text:p>
                <text:p text:style-name="P194"><text:span text:style-name="T25"><text:s text:c="3"/></text:span><text:span text:style-name="T25">int <text:s/>a,b,c;</text:span></text:p>
                <text:p text:style-name="P194"><text:span text:style-name="T25"><text:s text:c="3"/></text:span><text:span text:style-name="T25">p=max;</text:span><text:span text:style-name="T24"> <text:s text:c="39"/></text:span><text:span text:style-name="T19">将</text:span><text:span text:style-name="T19">p</text:span><text:span text:style-name="T19">指向函数</text:span><text:span text:style-name="T19">max</text:span></text:p>
              </text:list-header>
            </text:list>
            <text:list text:style-name="L89">
              <text:list-header>
                <text:p text:style-name="P194"><text:span text:style-name="T24"><text:s text:c="3"/></text:span><text:span text:style-name="T25">scanf(“%d%d”,&amp;a,&amp;b);</text:span></text:p>
                <text:p text:style-name="P194"><text:span text:style-name="T24"><text:s text:c="3"/></text:span><text:span text:style-name="T25">c=</text:span><text:span text:style-name="T24">(*p)(a,b)</text:span><text:span text:style-name="T25">;</text:span><text:span text:style-name="T24"> <text:s text:c="33"/></text:span><text:span text:style-name="T19">通过</text:span><text:span text:style-name="T19">p</text:span><text:span text:style-name="T19">调用函数</text:span><text:span text:style-name="T19">max</text:span></text:p>
              </text:list-header>
            </text:list>
            <text:list text:style-name="L6">
              <text:list-header>
                <text:p text:style-name="P53"><text:span text:style-name="T19"><text:s text:c="28"/></text:span><text:span text:style-name="T19">等效于</text:span><text:span text:style-name="T19">c=max(a,b);</text:span></text:p>
              </text:list-header>
            </text:list>
            <text:list text:style-name="L89">
              <text:list-header>
                <text:p text:style-name="P194"><text:span text:style-name="T24"><text:s text:c="3"/></text:span><text:span text:style-name="T25">printf(“\n %d”,c);</text:span></text:p>
              </text:list-header>
            </text:list>
            <text:list text:style-name="L19">
              <text:list-header>
                <text:p text:style-name="P194"><text:span text:style-name="T25">}</text:span></text:p>
                <text:p text:style-name="P67"><text:span text:style-name="T25"/></text:p>
              </text:list-header>
            </text:list>
          </draw:text-box>
        </draw:frame>
        <anim:par smil:dur="indefinite" smil:restart="never" presentation:node-type="timing-root">
          <anim:par smil:begin="id491.begin">
            <anim:transitionFilter smil:dur="1s" smil:type="slideWipe" smil:subtype="fromBottomRight" smil:direction="reverse"/>
          </anim:par>
        </anim:par>
        <presentation:notes draw:style-name="dp2">
          <draw:page-thumbnail draw:style-name="gr1" draw:layer="layout" svg:width="7.142cm" svg:height="9.524cm" svg:x="5.953cm" svg:y="1.93cm" draw:page-number="349" presentation:class="page"/>
          <draw:frame presentation:style-name="pr2" draw:layer="layout" svg:width="15.239cm" svg:height="11.43cm" svg:x="1.905cm" svg:y="12.065cm" presentation:class="notes" presentation:placeholder="true">
            <draw:text-box/>
          </draw:frame>
        </presentation:notes>
      </draw:page>
      <draw:page draw:name="page350" draw:style-name="dp3" draw:master-page-name="Default" presentation:presentation-page-layout-name="AL1T0" xml:id="id492" draw:id="id492">
        <draw:frame presentation:style-name="pr97" draw:text-style-name="P5" draw:layer="layout" svg:width="23.919cm" svg:height="16.299cm" svg:x="1.057cm" svg:y="1.057cm" presentation:class="subtitle" presentation:user-transformed="true">
          <draw:text-box>
            <text:list text:style-name="L48">
              <text:list-header>
                <text:p text:style-name="P61"><text:span text:style-name="T156">■</text:span><text:span text:style-name="T165">把指向函数的指针变量作为函数参数</text:span></text:p>
              </text:list-header>
            </text:list>
            <text:list text:style-name="L17">
              <text:list-header>
                <text:p text:style-name="P139"><text:span text:style-name="T61"><text:s text:c="4"/></text:span><text:span text:style-name="T61">指向函数的指针变量最常见的用途是把它作为函数的参数，用于接受主调函数传来的某一函数的入口地址，从而在被调函数中可以通过该指针变量调用它所指向的函数，这样，被调函数中就可实现非固定函数的调用，以达到编写通用函数的目的。</text:span></text:p>
                <text:p text:style-name="P139"><text:span text:style-name="T61"><text:s/></text:span><text:span text:style-name="T68">例：用矩形法编写一个通用的求定积分的函数。</text:span></text:p>
              </text:list-header>
            </text:list>
            <text:list text:style-name="L141">
              <text:list-header>
                <text:p text:style-name="P61"><text:span text:style-name="T431">关键问题：如何处理被积函数是未知的。</text:span></text:p>
              </text:list-header>
            </text:list>
          </draw:text-box>
        </draw:frame>
        <anim:par smil:dur="indefinite" smil:restart="never" presentation:node-type="timing-root">
          <anim:par smil:begin="id492.begin">
            <anim:transitionFilter smil:dur="1s" smil:type="slideWipe" smil:subtype="fromBottomRight" smil:direction="reverse"/>
          </anim:par>
        </anim:par>
        <presentation:notes draw:style-name="dp2">
          <draw:page-thumbnail draw:style-name="gr1" draw:layer="layout" svg:width="7.142cm" svg:height="9.524cm" svg:x="5.953cm" svg:y="1.93cm" draw:page-number="350" presentation:class="page"/>
          <draw:frame presentation:style-name="pr2" draw:layer="layout" svg:width="15.239cm" svg:height="11.43cm" svg:x="1.905cm" svg:y="12.065cm" presentation:class="notes" presentation:placeholder="true">
            <draw:text-box/>
          </draw:frame>
        </presentation:notes>
      </draw:page>
      <draw:page draw:name="page351" draw:style-name="dp3" draw:master-page-name="Default" presentation:presentation-page-layout-name="AL1T0" xml:id="id493" draw:id="id493">
        <draw:frame presentation:style-name="pr44" draw:text-style-name="P5" draw:layer="layout" svg:width="24.765cm" svg:height="18.415cm" svg:x="0.422cm" svg:y="0.211cm" presentation:class="subtitle" presentation:user-transformed="true">
          <draw:text-box>
            <text:list text:style-name="L17">
              <text:list-header>
                <text:p text:style-name="P53"><text:span text:style-name="T459">double <text:s/>intgral (double <text:s/>a,double <text:s/>b,int <text:s/>n,</text:span></text:p>
                <text:p text:style-name="P53"><text:span text:style-name="T459"><text:s text:c="18"/></text:span><text:span text:style-name="T460">double <text:s/>(*f)( )</text:span><text:span text:style-name="T459"> )</text:span></text:p>
                <text:p text:style-name="P53"><text:span text:style-name="T459">{ <text:s/>int <text:s/>i;</text:span></text:p>
                <text:p text:style-name="P53"><text:span text:style-name="T459"><text:s text:c="3"/></text:span><text:span text:style-name="T459">double <text:s/>h,x,y,s=0;</text:span></text:p>
                <text:p text:style-name="P53"><text:span text:style-name="T459"><text:s text:c="3"/></text:span><text:span text:style-name="T459">h=(b-a)/n;</text:span></text:p>
                <text:p text:style-name="P53"><text:span text:style-name="T459"><text:s text:c="3"/></text:span><text:span text:style-name="T459">for(i=1;i&lt;=n;i++)</text:span></text:p>
                <text:p text:style-name="P53"><text:span text:style-name="T459"><text:s text:c="3"/></text:span><text:span text:style-name="T459">{ <text:s/>x=a+(i-1)*h;</text:span></text:p>
                <text:p text:style-name="P53"><text:span text:style-name="T459"><text:s text:c="6"/></text:span><text:span text:style-name="T459">y=</text:span><text:span text:style-name="T460">(*f)(x)</text:span><text:span text:style-name="T459">;</text:span></text:p>
                <text:p text:style-name="P53"><text:span text:style-name="T459"><text:s text:c="6"/></text:span><text:span text:style-name="T459">s+=h*y;</text:span></text:p>
                <text:p text:style-name="P53"><text:span text:style-name="T459"><text:s text:c="3"/></text:span><text:span text:style-name="T459">}</text:span></text:p>
                <text:p text:style-name="P53"><text:span text:style-name="T459"><text:s text:c="3"/></text:span><text:span text:style-name="T459">return(s);</text:span></text:p>
                <text:p text:style-name="P53"><text:span text:style-name="T459">}</text:span></text:p>
                <text:p text:style-name="P198"><text:span text:style-name="T459"/></text:p>
              </text:list-header>
            </text:list>
          </draw:text-box>
        </draw:frame>
        <draw:custom-shape draw:style-name="gr111" draw:text-style-name="P5" draw:layer="layout" svg:width="12.7cm" svg:height="10.926cm" svg:x="12.7cm" svg:y="6.562cm">
          <text:list text:style-name="L144">
            <text:list-header>
              <text:p text:style-name="P12"><text:span text:style-name="T464">double <text:s/>f1(double <text:s/>x)</text:span></text:p>
              <text:p text:style-name="P12"><text:span text:style-name="T464">{</text:span></text:p>
              <text:p text:style-name="P12"><text:span text:style-name="T464"><text:s text:c="3"/></text:span><text:span text:style-name="T464">return(3*x*x+2*x-1);</text:span></text:p>
              <text:p text:style-name="P12"><text:span text:style-name="T464">}</text:span></text:p>
            </text:list-header>
          </text:list>
          <text:list text:style-name="L24">
            <text:list-header>
              <text:p text:style-name="P12"><text:span text:style-name="T381">main()</text:span></text:p>
              <text:p text:style-name="P12"><text:span text:style-name="T381">{ <text:s/>double <text:s/>s;</text:span></text:p>
              <text:p text:style-name="P12"><text:span text:style-name="T381"><text:s text:c="3"/></text:span><text:span text:style-name="T381">s=integral(1.0,2.0,100,f1);</text:span></text:p>
              <text:p text:style-name="P12"><text:span text:style-name="T381">}</text:span></text:p>
              <text:p text:style-name="P12"><text:span text:style-name="T381"/></text:p>
            </text:list-header>
          </text:list>
          <draw:enhanced-geometry svg:viewBox="0 0 21600 21600" draw:type="mso-spt202" draw:enhanced-path="M 0 0 L 21600 0 21600 21600 0 21600 0 0 Z N"/>
        </draw:custom-shape>
        <anim:par smil:dur="indefinite" smil:restart="never" presentation:node-type="timing-root">
          <anim:par smil:begin="id493.begin">
            <anim:transitionFilter smil:dur="1s" smil:type="slideWipe" smil:subtype="fromBottomRight" smil:direction="reverse"/>
          </anim:par>
        </anim:par>
        <presentation:notes draw:style-name="dp2">
          <draw:page-thumbnail draw:style-name="gr1" draw:layer="layout" svg:width="7.142cm" svg:height="9.524cm" svg:x="5.953cm" svg:y="1.93cm" draw:page-number="351" presentation:class="page"/>
          <draw:frame presentation:style-name="pr2" draw:layer="layout" svg:width="15.239cm" svg:height="11.43cm" svg:x="1.905cm" svg:y="12.065cm" presentation:class="notes" presentation:placeholder="true">
            <draw:text-box/>
          </draw:frame>
        </presentation:notes>
      </draw:page>
      <draw:page draw:name="page352" draw:style-name="dp4" draw:master-page-name="Default" presentation:presentation-page-layout-name="AL1T0" xml:id="id494" draw:id="id494">
        <draw:frame presentation:style-name="pr26" draw:text-style-name="P5" draw:layer="layout" svg:width="24.13cm" svg:height="16.933cm" svg:x="0.635cm" svg:y="0.846cm" presentation:class="subtitle" presentation:user-transformed="true">
          <draw:text-box>
            <text:list text:style-name="L90">
              <text:list-header>
                <text:p text:style-name="P138"><text:span text:style-name="T84">第十一章 <text:s/>结构体</text:span></text:p>
              </text:list-header>
            </text:list>
            <text:list text:style-name="L6">
              <text:list-header>
                <text:p text:style-name="P61"><text:span text:style-name="T68"><text:s text:c="4"/></text:span><text:span text:style-name="T68">11.1 <text:s/></text:span><text:span text:style-name="T68">概述</text:span><text:span text:style-name="T90"> <text:s text:c="2"/></text:span></text:p>
              </text:list-header>
            </text:list>
            <text:list text:style-name="L52">
              <text:list-header>
                <text:p text:style-name="P139"><text:span text:style-name="T90"><text:s text:c="4"/></text:span><text:span text:style-name="T61">在实际应用中，有不少应用问题如果只采用已学的变量和数组作为数据结构显得很不方便。 </text:span></text:p>
              </text:list-header>
            </text:list>
            <text:list text:style-name="L6">
              <text:list-header>
                <text:p text:style-name="P139"><text:span text:style-name="T19"><text:s text:c="4"/></text:span><text:span text:style-name="T68">例：输入</text:span><text:span text:style-name="T68">100</text:span><text:span text:style-name="T68">个学生的学号、姓名和考试成绩，编写程序找出高分者和低分者。</text:span></text:p>
              </text:list-header>
            </text:list>
            <text:list text:style-name="L17">
              <text:list-header>
                <text:p text:style-name="P61"><text:span text:style-name="T61"><text:s text:c="3"/></text:span><text:span text:style-name="T61">用变量和数组作数据结构</text:span><text:span text:style-name="T102">可编写程序如下：</text:span></text:p>
              </text:list-header>
            </text:list>
            <text:list text:style-name="L19">
              <text:list-header>
                <text:p text:style-name="P139"><text:span text:style-name="T102"/></text:p>
              </text:list-header>
            </text:list>
          </draw:text-box>
        </draw:frame>
        <anim:par presentation:node-type="timing-root">
          <anim:par smil:begin="id494.begin">
            <anim:transitionFilter smil:dur="1s" smil:type="irisWipe" smil:subtype="rectangle"/>
          </anim:par>
        </anim:par>
        <presentation:notes draw:style-name="dp2">
          <draw:page-thumbnail draw:style-name="gr1" draw:layer="layout" svg:width="7.142cm" svg:height="9.524cm" svg:x="5.953cm" svg:y="1.93cm" draw:page-number="352" presentation:class="page"/>
          <draw:frame presentation:style-name="pr2" draw:layer="layout" svg:width="15.239cm" svg:height="11.43cm" svg:x="1.905cm" svg:y="12.065cm" presentation:class="notes" presentation:placeholder="true">
            <draw:text-box/>
          </draw:frame>
        </presentation:notes>
      </draw:page>
      <draw:page draw:name="page353" draw:style-name="dp3" draw:master-page-name="Default" presentation:presentation-page-layout-name="AL1T0" xml:id="id495" draw:id="id495">
        <draw:frame presentation:style-name="pr30" draw:text-style-name="P5" draw:layer="layout" svg:width="24.976cm" svg:height="17.992cm" svg:x="0.212cm" svg:y="0.423cm" presentation:class="subtitle" presentation:user-transformed="true">
          <draw:text-box>
            <text:list text:style-name="L19">
              <text:list-header>
                <text:p text:style-name="P190"><text:span text:style-name="T413">main()</text:span></text:p>
                <text:p text:style-name="P190"><text:span text:style-name="T413">{ <text:s/>int <text:s/>i, num, maxnum, minnum;</text:span></text:p>
                <text:p text:style-name="P190"><text:span text:style-name="T413"><text:s text:c="3"/></text:span><text:span text:style-name="T413">char <text:s/>name[20], maxname[20], minname[20];</text:span></text:p>
                <text:p text:style-name="P190"><text:span text:style-name="T413"><text:s text:c="3"/></text:span><text:span text:style-name="T413">int <text:s/>score, maxscore, minscore;</text:span></text:p>
                <text:p text:style-name="P190"><text:span text:style-name="T413"><text:s text:c="3"/></text:span><text:span text:style-name="T413">maxscore=0; minscore=100;</text:span></text:p>
              </text:list-header>
            </text:list>
            <text:list text:style-name="L119">
              <text:list-header>
                <text:p text:style-name="P190"><text:span text:style-name="T465"><text:s text:c="3"/></text:span><text:span text:style-name="T413">for(i=1; i&lt;=100; i++)</text:span></text:p>
              </text:list-header>
            </text:list>
            <text:list text:style-name="L19">
              <text:list-header>
                <text:p text:style-name="P190"><text:span text:style-name="T413"><text:s text:c="3"/></text:span><text:span text:style-name="T413">{ <text:s text:c="2"/>scanf(%d%s%d”,&amp;num,name,&amp;score);</text:span></text:p>
                <text:p text:style-name="P190"><text:span text:style-name="T413"><text:s text:c="7"/></text:span><text:span text:style-name="T413">if(score&gt;maxscore)</text:span></text:p>
                <text:p text:style-name="P190"><text:span text:style-name="T413"><text:s text:c="8"/></text:span><text:span text:style-name="T413">{ maxscore=score; maxnum=num; strcpy(maxname,name); }</text:span></text:p>
                <text:p text:style-name="P190"><text:span text:style-name="T413"><text:s text:c="7"/></text:span><text:span text:style-name="T413">if(score&lt;minscore)</text:span></text:p>
                <text:p text:style-name="P190"><text:span text:style-name="T413"><text:s text:c="8"/></text:span><text:span text:style-name="T413">{minscore=score; minnum=num; strcpy(minname,name);}</text:span></text:p>
                <text:p text:style-name="P190"><text:span text:style-name="T413"><text:s text:c="4"/></text:span><text:span text:style-name="T413">}</text:span></text:p>
                <text:p text:style-name="P190"><text:span text:style-name="T413"><text:s text:c="4"/></text:span><text:span text:style-name="T466">输出</text:span></text:p>
                <text:p text:style-name="P190"><text:span text:style-name="T413">} </text:span></text:p>
                <text:p text:style-name="P190"><text:span text:style-name="T413"/></text:p>
              </text:list-header>
            </text:list>
          </draw:text-box>
        </draw:frame>
        <anim:par presentation:node-type="timing-root">
          <anim:par smil:begin="id495.begin">
            <anim:transitionFilter smil:dur="1s" smil:type="slideWipe" smil:subtype="fromBottomRight" smil:direction="reverse"/>
          </anim:par>
        </anim:par>
        <presentation:notes draw:style-name="dp2">
          <draw:page-thumbnail draw:style-name="gr1" draw:layer="layout" svg:width="7.142cm" svg:height="9.524cm" svg:x="5.953cm" svg:y="1.93cm" draw:page-number="353" presentation:class="page"/>
          <draw:frame presentation:style-name="pr2" draw:layer="layout" svg:width="15.239cm" svg:height="11.43cm" svg:x="1.905cm" svg:y="12.065cm" presentation:class="notes" presentation:placeholder="true">
            <draw:text-box/>
          </draw:frame>
        </presentation:notes>
      </draw:page>
      <draw:page draw:name="page354" draw:style-name="dp3" draw:master-page-name="Default" presentation:presentation-page-layout-name="AL1T0" xml:id="id496" draw:id="id496">
        <draw:frame presentation:style-name="pr71" draw:text-style-name="P5" draw:layer="layout" svg:width="24.342cm" svg:height="16.721cm" svg:x="0.635cm" svg:y="0.846cm" presentation:class="subtitle" presentation:user-transformed="true">
          <draw:text-box>
            <text:list text:style-name="L89">
              <text:list-header>
                <text:p text:style-name="P139"><text:span text:style-name="T251">明显缺点：</text:span></text:p>
              </text:list-header>
            </text:list>
            <text:list text:style-name="L17">
              <text:list-header>
                <text:p text:style-name="P61"><text:span text:style-name="T61"><text:s text:c="4"/>①</text:span><text:span text:style-name="T61">变量过多，同一学生的各个数据无联系，没有整体概念，不便管理。</text:span></text:p>
                <text:p text:style-name="P61"><text:span text:style-name="T61"><text:s text:c="4"/>②</text:span><text:span text:style-name="T61">操作不便（如更新过程）。</text:span></text:p>
                <text:p text:style-name="P61"><text:span text:style-name="T61"><text:s text:c="4"/></text:span><text:span text:style-name="T61">显然，选用一种能把一个学生的数据构造成一个整体的构造型数据结构更合适，但不能是数组</text:span><text:span text:style-name="T38">。</text:span></text:p>
              </text:list-header>
            </text:list>
            <text:list text:style-name="L19">
              <text:list-header>
                <text:p text:style-name="P199"><text:span text:style-name="T102"><text:s text:c="8"/></text:span><text:span text:style-name="T102">对于这种情况，可以将一个学生的数据定义为一个</text:span><text:span text:style-name="T251">结构体类型</text:span><text:span text:style-name="T102">：</text:span><text:span text:style-name="T54"><text:tab/></text:span></text:p>
              </text:list-header>
            </text:list>
          </draw:text-box>
        </draw:frame>
        <anim:par presentation:node-type="timing-root">
          <anim:par smil:begin="id496.begin">
            <anim:transitionFilter smil:dur="1s" smil:type="slideWipe" smil:subtype="fromBottomRight" smil:direction="reverse"/>
          </anim:par>
        </anim:par>
        <presentation:notes draw:style-name="dp2">
          <draw:page-thumbnail draw:style-name="gr1" draw:layer="layout" svg:width="7.142cm" svg:height="9.524cm" svg:x="5.953cm" svg:y="1.93cm" draw:page-number="354" presentation:class="page"/>
          <draw:frame presentation:style-name="pr2" draw:layer="layout" svg:width="15.239cm" svg:height="11.43cm" svg:x="1.905cm" svg:y="12.065cm" presentation:class="notes" presentation:placeholder="true">
            <draw:text-box/>
          </draw:frame>
        </presentation:notes>
      </draw:page>
      <draw:page draw:name="page355" draw:style-name="dp3" draw:master-page-name="Default" presentation:presentation-page-layout-name="AL1T0" xml:id="id497" draw:id="id497">
        <draw:frame presentation:style-name="pr97" draw:text-style-name="P5" draw:layer="layout" svg:width="23.918cm" svg:height="16.299cm" svg:x="0.847cm" svg:y="1.057cm" presentation:class="subtitle" presentation:user-transformed="true">
          <draw:text-box>
            <text:list text:style-name="L89">
              <text:list-header>
                <text:p text:style-name="P50"><text:span text:style-name="T16">struct <text:s/>student <text:s text:c="22"/></text:span><text:span text:style-name="T467">类型名</text:span></text:p>
                <text:p text:style-name="P50"><text:span text:style-name="T16">{</text:span></text:p>
                <text:p text:style-name="P50"><text:span text:style-name="T16"><text:s text:c="5"/></text:span><text:span text:style-name="T16">int <text:s/>num; <text:s text:c="26"/></text:span><text:span text:style-name="T467">成员表</text:span><text:span text:style-name="T82"> <text:s text:c="3"/></text:span></text:p>
              </text:list-header>
            </text:list>
            <text:list text:style-name="L55">
              <text:list-header>
                <text:p text:style-name="P50"><text:span text:style-name="T82"><text:s text:c="4"/></text:span><text:span text:style-name="T16">char <text:s/>name[20];</text:span></text:p>
              </text:list-header>
            </text:list>
            <text:list text:style-name="L89">
              <text:list-header>
                <text:p text:style-name="P50"><text:span text:style-name="T16"><text:s text:c="5"/></text:span><text:span text:style-name="T16">int <text:s/>score;</text:span></text:p>
                <text:p text:style-name="P50"><text:span text:style-name="T16">};</text:span></text:p>
                <text:p text:style-name="P50"><text:span text:style-name="T16"/></text:p>
              </text:list-header>
            </text:list>
            <text:list text:style-name="L119">
              <text:list-header>
                <text:p text:style-name="P50"><text:span text:style-name="T468"><text:s text:c="5"/></text:span><text:span text:style-name="T102">定义了一个结构体类型，它包含三个成员。</text:span></text:p>
              </text:list-header>
            </text:list>
            <text:list text:style-name="L19">
              <text:list-header>
                <text:p text:style-name="P51"><text:span text:style-name="T102"/></text:p>
              </text:list-header>
            </text:list>
          </draw:text-box>
        </draw:frame>
        <anim:par presentation:node-type="timing-root">
          <anim:par smil:begin="id497.begin">
            <anim:transitionFilter smil:dur="1s" smil:type="slideWipe" smil:subtype="fromBottomRight" smil:direction="reverse"/>
          </anim:par>
        </anim:par>
        <presentation:notes draw:style-name="dp2">
          <draw:page-thumbnail draw:style-name="gr1" draw:layer="layout" svg:width="7.142cm" svg:height="9.524cm" svg:x="5.953cm" svg:y="1.93cm" draw:page-number="355" presentation:class="page"/>
          <draw:frame presentation:style-name="pr2" draw:layer="layout" svg:width="15.239cm" svg:height="11.43cm" svg:x="1.905cm" svg:y="12.065cm" presentation:class="notes" presentation:placeholder="true">
            <draw:text-box/>
          </draw:frame>
        </presentation:notes>
      </draw:page>
      <draw:page draw:name="page356" draw:style-name="dp3" draw:master-page-name="Default" presentation:presentation-page-layout-name="AL1T0" xml:id="id498" draw:id="id498">
        <draw:frame presentation:style-name="pr111" draw:text-style-name="P5" draw:layer="layout" svg:width="22.86cm" svg:height="14.182cm" svg:x="1.27cm" svg:y="1.27cm" presentation:class="subtitle" presentation:user-transformed="true">
          <draw:text-box>
            <text:list text:style-name="L6">
              <text:list-header>
                <text:p text:style-name="P61"><text:span text:style-name="T68"><text:s text:c="4"/></text:span><text:span text:style-name="T68">11.2 </text:span><text:span text:style-name="T68">定义结构体类型变量的方法</text:span></text:p>
              </text:list-header>
            </text:list>
            <text:list text:style-name="L19">
              <text:list-header>
                <text:p text:style-name="P61"><text:span text:style-name="T102"><text:s text:c="6"/></text:span><text:span text:style-name="T102">前面定义的结构体类型只是一种“模型”，还必须定义结构体变量后才能存放数据。</text:span></text:p>
                <text:p text:style-name="P61"><text:span text:style-name="T102"><text:s text:c="5"/></text:span><text:span text:style-name="T251"><text:s/></text:span><text:span text:style-name="T251">定义结构体变量有三种方法：</text:span></text:p>
              </text:list-header>
            </text:list>
            <text:list text:style-name="L17">
              <text:list-header>
                <text:p text:style-name="P61"><text:span text:style-name="T61"><text:s text:c="3"/></text:span></text:p>
              </text:list-header>
            </text:list>
          </draw:text-box>
        </draw:frame>
        <draw:line draw:style-name="gr53" draw:text-style-name="P25" draw:layer="layout" svg:x1="16.087cm" svg:y1="12.488cm" svg:x2="16.087cm" svg:y2="12.488cm">
          <text:p/>
        </draw:line>
        <draw:line draw:style-name="gr53" draw:text-style-name="P25" draw:layer="layout" svg:x1="16.087cm" svg:y1="12.911cm" svg:x2="15.875cm" svg:y2="12.064cm">
          <text:p/>
        </draw:line>
        <draw:line draw:style-name="gr53" draw:text-style-name="P25" draw:layer="layout" svg:x1="15.875cm" svg:y1="12.065cm" svg:x2="15.875cm" svg:y2="12.065cm">
          <text:p/>
        </draw:line>
        <draw:line draw:style-name="gr53" draw:text-style-name="P25" draw:layer="layout" svg:x1="15.875cm" svg:y1="12.065cm" svg:x2="15.875cm" svg:y2="12.065cm">
          <text:p/>
        </draw:line>
        <draw:line draw:style-name="gr53" draw:text-style-name="P25" draw:layer="layout" svg:x1="15.875cm" svg:y1="12.065cm" svg:x2="15.875cm" svg:y2="12.065cm">
          <text:p/>
        </draw:line>
        <draw:line draw:style-name="gr53" draw:text-style-name="P25" draw:layer="layout" svg:x1="15.875cm" svg:y1="12.065cm" svg:x2="15.875cm" svg:y2="11.853cm">
          <text:p/>
        </draw:line>
        <draw:line draw:style-name="gr53" draw:text-style-name="P25" draw:layer="layout" svg:x1="16.087cm" svg:y1="12.7cm" svg:x2="16.087cm" svg:y2="13.123cm">
          <text:p/>
        </draw:line>
        <anim:par presentation:node-type="timing-root">
          <anim:par smil:begin="id498.begin">
            <anim:transitionFilter smil:dur="1s" smil:type="slideWipe" smil:subtype="fromBottomRight" smil:direction="reverse"/>
          </anim:par>
        </anim:par>
        <presentation:notes draw:style-name="dp2">
          <draw:page-thumbnail draw:style-name="gr1" draw:layer="layout" svg:width="7.142cm" svg:height="9.524cm" svg:x="5.953cm" svg:y="1.93cm" draw:page-number="356" presentation:class="page"/>
          <draw:frame presentation:style-name="pr2" draw:layer="layout" svg:width="15.239cm" svg:height="11.43cm" svg:x="1.905cm" svg:y="12.065cm" presentation:class="notes" presentation:placeholder="true">
            <draw:text-box/>
          </draw:frame>
        </presentation:notes>
      </draw:page>
      <draw:page draw:name="page357" draw:style-name="dp3" draw:master-page-name="Default" presentation:presentation-page-layout-name="AL1T0" xml:id="id499" draw:id="id499">
        <draw:frame presentation:style-name="pr112" draw:layer="layout" svg:width="1.482cm" svg:height="24.467cm" svg:x="1.27cm" svg:y="-10.753cm" presentation:class="title" presentation:placeholder="true" presentation:user-transformed="true">
          <draw:text-box/>
        </draw:frame>
        <draw:frame presentation:style-name="pr28" draw:text-style-name="P5" draw:layer="layout" svg:width="22.649cm" svg:height="15.875cm" svg:x="1.692cm" svg:y="1.481cm" presentation:class="subtitle" presentation:user-transformed="true">
          <draw:text-box>
            <text:list text:style-name="L17">
              <text:list-header>
                <text:p text:style-name="P61"><text:span text:style-name="T61">1</text:span><text:span text:style-name="T61">、先定义结构体类型再定义结构体变量</text:span></text:p>
              </text:list-header>
            </text:list>
            <text:list text:style-name="L6">
              <text:list-header>
                <text:p text:style-name="P61"><text:span text:style-name="T68"><text:s text:c="3"/></text:span><text:span text:style-name="T68">定义了结构体类型后：</text:span></text:p>
              </text:list-header>
            </text:list>
            <text:list text:style-name="L17">
              <text:list-header>
                <text:p text:style-name="P61"><text:span text:style-name="T61"><text:s text:c="3"/></text:span><text:span text:style-name="T469">struct <text:s/>student</text:span><text:span text:style-name="T61"> <text:s text:c="2"/>st, stmax, stmin;</text:span></text:p>
                <text:p text:style-name="P61"><text:span text:style-name="T61"/></text:p>
                <text:p text:style-name="P61"><text:span text:style-name="T61"><text:s text:c="7"/></text:span><text:span text:style-name="T426">类型符 <text:s text:c="10"/>变量名</text:span></text:p>
                <text:p text:style-name="P200"><text:span text:style-name="T18"><text:s text:c="4"/></text:span><text:span text:style-name="T18">定义了三个结构体变量，每个变量包含三个成员，每个变量可存放一个学生的数据。</text:span></text:p>
                <text:p text:style-name="P201"><text:span text:style-name="T18"/></text:p>
              </text:list-header>
            </text:list>
          </draw:text-box>
        </draw:frame>
        <draw:line draw:style-name="gr112" draw:text-style-name="P25" draw:layer="layout" svg:x1="7.62cm" svg:y1="9.312cm" svg:x2="7.62cm" svg:y2="7.407cm">
          <text:p/>
        </draw:line>
        <draw:line draw:style-name="gr112" draw:text-style-name="P25" draw:layer="layout" svg:x1="16.933cm" svg:y1="9.312cm" svg:x2="16.933cm" svg:y2="7.619cm">
          <text:p/>
        </draw:line>
        <anim:par presentation:node-type="timing-root">
          <anim:par smil:begin="id499.begin">
            <anim:transitionFilter smil:dur="1s" smil:type="slideWipe" smil:subtype="fromBottomRight" smil:direction="reverse"/>
          </anim:par>
        </anim:par>
        <presentation:notes draw:style-name="dp2">
          <draw:page-thumbnail draw:style-name="gr1" draw:layer="layout" svg:width="7.142cm" svg:height="9.524cm" svg:x="5.953cm" svg:y="1.93cm" draw:page-number="357" presentation:class="page"/>
          <draw:frame presentation:style-name="pr2" draw:layer="layout" svg:width="15.239cm" svg:height="11.43cm" svg:x="1.905cm" svg:y="12.065cm" presentation:class="notes" presentation:placeholder="true">
            <draw:text-box/>
          </draw:frame>
        </presentation:notes>
      </draw:page>
      <draw:page draw:name="page358" draw:style-name="dp3" draw:master-page-name="Default" presentation:presentation-page-layout-name="AL1T0" xml:id="id500" draw:id="id500">
        <draw:frame presentation:style-name="pr48" draw:text-style-name="P5" draw:layer="layout" svg:width="23.918cm" svg:height="16.298cm" svg:x="0.635cm" svg:y="1.27cm" presentation:class="subtitle" presentation:user-transformed="true">
          <draw:text-box>
            <text:list text:style-name="L17">
              <text:list-header>
                <text:p text:style-name="P61"><text:span text:style-name="T61"><text:s/></text:span><text:span text:style-name="T61">2</text:span><text:span text:style-name="T61">、在定义结构体类型的同时定义结构体变量</text:span></text:p>
              </text:list-header>
            </text:list>
            <text:list text:style-name="L89">
              <text:list-header>
                <text:p text:style-name="P61"><text:span text:style-name="T16"><text:s text:c="5"/></text:span><text:span text:style-name="T16">struct <text:s/>student</text:span></text:p>
                <text:p text:style-name="P61"><text:span text:style-name="T16"><text:s text:c="5"/></text:span><text:span text:style-name="T16">{</text:span></text:p>
                <text:p text:style-name="P61"><text:span text:style-name="T16"><text:s text:c="10"/></text:span><text:span text:style-name="T16">int <text:s/>num;</text:span></text:p>
                <text:p text:style-name="P61"><text:span text:style-name="T16"><text:s text:c="10"/></text:span><text:span text:style-name="T16">char <text:s/>name[20];</text:span></text:p>
                <text:p text:style-name="P61"><text:span text:style-name="T16"><text:s text:c="10"/></text:span><text:span text:style-name="T16">int <text:s/>score;</text:span></text:p>
                <text:p text:style-name="P61"><text:span text:style-name="T16"><text:s text:c="5"/></text:span><text:span text:style-name="T16">}</text:span><text:span text:style-name="T184">st, stmax, stmin</text:span><text:span text:style-name="T16">;</text:span></text:p>
                <text:p text:style-name="P50"><text:span text:style-name="T16"/></text:p>
              </text:list-header>
            </text:list>
            <text:list text:style-name="L55">
              <text:list-header>
                <text:p text:style-name="P202"><text:span text:style-name="T54"><text:tab/></text:span></text:p>
              </text:list-header>
            </text:list>
          </draw:text-box>
        </draw:frame>
        <anim:par presentation:node-type="timing-root">
          <anim:par smil:begin="id500.begin">
            <anim:transitionFilter smil:dur="1s" smil:type="slideWipe" smil:subtype="fromBottomRight" smil:direction="reverse"/>
          </anim:par>
        </anim:par>
        <presentation:notes draw:style-name="dp2">
          <draw:page-thumbnail draw:style-name="gr1" draw:layer="layout" svg:width="7.142cm" svg:height="9.524cm" svg:x="5.953cm" svg:y="1.93cm" draw:page-number="358" presentation:class="page"/>
          <draw:frame presentation:style-name="pr2" draw:layer="layout" svg:width="15.239cm" svg:height="11.43cm" svg:x="1.905cm" svg:y="12.065cm" presentation:class="notes" presentation:placeholder="true">
            <draw:text-box/>
          </draw:frame>
        </presentation:notes>
      </draw:page>
      <draw:page draw:name="page359" draw:style-name="dp3" draw:master-page-name="Default" presentation:presentation-page-layout-name="AL1T0" xml:id="id501" draw:id="id501">
        <draw:frame presentation:style-name="pr3" draw:text-style-name="P5" draw:layer="layout" svg:width="21.59cm" svg:height="3.175cm" svg:x="0.635cm" svg:y="1.057cm" presentation:class="title" presentation:user-transformed="true">
          <draw:text-box>
            <text:list text:style-name="L142">
              <text:list-header>
                <text:p text:style-name="P203"><text:span text:style-name="T470"><text:tab/></text:span></text:p>
              </text:list-header>
            </text:list>
          </draw:text-box>
        </draw:frame>
        <draw:frame presentation:style-name="pr28" draw:text-style-name="P5" draw:layer="layout" svg:width="21.802cm" svg:height="15.875cm" svg:x="1.27cm" svg:y="1.057cm" presentation:class="subtitle" presentation:user-transformed="true">
          <draw:text-box>
            <text:list text:style-name="L17">
              <text:list-header>
                <text:p text:style-name="P47"><text:span text:style-name="T61">3</text:span><text:span text:style-name="T61">、直接定义结构体类型变量</text:span></text:p>
              </text:list-header>
            </text:list>
            <text:list text:style-name="L6">
              <text:list-header>
                <text:p text:style-name="P47"><text:span text:style-name="T68"><text:s text:c="2"/></text:span><text:span text:style-name="T68">struct <text:s text:c="11"/></text:span><text:span text:style-name="T426">不出现类型名</text:span></text:p>
                <text:p text:style-name="P47"><text:span text:style-name="T68"><text:s text:c="2"/></text:span><text:span text:style-name="T68">{</text:span></text:p>
                <text:p text:style-name="P47"><text:span text:style-name="T68"><text:s text:c="5"/></text:span><text:span text:style-name="T68">int <text:s/>num;</text:span></text:p>
                <text:p text:style-name="P47"><text:span text:style-name="T68"><text:s text:c="5"/></text:span><text:span text:style-name="T68">char <text:s/>name[20];</text:span></text:p>
                <text:p text:style-name="P47"><text:span text:style-name="T68"><text:s text:c="5"/></text:span><text:span text:style-name="T68">int <text:s/>score;</text:span></text:p>
                <text:p text:style-name="P47"><text:span text:style-name="T68"><text:s text:c="3"/></text:span><text:span text:style-name="T68">}</text:span><text:span text:style-name="T61">st, stmax, stmin</text:span><text:span text:style-name="T68">;</text:span></text:p>
                <text:p text:style-name="P47"><text:span text:style-name="T68"/></text:p>
                <text:p text:style-name="P47"><text:span text:style-name="T68"><text:s text:c="4"/></text:span><text:span text:style-name="T471">常用第一种方法</text:span></text:p>
              </text:list-header>
            </text:list>
          </draw:text-box>
        </draw:frame>
        <anim:par presentation:node-type="timing-root">
          <anim:par smil:begin="id501.begin">
            <anim:transitionFilter smil:dur="1s" smil:type="slideWipe" smil:subtype="fromBottomRight" smil:direction="reverse"/>
          </anim:par>
        </anim:par>
        <presentation:notes draw:style-name="dp2">
          <draw:page-thumbnail draw:style-name="gr1" draw:layer="layout" svg:width="7.142cm" svg:height="9.524cm" svg:x="5.953cm" svg:y="1.93cm" draw:page-number="359" presentation:class="page"/>
          <draw:frame presentation:style-name="pr2" draw:layer="layout" svg:width="15.239cm" svg:height="11.43cm" svg:x="1.905cm" svg:y="12.065cm" presentation:class="notes" presentation:placeholder="true">
            <draw:text-box/>
          </draw:frame>
        </presentation:notes>
      </draw:page>
      <draw:page draw:name="page360" draw:style-name="dp3" draw:master-page-name="Default" presentation:presentation-page-layout-name="AL2T1" xml:id="id502" draw:id="id502">
        <draw:frame presentation:style-name="pr113" draw:text-style-name="P5" draw:layer="layout" svg:width="24.553cm" svg:height="16.721cm" svg:x="0.634cm" svg:y="0.846cm" presentation:class="outline" presentation:user-transformed="true">
          <draw:text-box>
            <text:list text:style-name="L9">
              <text:list-header>
                <text:p text:style-name="P31"><text:span text:style-name="T251">说明：</text:span></text:p>
              </text:list-header>
            </text:list>
            <text:list text:style-name="L15">
              <text:list-header>
                <text:p text:style-name="P16"><text:span text:style-name="T61"><text:s text:c="2"/>①</text:span><text:span text:style-name="T61">类型与变量不同，只对变量分配空间与操作。</text:span></text:p>
                <text:p text:style-name="P16"><text:span text:style-name="T35"><text:s text:c="2"/></text:span><text:span text:style-name="T61">②</text:span><text:span text:style-name="T61">对成员可以单独使用，相当于普通变量。 </text:span></text:p>
                <text:p text:style-name="P16"><text:span text:style-name="T61"><text:s text:c="2"/>③</text:span><text:span text:style-name="T61">成员也可以是一个结构体变量。</text:span></text:p>
              </text:list-header>
            </text:list>
            <text:list text:style-name="L145">
              <text:list-header>
                <text:p text:style-name="P31"><text:span text:style-name="T472"><text:s text:c="3"/></text:span><text:span text:style-name="T16">struct <text:s/>date <text:s text:c="14"/>struct <text:s/>student</text:span></text:p>
              </text:list-header>
            </text:list>
            <text:list text:style-name="L9">
              <text:list-header>
                <text:p text:style-name="P31"><text:span text:style-name="T16"><text:s text:c="2"/></text:span><text:span text:style-name="T16">{ <text:s/>int <text:s/>month; <text:s text:c="11"/>{ <text:s/>int <text:s/>num;</text:span></text:p>
                <text:p text:style-name="P31"><text:span text:style-name="T16"><text:s text:c="5"/></text:span><text:span text:style-name="T16">int <text:s/>day; <text:s text:c="21"/>char <text:s/>name[20];</text:span></text:p>
                <text:p text:style-name="P31"><text:span text:style-name="T16"><text:s text:c="5"/></text:span><text:span text:style-name="T16">int <text:s/>year; <text:s text:c="20"/>struct date birthday;</text:span></text:p>
                <text:p text:style-name="P31"><text:span text:style-name="T16"><text:s text:c="3"/></text:span><text:span text:style-name="T16">};</text:span><text:span text:style-name="T433"> <text:s text:c="30"/></text:span><text:span text:style-name="T16">}st1, st2;</text:span></text:p>
              </text:list-header>
            </text:list>
          </draw:text-box>
        </draw:frame>
        <anim:par presentation:node-type="timing-root">
          <anim:par smil:begin="id502.begin">
            <anim:transitionFilter smil:dur="1s" smil:type="slideWipe" smil:subtype="fromBottomRight" smil:direction="reverse"/>
          </anim:par>
        </anim:par>
        <presentation:notes draw:style-name="dp2">
          <draw:page-thumbnail draw:style-name="gr1" draw:layer="layout" svg:width="7.142cm" svg:height="9.524cm" svg:x="5.953cm" svg:y="1.93cm" draw:page-number="360" presentation:class="page"/>
          <draw:frame presentation:style-name="pr2" draw:layer="layout" svg:width="15.239cm" svg:height="11.43cm" svg:x="1.905cm" svg:y="12.065cm" presentation:class="notes" presentation:placeholder="true">
            <draw:text-box/>
          </draw:frame>
        </presentation:notes>
      </draw:page>
      <draw:page draw:name="page361" draw:style-name="dp3" draw:master-page-name="Default" presentation:presentation-page-layout-name="AL1T0" xml:id="id503" draw:id="id503">
        <draw:frame presentation:style-name="pr112" draw:layer="layout" svg:width="2.117cm" svg:height="15.157cm" svg:x="1.057cm" svg:y="-6.521cm" presentation:class="title" presentation:placeholder="true" presentation:user-transformed="true">
          <draw:text-box/>
        </draw:frame>
        <draw:frame presentation:style-name="pr114" draw:text-style-name="P5" draw:layer="layout" svg:width="22.225cm" svg:height="14.393cm" svg:x="1.692cm" svg:y="1.269cm" presentation:class="subtitle" presentation:user-transformed="true">
          <draw:text-box>
            <text:list text:style-name="L17">
              <text:list-header>
                <text:p text:style-name="P56"><text:span text:style-name="T61"><text:s/>④</text:span><text:span text:style-name="T61">成员名可以与程序中的变量名相同，两者代表不同的对象。</text:span></text:p>
                <text:p text:style-name="P56"><text:span text:style-name="T61"/></text:p>
              </text:list-header>
            </text:list>
          </draw:text-box>
        </draw:frame>
        <anim:par presentation:node-type="timing-root">
          <anim:par smil:begin="id503.begin">
            <anim:transitionFilter smil:dur="1s" smil:type="slideWipe" smil:subtype="fromBottomRight" smil:direction="reverse"/>
          </anim:par>
        </anim:par>
        <presentation:notes draw:style-name="dp2">
          <draw:page-thumbnail draw:style-name="gr1" draw:layer="layout" svg:width="7.142cm" svg:height="9.524cm" svg:x="5.953cm" svg:y="1.93cm" draw:page-number="361" presentation:class="page"/>
          <draw:frame presentation:style-name="pr2" draw:layer="layout" svg:width="15.239cm" svg:height="11.43cm" svg:x="1.905cm" svg:y="12.065cm" presentation:class="notes" presentation:placeholder="true">
            <draw:text-box/>
          </draw:frame>
        </presentation:notes>
      </draw:page>
      <draw:page draw:name="page362" draw:style-name="dp3" draw:master-page-name="Default" presentation:presentation-page-layout-name="AL1T0" xml:id="id504" draw:id="id504">
        <draw:frame presentation:style-name="pr29" draw:text-style-name="P5" draw:layer="layout" svg:width="24.765cm" svg:height="17.568cm" svg:x="0.422cm" svg:y="0.635cm" presentation:class="subtitle" presentation:user-transformed="true">
          <draw:text-box>
            <text:list text:style-name="L6">
              <text:list-header>
                <text:p text:style-name="P40"><text:span text:style-name="T68"><text:s text:c="3"/></text:span><text:span text:style-name="T68">11.3 </text:span><text:span text:style-name="T68">结构体变量的引用</text:span><text:span text:style-name="T471"><text:line-break/></text:span><text:span text:style-name="T471"> <text:s text:c="2"/></text:span><text:span text:style-name="T426">■</text:span><text:span text:style-name="T61">成员引用</text:span></text:p>
              </text:list-header>
            </text:list>
            <text:list text:style-name="L140">
              <text:list-header>
                <text:p text:style-name="P40"><text:span text:style-name="T426"><text:s/></text:span><text:span text:style-name="T61"><text:s text:c="2"/></text:span><text:span text:style-name="T61">可以对成员单独引用，形式为：</text:span></text:p>
              </text:list-header>
            </text:list>
            <text:list text:style-name="L6">
              <text:list-header>
                <text:p text:style-name="P40"><text:span text:style-name="T68"><text:s text:c="6"/></text:span><text:span text:style-name="T68">结构体变量名 </text:span><text:span text:style-name="T68">. </text:span><text:span text:style-name="T68">成员名</text:span></text:p>
                <text:p text:style-name="P40"><text:span text:style-name="T68"><text:s text:c="10"/></text:span></text:p>
                <text:p text:style-name="P40"><text:span text:style-name="T68"><text:s text:c="24"/></text:span><text:span text:style-name="T473">成员运算符</text:span></text:p>
                <text:p text:style-name="P40"><text:span text:style-name="T68"/></text:p>
              </text:list-header>
            </text:list>
            <text:list text:style-name="L19">
              <text:list-header>
                <text:p text:style-name="P66"><text:span text:style-name="T184">st.num=1001;st.score=90;strcpy(st.name,”Li”);</text:span></text:p>
                <text:p text:style-name="P66"><text:span text:style-name="T184">printf(“%d%s%d”,st.num,st.name,st.score);</text:span></text:p>
                <text:p text:style-name="P66"><text:span text:style-name="T184">scanf(“%d%s%d”,&amp;st.num,st.name,&amp;st.score) ;</text:span></text:p>
              </text:list-header>
            </text:list>
            <text:list text:style-name="L89">
              <text:list-header>
                <text:p text:style-name="P196"><text:span text:style-name="T451"><text:s text:c="13"/></text:span><text:span text:style-name="T451">可以引用成员的地址</text:span></text:p>
              </text:list-header>
            </text:list>
          </draw:text-box>
        </draw:frame>
        <draw:line draw:style-name="gr113" draw:text-style-name="P25" draw:layer="layout" svg:x1="15.875cm" svg:y1="8.467cm" svg:x2="12.065cm" svg:y2="6.985cm">
          <text:p/>
        </draw:line>
        <anim:par presentation:node-type="timing-root">
          <anim:par smil:begin="id504.begin">
            <anim:transitionFilter smil:dur="1s" smil:type="slideWipe" smil:subtype="fromBottomRight" smil:direction="reverse"/>
          </anim:par>
        </anim:par>
        <presentation:notes draw:style-name="dp2">
          <draw:page-thumbnail draw:style-name="gr1" draw:layer="layout" svg:width="7.142cm" svg:height="9.524cm" svg:x="5.953cm" svg:y="1.93cm" draw:page-number="362" presentation:class="page"/>
          <draw:frame presentation:style-name="pr2" draw:layer="layout" svg:width="15.239cm" svg:height="11.43cm" svg:x="1.905cm" svg:y="12.065cm" presentation:class="notes" presentation:placeholder="true">
            <draw:text-box/>
          </draw:frame>
        </presentation:notes>
      </draw:page>
      <draw:page draw:name="page363" draw:style-name="dp3" draw:master-page-name="Default" presentation:presentation-page-layout-name="AL1T0" xml:id="id505" draw:id="id505">
        <draw:frame presentation:style-name="pr71" draw:text-style-name="P5" draw:layer="layout" svg:width="23.072cm" svg:height="16.721cm" svg:x="1.27cm" svg:y="0.846cm" presentation:class="subtitle" presentation:user-transformed="true">
          <draw:text-box>
            <text:list text:style-name="L19">
              <text:list-header>
                <text:p text:style-name="P61"><text:span text:style-name="T102"><text:s text:c="8"/></text:span><text:span text:style-name="T102">如果成员本身又属一个结构体类型，则要用若干个成员运算符，一级一级地找到最低一级的成员，只能对最低级的成员进行存取与运算。</text:span></text:p>
                <text:p text:style-name="P61"><text:span text:style-name="T102"/></text:p>
              </text:list-header>
            </text:list>
            <text:list text:style-name="L89">
              <text:list-header>
                <text:p text:style-name="P61"><text:span text:style-name="T16"><text:s/></text:span><text:span text:style-name="T16">st1.birthday.year=1960;</text:span></text:p>
                <text:p text:style-name="P61"><text:span text:style-name="T16"><text:s/></text:span><text:span text:style-name="T16">st1.birthday.month=5;</text:span></text:p>
                <text:p text:style-name="P61"><text:span text:style-name="T16"><text:s/></text:span><text:span text:style-name="T16">st1.birthday.day=15;</text:span></text:p>
                <text:p text:style-name="P50"><text:span text:style-name="T8"/></text:p>
                <text:p text:style-name="P51"><text:span text:style-name="T8"/></text:p>
              </text:list-header>
            </text:list>
          </draw:text-box>
        </draw:frame>
        <anim:par presentation:node-type="timing-root">
          <anim:par smil:begin="id505.begin">
            <anim:transitionFilter smil:dur="1s" smil:type="slideWipe" smil:subtype="fromBottomRight" smil:direction="reverse"/>
          </anim:par>
        </anim:par>
        <presentation:notes draw:style-name="dp2">
          <draw:page-thumbnail draw:style-name="gr1" draw:layer="layout" svg:width="7.142cm" svg:height="9.524cm" svg:x="5.953cm" svg:y="1.93cm" draw:page-number="363" presentation:class="page"/>
          <draw:frame presentation:style-name="pr2" draw:layer="layout" svg:width="15.239cm" svg:height="11.43cm" svg:x="1.905cm" svg:y="12.065cm" presentation:class="notes" presentation:placeholder="true">
            <draw:text-box/>
          </draw:frame>
        </presentation:notes>
      </draw:page>
      <draw:page draw:name="page364" draw:style-name="dp3" draw:master-page-name="Default" presentation:presentation-page-layout-name="AL1T0" xml:id="id506" draw:id="id506">
        <draw:frame presentation:style-name="pr52" draw:text-style-name="P5" draw:layer="layout" svg:width="23.495cm" svg:height="15.24cm" svg:x="0.846cm" svg:y="1.058cm" presentation:class="subtitle" presentation:user-transformed="true">
          <draw:text-box>
            <text:list text:style-name="L140">
              <text:list-header>
                <text:p text:style-name="P61"><text:span text:style-name="T426"><text:s text:c="4"/>■</text:span><text:span text:style-name="T61">整体引用</text:span></text:p>
              </text:list-header>
            </text:list>
            <text:list text:style-name="L17">
              <text:list-header>
                <text:p text:style-name="P61"><text:span text:style-name="T61"><text:s text:c="3"/></text:span><text:span text:style-name="T61">可以对结构体变量进行整体赋值：</text:span></text:p>
                <text:p text:style-name="P200"><text:span text:style-name="T38"><text:s text:c="4"/></text:span><text:span text:style-name="T68">stmax=st;</text:span><text:span text:style-name="T38"> <text:s/></text:span><text:span text:style-name="T474">将</text:span><text:span text:style-name="T474">st</text:span><text:span text:style-name="T474">中的所有内容赋值给</text:span><text:span text:style-name="T474">stmax</text:span><text:span text:style-name="T474">。</text:span></text:p>
              </text:list-header>
            </text:list>
            <text:list text:style-name="L146">
              <text:list-header>
                <text:p text:style-name="P200"><text:span text:style-name="T474"/></text:p>
              </text:list-header>
            </text:list>
            <text:list text:style-name="L17">
              <text:list-header>
                <text:p text:style-name="P61"><text:span text:style-name="T38"><text:s text:c="4"/></text:span><text:span text:style-name="T61">对结构体变量的整体操作只限于赋值操作和参数传递，而且要求类型一致。不能对结构体变量进行整体输入输出。</text:span><text:span text:style-name="T38"> </text:span></text:p>
                <text:p text:style-name="P63"><text:span text:style-name="T38"/></text:p>
              </text:list-header>
            </text:list>
          </draw:text-box>
        </draw:frame>
        <anim:par presentation:node-type="timing-root">
          <anim:par smil:begin="id506.begin">
            <anim:transitionFilter smil:dur="1s" smil:type="slideWipe" smil:subtype="fromBottomRight" smil:direction="reverse"/>
          </anim:par>
        </anim:par>
        <presentation:notes draw:style-name="dp2">
          <draw:page-thumbnail draw:style-name="gr1" draw:layer="layout" svg:width="7.142cm" svg:height="9.524cm" svg:x="5.953cm" svg:y="1.93cm" draw:page-number="364" presentation:class="page"/>
          <draw:frame presentation:style-name="pr2" draw:layer="layout" svg:width="15.239cm" svg:height="11.43cm" svg:x="1.905cm" svg:y="12.065cm" presentation:class="notes" presentation:placeholder="true">
            <draw:text-box/>
          </draw:frame>
        </presentation:notes>
      </draw:page>
      <draw:page draw:name="page365" draw:style-name="dp3" draw:master-page-name="Default" presentation:presentation-page-layout-name="AL1T0" xml:id="id507" draw:id="id507">
        <draw:frame presentation:style-name="pr71" draw:text-style-name="P5" draw:layer="layout" svg:width="22.86cm" svg:height="16.721cm" svg:x="1.27cm" svg:y="0.846cm" presentation:class="subtitle" presentation:user-transformed="true">
          <draw:text-box>
            <text:list text:style-name="L6">
              <text:list-header>
                <text:p text:style-name="P61"><text:span text:style-name="T68">结构体应用举例：</text:span></text:p>
                <text:p text:style-name="P61"><text:span text:style-name="T68"><text:s text:c="3"/></text:span><text:span text:style-name="T61">编写程序输入</text:span><text:span text:style-name="T61">100</text:span><text:span text:style-name="T61">个学生的学号、姓名和考试成绩，找出高分者和低分者。</text:span></text:p>
              </text:list-header>
            </text:list>
            <text:list text:style-name="L19">
              <text:list-header>
                <text:p text:style-name="P200"><text:span text:style-name="T25"/></text:p>
                <text:p text:style-name="P200"><text:span text:style-name="T25"><text:s text:c="3"/></text:span><text:span text:style-name="T25">struct <text:s/>student</text:span></text:p>
                <text:p text:style-name="P200"><text:span text:style-name="T25"><text:s text:c="3"/></text:span><text:span text:style-name="T25">{ <text:s text:c="2"/>int <text:s/>num; <text:s/></text:span></text:p>
                <text:p text:style-name="P200"><text:span text:style-name="T25"><text:s text:c="8"/></text:span><text:span text:style-name="T25">char <text:s/>name[20]; </text:span></text:p>
                <text:p text:style-name="P200"><text:span text:style-name="T25"><text:s text:c="8"/></text:span><text:span text:style-name="T25">int <text:s/>score; </text:span></text:p>
                <text:p text:style-name="P200"><text:span text:style-name="T25"><text:s text:c="4"/></text:span><text:span text:style-name="T25">};</text:span></text:p>
              </text:list-header>
            </text:list>
          </draw:text-box>
        </draw:frame>
        <anim:par presentation:node-type="timing-root">
          <anim:par smil:begin="id507.begin">
            <anim:transitionFilter smil:dur="1s" smil:type="slideWipe" smil:subtype="fromBottomRight" smil:direction="reverse"/>
          </anim:par>
        </anim:par>
        <presentation:notes draw:style-name="dp2">
          <draw:page-thumbnail draw:style-name="gr1" draw:layer="layout" svg:width="7.142cm" svg:height="9.524cm" svg:x="5.953cm" svg:y="1.93cm" draw:page-number="365" presentation:class="page"/>
          <draw:frame presentation:style-name="pr2" draw:layer="layout" svg:width="15.239cm" svg:height="11.43cm" svg:x="1.905cm" svg:y="12.065cm" presentation:class="notes" presentation:placeholder="true">
            <draw:text-box/>
          </draw:frame>
        </presentation:notes>
      </draw:page>
      <draw:page draw:name="page366" draw:style-name="dp3" draw:master-page-name="Default" presentation:presentation-page-layout-name="AL1T0" xml:id="id508" draw:id="id508">
        <draw:frame presentation:style-name="pr37" draw:text-style-name="P5" draw:layer="layout" svg:width="25.188cm" svg:height="19.05cm" svg:x="0.212cm" svg:y="0cm" presentation:class="subtitle" presentation:user-transformed="true">
          <draw:text-box>
            <text:list text:style-name="L19">
              <text:list-header>
                <text:p text:style-name="P194"><text:span text:style-name="T25"><text:s/></text:span><text:span text:style-name="T25">main()</text:span></text:p>
                <text:p text:style-name="P194"><text:span text:style-name="T25"><text:s/></text:span><text:span text:style-name="T25">{ <text:s text:c="3"/>int <text:s/>i; <text:s/>struct student <text:s/>st,stmax,stmin;</text:span></text:p>
                <text:p text:style-name="P194"><text:span text:style-name="T25"><text:s text:c="6"/></text:span><text:span text:style-name="T25">stmax.score=0; <text:s text:c="2"/>stmin.score=100;</text:span></text:p>
                <text:p text:style-name="P194"><text:span text:style-name="T25"><text:s text:c="6"/></text:span><text:span text:style-name="T25">for(i=1;i&lt;=100;i++)</text:span></text:p>
                <text:p text:style-name="P194"><text:span text:style-name="T25"><text:s text:c="5"/></text:span><text:span text:style-name="T25">{ <text:s/>scanf(“%d%s%d”,&amp;st.num,st.name,&amp;st.score);</text:span></text:p>
                <text:p text:style-name="P194"><text:span text:style-name="T25"><text:s text:c="8"/></text:span><text:span text:style-name="T25">if(st.score&gt;stmax.score) stmax=st;</text:span></text:p>
                <text:p text:style-name="P194"><text:span text:style-name="T25"><text:s text:c="8"/></text:span><text:span text:style-name="T25">if(st.score&lt;stmin.score) stmin=st;</text:span></text:p>
                <text:p text:style-name="P194"><text:span text:style-name="T25"><text:s text:c="5"/></text:span><text:span text:style-name="T25">}</text:span></text:p>
                <text:p text:style-name="P194"><text:span text:style-name="T25"><text:s text:c="5"/></text:span><text:span text:style-name="T25">printf(“\n%5d%15s%5d”,stmax.num,stmax.name,</text:span></text:p>
                <text:p text:style-name="P194"><text:span text:style-name="T25"><text:s text:c="50"/></text:span><text:span text:style-name="T25">stmax.score);</text:span></text:p>
                <text:p text:style-name="P194"><text:span text:style-name="T25"><text:s text:c="6"/></text:span><text:span text:style-name="T25">printf(“\n%5d%15s%5d”,stmin.num,stmin.name, <text:s/></text:span></text:p>
                <text:p text:style-name="P194"><text:span text:style-name="T25"><text:s text:c="52"/></text:span><text:span text:style-name="T25">stmin.score); </text:span></text:p>
                <text:p text:style-name="P194"><text:span text:style-name="T25">} </text:span></text:p>
              </text:list-header>
            </text:list>
          </draw:text-box>
        </draw:frame>
        <anim:par presentation:node-type="timing-root">
          <anim:par smil:begin="id508.begin">
            <anim:transitionFilter smil:dur="1s" smil:type="slideWipe" smil:subtype="fromBottomRight" smil:direction="reverse"/>
          </anim:par>
        </anim:par>
        <presentation:notes draw:style-name="dp2">
          <draw:page-thumbnail draw:style-name="gr1" draw:layer="layout" svg:width="7.142cm" svg:height="9.524cm" svg:x="5.953cm" svg:y="1.93cm" draw:page-number="366" presentation:class="page"/>
          <draw:frame presentation:style-name="pr2" draw:layer="layout" svg:width="15.239cm" svg:height="11.43cm" svg:x="1.905cm" svg:y="12.065cm" presentation:class="notes" presentation:placeholder="true">
            <draw:text-box/>
          </draw:frame>
        </presentation:notes>
      </draw:page>
      <draw:page draw:name="page367" draw:style-name="dp3" draw:master-page-name="Default" presentation:presentation-page-layout-name="AL1T0" xml:id="id509" draw:id="id509">
        <draw:frame presentation:style-name="pr77" draw:text-style-name="P5" draw:layer="layout" svg:width="23.071cm" svg:height="16.51cm" svg:x="0.846cm" svg:y="1.058cm" presentation:class="subtitle" presentation:user-transformed="true">
          <draw:text-box>
            <text:list text:style-name="L6">
              <text:list-header>
                <text:p text:style-name="P139"><text:span text:style-name="T68"><text:s text:c="4"/></text:span><text:span text:style-name="T68">11.4 </text:span><text:span text:style-name="T68">结构体变量的初始化</text:span></text:p>
              </text:list-header>
            </text:list>
            <text:list text:style-name="L147">
              <text:list-header>
                <text:p text:style-name="P139"><text:span text:style-name="T475"><text:s/></text:span><text:span text:style-name="T61"><text:s text:c="2"/></text:span><text:span text:style-name="T61">对结构体变量可以在定义时指定初始值</text:span><text:span text:style-name="T475"><text:line-break/></text:span><text:span text:style-name="T475"> <text:s text:c="2"/></text:span><text:span text:style-name="T16">struct <text:s/>student</text:span></text:p>
              </text:list-header>
            </text:list>
            <text:list text:style-name="L89">
              <text:list-header>
                <text:p text:style-name="P61"><text:span text:style-name="T16"><text:s text:c="5"/></text:span><text:span text:style-name="T16">{</text:span></text:p>
                <text:p text:style-name="P61"><text:span text:style-name="T16"><text:s text:c="10"/></text:span><text:span text:style-name="T16">int <text:s/>num;</text:span></text:p>
                <text:p text:style-name="P61"><text:span text:style-name="T16"><text:s text:c="10"/></text:span><text:span text:style-name="T16">char <text:s/>name[20];</text:span></text:p>
                <text:p text:style-name="P61"><text:span text:style-name="T16"><text:s text:c="10"/></text:span><text:span text:style-name="T16">int <text:s/>score;</text:span></text:p>
                <text:p text:style-name="P61"><text:span text:style-name="T16"><text:s text:c="5"/></text:span><text:span text:style-name="T16">}</text:span><text:span text:style-name="T184">st={1001,”wang”,95};</text:span></text:p>
              </text:list-header>
            </text:list>
            <text:list text:style-name="L19">
              <text:list-header>
                <text:p text:style-name="P63"><text:span text:style-name="T184"/></text:p>
              </text:list-header>
            </text:list>
          </draw:text-box>
        </draw:frame>
        <anim:par presentation:node-type="timing-root">
          <anim:par smil:begin="id509.begin">
            <anim:transitionFilter smil:dur="1s" smil:type="slideWipe" smil:subtype="fromBottomRight" smil:direction="reverse"/>
          </anim:par>
        </anim:par>
        <presentation:notes draw:style-name="dp2">
          <draw:page-thumbnail draw:style-name="gr1" draw:layer="layout" svg:width="7.142cm" svg:height="9.524cm" svg:x="5.953cm" svg:y="1.93cm" draw:page-number="367" presentation:class="page"/>
          <draw:frame presentation:style-name="pr2" draw:layer="layout" svg:width="15.239cm" svg:height="11.43cm" svg:x="1.905cm" svg:y="12.065cm" presentation:class="notes" presentation:placeholder="true">
            <draw:text-box/>
          </draw:frame>
        </presentation:notes>
      </draw:page>
      <draw:page draw:name="page368" draw:style-name="dp3" draw:master-page-name="Default" presentation:presentation-page-layout-name="AL1T0" xml:id="id510" draw:id="id510">
        <draw:frame presentation:style-name="pr30" draw:text-style-name="P5" draw:layer="layout" svg:width="23.495cm" svg:height="17.992cm" svg:x="0.846cm" svg:y="0.635cm" presentation:class="subtitle" presentation:user-transformed="true">
          <draw:text-box>
            <text:list text:style-name="L6">
              <text:list-header>
                <text:p text:style-name="P40"><text:span text:style-name="T68"><text:s text:c="3"/></text:span><text:span text:style-name="T68">11.5 </text:span><text:span text:style-name="T68">结构体数组</text:span><text:span text:style-name="T68"><text:line-break/></text:span><text:span text:style-name="T89"> <text:s/></text:span><text:span text:style-name="T61">可以定义结构体数组来存放批量数据。</text:span></text:p>
              </text:list-header>
            </text:list>
            <text:list text:style-name="L17">
              <text:list-header>
                <text:p text:style-name="P47"><text:span text:style-name="T61"><text:s text:c="3"/></text:span><text:span text:style-name="T476">■</text:span><text:span text:style-name="T61">结构体数组的定义</text:span></text:p>
              </text:list-header>
            </text:list>
            <text:list text:style-name="L89">
              <text:list-header>
                <text:p text:style-name="P50"><text:span text:style-name="T24"><text:s text:c="4"/></text:span><text:span text:style-name="T16">struct <text:s/>student</text:span></text:p>
                <text:p text:style-name="P50"><text:span text:style-name="T16"><text:s text:c="3"/></text:span><text:span text:style-name="T16">{</text:span></text:p>
                <text:p text:style-name="P50"><text:span text:style-name="T16"><text:s text:c="9"/></text:span><text:span text:style-name="T16">int <text:s/>num;</text:span></text:p>
                <text:p text:style-name="P50"><text:span text:style-name="T16"><text:s text:c="9"/></text:span><text:span text:style-name="T16">char <text:s/>name[20];</text:span></text:p>
                <text:p text:style-name="P50"><text:span text:style-name="T16"><text:s text:c="9"/></text:span><text:span text:style-name="T16">int <text:s/>score;</text:span></text:p>
                <text:p text:style-name="P50"><text:span text:style-name="T16"><text:s text:c="4"/></text:span><text:span text:style-name="T16">}</text:span><text:span text:style-name="T16">；</text:span><text:span text:style-name="T184">struct <text:s/>student <text:s/>a[100];</text:span></text:p>
              </text:list-header>
            </text:list>
            <text:list text:style-name="L148">
              <text:list-header>
                <text:p text:style-name="P47"><text:span text:style-name="T469"><text:s text:c="3"/></text:span><text:span text:style-name="T469">定义</text:span><text:span text:style-name="T469">a</text:span><text:span text:style-name="T469">数组，可以存放</text:span><text:span text:style-name="T469">100</text:span><text:span text:style-name="T469">个学生的数据。</text:span></text:p>
                <text:p text:style-name="P47"><text:span text:style-name="T469"><text:s text:c="3"/></text:span><text:span text:style-name="T469">a</text:span><text:span text:style-name="T469">数组的每个元素又是一个结构体变量。</text:span></text:p>
              </text:list-header>
            </text:list>
          </draw:text-box>
        </draw:frame>
        <anim:par presentation:node-type="timing-root">
          <anim:par smil:begin="id510.begin">
            <anim:transitionFilter smil:dur="1s" smil:type="slideWipe" smil:subtype="fromBottomRight" smil:direction="reverse"/>
          </anim:par>
        </anim:par>
        <presentation:notes draw:style-name="dp2">
          <draw:page-thumbnail draw:style-name="gr1" draw:layer="layout" svg:width="7.142cm" svg:height="9.524cm" svg:x="5.953cm" svg:y="1.93cm" draw:page-number="368" presentation:class="page"/>
          <draw:frame presentation:style-name="pr2" draw:layer="layout" svg:width="15.239cm" svg:height="11.43cm" svg:x="1.905cm" svg:y="12.065cm" presentation:class="notes" presentation:placeholder="true">
            <draw:text-box/>
          </draw:frame>
        </presentation:notes>
      </draw:page>
      <draw:page draw:name="page369" draw:style-name="dp3" draw:master-page-name="Default" presentation:presentation-page-layout-name="AL1T0" xml:id="id511" draw:id="id511">
        <draw:frame presentation:style-name="pr7" draw:text-style-name="P5" draw:layer="layout" svg:width="23.495cm" svg:height="17.145cm" svg:x="0.846cm" svg:y="0.846cm" presentation:class="subtitle" presentation:user-transformed="true">
          <draw:text-box>
            <text:list text:style-name="L140">
              <text:list-header>
                <text:p text:style-name="P47"><text:span text:style-name="T426"><text:s text:c="3"/>■</text:span><text:span text:style-name="T102">结构体数组的初始化</text:span></text:p>
              </text:list-header>
            </text:list>
            <text:list text:style-name="L17">
              <text:list-header>
                <text:p text:style-name="P47"><text:span text:style-name="T61"><text:s text:c="3"/></text:span><text:span text:style-name="T68">在定义结构体数组的同时指定初值。</text:span></text:p>
              </text:list-header>
            </text:list>
            <text:list text:style-name="L51">
              <text:list-header>
                <text:p text:style-name="P47"><text:span text:style-name="T103"><text:s text:c="2"/></text:span><text:span text:style-name="T103">struct <text:s/>student</text:span></text:p>
                <text:p text:style-name="P47"><text:span text:style-name="T103"><text:s text:c="2"/></text:span><text:span text:style-name="T103">{</text:span></text:p>
                <text:p text:style-name="P47"><text:span text:style-name="T103"><text:s text:c="5"/></text:span><text:span text:style-name="T103">int <text:s/>num;</text:span></text:p>
                <text:p text:style-name="P47"><text:span text:style-name="T103"><text:s text:c="5"/></text:span><text:span text:style-name="T103">char <text:s/>name[20];</text:span></text:p>
                <text:p text:style-name="P47"><text:span text:style-name="T103"><text:s text:c="5"/></text:span><text:span text:style-name="T103">int <text:s/>score;</text:span></text:p>
                <text:p text:style-name="P47"><text:span text:style-name="T103"><text:s text:c="3"/></text:span><text:span text:style-name="T103">}</text:span><text:span text:style-name="T103">；</text:span><text:span text:style-name="T85"> </text:span></text:p>
              </text:list-header>
            </text:list>
            <text:list text:style-name="L89">
              <text:list-header>
                <text:p text:style-name="P66"><text:span text:style-name="T16"><text:s text:c="4"/></text:span><text:span text:style-name="T16">struct student <text:s text:c="2"/>a[2]=</text:span></text:p>
                <text:p text:style-name="P66"><text:span text:style-name="T16"><text:s text:c="13"/></text:span><text:span text:style-name="T16">{{1001,”LiLi”,85},{1002,”wang”,90}};</text:span></text:p>
                <text:p text:style-name="P50"><text:span text:style-name="T16"/></text:p>
              </text:list-header>
            </text:list>
          </draw:text-box>
        </draw:frame>
        <anim:par presentation:node-type="timing-root">
          <anim:par smil:begin="id511.begin">
            <anim:transitionFilter smil:dur="1s" smil:type="slideWipe" smil:subtype="fromBottomRight" smil:direction="reverse"/>
          </anim:par>
        </anim:par>
        <presentation:notes draw:style-name="dp2">
          <draw:page-thumbnail draw:style-name="gr1" draw:layer="layout" svg:width="7.142cm" svg:height="9.524cm" svg:x="5.953cm" svg:y="1.93cm" draw:page-number="369" presentation:class="page"/>
          <draw:frame presentation:style-name="pr2" draw:layer="layout" svg:width="15.239cm" svg:height="11.43cm" svg:x="1.905cm" svg:y="12.065cm" presentation:class="notes" presentation:placeholder="true">
            <draw:text-box/>
          </draw:frame>
        </presentation:notes>
      </draw:page>
      <draw:page draw:name="page370" draw:style-name="dp3" draw:master-page-name="Default" presentation:presentation-page-layout-name="AL1T0" xml:id="id512" draw:id="id512">
        <draw:frame presentation:style-name="pr46" draw:text-style-name="P5" draw:layer="layout" svg:width="23.284cm" svg:height="16.086cm" svg:x="1.058cm" svg:y="0.847cm" presentation:class="subtitle" presentation:user-transformed="true">
          <draw:text-box>
            <text:list text:style-name="L89">
              <text:list-header>
                <text:p text:style-name="P50"><text:span text:style-name="T251"><text:s text:c="3"/></text:span><text:span text:style-name="T251">或：</text:span></text:p>
              </text:list-header>
            </text:list>
            <text:list text:style-name="L19">
              <text:list-header>
                <text:p text:style-name="P50"><text:span text:style-name="T184"><text:s text:c="3"/></text:span><text:span text:style-name="T184">struct <text:s/>student</text:span></text:p>
                <text:p text:style-name="P50"><text:span text:style-name="T184"><text:s text:c="3"/></text:span><text:span text:style-name="T184">{</text:span></text:p>
                <text:p text:style-name="P50"><text:span text:style-name="T184"><text:s text:c="7"/></text:span><text:span text:style-name="T184">int <text:s/>num;</text:span></text:p>
                <text:p text:style-name="P50"><text:span text:style-name="T184"><text:s text:c="7"/></text:span><text:span text:style-name="T184">char <text:s/>name[20];</text:span></text:p>
                <text:p text:style-name="P50"><text:span text:style-name="T184"><text:s text:c="7"/></text:span><text:span text:style-name="T184">int <text:s/>score;</text:span></text:p>
                <text:p text:style-name="P50"><text:span text:style-name="T184"><text:s text:c="4"/></text:span><text:span text:style-name="T184">}</text:span><text:span text:style-name="T16"> a[2]=</text:span></text:p>
              </text:list-header>
            </text:list>
            <text:list text:style-name="L89">
              <text:list-header>
                <text:p text:style-name="P50"><text:span text:style-name="T16"><text:s text:c="12"/></text:span><text:span text:style-name="T16">{{1001,”LiLi”,85},{1002,”wang”,90}};</text:span></text:p>
                <text:p text:style-name="P51"><text:span text:style-name="T16"/></text:p>
              </text:list-header>
            </text:list>
          </draw:text-box>
        </draw:frame>
        <anim:par presentation:node-type="timing-root">
          <anim:par smil:begin="id512.begin">
            <anim:transitionFilter smil:dur="1s" smil:type="slideWipe" smil:subtype="fromBottomRight" smil:direction="reverse"/>
          </anim:par>
        </anim:par>
        <presentation:notes draw:style-name="dp2">
          <draw:page-thumbnail draw:style-name="gr1" draw:layer="layout" svg:width="7.142cm" svg:height="9.524cm" svg:x="5.953cm" svg:y="1.93cm" draw:page-number="370" presentation:class="page"/>
          <draw:frame presentation:style-name="pr2" draw:layer="layout" svg:width="15.239cm" svg:height="11.43cm" svg:x="1.905cm" svg:y="12.065cm" presentation:class="notes" presentation:placeholder="true">
            <draw:text-box/>
          </draw:frame>
        </presentation:notes>
      </draw:page>
      <draw:page draw:name="page371" draw:style-name="dp3" draw:master-page-name="Default" presentation:presentation-page-layout-name="AL1T0" xml:id="id513" draw:id="id513">
        <draw:frame presentation:style-name="pr29" draw:text-style-name="P5" draw:layer="layout" svg:width="24.13cm" svg:height="17.568cm" svg:x="0.635cm" svg:y="0.635cm" presentation:class="subtitle" presentation:user-transformed="true">
          <draw:text-box>
            <text:list text:style-name="L140">
              <text:list-header>
                <text:p text:style-name="P47"><text:span text:style-name="T426"><text:s text:c="4"/>■</text:span><text:span text:style-name="T61">结构体数组元素的引用</text:span></text:p>
              </text:list-header>
            </text:list>
            <text:list text:style-name="L17">
              <text:list-header>
                <text:p text:style-name="P47"><text:span text:style-name="T61"><text:s text:c="4"/></text:span><text:span text:style-name="T68">成员引用：</text:span></text:p>
                <text:p text:style-name="P47"><text:span text:style-name="T61"><text:s text:c="3"/></text:span><text:span text:style-name="T61">a[0].num=1001; <text:s/></text:span></text:p>
                <text:p text:style-name="P47"><text:span text:style-name="T61"><text:s text:c="3"/></text:span><text:span text:style-name="T61">strcpy(a[0].name,”wang”);</text:span></text:p>
                <text:p text:style-name="P47"><text:span text:style-name="T61"><text:s text:c="3"/></text:span><text:span text:style-name="T61">a[0].score=85;</text:span></text:p>
                <text:p text:style-name="P47"><text:span text:style-name="T61"><text:s text:c="4"/></text:span><text:span text:style-name="T68">整体引用：</text:span></text:p>
                <text:p text:style-name="P47"><text:span text:style-name="T61"><text:s text:c="4"/></text:span><text:span text:style-name="T61">a[1]=a[0]; </text:span><text:span text:style-name="T426">与普通数组元素的引用相同</text:span></text:p>
              </text:list-header>
            </text:list>
            <text:list text:style-name="L140">
              <text:list-header>
                <text:p text:style-name="P47"><text:span text:style-name="T426"><text:s text:c="4"/></text:span></text:p>
              </text:list-header>
            </text:list>
          </draw:text-box>
        </draw:frame>
        <anim:par presentation:node-type="timing-root">
          <anim:par smil:begin="id513.begin">
            <anim:transitionFilter smil:dur="1s" smil:type="slideWipe" smil:subtype="fromBottomRight" smil:direction="reverse"/>
          </anim:par>
        </anim:par>
        <presentation:notes draw:style-name="dp2">
          <draw:page-thumbnail draw:style-name="gr1" draw:layer="layout" svg:width="7.142cm" svg:height="9.524cm" svg:x="5.953cm" svg:y="1.93cm" draw:page-number="371" presentation:class="page"/>
          <draw:frame presentation:style-name="pr2" draw:layer="layout" svg:width="15.239cm" svg:height="11.43cm" svg:x="1.905cm" svg:y="12.065cm" presentation:class="notes" presentation:placeholder="true">
            <draw:text-box/>
          </draw:frame>
        </presentation:notes>
      </draw:page>
      <draw:page draw:name="page372" draw:style-name="dp3" draw:master-page-name="Default" presentation:presentation-page-layout-name="AL1T0" xml:id="id514" draw:id="id514">
        <draw:frame presentation:style-name="pr15" draw:layer="layout" svg:width="1.694cm" svg:height="22.605cm" svg:x="1.058cm" svg:y="-10.139cm" presentation:class="title" presentation:placeholder="true" presentation:user-transformed="true">
          <draw:text-box/>
        </draw:frame>
        <draw:frame presentation:style-name="pr115" draw:text-style-name="P5" draw:layer="layout" svg:width="23.495cm" svg:height="13.758cm" svg:x="1.269cm" svg:y="1.482cm" presentation:class="subtitle" presentation:user-transformed="true">
          <draw:text-box>
            <text:list text:style-name="L140">
              <text:list-header>
                <text:p text:style-name="P57"><text:span text:style-name="T426"><text:s/>■</text:span><text:span text:style-name="T61">结构体数组的应用</text:span></text:p>
              </text:list-header>
            </text:list>
            <text:list text:style-name="L17">
              <text:list-header>
                <text:p text:style-name="P57"><text:span text:style-name="T61"><text:s text:c="3"/></text:span><text:span text:style-name="T68">输入</text:span><text:span text:style-name="T68">100</text:span><text:span text:style-name="T68">个学生的学号、姓名和考试成绩，然后按从高分到低分的顺序排列后输出。</text:span></text:p>
              </text:list-header>
            </text:list>
            <text:list text:style-name="L6">
              <text:list-header>
                <text:p text:style-name="P56"><text:span text:style-name="T68"/></text:p>
              </text:list-header>
            </text:list>
          </draw:text-box>
        </draw:frame>
        <anim:par presentation:node-type="timing-root">
          <anim:par smil:begin="id514.begin">
            <anim:transitionFilter smil:dur="1s" smil:type="slideWipe" smil:subtype="fromBottomRight" smil:direction="reverse"/>
          </anim:par>
        </anim:par>
        <presentation:notes draw:style-name="dp2">
          <draw:page-thumbnail draw:style-name="gr1" draw:layer="layout" svg:width="7.142cm" svg:height="9.524cm" svg:x="5.953cm" svg:y="1.93cm" draw:page-number="372" presentation:class="page"/>
          <draw:frame presentation:style-name="pr2" draw:layer="layout" svg:width="15.239cm" svg:height="11.43cm" svg:x="1.905cm" svg:y="12.065cm" presentation:class="notes" presentation:placeholder="true">
            <draw:text-box/>
          </draw:frame>
        </presentation:notes>
      </draw:page>
      <draw:page draw:name="page373" draw:style-name="dp3" draw:master-page-name="Default" presentation:presentation-page-layout-name="AL1T0" xml:id="id515" draw:id="id515">
        <draw:frame presentation:style-name="pr36" draw:text-style-name="P5" draw:layer="layout" svg:width="23.072cm" svg:height="17.78cm" svg:x="1.058cm" svg:y="0.423cm" presentation:class="subtitle" presentation:user-transformed="true">
          <draw:text-box>
            <text:list text:style-name="L19">
              <text:list-header>
                <text:p text:style-name="P50"><text:span text:style-name="T184">struct <text:s/>student</text:span></text:p>
                <text:p text:style-name="P50"><text:span text:style-name="T184"><text:s/></text:span><text:span text:style-name="T184">{ <text:s text:c="2"/>int <text:s/>num;</text:span></text:p>
                <text:p text:style-name="P50"><text:span text:style-name="T184"><text:s text:c="8"/></text:span><text:span text:style-name="T184">char <text:s/>name[20];</text:span></text:p>
                <text:p text:style-name="P50"><text:span text:style-name="T184"><text:s text:c="8"/></text:span><text:span text:style-name="T184">int <text:s/>score;</text:span></text:p>
                <text:p text:style-name="P50"><text:span text:style-name="T184"><text:s/></text:span><text:span text:style-name="T184">};</text:span></text:p>
                <text:p text:style-name="P50"><text:span text:style-name="T184">main()</text:span></text:p>
                <text:p text:style-name="P50"><text:span text:style-name="T184">{ <text:s/>int <text:s/>i, j; <text:s/></text:span></text:p>
                <text:p text:style-name="P50"><text:span text:style-name="T184"><text:s text:c="3"/></text:span><text:span text:style-name="T184">struct student <text:s/>a[100], t;</text:span></text:p>
                <text:p text:style-name="P50"><text:span text:style-name="T184"><text:s text:c="3"/></text:span><text:span text:style-name="T184">for(i=0;i&lt;100;i++)</text:span></text:p>
                <text:p text:style-name="P50"><text:span text:style-name="T184"><text:s text:c="5"/></text:span><text:span text:style-name="T184">scanf(“%d%s%d”,&amp;a[i].num,a[i].name,</text:span></text:p>
                <text:p text:style-name="P50"><text:span text:style-name="T184"><text:s text:c="38"/></text:span><text:span text:style-name="T184">&amp;a[i].score);</text:span></text:p>
              </text:list-header>
            </text:list>
          </draw:text-box>
        </draw:frame>
        <anim:par presentation:node-type="timing-root">
          <anim:par smil:begin="id515.begin">
            <anim:transitionFilter smil:dur="1s" smil:type="slideWipe" smil:subtype="fromBottomRight" smil:direction="reverse"/>
          </anim:par>
        </anim:par>
        <presentation:notes draw:style-name="dp2">
          <draw:page-thumbnail draw:style-name="gr1" draw:layer="layout" svg:width="7.142cm" svg:height="9.524cm" svg:x="5.953cm" svg:y="1.93cm" draw:page-number="373" presentation:class="page"/>
          <draw:frame presentation:style-name="pr2" draw:layer="layout" svg:width="15.239cm" svg:height="11.43cm" svg:x="1.905cm" svg:y="12.065cm" presentation:class="notes" presentation:placeholder="true">
            <draw:text-box/>
          </draw:frame>
        </presentation:notes>
      </draw:page>
      <draw:page draw:name="page374" draw:style-name="dp3" draw:master-page-name="Default" presentation:presentation-page-layout-name="AL1T0" xml:id="id516" draw:id="id516">
        <draw:frame presentation:style-name="pr77" draw:text-style-name="P5" draw:layer="layout" svg:width="22.86cm" svg:height="16.51cm" svg:x="1.058cm" svg:y="0.847cm" presentation:class="subtitle" presentation:user-transformed="true">
          <draw:text-box>
            <text:list text:style-name="L89">
              <text:list-header>
                <text:p text:style-name="P61"><text:span text:style-name="T477"><text:s text:c="3"/></text:span><text:span text:style-name="T184">for(i=0;i&lt;99;i++)</text:span></text:p>
              </text:list-header>
            </text:list>
            <text:list text:style-name="L19">
              <text:list-header>
                <text:p text:style-name="P61"><text:span text:style-name="T184"><text:s text:c="6"/></text:span><text:span text:style-name="T184">for(j=i+1; j&lt;100; j++)</text:span></text:p>
                <text:p text:style-name="P61"><text:span text:style-name="T184"><text:s text:c="7"/></text:span><text:span text:style-name="T184">if(a[i].score&lt;a[j].score) </text:span></text:p>
                <text:p text:style-name="P61"><text:span text:style-name="T184"><text:s text:c="8"/></text:span><text:span text:style-name="T184">{t=a[i]; a[i]=a[j]; a[j]=t;} <text:s text:c="3"/></text:span><text:span text:style-name="T434">整体引用</text:span></text:p>
                <text:p text:style-name="P61"><text:span text:style-name="T184"><text:s text:c="5"/></text:span><text:span text:style-name="T184">for(i=0;i&lt;100;i++)</text:span></text:p>
                <text:p text:style-name="P61"><text:span text:style-name="T184"><text:s text:c="7"/></text:span><text:span text:style-name="T184">printf((“\n%5d%15s%5d”,a[i].num,</text:span></text:p>
                <text:p text:style-name="P61"><text:span text:style-name="T184"><text:s text:c="39"/></text:span><text:span text:style-name="T184">a[i].name,a[i].score);</text:span></text:p>
                <text:p text:style-name="P61"><text:span text:style-name="T184"><text:s/></text:span><text:span text:style-name="T184">}</text:span></text:p>
              </text:list-header>
            </text:list>
          </draw:text-box>
        </draw:frame>
        <anim:par presentation:node-type="timing-root">
          <anim:par smil:begin="id516.begin">
            <anim:transitionFilter smil:dur="1s" smil:type="slideWipe" smil:subtype="fromBottomRight" smil:direction="reverse"/>
          </anim:par>
        </anim:par>
        <presentation:notes draw:style-name="dp2">
          <draw:page-thumbnail draw:style-name="gr1" draw:layer="layout" svg:width="7.142cm" svg:height="9.524cm" svg:x="5.953cm" svg:y="1.93cm" draw:page-number="374" presentation:class="page"/>
          <draw:frame presentation:style-name="pr2" draw:layer="layout" svg:width="15.239cm" svg:height="11.43cm" svg:x="1.905cm" svg:y="12.065cm" presentation:class="notes" presentation:placeholder="true">
            <draw:text-box/>
          </draw:frame>
        </presentation:notes>
      </draw:page>
      <draw:page draw:name="page375" draw:style-name="dp3" draw:master-page-name="Default" presentation:presentation-page-layout-name="AL1T0" xml:id="id517" draw:id="id517">
        <draw:frame presentation:style-name="pr29" draw:text-style-name="P5" draw:layer="layout" svg:width="23.919cm" svg:height="17.568cm" svg:x="1.057cm" svg:y="0.635cm" presentation:class="subtitle" presentation:user-transformed="true">
          <draw:text-box>
            <text:list text:style-name="L6">
              <text:list-header>
                <text:p text:style-name="P61"><text:span text:style-name="T68"><text:s text:c="2"/></text:span><text:span text:style-name="T68">例：（</text:span><text:span text:style-name="T68">p266</text:span><text:span text:style-name="T68">例</text:span><text:span text:style-name="T68">11.2</text:span><text:span text:style-name="T68">） </text:span></text:p>
                <text:p text:style-name="P61"><text:span text:style-name="T68"><text:s text:c="3"/></text:span><text:span text:style-name="T61">对候选人得票的统计程序。设有三个候选人，每次输入一个得票候选人的名字，要求最后输出各候选人的得票结果。</text:span></text:p>
              </text:list-header>
            </text:list>
            <text:list text:style-name="L17">
              <text:list-header>
                <text:p text:style-name="P61"><text:span text:style-name="T61">#include <text:s/>“string.h”</text:span></text:p>
              </text:list-header>
            </text:list>
            <text:list text:style-name="L6">
              <text:list-header>
                <text:p text:style-name="P61"><text:span text:style-name="T68">struct <text:s/>person</text:span></text:p>
                <text:p text:style-name="P61"><text:span text:style-name="T68">{ <text:s/>char <text:s/>name[20];</text:span></text:p>
                <text:p text:style-name="P61"><text:span text:style-name="T68"><text:s text:c="3"/></text:span><text:span text:style-name="T68">int <text:s/>count;</text:span></text:p>
                <text:p text:style-name="P61"><text:span text:style-name="T68"><text:s/></text:span><text:span text:style-name="T68">}leader[3]={“Li”,0,”zhang”,0,”wang”,0};</text:span></text:p>
              </text:list-header>
            </text:list>
          </draw:text-box>
        </draw:frame>
        <anim:par presentation:node-type="timing-root">
          <anim:par smil:begin="id517.begin">
            <anim:transitionFilter smil:dur="1s" smil:type="slideWipe" smil:subtype="fromBottomRight" smil:direction="reverse"/>
          </anim:par>
        </anim:par>
        <presentation:notes draw:style-name="dp2">
          <draw:page-thumbnail draw:style-name="gr1" draw:layer="layout" svg:width="7.142cm" svg:height="9.524cm" svg:x="5.953cm" svg:y="1.93cm" draw:page-number="375" presentation:class="page"/>
          <draw:frame presentation:style-name="pr2" draw:layer="layout" svg:width="15.239cm" svg:height="11.43cm" svg:x="1.905cm" svg:y="12.065cm" presentation:class="notes" presentation:placeholder="true">
            <draw:text-box/>
          </draw:frame>
        </presentation:notes>
      </draw:page>
      <draw:page draw:name="page376" draw:style-name="dp3" draw:master-page-name="Default" presentation:presentation-page-layout-name="AL1T0" xml:id="id518" draw:id="id518">
        <draw:frame presentation:style-name="pr71" draw:text-style-name="P5" draw:layer="layout" svg:width="24.13cm" svg:height="16.721cm" svg:x="0.847cm" svg:y="0.846cm" presentation:class="subtitle" presentation:user-transformed="true">
          <draw:text-box>
            <text:list text:style-name="L19">
              <text:list-header>
                <text:p text:style-name="P61"><text:span text:style-name="T184">main()</text:span></text:p>
                <text:p text:style-name="P61"><text:span text:style-name="T184">{ <text:s text:c="3"/>int <text:s/>i, j ;</text:span></text:p>
                <text:p text:style-name="P61"><text:span text:style-name="T184"><text:s text:c="5"/></text:span><text:span text:style-name="T184">char <text:s/>leader_name[20];</text:span></text:p>
                <text:p text:style-name="P61"><text:span text:style-name="T184"><text:s text:c="5"/></text:span><text:span text:style-name="T184">for(i=1;i&lt;=100;i++)</text:span></text:p>
                <text:p text:style-name="P61"><text:span text:style-name="T184"><text:s text:c="5"/></text:span><text:span text:style-name="T184">{ <text:s/>scanf(“%s”,leader_name);</text:span></text:p>
                <text:p text:style-name="P61"><text:span text:style-name="T184"><text:s text:c="9"/></text:span><text:span text:style-name="T184">for(j=0;j&lt;3;j++) </text:span></text:p>
                <text:p text:style-name="P61"><text:span text:style-name="T184"><text:s text:c="9"/></text:span><text:span text:style-name="T184">if(strcmp(leader_name,leader[j].name)==0)</text:span></text:p>
                <text:p text:style-name="P61"><text:span text:style-name="T184"><text:s text:c="10"/></text:span><text:span text:style-name="T184">leader[j].count++;</text:span></text:p>
                <text:p text:style-name="P61"><text:span text:style-name="T184"><text:s text:c="6"/></text:span><text:span text:style-name="T184">}</text:span></text:p>
              </text:list-header>
            </text:list>
          </draw:text-box>
        </draw:frame>
        <anim:par presentation:node-type="timing-root">
          <anim:par smil:begin="id518.begin">
            <anim:transitionFilter smil:dur="1s" smil:type="slideWipe" smil:subtype="fromBottomRight" smil:direction="reverse"/>
          </anim:par>
        </anim:par>
        <presentation:notes draw:style-name="dp2">
          <draw:page-thumbnail draw:style-name="gr1" draw:layer="layout" svg:width="7.142cm" svg:height="9.524cm" svg:x="5.953cm" svg:y="1.93cm" draw:page-number="376" presentation:class="page"/>
          <draw:frame presentation:style-name="pr2" draw:layer="layout" svg:width="15.239cm" svg:height="11.43cm" svg:x="1.905cm" svg:y="12.065cm" presentation:class="notes" presentation:placeholder="true">
            <draw:text-box/>
          </draw:frame>
        </presentation:notes>
      </draw:page>
      <draw:page draw:name="page377" draw:style-name="dp3" draw:master-page-name="Default" presentation:presentation-page-layout-name="AL1T0" xml:id="id519" draw:id="id519">
        <draw:frame presentation:style-name="pr102" draw:text-style-name="P5" draw:layer="layout" svg:width="23.918cm" svg:height="14.817cm" svg:x="0.847cm" svg:y="1.269cm" presentation:class="subtitle" presentation:user-transformed="true">
          <draw:text-box>
            <text:list text:style-name="L19">
              <text:list-header>
                <text:p text:style-name="P61"><text:span text:style-name="T184"><text:s text:c="6"/></text:span><text:span text:style-name="T184">printf(“\n”);</text:span></text:p>
                <text:p text:style-name="P61"><text:span text:style-name="T184"><text:s text:c="6"/></text:span><text:span text:style-name="T184">for(i=0;i&lt;3;i++)</text:span></text:p>
                <text:p text:style-name="P61"><text:span text:style-name="T184"><text:s text:c="9"/></text:span><text:span text:style-name="T184">printf(“\n%15s%5d”,</text:span></text:p>
                <text:p text:style-name="P61"><text:span text:style-name="T184"><text:s text:c="20"/></text:span><text:span text:style-name="T184">leader[i].name,leader[i].count);</text:span></text:p>
                <text:p text:style-name="P61"><text:span text:style-name="T184"><text:s/></text:span><text:span text:style-name="T184">}</text:span></text:p>
                <text:p text:style-name="P51"><text:span text:style-name="T184"/></text:p>
                <text:p text:style-name="P51"><text:span text:style-name="T184"/></text:p>
              </text:list-header>
            </text:list>
          </draw:text-box>
        </draw:frame>
        <anim:par presentation:node-type="timing-root">
          <anim:par smil:begin="id519.begin">
            <anim:transitionFilter smil:dur="1s" smil:type="slideWipe" smil:subtype="fromBottomRight" smil:direction="reverse"/>
          </anim:par>
        </anim:par>
        <presentation:notes draw:style-name="dp2">
          <draw:page-thumbnail draw:style-name="gr1" draw:layer="layout" svg:width="7.142cm" svg:height="9.524cm" svg:x="5.953cm" svg:y="1.93cm" draw:page-number="377" presentation:class="page"/>
          <draw:frame presentation:style-name="pr2" draw:layer="layout" svg:width="15.239cm" svg:height="11.43cm" svg:x="1.905cm" svg:y="12.065cm" presentation:class="notes" presentation:placeholder="true">
            <draw:text-box/>
          </draw:frame>
        </presentation:notes>
      </draw:page>
      <draw:page draw:name="page378" draw:style-name="dp3" draw:master-page-name="Default" presentation:presentation-page-layout-name="AL1T0" xml:id="id520" draw:id="id520">
        <draw:frame presentation:style-name="pr46" draw:text-style-name="P5" draw:layer="layout" svg:width="21.59cm" svg:height="16.086cm" svg:x="1.058cm" svg:y="0.847cm" presentation:class="subtitle" presentation:user-transformed="true">
          <draw:text-box>
            <text:list text:style-name="L6">
              <text:list-header>
                <text:p text:style-name="P61"><text:span text:style-name="T68"><text:s text:c="3"/></text:span><text:span text:style-name="T68">11.6 </text:span><text:span text:style-name="T68">指向结构体类型数据的指针</text:span></text:p>
                <text:p text:style-name="P61"><text:span text:style-name="T68"><text:s text:c="3"/></text:span><text:span text:style-name="T426">■</text:span><text:span text:style-name="T61">指向结构体类型变量的指针</text:span></text:p>
                <text:p text:style-name="P61"><text:span text:style-name="T68"><text:s text:c="2"/></text:span><text:span text:style-name="T68">struct <text:s/>student <text:s/>st, st1</text:span><text:span text:style-name="T68">；</text:span></text:p>
                <text:p text:style-name="P61"><text:span text:style-name="T68"><text:s text:c="2"/></text:span><text:span text:style-name="T68">struct <text:s/>student <text:s/>*p;</text:span><text:span text:style-name="T89"> </text:span></text:p>
                <text:p text:style-name="P139"><text:span text:style-name="T68"><text:s text:c="2"/></text:span><text:span text:style-name="T68">p=&amp;st;</text:span><text:span text:style-name="T89"> </text:span><text:span text:style-name="T104"><text:s/></text:span></text:p>
              </text:list-header>
            </text:list>
          </draw:text-box>
        </draw:frame>
        <draw:custom-shape draw:style-name="gr114" draw:text-style-name="P5" draw:layer="layout" svg:width="7.62cm" svg:height="5.677cm" svg:x="17.357cm" svg:y="9.415cm">
          <text:list text:style-name="L110">
            <text:list-header>
              <text:p text:style-name="P6"><text:span text:style-name="T478">定义指向结构体类型数据的指针变量</text:span><text:span text:style-name="T478">p</text:span></text:p>
            </text:list-header>
          </text:list>
          <draw:enhanced-geometry svg:viewBox="0 0 21600 21600" draw:type="mso-spt202" draw:enhanced-path="M 0 0 L 21600 0 21600 21600 0 21600 0 0 Z N"/>
        </draw:custom-shape>
        <draw:line draw:style-name="gr113" draw:text-style-name="P25" draw:layer="layout" svg:x1="17.357cm" svg:y1="9.737cm" svg:x2="13.547cm" svg:y2="8.467cm">
          <text:p/>
        </draw:line>
        <anim:par presentation:node-type="timing-root">
          <anim:par smil:begin="id520.begin">
            <anim:transitionFilter smil:dur="1s" smil:type="slideWipe" smil:subtype="fromBottomRight" smil:direction="reverse"/>
          </anim:par>
        </anim:par>
        <presentation:notes draw:style-name="dp2">
          <draw:page-thumbnail draw:style-name="gr1" draw:layer="layout" svg:width="7.142cm" svg:height="9.524cm" svg:x="5.953cm" svg:y="1.93cm" draw:page-number="378" presentation:class="page"/>
          <draw:frame presentation:style-name="pr2" draw:layer="layout" svg:width="15.239cm" svg:height="11.43cm" svg:x="1.905cm" svg:y="12.065cm" presentation:class="notes" presentation:placeholder="true">
            <draw:text-box/>
          </draw:frame>
        </presentation:notes>
      </draw:page>
      <draw:page draw:name="page379" draw:style-name="dp3" draw:master-page-name="Default" presentation:presentation-page-layout-name="AL1T0" xml:id="id521" draw:id="id521">
        <draw:frame presentation:style-name="pr48" draw:text-style-name="P5" draw:layer="layout" svg:width="23.706cm" svg:height="16.298cm" svg:x="0.847cm" svg:y="0.635cm" presentation:class="subtitle" presentation:user-transformed="true">
          <draw:text-box>
            <text:list text:style-name="L89">
              <text:list-header>
                <text:p text:style-name="P61"><text:span text:style-name="T251">通过指针变量引用结构体变量：</text:span></text:p>
              </text:list-header>
            </text:list>
            <text:list text:style-name="L119">
              <text:list-header>
                <text:p text:style-name="P61"><text:span text:style-name="T479"><text:s text:c="3"/></text:span><text:span text:style-name="T61">①</text:span><text:span text:style-name="T102">成员引用</text:span></text:p>
              </text:list-header>
            </text:list>
            <text:list text:style-name="L89">
              <text:list-header>
                <text:p text:style-name="P61"><text:span text:style-name="T16">(*p).num=1001;</text:span><text:span text:style-name="T82"> <text:s text:c="12"/></text:span><text:span text:style-name="T401"><text:s/></text:span><text:span text:style-name="T422">或</text:span><text:span text:style-name="T480"> <text:s text:c="3"/></text:span><text:span text:style-name="T184">p-&gt;num=1001;</text:span></text:p>
                <text:p text:style-name="P61"><text:span text:style-name="T16">(*p).score=85;</text:span><text:span text:style-name="T82"> <text:s text:c="16"/></text:span><text:span text:style-name="T422">或</text:span><text:span text:style-name="T481"> <text:s text:c="2"/></text:span><text:span text:style-name="T480"><text:s/></text:span><text:span text:style-name="T184">p-&gt;score=85;</text:span></text:p>
                <text:p text:style-name="P61"><text:span text:style-name="T16">strcpy((*p).name,”wang”);</text:span></text:p>
              </text:list-header>
            </text:list>
            <text:list text:style-name="L123">
              <text:list-header>
                <text:p text:style-name="P61"><text:span text:style-name="T481"><text:s text:c="30"/></text:span><text:span text:style-name="T422">或</text:span><text:span text:style-name="T481"> <text:s/></text:span><text:span text:style-name="T184">strcpy(p-&gt;name,”wang”);</text:span></text:p>
              </text:list-header>
            </text:list>
            <text:list text:style-name="L119">
              <text:list-header>
                <text:p text:style-name="P61"><text:span text:style-name="T396"><text:s/></text:span><text:span text:style-name="T61">②</text:span><text:span text:style-name="T102">整体引用</text:span></text:p>
              </text:list-header>
            </text:list>
            <text:list text:style-name="L89">
              <text:list-header>
                <text:p text:style-name="P61"><text:span text:style-name="T16"><text:s text:c="2"/></text:span><text:span text:style-name="T16">st1=*p;</text:span><text:span text:style-name="T82"> <text:s text:c="15"/></text:span><text:span text:style-name="T422">等效于</text:span><text:span text:style-name="T481"> </text:span><text:span text:style-name="T184">st1=st;</text:span></text:p>
              </text:list-header>
            </text:list>
          </draw:text-box>
        </draw:frame>
        <anim:par presentation:node-type="timing-root">
          <anim:par smil:begin="id521.begin">
            <anim:transitionFilter smil:dur="1s" smil:type="slideWipe" smil:subtype="fromBottomRight" smil:direction="reverse"/>
          </anim:par>
        </anim:par>
        <presentation:notes draw:style-name="dp2">
          <draw:page-thumbnail draw:style-name="gr1" draw:layer="layout" svg:width="7.142cm" svg:height="9.524cm" svg:x="5.953cm" svg:y="1.93cm" draw:page-number="379" presentation:class="page"/>
          <draw:frame presentation:style-name="pr2" draw:layer="layout" svg:width="15.239cm" svg:height="11.43cm" svg:x="1.905cm" svg:y="12.065cm" presentation:class="notes" presentation:placeholder="true">
            <draw:text-box/>
          </draw:frame>
        </presentation:notes>
      </draw:page>
      <draw:page draw:name="page380" draw:style-name="dp3" draw:master-page-name="Default" presentation:presentation-page-layout-name="AL1T0" xml:id="id522" draw:id="id522">
        <draw:frame presentation:style-name="pr33" draw:text-style-name="P5" draw:layer="layout" svg:width="22.437cm" svg:height="17.357cm" svg:x="1.057cm" svg:y="0.634cm" presentation:class="subtitle" presentation:user-transformed="true">
          <draw:text-box>
            <text:list text:style-name="L140">
              <text:list-header>
                <text:p text:style-name="P47"><text:span text:style-name="T426"><text:s text:c="3"/>■</text:span><text:span text:style-name="T61">指向结构体数组的指针</text:span></text:p>
              </text:list-header>
            </text:list>
            <text:list text:style-name="L89">
              <text:list-header>
                <text:p text:style-name="P50"><text:span text:style-name="T16"><text:s text:c="3"/></text:span><text:span text:style-name="T16">struct <text:s/>student <text:s/>a[100]</text:span><text:span text:style-name="T16">；</text:span></text:p>
                <text:p text:style-name="P50"><text:span text:style-name="T16"><text:s text:c="3"/></text:span><text:span text:style-name="T16">struct <text:s/>student <text:s/>*p;</text:span><text:span text:style-name="T82"> </text:span></text:p>
                <text:p text:style-name="P50"><text:span text:style-name="T16"><text:s text:c="3"/></text:span><text:span text:style-name="T16">p=a;</text:span><text:span text:style-name="T82"> <text:s/></text:span></text:p>
              </text:list-header>
            </text:list>
            <text:list text:style-name="L19">
              <text:list-header>
                <text:p text:style-name="P50"><text:span text:style-name="T102"><text:s text:c="2"/></text:span><text:span text:style-name="T102">通过指针变量引用结构体数组元素：</text:span></text:p>
              </text:list-header>
            </text:list>
            <text:list text:style-name="L17">
              <text:list-header>
                <text:p text:style-name="P47"><text:span text:style-name="T61"><text:s text:c="2"/>①</text:span><text:span text:style-name="T102">成员引用</text:span></text:p>
              </text:list-header>
            </text:list>
            <text:list text:style-name="L89">
              <text:list-header>
                <text:p text:style-name="P50"><text:span text:style-name="T16"><text:s text:c="3"/></text:span><text:span text:style-name="T16">(*p).num=1001;</text:span><text:span text:style-name="T82"> <text:s text:c="5"/></text:span><text:span text:style-name="T422">或</text:span><text:span text:style-name="T480"> </text:span><text:span text:style-name="T184">p-&gt;num=1001;</text:span></text:p>
                <text:p text:style-name="P50"><text:span text:style-name="T16"><text:s text:c="3"/></text:span><text:span text:style-name="T16">(*p).score=85;</text:span><text:span text:style-name="T82"> <text:s text:c="8"/></text:span><text:span text:style-name="T422">或</text:span><text:span text:style-name="T480"> </text:span><text:span text:style-name="T184">p-&gt;score=85;</text:span></text:p>
                <text:p text:style-name="P50"><text:span text:style-name="T16"><text:s text:c="3"/></text:span><text:span text:style-name="T16">strcpy((*p).name,”wang”);</text:span></text:p>
              </text:list-header>
            </text:list>
            <text:list text:style-name="L123">
              <text:list-header>
                <text:p text:style-name="P50"><text:span text:style-name="T480"><text:s text:c="4"/></text:span><text:span text:style-name="T422">或</text:span><text:span text:style-name="T184">strcpy(p-&gt;name,”wang”);</text:span></text:p>
                <text:p text:style-name="P50"><text:span text:style-name="T480"> </text:span></text:p>
              </text:list-header>
            </text:list>
          </draw:text-box>
        </draw:frame>
        <anim:par presentation:node-type="timing-root">
          <anim:par smil:begin="id522.begin">
            <anim:transitionFilter smil:dur="1s" smil:type="slideWipe" smil:subtype="fromBottomRight" smil:direction="reverse"/>
          </anim:par>
        </anim:par>
        <presentation:notes draw:style-name="dp2">
          <draw:page-thumbnail draw:style-name="gr1" draw:layer="layout" svg:width="7.142cm" svg:height="9.524cm" svg:x="5.953cm" svg:y="1.93cm" draw:page-number="380" presentation:class="page"/>
          <draw:frame presentation:style-name="pr2" draw:layer="layout" svg:width="15.239cm" svg:height="11.43cm" svg:x="1.905cm" svg:y="12.065cm" presentation:class="notes" presentation:placeholder="true">
            <draw:text-box/>
          </draw:frame>
        </presentation:notes>
      </draw:page>
      <draw:page draw:name="page381" draw:style-name="dp3" draw:master-page-name="Default" presentation:presentation-page-layout-name="AL1T0" xml:id="id523" draw:id="id523">
        <draw:frame presentation:style-name="pr54" draw:text-style-name="P5" draw:layer="layout" svg:width="22.648cm" svg:height="15.663cm" svg:x="1.27cm" svg:y="0.634cm" presentation:class="subtitle" presentation:user-transformed="true">
          <draw:text-box>
            <text:list text:style-name="L19">
              <text:list-header>
                <text:p text:style-name="P61"><text:span text:style-name="T102"><text:s text:c="3"/></text:span><text:span text:style-name="T102">一般地：</text:span></text:p>
              </text:list-header>
            </text:list>
            <text:list text:style-name="L89">
              <text:list-header>
                <text:p text:style-name="P61"><text:span text:style-name="T16">(*(p+i)).num=1001;</text:span><text:span text:style-name="T82"> <text:s text:c="4"/></text:span><text:span text:style-name="T422">或</text:span><text:span text:style-name="T480"> </text:span><text:span text:style-name="T184">(p+i)-&gt;num=1001;</text:span></text:p>
                <text:p text:style-name="P61"><text:span text:style-name="T16">(*(p+i)).score=85;</text:span><text:span text:style-name="T82"> <text:s text:c="6"/></text:span><text:span text:style-name="T422">或</text:span><text:span text:style-name="T480"> </text:span><text:span text:style-name="T184">(p+i)-&gt;score=85;</text:span></text:p>
                <text:p text:style-name="P61"><text:span text:style-name="T16">strcpy((*(p+i)).name,”wang”);</text:span></text:p>
              </text:list-header>
            </text:list>
            <text:list text:style-name="L139">
              <text:list-header>
                <text:p text:style-name="P61"><text:span text:style-name="T422"><text:s text:c="4"/></text:span><text:span text:style-name="T422">或 <text:s text:c="2"/></text:span><text:span text:style-name="T184">strcpy((p+i)-&gt;name,”wang”);</text:span></text:p>
                <text:p text:style-name="P61"><text:span text:style-name="T422">也可以用下标法：</text:span><text:span text:style-name="T16">p[i].num=1001;</text:span></text:p>
              </text:list-header>
            </text:list>
            <text:list text:style-name="L17">
              <text:list-header>
                <text:p text:style-name="P61"><text:span text:style-name="T61"><text:s text:c="3"/>②</text:span><text:span text:style-name="T102">整体引用</text:span></text:p>
              </text:list-header>
            </text:list>
            <text:list text:style-name="L89">
              <text:list-header>
                <text:p text:style-name="P61"><text:span text:style-name="T16">*(p+1)=*(p+0);</text:span><text:span text:style-name="T82"> <text:s/></text:span><text:span text:style-name="T422">或 <text:s/></text:span><text:span text:style-name="T184">p[1]=p[0];</text:span></text:p>
              </text:list-header>
            </text:list>
          </draw:text-box>
        </draw:frame>
        <anim:par presentation:node-type="timing-root">
          <anim:par smil:begin="id523.begin">
            <anim:transitionFilter smil:dur="1s" smil:type="slideWipe" smil:subtype="fromBottomRight" smil:direction="reverse"/>
          </anim:par>
        </anim:par>
        <presentation:notes draw:style-name="dp2">
          <draw:page-thumbnail draw:style-name="gr1" draw:layer="layout" svg:width="7.142cm" svg:height="9.524cm" svg:x="5.953cm" svg:y="1.93cm" draw:page-number="381" presentation:class="page"/>
          <draw:frame presentation:style-name="pr2" draw:layer="layout" svg:width="15.239cm" svg:height="11.43cm" svg:x="1.905cm" svg:y="12.065cm" presentation:class="notes" presentation:placeholder="true">
            <draw:text-box/>
          </draw:frame>
        </presentation:notes>
      </draw:page>
      <draw:page draw:name="page382" draw:style-name="dp3" draw:master-page-name="Default" presentation:presentation-page-layout-name="AL1T0" xml:id="id524" draw:id="id524">
        <draw:frame presentation:style-name="pr77" draw:text-style-name="P5" draw:layer="layout" svg:width="25.4cm" svg:height="16.51cm" svg:x="0.212cm" svg:y="1.058cm" presentation:class="subtitle" presentation:user-transformed="true">
          <draw:text-box>
            <text:list text:style-name="L140">
              <text:list-header>
                <text:p text:style-name="P204"><text:span text:style-name="T426"><text:s/>■</text:span><text:span text:style-name="T61">用结构体变量和指向结构体的指针作函数参数</text:span></text:p>
              </text:list-header>
            </text:list>
            <text:list text:style-name="L17">
              <text:list-header>
                <text:p text:style-name="P204"><text:span text:style-name="T61"><text:s text:c="4"/></text:span><text:span text:style-name="T68">用结构体变量作函数参数时，对应的实参应该是同类型的结构体变量（或数组元素），参数传递是“</text:span><text:span text:style-name="T61">值传递</text:span><text:span text:style-name="T68">”。</text:span></text:p>
              </text:list-header>
            </text:list>
            <text:list text:style-name="L6">
              <text:list-header>
                <text:p text:style-name="P61"><text:span text:style-name="T68"><text:s text:c="4"/></text:span><text:span text:style-name="T68">用指向结构体的指针作函数参数时，对应的实参应该是同类型的结构体变量的地址（或数组的地址），参数传递是“</text:span><text:span text:style-name="T61">地址传递</text:span><text:span text:style-name="T68">”。</text:span></text:p>
                <text:p text:style-name="P204"><text:span text:style-name="T68"/></text:p>
                <text:p text:style-name="P63"><text:span text:style-name="T68"/></text:p>
              </text:list-header>
            </text:list>
          </draw:text-box>
        </draw:frame>
        <anim:par presentation:node-type="timing-root">
          <anim:par smil:begin="id524.begin">
            <anim:transitionFilter smil:dur="1s" smil:type="slideWipe" smil:subtype="fromBottomRight" smil:direction="reverse"/>
          </anim:par>
        </anim:par>
        <presentation:notes draw:style-name="dp2">
          <draw:page-thumbnail draw:style-name="gr1" draw:layer="layout" svg:width="7.142cm" svg:height="9.524cm" svg:x="5.953cm" svg:y="1.93cm" draw:page-number="382" presentation:class="page"/>
          <draw:frame presentation:style-name="pr2" draw:layer="layout" svg:width="15.239cm" svg:height="11.43cm" svg:x="1.905cm" svg:y="12.065cm" presentation:class="notes" presentation:placeholder="true">
            <draw:text-box/>
          </draw:frame>
        </presentation:notes>
      </draw:page>
      <draw:page draw:name="page383" draw:style-name="dp3" draw:master-page-name="Default" presentation:presentation-page-layout-name="AL1T0" xml:id="id525" draw:id="id525">
        <draw:frame presentation:style-name="pr30" draw:text-style-name="P5" draw:layer="layout" svg:width="24.342cm" svg:height="17.992cm" svg:x="0.635cm" svg:y="0.423cm" presentation:class="subtitle" presentation:user-transformed="true">
          <draw:text-box>
            <text:list text:style-name="L19">
              <text:list-header>
                <text:p text:style-name="P50"><text:span text:style-name="T184">main()</text:span></text:p>
                <text:p text:style-name="P50"><text:span text:style-name="T184">{ <text:s/>struct student <text:s/>st={1001,”LiLi”,70};</text:span></text:p>
                <text:p text:style-name="P50"><text:span text:style-name="T184"><text:s text:c="3"/></text:span><text:span text:style-name="T184">f(st);</text:span></text:p>
                <text:p text:style-name="P50"><text:span text:style-name="T184"><text:s text:c="3"/></text:span><text:span text:style-name="T184">printf(“\n %5d%10s%5d”,</text:span></text:p>
                <text:p text:style-name="P50"><text:span text:style-name="T184"><text:s text:c="16"/></text:span><text:span text:style-name="T184">st.num,st.name,st.score);</text:span></text:p>
                <text:p text:style-name="P50"><text:span text:style-name="T184">}</text:span></text:p>
                <text:p text:style-name="P50"><text:span text:style-name="T184">f(struct student <text:s/>a)</text:span></text:p>
                <text:p text:style-name="P50"><text:span text:style-name="T184">{ <text:s/>a.score=90;</text:span></text:p>
                <text:p text:style-name="P50"><text:span text:style-name="T184"><text:s text:c="3"/></text:span><text:span text:style-name="T184">printf(“\n %5d%10s%5d”,</text:span></text:p>
                <text:p text:style-name="P50"><text:span text:style-name="T184"><text:s text:c="15"/></text:span><text:span text:style-name="T184">a.num,a.name,a.score);</text:span></text:p>
                <text:p text:style-name="P50"><text:span text:style-name="T184">}</text:span></text:p>
                <text:p text:style-name="P51"><text:span text:style-name="T184"/></text:p>
              </text:list-header>
            </text:list>
          </draw:text-box>
        </draw:frame>
        <draw:custom-shape draw:style-name="gr115" draw:text-style-name="P5" draw:layer="layout" svg:width="3.387cm" svg:height="3.598cm" svg:x="20.32cm" svg:y="2.117cm">
          <text:list text:style-name="L36">
            <text:list-header>
              <text:p text:style-name="P14"><text:span text:style-name="T54">1001</text:span></text:p>
              <text:p text:style-name="P14"><text:span text:style-name="T54">LiLi</text:span></text:p>
              <text:p text:style-name="P14"><text:span text:style-name="T54">70</text:span></text:p>
            </text:list-header>
          </text:list>
          <draw:enhanced-geometry svg:viewBox="0 0 21600 21600" draw:type="rectangle" draw:enhanced-path="M 0 0 L 21600 0 21600 21600 0 21600 0 0 Z N"/>
        </draw:custom-shape>
        <draw:custom-shape draw:style-name="gr116" draw:text-style-name="P5" draw:layer="layout" svg:width="1.905cm" svg:height="1.058cm" svg:x="20.955cm" svg:y="0.847cm">
          <text:list text:style-name="L24">
            <text:list-header>
              <text:p text:style-name="P14"><text:span text:style-name="T8">st</text:span></text:p>
            </text:list-header>
          </text:list>
          <draw:enhanced-geometry svg:viewBox="0 0 21600 21600" draw:type="rectangle" draw:enhanced-path="M 0 0 L 21600 0 21600 21600 0 21600 0 0 Z N"/>
        </draw:custom-shape>
        <draw:custom-shape draw:style-name="gr115" draw:text-style-name="P5" draw:layer="layout" svg:width="3.598cm" svg:height="3.598cm" svg:x="20.532cm" svg:y="9.737cm">
          <text:list text:style-name="L36">
            <text:list-header>
              <text:p text:style-name="P14"><text:span text:style-name="T54">1001</text:span></text:p>
              <text:p text:style-name="P14"><text:span text:style-name="T54">LiLi</text:span></text:p>
              <text:p text:style-name="P14"><text:span text:style-name="T54">70</text:span></text:p>
            </text:list-header>
          </text:list>
          <draw:enhanced-geometry svg:viewBox="0 0 21600 21600" draw:type="rectangle" draw:enhanced-path="M 0 0 L 21600 0 21600 21600 0 21600 0 0 Z N"/>
        </draw:custom-shape>
        <draw:custom-shape draw:style-name="gr116" draw:text-style-name="P5" draw:layer="layout" svg:width="2.116cm" svg:height="1.058cm" svg:x="21.167cm" svg:y="8.467cm">
          <text:list text:style-name="L24">
            <text:list-header>
              <text:p text:style-name="P14"><text:span text:style-name="T109">a</text:span></text:p>
            </text:list-header>
          </text:list>
          <draw:enhanced-geometry svg:viewBox="0 0 21600 21600" draw:type="rectangle" draw:enhanced-path="M 0 0 L 21600 0 21600 21600 0 21600 0 0 Z N"/>
        </draw:custom-shape>
        <draw:line draw:style-name="gr113" draw:text-style-name="P25" draw:layer="layout" svg:x1="21.167cm" svg:y1="6.138cm" svg:x2="21.167cm" svg:y2="8.678cm">
          <text:p/>
        </draw:line>
        <draw:custom-shape draw:style-name="gr117" draw:text-style-name="P5" xml:id="id526" draw:id="id526" draw:layer="layout" svg:width="1.349cm" svg:height="1.277cm" svg:x="21.59cm" svg:y="12.065cm">
          <text:list text:style-name="L36">
            <text:list-header>
              <text:p text:style-name="P12"><text:span text:style-name="T482">90</text:span></text:p>
            </text:list-header>
          </text:list>
          <draw:enhanced-geometry svg:viewBox="0 0 21600 21600" draw:type="mso-spt202" draw:enhanced-path="M 0 0 L 21600 0 21600 21600 0 21600 0 0 Z N"/>
        </draw:custom-shape>
        <anim:par smil:dur="indefinite" smil:restart="never" presentation:node-type="timing-root">
          <anim:par smil:begin="id525.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526" smil:attributeName="visibility" smil:to="visible"/>
                  <anim:animate smil:dur="0.5s" smil:fill="hold" smil:targetElement="id526" smil:attributeName="x" smil:values="x;x" smil:keyTimes="0;1" smil:additive="base"/>
                  <anim:animate smil:dur="0.5s" smil:fill="hold" smil:targetElement="id526" smil:attributeName="y" smil:values="1+height/2;y" smil:keyTimes="0;1" smil:additive="base"/>
                </anim:par>
              </anim:par>
            </anim:par>
          </anim:seq>
        </anim:par>
        <presentation:notes draw:style-name="dp2">
          <draw:page-thumbnail draw:style-name="gr1" draw:layer="layout" svg:width="7.142cm" svg:height="9.524cm" svg:x="5.953cm" svg:y="1.93cm" draw:page-number="383" presentation:class="page"/>
          <draw:frame presentation:style-name="pr2" draw:layer="layout" svg:width="15.239cm" svg:height="11.43cm" svg:x="1.905cm" svg:y="12.065cm" presentation:class="notes" presentation:placeholder="true">
            <draw:text-box/>
          </draw:frame>
        </presentation:notes>
      </draw:page>
      <draw:page draw:name="page384" draw:style-name="dp3" draw:master-page-name="Default" presentation:presentation-page-layout-name="AL1T0" xml:id="id527" draw:id="id527">
        <draw:frame presentation:style-name="pr30" draw:text-style-name="P5" draw:layer="layout" svg:width="24.13cm" svg:height="17.992cm" svg:x="0.423cm" svg:y="0.423cm" presentation:class="subtitle" presentation:user-transformed="true">
          <draw:text-box>
            <text:list text:style-name="L19">
              <text:list-header>
                <text:p text:style-name="P50"><text:span text:style-name="T184">main()</text:span></text:p>
                <text:p text:style-name="P50"><text:span text:style-name="T184">{ <text:s/>struct student <text:s/>st={1001,”LiLi”,70};</text:span></text:p>
                <text:p text:style-name="P50"><text:span text:style-name="T184"><text:s text:c="3"/></text:span><text:span text:style-name="T184">f(&amp;st);</text:span></text:p>
                <text:p text:style-name="P194"><text:span text:style-name="T184"><text:s/></text:span><text:span text:style-name="T25">printf(“\n %5d%10s%5d”,st.num,st.name,st.score);</text:span></text:p>
                <text:p text:style-name="P50"><text:span text:style-name="T184">}</text:span></text:p>
                <text:p text:style-name="P50"><text:span text:style-name="T184"><text:s/></text:span><text:span text:style-name="T184">f(struct student <text:s/>*a)</text:span></text:p>
                <text:p text:style-name="P50"><text:span text:style-name="T184">{ <text:s/>a-&gt;score=90;</text:span></text:p>
                <text:p text:style-name="P194"><text:span text:style-name="T184"><text:s/></text:span><text:span text:style-name="T25">printf(“\n%5d%10s%5d”,a-&gt;num,a-&gt;name,a&gt;score);</text:span></text:p>
                <text:p text:style-name="P50"><text:span text:style-name="T184">}</text:span></text:p>
              </text:list-header>
            </text:list>
            <text:list text:style-name="L6">
              <text:list-header>
                <text:p text:style-name="P47"><text:span text:style-name="T68">通过指针变量</text:span><text:span text:style-name="T68">a</text:span><text:span text:style-name="T68">可以访问它所指向的结构体。</text:span></text:p>
              </text:list-header>
            </text:list>
            <text:list text:style-name="L55">
              <text:list-header>
                <text:p text:style-name="P50"><text:span text:style-name="T82"> </text:span></text:p>
              </text:list-header>
            </text:list>
          </draw:text-box>
        </draw:frame>
        <draw:custom-shape draw:style-name="gr115" draw:text-style-name="P5" draw:layer="layout" svg:width="2.752cm" svg:height="3.387cm" svg:x="20.955cm" svg:y="1.693cm">
          <text:list text:style-name="L36">
            <text:list-header>
              <text:p text:style-name="P14"><text:span text:style-name="T54">1001</text:span></text:p>
              <text:p text:style-name="P14"><text:span text:style-name="T54">LiLi</text:span></text:p>
              <text:p text:style-name="P14"><text:span text:style-name="T54">70</text:span></text:p>
            </text:list-header>
          </text:list>
          <draw:enhanced-geometry svg:viewBox="0 0 21600 21600" draw:type="rectangle" draw:enhanced-path="M 0 0 L 21600 0 21600 21600 0 21600 0 0 Z N"/>
        </draw:custom-shape>
        <draw:line draw:style-name="gr118" draw:text-style-name="P25" draw:layer="layout" svg:x1="20.955cm" svg:y1="2.752cm" svg:x2="23.707cm" svg:y2="2.752cm">
          <text:p/>
        </draw:line>
        <draw:line draw:style-name="gr118" draw:text-style-name="P25" draw:layer="layout" svg:x1="20.955cm" svg:y1="3.81cm" svg:x2="23.707cm" svg:y2="3.81cm">
          <text:p/>
        </draw:line>
        <draw:custom-shape draw:style-name="gr116" draw:text-style-name="P5" draw:layer="layout" svg:width="1.905cm" svg:height="1.059cm" svg:x="21.167cm" svg:y="0.423cm">
          <text:list text:style-name="L63">
            <text:list-header>
              <text:p text:style-name="P14"><text:span text:style-name="T430">st</text:span></text:p>
            </text:list-header>
          </text:list>
          <draw:enhanced-geometry svg:viewBox="0 0 21600 21600" draw:type="rectangle" draw:enhanced-path="M 0 0 L 21600 0 21600 21600 0 21600 0 0 Z N"/>
        </draw:custom-shape>
        <draw:custom-shape draw:style-name="gr4" draw:text-style-name="P5" draw:layer="layout" svg:width="1.905cm" svg:height="1.059cm" svg:x="18.838cm" svg:y="1.693cm">
          <text:list text:style-name="L149">
            <text:list-header>
              <text:p text:style-name="P14"><text:span text:style-name="T470">2000</text:span></text:p>
            </text:list-header>
          </text:list>
          <draw:enhanced-geometry svg:viewBox="0 0 21600 21600" draw:type="rectangle" draw:enhanced-path="M 0 0 L 21600 0 21600 21600 0 21600 0 0 Z N"/>
        </draw:custom-shape>
        <draw:custom-shape draw:style-name="gr115" draw:text-style-name="P5" draw:layer="layout" svg:width="2.964cm" svg:height="1.27cm" svg:x="15.028cm" svg:y="9.313cm">
          <text:list text:style-name="L149">
            <text:list-header>
              <text:p text:style-name="P14"><text:span text:style-name="T470">2000</text:span></text:p>
            </text:list-header>
          </text:list>
          <draw:enhanced-geometry svg:viewBox="0 0 21600 21600" draw:type="rectangle" draw:enhanced-path="M 0 0 L 21600 0 21600 21600 0 21600 0 0 Z N"/>
        </draw:custom-shape>
        <draw:custom-shape draw:style-name="gr116" draw:text-style-name="P5" draw:layer="layout" svg:width="1.905cm" svg:height="1.059cm" svg:x="15.24cm" svg:y="8.043cm">
          <text:list text:style-name="L24">
            <text:list-header>
              <text:p text:style-name="P14"><text:span text:style-name="T109">a</text:span></text:p>
            </text:list-header>
          </text:list>
          <draw:enhanced-geometry svg:viewBox="0 0 21600 21600" draw:type="rectangle" draw:enhanced-path="M 0 0 L 21600 0 21600 21600 0 21600 0 0 Z N"/>
        </draw:custom-shape>
        <draw:line draw:style-name="gr112" draw:text-style-name="P25" draw:layer="layout" svg:x1="20.319cm" svg:y1="2.752cm" svg:x2="17.356cm" svg:y2="9.102cm">
          <text:p/>
        </draw:line>
        <draw:custom-shape draw:style-name="gr117" draw:text-style-name="P5" xml:id="id528" draw:id="id528" draw:layer="layout" svg:width="1.349cm" svg:height="1.277cm" svg:x="21.713cm" svg:y="3.81cm">
          <text:list text:style-name="L36">
            <text:list-header>
              <text:p text:style-name="P12">90</text:p>
            </text:list-header>
          </text:list>
          <draw:enhanced-geometry svg:viewBox="0 0 21600 21600" draw:type="mso-spt202" draw:enhanced-path="M 0 0 L 21600 0 21600 21600 0 21600 0 0 Z N"/>
        </draw:custom-shape>
        <anim:par smil:dur="indefinite" smil:restart="never" presentation:node-type="timing-root">
          <anim:par smil:begin="id527.begin">
            <anim:transitionFilter smil:dur="1s" smil:type="slideWipe" smil:subtype="fromBottomRight" smil:direction="revers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528" smil:attributeName="visibility" smil:to="visible"/>
                  <anim:animate smil:dur="0.5s" smil:fill="hold" smil:targetElement="id528" smil:attributeName="x" smil:values="1+width/2;x" smil:keyTimes="0;1" smil:additive="base"/>
                  <anim:animate smil:dur="0.5s" smil:fill="hold" smil:targetElement="id528" smil:attributeName="y" smil:values="y;y" smil:keyTimes="0;1" smil:additive="base"/>
                </anim:par>
              </anim:par>
            </anim:par>
          </anim:seq>
        </anim:par>
        <presentation:notes draw:style-name="dp2">
          <draw:page-thumbnail draw:style-name="gr1" draw:layer="layout" svg:width="7.142cm" svg:height="9.524cm" svg:x="5.953cm" svg:y="1.93cm" draw:page-number="384" presentation:class="page"/>
          <draw:frame presentation:style-name="pr2" draw:layer="layout" svg:width="15.239cm" svg:height="11.43cm" svg:x="1.905cm" svg:y="12.065cm" presentation:class="notes" presentation:placeholder="true">
            <draw:text-box/>
          </draw:frame>
        </presentation:notes>
      </draw:page>
      <draw:page draw:name="page385" draw:style-name="dp3" draw:master-page-name="Default" presentation:presentation-page-layout-name="AL1T0" xml:id="id529" draw:id="id529">
        <draw:frame presentation:style-name="pr77" draw:text-style-name="P5" draw:layer="layout" svg:width="24.341cm" svg:height="16.51cm" svg:x="0.846cm" svg:y="0.847cm" presentation:class="subtitle" presentation:user-transformed="true">
          <draw:text-box>
            <text:list text:style-name="L6">
              <text:list-header>
                <text:p text:style-name="P61"><text:span text:style-name="T68">11.7 </text:span><text:span text:style-name="T68">用指针处理链表</text:span></text:p>
              </text:list-header>
            </text:list>
            <text:list text:style-name="L17">
              <text:list-header>
                <text:p text:style-name="P61"><text:span text:style-name="T61"><text:s text:c="4"/></text:span><text:span text:style-name="T426">■</text:span><text:span text:style-name="T61">链表概述</text:span></text:p>
                <text:p text:style-name="P61"><text:span text:style-name="T61"><text:s text:c="2"/></text:span><text:span text:style-name="T61">链表是一种重要的数据结构─动态数据结构。</text:span></text:p>
                <text:p text:style-name="P61"><text:span text:style-name="T61"><text:s text:c="2"/></text:span><text:span text:style-name="T61">以具体例子来说明链表的概念及其应用：</text:span></text:p>
              </text:list-header>
            </text:list>
            <text:list text:style-name="L6">
              <text:list-header>
                <text:p text:style-name="P139"><text:span text:style-name="T68">例：选择合适的数据结构来存放一批学生的学号及考试成绩，以便进一步处理。 </text:span></text:p>
              </text:list-header>
            </text:list>
            <text:list text:style-name="L19">
              <text:list-header>
                <text:p text:style-name="P61"><text:span text:style-name="T102">由于学生人数未知，用静态数据结构不合适。</text:span></text:p>
                <text:p text:style-name="P61"><text:span text:style-name="T102">用链表处理较恰当。</text:span></text:p>
                <text:p text:style-name="P139"><text:span text:style-name="T102"/></text:p>
              </text:list-header>
            </text:list>
          </draw:text-box>
        </draw:frame>
        <anim:par presentation:node-type="timing-root">
          <anim:par smil:begin="id529.begin">
            <anim:transitionFilter smil:dur="1s" smil:type="slideWipe" smil:subtype="fromBottomRight" smil:direction="reverse"/>
          </anim:par>
        </anim:par>
        <presentation:notes draw:style-name="dp2">
          <draw:page-thumbnail draw:style-name="gr1" draw:layer="layout" svg:width="7.142cm" svg:height="9.524cm" svg:x="5.953cm" svg:y="1.93cm" draw:page-number="385" presentation:class="page"/>
          <draw:frame presentation:style-name="pr2" draw:layer="layout" svg:width="15.239cm" svg:height="11.43cm" svg:x="1.905cm" svg:y="12.065cm" presentation:class="notes" presentation:placeholder="true">
            <draw:text-box/>
          </draw:frame>
        </presentation:notes>
      </draw:page>
      <draw:page draw:name="page386" draw:style-name="dp3" draw:master-page-name="Default" presentation:presentation-page-layout-name="AL1T0" xml:id="id530" draw:id="id530">
        <draw:frame presentation:style-name="pr44" draw:text-style-name="P5" draw:layer="layout" svg:width="24.765cm" svg:height="18.415cm" svg:x="0.422cm" svg:y="0.211cm" presentation:class="subtitle" presentation:user-transformed="true">
          <draw:text-box>
            <text:list text:style-name="L6">
              <text:list-header>
                <text:p text:style-name="P47"><text:span text:style-name="T68">用链表处理该问题的基本思路：</text:span></text:p>
              </text:list-header>
            </text:list>
            <text:list text:style-name="L17">
              <text:list-header>
                <text:p text:style-name="P40"><text:span text:style-name="T61"><text:s text:c="3"/></text:span><text:span text:style-name="T61">将各学生的数据进行离散存放，来一个学生就分配一小块内存（结点）。并将各结点用指针依次连接起来</text:span><text:span text:style-name="T68">─</text:span><text:span text:style-name="T61">链表。</text:span></text:p>
                <text:p text:style-name="P40"><text:span text:style-name="T61"><text:s/></text:span></text:p>
                <text:p text:style-name="P40"><text:span text:style-name="T61"/></text:p>
                <text:p text:style-name="P40"><text:span text:style-name="T61"/></text:p>
                <text:p text:style-name="P40"><text:span text:style-name="T61"/></text:p>
                <text:p text:style-name="P53"><text:span text:style-name="T18"><text:s/></text:span><text:span text:style-name="T18">每结点应包含下一结点的开始地址。</text:span></text:p>
                <text:p text:style-name="P53"><text:span text:style-name="T18"><text:s/></text:span><text:span text:style-name="T18">最后一个结点中的指针为空。</text:span></text:p>
                <text:p text:style-name="P53"><text:span text:style-name="T18"><text:s/></text:span><text:span text:style-name="T18">链头指针指向第一个结点</text:span><text:span text:style-name="T18">,</text:span><text:span text:style-name="T18">是访问链表的重要依据。</text:span></text:p>
              </text:list-header>
            </text:list>
            <text:list text:style-name="L19">
              <text:list-header>
                <text:p text:style-name="P67"><text:span text:style-name="T17"><text:s text:c="3"/></text:span><text:span text:style-name="T17">这样的链表称</text:span><text:span text:style-name="T451">单向链表</text:span><text:span text:style-name="T17">。</text:span><text:span text:style-name="T18"> </text:span></text:p>
              </text:list-header>
            </text:list>
          </draw:text-box>
        </draw:frame>
        <draw:custom-shape draw:style-name="gr96" draw:text-style-name="P5" draw:layer="layout" svg:width="2.102cm" svg:height="3.309cm" svg:x="1.058cm" svg:y="8.374cm">
          <text:list text:style-name="L12">
            <text:list-header>
              <text:p text:style-name="P12"><text:span text:style-name="T136">head</text:span></text:p>
              <text:p text:style-name="P12"><text:span text:style-name="T136"/></text:p>
              <text:p text:style-name="P12"><text:span text:style-name="T136"/></text:p>
            </text:list-header>
          </text:list>
          <draw:enhanced-geometry svg:viewBox="0 0 21600 21600" draw:type="mso-spt202" draw:enhanced-path="M 0 0 L 21600 0 21600 21600 0 21600 0 0 Z N"/>
        </draw:custom-shape>
        <draw:custom-shape draw:style-name="gr96" draw:text-style-name="P5" draw:layer="layout" svg:width="2.195cm" svg:height="3.309cm" svg:x="5.292cm" svg:y="8.255cm">
          <text:list text:style-name="L12">
            <text:list-header>
              <text:p text:style-name="P12"><text:span text:style-name="T52">学号</text:span></text:p>
              <text:p text:style-name="P12"><text:span text:style-name="T52">成绩</text:span></text:p>
              <text:p text:style-name="P12"><text:span text:style-name="T52">指针</text:span></text:p>
            </text:list-header>
          </text:list>
          <draw:enhanced-geometry svg:viewBox="0 0 21600 21600" draw:type="mso-spt202" draw:enhanced-path="M 0 0 L 21600 0 21600 21600 0 21600 0 0 Z N"/>
        </draw:custom-shape>
        <draw:custom-shape draw:style-name="gr96" draw:text-style-name="P5" draw:layer="layout" svg:width="2.195cm" svg:height="3.309cm" svg:x="9.622cm" svg:y="8.255cm">
          <text:list text:style-name="L12">
            <text:list-header>
              <text:p text:style-name="P12"><text:span text:style-name="T52">学号</text:span></text:p>
              <text:p text:style-name="P12"><text:span text:style-name="T52">成绩</text:span></text:p>
              <text:p text:style-name="P12"><text:span text:style-name="T52">指针</text:span></text:p>
            </text:list-header>
          </text:list>
          <draw:enhanced-geometry svg:viewBox="0 0 21600 21600" draw:type="mso-spt202" draw:enhanced-path="M 0 0 L 21600 0 21600 21600 0 21600 0 0 Z N"/>
        </draw:custom-shape>
        <draw:custom-shape draw:style-name="gr96" draw:text-style-name="P5" draw:layer="layout" svg:width="2.195cm" svg:height="3.309cm" svg:x="13.855cm" svg:y="8.255cm">
          <text:list text:style-name="L12">
            <text:list-header>
              <text:p text:style-name="P12"><text:span text:style-name="T52">学号</text:span></text:p>
              <text:p text:style-name="P12"><text:span text:style-name="T52">成绩</text:span></text:p>
              <text:p text:style-name="P12"><text:span text:style-name="T52">指针</text:span></text:p>
            </text:list-header>
          </text:list>
          <draw:enhanced-geometry svg:viewBox="0 0 21600 21600" draw:type="mso-spt202" draw:enhanced-path="M 0 0 L 21600 0 21600 21600 0 21600 0 0 Z N"/>
        </draw:custom-shape>
        <draw:custom-shape draw:style-name="gr96" draw:text-style-name="P5" draw:layer="layout" svg:width="2.195cm" svg:height="3.309cm" svg:x="18.089cm" svg:y="8.255cm">
          <text:list text:style-name="L12">
            <text:list-header>
              <text:p text:style-name="P12"><text:span text:style-name="T52">学号</text:span></text:p>
              <text:p text:style-name="P12"><text:span text:style-name="T52">成绩</text:span></text:p>
              <text:p text:style-name="P12"><text:span text:style-name="T52">指针</text:span></text:p>
            </text:list-header>
          </text:list>
          <draw:enhanced-geometry svg:viewBox="0 0 21600 21600" draw:type="mso-spt202" draw:enhanced-path="M 0 0 L 21600 0 21600 21600 0 21600 0 0 Z N"/>
        </draw:custom-shape>
        <draw:custom-shape draw:style-name="gr96" draw:text-style-name="P5" draw:layer="layout" svg:width="2.39cm" svg:height="3.14cm" svg:x="22.11cm" svg:y="8.255cm">
          <text:list text:style-name="L12">
            <text:list-header>
              <text:p text:style-name="P12"><text:span text:style-name="T52">学号</text:span></text:p>
              <text:p text:style-name="P12"><text:span text:style-name="T52">成绩</text:span></text:p>
              <text:p text:style-name="P12"><text:span text:style-name="T483">NULL</text:span></text:p>
            </text:list-header>
          </text:list>
          <draw:enhanced-geometry svg:viewBox="0 0 21600 21600" draw:type="mso-spt202" draw:enhanced-path="M 0 0 L 21600 0 21600 21600 0 21600 0 0 Z N"/>
        </draw:custom-shape>
        <draw:line draw:style-name="gr8" draw:text-style-name="P25" draw:layer="layout" svg:x1="3.175cm" svg:y1="8.89cm" svg:x2="5.08cm" svg:y2="8.89cm">
          <text:p/>
        </draw:line>
        <draw:line draw:style-name="gr29" draw:text-style-name="P25" draw:layer="layout" svg:x1="7.408cm" svg:y1="11.007cm" svg:x2="7.832cm" svg:y2="11.007cm">
          <text:p/>
        </draw:line>
        <draw:line draw:style-name="gr6" draw:text-style-name="P25" draw:layer="layout" svg:x1="7.197cm" svg:y1="11.007cm" svg:x2="8.467cm" svg:y2="11.007cm">
          <text:p/>
        </draw:line>
        <draw:line draw:style-name="gr6" draw:text-style-name="P25" draw:layer="layout" svg:x1="8.467cm" svg:y1="11.006cm" svg:x2="8.467cm" svg:y2="8.677cm">
          <text:p/>
        </draw:line>
        <draw:line draw:style-name="gr8" draw:text-style-name="P25" draw:layer="layout" svg:x1="8.467cm" svg:y1="8.678cm" svg:x2="9.948cm" svg:y2="8.678cm">
          <text:p/>
        </draw:line>
        <draw:line draw:style-name="gr6" draw:text-style-name="P25" draw:layer="layout" svg:x1="11.642cm" svg:y1="11.007cm" svg:x2="12.912cm" svg:y2="11.007cm">
          <text:p/>
        </draw:line>
        <draw:line draw:style-name="gr6" draw:text-style-name="P25" draw:layer="layout" svg:x1="15.875cm" svg:y1="11.007cm" svg:x2="17.145cm" svg:y2="11.007cm">
          <text:p/>
        </draw:line>
        <draw:line draw:style-name="gr6" draw:text-style-name="P25" draw:layer="layout" svg:x1="20.108cm" svg:y1="11.007cm" svg:x2="21.378cm" svg:y2="11.007cm">
          <text:p/>
        </draw:line>
        <draw:line draw:style-name="gr6" draw:text-style-name="P25" draw:layer="layout" svg:x1="12.912cm" svg:y1="11.006cm" svg:x2="12.912cm" svg:y2="8.677cm">
          <text:p/>
        </draw:line>
        <draw:line draw:style-name="gr6" draw:text-style-name="P25" draw:layer="layout" svg:x1="17.145cm" svg:y1="11.006cm" svg:x2="17.145cm" svg:y2="8.677cm">
          <text:p/>
        </draw:line>
        <draw:line draw:style-name="gr6" draw:text-style-name="P25" draw:layer="layout" svg:x1="21.378cm" svg:y1="11.006cm" svg:x2="21.378cm" svg:y2="8.677cm">
          <text:p/>
        </draw:line>
        <draw:line draw:style-name="gr8" draw:text-style-name="P25" draw:layer="layout" svg:x1="21.378cm" svg:y1="8.678cm" svg:x2="22.437cm" svg:y2="8.678cm">
          <text:p/>
        </draw:line>
        <draw:line draw:style-name="gr8" draw:text-style-name="P25" draw:layer="layout" svg:x1="17.145cm" svg:y1="8.678cm" svg:x2="18.203cm" svg:y2="8.678cm">
          <text:p/>
        </draw:line>
        <draw:line draw:style-name="gr8" draw:text-style-name="P25" draw:layer="layout" svg:x1="12.912cm" svg:y1="8.678cm" svg:x2="13.97cm" svg:y2="8.678cm">
          <text:p/>
        </draw:line>
        <anim:par presentation:node-type="timing-root">
          <anim:par smil:begin="id530.begin">
            <anim:transitionFilter smil:dur="1s" smil:type="slideWipe" smil:subtype="fromBottomRight" smil:direction="reverse"/>
          </anim:par>
        </anim:par>
        <presentation:notes draw:style-name="dp2">
          <draw:page-thumbnail draw:style-name="gr1" draw:layer="layout" svg:width="7.142cm" svg:height="9.524cm" svg:x="5.953cm" svg:y="1.93cm" draw:page-number="386" presentation:class="page"/>
          <draw:frame presentation:style-name="pr2" draw:layer="layout" svg:width="15.239cm" svg:height="11.43cm" svg:x="1.905cm" svg:y="12.065cm" presentation:class="notes" presentation:placeholder="true">
            <draw:text-box/>
          </draw:frame>
        </presentation:notes>
      </draw:page>
      <draw:page draw:name="page387" draw:style-name="dp3" draw:master-page-name="Default" presentation:presentation-page-layout-name="AL1T0" xml:id="id531" draw:id="id531">
        <draw:frame presentation:style-name="pr26" draw:text-style-name="P5" draw:layer="layout" svg:width="23.283cm" svg:height="16.933cm" svg:x="0.846cm" svg:y="0.846cm" presentation:class="subtitle" presentation:user-transformed="true">
          <draw:text-box>
            <text:list text:style-name="L6">
              <text:list-header>
                <text:p text:style-name="P47"><text:span text:style-name="T68"><text:s/></text:span><text:span text:style-name="T68">一个结点可用如下结构体描述：</text:span></text:p>
              </text:list-header>
            </text:list>
            <text:list text:style-name="L19">
              <text:list-header>
                <text:p text:style-name="P50"><text:span text:style-name="T184">typedef <text:s/>struct <text:s/>student </text:span></text:p>
                <text:p text:style-name="P50"><text:span text:style-name="T184">{</text:span></text:p>
                <text:p text:style-name="P50"><text:span text:style-name="T184"><text:s text:c="4"/></text:span><text:span text:style-name="T184">int <text:s/>num; <text:s text:c="14"/></text:span><text:span text:style-name="T251">学号</text:span></text:p>
                <text:p text:style-name="P50"><text:span text:style-name="T184"><text:s text:c="4"/></text:span><text:span text:style-name="T184">int <text:s/>score; <text:s text:c="14"/></text:span><text:span text:style-name="T251">成绩</text:span></text:p>
                <text:p text:style-name="P50"><text:span text:style-name="T184"><text:s text:c="4"/></text:span><text:span text:style-name="T184">struct <text:s/>student <text:s/>*next; <text:s text:c="3"/></text:span><text:span text:style-name="T251">下一结点的首地址</text:span></text:p>
                <text:p text:style-name="P50"><text:span text:style-name="T184">} STU;</text:span></text:p>
                <text:p text:style-name="P66"><text:span text:style-name="T184"/></text:p>
              </text:list-header>
            </text:list>
            <text:list text:style-name="L89">
              <text:list-header>
                <text:p text:style-name="P66"><text:span text:style-name="T16"><text:s/></text:span><text:span text:style-name="T16">typedef <text:s/>: </text:span><text:span text:style-name="T102">自定义类型符</text:span><text:span text:style-name="T251">（见</text:span><text:span text:style-name="T251">11.10</text:span><text:span text:style-name="T251">）</text:span></text:p>
              </text:list-header>
            </text:list>
          </draw:text-box>
        </draw:frame>
        <anim:par presentation:node-type="timing-root">
          <anim:par smil:begin="id531.begin">
            <anim:transitionFilter smil:dur="1s" smil:type="slideWipe" smil:subtype="fromBottomRight" smil:direction="reverse"/>
          </anim:par>
        </anim:par>
        <presentation:notes draw:style-name="dp2">
          <draw:page-thumbnail draw:style-name="gr1" draw:layer="layout" svg:width="7.142cm" svg:height="9.524cm" svg:x="5.953cm" svg:y="1.93cm" draw:page-number="387" presentation:class="page"/>
          <draw:frame presentation:style-name="pr2" draw:layer="layout" svg:width="15.239cm" svg:height="11.43cm" svg:x="1.905cm" svg:y="12.065cm" presentation:class="notes" presentation:placeholder="true">
            <draw:text-box/>
          </draw:frame>
        </presentation:notes>
      </draw:page>
      <draw:page draw:name="page388" draw:style-name="dp3" draw:master-page-name="Default" presentation:presentation-page-layout-name="AL1T0" xml:id="id532" draw:id="id532">
        <draw:frame presentation:style-name="pr30" draw:text-style-name="P5" draw:layer="layout" svg:width="24.765cm" svg:height="17.992cm" svg:x="0.422cm" svg:y="0.423cm" presentation:class="subtitle" presentation:user-transformed="true">
          <draw:text-box>
            <text:list text:style-name="L17">
              <text:list-header>
                <text:p text:style-name="P47"><text:span text:style-name="T61"><text:s text:c="2"/></text:span><text:span text:style-name="T426">■</text:span><text:span text:style-name="T61">单向链表的建立</text:span></text:p>
              </text:list-header>
            </text:list>
            <text:list text:style-name="L6">
              <text:list-header>
                <text:p text:style-name="P47"><text:span text:style-name="T68"><text:s text:c="2"/>①</text:span><text:span text:style-name="T61">输入一个学生的数据。</text:span></text:p>
              </text:list-header>
            </text:list>
            <text:list text:style-name="L17">
              <text:list-header>
                <text:p text:style-name="P47"><text:span text:style-name="T61"><text:s text:c="2"/></text:span><text:span text:style-name="T68">②</text:span><text:span text:style-name="T61">分配结点空间，数据存入。</text:span></text:p>
                <text:p text:style-name="P47"><text:span text:style-name="T61"><text:s text:c="2"/></text:span><text:span text:style-name="T68">③</text:span><text:span text:style-name="T61">将该结点的首地址赋给上一结点的</text:span><text:span text:style-name="T61">next</text:span><text:span text:style-name="T61">，若该结点是第一个结点，则赋给头指针。</text:span></text:p>
                <text:p text:style-name="P47"><text:span text:style-name="T61"><text:s text:c="2"/></text:span><text:span text:style-name="T68">④</text:span><text:span text:style-name="T61">将该结点的</text:span><text:span text:style-name="T61">next</text:span><text:span text:style-name="T61">置为空，表示该结点为当前的最后结点。</text:span></text:p>
                <text:p text:style-name="P40"><text:span text:style-name="T61"/></text:p>
              </text:list-header>
            </text:list>
          </draw:text-box>
        </draw:frame>
        <draw:custom-shape draw:style-name="gr96" draw:text-style-name="P5" draw:layer="layout" svg:width="2.102cm" svg:height="3.309cm" svg:x="0.847cm" svg:y="12.973cm">
          <text:list text:style-name="L12">
            <text:list-header>
              <text:p text:style-name="P12"><text:span text:style-name="T136">head</text:span></text:p>
              <text:p text:style-name="P12"><text:span text:style-name="T136"/></text:p>
              <text:p text:style-name="P12"><text:span text:style-name="T136"/></text:p>
            </text:list-header>
          </text:list>
          <draw:enhanced-geometry svg:viewBox="0 0 21600 21600" draw:type="mso-spt202" draw:enhanced-path="M 0 0 L 21600 0 21600 21600 0 21600 0 0 Z N"/>
        </draw:custom-shape>
        <draw:custom-shape draw:style-name="gr96" draw:text-style-name="P5" draw:layer="layout" svg:width="2.195cm" svg:height="3.309cm" svg:x="4.868cm" svg:y="12.973cm">
          <text:list text:style-name="L12">
            <text:list-header>
              <text:p text:style-name="P12"><text:span text:style-name="T52">学号</text:span></text:p>
              <text:p text:style-name="P12"><text:span text:style-name="T52">成绩</text:span></text:p>
              <text:p text:style-name="P12"><text:span text:style-name="T52">next</text:span></text:p>
            </text:list-header>
          </text:list>
          <draw:enhanced-geometry svg:viewBox="0 0 21600 21600" draw:type="mso-spt202" draw:enhanced-path="M 0 0 L 21600 0 21600 21600 0 21600 0 0 Z N"/>
        </draw:custom-shape>
        <draw:custom-shape draw:style-name="gr96" draw:text-style-name="P5" draw:layer="layout" svg:width="2.195cm" svg:height="3.309cm" svg:x="9.199cm" svg:y="12.973cm">
          <text:list text:style-name="L12">
            <text:list-header>
              <text:p text:style-name="P12"><text:span text:style-name="T52">学号</text:span></text:p>
              <text:p text:style-name="P12"><text:span text:style-name="T52">成绩</text:span></text:p>
              <text:p text:style-name="P12"><text:span text:style-name="T52">next</text:span></text:p>
            </text:list-header>
          </text:list>
          <draw:enhanced-geometry svg:viewBox="0 0 21600 21600" draw:type="mso-spt202" draw:enhanced-path="M 0 0 L 21600 0 21600 21600 0 21600 0 0 Z N"/>
        </draw:custom-shape>
        <draw:custom-shape draw:style-name="gr96" draw:text-style-name="P5" draw:layer="layout" svg:width="2.195cm" svg:height="3.309cm" svg:x="13.547cm" svg:y="12.973cm">
          <text:list text:style-name="L12">
            <text:list-header>
              <text:p text:style-name="P12"><text:span text:style-name="T52">学号</text:span></text:p>
              <text:p text:style-name="P12"><text:span text:style-name="T52">成绩</text:span></text:p>
              <text:p text:style-name="P12"><text:span text:style-name="T52">next</text:span></text:p>
            </text:list-header>
          </text:list>
          <draw:enhanced-geometry svg:viewBox="0 0 21600 21600" draw:type="mso-spt202" draw:enhanced-path="M 0 0 L 21600 0 21600 21600 0 21600 0 0 Z N"/>
        </draw:custom-shape>
        <draw:custom-shape draw:style-name="gr96" draw:text-style-name="P5" draw:layer="layout" svg:width="2.195cm" svg:height="3.309cm" svg:x="17.992cm" svg:y="12.973cm">
          <text:list text:style-name="L12">
            <text:list-header>
              <text:p text:style-name="P12"><text:span text:style-name="T52">学号</text:span></text:p>
              <text:p text:style-name="P12"><text:span text:style-name="T52">成绩</text:span></text:p>
              <text:p text:style-name="P12"><text:span text:style-name="T52">next</text:span></text:p>
            </text:list-header>
          </text:list>
          <draw:enhanced-geometry svg:viewBox="0 0 21600 21600" draw:type="mso-spt202" draw:enhanced-path="M 0 0 L 21600 0 21600 21600 0 21600 0 0 Z N"/>
        </draw:custom-shape>
        <draw:custom-shape draw:style-name="gr96" draw:text-style-name="P5" draw:layer="layout" svg:width="2.39cm" svg:height="3.14cm" svg:x="22.11cm" svg:y="12.912cm">
          <text:list text:style-name="L12">
            <text:list-header>
              <text:p text:style-name="P12"><text:span text:style-name="T52">学号</text:span></text:p>
              <text:p text:style-name="P12"><text:span text:style-name="T52">成绩</text:span></text:p>
              <text:p text:style-name="P12"><text:span text:style-name="T483">NULL</text:span></text:p>
            </text:list-header>
          </text:list>
          <draw:enhanced-geometry svg:viewBox="0 0 21600 21600" draw:type="mso-spt202" draw:enhanced-path="M 0 0 L 21600 0 21600 21600 0 21600 0 0 Z N"/>
        </draw:custom-shape>
        <draw:line draw:style-name="gr8" draw:text-style-name="P25" draw:layer="layout" svg:x1="2.963cm" svg:y1="13.758cm" svg:x2="5.08cm" svg:y2="13.758cm">
          <text:p/>
        </draw:line>
        <draw:line draw:style-name="gr6" draw:text-style-name="P25" draw:layer="layout" svg:x1="6.985cm" svg:y1="15.663cm" svg:x2="8.043cm" svg:y2="15.663cm">
          <text:p/>
        </draw:line>
        <draw:line draw:style-name="gr6" draw:text-style-name="P25" draw:layer="layout" svg:x1="8.043cm" svg:y1="15.663cm" svg:x2="8.043cm" svg:y2="13.547cm">
          <text:p/>
        </draw:line>
        <draw:line draw:style-name="gr8" draw:text-style-name="P25" draw:layer="layout" svg:x1="8.043cm" svg:y1="13.547cm" svg:x2="9.525cm" svg:y2="13.547cm">
          <text:p/>
        </draw:line>
        <draw:line draw:style-name="gr6" draw:text-style-name="P25" draw:layer="layout" svg:x1="11.218cm" svg:y1="15.663cm" svg:x2="12.277cm" svg:y2="15.663cm">
          <text:p/>
        </draw:line>
        <draw:line draw:style-name="gr6" draw:text-style-name="P25" draw:layer="layout" svg:x1="15.452cm" svg:y1="15.663cm" svg:x2="16.51cm" svg:y2="15.663cm">
          <text:p/>
        </draw:line>
        <draw:line draw:style-name="gr6" draw:text-style-name="P25" draw:layer="layout" svg:x1="19.897cm" svg:y1="15.663cm" svg:x2="20.955cm" svg:y2="15.663cm">
          <text:p/>
        </draw:line>
        <draw:line draw:style-name="gr6" draw:text-style-name="P25" draw:layer="layout" svg:x1="12.277cm" svg:y1="15.663cm" svg:x2="12.277cm" svg:y2="13.547cm">
          <text:p/>
        </draw:line>
        <draw:line draw:style-name="gr6" draw:text-style-name="P25" draw:layer="layout" svg:x1="16.51cm" svg:y1="15.663cm" svg:x2="16.51cm" svg:y2="13.547cm">
          <text:p/>
        </draw:line>
        <draw:line draw:style-name="gr6" draw:text-style-name="P25" draw:layer="layout" svg:x1="20.955cm" svg:y1="15.663cm" svg:x2="20.955cm" svg:y2="13.547cm">
          <text:p/>
        </draw:line>
        <draw:line draw:style-name="gr8" draw:text-style-name="P25" draw:layer="layout" svg:x1="12.277cm" svg:y1="13.547cm" svg:x2="13.758cm" svg:y2="13.547cm">
          <text:p/>
        </draw:line>
        <draw:line draw:style-name="gr8" draw:text-style-name="P25" draw:layer="layout" svg:x1="16.51cm" svg:y1="13.547cm" svg:x2="17.992cm" svg:y2="13.547cm">
          <text:p/>
        </draw:line>
        <draw:line draw:style-name="gr8" draw:text-style-name="P25" draw:layer="layout" svg:x1="20.955cm" svg:y1="13.547cm" svg:x2="22.437cm" svg:y2="13.547cm">
          <text:p/>
        </draw:line>
        <anim:par presentation:node-type="timing-root">
          <anim:par smil:begin="id532.begin">
            <anim:transitionFilter smil:dur="1s" smil:type="slideWipe" smil:subtype="fromBottomRight" smil:direction="reverse"/>
          </anim:par>
        </anim:par>
        <presentation:notes draw:style-name="dp2">
          <draw:page-thumbnail draw:style-name="gr1" draw:layer="layout" svg:width="7.142cm" svg:height="9.524cm" svg:x="5.953cm" svg:y="1.93cm" draw:page-number="388" presentation:class="page"/>
          <draw:frame presentation:style-name="pr2" draw:layer="layout" svg:width="15.239cm" svg:height="11.43cm" svg:x="1.905cm" svg:y="12.065cm" presentation:class="notes" presentation:placeholder="true">
            <draw:text-box/>
          </draw:frame>
        </presentation:notes>
      </draw:page>
      <draw:page draw:name="page389" draw:style-name="dp3" draw:master-page-name="Default" presentation:presentation-page-layout-name="AL1T0" xml:id="id533" draw:id="id533">
        <draw:frame presentation:style-name="pr44" draw:text-style-name="P5" draw:layer="layout" svg:width="25.4cm" svg:height="18.415cm" svg:x="0cm" svg:y="-0.001cm" presentation:class="subtitle" presentation:user-transformed="true">
          <draw:text-box>
            <text:list text:style-name="L19">
              <text:list-header>
                <text:p text:style-name="P194"><text:span text:style-name="T25">STU <text:s/>*creat()</text:span></text:p>
                <text:p text:style-name="P194"><text:span text:style-name="T25">{ <text:s text:c="3"/>STU st,*p0=NULL,*p,*head=NULL;</text:span></text:p>
                <text:p text:style-name="P194"><text:span text:style-name="T25"><text:s text:c="6"/></text:span><text:span text:style-name="T25">while(1)</text:span></text:p>
                <text:p text:style-name="P194"><text:span text:style-name="T25"><text:s text:c="5"/></text:span><text:span text:style-name="T25">{ <text:s text:c="3"/>scanf("%d%d",&amp;st.num,&amp;st.score);</text:span></text:p>
                <text:p text:style-name="P194"><text:span text:style-name="T25"><text:s text:c="11"/></text:span><text:span text:style-name="T25">if(st.num&lt;0) break;</text:span></text:p>
                <text:p text:style-name="P194"><text:span text:style-name="T25"><text:s text:c="11"/></text:span><text:span text:style-name="T25">p=malloc(sizeof(STU)); <text:s text:c="2"/>*p=st;</text:span></text:p>
                <text:p text:style-name="P194"><text:span text:style-name="T25"><text:s text:c="11"/></text:span><text:span text:style-name="T24">(*p).next=NULL;</text:span></text:p>
                <text:p text:style-name="P194"><text:span text:style-name="T25"><text:s text:c="11"/></text:span><text:span text:style-name="T25">if(p0==NULL) </text:span><text:span text:style-name="T24">head=p;</text:span><text:span text:style-name="T25"> <text:s text:c="4"/></text:span><text:span text:style-name="T441">p0</text:span><text:span text:style-name="T441">为</text:span><text:span text:style-name="T445">前一结点的指针</text:span><text:span text:style-name="T25"> <text:s text:c="2"/></text:span></text:p>
                <text:p text:style-name="P194"><text:span text:style-name="T25"><text:s text:c="11"/></text:span><text:span text:style-name="T24">else (*p0).next=p;</text:span></text:p>
                <text:p text:style-name="P194"><text:span text:style-name="T25"><text:s text:c="11"/></text:span><text:span text:style-name="T25">p0=p;</text:span></text:p>
                <text:p text:style-name="P194"><text:span text:style-name="T25"><text:s text:c="6"/></text:span><text:span text:style-name="T25">} <text:s text:c="5"/></text:span></text:p>
                <text:p text:style-name="P194"><text:span text:style-name="T25"><text:s text:c="6"/></text:span><text:span text:style-name="T25">return head;</text:span></text:p>
                <text:p text:style-name="P194"><text:span text:style-name="T25"><text:s/></text:span><text:span text:style-name="T25">}</text:span></text:p>
              </text:list-header>
            </text:list>
          </draw:text-box>
        </draw:frame>
        <draw:custom-shape draw:style-name="gr96" draw:text-style-name="P5" draw:layer="layout" svg:width="2.102cm" svg:height="3.309cm" svg:x="8.661cm" svg:y="13.82cm">
          <text:list text:style-name="L12">
            <text:list-header>
              <text:p text:style-name="P12"><text:span text:style-name="T136">head</text:span></text:p>
              <text:p text:style-name="P12"><text:span text:style-name="T136"/></text:p>
              <text:p text:style-name="P12"><text:span text:style-name="T136"/></text:p>
            </text:list-header>
          </text:list>
          <draw:enhanced-geometry svg:viewBox="0 0 21600 21600" draw:type="mso-spt202" draw:enhanced-path="M 0 0 L 21600 0 21600 21600 0 21600 0 0 Z N"/>
        </draw:custom-shape>
        <draw:custom-shape draw:style-name="gr96" draw:text-style-name="P5" draw:layer="layout" svg:width="2.195cm" svg:height="3.309cm" svg:x="12.797cm" svg:y="13.82cm">
          <text:list text:style-name="L12">
            <text:list-header>
              <text:p text:style-name="P12"><text:span text:style-name="T52">学号</text:span></text:p>
              <text:p text:style-name="P12"><text:span text:style-name="T52">成绩</text:span></text:p>
              <text:p text:style-name="P12"><text:span text:style-name="T52">next</text:span></text:p>
            </text:list-header>
          </text:list>
          <draw:enhanced-geometry svg:viewBox="0 0 21600 21600" draw:type="mso-spt202" draw:enhanced-path="M 0 0 L 21600 0 21600 21600 0 21600 0 0 Z N"/>
        </draw:custom-shape>
        <draw:custom-shape draw:style-name="gr96" draw:text-style-name="P5" draw:layer="layout" svg:width="2.195cm" svg:height="3.309cm" svg:x="17.03cm" svg:y="13.758cm">
          <text:list text:style-name="L12">
            <text:list-header>
              <text:p text:style-name="P12"><text:span text:style-name="T52">学号</text:span></text:p>
              <text:p text:style-name="P12"><text:span text:style-name="T52">成绩</text:span></text:p>
              <text:p text:style-name="P12"><text:span text:style-name="T52">next</text:span></text:p>
            </text:list-header>
          </text:list>
          <draw:enhanced-geometry svg:viewBox="0 0 21600 21600" draw:type="mso-spt202" draw:enhanced-path="M 0 0 L 21600 0 21600 21600 0 21600 0 0 Z N"/>
        </draw:custom-shape>
        <draw:custom-shape draw:style-name="gr96" draw:text-style-name="P5" draw:layer="layout" svg:width="2.39cm" svg:height="3.14cm" svg:x="21.475cm" svg:y="13.776cm">
          <text:list text:style-name="L12">
            <text:list-header>
              <text:p text:style-name="P12"><text:span text:style-name="T52">学号</text:span></text:p>
              <text:p text:style-name="P12"><text:span text:style-name="T52">成绩</text:span></text:p>
              <text:p text:style-name="P12"><text:span text:style-name="T483">NULL</text:span></text:p>
            </text:list-header>
          </text:list>
          <draw:enhanced-geometry svg:viewBox="0 0 21600 21600" draw:type="mso-spt202" draw:enhanced-path="M 0 0 L 21600 0 21600 21600 0 21600 0 0 Z N"/>
        </draw:custom-shape>
        <draw:line draw:style-name="gr8" draw:text-style-name="P25" draw:layer="layout" svg:x1="10.795cm" svg:y1="14.393cm" svg:x2="12.7cm" svg:y2="14.393cm">
          <text:p/>
        </draw:line>
        <draw:line draw:style-name="gr6" draw:text-style-name="P25" draw:layer="layout" svg:x1="14.605cm" svg:y1="16.51cm" svg:x2="15.875cm" svg:y2="16.51cm">
          <text:p/>
        </draw:line>
        <draw:line draw:style-name="gr29" draw:text-style-name="P25" draw:layer="layout" svg:x1="15.875cm" svg:y1="16.51cm" svg:x2="15.875cm" svg:y2="16.298cm">
          <text:p/>
        </draw:line>
        <draw:line draw:style-name="gr29" draw:text-style-name="P25" draw:layer="layout" svg:x1="15.875cm" svg:y1="16.298cm" svg:x2="15.875cm" svg:y2="15.24cm">
          <text:p/>
        </draw:line>
        <draw:line draw:style-name="gr6" draw:text-style-name="P25" draw:layer="layout" svg:x1="15.875cm" svg:y1="16.509cm" svg:x2="15.875cm" svg:y2="14.392cm">
          <text:p/>
        </draw:line>
        <draw:line draw:style-name="gr8" draw:text-style-name="P25" draw:layer="layout" svg:x1="20.108cm" svg:y1="14.393cm" svg:x2="21.378cm" svg:y2="14.393cm">
          <text:p/>
        </draw:line>
        <draw:line draw:style-name="gr6" draw:text-style-name="P25" draw:layer="layout" svg:x1="18.838cm" svg:y1="16.51cm" svg:x2="20.108cm" svg:y2="16.51cm">
          <text:p/>
        </draw:line>
        <draw:line draw:style-name="gr6" draw:text-style-name="P25" draw:layer="layout" svg:x1="20.108cm" svg:y1="16.509cm" svg:x2="20.108cm" svg:y2="14.392cm">
          <text:p/>
        </draw:line>
        <draw:line draw:style-name="gr8" draw:text-style-name="P25" draw:layer="layout" svg:x1="15.875cm" svg:y1="14.393cm" svg:x2="17.145cm" svg:y2="14.393cm">
          <text:p/>
        </draw:line>
        <anim:par presentation:node-type="timing-root">
          <anim:par smil:begin="id533.begin">
            <anim:transitionFilter smil:dur="1s" smil:type="slideWipe" smil:subtype="fromBottomRight" smil:direction="reverse"/>
          </anim:par>
        </anim:par>
        <presentation:notes draw:style-name="dp2">
          <draw:page-thumbnail draw:style-name="gr1" draw:layer="layout" svg:width="7.142cm" svg:height="9.524cm" svg:x="5.953cm" svg:y="1.93cm" draw:page-number="389" presentation:class="page"/>
          <draw:frame presentation:style-name="pr2" draw:layer="layout" svg:width="15.239cm" svg:height="11.43cm" svg:x="1.905cm" svg:y="12.065cm" presentation:class="notes" presentation:placeholder="true">
            <draw:text-box/>
          </draw:frame>
        </presentation:notes>
      </draw:page>
      <draw:page draw:name="page390" draw:style-name="dp3" draw:master-page-name="Default" presentation:presentation-page-layout-name="AL1T0" xml:id="id534" draw:id="id534">
        <draw:frame presentation:style-name="pr7" draw:text-style-name="P5" draw:layer="layout" svg:width="23.284cm" svg:height="17.145cm" svg:x="1.058cm" svg:y="0.846cm" presentation:class="subtitle" presentation:user-transformed="true">
          <draw:text-box>
            <text:list text:style-name="L140">
              <text:list-header>
                <text:p text:style-name="P61"><text:span text:style-name="T426"><text:s/>■</text:span><text:span text:style-name="T61">单向链表的访问</text:span></text:p>
              </text:list-header>
            </text:list>
            <text:list text:style-name="L17">
              <text:list-header>
                <text:p text:style-name="P61"><text:span text:style-name="T61"><text:s text:c="3"/></text:span><text:span text:style-name="T68">以输出为例</text:span></text:p>
              </text:list-header>
            </text:list>
            <text:list text:style-name="L6">
              <text:list-header>
                <text:p text:style-name="P61"><text:span text:style-name="T68"><text:s text:c="2"/>①</text:span><text:span text:style-name="T61">通过头指针找到第一个结点</text:span><text:span text:style-name="T61">.</text:span></text:p>
              </text:list-header>
            </text:list>
            <text:list text:style-name="L17">
              <text:list-header>
                <text:p text:style-name="P61"><text:span text:style-name="T61"><text:s text:c="2"/></text:span><text:span text:style-name="T68">②</text:span><text:span text:style-name="T61">输出当前结点的内容，并通过</text:span><text:span text:style-name="T61">next</text:span><text:span text:style-name="T61">找到后继结点，┄┄，直到</text:span><text:span text:style-name="T61">next</text:span><text:span text:style-name="T61">为空</text:span><text:span text:style-name="T61">.</text:span></text:p>
                <text:p text:style-name="P139"><text:span text:style-name="T61"/></text:p>
              </text:list-header>
            </text:list>
          </draw:text-box>
        </draw:frame>
        <anim:par presentation:node-type="timing-root">
          <anim:par smil:begin="id534.begin">
            <anim:transitionFilter smil:dur="1s" smil:type="slideWipe" smil:subtype="fromBottomRight" smil:direction="reverse"/>
          </anim:par>
        </anim:par>
        <presentation:notes draw:style-name="dp2">
          <draw:page-thumbnail draw:style-name="gr1" draw:layer="layout" svg:width="7.142cm" svg:height="9.524cm" svg:x="5.953cm" svg:y="1.93cm" draw:page-number="390" presentation:class="page"/>
          <draw:frame presentation:style-name="pr2" draw:layer="layout" svg:width="15.239cm" svg:height="11.43cm" svg:x="1.905cm" svg:y="12.065cm" presentation:class="notes" presentation:placeholder="true">
            <draw:text-box/>
          </draw:frame>
        </presentation:notes>
      </draw:page>
      <draw:page draw:name="page391" draw:style-name="dp3" draw:master-page-name="Default" presentation:presentation-page-layout-name="AL1T0" xml:id="id535" draw:id="id535">
        <draw:frame presentation:style-name="pr4" draw:text-style-name="P5" draw:layer="layout" svg:width="20.955cm" svg:height="13.123cm" svg:x="0.634cm" svg:y="0.634cm" presentation:class="subtitle" presentation:user-transformed="true">
          <draw:text-box>
            <text:list text:style-name="L19">
              <text:list-header>
                <text:p text:style-name="P194"><text:span text:style-name="T25">void output(STU *head)</text:span></text:p>
                <text:p text:style-name="P194"><text:span text:style-name="T25">{</text:span></text:p>
                <text:p text:style-name="P194"><text:span text:style-name="T25"><text:s text:c="4"/></text:span><text:span text:style-name="T25">STU <text:s text:c="2"/>*p=head;</text:span></text:p>
                <text:p text:style-name="P194"><text:span text:style-name="T25"><text:s text:c="4"/></text:span><text:span text:style-name="T25">while(p)</text:span></text:p>
                <text:p text:style-name="P194"><text:span text:style-name="T25"><text:s text:c="4"/></text:span><text:span text:style-name="T25">{</text:span></text:p>
                <text:p text:style-name="P194"><text:span text:style-name="T25"><text:s text:c="7"/></text:span><text:span text:style-name="T25">printf("\n %d %d",(*p).num,(*p).score);</text:span></text:p>
                <text:p text:style-name="P194"><text:span text:style-name="T25"><text:s text:c="7"/></text:span><text:span text:style-name="T25">p=(*p).next;</text:span></text:p>
                <text:p text:style-name="P194"><text:span text:style-name="T25"><text:s text:c="4"/></text:span><text:span text:style-name="T25">}</text:span></text:p>
                <text:p text:style-name="P194"><text:span text:style-name="T25">}</text:span></text:p>
                <text:p text:style-name="P67"><text:span text:style-name="T25"/></text:p>
              </text:list-header>
            </text:list>
          </draw:text-box>
        </draw:frame>
        <draw:custom-shape draw:style-name="gr96" draw:text-style-name="P5" draw:layer="layout" svg:width="2.102cm" svg:height="3.309cm" svg:x="1.27cm" svg:y="14.032cm">
          <text:list text:style-name="L12">
            <text:list-header>
              <text:p text:style-name="P12"><text:span text:style-name="T136">head</text:span></text:p>
              <text:p text:style-name="P12"><text:span text:style-name="T136"/></text:p>
              <text:p text:style-name="P12"><text:span text:style-name="T136"/></text:p>
            </text:list-header>
          </text:list>
          <draw:enhanced-geometry svg:viewBox="0 0 21600 21600" draw:type="mso-spt202" draw:enhanced-path="M 0 0 L 21600 0 21600 21600 0 21600 0 0 Z N"/>
        </draw:custom-shape>
        <draw:custom-shape draw:style-name="gr96" draw:text-style-name="P5" draw:layer="layout" svg:width="2.195cm" svg:height="3.309cm" svg:x="6.138cm" svg:y="14.032cm">
          <text:list text:style-name="L12">
            <text:list-header>
              <text:p text:style-name="P12"><text:span text:style-name="T52">学号</text:span></text:p>
              <text:p text:style-name="P12"><text:span text:style-name="T52">成绩</text:span></text:p>
              <text:p text:style-name="P12"><text:span text:style-name="T52">next</text:span></text:p>
            </text:list-header>
          </text:list>
          <draw:enhanced-geometry svg:viewBox="0 0 21600 21600" draw:type="mso-spt202" draw:enhanced-path="M 0 0 L 21600 0 21600 21600 0 21600 0 0 Z N"/>
        </draw:custom-shape>
        <draw:custom-shape draw:style-name="gr96" draw:text-style-name="P5" draw:layer="layout" svg:width="2.195cm" svg:height="3.309cm" svg:x="11.007cm" svg:y="13.97cm">
          <text:list text:style-name="L12">
            <text:list-header>
              <text:p text:style-name="P12"><text:span text:style-name="T52">学号</text:span></text:p>
              <text:p text:style-name="P12"><text:span text:style-name="T52">成绩</text:span></text:p>
              <text:p text:style-name="P12"><text:span text:style-name="T52">next</text:span></text:p>
            </text:list-header>
          </text:list>
          <draw:enhanced-geometry svg:viewBox="0 0 21600 21600" draw:type="mso-spt202" draw:enhanced-path="M 0 0 L 21600 0 21600 21600 0 21600 0 0 Z N"/>
        </draw:custom-shape>
        <draw:custom-shape draw:style-name="gr96" draw:text-style-name="P5" draw:layer="layout" svg:width="2.39cm" svg:height="3.14cm" svg:x="20.743cm" svg:y="13.988cm">
          <text:list text:style-name="L12">
            <text:list-header>
              <text:p text:style-name="P12"><text:span text:style-name="T52">学号</text:span></text:p>
              <text:p text:style-name="P12"><text:span text:style-name="T52">成绩</text:span></text:p>
              <text:p text:style-name="P12"><text:span text:style-name="T483">NULL</text:span></text:p>
            </text:list-header>
          </text:list>
          <draw:enhanced-geometry svg:viewBox="0 0 21600 21600" draw:type="mso-spt202" draw:enhanced-path="M 0 0 L 21600 0 21600 21600 0 21600 0 0 Z N"/>
        </draw:custom-shape>
        <draw:custom-shape draw:style-name="gr96" draw:text-style-name="P5" draw:layer="layout" svg:width="2.195cm" svg:height="3.309cm" svg:x="15.972cm" svg:y="13.97cm">
          <text:list text:style-name="L12">
            <text:list-header>
              <text:p text:style-name="P12"><text:span text:style-name="T52">学号</text:span></text:p>
              <text:p text:style-name="P12"><text:span text:style-name="T52">成绩</text:span></text:p>
              <text:p text:style-name="P12"><text:span text:style-name="T52">next</text:span></text:p>
            </text:list-header>
          </text:list>
          <draw:enhanced-geometry svg:viewBox="0 0 21600 21600" draw:type="mso-spt202" draw:enhanced-path="M 0 0 L 21600 0 21600 21600 0 21600 0 0 Z N"/>
        </draw:custom-shape>
        <draw:line draw:style-name="gr8" draw:text-style-name="P25" draw:layer="layout" svg:x1="3.387cm" svg:y1="14.605cm" svg:x2="6.138cm" svg:y2="14.605cm">
          <text:p/>
        </draw:line>
        <draw:line draw:style-name="gr6" draw:text-style-name="P25" draw:layer="layout" svg:x1="12.912cm" svg:y1="16.722cm" svg:x2="14.182cm" svg:y2="16.722cm">
          <text:p/>
        </draw:line>
        <draw:line draw:style-name="gr6" draw:text-style-name="P25" draw:layer="layout" svg:x1="9.313cm" svg:y1="16.933cm" svg:x2="9.313cm" svg:y2="14.605cm">
          <text:p/>
        </draw:line>
        <draw:line draw:style-name="gr8" draw:text-style-name="P25" draw:layer="layout" svg:x1="9.313cm" svg:y1="14.605cm" svg:x2="11.007cm" svg:y2="14.605cm">
          <text:p/>
        </draw:line>
        <draw:line draw:style-name="gr6" draw:text-style-name="P25" draw:layer="layout" svg:x1="8.043cm" svg:y1="16.933cm" svg:x2="9.313cm" svg:y2="16.933cm">
          <text:p/>
        </draw:line>
        <draw:line draw:style-name="gr6" draw:text-style-name="P25" draw:layer="layout" svg:x1="17.992cm" svg:y1="16.722cm" svg:x2="19.262cm" svg:y2="16.722cm">
          <text:p/>
        </draw:line>
        <draw:line draw:style-name="gr6" draw:text-style-name="P25" draw:layer="layout" svg:x1="14.182cm" svg:y1="16.721cm" svg:x2="14.182cm" svg:y2="14.392cm">
          <text:p/>
        </draw:line>
        <draw:line draw:style-name="gr6" draw:text-style-name="P25" draw:layer="layout" svg:x1="19.262cm" svg:y1="16.721cm" svg:x2="19.262cm" svg:y2="14.392cm">
          <text:p/>
        </draw:line>
        <draw:line draw:style-name="gr8" draw:text-style-name="P25" draw:layer="layout" svg:x1="14.182cm" svg:y1="14.393cm" svg:x2="15.875cm" svg:y2="14.393cm">
          <text:p/>
        </draw:line>
        <draw:line draw:style-name="gr8" draw:text-style-name="P25" draw:layer="layout" svg:x1="19.262cm" svg:y1="14.393cm" svg:x2="20.955cm" svg:y2="14.393cm">
          <text:p/>
        </draw:line>
        <anim:par presentation:node-type="timing-root">
          <anim:par smil:begin="id535.begin">
            <anim:transitionFilter smil:dur="1s" smil:type="slideWipe" smil:subtype="fromBottomRight" smil:direction="reverse"/>
          </anim:par>
        </anim:par>
        <presentation:notes draw:style-name="dp2">
          <draw:page-thumbnail draw:style-name="gr1" draw:layer="layout" svg:width="7.142cm" svg:height="9.524cm" svg:x="5.953cm" svg:y="1.93cm" draw:page-number="391" presentation:class="page"/>
          <draw:frame presentation:style-name="pr2" draw:layer="layout" svg:width="15.239cm" svg:height="11.43cm" svg:x="1.905cm" svg:y="12.065cm" presentation:class="notes" presentation:placeholder="true">
            <draw:text-box/>
          </draw:frame>
        </presentation:notes>
      </draw:page>
      <draw:page draw:name="page392" draw:style-name="dp3" draw:master-page-name="Default" presentation:presentation-page-layout-name="AL1T0" xml:id="id536" draw:id="id536">
        <draw:frame presentation:style-name="pr37" draw:text-style-name="P5" draw:layer="layout" svg:width="25.4cm" svg:height="19.05cm" svg:x="0cm" svg:y="0cm" presentation:class="subtitle" presentation:user-transformed="true">
          <draw:text-box>
            <text:list text:style-name="L17">
              <text:list-header>
                <text:p text:style-name="P47"><text:span text:style-name="T61"><text:s text:c="2"/></text:span><text:span text:style-name="T426">■</text:span><text:span text:style-name="T61">删除结点操作</text:span></text:p>
                <text:p text:style-name="P47"><text:span text:style-name="T61"><text:s text:c="2"/></text:span><text:span text:style-name="T68">①</text:span><text:span text:style-name="T61">按链表的访问方法找到相应结点。</text:span></text:p>
                <text:p text:style-name="P47"><text:span text:style-name="T61"><text:s text:c="2"/></text:span><text:span text:style-name="T68">②</text:span><text:span text:style-name="T61">若该结点是第一个结点，则将后继结点指针赋给头指针。</text:span></text:p>
                <text:p text:style-name="P47"><text:span text:style-name="T61"><text:s text:c="4"/></text:span><text:span text:style-name="T61">若该结点是最后一个结点，则将前缀结点的</text:span><text:span text:style-name="T61">next</text:span><text:span text:style-name="T61">置为空。</text:span></text:p>
                <text:p text:style-name="P47"><text:span text:style-name="T61"><text:s text:c="4"/></text:span><text:span text:style-name="T61">若该结点是中间结点，则将后继结点指针赋给前缀结点的</text:span><text:span text:style-name="T61">next</text:span><text:span text:style-name="T61">。</text:span></text:p>
                <text:p text:style-name="P47"><text:span text:style-name="T61"><text:s text:c="2"/></text:span><text:span text:style-name="T68">③</text:span><text:span text:style-name="T61">释放该结点所占的内存单元。</text:span></text:p>
                <text:p text:style-name="P47"><text:span text:style-name="T61"/></text:p>
              </text:list-header>
            </text:list>
          </draw:text-box>
        </draw:frame>
        <draw:custom-shape draw:style-name="gr96" draw:text-style-name="P5" draw:layer="layout" svg:width="2.102cm" svg:height="3.309cm" svg:x="1.676cm" svg:y="14.455cm">
          <text:list text:style-name="L12">
            <text:list-header>
              <text:p text:style-name="P12"><text:span text:style-name="T136">head</text:span></text:p>
              <text:p text:style-name="P12"><text:span text:style-name="T136"/></text:p>
              <text:p text:style-name="P12"><text:span text:style-name="T136"/></text:p>
            </text:list-header>
          </text:list>
          <draw:enhanced-geometry svg:viewBox="0 0 21600 21600" draw:type="mso-spt202" draw:enhanced-path="M 0 0 L 21600 0 21600 21600 0 21600 0 0 Z N"/>
        </draw:custom-shape>
        <draw:custom-shape draw:style-name="gr96" draw:text-style-name="P5" draw:layer="layout" svg:width="2.195cm" svg:height="3.309cm" svg:x="6.87cm" svg:y="14.455cm">
          <text:list text:style-name="L12">
            <text:list-header>
              <text:p text:style-name="P12"><text:span text:style-name="T52">学号</text:span></text:p>
              <text:p text:style-name="P12"><text:span text:style-name="T52">成绩</text:span></text:p>
              <text:p text:style-name="P12"><text:span text:style-name="T52">next</text:span></text:p>
            </text:list-header>
          </text:list>
          <draw:enhanced-geometry svg:viewBox="0 0 21600 21600" draw:type="mso-spt202" draw:enhanced-path="M 0 0 L 21600 0 21600 21600 0 21600 0 0 Z N"/>
        </draw:custom-shape>
        <draw:custom-shape draw:style-name="gr96" draw:text-style-name="P5" draw:layer="layout" svg:width="2.195cm" svg:height="3.309cm" svg:x="12.374cm" svg:y="14.455cm">
          <text:list text:style-name="L12">
            <text:list-header>
              <text:p text:style-name="P12"><text:span text:style-name="T52">学号</text:span></text:p>
              <text:p text:style-name="P12"><text:span text:style-name="T52">成绩</text:span></text:p>
              <text:p text:style-name="P12"><text:span text:style-name="T52">next</text:span></text:p>
            </text:list-header>
          </text:list>
          <draw:enhanced-geometry svg:viewBox="0 0 21600 21600" draw:type="mso-spt202" draw:enhanced-path="M 0 0 L 21600 0 21600 21600 0 21600 0 0 Z N"/>
        </draw:custom-shape>
        <draw:custom-shape draw:style-name="gr96" draw:text-style-name="P5" draw:layer="layout" svg:width="2.39cm" svg:height="3.14cm" svg:x="18.203cm" svg:y="14.605cm">
          <text:list text:style-name="L12">
            <text:list-header>
              <text:p text:style-name="P12"><text:span text:style-name="T52">学号</text:span></text:p>
              <text:p text:style-name="P12"><text:span text:style-name="T52">成绩</text:span></text:p>
              <text:p text:style-name="P12"><text:span text:style-name="T483">NULL</text:span></text:p>
            </text:list-header>
          </text:list>
          <draw:enhanced-geometry svg:viewBox="0 0 21600 21600" draw:type="mso-spt202" draw:enhanced-path="M 0 0 L 21600 0 21600 21600 0 21600 0 0 Z N"/>
        </draw:custom-shape>
        <draw:line draw:style-name="gr8" draw:text-style-name="P25" draw:layer="layout" svg:x1="3.598cm" svg:y1="15.028cm" svg:x2="6.985cm" svg:y2="15.028cm">
          <text:p/>
        </draw:line>
        <draw:line draw:style-name="gr6" draw:text-style-name="P25" draw:layer="layout" svg:x1="8.678cm" svg:y1="17.145cm" svg:x2="10.16cm" svg:y2="17.145cm">
          <text:p/>
        </draw:line>
        <draw:line draw:style-name="gr6" draw:text-style-name="P25" draw:layer="layout" svg:x1="10.16cm" svg:y1="17.145cm" svg:x2="10.16cm" svg:y2="14.817cm">
          <text:p/>
        </draw:line>
        <draw:line draw:style-name="gr8" draw:text-style-name="P25" draw:layer="layout" svg:x1="15.875cm" svg:y1="14.817cm" svg:x2="18.415cm" svg:y2="14.817cm">
          <text:p/>
        </draw:line>
        <draw:line draw:style-name="gr6" draw:text-style-name="P25" draw:layer="layout" svg:x1="14.393cm" svg:y1="17.145cm" svg:x2="15.875cm" svg:y2="17.145cm">
          <text:p/>
        </draw:line>
        <draw:line draw:style-name="gr6" draw:text-style-name="P25" draw:layer="layout" svg:x1="15.875cm" svg:y1="17.145cm" svg:x2="15.875cm" svg:y2="14.817cm">
          <text:p/>
        </draw:line>
        <draw:line draw:style-name="gr8" draw:text-style-name="P25" draw:layer="layout" svg:x1="10.16cm" svg:y1="14.817cm" svg:x2="12.7cm" svg:y2="14.817cm">
          <text:p/>
        </draw:line>
        <anim:par presentation:node-type="timing-root">
          <anim:par smil:begin="id536.begin">
            <anim:transitionFilter smil:dur="1s" smil:type="slideWipe" smil:subtype="fromBottomRight" smil:direction="reverse"/>
          </anim:par>
        </anim:par>
        <presentation:notes draw:style-name="dp2">
          <draw:page-thumbnail draw:style-name="gr1" draw:layer="layout" svg:width="7.142cm" svg:height="9.524cm" svg:x="5.953cm" svg:y="1.93cm" draw:page-number="392" presentation:class="page"/>
          <draw:frame presentation:style-name="pr2" draw:layer="layout" svg:width="15.239cm" svg:height="11.43cm" svg:x="1.905cm" svg:y="12.065cm" presentation:class="notes" presentation:placeholder="true">
            <draw:text-box/>
          </draw:frame>
        </presentation:notes>
      </draw:page>
      <draw:page draw:name="page393" draw:style-name="dp3" draw:master-page-name="Default" presentation:presentation-page-layout-name="AL1T0" xml:id="id537" draw:id="id537">
        <draw:frame presentation:style-name="pr37" draw:text-style-name="P5" draw:layer="layout" svg:width="25.4cm" svg:height="19.05cm" svg:x="0cm" svg:y="0cm" presentation:class="subtitle" presentation:user-transformed="true">
          <draw:text-box>
            <text:list text:style-name="L19">
              <text:list-header>
                <text:p text:style-name="P194"><text:span text:style-name="T25">STU <text:s text:c="2"/>*delete(STU *head,int number)</text:span></text:p>
                <text:p text:style-name="P194"><text:span text:style-name="T25">{ <text:s text:c="2"/>STU <text:s/>*p =head,*p0=NULL;</text:span></text:p>
                <text:p text:style-name="P194"><text:span text:style-name="T25"><text:s text:c="3"/></text:span><text:span text:style-name="T25">while(p)</text:span></text:p>
                <text:p text:style-name="P194"><text:span text:style-name="T25"><text:s text:c="3"/></text:span><text:span text:style-name="T25">{</text:span></text:p>
                <text:p text:style-name="P194"><text:span text:style-name="T25"><text:s text:c="7"/></text:span><text:span text:style-name="T25">if((*p).num==number)</text:span></text:p>
                <text:p text:style-name="P194"><text:span text:style-name="T25"><text:s text:c="7"/></text:span><text:span text:style-name="T25">{</text:span></text:p>
                <text:p text:style-name="P205"><text:span text:style-name="T25"><text:tab/></text:span><text:span text:style-name="T25"> <text:s text:c="5"/></text:span><text:span text:style-name="T25">if(p==head) head=(*p).next;</text:span></text:p>
                <text:p text:style-name="P205"><text:span text:style-name="T25"><text:tab/></text:span><text:span text:style-name="T25"> <text:s text:c="5"/></text:span><text:span text:style-name="T25">else if((*p).next==NULL) (*p0).next=NULL;</text:span></text:p>
                <text:p text:style-name="P205"><text:span text:style-name="T25"><text:tab/></text:span><text:span text:style-name="T25"> <text:s text:c="5"/></text:span><text:span text:style-name="T25">else (*p0).next=(*p).next;</text:span></text:p>
                <text:p text:style-name="P205"><text:span text:style-name="T25"><text:tab/></text:span><text:span text:style-name="T25"> <text:s text:c="5"/></text:span><text:span text:style-name="T25">free(p); <text:s text:c="3"/>break;</text:span></text:p>
                <text:p text:style-name="P194"><text:span text:style-name="T25"><text:s text:c="7"/></text:span><text:span text:style-name="T25">}else {p0=p; p=(*p).next;}</text:span></text:p>
                <text:p text:style-name="P67"><text:span text:style-name="T25"><text:s text:c="3"/></text:span><text:span text:style-name="T25">} <text:s text:c="3"/>return head;</text:span></text:p>
                <text:p text:style-name="P67"><text:span text:style-name="T25">} </text:span></text:p>
              </text:list-header>
            </text:list>
          </draw:text-box>
        </draw:frame>
        <draw:custom-shape draw:style-name="gr11" draw:text-style-name="P5" draw:layer="layout" svg:width="7.069cm" svg:height="2.293cm" svg:x="17.908cm" svg:y="1.905cm">
          <text:list text:style-name="L39">
            <text:list-header>
              <text:p text:style-name="P6"><text:span text:style-name="T59">假定要删除某一指定学号的结点 </text:span></text:p>
            </text:list-header>
          </text:list>
          <draw:enhanced-geometry svg:viewBox="0 0 21600 21600" draw:type="mso-spt202" draw:enhanced-path="M 0 0 L 21600 0 21600 21600 0 21600 0 0 Z N"/>
        </draw:custom-shape>
        <anim:par presentation:node-type="timing-root">
          <anim:par smil:begin="id537.begin">
            <anim:transitionFilter smil:dur="1s" smil:type="slideWipe" smil:subtype="fromBottomRight" smil:direction="reverse"/>
          </anim:par>
        </anim:par>
        <presentation:notes draw:style-name="dp2">
          <draw:page-thumbnail draw:style-name="gr1" draw:layer="layout" svg:width="7.142cm" svg:height="9.524cm" svg:x="5.953cm" svg:y="1.93cm" draw:page-number="393" presentation:class="page"/>
          <draw:frame presentation:style-name="pr2" draw:layer="layout" svg:width="15.239cm" svg:height="11.43cm" svg:x="1.905cm" svg:y="12.065cm" presentation:class="notes" presentation:placeholder="true">
            <draw:text-box/>
          </draw:frame>
        </presentation:notes>
      </draw:page>
      <draw:page draw:name="page394" draw:style-name="dp3" draw:master-page-name="Default" presentation:presentation-page-layout-name="AL1T0" xml:id="id538" draw:id="id538">
        <draw:frame presentation:style-name="pr44" draw:text-style-name="P5" draw:layer="layout" svg:width="25.4cm" svg:height="18.415cm" svg:x="0cm" svg:y="-0.001cm" presentation:class="subtitle" presentation:user-transformed="true">
          <draw:text-box>
            <text:list text:style-name="L140">
              <text:list-header>
                <text:p text:style-name="P40"><text:span text:style-name="T426"><text:s text:c="2"/>■</text:span><text:span text:style-name="T61">插入操作</text:span><text:span text:style-name="T38"> </text:span></text:p>
              </text:list-header>
            </text:list>
            <text:list text:style-name="L17">
              <text:list-header>
                <text:p text:style-name="P40"><text:span text:style-name="T38"/></text:p>
                <text:p text:style-name="P40"><text:span text:style-name="T38"/></text:p>
                <text:p text:style-name="P40"><text:span text:style-name="T38"/></text:p>
                <text:p text:style-name="P40"><text:span text:style-name="T38"/></text:p>
                <text:p text:style-name="P40"><text:span text:style-name="T38"/></text:p>
                <text:p text:style-name="P40"><text:span text:style-name="T38"/></text:p>
                <text:p text:style-name="P40"><text:span text:style-name="T38"/></text:p>
                <text:p text:style-name="P47"><text:span text:style-name="T61"><text:s/></text:span><text:span text:style-name="T61">假定将结点</text:span><text:span text:style-name="T61">p </text:span><text:span text:style-name="T61">插入到结点</text:span><text:span text:style-name="T61">p0</text:span><text:span text:style-name="T61">的后面</text:span><text:span text:style-name="T61">, </text:span><text:span text:style-name="T61">则插入操作的关键为：</text:span></text:p>
                <text:p text:style-name="P47"><text:span text:style-name="T61"><text:s text:c="3"/></text:span><text:span text:style-name="T68">p-&gt;next=p0-&gt;next; <text:s/>p0-&gt;next=p;</text:span><text:span text:style-name="T61"> <text:s/></text:span></text:p>
              </text:list-header>
            </text:list>
          </draw:text-box>
        </draw:frame>
        <draw:custom-shape draw:style-name="gr96" draw:text-style-name="P5" draw:layer="layout" svg:width="2.102cm" svg:height="3.309cm" svg:x="1.058cm" svg:y="2.963cm">
          <text:list text:style-name="L12">
            <text:list-header>
              <text:p text:style-name="P12"><text:span text:style-name="T136">head</text:span></text:p>
              <text:p text:style-name="P12"><text:span text:style-name="T136"/></text:p>
              <text:p text:style-name="P12"><text:span text:style-name="T136"/></text:p>
            </text:list-header>
          </text:list>
          <draw:enhanced-geometry svg:viewBox="0 0 21600 21600" draw:type="mso-spt202" draw:enhanced-path="M 0 0 L 21600 0 21600 21600 0 21600 0 0 Z N"/>
        </draw:custom-shape>
        <draw:custom-shape draw:style-name="gr96" draw:text-style-name="P5" draw:layer="layout" svg:width="2.195cm" svg:height="3.309cm" svg:x="6.87cm" svg:y="2.963cm">
          <text:list text:style-name="L12">
            <text:list-header>
              <text:p text:style-name="P12"><text:span text:style-name="T52">学号</text:span></text:p>
              <text:p text:style-name="P12"><text:span text:style-name="T52">成绩</text:span></text:p>
              <text:p text:style-name="P12"><text:span text:style-name="T52">next</text:span></text:p>
            </text:list-header>
          </text:list>
          <draw:enhanced-geometry svg:viewBox="0 0 21600 21600" draw:type="mso-spt202" draw:enhanced-path="M 0 0 L 21600 0 21600 21600 0 21600 0 0 Z N"/>
        </draw:custom-shape>
        <draw:custom-shape draw:style-name="gr96" draw:text-style-name="P5" draw:layer="layout" svg:width="2.195cm" svg:height="3.309cm" svg:x="13.22cm" svg:y="2.963cm">
          <text:list text:style-name="L12">
            <text:list-header>
              <text:p text:style-name="P12"><text:span text:style-name="T52">学号</text:span></text:p>
              <text:p text:style-name="P12"><text:span text:style-name="T52">成绩</text:span></text:p>
              <text:p text:style-name="P12"><text:span text:style-name="T52">next</text:span></text:p>
            </text:list-header>
          </text:list>
          <draw:enhanced-geometry svg:viewBox="0 0 21600 21600" draw:type="mso-spt202" draw:enhanced-path="M 0 0 L 21600 0 21600 21600 0 21600 0 0 Z N"/>
        </draw:custom-shape>
        <draw:custom-shape draw:style-name="gr96" draw:text-style-name="P5" draw:layer="layout" svg:width="2.195cm" svg:height="3.309cm" svg:x="8.89cm" svg:y="8.89cm">
          <text:list text:style-name="L12">
            <text:list-header>
              <text:p text:style-name="P12"><text:span text:style-name="T52">学号</text:span></text:p>
              <text:p text:style-name="P12"><text:span text:style-name="T52">成绩</text:span></text:p>
              <text:p text:style-name="P12"><text:span text:style-name="T52">next</text:span></text:p>
            </text:list-header>
          </text:list>
          <draw:enhanced-geometry svg:viewBox="0 0 21600 21600" draw:type="mso-spt202" draw:enhanced-path="M 0 0 L 21600 0 21600 21600 0 21600 0 0 Z N"/>
        </draw:custom-shape>
        <draw:custom-shape draw:style-name="gr96" draw:text-style-name="P5" draw:layer="layout" svg:width="2.39cm" svg:height="3.14cm" svg:x="19.588cm" svg:y="2.963cm">
          <text:list text:style-name="L12">
            <text:list-header>
              <text:p text:style-name="P12"><text:span text:style-name="T52">学号</text:span></text:p>
              <text:p text:style-name="P12"><text:span text:style-name="T52">成绩</text:span></text:p>
              <text:p text:style-name="P12"><text:span text:style-name="T483">NULL</text:span></text:p>
            </text:list-header>
          </text:list>
          <draw:enhanced-geometry svg:viewBox="0 0 21600 21600" draw:type="mso-spt202" draw:enhanced-path="M 0 0 L 21600 0 21600 21600 0 21600 0 0 Z N"/>
        </draw:custom-shape>
        <draw:line draw:style-name="gr8" draw:text-style-name="P25" draw:layer="layout" svg:x1="2.963cm" svg:y1="3.598cm" svg:x2="6.985cm" svg:y2="3.598cm">
          <text:p/>
        </draw:line>
        <draw:line draw:style-name="gr6" draw:text-style-name="P25" draw:layer="layout" svg:x1="8.678cm" svg:y1="5.715cm" svg:x2="10.795cm" svg:y2="5.715cm">
          <text:p/>
        </draw:line>
        <draw:line draw:style-name="gr6" draw:text-style-name="P25" draw:layer="layout" svg:x1="10.795cm" svg:y1="5.715cm" svg:x2="10.795cm" svg:y2="3.387cm">
          <text:p/>
        </draw:line>
        <draw:line draw:style-name="gr8" draw:text-style-name="P25" draw:layer="layout" svg:x1="10.795cm" svg:y1="3.387cm" svg:x2="13.123cm" svg:y2="3.387cm">
          <text:p/>
        </draw:line>
        <draw:line draw:style-name="gr8" draw:text-style-name="P25" draw:layer="layout" svg:x1="17.145cm" svg:y1="3.387cm" svg:x2="19.473cm" svg:y2="3.387cm">
          <text:p/>
        </draw:line>
        <draw:line draw:style-name="gr6" draw:text-style-name="P25" draw:layer="layout" svg:x1="15.028cm" svg:y1="5.715cm" svg:x2="17.145cm" svg:y2="5.715cm">
          <text:p/>
        </draw:line>
        <draw:line draw:style-name="gr6" draw:text-style-name="P25" draw:layer="layout" svg:x1="17.145cm" svg:y1="5.715cm" svg:x2="17.145cm" svg:y2="3.387cm">
          <text:p/>
        </draw:line>
        <draw:line draw:style-name="gr119" draw:text-style-name="P25" draw:layer="layout" svg:x1="7.832cm" svg:y1="6.138cm" svg:x2="7.832cm" svg:y2="9.525cm">
          <text:p/>
        </draw:line>
        <draw:line draw:style-name="gr68" draw:text-style-name="P25" draw:layer="layout" svg:x1="7.832cm" svg:y1="9.525cm" svg:x2="9.102cm" svg:y2="9.525cm">
          <text:p/>
        </draw:line>
        <draw:line draw:style-name="gr119" draw:text-style-name="P25" draw:layer="layout" svg:x1="10.795cm" svg:y1="11.642cm" svg:x2="11.853cm" svg:y2="11.642cm">
          <text:p/>
        </draw:line>
        <draw:line draw:style-name="gr119" draw:text-style-name="P25" draw:layer="layout" svg:x1="11.853cm" svg:y1="11.642cm" svg:x2="11.853cm" svg:y2="3.81cm">
          <text:p/>
        </draw:line>
        <draw:line draw:style-name="gr68" draw:text-style-name="P25" draw:layer="layout" svg:x1="11.853cm" svg:y1="3.81cm" svg:x2="13.335cm" svg:y2="3.81cm">
          <text:p/>
        </draw:line>
        <anim:par presentation:node-type="timing-root">
          <anim:par smil:begin="id538.begin">
            <anim:transitionFilter smil:dur="1s" smil:type="slideWipe" smil:subtype="fromBottomRight" smil:direction="reverse"/>
          </anim:par>
        </anim:par>
        <presentation:notes draw:style-name="dp2">
          <draw:page-thumbnail draw:style-name="gr1" draw:layer="layout" svg:width="7.142cm" svg:height="9.524cm" svg:x="5.953cm" svg:y="1.93cm" draw:page-number="394" presentation:class="page"/>
          <draw:frame presentation:style-name="pr2" draw:layer="layout" svg:width="15.239cm" svg:height="11.43cm" svg:x="1.905cm" svg:y="12.065cm" presentation:class="notes" presentation:placeholder="true">
            <draw:text-box/>
          </draw:frame>
        </presentation:notes>
      </draw:page>
      <draw:page draw:name="page395" draw:style-name="dp4" draw:master-page-name="Default" xml:id="id539" draw:id="id539">
        <draw:custom-shape draw:style-name="gr38" draw:text-style-name="P5" draw:layer="layout" svg:width="22.648cm" svg:height="15.115cm" svg:x="1.482cm" svg:y="1.058cm">
          <text:list text:style-name="L90">
            <text:list-header>
              <text:p text:style-name="P206"><text:span text:style-name="T84">第十三章 <text:s/>文件</text:span></text:p>
            </text:list-header>
          </text:list>
          <text:list text:style-name="L39">
            <text:list-header>
              <text:p text:style-name="P206"><text:span text:style-name="T150">3.1 <text:s/></text:span><text:span text:style-name="T150">文件概述</text:span></text:p>
              <text:p text:style-name="P130"><text:span text:style-name="T150"><text:s text:c="4"/></text:span><text:span text:style-name="T484">■</text:span><text:span text:style-name="T300">文件概念</text:span><text:span text:style-name="T150"> <text:s text:c="8"/></text:span></text:p>
              <text:p text:style-name="P130"><text:span text:style-name="T150"><text:s text:c="2"/></text:span><text:span text:style-name="T155">所谓文件就是：存储在外部介质上 <text:s text:c="15"/>的信息集合。</text:span></text:p>
            </text:list-header>
          </text:list>
          <text:list text:style-name="L12">
            <text:list-header>
              <text:p text:style-name="P130"><text:span text:style-name="T296"><text:s text:c="4"/></text:span><text:span text:style-name="T277">根据存储的介质不同可分为：</text:span></text:p>
            </text:list-header>
          </text:list>
          <text:list text:style-name="L24">
            <text:list-header>
              <text:p text:style-name="P130"><text:span text:style-name="T262"><text:s text:c="9"/></text:span><text:span text:style-name="T455">磁盘文件</text:span><text:span text:style-name="T485">、</text:span><text:span text:style-name="T455">磁带文件</text:span><text:span text:style-name="T277">等。</text:span></text:p>
            </text:list-header>
          </text:list>
          <text:list text:style-name="L12">
            <text:list-header>
              <text:p text:style-name="P130"><text:span text:style-name="T277"><text:s text:c="4"/></text:span><text:span text:style-name="T277">根据内容的不同可分为：</text:span></text:p>
            </text:list-header>
          </text:list>
          <text:list text:style-name="L24">
            <text:list-header>
              <text:p text:style-name="P130"><text:span text:style-name="T455"><text:s text:c="9"/></text:span><text:span text:style-name="T455">程序文件</text:span><text:span text:style-name="T485">、</text:span><text:span text:style-name="T486">数据</text:span><text:span text:style-name="T455">文件</text:span><text:span text:style-name="T277">等。</text:span></text:p>
            </text:list-header>
          </text:list>
          <draw:enhanced-geometry svg:viewBox="0 0 21600 21600" draw:type="rectangle" draw:enhanced-path="M 0 0 L 21600 0 21600 21600 0 21600 0 0 Z N"/>
        </draw:custom-shape>
        <anim:par presentation:node-type="timing-root">
          <anim:par smil:begin="id539.begin">
            <anim:transitionFilter smil:dur="1s" smil:type="irisWipe" smil:subtype="rectangle"/>
          </anim:par>
        </anim:par>
        <presentation:notes draw:style-name="dp2">
          <draw:page-thumbnail draw:style-name="gr1" draw:layer="layout" svg:width="7.142cm" svg:height="9.524cm" svg:x="5.953cm" svg:y="1.93cm" draw:page-number="395" presentation:class="page"/>
          <draw:frame presentation:style-name="pr2" draw:layer="layout" svg:width="15.239cm" svg:height="11.43cm" svg:x="1.905cm" svg:y="12.065cm" presentation:class="notes" presentation:placeholder="true">
            <draw:text-box/>
          </draw:frame>
        </presentation:notes>
      </draw:page>
      <draw:page draw:name="page396" draw:style-name="dp3" draw:master-page-name="Default" presentation:presentation-page-layout-name="AL1T0" xml:id="id540" draw:id="id540">
        <draw:frame presentation:style-name="pr32" draw:text-style-name="P5" draw:layer="layout" svg:width="22.437cm" svg:height="17.356cm" svg:x="1.904cm" svg:y="0.847cm" presentation:class="subtitle" presentation:user-transformed="true">
          <draw:text-box>
            <text:list text:style-name="L6">
              <text:list-header>
                <text:p text:style-name="P48"><text:span text:style-name="T68"><text:s text:c="3"/></text:span><text:span text:style-name="T487">■</text:span><text:span text:style-name="T312">使用文件输入输出的必要性</text:span></text:p>
              </text:list-header>
            </text:list>
            <text:list text:style-name="L128">
              <text:list-header>
                <text:p text:style-name="P48"><text:span text:style-name="T312"/></text:p>
              </text:list-header>
            </text:list>
            <text:list text:style-name="L89">
              <text:list-header>
                <text:p text:style-name="P207"><text:span text:style-name="T16"><text:s text:c="8"/></text:span><text:span text:style-name="T102">这里主要讨论数据文件的输入输出，即如何将文件中的数据“输入”到程序的数据结构中，如何将程序的数据结构中的数据“输出”到文件中。</text:span></text:p>
                <text:p text:style-name="P207"><text:span text:style-name="T251"/></text:p>
                <text:p text:style-name="P207"><text:span text:style-name="T251"><text:s text:c="6"/></text:span><text:span text:style-name="T251">以往的输入输出方法：</text:span></text:p>
                <text:p text:style-name="P207"><text:span text:style-name="T251"><text:s text:c="10"/></text:span><text:span text:style-name="T102">键盘输入 ，屏幕输出。</text:span></text:p>
              </text:list-header>
            </text:list>
            <text:list text:style-name="L19">
              <text:list-header>
                <text:p text:style-name="P207"><text:span text:style-name="T102"/></text:p>
                <text:p text:style-name="P207"><text:span text:style-name="T102"><text:s text:c="7"/></text:span><text:span text:style-name="T488">这种方法不适用于数据量大的情况。</text:span></text:p>
              </text:list-header>
            </text:list>
            <text:list text:style-name="L150">
              <text:list-header>
                <text:p text:style-name="P66"><text:span text:style-name="T488"/></text:p>
              </text:list-header>
            </text:list>
          </draw:text-box>
        </draw:frame>
        <anim:par presentation:node-type="timing-root">
          <anim:par smil:begin="id540.begin">
            <anim:transitionFilter smil:dur="1s" smil:type="slideWipe" smil:subtype="fromBottomRight" smil:direction="reverse"/>
          </anim:par>
        </anim:par>
        <presentation:notes draw:style-name="dp2">
          <draw:page-thumbnail draw:style-name="gr1" draw:layer="layout" svg:width="7.142cm" svg:height="9.524cm" svg:x="5.953cm" svg:y="1.93cm" draw:page-number="396" presentation:class="page"/>
          <draw:frame presentation:style-name="pr2" draw:layer="layout" svg:width="15.239cm" svg:height="11.43cm" svg:x="1.905cm" svg:y="12.065cm" presentation:class="notes" presentation:placeholder="true">
            <draw:text-box/>
          </draw:frame>
        </presentation:notes>
      </draw:page>
      <draw:page draw:name="page397" draw:style-name="dp3" draw:master-page-name="Default" presentation:presentation-page-layout-name="AL1T0" xml:id="id541" draw:id="id541">
        <draw:frame presentation:style-name="pr116" draw:text-style-name="P5" draw:layer="layout" svg:width="13.123cm" svg:height="15.029cm" svg:x="1.904cm" svg:y="1.057cm" presentation:class="title" presentation:user-transformed="true">
          <draw:text-box>
            <text:list text:style-name="L9">
              <text:list-header>
                <text:p text:style-name="P208"><text:span text:style-name="T489">键盘输入和屏幕输出例：</text:span><text:span text:style-name="T490"><text:line-break/></text:span><text:span text:style-name="T296">main()</text:span><text:span text:style-name="T296"><text:line-break/></text:span><text:span text:style-name="T296"> <text:s/>{ <text:s/>int <text:s/>i, a[1000];</text:span><text:span text:style-name="T296"><text:line-break/></text:span><text:span text:style-name="T296"> <text:s text:c="4"/>for(i=0;i&lt;1000;i++) <text:s text:c="2"/></text:span><text:span text:style-name="T296"><text:line-break/></text:span><text:span text:style-name="T296"> <text:s text:c="8"/>scanf(“%d”,a+i);</text:span><text:span text:style-name="T296"><text:line-break/></text:span><text:span text:style-name="T250"> <text:s text:c="5"/>┊</text:span><text:span text:style-name="T250"><text:line-break/></text:span><text:span text:style-name="T296"> <text:s text:c="4"/>for(i=0;i&lt;1000;i++) <text:s text:c="3"/></text:span><text:span text:style-name="T296"><text:line-break/></text:span><text:span text:style-name="T296"> <text:s text:c="9"/>printf(“%5d”,a[i]);</text:span><text:span text:style-name="T296"><text:line-break/></text:span><text:span text:style-name="T296"> <text:s/>}</text:span></text:p>
              </text:list-header>
            </text:list>
          </draw:text-box>
        </draw:frame>
        <draw:frame presentation:style-name="pr117" draw:text-style-name="P5" draw:layer="layout" svg:width="7.409cm" svg:height="12.911cm" svg:x="16.297cm" svg:y="1.481cm" presentation:class="subtitle" presentation:user-transformed="true">
          <draw:text-box>
            <text:list text:style-name="L126">
              <text:list-header>
                <text:p text:style-name="P40"><text:span text:style-name="T268">缺 点：</text:span></text:p>
              </text:list-header>
            </text:list>
            <text:list text:style-name="L150">
              <text:list-header>
                <text:p text:style-name="P66"><text:span text:style-name="T291"/></text:p>
              </text:list-header>
            </text:list>
            <text:list text:style-name="L143">
              <text:list-header>
                <text:p text:style-name="P48"><text:span text:style-name="T443">①</text:span><text:span text:style-name="T68">可能</text:span><text:span text:style-name="T251">出现重复输入。</text:span></text:p>
              </text:list-header>
            </text:list>
            <text:list text:style-name="L140">
              <text:list-header>
                <text:p text:style-name="P48"><text:span text:style-name="T426">②</text:span><text:span text:style-name="T68">输出的数据不能保存，不便于进一步使 <text:s text:c="4"/>用。</text:span></text:p>
              </text:list-header>
            </text:list>
            <text:list text:style-name="L6">
              <text:list-header>
                <text:p text:style-name="P170"><text:span text:style-name="T68"/></text:p>
              </text:list-header>
            </text:list>
          </draw:text-box>
        </draw:frame>
        <anim:par presentation:node-type="timing-root">
          <anim:par smil:begin="id541.begin">
            <anim:transitionFilter smil:dur="1s" smil:type="slideWipe" smil:subtype="fromBottomRight" smil:direction="reverse"/>
          </anim:par>
        </anim:par>
        <presentation:notes draw:style-name="dp2">
          <draw:page-thumbnail draw:style-name="gr1" draw:layer="layout" svg:width="7.142cm" svg:height="9.524cm" svg:x="5.953cm" svg:y="1.93cm" draw:page-number="397" presentation:class="page"/>
          <draw:frame presentation:style-name="pr2" draw:layer="layout" svg:width="15.239cm" svg:height="11.43cm" svg:x="1.905cm" svg:y="12.065cm" presentation:class="notes" presentation:placeholder="true">
            <draw:text-box/>
          </draw:frame>
        </presentation:notes>
      </draw:page>
      <draw:page draw:name="page398" draw:style-name="dp3" draw:master-page-name="Default" xml:id="id542" draw:id="id542">
        <draw:custom-shape draw:style-name="gr38" draw:text-style-name="P5" draw:layer="layout" svg:width="23.495cm" svg:height="16.509cm" svg:x="0.847cm" svg:y="0.847cm">
          <text:list text:style-name="L24">
            <text:list-header>
              <text:p text:style-name="P209"><text:span text:style-name="T455">采用文件输入输出可以克服这些缺点。</text:span></text:p>
              <text:p text:style-name="P209"><text:span text:style-name="T262"/></text:p>
            </text:list-header>
          </text:list>
          <text:list text:style-name="L12">
            <text:list-header>
              <text:p text:style-name="P209"><text:span text:style-name="T296">main()</text:span></text:p>
              <text:p text:style-name="P210"><text:span text:style-name="T296">{ <text:s/></text:span></text:p>
              <text:p text:style-name="P210"><text:span text:style-name="T296"><text:s text:c="3"/></text:span><text:span text:style-name="T296">int <text:s/>i, a[1000];</text:span></text:p>
            </text:list-header>
          </text:list>
          <text:list text:style-name="L24">
            <text:list-header>
              <text:p text:style-name="P210"><text:span text:style-name="T262"><text:s text:c="3"/></text:span><text:span text:style-name="T296">for(i=0;i&lt;1000;i++) </text:span></text:p>
            </text:list-header>
          </text:list>
          <text:list text:style-name="L12">
            <text:list-header>
              <text:p text:style-name="P210"><text:span text:style-name="T296"><text:s text:c="6"/></text:span><text:span text:style-name="T296">scanf(“%d”,a+i);</text:span></text:p>
            </text:list-header>
          </text:list>
          <text:list text:style-name="L23">
            <text:list-header>
              <text:p text:style-name="P211"><text:span text:style-name="T278"><text:s text:c="9"/></text:span><text:span text:style-name="T250">┊</text:span></text:p>
            </text:list-header>
          </text:list>
          <text:list text:style-name="L12">
            <text:list-header>
              <text:p text:style-name="P210"><text:span text:style-name="T296"><text:s text:c="3"/></text:span><text:span text:style-name="T296">for(i=0;i&lt;1000;i++)</text:span></text:p>
              <text:p text:style-name="P210"><text:span text:style-name="T296"><text:s text:c="5"/></text:span><text:span text:style-name="T296">printf(“%5d”,a[i]);</text:span></text:p>
              <text:p text:style-name="P210"><text:span text:style-name="T296">｝</text:span></text:p>
              <text:p text:style-name="P212"><text:span text:style-name="T296"/></text:p>
            </text:list-header>
          </text:list>
          <draw:enhanced-geometry svg:viewBox="0 0 21600 21600" draw:type="rectangle" draw:enhanced-path="M 0 0 L 21600 0 21600 21600 0 21600 0 0 Z N"/>
        </draw:custom-shape>
        <draw:custom-shape draw:style-name="gr38" draw:text-style-name="P5" draw:layer="layout" svg:width="25.4cm" svg:height="1.445cm" svg:x="0cm" svg:y="1.482cm">
          <text:list text:style-name="L36">
            <text:list-header>
              <text:p text:style-name="P99"><text:span text:style-name="T285">}</text:span></text:p>
              <text:p text:style-name="P102"><text:span text:style-name="T285"/></text:p>
            </text:list-header>
          </text:list>
          <draw:enhanced-geometry svg:viewBox="0 0 21600 21600" draw:type="rectangle" draw:enhanced-path="M 0 0 L 21600 0 21600 21600 0 21600 0 0 Z N"/>
        </draw:custom-shape>
        <draw:custom-shape draw:style-name="gr120" draw:text-style-name="P5" draw:layer="layout" svg:width="3.175cm" svg:height="1.653cm" svg:x="17.78cm" svg:y="5.927cm">
          <text:list text:style-name="L12">
            <text:list-header>
              <text:p text:style-name="P55"><text:span text:style-name="T64">文件</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5" draw:layer="layout" svg:width="3.281cm" svg:height="1.649cm" svg:x="18.521cm" svg:y="13.547cm">
          <text:list text:style-name="L12">
            <text:list-header>
              <text:p text:style-name="P55"><text:span text:style-name="T64">文件</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0" draw:text-style-name="P25" draw:layer="layout" svg:x1="17.991cm" svg:y1="7.197cm" svg:x2="12.276cm" svg:y2="9.948cm">
          <text:p/>
        </draw:line>
        <draw:line draw:style-name="gr90" draw:text-style-name="P25" draw:layer="layout" svg:x1="12.277cm" svg:y1="14.605cm" svg:x2="18.203cm" svg:y2="14.393cm">
          <text:p/>
        </draw:line>
        <anim:par presentation:node-type="timing-root">
          <anim:par smil:begin="id542.begin">
            <anim:transitionFilter smil:dur="1s" smil:type="slideWipe" smil:subtype="fromBottomRight" smil:direction="reverse"/>
          </anim:par>
        </anim:par>
        <presentation:notes draw:style-name="dp2">
          <draw:page-thumbnail draw:style-name="gr1" draw:layer="layout" svg:width="7.142cm" svg:height="9.524cm" svg:x="5.953cm" svg:y="1.93cm" draw:page-number="398" presentation:class="page"/>
          <draw:frame presentation:style-name="pr2" draw:layer="layout" svg:width="15.239cm" svg:height="11.43cm" svg:x="1.905cm" svg:y="12.065cm" presentation:class="notes" presentation:placeholder="true">
            <draw:text-box/>
          </draw:frame>
        </presentation:notes>
      </draw:page>
      <draw:page draw:name="page399" draw:style-name="dp3" draw:master-page-name="Default" xml:id="id543" draw:id="id543">
        <draw:frame presentation:style-name="pr118" draw:text-style-name="P5" draw:layer="layout" svg:width="21.167cm" svg:height="16.51cm" svg:x="2.539cm" svg:y="0.847cm" presentation:class="title" presentation:user-transformed="true">
          <draw:text-box>
            <text:list text:style-name="L8">
              <text:list-header>
                <text:p text:style-name="P208"><text:span text:style-name="T484"><text:s text:c="6"/>■</text:span><text:span text:style-name="T150"> </text:span><text:span text:style-name="T300">C</text:span><text:span text:style-name="T300">文件分类</text:span><text:span text:style-name="T150"><text:line-break/></text:span><text:span text:style-name="T150"> <text:s/></text:span><text:span text:style-name="T155">按在磁盘上存储的形式不同，可分为：</text:span><text:span text:style-name="T150"><text:line-break/></text:span><text:span text:style-name="T262"> <text:s text:c="6"/></text:span><text:span text:style-name="T455">文本文件：</text:span><text:span text:style-name="T455"><text:line-break/></text:span><text:span text:style-name="T155"> <text:s text:c="2"/>以</text:span><text:span text:style-name="T155">ASCII</text:span><text:span text:style-name="T155">字符存放—可见、可编辑、占空间大。</text:span><text:span text:style-name="T155"><text:line-break/></text:span><text:span text:style-name="T150"> <text:s text:c="2"/>二进制文件：</text:span><text:span text:style-name="T150"><text:line-break/></text:span><text:span text:style-name="T155">以二进制形式存放—不可见、不可编辑、占空间小。</text:span><text:span text:style-name="T155"><text:line-break/></text:span><text:span text:style-name="T150"> <text:s text:c="6"/></text:span><text:span text:style-name="T150"><text:line-break/></text:span><text:span text:style-name="T150"> <text:s text:c="3"/></text:span><text:span text:style-name="T265">使用时可根据需要选择。</text:span></text:p>
              </text:list-header>
            </text:list>
          </draw:text-box>
        </draw:frame>
        <anim:par presentation:node-type="timing-root">
          <anim:par smil:begin="id543.begin">
            <anim:transitionFilter smil:dur="1s" smil:type="slideWipe" smil:subtype="fromBottomRight" smil:direction="reverse"/>
          </anim:par>
        </anim:par>
        <presentation:notes draw:style-name="dp2">
          <draw:page-thumbnail draw:style-name="gr1" draw:layer="layout" svg:width="7.142cm" svg:height="9.524cm" svg:x="5.953cm" svg:y="1.93cm" draw:page-number="399" presentation:class="page"/>
          <draw:frame presentation:style-name="pr2" draw:layer="layout" svg:width="15.239cm" svg:height="11.43cm" svg:x="1.905cm" svg:y="12.065cm" presentation:class="notes" presentation:placeholder="true">
            <draw:text-box/>
          </draw:frame>
        </presentation:notes>
      </draw:page>
      <draw:page draw:name="page400" draw:style-name="dp3" draw:master-page-name="Default" xml:id="id544" draw:id="id544">
        <draw:custom-shape draw:style-name="gr38" draw:text-style-name="P5" draw:layer="layout" svg:width="21.378cm" svg:height="14.607cm" svg:x="1.905cm" svg:y="0.847cm">
          <text:list text:style-name="L39">
            <text:list-header>
              <text:p text:style-name="P213"><text:span text:style-name="T150">13.2 <text:s/></text:span><text:span text:style-name="T150">文件类型指针</text:span></text:p>
              <text:p text:style-name="P162"><text:span text:style-name="T150"><text:s text:c="3"/></text:span><text:span text:style-name="T155">每个被使用的文件都在内存中开辟一个区，用来存放文件的有关信息。这些信息保存在一个</text:span><text:span text:style-name="T150">FILE</text:span><text:span text:style-name="T155">类型的结构体变量中。</text:span></text:p>
            </text:list-header>
          </text:list>
          <text:list text:style-name="L33">
            <text:list-header>
              <text:p text:style-name="P162"><text:span text:style-name="T155"/></text:p>
              <text:p text:style-name="P162"><text:span text:style-name="T155"><text:s text:c="2"/></text:span><text:span text:style-name="T155">若 </text:span><text:span text:style-name="T150">FILE <text:s/>*fp;</text:span><text:span text:style-name="T155"> </text:span><text:span text:style-name="T155">则</text:span><text:span text:style-name="T155">fp</text:span><text:span text:style-name="T155">就称为指向文件类型的指针变量。访问文件通过文件指针进行。</text:span></text:p>
            </text:list-header>
          </text:list>
          <draw:enhanced-geometry svg:viewBox="0 0 21600 21600" draw:type="rectangle" draw:enhanced-path="M 0 0 L 21600 0 21600 21600 0 21600 0 0 Z N"/>
        </draw:custom-shape>
        <anim:par presentation:node-type="timing-root">
          <anim:par smil:begin="id544.begin">
            <anim:transitionFilter smil:dur="1s" smil:type="slideWipe" smil:subtype="fromBottomRight" smil:direction="reverse"/>
          </anim:par>
        </anim:par>
        <presentation:notes draw:style-name="dp2">
          <draw:page-thumbnail draw:style-name="gr1" draw:layer="layout" svg:width="7.142cm" svg:height="9.524cm" svg:x="5.953cm" svg:y="1.93cm" draw:page-number="400" presentation:class="page"/>
          <draw:frame presentation:style-name="pr2" draw:layer="layout" svg:width="15.239cm" svg:height="11.43cm" svg:x="1.905cm" svg:y="12.065cm" presentation:class="notes" presentation:placeholder="true">
            <draw:text-box/>
          </draw:frame>
        </presentation:notes>
      </draw:page>
      <draw:page draw:name="page401" draw:style-name="dp3" draw:master-page-name="Default" xml:id="id545" draw:id="id545">
        <draw:custom-shape draw:style-name="gr38" draw:text-style-name="P5" draw:layer="layout" svg:width="24.765cm" svg:height="18.374cm" svg:x="0.423cm" svg:y="0.582cm">
          <text:list text:style-name="L24">
            <text:list-header>
              <text:p text:style-name="P125"><text:span text:style-name="T262"><text:s/></text:span><text:span text:style-name="T150">FILE</text:span><text:span text:style-name="T150">结构体类型是由系统定义的。</text:span></text:p>
              <text:p text:style-name="P125"><text:span text:style-name="T455">具体定义如下：</text:span></text:p>
              <text:p text:style-name="P136"><text:span text:style-name="T24"><text:s text:c="2"/></text:span><text:span text:style-name="T25">typedef <text:s/>struct</text:span></text:p>
            </text:list-header>
          </text:list>
          <text:list text:style-name="L12">
            <text:list-header>
              <text:p text:style-name="P136"><text:span text:style-name="T25"><text:s text:c="2"/></text:span><text:span text:style-name="T25">{ <text:s/>short <text:s text:c="21"/>level;</text:span><text:span text:style-name="T24"> <text:s text:c="3"/></text:span><text:span text:style-name="T451">缓冲区“满”或“空”的程度</text:span></text:p>
            </text:list-header>
          </text:list>
          <text:list text:style-name="L24">
            <text:list-header>
              <text:p text:style-name="P136"><text:span text:style-name="T24"><text:s text:c="5"/></text:span><text:span text:style-name="T25">unsigned <text:s text:c="15"/>flags;</text:span><text:span text:style-name="T24"> <text:s text:c="3"/></text:span><text:span text:style-name="T451">文件状态标志</text:span></text:p>
              <text:p text:style-name="P136"><text:span text:style-name="T24"><text:s text:c="5"/></text:span><text:span text:style-name="T25">char <text:s text:c="27"/>fd;</text:span><text:span text:style-name="T24"> <text:s text:c="3"/></text:span><text:span text:style-name="T451">文件描述符</text:span></text:p>
              <text:p text:style-name="P136"><text:span text:style-name="T24"><text:s text:c="5"/></text:span><text:span text:style-name="T25">unsigned <text:s text:c="6"/>char <text:s/>hold;</text:span><text:span text:style-name="T24"> <text:s text:c="3"/></text:span><text:span text:style-name="T451">如无缓冲区不读取字符</text:span></text:p>
              <text:p text:style-name="P136"><text:span text:style-name="T24"><text:s text:c="5"/></text:span><text:span text:style-name="T25">short <text:s text:c="21"/>bsize;</text:span><text:span text:style-name="T24"> <text:s text:c="3"/></text:span><text:span text:style-name="T451">缓冲区的大小</text:span><text:span text:style-name="T24"> </text:span></text:p>
              <text:p text:style-name="P136"><text:span text:style-name="T24"><text:s text:c="5"/></text:span><text:span text:style-name="T25">unsigned <text:s/>char <text:s/>*buffer;</text:span><text:span text:style-name="T24"> <text:s text:c="3"/></text:span><text:span text:style-name="T451">缓冲区的位置</text:span></text:p>
              <text:p text:style-name="P136"><text:span text:style-name="T24"><text:s text:c="5"/></text:span><text:span text:style-name="T25">unsigned <text:s/>char <text:s text:c="3"/>*curp;</text:span><text:span text:style-name="T24"> <text:s text:c="3"/></text:span><text:span text:style-name="T451">当前读写指针</text:span></text:p>
              <text:p text:style-name="P136"><text:span text:style-name="T24"><text:s text:c="5"/></text:span><text:span text:style-name="T25">unsigned <text:s text:c="12"/>istemp;</text:span><text:span text:style-name="T24"> <text:s text:c="3"/></text:span><text:span text:style-name="T451">临时文件，指示器</text:span></text:p>
              <text:p text:style-name="P136"><text:span text:style-name="T24"><text:s text:c="5"/></text:span><text:span text:style-name="T25">short <text:s text:c="20"/>token;</text:span><text:span text:style-name="T24"> <text:s text:c="3"/></text:span><text:span text:style-name="T451">用于有效性检验</text:span></text:p>
              <text:p text:style-name="P136"><text:span text:style-name="T24"><text:s text:c="2"/></text:span><text:span text:style-name="T25">}FILE;</text:span></text:p>
            </text:list-header>
          </text:list>
          <text:list text:style-name="L12">
            <text:list-header>
              <text:p text:style-name="P137"><text:span text:style-name="T25"/></text:p>
            </text:list-header>
          </text:list>
          <draw:enhanced-geometry svg:viewBox="0 0 21600 21600" draw:type="rectangle" draw:enhanced-path="M 0 0 L 21600 0 21600 21600 0 21600 0 0 Z N"/>
        </draw:custom-shape>
        <anim:par presentation:node-type="timing-root">
          <anim:par smil:begin="id545.begin">
            <anim:transitionFilter smil:dur="1s" smil:type="slideWipe" smil:subtype="fromBottomRight" smil:direction="reverse"/>
          </anim:par>
        </anim:par>
        <presentation:notes draw:style-name="dp2">
          <draw:page-thumbnail draw:style-name="gr1" draw:layer="layout" svg:width="7.142cm" svg:height="9.524cm" svg:x="5.953cm" svg:y="1.93cm" draw:page-number="401" presentation:class="page"/>
          <draw:frame presentation:style-name="pr2" draw:layer="layout" svg:width="15.239cm" svg:height="11.43cm" svg:x="1.905cm" svg:y="12.065cm" presentation:class="notes" presentation:placeholder="true">
            <draw:text-box/>
          </draw:frame>
        </presentation:notes>
      </draw:page>
      <draw:page draw:name="page402" draw:style-name="dp3" draw:master-page-name="Default" xml:id="id546" draw:id="id546">
        <draw:custom-shape draw:style-name="gr38" draw:text-style-name="P5" draw:layer="layout" svg:width="23.707cm" svg:height="14.607cm" svg:x="0.635cm" svg:y="0.847cm">
          <text:list text:style-name="L39">
            <text:list-header>
              <text:p text:style-name="P214"><text:span text:style-name="T150">13.3 <text:s/></text:span><text:span text:style-name="T150">文件的打开与关闭</text:span></text:p>
              <text:p text:style-name="P92"><text:span text:style-name="T150"><text:s text:c="3"/></text:span><text:span text:style-name="T155">对文件的读写之前应“打开”该文件。</text:span></text:p>
            </text:list-header>
          </text:list>
          <text:list text:style-name="L33">
            <text:list-header>
              <text:p text:style-name="P92"><text:span text:style-name="T155"><text:s text:c="3"/></text:span><text:span text:style-name="T155">使用结束后“关闭”此文件。</text:span></text:p>
            </text:list-header>
          </text:list>
          <text:list text:style-name="L151">
            <text:list-header>
              <text:p text:style-name="P92"><text:span text:style-name="T484"><text:s text:c="5"/>■</text:span><text:span text:style-name="T300">文件的打开</text:span><text:span text:style-name="T265">（</text:span><text:span text:style-name="T265">fopen </text:span><text:span text:style-name="T265">函数）</text:span></text:p>
            </text:list-header>
          </text:list>
          <text:list text:style-name="L33">
            <text:list-header>
              <text:p text:style-name="P91"><text:span text:style-name="T155"><text:s text:c="4"/></text:span><text:span text:style-name="T155">用</text:span><text:span text:style-name="T155">fopen</text:span><text:span text:style-name="T155">函数实现对文件的打开。</text:span></text:p>
              <text:p text:style-name="P92"><text:span text:style-name="T155"><text:s text:c="3"/></text:span><text:span text:style-name="T155">fopen</text:span><text:span text:style-name="T155">函数调用的一般形式：</text:span></text:p>
            </text:list-header>
          </text:list>
          <text:list text:style-name="L39">
            <text:list-header>
              <text:p text:style-name="P92"><text:span text:style-name="T150"><text:s text:c="5"/></text:span><text:span text:style-name="T150">FILE <text:s/>*fp;</text:span></text:p>
              <text:p text:style-name="P106"><text:span text:style-name="T150"><text:s text:c="5"/></text:span><text:span text:style-name="T150">fp=fopen(</text:span><text:span text:style-name="T150">文件名，读写方式</text:span><text:span text:style-name="T150">)</text:span><text:span text:style-name="T150">；</text:span><text:span text:style-name="T342"> </text:span></text:p>
            </text:list-header>
          </text:list>
          <draw:enhanced-geometry svg:viewBox="0 0 21600 21600" draw:type="rectangle" draw:enhanced-path="M 0 0 L 21600 0 21600 21600 0 21600 0 0 Z N"/>
        </draw:custom-shape>
        <anim:par presentation:node-type="timing-root">
          <anim:par smil:begin="id546.begin">
            <anim:transitionFilter smil:dur="1s" smil:type="slideWipe" smil:subtype="fromBottomRight" smil:direction="reverse"/>
          </anim:par>
        </anim:par>
        <presentation:notes draw:style-name="dp2">
          <draw:page-thumbnail draw:style-name="gr1" draw:layer="layout" svg:width="7.142cm" svg:height="9.524cm" svg:x="5.953cm" svg:y="1.93cm" draw:page-number="402" presentation:class="page"/>
          <draw:frame presentation:style-name="pr2" draw:layer="layout" svg:width="15.239cm" svg:height="11.43cm" svg:x="1.905cm" svg:y="12.065cm" presentation:class="notes" presentation:placeholder="true">
            <draw:text-box/>
          </draw:frame>
        </presentation:notes>
      </draw:page>
      <draw:page draw:name="page403" draw:style-name="dp3" draw:master-page-name="Default" xml:id="id547" draw:id="id547">
        <draw:custom-shape draw:style-name="gr38" draw:text-style-name="P5" draw:layer="layout" svg:width="21.801cm" svg:height="16.409cm" svg:x="1.482cm" svg:y="1.27cm">
          <text:list text:style-name="L92">
            <text:list-header>
              <text:p text:style-name="P91"><text:span text:style-name="T491">例如：</text:span><text:span text:style-name="T34"> <text:s text:c="5"/></text:span></text:p>
            </text:list-header>
          </text:list>
          <text:list text:style-name="L39">
            <text:list-header>
              <text:p text:style-name="P92"><text:span text:style-name="T34"><text:s text:c="2"/></text:span><text:span text:style-name="T34">fp=fopen(“a1.txt”, ”r”);</text:span></text:p>
            </text:list-header>
          </text:list>
          <text:list text:style-name="L33">
            <text:list-header>
              <text:p text:style-name="P92"><text:span text:style-name="T35"><text:s text:c="2"/></text:span><text:span text:style-name="T35">以只读方式打开文件</text:span><text:span text:style-name="T35">a1.txt</text:span><text:span text:style-name="T35">。</text:span></text:p>
            </text:list-header>
          </text:list>
          <text:list text:style-name="L39">
            <text:list-header>
              <text:p text:style-name="P92"><text:span text:style-name="T34"/></text:p>
              <text:p text:style-name="P92"><text:span text:style-name="T34">fopen</text:span><text:span text:style-name="T35">函数返回指向</text:span><text:span text:style-name="T35">a1.txt</text:span><text:span text:style-name="T35">文件的指针，即</text:span><text:span text:style-name="T35">fp</text:span><text:span text:style-name="T35">是指向</text:span><text:span text:style-name="T35">a1.txt</text:span><text:span text:style-name="T35">文件的指针变量，往后就可以通过</text:span><text:span text:style-name="T35">fp</text:span><text:span text:style-name="T35">访问</text:span><text:span text:style-name="T35">a1.txt</text:span><text:span text:style-name="T35">文件。</text:span></text:p>
            </text:list-header>
          </text:list>
          <draw:enhanced-geometry svg:viewBox="0 0 21600 21600" draw:type="rectangle" draw:enhanced-path="M 0 0 L 21600 0 21600 21600 0 21600 0 0 Z N"/>
        </draw:custom-shape>
        <anim:par presentation:node-type="timing-root">
          <anim:par smil:begin="id547.begin">
            <anim:transitionFilter smil:dur="1s" smil:type="slideWipe" smil:subtype="fromBottomRight" smil:direction="reverse"/>
          </anim:par>
        </anim:par>
        <presentation:notes draw:style-name="dp2">
          <draw:page-thumbnail draw:style-name="gr1" draw:layer="layout" svg:width="7.142cm" svg:height="9.524cm" svg:x="5.953cm" svg:y="1.93cm" draw:page-number="403" presentation:class="page"/>
          <draw:frame presentation:style-name="pr2" draw:layer="layout" svg:width="15.239cm" svg:height="11.43cm" svg:x="1.905cm" svg:y="12.065cm" presentation:class="notes" presentation:placeholder="true">
            <draw:text-box/>
          </draw:frame>
        </presentation:notes>
      </draw:page>
      <draw:page draw:name="page404" draw:style-name="dp3" draw:master-page-name="Default" xml:id="id548" draw:id="id548">
        <draw:custom-shape draw:style-name="gr38" draw:text-style-name="P5" draw:layer="layout" svg:width="23.071cm" svg:height="25.987cm" svg:x="0.847cm" svg:y="0cm">
          <text:list text:style-name="L24">
            <text:list-header>
              <text:p text:style-name="P122"><text:span text:style-name="T262"/></text:p>
            </text:list-header>
          </text:list>
          <text:list text:style-name="L100">
            <text:list-header>
              <text:p text:style-name="P122"><text:span text:style-name="T492">文件读写方式：</text:span></text:p>
            </text:list-header>
          </text:list>
          <text:list text:style-name="L24">
            <text:list-header>
              <text:p text:style-name="P124"><text:span text:style-name="T262"><text:s text:c="9"/>“</text:span><text:span text:style-name="T262">r” <text:s text:c="5"/></text:span><text:span text:style-name="T455">按</text:span><text:span text:style-name="T277">只读</text:span><text:span text:style-name="T455">方式打开一个</text:span><text:span text:style-name="T277">文本</text:span><text:span text:style-name="T455">文件</text:span></text:p>
              <text:p text:style-name="P124"><text:span text:style-name="T262"/></text:p>
              <text:p text:style-name="P124"><text:span text:style-name="T262"><text:s text:c="9"/>“</text:span><text:span text:style-name="T262">w” <text:s text:c="4"/></text:span><text:span text:style-name="T455">按</text:span><text:span text:style-name="T277">只写</text:span><text:span text:style-name="T455">方式打开一个</text:span><text:span text:style-name="T277">文本</text:span><text:span text:style-name="T455">文件</text:span></text:p>
              <text:p text:style-name="P124"><text:span text:style-name="T262"/></text:p>
              <text:p text:style-name="P124"><text:span text:style-name="T262"><text:s text:c="9"/>“</text:span><text:span text:style-name="T262">a” <text:s text:c="5"/></text:span><text:span text:style-name="T455">按</text:span><text:span text:style-name="T277">追加</text:span><text:span text:style-name="T455">方式打开一个</text:span><text:span text:style-name="T277">文本</text:span><text:span text:style-name="T455">文件</text:span></text:p>
              <text:p text:style-name="P124"><text:span text:style-name="T262"/></text:p>
              <text:p text:style-name="P124"><text:span text:style-name="T262"><text:s text:c="9"/>“</text:span><text:span text:style-name="T262">rb” <text:s text:c="3"/></text:span><text:span text:style-name="T455">按</text:span><text:span text:style-name="T277">只读</text:span><text:span text:style-name="T455">方式打开一个</text:span><text:span text:style-name="T277">二进制</text:span><text:span text:style-name="T455">文件</text:span></text:p>
              <text:p text:style-name="P124"><text:span text:style-name="T262"/></text:p>
              <text:p text:style-name="P124"><text:span text:style-name="T262"><text:s text:c="9"/>“</text:span><text:span text:style-name="T262">wb” <text:s text:c="2"/></text:span><text:span text:style-name="T455">按</text:span><text:span text:style-name="T277">只写</text:span><text:span text:style-name="T455">方式打开一个</text:span><text:span text:style-name="T277">二进制</text:span><text:span text:style-name="T455">文件</text:span></text:p>
              <text:p text:style-name="P124"><text:span text:style-name="T262"/></text:p>
              <text:p text:style-name="P124"><text:span text:style-name="T262"><text:s text:c="9"/>“</text:span><text:span text:style-name="T262">ab” <text:s text:c="3"/></text:span><text:span text:style-name="T455">按</text:span><text:span text:style-name="T277">追加</text:span><text:span text:style-name="T455">方式打开一个</text:span><text:span text:style-name="T277">二进制</text:span><text:span text:style-name="T455">文件</text:span></text:p>
              <text:p text:style-name="P124"><text:span text:style-name="T262"><text:s text:c="10"/></text:span></text:p>
            </text:list-header>
          </text:list>
          <draw:enhanced-geometry svg:viewBox="0 0 21600 21600" draw:type="rectangle" draw:enhanced-path="M 0 0 L 21600 0 21600 21600 0 21600 0 0 Z N"/>
        </draw:custom-shape>
        <anim:par presentation:node-type="timing-root">
          <anim:par smil:begin="id548.begin">
            <anim:transitionFilter smil:dur="1s" smil:type="slideWipe" smil:subtype="fromBottomRight" smil:direction="reverse"/>
          </anim:par>
        </anim:par>
        <presentation:notes draw:style-name="dp2">
          <draw:page-thumbnail draw:style-name="gr1" draw:layer="layout" svg:width="7.142cm" svg:height="9.524cm" svg:x="5.953cm" svg:y="1.93cm" draw:page-number="404" presentation:class="page"/>
          <draw:frame presentation:style-name="pr2" draw:layer="layout" svg:width="15.239cm" svg:height="11.43cm" svg:x="1.905cm" svg:y="12.065cm" presentation:class="notes" presentation:placeholder="true">
            <draw:text-box/>
          </draw:frame>
        </presentation:notes>
      </draw:page>
      <draw:page draw:name="page405" draw:style-name="dp3" draw:master-page-name="Default" xml:id="id549" draw:id="id549">
        <draw:custom-shape draw:style-name="gr11" draw:text-style-name="P5" draw:layer="layout" svg:width="22.648cm" svg:height="14.618cm" svg:x="1.27cm" svg:y="2.752cm">
          <text:list text:style-name="L24">
            <text:list-header>
              <text:p text:style-name="P103"><text:span text:style-name="T262"><text:s/>“</text:span><text:span text:style-name="T262">r+” <text:s text:c="4"/></text:span><text:span text:style-name="T455">按</text:span><text:span text:style-name="T277">读写</text:span><text:span text:style-name="T455">方式打开一个</text:span><text:span text:style-name="T277">文本</text:span><text:span text:style-name="T455">文件</text:span></text:p>
              <text:p text:style-name="P103"><text:span text:style-name="T262">“</text:span><text:span text:style-name="T262">w+” <text:s text:c="4"/></text:span><text:span text:style-name="T455">按</text:span><text:span text:style-name="T277">读写</text:span><text:span text:style-name="T455">方式建立一个新的</text:span><text:span text:style-name="T277">文本</text:span><text:span text:style-name="T455">文件</text:span></text:p>
              <text:p text:style-name="P103"><text:span text:style-name="T262">“</text:span><text:span text:style-name="T262">a+” <text:s text:c="5"/></text:span><text:span text:style-name="T455">按</text:span><text:span text:style-name="T277">读写</text:span><text:span text:style-name="T455">方式打开一个</text:span><text:span text:style-name="T277">文本</text:span><text:span text:style-name="T455">文件</text:span></text:p>
              <text:p text:style-name="P103"><text:span text:style-name="T262">“</text:span><text:span text:style-name="T262">rb+” <text:s text:c="3"/></text:span><text:span text:style-name="T455">按</text:span><text:span text:style-name="T277">读写</text:span><text:span text:style-name="T455">方式打开一个</text:span><text:span text:style-name="T277">二进制</text:span><text:span text:style-name="T455">文件</text:span></text:p>
              <text:p text:style-name="P103"><text:span text:style-name="T262">“</text:span><text:span text:style-name="T262">wb+” <text:s text:c="2"/></text:span><text:span text:style-name="T150">按</text:span><text:span text:style-name="T155">读写</text:span><text:span text:style-name="T150">方式建立一个新的</text:span><text:span text:style-name="T155">二进制</text:span><text:span text:style-name="T150">文 </text:span></text:p>
              <text:p text:style-name="P103"><text:span text:style-name="T262">“</text:span><text:span text:style-name="T262">ab+” <text:s text:c="3"/></text:span><text:span text:style-name="T455">按</text:span><text:span text:style-name="T277">读写</text:span><text:span text:style-name="T455">方式打开一个</text:span><text:span text:style-name="T277">二进制</text:span><text:span text:style-name="T455">文件</text:span></text:p>
            </text:list-header>
          </text:list>
          <draw:enhanced-geometry svg:viewBox="0 0 21600 21600" draw:type="rectangle" draw:enhanced-path="M 0 0 L 21600 0 21600 21600 0 21600 0 0 Z N"/>
        </draw:custom-shape>
        <anim:par presentation:node-type="timing-root">
          <anim:par smil:begin="id549.begin">
            <anim:transitionFilter smil:dur="1s" smil:type="slideWipe" smil:subtype="fromBottomRight" smil:direction="reverse"/>
          </anim:par>
        </anim:par>
        <presentation:notes draw:style-name="dp2">
          <draw:page-thumbnail draw:style-name="gr1" draw:layer="layout" svg:width="7.142cm" svg:height="9.524cm" svg:x="5.953cm" svg:y="1.93cm" draw:page-number="405" presentation:class="page"/>
          <draw:frame presentation:style-name="pr2" draw:layer="layout" svg:width="15.239cm" svg:height="11.43cm" svg:x="1.905cm" svg:y="12.065cm" presentation:class="notes" presentation:placeholder="true">
            <draw:text-box/>
          </draw:frame>
        </presentation:notes>
      </draw:page>
      <draw:page draw:name="page406" draw:style-name="dp3" draw:master-page-name="Default" xml:id="id550" draw:id="id550">
        <draw:custom-shape draw:style-name="gr38" draw:text-style-name="P5" draw:layer="layout" svg:width="22.437cm" svg:height="17.585cm" svg:x="1.693cm" svg:y="2.117cm">
          <text:list text:style-name="L24">
            <text:list-header>
              <text:p text:style-name="P156"><text:span text:style-name="T262"><text:s text:c="8"/></text:span><text:span text:style-name="T150">说明：</text:span></text:p>
            </text:list-header>
          </text:list>
          <text:list text:style-name="L39">
            <text:list-header>
              <text:p text:style-name="P161"><text:span text:style-name="T150"><text:s text:c="4"/></text:span><text:span text:style-name="T155">（</text:span><text:span text:style-name="T155">1</text:span><text:span text:style-name="T155">）不能用”</text:span><text:span text:style-name="T155">r”</text:span><text:span text:style-name="T155">方式打开一个不存在的文</text:span></text:p>
            </text:list-header>
          </text:list>
          <text:list text:style-name="L33">
            <text:list-header>
              <text:p text:style-name="P161"><text:span text:style-name="T155"><text:s text:c="9"/></text:span><text:span text:style-name="T155">件，”</text:span><text:span text:style-name="T155">r”</text:span><text:span text:style-name="T155">方式只读不能写。</text:span></text:p>
              <text:p text:style-name="P161"><text:span text:style-name="T155"><text:s text:c="4"/></text:span><text:span text:style-name="T155">（</text:span><text:span text:style-name="T155">2</text:span><text:span text:style-name="T155">）“</text:span><text:span text:style-name="T155">w” </text:span><text:span text:style-name="T155">方式只写不能读，具有建立和</text:span></text:p>
              <text:p text:style-name="P161"><text:span text:style-name="T155"><text:s text:c="10"/></text:span><text:span text:style-name="T155">覆盖功能。</text:span></text:p>
              <text:p text:style-name="P161"><text:span text:style-name="T155"><text:s text:c="4"/></text:span><text:span text:style-name="T155">（</text:span><text:span text:style-name="T155">3</text:span><text:span text:style-name="T155">）调用</text:span><text:span text:style-name="T155">fopen</text:span><text:span text:style-name="T155">函数时，如果返回</text:span><text:span text:style-name="T155">NULL</text:span><text:span text:style-name="T155">则 <text:s/></text:span></text:p>
              <text:p text:style-name="P161"><text:span text:style-name="T155"><text:s text:c="9"/></text:span><text:span text:style-name="T155">表示打开不成功。</text:span></text:p>
              <text:p text:style-name="P101"><text:span text:style-name="T155"/></text:p>
            </text:list-header>
          </text:list>
          <draw:enhanced-geometry svg:viewBox="0 0 21600 21600" draw:type="rectangle" draw:enhanced-path="M 0 0 L 21600 0 21600 21600 0 21600 0 0 Z N"/>
        </draw:custom-shape>
        <anim:par presentation:node-type="timing-root">
          <anim:par smil:begin="id550.begin">
            <anim:transitionFilter smil:dur="1s" smil:type="slideWipe" smil:subtype="fromBottomRight" smil:direction="reverse"/>
          </anim:par>
        </anim:par>
        <presentation:notes draw:style-name="dp2">
          <draw:page-thumbnail draw:style-name="gr1" draw:layer="layout" svg:width="7.142cm" svg:height="9.524cm" svg:x="5.953cm" svg:y="1.93cm" draw:page-number="406" presentation:class="page"/>
          <draw:frame presentation:style-name="pr2" draw:layer="layout" svg:width="15.239cm" svg:height="11.43cm" svg:x="1.905cm" svg:y="12.065cm" presentation:class="notes" presentation:placeholder="true">
            <draw:text-box/>
          </draw:frame>
        </presentation:notes>
      </draw:page>
      <draw:page draw:name="page407" draw:style-name="dp3" draw:master-page-name="Default" xml:id="id551" draw:id="id551">
        <draw:custom-shape draw:style-name="gr38" draw:text-style-name="P5" draw:layer="layout" svg:width="22.648cm" svg:height="15.155cm" svg:x="0.847cm" svg:y="1.27cm">
          <text:list text:style-name="L151">
            <text:list-header>
              <text:p text:style-name="P85"><text:span text:style-name="T484">■</text:span><text:span text:style-name="T300">文件的关闭</text:span><text:span text:style-name="T278">（</text:span><text:span text:style-name="T250">fclose </text:span><text:span text:style-name="T250">函数</text:span><text:span text:style-name="T278">）</text:span></text:p>
            </text:list-header>
          </text:list>
          <text:list text:style-name="L12">
            <text:list-header>
              <text:p text:style-name="P215"><text:span text:style-name="T296"/></text:p>
            </text:list-header>
          </text:list>
          <text:list text:style-name="L33">
            <text:list-header>
              <text:p text:style-name="P85"><text:span text:style-name="T155">在使用完一个文件后应用</text:span><text:span text:style-name="T155">fclose </text:span><text:span text:style-name="T155">函数关 闭文件，形式为：</text:span></text:p>
            </text:list-header>
          </text:list>
          <text:list text:style-name="L12">
            <text:list-header>
              <text:p text:style-name="P215"><text:span text:style-name="T296"/></text:p>
            </text:list-header>
          </text:list>
          <text:list text:style-name="L23">
            <text:list-header>
              <text:p text:style-name="P86"><text:span text:style-name="T278">fclose</text:span><text:span text:style-name="T278">（</text:span><text:span text:style-name="T150">文件指针</text:span><text:span text:style-name="T278">）；</text:span></text:p>
            </text:list-header>
          </text:list>
          <text:list text:style-name="L43">
            <text:list-header>
              <text:p text:style-name="P86"><text:span text:style-name="T250"/></text:p>
            </text:list-header>
          </text:list>
          <text:list text:style-name="L92">
            <text:list-header>
              <text:p text:style-name="P86"><text:span text:style-name="T265">如：</text:span><text:span text:style-name="T250"> <text:s/></text:span><text:span text:style-name="T250">fclose(fp);</text:span></text:p>
            </text:list-header>
          </text:list>
          <text:list text:style-name="L23">
            <text:list-header>
              <text:p text:style-name="P86"><text:span text:style-name="T278"><text:s text:c="2"/></text:span></text:p>
            </text:list-header>
          </text:list>
          <text:list text:style-name="L39">
            <text:list-header>
              <text:p text:style-name="P86"><text:span text:style-name="T150">关闭后</text:span><text:span text:style-name="T150">fp</text:span><text:span text:style-name="T150">不再指向该文件。</text:span></text:p>
              <text:p text:style-name="P216"><text:span text:style-name="T150"/></text:p>
            </text:list-header>
          </text:list>
          <draw:enhanced-geometry svg:viewBox="0 0 21600 21600" draw:type="rectangle" draw:enhanced-path="M 0 0 L 21600 0 21600 21600 0 21600 0 0 Z N"/>
        </draw:custom-shape>
        <anim:par presentation:node-type="timing-root">
          <anim:par smil:begin="id551.begin">
            <anim:transitionFilter smil:dur="1s" smil:type="slideWipe" smil:subtype="fromBottomRight" smil:direction="reverse"/>
          </anim:par>
        </anim:par>
        <presentation:notes draw:style-name="dp2">
          <draw:page-thumbnail draw:style-name="gr1" draw:layer="layout" svg:width="7.142cm" svg:height="9.524cm" svg:x="5.953cm" svg:y="1.93cm" draw:page-number="407" presentation:class="page"/>
          <draw:frame presentation:style-name="pr2" draw:layer="layout" svg:width="15.239cm" svg:height="11.43cm" svg:x="1.905cm" svg:y="12.065cm" presentation:class="notes" presentation:placeholder="true">
            <draw:text-box/>
          </draw:frame>
        </presentation:notes>
      </draw:page>
      <draw:page draw:name="page408" draw:style-name="dp3" draw:master-page-name="Default" xml:id="id552" draw:id="id552">
        <draw:custom-shape draw:style-name="gr38" draw:text-style-name="P5" draw:layer="layout" svg:width="22.649cm" svg:height="16.231cm" svg:x="1.693cm" svg:y="0.847cm">
          <text:list text:style-name="L39">
            <text:list-header>
              <text:p text:style-name="P213"><text:span text:style-name="T150">13.4 <text:s/></text:span><text:span text:style-name="T150">文件的读写</text:span></text:p>
              <text:p text:style-name="P162"><text:span text:style-name="T150"><text:s text:c="3"/></text:span><text:span text:style-name="T155">文件打开后，就可以对它进行读写了。</text:span></text:p>
            </text:list-header>
          </text:list>
          <text:list text:style-name="L33">
            <text:list-header>
              <text:p text:style-name="P162"><text:span text:style-name="T155"/></text:p>
            </text:list-header>
          </text:list>
          <text:list text:style-name="L151">
            <text:list-header>
              <text:p text:style-name="P156"><text:span text:style-name="T484"><text:s text:c="5"/>■</text:span><text:span text:style-name="T300">文本文件的读写</text:span></text:p>
            </text:list-header>
          </text:list>
          <text:list text:style-name="L39">
            <text:list-header>
              <text:p text:style-name="P161"><text:span text:style-name="T150"><text:s text:c="2"/></text:span><text:span text:style-name="T155">即如何将以文本方式存放的文件输入到程序的数据结构中。如何将程序的数据结构中的数据以文本方式输出到文件中。</text:span></text:p>
            </text:list-header>
          </text:list>
          <text:list text:style-name="L33">
            <text:list-header>
              <text:p text:style-name="P161"><text:span text:style-name="T155"/></text:p>
              <text:p text:style-name="P161"><text:span text:style-name="T155"><text:s text:c="3"/></text:span></text:p>
            </text:list-header>
          </text:list>
          <draw:enhanced-geometry svg:viewBox="0 0 21600 21600" draw:type="rectangle" draw:enhanced-path="M 0 0 L 21600 0 21600 21600 0 21600 0 0 Z N"/>
        </draw:custom-shape>
        <anim:par presentation:node-type="timing-root">
          <anim:par smil:begin="id552.begin">
            <anim:transitionFilter smil:dur="1s" smil:type="slideWipe" smil:subtype="fromBottomRight" smil:direction="reverse"/>
          </anim:par>
        </anim:par>
        <presentation:notes draw:style-name="dp2">
          <draw:page-thumbnail draw:style-name="gr1" draw:layer="layout" svg:width="7.142cm" svg:height="9.524cm" svg:x="5.953cm" svg:y="1.93cm" draw:page-number="408" presentation:class="page"/>
          <draw:frame presentation:style-name="pr2" draw:layer="layout" svg:width="15.239cm" svg:height="11.43cm" svg:x="1.905cm" svg:y="12.065cm" presentation:class="notes" presentation:placeholder="true">
            <draw:text-box/>
          </draw:frame>
        </presentation:notes>
      </draw:page>
      <draw:page draw:name="page409" draw:style-name="dp3" draw:master-page-name="Default" xml:id="id553" draw:id="id553">
        <draw:custom-shape draw:style-name="gr38" draw:text-style-name="P5" draw:layer="layout" svg:width="20.955cm" svg:height="15.157cm" svg:x="2.328cm" svg:y="1.058cm">
          <text:list text:style-name="L24">
            <text:list-header>
              <text:p text:style-name="P122"><text:span text:style-name="T455"><text:s text:c="6"/></text:span><text:span text:style-name="T455">用于对文本文件读写的函数有</text:span><text:span text:style-name="T493">：</text:span></text:p>
              <text:p text:style-name="P122"><text:span text:style-name="T493"><text:s text:c="4"/></text:span></text:p>
              <text:p text:style-name="P123"><text:span text:style-name="T493"><text:s text:c="8"/></text:span><text:span text:style-name="T494">fscanf <text:s text:c="16"/>fprintf</text:span></text:p>
            </text:list-header>
          </text:list>
          <text:list text:style-name="L12">
            <text:list-header>
              <text:p text:style-name="P123"><text:span text:style-name="T296"/></text:p>
              <text:p text:style-name="P123"><text:span text:style-name="T296"><text:s text:c="10"/></text:span><text:span text:style-name="T296">fgetc, getc <text:s text:c="9"/>fputc, putc</text:span></text:p>
              <text:p text:style-name="P123"><text:span text:style-name="T296"/></text:p>
              <text:p text:style-name="P123"><text:span text:style-name="T296"><text:s text:c="10"/></text:span><text:span text:style-name="T296">fgets <text:s text:c="17"/>fputs</text:span></text:p>
            </text:list-header>
          </text:list>
          <text:list text:style-name="L24">
            <text:list-header>
              <text:p text:style-name="P124"><text:span text:style-name="T493"/></text:p>
              <text:p text:style-name="P124"><text:span text:style-name="T262"><text:s text:c="6"/></text:span></text:p>
            </text:list-header>
          </text:list>
          <draw:enhanced-geometry svg:viewBox="0 0 21600 21600" draw:type="rectangle" draw:enhanced-path="M 0 0 L 21600 0 21600 21600 0 21600 0 0 Z N"/>
        </draw:custom-shape>
        <anim:par presentation:node-type="timing-root">
          <anim:par smil:begin="id553.begin">
            <anim:transitionFilter smil:dur="1s" smil:type="slideWipe" smil:subtype="fromBottomRight" smil:direction="reverse"/>
          </anim:par>
        </anim:par>
        <presentation:notes draw:style-name="dp2">
          <draw:page-thumbnail draw:style-name="gr1" draw:layer="layout" svg:width="7.142cm" svg:height="9.524cm" svg:x="5.953cm" svg:y="1.93cm" draw:page-number="409" presentation:class="page"/>
          <draw:frame presentation:style-name="pr2" draw:layer="layout" svg:width="15.239cm" svg:height="11.43cm" svg:x="1.905cm" svg:y="12.065cm" presentation:class="notes" presentation:placeholder="true">
            <draw:text-box/>
          </draw:frame>
        </presentation:notes>
      </draw:page>
      <draw:page draw:name="page410" draw:style-name="dp3" draw:master-page-name="Default" xml:id="id554" draw:id="id554">
        <draw:custom-shape draw:style-name="gr38" draw:text-style-name="P5" draw:layer="layout" svg:width="20.744cm" svg:height="12.713cm" svg:x="2.328cm" svg:y="1.693cm">
          <text:list text:style-name="L39">
            <text:list-header>
              <text:p text:style-name="P130"><text:span text:style-name="T150">以例子说明</text:span><text:span text:style-name="T150">fscanf</text:span><text:span text:style-name="T150">和</text:span><text:span text:style-name="T150">fprintf</text:span><text:span text:style-name="T150">的使用。</text:span></text:p>
              <text:p text:style-name="P130"><text:span text:style-name="T150"/></text:p>
              <text:p text:style-name="P130"><text:span text:style-name="T150"><text:s text:c="2"/></text:span><text:span text:style-name="T155">例：已知文本文件</text:span><text:span text:style-name="T155">f1.txt</text:span><text:span text:style-name="T155">中存放有</text:span><text:span text:style-name="T155">100</text:span><text:span text:style-name="T155">个学生的分数，要求读入这些数据，并按从高到低的顺序排序后输出到另一文件中。</text:span></text:p>
            </text:list-header>
          </text:list>
          <text:list text:style-name="L33">
            <text:list-header>
              <text:p text:style-name="P75"><text:span text:style-name="T155"/></text:p>
            </text:list-header>
          </text:list>
          <draw:enhanced-geometry svg:viewBox="0 0 21600 21600" draw:type="rectangle" draw:enhanced-path="M 0 0 L 21600 0 21600 21600 0 21600 0 0 Z N"/>
        </draw:custom-shape>
        <anim:par presentation:node-type="timing-root">
          <anim:par smil:begin="id554.begin">
            <anim:transitionFilter smil:dur="1s" smil:type="slideWipe" smil:subtype="fromBottomRight" smil:direction="reverse"/>
          </anim:par>
        </anim:par>
        <presentation:notes draw:style-name="dp2">
          <draw:page-thumbnail draw:style-name="gr1" draw:layer="layout" svg:width="7.142cm" svg:height="9.524cm" svg:x="5.953cm" svg:y="1.93cm" draw:page-number="410" presentation:class="page"/>
          <draw:frame presentation:style-name="pr2" draw:layer="layout" svg:width="15.239cm" svg:height="11.43cm" svg:x="1.905cm" svg:y="12.065cm" presentation:class="notes" presentation:placeholder="true">
            <draw:text-box/>
          </draw:frame>
        </presentation:notes>
      </draw:page>
      <draw:page draw:name="page411" draw:style-name="dp3" draw:master-page-name="Default" xml:id="id555" draw:id="id555">
        <draw:custom-shape draw:style-name="gr38" draw:text-style-name="P5" draw:layer="layout" svg:width="20.744cm" svg:height="13.801cm" svg:x="2.328cm" svg:y="1.482cm">
          <text:list text:style-name="L12">
            <text:list-header>
              <text:p text:style-name="P125"><text:span text:style-name="T296">#include <text:s/>“stdio.h”</text:span></text:p>
            </text:list-header>
          </text:list>
          <text:list text:style-name="L24">
            <text:list-header>
              <text:p text:style-name="P136"><text:span text:style-name="T262">void <text:s/>sort(int <text:s/>*a,int <text:s/>n)</text:span></text:p>
              <text:p text:style-name="P136"><text:span text:style-name="T262">{ <text:s/>……}</text:span></text:p>
              <text:p text:style-name="P136"><text:span text:style-name="T262">main()</text:span></text:p>
              <text:p text:style-name="P136"><text:span text:style-name="T262">{ <text:s/></text:span></text:p>
              <text:p text:style-name="P136"><text:span text:style-name="T262">int <text:s/>i,a[100];</text:span></text:p>
            </text:list-header>
          </text:list>
          <text:list text:style-name="L12">
            <text:list-header>
              <text:p text:style-name="P136"><text:span text:style-name="T296">FILE <text:s/>*fp;</text:span><text:span text:style-name="T262"> </text:span></text:p>
            </text:list-header>
          </text:list>
          <text:list text:style-name="L24">
            <text:list-header>
              <text:p text:style-name="P136"><text:span text:style-name="T262">fp=</text:span><text:span text:style-name="T296">fopen</text:span><text:span text:style-name="T262">(“f1.txt”, “r”); <text:s/></text:span></text:p>
              <text:p text:style-name="P136"><text:span text:style-name="T262">if(fp==NULL) exit(0);</text:span></text:p>
              <text:p text:style-name="P137"><text:span text:style-name="T262"/></text:p>
            </text:list-header>
          </text:list>
          <draw:enhanced-geometry svg:viewBox="0 0 21600 21600" draw:type="rectangle" draw:enhanced-path="M 0 0 L 21600 0 21600 21600 0 21600 0 0 Z N"/>
        </draw:custom-shape>
        <draw:custom-shape draw:style-name="gr121" draw:text-style-name="P5" draw:layer="layout" svg:width="4.869cm" svg:height="4.325cm" svg:x="16.933cm" svg:y="3.175cm">
          <text:list text:style-name="L12">
            <text:list-header>
              <text:p text:style-name="P149"><text:span text:style-name="T102">定义一个指向文件的指针变量</text:span></text:p>
            </text:list-header>
          </text:list>
          <draw:enhanced-geometry svg:viewBox="0 0 21600 21600" draw:type="mso-spt202" draw:enhanced-path="M 0 0 L 21600 0 21600 21600 0 21600 0 0 Z N"/>
        </draw:custom-shape>
        <draw:line draw:style-name="gr34" draw:text-style-name="P25" draw:layer="layout" svg:x1="16.722cm" svg:y1="5.08cm" svg:x2="8.89cm" svg:y2="10.583cm">
          <text:p/>
        </draw:line>
        <draw:custom-shape draw:style-name="gr122" draw:text-style-name="P5" draw:layer="layout" svg:width="4.868cm" svg:height="4.325cm" svg:x="18.627cm" svg:y="10.583cm">
          <text:list text:style-name="L33">
            <text:list-header>
              <text:p text:style-name="P101"><text:span text:style-name="T61">打开文件，使</text:span><text:span text:style-name="T61">fp</text:span><text:span text:style-name="T61">指向文件</text:span><text:span text:style-name="T61">f1.txt</text:span></text:p>
            </text:list-header>
          </text:list>
          <draw:enhanced-geometry svg:viewBox="0 0 21600 21600" draw:type="mso-spt202" draw:enhanced-path="M 0 0 L 21600 0 21600 21600 0 21600 0 0 Z N"/>
        </draw:custom-shape>
        <draw:line draw:style-name="gr34" draw:text-style-name="P25" draw:layer="layout" svg:x1="18.627cm" svg:y1="12.488cm" svg:x2="14.393cm" svg:y2="11.642cm">
          <text:p/>
        </draw:line>
        <anim:par presentation:node-type="timing-root">
          <anim:par smil:begin="id555.begin">
            <anim:transitionFilter smil:dur="1s" smil:type="slideWipe" smil:subtype="fromBottomRight" smil:direction="reverse"/>
          </anim:par>
        </anim:par>
        <presentation:notes draw:style-name="dp2">
          <draw:page-thumbnail draw:style-name="gr1" draw:layer="layout" svg:width="7.142cm" svg:height="9.524cm" svg:x="5.953cm" svg:y="1.93cm" draw:page-number="411" presentation:class="page"/>
          <draw:frame presentation:style-name="pr2" draw:layer="layout" svg:width="15.239cm" svg:height="11.43cm" svg:x="1.905cm" svg:y="12.065cm" presentation:class="notes" presentation:placeholder="true">
            <draw:text-box/>
          </draw:frame>
        </presentation:notes>
      </draw:page>
      <draw:page draw:name="page412" draw:style-name="dp3" draw:master-page-name="Default" xml:id="id556" draw:id="id556">
        <draw:custom-shape draw:style-name="gr11" draw:text-style-name="P5" draw:layer="layout" svg:width="23.071cm" svg:height="16.028cm" svg:x="1.482cm" svg:y="0.789cm">
          <text:list text:style-name="L24">
            <text:list-header>
              <text:p text:style-name="P103"><text:span text:style-name="T262">for(i=0;i&lt;100;i++)</text:span></text:p>
            </text:list-header>
          </text:list>
          <text:list text:style-name="L12">
            <text:list-header>
              <text:p text:style-name="P103"><text:span text:style-name="T296"><text:s/></text:span><text:span text:style-name="T296">fscanf</text:span><text:span text:style-name="T262">(fp,”%d”,a+i); </text:span></text:p>
            </text:list-header>
          </text:list>
          <text:list text:style-name="L24">
            <text:list-header>
              <text:p text:style-name="P103"><text:span text:style-name="T262"><text:s/></text:span><text:span text:style-name="T296">fclose</text:span><text:span text:style-name="T262">(fp); <text:s text:c="26"/></text:span></text:p>
              <text:p text:style-name="P103"><text:span text:style-name="T262">sort(a,100);</text:span></text:p>
              <text:p text:style-name="P103"><text:span text:style-name="T262">fp=fopen(“f2.txt”, “</text:span><text:span text:style-name="T296">w</text:span><text:span text:style-name="T262">”);</text:span></text:p>
              <text:p text:style-name="P103"><text:span text:style-name="T262">for(i=0;i&lt;100;i++)</text:span><text:span text:style-name="T296"> fprintf</text:span><text:span text:style-name="T262">(fp,”%4d”,a[i]);</text:span></text:p>
            </text:list-header>
          </text:list>
          <text:list text:style-name="L12">
            <text:list-header>
              <text:p text:style-name="P103"><text:span text:style-name="T296">fclose</text:span><text:span text:style-name="T262">(fp);</text:span></text:p>
            </text:list-header>
          </text:list>
          <text:list text:style-name="L24">
            <text:list-header>
              <text:p text:style-name="P103"><text:span text:style-name="T262">}</text:span></text:p>
            </text:list-header>
          </text:list>
          <draw:enhanced-geometry svg:viewBox="0 0 21600 21600" draw:type="rectangle" draw:enhanced-path="M 0 0 L 21600 0 21600 21600 0 21600 0 0 Z N"/>
        </draw:custom-shape>
        <draw:custom-shape draw:style-name="gr37" draw:text-style-name="P5" draw:layer="layout" svg:width="0.891cm" svg:height="1.27cm" svg:x="15.875cm" svg:y="1.482cm">
          <text:p/>
          <draw:enhanced-geometry svg:viewBox="0 0 21600 21600" draw:type="mso-spt202" draw:enhanced-path="M 0 0 L 21600 0 21600 21600 0 21600 0 0 Z N"/>
        </draw:custom-shape>
        <draw:custom-shape draw:style-name="gr122" draw:text-style-name="P5" draw:layer="layout" svg:width="4.233cm" svg:height="3.309cm" svg:x="14.817cm" svg:y="0.847cm">
          <text:list text:style-name="L33">
            <text:list-header>
              <text:p text:style-name="P217"><text:span text:style-name="T61">从</text:span><text:span text:style-name="T61">fp</text:span><text:span text:style-name="T61">所指的文件中读数据</text:span></text:p>
            </text:list-header>
          </text:list>
          <draw:enhanced-geometry svg:viewBox="0 0 21600 21600" draw:type="mso-spt202" draw:enhanced-path="M 0 0 L 21600 0 21600 21600 0 21600 0 0 Z N"/>
        </draw:custom-shape>
        <draw:line draw:style-name="gr34" draw:text-style-name="P25" draw:layer="layout" svg:x1="14.817cm" svg:y1="1.905cm" svg:x2="12.277cm" svg:y2="3.598cm">
          <text:p/>
        </draw:line>
        <draw:custom-shape draw:style-name="gr122" draw:text-style-name="P5" draw:layer="layout" svg:width="4.246cm" svg:height="3.309cm" svg:x="15.452cm" svg:y="6.35cm">
          <text:list text:style-name="L33">
            <text:list-header>
              <text:p text:style-name="P6"><text:span text:style-name="T61">关闭</text:span><text:span text:style-name="T61">fp</text:span><text:span text:style-name="T61">所指的文件</text:span></text:p>
            </text:list-header>
          </text:list>
          <draw:enhanced-geometry svg:viewBox="0 0 21600 21600" draw:type="mso-spt202" draw:enhanced-path="M 0 0 L 21600 0 21600 21600 0 21600 0 0 Z N"/>
        </draw:custom-shape>
        <draw:line draw:style-name="gr34" draw:text-style-name="P25" draw:layer="layout" svg:x1="15.451cm" svg:y1="7.619cm" svg:x2="7.196cm" svg:y2="5.714cm">
          <text:p/>
        </draw:line>
        <draw:custom-shape draw:style-name="gr21" draw:text-style-name="P5" draw:layer="layout" svg:width="0.512cm" svg:height="1.27cm" svg:x="10.16cm" svg:y="14.393cm">
          <text:p/>
          <draw:enhanced-geometry svg:viewBox="0 0 21600 21600" draw:type="mso-spt202" draw:enhanced-path="M 0 0 L 21600 0 21600 21600 0 21600 0 0 Z N"/>
        </draw:custom-shape>
        <draw:custom-shape draw:style-name="gr122" draw:text-style-name="P5" draw:layer="layout" svg:width="12.911cm" svg:height="4.325cm" svg:x="9.735cm" svg:y="14.605cm">
          <text:list text:style-name="L33">
            <text:list-header>
              <text:p text:style-name="P6"><text:span text:style-name="T61">注意：文本文件的输入格式要与</text:span></text:p>
              <text:p text:style-name="P6"><text:span text:style-name="T61"><text:s text:c="6"/></text:span><text:span text:style-name="T61">文件中的数据格式匹配。</text:span><text:span text:style-name="T38"> </text:span></text:p>
            </text:list-header>
          </text:list>
          <draw:enhanced-geometry svg:viewBox="0 0 21600 21600" draw:mirror-horizontal="true" draw:type="mso-spt202" draw:enhanced-path="M 0 0 L 21600 0 21600 21600 0 21600 0 0 Z N"/>
        </draw:custom-shape>
        <anim:par presentation:node-type="timing-root">
          <anim:par smil:begin="id556.begin">
            <anim:transitionFilter smil:dur="1s" smil:type="slideWipe" smil:subtype="fromBottomRight" smil:direction="reverse"/>
          </anim:par>
        </anim:par>
        <presentation:notes draw:style-name="dp2">
          <draw:page-thumbnail draw:style-name="gr1" draw:layer="layout" svg:width="7.142cm" svg:height="9.524cm" svg:x="5.953cm" svg:y="1.93cm" draw:page-number="412" presentation:class="page"/>
          <draw:frame presentation:style-name="pr2" draw:layer="layout" svg:width="15.239cm" svg:height="11.43cm" svg:x="1.905cm" svg:y="12.065cm" presentation:class="notes" presentation:placeholder="true">
            <draw:text-box/>
          </draw:frame>
        </presentation:notes>
      </draw:page>
      <draw:page draw:name="page413" draw:style-name="dp3" draw:master-page-name="Default" xml:id="id557" draw:id="id557">
        <draw:custom-shape draw:style-name="gr38" draw:text-style-name="P5" draw:layer="layout" svg:width="21.59cm" svg:height="15.155cm" svg:x="2.117cm" svg:y="1.27cm">
          <text:list text:style-name="L151">
            <text:list-header>
              <text:p text:style-name="P76"><text:span text:style-name="T484"><text:s text:c="5"/>■</text:span><text:span text:style-name="T300">二进制文件的读写 <text:s text:c="3"/></text:span></text:p>
            </text:list-header>
          </text:list>
          <text:list text:style-name="L39">
            <text:list-header>
              <text:p text:style-name="P77"><text:span text:style-name="T150"><text:s/></text:span><text:span text:style-name="T155">即如何将以二进制方式存放的文件输入到程序的数据结构中。</text:span></text:p>
            </text:list-header>
          </text:list>
          <text:list text:style-name="L33">
            <text:list-header>
              <text:p text:style-name="P77"><text:span text:style-name="T155"><text:s/></text:span><text:span text:style-name="T155">如何将数据结构中的数据以二进制方式输出到文件中。</text:span></text:p>
              <text:p text:style-name="P77"><text:span text:style-name="T155"/></text:p>
              <text:p text:style-name="P77"><text:span text:style-name="T155"/></text:p>
              <text:p text:style-name="P77"><text:span text:style-name="T155"><text:s text:c="3"/></text:span><text:span text:style-name="T155">读写函数：</text:span></text:p>
            </text:list-header>
          </text:list>
          <text:list text:style-name="L24">
            <text:list-header>
              <text:p text:style-name="P123"><text:span text:style-name="T262"><text:s text:c="13"/></text:span><text:span text:style-name="T262">fread <text:s text:c="13"/>fwrite</text:span></text:p>
              <text:p text:style-name="P123"><text:span text:style-name="T262"><text:s text:c="13"/></text:span><text:span text:style-name="T262">getw <text:s text:c="13"/>putw</text:span></text:p>
              <text:p text:style-name="P123"><text:span text:style-name="T262"/></text:p>
            </text:list-header>
          </text:list>
          <draw:enhanced-geometry svg:viewBox="0 0 21600 21600" draw:type="rectangle" draw:enhanced-path="M 0 0 L 21600 0 21600 21600 0 21600 0 0 Z N"/>
        </draw:custom-shape>
        <anim:par presentation:node-type="timing-root">
          <anim:par smil:begin="id557.begin">
            <anim:transitionFilter smil:dur="1s" smil:type="slideWipe" smil:subtype="fromBottomRight" smil:direction="reverse"/>
          </anim:par>
        </anim:par>
        <presentation:notes draw:style-name="dp2">
          <draw:page-thumbnail draw:style-name="gr1" draw:layer="layout" svg:width="7.142cm" svg:height="9.524cm" svg:x="5.953cm" svg:y="1.93cm" draw:page-number="413" presentation:class="page"/>
          <draw:frame presentation:style-name="pr2" draw:layer="layout" svg:width="15.239cm" svg:height="11.43cm" svg:x="1.905cm" svg:y="12.065cm" presentation:class="notes" presentation:placeholder="true">
            <draw:text-box/>
          </draw:frame>
        </presentation:notes>
      </draw:page>
      <draw:page draw:name="page414" draw:style-name="dp3" draw:master-page-name="Default" xml:id="id558" draw:id="id558">
        <draw:custom-shape draw:style-name="gr38" draw:text-style-name="P5" draw:layer="layout" svg:width="22.436cm" svg:height="16.509cm" svg:x="1.482cm" svg:y="0.635cm">
          <text:list text:style-name="L24">
            <text:list-header>
              <text:p text:style-name="P125"><text:span text:style-name="T455">例：将前例中的排序结果改用二进制方式</text:span><text:span text:style-name="T150">输出到文件</text:span><text:span text:style-name="T150">f3.dat</text:span><text:span text:style-name="T150">中。</text:span></text:p>
            </text:list-header>
          </text:list>
          <text:list text:style-name="L12">
            <text:list-header>
              <text:p text:style-name="P136"><text:span text:style-name="T296">#include <text:s/>“stdio.h”</text:span></text:p>
            </text:list-header>
          </text:list>
          <text:list text:style-name="L24">
            <text:list-header>
              <text:p text:style-name="P136"><text:span text:style-name="T262">void <text:s/>sort (int <text:s/>*a,int <text:s/>n)</text:span></text:p>
              <text:p text:style-name="P136"><text:span text:style-name="T262">{ <text:s/>……}</text:span></text:p>
              <text:p text:style-name="P136"><text:span text:style-name="T262">main()</text:span></text:p>
              <text:p text:style-name="P136"><text:span text:style-name="T262">{ </text:span></text:p>
              <text:p text:style-name="P136"><text:span text:style-name="T262"><text:s/></text:span><text:span text:style-name="T262">int <text:s/>i,a[100];</text:span></text:p>
              <text:p text:style-name="P136"><text:span text:style-name="T262"><text:s/></text:span><text:span text:style-name="T296">FILE <text:s/>*fp;</text:span></text:p>
              <text:p text:style-name="P136"><text:span text:style-name="T262"><text:s/></text:span><text:span text:style-name="T262">fp= </text:span><text:span text:style-name="T296">f open</text:span><text:span text:style-name="T262">(“f1.txt”, “r”);</text:span></text:p>
              <text:p text:style-name="P136"><text:span text:style-name="T262"><text:s/></text:span><text:span text:style-name="T262">if(fp==NULL) exit(0);</text:span></text:p>
              <text:p text:style-name="P137"><text:span text:style-name="T262"/></text:p>
            </text:list-header>
          </text:list>
          <draw:enhanced-geometry svg:viewBox="0 0 21600 21600" draw:type="rectangle" draw:enhanced-path="M 0 0 L 21600 0 21600 21600 0 21600 0 0 Z N"/>
        </draw:custom-shape>
        <anim:par presentation:node-type="timing-root">
          <anim:par smil:begin="id558.begin">
            <anim:transitionFilter smil:dur="1s" smil:type="slideWipe" smil:subtype="fromBottomRight" smil:direction="reverse"/>
          </anim:par>
        </anim:par>
        <presentation:notes draw:style-name="dp2">
          <draw:page-thumbnail draw:style-name="gr1" draw:layer="layout" svg:width="7.142cm" svg:height="9.524cm" svg:x="5.953cm" svg:y="1.93cm" draw:page-number="414" presentation:class="page"/>
          <draw:frame presentation:style-name="pr2" draw:layer="layout" svg:width="15.239cm" svg:height="11.43cm" svg:x="1.905cm" svg:y="12.065cm" presentation:class="notes" presentation:placeholder="true">
            <draw:text-box/>
          </draw:frame>
        </presentation:notes>
      </draw:page>
      <draw:page draw:name="page415" draw:style-name="dp3" draw:master-page-name="Default" xml:id="id559" draw:id="id559">
        <draw:custom-shape draw:style-name="gr38" draw:text-style-name="P5" draw:layer="layout" svg:width="17.568cm" svg:height="15.323cm" svg:x="2.54cm" svg:y="0.635cm">
          <text:list text:style-name="L24">
            <text:list-header>
              <text:p text:style-name="P103"><text:span text:style-name="T262">for(i=0;i&lt;100;i++) </text:span><text:span text:style-name="T296">fscanf</text:span><text:span text:style-name="T262">(fp,”%d”,a+i);</text:span></text:p>
            </text:list-header>
          </text:list>
          <text:list text:style-name="L12">
            <text:list-header>
              <text:p text:style-name="P103"><text:span text:style-name="T296">fclose1</text:span><text:span text:style-name="T262">(fp);</text:span></text:p>
            </text:list-header>
          </text:list>
          <text:list text:style-name="L24">
            <text:list-header>
              <text:p text:style-name="P103"><text:span text:style-name="T262">sort(a,100);</text:span></text:p>
              <text:p text:style-name="P103"><text:span text:style-name="T262">fp=fopen(“f3.dat”, “wb”);</text:span></text:p>
            </text:list-header>
          </text:list>
          <text:list text:style-name="L12">
            <text:list-header>
              <text:p text:style-name="P103"><text:span text:style-name="T296">fwrite</text:span><text:span text:style-name="T262">(a, sizeof(int), 100, fp );</text:span></text:p>
              <text:p text:style-name="P103"><text:span text:style-name="T296">fclose</text:span><text:span text:style-name="T262">(fp);</text:span></text:p>
            </text:list-header>
          </text:list>
          <text:list text:style-name="L24">
            <text:list-header>
              <text:p text:style-name="P218"><text:span text:style-name="T262">}</text:span></text:p>
            </text:list-header>
          </text:list>
          <draw:enhanced-geometry svg:viewBox="0 0 21600 21600" draw:type="rectangle" draw:enhanced-path="M 0 0 L 21600 0 21600 21600 0 21600 0 0 Z N"/>
        </draw:custom-shape>
        <draw:custom-shape draw:style-name="gr52" draw:text-style-name="P5" draw:layer="layout" svg:width="4.234cm" svg:height="2.201cm" svg:x="4.233cm" svg:y="15.663cm">
          <text:list text:style-name="L12">
            <text:list-header>
              <text:p text:style-name="P55"><text:span text:style-name="T102">数据的开始地址</text:span></text:p>
            </text:list-header>
          </text:list>
          <draw:enhanced-geometry svg:viewBox="0 0 21600 21600" draw:type="mso-spt202" draw:enhanced-path="M 0 0 L 21600 0 21600 21600 0 21600 0 0 Z N"/>
        </draw:custom-shape>
        <draw:custom-shape draw:style-name="gr52" draw:text-style-name="P5" draw:layer="layout" svg:width="5.08cm" svg:height="2.201cm" svg:x="10.795cm" svg:y="15.028cm">
          <text:list text:style-name="L12">
            <text:list-header>
              <text:p text:style-name="P149"><text:span text:style-name="T102">数据的每一项的长度</text:span></text:p>
            </text:list-header>
          </text:list>
          <draw:enhanced-geometry svg:viewBox="0 0 21600 21600" draw:type="mso-spt202" draw:enhanced-path="M 0 0 L 21600 0 21600 21600 0 21600 0 0 Z N"/>
        </draw:custom-shape>
        <draw:custom-shape draw:style-name="gr52" draw:text-style-name="P5" draw:layer="layout" svg:width="3.598cm" svg:height="2.201cm" svg:x="18.627cm" svg:y="14.393cm">
          <text:list text:style-name="L12">
            <text:list-header>
              <text:p text:style-name="P55"><text:span text:style-name="T102">数据的项数</text:span></text:p>
            </text:list-header>
          </text:list>
          <draw:enhanced-geometry svg:viewBox="0 0 21600 21600" draw:type="mso-spt202" draw:enhanced-path="M 0 0 L 21600 0 21600 21600 0 21600 0 0 Z N"/>
        </draw:custom-shape>
        <draw:custom-shape draw:style-name="gr52" draw:text-style-name="P5" draw:layer="layout" svg:width="4.445cm" svg:height="2.2cm" svg:x="20.108cm" svg:y="5.927cm">
          <text:list text:style-name="L12">
            <text:list-header>
              <text:p text:style-name="P149"><text:span text:style-name="T102">文件的指针</text:span></text:p>
            </text:list-header>
          </text:list>
          <draw:enhanced-geometry svg:viewBox="0 0 21600 21600" draw:type="mso-spt202" draw:enhanced-path="M 0 0 L 21600 0 21600 21600 0 21600 0 0 Z N"/>
        </draw:custom-shape>
        <draw:line draw:style-name="gr34" draw:text-style-name="P25" draw:layer="layout" svg:x1="6.35cm" svg:y1="15.452cm" svg:x2="6.35cm" svg:y2="11.642cm">
          <text:p/>
        </draw:line>
        <draw:line draw:style-name="gr34" draw:text-style-name="P25" draw:layer="layout" svg:x1="13.017cm" svg:y1="14.816cm" svg:x2="9.736cm" svg:y2="11.429cm">
          <text:p/>
        </draw:line>
        <draw:line draw:style-name="gr34" draw:text-style-name="P25" draw:layer="layout" svg:x1="20.531cm" svg:y1="14.392cm" svg:x2="13.546cm" svg:y2="11.429cm">
          <text:p/>
        </draw:line>
        <draw:line draw:style-name="gr34" draw:text-style-name="P25" draw:layer="layout" svg:x1="22.225cm" svg:y1="8.255cm" svg:x2="15.663cm" svg:y2="10.795cm">
          <text:p/>
        </draw:line>
        <anim:par presentation:node-type="timing-root">
          <anim:par smil:begin="id559.begin">
            <anim:transitionFilter smil:dur="1s" smil:type="slideWipe" smil:subtype="fromBottomRight" smil:direction="reverse"/>
          </anim:par>
        </anim:par>
        <presentation:notes draw:style-name="dp2">
          <draw:page-thumbnail draw:style-name="gr1" draw:layer="layout" svg:width="7.142cm" svg:height="9.524cm" svg:x="5.953cm" svg:y="1.93cm" draw:page-number="415" presentation:class="page"/>
          <draw:frame presentation:style-name="pr2" draw:layer="layout" svg:width="15.239cm" svg:height="11.43cm" svg:x="1.905cm" svg:y="12.065cm" presentation:class="notes" presentation:placeholder="true">
            <draw:text-box/>
          </draw:frame>
        </presentation:notes>
      </draw:page>
      <draw:page draw:name="page416" draw:style-name="dp3" draw:master-page-name="Default" xml:id="id560" draw:id="id560">
        <draw:custom-shape draw:style-name="gr11" draw:text-style-name="P5" draw:layer="layout" svg:width="23.284cm" svg:height="2.969cm" svg:x="1.058cm" svg:y="2.328cm">
          <text:list text:style-name="L39">
            <text:list-header>
              <text:p text:style-name="P6"><text:span text:style-name="T150">如果要将二进制文件</text:span><text:span text:style-name="T150">f3.dat</text:span><text:span text:style-name="T150">读到数组中，则有： </text:span></text:p>
            </text:list-header>
          </text:list>
          <draw:enhanced-geometry svg:viewBox="0 0 21600 21600" draw:type="rectangle" draw:enhanced-path="M 0 0 L 21600 0 21600 21600 0 21600 0 0 Z N"/>
        </draw:custom-shape>
        <draw:custom-shape draw:style-name="gr52" draw:text-style-name="P5" draw:layer="layout" svg:width="10.583cm" svg:height="8.89cm" svg:x="1.27cm" svg:y="5.715cm">
          <text:list text:style-name="L12">
            <text:list-header>
              <text:p text:style-name="P55"><text:span text:style-name="T25">#include <text:s/>“stdio.h”</text:span></text:p>
              <text:p text:style-name="P55"><text:span text:style-name="T25">main()</text:span></text:p>
              <text:p text:style-name="P55"><text:span text:style-name="T25">{ <text:s/></text:span></text:p>
              <text:p text:style-name="P55"><text:span text:style-name="T25">int <text:s/>a[100];</text:span></text:p>
              <text:p text:style-name="P55"><text:span text:style-name="T25">FILE <text:s/>*fp;</text:span></text:p>
              <text:p text:style-name="P55"><text:span text:style-name="T25">fp=fopen(“f3.dat”,“rb”);</text:span></text:p>
            </text:list-header>
          </text:list>
          <draw:enhanced-geometry svg:viewBox="0 0 21600 21600" draw:type="mso-spt202" draw:enhanced-path="M 0 0 L 21600 0 21600 21600 0 21600 0 0 Z N"/>
        </draw:custom-shape>
        <draw:custom-shape draw:style-name="gr52" draw:text-style-name="P5" draw:layer="layout" svg:width="11.853cm" svg:height="8.678cm" svg:x="12.912cm" svg:y="5.927cm">
          <text:list text:style-name="L12">
            <text:list-header>
              <text:p text:style-name="P55"><text:span text:style-name="T25">if(fp==NULL) exit(0);</text:span></text:p>
              <text:p text:style-name="P55"><text:span text:style-name="T25">fread(a,sizeof(int),100,fp);</text:span></text:p>
              <text:p text:style-name="P55"><text:span text:style-name="T25">fclose(fp);</text:span></text:p>
            </text:list-header>
          </text:list>
          <text:list text:style-name="L43">
            <text:list-header>
              <text:p text:style-name="P100"><text:span text:style-name="T180"><text:s text:c="4"/>┊</text:span></text:p>
              <text:p text:style-name="P100"><text:span text:style-name="T180">}</text:span></text:p>
            </text:list-header>
          </text:list>
          <draw:enhanced-geometry svg:viewBox="0 0 21600 21600" draw:type="mso-spt202" draw:enhanced-path="M 0 0 L 21600 0 21600 21600 0 21600 0 0 Z N"/>
        </draw:custom-shape>
        <anim:par presentation:node-type="timing-root">
          <anim:par smil:begin="id560.begin">
            <anim:transitionFilter smil:dur="1s" smil:type="slideWipe" smil:subtype="fromBottomRight" smil:direction="reverse"/>
          </anim:par>
        </anim:par>
        <presentation:notes draw:style-name="dp2">
          <draw:page-thumbnail draw:style-name="gr1" draw:layer="layout" svg:width="7.142cm" svg:height="9.524cm" svg:x="5.953cm" svg:y="1.93cm" draw:page-number="416" presentation:class="page"/>
          <draw:frame presentation:style-name="pr2" draw:layer="layout" svg:width="15.239cm" svg:height="11.43cm" svg:x="1.905cm" svg:y="12.065cm" presentation:class="notes" presentation:placeholder="true">
            <draw:text-box/>
          </draw:frame>
        </presentation:notes>
      </draw:page>
      <draw:page draw:name="page417" draw:style-name="dp3" draw:master-page-name="Default" xml:id="id561" draw:id="id561">
        <draw:custom-shape draw:style-name="gr38" draw:text-style-name="P5" draw:layer="layout" svg:width="22.86cm" svg:height="12.983cm" svg:x="1.27cm" svg:y="2.752cm">
          <text:list text:style-name="L39">
            <text:list-header>
              <text:p text:style-name="P214"><text:span text:style-name="T150">13.5 <text:s/></text:span><text:span text:style-name="T150">文件的定位</text:span></text:p>
              <text:p text:style-name="P92"><text:span text:style-name="T150"><text:s text:c="3"/></text:span><text:span text:style-name="T155">文件中有一个位置指针，指向当前读写位置。如果顺序读写一个文件，每次读写完一个字符后，该位置指针自动指向下一个字符位置。如果想改变这样的规律，强制使位置指针指向指定位置，可以用有关函数。</text:span></text:p>
            </text:list-header>
          </text:list>
          <text:list text:style-name="L33">
            <text:list-header>
              <text:p text:style-name="P106"><text:span text:style-name="T155"/></text:p>
            </text:list-header>
          </text:list>
          <draw:enhanced-geometry svg:viewBox="0 0 21600 21600" draw:type="rectangle" draw:enhanced-path="M 0 0 L 21600 0 21600 21600 0 21600 0 0 Z N"/>
        </draw:custom-shape>
        <anim:par presentation:node-type="timing-root">
          <anim:par smil:begin="id561.begin">
            <anim:transitionFilter smil:dur="1s" smil:type="slideWipe" smil:subtype="fromBottomRight" smil:direction="reverse"/>
          </anim:par>
        </anim:par>
        <presentation:notes draw:style-name="dp2">
          <draw:page-thumbnail draw:style-name="gr1" draw:layer="layout" svg:width="7.142cm" svg:height="9.524cm" svg:x="5.953cm" svg:y="1.93cm" draw:page-number="417" presentation:class="page"/>
          <draw:frame presentation:style-name="pr2" draw:layer="layout" svg:width="15.239cm" svg:height="11.43cm" svg:x="1.905cm" svg:y="12.065cm" presentation:class="notes" presentation:placeholder="true">
            <draw:text-box/>
          </draw:frame>
        </presentation:notes>
      </draw:page>
      <draw:page draw:name="page418" draw:style-name="dp3" draw:master-page-name="Default" xml:id="id562" draw:id="id562">
        <draw:custom-shape draw:style-name="gr38" draw:text-style-name="P5" draw:layer="layout" svg:width="20.108cm" svg:height="13.866cm" svg:x="2.54cm" svg:y="1.905cm">
          <text:list text:style-name="L151">
            <text:list-header>
              <text:p text:style-name="P156"><text:span text:style-name="T484"><text:s text:c="7"/>■</text:span><text:span text:style-name="T495">rewind</text:span><text:span text:style-name="T495">函数</text:span></text:p>
            </text:list-header>
          </text:list>
          <text:list text:style-name="L39">
            <text:list-header>
              <text:p text:style-name="P162"><text:span text:style-name="T9"><text:s text:c="2"/></text:span></text:p>
              <text:p text:style-name="P162"><text:span text:style-name="T9"><text:s text:c="2"/></text:span><text:span text:style-name="T155">rewind</text:span><text:span text:style-name="T155">函数的作用是使位置指针重返回文件的开头。</text:span></text:p>
              <text:p text:style-name="P162"><text:span text:style-name="T150"><text:s/></text:span></text:p>
            </text:list-header>
          </text:list>
          <text:list text:style-name="L24">
            <text:list-header>
              <text:p text:style-name="P156"><text:span text:style-name="T262"><text:s/></text:span><text:span text:style-name="T150">例：</text:span><text:span text:style-name="T155">对文本文件</text:span><text:span text:style-name="T155">f1.txt</text:span><text:span text:style-name="T155">中的</text:span><text:span text:style-name="T155">100</text:span><text:span text:style-name="T155">个分数求超过平均分的人数。</text:span></text:p>
            </text:list-header>
          </text:list>
          <text:list text:style-name="L33">
            <text:list-header>
              <text:p text:style-name="P101"><text:span text:style-name="T155"/></text:p>
            </text:list-header>
          </text:list>
          <draw:enhanced-geometry svg:viewBox="0 0 21600 21600" draw:type="rectangle" draw:enhanced-path="M 0 0 L 21600 0 21600 21600 0 21600 0 0 Z N"/>
        </draw:custom-shape>
        <anim:par presentation:node-type="timing-root">
          <anim:par smil:begin="id562.begin">
            <anim:transitionFilter smil:dur="1s" smil:type="slideWipe" smil:subtype="fromBottomRight" smil:direction="reverse"/>
          </anim:par>
        </anim:par>
        <presentation:notes draw:style-name="dp2">
          <draw:page-thumbnail draw:style-name="gr1" draw:layer="layout" svg:width="7.142cm" svg:height="9.524cm" svg:x="5.953cm" svg:y="1.93cm" draw:page-number="418" presentation:class="page"/>
          <draw:frame presentation:style-name="pr2" draw:layer="layout" svg:width="15.239cm" svg:height="11.43cm" svg:x="1.905cm" svg:y="12.065cm" presentation:class="notes" presentation:placeholder="true">
            <draw:text-box/>
          </draw:frame>
        </presentation:notes>
      </draw:page>
      <draw:page draw:name="page419" draw:style-name="dp3" draw:master-page-name="Default" xml:id="id563" draw:id="id563">
        <draw:custom-shape draw:style-name="gr57" draw:text-style-name="P5" draw:layer="layout" svg:width="11.43cm" svg:height="14.181cm" svg:x="1.058cm" svg:y="2.117cm">
          <text:list text:style-name="L12">
            <text:list-header>
              <text:p text:style-name="P55"><text:span text:style-name="T25">#include <text:s/>“stdio.h”</text:span></text:p>
              <text:p text:style-name="P55"><text:span text:style-name="T25">main()</text:span></text:p>
              <text:p text:style-name="P55"><text:span text:style-name="T25">{ <text:s/>int <text:s/>i,a,n=0; <text:s/></text:span></text:p>
              <text:p text:style-name="P55"><text:span text:style-name="T25">float <text:s/>aver=0;</text:span></text:p>
              <text:p text:style-name="P55"><text:span text:style-name="T25">FILE <text:s/>*fp;</text:span></text:p>
              <text:p text:style-name="P55"><text:span text:style-name="T25">fp=fopen(“f1.txt”,“r”);</text:span></text:p>
              <text:p text:style-name="P55"><text:span text:style-name="T25">for(i=0;i&lt;100;i++)</text:span></text:p>
              <text:p text:style-name="P55"><text:span text:style-name="T25">{ </text:span></text:p>
              <text:p text:style-name="P55"><text:span text:style-name="T25"><text:s text:c="2"/></text:span><text:span text:style-name="T25">fscanf(fp,”%d”,&amp;a);</text:span></text:p>
              <text:p text:style-name="P55"><text:span text:style-name="T25"><text:s text:c="2"/></text:span><text:span text:style-name="T25">aver+=a;</text:span></text:p>
              <text:p text:style-name="P55"><text:span text:style-name="T25">}</text:span></text:p>
            </text:list-header>
          </text:list>
          <draw:enhanced-geometry svg:viewBox="0 0 21600 21600" draw:type="mso-spt202" draw:enhanced-path="M 0 0 L 21600 0 21600 21600 0 21600 0 0 Z N"/>
        </draw:custom-shape>
        <draw:custom-shape draw:style-name="gr57" draw:text-style-name="P5" draw:layer="layout" svg:width="11.642cm" svg:height="13.97cm" svg:x="13.335cm" svg:y="2.117cm">
          <text:list text:style-name="L12">
            <text:list-header>
              <text:p text:style-name="P55"><text:span text:style-name="T496">aver/=100;</text:span></text:p>
            </text:list-header>
          </text:list>
          <text:list text:style-name="L100">
            <text:list-header>
              <text:p text:style-name="P55"><text:span text:style-name="T497">rewind(fp);</text:span></text:p>
            </text:list-header>
          </text:list>
          <text:list text:style-name="L12">
            <text:list-header>
              <text:p text:style-name="P55"><text:span text:style-name="T25">for(i=0;i&lt;100;i++)</text:span></text:p>
              <text:p text:style-name="P55"><text:span text:style-name="T25">{ <text:s text:c="4"/></text:span></text:p>
              <text:p text:style-name="P55"><text:span text:style-name="T25">fscanf(fp,”%d”,&amp;score);</text:span></text:p>
              <text:p text:style-name="P55"><text:span text:style-name="T25">if(score&gt;aver) n++;</text:span></text:p>
              <text:p text:style-name="P55"><text:span text:style-name="T25">}</text:span></text:p>
              <text:p text:style-name="P55"><text:span text:style-name="T25"><text:s/></text:span><text:span text:style-name="T25">fclose(fp);</text:span></text:p>
              <text:p text:style-name="P55"><text:span text:style-name="T25"><text:s/></text:span><text:span text:style-name="T25">printf(“\n <text:s/>%d”,n);</text:span></text:p>
              <text:p text:style-name="P55"><text:span text:style-name="T25">}</text:span></text:p>
            </text:list-header>
          </text:list>
          <draw:enhanced-geometry svg:viewBox="0 0 21600 21600" draw:type="mso-spt202" draw:enhanced-path="M 0 0 L 21600 0 21600 21600 0 21600 0 0 Z N"/>
        </draw:custom-shape>
        <anim:par presentation:node-type="timing-root">
          <anim:par smil:begin="id563.begin">
            <anim:transitionFilter smil:dur="1s" smil:type="slideWipe" smil:subtype="fromBottomRight" smil:direction="reverse"/>
          </anim:par>
        </anim:par>
        <presentation:notes draw:style-name="dp2">
          <draw:page-thumbnail draw:style-name="gr1" draw:layer="layout" svg:width="7.142cm" svg:height="9.524cm" svg:x="5.953cm" svg:y="1.93cm" draw:page-number="419" presentation:class="page"/>
          <draw:frame presentation:style-name="pr2" draw:layer="layout" svg:width="15.239cm" svg:height="11.43cm" svg:x="1.905cm" svg:y="12.065cm" presentation:class="notes" presentation:placeholder="true">
            <draw:text-box/>
          </draw:frame>
        </presentation:notes>
      </draw:page>
      <draw:page draw:name="page420" draw:style-name="dp3" draw:master-page-name="Default" xml:id="id564" draw:id="id564">
        <draw:custom-shape draw:style-name="gr38" draw:text-style-name="P5" draw:layer="layout" svg:width="23.283cm" svg:height="17.863cm" svg:x="1.27cm" svg:y="0.635cm">
          <text:list text:style-name="L151">
            <text:list-header>
              <text:p text:style-name="P84"><text:span text:style-name="T484"><text:s text:c="6"/>■</text:span><text:span text:style-name="T300">fseek</text:span><text:span text:style-name="T300">函数和随机读写</text:span></text:p>
            </text:list-header>
          </text:list>
          <text:list text:style-name="L39">
            <text:list-header>
              <text:p text:style-name="P101"><text:span text:style-name="T150"><text:s text:c="3"/></text:span></text:p>
              <text:p text:style-name="P101"><text:span text:style-name="T150"><text:s text:c="4"/></text:span><text:span text:style-name="T155">使用</text:span><text:span text:style-name="T155">fseek</text:span><text:span text:style-name="T155">函数可以将位置指针指向所需的位置。</text:span><text:span text:style-name="T296"> </text:span></text:p>
            </text:list-header>
          </text:list>
          <text:list text:style-name="L12">
            <text:list-header>
              <text:p text:style-name="P102"><text:span text:style-name="T296"><text:s text:c="5"/></text:span><text:span text:style-name="T155"><text:s/></text:span><text:span text:style-name="T150">fseek</text:span><text:span text:style-name="T150">函数调用的一般形式：</text:span></text:p>
            </text:list-header>
          </text:list>
          <text:list text:style-name="L39">
            <text:list-header>
              <text:p text:style-name="P101"><text:span text:style-name="T150"/></text:p>
              <text:p text:style-name="P101"><text:span text:style-name="T150"><text:s text:c="3"/></text:span><text:span text:style-name="T155">fseek</text:span><text:span text:style-name="T155">（文件指针，位移量，参考点）</text:span><text:span text:style-name="T155">;</text:span></text:p>
            </text:list-header>
          </text:list>
          <text:list text:style-name="L33">
            <text:list-header>
              <text:p text:style-name="P101"><text:span text:style-name="T155"/></text:p>
              <text:p text:style-name="P101"><text:span text:style-name="T155"/></text:p>
              <text:p text:style-name="P101"><text:span text:style-name="T155"/></text:p>
              <text:p text:style-name="P101"><text:span text:style-name="T155"/></text:p>
              <text:p text:style-name="P101"><text:span text:style-name="T155"/></text:p>
            </text:list-header>
          </text:list>
          <draw:enhanced-geometry svg:viewBox="0 0 21600 21600" draw:type="rectangle" draw:enhanced-path="M 0 0 L 21600 0 21600 21600 0 21600 0 0 Z N"/>
        </draw:custom-shape>
        <draw:custom-shape draw:style-name="gr49" draw:text-style-name="P5" draw:layer="layout" svg:width="7.409cm" svg:height="3.816cm" svg:x="2.963cm" svg:y="12.277cm">
          <text:list text:style-name="L24">
            <text:list-header>
              <text:p text:style-name="P12"><text:span text:style-name="T24">以起始点为基准，向前移动的字节数</text:span></text:p>
            </text:list-header>
          </text:list>
          <draw:enhanced-geometry svg:viewBox="0 0 21600 21600" draw:type="mso-spt202" draw:enhanced-path="M 0 0 L 21600 0 21600 21600 0 21600 0 0 Z N"/>
        </draw:custom-shape>
        <draw:custom-shape draw:style-name="gr50" draw:text-style-name="P5" draw:layer="layout" svg:width="12.488cm" svg:height="7.371cm" svg:x="11.43cm" svg:y="12.277cm">
          <text:list text:style-name="L39">
            <text:list-header>
              <text:p text:style-name="P100"><text:span text:style-name="T19">0 </text:span><text:span text:style-name="T19">或 </text:span><text:span text:style-name="T19">SEEK_SET <text:s/></text:span><text:span text:style-name="T19">文件开始</text:span></text:p>
              <text:p text:style-name="P100"><text:span text:style-name="T19">1 </text:span><text:span text:style-name="T19">或 </text:span><text:span text:style-name="T19">SEEK_CUR <text:s/></text:span><text:span text:style-name="T19">当前位置</text:span></text:p>
              <text:p text:style-name="P100"><text:span text:style-name="T19">2 </text:span><text:span text:style-name="T19">或 </text:span><text:span text:style-name="T19">SEEK_END <text:s/></text:span><text:span text:style-name="T19">文件末尾</text:span></text:p>
            </text:list-header>
          </text:list>
          <draw:enhanced-geometry svg:viewBox="0 0 21600 21600" draw:type="mso-spt202" draw:enhanced-path="M 0 0 L 21600 0 21600 21600 0 21600 0 0 Z N"/>
        </draw:custom-shape>
        <draw:line draw:style-name="gr90" draw:text-style-name="P25" draw:layer="layout" svg:x1="7.408cm" svg:y1="12.276cm" svg:x2="12.912cm" svg:y2="10.159cm">
          <text:p/>
        </draw:line>
        <draw:line draw:style-name="gr90" draw:text-style-name="P25" draw:layer="layout" svg:x1="16.087cm" svg:y1="12.276cm" svg:x2="17.992cm" svg:y2="10.371cm">
          <text:p/>
        </draw:line>
        <anim:par presentation:node-type="timing-root">
          <anim:par smil:begin="id564.begin">
            <anim:transitionFilter smil:dur="1s" smil:type="slideWipe" smil:subtype="fromBottomRight" smil:direction="reverse"/>
          </anim:par>
        </anim:par>
        <presentation:notes draw:style-name="dp2">
          <draw:page-thumbnail draw:style-name="gr1" draw:layer="layout" svg:width="7.142cm" svg:height="9.524cm" svg:x="5.953cm" svg:y="1.93cm" draw:page-number="420" presentation:class="page"/>
          <draw:frame presentation:style-name="pr2" draw:layer="layout" svg:width="15.239cm" svg:height="11.43cm" svg:x="1.905cm" svg:y="12.065cm" presentation:class="notes" presentation:placeholder="true">
            <draw:text-box/>
          </draw:frame>
        </presentation:notes>
      </draw:page>
      <draw:page draw:name="page421" draw:style-name="dp3" draw:master-page-name="Default" xml:id="id565" draw:id="id565">
        <draw:custom-shape draw:style-name="gr38" draw:text-style-name="P5" draw:layer="layout" svg:width="23.706cm" svg:height="13.595cm" svg:x="0.847cm" svg:y="2.54cm">
          <text:list text:style-name="L39">
            <text:list-header>
              <text:p text:style-name="P91"><text:span text:style-name="T150">例：</text:span><text:span text:style-name="T155">如果</text:span><text:span text:style-name="T155">fp</text:span><text:span text:style-name="T155">是指向一个存放</text:span><text:span text:style-name="T155">100</text:span><text:span text:style-name="T155">个整数的二进制文件，要读取第</text:span><text:span text:style-name="T155">50</text:span><text:span text:style-name="T155">个数到变量</text:span><text:span text:style-name="T155">n</text:span><text:span text:style-name="T155">时：</text:span></text:p>
            </text:list-header>
          </text:list>
          <text:list text:style-name="L24">
            <text:list-header>
              <text:p text:style-name="P92"><text:span text:style-name="T262"><text:s text:c="2"/></text:span></text:p>
              <text:p text:style-name="P92"><text:span text:style-name="T262"><text:s/></text:span><text:span text:style-name="T65">fseek</text:span><text:span text:style-name="T498">(fp,sizeof(int)*</text:span><text:span text:style-name="T65">(50-1)</text:span><text:span text:style-name="T498">,</text:span><text:span text:style-name="T65">SEEK_SET</text:span><text:span text:style-name="T498">);</text:span></text:p>
              <text:p text:style-name="P92"><text:span text:style-name="T262"/></text:p>
            </text:list-header>
          </text:list>
          <text:list text:style-name="L12">
            <text:list-header>
              <text:p text:style-name="P92"><text:span text:style-name="T296"><text:s/></text:span><text:span text:style-name="T65">fread</text:span><text:span text:style-name="T498">(&amp;n, sizeof(int)</text:span><text:span text:style-name="T65">, 1</text:span><text:span text:style-name="T498">,fp);</text:span></text:p>
            </text:list-header>
          </text:list>
          <text:list text:style-name="L24">
            <text:list-header>
              <text:p text:style-name="P106"><text:span text:style-name="T498"/></text:p>
            </text:list-header>
          </text:list>
          <draw:enhanced-geometry svg:viewBox="0 0 21600 21600" draw:type="rectangle" draw:enhanced-path="M 0 0 L 21600 0 21600 21600 0 21600 0 0 Z N"/>
        </draw:custom-shape>
        <anim:par presentation:node-type="timing-root">
          <anim:par smil:begin="id565.begin">
            <anim:transitionFilter smil:dur="1s" smil:type="slideWipe" smil:subtype="fromBottomRight" smil:direction="reverse"/>
          </anim:par>
        </anim:par>
        <presentation:notes draw:style-name="dp2">
          <draw:page-thumbnail draw:style-name="gr1" draw:layer="layout" svg:width="7.142cm" svg:height="9.524cm" svg:x="5.953cm" svg:y="1.93cm" draw:page-number="421" presentation:class="page"/>
          <draw:frame presentation:style-name="pr2" draw:layer="layout" svg:width="15.239cm" svg:height="11.43cm" svg:x="1.905cm" svg:y="12.065cm" presentation:class="notes" presentation:placeholder="true">
            <draw:text-box/>
          </draw:frame>
        </presentation:notes>
      </draw:page>
      <draw:page draw:name="page422" draw:style-name="dp3" draw:master-page-name="Default" xml:id="id566" draw:id="id566">
        <draw:custom-shape draw:style-name="gr38" draw:text-style-name="P5" draw:layer="layout" svg:width="23.284cm" svg:height="20.295cm" svg:x="1.058cm" svg:y="0.635cm">
          <text:list text:style-name="L101">
            <text:list-header>
              <text:p text:style-name="P91"><text:span text:style-name="T300">例：</text:span><text:span text:style-name="T150">如果</text:span><text:span text:style-name="T150">fp</text:span><text:span text:style-name="T150">是指向一个存放</text:span><text:span text:style-name="T150">100</text:span><text:span text:style-name="T150">个整数的文本文件，并已知每个数按</text:span><text:span text:style-name="T150">3</text:span><text:span text:style-name="T150">位数字的定长格式存放，要读取第</text:span><text:span text:style-name="T150">50</text:span><text:span text:style-name="T150">个数到变量</text:span><text:span text:style-name="T150">n</text:span><text:span text:style-name="T150">时：</text:span></text:p>
            </text:list-header>
          </text:list>
          <text:list text:style-name="L24">
            <text:list-header>
              <text:p text:style-name="P106"><text:span text:style-name="T262"><text:s text:c="16"/></text:span></text:p>
              <text:p text:style-name="P106"><text:span text:style-name="T498"><text:s text:c="4"/></text:span><text:span text:style-name="T65">fseek ( fp, 3*(50-1), SEEK_SE );</text:span></text:p>
            </text:list-header>
          </text:list>
          <text:list text:style-name="L12">
            <text:list-header>
              <text:p text:style-name="P106"><text:span text:style-name="T65"><text:s text:c="4"/></text:span><text:span text:style-name="T65">fscanf ( fp, ”%3d”, &amp;n);</text:span></text:p>
            </text:list-header>
          </text:list>
          <text:list text:style-name="L39">
            <text:list-header>
              <text:p text:style-name="P106"><text:span text:style-name="T150"/></text:p>
              <text:p text:style-name="P106"><text:span text:style-name="T150">若要从当前位置跳过</text:span><text:span text:style-name="T150">10</text:span><text:span text:style-name="T150">个数后读取一个数：</text:span></text:p>
            </text:list-header>
          </text:list>
          <text:list text:style-name="L12">
            <text:list-header>
              <text:p text:style-name="P106"><text:span text:style-name="T65"><text:s text:c="4"/></text:span><text:span text:style-name="T65">fseek ( fp, 3*10, SEEK_CUR );</text:span></text:p>
              <text:p text:style-name="P106"><text:span text:style-name="T65"><text:s text:c="4"/></text:span><text:span text:style-name="T65">fscanf ( fp, ”%3d”, &amp;n);</text:span><text:span text:style-name="T262"> <text:s text:c="5"/></text:span></text:p>
            </text:list-header>
          </text:list>
          <draw:enhanced-geometry svg:viewBox="0 0 21600 21600" draw:type="rectangle" draw:enhanced-path="M 0 0 L 21600 0 21600 21600 0 21600 0 0 Z N"/>
        </draw:custom-shape>
        <anim:par presentation:node-type="timing-root">
          <anim:par smil:begin="id566.begin">
            <anim:transitionFilter smil:dur="1s" smil:type="slideWipe" smil:subtype="fromBottomRight" smil:direction="reverse"/>
          </anim:par>
        </anim:par>
        <presentation:notes draw:style-name="dp2">
          <draw:page-thumbnail draw:style-name="gr1" draw:layer="layout" svg:width="7.142cm" svg:height="9.524cm" svg:x="5.953cm" svg:y="1.93cm" draw:page-number="422" presentation:class="page"/>
          <draw:frame presentation:style-name="pr2" draw:layer="layout" svg:width="15.239cm" svg:height="11.43cm" svg:x="1.905cm" svg:y="12.065cm" presentation:class="notes" presentation:placeholder="true">
            <draw:text-box/>
          </draw:frame>
        </presentation:notes>
      </draw:page>
      <draw:page draw:name="page423" draw:style-name="dp3" draw:master-page-name="Default" xml:id="id567" draw:id="id567">
        <draw:custom-shape draw:style-name="gr38" draw:text-style-name="P5" draw:layer="layout" svg:width="23.283cm" svg:height="17.828cm" svg:x="1.27cm" svg:y="0.719cm">
          <text:list text:style-name="L33">
            <text:list-header>
              <text:p text:style-name="P91"><text:span text:style-name="T155">例：已知文本文件</text:span><text:span text:style-name="T155">f5.txt</text:span><text:span text:style-name="T155">中存放有</text:span><text:span text:style-name="T155">100</text:span><text:span text:style-name="T155">个学生的学号、姓名和考试成绩；要求从键盘输入任一学号，检索出相应学生的数据。</text:span></text:p>
            </text:list-header>
          </text:list>
          <text:list text:style-name="L101">
            <text:list-header>
              <text:p text:style-name="P91"><text:span text:style-name="T300">说明：</text:span></text:p>
            </text:list-header>
          </text:list>
          <text:list text:style-name="L39">
            <text:list-header>
              <text:p text:style-name="P92"><text:span text:style-name="T19">（</text:span><text:span text:style-name="T19">1</text:span><text:span text:style-name="T19">）文件</text:span><text:span text:style-name="T19">f5.txt</text:span><text:span text:style-name="T19">中每行为一个学生的数据，按定长格式存放，依次为：学号（整数，占</text:span><text:span text:style-name="T19">5</text:span><text:span text:style-name="T19">格）、姓名（占</text:span><text:span text:style-name="T19">10</text:span><text:span text:style-name="T19">格）、成绩（整数，占</text:span><text:span text:style-name="T19">4</text:span><text:span text:style-name="T19">格）。</text:span></text:p>
              <text:p text:style-name="P92"><text:span text:style-name="T19">（</text:span><text:span text:style-name="T19">2</text:span><text:span text:style-name="T19">）按学号从小到大的顺序连号存放，起始学号为</text:span><text:span text:style-name="T19">1001</text:span><text:span text:style-name="T19">。</text:span></text:p>
              <text:p text:style-name="P72"><text:span text:style-name="T19"/></text:p>
            </text:list-header>
          </text:list>
          <draw:enhanced-geometry svg:viewBox="0 0 21600 21600" draw:type="rectangle" draw:enhanced-path="M 0 0 L 21600 0 21600 21600 0 21600 0 0 Z N"/>
        </draw:custom-shape>
        <anim:par smil:dur="indefinite" smil:restart="never" presentation:node-type="timing-root">
          <anim:par smil:begin="id567.begin">
            <anim:transitionFilter smil:dur="1s" smil:type="slideWipe" smil:subtype="fromBottomRight" smil:direction="reverse"/>
          </anim:par>
        </anim:par>
        <presentation:notes draw:style-name="dp2">
          <draw:page-thumbnail draw:style-name="gr1" draw:layer="layout" svg:width="7.142cm" svg:height="9.524cm" svg:x="5.953cm" svg:y="1.93cm" draw:page-number="423" presentation:class="page"/>
          <draw:frame presentation:style-name="pr2" draw:layer="layout" svg:width="15.239cm" svg:height="11.43cm" svg:x="1.905cm" svg:y="12.065cm" presentation:class="notes" presentation:placeholder="true">
            <draw:text-box/>
          </draw:frame>
        </presentation:notes>
      </draw:page>
      <draw:page draw:name="page424" draw:style-name="dp3" draw:master-page-name="Default" xml:id="id568" draw:id="id568">
        <draw:custom-shape draw:style-name="gr38" draw:text-style-name="P5" draw:layer="layout" svg:width="20.955cm" svg:height="16.509cm" svg:x="2.117cm" svg:y="0.847cm">
          <text:list text:style-name="L24">
            <text:list-header>
              <text:p text:style-name="P219"><text:span text:style-name="T262">#include <text:s/>“stdio.h”</text:span></text:p>
            </text:list-header>
          </text:list>
          <text:list text:style-name="L12">
            <text:list-header>
              <text:p text:style-name="P220"><text:span text:style-name="T296">typedef <text:s/>struct</text:span></text:p>
              <text:p text:style-name="P220"><text:span text:style-name="T296">{ <text:s/></text:span></text:p>
              <text:p text:style-name="P220"><text:span text:style-name="T296"><text:s text:c="2"/></text:span><text:span text:style-name="T296">int <text:s/>num; </text:span></text:p>
              <text:p text:style-name="P220"><text:span text:style-name="T296"><text:s text:c="2"/></text:span><text:span text:style-name="T296">char <text:s/>name[20];</text:span></text:p>
              <text:p text:style-name="P220"><text:span text:style-name="T296"><text:s text:c="2"/></text:span><text:span text:style-name="T296">int <text:s/>score;</text:span></text:p>
              <text:p text:style-name="P220"><text:span text:style-name="T296"><text:s/></text:span><text:span text:style-name="T296">}STU;</text:span></text:p>
              <text:p text:style-name="P220"><text:span text:style-name="T296">main()</text:span></text:p>
              <text:p text:style-name="P220"><text:span text:style-name="T296">{ <text:s text:c="2"/></text:span></text:p>
              <text:p text:style-name="P220"><text:span text:style-name="T296"><text:s text:c="4"/></text:span><text:span text:style-name="T296">int <text:s/>no; </text:span></text:p>
              <text:p text:style-name="P220"><text:span text:style-name="T296"><text:s text:c="4"/></text:span><text:span text:style-name="T296">STU <text:s/>st; </text:span></text:p>
              <text:p text:style-name="P220"><text:span text:style-name="T296"><text:s text:c="4"/></text:span><text:span text:style-name="T262">FILE <text:s/>*fp;</text:span></text:p>
            </text:list-header>
          </text:list>
          <draw:enhanced-geometry svg:viewBox="0 0 21600 21600" draw:type="rectangle" draw:enhanced-path="M 0 0 L 21600 0 21600 21600 0 21600 0 0 Z N"/>
        </draw:custom-shape>
        <anim:par presentation:node-type="timing-root">
          <anim:par smil:begin="id568.begin">
            <anim:transitionFilter smil:dur="1s" smil:type="slideWipe" smil:subtype="fromBottomRight" smil:direction="reverse"/>
          </anim:par>
        </anim:par>
        <presentation:notes draw:style-name="dp2">
          <draw:page-thumbnail draw:style-name="gr1" draw:layer="layout" svg:width="7.142cm" svg:height="9.524cm" svg:x="5.953cm" svg:y="1.93cm" draw:page-number="424" presentation:class="page"/>
          <draw:frame presentation:style-name="pr2" draw:layer="layout" svg:width="15.239cm" svg:height="11.43cm" svg:x="1.905cm" svg:y="12.065cm" presentation:class="notes" presentation:placeholder="true">
            <draw:text-box/>
          </draw:frame>
        </presentation:notes>
      </draw:page>
      <draw:page draw:name="page425" draw:style-name="dp3" draw:master-page-name="Default" xml:id="id569" draw:id="id569">
        <draw:custom-shape draw:style-name="gr11" draw:text-style-name="P5" draw:layer="layout" svg:width="22.86cm" svg:height="18.087cm" svg:x="1.693cm" svg:y="0.331cm">
          <text:list text:style-name="L12">
            <text:list-header>
              <text:p text:style-name="P103"><text:span text:style-name="T296">fp=fopen ( “f5.txt” , ”r” );</text:span></text:p>
              <text:p text:style-name="P103"><text:span text:style-name="T296">scanf ( “%d” , &amp;no );</text:span></text:p>
              <text:p text:style-name="P103"><text:span text:style-name="T296">fseek ( fp, (no-1001)*19, 0 );</text:span></text:p>
              <text:p text:style-name="P103"><text:span text:style-name="T296">fscanf ( fp, ”%5d%10s%4d” ,&amp;st.num</text:span><text:span text:style-name="T262"> <text:s/></text:span></text:p>
            </text:list-header>
          </text:list>
          <text:list text:style-name="L24">
            <text:list-header>
              <text:p text:style-name="P103"><text:span text:style-name="T262"><text:s text:c="12"/></text:span><text:span text:style-name="T296">,st.name, &amp;st.score );</text:span></text:p>
            </text:list-header>
          </text:list>
          <text:list text:style-name="L12">
            <text:list-header>
              <text:p text:style-name="P103"><text:span text:style-name="T296">printf (“\n%5d%10s%4d” , st.num ,</text:span></text:p>
              <text:p text:style-name="P103"><text:span text:style-name="T296"><text:s text:c="12"/></text:span><text:span text:style-name="T296">st.name, st.score ) ;</text:span></text:p>
              <text:p text:style-name="P103"><text:span text:style-name="T296">fclose ( fp ) ;</text:span></text:p>
              <text:p text:style-name="P103"><text:span text:style-name="T296">}</text:span><text:span text:style-name="T262"> </text:span></text:p>
            </text:list-header>
          </text:list>
          <draw:enhanced-geometry svg:viewBox="0 0 21600 21600" draw:type="rectangle" draw:enhanced-path="M 0 0 L 21600 0 21600 21600 0 21600 0 0 Z N"/>
        </draw:custom-shape>
        <draw:custom-shape draw:style-name="gr52" draw:text-style-name="P5" draw:layer="layout" svg:width="8.255cm" svg:height="4.657cm" svg:x="15.663cm" svg:y="1.058cm">
          <text:list text:style-name="L24">
            <text:list-header>
              <text:p text:style-name="P55"><text:span text:style-name="T16">1001 LiLi <text:s text:c="12"/>90</text:span></text:p>
              <text:p text:style-name="P55"><text:span text:style-name="T16">1002 WangPing <text:s/>100</text:span></text:p>
              <text:p text:style-name="P55"><text:span text:style-name="T16">1003 HuHeng <text:s text:c="5"/>75</text:span></text:p>
              <text:p text:style-name="P55"><text:span text:style-name="T16"><text:s text:c="6"/></text:span><text:span text:style-name="T85">┊</text:span></text:p>
            </text:list-header>
          </text:list>
          <draw:enhanced-geometry svg:viewBox="0 0 21600 21600" draw:type="mso-spt202" draw:enhanced-path="M 0 0 L 21600 0 21600 21600 0 21600 0 0 Z N"/>
        </draw:custom-shape>
        <draw:custom-shape draw:style-name="gr11" draw:text-style-name="P5" draw:layer="layout" svg:width="6.561cm" svg:height="2.293cm" svg:x="16.087cm" svg:y="14.605cm">
          <text:list text:style-name="L152">
            <text:list-header>
              <text:p text:style-name="P12"><text:span text:style-name="T70"><text:s text:c="2"/></text:span><text:span text:style-name="T16">如果是二进制文 件呢？</text:span></text:p>
            </text:list-header>
          </text:list>
          <draw:enhanced-geometry svg:viewBox="0 0 21600 21600" draw:type="mso-spt202" draw:enhanced-path="M 0 0 L 21600 0 21600 21600 0 21600 0 0 Z N"/>
        </draw:custom-shape>
        <anim:par smil:dur="indefinite" smil:restart="never" presentation:node-type="timing-root">
          <anim:par smil:begin="id569.begin">
            <anim:transitionFilter smil:dur="1s" smil:type="slideWipe" smil:subtype="fromBottomRight" smil:direction="reverse"/>
          </anim:par>
        </anim:par>
        <presentation:notes draw:style-name="dp2">
          <draw:page-thumbnail draw:style-name="gr1" draw:layer="layout" svg:width="7.142cm" svg:height="9.524cm" svg:x="5.953cm" svg:y="1.93cm" draw:page-number="425" presentation:class="page"/>
          <draw:frame presentation:style-name="pr2" draw:layer="layout" svg:width="15.239cm" svg:height="11.43cm" svg:x="1.905cm" svg:y="12.065cm" presentation:class="notes" presentation:placeholder="true">
            <draw:text-box/>
          </draw:frame>
        </presentation:notes>
      </draw:page>
      <draw:page draw:name="page426" draw:style-name="dp3" draw:master-page-name="Default" xml:id="id570" draw:id="id570">
        <draw:custom-shape draw:style-name="gr38" draw:text-style-name="P5" draw:layer="layout" svg:width="23.706cm" svg:height="17.863cm" svg:x="0.847cm" svg:y="0.847cm">
          <text:list text:style-name="L33">
            <text:list-header>
              <text:p text:style-name="P70"><text:span text:style-name="T155">上例的检索方法称为“</text:span><text:span text:style-name="T300">定位检索</text:span><text:span text:style-name="T155">”。</text:span></text:p>
              <text:p text:style-name="P71"><text:span text:style-name="T155">如果是非定长格式，则需要用“</text:span><text:span text:style-name="T300">遍历检索</text:span><text:span text:style-name="T155">”。</text:span></text:p>
            </text:list-header>
          </text:list>
          <text:list text:style-name="L39">
            <text:list-header>
              <text:p text:style-name="P72"><text:span text:style-name="T150"><text:s text:c="2"/></text:span></text:p>
            </text:list-header>
          </text:list>
          <text:list text:style-name="L24">
            <text:list-header>
              <text:p text:style-name="P125"><text:span text:style-name="T262"><text:s/></text:span><text:span text:style-name="T262">while ( </text:span><text:span text:style-name="T296">!feof </text:span><text:span text:style-name="T262">( fp ) )</text:span></text:p>
              <text:p text:style-name="P136"><text:span text:style-name="T262"><text:s/></text:span><text:span text:style-name="T262">{ <text:s text:c="5"/>fscanf ( fp, ”%d%s%d”, &amp;st.num,</text:span></text:p>
              <text:p text:style-name="P136"><text:span text:style-name="T262"><text:s text:c="8"/></text:span><text:span text:style-name="T262">st.name, &amp;st.score );</text:span></text:p>
              <text:p text:style-name="P136"><text:span text:style-name="T262"><text:s text:c="8"/></text:span><text:span text:style-name="T262">if ( st.num==no )</text:span></text:p>
              <text:p text:style-name="P136"><text:span text:style-name="T262"><text:s text:c="8"/></text:span><text:span text:style-name="T262">{ <text:s text:c="3"/>printf ( “\n%5d%10s%4d”, st.num,</text:span></text:p>
              <text:p text:style-name="P136"><text:span text:style-name="T262"><text:s text:c="25"/></text:span><text:span text:style-name="T262">st.name, st.score );</text:span></text:p>
              <text:p text:style-name="P136"><text:span text:style-name="T262"><text:s text:c="14"/></text:span><text:span text:style-name="T262">break;</text:span></text:p>
              <text:p text:style-name="P136"><text:span text:style-name="T262"><text:s text:c="9"/></text:span><text:span text:style-name="T262">}</text:span></text:p>
              <text:p text:style-name="P136"><text:span text:style-name="T262"><text:s text:c="2"/></text:span><text:span text:style-name="T262">} <text:s text:c="32"/></text:span><text:span text:style-name="T277">速度慢，但不受限制</text:span></text:p>
            </text:list-header>
          </text:list>
          <draw:enhanced-geometry svg:viewBox="0 0 21600 21600" draw:type="rectangle" draw:enhanced-path="M 0 0 L 21600 0 21600 21600 0 21600 0 0 Z N"/>
        </draw:custom-shape>
        <anim:par presentation:node-type="timing-root">
          <anim:par smil:begin="id570.begin">
            <anim:transitionFilter smil:dur="1s" smil:type="slideWipe" smil:subtype="fromBottomRight" smil:direction="reverse"/>
          </anim:par>
        </anim:par>
        <presentation:notes draw:style-name="dp2">
          <draw:page-thumbnail draw:style-name="gr1" draw:layer="layout" svg:width="7.142cm" svg:height="9.524cm" svg:x="5.953cm" svg:y="1.93cm" draw:page-number="426" presentation:class="page"/>
          <draw:frame presentation:style-name="pr2" draw:layer="layout" svg:width="15.239cm" svg:height="11.43cm" svg:x="1.905cm" svg:y="12.065cm" presentation:class="notes" presentation:placeholder="true">
            <draw:text-box/>
          </draw:frame>
        </presentation:notes>
      </draw:page>
      <draw:page draw:name="page427" draw:style-name="dp3" draw:master-page-name="Default" xml:id="id571" draw:id="id571">
        <draw:custom-shape draw:style-name="gr38" draw:text-style-name="P5" draw:layer="layout" svg:width="23.495cm" svg:height="12.175cm" svg:x="1.058cm" svg:y="1.252cm">
          <text:list text:style-name="L24">
            <text:list-header>
              <text:p text:style-name="P110"><text:span text:style-name="T262"><text:s text:c="2"/></text:span><text:span text:style-name="T150">综合例：</text:span></text:p>
            </text:list-header>
          </text:list>
          <text:list text:style-name="L33">
            <text:list-header>
              <text:p text:style-name="P111"><text:span text:style-name="T155"><text:s text:c="4"/></text:span><text:span text:style-name="T155">已知文本文件</text:span><text:span text:style-name="T155">f1.txt</text:span><text:span text:style-name="T155">中存放有武汉市所有公民的有关性别和年龄的数据，请编写程序分别找出其中</text:span><text:span text:style-name="T155">10</text:span><text:span text:style-name="T155">名男寿星和</text:span><text:span text:style-name="T155">10</text:span><text:span text:style-name="T155">名女寿星，并将</text:span><text:span text:style-name="T155">20</text:span><text:span text:style-name="T155">名寿星的数据以文本文件的方式存入到文件</text:span><text:span text:style-name="T155">f2.txt</text:span><text:span text:style-name="T155">中（先男后女）。</text:span></text:p>
            </text:list-header>
          </text:list>
          <draw:enhanced-geometry svg:viewBox="0 0 21600 21600" draw:type="rectangle" draw:enhanced-path="M 0 0 L 21600 0 21600 21600 0 21600 0 0 Z N"/>
        </draw:custom-shape>
        <anim:par presentation:node-type="timing-root">
          <anim:par smil:begin="id571.begin">
            <anim:transitionFilter smil:dur="1s" smil:type="slideWipe" smil:subtype="fromBottomRight" smil:direction="reverse"/>
          </anim:par>
        </anim:par>
        <presentation:notes draw:style-name="dp2">
          <draw:page-thumbnail draw:style-name="gr1" draw:layer="layout" svg:width="7.142cm" svg:height="9.524cm" svg:x="5.953cm" svg:y="1.93cm" draw:page-number="427" presentation:class="page"/>
          <draw:frame presentation:style-name="pr2" draw:layer="layout" svg:width="15.239cm" svg:height="11.43cm" svg:x="1.905cm" svg:y="12.065cm" presentation:class="notes" presentation:placeholder="true">
            <draw:text-box/>
          </draw:frame>
        </presentation:notes>
      </draw:page>
      <draw:page draw:name="page428" draw:style-name="dp3" draw:master-page-name="Default" presentation:presentation-page-layout-name="AL1T0" xml:id="id572" draw:id="id572">
        <draw:frame presentation:style-name="pr15" draw:layer="layout" svg:width="2.328cm" svg:height="15.157cm" svg:x="0.635cm" svg:y="-6.627cm" presentation:class="title" presentation:placeholder="true" presentation:user-transformed="true">
          <draw:text-box/>
        </draw:frame>
        <draw:frame presentation:style-name="pr52" draw:text-style-name="P5" draw:layer="layout" svg:width="23.284cm" svg:height="15.24cm" svg:x="1.058cm" svg:y="1.058cm" presentation:class="subtitle" presentation:user-transformed="true">
          <draw:text-box>
            <text:list text:style-name="L17">
              <text:list-header>
                <text:p text:style-name="P221"><text:span text:style-name="T18"><text:s/></text:span><text:span text:style-name="T19">说明：</text:span></text:p>
                <text:p text:style-name="P222"><text:span text:style-name="T18"><text:s text:c="2"/>① </text:span><text:span text:style-name="T18">文件</text:span><text:span text:style-name="T18">f1.txt</text:span><text:span text:style-name="T18">中每行为一个公民的数据，共有</text:span><text:span text:style-name="T18">3</text:span><text:span text:style-name="T18">项，依次为：姓名（不超过</text:span><text:span text:style-name="T18">10</text:span><text:span text:style-name="T18">个字符）、性别（</text:span><text:span text:style-name="T18">0</text:span><text:span text:style-name="T18">表示男，</text:span><text:span text:style-name="T18">1</text:span><text:span text:style-name="T18">表示女）和年龄（整数），项间以空格分隔。</text:span></text:p>
                <text:p text:style-name="P222"><text:span text:style-name="T18"><text:s text:c="2"/>②  </text:span><text:span text:style-name="T18">未给出公民个数，将文件中的数据读完为止。</text:span></text:p>
                <text:p text:style-name="P201"><text:span text:style-name="T18"/></text:p>
              </text:list-header>
            </text:list>
          </draw:text-box>
        </draw:frame>
        <anim:par presentation:node-type="timing-root">
          <anim:par smil:begin="id572.begin">
            <anim:transitionFilter smil:dur="1s" smil:type="slideWipe" smil:subtype="fromBottomRight" smil:direction="reverse"/>
          </anim:par>
        </anim:par>
        <presentation:notes draw:style-name="dp2">
          <draw:page-thumbnail draw:style-name="gr1" draw:layer="layout" svg:width="7.142cm" svg:height="9.524cm" svg:x="5.953cm" svg:y="1.93cm" draw:page-number="428" presentation:class="page"/>
          <draw:frame presentation:style-name="pr2" draw:layer="layout" svg:width="15.239cm" svg:height="11.43cm" svg:x="1.905cm" svg:y="12.065cm" presentation:class="notes" presentation:placeholder="true">
            <draw:text-box/>
          </draw:frame>
        </presentation:notes>
      </draw:page>
      <draw:page draw:name="page429" draw:style-name="dp3" draw:master-page-name="Default" xml:id="id573" draw:id="id573">
        <draw:custom-shape draw:style-name="gr38" draw:text-style-name="P5" draw:layer="layout" svg:width="20.108cm" svg:height="12.713cm" svg:x="2.54cm" svg:y="2.117cm">
          <text:list text:style-name="L39">
            <text:list-header>
              <text:p text:style-name="P91"><text:span text:style-name="T150">算法思想：</text:span></text:p>
              <text:p text:style-name="P91"><text:span text:style-name="T150"/></text:p>
            </text:list-header>
          </text:list>
          <text:list text:style-name="L33">
            <text:list-header>
              <text:p text:style-name="P92"><text:span text:style-name="T155">开辟一个存放</text:span><text:span text:style-name="T155">20</text:span><text:span text:style-name="T155">名寿星数据的结果表</text:span><text:span text:style-name="T155">a</text:span><text:span text:style-name="T155">（结构体数组），然后逐个读取公民数据，每读取一个就向</text:span><text:span text:style-name="T155">a</text:span><text:span text:style-name="T155">中“判断插入”一个，男性公民往前段插，女性公民往后段插。</text:span></text:p>
              <text:p text:style-name="P72"><text:span text:style-name="T155"/></text:p>
            </text:list-header>
          </text:list>
          <draw:enhanced-geometry svg:viewBox="0 0 21600 21600" draw:type="rectangle" draw:enhanced-path="M 0 0 L 21600 0 21600 21600 0 21600 0 0 Z N"/>
        </draw:custom-shape>
        <anim:par presentation:node-type="timing-root">
          <anim:par smil:begin="id573.begin">
            <anim:transitionFilter smil:dur="1s" smil:type="slideWipe" smil:subtype="fromBottomRight" smil:direction="reverse"/>
          </anim:par>
        </anim:par>
        <presentation:notes draw:style-name="dp2">
          <draw:page-thumbnail draw:style-name="gr1" draw:layer="layout" svg:width="7.142cm" svg:height="9.524cm" svg:x="5.953cm" svg:y="1.93cm" draw:page-number="429" presentation:class="page"/>
          <draw:frame presentation:style-name="pr2" draw:layer="layout" svg:width="15.239cm" svg:height="11.43cm" svg:x="1.905cm" svg:y="12.065cm" presentation:class="notes" presentation:placeholder="true">
            <draw:text-box/>
          </draw:frame>
        </presentation:notes>
      </draw:page>
      <draw:page draw:name="page430" draw:style-name="dp3" draw:master-page-name="Default" xml:id="id574" draw:id="id574">
        <draw:custom-shape draw:style-name="gr52" draw:text-style-name="P5" draw:layer="layout" svg:width="5.08cm" svg:height="2.751cm" svg:x="3.81cm" svg:y="5.292cm">
          <text:list text:style-name="L33">
            <text:list-header>
              <text:p text:style-name="P100"><text:span text:style-name="T61">读一个公民的数据到</text:span><text:span text:style-name="T61">p</text:span></text:p>
            </text:list-header>
          </text:list>
          <draw:enhanced-geometry svg:viewBox="0 0 21600 21600" draw:type="mso-spt202" draw:enhanced-path="M 0 0 L 21600 0 21600 21600 0 21600 0 0 Z N"/>
        </draw:custom-shape>
        <draw:custom-shape draw:style-name="gr52" draw:text-style-name="P5" draw:layer="layout" svg:width="7.62cm" svg:height="3.386cm" svg:x="2.752cm" svg:y="9.737cm">
          <text:list text:style-name="L12">
            <text:list-header>
              <text:p text:style-name="P55"><text:span text:style-name="T52">读完否</text:span><text:span text:style-name="T64">？</text:span></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0" draw:text-style-name="P5" draw:layer="layout" svg:width="0.952cm" svg:height="0.824cm" svg:x="1.482cm" svg:y="10.372cm">
          <text:list text:style-name="L12">
            <text:list-header>
              <text:p text:style-name="P55"><text:span text:style-name="T115">N</text:span></text:p>
            </text:list-header>
          </text:list>
          <draw:enhanced-geometry svg:viewBox="0 0 21600 21600" draw:type="mso-spt202" draw:enhanced-path="M 0 0 L 21600 0 21600 21600 0 21600 0 0 Z N"/>
        </draw:custom-shape>
        <draw:custom-shape draw:style-name="gr30" draw:text-style-name="P5" draw:layer="layout" svg:width="0.953cm" svg:height="0.829cm" svg:x="6.773cm" svg:y="14.605cm">
          <text:list text:style-name="L12">
            <text:list-header>
              <text:p text:style-name="P55"><text:span text:style-name="T115">Y</text:span></text:p>
            </text:list-header>
          </text:list>
          <draw:enhanced-geometry svg:viewBox="0 0 21600 21600" draw:type="mso-spt202" draw:enhanced-path="M 0 0 L 21600 0 21600 21600 0 21600 0 0 Z N"/>
        </draw:custom-shape>
        <draw:line draw:style-name="gr45" draw:text-style-name="P25" draw:layer="layout" svg:x1="1.058cm" svg:y1="11.429cm" svg:x2="1.058cm" svg:y2="3.386cm">
          <text:p/>
        </draw:line>
        <draw:line draw:style-name="gr34" draw:text-style-name="P25" draw:layer="layout" svg:x1="1.058cm" svg:y1="3.387cm" svg:x2="6.244cm" svg:y2="3.387cm">
          <text:p/>
        </draw:line>
        <draw:line draw:style-name="gr34" draw:text-style-name="P25" draw:layer="layout" svg:x1="6.562cm" svg:y1="8.255cm" svg:x2="6.562cm" svg:y2="9.737cm">
          <text:p/>
        </draw:line>
        <draw:line draw:style-name="gr34" draw:text-style-name="P25" draw:layer="layout" svg:x1="8.255cm" svg:y1="6.773cm" svg:x2="8.255cm" svg:y2="7.325cm">
          <text:p/>
        </draw:line>
        <draw:custom-shape draw:style-name="gr52" draw:text-style-name="P5" draw:layer="layout" svg:width="9.419cm" svg:height="7.492cm" svg:x="13.229cm" svg:y="5.208cm">
          <text:list text:style-name="L12">
            <text:list-header>
              <text:p text:style-name="P55"><text:span text:style-name="T184">Wanghao <text:s/>0 <text:s/>100</text:span></text:p>
              <text:p text:style-name="P55"><text:span text:style-name="T184">Liming <text:s text:c="3"/>0 <text:s text:c="2"/>98</text:span></text:p>
            </text:list-header>
          </text:list>
          <text:list text:style-name="L43">
            <text:list-header>
              <text:p text:style-name="P100"><text:span text:style-name="T103">┊</text:span></text:p>
              <text:p text:style-name="P100"><text:span text:style-name="T103">wudan <text:s text:c="3"/>1 <text:s text:c="2"/>99</text:span></text:p>
              <text:p text:style-name="P100"><text:span text:style-name="T103">xiaofang 1 <text:s text:c="2"/>95</text:span></text:p>
              <text:p text:style-name="P100"><text:span text:style-name="T103">┊</text:span></text:p>
              <text:p text:style-name="P100"><text:span text:style-name="T103"/></text:p>
            </text:list-header>
          </text:list>
          <draw:enhanced-geometry svg:viewBox="0 0 21600 21600" draw:type="mso-spt202" draw:enhanced-path="M 0 0 L 21600 0 21600 21600 0 21600 0 0 Z N"/>
        </draw:custom-shape>
        <draw:custom-shape draw:style-name="gr30" draw:text-style-name="P5" draw:layer="layout" svg:width="4.021cm" svg:height="1.481cm" svg:x="9.102cm" svg:y="4.657cm">
          <text:list text:style-name="L24">
            <text:list-header>
              <text:p text:style-name="P55"><text:span text:style-name="T121">男性插入</text:span></text:p>
            </text:list-header>
          </text:list>
          <draw:enhanced-geometry svg:viewBox="0 0 21600 21600" draw:type="mso-spt202" draw:enhanced-path="M 0 0 L 21600 0 21600 21600 0 21600 0 0 Z N"/>
        </draw:custom-shape>
        <draw:custom-shape draw:style-name="gr30" draw:text-style-name="P5" draw:layer="layout" svg:width="4.022cm" svg:height="1.481cm" svg:x="8.678cm" svg:y="9.102cm">
          <text:list text:style-name="L24">
            <text:list-header>
              <text:p text:style-name="P55"><text:span text:style-name="T121">女性插入</text:span></text:p>
            </text:list-header>
          </text:list>
          <draw:enhanced-geometry svg:viewBox="0 0 21600 21600" draw:type="mso-spt202" draw:enhanced-path="M 0 0 L 21600 0 21600 21600 0 21600 0 0 Z N"/>
        </draw:custom-shape>
        <draw:line draw:style-name="gr34" draw:text-style-name="P25" draw:layer="layout" svg:x1="9.313cm" svg:y1="6.751cm" svg:x2="12.806cm" svg:y2="5.927cm">
          <text:p/>
        </draw:line>
        <draw:line draw:style-name="gr34" draw:text-style-name="P25" draw:layer="layout" svg:x1="9.102cm" svg:y1="8.043cm" svg:x2="12.912cm" svg:y2="9.419cm">
          <text:p/>
        </draw:line>
        <draw:custom-shape draw:style-name="gr30" draw:text-style-name="P5" draw:layer="layout" svg:width="3.81cm" svg:height="1.693cm" svg:x="16.087cm" svg:y="3.175cm">
          <text:list text:style-name="L39">
            <text:list-header>
              <text:p text:style-name="P100"><text:span text:style-name="T68">寿星表</text:span><text:span text:style-name="T68">a</text:span></text:p>
            </text:list-header>
          </text:list>
          <draw:enhanced-geometry svg:viewBox="0 0 21600 21600" draw:type="mso-spt202" draw:enhanced-path="M 0 0 L 21600 0 21600 21600 0 21600 0 0 Z N"/>
        </draw:custom-shape>
        <draw:line draw:style-name="gr34" draw:text-style-name="P25" draw:layer="layout" svg:x1="6.35cm" svg:y1="2.117cm" svg:x2="6.35cm" svg:y2="5.292cm">
          <text:p/>
        </draw:line>
        <draw:line draw:style-name="gr34" draw:text-style-name="P25" draw:layer="layout" svg:x1="1.058cm" svg:y1="11.43cm" svg:x2="2.54cm" svg:y2="11.43cm">
          <text:p/>
        </draw:line>
        <draw:line draw:style-name="gr34" draw:text-style-name="P25" draw:layer="layout" svg:x1="6.562cm" svg:y1="13.123cm" svg:x2="6.562cm" svg:y2="16.722cm">
          <text:p/>
        </draw:line>
        <anim:par presentation:node-type="timing-root">
          <anim:par smil:begin="id574.begin">
            <anim:transitionFilter smil:dur="1s" smil:type="slideWipe" smil:subtype="fromBottomRight" smil:direction="reverse"/>
          </anim:par>
        </anim:par>
        <presentation:notes draw:style-name="dp2">
          <draw:page-thumbnail draw:style-name="gr1" draw:layer="layout" svg:width="7.142cm" svg:height="9.524cm" svg:x="5.953cm" svg:y="1.93cm" draw:page-number="430" presentation:class="page"/>
          <draw:frame presentation:style-name="pr2" draw:layer="layout" svg:width="15.239cm" svg:height="11.43cm" svg:x="1.905cm" svg:y="12.065cm" presentation:class="notes" presentation:placeholder="true">
            <draw:text-box/>
          </draw:frame>
        </presentation:notes>
      </draw:page>
      <draw:page draw:name="page431" draw:style-name="dp3" draw:master-page-name="Default" xml:id="id575" draw:id="id575">
        <draw:custom-shape draw:style-name="gr38" draw:text-style-name="P5" draw:layer="layout" svg:width="15.028cm" svg:height="12.443cm" svg:x="4.022cm" svg:y="2.963cm">
          <text:list text:style-name="L12">
            <text:list-header>
              <text:p text:style-name="P129"><text:span text:style-name="T296">#include <text:s/>&lt;stdio.h&gt;</text:span></text:p>
              <text:p text:style-name="P130"><text:span text:style-name="T296"><text:s/></text:span><text:span text:style-name="T296">typedef <text:s/>struct</text:span></text:p>
              <text:p text:style-name="P130"><text:span text:style-name="T296"><text:s/></text:span><text:span text:style-name="T296">{ <text:s/>char <text:s/>name[10];</text:span></text:p>
              <text:p text:style-name="P130"><text:span text:style-name="T296"><text:s text:c="4"/></text:span><text:span text:style-name="T296">int <text:s text:c="2"/>sex;</text:span></text:p>
              <text:p text:style-name="P130"><text:span text:style-name="T296"><text:s text:c="4"/></text:span><text:span text:style-name="T296">int <text:s text:c="2"/>age;</text:span></text:p>
              <text:p text:style-name="P130"><text:span text:style-name="T296"><text:s text:c="3"/></text:span><text:span text:style-name="T296">} PEP;</text:span></text:p>
            </text:list-header>
          </text:list>
          <text:list text:style-name="L24">
            <text:list-header>
              <text:p text:style-name="P123"><text:span text:style-name="T262"/></text:p>
              <text:p text:style-name="P123"><text:span text:style-name="T262"/></text:p>
            </text:list-header>
          </text:list>
          <draw:enhanced-geometry svg:viewBox="0 0 21600 21600" draw:type="rectangle" draw:enhanced-path="M 0 0 L 21600 0 21600 21600 0 21600 0 0 Z N"/>
        </draw:custom-shape>
        <anim:par presentation:node-type="timing-root">
          <anim:par smil:begin="id575.begin">
            <anim:transitionFilter smil:dur="1s" smil:type="slideWipe" smil:subtype="fromBottomRight" smil:direction="reverse"/>
          </anim:par>
        </anim:par>
        <presentation:notes draw:style-name="dp2">
          <draw:page-thumbnail draw:style-name="gr1" draw:layer="layout" svg:width="7.142cm" svg:height="9.524cm" svg:x="5.953cm" svg:y="1.93cm" draw:page-number="431" presentation:class="page"/>
          <draw:frame presentation:style-name="pr2" draw:layer="layout" svg:width="15.239cm" svg:height="11.43cm" svg:x="1.905cm" svg:y="12.065cm" presentation:class="notes" presentation:placeholder="true">
            <draw:text-box/>
          </draw:frame>
        </presentation:notes>
      </draw:page>
      <draw:page draw:name="page432" draw:style-name="dp3" draw:master-page-name="Default" presentation:presentation-page-layout-name="AL1T0" xml:id="id576" draw:id="id576">
        <draw:frame presentation:style-name="pr119" draw:text-style-name="P5" draw:layer="layout" svg:width="23.495cm" svg:height="17.145cm" svg:x="1.269cm" svg:y="0.634cm" presentation:class="title" presentation:user-transformed="true">
          <draw:text-box>
            <text:list text:style-name="L6">
              <text:list-header>
                <text:p text:style-name="P208"><text:span text:style-name="T150">插入函数</text:span><text:span text:style-name="T150">,</text:span><text:span text:style-name="T150">将一个公民的数据插入到寿星表</text:span><text:span text:style-name="T150"><text:line-break/></text:span><text:span text:style-name="T150"><text:line-break/></text:span><text:span text:style-name="T296">void <text:s/>insert (PEP <text:s/>*a, int <text:s/>n, PEP <text:s/>t )</text:span><text:span text:style-name="T296"><text:line-break/></text:span><text:span text:style-name="T296">{ <text:s text:c="4"/>int <text:s/>i,j; </text:span><text:span text:style-name="T296"><text:line-break/></text:span><text:span text:style-name="T296"> <text:s text:c="5"/>if ( t.age &lt; a[n-1].age ) return ;</text:span><text:span text:style-name="T296"><text:line-break/></text:span><text:span text:style-name="T296"> <text:s text:c="5"/>for ( i =0; i&lt;n; i++) if (t.age&gt;a[i].age) break; </text:span><text:span text:style-name="T296"><text:line-break/></text:span><text:span text:style-name="T296"> <text:s text:c="5"/>for ( j=n-1; j&gt;i; j--) a[j]=a[j-1]; <text:s text:c="2"/></text:span><text:span text:style-name="T150">移位</text:span><text:span text:style-name="T155"><text:line-break/></text:span><text:span text:style-name="T296"> <text:s text:c="4"/></text:span><text:span text:style-name="T296">a[i]=t;</text:span><text:span text:style-name="T262"> <text:s text:c="9"/></text:span><text:span text:style-name="T150">插入</text:span><text:span text:style-name="T150"><text:line-break/></text:span><text:span text:style-name="T296">}</text:span><text:span text:style-name="T296"><text:line-break/></text:span><text:span text:style-name="T296"/></text:p>
              </text:list-header>
            </text:list>
          </draw:text-box>
        </draw:frame>
        <anim:par presentation:node-type="timing-root">
          <anim:par smil:begin="id576.begin">
            <anim:transitionFilter smil:dur="1s" smil:type="slideWipe" smil:subtype="fromBottomRight" smil:direction="reverse"/>
          </anim:par>
        </anim:par>
        <presentation:notes draw:style-name="dp2">
          <draw:page-thumbnail draw:style-name="gr1" draw:layer="layout" svg:width="7.142cm" svg:height="9.524cm" svg:x="5.953cm" svg:y="1.93cm" draw:page-number="432" presentation:class="page"/>
          <draw:frame presentation:style-name="pr2" draw:layer="layout" svg:width="15.239cm" svg:height="11.43cm" svg:x="1.905cm" svg:y="12.065cm" presentation:class="notes" presentation:placeholder="true">
            <draw:text-box/>
          </draw:frame>
        </presentation:notes>
      </draw:page>
      <draw:page draw:name="page433" draw:style-name="dp3" draw:master-page-name="Default" xml:id="id577" draw:id="id577">
        <draw:custom-shape draw:style-name="gr38" draw:text-style-name="P5" draw:layer="layout" svg:width="22.225cm" svg:height="16.509cm" svg:x="1.693cm" svg:y="0.847cm">
          <text:list text:style-name="L12">
            <text:list-header>
              <text:p text:style-name="P122"><text:span text:style-name="T296">main()</text:span></text:p>
              <text:p text:style-name="P123"><text:span text:style-name="T296">{ <text:s/>int j; <text:s/>PEP <text:s/>p,a[20]; <text:s/></text:span></text:p>
              <text:p text:style-name="P123"><text:span text:style-name="T296"><text:s text:c="4"/></text:span><text:span text:style-name="T296">FILE <text:s/>*fp;</text:span></text:p>
              <text:p text:style-name="P123"><text:span text:style-name="T296"><text:s text:c="4"/></text:span><text:span text:style-name="T296">fp=fopen (“f1.txt”,”r”); <text:s/></text:span></text:p>
              <text:p text:style-name="P123"><text:span text:style-name="T296"><text:s text:c="4"/></text:span><text:span text:style-name="T296">if(!fp) exit(0);</text:span></text:p>
              <text:p text:style-name="P123"><text:span text:style-name="T296"><text:s text:c="4"/></text:span><text:span text:style-name="T296">for (j=0;j&lt;20;j++) a[j].age=0;</text:span></text:p>
              <text:p text:style-name="P123"><text:span text:style-name="T296"><text:s text:c="4"/></text:span><text:span text:style-name="T296">while( !feof ( fp ) )</text:span></text:p>
              <text:p text:style-name="P123"><text:span text:style-name="T296"><text:s text:c="4"/></text:span><text:span text:style-name="T296">{ <text:s text:c="3"/>fscanf ( fp, ”%s%d%d”, p.name,</text:span></text:p>
              <text:p text:style-name="P123"><text:span text:style-name="T296"><text:s text:c="21"/></text:span><text:span text:style-name="T296">&amp;p.sex, &amp;p.age );</text:span></text:p>
              <text:p text:style-name="P123"><text:span text:style-name="T296"><text:s text:c="9"/></text:span><text:span text:style-name="T262">insert (a+10*p.sex,10,p);</text:span></text:p>
              <text:p text:style-name="P123"><text:span text:style-name="T296"><text:s text:c="4"/></text:span><text:span text:style-name="T296">}</text:span></text:p>
              <text:p text:style-name="P123"><text:span text:style-name="T296"><text:s text:c="4"/></text:span><text:span text:style-name="T296">fclose(fp);</text:span></text:p>
            </text:list-header>
          </text:list>
          <draw:enhanced-geometry svg:viewBox="0 0 21600 21600" draw:type="rectangle" draw:enhanced-path="M 0 0 L 21600 0 21600 21600 0 21600 0 0 Z N"/>
        </draw:custom-shape>
        <anim:par presentation:node-type="timing-root">
          <anim:par smil:begin="id577.begin">
            <anim:transitionFilter smil:dur="1s" smil:type="slideWipe" smil:subtype="fromBottomRight" smil:direction="reverse"/>
          </anim:par>
        </anim:par>
        <presentation:notes draw:style-name="dp2">
          <draw:page-thumbnail draw:style-name="gr1" draw:layer="layout" svg:width="7.142cm" svg:height="9.524cm" svg:x="5.953cm" svg:y="1.93cm" draw:page-number="433" presentation:class="page"/>
          <draw:frame presentation:style-name="pr2" draw:layer="layout" svg:width="15.239cm" svg:height="11.43cm" svg:x="1.905cm" svg:y="12.065cm" presentation:class="notes" presentation:placeholder="true">
            <draw:text-box/>
          </draw:frame>
        </presentation:notes>
      </draw:page>
      <draw:page draw:name="page434" draw:style-name="dp3" draw:master-page-name="Default" xml:id="id578" draw:id="id578">
        <draw:custom-shape draw:style-name="gr11" draw:text-style-name="P5" draw:layer="layout" svg:width="19.261cm" svg:height="11.91cm" svg:x="2.752cm" svg:y="2.328cm">
          <text:list text:style-name="L12">
            <text:list-header>
              <text:p text:style-name="P103"><text:span text:style-name="T296"><text:s text:c="5"/></text:span><text:span text:style-name="T296">fp=fopen(“f2.txt”,”w”);</text:span></text:p>
              <text:p text:style-name="P103"><text:span text:style-name="T296"><text:s text:c="5"/></text:span><text:span text:style-name="T296">for(j=0;j&lt;20;j++)</text:span></text:p>
              <text:p text:style-name="P103"><text:span text:style-name="T296"><text:s text:c="9"/></text:span><text:span text:style-name="T296">fprintf(fp,”\n%15s%2d%5d”,</text:span></text:p>
              <text:p text:style-name="P103"><text:span text:style-name="T296"><text:s text:c="17"/></text:span><text:span text:style-name="T296">a[j].name, a[j].sex,a[j].age );</text:span></text:p>
              <text:p text:style-name="P103"><text:span text:style-name="T296"><text:s text:c="10"/></text:span><text:span text:style-name="T296">fclose ( fp ); <text:s/></text:span></text:p>
              <text:p text:style-name="P103"><text:span text:style-name="T296">}</text:span></text:p>
            </text:list-header>
          </text:list>
          <draw:enhanced-geometry svg:viewBox="0 0 21600 21600" draw:type="rectangle" draw:enhanced-path="M 0 0 L 21600 0 21600 21600 0 21600 0 0 Z N"/>
        </draw:custom-shape>
        <anim:par presentation:node-type="timing-root">
          <anim:par smil:begin="id578.begin">
            <anim:transitionFilter smil:dur="1s" smil:type="slideWipe" smil:subtype="fromBottomRight" smil:direction="reverse"/>
          </anim:par>
        </anim:par>
        <presentation:notes draw:style-name="dp2">
          <draw:page-thumbnail draw:style-name="gr1" draw:layer="layout" svg:width="7.142cm" svg:height="9.524cm" svg:x="5.953cm" svg:y="1.93cm" draw:page-number="434" presentation:class="page"/>
          <draw:frame presentation:style-name="pr2"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楷体_GB2312" svg:font-family="楷体_GB2312" style:font-family-generic="modern" style:font-pitch="fixed"/>
    <style:font-face style:name="隶书" svg:font-family="隶书" style:font-family-generic="modern" style:font-pitch="fixed"/>
    <style:font-face style:name="华文宋体" svg:font-family="华文宋体" style:font-pitch="variable"/>
    <style:font-face style:name="华文楷体" svg:font-family="华文楷体" style:font-pitch="variable"/>
    <style:font-face style:name="华文隶书" svg:font-family="华文隶书" style:font-pitch="variable"/>
    <style:font-face style:name="宋体" svg:font-family="宋体" style:font-pitch="variable"/>
    <style:font-face style:name="方正舒体" svg:font-family="方正舒体" style:font-pitch="variable"/>
    <style:font-face style:name="黑体" svg:font-family="黑体" style:font-pitch="variable"/>
    <style:font-face style:name="Gungsuh" svg:font-family="Gungsu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msArrowEnd_20_5" draw:display-name="msArrowEnd 5" svg:viewBox="0 0 210 210" svg:d="M105 0l105 210h-210z"/>
    <draw:stroke-dash draw:name="Dashed_20__28_var_29__20_4" draw:display-name="Dashed (var) 4"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宋体" style:font-family-asian="宋体" style:font-pitch-asian="variable" style:font-size-asian="24pt" style:font-style-asian="normal" style:font-weight-asian="normal" style:font-name-complex="宋体" style:font-family-complex="宋体"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66"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宋体" style:font-family-asian="宋体" style:font-pitch-asian="variable" style:font-size-asian="24pt" style:font-style-asian="normal" style:font-weight-asian="normal" style:font-name-complex="宋体" style:font-family-complex="宋体"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宋体" style:font-family-asian="宋体" style:font-pitch-asian="variable" style:font-size-asian="12pt" style:font-style-asian="normal" style:font-weight-asian="normal" style:font-name-complex="宋体" style:font-family-complex="宋体"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宋体" style:font-family-asian="宋体" style:font-pitch-asian="variable" style:font-size-asian="32pt" style:font-style-asian="normal" style:font-weight-asian="normal" style:font-name-complex="宋体" style:font-family-complex="宋体"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宋体" style:font-family-asian="宋体" style:font-pitch-asian="variable" style:font-size-asian="28pt" style:font-style-asian="normal" style:font-weight-asian="normal" style:font-name-complex="宋体" style:font-family-complex="宋体"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宋体" style:font-family-asian="宋体" style:font-pitch-asian="variable" style:font-size-asian="24pt" style:font-style-asian="normal" style:font-weight-asian="normal" style:font-name-complex="宋体" style:font-family-complex="宋体"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宋体" style:font-family-asian="宋体" style:font-pitch-asian="variable" style:font-size-asian="32pt" style:font-style-asian="normal" style:font-weight-asian="normal" style:font-name-complex="宋体" style:font-family-complex="宋体"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font-name-asian="宋体" style:font-family-asian="宋体" style:font-pitch-asian="variable" style:font-size-asian="44pt" style:font-style-asian="normal" style:font-weight-asian="normal" style:font-name-complex="宋体" style:font-family-complex="宋体"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6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00cc99" draw:auto-grow-height="false" draw:auto-grow-width="false" fo:min-height="1.271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language="en" fo:country="US" style:language-asian="zh" style:country-asian="CN"/>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1.59cm" svg:height="3.175cm" svg:x="1.905cm" svg:y="1.692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presentation:style-name="Mpr1" draw:layer="backgroundobjects" svg:width="5.292cm" svg:height="1.27cm" svg:x="1.905cm" svg:y="17.357cm" presentation:class="date-time">
        <draw:text-box>
          <text:list text:style-name="ML1">
            <text:list-header>
              <text:p><text:span text:style-name="MT1"><presentation:date-time/></text:span></text:p>
            </text:list-header>
          </text:list>
        </draw:text-box>
      </draw:frame>
      <draw:frame presentation:style-name="Mpr1" draw:layer="backgroundobjects" svg:width="8.044cm" svg:height="1.27cm" svg:x="8.678cm" svg:y="17.357cm" presentation:class="footer">
        <draw:text-box>
          <text:list text:style-name="ML1">
            <text:list-header>
              <text:p><text:span text:style-name="MT1"><presentation:footer/></text:span></text:p>
            </text:list-header>
          </text:list>
        </draw:text-box>
      </draw:frame>
      <draw:frame presentation:style-name="Mpr1" draw:layer="backgroundobjects" svg:width="5.292cm" svg:height="1.27cm" svg:x="18.203cm" svg:y="17.357cm" presentation:class="page-number">
        <draw:text-box>
          <text:list text:style-name="ML1">
            <text:list-header>
              <text:p><text:span text:style-name="MT1"><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计算机语言与C语言概述 </dc:title>
    <meta:initial-creator>何兴恒</meta:initial-creator>
    <meta:creation-date>2002-05-25T09:32:05.734000000</meta:creation-date>
    <dc:creator>leizhi </dc:creator>
    <dc:date>2016-04-21T21:06:04.872880759</dc:date>
    <meta:editing-cycles>47</meta:editing-cycles>
    <meta:editing-duration>PT6H16M4S</meta:editing-duration>
    <meta:document-statistic meta:object-count="2852"/>
    <meta:generator>LibreOffice/4.2.8.2$Linux_x86 LibreOffice_project/420$Build-2</meta:generator>
  </office:meta>
</office:document-meta>
</file>